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3.25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ntry_cod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ruba</text:p>
          </table:table-cell>
          <table:table-cell office:value-type="string" table:style-name="ce1">
            <text:p>AB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AF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gola</text:p>
          </table:table-cell>
          <table:table-cell office:value-type="string" table:style-name="ce1">
            <text:p>A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bania</text:p>
          </table:table-cell>
          <table:table-cell office:value-type="string" table:style-name="ce1">
            <text:p>AL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orra</text:p>
          </table:table-cell>
          <table:table-cell office:value-type="string" table:style-name="ce1">
            <text:p>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b World</text:p>
          </table:table-cell>
          <table:table-cell office:value-type="string" table:style-name="ce1">
            <text:p>AR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A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menia</text:p>
          </table:table-cell>
          <table:table-cell office:value-type="string" table:style-name="ce1">
            <text:p>AR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can Samoa</text:p>
          </table:table-cell>
          <table:table-cell office:value-type="string" table:style-name="ce1">
            <text:p>A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igua and Barbuda</text:p>
          </table:table-cell>
          <table:table-cell office:value-type="string" table:style-name="ce1">
            <text:p>AT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A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tria</text:p>
          </table:table-cell>
          <table:table-cell office:value-type="string" table:style-name="ce1">
            <text:p>A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erbaijan</text:p>
          </table:table-cell>
          <table:table-cell office:value-type="string" table:style-name="ce1">
            <text:p>A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undi</text:p>
          </table:table-cell>
          <table:table-cell office:value-type="string" table:style-name="ce1">
            <text:p>B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1">
            <text:p>B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in</text:p>
          </table:table-cell>
          <table:table-cell office:value-type="string" table:style-name="ce1">
            <text:p>B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kina Faso</text:p>
          </table:table-cell>
          <table:table-cell office:value-type="string" table:style-name="ce1">
            <text:p>BF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BG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lgaria</text:p>
          </table:table-cell>
          <table:table-cell office:value-type="string" table:style-name="ce1">
            <text:p>BG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rain</text:p>
          </table:table-cell>
          <table:table-cell office:value-type="string" table:style-name="ce1">
            <text:p>BH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amas, The</text:p>
          </table:table-cell>
          <table:table-cell office:value-type="string" table:style-name="ce1">
            <text:p>BH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snia and Herzegovina</text:p>
          </table:table-cell>
          <table:table-cell office:value-type="string" table:style-name="ce1">
            <text:p>BI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arus</text:p>
          </table:table-cell>
          <table:table-cell office:value-type="string" table:style-name="ce1">
            <text:p>BL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muda</text:p>
          </table:table-cell>
          <table:table-cell office:value-type="string" table:style-name="ce1">
            <text:p>BM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ivia</text:p>
          </table:table-cell>
          <table:table-cell office:value-type="string" table:style-name="ce1">
            <text:p>B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zil</text:p>
          </table:table-cell>
          <table:table-cell office:value-type="string" table:style-name="ce1">
            <text:p>B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ei Darussalam</text:p>
          </table:table-cell>
          <table:table-cell office:value-type="string" table:style-name="ce1">
            <text:p>B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hutan</text:p>
          </table:table-cell>
          <table:table-cell office:value-type="string" table:style-name="ce1">
            <text:p>BT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tswana</text:p>
          </table:table-cell>
          <table:table-cell office:value-type="string" table:style-name="ce1">
            <text:p>B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African Republic</text:p>
          </table:table-cell>
          <table:table-cell office:value-type="string" table:style-name="ce1">
            <text:p>C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C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Europe and the Baltics</text:p>
          </table:table-cell>
          <table:table-cell office:value-type="string" table:style-name="ce1">
            <text:p>CE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itzerland</text:p>
          </table:table-cell>
          <table:table-cell office:value-type="string" table:style-name="ce1">
            <text:p>CH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nnel Islands</text:p>
          </table:table-cell>
          <table:table-cell office:value-type="string" table:style-name="ce1">
            <text:p>C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CH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te d'Ivoire</text:p>
          </table:table-cell>
          <table:table-cell office:value-type="string" table:style-name="ce1">
            <text:p>CI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oon</text:p>
          </table:table-cell>
          <table:table-cell office:value-type="string" table:style-name="ce1">
            <text:p>CM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o, Dem. Rep.</text:p>
          </table:table-cell>
          <table:table-cell office:value-type="string" table:style-name="ce1">
            <text:p>C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o, Rep.</text:p>
          </table:table-cell>
          <table:table-cell office:value-type="string" table:style-name="ce1">
            <text:p>C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oros</text:p>
          </table:table-cell>
          <table:table-cell office:value-type="string" table:style-name="ce1">
            <text:p>C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bo Verde</text:p>
          </table:table-cell>
          <table:table-cell office:value-type="string" table:style-name="ce1">
            <text:p>CP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bbean small states</text:p>
          </table:table-cell>
          <table:table-cell office:value-type="string" table:style-name="ce1">
            <text:p>C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acao</text:p>
          </table:table-cell>
          <table:table-cell office:value-type="string" table:style-name="ce1">
            <text:p>CU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yman Islands</text:p>
          </table:table-cell>
          <table:table-cell office:value-type="string" table:style-name="ce1">
            <text:p>CY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yprus</text:p>
          </table:table-cell>
          <table:table-cell office:value-type="string" table:style-name="ce1">
            <text:p>CY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ech Republic</text:p>
          </table:table-cell>
          <table:table-cell office:value-type="string" table:style-name="ce1">
            <text:p>C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string" table:style-name="ce1">
            <text:p>DE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jibouti</text:p>
          </table:table-cell>
          <table:table-cell office:value-type="string" table:style-name="ce1">
            <text:p>D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D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string" table:style-name="ce1">
            <text:p>D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geria</text:p>
          </table:table-cell>
          <table:table-cell office:value-type="string" table:style-name="ce1">
            <text:p>DZ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t Asia &amp; Pacific (excluding high income)</text:p>
          </table:table-cell>
          <table:table-cell office:value-type="string" table:style-name="ce1">
            <text:p>E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rly-demographic dividend</text:p>
          </table:table-cell>
          <table:table-cell office:value-type="string" table:style-name="ce1">
            <text:p>E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t Asia &amp; Pacific</text:p>
          </table:table-cell>
          <table:table-cell office:value-type="string" table:style-name="ce1">
            <text:p>E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 &amp; Central Asia (excluding high income)</text:p>
          </table:table-cell>
          <table:table-cell office:value-type="string" table:style-name="ce1">
            <text:p>E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 &amp; Central Asia</text:p>
          </table:table-cell>
          <table:table-cell office:value-type="string" table:style-name="ce1">
            <text:p>E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EC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ypt, Arab Rep.</text:p>
          </table:table-cell>
          <table:table-cell office:value-type="string" table:style-name="ce1">
            <text:p>E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 area</text:p>
          </table:table-cell>
          <table:table-cell office:value-type="string" table:style-name="ce1">
            <text:p>EM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itrea</text:p>
          </table:table-cell>
          <table:table-cell office:value-type="string" table:style-name="ce1">
            <text:p>E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in</text:p>
          </table:table-cell>
          <table:table-cell office:value-type="string" table:style-name="ce1">
            <text:p>ES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nia</text:p>
          </table:table-cell>
          <table:table-cell office:value-type="string" table:style-name="ce1">
            <text:p>E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hiopia</text:p>
          </table:table-cell>
          <table:table-cell office:value-type="string" table:style-name="ce1">
            <text:p>E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an Union</text:p>
          </table:table-cell>
          <table:table-cell office:value-type="string" table:style-name="ce1">
            <text:p>EU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gile and conflict affected situations</text:p>
          </table:table-cell>
          <table:table-cell office:value-type="string" table:style-name="ce1">
            <text:p>F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F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ji</text:p>
          </table:table-cell>
          <table:table-cell office:value-type="string" table:style-name="ce1">
            <text:p>F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roe Islands</text:p>
          </table:table-cell>
          <table:table-cell office:value-type="string" table:style-name="ce1">
            <text:p>F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nesia, Fed. Sts.</text:p>
          </table:table-cell>
          <table:table-cell office:value-type="string" table:style-name="ce1">
            <text:p>F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on</text:p>
          </table:table-cell>
          <table:table-cell office:value-type="string" table:style-name="ce1">
            <text:p>GA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GB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G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ana</text:p>
          </table:table-cell>
          <table:table-cell office:value-type="string" table:style-name="ce1">
            <text:p>G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braltar</text:p>
          </table:table-cell>
          <table:table-cell office:value-type="string" table:style-name="ce1">
            <text:p>GI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nea</text:p>
          </table:table-cell>
          <table:table-cell office:value-type="string" table:style-name="ce1">
            <text:p>G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bia, The</text:p>
          </table:table-cell>
          <table:table-cell office:value-type="string" table:style-name="ce1">
            <text:p>GM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nea-Bissau</text:p>
          </table:table-cell>
          <table:table-cell office:value-type="string" table:style-name="ce1">
            <text:p>GN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atorial Guinea</text:p>
          </table:table-cell>
          <table:table-cell office:value-type="string" table:style-name="ce1">
            <text:p>GN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ce</text:p>
          </table:table-cell>
          <table:table-cell office:value-type="string" table:style-name="ce1">
            <text:p>GR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nada</text:p>
          </table:table-cell>
          <table:table-cell office:value-type="string" table:style-name="ce1">
            <text:p>G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land</text:p>
          </table:table-cell>
          <table:table-cell office:value-type="string" table:style-name="ce1">
            <text:p>GR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m</text:p>
          </table:table-cell>
          <table:table-cell office:value-type="string" table:style-name="ce1">
            <text:p>G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 income</text:p>
          </table:table-cell>
          <table:table-cell office:value-type="string" table:style-name="ce1">
            <text:p>H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ng Kong SAR, China</text:p>
          </table:table-cell>
          <table:table-cell office:value-type="string" table:style-name="ce1">
            <text:p>H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vily indebted poor countries (HIPC)</text:p>
          </table:table-cell>
          <table:table-cell office:value-type="string" table:style-name="ce1">
            <text:p>H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atia</text:p>
          </table:table-cell>
          <table:table-cell office:value-type="string" table:style-name="ce1">
            <text:p>HR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iti</text:p>
          </table:table-cell>
          <table:table-cell office:value-type="string" table:style-name="ce1">
            <text:p>H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ngary</text:p>
          </table:table-cell>
          <table:table-cell office:value-type="string" table:style-name="ce1">
            <text:p>H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RD only</text:p>
          </table:table-cell>
          <table:table-cell office:value-type="string" table:style-name="ce1">
            <text:p>IB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A &amp; IBRD total</text:p>
          </table:table-cell>
          <table:table-cell office:value-type="string" table:style-name="ce1">
            <text:p>IB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A total</text:p>
          </table:table-cell>
          <table:table-cell office:value-type="string" table:style-name="ce1">
            <text:p>I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A blend</text:p>
          </table:table-cell>
          <table:table-cell office:value-type="string" table:style-name="ce1">
            <text:p>ID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onesia</text:p>
          </table:table-cell>
          <table:table-cell office:value-type="string" table:style-name="ce1">
            <text:p>ID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A only</text:p>
          </table:table-cell>
          <table:table-cell office:value-type="string" table:style-name="ce1">
            <text:p>ID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le of Man</text:p>
          </table:table-cell>
          <table:table-cell office:value-type="string" table:style-name="ce1">
            <text:p>IM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I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 classified</text:p>
          </table:table-cell>
          <table:table-cell office:value-type="string" table:style-name="ce1">
            <text:p>IN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IR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n, Islamic Rep.</text:p>
          </table:table-cell>
          <table:table-cell office:value-type="string" table:style-name="ce1">
            <text:p>I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q</text:p>
          </table:table-cell>
          <table:table-cell office:value-type="string" table:style-name="ce1">
            <text:p>IR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eland</text:p>
          </table:table-cell>
          <table:table-cell office:value-type="string" table:style-name="ce1">
            <text:p>IS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IS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</text:p>
          </table:table-cell>
          <table:table-cell office:value-type="string" table:style-name="ce1">
            <text:p>I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J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</text:p>
          </table:table-cell>
          <table:table-cell office:value-type="string" table:style-name="ce1">
            <text:p>JP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zakhstan</text:p>
          </table:table-cell>
          <table:table-cell office:value-type="string" table:style-name="ce1">
            <text:p>KA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K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yrgyz Republic</text:p>
          </table:table-cell>
          <table:table-cell office:value-type="string" table:style-name="ce1">
            <text:p>KG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bodia</text:p>
          </table:table-cell>
          <table:table-cell office:value-type="string" table:style-name="ce1">
            <text:p>K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ribati</text:p>
          </table:table-cell>
          <table:table-cell office:value-type="string" table:style-name="ce1">
            <text:p>K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. Kitts and Nevis</text:p>
          </table:table-cell>
          <table:table-cell office:value-type="string" table:style-name="ce1">
            <text:p>K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rea, Rep.</text:p>
          </table:table-cell>
          <table:table-cell office:value-type="string" table:style-name="ce1">
            <text:p>K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wait</text:p>
          </table:table-cell>
          <table:table-cell office:value-type="string" table:style-name="ce1">
            <text:p>KW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in America &amp; Caribbean (excluding high income)</text:p>
          </table:table-cell>
          <table:table-cell office:value-type="string" table:style-name="ce1">
            <text:p>L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o PDR</text:p>
          </table:table-cell>
          <table:table-cell office:value-type="string" table:style-name="ce1">
            <text:p>L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banon</text:p>
          </table:table-cell>
          <table:table-cell office:value-type="string" table:style-name="ce1">
            <text:p>LB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eria</text:p>
          </table:table-cell>
          <table:table-cell office:value-type="string" table:style-name="ce1">
            <text:p>LB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ya</text:p>
          </table:table-cell>
          <table:table-cell office:value-type="string" table:style-name="ce1">
            <text:p>L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. Lucia</text:p>
          </table:table-cell>
          <table:table-cell office:value-type="string" table:style-name="ce1">
            <text:p>L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in America &amp; Caribbean</text:p>
          </table:table-cell>
          <table:table-cell office:value-type="string" table:style-name="ce1">
            <text:p>LC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st developed countries: UN classification</text:p>
          </table:table-cell>
          <table:table-cell office:value-type="string" table:style-name="ce1">
            <text:p>LD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 income</text:p>
          </table:table-cell>
          <table:table-cell office:value-type="string" table:style-name="ce1">
            <text:p>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echtenstein</text:p>
          </table:table-cell>
          <table:table-cell office:value-type="string" table:style-name="ce1">
            <text:p>L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L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er middle income</text:p>
          </table:table-cell>
          <table:table-cell office:value-type="string" table:style-name="ce1">
            <text:p>LM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 &amp; middle income</text:p>
          </table:table-cell>
          <table:table-cell office:value-type="string" table:style-name="ce1">
            <text:p>LM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otho</text:p>
          </table:table-cell>
          <table:table-cell office:value-type="string" table:style-name="ce1">
            <text:p>L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e-demographic dividend</text:p>
          </table:table-cell>
          <table:table-cell office:value-type="string" table:style-name="ce1">
            <text:p>L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huania</text:p>
          </table:table-cell>
          <table:table-cell office:value-type="string" table:style-name="ce1">
            <text:p>L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xembourg</text:p>
          </table:table-cell>
          <table:table-cell office:value-type="string" table:style-name="ce1">
            <text:p>L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via</text:p>
          </table:table-cell>
          <table:table-cell office:value-type="string" table:style-name="ce1">
            <text:p>L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cao SAR, China</text:p>
          </table:table-cell>
          <table:table-cell office:value-type="string" table:style-name="ce1">
            <text:p>M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. Martin (French part)</text:p>
          </table:table-cell>
          <table:table-cell office:value-type="string" table:style-name="ce1">
            <text:p>M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M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aco</text:p>
          </table:table-cell>
          <table:table-cell office:value-type="string" table:style-name="ce1">
            <text:p>M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ldova</text:p>
          </table:table-cell>
          <table:table-cell office:value-type="string" table:style-name="ce1">
            <text:p>M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agascar</text:p>
          </table:table-cell>
          <table:table-cell office:value-type="string" table:style-name="ce1">
            <text:p>MD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dives</text:p>
          </table:table-cell>
          <table:table-cell office:value-type="string" table:style-name="ce1">
            <text:p>MD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East &amp; North Africa</text:p>
          </table:table-cell>
          <table:table-cell office:value-type="string" table:style-name="ce1">
            <text:p>M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xico</text:p>
          </table:table-cell>
          <table:table-cell office:value-type="string" table:style-name="ce1">
            <text:p>ME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shall Islands</text:p>
          </table:table-cell>
          <table:table-cell office:value-type="string" table:style-name="ce1">
            <text:p>MH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income</text:p>
          </table:table-cell>
          <table:table-cell office:value-type="string" table:style-name="ce1">
            <text:p>M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 Macedonia</text:p>
          </table:table-cell>
          <table:table-cell office:value-type="string" table:style-name="ce1">
            <text:p>MK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i</text:p>
          </table:table-cell>
          <table:table-cell office:value-type="string" table:style-name="ce1">
            <text:p>M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ta</text:p>
          </table:table-cell>
          <table:table-cell office:value-type="string" table:style-name="ce1">
            <text:p>M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anmar</text:p>
          </table:table-cell>
          <table:table-cell office:value-type="string" table:style-name="ce1">
            <text:p>MM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East &amp; North Africa (excluding high income)</text:p>
          </table:table-cell>
          <table:table-cell office:value-type="string" table:style-name="ce1">
            <text:p>M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negro</text:p>
          </table:table-cell>
          <table:table-cell office:value-type="string" table:style-name="ce1">
            <text:p>M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golia</text:p>
          </table:table-cell>
          <table:table-cell office:value-type="string" table:style-name="ce1">
            <text:p>M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Mariana Islands</text:p>
          </table:table-cell>
          <table:table-cell office:value-type="string" table:style-name="ce1">
            <text:p>MN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zambique</text:p>
          </table:table-cell>
          <table:table-cell office:value-type="string" table:style-name="ce1">
            <text:p>MO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ritania</text:p>
          </table:table-cell>
          <table:table-cell office:value-type="string" table:style-name="ce1">
            <text:p>M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ritius</text:p>
          </table:table-cell>
          <table:table-cell office:value-type="string" table:style-name="ce1">
            <text:p>M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awi</text:p>
          </table:table-cell>
          <table:table-cell office:value-type="string" table:style-name="ce1">
            <text:p>M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1">
            <text:p>MY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 America</text:p>
          </table:table-cell>
          <table:table-cell office:value-type="string" table:style-name="ce1">
            <text:p>NA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mibia</text:p>
          </table:table-cell>
          <table:table-cell office:value-type="string" table:style-name="ce1">
            <text:p>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Caledonia</text:p>
          </table:table-cell>
          <table:table-cell office:value-type="string" table:style-name="ce1">
            <text:p>NC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</text:p>
          </table:table-cell>
          <table:table-cell office:value-type="string" table:style-name="ce1">
            <text:p>N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ia</text:p>
          </table:table-cell>
          <table:table-cell office:value-type="string" table:style-name="ce1">
            <text:p>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N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way</text:p>
          </table:table-cell>
          <table:table-cell office:value-type="string" table:style-name="ce1">
            <text:p>N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pal</text:p>
          </table:table-cell>
          <table:table-cell office:value-type="string" table:style-name="ce1">
            <text:p>NP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ru</text:p>
          </table:table-cell>
          <table:table-cell office:value-type="string" table:style-name="ce1">
            <text:p>N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NZ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ECD members</text:p>
          </table:table-cell>
          <table:table-cell office:value-type="string" table:style-name="ce1">
            <text:p>O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an</text:p>
          </table:table-cell>
          <table:table-cell office:value-type="string" table:style-name="ce1">
            <text:p>OM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small states</text:p>
          </table:table-cell>
          <table:table-cell office:value-type="string" table:style-name="ce1">
            <text:p>O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P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ama</text:p>
          </table:table-cell>
          <table:table-cell office:value-type="string" table:style-name="ce1">
            <text:p>P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u</text:p>
          </table:table-cell>
          <table:table-cell office:value-type="string" table:style-name="ce1">
            <text:p>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1">
            <text:p>PH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au</text:p>
          </table:table-cell>
          <table:table-cell office:value-type="string" table:style-name="ce1">
            <text:p>PL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ua New Guinea</text:p>
          </table:table-cell>
          <table:table-cell office:value-type="string" table:style-name="ce1">
            <text:p>P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and</text:p>
          </table:table-cell>
          <table:table-cell office:value-type="string" table:style-name="ce1">
            <text:p>PO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-demographic dividend</text:p>
          </table:table-cell>
          <table:table-cell office:value-type="string" table:style-name="ce1">
            <text:p>P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rea, Dem. People’s Rep.</text:p>
          </table:table-cell>
          <table:table-cell office:value-type="string" table:style-name="ce1">
            <text:p>P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ugal</text:p>
          </table:table-cell>
          <table:table-cell office:value-type="string" table:style-name="ce1">
            <text:p>P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guay</text:p>
          </table:table-cell>
          <table:table-cell office:value-type="string" table:style-name="ce1">
            <text:p>P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st Bank and Gaza</text:p>
          </table:table-cell>
          <table:table-cell office:value-type="string" table:style-name="ce1">
            <text:p>P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ific island small states</text:p>
          </table:table-cell>
          <table:table-cell office:value-type="string" table:style-name="ce1">
            <text:p>P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-demographic dividend</text:p>
          </table:table-cell>
          <table:table-cell office:value-type="string" table:style-name="ce1">
            <text:p>P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ench Polynesia</text:p>
          </table:table-cell>
          <table:table-cell office:value-type="string" table:style-name="ce1">
            <text:p>PY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atar</text:p>
          </table:table-cell>
          <table:table-cell office:value-type="string" table:style-name="ce1">
            <text:p>Q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ania</text:p>
          </table:table-cell>
          <table:table-cell office:value-type="string" table:style-name="ce1">
            <text:p>RO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sian Federation</text:p>
          </table:table-cell>
          <table:table-cell office:value-type="string" table:style-name="ce1">
            <text:p>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anda</text:p>
          </table:table-cell>
          <table:table-cell office:value-type="string" table:style-name="ce1">
            <text:p>R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Asia</text:p>
          </table:table-cell>
          <table:table-cell office:value-type="string" table:style-name="ce1">
            <text:p>S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di Arabia</text:p>
          </table:table-cell>
          <table:table-cell office:value-type="string" table:style-name="ce1">
            <text:p>S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an</text:p>
          </table:table-cell>
          <table:table-cell office:value-type="string" table:style-name="ce1">
            <text:p>SD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egal</text:p>
          </table:table-cell>
          <table:table-cell office:value-type="string" table:style-name="ce1">
            <text:p>S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gapore</text:p>
          </table:table-cell>
          <table:table-cell office:value-type="string" table:style-name="ce1">
            <text:p>SG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omon Islands</text:p>
          </table:table-cell>
          <table:table-cell office:value-type="string" table:style-name="ce1">
            <text:p>SL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rra Leone</text:p>
          </table:table-cell>
          <table:table-cell office:value-type="string" table:style-name="ce1">
            <text:p>S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Marino</text:p>
          </table:table-cell>
          <table:table-cell office:value-type="string" table:style-name="ce1">
            <text:p>SM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alia</text:p>
          </table:table-cell>
          <table:table-cell office:value-type="string" table:style-name="ce1">
            <text:p>S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bia</text:p>
          </table:table-cell>
          <table:table-cell office:value-type="string" table:style-name="ce1">
            <text:p>SR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-Saharan Africa (excluding high income)</text:p>
          </table:table-cell>
          <table:table-cell office:value-type="string" table:style-name="ce1">
            <text:p>S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Sudan</text:p>
          </table:table-cell>
          <table:table-cell office:value-type="string" table:style-name="ce1">
            <text:p>SS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-Saharan Africa</text:p>
          </table:table-cell>
          <table:table-cell office:value-type="string" table:style-name="ce1">
            <text:p>SS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all states</text:p>
          </table:table-cell>
          <table:table-cell office:value-type="string" table:style-name="ce1">
            <text:p>S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 Tome and Principe</text:p>
          </table:table-cell>
          <table:table-cell office:value-type="string" table:style-name="ce1">
            <text:p>ST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iname</text:p>
          </table:table-cell>
          <table:table-cell office:value-type="string" table:style-name="ce1">
            <text:p>S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vak Republic</text:p>
          </table:table-cell>
          <table:table-cell office:value-type="string" table:style-name="ce1">
            <text:p>SV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venia</text:p>
          </table:table-cell>
          <table:table-cell office:value-type="string" table:style-name="ce1">
            <text:p>SV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S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watini</text:p>
          </table:table-cell>
          <table:table-cell office:value-type="string" table:style-name="ce1">
            <text:p>SW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t Maarten (Dutch part)</text:p>
          </table:table-cell>
          <table:table-cell office:value-type="string" table:style-name="ce1">
            <text:p>SX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ychelles</text:p>
          </table:table-cell>
          <table:table-cell office:value-type="string" table:style-name="ce1">
            <text:p>SY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an Arab Republic</text:p>
          </table:table-cell>
          <table:table-cell office:value-type="string" table:style-name="ce1">
            <text:p>SY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s and Caicos Islands</text:p>
          </table:table-cell>
          <table:table-cell office:value-type="string" table:style-name="ce1">
            <text:p>T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TC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t Asia &amp; Pacific (IDA &amp; IBRD countries)</text:p>
          </table:table-cell>
          <table:table-cell office:value-type="string" table:style-name="ce1">
            <text:p>T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 &amp; Central Asia (IDA &amp; IBRD countries)</text:p>
          </table:table-cell>
          <table:table-cell office:value-type="string" table:style-name="ce1">
            <text:p>T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go</text:p>
          </table:table-cell>
          <table:table-cell office:value-type="string" table:style-name="ce1">
            <text:p>T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iland</text:p>
          </table:table-cell>
          <table:table-cell office:value-type="string" table:style-name="ce1">
            <text:p>T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jikistan</text:p>
          </table:table-cell>
          <table:table-cell office:value-type="string" table:style-name="ce1">
            <text:p>TJ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menistan</text:p>
          </table:table-cell>
          <table:table-cell office:value-type="string" table:style-name="ce1">
            <text:p>TK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in America &amp; the Caribbean (IDA &amp; IBRD countries)</text:p>
          </table:table-cell>
          <table:table-cell office:value-type="string" table:style-name="ce1">
            <text:p>T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or-Leste</text:p>
          </table:table-cell>
          <table:table-cell office:value-type="string" table:style-name="ce1">
            <text:p>T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East &amp; North Africa (IDA &amp; IBRD countries)</text:p>
          </table:table-cell>
          <table:table-cell office:value-type="string" table:style-name="ce1">
            <text:p>TM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nga</text:p>
          </table:table-cell>
          <table:table-cell office:value-type="string" table:style-name="ce1">
            <text:p>T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Asia (IDA &amp; IBRD)</text:p>
          </table:table-cell>
          <table:table-cell office:value-type="string" table:style-name="ce1">
            <text:p>T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-Saharan Africa (IDA &amp; IBRD countries)</text:p>
          </table:table-cell>
          <table:table-cell office:value-type="string" table:style-name="ce1">
            <text:p>T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isia</text:p>
          </table:table-cell>
          <table:table-cell office:value-type="string" table:style-name="ce1">
            <text:p>T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ey</text:p>
          </table:table-cell>
          <table:table-cell office:value-type="string" table:style-name="ce1">
            <text:p>T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valu</text:p>
          </table:table-cell>
          <table:table-cell office:value-type="string" table:style-name="ce1">
            <text:p>TU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zania</text:p>
          </table:table-cell>
          <table:table-cell office:value-type="string" table:style-name="ce1">
            <text:p>TZ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ganda</text:p>
          </table:table-cell>
          <table:table-cell office:value-type="string" table:style-name="ce1">
            <text:p>U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raine</text:p>
          </table:table-cell>
          <table:table-cell office:value-type="string" table:style-name="ce1">
            <text:p>UK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per middle income</text:p>
          </table:table-cell>
          <table:table-cell office:value-type="string" table:style-name="ce1">
            <text:p>UM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1">
            <text:p>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bekistan</text:p>
          </table:table-cell>
          <table:table-cell office:value-type="string" table:style-name="ce1">
            <text:p>UZ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. Vincent and the Grenadines</text:p>
          </table:table-cell>
          <table:table-cell office:value-type="string" table:style-name="ce1">
            <text:p>V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ezuela, RB</text:p>
          </table:table-cell>
          <table:table-cell office:value-type="string" table:style-name="ce1">
            <text:p>V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itish Virgin Islands</text:p>
          </table:table-cell>
          <table:table-cell office:value-type="string" table:style-name="ce1">
            <text:p>V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gin Islands (U.S.)</text:p>
          </table:table-cell>
          <table:table-cell office:value-type="string" table:style-name="ce1">
            <text:p>V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tnam</text:p>
          </table:table-cell>
          <table:table-cell office:value-type="string" table:style-name="ce1">
            <text:p>VN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nuatu</text:p>
          </table:table-cell>
          <table:table-cell office:value-type="string" table:style-name="ce1">
            <text:p>V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WL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oa</text:p>
          </table:table-cell>
          <table:table-cell office:value-type="string" table:style-name="ce1">
            <text:p>W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sovo</text:p>
          </table:table-cell>
          <table:table-cell office:value-type="string" table:style-name="ce1">
            <text:p>XK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men, Rep.</text:p>
          </table:table-cell>
          <table:table-cell office:value-type="string" table:style-name="ce1">
            <text:p>Y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Z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mbia</text:p>
          </table:table-cell>
          <table:table-cell office:value-type="string" table:style-name="ce1">
            <text:p>ZM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Z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serrat</text:p>
          </table:table-cell>
          <table:table-cell office:value-type="string" table:style-name="ce1">
            <text:p>MS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ue</text:p>
          </table:table-cell>
          <table:table-cell office:value-type="string" table:style-name="ce1">
            <text:p>NI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lis And Futuna</text:p>
          </table:table-cell>
          <table:table-cell office:value-type="string" table:style-name="ce1">
            <text:p>W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wan</text:p>
          </table:table-cell>
          <table:table-cell office:value-type="string" table:style-name="ce1">
            <text:p>T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ypt</text:p>
          </table:table-cell>
          <table:table-cell office:value-type="string" table:style-name="ce1">
            <text:p>E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men</text:p>
          </table:table-cell>
          <table:table-cell office:value-type="string" table:style-name="ce1">
            <text:p>Y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t Timor</text:p>
          </table:table-cell>
          <table:table-cell office:value-type="string" table:style-name="ce1">
            <text:p>E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derated States of Micronesia</text:p>
          </table:table-cell>
          <table:table-cell office:value-type="string" table:style-name="ce1">
            <text:p>F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k Islands</text:p>
          </table:table-cell>
          <table:table-cell office:value-type="string" table:style-name="ce1">
            <text:p>C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ei</text:p>
          </table:table-cell>
          <table:table-cell office:value-type="string" table:style-name="ce1">
            <text:p>B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VI</text:p>
          </table:table-cell>
          <table:table-cell office:value-type="string" table:style-name="ce1">
            <text:p>BV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herlands Antilles</text:p>
          </table:table-cell>
          <table:table-cell office:value-type="string" table:style-name="ce1">
            <text:p>N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 Lucia</text:p>
          </table:table-cell>
          <table:table-cell office:value-type="string" table:style-name="ce1">
            <text:p>L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s &amp; Caicos</text:p>
          </table:table-cell>
          <table:table-cell office:value-type="string" table:style-name="ce1">
            <text:p>T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ezuela</text:p>
          </table:table-cell>
          <table:table-cell office:value-type="string" table:style-name="ce1">
            <text:p>V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 Vincent &amp; Grenadines</text:p>
          </table:table-cell>
          <table:table-cell office:value-type="string" table:style-name="ce1">
            <text:p>SV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n</text:p>
          </table:table-cell>
          <table:table-cell office:value-type="string" table:style-name="ce1">
            <text:p>I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ique</text:p>
          </table:table-cell>
          <table:table-cell office:value-type="string" table:style-name="ce1">
            <text:p>MA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nidad &amp; Tobago</text:p>
          </table:table-cell>
          <table:table-cell office:value-type="string" table:style-name="ce1">
            <text:p>T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ublic of the Marshall Islands</text:p>
          </table:table-cell>
          <table:table-cell office:value-type="string" table:style-name="ce1">
            <text:p>MH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 Kitts &amp; Nevis</text:p>
          </table:table-cell>
          <table:table-cell office:value-type="string" table:style-name="ce1">
            <text:p>K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o Tome &amp; Principe</text:p>
          </table:table-cell>
          <table:table-cell office:value-type="string" table:style-name="ce1">
            <text:p>ST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tcairn Islands</text:p>
          </table:table-cell>
          <table:table-cell office:value-type="string" table:style-name="ce1">
            <text:p>P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kland Islands (Malvinas)</text:p>
          </table:table-cell>
          <table:table-cell office:value-type="string" table:style-name="ce1">
            <text:p>F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bbean Sea</text:p>
          </table:table-cell>
          <table:table-cell office:value-type="string" table:style-name="ce1">
            <text:p>C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arctica</text:p>
          </table:table-cell>
          <table:table-cell office:value-type="string" table:style-name="ce1">
            <text:p>A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igua</text:p>
          </table:table-cell>
          <table:table-cell office:value-type="string" table:style-name="ce1">
            <text:p>A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men</text:p>
          </table:table-cell>
          <table:table-cell office:value-type="string" table:style-name="ce1">
            <text:p>Y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o</text:p>
          </table:table-cell>
          <table:table-cell office:value-type="string" table:style-name="ce1">
            <text:p>CO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go (Democratic Republic of the)</text:p>
          </table:table-cell>
          <table:table-cell office:value-type="string" table:style-name="ce1">
            <text:p>C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ypt</text:p>
          </table:table-cell>
          <table:table-cell office:value-type="string" table:style-name="ce1">
            <text:p>E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bia</text:p>
          </table:table-cell>
          <table:table-cell office:value-type="string" table:style-name="ce1">
            <text:p>GM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watini (Kingdom of)</text:p>
          </table:table-cell>
          <table:table-cell office:value-type="string" table:style-name="ce1">
            <text:p>SW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ng Kong, China (SAR)</text:p>
          </table:table-cell>
          <table:table-cell office:value-type="string" table:style-name="ce1">
            <text:p>H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n (Islamic Republic of)</text:p>
          </table:table-cell>
          <table:table-cell office:value-type="string" table:style-name="ce1">
            <text:p>IR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nzania (United Republic of)</text:p>
          </table:table-cell>
          <table:table-cell office:value-type="string" table:style-name="ce1">
            <text:p>TZ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int Lucia</text:p>
          </table:table-cell>
          <table:table-cell office:value-type="string" table:style-name="ce1">
            <text:p>L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nesia</text:p>
          </table:table-cell>
          <table:table-cell office:value-type="string" table:style-name="ce1">
            <text:p>FS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vakia</text:p>
          </table:table-cell>
          <table:table-cell office:value-type="string" table:style-name="ce1">
            <text:p>SV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nt Vincent and the Grenadines</text:p>
          </table:table-cell>
          <table:table-cell office:value-type="string" table:style-name="ce1">
            <text:p>V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ezuela (Bolivarian Republic of)</text:p>
          </table:table-cell>
          <table:table-cell office:value-type="string" table:style-name="ce1">
            <text:p>V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orea (Republic of)</text:p>
          </table:table-cell>
          <table:table-cell office:value-type="string" table:style-name="ce1">
            <text:p>K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o People's Democratic Republic</text:p>
          </table:table-cell>
          <table:table-cell office:value-type="string" table:style-name="ce1">
            <text:p>L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ldova (Republic of)</text:p>
          </table:table-cell>
          <table:table-cell office:value-type="string" table:style-name="ce1">
            <text:p>M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int Kitts and Nevis</text:p>
          </table:table-cell>
          <table:table-cell office:value-type="string" table:style-name="ce1">
            <text:p>K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rea (Democratic People's Rep. of)</text:p>
          </table:table-cell>
          <table:table-cell office:value-type="string" table:style-name="ce1">
            <text:p>KOR</text:p>
          </table:table-cell>
          <table:table-cell table:number-columns-repeated="16382"/>
        </table:table-row>
        <table:table-row table:number-rows-repeated="1048264" table:style-name="ro1">
          <table:table-cell table:number-columns-repeated="16384"/>
        </table:table-row>
      </table:table>
      <table:table table:name="Voice_&amp;_Accountabilit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untry Name</text:p>
          </table:table-cell>
          <table:table-cell office:value-type="string" table:style-name="ce1">
            <text:p>Country Code</text:p>
          </table:table-cell>
          <table:table-cell office:value-type="float" office:value="1996" table:style-name="ce1">
            <text:p>1996</text:p>
          </table:table-cell>
          <table:table-cell office:value-type="float" office:value="1998" table:style-name="ce1">
            <text:p>1998</text:p>
          </table:table-cell>
          <table:table-cell office:value-type="float" office:value="2000" table:style-name="ce1">
            <text:p>2000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ruba</text:p>
          </table:table-cell>
          <table:table-cell office:value-type="string" table:style-name="ce1">
            <text:p>ABW</text:p>
          </table:table-cell>
          <table:table-cell table:number-columns-repeated="5" table:style-name="ce1"/>
          <table:table-cell office:value-type="float" office:value="0.73752070000000003" table:style-name="ce1">
            <text:p>0.7375207</text:p>
          </table:table-cell>
          <table:table-cell office:value-type="float" office:value="1.15323" table:style-name="ce1">
            <text:p>1.15323</text:p>
          </table:table-cell>
          <table:table-cell office:value-type="float" office:value="1.0172730000000001" table:style-name="ce1">
            <text:p>1.017273</text:p>
          </table:table-cell>
          <table:table-cell office:value-type="float" office:value="0.97212889999999996" table:style-name="ce1">
            <text:p>0.9721289</text:p>
          </table:table-cell>
          <table:table-cell office:value-type="float" office:value="0.96719820000000001" table:style-name="ce1">
            <text:p>0.9671982</text:p>
          </table:table-cell>
          <table:table-cell office:value-type="float" office:value="1.2523439999999999" table:style-name="ce1">
            <text:p>1.252344</text:p>
          </table:table-cell>
          <table:table-cell office:value-type="float" office:value="1.281884" table:style-name="ce1">
            <text:p>1.281884</text:p>
          </table:table-cell>
          <table:table-cell office:value-type="float" office:value="1.2735879999999999" table:style-name="ce1">
            <text:p>1.273588</text:p>
          </table:table-cell>
          <table:table-cell office:value-type="float" office:value="1.2846500000000001" table:style-name="ce1">
            <text:p>1.28465</text:p>
          </table:table-cell>
          <table:table-cell office:value-type="float" office:value="1.2780590000000001" table:style-name="ce1">
            <text:p>1.278059</text:p>
          </table:table-cell>
          <table:table-cell office:value-type="float" office:value="1.2768219999999999" table:style-name="ce1">
            <text:p>1.276822</text:p>
          </table:table-cell>
          <table:table-cell office:value-type="float" office:value="1.2739419999999999" table:style-name="ce1">
            <text:p>1.273942</text:p>
          </table:table-cell>
          <table:table-cell office:value-type="float" office:value="1.279304" table:style-name="ce1">
            <text:p>1.279304</text:p>
          </table:table-cell>
          <table:table-cell office:value-type="float" office:value="1.2943180000000001" table:style-name="ce1">
            <text:p>1.294318</text:p>
          </table:table-cell>
          <table:table-cell office:value-type="float" office:value="1.305925" table:style-name="ce1">
            <text:p>1.3059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AFG</text:p>
          </table:table-cell>
          <table:table-cell office:value-type="float" office:value="-1.9085399999999999" table:style-name="ce1">
            <text:p>-1.90854</text:p>
          </table:table-cell>
          <table:table-cell office:value-type="float" office:value="-2.039301" table:style-name="ce1">
            <text:p>-2.039301</text:p>
          </table:table-cell>
          <table:table-cell office:value-type="float" office:value="-2.0314169999999998" table:style-name="ce1">
            <text:p>-2.031417</text:p>
          </table:table-cell>
          <table:table-cell office:value-type="float" office:value="-1.4334210000000001" table:style-name="ce1">
            <text:p>-1.433421</text:p>
          </table:table-cell>
          <table:table-cell office:value-type="float" office:value="-1.1775709999999999" table:style-name="ce1">
            <text:p>-1.177571</text:p>
          </table:table-cell>
          <table:table-cell office:value-type="float" office:value="-1.2030339999999999" table:style-name="ce1">
            <text:p>-1.203034</text:p>
          </table:table-cell>
          <table:table-cell office:value-type="float" office:value="-1.1254299999999999" table:style-name="ce1">
            <text:p>-1.12543</text:p>
          </table:table-cell>
          <table:table-cell office:value-type="float" office:value="-1.1102939999999999" table:style-name="ce1">
            <text:p>-1.110294</text:p>
          </table:table-cell>
          <table:table-cell office:value-type="float" office:value="-1.0576540000000001" table:style-name="ce1">
            <text:p>-1.057654</text:p>
          </table:table-cell>
          <table:table-cell office:value-type="float" office:value="-1.1689020000000001" table:style-name="ce1">
            <text:p>-1.168902</text:p>
          </table:table-cell>
          <table:table-cell office:value-type="float" office:value="-1.375497" table:style-name="ce1">
            <text:p>-1.375497</text:p>
          </table:table-cell>
          <table:table-cell office:value-type="float" office:value="-1.404468" table:style-name="ce1">
            <text:p>-1.404468</text:p>
          </table:table-cell>
          <table:table-cell office:value-type="float" office:value="-1.335977" table:style-name="ce1">
            <text:p>-1.335977</text:p>
          </table:table-cell>
          <table:table-cell office:value-type="float" office:value="-1.2674300000000001" table:style-name="ce1">
            <text:p>-1.26743</text:p>
          </table:table-cell>
          <table:table-cell office:value-type="float" office:value="-1.2400679999999999" table:style-name="ce1">
            <text:p>-1.240068</text:p>
          </table:table-cell>
          <table:table-cell office:value-type="float" office:value="-1.135445" table:style-name="ce1">
            <text:p>-1.135445</text:p>
          </table:table-cell>
          <table:table-cell office:value-type="float" office:value="-1.1175630000000001" table:style-name="ce1">
            <text:p>-1.117563</text:p>
          </table:table-cell>
          <table:table-cell office:value-type="float" office:value="-1.0398430000000001" table:style-name="ce1">
            <text:p>-1.039843</text:p>
          </table:table-cell>
          <table:table-cell office:value-type="float" office:value="-0.99246970000000001" table:style-name="ce1">
            <text:p>-0.9924697</text:p>
          </table:table-cell>
          <table:table-cell office:value-type="float" office:value="-0.99471969999999998" table:style-name="ce1">
            <text:p>-0.994719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ngola</text:p>
          </table:table-cell>
          <table:table-cell office:value-type="string" table:style-name="ce1">
            <text:p>AGO</text:p>
          </table:table-cell>
          <table:table-cell office:value-type="float" office:value="-1.5781639999999999" table:style-name="ce1">
            <text:p>-1.578164</text:p>
          </table:table-cell>
          <table:table-cell office:value-type="float" office:value="-1.4118790000000001" table:style-name="ce1">
            <text:p>-1.411879</text:p>
          </table:table-cell>
          <table:table-cell office:value-type="float" office:value="-1.4580649999999999" table:style-name="ce1">
            <text:p>-1.458065</text:p>
          </table:table-cell>
          <table:table-cell office:value-type="float" office:value="-1.2387790000000001" table:style-name="ce1">
            <text:p>-1.238779</text:p>
          </table:table-cell>
          <table:table-cell office:value-type="float" office:value="-1.2726150000000001" table:style-name="ce1">
            <text:p>-1.272615</text:p>
          </table:table-cell>
          <table:table-cell office:value-type="float" office:value="-1.28548" table:style-name="ce1">
            <text:p>-1.28548</text:p>
          </table:table-cell>
          <table:table-cell office:value-type="float" office:value="-1.2347189999999999" table:style-name="ce1">
            <text:p>-1.234719</text:p>
          </table:table-cell>
          <table:table-cell office:value-type="float" office:value="-1.2520880000000001" table:style-name="ce1">
            <text:p>-1.252088</text:p>
          </table:table-cell>
          <table:table-cell office:value-type="float" office:value="-1.185314" table:style-name="ce1">
            <text:p>-1.185314</text:p>
          </table:table-cell>
          <table:table-cell office:value-type="float" office:value="-1.1193470000000001" table:style-name="ce1">
            <text:p>-1.119347</text:p>
          </table:table-cell>
          <table:table-cell office:value-type="float" office:value="-1.126125" table:style-name="ce1">
            <text:p>-1.126125</text:p>
          </table:table-cell>
          <table:table-cell office:value-type="float" office:value="-1.120539" table:style-name="ce1">
            <text:p>-1.120539</text:p>
          </table:table-cell>
          <table:table-cell office:value-type="float" office:value="-1.125478" table:style-name="ce1">
            <text:p>-1.125478</text:p>
          </table:table-cell>
          <table:table-cell office:value-type="float" office:value="-1.076247" table:style-name="ce1">
            <text:p>-1.076247</text:p>
          </table:table-cell>
          <table:table-cell office:value-type="float" office:value="-1.1138429999999999" table:style-name="ce1">
            <text:p>-1.113843</text:p>
          </table:table-cell>
          <table:table-cell office:value-type="float" office:value="-1.145494" table:style-name="ce1">
            <text:p>-1.145494</text:p>
          </table:table-cell>
          <table:table-cell office:value-type="float" office:value="-1.177251" table:style-name="ce1">
            <text:p>-1.177251</text:p>
          </table:table-cell>
          <table:table-cell office:value-type="float" office:value="-1.142933" table:style-name="ce1">
            <text:p>-1.142933</text:p>
          </table:table-cell>
          <table:table-cell office:value-type="float" office:value="-1.0987899999999999" table:style-name="ce1">
            <text:p>-1.09879</text:p>
          </table:table-cell>
          <table:table-cell office:value-type="float" office:value="-0.91959360000000001" table:style-name="ce1">
            <text:p>-0.919593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nguilla</text:p>
          </table:table-cell>
          <table:table-cell office:value-type="string" table:style-name="ce1">
            <text:p>AIA</text:p>
          </table:table-cell>
          <table:table-cell table:number-columns-repeated="5" table:style-name="ce1"/>
          <table:table-cell office:value-type="float" office:value="0.85441809999999996" table:style-name="ce1">
            <text:p>0.8544181</text:p>
          </table:table-cell>
          <table:table-cell office:value-type="float" office:value="0.90378119999999995" table:style-name="ce1">
            <text:p>0.9037812</text:p>
          </table:table-cell>
          <table:table-cell office:value-type="float" office:value="1.0172730000000001" table:style-name="ce1">
            <text:p>1.017273</text:p>
          </table:table-cell>
          <table:table-cell office:value-type="float" office:value="0.97212889999999996" table:style-name="ce1">
            <text:p>0.9721289</text:p>
          </table:table-cell>
          <table:table-cell office:value-type="float" office:value="0.96719820000000001" table:style-name="ce1">
            <text:p>0.9671982</text:p>
          </table:table-cell>
          <table:table-cell office:value-type="float" office:value="0.96381220000000001" table:style-name="ce1">
            <text:p>0.9638122</text:p>
          </table:table-cell>
          <table:table-cell office:value-type="float" office:value="0.98828450000000001" table:style-name="ce1">
            <text:p>0.9882845</text:p>
          </table:table-cell>
          <table:table-cell office:value-type="float" office:value="1.0090520000000001" table:style-name="ce1">
            <text:p>1.009052</text:p>
          </table:table-cell>
          <table:table-cell office:value-type="float" office:value="1.0256719999999999" table:style-name="ce1">
            <text:p>1.025672</text:p>
          </table:table-cell>
          <table:table-cell office:value-type="float" office:value="1.004767" table:style-name="ce1">
            <text:p>1.0047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lbania</text:p>
          </table:table-cell>
          <table:table-cell office:value-type="string" table:style-name="ce1">
            <text:p>ALB</text:p>
          </table:table-cell>
          <table:table-cell office:value-type="float" office:value="-0.64829780000000004" table:style-name="ce1">
            <text:p>-0.6482978</text:p>
          </table:table-cell>
          <table:table-cell office:value-type="float" office:value="-0.38737290000000002" table:style-name="ce1">
            <text:p>-0.3873729</text:p>
          </table:table-cell>
          <table:table-cell office:value-type="float" office:value="-0.28513870000000002" table:style-name="ce1">
            <text:p>-0.2851387</text:p>
          </table:table-cell>
          <table:table-cell office:value-type="float" office:value="-8.1501999999999998E-3" table:style-name="ce1">
            <text:p>-0.0081502</text:p>
          </table:table-cell>
          <table:table-cell office:value-type="float" office:value="7.0307700000000001E-2" table:style-name="ce1">
            <text:p>0.0703077</text:p>
          </table:table-cell>
          <table:table-cell office:value-type="float" office:value="7.2375E-3" table:style-name="ce1">
            <text:p>0.0072375</text:p>
          </table:table-cell>
          <table:table-cell office:value-type="float" office:value="3.6717999999999998E-3" table:style-name="ce1">
            <text:p>0.0036718</text:p>
          </table:table-cell>
          <table:table-cell office:value-type="float" office:value="7.5889899999999996E-2" table:style-name="ce1">
            <text:p>0.0758899</text:p>
          </table:table-cell>
          <table:table-cell office:value-type="float" office:value="0.1130085" table:style-name="ce1">
            <text:p>0.1130085</text:p>
          </table:table-cell>
          <table:table-cell office:value-type="float" office:value="0.17493909999999999" table:style-name="ce1">
            <text:p>0.1749391</text:p>
          </table:table-cell>
          <table:table-cell office:value-type="float" office:value="0.1414773" table:style-name="ce1">
            <text:p>0.1414773</text:p>
          </table:table-cell>
          <table:table-cell office:value-type="float" office:value="0.1238216" table:style-name="ce1">
            <text:p>0.1238216</text:p>
          </table:table-cell>
          <table:table-cell office:value-type="float" office:value="6.2333800000000002E-2" table:style-name="ce1">
            <text:p>0.0623338</text:p>
          </table:table-cell>
          <table:table-cell office:value-type="float" office:value="2.20641E-2" table:style-name="ce1">
            <text:p>0.0220641</text:p>
          </table:table-cell>
          <table:table-cell office:value-type="float" office:value="4.8892600000000001E-2" table:style-name="ce1">
            <text:p>0.0488926</text:p>
          </table:table-cell>
          <table:table-cell office:value-type="float" office:value="0.14376069999999999" table:style-name="ce1">
            <text:p>0.1437607</text:p>
          </table:table-cell>
          <table:table-cell office:value-type="float" office:value="0.1571487" table:style-name="ce1">
            <text:p>0.1571487</text:p>
          </table:table-cell>
          <table:table-cell office:value-type="float" office:value="0.16994919999999999" table:style-name="ce1">
            <text:p>0.1699492</text:p>
          </table:table-cell>
          <table:table-cell office:value-type="float" office:value="0.20228299999999999" table:style-name="ce1">
            <text:p>0.202283</text:p>
          </table:table-cell>
          <table:table-cell office:value-type="float" office:value="0.20636950000000001" table:style-name="ce1">
            <text:p>0.206369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ndorra</text:p>
          </table:table-cell>
          <table:table-cell office:value-type="string" table:style-name="ce1">
            <text:p>AND</text:p>
          </table:table-cell>
          <table:table-cell office:value-type="float" office:value="1.5632170000000001" table:style-name="ce1">
            <text:p>1.563217</text:p>
          </table:table-cell>
          <table:table-cell office:value-type="float" office:value="1.528759" table:style-name="ce1">
            <text:p>1.528759</text:p>
          </table:table-cell>
          <table:table-cell office:value-type="float" office:value="1.535655" table:style-name="ce1">
            <text:p>1.535655</text:p>
          </table:table-cell>
          <table:table-cell office:value-type="float" office:value="1.437128" table:style-name="ce1">
            <text:p>1.437128</text:p>
          </table:table-cell>
          <table:table-cell office:value-type="float" office:value="1.4222619999999999" table:style-name="ce1">
            <text:p>1.422262</text:p>
          </table:table-cell>
          <table:table-cell office:value-type="float" office:value="1.563077" table:style-name="ce1">
            <text:p>1.563077</text:p>
          </table:table-cell>
          <table:table-cell office:value-type="float" office:value="1.5281819999999999" table:style-name="ce1">
            <text:p>1.528182</text:p>
          </table:table-cell>
          <table:table-cell office:value-type="float" office:value="1.329979" table:style-name="ce1">
            <text:p>1.329979</text:p>
          </table:table-cell>
          <table:table-cell office:value-type="float" office:value="1.3055060000000001" table:style-name="ce1">
            <text:p>1.305506</text:p>
          </table:table-cell>
          <table:table-cell office:value-type="float" office:value="1.3253219999999999" table:style-name="ce1">
            <text:p>1.325322</text:p>
          </table:table-cell>
          <table:table-cell office:value-type="float" office:value="1.3229379999999999" table:style-name="ce1">
            <text:p>1.322938</text:p>
          </table:table-cell>
          <table:table-cell office:value-type="float" office:value="1.324309" table:style-name="ce1">
            <text:p>1.324309</text:p>
          </table:table-cell>
          <table:table-cell office:value-type="float" office:value="1.3604529999999999" table:style-name="ce1">
            <text:p>1.360453</text:p>
          </table:table-cell>
          <table:table-cell office:value-type="float" office:value="1.4338379999999999" table:style-name="ce1">
            <text:p>1.433838</text:p>
          </table:table-cell>
          <table:table-cell office:value-type="float" office:value="1.4066419999999999" table:style-name="ce1">
            <text:p>1.406642</text:p>
          </table:table-cell>
          <table:table-cell office:value-type="float" office:value="1.1659390000000001" table:style-name="ce1">
            <text:p>1.165939</text:p>
          </table:table-cell>
          <table:table-cell office:value-type="float" office:value="1.194477" table:style-name="ce1">
            <text:p>1.194477</text:p>
          </table:table-cell>
          <table:table-cell office:value-type="float" office:value="1.1765350000000001" table:style-name="ce1">
            <text:p>1.176535</text:p>
          </table:table-cell>
          <table:table-cell office:value-type="float" office:value="1.160507" table:style-name="ce1">
            <text:p>1.160507</text:p>
          </table:table-cell>
          <table:table-cell office:value-type="float" office:value="1.0695889999999999" table:style-name="ce1">
            <text:p>1.06958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etherlands Antilles</text:p>
          </table:table-cell>
          <table:table-cell office:value-type="string" table:style-name="ce1">
            <text:p>ANT</text:p>
          </table:table-cell>
          <table:table-cell table:number-columns-repeated="5" table:style-name="ce1"/>
          <table:table-cell office:value-type="float" office:value="0.50372600000000001" table:style-name="ce1">
            <text:p>0.503726</text:p>
          </table:table-cell>
          <table:table-cell office:value-type="float" office:value="0.65433249999999998" table:style-name="ce1">
            <text:p>0.6543325</text:p>
          </table:table-cell>
          <table:table-cell office:value-type="float" office:value="0.54846320000000004" table:style-name="ce1">
            <text:p>0.5484632</text:p>
          </table:table-cell>
          <table:table-cell office:value-type="float" office:value="0.51730509999999996" table:style-name="ce1">
            <text:p>0.5173051</text:p>
          </table:table-cell>
          <table:table-cell office:value-type="float" office:value="0.52515250000000002" table:style-name="ce1">
            <text:p>0.5251525</text:p>
          </table:table-cell>
          <table:table-cell office:value-type="float" office:value="0.30389670000000002" table:style-name="ce1">
            <text:p>0.3038967</text:p>
          </table:table-cell>
          <table:table-cell office:value-type="float" office:value="0.3257178" table:style-name="ce1">
            <text:p>0.3257178</text:p>
          </table:table-cell>
          <table:table-cell office:value-type="float" office:value="0.3351498" table:style-name="ce1">
            <text:p>0.3351498</text:p>
          </table:table-cell>
          <table:table-cell office:value-type="float" office:value="0.35001860000000001" table:style-name="ce1">
            <text:p>0.3500186</text:p>
          </table:table-cell>
          <table:table-cell office:value-type="float" office:value="0.34080310000000003" table:style-name="ce1">
            <text:p>0.340803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ARE</text:p>
          </table:table-cell>
          <table:table-cell office:value-type="float" office:value="-0.40940359999999998" table:style-name="ce1">
            <text:p>-0.4094036</text:p>
          </table:table-cell>
          <table:table-cell office:value-type="float" office:value="-0.51916320000000005" table:style-name="ce1">
            <text:p>-0.5191632</text:p>
          </table:table-cell>
          <table:table-cell office:value-type="float" office:value="-0.51684140000000001" table:style-name="ce1">
            <text:p>-0.5168414</text:p>
          </table:table-cell>
          <table:table-cell office:value-type="float" office:value="-0.63154350000000004" table:style-name="ce1">
            <text:p>-0.6315435</text:p>
          </table:table-cell>
          <table:table-cell office:value-type="float" office:value="-0.91219229999999996" table:style-name="ce1">
            <text:p>-0.9121923</text:p>
          </table:table-cell>
          <table:table-cell office:value-type="float" office:value="-0.68791290000000005" table:style-name="ce1">
            <text:p>-0.6879129</text:p>
          </table:table-cell>
          <table:table-cell office:value-type="float" office:value="-0.70847320000000003" table:style-name="ce1">
            <text:p>-0.7084732</text:p>
          </table:table-cell>
          <table:table-cell office:value-type="float" office:value="-0.99982939999999998" table:style-name="ce1">
            <text:p>-0.9998294</text:p>
          </table:table-cell>
          <table:table-cell office:value-type="float" office:value="-0.90688329999999995" table:style-name="ce1">
            <text:p>-0.9068833</text:p>
          </table:table-cell>
          <table:table-cell office:value-type="float" office:value="-0.91238149999999996" table:style-name="ce1">
            <text:p>-0.9123815</text:p>
          </table:table-cell>
          <table:table-cell office:value-type="float" office:value="-0.8383121" table:style-name="ce1">
            <text:p>-0.8383121</text:p>
          </table:table-cell>
          <table:table-cell office:value-type="float" office:value="-0.9035128" table:style-name="ce1">
            <text:p>-0.9035128</text:p>
          </table:table-cell>
          <table:table-cell office:value-type="float" office:value="-0.89624409999999999" table:style-name="ce1">
            <text:p>-0.8962441</text:p>
          </table:table-cell>
          <table:table-cell office:value-type="float" office:value="-1.0008189999999999" table:style-name="ce1">
            <text:p>-1.000819</text:p>
          </table:table-cell>
          <table:table-cell office:value-type="float" office:value="-1.0194840000000001" table:style-name="ce1">
            <text:p>-1.019484</text:p>
          </table:table-cell>
          <table:table-cell office:value-type="float" office:value="-1.061369" table:style-name="ce1">
            <text:p>-1.061369</text:p>
          </table:table-cell>
          <table:table-cell office:value-type="float" office:value="-1.112425" table:style-name="ce1">
            <text:p>-1.112425</text:p>
          </table:table-cell>
          <table:table-cell office:value-type="float" office:value="-1.050421" table:style-name="ce1">
            <text:p>-1.050421</text:p>
          </table:table-cell>
          <table:table-cell office:value-type="float" office:value="-1.096568" table:style-name="ce1">
            <text:p>-1.096568</text:p>
          </table:table-cell>
          <table:table-cell office:value-type="float" office:value="-1.109334" table:style-name="ce1">
            <text:p>-1.10933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office:value-type="float" office:value="0.39190340000000001" table:style-name="ce1">
            <text:p>0.3919034</text:p>
          </table:table-cell>
          <table:table-cell office:value-type="float" office:value="0.30885020000000002" table:style-name="ce1">
            <text:p>0.3088502</text:p>
          </table:table-cell>
          <table:table-cell office:value-type="float" office:value="0.41834700000000002" table:style-name="ce1">
            <text:p>0.418347</text:p>
          </table:table-cell>
          <table:table-cell office:value-type="float" office:value="0.26006279999999998" table:style-name="ce1">
            <text:p>0.2600628</text:p>
          </table:table-cell>
          <table:table-cell office:value-type="float" office:value="0.34912530000000003" table:style-name="ce1">
            <text:p>0.3491253</text:p>
          </table:table-cell>
          <table:table-cell office:value-type="float" office:value="0.3620409" table:style-name="ce1">
            <text:p>0.3620409</text:p>
          </table:table-cell>
          <table:table-cell office:value-type="float" office:value="0.26923170000000002" table:style-name="ce1">
            <text:p>0.2692317</text:p>
          </table:table-cell>
          <table:table-cell office:value-type="float" office:value="0.40343649999999998" table:style-name="ce1">
            <text:p>0.4034365</text:p>
          </table:table-cell>
          <table:table-cell office:value-type="float" office:value="0.4486213" table:style-name="ce1">
            <text:p>0.4486213</text:p>
          </table:table-cell>
          <table:table-cell office:value-type="float" office:value="0.35889589999999999" table:style-name="ce1">
            <text:p>0.3588959</text:p>
          </table:table-cell>
          <table:table-cell office:value-type="float" office:value="0.2800475" table:style-name="ce1">
            <text:p>0.2800475</text:p>
          </table:table-cell>
          <table:table-cell office:value-type="float" office:value="0.36168939999999999" table:style-name="ce1">
            <text:p>0.3616894</text:p>
          </table:table-cell>
          <table:table-cell office:value-type="float" office:value="0.34494180000000002" table:style-name="ce1">
            <text:p>0.3449418</text:p>
          </table:table-cell>
          <table:table-cell office:value-type="float" office:value="0.29520990000000003" table:style-name="ce1">
            <text:p>0.2952099</text:p>
          </table:table-cell>
          <table:table-cell office:value-type="float" office:value="0.27698790000000001" table:style-name="ce1">
            <text:p>0.2769879</text:p>
          </table:table-cell>
          <table:table-cell office:value-type="float" office:value="0.34532049999999997" table:style-name="ce1">
            <text:p>0.3453205</text:p>
          </table:table-cell>
          <table:table-cell office:value-type="float" office:value="0.41178759999999998" table:style-name="ce1">
            <text:p>0.4117876</text:p>
          </table:table-cell>
          <table:table-cell office:value-type="float" office:value="0.49256309999999998" table:style-name="ce1">
            <text:p>0.4925631</text:p>
          </table:table-cell>
          <table:table-cell office:value-type="float" office:value="0.52711300000000005" table:style-name="ce1">
            <text:p>0.527113</text:p>
          </table:table-cell>
          <table:table-cell office:value-type="float" office:value="0.56530150000000001" table:style-name="ce1">
            <text:p>0.565301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rmenia</text:p>
          </table:table-cell>
          <table:table-cell office:value-type="string" table:style-name="ce1">
            <text:p>ARM</text:p>
          </table:table-cell>
          <table:table-cell office:value-type="float" office:value="-0.56990909999999995" table:style-name="ce1">
            <text:p>-0.5699091</text:p>
          </table:table-cell>
          <table:table-cell office:value-type="float" office:value="-0.33551839999999999" table:style-name="ce1">
            <text:p>-0.3355184</text:p>
          </table:table-cell>
          <table:table-cell office:value-type="float" office:value="-0.37459530000000002" table:style-name="ce1">
            <text:p>-0.3745953</text:p>
          </table:table-cell>
          <table:table-cell office:value-type="float" office:value="-0.44442110000000001" table:style-name="ce1">
            <text:p>-0.4444211</text:p>
          </table:table-cell>
          <table:table-cell office:value-type="float" office:value="-0.46740619999999999" table:style-name="ce1">
            <text:p>-0.4674062</text:p>
          </table:table-cell>
          <table:table-cell office:value-type="float" office:value="-0.57216549999999999" table:style-name="ce1">
            <text:p>-0.5721655</text:p>
          </table:table-cell>
          <table:table-cell office:value-type="float" office:value="-0.59136330000000004" table:style-name="ce1">
            <text:p>-0.5913633</text:p>
          </table:table-cell>
          <table:table-cell office:value-type="float" office:value="-0.74222279999999996" table:style-name="ce1">
            <text:p>-0.7422228</text:p>
          </table:table-cell>
          <table:table-cell office:value-type="float" office:value="-0.75937790000000005" table:style-name="ce1">
            <text:p>-0.7593779</text:p>
          </table:table-cell>
          <table:table-cell office:value-type="float" office:value="-0.85762970000000005" table:style-name="ce1">
            <text:p>-0.8576297</text:p>
          </table:table-cell>
          <table:table-cell office:value-type="float" office:value="-0.87647549999999996" table:style-name="ce1">
            <text:p>-0.8764755</text:p>
          </table:table-cell>
          <table:table-cell office:value-type="float" office:value="-0.84755499999999995" table:style-name="ce1">
            <text:p>-0.847555</text:p>
          </table:table-cell>
          <table:table-cell office:value-type="float" office:value="-0.69077980000000005" table:style-name="ce1">
            <text:p>-0.6907798</text:p>
          </table:table-cell>
          <table:table-cell office:value-type="float" office:value="-0.57049139999999998" table:style-name="ce1">
            <text:p>-0.5704914</text:p>
          </table:table-cell>
          <table:table-cell office:value-type="float" office:value="-0.58803079999999996" table:style-name="ce1">
            <text:p>-0.5880308</text:p>
          </table:table-cell>
          <table:table-cell office:value-type="float" office:value="-0.56208290000000005" table:style-name="ce1">
            <text:p>-0.5620829</text:p>
          </table:table-cell>
          <table:table-cell office:value-type="float" office:value="-0.53629340000000003" table:style-name="ce1">
            <text:p>-0.5362934</text:p>
          </table:table-cell>
          <table:table-cell office:value-type="float" office:value="-0.57933460000000003" table:style-name="ce1">
            <text:p>-0.5793346</text:p>
          </table:table-cell>
          <table:table-cell office:value-type="float" office:value="-0.56088629999999995" table:style-name="ce1">
            <text:p>-0.5608863</text:p>
          </table:table-cell>
          <table:table-cell office:value-type="float" office:value="-0.1134583" table:style-name="ce1">
            <text:p>-0.113458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merican Samoa</text:p>
          </table:table-cell>
          <table:table-cell office:value-type="string" table:style-name="ce1">
            <text:p>ASM</text:p>
          </table:table-cell>
          <table:table-cell table:number-columns-repeated="5" table:style-name="ce1"/>
          <table:table-cell office:value-type="float" office:value="0.50372600000000001" table:style-name="ce1">
            <text:p>0.503726</text:p>
          </table:table-cell>
          <table:table-cell office:value-type="float" office:value="0.65433249999999998" table:style-name="ce1">
            <text:p>0.6543325</text:p>
          </table:table-cell>
          <table:table-cell office:value-type="float" office:value="0.54846320000000004" table:style-name="ce1">
            <text:p>0.5484632</text:p>
          </table:table-cell>
          <table:table-cell office:value-type="float" office:value="0.97212889999999996" table:style-name="ce1">
            <text:p>0.9721289</text:p>
          </table:table-cell>
          <table:table-cell office:value-type="float" office:value="0.96719820000000001" table:style-name="ce1">
            <text:p>0.9671982</text:p>
          </table:table-cell>
          <table:table-cell office:value-type="float" office:value="0.96381220000000001" table:style-name="ce1">
            <text:p>0.9638122</text:p>
          </table:table-cell>
          <table:table-cell office:value-type="float" office:value="0.98828450000000001" table:style-name="ce1">
            <text:p>0.9882845</text:p>
          </table:table-cell>
          <table:table-cell office:value-type="float" office:value="1.0090520000000001" table:style-name="ce1">
            <text:p>1.009052</text:p>
          </table:table-cell>
          <table:table-cell office:value-type="float" office:value="1.0256719999999999" table:style-name="ce1">
            <text:p>1.025672</text:p>
          </table:table-cell>
          <table:table-cell office:value-type="float" office:value="1.004767" table:style-name="ce1">
            <text:p>1.0047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ntigua and Barbuda</text:p>
          </table:table-cell>
          <table:table-cell office:value-type="string" table:style-name="ce1">
            <text:p>ATG</text:p>
          </table:table-cell>
          <table:table-cell office:value-type="float" office:value="0.33353240000000001" table:style-name="ce1">
            <text:p>0.3335324</text:p>
          </table:table-cell>
          <table:table-cell office:value-type="float" office:value="0.3393214" table:style-name="ce1">
            <text:p>0.3393214</text:p>
          </table:table-cell>
          <table:table-cell office:value-type="float" office:value="0.39096189999999997" table:style-name="ce1">
            <text:p>0.3909619</text:p>
          </table:table-cell>
          <table:table-cell office:value-type="float" office:value="0.33663759999999998" table:style-name="ce1">
            <text:p>0.3366376</text:p>
          </table:table-cell>
          <table:table-cell office:value-type="float" office:value="0.31748369999999998" table:style-name="ce1">
            <text:p>0.3174837</text:p>
          </table:table-cell>
          <table:table-cell office:value-type="float" office:value="0.57303079999999995" table:style-name="ce1">
            <text:p>0.5730308</text:p>
          </table:table-cell>
          <table:table-cell office:value-type="float" office:value="0.53318010000000005" table:style-name="ce1">
            <text:p>0.5331801</text:p>
          </table:table-cell>
          <table:table-cell office:value-type="float" office:value="0.63131210000000004" table:style-name="ce1">
            <text:p>0.6313121</text:p>
          </table:table-cell>
          <table:table-cell office:value-type="float" office:value="0.54363600000000001" table:style-name="ce1">
            <text:p>0.543636</text:p>
          </table:table-cell>
          <table:table-cell office:value-type="float" office:value="0.57390859999999999" table:style-name="ce1">
            <text:p>0.5739086</text:p>
          </table:table-cell>
          <table:table-cell office:value-type="float" office:value="0.58942810000000001" table:style-name="ce1">
            <text:p>0.5894281</text:p>
          </table:table-cell>
          <table:table-cell office:value-type="float" office:value="0.49584899999999998" table:style-name="ce1">
            <text:p>0.495849</text:p>
          </table:table-cell>
          <table:table-cell office:value-type="float" office:value="0.51117469999999998" table:style-name="ce1">
            <text:p>0.5111747</text:p>
          </table:table-cell>
          <table:table-cell office:value-type="float" office:value="0.64005699999999999" table:style-name="ce1">
            <text:p>0.640057</text:p>
          </table:table-cell>
          <table:table-cell office:value-type="float" office:value="0.6189557" table:style-name="ce1">
            <text:p>0.6189557</text:p>
          </table:table-cell>
          <table:table-cell office:value-type="float" office:value="0.55871079999999995" table:style-name="ce1">
            <text:p>0.5587108</text:p>
          </table:table-cell>
          <table:table-cell office:value-type="float" office:value="0.59499290000000005" table:style-name="ce1">
            <text:p>0.5949929</text:p>
          </table:table-cell>
          <table:table-cell office:value-type="float" office:value="0.63360269999999996" table:style-name="ce1">
            <text:p>0.6336027</text:p>
          </table:table-cell>
          <table:table-cell office:value-type="float" office:value="0.60778730000000003" table:style-name="ce1">
            <text:p>0.6077873</text:p>
          </table:table-cell>
          <table:table-cell office:value-type="float" office:value="0.61853499999999995" table:style-name="ce1">
            <text:p>0.61853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AUS</text:p>
          </table:table-cell>
          <table:table-cell office:value-type="float" office:value="1.4402029999999999" table:style-name="ce1">
            <text:p>1.440203</text:p>
          </table:table-cell>
          <table:table-cell office:value-type="float" office:value="1.407491" table:style-name="ce1">
            <text:p>1.407491</text:p>
          </table:table-cell>
          <table:table-cell office:value-type="float" office:value="1.4713050000000001" table:style-name="ce1">
            <text:p>1.471305</text:p>
          </table:table-cell>
          <table:table-cell office:value-type="float" office:value="1.407233" table:style-name="ce1">
            <text:p>1.407233</text:p>
          </table:table-cell>
          <table:table-cell office:value-type="float" office:value="1.4421280000000001" table:style-name="ce1">
            <text:p>1.442128</text:p>
          </table:table-cell>
          <table:table-cell office:value-type="float" office:value="1.5015419999999999" table:style-name="ce1">
            <text:p>1.501542</text:p>
          </table:table-cell>
          <table:table-cell office:value-type="float" office:value="1.507056" table:style-name="ce1">
            <text:p>1.507056</text:p>
          </table:table-cell>
          <table:table-cell office:value-type="float" office:value="1.382795" table:style-name="ce1">
            <text:p>1.382795</text:p>
          </table:table-cell>
          <table:table-cell office:value-type="float" office:value="1.3692" table:style-name="ce1">
            <text:p>1.3692</text:p>
          </table:table-cell>
          <table:table-cell office:value-type="float" office:value="1.3680760000000001" table:style-name="ce1">
            <text:p>1.368076</text:p>
          </table:table-cell>
          <table:table-cell office:value-type="float" office:value="1.3837919999999999" table:style-name="ce1">
            <text:p>1.383792</text:p>
          </table:table-cell>
          <table:table-cell office:value-type="float" office:value="1.4197660000000001" table:style-name="ce1">
            <text:p>1.419766</text:p>
          </table:table-cell>
          <table:table-cell office:value-type="float" office:value="1.453721" table:style-name="ce1">
            <text:p>1.453721</text:p>
          </table:table-cell>
          <table:table-cell office:value-type="float" office:value="1.49919" table:style-name="ce1">
            <text:p>1.49919</text:p>
          </table:table-cell>
          <table:table-cell office:value-type="float" office:value="1.4364140000000001" table:style-name="ce1">
            <text:p>1.436414</text:p>
          </table:table-cell>
          <table:table-cell office:value-type="float" office:value="1.3617159999999999" table:style-name="ce1">
            <text:p>1.361716</text:p>
          </table:table-cell>
          <table:table-cell office:value-type="float" office:value="1.355591" table:style-name="ce1">
            <text:p>1.355591</text:p>
          </table:table-cell>
          <table:table-cell office:value-type="float" office:value="1.3510120000000001" table:style-name="ce1">
            <text:p>1.351012</text:p>
          </table:table-cell>
          <table:table-cell office:value-type="float" office:value="1.384023" table:style-name="ce1">
            <text:p>1.384023</text:p>
          </table:table-cell>
          <table:table-cell office:value-type="float" office:value="1.428148" table:style-name="ce1">
            <text:p>1.42814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ustria</text:p>
          </table:table-cell>
          <table:table-cell office:value-type="string" table:style-name="ce1">
            <text:p>AUT</text:p>
          </table:table-cell>
          <table:table-cell office:value-type="float" office:value="1.44895" table:style-name="ce1">
            <text:p>1.44895</text:p>
          </table:table-cell>
          <table:table-cell office:value-type="float" office:value="1.354779" table:style-name="ce1">
            <text:p>1.354779</text:p>
          </table:table-cell>
          <table:table-cell office:value-type="float" office:value="1.3175589999999999" table:style-name="ce1">
            <text:p>1.317559</text:p>
          </table:table-cell>
          <table:table-cell office:value-type="float" office:value="1.3074969999999999" table:style-name="ce1">
            <text:p>1.307497</text:p>
          </table:table-cell>
          <table:table-cell office:value-type="float" office:value="1.343882" table:style-name="ce1">
            <text:p>1.343882</text:p>
          </table:table-cell>
          <table:table-cell office:value-type="float" office:value="1.475651" table:style-name="ce1">
            <text:p>1.475651</text:p>
          </table:table-cell>
          <table:table-cell office:value-type="float" office:value="1.378657" table:style-name="ce1">
            <text:p>1.378657</text:p>
          </table:table-cell>
          <table:table-cell office:value-type="float" office:value="1.3726849999999999" table:style-name="ce1">
            <text:p>1.372685</text:p>
          </table:table-cell>
          <table:table-cell office:value-type="float" office:value="1.369262" table:style-name="ce1">
            <text:p>1.369262</text:p>
          </table:table-cell>
          <table:table-cell office:value-type="float" office:value="1.3584639999999999" table:style-name="ce1">
            <text:p>1.358464</text:p>
          </table:table-cell>
          <table:table-cell office:value-type="float" office:value="1.392846" table:style-name="ce1">
            <text:p>1.392846</text:p>
          </table:table-cell>
          <table:table-cell office:value-type="float" office:value="1.430291" table:style-name="ce1">
            <text:p>1.430291</text:p>
          </table:table-cell>
          <table:table-cell office:value-type="float" office:value="1.402444" table:style-name="ce1">
            <text:p>1.402444</text:p>
          </table:table-cell>
          <table:table-cell office:value-type="float" office:value="1.4487730000000001" table:style-name="ce1">
            <text:p>1.448773</text:p>
          </table:table-cell>
          <table:table-cell office:value-type="float" office:value="1.4565669999999999" table:style-name="ce1">
            <text:p>1.456567</text:p>
          </table:table-cell>
          <table:table-cell office:value-type="float" office:value="1.391321" table:style-name="ce1">
            <text:p>1.391321</text:p>
          </table:table-cell>
          <table:table-cell office:value-type="float" office:value="1.3835329999999999" table:style-name="ce1">
            <text:p>1.383533</text:p>
          </table:table-cell>
          <table:table-cell office:value-type="float" office:value="1.3374170000000001" table:style-name="ce1">
            <text:p>1.337417</text:p>
          </table:table-cell>
          <table:table-cell office:value-type="float" office:value="1.3427849999999999" table:style-name="ce1">
            <text:p>1.342785</text:p>
          </table:table-cell>
          <table:table-cell office:value-type="float" office:value="1.3806719999999999" table:style-name="ce1">
            <text:p>1.38067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zerbaijan</text:p>
          </table:table-cell>
          <table:table-cell office:value-type="string" table:style-name="ce1">
            <text:p>AZE</text:p>
          </table:table-cell>
          <table:table-cell office:value-type="float" office:value="-1.1210310000000001" table:style-name="ce1">
            <text:p>-1.121031</text:p>
          </table:table-cell>
          <table:table-cell office:value-type="float" office:value="-1.0228409999999999" table:style-name="ce1">
            <text:p>-1.022841</text:p>
          </table:table-cell>
          <table:table-cell office:value-type="float" office:value="-0.90622899999999995" table:style-name="ce1">
            <text:p>-0.906229</text:p>
          </table:table-cell>
          <table:table-cell office:value-type="float" office:value="-0.98128820000000005" table:style-name="ce1">
            <text:p>-0.9812882</text:p>
          </table:table-cell>
          <table:table-cell office:value-type="float" office:value="-1.044705" table:style-name="ce1">
            <text:p>-1.044705</text:p>
          </table:table-cell>
          <table:table-cell office:value-type="float" office:value="-1.056702" table:style-name="ce1">
            <text:p>-1.056702</text:p>
          </table:table-cell>
          <table:table-cell office:value-type="float" office:value="-1.1241639999999999" table:style-name="ce1">
            <text:p>-1.124164</text:p>
          </table:table-cell>
          <table:table-cell office:value-type="float" office:value="-1.279161" table:style-name="ce1">
            <text:p>-1.279161</text:p>
          </table:table-cell>
          <table:table-cell office:value-type="float" office:value="-1.2333970000000001" table:style-name="ce1">
            <text:p>-1.233397</text:p>
          </table:table-cell>
          <table:table-cell office:value-type="float" office:value="-1.325132" table:style-name="ce1">
            <text:p>-1.325132</text:p>
          </table:table-cell>
          <table:table-cell office:value-type="float" office:value="-1.2597560000000001" table:style-name="ce1">
            <text:p>-1.259756</text:p>
          </table:table-cell>
          <table:table-cell office:value-type="float" office:value="-1.3045880000000001" table:style-name="ce1">
            <text:p>-1.304588</text:p>
          </table:table-cell>
          <table:table-cell office:value-type="float" office:value="-1.3018479999999999" table:style-name="ce1">
            <text:p>-1.301848</text:p>
          </table:table-cell>
          <table:table-cell office:value-type="float" office:value="-1.299482" table:style-name="ce1">
            <text:p>-1.299482</text:p>
          </table:table-cell>
          <table:table-cell office:value-type="float" office:value="-1.4027689999999999" table:style-name="ce1">
            <text:p>-1.402769</text:p>
          </table:table-cell>
          <table:table-cell office:value-type="float" office:value="-1.4791780000000001" table:style-name="ce1">
            <text:p>-1.479178</text:p>
          </table:table-cell>
          <table:table-cell office:value-type="float" office:value="-1.552387" table:style-name="ce1">
            <text:p>-1.552387</text:p>
          </table:table-cell>
          <table:table-cell office:value-type="float" office:value="-1.5631010000000001" table:style-name="ce1">
            <text:p>-1.563101</text:p>
          </table:table-cell>
          <table:table-cell office:value-type="float" office:value="-1.5650489999999999" table:style-name="ce1">
            <text:p>-1.565049</text:p>
          </table:table-cell>
          <table:table-cell office:value-type="float" office:value="-1.497994" table:style-name="ce1">
            <text:p>-1.49799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urundi</text:p>
          </table:table-cell>
          <table:table-cell office:value-type="string" table:style-name="ce1">
            <text:p>BDI</text:p>
          </table:table-cell>
          <table:table-cell office:value-type="float" office:value="-1.5495719999999999" table:style-name="ce1">
            <text:p>-1.549572</text:p>
          </table:table-cell>
          <table:table-cell office:value-type="float" office:value="-1.4428780000000001" table:style-name="ce1">
            <text:p>-1.442878</text:p>
          </table:table-cell>
          <table:table-cell office:value-type="float" office:value="-1.4898359999999999" table:style-name="ce1">
            <text:p>-1.489836</text:p>
          </table:table-cell>
          <table:table-cell office:value-type="float" office:value="-1.1648909999999999" table:style-name="ce1">
            <text:p>-1.164891</text:p>
          </table:table-cell>
          <table:table-cell office:value-type="float" office:value="-1.177996" table:style-name="ce1">
            <text:p>-1.177996</text:p>
          </table:table-cell>
          <table:table-cell office:value-type="float" office:value="-1.2810010000000001" table:style-name="ce1">
            <text:p>-1.281001</text:p>
          </table:table-cell>
          <table:table-cell office:value-type="float" office:value="-0.63423450000000003" table:style-name="ce1">
            <text:p>-0.6342345</text:p>
          </table:table-cell>
          <table:table-cell office:value-type="float" office:value="-0.7231436" table:style-name="ce1">
            <text:p>-0.7231436</text:p>
          </table:table-cell>
          <table:table-cell office:value-type="float" office:value="-0.71404520000000005" table:style-name="ce1">
            <text:p>-0.7140452</text:p>
          </table:table-cell>
          <table:table-cell office:value-type="float" office:value="-0.68529059999999997" table:style-name="ce1">
            <text:p>-0.6852906</text:p>
          </table:table-cell>
          <table:table-cell office:value-type="float" office:value="-0.68943929999999998" table:style-name="ce1">
            <text:p>-0.6894393</text:p>
          </table:table-cell>
          <table:table-cell office:value-type="float" office:value="-0.94269360000000002" table:style-name="ce1">
            <text:p>-0.9426936</text:p>
          </table:table-cell>
          <table:table-cell office:value-type="float" office:value="-0.92763189999999995" table:style-name="ce1">
            <text:p>-0.9276319</text:p>
          </table:table-cell>
          <table:table-cell office:value-type="float" office:value="-0.89451840000000005" table:style-name="ce1">
            <text:p>-0.8945184</text:p>
          </table:table-cell>
          <table:table-cell office:value-type="float" office:value="-0.95305130000000005" table:style-name="ce1">
            <text:p>-0.9530513</text:p>
          </table:table-cell>
          <table:table-cell office:value-type="float" office:value="-1.0412840000000001" table:style-name="ce1">
            <text:p>-1.041284</text:p>
          </table:table-cell>
          <table:table-cell office:value-type="float" office:value="-1.2722070000000001" table:style-name="ce1">
            <text:p>-1.272207</text:p>
          </table:table-cell>
          <table:table-cell office:value-type="float" office:value="-1.5496490000000001" table:style-name="ce1">
            <text:p>-1.549649</text:p>
          </table:table-cell>
          <table:table-cell office:value-type="float" office:value="-1.568257" table:style-name="ce1">
            <text:p>-1.568257</text:p>
          </table:table-cell>
          <table:table-cell office:value-type="float" office:value="-1.6515649999999999" table:style-name="ce1">
            <text:p>-1.65156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1">
            <text:p>BEL</text:p>
          </table:table-cell>
          <table:table-cell office:value-type="float" office:value="1.4333" table:style-name="ce1">
            <text:p>1.4333</text:p>
          </table:table-cell>
          <table:table-cell office:value-type="float" office:value="1.3428469999999999" table:style-name="ce1">
            <text:p>1.342847</text:p>
          </table:table-cell>
          <table:table-cell office:value-type="float" office:value="1.3665039999999999" table:style-name="ce1">
            <text:p>1.366504</text:p>
          </table:table-cell>
          <table:table-cell office:value-type="float" office:value="1.3774519999999999" table:style-name="ce1">
            <text:p>1.377452</text:p>
          </table:table-cell>
          <table:table-cell office:value-type="float" office:value="1.4782900000000001" table:style-name="ce1">
            <text:p>1.47829</text:p>
          </table:table-cell>
          <table:table-cell office:value-type="float" office:value="1.440266" table:style-name="ce1">
            <text:p>1.440266</text:p>
          </table:table-cell>
          <table:table-cell office:value-type="float" office:value="1.4207620000000001" table:style-name="ce1">
            <text:p>1.420762</text:p>
          </table:table-cell>
          <table:table-cell office:value-type="float" office:value="1.3423940000000001" table:style-name="ce1">
            <text:p>1.342394</text:p>
          </table:table-cell>
          <table:table-cell office:value-type="float" office:value="1.360771" table:style-name="ce1">
            <text:p>1.360771</text:p>
          </table:table-cell>
          <table:table-cell office:value-type="float" office:value="1.3249880000000001" table:style-name="ce1">
            <text:p>1.324988</text:p>
          </table:table-cell>
          <table:table-cell office:value-type="float" office:value="1.3466929999999999" table:style-name="ce1">
            <text:p>1.346693</text:p>
          </table:table-cell>
          <table:table-cell office:value-type="float" office:value="1.360687" table:style-name="ce1">
            <text:p>1.360687</text:p>
          </table:table-cell>
          <table:table-cell office:value-type="float" office:value="1.3251630000000001" table:style-name="ce1">
            <text:p>1.325163</text:p>
          </table:table-cell>
          <table:table-cell office:value-type="float" office:value="1.3494219999999999" table:style-name="ce1">
            <text:p>1.349422</text:p>
          </table:table-cell>
          <table:table-cell office:value-type="float" office:value="1.373046" table:style-name="ce1">
            <text:p>1.373046</text:p>
          </table:table-cell>
          <table:table-cell office:value-type="float" office:value="1.366339" table:style-name="ce1">
            <text:p>1.366339</text:p>
          </table:table-cell>
          <table:table-cell office:value-type="float" office:value="1.38744" table:style-name="ce1">
            <text:p>1.38744</text:p>
          </table:table-cell>
          <table:table-cell office:value-type="float" office:value="1.376962" table:style-name="ce1">
            <text:p>1.376962</text:p>
          </table:table-cell>
          <table:table-cell office:value-type="float" office:value="1.3849849999999999" table:style-name="ce1">
            <text:p>1.384985</text:p>
          </table:table-cell>
          <table:table-cell office:value-type="float" office:value="1.3972530000000001" table:style-name="ce1">
            <text:p>1.39725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enin</text:p>
          </table:table-cell>
          <table:table-cell office:value-type="string" table:style-name="ce1">
            <text:p>BEN</text:p>
          </table:table-cell>
          <table:table-cell office:value-type="float" office:value="0.25920520000000002" table:style-name="ce1">
            <text:p>0.2592052</text:p>
          </table:table-cell>
          <table:table-cell office:value-type="float" office:value="0.42598069999999999" table:style-name="ce1">
            <text:p>0.4259807</text:p>
          </table:table-cell>
          <table:table-cell office:value-type="float" office:value="0.4129234" table:style-name="ce1">
            <text:p>0.4129234</text:p>
          </table:table-cell>
          <table:table-cell office:value-type="float" office:value="5.0879599999999997E-2" table:style-name="ce1">
            <text:p>0.0508796</text:p>
          </table:table-cell>
          <table:table-cell office:value-type="float" office:value="0.18765190000000001" table:style-name="ce1">
            <text:p>0.1876519</text:p>
          </table:table-cell>
          <table:table-cell office:value-type="float" office:value="5.3056300000000001E-2" table:style-name="ce1">
            <text:p>0.0530563</text:p>
          </table:table-cell>
          <table:table-cell office:value-type="float" office:value="-2.99641E-2" table:style-name="ce1">
            <text:p>-0.0299641</text:p>
          </table:table-cell>
          <table:table-cell office:value-type="float" office:value="0.36277769999999998" table:style-name="ce1">
            <text:p>0.3627777</text:p>
          </table:table-cell>
          <table:table-cell office:value-type="float" office:value="0.36818099999999998" table:style-name="ce1">
            <text:p>0.368181</text:p>
          </table:table-cell>
          <table:table-cell office:value-type="float" office:value="0.3446475" table:style-name="ce1">
            <text:p>0.3446475</text:p>
          </table:table-cell>
          <table:table-cell office:value-type="float" office:value="0.34252329999999998" table:style-name="ce1">
            <text:p>0.3425233</text:p>
          </table:table-cell>
          <table:table-cell office:value-type="float" office:value="0.31448900000000002" table:style-name="ce1">
            <text:p>0.314489</text:p>
          </table:table-cell>
          <table:table-cell office:value-type="float" office:value="0.1663906" table:style-name="ce1">
            <text:p>0.1663906</text:p>
          </table:table-cell>
          <table:table-cell office:value-type="float" office:value="0.1244855" table:style-name="ce1">
            <text:p>0.1244855</text:p>
          </table:table-cell>
          <table:table-cell office:value-type="float" office:value="0.15549640000000001" table:style-name="ce1">
            <text:p>0.1554964</text:p>
          </table:table-cell>
          <table:table-cell office:value-type="float" office:value="0.26630229999999999" table:style-name="ce1">
            <text:p>0.2663023</text:p>
          </table:table-cell>
          <table:table-cell office:value-type="float" office:value="0.29612090000000002" table:style-name="ce1">
            <text:p>0.2961209</text:p>
          </table:table-cell>
          <table:table-cell office:value-type="float" office:value="0.41331459999999998" table:style-name="ce1">
            <text:p>0.4133146</text:p>
          </table:table-cell>
          <table:table-cell office:value-type="float" office:value="0.38112499999999999" table:style-name="ce1">
            <text:p>0.381125</text:p>
          </table:table-cell>
          <table:table-cell office:value-type="float" office:value="0.2674125" table:style-name="ce1">
            <text:p>0.26741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urkina Faso</text:p>
          </table:table-cell>
          <table:table-cell office:value-type="string" table:style-name="ce1">
            <text:p>BFA</text:p>
          </table:table-cell>
          <table:table-cell office:value-type="float" office:value="-0.53343980000000002" table:style-name="ce1">
            <text:p>-0.5334398</text:p>
          </table:table-cell>
          <table:table-cell office:value-type="float" office:value="-0.39619529999999997" table:style-name="ce1">
            <text:p>-0.3961953</text:p>
          </table:table-cell>
          <table:table-cell office:value-type="float" office:value="-0.23015479999999999" table:style-name="ce1">
            <text:p>-0.2301548</text:p>
          </table:table-cell>
          <table:table-cell office:value-type="float" office:value="-0.38781660000000001" table:style-name="ce1">
            <text:p>-0.3878166</text:p>
          </table:table-cell>
          <table:table-cell office:value-type="float" office:value="-0.30972440000000001" table:style-name="ce1">
            <text:p>-0.3097244</text:p>
          </table:table-cell>
          <table:table-cell office:value-type="float" office:value="-0.43370880000000001" table:style-name="ce1">
            <text:p>-0.4337088</text:p>
          </table:table-cell>
          <table:table-cell office:value-type="float" office:value="-0.44652009999999998" table:style-name="ce1">
            <text:p>-0.4465201</text:p>
          </table:table-cell>
          <table:table-cell office:value-type="float" office:value="-0.34183390000000002" table:style-name="ce1">
            <text:p>-0.3418339</text:p>
          </table:table-cell>
          <table:table-cell office:value-type="float" office:value="-0.30700919999999998" table:style-name="ce1">
            <text:p>-0.3070092</text:p>
          </table:table-cell>
          <table:table-cell office:value-type="float" office:value="-0.28348079999999998" table:style-name="ce1">
            <text:p>-0.2834808</text:p>
          </table:table-cell>
          <table:table-cell office:value-type="float" office:value="-0.28974230000000001" table:style-name="ce1">
            <text:p>-0.2897423</text:p>
          </table:table-cell>
          <table:table-cell office:value-type="float" office:value="-0.25295030000000002" table:style-name="ce1">
            <text:p>-0.2529503</text:p>
          </table:table-cell>
          <table:table-cell office:value-type="float" office:value="-0.28018549999999998" table:style-name="ce1">
            <text:p>-0.2801855</text:p>
          </table:table-cell>
          <table:table-cell office:value-type="float" office:value="-0.30497079999999999" table:style-name="ce1">
            <text:p>-0.3049708</text:p>
          </table:table-cell>
          <table:table-cell office:value-type="float" office:value="-0.25542599999999999" table:style-name="ce1">
            <text:p>-0.255426</text:p>
          </table:table-cell>
          <table:table-cell office:value-type="float" office:value="-0.3518519" table:style-name="ce1">
            <text:p>-0.3518519</text:p>
          </table:table-cell>
          <table:table-cell office:value-type="float" office:value="-0.11434419999999999" table:style-name="ce1">
            <text:p>-0.1143442</text:p>
          </table:table-cell>
          <table:table-cell office:value-type="float" office:value="1.33565E-2" table:style-name="ce1">
            <text:p>0.0133565</text:p>
          </table:table-cell>
          <table:table-cell office:value-type="float" office:value="6.4641000000000004E-2" table:style-name="ce1">
            <text:p>0.064641</text:p>
          </table:table-cell>
          <table:table-cell office:value-type="float" office:value="-4.3225100000000002E-2" table:style-name="ce1">
            <text:p>-0.043225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BGD</text:p>
          </table:table-cell>
          <table:table-cell office:value-type="float" office:value="-5.8428399999999998E-2" table:style-name="ce1">
            <text:p>-0.0584284</text:p>
          </table:table-cell>
          <table:table-cell office:value-type="float" office:value="-8.5569900000000004E-2" table:style-name="ce1">
            <text:p>-0.0855699</text:p>
          </table:table-cell>
          <table:table-cell office:value-type="float" office:value="-0.2279245" table:style-name="ce1">
            <text:p>-0.2279245</text:p>
          </table:table-cell>
          <table:table-cell office:value-type="float" office:value="-0.43222050000000001" table:style-name="ce1">
            <text:p>-0.4322205</text:p>
          </table:table-cell>
          <table:table-cell office:value-type="float" office:value="-0.55180680000000004" table:style-name="ce1">
            <text:p>-0.5518068</text:p>
          </table:table-cell>
          <table:table-cell office:value-type="float" office:value="-0.67214580000000002" table:style-name="ce1">
            <text:p>-0.6721458</text:p>
          </table:table-cell>
          <table:table-cell office:value-type="float" office:value="-0.56996919999999995" table:style-name="ce1">
            <text:p>-0.5699692</text:p>
          </table:table-cell>
          <table:table-cell office:value-type="float" office:value="-0.45123649999999998" table:style-name="ce1">
            <text:p>-0.4512365</text:p>
          </table:table-cell>
          <table:table-cell office:value-type="float" office:value="-0.57349989999999995" table:style-name="ce1">
            <text:p>-0.5734999</text:p>
          </table:table-cell>
          <table:table-cell office:value-type="float" office:value="-0.44211699999999998" table:style-name="ce1">
            <text:p>-0.442117</text:p>
          </table:table-cell>
          <table:table-cell office:value-type="float" office:value="-0.2890779" table:style-name="ce1">
            <text:p>-0.2890779</text:p>
          </table:table-cell>
          <table:table-cell office:value-type="float" office:value="-0.26809529999999998" table:style-name="ce1">
            <text:p>-0.2680953</text:p>
          </table:table-cell>
          <table:table-cell office:value-type="float" office:value="-0.31506889999999999" table:style-name="ce1">
            <text:p>-0.3150689</text:p>
          </table:table-cell>
          <table:table-cell office:value-type="float" office:value="-0.40194069999999998" table:style-name="ce1">
            <text:p>-0.4019407</text:p>
          </table:table-cell>
          <table:table-cell office:value-type="float" office:value="-0.40538639999999998" table:style-name="ce1">
            <text:p>-0.4053864</text:p>
          </table:table-cell>
          <table:table-cell office:value-type="float" office:value="-0.47392980000000001" table:style-name="ce1">
            <text:p>-0.4739298</text:p>
          </table:table-cell>
          <table:table-cell office:value-type="float" office:value="-0.51204680000000002" table:style-name="ce1">
            <text:p>-0.5120468</text:p>
          </table:table-cell>
          <table:table-cell office:value-type="float" office:value="-0.58529810000000004" table:style-name="ce1">
            <text:p>-0.5852981</text:p>
          </table:table-cell>
          <table:table-cell office:value-type="float" office:value="-0.61645839999999996" table:style-name="ce1">
            <text:p>-0.6164584</text:p>
          </table:table-cell>
          <table:table-cell office:value-type="float" office:value="-0.72841370000000005" table:style-name="ce1">
            <text:p>-0.728413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ulgaria</text:p>
          </table:table-cell>
          <table:table-cell office:value-type="string" table:style-name="ce1">
            <text:p>BGR</text:p>
          </table:table-cell>
          <table:table-cell office:value-type="float" office:value="0.42898639999999999" table:style-name="ce1">
            <text:p>0.4289864</text:p>
          </table:table-cell>
          <table:table-cell office:value-type="float" office:value="0.4370174" table:style-name="ce1">
            <text:p>0.4370174</text:p>
          </table:table-cell>
          <table:table-cell office:value-type="float" office:value="0.46049869999999998" table:style-name="ce1">
            <text:p>0.4604987</text:p>
          </table:table-cell>
          <table:table-cell office:value-type="float" office:value="0.52853130000000004" table:style-name="ce1">
            <text:p>0.5285313</text:p>
          </table:table-cell>
          <table:table-cell office:value-type="float" office:value="0.54589200000000004" table:style-name="ce1">
            <text:p>0.545892</text:p>
          </table:table-cell>
          <table:table-cell office:value-type="float" office:value="0.56969020000000004" table:style-name="ce1">
            <text:p>0.5696902</text:p>
          </table:table-cell>
          <table:table-cell office:value-type="float" office:value="0.59489270000000005" table:style-name="ce1">
            <text:p>0.5948927</text:p>
          </table:table-cell>
          <table:table-cell office:value-type="float" office:value="0.5771172" table:style-name="ce1">
            <text:p>0.5771172</text:p>
          </table:table-cell>
          <table:table-cell office:value-type="float" office:value="0.69093539999999998" table:style-name="ce1">
            <text:p>0.6909354</text:p>
          </table:table-cell>
          <table:table-cell office:value-type="float" office:value="0.5779763" table:style-name="ce1">
            <text:p>0.5779763</text:p>
          </table:table-cell>
          <table:table-cell office:value-type="float" office:value="0.56048410000000004" table:style-name="ce1">
            <text:p>0.5604841</text:p>
          </table:table-cell>
          <table:table-cell office:value-type="float" office:value="0.53148569999999995" table:style-name="ce1">
            <text:p>0.5314857</text:p>
          </table:table-cell>
          <table:table-cell office:value-type="float" office:value="0.45008019999999999" table:style-name="ce1">
            <text:p>0.4500802</text:p>
          </table:table-cell>
          <table:table-cell office:value-type="float" office:value="0.40091559999999998" table:style-name="ce1">
            <text:p>0.4009156</text:p>
          </table:table-cell>
          <table:table-cell office:value-type="float" office:value="0.33727079999999998" table:style-name="ce1">
            <text:p>0.3372708</text:p>
          </table:table-cell>
          <table:table-cell office:value-type="float" office:value="0.36646299999999998" table:style-name="ce1">
            <text:p>0.366463</text:p>
          </table:table-cell>
          <table:table-cell office:value-type="float" office:value="0.43257309999999999" table:style-name="ce1">
            <text:p>0.4325731</text:p>
          </table:table-cell>
          <table:table-cell office:value-type="float" office:value="0.40110849999999998" table:style-name="ce1">
            <text:p>0.4011085</text:p>
          </table:table-cell>
          <table:table-cell office:value-type="float" office:value="0.3787741" table:style-name="ce1">
            <text:p>0.3787741</text:p>
          </table:table-cell>
          <table:table-cell office:value-type="float" office:value="0.32338210000000001" table:style-name="ce1">
            <text:p>0.323382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ahrain</text:p>
          </table:table-cell>
          <table:table-cell office:value-type="string" table:style-name="ce1">
            <text:p>BHR</text:p>
          </table:table-cell>
          <table:table-cell office:value-type="float" office:value="-0.71878339999999996" table:style-name="ce1">
            <text:p>-0.7187834</text:p>
          </table:table-cell>
          <table:table-cell office:value-type="float" office:value="-1.0654030000000001" table:style-name="ce1">
            <text:p>-1.065403</text:p>
          </table:table-cell>
          <table:table-cell office:value-type="float" office:value="-1.05688" table:style-name="ce1">
            <text:p>-1.05688</text:p>
          </table:table-cell>
          <table:table-cell office:value-type="float" office:value="-0.57116370000000005" table:style-name="ce1">
            <text:p>-0.5711637</text:p>
          </table:table-cell>
          <table:table-cell office:value-type="float" office:value="-0.59070560000000005" table:style-name="ce1">
            <text:p>-0.5907056</text:p>
          </table:table-cell>
          <table:table-cell office:value-type="float" office:value="-0.56154939999999998" table:style-name="ce1">
            <text:p>-0.5615494</text:p>
          </table:table-cell>
          <table:table-cell office:value-type="float" office:value="-0.74317489999999997" table:style-name="ce1">
            <text:p>-0.7431749</text:p>
          </table:table-cell>
          <table:table-cell office:value-type="float" office:value="-0.90396650000000001" table:style-name="ce1">
            <text:p>-0.9039665</text:p>
          </table:table-cell>
          <table:table-cell office:value-type="float" office:value="-0.85652660000000003" table:style-name="ce1">
            <text:p>-0.8565266</text:p>
          </table:table-cell>
          <table:table-cell office:value-type="float" office:value="-0.86891750000000001" table:style-name="ce1">
            <text:p>-0.8689175</text:p>
          </table:table-cell>
          <table:table-cell office:value-type="float" office:value="-0.7910007" table:style-name="ce1">
            <text:p>-0.7910007</text:p>
          </table:table-cell>
          <table:table-cell office:value-type="float" office:value="-0.96591009999999999" table:style-name="ce1">
            <text:p>-0.9659101</text:p>
          </table:table-cell>
          <table:table-cell office:value-type="float" office:value="-1.217317" table:style-name="ce1">
            <text:p>-1.217317</text:p>
          </table:table-cell>
          <table:table-cell office:value-type="float" office:value="-1.318025" table:style-name="ce1">
            <text:p>-1.318025</text:p>
          </table:table-cell>
          <table:table-cell office:value-type="float" office:value="-1.317464" table:style-name="ce1">
            <text:p>-1.317464</text:p>
          </table:table-cell>
          <table:table-cell office:value-type="float" office:value="-1.3110630000000001" table:style-name="ce1">
            <text:p>-1.311063</text:p>
          </table:table-cell>
          <table:table-cell office:value-type="float" office:value="-1.3130660000000001" table:style-name="ce1">
            <text:p>-1.313066</text:p>
          </table:table-cell>
          <table:table-cell office:value-type="float" office:value="-1.372134" table:style-name="ce1">
            <text:p>-1.372134</text:p>
          </table:table-cell>
          <table:table-cell office:value-type="float" office:value="-1.386841" table:style-name="ce1">
            <text:p>-1.386841</text:p>
          </table:table-cell>
          <table:table-cell office:value-type="float" office:value="-1.405907" table:style-name="ce1">
            <text:p>-1.4059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ahamas, The</text:p>
          </table:table-cell>
          <table:table-cell office:value-type="string" table:style-name="ce1">
            <text:p>BHS</text:p>
          </table:table-cell>
          <table:table-cell office:value-type="float" office:value="1.1028389999999999" table:style-name="ce1">
            <text:p>1.102839</text:p>
          </table:table-cell>
          <table:table-cell office:value-type="float" office:value="1.1574770000000001" table:style-name="ce1">
            <text:p>1.157477</text:p>
          </table:table-cell>
          <table:table-cell office:value-type="float" office:value="1.2022250000000001" table:style-name="ce1">
            <text:p>1.202225</text:p>
          </table:table-cell>
          <table:table-cell office:value-type="float" office:value="1.1889369999999999" table:style-name="ce1">
            <text:p>1.188937</text:p>
          </table:table-cell>
          <table:table-cell office:value-type="float" office:value="1.0322720000000001" table:style-name="ce1">
            <text:p>1.032272</text:p>
          </table:table-cell>
          <table:table-cell office:value-type="float" office:value="0.98453950000000001" table:style-name="ce1">
            <text:p>0.9845395</text:p>
          </table:table-cell>
          <table:table-cell office:value-type="float" office:value="0.94251910000000005" table:style-name="ce1">
            <text:p>0.9425191</text:p>
          </table:table-cell>
          <table:table-cell office:value-type="float" office:value="1.0202340000000001" table:style-name="ce1">
            <text:p>1.020234</text:p>
          </table:table-cell>
          <table:table-cell office:value-type="float" office:value="1.0984320000000001" table:style-name="ce1">
            <text:p>1.098432</text:p>
          </table:table-cell>
          <table:table-cell office:value-type="float" office:value="1.1219140000000001" table:style-name="ce1">
            <text:p>1.121914</text:p>
          </table:table-cell>
          <table:table-cell office:value-type="float" office:value="1.0071460000000001" table:style-name="ce1">
            <text:p>1.007146</text:p>
          </table:table-cell>
          <table:table-cell office:value-type="float" office:value="0.98820969999999997" table:style-name="ce1">
            <text:p>0.9882097</text:p>
          </table:table-cell>
          <table:table-cell office:value-type="float" office:value="0.96010850000000003" table:style-name="ce1">
            <text:p>0.9601085</text:p>
          </table:table-cell>
          <table:table-cell office:value-type="float" office:value="0.93457389999999996" table:style-name="ce1">
            <text:p>0.9345739</text:p>
          </table:table-cell>
          <table:table-cell office:value-type="float" office:value="0.92444870000000001" table:style-name="ce1">
            <text:p>0.9244487</text:p>
          </table:table-cell>
          <table:table-cell office:value-type="float" office:value="1.0473539999999999" table:style-name="ce1">
            <text:p>1.047354</text:p>
          </table:table-cell>
          <table:table-cell office:value-type="float" office:value="0.9514745" table:style-name="ce1">
            <text:p>0.9514745</text:p>
          </table:table-cell>
          <table:table-cell office:value-type="float" office:value="0.85209429999999997" table:style-name="ce1">
            <text:p>0.8520943</text:p>
          </table:table-cell>
          <table:table-cell office:value-type="float" office:value="0.84863940000000004" table:style-name="ce1">
            <text:p>0.8486394</text:p>
          </table:table-cell>
          <table:table-cell office:value-type="float" office:value="0.79563459999999997" table:style-name="ce1">
            <text:p>0.795634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osnia and Herzegovina</text:p>
          </table:table-cell>
          <table:table-cell office:value-type="string" table:style-name="ce1">
            <text:p>BIH</text:p>
          </table:table-cell>
          <table:table-cell office:value-type="float" office:value="-0.1038256" table:style-name="ce1">
            <text:p>-0.1038256</text:p>
          </table:table-cell>
          <table:table-cell office:value-type="float" office:value="-8.2106000000000002E-3" table:style-name="ce1">
            <text:p>-0.0082106</text:p>
          </table:table-cell>
          <table:table-cell office:value-type="float" office:value="-0.10834340000000001" table:style-name="ce1">
            <text:p>-0.1083434</text:p>
          </table:table-cell>
          <table:table-cell office:value-type="float" office:value="-8.7044499999999997E-2" table:style-name="ce1">
            <text:p>-0.0870445</text:p>
          </table:table-cell>
          <table:table-cell office:value-type="float" office:value="0.20961060000000001" table:style-name="ce1">
            <text:p>0.2096106</text:p>
          </table:table-cell>
          <table:table-cell office:value-type="float" office:value="0.16882459999999999" table:style-name="ce1">
            <text:p>0.1688246</text:p>
          </table:table-cell>
          <table:table-cell office:value-type="float" office:value="0.21358479999999999" table:style-name="ce1">
            <text:p>0.2135848</text:p>
          </table:table-cell>
          <table:table-cell office:value-type="float" office:value="0.18726019999999999" table:style-name="ce1">
            <text:p>0.1872602</text:p>
          </table:table-cell>
          <table:table-cell office:value-type="float" office:value="0.1310104" table:style-name="ce1">
            <text:p>0.1310104</text:p>
          </table:table-cell>
          <table:table-cell office:value-type="float" office:value="1.5152000000000001E-2" table:style-name="ce1">
            <text:p>0.015152</text:p>
          </table:table-cell>
          <table:table-cell office:value-type="float" office:value="3.1427999999999998E-3" table:style-name="ce1">
            <text:p>0.0031428</text:p>
          </table:table-cell>
          <table:table-cell office:value-type="float" office:value="-8.2464499999999996E-2" table:style-name="ce1">
            <text:p>-0.0824645</text:p>
          </table:table-cell>
          <table:table-cell office:value-type="float" office:value="-0.15975500000000001" table:style-name="ce1">
            <text:p>-0.159755</text:p>
          </table:table-cell>
          <table:table-cell office:value-type="float" office:value="-0.1003254" table:style-name="ce1">
            <text:p>-0.1003254</text:p>
          </table:table-cell>
          <table:table-cell office:value-type="float" office:value="-0.11646289999999999" table:style-name="ce1">
            <text:p>-0.1164629</text:p>
          </table:table-cell>
          <table:table-cell office:value-type="float" office:value="-7.0975300000000005E-2" table:style-name="ce1">
            <text:p>-0.0709753</text:p>
          </table:table-cell>
          <table:table-cell office:value-type="float" office:value="-9.8100900000000005E-2" table:style-name="ce1">
            <text:p>-0.0981009</text:p>
          </table:table-cell>
          <table:table-cell office:value-type="float" office:value="-0.13219600000000001" table:style-name="ce1">
            <text:p>-0.132196</text:p>
          </table:table-cell>
          <table:table-cell office:value-type="float" office:value="-0.2071479" table:style-name="ce1">
            <text:p>-0.2071479</text:p>
          </table:table-cell>
          <table:table-cell office:value-type="float" office:value="-0.24359069999999999" table:style-name="ce1">
            <text:p>-0.24359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elarus</text:p>
          </table:table-cell>
          <table:table-cell office:value-type="string" table:style-name="ce1">
            <text:p>BLR</text:p>
          </table:table-cell>
          <table:table-cell office:value-type="float" office:value="-0.81977259999999996" table:style-name="ce1">
            <text:p>-0.8197726</text:p>
          </table:table-cell>
          <table:table-cell office:value-type="float" office:value="-0.77269580000000004" table:style-name="ce1">
            <text:p>-0.7726958</text:p>
          </table:table-cell>
          <table:table-cell office:value-type="float" office:value="-1.312422" table:style-name="ce1">
            <text:p>-1.312422</text:p>
          </table:table-cell>
          <table:table-cell office:value-type="float" office:value="-1.451897" table:style-name="ce1">
            <text:p>-1.451897</text:p>
          </table:table-cell>
          <table:table-cell office:value-type="float" office:value="-1.45855" table:style-name="ce1">
            <text:p>-1.45855</text:p>
          </table:table-cell>
          <table:table-cell office:value-type="float" office:value="-1.597364" table:style-name="ce1">
            <text:p>-1.597364</text:p>
          </table:table-cell>
          <table:table-cell office:value-type="float" office:value="-1.7668170000000001" table:style-name="ce1">
            <text:p>-1.766817</text:p>
          </table:table-cell>
          <table:table-cell office:value-type="float" office:value="-1.753809" table:style-name="ce1">
            <text:p>-1.753809</text:p>
          </table:table-cell>
          <table:table-cell office:value-type="float" office:value="-1.7044539999999999" table:style-name="ce1">
            <text:p>-1.704454</text:p>
          </table:table-cell>
          <table:table-cell office:value-type="float" office:value="-1.593318" table:style-name="ce1">
            <text:p>-1.593318</text:p>
          </table:table-cell>
          <table:table-cell office:value-type="float" office:value="-1.5475890000000001" table:style-name="ce1">
            <text:p>-1.547589</text:p>
          </table:table-cell>
          <table:table-cell office:value-type="float" office:value="-1.5550379999999999" table:style-name="ce1">
            <text:p>-1.555038</text:p>
          </table:table-cell>
          <table:table-cell office:value-type="float" office:value="-1.6602079999999999" table:style-name="ce1">
            <text:p>-1.660208</text:p>
          </table:table-cell>
          <table:table-cell office:value-type="float" office:value="-1.5671809999999999" table:style-name="ce1">
            <text:p>-1.567181</text:p>
          </table:table-cell>
          <table:table-cell office:value-type="float" office:value="-1.5444290000000001" table:style-name="ce1">
            <text:p>-1.544429</text:p>
          </table:table-cell>
          <table:table-cell office:value-type="float" office:value="-1.4428719999999999" table:style-name="ce1">
            <text:p>-1.442872</text:p>
          </table:table-cell>
          <table:table-cell office:value-type="float" office:value="-1.4650780000000001" table:style-name="ce1">
            <text:p>-1.465078</text:p>
          </table:table-cell>
          <table:table-cell office:value-type="float" office:value="-1.339494" table:style-name="ce1">
            <text:p>-1.339494</text:p>
          </table:table-cell>
          <table:table-cell office:value-type="float" office:value="-1.3555870000000001" table:style-name="ce1">
            <text:p>-1.355587</text:p>
          </table:table-cell>
          <table:table-cell office:value-type="float" office:value="-1.3507690000000001" table:style-name="ce1">
            <text:p>-1.35076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office:value-type="float" office:value="0.8242216" table:style-name="ce1">
            <text:p>0.8242216</text:p>
          </table:table-cell>
          <table:table-cell office:value-type="float" office:value="0.88168840000000004" table:style-name="ce1">
            <text:p>0.8816884</text:p>
          </table:table-cell>
          <table:table-cell office:value-type="float" office:value="0.97587979999999996" table:style-name="ce1">
            <text:p>0.9758798</text:p>
          </table:table-cell>
          <table:table-cell office:value-type="float" office:value="0.79683099999999996" table:style-name="ce1">
            <text:p>0.796831</text:p>
          </table:table-cell>
          <table:table-cell office:value-type="float" office:value="0.84279150000000003" table:style-name="ce1">
            <text:p>0.8427915</text:p>
          </table:table-cell>
          <table:table-cell office:value-type="float" office:value="0.74007239999999996" table:style-name="ce1">
            <text:p>0.7400724</text:p>
          </table:table-cell>
          <table:table-cell office:value-type="float" office:value="0.68842910000000002" table:style-name="ce1">
            <text:p>0.6884291</text:p>
          </table:table-cell>
          <table:table-cell office:value-type="float" office:value="0.54468079999999996" table:style-name="ce1">
            <text:p>0.5446808</text:p>
          </table:table-cell>
          <table:table-cell office:value-type="float" office:value="0.52649210000000002" table:style-name="ce1">
            <text:p>0.5264921</text:p>
          </table:table-cell>
          <table:table-cell office:value-type="float" office:value="0.64687030000000001" table:style-name="ce1">
            <text:p>0.6468703</text:p>
          </table:table-cell>
          <table:table-cell office:value-type="float" office:value="0.74492700000000001" table:style-name="ce1">
            <text:p>0.744927</text:p>
          </table:table-cell>
          <table:table-cell office:value-type="float" office:value="0.68530120000000005" table:style-name="ce1">
            <text:p>0.6853012</text:p>
          </table:table-cell>
          <table:table-cell office:value-type="float" office:value="0.69551529999999995" table:style-name="ce1">
            <text:p>0.6955153</text:p>
          </table:table-cell>
          <table:table-cell office:value-type="float" office:value="0.69527729999999999" table:style-name="ce1">
            <text:p>0.6952773</text:p>
          </table:table-cell>
          <table:table-cell office:value-type="float" office:value="0.71143619999999996" table:style-name="ce1">
            <text:p>0.7114362</text:p>
          </table:table-cell>
          <table:table-cell office:value-type="float" office:value="0.52008829999999995" table:style-name="ce1">
            <text:p>0.5200883</text:p>
          </table:table-cell>
          <table:table-cell office:value-type="float" office:value="0.57813329999999996" table:style-name="ce1">
            <text:p>0.5781333</text:p>
          </table:table-cell>
          <table:table-cell office:value-type="float" office:value="0.57077040000000001" table:style-name="ce1">
            <text:p>0.5707704</text:p>
          </table:table-cell>
          <table:table-cell office:value-type="float" office:value="0.56984559999999995" table:style-name="ce1">
            <text:p>0.5698456</text:p>
          </table:table-cell>
          <table:table-cell office:value-type="float" office:value="0.45075340000000003" table:style-name="ce1">
            <text:p>0.450753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ermuda</text:p>
          </table:table-cell>
          <table:table-cell office:value-type="string" table:style-name="ce1">
            <text:p>BMU</text:p>
          </table:table-cell>
          <table:table-cell office:value-type="float" office:value="1.1803630000000001" table:style-name="ce1">
            <text:p>1.180363</text:p>
          </table:table-cell>
          <table:table-cell office:value-type="float" office:value="1.16662" table:style-name="ce1">
            <text:p>1.16662</text:p>
          </table:table-cell>
          <table:table-cell office:value-type="float" office:value="0.93937619999999999" table:style-name="ce1">
            <text:p>0.9393762</text:p>
          </table:table-cell>
          <table:table-cell office:value-type="float" office:value="1.125524" table:style-name="ce1">
            <text:p>1.125524</text:p>
          </table:table-cell>
          <table:table-cell office:value-type="float" office:value="1.200391" table:style-name="ce1">
            <text:p>1.200391</text:p>
          </table:table-cell>
          <table:table-cell office:value-type="float" office:value="1.1349720000000001" table:style-name="ce1">
            <text:p>1.134972</text:p>
          </table:table-cell>
          <table:table-cell office:value-type="float" office:value="1.15323" table:style-name="ce1">
            <text:p>1.15323</text:p>
          </table:table-cell>
          <table:table-cell office:value-type="float" office:value="1.0172730000000001" table:style-name="ce1">
            <text:p>1.017273</text:p>
          </table:table-cell>
          <table:table-cell office:value-type="float" office:value="0.97212889999999996" table:style-name="ce1">
            <text:p>0.9721289</text:p>
          </table:table-cell>
          <table:table-cell office:value-type="float" office:value="0.96719820000000001" table:style-name="ce1">
            <text:p>0.9671982</text:p>
          </table:table-cell>
          <table:table-cell office:value-type="float" office:value="0.96381220000000001" table:style-name="ce1">
            <text:p>0.9638122</text:p>
          </table:table-cell>
          <table:table-cell office:value-type="float" office:value="0.98828450000000001" table:style-name="ce1">
            <text:p>0.9882845</text:p>
          </table:table-cell>
          <table:table-cell office:value-type="float" office:value="1.0090520000000001" table:style-name="ce1">
            <text:p>1.009052</text:p>
          </table:table-cell>
          <table:table-cell office:value-type="float" office:value="1.0256719999999999" table:style-name="ce1">
            <text:p>1.025672</text:p>
          </table:table-cell>
          <table:table-cell office:value-type="float" office:value="1.004767" table:style-name="ce1">
            <text:p>1.0047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olivia</text:p>
          </table:table-cell>
          <table:table-cell office:value-type="string" table:style-name="ce1">
            <text:p>BOL</text:p>
          </table:table-cell>
          <table:table-cell office:value-type="float" office:value="0.15551860000000001" table:style-name="ce1">
            <text:p>0.1555186</text:p>
          </table:table-cell>
          <table:table-cell office:value-type="float" office:value="0.35377009999999998" table:style-name="ce1">
            <text:p>0.3537701</text:p>
          </table:table-cell>
          <table:table-cell office:value-type="float" office:value="0.1899729" table:style-name="ce1">
            <text:p>0.1899729</text:p>
          </table:table-cell>
          <table:table-cell office:value-type="float" office:value="0.14036989999999999" table:style-name="ce1">
            <text:p>0.1403699</text:p>
          </table:table-cell>
          <table:table-cell office:value-type="float" office:value="-5.6417299999999997E-2" table:style-name="ce1">
            <text:p>-0.0564173</text:p>
          </table:table-cell>
          <table:table-cell office:value-type="float" office:value="-0.1704503" table:style-name="ce1">
            <text:p>-0.1704503</text:p>
          </table:table-cell>
          <table:table-cell office:value-type="float" office:value="-0.1567104" table:style-name="ce1">
            <text:p>-0.1567104</text:p>
          </table:table-cell>
          <table:table-cell office:value-type="float" office:value="7.6463600000000007E-2" table:style-name="ce1">
            <text:p>0.0764636</text:p>
          </table:table-cell>
          <table:table-cell office:value-type="float" office:value="4.2223999999999998E-2" table:style-name="ce1">
            <text:p>0.042224</text:p>
          </table:table-cell>
          <table:table-cell office:value-type="float" office:value="2.9616999999999998E-3" table:style-name="ce1">
            <text:p>0.0029617</text:p>
          </table:table-cell>
          <table:table-cell office:value-type="float" office:value="6.9464000000000001E-3" table:style-name="ce1">
            <text:p>0.0069464</text:p>
          </table:table-cell>
          <table:table-cell office:value-type="float" office:value="-3.9268900000000002E-2" table:style-name="ce1">
            <text:p>-0.0392689</text:p>
          </table:table-cell>
          <table:table-cell office:value-type="float" office:value="-6.8237800000000001E-2" table:style-name="ce1">
            <text:p>-0.0682378</text:p>
          </table:table-cell>
          <table:table-cell office:value-type="float" office:value="-8.1585299999999999E-2" table:style-name="ce1">
            <text:p>-0.0815853</text:p>
          </table:table-cell>
          <table:table-cell office:value-type="float" office:value="-6.8992999999999999E-2" table:style-name="ce1">
            <text:p>-0.068993</text:p>
          </table:table-cell>
          <table:table-cell office:value-type="float" office:value="-2.6319800000000001E-2" table:style-name="ce1">
            <text:p>-0.0263198</text:p>
          </table:table-cell>
          <table:table-cell office:value-type="float" office:value="-4.6696000000000003E-3" table:style-name="ce1">
            <text:p>-0.0046696</text:p>
          </table:table-cell>
          <table:table-cell office:value-type="float" office:value="-3.69255E-2" table:style-name="ce1">
            <text:p>-0.0369255</text:p>
          </table:table-cell>
          <table:table-cell office:value-type="float" office:value="-2.5651299999999998E-2" table:style-name="ce1">
            <text:p>-0.0256513</text:p>
          </table:table-cell>
          <table:table-cell office:value-type="float" office:value="-4.2587300000000002E-2" table:style-name="ce1">
            <text:p>-0.042587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razil</text:p>
          </table:table-cell>
          <table:table-cell office:value-type="string" table:style-name="ce1">
            <text:p>BRA</text:p>
          </table:table-cell>
          <table:table-cell office:value-type="float" office:value="0.24207699999999999" table:style-name="ce1">
            <text:p>0.242077</text:p>
          </table:table-cell>
          <table:table-cell office:value-type="float" office:value="0.3328526" table:style-name="ce1">
            <text:p>0.3328526</text:p>
          </table:table-cell>
          <table:table-cell office:value-type="float" office:value="0.30159360000000002" table:style-name="ce1">
            <text:p>0.3015936</text:p>
          </table:table-cell>
          <table:table-cell office:value-type="float" office:value="0.47223799999999999" table:style-name="ce1">
            <text:p>0.472238</text:p>
          </table:table-cell>
          <table:table-cell office:value-type="float" office:value="0.44282890000000003" table:style-name="ce1">
            <text:p>0.4428289</text:p>
          </table:table-cell>
          <table:table-cell office:value-type="float" office:value="0.3886095" table:style-name="ce1">
            <text:p>0.3886095</text:p>
          </table:table-cell>
          <table:table-cell office:value-type="float" office:value="0.45767950000000002" table:style-name="ce1">
            <text:p>0.4576795</text:p>
          </table:table-cell>
          <table:table-cell office:value-type="float" office:value="0.50007570000000001" table:style-name="ce1">
            <text:p>0.5000757</text:p>
          </table:table-cell>
          <table:table-cell office:value-type="float" office:value="0.53707400000000005" table:style-name="ce1">
            <text:p>0.537074</text:p>
          </table:table-cell>
          <table:table-cell office:value-type="float" office:value="0.56898570000000004" table:style-name="ce1">
            <text:p>0.5689857</text:p>
          </table:table-cell>
          <table:table-cell office:value-type="float" office:value="0.52200690000000005" table:style-name="ce1">
            <text:p>0.5220069</text:p>
          </table:table-cell>
          <table:table-cell office:value-type="float" office:value="0.57134879999999999" table:style-name="ce1">
            <text:p>0.5713488</text:p>
          </table:table-cell>
          <table:table-cell office:value-type="float" office:value="0.51367620000000003" table:style-name="ce1">
            <text:p>0.5136762</text:p>
          </table:table-cell>
          <table:table-cell office:value-type="float" office:value="0.4779062" table:style-name="ce1">
            <text:p>0.4779062</text:p>
          </table:table-cell>
          <table:table-cell office:value-type="float" office:value="0.41742629999999997" table:style-name="ce1">
            <text:p>0.4174263</text:p>
          </table:table-cell>
          <table:table-cell office:value-type="float" office:value="0.47192790000000001" table:style-name="ce1">
            <text:p>0.4719279</text:p>
          </table:table-cell>
          <table:table-cell office:value-type="float" office:value="0.45885160000000003" table:style-name="ce1">
            <text:p>0.4588516</text:p>
          </table:table-cell>
          <table:table-cell office:value-type="float" office:value="0.45056619999999997" table:style-name="ce1">
            <text:p>0.4505662</text:p>
          </table:table-cell>
          <table:table-cell office:value-type="float" office:value="0.45266889999999999" table:style-name="ce1">
            <text:p>0.4526689</text:p>
          </table:table-cell>
          <table:table-cell office:value-type="float" office:value="0.38856859999999999" table:style-name="ce1">
            <text:p>0.388568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office:value-type="float" office:value="1.3429690000000001" table:style-name="ce1">
            <text:p>1.342969</text:p>
          </table:table-cell>
          <table:table-cell office:value-type="float" office:value="1.2740009999999999" table:style-name="ce1">
            <text:p>1.274001</text:p>
          </table:table-cell>
          <table:table-cell office:value-type="float" office:value="1.2644979999999999" table:style-name="ce1">
            <text:p>1.264498</text:p>
          </table:table-cell>
          <table:table-cell office:value-type="float" office:value="1.231309" table:style-name="ce1">
            <text:p>1.231309</text:p>
          </table:table-cell>
          <table:table-cell office:value-type="float" office:value="1.155708" table:style-name="ce1">
            <text:p>1.155708</text:p>
          </table:table-cell>
          <table:table-cell office:value-type="float" office:value="1.1049690000000001" table:style-name="ce1">
            <text:p>1.104969</text:p>
          </table:table-cell>
          <table:table-cell office:value-type="float" office:value="0.94919869999999995" table:style-name="ce1">
            <text:p>0.9491987</text:p>
          </table:table-cell>
          <table:table-cell office:value-type="float" office:value="1.0372030000000001" table:style-name="ce1">
            <text:p>1.037203</text:p>
          </table:table-cell>
          <table:table-cell office:value-type="float" office:value="1.0299510000000001" table:style-name="ce1">
            <text:p>1.029951</text:p>
          </table:table-cell>
          <table:table-cell office:value-type="float" office:value="0.94691119999999995" table:style-name="ce1">
            <text:p>0.9469112</text:p>
          </table:table-cell>
          <table:table-cell office:value-type="float" office:value="1.127872" table:style-name="ce1">
            <text:p>1.127872</text:p>
          </table:table-cell>
          <table:table-cell office:value-type="float" office:value="1.1365769999999999" table:style-name="ce1">
            <text:p>1.136577</text:p>
          </table:table-cell>
          <table:table-cell office:value-type="float" office:value="1.1140589999999999" table:style-name="ce1">
            <text:p>1.114059</text:p>
          </table:table-cell>
          <table:table-cell office:value-type="float" office:value="1.132979" table:style-name="ce1">
            <text:p>1.132979</text:p>
          </table:table-cell>
          <table:table-cell office:value-type="float" office:value="1.1373580000000001" table:style-name="ce1">
            <text:p>1.137358</text:p>
          </table:table-cell>
          <table:table-cell office:value-type="float" office:value="1.145062" table:style-name="ce1">
            <text:p>1.145062</text:p>
          </table:table-cell>
          <table:table-cell office:value-type="float" office:value="1.096536" table:style-name="ce1">
            <text:p>1.096536</text:p>
          </table:table-cell>
          <table:table-cell office:value-type="float" office:value="1.085731" table:style-name="ce1">
            <text:p>1.085731</text:p>
          </table:table-cell>
          <table:table-cell office:value-type="float" office:value="1.1124769999999999" table:style-name="ce1">
            <text:p>1.112477</text:p>
          </table:table-cell>
          <table:table-cell office:value-type="float" office:value="1.12459" table:style-name="ce1">
            <text:p>1.1245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runei Darussalam</text:p>
          </table:table-cell>
          <table:table-cell office:value-type="string" table:style-name="ce1">
            <text:p>BRN</text:p>
          </table:table-cell>
          <table:table-cell office:value-type="float" office:value="-0.64997229999999995" table:style-name="ce1">
            <text:p>-0.6499723</text:p>
          </table:table-cell>
          <table:table-cell office:value-type="float" office:value="-0.72319659999999997" table:style-name="ce1">
            <text:p>-0.7231966</text:p>
          </table:table-cell>
          <table:table-cell office:value-type="float" office:value="-0.71291899999999997" table:style-name="ce1">
            <text:p>-0.712919</text:p>
          </table:table-cell>
          <table:table-cell office:value-type="float" office:value="-0.83358540000000003" table:style-name="ce1">
            <text:p>-0.8335854</text:p>
          </table:table-cell>
          <table:table-cell office:value-type="float" office:value="-0.7765917" table:style-name="ce1">
            <text:p>-0.7765917</text:p>
          </table:table-cell>
          <table:table-cell office:value-type="float" office:value="-0.79783630000000005" table:style-name="ce1">
            <text:p>-0.7978363</text:p>
          </table:table-cell>
          <table:table-cell office:value-type="float" office:value="-0.77666329999999995" table:style-name="ce1">
            <text:p>-0.7766633</text:p>
          </table:table-cell>
          <table:table-cell office:value-type="float" office:value="-1.0986549999999999" table:style-name="ce1">
            <text:p>-1.098655</text:p>
          </table:table-cell>
          <table:table-cell office:value-type="float" office:value="-1.061537" table:style-name="ce1">
            <text:p>-1.061537</text:p>
          </table:table-cell>
          <table:table-cell office:value-type="float" office:value="-1.0181340000000001" table:style-name="ce1">
            <text:p>-1.018134</text:p>
          </table:table-cell>
          <table:table-cell office:value-type="float" office:value="-0.73071529999999996" table:style-name="ce1">
            <text:p>-0.7307153</text:p>
          </table:table-cell>
          <table:table-cell office:value-type="float" office:value="-0.65057120000000002" table:style-name="ce1">
            <text:p>-0.6505712</text:p>
          </table:table-cell>
          <table:table-cell office:value-type="float" office:value="-0.61033930000000003" table:style-name="ce1">
            <text:p>-0.6103393</text:p>
          </table:table-cell>
          <table:table-cell office:value-type="float" office:value="-0.50637410000000005" table:style-name="ce1">
            <text:p>-0.5063741</text:p>
          </table:table-cell>
          <table:table-cell office:value-type="float" office:value="-0.50507250000000004" table:style-name="ce1">
            <text:p>-0.5050725</text:p>
          </table:table-cell>
          <table:table-cell office:value-type="float" office:value="-0.6250251" table:style-name="ce1">
            <text:p>-0.6250251</text:p>
          </table:table-cell>
          <table:table-cell office:value-type="float" office:value="-0.75414760000000003" table:style-name="ce1">
            <text:p>-0.7541476</text:p>
          </table:table-cell>
          <table:table-cell office:value-type="float" office:value="-0.9010608" table:style-name="ce1">
            <text:p>-0.9010608</text:p>
          </table:table-cell>
          <table:table-cell office:value-type="float" office:value="-0.94851169999999996" table:style-name="ce1">
            <text:p>-0.9485117</text:p>
          </table:table-cell>
          <table:table-cell office:value-type="float" office:value="-0.84325919999999999" table:style-name="ce1">
            <text:p>-0.843259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hutan</text:p>
          </table:table-cell>
          <table:table-cell office:value-type="string" table:style-name="ce1">
            <text:p>BTN</text:p>
          </table:table-cell>
          <table:table-cell office:value-type="float" office:value="-0.95218990000000003" table:style-name="ce1">
            <text:p>-0.9521899</text:p>
          </table:table-cell>
          <table:table-cell office:value-type="float" office:value="-1.0983039999999999" table:style-name="ce1">
            <text:p>-1.098304</text:p>
          </table:table-cell>
          <table:table-cell office:value-type="float" office:value="-1.112357" table:style-name="ce1">
            <text:p>-1.112357</text:p>
          </table:table-cell>
          <table:table-cell office:value-type="float" office:value="-1.2902709999999999" table:style-name="ce1">
            <text:p>-1.290271</text:p>
          </table:table-cell>
          <table:table-cell office:value-type="float" office:value="-1.146782" table:style-name="ce1">
            <text:p>-1.146782</text:p>
          </table:table-cell>
          <table:table-cell office:value-type="float" office:value="-0.96503700000000003" table:style-name="ce1">
            <text:p>-0.965037</text:p>
          </table:table-cell>
          <table:table-cell office:value-type="float" office:value="-1.072155" table:style-name="ce1">
            <text:p>-1.072155</text:p>
          </table:table-cell>
          <table:table-cell office:value-type="float" office:value="-1.058764" table:style-name="ce1">
            <text:p>-1.058764</text:p>
          </table:table-cell>
          <table:table-cell office:value-type="float" office:value="-0.87259189999999998" table:style-name="ce1">
            <text:p>-0.8725919</text:p>
          </table:table-cell>
          <table:table-cell office:value-type="float" office:value="-0.5054052" table:style-name="ce1">
            <text:p>-0.5054052</text:p>
          </table:table-cell>
          <table:table-cell office:value-type="float" office:value="-0.46180890000000002" table:style-name="ce1">
            <text:p>-0.4618089</text:p>
          </table:table-cell>
          <table:table-cell office:value-type="float" office:value="-0.41691780000000001" table:style-name="ce1">
            <text:p>-0.4169178</text:p>
          </table:table-cell>
          <table:table-cell office:value-type="float" office:value="-0.40402939999999998" table:style-name="ce1">
            <text:p>-0.4040294</text:p>
          </table:table-cell>
          <table:table-cell office:value-type="float" office:value="-0.28092010000000001" table:style-name="ce1">
            <text:p>-0.2809201</text:p>
          </table:table-cell>
          <table:table-cell office:value-type="float" office:value="-0.1587836" table:style-name="ce1">
            <text:p>-0.1587836</text:p>
          </table:table-cell>
          <table:table-cell office:value-type="float" office:value="-0.102953" table:style-name="ce1">
            <text:p>-0.102953</text:p>
          </table:table-cell>
          <table:table-cell office:value-type="float" office:value="-3.4818300000000003E-2" table:style-name="ce1">
            <text:p>-0.0348183</text:p>
          </table:table-cell>
          <table:table-cell office:value-type="float" office:value="-2.59746E-2" table:style-name="ce1">
            <text:p>-0.0259746</text:p>
          </table:table-cell>
          <table:table-cell office:value-type="float" office:value="1.0511899999999999E-2" table:style-name="ce1">
            <text:p>0.0105119</text:p>
          </table:table-cell>
          <table:table-cell office:value-type="float" office:value="6.0540700000000003E-2" table:style-name="ce1">
            <text:p>0.06054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Botswana</text:p>
          </table:table-cell>
          <table:table-cell office:value-type="string" table:style-name="ce1">
            <text:p>BWA</text:p>
          </table:table-cell>
          <table:table-cell office:value-type="float" office:value="0.86250099999999996" table:style-name="ce1">
            <text:p>0.862501</text:p>
          </table:table-cell>
          <table:table-cell office:value-type="float" office:value="0.74934149999999999" table:style-name="ce1">
            <text:p>0.7493415</text:p>
          </table:table-cell>
          <table:table-cell office:value-type="float" office:value="0.67427700000000002" table:style-name="ce1">
            <text:p>0.674277</text:p>
          </table:table-cell>
          <table:table-cell office:value-type="float" office:value="0.66689319999999996" table:style-name="ce1">
            <text:p>0.6668932</text:p>
          </table:table-cell>
          <table:table-cell office:value-type="float" office:value="0.70607699999999995" table:style-name="ce1">
            <text:p>0.706077</text:p>
          </table:table-cell>
          <table:table-cell office:value-type="float" office:value="0.73586989999999997" table:style-name="ce1">
            <text:p>0.7358699</text:p>
          </table:table-cell>
          <table:table-cell office:value-type="float" office:value="0.59460769999999996" table:style-name="ce1">
            <text:p>0.5946077</text:p>
          </table:table-cell>
          <table:table-cell office:value-type="float" office:value="0.51310009999999995" table:style-name="ce1">
            <text:p>0.5131001</text:p>
          </table:table-cell>
          <table:table-cell office:value-type="float" office:value="0.50790360000000001" table:style-name="ce1">
            <text:p>0.5079036</text:p>
          </table:table-cell>
          <table:table-cell office:value-type="float" office:value="0.51350459999999998" table:style-name="ce1">
            <text:p>0.5135046</text:p>
          </table:table-cell>
          <table:table-cell office:value-type="float" office:value="0.43709949999999997" table:style-name="ce1">
            <text:p>0.4370995</text:p>
          </table:table-cell>
          <table:table-cell office:value-type="float" office:value="0.45553329999999997" table:style-name="ce1">
            <text:p>0.4555333</text:p>
          </table:table-cell>
          <table:table-cell office:value-type="float" office:value="0.42598409999999998" table:style-name="ce1">
            <text:p>0.4259841</text:p>
          </table:table-cell>
          <table:table-cell office:value-type="float" office:value="0.53296969999999999" table:style-name="ce1">
            <text:p>0.5329697</text:p>
          </table:table-cell>
          <table:table-cell office:value-type="float" office:value="0.4893672" table:style-name="ce1">
            <text:p>0.4893672</text:p>
          </table:table-cell>
          <table:table-cell office:value-type="float" office:value="0.4354172" table:style-name="ce1">
            <text:p>0.4354172</text:p>
          </table:table-cell>
          <table:table-cell office:value-type="float" office:value="0.44034139999999999" table:style-name="ce1">
            <text:p>0.4403414</text:p>
          </table:table-cell>
          <table:table-cell office:value-type="float" office:value="0.39430169999999998" table:style-name="ce1">
            <text:p>0.3943017</text:p>
          </table:table-cell>
          <table:table-cell office:value-type="float" office:value="0.3875788" table:style-name="ce1">
            <text:p>0.3875788</text:p>
          </table:table-cell>
          <table:table-cell office:value-type="float" office:value="0.4747402" table:style-name="ce1">
            <text:p>0.474740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entral African Republic</text:p>
          </table:table-cell>
          <table:table-cell office:value-type="string" table:style-name="ce1">
            <text:p>CAF</text:p>
          </table:table-cell>
          <table:table-cell office:value-type="float" office:value="-0.82754070000000002" table:style-name="ce1">
            <text:p>-0.8275407</text:p>
          </table:table-cell>
          <table:table-cell office:value-type="float" office:value="-0.68177739999999998" table:style-name="ce1">
            <text:p>-0.6817774</text:p>
          </table:table-cell>
          <table:table-cell office:value-type="float" office:value="-0.67060869999999995" table:style-name="ce1">
            <text:p>-0.6706087</text:p>
          </table:table-cell>
          <table:table-cell office:value-type="float" office:value="-1.003466" table:style-name="ce1">
            <text:p>-1.003466</text:p>
          </table:table-cell>
          <table:table-cell office:value-type="float" office:value="-1.2482549999999999" table:style-name="ce1">
            <text:p>-1.248255</text:p>
          </table:table-cell>
          <table:table-cell office:value-type="float" office:value="-1.3093589999999999" table:style-name="ce1">
            <text:p>-1.309359</text:p>
          </table:table-cell>
          <table:table-cell office:value-type="float" office:value="-0.99437549999999997" table:style-name="ce1">
            <text:p>-0.9943755</text:p>
          </table:table-cell>
          <table:table-cell office:value-type="float" office:value="-1.014794" table:style-name="ce1">
            <text:p>-1.014794</text:p>
          </table:table-cell>
          <table:table-cell office:value-type="float" office:value="-1.0832870000000001" table:style-name="ce1">
            <text:p>-1.083287</text:p>
          </table:table-cell>
          <table:table-cell office:value-type="float" office:value="-0.98807769999999995" table:style-name="ce1">
            <text:p>-0.9880777</text:p>
          </table:table-cell>
          <table:table-cell office:value-type="float" office:value="-1.0034730000000001" table:style-name="ce1">
            <text:p>-1.003473</text:p>
          </table:table-cell>
          <table:table-cell office:value-type="float" office:value="-1.1042179999999999" table:style-name="ce1">
            <text:p>-1.104218</text:p>
          </table:table-cell>
          <table:table-cell office:value-type="float" office:value="-1.0874980000000001" table:style-name="ce1">
            <text:p>-1.087498</text:p>
          </table:table-cell>
          <table:table-cell office:value-type="float" office:value="-1.2411350000000001" table:style-name="ce1">
            <text:p>-1.241135</text:p>
          </table:table-cell>
          <table:table-cell office:value-type="float" office:value="-1.4746870000000001" table:style-name="ce1">
            <text:p>-1.474687</text:p>
          </table:table-cell>
          <table:table-cell office:value-type="float" office:value="-1.3916230000000001" table:style-name="ce1">
            <text:p>-1.391623</text:p>
          </table:table-cell>
          <table:table-cell office:value-type="float" office:value="-1.2255259999999999" table:style-name="ce1">
            <text:p>-1.225526</text:p>
          </table:table-cell>
          <table:table-cell office:value-type="float" office:value="-1.0865450000000001" table:style-name="ce1">
            <text:p>-1.086545</text:p>
          </table:table-cell>
          <table:table-cell office:value-type="float" office:value="-1.1075120000000001" table:style-name="ce1">
            <text:p>-1.107512</text:p>
          </table:table-cell>
          <table:table-cell office:value-type="float" office:value="-1.1885969999999999" table:style-name="ce1">
            <text:p>-1.18859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CAN</text:p>
          </table:table-cell>
          <table:table-cell office:value-type="float" office:value="1.566336" table:style-name="ce1">
            <text:p>1.566336</text:p>
          </table:table-cell>
          <table:table-cell office:value-type="float" office:value="1.5514129999999999" table:style-name="ce1">
            <text:p>1.551413</text:p>
          </table:table-cell>
          <table:table-cell office:value-type="float" office:value="1.531965" table:style-name="ce1">
            <text:p>1.531965</text:p>
          </table:table-cell>
          <table:table-cell office:value-type="float" office:value="1.4990540000000001" table:style-name="ce1">
            <text:p>1.499054</text:p>
          </table:table-cell>
          <table:table-cell office:value-type="float" office:value="1.5475570000000001" table:style-name="ce1">
            <text:p>1.547557</text:p>
          </table:table-cell>
          <table:table-cell office:value-type="float" office:value="1.668455" table:style-name="ce1">
            <text:p>1.668455</text:p>
          </table:table-cell>
          <table:table-cell office:value-type="float" office:value="1.5068790000000001" table:style-name="ce1">
            <text:p>1.506879</text:p>
          </table:table-cell>
          <table:table-cell office:value-type="float" office:value="1.4155949999999999" table:style-name="ce1">
            <text:p>1.415595</text:p>
          </table:table-cell>
          <table:table-cell office:value-type="float" office:value="1.3846719999999999" table:style-name="ce1">
            <text:p>1.384672</text:p>
          </table:table-cell>
          <table:table-cell office:value-type="float" office:value="1.407529" table:style-name="ce1">
            <text:p>1.407529</text:p>
          </table:table-cell>
          <table:table-cell office:value-type="float" office:value="1.4018459999999999" table:style-name="ce1">
            <text:p>1.401846</text:p>
          </table:table-cell>
          <table:table-cell office:value-type="float" office:value="1.3525959999999999" table:style-name="ce1">
            <text:p>1.352596</text:p>
          </table:table-cell>
          <table:table-cell office:value-type="float" office:value="1.380145" table:style-name="ce1">
            <text:p>1.380145</text:p>
          </table:table-cell>
          <table:table-cell office:value-type="float" office:value="1.437505" table:style-name="ce1">
            <text:p>1.437505</text:p>
          </table:table-cell>
          <table:table-cell office:value-type="float" office:value="1.453487" table:style-name="ce1">
            <text:p>1.453487</text:p>
          </table:table-cell>
          <table:table-cell office:value-type="float" office:value="1.4123600000000001" table:style-name="ce1">
            <text:p>1.41236</text:p>
          </table:table-cell>
          <table:table-cell office:value-type="float" office:value="1.4671259999999999" table:style-name="ce1">
            <text:p>1.467126</text:p>
          </table:table-cell>
          <table:table-cell office:value-type="float" office:value="1.4479409999999999" table:style-name="ce1">
            <text:p>1.447941</text:p>
          </table:table-cell>
          <table:table-cell office:value-type="float" office:value="1.480335" table:style-name="ce1">
            <text:p>1.480335</text:p>
          </table:table-cell>
          <table:table-cell office:value-type="float" office:value="1.5208569999999999" table:style-name="ce1">
            <text:p>1.52085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witzerland</text:p>
          </table:table-cell>
          <table:table-cell office:value-type="string" table:style-name="ce1">
            <text:p>CHE</text:p>
          </table:table-cell>
          <table:table-cell office:value-type="float" office:value="1.424485" table:style-name="ce1">
            <text:p>1.424485</text:p>
          </table:table-cell>
          <table:table-cell office:value-type="float" office:value="1.4128860000000001" table:style-name="ce1">
            <text:p>1.412886</text:p>
          </table:table-cell>
          <table:table-cell office:value-type="float" office:value="1.4133469999999999" table:style-name="ce1">
            <text:p>1.413347</text:p>
          </table:table-cell>
          <table:table-cell office:value-type="float" office:value="1.425745" table:style-name="ce1">
            <text:p>1.425745</text:p>
          </table:table-cell>
          <table:table-cell office:value-type="float" office:value="1.453932" table:style-name="ce1">
            <text:p>1.453932</text:p>
          </table:table-cell>
          <table:table-cell office:value-type="float" office:value="1.692534" table:style-name="ce1">
            <text:p>1.692534</text:p>
          </table:table-cell>
          <table:table-cell office:value-type="float" office:value="1.586438" table:style-name="ce1">
            <text:p>1.586438</text:p>
          </table:table-cell>
          <table:table-cell office:value-type="float" office:value="1.518006" table:style-name="ce1">
            <text:p>1.518006</text:p>
          </table:table-cell>
          <table:table-cell office:value-type="float" office:value="1.5038149999999999" table:style-name="ce1">
            <text:p>1.503815</text:p>
          </table:table-cell>
          <table:table-cell office:value-type="float" office:value="1.5168299999999999" table:style-name="ce1">
            <text:p>1.51683</text:p>
          </table:table-cell>
          <table:table-cell office:value-type="float" office:value="1.553312" table:style-name="ce1">
            <text:p>1.553312</text:p>
          </table:table-cell>
          <table:table-cell office:value-type="float" office:value="1.5849120000000001" table:style-name="ce1">
            <text:p>1.584912</text:p>
          </table:table-cell>
          <table:table-cell office:value-type="float" office:value="1.584808" table:style-name="ce1">
            <text:p>1.584808</text:p>
          </table:table-cell>
          <table:table-cell office:value-type="float" office:value="1.6401220000000001" table:style-name="ce1">
            <text:p>1.640122</text:p>
          </table:table-cell>
          <table:table-cell office:value-type="float" office:value="1.628098" table:style-name="ce1">
            <text:p>1.628098</text:p>
          </table:table-cell>
          <table:table-cell office:value-type="float" office:value="1.5594889999999999" table:style-name="ce1">
            <text:p>1.559489</text:p>
          </table:table-cell>
          <table:table-cell office:value-type="float" office:value="1.5585009999999999" table:style-name="ce1">
            <text:p>1.558501</text:p>
          </table:table-cell>
          <table:table-cell office:value-type="float" office:value="1.5317879999999999" table:style-name="ce1">
            <text:p>1.531788</text:p>
          </table:table-cell>
          <table:table-cell office:value-type="float" office:value="1.555488" table:style-name="ce1">
            <text:p>1.555488</text:p>
          </table:table-cell>
          <table:table-cell office:value-type="float" office:value="1.616422" table:style-name="ce1">
            <text:p>1.61642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office:value-type="float" office:value="0.72276059999999998" table:style-name="ce1">
            <text:p>0.7227606</text:p>
          </table:table-cell>
          <table:table-cell office:value-type="float" office:value="0.61904369999999997" table:style-name="ce1">
            <text:p>0.6190437</text:p>
          </table:table-cell>
          <table:table-cell office:value-type="float" office:value="0.88886900000000002" table:style-name="ce1">
            <text:p>0.888869</text:p>
          </table:table-cell>
          <table:table-cell office:value-type="float" office:value="1.0871869999999999" table:style-name="ce1">
            <text:p>1.087187</text:p>
          </table:table-cell>
          <table:table-cell office:value-type="float" office:value="1.0561199999999999" table:style-name="ce1">
            <text:p>1.05612</text:p>
          </table:table-cell>
          <table:table-cell office:value-type="float" office:value="1.225285" table:style-name="ce1">
            <text:p>1.225285</text:p>
          </table:table-cell>
          <table:table-cell office:value-type="float" office:value="1.292521" table:style-name="ce1">
            <text:p>1.292521</text:p>
          </table:table-cell>
          <table:table-cell office:value-type="float" office:value="1.0823449999999999" table:style-name="ce1">
            <text:p>1.082345</text:p>
          </table:table-cell>
          <table:table-cell office:value-type="float" office:value="1.1048819999999999" table:style-name="ce1">
            <text:p>1.104882</text:p>
          </table:table-cell>
          <table:table-cell office:value-type="float" office:value="1.0135080000000001" table:style-name="ce1">
            <text:p>1.013508</text:p>
          </table:table-cell>
          <table:table-cell office:value-type="float" office:value="1.0168470000000001" table:style-name="ce1">
            <text:p>1.016847</text:p>
          </table:table-cell>
          <table:table-cell office:value-type="float" office:value="1.0956090000000001" table:style-name="ce1">
            <text:p>1.095609</text:p>
          </table:table-cell>
          <table:table-cell office:value-type="float" office:value="1.073909" table:style-name="ce1">
            <text:p>1.073909</text:p>
          </table:table-cell>
          <table:table-cell office:value-type="float" office:value="1.076945" table:style-name="ce1">
            <text:p>1.076945</text:p>
          </table:table-cell>
          <table:table-cell office:value-type="float" office:value="1.106285" table:style-name="ce1">
            <text:p>1.106285</text:p>
          </table:table-cell>
          <table:table-cell office:value-type="float" office:value="1.0559149999999999" table:style-name="ce1">
            <text:p>1.055915</text:p>
          </table:table-cell>
          <table:table-cell office:value-type="float" office:value="1.004488" table:style-name="ce1">
            <text:p>1.004488</text:p>
          </table:table-cell>
          <table:table-cell office:value-type="float" office:value="0.99513989999999997" table:style-name="ce1">
            <text:p>0.9951399</text:p>
          </table:table-cell>
          <table:table-cell office:value-type="float" office:value="0.99877260000000001" table:style-name="ce1">
            <text:p>0.9987726</text:p>
          </table:table-cell>
          <table:table-cell office:value-type="float" office:value="1.0549249999999999" table:style-name="ce1">
            <text:p>1.0549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CHN</text:p>
          </table:table-cell>
          <table:table-cell office:value-type="float" office:value="-1.361545" table:style-name="ce1">
            <text:p>-1.361545</text:p>
          </table:table-cell>
          <table:table-cell office:value-type="float" office:value="-1.437438" table:style-name="ce1">
            <text:p>-1.437438</text:p>
          </table:table-cell>
          <table:table-cell office:value-type="float" office:value="-1.3840809999999999" table:style-name="ce1">
            <text:p>-1.384081</text:p>
          </table:table-cell>
          <table:table-cell office:value-type="float" office:value="-1.594193" table:style-name="ce1">
            <text:p>-1.594193</text:p>
          </table:table-cell>
          <table:table-cell office:value-type="float" office:value="-1.512429" table:style-name="ce1">
            <text:p>-1.512429</text:p>
          </table:table-cell>
          <table:table-cell office:value-type="float" office:value="-1.462464" table:style-name="ce1">
            <text:p>-1.462464</text:p>
          </table:table-cell>
          <table:table-cell office:value-type="float" office:value="-1.500785" table:style-name="ce1">
            <text:p>-1.500785</text:p>
          </table:table-cell>
          <table:table-cell office:value-type="float" office:value="-1.7489699999999999" table:style-name="ce1">
            <text:p>-1.74897</text:p>
          </table:table-cell>
          <table:table-cell office:value-type="float" office:value="-1.7212499999999999" table:style-name="ce1">
            <text:p>-1.72125</text:p>
          </table:table-cell>
          <table:table-cell office:value-type="float" office:value="-1.699497" table:style-name="ce1">
            <text:p>-1.699497</text:p>
          </table:table-cell>
          <table:table-cell office:value-type="float" office:value="-1.701171" table:style-name="ce1">
            <text:p>-1.701171</text:p>
          </table:table-cell>
          <table:table-cell office:value-type="float" office:value="-1.6805479999999999" table:style-name="ce1">
            <text:p>-1.680548</text:p>
          </table:table-cell>
          <table:table-cell office:value-type="float" office:value="-1.6376090000000001" table:style-name="ce1">
            <text:p>-1.637609</text:p>
          </table:table-cell>
          <table:table-cell office:value-type="float" office:value="-1.6379410000000001" table:style-name="ce1">
            <text:p>-1.637941</text:p>
          </table:table-cell>
          <table:table-cell office:value-type="float" office:value="-1.6314090000000001" table:style-name="ce1">
            <text:p>-1.631409</text:p>
          </table:table-cell>
          <table:table-cell office:value-type="float" office:value="-1.616668" table:style-name="ce1">
            <text:p>-1.616668</text:p>
          </table:table-cell>
          <table:table-cell office:value-type="float" office:value="-1.6607769999999999" table:style-name="ce1">
            <text:p>-1.660777</text:p>
          </table:table-cell>
          <table:table-cell office:value-type="float" office:value="-1.5612870000000001" table:style-name="ce1">
            <text:p>-1.561287</text:p>
          </table:table-cell>
          <table:table-cell office:value-type="float" office:value="-1.5047790000000001" table:style-name="ce1">
            <text:p>-1.504779</text:p>
          </table:table-cell>
          <table:table-cell office:value-type="float" office:value="-1.4493769999999999" table:style-name="ce1">
            <text:p>-1.4493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ote d'Ivoire</text:p>
          </table:table-cell>
          <table:table-cell office:value-type="string" table:style-name="ce1">
            <text:p>CIV</text:p>
          </table:table-cell>
          <table:table-cell office:value-type="float" office:value="-0.58322549999999995" table:style-name="ce1">
            <text:p>-0.5832255</text:p>
          </table:table-cell>
          <table:table-cell office:value-type="float" office:value="-0.63867719999999994" table:style-name="ce1">
            <text:p>-0.6386772</text:p>
          </table:table-cell>
          <table:table-cell office:value-type="float" office:value="-0.93240619999999996" table:style-name="ce1">
            <text:p>-0.9324062</text:p>
          </table:table-cell>
          <table:table-cell office:value-type="float" office:value="-1.0670580000000001" table:style-name="ce1">
            <text:p>-1.067058</text:p>
          </table:table-cell>
          <table:table-cell office:value-type="float" office:value="-1.154528" table:style-name="ce1">
            <text:p>-1.154528</text:p>
          </table:table-cell>
          <table:table-cell office:value-type="float" office:value="-1.219649" table:style-name="ce1">
            <text:p>-1.219649</text:p>
          </table:table-cell>
          <table:table-cell office:value-type="float" office:value="-1.294619" table:style-name="ce1">
            <text:p>-1.294619</text:p>
          </table:table-cell>
          <table:table-cell office:value-type="float" office:value="-1.278678" table:style-name="ce1">
            <text:p>-1.278678</text:p>
          </table:table-cell>
          <table:table-cell office:value-type="float" office:value="-1.2020900000000001" table:style-name="ce1">
            <text:p>-1.20209</text:p>
          </table:table-cell>
          <table:table-cell office:value-type="float" office:value="-1.1675599999999999" table:style-name="ce1">
            <text:p>-1.16756</text:p>
          </table:table-cell>
          <table:table-cell office:value-type="float" office:value="-1.0643800000000001" table:style-name="ce1">
            <text:p>-1.06438</text:p>
          </table:table-cell>
          <table:table-cell office:value-type="float" office:value="-1.0483979999999999" table:style-name="ce1">
            <text:p>-1.048398</text:p>
          </table:table-cell>
          <table:table-cell office:value-type="float" office:value="-1.081877" table:style-name="ce1">
            <text:p>-1.081877</text:p>
          </table:table-cell>
          <table:table-cell office:value-type="float" office:value="-0.77775000000000005" table:style-name="ce1">
            <text:p>-0.77775</text:p>
          </table:table-cell>
          <table:table-cell office:value-type="float" office:value="-0.7511911" table:style-name="ce1">
            <text:p>-0.7511911</text:p>
          </table:table-cell>
          <table:table-cell office:value-type="float" office:value="-0.50768740000000001" table:style-name="ce1">
            <text:p>-0.5076874</text:p>
          </table:table-cell>
          <table:table-cell office:value-type="float" office:value="-0.4072846" table:style-name="ce1">
            <text:p>-0.4072846</text:p>
          </table:table-cell>
          <table:table-cell office:value-type="float" office:value="-0.29771520000000001" table:style-name="ce1">
            <text:p>-0.2977152</text:p>
          </table:table-cell>
          <table:table-cell office:value-type="float" office:value="-0.27013130000000002" table:style-name="ce1">
            <text:p>-0.2701313</text:p>
          </table:table-cell>
          <table:table-cell office:value-type="float" office:value="-0.2161922" table:style-name="ce1">
            <text:p>-0.216192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meroon</text:p>
          </table:table-cell>
          <table:table-cell office:value-type="string" table:style-name="ce1">
            <text:p>CMR</text:p>
          </table:table-cell>
          <table:table-cell office:value-type="float" office:value="-0.93862489999999998" table:style-name="ce1">
            <text:p>-0.9386249</text:p>
          </table:table-cell>
          <table:table-cell office:value-type="float" office:value="-1.063615" table:style-name="ce1">
            <text:p>-1.063615</text:p>
          </table:table-cell>
          <table:table-cell office:value-type="float" office:value="-1.0604070000000001" table:style-name="ce1">
            <text:p>-1.060407</text:p>
          </table:table-cell>
          <table:table-cell office:value-type="float" office:value="-1.0970489999999999" table:style-name="ce1">
            <text:p>-1.097049</text:p>
          </table:table-cell>
          <table:table-cell office:value-type="float" office:value="-1.060006" table:style-name="ce1">
            <text:p>-1.060006</text:p>
          </table:table-cell>
          <table:table-cell office:value-type="float" office:value="-0.97419120000000003" table:style-name="ce1">
            <text:p>-0.9741912</text:p>
          </table:table-cell>
          <table:table-cell office:value-type="float" office:value="-1.0340670000000001" table:style-name="ce1">
            <text:p>-1.034067</text:p>
          </table:table-cell>
          <table:table-cell office:value-type="float" office:value="-1.023898" table:style-name="ce1">
            <text:p>-1.023898</text:p>
          </table:table-cell>
          <table:table-cell office:value-type="float" office:value="-1.049566" table:style-name="ce1">
            <text:p>-1.049566</text:p>
          </table:table-cell>
          <table:table-cell office:value-type="float" office:value="-1.067796" table:style-name="ce1">
            <text:p>-1.067796</text:p>
          </table:table-cell>
          <table:table-cell office:value-type="float" office:value="-1.040357" table:style-name="ce1">
            <text:p>-1.040357</text:p>
          </table:table-cell>
          <table:table-cell office:value-type="float" office:value="-1.0582769999999999" table:style-name="ce1">
            <text:p>-1.058277</text:p>
          </table:table-cell>
          <table:table-cell office:value-type="float" office:value="-1.033121" table:style-name="ce1">
            <text:p>-1.033121</text:p>
          </table:table-cell>
          <table:table-cell office:value-type="float" office:value="-1.0215810000000001" table:style-name="ce1">
            <text:p>-1.021581</text:p>
          </table:table-cell>
          <table:table-cell office:value-type="float" office:value="-1.036896" table:style-name="ce1">
            <text:p>-1.036896</text:p>
          </table:table-cell>
          <table:table-cell office:value-type="float" office:value="-0.94434169999999995" table:style-name="ce1">
            <text:p>-0.9443417</text:p>
          </table:table-cell>
          <table:table-cell office:value-type="float" office:value="-0.95408020000000004" table:style-name="ce1">
            <text:p>-0.9540802</text:p>
          </table:table-cell>
          <table:table-cell office:value-type="float" office:value="-1.0329699999999999" table:style-name="ce1">
            <text:p>-1.03297</text:p>
          </table:table-cell>
          <table:table-cell office:value-type="float" office:value="-1.0521050000000001" table:style-name="ce1">
            <text:p>-1.052105</text:p>
          </table:table-cell>
          <table:table-cell office:value-type="float" office:value="-1.1040030000000001" table:style-name="ce1">
            <text:p>-1.10400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ongo, Dem. Rep.</text:p>
          </table:table-cell>
          <table:table-cell office:value-type="string" table:style-name="ce1">
            <text:p>COD</text:p>
          </table:table-cell>
          <table:table-cell office:value-type="float" office:value="-1.600949" table:style-name="ce1">
            <text:p>-1.600949</text:p>
          </table:table-cell>
          <table:table-cell office:value-type="float" office:value="-1.728647" table:style-name="ce1">
            <text:p>-1.728647</text:p>
          </table:table-cell>
          <table:table-cell office:value-type="float" office:value="-1.7335510000000001" table:style-name="ce1">
            <text:p>-1.733551</text:p>
          </table:table-cell>
          <table:table-cell office:value-type="float" office:value="-1.609575" table:style-name="ce1">
            <text:p>-1.609575</text:p>
          </table:table-cell>
          <table:table-cell office:value-type="float" office:value="-1.555048" table:style-name="ce1">
            <text:p>-1.555048</text:p>
          </table:table-cell>
          <table:table-cell office:value-type="float" office:value="-1.6970529999999999" table:style-name="ce1">
            <text:p>-1.697053</text:p>
          </table:table-cell>
          <table:table-cell office:value-type="float" office:value="-1.521638" table:style-name="ce1">
            <text:p>-1.521638</text:p>
          </table:table-cell>
          <table:table-cell office:value-type="float" office:value="-1.230791" table:style-name="ce1">
            <text:p>-1.230791</text:p>
          </table:table-cell>
          <table:table-cell office:value-type="float" office:value="-1.211481" table:style-name="ce1">
            <text:p>-1.211481</text:p>
          </table:table-cell>
          <table:table-cell office:value-type="float" office:value="-1.387891" table:style-name="ce1">
            <text:p>-1.387891</text:p>
          </table:table-cell>
          <table:table-cell office:value-type="float" office:value="-1.4093880000000001" table:style-name="ce1">
            <text:p>-1.409388</text:p>
          </table:table-cell>
          <table:table-cell office:value-type="float" office:value="-1.409103" table:style-name="ce1">
            <text:p>-1.409103</text:p>
          </table:table-cell>
          <table:table-cell office:value-type="float" office:value="-1.4851559999999999" table:style-name="ce1">
            <text:p>-1.485156</text:p>
          </table:table-cell>
          <table:table-cell office:value-type="float" office:value="-1.481082" table:style-name="ce1">
            <text:p>-1.481082</text:p>
          </table:table-cell>
          <table:table-cell office:value-type="float" office:value="-1.4585539999999999" table:style-name="ce1">
            <text:p>-1.458554</text:p>
          </table:table-cell>
          <table:table-cell office:value-type="float" office:value="-1.286678" table:style-name="ce1">
            <text:p>-1.286678</text:p>
          </table:table-cell>
          <table:table-cell office:value-type="float" office:value="-1.3039080000000001" table:style-name="ce1">
            <text:p>-1.303908</text:p>
          </table:table-cell>
          <table:table-cell office:value-type="float" office:value="-1.390514" table:style-name="ce1">
            <text:p>-1.390514</text:p>
          </table:table-cell>
          <table:table-cell office:value-type="float" office:value="-1.4431179999999999" table:style-name="ce1">
            <text:p>-1.443118</text:p>
          </table:table-cell>
          <table:table-cell office:value-type="float" office:value="-1.512408" table:style-name="ce1">
            <text:p>-1.51240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ongo, Rep.</text:p>
          </table:table-cell>
          <table:table-cell office:value-type="string" table:style-name="ce1">
            <text:p>COG</text:p>
          </table:table-cell>
          <table:table-cell office:value-type="float" office:value="-0.82725340000000003" table:style-name="ce1">
            <text:p>-0.8272534</text:p>
          </table:table-cell>
          <table:table-cell office:value-type="float" office:value="-1.4651019999999999" table:style-name="ce1">
            <text:p>-1.465102</text:p>
          </table:table-cell>
          <table:table-cell office:value-type="float" office:value="-1.4300729999999999" table:style-name="ce1">
            <text:p>-1.430073</text:p>
          </table:table-cell>
          <table:table-cell office:value-type="float" office:value="-0.91310970000000002" table:style-name="ce1">
            <text:p>-0.9131097</text:p>
          </table:table-cell>
          <table:table-cell office:value-type="float" office:value="-0.82722200000000001" table:style-name="ce1">
            <text:p>-0.827222</text:p>
          </table:table-cell>
          <table:table-cell office:value-type="float" office:value="-0.96410090000000004" table:style-name="ce1">
            <text:p>-0.9641009</text:p>
          </table:table-cell>
          <table:table-cell office:value-type="float" office:value="-1.07914" table:style-name="ce1">
            <text:p>-1.07914</text:p>
          </table:table-cell>
          <table:table-cell office:value-type="float" office:value="-1.208369" table:style-name="ce1">
            <text:p>-1.208369</text:p>
          </table:table-cell>
          <table:table-cell office:value-type="float" office:value="-1.233997" table:style-name="ce1">
            <text:p>-1.233997</text:p>
          </table:table-cell>
          <table:table-cell office:value-type="float" office:value="-1.155456" table:style-name="ce1">
            <text:p>-1.155456</text:p>
          </table:table-cell>
          <table:table-cell office:value-type="float" office:value="-1.104503" table:style-name="ce1">
            <text:p>-1.104503</text:p>
          </table:table-cell>
          <table:table-cell office:value-type="float" office:value="-1.0627420000000001" table:style-name="ce1">
            <text:p>-1.062742</text:p>
          </table:table-cell>
          <table:table-cell office:value-type="float" office:value="-1.107998" table:style-name="ce1">
            <text:p>-1.107998</text:p>
          </table:table-cell>
          <table:table-cell office:value-type="float" office:value="-1.155133" table:style-name="ce1">
            <text:p>-1.155133</text:p>
          </table:table-cell>
          <table:table-cell office:value-type="float" office:value="-1.11778" table:style-name="ce1">
            <text:p>-1.11778</text:p>
          </table:table-cell>
          <table:table-cell office:value-type="float" office:value="-1.1083130000000001" table:style-name="ce1">
            <text:p>-1.108313</text:p>
          </table:table-cell>
          <table:table-cell office:value-type="float" office:value="-1.016877" table:style-name="ce1">
            <text:p>-1.016877</text:p>
          </table:table-cell>
          <table:table-cell office:value-type="float" office:value="-1.1576120000000001" table:style-name="ce1">
            <text:p>-1.157612</text:p>
          </table:table-cell>
          <table:table-cell office:value-type="float" office:value="-1.121758" table:style-name="ce1">
            <text:p>-1.121758</text:p>
          </table:table-cell>
          <table:table-cell office:value-type="float" office:value="-1.1810609999999999" table:style-name="ce1">
            <text:p>-1.18106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ook Islands</text:p>
          </table:table-cell>
          <table:table-cell office:value-type="string" table:style-name="ce1">
            <text:p>COK</text:p>
          </table:table-cell>
          <table:table-cell table:number-columns-repeated="10" table:style-name="ce1"/>
          <table:table-cell office:value-type="float" office:value="-0.38608150000000002" table:style-name="ce1">
            <text:p>-0.3860815</text:p>
          </table:table-cell>
          <table:table-cell office:value-type="float" office:value="-0.35733369999999998" table:style-name="ce1">
            <text:p>-0.3573337</text:p>
          </table:table-cell>
          <table:table-cell office:value-type="float" office:value="-0.40719889999999997" table:style-name="ce1">
            <text:p>-0.4071989</text:p>
          </table:table-cell>
          <table:table-cell office:value-type="float" office:value="-0.47673890000000002" table:style-name="ce1">
            <text:p>-0.4767389</text:p>
          </table:table-cell>
          <table:table-cell office:value-type="float" office:value="-0.46402280000000001" table:style-name="ce1">
            <text:p>-0.464022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office:value-type="float" office:value="-0.51094229999999996" table:style-name="ce1">
            <text:p>-0.5109423</text:p>
          </table:table-cell>
          <table:table-cell office:value-type="float" office:value="-0.34418939999999998" table:style-name="ce1">
            <text:p>-0.3441894</text:p>
          </table:table-cell>
          <table:table-cell office:value-type="float" office:value="-0.438141" table:style-name="ce1">
            <text:p>-0.438141</text:p>
          </table:table-cell>
          <table:table-cell office:value-type="float" office:value="-0.41635749999999999" table:style-name="ce1">
            <text:p>-0.4163575</text:p>
          </table:table-cell>
          <table:table-cell office:value-type="float" office:value="-0.42924250000000003" table:style-name="ce1">
            <text:p>-0.4292425</text:p>
          </table:table-cell>
          <table:table-cell office:value-type="float" office:value="-0.31878509999999999" table:style-name="ce1">
            <text:p>-0.3187851</text:p>
          </table:table-cell>
          <table:table-cell office:value-type="float" office:value="-0.32252140000000001" table:style-name="ce1">
            <text:p>-0.3225214</text:p>
          </table:table-cell>
          <table:table-cell office:value-type="float" office:value="-0.17273669999999999" table:style-name="ce1">
            <text:p>-0.1727367</text:p>
          </table:table-cell>
          <table:table-cell office:value-type="float" office:value="-0.16532160000000001" table:style-name="ce1">
            <text:p>-0.1653216</text:p>
          </table:table-cell>
          <table:table-cell office:value-type="float" office:value="-0.1659226" table:style-name="ce1">
            <text:p>-0.1659226</text:p>
          </table:table-cell>
          <table:table-cell office:value-type="float" office:value="-0.14961089999999999" table:style-name="ce1">
            <text:p>-0.1496109</text:p>
          </table:table-cell>
          <table:table-cell office:value-type="float" office:value="-0.1323792" table:style-name="ce1">
            <text:p>-0.1323792</text:p>
          </table:table-cell>
          <table:table-cell office:value-type="float" office:value="-5.9714200000000002E-2" table:style-name="ce1">
            <text:p>-0.0597142</text:p>
          </table:table-cell>
          <table:table-cell office:value-type="float" office:value="-6.3991300000000001E-2" table:style-name="ce1">
            <text:p>-0.0639913</text:p>
          </table:table-cell>
          <table:table-cell office:value-type="float" office:value="-8.1278799999999998E-2" table:style-name="ce1">
            <text:p>-0.0812788</text:p>
          </table:table-cell>
          <table:table-cell office:value-type="float" office:value="-4.3316199999999999E-2" table:style-name="ce1">
            <text:p>-0.0433162</text:p>
          </table:table-cell>
          <table:table-cell office:value-type="float" office:value="3.9271999999999996E-3" table:style-name="ce1">
            <text:p>0.0039272</text:p>
          </table:table-cell>
          <table:table-cell office:value-type="float" office:value="0.1207723" table:style-name="ce1">
            <text:p>0.1207723</text:p>
          </table:table-cell>
          <table:table-cell office:value-type="float" office:value="0.11094270000000001" table:style-name="ce1">
            <text:p>0.1109427</text:p>
          </table:table-cell>
          <table:table-cell office:value-type="float" office:value="0.1913842" table:style-name="ce1">
            <text:p>0.191384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omoros</text:p>
          </table:table-cell>
          <table:table-cell office:value-type="string" table:style-name="ce1">
            <text:p>COM</text:p>
          </table:table-cell>
          <table:table-cell office:value-type="float" office:value="-0.4239966" table:style-name="ce1">
            <text:p>-0.4239966</text:p>
          </table:table-cell>
          <table:table-cell office:value-type="float" office:value="-0.37515670000000001" table:style-name="ce1">
            <text:p>-0.3751567</text:p>
          </table:table-cell>
          <table:table-cell office:value-type="float" office:value="-1.0326390000000001" table:style-name="ce1">
            <text:p>-1.032639</text:p>
          </table:table-cell>
          <table:table-cell office:value-type="float" office:value="-0.34477750000000001" table:style-name="ce1">
            <text:p>-0.3447775</text:p>
          </table:table-cell>
          <table:table-cell office:value-type="float" office:value="-0.57410689999999998" table:style-name="ce1">
            <text:p>-0.5741069</text:p>
          </table:table-cell>
          <table:table-cell office:value-type="float" office:value="-0.51859160000000004" table:style-name="ce1">
            <text:p>-0.5185916</text:p>
          </table:table-cell>
          <table:table-cell office:value-type="float" office:value="-0.63045099999999998" table:style-name="ce1">
            <text:p>-0.630451</text:p>
          </table:table-cell>
          <table:table-cell office:value-type="float" office:value="-0.2216852" table:style-name="ce1">
            <text:p>-0.2216852</text:p>
          </table:table-cell>
          <table:table-cell office:value-type="float" office:value="-0.388407" table:style-name="ce1">
            <text:p>-0.388407</text:p>
          </table:table-cell>
          <table:table-cell office:value-type="float" office:value="-0.28737049999999997" table:style-name="ce1">
            <text:p>-0.2873705</text:p>
          </table:table-cell>
          <table:table-cell office:value-type="float" office:value="-0.34199439999999998" table:style-name="ce1">
            <text:p>-0.3419944</text:p>
          </table:table-cell>
          <table:table-cell office:value-type="float" office:value="-0.42228729999999998" table:style-name="ce1">
            <text:p>-0.4222873</text:p>
          </table:table-cell>
          <table:table-cell office:value-type="float" office:value="-0.37395200000000001" table:style-name="ce1">
            <text:p>-0.373952</text:p>
          </table:table-cell>
          <table:table-cell office:value-type="float" office:value="-0.46614889999999998" table:style-name="ce1">
            <text:p>-0.4661489</text:p>
          </table:table-cell>
          <table:table-cell office:value-type="float" office:value="-0.460561" table:style-name="ce1">
            <text:p>-0.460561</text:p>
          </table:table-cell>
          <table:table-cell office:value-type="float" office:value="-0.29174610000000001" table:style-name="ce1">
            <text:p>-0.2917461</text:p>
          </table:table-cell>
          <table:table-cell office:value-type="float" office:value="-0.29117120000000002" table:style-name="ce1">
            <text:p>-0.2911712</text:p>
          </table:table-cell>
          <table:table-cell office:value-type="float" office:value="-0.25193009999999999" table:style-name="ce1">
            <text:p>-0.2519301</text:p>
          </table:table-cell>
          <table:table-cell office:value-type="float" office:value="-0.29538740000000002" table:style-name="ce1">
            <text:p>-0.2953874</text:p>
          </table:table-cell>
          <table:table-cell office:value-type="float" office:value="-0.43734260000000003" table:style-name="ce1">
            <text:p>-0.437342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bo Verde</text:p>
          </table:table-cell>
          <table:table-cell office:value-type="string" table:style-name="ce1">
            <text:p>CPV</text:p>
          </table:table-cell>
          <table:table-cell office:value-type="float" office:value="0.93757619999999997" table:style-name="ce1">
            <text:p>0.9375762</text:p>
          </table:table-cell>
          <table:table-cell office:value-type="float" office:value="0.934504" table:style-name="ce1">
            <text:p>0.934504</text:p>
          </table:table-cell>
          <table:table-cell office:value-type="float" office:value="0.80398159999999996" table:style-name="ce1">
            <text:p>0.8039816</text:p>
          </table:table-cell>
          <table:table-cell office:value-type="float" office:value="0.69144139999999998" table:style-name="ce1">
            <text:p>0.6914414</text:p>
          </table:table-cell>
          <table:table-cell office:value-type="float" office:value="0.59484729999999997" table:style-name="ce1">
            <text:p>0.5948473</text:p>
          </table:table-cell>
          <table:table-cell office:value-type="float" office:value="0.64941320000000002" table:style-name="ce1">
            <text:p>0.6494132</text:p>
          </table:table-cell>
          <table:table-cell office:value-type="float" office:value="0.44159739999999997" table:style-name="ce1">
            <text:p>0.4415974</text:p>
          </table:table-cell>
          <table:table-cell office:value-type="float" office:value="0.78289589999999998" table:style-name="ce1">
            <text:p>0.7828959</text:p>
          </table:table-cell>
          <table:table-cell office:value-type="float" office:value="0.86332980000000004" table:style-name="ce1">
            <text:p>0.8633298</text:p>
          </table:table-cell>
          <table:table-cell office:value-type="float" office:value="0.93776300000000001" table:style-name="ce1">
            <text:p>0.937763</text:p>
          </table:table-cell>
          <table:table-cell office:value-type="float" office:value="0.89108120000000002" table:style-name="ce1">
            <text:p>0.8910812</text:p>
          </table:table-cell>
          <table:table-cell office:value-type="float" office:value="0.89467759999999996" table:style-name="ce1">
            <text:p>0.8946776</text:p>
          </table:table-cell>
          <table:table-cell office:value-type="float" office:value="0.97009630000000002" table:style-name="ce1">
            <text:p>0.9700963</text:p>
          </table:table-cell>
          <table:table-cell office:value-type="float" office:value="0.93871959999999999" table:style-name="ce1">
            <text:p>0.9387196</text:p>
          </table:table-cell>
          <table:table-cell office:value-type="float" office:value="0.91602439999999996" table:style-name="ce1">
            <text:p>0.9160244</text:p>
          </table:table-cell>
          <table:table-cell office:value-type="float" office:value="0.95697270000000001" table:style-name="ce1">
            <text:p>0.9569727</text:p>
          </table:table-cell>
          <table:table-cell office:value-type="float" office:value="0.94387259999999995" table:style-name="ce1">
            <text:p>0.9438726</text:p>
          </table:table-cell>
          <table:table-cell office:value-type="float" office:value="0.97555239999999999" table:style-name="ce1">
            <text:p>0.9755524</text:p>
          </table:table-cell>
          <table:table-cell office:value-type="float" office:value="0.96758670000000002" table:style-name="ce1">
            <text:p>0.9675867</text:p>
          </table:table-cell>
          <table:table-cell office:value-type="float" office:value="0.99774379999999996" table:style-name="ce1">
            <text:p>0.997743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office:value-type="float" office:value="1.077364" table:style-name="ce1">
            <text:p>1.077364</text:p>
          </table:table-cell>
          <table:table-cell office:value-type="float" office:value="1.1426689999999999" table:style-name="ce1">
            <text:p>1.142669</text:p>
          </table:table-cell>
          <table:table-cell office:value-type="float" office:value="1.0946990000000001" table:style-name="ce1">
            <text:p>1.094699</text:p>
          </table:table-cell>
          <table:table-cell office:value-type="float" office:value="1.110819" table:style-name="ce1">
            <text:p>1.110819</text:p>
          </table:table-cell>
          <table:table-cell office:value-type="float" office:value="0.96428469999999999" table:style-name="ce1">
            <text:p>0.9642847</text:p>
          </table:table-cell>
          <table:table-cell office:value-type="float" office:value="0.97127359999999996" table:style-name="ce1">
            <text:p>0.9712736</text:p>
          </table:table-cell>
          <table:table-cell office:value-type="float" office:value="0.81695850000000003" table:style-name="ce1">
            <text:p>0.8169585</text:p>
          </table:table-cell>
          <table:table-cell office:value-type="float" office:value="0.91572260000000005" table:style-name="ce1">
            <text:p>0.9157226</text:p>
          </table:table-cell>
          <table:table-cell office:value-type="float" office:value="0.93534729999999999" table:style-name="ce1">
            <text:p>0.9353473</text:p>
          </table:table-cell>
          <table:table-cell office:value-type="float" office:value="0.9667597" table:style-name="ce1">
            <text:p>0.9667597</text:p>
          </table:table-cell>
          <table:table-cell office:value-type="float" office:value="1.005792" table:style-name="ce1">
            <text:p>1.005792</text:p>
          </table:table-cell>
          <table:table-cell office:value-type="float" office:value="1.03989" table:style-name="ce1">
            <text:p>1.03989</text:p>
          </table:table-cell>
          <table:table-cell office:value-type="float" office:value="1.053863" table:style-name="ce1">
            <text:p>1.053863</text:p>
          </table:table-cell>
          <table:table-cell office:value-type="float" office:value="1.08822" table:style-name="ce1">
            <text:p>1.08822</text:p>
          </table:table-cell>
          <table:table-cell office:value-type="float" office:value="1.0784830000000001" table:style-name="ce1">
            <text:p>1.078483</text:p>
          </table:table-cell>
          <table:table-cell office:value-type="float" office:value="1.1383460000000001" table:style-name="ce1">
            <text:p>1.138346</text:p>
          </table:table-cell>
          <table:table-cell office:value-type="float" office:value="1.1515789999999999" table:style-name="ce1">
            <text:p>1.151579</text:p>
          </table:table-cell>
          <table:table-cell office:value-type="float" office:value="1.1175280000000001" table:style-name="ce1">
            <text:p>1.117528</text:p>
          </table:table-cell>
          <table:table-cell office:value-type="float" office:value="1.1201129999999999" table:style-name="ce1">
            <text:p>1.120113</text:p>
          </table:table-cell>
          <table:table-cell office:value-type="float" office:value="1.144658" table:style-name="ce1">
            <text:p>1.14465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office:value-type="float" office:value="-1.4254800000000001" table:style-name="ce1">
            <text:p>-1.42548</text:p>
          </table:table-cell>
          <table:table-cell office:value-type="float" office:value="-1.584773" table:style-name="ce1">
            <text:p>-1.584773</text:p>
          </table:table-cell>
          <table:table-cell office:value-type="float" office:value="-1.635162" table:style-name="ce1">
            <text:p>-1.635162</text:p>
          </table:table-cell>
          <table:table-cell office:value-type="float" office:value="-1.64863" table:style-name="ce1">
            <text:p>-1.64863</text:p>
          </table:table-cell>
          <table:table-cell office:value-type="float" office:value="-1.78976" table:style-name="ce1">
            <text:p>-1.78976</text:p>
          </table:table-cell>
          <table:table-cell office:value-type="float" office:value="-1.785588" table:style-name="ce1">
            <text:p>-1.785588</text:p>
          </table:table-cell>
          <table:table-cell office:value-type="float" office:value="-1.805158" table:style-name="ce1">
            <text:p>-1.805158</text:p>
          </table:table-cell>
          <table:table-cell office:value-type="float" office:value="-1.8872100000000001" table:style-name="ce1">
            <text:p>-1.88721</text:p>
          </table:table-cell>
          <table:table-cell office:value-type="float" office:value="-1.8539829999999999" table:style-name="ce1">
            <text:p>-1.853983</text:p>
          </table:table-cell>
          <table:table-cell office:value-type="float" office:value="-1.8006390000000001" table:style-name="ce1">
            <text:p>-1.800639</text:p>
          </table:table-cell>
          <table:table-cell office:value-type="float" office:value="-1.7038850000000001" table:style-name="ce1">
            <text:p>-1.703885</text:p>
          </table:table-cell>
          <table:table-cell office:value-type="float" office:value="-1.6168880000000001" table:style-name="ce1">
            <text:p>-1.616888</text:p>
          </table:table-cell>
          <table:table-cell office:value-type="float" office:value="-1.610357" table:style-name="ce1">
            <text:p>-1.610357</text:p>
          </table:table-cell>
          <table:table-cell office:value-type="float" office:value="-1.514607" table:style-name="ce1">
            <text:p>-1.514607</text:p>
          </table:table-cell>
          <table:table-cell office:value-type="float" office:value="-1.478674" table:style-name="ce1">
            <text:p>-1.478674</text:p>
          </table:table-cell>
          <table:table-cell office:value-type="float" office:value="-1.5447979999999999" table:style-name="ce1">
            <text:p>-1.544798</text:p>
          </table:table-cell>
          <table:table-cell office:value-type="float" office:value="-1.558119" table:style-name="ce1">
            <text:p>-1.558119</text:p>
          </table:table-cell>
          <table:table-cell office:value-type="float" office:value="-1.5601959999999999" table:style-name="ce1">
            <text:p>-1.560196</text:p>
          </table:table-cell>
          <table:table-cell office:value-type="float" office:value="-1.551914" table:style-name="ce1">
            <text:p>-1.551914</text:p>
          </table:table-cell>
          <table:table-cell office:value-type="float" office:value="-1.4448190000000001" table:style-name="ce1">
            <text:p>-1.44481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yman Islands</text:p>
          </table:table-cell>
          <table:table-cell office:value-type="string" table:style-name="ce1">
            <text:p>CYM</text:p>
          </table:table-cell>
          <table:table-cell office:value-type="float" office:value="1.6206179999999999" table:style-name="ce1">
            <text:p>1.620618</text:p>
          </table:table-cell>
          <table:table-cell office:value-type="float" office:value="1.600652" table:style-name="ce1">
            <text:p>1.600652</text:p>
          </table:table-cell>
          <table:table-cell office:value-type="float" office:value="1.5912040000000001" table:style-name="ce1">
            <text:p>1.591204</text:p>
          </table:table-cell>
          <table:table-cell office:value-type="float" office:value="1.5733189999999999" table:style-name="ce1">
            <text:p>1.573319</text:p>
          </table:table-cell>
          <table:table-cell office:value-type="float" office:value="0.96329759999999998" table:style-name="ce1">
            <text:p>0.9632976</text:p>
          </table:table-cell>
          <table:table-cell office:value-type="float" office:value="0.87779750000000001" table:style-name="ce1">
            <text:p>0.8777975</text:p>
          </table:table-cell>
          <table:table-cell office:value-type="float" office:value="0.90378119999999995" table:style-name="ce1">
            <text:p>0.9037812</text:p>
          </table:table-cell>
          <table:table-cell office:value-type="float" office:value="0.78286829999999996" table:style-name="ce1">
            <text:p>0.7828683</text:p>
          </table:table-cell>
          <table:table-cell office:value-type="float" office:value="0.74471699999999996" table:style-name="ce1">
            <text:p>0.744717</text:p>
          </table:table-cell>
          <table:table-cell office:value-type="float" office:value="0.74617540000000004" table:style-name="ce1">
            <text:p>0.7461754</text:p>
          </table:table-cell>
          <table:table-cell office:value-type="float" office:value="0.55897640000000004" table:style-name="ce1">
            <text:p>0.5589764</text:p>
          </table:table-cell>
          <table:table-cell office:value-type="float" office:value="0.57767080000000004" table:style-name="ce1">
            <text:p>0.5776708</text:p>
          </table:table-cell>
          <table:table-cell office:value-type="float" office:value="0.57987" table:style-name="ce1">
            <text:p>0.57987</text:p>
          </table:table-cell>
          <table:table-cell office:value-type="float" office:value="0.57421500000000003" table:style-name="ce1">
            <text:p>0.574215</text:p>
          </table:table-cell>
          <table:table-cell office:value-type="float" office:value="0.54893479999999995" table:style-name="ce1">
            <text:p>0.5489348</text:p>
          </table:table-cell>
          <table:table-cell office:value-type="float" office:value="0.47313470000000002" table:style-name="ce1">
            <text:p>0.4731347</text:p>
          </table:table-cell>
          <table:table-cell office:value-type="float" office:value="0.46916049999999998" table:style-name="ce1">
            <text:p>0.4691605</text:p>
          </table:table-cell>
          <table:table-cell office:value-type="float" office:value="0.47488029999999998" table:style-name="ce1">
            <text:p>0.4748803</text:p>
          </table:table-cell>
          <table:table-cell office:value-type="float" office:value="0.48476409999999998" table:style-name="ce1">
            <text:p>0.4847641</text:p>
          </table:table-cell>
          <table:table-cell office:value-type="float" office:value="0.49197279999999999" table:style-name="ce1">
            <text:p>0.491972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yprus</text:p>
          </table:table-cell>
          <table:table-cell office:value-type="string" table:style-name="ce1">
            <text:p>CYP</text:p>
          </table:table-cell>
          <table:table-cell office:value-type="float" office:value="1.0357540000000001" table:style-name="ce1">
            <text:p>1.035754</text:p>
          </table:table-cell>
          <table:table-cell office:value-type="float" office:value="0.98307659999999997" table:style-name="ce1">
            <text:p>0.9830766</text:p>
          </table:table-cell>
          <table:table-cell office:value-type="float" office:value="1.057137" table:style-name="ce1">
            <text:p>1.057137</text:p>
          </table:table-cell>
          <table:table-cell office:value-type="float" office:value="1.117119" table:style-name="ce1">
            <text:p>1.117119</text:p>
          </table:table-cell>
          <table:table-cell office:value-type="float" office:value="0.99446299999999999" table:style-name="ce1">
            <text:p>0.994463</text:p>
          </table:table-cell>
          <table:table-cell office:value-type="float" office:value="0.95003130000000002" table:style-name="ce1">
            <text:p>0.9500313</text:p>
          </table:table-cell>
          <table:table-cell office:value-type="float" office:value="0.95587270000000002" table:style-name="ce1">
            <text:p>0.9558727</text:p>
          </table:table-cell>
          <table:table-cell office:value-type="float" office:value="1.0520670000000001" table:style-name="ce1">
            <text:p>1.052067</text:p>
          </table:table-cell>
          <table:table-cell office:value-type="float" office:value="1.066656" table:style-name="ce1">
            <text:p>1.066656</text:p>
          </table:table-cell>
          <table:table-cell office:value-type="float" office:value="1.0840339999999999" table:style-name="ce1">
            <text:p>1.084034</text:p>
          </table:table-cell>
          <table:table-cell office:value-type="float" office:value="1.068028" table:style-name="ce1">
            <text:p>1.068028</text:p>
          </table:table-cell>
          <table:table-cell office:value-type="float" office:value="1.0233909999999999" table:style-name="ce1">
            <text:p>1.023391</text:p>
          </table:table-cell>
          <table:table-cell office:value-type="float" office:value="1.0535829999999999" table:style-name="ce1">
            <text:p>1.053583</text:p>
          </table:table-cell>
          <table:table-cell office:value-type="float" office:value="1.022024" table:style-name="ce1">
            <text:p>1.022024</text:p>
          </table:table-cell>
          <table:table-cell office:value-type="float" office:value="0.98082270000000005" table:style-name="ce1">
            <text:p>0.9808227</text:p>
          </table:table-cell>
          <table:table-cell office:value-type="float" office:value="1.01997" table:style-name="ce1">
            <text:p>1.01997</text:p>
          </table:table-cell>
          <table:table-cell office:value-type="float" office:value="1.0315840000000001" table:style-name="ce1">
            <text:p>1.031584</text:p>
          </table:table-cell>
          <table:table-cell office:value-type="float" office:value="1.0465770000000001" table:style-name="ce1">
            <text:p>1.046577</text:p>
          </table:table-cell>
          <table:table-cell office:value-type="float" office:value="1.0551630000000001" table:style-name="ce1">
            <text:p>1.055163</text:p>
          </table:table-cell>
          <table:table-cell office:value-type="float" office:value="1.038081" table:style-name="ce1">
            <text:p>1.03808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zech Republic</text:p>
          </table:table-cell>
          <table:table-cell office:value-type="string" table:style-name="ce1">
            <text:p>CZE</text:p>
          </table:table-cell>
          <table:table-cell office:value-type="float" office:value="1.034856" table:style-name="ce1">
            <text:p>1.034856</text:p>
          </table:table-cell>
          <table:table-cell office:value-type="float" office:value="0.96796230000000005" table:style-name="ce1">
            <text:p>0.9679623</text:p>
          </table:table-cell>
          <table:table-cell office:value-type="float" office:value="0.76277510000000004" table:style-name="ce1">
            <text:p>0.7627751</text:p>
          </table:table-cell>
          <table:table-cell office:value-type="float" office:value="1.0164040000000001" table:style-name="ce1">
            <text:p>1.016404</text:p>
          </table:table-cell>
          <table:table-cell office:value-type="float" office:value="1.014175" table:style-name="ce1">
            <text:p>1.014175</text:p>
          </table:table-cell>
          <table:table-cell office:value-type="float" office:value="0.95446129999999996" table:style-name="ce1">
            <text:p>0.9544613</text:p>
          </table:table-cell>
          <table:table-cell office:value-type="float" office:value="0.90567260000000005" table:style-name="ce1">
            <text:p>0.9056726</text:p>
          </table:table-cell>
          <table:table-cell office:value-type="float" office:value="0.9622927" table:style-name="ce1">
            <text:p>0.9622927</text:p>
          </table:table-cell>
          <table:table-cell office:value-type="float" office:value="0.99528380000000005" table:style-name="ce1">
            <text:p>0.9952838</text:p>
          </table:table-cell>
          <table:table-cell office:value-type="float" office:value="1.032759" table:style-name="ce1">
            <text:p>1.032759</text:p>
          </table:table-cell>
          <table:table-cell office:value-type="float" office:value="1.033045" table:style-name="ce1">
            <text:p>1.033045</text:p>
          </table:table-cell>
          <table:table-cell office:value-type="float" office:value="1.014818" table:style-name="ce1">
            <text:p>1.014818</text:p>
          </table:table-cell>
          <table:table-cell office:value-type="float" office:value="1.022664" table:style-name="ce1">
            <text:p>1.022664</text:p>
          </table:table-cell>
          <table:table-cell office:value-type="float" office:value="0.97037969999999996" table:style-name="ce1">
            <text:p>0.9703797</text:p>
          </table:table-cell>
          <table:table-cell office:value-type="float" office:value="0.98453349999999995" table:style-name="ce1">
            <text:p>0.9845335</text:p>
          </table:table-cell>
          <table:table-cell office:value-type="float" office:value="1.026667" table:style-name="ce1">
            <text:p>1.026667</text:p>
          </table:table-cell>
          <table:table-cell office:value-type="float" office:value="1.042761" table:style-name="ce1">
            <text:p>1.042761</text:p>
          </table:table-cell>
          <table:table-cell office:value-type="float" office:value="1.024769" table:style-name="ce1">
            <text:p>1.024769</text:p>
          </table:table-cell>
          <table:table-cell office:value-type="float" office:value="0.97158690000000003" table:style-name="ce1">
            <text:p>0.9715869</text:p>
          </table:table-cell>
          <table:table-cell office:value-type="float" office:value="0.93031200000000003" table:style-name="ce1">
            <text:p>0.93031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ermany</text:p>
          </table:table-cell>
          <table:table-cell office:value-type="string" table:style-name="ce1">
            <text:p>DEU</text:p>
          </table:table-cell>
          <table:table-cell office:value-type="float" office:value="1.3288949999999999" table:style-name="ce1">
            <text:p>1.328895</text:p>
          </table:table-cell>
          <table:table-cell office:value-type="float" office:value="1.2918879999999999" table:style-name="ce1">
            <text:p>1.291888</text:p>
          </table:table-cell>
          <table:table-cell office:value-type="float" office:value="1.314802" table:style-name="ce1">
            <text:p>1.314802</text:p>
          </table:table-cell>
          <table:table-cell office:value-type="float" office:value="1.414031" table:style-name="ce1">
            <text:p>1.414031</text:p>
          </table:table-cell>
          <table:table-cell office:value-type="float" office:value="1.413554" table:style-name="ce1">
            <text:p>1.413554</text:p>
          </table:table-cell>
          <table:table-cell office:value-type="float" office:value="1.49604" table:style-name="ce1">
            <text:p>1.49604</text:p>
          </table:table-cell>
          <table:table-cell office:value-type="float" office:value="1.4858340000000001" table:style-name="ce1">
            <text:p>1.485834</text:p>
          </table:table-cell>
          <table:table-cell office:value-type="float" office:value="1.3652310000000001" table:style-name="ce1">
            <text:p>1.365231</text:p>
          </table:table-cell>
          <table:table-cell office:value-type="float" office:value="1.3364780000000001" table:style-name="ce1">
            <text:p>1.336478</text:p>
          </table:table-cell>
          <table:table-cell office:value-type="float" office:value="1.336778" table:style-name="ce1">
            <text:p>1.336778</text:p>
          </table:table-cell>
          <table:table-cell office:value-type="float" office:value="1.334962" table:style-name="ce1">
            <text:p>1.334962</text:p>
          </table:table-cell>
          <table:table-cell office:value-type="float" office:value="1.2977829999999999" table:style-name="ce1">
            <text:p>1.297783</text:p>
          </table:table-cell>
          <table:table-cell office:value-type="float" office:value="1.3492109999999999" table:style-name="ce1">
            <text:p>1.349211</text:p>
          </table:table-cell>
          <table:table-cell office:value-type="float" office:value="1.3937379999999999" table:style-name="ce1">
            <text:p>1.393738</text:p>
          </table:table-cell>
          <table:table-cell office:value-type="float" office:value="1.4061840000000001" table:style-name="ce1">
            <text:p>1.406184</text:p>
          </table:table-cell>
          <table:table-cell office:value-type="float" office:value="1.4363300000000001" table:style-name="ce1">
            <text:p>1.43633</text:p>
          </table:table-cell>
          <table:table-cell office:value-type="float" office:value="1.421997" table:style-name="ce1">
            <text:p>1.421997</text:p>
          </table:table-cell>
          <table:table-cell office:value-type="float" office:value="1.36378" table:style-name="ce1">
            <text:p>1.36378</text:p>
          </table:table-cell>
          <table:table-cell office:value-type="float" office:value="1.389157" table:style-name="ce1">
            <text:p>1.389157</text:p>
          </table:table-cell>
          <table:table-cell office:value-type="float" office:value="1.4223619999999999" table:style-name="ce1">
            <text:p>1.42236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jibouti</text:p>
          </table:table-cell>
          <table:table-cell office:value-type="string" table:style-name="ce1">
            <text:p>DJI</text:p>
          </table:table-cell>
          <table:table-cell office:value-type="float" office:value="-0.88271120000000003" table:style-name="ce1">
            <text:p>-0.8827112</text:p>
          </table:table-cell>
          <table:table-cell office:value-type="float" office:value="-0.99400809999999995" table:style-name="ce1">
            <text:p>-0.9940081</text:p>
          </table:table-cell>
          <table:table-cell office:value-type="float" office:value="-0.87774180000000002" table:style-name="ce1">
            <text:p>-0.8777418</text:p>
          </table:table-cell>
          <table:table-cell office:value-type="float" office:value="-0.83088640000000002" table:style-name="ce1">
            <text:p>-0.8308864</text:p>
          </table:table-cell>
          <table:table-cell office:value-type="float" office:value="-0.66639720000000002" table:style-name="ce1">
            <text:p>-0.6663972</text:p>
          </table:table-cell>
          <table:table-cell office:value-type="float" office:value="-0.78436790000000001" table:style-name="ce1">
            <text:p>-0.7843679</text:p>
          </table:table-cell>
          <table:table-cell office:value-type="float" office:value="-1.1099460000000001" table:style-name="ce1">
            <text:p>-1.109946</text:p>
          </table:table-cell>
          <table:table-cell office:value-type="float" office:value="-1.120306" table:style-name="ce1">
            <text:p>-1.120306</text:p>
          </table:table-cell>
          <table:table-cell office:value-type="float" office:value="-1.196666" table:style-name="ce1">
            <text:p>-1.196666</text:p>
          </table:table-cell>
          <table:table-cell office:value-type="float" office:value="-1.196742" table:style-name="ce1">
            <text:p>-1.196742</text:p>
          </table:table-cell>
          <table:table-cell office:value-type="float" office:value="-1.2093959999999999" table:style-name="ce1">
            <text:p>-1.209396</text:p>
          </table:table-cell>
          <table:table-cell office:value-type="float" office:value="-1.265671" table:style-name="ce1">
            <text:p>-1.265671</text:p>
          </table:table-cell>
          <table:table-cell office:value-type="float" office:value="-1.411138" table:style-name="ce1">
            <text:p>-1.411138</text:p>
          </table:table-cell>
          <table:table-cell office:value-type="float" office:value="-1.4340440000000001" table:style-name="ce1">
            <text:p>-1.434044</text:p>
          </table:table-cell>
          <table:table-cell office:value-type="float" office:value="-1.4710350000000001" table:style-name="ce1">
            <text:p>-1.471035</text:p>
          </table:table-cell>
          <table:table-cell office:value-type="float" office:value="-1.4308099999999999" table:style-name="ce1">
            <text:p>-1.43081</text:p>
          </table:table-cell>
          <table:table-cell office:value-type="float" office:value="-1.412145" table:style-name="ce1">
            <text:p>-1.412145</text:p>
          </table:table-cell>
          <table:table-cell office:value-type="float" office:value="-1.372533" table:style-name="ce1">
            <text:p>-1.372533</text:p>
          </table:table-cell>
          <table:table-cell office:value-type="float" office:value="-1.405939" table:style-name="ce1">
            <text:p>-1.405939</text:p>
          </table:table-cell>
          <table:table-cell office:value-type="float" office:value="-1.3520540000000001" table:style-name="ce1">
            <text:p>-1.35205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office:value-type="float" office:value="1.0422899999999999" table:style-name="ce1">
            <text:p>1.04229</text:p>
          </table:table-cell>
          <table:table-cell office:value-type="float" office:value="1.094592" table:style-name="ce1">
            <text:p>1.094592</text:p>
          </table:table-cell>
          <table:table-cell office:value-type="float" office:value="1.0937520000000001" table:style-name="ce1">
            <text:p>1.093752</text:p>
          </table:table-cell>
          <table:table-cell office:value-type="float" office:value="1.1096140000000001" table:style-name="ce1">
            <text:p>1.109614</text:p>
          </table:table-cell>
          <table:table-cell office:value-type="float" office:value="1.053588" table:style-name="ce1">
            <text:p>1.053588</text:p>
          </table:table-cell>
          <table:table-cell office:value-type="float" office:value="0.98561189999999999" table:style-name="ce1">
            <text:p>0.9856119</text:p>
          </table:table-cell>
          <table:table-cell office:value-type="float" office:value="0.9323842" table:style-name="ce1">
            <text:p>0.9323842</text:p>
          </table:table-cell>
          <table:table-cell office:value-type="float" office:value="1.0053510000000001" table:style-name="ce1">
            <text:p>1.005351</text:p>
          </table:table-cell>
          <table:table-cell office:value-type="float" office:value="0.99747160000000001" table:style-name="ce1">
            <text:p>0.9974716</text:p>
          </table:table-cell>
          <table:table-cell office:value-type="float" office:value="1.034413" table:style-name="ce1">
            <text:p>1.034413</text:p>
          </table:table-cell>
          <table:table-cell office:value-type="float" office:value="1.012254" table:style-name="ce1">
            <text:p>1.012254</text:p>
          </table:table-cell>
          <table:table-cell office:value-type="float" office:value="0.98254059999999999" table:style-name="ce1">
            <text:p>0.9825406</text:p>
          </table:table-cell>
          <table:table-cell office:value-type="float" office:value="0.98798980000000003" table:style-name="ce1">
            <text:p>0.9879898</text:p>
          </table:table-cell>
          <table:table-cell office:value-type="float" office:value="0.94659000000000004" table:style-name="ce1">
            <text:p>0.94659</text:p>
          </table:table-cell>
          <table:table-cell office:value-type="float" office:value="0.96670650000000002" table:style-name="ce1">
            <text:p>0.9667065</text:p>
          </table:table-cell>
          <table:table-cell office:value-type="float" office:value="1.067056" table:style-name="ce1">
            <text:p>1.067056</text:p>
          </table:table-cell>
          <table:table-cell office:value-type="float" office:value="0.87888719999999998" table:style-name="ce1">
            <text:p>0.8788872</text:p>
          </table:table-cell>
          <table:table-cell office:value-type="float" office:value="0.89939579999999997" table:style-name="ce1">
            <text:p>0.8993958</text:p>
          </table:table-cell>
          <table:table-cell office:value-type="float" office:value="0.8838625" table:style-name="ce1">
            <text:p>0.8838625</text:p>
          </table:table-cell>
          <table:table-cell office:value-type="float" office:value="0.81051550000000006" table:style-name="ce1">
            <text:p>0.810515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DNK</text:p>
          </table:table-cell>
          <table:table-cell office:value-type="float" office:value="1.538972" table:style-name="ce1">
            <text:p>1.538972</text:p>
          </table:table-cell>
          <table:table-cell office:value-type="float" office:value="1.467341" table:style-name="ce1">
            <text:p>1.467341</text:p>
          </table:table-cell>
          <table:table-cell office:value-type="float" office:value="1.535965" table:style-name="ce1">
            <text:p>1.535965</text:p>
          </table:table-cell>
          <table:table-cell office:value-type="float" office:value="1.5328679999999999" table:style-name="ce1">
            <text:p>1.532868</text:p>
          </table:table-cell>
          <table:table-cell office:value-type="float" office:value="1.6014520000000001" table:style-name="ce1">
            <text:p>1.601452</text:p>
          </table:table-cell>
          <table:table-cell office:value-type="float" office:value="1.8009919999999999" table:style-name="ce1">
            <text:p>1.800992</text:p>
          </table:table-cell>
          <table:table-cell office:value-type="float" office:value="1.739609" table:style-name="ce1">
            <text:p>1.739609</text:p>
          </table:table-cell>
          <table:table-cell office:value-type="float" office:value="1.571636" table:style-name="ce1">
            <text:p>1.571636</text:p>
          </table:table-cell>
          <table:table-cell office:value-type="float" office:value="1.4777039999999999" table:style-name="ce1">
            <text:p>1.477704</text:p>
          </table:table-cell>
          <table:table-cell office:value-type="float" office:value="1.538306" table:style-name="ce1">
            <text:p>1.538306</text:p>
          </table:table-cell>
          <table:table-cell office:value-type="float" office:value="1.5382610000000001" table:style-name="ce1">
            <text:p>1.538261</text:p>
          </table:table-cell>
          <table:table-cell office:value-type="float" office:value="1.541957" table:style-name="ce1">
            <text:p>1.541957</text:p>
          </table:table-cell>
          <table:table-cell office:value-type="float" office:value="1.5517069999999999" table:style-name="ce1">
            <text:p>1.551707</text:p>
          </table:table-cell>
          <table:table-cell office:value-type="float" office:value="1.6741140000000001" table:style-name="ce1">
            <text:p>1.674114</text:p>
          </table:table-cell>
          <table:table-cell office:value-type="float" office:value="1.6662710000000001" table:style-name="ce1">
            <text:p>1.666271</text:p>
          </table:table-cell>
          <table:table-cell office:value-type="float" office:value="1.5245770000000001" table:style-name="ce1">
            <text:p>1.524577</text:p>
          </table:table-cell>
          <table:table-cell office:value-type="float" office:value="1.552826" table:style-name="ce1">
            <text:p>1.552826</text:p>
          </table:table-cell>
          <table:table-cell office:value-type="float" office:value="1.5413570000000001" table:style-name="ce1">
            <text:p>1.541357</text:p>
          </table:table-cell>
          <table:table-cell office:value-type="float" office:value="1.515539" table:style-name="ce1">
            <text:p>1.515539</text:p>
          </table:table-cell>
          <table:table-cell office:value-type="float" office:value="1.6117969999999999" table:style-name="ce1">
            <text:p>1.61179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string" table:style-name="ce1">
            <text:p>DOM</text:p>
          </table:table-cell>
          <table:table-cell office:value-type="float" office:value="5.6515000000000003E-2" table:style-name="ce1">
            <text:p>0.056515</text:p>
          </table:table-cell>
          <table:table-cell office:value-type="float" office:value="9.3083299999999994E-2" table:style-name="ce1">
            <text:p>0.0930833</text:p>
          </table:table-cell>
          <table:table-cell office:value-type="float" office:value="0.22575000000000001" table:style-name="ce1">
            <text:p>0.22575</text:p>
          </table:table-cell>
          <table:table-cell office:value-type="float" office:value="0.2372513" table:style-name="ce1">
            <text:p>0.2372513</text:p>
          </table:table-cell>
          <table:table-cell office:value-type="float" office:value="2.32535E-2" table:style-name="ce1">
            <text:p>0.0232535</text:p>
          </table:table-cell>
          <table:table-cell office:value-type="float" office:value="4.7007100000000003E-2" table:style-name="ce1">
            <text:p>0.0470071</text:p>
          </table:table-cell>
          <table:table-cell office:value-type="float" office:value="-7.0553900000000003E-2" table:style-name="ce1">
            <text:p>-0.0705539</text:p>
          </table:table-cell>
          <table:table-cell office:value-type="float" office:value="0.2056577" table:style-name="ce1">
            <text:p>0.2056577</text:p>
          </table:table-cell>
          <table:table-cell office:value-type="float" office:value="0.1970037" table:style-name="ce1">
            <text:p>0.1970037</text:p>
          </table:table-cell>
          <table:table-cell office:value-type="float" office:value="0.1647324" table:style-name="ce1">
            <text:p>0.1647324</text:p>
          </table:table-cell>
          <table:table-cell office:value-type="float" office:value="8.9798299999999998E-2" table:style-name="ce1">
            <text:p>0.0897983</text:p>
          </table:table-cell>
          <table:table-cell office:value-type="float" office:value="7.3861599999999999E-2" table:style-name="ce1">
            <text:p>0.0738616</text:p>
          </table:table-cell>
          <table:table-cell office:value-type="float" office:value="9.0433299999999994E-2" table:style-name="ce1">
            <text:p>0.0904333</text:p>
          </table:table-cell>
          <table:table-cell office:value-type="float" office:value="0.1245922" table:style-name="ce1">
            <text:p>0.1245922</text:p>
          </table:table-cell>
          <table:table-cell office:value-type="float" office:value="0.1153695" table:style-name="ce1">
            <text:p>0.1153695</text:p>
          </table:table-cell>
          <table:table-cell office:value-type="float" office:value="0.18896060000000001" table:style-name="ce1">
            <text:p>0.1889606</text:p>
          </table:table-cell>
          <table:table-cell office:value-type="float" office:value="0.1542685" table:style-name="ce1">
            <text:p>0.1542685</text:p>
          </table:table-cell>
          <table:table-cell office:value-type="float" office:value="0.18061740000000001" table:style-name="ce1">
            <text:p>0.1806174</text:p>
          </table:table-cell>
          <table:table-cell office:value-type="float" office:value="0.1574749" table:style-name="ce1">
            <text:p>0.1574749</text:p>
          </table:table-cell>
          <table:table-cell office:value-type="float" office:value="0.13743269999999999" table:style-name="ce1">
            <text:p>0.137432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lgeria</text:p>
          </table:table-cell>
          <table:table-cell office:value-type="string" table:style-name="ce1">
            <text:p>DZA</text:p>
          </table:table-cell>
          <table:table-cell office:value-type="float" office:value="-1.16629" table:style-name="ce1">
            <text:p>-1.16629</text:p>
          </table:table-cell>
          <table:table-cell office:value-type="float" office:value="-1.2443420000000001" table:style-name="ce1">
            <text:p>-1.244342</text:p>
          </table:table-cell>
          <table:table-cell office:value-type="float" office:value="-1.110052" table:style-name="ce1">
            <text:p>-1.110052</text:p>
          </table:table-cell>
          <table:table-cell office:value-type="float" office:value="-1.0446599999999999" table:style-name="ce1">
            <text:p>-1.04466</text:p>
          </table:table-cell>
          <table:table-cell office:value-type="float" office:value="-1.0767180000000001" table:style-name="ce1">
            <text:p>-1.076718</text:p>
          </table:table-cell>
          <table:table-cell office:value-type="float" office:value="-0.80205910000000002" table:style-name="ce1">
            <text:p>-0.8020591</text:p>
          </table:table-cell>
          <table:table-cell office:value-type="float" office:value="-0.71568600000000004" table:style-name="ce1">
            <text:p>-0.715686</text:p>
          </table:table-cell>
          <table:table-cell office:value-type="float" office:value="-0.91687549999999995" table:style-name="ce1">
            <text:p>-0.9168755</text:p>
          </table:table-cell>
          <table:table-cell office:value-type="float" office:value="-0.98412239999999995" table:style-name="ce1">
            <text:p>-0.9841224</text:p>
          </table:table-cell>
          <table:table-cell office:value-type="float" office:value="-0.97971220000000003" table:style-name="ce1">
            <text:p>-0.9797122</text:p>
          </table:table-cell>
          <table:table-cell office:value-type="float" office:value="-1.0384310000000001" table:style-name="ce1">
            <text:p>-1.038431</text:p>
          </table:table-cell>
          <table:table-cell office:value-type="float" office:value="-1.022338" table:style-name="ce1">
            <text:p>-1.022338</text:p>
          </table:table-cell>
          <table:table-cell office:value-type="float" office:value="-1.004121" table:style-name="ce1">
            <text:p>-1.004121</text:p>
          </table:table-cell>
          <table:table-cell office:value-type="float" office:value="-0.90602660000000002" table:style-name="ce1">
            <text:p>-0.9060266</text:p>
          </table:table-cell>
          <table:table-cell office:value-type="float" office:value="-0.89335319999999996" table:style-name="ce1">
            <text:p>-0.8933532</text:p>
          </table:table-cell>
          <table:table-cell office:value-type="float" office:value="-0.81519810000000004" table:style-name="ce1">
            <text:p>-0.8151981</text:p>
          </table:table-cell>
          <table:table-cell office:value-type="float" office:value="-0.84906950000000003" table:style-name="ce1">
            <text:p>-0.8490695</text:p>
          </table:table-cell>
          <table:table-cell office:value-type="float" office:value="-0.86316910000000002" table:style-name="ce1">
            <text:p>-0.8631691</text:p>
          </table:table-cell>
          <table:table-cell office:value-type="float" office:value="-0.90487660000000003" table:style-name="ce1">
            <text:p>-0.9048766</text:p>
          </table:table-cell>
          <table:table-cell office:value-type="float" office:value="-0.98098379999999996" table:style-name="ce1">
            <text:p>-0.980983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ECU</text:p>
          </table:table-cell>
          <table:table-cell office:value-type="float" office:value="1.3284300000000001E-2" table:style-name="ce1">
            <text:p>0.0132843</text:p>
          </table:table-cell>
          <table:table-cell office:value-type="float" office:value="0.11465160000000001" table:style-name="ce1">
            <text:p>0.1146516</text:p>
          </table:table-cell>
          <table:table-cell office:value-type="float" office:value="-0.2472181" table:style-name="ce1">
            <text:p>-0.2472181</text:p>
          </table:table-cell>
          <table:table-cell office:value-type="float" office:value="-4.4988800000000002E-2" table:style-name="ce1">
            <text:p>-0.0449888</text:p>
          </table:table-cell>
          <table:table-cell office:value-type="float" office:value="-0.1215411" table:style-name="ce1">
            <text:p>-0.1215411</text:p>
          </table:table-cell>
          <table:table-cell office:value-type="float" office:value="-0.24463570000000001" table:style-name="ce1">
            <text:p>-0.2446357</text:p>
          </table:table-cell>
          <table:table-cell office:value-type="float" office:value="-0.3637435" table:style-name="ce1">
            <text:p>-0.3637435</text:p>
          </table:table-cell>
          <table:table-cell office:value-type="float" office:value="-0.2538627" table:style-name="ce1">
            <text:p>-0.2538627</text:p>
          </table:table-cell>
          <table:table-cell office:value-type="float" office:value="-0.16111590000000001" table:style-name="ce1">
            <text:p>-0.1611159</text:p>
          </table:table-cell>
          <table:table-cell office:value-type="float" office:value="-0.22230469999999999" table:style-name="ce1">
            <text:p>-0.2223047</text:p>
          </table:table-cell>
          <table:table-cell office:value-type="float" office:value="-0.25036120000000001" table:style-name="ce1">
            <text:p>-0.2503612</text:p>
          </table:table-cell>
          <table:table-cell office:value-type="float" office:value="-0.23108529999999999" table:style-name="ce1">
            <text:p>-0.2310853</text:p>
          </table:table-cell>
          <table:table-cell office:value-type="float" office:value="-0.29336479999999998" table:style-name="ce1">
            <text:p>-0.2933648</text:p>
          </table:table-cell>
          <table:table-cell office:value-type="float" office:value="-0.29611409999999999" table:style-name="ce1">
            <text:p>-0.2961141</text:p>
          </table:table-cell>
          <table:table-cell office:value-type="float" office:value="-0.2527218" table:style-name="ce1">
            <text:p>-0.2527218</text:p>
          </table:table-cell>
          <table:table-cell office:value-type="float" office:value="-0.20246520000000001" table:style-name="ce1">
            <text:p>-0.2024652</text:p>
          </table:table-cell>
          <table:table-cell office:value-type="float" office:value="-0.21175469999999999" table:style-name="ce1">
            <text:p>-0.2117547</text:p>
          </table:table-cell>
          <table:table-cell office:value-type="float" office:value="-0.2484729" table:style-name="ce1">
            <text:p>-0.2484729</text:p>
          </table:table-cell>
          <table:table-cell office:value-type="float" office:value="-0.17364930000000001" table:style-name="ce1">
            <text:p>-0.1736493</text:p>
          </table:table-cell>
          <table:table-cell office:value-type="float" office:value="2.6411199999999999E-2" table:style-name="ce1">
            <text:p>0.026411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gypt, Arab Rep.</text:p>
          </table:table-cell>
          <table:table-cell office:value-type="string" table:style-name="ce1">
            <text:p>EGY</text:p>
          </table:table-cell>
          <table:table-cell office:value-type="float" office:value="-0.84418420000000005" table:style-name="ce1">
            <text:p>-0.8441842</text:p>
          </table:table-cell>
          <table:table-cell office:value-type="float" office:value="-0.91178610000000004" table:style-name="ce1">
            <text:p>-0.9117861</text:p>
          </table:table-cell>
          <table:table-cell office:value-type="float" office:value="-0.89450620000000003" table:style-name="ce1">
            <text:p>-0.8945062</text:p>
          </table:table-cell>
          <table:table-cell office:value-type="float" office:value="-1.10229" table:style-name="ce1">
            <text:p>-1.10229</text:p>
          </table:table-cell>
          <table:table-cell office:value-type="float" office:value="-1.0831850000000001" table:style-name="ce1">
            <text:p>-1.083185</text:p>
          </table:table-cell>
          <table:table-cell office:value-type="float" office:value="-0.94755789999999995" table:style-name="ce1">
            <text:p>-0.9475579</text:p>
          </table:table-cell>
          <table:table-cell office:value-type="float" office:value="-0.96478090000000005" table:style-name="ce1">
            <text:p>-0.9647809</text:p>
          </table:table-cell>
          <table:table-cell office:value-type="float" office:value="-1.199265" table:style-name="ce1">
            <text:p>-1.199265</text:p>
          </table:table-cell>
          <table:table-cell office:value-type="float" office:value="-1.167745" table:style-name="ce1">
            <text:p>-1.167745</text:p>
          </table:table-cell>
          <table:table-cell office:value-type="float" office:value="-1.2122390000000001" table:style-name="ce1">
            <text:p>-1.212239</text:p>
          </table:table-cell>
          <table:table-cell office:value-type="float" office:value="-1.1575009999999999" table:style-name="ce1">
            <text:p>-1.157501</text:p>
          </table:table-cell>
          <table:table-cell office:value-type="float" office:value="-1.1880539999999999" table:style-name="ce1">
            <text:p>-1.188054</text:p>
          </table:table-cell>
          <table:table-cell office:value-type="float" office:value="-1.139983" table:style-name="ce1">
            <text:p>-1.139983</text:p>
          </table:table-cell>
          <table:table-cell office:value-type="float" office:value="-0.76506350000000001" table:style-name="ce1">
            <text:p>-0.7650635</text:p>
          </table:table-cell>
          <table:table-cell office:value-type="float" office:value="-1.0515589999999999" table:style-name="ce1">
            <text:p>-1.051559</text:p>
          </table:table-cell>
          <table:table-cell office:value-type="float" office:value="-1.1806000000000001" table:style-name="ce1">
            <text:p>-1.1806</text:p>
          </table:table-cell>
          <table:table-cell office:value-type="float" office:value="-1.19042" table:style-name="ce1">
            <text:p>-1.19042</text:p>
          </table:table-cell>
          <table:table-cell office:value-type="float" office:value="-1.2072639999999999" table:style-name="ce1">
            <text:p>-1.207264</text:p>
          </table:table-cell>
          <table:table-cell office:value-type="float" office:value="-1.2527060000000001" table:style-name="ce1">
            <text:p>-1.252706</text:p>
          </table:table-cell>
          <table:table-cell office:value-type="float" office:value="-1.2841830000000001" table:style-name="ce1">
            <text:p>-1.28418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ritrea</text:p>
          </table:table-cell>
          <table:table-cell office:value-type="string" table:style-name="ce1">
            <text:p>ERI</text:p>
          </table:table-cell>
          <table:table-cell office:value-type="float" office:value="-1.363928" table:style-name="ce1">
            <text:p>-1.363928</text:p>
          </table:table-cell>
          <table:table-cell office:value-type="float" office:value="-1.231638" table:style-name="ce1">
            <text:p>-1.231638</text:p>
          </table:table-cell>
          <table:table-cell office:value-type="float" office:value="-1.470739" table:style-name="ce1">
            <text:p>-1.470739</text:p>
          </table:table-cell>
          <table:table-cell office:value-type="float" office:value="-1.8243910000000001" table:style-name="ce1">
            <text:p>-1.824391</text:p>
          </table:table-cell>
          <table:table-cell office:value-type="float" office:value="-1.932922" table:style-name="ce1">
            <text:p>-1.932922</text:p>
          </table:table-cell>
          <table:table-cell office:value-type="float" office:value="-1.907014" table:style-name="ce1">
            <text:p>-1.907014</text:p>
          </table:table-cell>
          <table:table-cell office:value-type="float" office:value="-2.1848990000000001" table:style-name="ce1">
            <text:p>-2.184899</text:p>
          </table:table-cell>
          <table:table-cell office:value-type="float" office:value="-2.084117" table:style-name="ce1">
            <text:p>-2.084117</text:p>
          </table:table-cell>
          <table:table-cell office:value-type="float" office:value="-2.115926" table:style-name="ce1">
            <text:p>-2.115926</text:p>
          </table:table-cell>
          <table:table-cell office:value-type="float" office:value="-2.1599689999999998" table:style-name="ce1">
            <text:p>-2.159969</text:p>
          </table:table-cell>
          <table:table-cell office:value-type="float" office:value="-2.2027800000000002" table:style-name="ce1">
            <text:p>-2.20278</text:p>
          </table:table-cell>
          <table:table-cell office:value-type="float" office:value="-2.1982930000000001" table:style-name="ce1">
            <text:p>-2.198293</text:p>
          </table:table-cell>
          <table:table-cell office:value-type="float" office:value="-2.226054" table:style-name="ce1">
            <text:p>-2.226054</text:p>
          </table:table-cell>
          <table:table-cell office:value-type="float" office:value="-2.2087669999999999" table:style-name="ce1">
            <text:p>-2.208767</text:p>
          </table:table-cell>
          <table:table-cell office:value-type="float" office:value="-2.1964169999999998" table:style-name="ce1">
            <text:p>-2.196417</text:p>
          </table:table-cell>
          <table:table-cell office:value-type="float" office:value="-2.1135030000000001" table:style-name="ce1">
            <text:p>-2.113503</text:p>
          </table:table-cell>
          <table:table-cell office:value-type="float" office:value="-2.1068120000000001" table:style-name="ce1">
            <text:p>-2.106812</text:p>
          </table:table-cell>
          <table:table-cell office:value-type="float" office:value="-2.172704" table:style-name="ce1">
            <text:p>-2.172704</text:p>
          </table:table-cell>
          <table:table-cell office:value-type="float" office:value="-2.1654279999999999" table:style-name="ce1">
            <text:p>-2.165428</text:p>
          </table:table-cell>
          <table:table-cell office:value-type="float" office:value="-2.1763430000000001" table:style-name="ce1">
            <text:p>-2.1763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pain</text:p>
          </table:table-cell>
          <table:table-cell office:value-type="string" table:style-name="ce1">
            <text:p>ESP</text:p>
          </table:table-cell>
          <table:table-cell office:value-type="float" office:value="1.3195269999999999" table:style-name="ce1">
            <text:p>1.319527</text:p>
          </table:table-cell>
          <table:table-cell office:value-type="float" office:value="1.2995950000000001" table:style-name="ce1">
            <text:p>1.299595</text:p>
          </table:table-cell>
          <table:table-cell office:value-type="float" office:value="1.27702" table:style-name="ce1">
            <text:p>1.27702</text:p>
          </table:table-cell>
          <table:table-cell office:value-type="float" office:value="1.2749870000000001" table:style-name="ce1">
            <text:p>1.274987</text:p>
          </table:table-cell>
          <table:table-cell office:value-type="float" office:value="1.270559" table:style-name="ce1">
            <text:p>1.270559</text:p>
          </table:table-cell>
          <table:table-cell office:value-type="float" office:value="1.323612" table:style-name="ce1">
            <text:p>1.323612</text:p>
          </table:table-cell>
          <table:table-cell office:value-type="float" office:value="1.1314040000000001" table:style-name="ce1">
            <text:p>1.131404</text:p>
          </table:table-cell>
          <table:table-cell office:value-type="float" office:value="1.0787249999999999" table:style-name="ce1">
            <text:p>1.078725</text:p>
          </table:table-cell>
          <table:table-cell office:value-type="float" office:value="1.1230869999999999" table:style-name="ce1">
            <text:p>1.123087</text:p>
          </table:table-cell>
          <table:table-cell office:value-type="float" office:value="1.1853260000000001" table:style-name="ce1">
            <text:p>1.185326</text:p>
          </table:table-cell>
          <table:table-cell office:value-type="float" office:value="1.176973" table:style-name="ce1">
            <text:p>1.176973</text:p>
          </table:table-cell>
          <table:table-cell office:value-type="float" office:value="1.1225430000000001" table:style-name="ce1">
            <text:p>1.122543</text:p>
          </table:table-cell>
          <table:table-cell office:value-type="float" office:value="1.085866" table:style-name="ce1">
            <text:p>1.085866</text:p>
          </table:table-cell>
          <table:table-cell office:value-type="float" office:value="1.064179" table:style-name="ce1">
            <text:p>1.064179</text:p>
          </table:table-cell>
          <table:table-cell office:value-type="float" office:value="0.98887060000000004" table:style-name="ce1">
            <text:p>0.9888706</text:p>
          </table:table-cell>
          <table:table-cell office:value-type="float" office:value="0.99372559999999999" table:style-name="ce1">
            <text:p>0.9937256</text:p>
          </table:table-cell>
          <table:table-cell office:value-type="float" office:value="1.0448310000000001" table:style-name="ce1">
            <text:p>1.044831</text:p>
          </table:table-cell>
          <table:table-cell office:value-type="float" office:value="1.0410459999999999" table:style-name="ce1">
            <text:p>1.041046</text:p>
          </table:table-cell>
          <table:table-cell office:value-type="float" office:value="1.026823" table:style-name="ce1">
            <text:p>1.026823</text:p>
          </table:table-cell>
          <table:table-cell office:value-type="float" office:value="1.0642529999999999" table:style-name="ce1">
            <text:p>1.06425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stonia</text:p>
          </table:table-cell>
          <table:table-cell office:value-type="string" table:style-name="ce1">
            <text:p>EST</text:p>
          </table:table-cell>
          <table:table-cell office:value-type="float" office:value="0.92616710000000002" table:style-name="ce1">
            <text:p>0.9261671</text:p>
          </table:table-cell>
          <table:table-cell office:value-type="float" office:value="1.03417" table:style-name="ce1">
            <text:p>1.03417</text:p>
          </table:table-cell>
          <table:table-cell office:value-type="float" office:value="0.98800239999999995" table:style-name="ce1">
            <text:p>0.9880024</text:p>
          </table:table-cell>
          <table:table-cell office:value-type="float" office:value="1.072951" table:style-name="ce1">
            <text:p>1.072951</text:p>
          </table:table-cell>
          <table:table-cell office:value-type="float" office:value="1.0705789999999999" table:style-name="ce1">
            <text:p>1.070579</text:p>
          </table:table-cell>
          <table:table-cell office:value-type="float" office:value="1.0934189999999999" table:style-name="ce1">
            <text:p>1.093419</text:p>
          </table:table-cell>
          <table:table-cell office:value-type="float" office:value="0.99216850000000001" table:style-name="ce1">
            <text:p>0.9921685</text:p>
          </table:table-cell>
          <table:table-cell office:value-type="float" office:value="1.068222" table:style-name="ce1">
            <text:p>1.068222</text:p>
          </table:table-cell>
          <table:table-cell office:value-type="float" office:value="1.0730109999999999" table:style-name="ce1">
            <text:p>1.073011</text:p>
          </table:table-cell>
          <table:table-cell office:value-type="float" office:value="1.091653" table:style-name="ce1">
            <text:p>1.091653</text:p>
          </table:table-cell>
          <table:table-cell office:value-type="float" office:value="1.0855220000000001" table:style-name="ce1">
            <text:p>1.085522</text:p>
          </table:table-cell>
          <table:table-cell office:value-type="float" office:value="1.1056520000000001" table:style-name="ce1">
            <text:p>1.105652</text:p>
          </table:table-cell>
          <table:table-cell office:value-type="float" office:value="1.133726" table:style-name="ce1">
            <text:p>1.133726</text:p>
          </table:table-cell>
          <table:table-cell office:value-type="float" office:value="1.1119250000000001" table:style-name="ce1">
            <text:p>1.111925</text:p>
          </table:table-cell>
          <table:table-cell office:value-type="float" office:value="1.116849" table:style-name="ce1">
            <text:p>1.116849</text:p>
          </table:table-cell>
          <table:table-cell office:value-type="float" office:value="1.17031" table:style-name="ce1">
            <text:p>1.17031</text:p>
          </table:table-cell>
          <table:table-cell office:value-type="float" office:value="1.1868639999999999" table:style-name="ce1">
            <text:p>1.186864</text:p>
          </table:table-cell>
          <table:table-cell office:value-type="float" office:value="1.2079839999999999" table:style-name="ce1">
            <text:p>1.207984</text:p>
          </table:table-cell>
          <table:table-cell office:value-type="float" office:value="1.2132670000000001" table:style-name="ce1">
            <text:p>1.213267</text:p>
          </table:table-cell>
          <table:table-cell office:value-type="float" office:value="1.2129700000000001" table:style-name="ce1">
            <text:p>1.2129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thiopia</text:p>
          </table:table-cell>
          <table:table-cell office:value-type="string" table:style-name="ce1">
            <text:p>ETH</text:p>
          </table:table-cell>
          <table:table-cell office:value-type="float" office:value="-1.08355" table:style-name="ce1">
            <text:p>-1.08355</text:p>
          </table:table-cell>
          <table:table-cell office:value-type="float" office:value="-0.98925090000000004" table:style-name="ce1">
            <text:p>-0.9892509</text:p>
          </table:table-cell>
          <table:table-cell office:value-type="float" office:value="-1.031739" table:style-name="ce1">
            <text:p>-1.031739</text:p>
          </table:table-cell>
          <table:table-cell office:value-type="float" office:value="-1.226132" table:style-name="ce1">
            <text:p>-1.226132</text:p>
          </table:table-cell>
          <table:table-cell office:value-type="float" office:value="-1.114733" table:style-name="ce1">
            <text:p>-1.114733</text:p>
          </table:table-cell>
          <table:table-cell office:value-type="float" office:value="-1.1809909999999999" table:style-name="ce1">
            <text:p>-1.180991</text:p>
          </table:table-cell>
          <table:table-cell office:value-type="float" office:value="-1.2387570000000001" table:style-name="ce1">
            <text:p>-1.238757</text:p>
          </table:table-cell>
          <table:table-cell office:value-type="float" office:value="-1.1937169999999999" table:style-name="ce1">
            <text:p>-1.193717</text:p>
          </table:table-cell>
          <table:table-cell office:value-type="float" office:value="-1.203705" table:style-name="ce1">
            <text:p>-1.203705</text:p>
          </table:table-cell>
          <table:table-cell office:value-type="float" office:value="-1.307213" table:style-name="ce1">
            <text:p>-1.307213</text:p>
          </table:table-cell>
          <table:table-cell office:value-type="float" office:value="-1.2982830000000001" table:style-name="ce1">
            <text:p>-1.298283</text:p>
          </table:table-cell>
          <table:table-cell office:value-type="float" office:value="-1.344843" table:style-name="ce1">
            <text:p>-1.344843</text:p>
          </table:table-cell>
          <table:table-cell office:value-type="float" office:value="-1.362644" table:style-name="ce1">
            <text:p>-1.362644</text:p>
          </table:table-cell>
          <table:table-cell office:value-type="float" office:value="-1.308908" table:style-name="ce1">
            <text:p>-1.308908</text:p>
          </table:table-cell>
          <table:table-cell office:value-type="float" office:value="-1.313026" table:style-name="ce1">
            <text:p>-1.313026</text:p>
          </table:table-cell>
          <table:table-cell office:value-type="float" office:value="-1.284354" table:style-name="ce1">
            <text:p>-1.284354</text:p>
          </table:table-cell>
          <table:table-cell office:value-type="float" office:value="-1.298357" table:style-name="ce1">
            <text:p>-1.298357</text:p>
          </table:table-cell>
          <table:table-cell office:value-type="float" office:value="-1.403662" table:style-name="ce1">
            <text:p>-1.403662</text:p>
          </table:table-cell>
          <table:table-cell office:value-type="float" office:value="-1.4421029999999999" table:style-name="ce1">
            <text:p>-1.442103</text:p>
          </table:table-cell>
          <table:table-cell office:value-type="float" office:value="-1.1588700000000001" table:style-name="ce1">
            <text:p>-1.1588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FIN</text:p>
          </table:table-cell>
          <table:table-cell office:value-type="float" office:value="1.517698" table:style-name="ce1">
            <text:p>1.517698</text:p>
          </table:table-cell>
          <table:table-cell office:value-type="float" office:value="1.467298" table:style-name="ce1">
            <text:p>1.467298</text:p>
          </table:table-cell>
          <table:table-cell office:value-type="float" office:value="1.5930329999999999" table:style-name="ce1">
            <text:p>1.593033</text:p>
          </table:table-cell>
          <table:table-cell office:value-type="float" office:value="1.5529040000000001" table:style-name="ce1">
            <text:p>1.552904</text:p>
          </table:table-cell>
          <table:table-cell office:value-type="float" office:value="1.572457" table:style-name="ce1">
            <text:p>1.572457</text:p>
          </table:table-cell>
          <table:table-cell office:value-type="float" office:value="1.7836080000000001" table:style-name="ce1">
            <text:p>1.783608</text:p>
          </table:table-cell>
          <table:table-cell office:value-type="float" office:value="1.6870970000000001" table:style-name="ce1">
            <text:p>1.687097</text:p>
          </table:table-cell>
          <table:table-cell office:value-type="float" office:value="1.4940720000000001" table:style-name="ce1">
            <text:p>1.494072</text:p>
          </table:table-cell>
          <table:table-cell office:value-type="float" office:value="1.4602269999999999" table:style-name="ce1">
            <text:p>1.460227</text:p>
          </table:table-cell>
          <table:table-cell office:value-type="float" office:value="1.4630810000000001" table:style-name="ce1">
            <text:p>1.463081</text:p>
          </table:table-cell>
          <table:table-cell office:value-type="float" office:value="1.465268" table:style-name="ce1">
            <text:p>1.465268</text:p>
          </table:table-cell>
          <table:table-cell office:value-type="float" office:value="1.486713" table:style-name="ce1">
            <text:p>1.486713</text:p>
          </table:table-cell>
          <table:table-cell office:value-type="float" office:value="1.5075510000000001" table:style-name="ce1">
            <text:p>1.507551</text:p>
          </table:table-cell>
          <table:table-cell office:value-type="float" office:value="1.600697" table:style-name="ce1">
            <text:p>1.600697</text:p>
          </table:table-cell>
          <table:table-cell office:value-type="float" office:value="1.573706" table:style-name="ce1">
            <text:p>1.573706</text:p>
          </table:table-cell>
          <table:table-cell office:value-type="float" office:value="1.541917" table:style-name="ce1">
            <text:p>1.541917</text:p>
          </table:table-cell>
          <table:table-cell office:value-type="float" office:value="1.5435859999999999" table:style-name="ce1">
            <text:p>1.543586</text:p>
          </table:table-cell>
          <table:table-cell office:value-type="float" office:value="1.5317289999999999" table:style-name="ce1">
            <text:p>1.531729</text:p>
          </table:table-cell>
          <table:table-cell office:value-type="float" office:value="1.5530889999999999" table:style-name="ce1">
            <text:p>1.553089</text:p>
          </table:table-cell>
          <table:table-cell office:value-type="float" office:value="1.612387" table:style-name="ce1">
            <text:p>1.61238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Fiji</text:p>
          </table:table-cell>
          <table:table-cell office:value-type="string" table:style-name="ce1">
            <text:p>FJI</text:p>
          </table:table-cell>
          <table:table-cell office:value-type="float" office:value="0.15257419999999999" table:style-name="ce1">
            <text:p>0.1525742</text:p>
          </table:table-cell>
          <table:table-cell office:value-type="float" office:value="0.22607469999999999" table:style-name="ce1">
            <text:p>0.2260747</text:p>
          </table:table-cell>
          <table:table-cell office:value-type="float" office:value="-0.34621420000000003" table:style-name="ce1">
            <text:p>-0.3462142</text:p>
          </table:table-cell>
          <table:table-cell office:value-type="float" office:value="2.8650599999999998E-2" table:style-name="ce1">
            <text:p>0.0286506</text:p>
          </table:table-cell>
          <table:table-cell office:value-type="float" office:value="6.6641800000000001E-2" table:style-name="ce1">
            <text:p>0.0666418</text:p>
          </table:table-cell>
          <table:table-cell office:value-type="float" office:value="-3.70266E-2" table:style-name="ce1">
            <text:p>-0.0370266</text:p>
          </table:table-cell>
          <table:table-cell office:value-type="float" office:value="4.9308600000000001E-2" table:style-name="ce1">
            <text:p>0.0493086</text:p>
          </table:table-cell>
          <table:table-cell office:value-type="float" office:value="-0.32520080000000001" table:style-name="ce1">
            <text:p>-0.3252008</text:p>
          </table:table-cell>
          <table:table-cell office:value-type="float" office:value="-0.6502559" table:style-name="ce1">
            <text:p>-0.6502559</text:p>
          </table:table-cell>
          <table:table-cell office:value-type="float" office:value="-0.70470140000000003" table:style-name="ce1">
            <text:p>-0.7047014</text:p>
          </table:table-cell>
          <table:table-cell office:value-type="float" office:value="-0.91068780000000005" table:style-name="ce1">
            <text:p>-0.9106878</text:p>
          </table:table-cell>
          <table:table-cell office:value-type="float" office:value="-1.1063559999999999" table:style-name="ce1">
            <text:p>-1.106356</text:p>
          </table:table-cell>
          <table:table-cell office:value-type="float" office:value="-1.093062" table:style-name="ce1">
            <text:p>-1.093062</text:p>
          </table:table-cell>
          <table:table-cell office:value-type="float" office:value="-0.97867800000000005" table:style-name="ce1">
            <text:p>-0.978678</text:p>
          </table:table-cell>
          <table:table-cell office:value-type="float" office:value="-0.90959319999999999" table:style-name="ce1">
            <text:p>-0.9095932</text:p>
          </table:table-cell>
          <table:table-cell office:value-type="float" office:value="-0.17663429999999999" table:style-name="ce1">
            <text:p>-0.1766343</text:p>
          </table:table-cell>
          <table:table-cell office:value-type="float" office:value="2.77805E-2" table:style-name="ce1">
            <text:p>0.0277805</text:p>
          </table:table-cell>
          <table:table-cell office:value-type="float" office:value="2.69812E-2" table:style-name="ce1">
            <text:p>0.0269812</text:p>
          </table:table-cell>
          <table:table-cell office:value-type="float" office:value="0.17883299999999999" table:style-name="ce1">
            <text:p>0.178833</text:p>
          </table:table-cell>
          <table:table-cell office:value-type="float" office:value="0.2166662" table:style-name="ce1">
            <text:p>0.216666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A</text:p>
          </table:table-cell>
          <table:table-cell office:value-type="float" office:value="1.311158" table:style-name="ce1">
            <text:p>1.311158</text:p>
          </table:table-cell>
          <table:table-cell office:value-type="float" office:value="1.1717820000000001" table:style-name="ce1">
            <text:p>1.171782</text:p>
          </table:table-cell>
          <table:table-cell office:value-type="float" office:value="1.182987" table:style-name="ce1">
            <text:p>1.182987</text:p>
          </table:table-cell>
          <table:table-cell office:value-type="float" office:value="1.154342" table:style-name="ce1">
            <text:p>1.154342</text:p>
          </table:table-cell>
          <table:table-cell office:value-type="float" office:value="1.122663" table:style-name="ce1">
            <text:p>1.122663</text:p>
          </table:table-cell>
          <table:table-cell office:value-type="float" office:value="1.456458" table:style-name="ce1">
            <text:p>1.456458</text:p>
          </table:table-cell>
          <table:table-cell office:value-type="float" office:value="1.4767710000000001" table:style-name="ce1">
            <text:p>1.476771</text:p>
          </table:table-cell>
          <table:table-cell office:value-type="float" office:value="1.2987230000000001" table:style-name="ce1">
            <text:p>1.298723</text:p>
          </table:table-cell>
          <table:table-cell office:value-type="float" office:value="1.2597670000000001" table:style-name="ce1">
            <text:p>1.259767</text:p>
          </table:table-cell>
          <table:table-cell office:value-type="float" office:value="1.304794" table:style-name="ce1">
            <text:p>1.304794</text:p>
          </table:table-cell>
          <table:table-cell office:value-type="float" office:value="1.2445090000000001" table:style-name="ce1">
            <text:p>1.244509</text:p>
          </table:table-cell>
          <table:table-cell office:value-type="float" office:value="1.2028570000000001" table:style-name="ce1">
            <text:p>1.202857</text:p>
          </table:table-cell>
          <table:table-cell office:value-type="float" office:value="1.170668" table:style-name="ce1">
            <text:p>1.170668</text:p>
          </table:table-cell>
          <table:table-cell office:value-type="float" office:value="1.2381059999999999" table:style-name="ce1">
            <text:p>1.238106</text:p>
          </table:table-cell>
          <table:table-cell office:value-type="float" office:value="1.219247" table:style-name="ce1">
            <text:p>1.219247</text:p>
          </table:table-cell>
          <table:table-cell office:value-type="float" office:value="1.2181599999999999" table:style-name="ce1">
            <text:p>1.21816</text:p>
          </table:table-cell>
          <table:table-cell office:value-type="float" office:value="1.2066410000000001" table:style-name="ce1">
            <text:p>1.206641</text:p>
          </table:table-cell>
          <table:table-cell office:value-type="float" office:value="1.1355740000000001" table:style-name="ce1">
            <text:p>1.135574</text:p>
          </table:table-cell>
          <table:table-cell office:value-type="float" office:value="1.1485339999999999" table:style-name="ce1">
            <text:p>1.148534</text:p>
          </table:table-cell>
          <table:table-cell office:value-type="float" office:value="1.1794150000000001" table:style-name="ce1">
            <text:p>1.17941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icronesia, Fed. Sts.</text:p>
          </table:table-cell>
          <table:table-cell office:value-type="string" table:style-name="ce1">
            <text:p>FSM</text:p>
          </table:table-cell>
          <table:table-cell office:value-type="float" office:value="1.1133219999999999" table:style-name="ce1">
            <text:p>1.113322</text:p>
          </table:table-cell>
          <table:table-cell office:value-type="float" office:value="0.98031100000000004" table:style-name="ce1">
            <text:p>0.980311</text:p>
          </table:table-cell>
          <table:table-cell office:value-type="float" office:value="1.007039" table:style-name="ce1">
            <text:p>1.007039</text:p>
          </table:table-cell>
          <table:table-cell office:value-type="float" office:value="1.023825" table:style-name="ce1">
            <text:p>1.023825</text:p>
          </table:table-cell>
          <table:table-cell office:value-type="float" office:value="1.035866" table:style-name="ce1">
            <text:p>1.035866</text:p>
          </table:table-cell>
          <table:table-cell office:value-type="float" office:value="0.78652140000000004" table:style-name="ce1">
            <text:p>0.7865214</text:p>
          </table:table-cell>
          <table:table-cell office:value-type="float" office:value="0.94967400000000002" table:style-name="ce1">
            <text:p>0.949674</text:p>
          </table:table-cell>
          <table:table-cell office:value-type="float" office:value="1.0654079999999999" table:style-name="ce1">
            <text:p>1.065408</text:p>
          </table:table-cell>
          <table:table-cell office:value-type="float" office:value="1.0585310000000001" table:style-name="ce1">
            <text:p>1.058531</text:p>
          </table:table-cell>
          <table:table-cell office:value-type="float" office:value="1.086042" table:style-name="ce1">
            <text:p>1.086042</text:p>
          </table:table-cell>
          <table:table-cell office:value-type="float" office:value="1.0743910000000001" table:style-name="ce1">
            <text:p>1.074391</text:p>
          </table:table-cell>
          <table:table-cell office:value-type="float" office:value="1.050894" table:style-name="ce1">
            <text:p>1.050894</text:p>
          </table:table-cell>
          <table:table-cell office:value-type="float" office:value="0.99717920000000004" table:style-name="ce1">
            <text:p>0.9971792</text:p>
          </table:table-cell>
          <table:table-cell office:value-type="float" office:value="0.97770639999999998" table:style-name="ce1">
            <text:p>0.9777064</text:p>
          </table:table-cell>
          <table:table-cell office:value-type="float" office:value="0.99657229999999997" table:style-name="ce1">
            <text:p>0.9965723</text:p>
          </table:table-cell>
          <table:table-cell office:value-type="float" office:value="1.1109420000000001" table:style-name="ce1">
            <text:p>1.110942</text:p>
          </table:table-cell>
          <table:table-cell office:value-type="float" office:value="1.134735" table:style-name="ce1">
            <text:p>1.134735</text:p>
          </table:table-cell>
          <table:table-cell office:value-type="float" office:value="1.1475340000000001" table:style-name="ce1">
            <text:p>1.147534</text:p>
          </table:table-cell>
          <table:table-cell office:value-type="float" office:value="1.1450020000000001" table:style-name="ce1">
            <text:p>1.145002</text:p>
          </table:table-cell>
          <table:table-cell office:value-type="float" office:value="1.1460159999999999" table:style-name="ce1">
            <text:p>1.1460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abon</text:p>
          </table:table-cell>
          <table:table-cell office:value-type="string" table:style-name="ce1">
            <text:p>GAB</text:p>
          </table:table-cell>
          <table:table-cell office:value-type="float" office:value="-0.32117220000000002" table:style-name="ce1">
            <text:p>-0.3211722</text:p>
          </table:table-cell>
          <table:table-cell office:value-type="float" office:value="-0.39112750000000002" table:style-name="ce1">
            <text:p>-0.3911275</text:p>
          </table:table-cell>
          <table:table-cell office:value-type="float" office:value="-0.4706822" table:style-name="ce1">
            <text:p>-0.4706822</text:p>
          </table:table-cell>
          <table:table-cell office:value-type="float" office:value="-0.52688749999999995" table:style-name="ce1">
            <text:p>-0.5268875</text:p>
          </table:table-cell>
          <table:table-cell office:value-type="float" office:value="-0.66280939999999999" table:style-name="ce1">
            <text:p>-0.6628094</text:p>
          </table:table-cell>
          <table:table-cell office:value-type="float" office:value="-0.78008069999999996" table:style-name="ce1">
            <text:p>-0.7800807</text:p>
          </table:table-cell>
          <table:table-cell office:value-type="float" office:value="-0.82700180000000001" table:style-name="ce1">
            <text:p>-0.8270018</text:p>
          </table:table-cell>
          <table:table-cell office:value-type="float" office:value="-0.95021330000000004" table:style-name="ce1">
            <text:p>-0.9502133</text:p>
          </table:table-cell>
          <table:table-cell office:value-type="float" office:value="-0.86647750000000001" table:style-name="ce1">
            <text:p>-0.8664775</text:p>
          </table:table-cell>
          <table:table-cell office:value-type="float" office:value="-0.84518059999999995" table:style-name="ce1">
            <text:p>-0.8451806</text:p>
          </table:table-cell>
          <table:table-cell office:value-type="float" office:value="-0.97121919999999995" table:style-name="ce1">
            <text:p>-0.9712192</text:p>
          </table:table-cell>
          <table:table-cell office:value-type="float" office:value="-0.86514590000000002" table:style-name="ce1">
            <text:p>-0.8651459</text:p>
          </table:table-cell>
          <table:table-cell office:value-type="float" office:value="-0.90519930000000004" table:style-name="ce1">
            <text:p>-0.9051993</text:p>
          </table:table-cell>
          <table:table-cell office:value-type="float" office:value="-0.86360669999999995" table:style-name="ce1">
            <text:p>-0.8636067</text:p>
          </table:table-cell>
          <table:table-cell office:value-type="float" office:value="-0.86336999999999997" table:style-name="ce1">
            <text:p>-0.86337</text:p>
          </table:table-cell>
          <table:table-cell office:value-type="float" office:value="-0.86572179999999999" table:style-name="ce1">
            <text:p>-0.8657218</text:p>
          </table:table-cell>
          <table:table-cell office:value-type="float" office:value="-0.89415389999999995" table:style-name="ce1">
            <text:p>-0.8941539</text:p>
          </table:table-cell>
          <table:table-cell office:value-type="float" office:value="-0.96958909999999998" table:style-name="ce1">
            <text:p>-0.9695891</text:p>
          </table:table-cell>
          <table:table-cell office:value-type="float" office:value="-1.059383" table:style-name="ce1">
            <text:p>-1.059383</text:p>
          </table:table-cell>
          <table:table-cell office:value-type="float" office:value="-0.94774939999999996" table:style-name="ce1">
            <text:p>-0.947749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GBR</text:p>
          </table:table-cell>
          <table:table-cell office:value-type="float" office:value="1.272319" table:style-name="ce1">
            <text:p>1.272319</text:p>
          </table:table-cell>
          <table:table-cell office:value-type="float" office:value="1.1952769999999999" table:style-name="ce1">
            <text:p>1.195277</text:p>
          </table:table-cell>
          <table:table-cell office:value-type="float" office:value="1.3232699999999999" table:style-name="ce1">
            <text:p>1.32327</text:p>
          </table:table-cell>
          <table:table-cell office:value-type="float" office:value="1.283423" table:style-name="ce1">
            <text:p>1.283423</text:p>
          </table:table-cell>
          <table:table-cell office:value-type="float" office:value="1.3330420000000001" table:style-name="ce1">
            <text:p>1.333042</text:p>
          </table:table-cell>
          <table:table-cell office:value-type="float" office:value="1.5974459999999999" table:style-name="ce1">
            <text:p>1.597446</text:p>
          </table:table-cell>
          <table:table-cell office:value-type="float" office:value="1.443956" table:style-name="ce1">
            <text:p>1.443956</text:p>
          </table:table-cell>
          <table:table-cell office:value-type="float" office:value="1.3787739999999999" table:style-name="ce1">
            <text:p>1.378774</text:p>
          </table:table-cell>
          <table:table-cell office:value-type="float" office:value="1.335596" table:style-name="ce1">
            <text:p>1.335596</text:p>
          </table:table-cell>
          <table:table-cell office:value-type="float" office:value="1.3210230000000001" table:style-name="ce1">
            <text:p>1.321023</text:p>
          </table:table-cell>
          <table:table-cell office:value-type="float" office:value="1.303301" table:style-name="ce1">
            <text:p>1.303301</text:p>
          </table:table-cell>
          <table:table-cell office:value-type="float" office:value="1.2899940000000001" table:style-name="ce1">
            <text:p>1.289994</text:p>
          </table:table-cell>
          <table:table-cell office:value-type="float" office:value="1.297412" table:style-name="ce1">
            <text:p>1.297412</text:p>
          </table:table-cell>
          <table:table-cell office:value-type="float" office:value="1.3391329999999999" table:style-name="ce1">
            <text:p>1.339133</text:p>
          </table:table-cell>
          <table:table-cell office:value-type="float" office:value="1.329037" table:style-name="ce1">
            <text:p>1.329037</text:p>
          </table:table-cell>
          <table:table-cell office:value-type="float" office:value="1.27579" table:style-name="ce1">
            <text:p>1.27579</text:p>
          </table:table-cell>
          <table:table-cell office:value-type="float" office:value="1.2978369999999999" table:style-name="ce1">
            <text:p>1.297837</text:p>
          </table:table-cell>
          <table:table-cell office:value-type="float" office:value="1.2946359999999999" table:style-name="ce1">
            <text:p>1.294636</text:p>
          </table:table-cell>
          <table:table-cell office:value-type="float" office:value="1.3322989999999999" table:style-name="ce1">
            <text:p>1.332299</text:p>
          </table:table-cell>
          <table:table-cell office:value-type="float" office:value="1.3839760000000001" table:style-name="ce1">
            <text:p>1.38397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GEO</text:p>
          </table:table-cell>
          <table:table-cell office:value-type="float" office:value="-0.33175080000000001" table:style-name="ce1">
            <text:p>-0.3317508</text:p>
          </table:table-cell>
          <table:table-cell office:value-type="float" office:value="-0.38509019999999999" table:style-name="ce1">
            <text:p>-0.3850902</text:p>
          </table:table-cell>
          <table:table-cell office:value-type="float" office:value="-0.28367599999999998" table:style-name="ce1">
            <text:p>-0.283676</text:p>
          </table:table-cell>
          <table:table-cell office:value-type="float" office:value="-0.50511539999999999" table:style-name="ce1">
            <text:p>-0.5051154</text:p>
          </table:table-cell>
          <table:table-cell office:value-type="float" office:value="-0.17786569999999999" table:style-name="ce1">
            <text:p>-0.1778657</text:p>
          </table:table-cell>
          <table:table-cell office:value-type="float" office:value="-7.82669E-2" table:style-name="ce1">
            <text:p>-0.0782669</text:p>
          </table:table-cell>
          <table:table-cell office:value-type="float" office:value="-9.0371099999999996E-2" table:style-name="ce1">
            <text:p>-0.0903711</text:p>
          </table:table-cell>
          <table:table-cell office:value-type="float" office:value="-9.2710000000000001E-2" table:style-name="ce1">
            <text:p>-0.09271</text:p>
          </table:table-cell>
          <table:table-cell office:value-type="float" office:value="-0.23041020000000001" table:style-name="ce1">
            <text:p>-0.2304102</text:p>
          </table:table-cell>
          <table:table-cell office:value-type="float" office:value="-0.25685390000000002" table:style-name="ce1">
            <text:p>-0.2568539</text:p>
          </table:table-cell>
          <table:table-cell office:value-type="float" office:value="-0.18883079999999999" table:style-name="ce1">
            <text:p>-0.1888308</text:p>
          </table:table-cell>
          <table:table-cell office:value-type="float" office:value="-0.16089100000000001" table:style-name="ce1">
            <text:p>-0.160891</text:p>
          </table:table-cell>
          <table:table-cell office:value-type="float" office:value="-0.17269889999999999" table:style-name="ce1">
            <text:p>-0.1726989</text:p>
          </table:table-cell>
          <table:table-cell office:value-type="float" office:value="2.1580800000000001E-2" table:style-name="ce1">
            <text:p>0.0215808</text:p>
          </table:table-cell>
          <table:table-cell office:value-type="float" office:value="0.13881450000000001" table:style-name="ce1">
            <text:p>0.1388145</text:p>
          </table:table-cell>
          <table:table-cell office:value-type="float" office:value="0.28466599999999997" table:style-name="ce1">
            <text:p>0.284666</text:p>
          </table:table-cell>
          <table:table-cell office:value-type="float" office:value="0.274588" table:style-name="ce1">
            <text:p>0.274588</text:p>
          </table:table-cell>
          <table:table-cell office:value-type="float" office:value="0.29372619999999999" table:style-name="ce1">
            <text:p>0.2937262</text:p>
          </table:table-cell>
          <table:table-cell office:value-type="float" office:value="0.26279809999999998" table:style-name="ce1">
            <text:p>0.2627981</text:p>
          </table:table-cell>
          <table:table-cell office:value-type="float" office:value="0.2466903" table:style-name="ce1">
            <text:p>0.246690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hana</text:p>
          </table:table-cell>
          <table:table-cell office:value-type="string" table:style-name="ce1">
            <text:p>GHA</text:p>
          </table:table-cell>
          <table:table-cell office:value-type="float" office:value="-0.20723520000000001" table:style-name="ce1">
            <text:p>-0.2072352</text:p>
          </table:table-cell>
          <table:table-cell office:value-type="float" office:value="-0.18720029999999999" table:style-name="ce1">
            <text:p>-0.1872003</text:p>
          </table:table-cell>
          <table:table-cell office:value-type="float" office:value="7.0623500000000006E-2" table:style-name="ce1">
            <text:p>0.0706235</text:p>
          </table:table-cell>
          <table:table-cell office:value-type="float" office:value="2.8416500000000001E-2" table:style-name="ce1">
            <text:p>0.0284165</text:p>
          </table:table-cell>
          <table:table-cell office:value-type="float" office:value="0.27176450000000002" table:style-name="ce1">
            <text:p>0.2717645</text:p>
          </table:table-cell>
          <table:table-cell office:value-type="float" office:value="0.1177054" table:style-name="ce1">
            <text:p>0.1177054</text:p>
          </table:table-cell>
          <table:table-cell office:value-type="float" office:value="0.1974853" table:style-name="ce1">
            <text:p>0.1974853</text:p>
          </table:table-cell>
          <table:table-cell office:value-type="float" office:value="0.40759339999999999" table:style-name="ce1">
            <text:p>0.4075934</text:p>
          </table:table-cell>
          <table:table-cell office:value-type="float" office:value="0.4973204" table:style-name="ce1">
            <text:p>0.4973204</text:p>
          </table:table-cell>
          <table:table-cell office:value-type="float" office:value="0.4318844" table:style-name="ce1">
            <text:p>0.4318844</text:p>
          </table:table-cell>
          <table:table-cell office:value-type="float" office:value="0.49796269999999998" table:style-name="ce1">
            <text:p>0.4979627</text:p>
          </table:table-cell>
          <table:table-cell office:value-type="float" office:value="0.51473000000000002" table:style-name="ce1">
            <text:p>0.51473</text:p>
          </table:table-cell>
          <table:table-cell office:value-type="float" office:value="0.48465780000000003" table:style-name="ce1">
            <text:p>0.4846578</text:p>
          </table:table-cell>
          <table:table-cell office:value-type="float" office:value="0.43135220000000002" table:style-name="ce1">
            <text:p>0.4313522</text:p>
          </table:table-cell>
          <table:table-cell office:value-type="float" office:value="0.43885459999999998" table:style-name="ce1">
            <text:p>0.4388546</text:p>
          </table:table-cell>
          <table:table-cell office:value-type="float" office:value="0.46325159999999999" table:style-name="ce1">
            <text:p>0.4632516</text:p>
          </table:table-cell>
          <table:table-cell office:value-type="float" office:value="0.48992950000000002" table:style-name="ce1">
            <text:p>0.4899295</text:p>
          </table:table-cell>
          <table:table-cell office:value-type="float" office:value="0.58360559999999995" table:style-name="ce1">
            <text:p>0.5836056</text:p>
          </table:table-cell>
          <table:table-cell office:value-type="float" office:value="0.59708709999999998" table:style-name="ce1">
            <text:p>0.5970871</text:p>
          </table:table-cell>
          <table:table-cell office:value-type="float" office:value="0.57870390000000005" table:style-name="ce1">
            <text:p>0.578703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uinea</text:p>
          </table:table-cell>
          <table:table-cell office:value-type="string" table:style-name="ce1">
            <text:p>GIN</text:p>
          </table:table-cell>
          <table:table-cell office:value-type="float" office:value="-1.229576" table:style-name="ce1">
            <text:p>-1.229576</text:p>
          </table:table-cell>
          <table:table-cell office:value-type="float" office:value="-1.1104499999999999" table:style-name="ce1">
            <text:p>-1.11045</text:p>
          </table:table-cell>
          <table:table-cell office:value-type="float" office:value="-1.101043" table:style-name="ce1">
            <text:p>-1.101043</text:p>
          </table:table-cell>
          <table:table-cell office:value-type="float" office:value="-1.263447" table:style-name="ce1">
            <text:p>-1.263447</text:p>
          </table:table-cell>
          <table:table-cell office:value-type="float" office:value="-1.1953990000000001" table:style-name="ce1">
            <text:p>-1.195399</text:p>
          </table:table-cell>
          <table:table-cell office:value-type="float" office:value="-1.270173" table:style-name="ce1">
            <text:p>-1.270173</text:p>
          </table:table-cell>
          <table:table-cell office:value-type="float" office:value="-1.172005" table:style-name="ce1">
            <text:p>-1.172005</text:p>
          </table:table-cell>
          <table:table-cell office:value-type="float" office:value="-1.227811" table:style-name="ce1">
            <text:p>-1.227811</text:p>
          </table:table-cell>
          <table:table-cell office:value-type="float" office:value="-1.368684" table:style-name="ce1">
            <text:p>-1.368684</text:p>
          </table:table-cell>
          <table:table-cell office:value-type="float" office:value="-1.426304" table:style-name="ce1">
            <text:p>-1.426304</text:p>
          </table:table-cell>
          <table:table-cell office:value-type="float" office:value="-1.3028420000000001" table:style-name="ce1">
            <text:p>-1.302842</text:p>
          </table:table-cell>
          <table:table-cell office:value-type="float" office:value="-0.9179657" table:style-name="ce1">
            <text:p>-0.9179657</text:p>
          </table:table-cell>
          <table:table-cell office:value-type="float" office:value="-0.88773869999999999" table:style-name="ce1">
            <text:p>-0.8877387</text:p>
          </table:table-cell>
          <table:table-cell office:value-type="float" office:value="-1.013889" table:style-name="ce1">
            <text:p>-1.013889</text:p>
          </table:table-cell>
          <table:table-cell office:value-type="float" office:value="-1.022311" table:style-name="ce1">
            <text:p>-1.022311</text:p>
          </table:table-cell>
          <table:table-cell office:value-type="float" office:value="-0.85807069999999996" table:style-name="ce1">
            <text:p>-0.8580707</text:p>
          </table:table-cell>
          <table:table-cell office:value-type="float" office:value="-0.85746750000000005" table:style-name="ce1">
            <text:p>-0.8574675</text:p>
          </table:table-cell>
          <table:table-cell office:value-type="float" office:value="-0.76168599999999997" table:style-name="ce1">
            <text:p>-0.761686</text:p>
          </table:table-cell>
          <table:table-cell office:value-type="float" office:value="-0.73822279999999996" table:style-name="ce1">
            <text:p>-0.7382228</text:p>
          </table:table-cell>
          <table:table-cell office:value-type="float" office:value="-0.75367430000000002" table:style-name="ce1">
            <text:p>-0.75367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ambia, The</text:p>
          </table:table-cell>
          <table:table-cell office:value-type="string" table:style-name="ce1">
            <text:p>GMB</text:p>
          </table:table-cell>
          <table:table-cell office:value-type="float" office:value="-1.2748170000000001" table:style-name="ce1">
            <text:p>-1.274817</text:p>
          </table:table-cell>
          <table:table-cell office:value-type="float" office:value="-0.9158153" table:style-name="ce1">
            <text:p>-0.9158153</text:p>
          </table:table-cell>
          <table:table-cell office:value-type="float" office:value="-1.064675" table:style-name="ce1">
            <text:p>-1.064675</text:p>
          </table:table-cell>
          <table:table-cell office:value-type="float" office:value="-0.67097720000000005" table:style-name="ce1">
            <text:p>-0.6709772</text:p>
          </table:table-cell>
          <table:table-cell office:value-type="float" office:value="-0.48966870000000001" table:style-name="ce1">
            <text:p>-0.4896687</text:p>
          </table:table-cell>
          <table:table-cell office:value-type="float" office:value="-0.6744346" table:style-name="ce1">
            <text:p>-0.6744346</text:p>
          </table:table-cell>
          <table:table-cell office:value-type="float" office:value="-1.015846" table:style-name="ce1">
            <text:p>-1.015846</text:p>
          </table:table-cell>
          <table:table-cell office:value-type="float" office:value="-0.89695100000000005" table:style-name="ce1">
            <text:p>-0.896951</text:p>
          </table:table-cell>
          <table:table-cell office:value-type="float" office:value="-0.89159100000000002" table:style-name="ce1">
            <text:p>-0.891591</text:p>
          </table:table-cell>
          <table:table-cell office:value-type="float" office:value="-0.86550470000000002" table:style-name="ce1">
            <text:p>-0.8655047</text:p>
          </table:table-cell>
          <table:table-cell office:value-type="float" office:value="-1.0122119999999999" table:style-name="ce1">
            <text:p>-1.012212</text:p>
          </table:table-cell>
          <table:table-cell office:value-type="float" office:value="-1.0754649999999999" table:style-name="ce1">
            <text:p>-1.075465</text:p>
          </table:table-cell>
          <table:table-cell office:value-type="float" office:value="-1.215479" table:style-name="ce1">
            <text:p>-1.215479</text:p>
          </table:table-cell>
          <table:table-cell office:value-type="float" office:value="-1.2874779999999999" table:style-name="ce1">
            <text:p>-1.287478</text:p>
          </table:table-cell>
          <table:table-cell office:value-type="float" office:value="-1.2573540000000001" table:style-name="ce1">
            <text:p>-1.257354</text:p>
          </table:table-cell>
          <table:table-cell office:value-type="float" office:value="-1.267749" table:style-name="ce1">
            <text:p>-1.267749</text:p>
          </table:table-cell>
          <table:table-cell office:value-type="float" office:value="-1.46007" table:style-name="ce1">
            <text:p>-1.46007</text:p>
          </table:table-cell>
          <table:table-cell office:value-type="float" office:value="-1.261949" table:style-name="ce1">
            <text:p>-1.261949</text:p>
          </table:table-cell>
          <table:table-cell office:value-type="float" office:value="-0.62227169999999998" table:style-name="ce1">
            <text:p>-0.6222717</text:p>
          </table:table-cell>
          <table:table-cell office:value-type="float" office:value="-0.19719680000000001" table:style-name="ce1">
            <text:p>-0.197196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uinea-Bissau</text:p>
          </table:table-cell>
          <table:table-cell office:value-type="string" table:style-name="ce1">
            <text:p>GNB</text:p>
          </table:table-cell>
          <table:table-cell office:value-type="float" office:value="-0.97292330000000005" table:style-name="ce1">
            <text:p>-0.9729233</text:p>
          </table:table-cell>
          <table:table-cell office:value-type="float" office:value="-0.94392739999999997" table:style-name="ce1">
            <text:p>-0.9439274</text:p>
          </table:table-cell>
          <table:table-cell office:value-type="float" office:value="-0.63830370000000003" table:style-name="ce1">
            <text:p>-0.6383037</text:p>
          </table:table-cell>
          <table:table-cell office:value-type="float" office:value="-0.65873839999999995" table:style-name="ce1">
            <text:p>-0.6587384</text:p>
          </table:table-cell>
          <table:table-cell office:value-type="float" office:value="-1.065574" table:style-name="ce1">
            <text:p>-1.065574</text:p>
          </table:table-cell>
          <table:table-cell office:value-type="float" office:value="-0.84266260000000004" table:style-name="ce1">
            <text:p>-0.8426626</text:p>
          </table:table-cell>
          <table:table-cell office:value-type="float" office:value="-0.4844251" table:style-name="ce1">
            <text:p>-0.4844251</text:p>
          </table:table-cell>
          <table:table-cell office:value-type="float" office:value="-0.62886770000000003" table:style-name="ce1">
            <text:p>-0.6288677</text:p>
          </table:table-cell>
          <table:table-cell office:value-type="float" office:value="-0.71238349999999995" table:style-name="ce1">
            <text:p>-0.7123835</text:p>
          </table:table-cell>
          <table:table-cell office:value-type="float" office:value="-0.71537309999999998" table:style-name="ce1">
            <text:p>-0.7153731</text:p>
          </table:table-cell>
          <table:table-cell office:value-type="float" office:value="-0.75919769999999998" table:style-name="ce1">
            <text:p>-0.7591977</text:p>
          </table:table-cell>
          <table:table-cell office:value-type="float" office:value="-0.82299270000000002" table:style-name="ce1">
            <text:p>-0.8229927</text:p>
          </table:table-cell>
          <table:table-cell office:value-type="float" office:value="-0.85343950000000002" table:style-name="ce1">
            <text:p>-0.8534395</text:p>
          </table:table-cell>
          <table:table-cell office:value-type="float" office:value="-1.3257060000000001" table:style-name="ce1">
            <text:p>-1.325706</text:p>
          </table:table-cell>
          <table:table-cell office:value-type="float" office:value="-1.343437" table:style-name="ce1">
            <text:p>-1.343437</text:p>
          </table:table-cell>
          <table:table-cell office:value-type="float" office:value="-0.85044799999999998" table:style-name="ce1">
            <text:p>-0.850448</text:p>
          </table:table-cell>
          <table:table-cell office:value-type="float" office:value="-0.74962530000000005" table:style-name="ce1">
            <text:p>-0.7496253</text:p>
          </table:table-cell>
          <table:table-cell office:value-type="float" office:value="-0.73456290000000002" table:style-name="ce1">
            <text:p>-0.7345629</text:p>
          </table:table-cell>
          <table:table-cell office:value-type="float" office:value="-0.79702709999999999" table:style-name="ce1">
            <text:p>-0.7970271</text:p>
          </table:table-cell>
          <table:table-cell office:value-type="float" office:value="-0.66633989999999998" table:style-name="ce1">
            <text:p>-0.666339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quatorial Guinea</text:p>
          </table:table-cell>
          <table:table-cell office:value-type="string" table:style-name="ce1">
            <text:p>GNQ</text:p>
          </table:table-cell>
          <table:table-cell office:value-type="float" office:value="-1.5246999999999999" table:style-name="ce1">
            <text:p>-1.5247</text:p>
          </table:table-cell>
          <table:table-cell office:value-type="float" office:value="-1.5610299999999999" table:style-name="ce1">
            <text:p>-1.56103</text:p>
          </table:table-cell>
          <table:table-cell office:value-type="float" office:value="-1.599229" table:style-name="ce1">
            <text:p>-1.599229</text:p>
          </table:table-cell>
          <table:table-cell office:value-type="float" office:value="-1.623729" table:style-name="ce1">
            <text:p>-1.623729</text:p>
          </table:table-cell>
          <table:table-cell office:value-type="float" office:value="-1.6634500000000001" table:style-name="ce1">
            <text:p>-1.66345</text:p>
          </table:table-cell>
          <table:table-cell office:value-type="float" office:value="-1.6389400000000001" table:style-name="ce1">
            <text:p>-1.63894</text:p>
          </table:table-cell>
          <table:table-cell office:value-type="float" office:value="-1.6835" table:style-name="ce1">
            <text:p>-1.6835</text:p>
          </table:table-cell>
          <table:table-cell office:value-type="float" office:value="-1.826265" table:style-name="ce1">
            <text:p>-1.826265</text:p>
          </table:table-cell>
          <table:table-cell office:value-type="float" office:value="-1.88798" table:style-name="ce1">
            <text:p>-1.88798</text:p>
          </table:table-cell>
          <table:table-cell office:value-type="float" office:value="-1.8940669999999999" table:style-name="ce1">
            <text:p>-1.894067</text:p>
          </table:table-cell>
          <table:table-cell office:value-type="float" office:value="-1.80687" table:style-name="ce1">
            <text:p>-1.80687</text:p>
          </table:table-cell>
          <table:table-cell office:value-type="float" office:value="-1.860195" table:style-name="ce1">
            <text:p>-1.860195</text:p>
          </table:table-cell>
          <table:table-cell office:value-type="float" office:value="-1.8996139999999999" table:style-name="ce1">
            <text:p>-1.899614</text:p>
          </table:table-cell>
          <table:table-cell office:value-type="float" office:value="-1.905041" table:style-name="ce1">
            <text:p>-1.905041</text:p>
          </table:table-cell>
          <table:table-cell office:value-type="float" office:value="-1.9698910000000001" table:style-name="ce1">
            <text:p>-1.969891</text:p>
          </table:table-cell>
          <table:table-cell office:value-type="float" office:value="-1.9765440000000001" table:style-name="ce1">
            <text:p>-1.976544</text:p>
          </table:table-cell>
          <table:table-cell office:value-type="float" office:value="-2.000251" table:style-name="ce1">
            <text:p>-2.000251</text:p>
          </table:table-cell>
          <table:table-cell office:value-type="float" office:value="-1.952545" table:style-name="ce1">
            <text:p>-1.952545</text:p>
          </table:table-cell>
          <table:table-cell office:value-type="float" office:value="-1.974467" table:style-name="ce1">
            <text:p>-1.974467</text:p>
          </table:table-cell>
          <table:table-cell office:value-type="float" office:value="-1.8645240000000001" table:style-name="ce1">
            <text:p>-1.86452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reece</text:p>
          </table:table-cell>
          <table:table-cell office:value-type="string" table:style-name="ce1">
            <text:p>GRC</text:p>
          </table:table-cell>
          <table:table-cell office:value-type="float" office:value="1.0031639999999999" table:style-name="ce1">
            <text:p>1.003164</text:p>
          </table:table-cell>
          <table:table-cell office:value-type="float" office:value="1.1032169999999999" table:style-name="ce1">
            <text:p>1.103217</text:p>
          </table:table-cell>
          <table:table-cell office:value-type="float" office:value="1.0130619999999999" table:style-name="ce1">
            <text:p>1.013062</text:p>
          </table:table-cell>
          <table:table-cell office:value-type="float" office:value="1.048019" table:style-name="ce1">
            <text:p>1.048019</text:p>
          </table:table-cell>
          <table:table-cell office:value-type="float" office:value="1.156674" table:style-name="ce1">
            <text:p>1.156674</text:p>
          </table:table-cell>
          <table:table-cell office:value-type="float" office:value="1.1914149999999999" table:style-name="ce1">
            <text:p>1.191415</text:p>
          </table:table-cell>
          <table:table-cell office:value-type="float" office:value="1.097569" table:style-name="ce1">
            <text:p>1.097569</text:p>
          </table:table-cell>
          <table:table-cell office:value-type="float" office:value="0.96548279999999997" table:style-name="ce1">
            <text:p>0.9654828</text:p>
          </table:table-cell>
          <table:table-cell office:value-type="float" office:value="0.98387389999999997" table:style-name="ce1">
            <text:p>0.9838739</text:p>
          </table:table-cell>
          <table:table-cell office:value-type="float" office:value="0.92821149999999997" table:style-name="ce1">
            <text:p>0.9282115</text:p>
          </table:table-cell>
          <table:table-cell office:value-type="float" office:value="0.89144369999999995" table:style-name="ce1">
            <text:p>0.8914437</text:p>
          </table:table-cell>
          <table:table-cell office:value-type="float" office:value="0.89771809999999996" table:style-name="ce1">
            <text:p>0.8977181</text:p>
          </table:table-cell>
          <table:table-cell office:value-type="float" office:value="0.82045500000000005" table:style-name="ce1">
            <text:p>0.820455</text:p>
          </table:table-cell>
          <table:table-cell office:value-type="float" office:value="0.70079049999999998" table:style-name="ce1">
            <text:p>0.7007905</text:p>
          </table:table-cell>
          <table:table-cell office:value-type="float" office:value="0.68723749999999995" table:style-name="ce1">
            <text:p>0.6872375</text:p>
          </table:table-cell>
          <table:table-cell office:value-type="float" office:value="0.61875720000000001" table:style-name="ce1">
            <text:p>0.6187572</text:p>
          </table:table-cell>
          <table:table-cell office:value-type="float" office:value="0.65154369999999995" table:style-name="ce1">
            <text:p>0.6515437</text:p>
          </table:table-cell>
          <table:table-cell office:value-type="float" office:value="0.66849510000000001" table:style-name="ce1">
            <text:p>0.6684951</text:p>
          </table:table-cell>
          <table:table-cell office:value-type="float" office:value="0.70862329999999996" table:style-name="ce1">
            <text:p>0.7086233</text:p>
          </table:table-cell>
          <table:table-cell office:value-type="float" office:value="0.8573366" table:style-name="ce1">
            <text:p>0.857336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renada</text:p>
          </table:table-cell>
          <table:table-cell office:value-type="string" table:style-name="ce1">
            <text:p>GRD</text:p>
          </table:table-cell>
          <table:table-cell office:value-type="float" office:value="0.6147106" table:style-name="ce1">
            <text:p>0.6147106</text:p>
          </table:table-cell>
          <table:table-cell office:value-type="float" office:value="0.72468509999999997" table:style-name="ce1">
            <text:p>0.7246851</text:p>
          </table:table-cell>
          <table:table-cell office:value-type="float" office:value="0.71522790000000003" table:style-name="ce1">
            <text:p>0.7152279</text:p>
          </table:table-cell>
          <table:table-cell office:value-type="float" office:value="0.78568009999999999" table:style-name="ce1">
            <text:p>0.7856801</text:p>
          </table:table-cell>
          <table:table-cell office:value-type="float" office:value="0.76479419999999998" table:style-name="ce1">
            <text:p>0.7647942</text:p>
          </table:table-cell>
          <table:table-cell office:value-type="float" office:value="0.56906690000000004" table:style-name="ce1">
            <text:p>0.5690669</text:p>
          </table:table-cell>
          <table:table-cell office:value-type="float" office:value="0.52519400000000005" table:style-name="ce1">
            <text:p>0.525194</text:p>
          </table:table-cell>
          <table:table-cell office:value-type="float" office:value="0.72097690000000003" table:style-name="ce1">
            <text:p>0.7209769</text:p>
          </table:table-cell>
          <table:table-cell office:value-type="float" office:value="0.79478649999999995" table:style-name="ce1">
            <text:p>0.7947865</text:p>
          </table:table-cell>
          <table:table-cell office:value-type="float" office:value="0.82047329999999996" table:style-name="ce1">
            <text:p>0.8204733</text:p>
          </table:table-cell>
          <table:table-cell office:value-type="float" office:value="0.82306120000000005" table:style-name="ce1">
            <text:p>0.8230612</text:p>
          </table:table-cell>
          <table:table-cell office:value-type="float" office:value="0.79117249999999995" table:style-name="ce1">
            <text:p>0.7911725</text:p>
          </table:table-cell>
          <table:table-cell office:value-type="float" office:value="0.78519220000000001" table:style-name="ce1">
            <text:p>0.7851922</text:p>
          </table:table-cell>
          <table:table-cell office:value-type="float" office:value="0.74750289999999997" table:style-name="ce1">
            <text:p>0.7475029</text:p>
          </table:table-cell>
          <table:table-cell office:value-type="float" office:value="0.77024910000000002" table:style-name="ce1">
            <text:p>0.7702491</text:p>
          </table:table-cell>
          <table:table-cell office:value-type="float" office:value="0.90614090000000003" table:style-name="ce1">
            <text:p>0.9061409</text:p>
          </table:table-cell>
          <table:table-cell office:value-type="float" office:value="0.80605839999999995" table:style-name="ce1">
            <text:p>0.8060584</text:p>
          </table:table-cell>
          <table:table-cell office:value-type="float" office:value="0.81703570000000003" table:style-name="ce1">
            <text:p>0.8170357</text:p>
          </table:table-cell>
          <table:table-cell office:value-type="float" office:value="0.74343020000000004" table:style-name="ce1">
            <text:p>0.7434302</text:p>
          </table:table-cell>
          <table:table-cell office:value-type="float" office:value="0.53443289999999999" table:style-name="ce1">
            <text:p>0.534432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reenland</text:p>
          </table:table-cell>
          <table:table-cell office:value-type="string" table:style-name="ce1">
            <text:p>GRL</text:p>
          </table:table-cell>
          <table:table-cell table:number-columns-repeated="10" table:style-name="ce1"/>
          <table:table-cell office:value-type="float" office:value="1.2452909999999999" table:style-name="ce1">
            <text:p>1.245291</text:p>
          </table:table-cell>
          <table:table-cell office:value-type="float" office:value="1.2824720000000001" table:style-name="ce1">
            <text:p>1.282472</text:p>
          </table:table-cell>
          <table:table-cell office:value-type="float" office:value="1.2762990000000001" table:style-name="ce1">
            <text:p>1.276299</text:p>
          </table:table-cell>
          <table:table-cell office:value-type="float" office:value="1.2905359999999999" table:style-name="ce1">
            <text:p>1.290536</text:p>
          </table:table-cell>
          <table:table-cell office:value-type="float" office:value="1.2786150000000001" table:style-name="ce1">
            <text:p>1.278615</text:p>
          </table:table-cell>
          <table:table-cell office:value-type="float" office:value="1.2768219999999999" table:style-name="ce1">
            <text:p>1.276822</text:p>
          </table:table-cell>
          <table:table-cell office:value-type="float" office:value="1.2739419999999999" table:style-name="ce1">
            <text:p>1.273942</text:p>
          </table:table-cell>
          <table:table-cell office:value-type="float" office:value="1.279304" table:style-name="ce1">
            <text:p>1.279304</text:p>
          </table:table-cell>
          <table:table-cell office:value-type="float" office:value="1.2943180000000001" table:style-name="ce1">
            <text:p>1.294318</text:p>
          </table:table-cell>
          <table:table-cell office:value-type="float" office:value="1.305925" table:style-name="ce1">
            <text:p>1.3059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office:value-type="float" office:value="-0.23527010000000001" table:style-name="ce1">
            <text:p>-0.2352701</text:p>
          </table:table-cell>
          <table:table-cell office:value-type="float" office:value="-0.19509589999999999" table:style-name="ce1">
            <text:p>-0.1950959</text:p>
          </table:table-cell>
          <table:table-cell office:value-type="float" office:value="-0.28594449999999999" table:style-name="ce1">
            <text:p>-0.2859445</text:p>
          </table:table-cell>
          <table:table-cell office:value-type="float" office:value="-0.35861579999999998" table:style-name="ce1">
            <text:p>-0.3586158</text:p>
          </table:table-cell>
          <table:table-cell office:value-type="float" office:value="-0.48362830000000001" table:style-name="ce1">
            <text:p>-0.4836283</text:p>
          </table:table-cell>
          <table:table-cell office:value-type="float" office:value="-0.32440429999999998" table:style-name="ce1">
            <text:p>-0.3244043</text:p>
          </table:table-cell>
          <table:table-cell office:value-type="float" office:value="-0.35937940000000002" table:style-name="ce1">
            <text:p>-0.3593794</text:p>
          </table:table-cell>
          <table:table-cell office:value-type="float" office:value="-0.16878960000000001" table:style-name="ce1">
            <text:p>-0.1687896</text:p>
          </table:table-cell>
          <table:table-cell office:value-type="float" office:value="-0.1712756" table:style-name="ce1">
            <text:p>-0.1712756</text:p>
          </table:table-cell>
          <table:table-cell office:value-type="float" office:value="-0.20182559999999999" table:style-name="ce1">
            <text:p>-0.2018256</text:p>
          </table:table-cell>
          <table:table-cell office:value-type="float" office:value="-0.25000280000000003" table:style-name="ce1">
            <text:p>-0.2500028</text:p>
          </table:table-cell>
          <table:table-cell office:value-type="float" office:value="-0.30330770000000001" table:style-name="ce1">
            <text:p>-0.3033077</text:p>
          </table:table-cell>
          <table:table-cell office:value-type="float" office:value="-0.31196459999999998" table:style-name="ce1">
            <text:p>-0.3119646</text:p>
          </table:table-cell>
          <table:table-cell office:value-type="float" office:value="-0.35613860000000003" table:style-name="ce1">
            <text:p>-0.3561386</text:p>
          </table:table-cell>
          <table:table-cell office:value-type="float" office:value="-0.3665427" table:style-name="ce1">
            <text:p>-0.3665427</text:p>
          </table:table-cell>
          <table:table-cell office:value-type="float" office:value="-0.33759909999999999" table:style-name="ce1">
            <text:p>-0.3375991</text:p>
          </table:table-cell>
          <table:table-cell office:value-type="float" office:value="-0.34640339999999997" table:style-name="ce1">
            <text:p>-0.3464034</text:p>
          </table:table-cell>
          <table:table-cell office:value-type="float" office:value="-0.29188890000000001" table:style-name="ce1">
            <text:p>-0.2918889</text:p>
          </table:table-cell>
          <table:table-cell office:value-type="float" office:value="-0.28127200000000002" table:style-name="ce1">
            <text:p>-0.281272</text:p>
          </table:table-cell>
          <table:table-cell office:value-type="float" office:value="-0.34243380000000001" table:style-name="ce1">
            <text:p>-0.342433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French Guiana</text:p>
          </table:table-cell>
          <table:table-cell office:value-type="string" table:style-name="ce1">
            <text:p>GUF</text:p>
          </table:table-cell>
          <table:table-cell office:value-type="float" office:value="0.51998120000000003" table:style-name="ce1">
            <text:p>0.5199812</text:p>
          </table:table-cell>
          <table:table-cell office:value-type="float" office:value="0.51557339999999996" table:style-name="ce1">
            <text:p>0.5155734</text:p>
          </table:table-cell>
          <table:table-cell office:value-type="float" office:value="0.50482459999999996" table:style-name="ce1">
            <text:p>0.5048246</text:p>
          </table:table-cell>
          <table:table-cell office:value-type="float" office:value="0.45383180000000001" table:style-name="ce1">
            <text:p>0.4538318</text:p>
          </table:table-cell>
          <table:table-cell office:value-type="float" office:value="0.48911149999999998" table:style-name="ce1">
            <text:p>0.4891115</text:p>
          </table:table-cell>
          <table:table-cell office:value-type="float" office:value="0.50372600000000001" table:style-name="ce1">
            <text:p>0.503726</text:p>
          </table:table-cell>
          <table:table-cell office:value-type="float" office:value="0.40488370000000001" table:style-name="ce1">
            <text:p>0.4048837</text:p>
          </table:table-cell>
          <table:table-cell office:value-type="float" office:value="0.314058" table:style-name="ce1">
            <text:p>0.314058</text:p>
          </table:table-cell>
          <table:table-cell office:value-type="float" office:value="0.28989320000000002" table:style-name="ce1">
            <text:p>0.2898932</text:p>
          </table:table-cell>
          <table:table-cell office:value-type="float" office:value="0.3041296" table:style-name="ce1">
            <text:p>0.3041296</text:p>
          </table:table-cell>
          <table:table-cell office:value-type="float" office:value="1.074114" table:style-name="ce1">
            <text:p>1.074114</text:p>
          </table:table-cell>
          <table:table-cell office:value-type="float" office:value="1.1161939999999999" table:style-name="ce1">
            <text:p>1.116194</text:p>
          </table:table-cell>
          <table:table-cell office:value-type="float" office:value="1.089094" table:style-name="ce1">
            <text:p>1.089094</text:p>
          </table:table-cell>
          <table:table-cell office:value-type="float" office:value="1.124147" table:style-name="ce1">
            <text:p>1.124147</text:p>
          </table:table-cell>
          <table:table-cell office:value-type="float" office:value="1.1468640000000001" table:style-name="ce1">
            <text:p>1.146864</text:p>
          </table:table-cell>
          <table:table-cell office:value-type="float" office:value="1.2768219999999999" table:style-name="ce1">
            <text:p>1.276822</text:p>
          </table:table-cell>
          <table:table-cell office:value-type="float" office:value="1.2739419999999999" table:style-name="ce1">
            <text:p>1.273942</text:p>
          </table:table-cell>
          <table:table-cell office:value-type="float" office:value="1.279304" table:style-name="ce1">
            <text:p>1.279304</text:p>
          </table:table-cell>
          <table:table-cell office:value-type="float" office:value="1.2943180000000001" table:style-name="ce1">
            <text:p>1.294318</text:p>
          </table:table-cell>
          <table:table-cell office:value-type="float" office:value="1.305925" table:style-name="ce1">
            <text:p>1.3059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uam</text:p>
          </table:table-cell>
          <table:table-cell office:value-type="string" table:style-name="ce1">
            <text:p>GUM</text:p>
          </table:table-cell>
          <table:table-cell table:number-columns-repeated="5" table:style-name="ce1"/>
          <table:table-cell office:value-type="float" office:value="0.597244" table:style-name="ce1">
            <text:p>0.597244</text:p>
          </table:table-cell>
          <table:table-cell office:value-type="float" office:value="0.65433249999999998" table:style-name="ce1">
            <text:p>0.6543325</text:p>
          </table:table-cell>
          <table:table-cell office:value-type="float" office:value="0.54846320000000004" table:style-name="ce1">
            <text:p>0.5484632</text:p>
          </table:table-cell>
          <table:table-cell office:value-type="float" office:value="0.97212889999999996" table:style-name="ce1">
            <text:p>0.9721289</text:p>
          </table:table-cell>
          <table:table-cell office:value-type="float" office:value="0.96719820000000001" table:style-name="ce1">
            <text:p>0.9671982</text:p>
          </table:table-cell>
          <table:table-cell office:value-type="float" office:value="0.96381220000000001" table:style-name="ce1">
            <text:p>0.9638122</text:p>
          </table:table-cell>
          <table:table-cell office:value-type="float" office:value="0.76742889999999997" table:style-name="ce1">
            <text:p>0.7674289</text:p>
          </table:table-cell>
          <table:table-cell office:value-type="float" office:value="0.78441780000000005" table:style-name="ce1">
            <text:p>0.7844178</text:p>
          </table:table-cell>
          <table:table-cell office:value-type="float" office:value="0.800454" table:style-name="ce1">
            <text:p>0.800454</text:p>
          </table:table-cell>
          <table:table-cell office:value-type="float" office:value="0.78344590000000003" table:style-name="ce1">
            <text:p>0.783445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office:value-type="float" office:value="0.2540097" table:style-name="ce1">
            <text:p>0.2540097</text:p>
          </table:table-cell>
          <table:table-cell office:value-type="float" office:value="0.3907717" table:style-name="ce1">
            <text:p>0.3907717</text:p>
          </table:table-cell>
          <table:table-cell office:value-type="float" office:value="0.46422059999999998" table:style-name="ce1">
            <text:p>0.4642206</text:p>
          </table:table-cell>
          <table:table-cell office:value-type="float" office:value="0.54235239999999996" table:style-name="ce1">
            <text:p>0.5423524</text:p>
          </table:table-cell>
          <table:table-cell office:value-type="float" office:value="0.42819879999999999" table:style-name="ce1">
            <text:p>0.4281988</text:p>
          </table:table-cell>
          <table:table-cell office:value-type="float" office:value="6.6932900000000004E-2" table:style-name="ce1">
            <text:p>0.0669329</text:p>
          </table:table-cell>
          <table:table-cell office:value-type="float" office:value="-0.2288598" table:style-name="ce1">
            <text:p>-0.2288598</text:p>
          </table:table-cell>
          <table:table-cell office:value-type="float" office:value="9.1823699999999994E-2" table:style-name="ce1">
            <text:p>0.0918237</text:p>
          </table:table-cell>
          <table:table-cell office:value-type="float" office:value="0.100956" table:style-name="ce1">
            <text:p>0.100956</text:p>
          </table:table-cell>
          <table:table-cell office:value-type="float" office:value="0.112155" table:style-name="ce1">
            <text:p>0.112155</text:p>
          </table:table-cell>
          <table:table-cell office:value-type="float" office:value="9.26979E-2" table:style-name="ce1">
            <text:p>0.0926979</text:p>
          </table:table-cell>
          <table:table-cell office:value-type="float" office:value="6.6198099999999996E-2" table:style-name="ce1">
            <text:p>0.0661981</text:p>
          </table:table-cell>
          <table:table-cell office:value-type="float" office:value="2.9474299999999998E-2" table:style-name="ce1">
            <text:p>0.0294743</text:p>
          </table:table-cell>
          <table:table-cell office:value-type="float" office:value="-2.2882000000000002E-3" table:style-name="ce1">
            <text:p>-0.0022882</text:p>
          </table:table-cell>
          <table:table-cell office:value-type="float" office:value="2.1231099999999999E-2" table:style-name="ce1">
            <text:p>0.0212311</text:p>
          </table:table-cell>
          <table:table-cell office:value-type="float" office:value="0.15602969999999999" table:style-name="ce1">
            <text:p>0.1560297</text:p>
          </table:table-cell>
          <table:table-cell office:value-type="float" office:value="0.18407799999999999" table:style-name="ce1">
            <text:p>0.184078</text:p>
          </table:table-cell>
          <table:table-cell office:value-type="float" office:value="0.25353910000000002" table:style-name="ce1">
            <text:p>0.2535391</text:p>
          </table:table-cell>
          <table:table-cell office:value-type="float" office:value="0.2772134" table:style-name="ce1">
            <text:p>0.2772134</text:p>
          </table:table-cell>
          <table:table-cell office:value-type="float" office:value="0.25758350000000002" table:style-name="ce1">
            <text:p>0.257583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ong Kong SAR, China</text:p>
          </table:table-cell>
          <table:table-cell office:value-type="string" table:style-name="ce1">
            <text:p>HKG</text:p>
          </table:table-cell>
          <table:table-cell office:value-type="float" office:value="0.33362599999999998" table:style-name="ce1">
            <text:p>0.333626</text:p>
          </table:table-cell>
          <table:table-cell office:value-type="float" office:value="-0.1062652" table:style-name="ce1">
            <text:p>-0.1062652</text:p>
          </table:table-cell>
          <table:table-cell office:value-type="float" office:value="-1.19737E-2" table:style-name="ce1">
            <text:p>-0.0119737</text:p>
          </table:table-cell>
          <table:table-cell office:value-type="float" office:value="0.19088859999999999" table:style-name="ce1">
            <text:p>0.1908886</text:p>
          </table:table-cell>
          <table:table-cell office:value-type="float" office:value="0.44989000000000001" table:style-name="ce1">
            <text:p>0.44989</text:p>
          </table:table-cell>
          <table:table-cell office:value-type="float" office:value="0.56214050000000004" table:style-name="ce1">
            <text:p>0.5621405</text:p>
          </table:table-cell>
          <table:table-cell office:value-type="float" office:value="0.62039169999999999" table:style-name="ce1">
            <text:p>0.6203917</text:p>
          </table:table-cell>
          <table:table-cell office:value-type="float" office:value="0.50811019999999996" table:style-name="ce1">
            <text:p>0.5081102</text:p>
          </table:table-cell>
          <table:table-cell office:value-type="float" office:value="0.47636519999999999" table:style-name="ce1">
            <text:p>0.4763652</text:p>
          </table:table-cell>
          <table:table-cell office:value-type="float" office:value="0.44778800000000002" table:style-name="ce1">
            <text:p>0.447788</text:p>
          </table:table-cell>
          <table:table-cell office:value-type="float" office:value="0.47949979999999998" table:style-name="ce1">
            <text:p>0.4794998</text:p>
          </table:table-cell>
          <table:table-cell office:value-type="float" office:value="0.51484220000000003" table:style-name="ce1">
            <text:p>0.5148422</text:p>
          </table:table-cell>
          <table:table-cell office:value-type="float" office:value="0.57496800000000003" table:style-name="ce1">
            <text:p>0.574968</text:p>
          </table:table-cell>
          <table:table-cell office:value-type="float" office:value="0.63970950000000004" table:style-name="ce1">
            <text:p>0.6397095</text:p>
          </table:table-cell>
          <table:table-cell office:value-type="float" office:value="0.725163" table:style-name="ce1">
            <text:p>0.725163</text:p>
          </table:table-cell>
          <table:table-cell office:value-type="float" office:value="0.53569849999999997" table:style-name="ce1">
            <text:p>0.5356985</text:p>
          </table:table-cell>
          <table:table-cell office:value-type="float" office:value="0.51480950000000003" table:style-name="ce1">
            <text:p>0.5148095</text:p>
          </table:table-cell>
          <table:table-cell office:value-type="float" office:value="0.37720920000000002" table:style-name="ce1">
            <text:p>0.3772092</text:p>
          </table:table-cell>
          <table:table-cell office:value-type="float" office:value="0.4275814" table:style-name="ce1">
            <text:p>0.4275814</text:p>
          </table:table-cell>
          <table:table-cell office:value-type="float" office:value="0.46859299999999998" table:style-name="ce1">
            <text:p>0.46859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office:value-type="float" office:value="-0.2227673" table:style-name="ce1">
            <text:p>-0.2227673</text:p>
          </table:table-cell>
          <table:table-cell office:value-type="float" office:value="-2.24338E-2" table:style-name="ce1">
            <text:p>-0.0224338</text:p>
          </table:table-cell>
          <table:table-cell office:value-type="float" office:value="-9.8604600000000001E-2" table:style-name="ce1">
            <text:p>-0.0986046</text:p>
          </table:table-cell>
          <table:table-cell office:value-type="float" office:value="-0.16265479999999999" table:style-name="ce1">
            <text:p>-0.1626548</text:p>
          </table:table-cell>
          <table:table-cell office:value-type="float" office:value="-0.17785770000000001" table:style-name="ce1">
            <text:p>-0.1778577</text:p>
          </table:table-cell>
          <table:table-cell office:value-type="float" office:value="-0.34081820000000002" table:style-name="ce1">
            <text:p>-0.3408182</text:p>
          </table:table-cell>
          <table:table-cell office:value-type="float" office:value="-0.34580689999999997" table:style-name="ce1">
            <text:p>-0.3458069</text:p>
          </table:table-cell>
          <table:table-cell office:value-type="float" office:value="-0.1394328" table:style-name="ce1">
            <text:p>-0.1394328</text:p>
          </table:table-cell>
          <table:table-cell office:value-type="float" office:value="-0.19279669999999999" table:style-name="ce1">
            <text:p>-0.1927967</text:p>
          </table:table-cell>
          <table:table-cell office:value-type="float" office:value="-0.29465710000000001" table:style-name="ce1">
            <text:p>-0.2946571</text:p>
          </table:table-cell>
          <table:table-cell office:value-type="float" office:value="-0.53295769999999998" table:style-name="ce1">
            <text:p>-0.5329577</text:p>
          </table:table-cell>
          <table:table-cell office:value-type="float" office:value="-0.50361100000000003" table:style-name="ce1">
            <text:p>-0.503611</text:p>
          </table:table-cell>
          <table:table-cell office:value-type="float" office:value="-0.46865630000000003" table:style-name="ce1">
            <text:p>-0.4686563</text:p>
          </table:table-cell>
          <table:table-cell office:value-type="float" office:value="-0.46977770000000002" table:style-name="ce1">
            <text:p>-0.4697777</text:p>
          </table:table-cell>
          <table:table-cell office:value-type="float" office:value="-0.47493590000000002" table:style-name="ce1">
            <text:p>-0.4749359</text:p>
          </table:table-cell>
          <table:table-cell office:value-type="float" office:value="-0.40919080000000002" table:style-name="ce1">
            <text:p>-0.4091908</text:p>
          </table:table-cell>
          <table:table-cell office:value-type="float" office:value="-0.42175249999999997" table:style-name="ce1">
            <text:p>-0.4217525</text:p>
          </table:table-cell>
          <table:table-cell office:value-type="float" office:value="-0.43969920000000001" table:style-name="ce1">
            <text:p>-0.4396992</text:p>
          </table:table-cell>
          <table:table-cell office:value-type="float" office:value="-0.44174170000000001" table:style-name="ce1">
            <text:p>-0.4417417</text:p>
          </table:table-cell>
          <table:table-cell office:value-type="float" office:value="-0.50831820000000005" table:style-name="ce1">
            <text:p>-0.508318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roatia</text:p>
          </table:table-cell>
          <table:table-cell office:value-type="string" table:style-name="ce1">
            <text:p>HRV</text:p>
          </table:table-cell>
          <table:table-cell office:value-type="float" office:value="-0.16142629999999999" table:style-name="ce1">
            <text:p>-0.1614263</text:p>
          </table:table-cell>
          <table:table-cell office:value-type="float" office:value="-0.29246169999999999" table:style-name="ce1">
            <text:p>-0.2924617</text:p>
          </table:table-cell>
          <table:table-cell office:value-type="float" office:value="0.51065389999999999" table:style-name="ce1">
            <text:p>0.5106539</text:p>
          </table:table-cell>
          <table:table-cell office:value-type="float" office:value="0.55671099999999996" table:style-name="ce1">
            <text:p>0.556711</text:p>
          </table:table-cell>
          <table:table-cell office:value-type="float" office:value="0.62368409999999996" table:style-name="ce1">
            <text:p>0.6236841</text:p>
          </table:table-cell>
          <table:table-cell office:value-type="float" office:value="0.65832069999999998" table:style-name="ce1">
            <text:p>0.6583207</text:p>
          </table:table-cell>
          <table:table-cell office:value-type="float" office:value="0.45261230000000002" table:style-name="ce1">
            <text:p>0.4526123</text:p>
          </table:table-cell>
          <table:table-cell office:value-type="float" office:value="0.48149370000000002" table:style-name="ce1">
            <text:p>0.4814937</text:p>
          </table:table-cell>
          <table:table-cell office:value-type="float" office:value="0.51797599999999999" table:style-name="ce1">
            <text:p>0.517976</text:p>
          </table:table-cell>
          <table:table-cell office:value-type="float" office:value="0.46780690000000003" table:style-name="ce1">
            <text:p>0.4678069</text:p>
          </table:table-cell>
          <table:table-cell office:value-type="float" office:value="0.48627789999999999" table:style-name="ce1">
            <text:p>0.4862779</text:p>
          </table:table-cell>
          <table:table-cell office:value-type="float" office:value="0.47642830000000003" table:style-name="ce1">
            <text:p>0.4764283</text:p>
          </table:table-cell>
          <table:table-cell office:value-type="float" office:value="0.52108239999999995" table:style-name="ce1">
            <text:p>0.5210824</text:p>
          </table:table-cell>
          <table:table-cell office:value-type="float" office:value="0.54083060000000005" table:style-name="ce1">
            <text:p>0.5408306</text:p>
          </table:table-cell>
          <table:table-cell office:value-type="float" office:value="0.51374129999999996" table:style-name="ce1">
            <text:p>0.5137413</text:p>
          </table:table-cell>
          <table:table-cell office:value-type="float" office:value="0.51494030000000002" table:style-name="ce1">
            <text:p>0.5149403</text:p>
          </table:table-cell>
          <table:table-cell office:value-type="float" office:value="0.55550710000000003" table:style-name="ce1">
            <text:p>0.5555071</text:p>
          </table:table-cell>
          <table:table-cell office:value-type="float" office:value="0.52451689999999995" table:style-name="ce1">
            <text:p>0.5245169</text:p>
          </table:table-cell>
          <table:table-cell office:value-type="float" office:value="0.51141639999999999" table:style-name="ce1">
            <text:p>0.5114164</text:p>
          </table:table-cell>
          <table:table-cell office:value-type="float" office:value="0.50196430000000003" table:style-name="ce1">
            <text:p>0.50196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aiti</text:p>
          </table:table-cell>
          <table:table-cell office:value-type="string" table:style-name="ce1">
            <text:p>HTI</text:p>
          </table:table-cell>
          <table:table-cell office:value-type="float" office:value="-0.68902989999999997" table:style-name="ce1">
            <text:p>-0.6890299</text:p>
          </table:table-cell>
          <table:table-cell office:value-type="float" office:value="-0.61424299999999998" table:style-name="ce1">
            <text:p>-0.614243</text:p>
          </table:table-cell>
          <table:table-cell office:value-type="float" office:value="-0.73386269999999998" table:style-name="ce1">
            <text:p>-0.7338627</text:p>
          </table:table-cell>
          <table:table-cell office:value-type="float" office:value="-1.180776" table:style-name="ce1">
            <text:p>-1.180776</text:p>
          </table:table-cell>
          <table:table-cell office:value-type="float" office:value="-1.200583" table:style-name="ce1">
            <text:p>-1.200583</text:p>
          </table:table-cell>
          <table:table-cell office:value-type="float" office:value="-1.335518" table:style-name="ce1">
            <text:p>-1.335518</text:p>
          </table:table-cell>
          <table:table-cell office:value-type="float" office:value="-1.231598" table:style-name="ce1">
            <text:p>-1.231598</text:p>
          </table:table-cell>
          <table:table-cell office:value-type="float" office:value="-0.71255449999999998" table:style-name="ce1">
            <text:p>-0.7125545</text:p>
          </table:table-cell>
          <table:table-cell office:value-type="float" office:value="-0.61298560000000002" table:style-name="ce1">
            <text:p>-0.6129856</text:p>
          </table:table-cell>
          <table:table-cell office:value-type="float" office:value="-0.5870128" table:style-name="ce1">
            <text:p>-0.5870128</text:p>
          </table:table-cell>
          <table:table-cell office:value-type="float" office:value="-0.65714289999999997" table:style-name="ce1">
            <text:p>-0.6571429</text:p>
          </table:table-cell>
          <table:table-cell office:value-type="float" office:value="-0.7115129" table:style-name="ce1">
            <text:p>-0.7115129</text:p>
          </table:table-cell>
          <table:table-cell office:value-type="float" office:value="-0.74902369999999996" table:style-name="ce1">
            <text:p>-0.7490237</text:p>
          </table:table-cell>
          <table:table-cell office:value-type="float" office:value="-0.76274370000000002" table:style-name="ce1">
            <text:p>-0.7627437</text:p>
          </table:table-cell>
          <table:table-cell office:value-type="float" office:value="-0.74944520000000003" table:style-name="ce1">
            <text:p>-0.7494452</text:p>
          </table:table-cell>
          <table:table-cell office:value-type="float" office:value="-0.79110789999999998" table:style-name="ce1">
            <text:p>-0.7911079</text:p>
          </table:table-cell>
          <table:table-cell office:value-type="float" office:value="-0.7986993" table:style-name="ce1">
            <text:p>-0.7986993</text:p>
          </table:table-cell>
          <table:table-cell office:value-type="float" office:value="-0.75944730000000005" table:style-name="ce1">
            <text:p>-0.7594473</text:p>
          </table:table-cell>
          <table:table-cell office:value-type="float" office:value="-0.73695239999999995" table:style-name="ce1">
            <text:p>-0.7369524</text:p>
          </table:table-cell>
          <table:table-cell office:value-type="float" office:value="-0.74548329999999996" table:style-name="ce1">
            <text:p>-0.745483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ungary</text:p>
          </table:table-cell>
          <table:table-cell office:value-type="string" table:style-name="ce1">
            <text:p>HUN</text:p>
          </table:table-cell>
          <table:table-cell office:value-type="float" office:value="1.0152369999999999" table:style-name="ce1">
            <text:p>1.015237</text:p>
          </table:table-cell>
          <table:table-cell office:value-type="float" office:value="1.0704610000000001" table:style-name="ce1">
            <text:p>1.070461</text:p>
          </table:table-cell>
          <table:table-cell office:value-type="float" office:value="1.135267" table:style-name="ce1">
            <text:p>1.135267</text:p>
          </table:table-cell>
          <table:table-cell office:value-type="float" office:value="1.1560220000000001" table:style-name="ce1">
            <text:p>1.156022</text:p>
          </table:table-cell>
          <table:table-cell office:value-type="float" office:value="1.1673819999999999" table:style-name="ce1">
            <text:p>1.167382</text:p>
          </table:table-cell>
          <table:table-cell office:value-type="float" office:value="1.1494139999999999" table:style-name="ce1">
            <text:p>1.149414</text:p>
          </table:table-cell>
          <table:table-cell office:value-type="float" office:value="1.175189" table:style-name="ce1">
            <text:p>1.175189</text:p>
          </table:table-cell>
          <table:table-cell office:value-type="float" office:value="1.0150410000000001" table:style-name="ce1">
            <text:p>1.015041</text:p>
          </table:table-cell>
          <table:table-cell office:value-type="float" office:value="1.041056" table:style-name="ce1">
            <text:p>1.041056</text:p>
          </table:table-cell>
          <table:table-cell office:value-type="float" office:value="0.96570840000000002" table:style-name="ce1">
            <text:p>0.9657084</text:p>
          </table:table-cell>
          <table:table-cell office:value-type="float" office:value="0.90968499999999997" table:style-name="ce1">
            <text:p>0.909685</text:p>
          </table:table-cell>
          <table:table-cell office:value-type="float" office:value="0.89420279999999996" table:style-name="ce1">
            <text:p>0.8942028</text:p>
          </table:table-cell>
          <table:table-cell office:value-type="float" office:value="0.83697310000000003" table:style-name="ce1">
            <text:p>0.8369731</text:p>
          </table:table-cell>
          <table:table-cell office:value-type="float" office:value="0.74936769999999997" table:style-name="ce1">
            <text:p>0.7493677</text:p>
          </table:table-cell>
          <table:table-cell office:value-type="float" office:value="0.73719290000000004" table:style-name="ce1">
            <text:p>0.7371929</text:p>
          </table:table-cell>
          <table:table-cell office:value-type="float" office:value="0.55326629999999999" table:style-name="ce1">
            <text:p>0.5532663</text:p>
          </table:table-cell>
          <table:table-cell office:value-type="float" office:value="0.55997430000000004" table:style-name="ce1">
            <text:p>0.5599743</text:p>
          </table:table-cell>
          <table:table-cell office:value-type="float" office:value="0.40125230000000001" table:style-name="ce1">
            <text:p>0.4012523</text:p>
          </table:table-cell>
          <table:table-cell office:value-type="float" office:value="0.36591899999999999" table:style-name="ce1">
            <text:p>0.365919</text:p>
          </table:table-cell>
          <table:table-cell office:value-type="float" office:value="0.31834240000000003" table:style-name="ce1">
            <text:p>0.318342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ndonesia</text:p>
          </table:table-cell>
          <table:table-cell office:value-type="string" table:style-name="ce1">
            <text:p>IDN</text:p>
          </table:table-cell>
          <table:table-cell office:value-type="float" office:value="-0.92368980000000001" table:style-name="ce1">
            <text:p>-0.9236898</text:p>
          </table:table-cell>
          <table:table-cell office:value-type="float" office:value="-1.02447" table:style-name="ce1">
            <text:p>-1.02447</text:p>
          </table:table-cell>
          <table:table-cell office:value-type="float" office:value="-0.27017590000000002" table:style-name="ce1">
            <text:p>-0.2701759</text:p>
          </table:table-cell>
          <table:table-cell office:value-type="float" office:value="-0.27190330000000001" table:style-name="ce1">
            <text:p>-0.2719033</text:p>
          </table:table-cell>
          <table:table-cell office:value-type="float" office:value="-0.29938609999999999" table:style-name="ce1">
            <text:p>-0.2993861</text:p>
          </table:table-cell>
          <table:table-cell office:value-type="float" office:value="-0.25544739999999999" table:style-name="ce1">
            <text:p>-0.2554474</text:p>
          </table:table-cell>
          <table:table-cell office:value-type="float" office:value="-0.12192550000000001" table:style-name="ce1">
            <text:p>-0.1219255</text:p>
          </table:table-cell>
          <table:table-cell office:value-type="float" office:value="-8.4252499999999994E-2" table:style-name="ce1">
            <text:p>-0.0842525</text:p>
          </table:table-cell>
          <table:table-cell office:value-type="float" office:value="-1.9804800000000001E-2" table:style-name="ce1">
            <text:p>-0.0198048</text:p>
          </table:table-cell>
          <table:table-cell office:value-type="float" office:value="-1.1261500000000001E-2" table:style-name="ce1">
            <text:p>-0.0112615</text:p>
          </table:table-cell>
          <table:table-cell office:value-type="float" office:value="-1.0406E-3" table:style-name="ce1">
            <text:p>-0.0010406</text:p>
          </table:table-cell>
          <table:table-cell office:value-type="float" office:value="-3.7774200000000001E-2" table:style-name="ce1">
            <text:p>-0.0377742</text:p>
          </table:table-cell>
          <table:table-cell office:value-type="float" office:value="-8.5310000000000004E-3" table:style-name="ce1">
            <text:p>-0.008531</text:p>
          </table:table-cell>
          <table:table-cell office:value-type="float" office:value="6.7612599999999995E-2" table:style-name="ce1">
            <text:p>0.0676126</text:p>
          </table:table-cell>
          <table:table-cell office:value-type="float" office:value="3.6121300000000002E-2" table:style-name="ce1">
            <text:p>0.0361213</text:p>
          </table:table-cell>
          <table:table-cell office:value-type="float" office:value="0.15390490000000001" table:style-name="ce1">
            <text:p>0.1539049</text:p>
          </table:table-cell>
          <table:table-cell office:value-type="float" office:value="0.18485799999999999" table:style-name="ce1">
            <text:p>0.184858</text:p>
          </table:table-cell>
          <table:table-cell office:value-type="float" office:value="0.16667850000000001" table:style-name="ce1">
            <text:p>0.1666785</text:p>
          </table:table-cell>
          <table:table-cell office:value-type="float" office:value="0.129882" table:style-name="ce1">
            <text:p>0.129882</text:p>
          </table:table-cell>
          <table:table-cell office:value-type="float" office:value="0.1797367" table:style-name="ce1">
            <text:p>0.179736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IND</text:p>
          </table:table-cell>
          <table:table-cell office:value-type="float" office:value="0.47656369999999998" table:style-name="ce1">
            <text:p>0.4765637</text:p>
          </table:table-cell>
          <table:table-cell office:value-type="float" office:value="0.3912426" table:style-name="ce1">
            <text:p>0.3912426</text:p>
          </table:table-cell>
          <table:table-cell office:value-type="float" office:value="0.35206340000000003" table:style-name="ce1">
            <text:p>0.3520634</text:p>
          </table:table-cell>
          <table:table-cell office:value-type="float" office:value="0.42624590000000001" table:style-name="ce1">
            <text:p>0.4262459</text:p>
          </table:table-cell>
          <table:table-cell office:value-type="float" office:value="0.45456489999999999" table:style-name="ce1">
            <text:p>0.4545649</text:p>
          </table:table-cell>
          <table:table-cell office:value-type="float" office:value="0.39996739999999997" table:style-name="ce1">
            <text:p>0.3999674</text:p>
          </table:table-cell>
          <table:table-cell office:value-type="float" office:value="0.41368569999999999" table:style-name="ce1">
            <text:p>0.4136857</text:p>
          </table:table-cell>
          <table:table-cell office:value-type="float" office:value="0.43719370000000002" table:style-name="ce1">
            <text:p>0.4371937</text:p>
          </table:table-cell>
          <table:table-cell office:value-type="float" office:value="0.45396389999999998" table:style-name="ce1">
            <text:p>0.4539639</text:p>
          </table:table-cell>
          <table:table-cell office:value-type="float" office:value="0.46219310000000002" table:style-name="ce1">
            <text:p>0.4621931</text:p>
          </table:table-cell>
          <table:table-cell office:value-type="float" office:value="0.4606846" table:style-name="ce1">
            <text:p>0.4606846</text:p>
          </table:table-cell>
          <table:table-cell office:value-type="float" office:value="0.44327240000000001" table:style-name="ce1">
            <text:p>0.4432724</text:p>
          </table:table-cell>
          <table:table-cell office:value-type="float" office:value="0.4358186" table:style-name="ce1">
            <text:p>0.4358186</text:p>
          </table:table-cell>
          <table:table-cell office:value-type="float" office:value="0.39945419999999998" table:style-name="ce1">
            <text:p>0.3994542</text:p>
          </table:table-cell>
          <table:table-cell office:value-type="float" office:value="0.4327801" table:style-name="ce1">
            <text:p>0.4327801</text:p>
          </table:table-cell>
          <table:table-cell office:value-type="float" office:value="0.41329399999999999" table:style-name="ce1">
            <text:p>0.413294</text:p>
          </table:table-cell>
          <table:table-cell office:value-type="float" office:value="0.42787019999999998" table:style-name="ce1">
            <text:p>0.4278702</text:p>
          </table:table-cell>
          <table:table-cell office:value-type="float" office:value="0.44018740000000001" table:style-name="ce1">
            <text:p>0.4401874</text:p>
          </table:table-cell>
          <table:table-cell office:value-type="float" office:value="0.3855384" table:style-name="ce1">
            <text:p>0.3855384</text:p>
          </table:table-cell>
          <table:table-cell office:value-type="float" office:value="0.37883270000000002" table:style-name="ce1">
            <text:p>0.378832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IRL</text:p>
          </table:table-cell>
          <table:table-cell office:value-type="float" office:value="1.3824369999999999" table:style-name="ce1">
            <text:p>1.382437</text:p>
          </table:table-cell>
          <table:table-cell office:value-type="float" office:value="1.3557049999999999" table:style-name="ce1">
            <text:p>1.355705</text:p>
          </table:table-cell>
          <table:table-cell office:value-type="float" office:value="1.4082490000000001" table:style-name="ce1">
            <text:p>1.408249</text:p>
          </table:table-cell>
          <table:table-cell office:value-type="float" office:value="1.270815" table:style-name="ce1">
            <text:p>1.270815</text:p>
          </table:table-cell>
          <table:table-cell office:value-type="float" office:value="1.2764660000000001" table:style-name="ce1">
            <text:p>1.276466</text:p>
          </table:table-cell>
          <table:table-cell office:value-type="float" office:value="1.477552" table:style-name="ce1">
            <text:p>1.477552</text:p>
          </table:table-cell>
          <table:table-cell office:value-type="float" office:value="1.623855" table:style-name="ce1">
            <text:p>1.623855</text:p>
          </table:table-cell>
          <table:table-cell office:value-type="float" office:value="1.396541" table:style-name="ce1">
            <text:p>1.396541</text:p>
          </table:table-cell>
          <table:table-cell office:value-type="float" office:value="1.3971420000000001" table:style-name="ce1">
            <text:p>1.397142</text:p>
          </table:table-cell>
          <table:table-cell office:value-type="float" office:value="1.42259" table:style-name="ce1">
            <text:p>1.42259</text:p>
          </table:table-cell>
          <table:table-cell office:value-type="float" office:value="1.3535740000000001" table:style-name="ce1">
            <text:p>1.353574</text:p>
          </table:table-cell>
          <table:table-cell office:value-type="float" office:value="1.3244320000000001" table:style-name="ce1">
            <text:p>1.324432</text:p>
          </table:table-cell>
          <table:table-cell office:value-type="float" office:value="1.305361" table:style-name="ce1">
            <text:p>1.305361</text:p>
          </table:table-cell>
          <table:table-cell office:value-type="float" office:value="1.3225210000000001" table:style-name="ce1">
            <text:p>1.322521</text:p>
          </table:table-cell>
          <table:table-cell office:value-type="float" office:value="1.3117350000000001" table:style-name="ce1">
            <text:p>1.311735</text:p>
          </table:table-cell>
          <table:table-cell office:value-type="float" office:value="1.317501" table:style-name="ce1">
            <text:p>1.317501</text:p>
          </table:table-cell>
          <table:table-cell office:value-type="float" office:value="1.3346739999999999" table:style-name="ce1">
            <text:p>1.334674</text:p>
          </table:table-cell>
          <table:table-cell office:value-type="float" office:value="1.290975" table:style-name="ce1">
            <text:p>1.290975</text:p>
          </table:table-cell>
          <table:table-cell office:value-type="float" office:value="1.2933330000000001" table:style-name="ce1">
            <text:p>1.293333</text:p>
          </table:table-cell>
          <table:table-cell office:value-type="float" office:value="1.3187500000000001" table:style-name="ce1">
            <text:p>1.3187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ran, Islamic Rep.</text:p>
          </table:table-cell>
          <table:table-cell office:value-type="string" table:style-name="ce1">
            <text:p>IRN</text:p>
          </table:table-cell>
          <table:table-cell office:value-type="float" office:value="-0.95133610000000002" table:style-name="ce1">
            <text:p>-0.9513361</text:p>
          </table:table-cell>
          <table:table-cell office:value-type="float" office:value="-0.85759960000000002" table:style-name="ce1">
            <text:p>-0.8575996</text:p>
          </table:table-cell>
          <table:table-cell office:value-type="float" office:value="-0.93239030000000001" table:style-name="ce1">
            <text:p>-0.9323903</text:p>
          </table:table-cell>
          <table:table-cell office:value-type="float" office:value="-1.0752409999999999" table:style-name="ce1">
            <text:p>-1.075241</text:p>
          </table:table-cell>
          <table:table-cell office:value-type="float" office:value="-1.25318" table:style-name="ce1">
            <text:p>-1.25318</text:p>
          </table:table-cell>
          <table:table-cell office:value-type="float" office:value="-1.233033" table:style-name="ce1">
            <text:p>-1.233033</text:p>
          </table:table-cell>
          <table:table-cell office:value-type="float" office:value="-1.282151" table:style-name="ce1">
            <text:p>-1.282151</text:p>
          </table:table-cell>
          <table:table-cell office:value-type="float" office:value="-1.500559" table:style-name="ce1">
            <text:p>-1.500559</text:p>
          </table:table-cell>
          <table:table-cell office:value-type="float" office:value="-1.554468" table:style-name="ce1">
            <text:p>-1.554468</text:p>
          </table:table-cell>
          <table:table-cell office:value-type="float" office:value="-1.569739" table:style-name="ce1">
            <text:p>-1.569739</text:p>
          </table:table-cell>
          <table:table-cell office:value-type="float" office:value="-1.581752" table:style-name="ce1">
            <text:p>-1.581752</text:p>
          </table:table-cell>
          <table:table-cell office:value-type="float" office:value="-1.606163" table:style-name="ce1">
            <text:p>-1.606163</text:p>
          </table:table-cell>
          <table:table-cell office:value-type="float" office:value="-1.583116" table:style-name="ce1">
            <text:p>-1.583116</text:p>
          </table:table-cell>
          <table:table-cell office:value-type="float" office:value="-1.6002130000000001" table:style-name="ce1">
            <text:p>-1.600213</text:p>
          </table:table-cell>
          <table:table-cell office:value-type="float" office:value="-1.6083719999999999" table:style-name="ce1">
            <text:p>-1.608372</text:p>
          </table:table-cell>
          <table:table-cell office:value-type="float" office:value="-1.5807439999999999" table:style-name="ce1">
            <text:p>-1.580744</text:p>
          </table:table-cell>
          <table:table-cell office:value-type="float" office:value="-1.513593" table:style-name="ce1">
            <text:p>-1.513593</text:p>
          </table:table-cell>
          <table:table-cell office:value-type="float" office:value="-1.343075" table:style-name="ce1">
            <text:p>-1.343075</text:p>
          </table:table-cell>
          <table:table-cell office:value-type="float" office:value="-1.2994859999999999" table:style-name="ce1">
            <text:p>-1.299486</text:p>
          </table:table-cell>
          <table:table-cell office:value-type="float" office:value="-1.3179320000000001" table:style-name="ce1">
            <text:p>-1.31793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raq</text:p>
          </table:table-cell>
          <table:table-cell office:value-type="string" table:style-name="ce1">
            <text:p>IRQ</text:p>
          </table:table-cell>
          <table:table-cell office:value-type="float" office:value="-1.9566399999999999" table:style-name="ce1">
            <text:p>-1.95664</text:p>
          </table:table-cell>
          <table:table-cell office:value-type="float" office:value="-1.9425429999999999" table:style-name="ce1">
            <text:p>-1.942543</text:p>
          </table:table-cell>
          <table:table-cell office:value-type="float" office:value="-2.0129890000000001" table:style-name="ce1">
            <text:p>-2.012989</text:p>
          </table:table-cell>
          <table:table-cell office:value-type="float" office:value="-2.0503439999999999" table:style-name="ce1">
            <text:p>-2.050344</text:p>
          </table:table-cell>
          <table:table-cell office:value-type="float" office:value="-1.50118" table:style-name="ce1">
            <text:p>-1.50118</text:p>
          </table:table-cell>
          <table:table-cell office:value-type="float" office:value="-1.643005" table:style-name="ce1">
            <text:p>-1.643005</text:p>
          </table:table-cell>
          <table:table-cell office:value-type="float" office:value="-1.300999" table:style-name="ce1">
            <text:p>-1.300999</text:p>
          </table:table-cell>
          <table:table-cell office:value-type="float" office:value="-1.2821979999999999" table:style-name="ce1">
            <text:p>-1.282198</text:p>
          </table:table-cell>
          <table:table-cell office:value-type="float" office:value="-1.126172" table:style-name="ce1">
            <text:p>-1.126172</text:p>
          </table:table-cell>
          <table:table-cell office:value-type="float" office:value="-1.104687" table:style-name="ce1">
            <text:p>-1.104687</text:p>
          </table:table-cell>
          <table:table-cell office:value-type="float" office:value="-1.0234719999999999" table:style-name="ce1">
            <text:p>-1.023472</text:p>
          </table:table-cell>
          <table:table-cell office:value-type="float" office:value="-0.99185460000000003" table:style-name="ce1">
            <text:p>-0.9918546</text:p>
          </table:table-cell>
          <table:table-cell office:value-type="float" office:value="-1.069502" table:style-name="ce1">
            <text:p>-1.069502</text:p>
          </table:table-cell>
          <table:table-cell office:value-type="float" office:value="-1.0761810000000001" table:style-name="ce1">
            <text:p>-1.076181</text:p>
          </table:table-cell>
          <table:table-cell office:value-type="float" office:value="-1.0571919999999999" table:style-name="ce1">
            <text:p>-1.057192</text:p>
          </table:table-cell>
          <table:table-cell office:value-type="float" office:value="-1.144258" table:style-name="ce1">
            <text:p>-1.144258</text:p>
          </table:table-cell>
          <table:table-cell office:value-type="float" office:value="-1.1279410000000001" table:style-name="ce1">
            <text:p>-1.127941</text:p>
          </table:table-cell>
          <table:table-cell office:value-type="float" office:value="-1.016786" table:style-name="ce1">
            <text:p>-1.016786</text:p>
          </table:table-cell>
          <table:table-cell office:value-type="float" office:value="-1.0482739999999999" table:style-name="ce1">
            <text:p>-1.048274</text:p>
          </table:table-cell>
          <table:table-cell office:value-type="float" office:value="-0.98715600000000003" table:style-name="ce1">
            <text:p>-0.98715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celand</text:p>
          </table:table-cell>
          <table:table-cell office:value-type="string" table:style-name="ce1">
            <text:p>ISL</text:p>
          </table:table-cell>
          <table:table-cell office:value-type="float" office:value="1.4623889999999999" table:style-name="ce1">
            <text:p>1.462389</text:p>
          </table:table-cell>
          <table:table-cell office:value-type="float" office:value="1.429103" table:style-name="ce1">
            <text:p>1.429103</text:p>
          </table:table-cell>
          <table:table-cell office:value-type="float" office:value="1.4927159999999999" table:style-name="ce1">
            <text:p>1.492716</text:p>
          </table:table-cell>
          <table:table-cell office:value-type="float" office:value="1.4729920000000001" table:style-name="ce1">
            <text:p>1.472992</text:p>
          </table:table-cell>
          <table:table-cell office:value-type="float" office:value="1.555669" table:style-name="ce1">
            <text:p>1.555669</text:p>
          </table:table-cell>
          <table:table-cell office:value-type="float" office:value="1.628328" table:style-name="ce1">
            <text:p>1.628328</text:p>
          </table:table-cell>
          <table:table-cell office:value-type="float" office:value="1.568608" table:style-name="ce1">
            <text:p>1.568608</text:p>
          </table:table-cell>
          <table:table-cell office:value-type="float" office:value="1.4453370000000001" table:style-name="ce1">
            <text:p>1.445337</text:p>
          </table:table-cell>
          <table:table-cell office:value-type="float" office:value="1.431" table:style-name="ce1">
            <text:p>1.431</text:p>
          </table:table-cell>
          <table:table-cell office:value-type="float" office:value="1.4256500000000001" table:style-name="ce1">
            <text:p>1.42565</text:p>
          </table:table-cell>
          <table:table-cell office:value-type="float" office:value="1.4152149999999999" table:style-name="ce1">
            <text:p>1.415215</text:p>
          </table:table-cell>
          <table:table-cell office:value-type="float" office:value="1.4457530000000001" table:style-name="ce1">
            <text:p>1.445753</text:p>
          </table:table-cell>
          <table:table-cell office:value-type="float" office:value="1.41073" table:style-name="ce1">
            <text:p>1.41073</text:p>
          </table:table-cell>
          <table:table-cell office:value-type="float" office:value="1.44295" table:style-name="ce1">
            <text:p>1.44295</text:p>
          </table:table-cell>
          <table:table-cell office:value-type="float" office:value="1.4395690000000001" table:style-name="ce1">
            <text:p>1.439569</text:p>
          </table:table-cell>
          <table:table-cell office:value-type="float" office:value="1.3573249999999999" table:style-name="ce1">
            <text:p>1.357325</text:p>
          </table:table-cell>
          <table:table-cell office:value-type="float" office:value="1.3765019999999999" table:style-name="ce1">
            <text:p>1.376502</text:p>
          </table:table-cell>
          <table:table-cell office:value-type="float" office:value="1.3560509999999999" table:style-name="ce1">
            <text:p>1.356051</text:p>
          </table:table-cell>
          <table:table-cell office:value-type="float" office:value="1.3779030000000001" table:style-name="ce1">
            <text:p>1.377903</text:p>
          </table:table-cell>
          <table:table-cell office:value-type="float" office:value="1.412682" table:style-name="ce1">
            <text:p>1.41268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ISR</text:p>
          </table:table-cell>
          <table:table-cell office:value-type="float" office:value="0.70407180000000003" table:style-name="ce1">
            <text:p>0.7040718</text:p>
          </table:table-cell>
          <table:table-cell office:value-type="float" office:value="0.6193128" table:style-name="ce1">
            <text:p>0.6193128</text:p>
          </table:table-cell>
          <table:table-cell office:value-type="float" office:value="0.69434549999999995" table:style-name="ce1">
            <text:p>0.6943455</text:p>
          </table:table-cell>
          <table:table-cell office:value-type="float" office:value="0.58913450000000001" table:style-name="ce1">
            <text:p>0.5891345</text:p>
          </table:table-cell>
          <table:table-cell office:value-type="float" office:value="0.64429259999999999" table:style-name="ce1">
            <text:p>0.6442926</text:p>
          </table:table-cell>
          <table:table-cell office:value-type="float" office:value="0.66225029999999996" table:style-name="ce1">
            <text:p>0.6622503</text:p>
          </table:table-cell>
          <table:table-cell office:value-type="float" office:value="0.64612440000000004" table:style-name="ce1">
            <text:p>0.6461244</text:p>
          </table:table-cell>
          <table:table-cell office:value-type="float" office:value="0.77415639999999997" table:style-name="ce1">
            <text:p>0.7741564</text:p>
          </table:table-cell>
          <table:table-cell office:value-type="float" office:value="0.74054379999999997" table:style-name="ce1">
            <text:p>0.7405438</text:p>
          </table:table-cell>
          <table:table-cell office:value-type="float" office:value="0.72326520000000005" table:style-name="ce1">
            <text:p>0.7232652</text:p>
          </table:table-cell>
          <table:table-cell office:value-type="float" office:value="0.57047340000000002" table:style-name="ce1">
            <text:p>0.5704734</text:p>
          </table:table-cell>
          <table:table-cell office:value-type="float" office:value="0.58384539999999996" table:style-name="ce1">
            <text:p>0.5838454</text:p>
          </table:table-cell>
          <table:table-cell office:value-type="float" office:value="0.65330949999999999" table:style-name="ce1">
            <text:p>0.6533095</text:p>
          </table:table-cell>
          <table:table-cell office:value-type="float" office:value="0.6443449" table:style-name="ce1">
            <text:p>0.6443449</text:p>
          </table:table-cell>
          <table:table-cell office:value-type="float" office:value="0.64940620000000004" table:style-name="ce1">
            <text:p>0.6494062</text:p>
          </table:table-cell>
          <table:table-cell office:value-type="float" office:value="0.72757899999999998" table:style-name="ce1">
            <text:p>0.727579</text:p>
          </table:table-cell>
          <table:table-cell office:value-type="float" office:value="0.74492040000000004" table:style-name="ce1">
            <text:p>0.7449204</text:p>
          </table:table-cell>
          <table:table-cell office:value-type="float" office:value="0.78660300000000005" table:style-name="ce1">
            <text:p>0.786603</text:p>
          </table:table-cell>
          <table:table-cell office:value-type="float" office:value="0.696376" table:style-name="ce1">
            <text:p>0.696376</text:p>
          </table:table-cell>
          <table:table-cell office:value-type="float" office:value="0.65119050000000001" table:style-name="ce1">
            <text:p>0.651190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Italy</text:p>
          </table:table-cell>
          <table:table-cell office:value-type="string" table:style-name="ce1">
            <text:p>ITA</text:p>
          </table:table-cell>
          <table:table-cell office:value-type="float" office:value="1.129291" table:style-name="ce1">
            <text:p>1.129291</text:p>
          </table:table-cell>
          <table:table-cell office:value-type="float" office:value="1.063974" table:style-name="ce1">
            <text:p>1.063974</text:p>
          </table:table-cell>
          <table:table-cell office:value-type="float" office:value="1.0407189999999999" table:style-name="ce1">
            <text:p>1.040719</text:p>
          </table:table-cell>
          <table:table-cell office:value-type="float" office:value="1.038653" table:style-name="ce1">
            <text:p>1.038653</text:p>
          </table:table-cell>
          <table:table-cell office:value-type="float" office:value="0.98571699999999995" table:style-name="ce1">
            <text:p>0.985717</text:p>
          </table:table-cell>
          <table:table-cell office:value-type="float" office:value="1.177168" table:style-name="ce1">
            <text:p>1.177168</text:p>
          </table:table-cell>
          <table:table-cell office:value-type="float" office:value="1.057029" table:style-name="ce1">
            <text:p>1.057029</text:p>
          </table:table-cell>
          <table:table-cell office:value-type="float" office:value="1.064524" table:style-name="ce1">
            <text:p>1.064524</text:p>
          </table:table-cell>
          <table:table-cell office:value-type="float" office:value="1.111907" table:style-name="ce1">
            <text:p>1.111907</text:p>
          </table:table-cell>
          <table:table-cell office:value-type="float" office:value="1.0320240000000001" table:style-name="ce1">
            <text:p>1.032024</text:p>
          </table:table-cell>
          <table:table-cell office:value-type="float" office:value="1.0341800000000001" table:style-name="ce1">
            <text:p>1.03418</text:p>
          </table:table-cell>
          <table:table-cell office:value-type="float" office:value="0.96279740000000003" table:style-name="ce1">
            <text:p>0.9627974</text:p>
          </table:table-cell>
          <table:table-cell office:value-type="float" office:value="0.91182390000000002" table:style-name="ce1">
            <text:p>0.9118239</text:p>
          </table:table-cell>
          <table:table-cell office:value-type="float" office:value="0.91680930000000005" table:style-name="ce1">
            <text:p>0.9168093</text:p>
          </table:table-cell>
          <table:table-cell office:value-type="float" office:value="0.95421739999999999" table:style-name="ce1">
            <text:p>0.9542174</text:p>
          </table:table-cell>
          <table:table-cell office:value-type="float" office:value="0.9992626" table:style-name="ce1">
            <text:p>0.9992626</text:p>
          </table:table-cell>
          <table:table-cell office:value-type="float" office:value="1.034772" table:style-name="ce1">
            <text:p>1.034772</text:p>
          </table:table-cell>
          <table:table-cell office:value-type="float" office:value="1.0339929999999999" table:style-name="ce1">
            <text:p>1.033993</text:p>
          </table:table-cell>
          <table:table-cell office:value-type="float" office:value="1.0535890000000001" table:style-name="ce1">
            <text:p>1.053589</text:p>
          </table:table-cell>
          <table:table-cell office:value-type="float" office:value="1.0455179999999999" table:style-name="ce1">
            <text:p>1.04551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office:value-type="float" office:value="0.5869839" table:style-name="ce1">
            <text:p>0.5869839</text:p>
          </table:table-cell>
          <table:table-cell office:value-type="float" office:value="0.727634" table:style-name="ce1">
            <text:p>0.727634</text:p>
          </table:table-cell>
          <table:table-cell office:value-type="float" office:value="0.67777600000000005" table:style-name="ce1">
            <text:p>0.677776</text:p>
          </table:table-cell>
          <table:table-cell office:value-type="float" office:value="0.5974275" table:style-name="ce1">
            <text:p>0.5974275</text:p>
          </table:table-cell>
          <table:table-cell office:value-type="float" office:value="0.51918629999999999" table:style-name="ce1">
            <text:p>0.5191863</text:p>
          </table:table-cell>
          <table:table-cell office:value-type="float" office:value="0.39690419999999998" table:style-name="ce1">
            <text:p>0.3969042</text:p>
          </table:table-cell>
          <table:table-cell office:value-type="float" office:value="0.41805290000000001" table:style-name="ce1">
            <text:p>0.4180529</text:p>
          </table:table-cell>
          <table:table-cell office:value-type="float" office:value="0.62072550000000004" table:style-name="ce1">
            <text:p>0.6207255</text:p>
          </table:table-cell>
          <table:table-cell office:value-type="float" office:value="0.63701589999999997" table:style-name="ce1">
            <text:p>0.6370159</text:p>
          </table:table-cell>
          <table:table-cell office:value-type="float" office:value="0.57997509999999997" table:style-name="ce1">
            <text:p>0.5799751</text:p>
          </table:table-cell>
          <table:table-cell office:value-type="float" office:value="0.57755199999999995" table:style-name="ce1">
            <text:p>0.577552</text:p>
          </table:table-cell>
          <table:table-cell office:value-type="float" office:value="0.46282760000000001" table:style-name="ce1">
            <text:p>0.4628276</text:p>
          </table:table-cell>
          <table:table-cell office:value-type="float" office:value="0.4791512" table:style-name="ce1">
            <text:p>0.4791512</text:p>
          </table:table-cell>
          <table:table-cell office:value-type="float" office:value="0.48602469999999998" table:style-name="ce1">
            <text:p>0.4860247</text:p>
          </table:table-cell>
          <table:table-cell office:value-type="float" office:value="0.5434061" table:style-name="ce1">
            <text:p>0.5434061</text:p>
          </table:table-cell>
          <table:table-cell office:value-type="float" office:value="0.56257290000000004" table:style-name="ce1">
            <text:p>0.5625729</text:p>
          </table:table-cell>
          <table:table-cell office:value-type="float" office:value="0.60877049999999999" table:style-name="ce1">
            <text:p>0.6087705</text:p>
          </table:table-cell>
          <table:table-cell office:value-type="float" office:value="0.68126089999999995" table:style-name="ce1">
            <text:p>0.6812609</text:p>
          </table:table-cell>
          <table:table-cell office:value-type="float" office:value="0.69030650000000005" table:style-name="ce1">
            <text:p>0.6903065</text:p>
          </table:table-cell>
          <table:table-cell office:value-type="float" office:value="0.61699870000000001" table:style-name="ce1">
            <text:p>0.616998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Jersey, Channel Islands</text:p>
          </table:table-cell>
          <table:table-cell office:value-type="string" table:style-name="ce1">
            <text:p>JEY</text:p>
          </table:table-cell>
          <table:table-cell table:number-columns-repeated="12" table:style-name="ce1"/>
          <table:table-cell office:value-type="float" office:value="1.2762990000000001" table:style-name="ce1">
            <text:p>1.276299</text:p>
          </table:table-cell>
          <table:table-cell office:value-type="float" office:value="1.2905359999999999" table:style-name="ce1">
            <text:p>1.290536</text:p>
          </table:table-cell>
          <table:table-cell office:value-type="float" office:value="1.2786150000000001" table:style-name="ce1">
            <text:p>1.278615</text:p>
          </table:table-cell>
          <table:table-cell office:value-type="float" office:value="1.2768219999999999" table:style-name="ce1">
            <text:p>1.276822</text:p>
          </table:table-cell>
          <table:table-cell office:value-type="float" office:value="1.2739419999999999" table:style-name="ce1">
            <text:p>1.273942</text:p>
          </table:table-cell>
          <table:table-cell office:value-type="float" office:value="1.279304" table:style-name="ce1">
            <text:p>1.279304</text:p>
          </table:table-cell>
          <table:table-cell office:value-type="float" office:value="1.2943180000000001" table:style-name="ce1">
            <text:p>1.294318</text:p>
          </table:table-cell>
          <table:table-cell office:value-type="float" office:value="1.305925" table:style-name="ce1">
            <text:p>1.3059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JOR</text:p>
          </table:table-cell>
          <table:table-cell office:value-type="float" office:value="-0.23832210000000001" table:style-name="ce1">
            <text:p>-0.2383221</text:p>
          </table:table-cell>
          <table:table-cell office:value-type="float" office:value="-0.4200197" table:style-name="ce1">
            <text:p>-0.4200197</text:p>
          </table:table-cell>
          <table:table-cell office:value-type="float" office:value="-0.28486899999999998" table:style-name="ce1">
            <text:p>-0.284869</text:p>
          </table:table-cell>
          <table:table-cell office:value-type="float" office:value="-0.79656360000000004" table:style-name="ce1">
            <text:p>-0.7965636</text:p>
          </table:table-cell>
          <table:table-cell office:value-type="float" office:value="-0.63404210000000005" table:style-name="ce1">
            <text:p>-0.6340421</text:p>
          </table:table-cell>
          <table:table-cell office:value-type="float" office:value="-0.54985450000000002" table:style-name="ce1">
            <text:p>-0.5498545</text:p>
          </table:table-cell>
          <table:table-cell office:value-type="float" office:value="-0.51428839999999998" table:style-name="ce1">
            <text:p>-0.5142884</text:p>
          </table:table-cell>
          <table:table-cell office:value-type="float" office:value="-0.71700470000000005" table:style-name="ce1">
            <text:p>-0.7170047</text:p>
          </table:table-cell>
          <table:table-cell office:value-type="float" office:value="-0.67678079999999996" table:style-name="ce1">
            <text:p>-0.6767808</text:p>
          </table:table-cell>
          <table:table-cell office:value-type="float" office:value="-0.73736880000000005" table:style-name="ce1">
            <text:p>-0.7373688</text:p>
          </table:table-cell>
          <table:table-cell office:value-type="float" office:value="-0.78459509999999999" table:style-name="ce1">
            <text:p>-0.7845951</text:p>
          </table:table-cell>
          <table:table-cell office:value-type="float" office:value="-0.79932619999999999" table:style-name="ce1">
            <text:p>-0.7993262</text:p>
          </table:table-cell>
          <table:table-cell office:value-type="float" office:value="-0.79620519999999995" table:style-name="ce1">
            <text:p>-0.7962052</text:p>
          </table:table-cell>
          <table:table-cell office:value-type="float" office:value="-0.7344927" table:style-name="ce1">
            <text:p>-0.7344927</text:p>
          </table:table-cell>
          <table:table-cell office:value-type="float" office:value="-0.80675450000000004" table:style-name="ce1">
            <text:p>-0.8067545</text:p>
          </table:table-cell>
          <table:table-cell office:value-type="float" office:value="-0.75364560000000003" table:style-name="ce1">
            <text:p>-0.7536456</text:p>
          </table:table-cell>
          <table:table-cell office:value-type="float" office:value="-0.76938490000000004" table:style-name="ce1">
            <text:p>-0.7693849</text:p>
          </table:table-cell>
          <table:table-cell office:value-type="float" office:value="-0.71300680000000005" table:style-name="ce1">
            <text:p>-0.7130068</text:p>
          </table:table-cell>
          <table:table-cell office:value-type="float" office:value="-0.7229797" table:style-name="ce1">
            <text:p>-0.7229797</text:p>
          </table:table-cell>
          <table:table-cell office:value-type="float" office:value="-0.70173280000000005" table:style-name="ce1">
            <text:p>-0.701732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Japan</text:p>
          </table:table-cell>
          <table:table-cell office:value-type="string" table:style-name="ce1">
            <text:p>JPN</text:p>
          </table:table-cell>
          <table:table-cell office:value-type="float" office:value="1.0729299999999999" table:style-name="ce1">
            <text:p>1.07293</text:p>
          </table:table-cell>
          <table:table-cell office:value-type="float" office:value="0.94678649999999998" table:style-name="ce1">
            <text:p>0.9467865</text:p>
          </table:table-cell>
          <table:table-cell office:value-type="float" office:value="0.95808800000000005" table:style-name="ce1">
            <text:p>0.958088</text:p>
          </table:table-cell>
          <table:table-cell office:value-type="float" office:value="1.0144709999999999" table:style-name="ce1">
            <text:p>1.014471</text:p>
          </table:table-cell>
          <table:table-cell office:value-type="float" office:value="1.0826039999999999" table:style-name="ce1">
            <text:p>1.082604</text:p>
          </table:table-cell>
          <table:table-cell office:value-type="float" office:value="1.0434950000000001" table:style-name="ce1">
            <text:p>1.043495</text:p>
          </table:table-cell>
          <table:table-cell office:value-type="float" office:value="1.0062770000000001" table:style-name="ce1">
            <text:p>1.006277</text:p>
          </table:table-cell>
          <table:table-cell office:value-type="float" office:value="0.95412330000000001" table:style-name="ce1">
            <text:p>0.9541233</text:p>
          </table:table-cell>
          <table:table-cell office:value-type="float" office:value="0.96994630000000004" table:style-name="ce1">
            <text:p>0.9699463</text:p>
          </table:table-cell>
          <table:table-cell office:value-type="float" office:value="0.94885920000000001" table:style-name="ce1">
            <text:p>0.9488592</text:p>
          </table:table-cell>
          <table:table-cell office:value-type="float" office:value="1.0210459999999999" table:style-name="ce1">
            <text:p>1.021046</text:p>
          </table:table-cell>
          <table:table-cell office:value-type="float" office:value="1.0406930000000001" table:style-name="ce1">
            <text:p>1.040693</text:p>
          </table:table-cell>
          <table:table-cell office:value-type="float" office:value="1.0711329999999999" table:style-name="ce1">
            <text:p>1.071133</text:p>
          </table:table-cell>
          <table:table-cell office:value-type="float" office:value="1.1012949999999999" table:style-name="ce1">
            <text:p>1.101295</text:p>
          </table:table-cell>
          <table:table-cell office:value-type="float" office:value="1.109647" table:style-name="ce1">
            <text:p>1.109647</text:p>
          </table:table-cell>
          <table:table-cell office:value-type="float" office:value="1.036089" table:style-name="ce1">
            <text:p>1.036089</text:p>
          </table:table-cell>
          <table:table-cell office:value-type="float" office:value="0.98805489999999996" table:style-name="ce1">
            <text:p>0.9880549</text:p>
          </table:table-cell>
          <table:table-cell office:value-type="float" office:value="0.98790469999999997" table:style-name="ce1">
            <text:p>0.9879047</text:p>
          </table:table-cell>
          <table:table-cell office:value-type="float" office:value="1.007819" table:style-name="ce1">
            <text:p>1.007819</text:p>
          </table:table-cell>
          <table:table-cell office:value-type="float" office:value="1.0226379999999999" table:style-name="ce1">
            <text:p>1.02263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azakhstan</text:p>
          </table:table-cell>
          <table:table-cell office:value-type="string" table:style-name="ce1">
            <text:p>KAZ</text:p>
          </table:table-cell>
          <table:table-cell office:value-type="float" office:value="-0.96469499999999997" table:style-name="ce1">
            <text:p>-0.964695</text:p>
          </table:table-cell>
          <table:table-cell office:value-type="float" office:value="-0.76375539999999997" table:style-name="ce1">
            <text:p>-0.7637554</text:p>
          </table:table-cell>
          <table:table-cell office:value-type="float" office:value="-0.96567919999999996" table:style-name="ce1">
            <text:p>-0.9656792</text:p>
          </table:table-cell>
          <table:table-cell office:value-type="float" office:value="-1.072603" table:style-name="ce1">
            <text:p>-1.072603</text:p>
          </table:table-cell>
          <table:table-cell office:value-type="float" office:value="-1.0917060000000001" table:style-name="ce1">
            <text:p>-1.091706</text:p>
          </table:table-cell>
          <table:table-cell office:value-type="float" office:value="-1.128525" table:style-name="ce1">
            <text:p>-1.128525</text:p>
          </table:table-cell>
          <table:table-cell office:value-type="float" office:value="-1.031668" table:style-name="ce1">
            <text:p>-1.031668</text:p>
          </table:table-cell>
          <table:table-cell office:value-type="float" office:value="-1.1896260000000001" table:style-name="ce1">
            <text:p>-1.189626</text:p>
          </table:table-cell>
          <table:table-cell office:value-type="float" office:value="-1.1635789999999999" table:style-name="ce1">
            <text:p>-1.163579</text:p>
          </table:table-cell>
          <table:table-cell office:value-type="float" office:value="-1.09226" table:style-name="ce1">
            <text:p>-1.09226</text:p>
          </table:table-cell>
          <table:table-cell office:value-type="float" office:value="-1.0755110000000001" table:style-name="ce1">
            <text:p>-1.075511</text:p>
          </table:table-cell>
          <table:table-cell office:value-type="float" office:value="-1.1322220000000001" table:style-name="ce1">
            <text:p>-1.132222</text:p>
          </table:table-cell>
          <table:table-cell office:value-type="float" office:value="-1.1213690000000001" table:style-name="ce1">
            <text:p>-1.121369</text:p>
          </table:table-cell>
          <table:table-cell office:value-type="float" office:value="-1.1767209999999999" table:style-name="ce1">
            <text:p>-1.176721</text:p>
          </table:table-cell>
          <table:table-cell office:value-type="float" office:value="-1.242599" table:style-name="ce1">
            <text:p>-1.242599</text:p>
          </table:table-cell>
          <table:table-cell office:value-type="float" office:value="-1.183921" table:style-name="ce1">
            <text:p>-1.183921</text:p>
          </table:table-cell>
          <table:table-cell office:value-type="float" office:value="-1.163788" table:style-name="ce1">
            <text:p>-1.163788</text:p>
          </table:table-cell>
          <table:table-cell office:value-type="float" office:value="-1.207552" table:style-name="ce1">
            <text:p>-1.207552</text:p>
          </table:table-cell>
          <table:table-cell office:value-type="float" office:value="-1.227571" table:style-name="ce1">
            <text:p>-1.227571</text:p>
          </table:table-cell>
          <table:table-cell office:value-type="float" office:value="-1.1718710000000001" table:style-name="ce1">
            <text:p>-1.17187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KEN</text:p>
          </table:table-cell>
          <table:table-cell office:value-type="float" office:value="-0.65215089999999998" table:style-name="ce1">
            <text:p>-0.6521509</text:p>
          </table:table-cell>
          <table:table-cell office:value-type="float" office:value="-0.86683399999999999" table:style-name="ce1">
            <text:p>-0.866834</text:p>
          </table:table-cell>
          <table:table-cell office:value-type="float" office:value="-0.81064709999999995" table:style-name="ce1">
            <text:p>-0.8106471</text:p>
          </table:table-cell>
          <table:table-cell office:value-type="float" office:value="-0.6793998" table:style-name="ce1">
            <text:p>-0.6793998</text:p>
          </table:table-cell>
          <table:table-cell office:value-type="float" office:value="-0.25710729999999998" table:style-name="ce1">
            <text:p>-0.2571073</text:p>
          </table:table-cell>
          <table:table-cell office:value-type="float" office:value="-0.21159500000000001" table:style-name="ce1">
            <text:p>-0.211595</text:p>
          </table:table-cell>
          <table:table-cell office:value-type="float" office:value="-0.244842" table:style-name="ce1">
            <text:p>-0.244842</text:p>
          </table:table-cell>
          <table:table-cell office:value-type="float" office:value="-0.1303465" table:style-name="ce1">
            <text:p>-0.1303465</text:p>
          </table:table-cell>
          <table:table-cell office:value-type="float" office:value="-0.24901529999999999" table:style-name="ce1">
            <text:p>-0.2490153</text:p>
          </table:table-cell>
          <table:table-cell office:value-type="float" office:value="-0.28254380000000001" table:style-name="ce1">
            <text:p>-0.2825438</text:p>
          </table:table-cell>
          <table:table-cell office:value-type="float" office:value="-0.33191359999999998" table:style-name="ce1">
            <text:p>-0.3319136</text:p>
          </table:table-cell>
          <table:table-cell office:value-type="float" office:value="-0.21895529999999999" table:style-name="ce1">
            <text:p>-0.2189553</text:p>
          </table:table-cell>
          <table:table-cell office:value-type="float" office:value="-0.26952019999999999" table:style-name="ce1">
            <text:p>-0.2695202</text:p>
          </table:table-cell>
          <table:table-cell office:value-type="float" office:value="-0.28780359999999999" table:style-name="ce1">
            <text:p>-0.2878036</text:p>
          </table:table-cell>
          <table:table-cell office:value-type="float" office:value="-0.2122569" table:style-name="ce1">
            <text:p>-0.2122569</text:p>
          </table:table-cell>
          <table:table-cell office:value-type="float" office:value="-0.14523220000000001" table:style-name="ce1">
            <text:p>-0.1452322</text:p>
          </table:table-cell>
          <table:table-cell office:value-type="float" office:value="-0.14600189999999999" table:style-name="ce1">
            <text:p>-0.1460019</text:p>
          </table:table-cell>
          <table:table-cell office:value-type="float" office:value="-0.11544310000000001" table:style-name="ce1">
            <text:p>-0.1154431</text:p>
          </table:table-cell>
          <table:table-cell office:value-type="float" office:value="-0.19941800000000001" table:style-name="ce1">
            <text:p>-0.199418</text:p>
          </table:table-cell>
          <table:table-cell office:value-type="float" office:value="-0.36065429999999998" table:style-name="ce1">
            <text:p>-0.36065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yrgyz Republic</text:p>
          </table:table-cell>
          <table:table-cell office:value-type="string" table:style-name="ce1">
            <text:p>KGZ</text:p>
          </table:table-cell>
          <table:table-cell office:value-type="float" office:value="-0.78702649999999996" table:style-name="ce1">
            <text:p>-0.7870265</text:p>
          </table:table-cell>
          <table:table-cell office:value-type="float" office:value="-0.80896639999999997" table:style-name="ce1">
            <text:p>-0.8089664</text:p>
          </table:table-cell>
          <table:table-cell office:value-type="float" office:value="-1.09426" table:style-name="ce1">
            <text:p>-1.09426</text:p>
          </table:table-cell>
          <table:table-cell office:value-type="float" office:value="-1.015423" table:style-name="ce1">
            <text:p>-1.015423</text:p>
          </table:table-cell>
          <table:table-cell office:value-type="float" office:value="-1.0278419999999999" table:style-name="ce1">
            <text:p>-1.027842</text:p>
          </table:table-cell>
          <table:table-cell office:value-type="float" office:value="-1.016143" table:style-name="ce1">
            <text:p>-1.016143</text:p>
          </table:table-cell>
          <table:table-cell office:value-type="float" office:value="-0.88755070000000003" table:style-name="ce1">
            <text:p>-0.8875507</text:p>
          </table:table-cell>
          <table:table-cell office:value-type="float" office:value="-0.75908209999999998" table:style-name="ce1">
            <text:p>-0.7590821</text:p>
          </table:table-cell>
          <table:table-cell office:value-type="float" office:value="-0.96273569999999997" table:style-name="ce1">
            <text:p>-0.9627357</text:p>
          </table:table-cell>
          <table:table-cell office:value-type="float" office:value="-1.0917650000000001" table:style-name="ce1">
            <text:p>-1.091765</text:p>
          </table:table-cell>
          <table:table-cell office:value-type="float" office:value="-1.019887" table:style-name="ce1">
            <text:p>-1.019887</text:p>
          </table:table-cell>
          <table:table-cell office:value-type="float" office:value="-0.93433489999999997" table:style-name="ce1">
            <text:p>-0.9343349</text:p>
          </table:table-cell>
          <table:table-cell office:value-type="float" office:value="-0.68298729999999996" table:style-name="ce1">
            <text:p>-0.6829873</text:p>
          </table:table-cell>
          <table:table-cell office:value-type="float" office:value="-0.61109720000000001" table:style-name="ce1">
            <text:p>-0.6110972</text:p>
          </table:table-cell>
          <table:table-cell office:value-type="float" office:value="-0.53826110000000005" table:style-name="ce1">
            <text:p>-0.5382611</text:p>
          </table:table-cell>
          <table:table-cell office:value-type="float" office:value="-0.4624974" table:style-name="ce1">
            <text:p>-0.4624974</text:p>
          </table:table-cell>
          <table:table-cell office:value-type="float" office:value="-0.40416089999999999" table:style-name="ce1">
            <text:p>-0.4041609</text:p>
          </table:table-cell>
          <table:table-cell office:value-type="float" office:value="-0.42029919999999998" table:style-name="ce1">
            <text:p>-0.4202992</text:p>
          </table:table-cell>
          <table:table-cell office:value-type="float" office:value="-0.43846239999999997" table:style-name="ce1">
            <text:p>-0.4384624</text:p>
          </table:table-cell>
          <table:table-cell office:value-type="float" office:value="-0.37423650000000003" table:style-name="ce1">
            <text:p>-0.374236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mbodia</text:p>
          </table:table-cell>
          <table:table-cell office:value-type="string" table:style-name="ce1">
            <text:p>KHM</text:p>
          </table:table-cell>
          <table:table-cell office:value-type="float" office:value="-0.74947240000000004" table:style-name="ce1">
            <text:p>-0.7494724</text:p>
          </table:table-cell>
          <table:table-cell office:value-type="float" office:value="-0.81546600000000002" table:style-name="ce1">
            <text:p>-0.815466</text:p>
          </table:table-cell>
          <table:table-cell office:value-type="float" office:value="-0.7807828" table:style-name="ce1">
            <text:p>-0.7807828</text:p>
          </table:table-cell>
          <table:table-cell office:value-type="float" office:value="-0.74029979999999995" table:style-name="ce1">
            <text:p>-0.7402998</text:p>
          </table:table-cell>
          <table:table-cell office:value-type="float" office:value="-0.8999627" table:style-name="ce1">
            <text:p>-0.8999627</text:p>
          </table:table-cell>
          <table:table-cell office:value-type="float" office:value="-0.87082519999999997" table:style-name="ce1">
            <text:p>-0.8708252</text:p>
          </table:table-cell>
          <table:table-cell office:value-type="float" office:value="-1.0173380000000001" table:style-name="ce1">
            <text:p>-1.017338</text:p>
          </table:table-cell>
          <table:table-cell office:value-type="float" office:value="-0.93164599999999997" table:style-name="ce1">
            <text:p>-0.931646</text:p>
          </table:table-cell>
          <table:table-cell office:value-type="float" office:value="-0.92798689999999995" table:style-name="ce1">
            <text:p>-0.9279869</text:p>
          </table:table-cell>
          <table:table-cell office:value-type="float" office:value="-0.97113910000000003" table:style-name="ce1">
            <text:p>-0.9711391</text:p>
          </table:table-cell>
          <table:table-cell office:value-type="float" office:value="-0.91344760000000003" table:style-name="ce1">
            <text:p>-0.9134476</text:p>
          </table:table-cell>
          <table:table-cell office:value-type="float" office:value="-0.9272553" table:style-name="ce1">
            <text:p>-0.9272553</text:p>
          </table:table-cell>
          <table:table-cell office:value-type="float" office:value="-0.9141283" table:style-name="ce1">
            <text:p>-0.9141283</text:p>
          </table:table-cell>
          <table:table-cell office:value-type="float" office:value="-0.9614798" table:style-name="ce1">
            <text:p>-0.9614798</text:p>
          </table:table-cell>
          <table:table-cell office:value-type="float" office:value="-0.98092729999999995" table:style-name="ce1">
            <text:p>-0.9809273</text:p>
          </table:table-cell>
          <table:table-cell office:value-type="float" office:value="-1.1077509999999999" table:style-name="ce1">
            <text:p>-1.107751</text:p>
          </table:table-cell>
          <table:table-cell office:value-type="float" office:value="-1.1226149999999999" table:style-name="ce1">
            <text:p>-1.122615</text:p>
          </table:table-cell>
          <table:table-cell office:value-type="float" office:value="-1.1069370000000001" table:style-name="ce1">
            <text:p>-1.106937</text:p>
          </table:table-cell>
          <table:table-cell office:value-type="float" office:value="-1.155918" table:style-name="ce1">
            <text:p>-1.155918</text:p>
          </table:table-cell>
          <table:table-cell office:value-type="float" office:value="-1.2213309999999999" table:style-name="ce1">
            <text:p>-1.22133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iribati</text:p>
          </table:table-cell>
          <table:table-cell office:value-type="string" table:style-name="ce1">
            <text:p>KIR</text:p>
          </table:table-cell>
          <table:table-cell office:value-type="float" office:value="1.150898" table:style-name="ce1">
            <text:p>1.150898</text:p>
          </table:table-cell>
          <table:table-cell office:value-type="float" office:value="1.1751469999999999" table:style-name="ce1">
            <text:p>1.175147</text:p>
          </table:table-cell>
          <table:table-cell office:value-type="float" office:value="1.1422950000000001" table:style-name="ce1">
            <text:p>1.142295</text:p>
          </table:table-cell>
          <table:table-cell office:value-type="float" office:value="1.0900939999999999" table:style-name="ce1">
            <text:p>1.090094</text:p>
          </table:table-cell>
          <table:table-cell office:value-type="float" office:value="0.9735317" table:style-name="ce1">
            <text:p>0.9735317</text:p>
          </table:table-cell>
          <table:table-cell office:value-type="float" office:value="0.41130889999999998" table:style-name="ce1">
            <text:p>0.4113089</text:p>
          </table:table-cell>
          <table:table-cell office:value-type="float" office:value="2.4949200000000001E-2" table:style-name="ce1">
            <text:p>0.0249492</text:p>
          </table:table-cell>
          <table:table-cell office:value-type="float" office:value="0.70195700000000005" table:style-name="ce1">
            <text:p>0.701957</text:p>
          </table:table-cell>
          <table:table-cell office:value-type="float" office:value="0.64209090000000002" table:style-name="ce1">
            <text:p>0.6420909</text:p>
          </table:table-cell>
          <table:table-cell office:value-type="float" office:value="0.7480637" table:style-name="ce1">
            <text:p>0.7480637</text:p>
          </table:table-cell>
          <table:table-cell office:value-type="float" office:value="0.6348916" table:style-name="ce1">
            <text:p>0.6348916</text:p>
          </table:table-cell>
          <table:table-cell office:value-type="float" office:value="0.63539670000000004" table:style-name="ce1">
            <text:p>0.6353967</text:p>
          </table:table-cell>
          <table:table-cell office:value-type="float" office:value="0.83706429999999998" table:style-name="ce1">
            <text:p>0.8370643</text:p>
          </table:table-cell>
          <table:table-cell office:value-type="float" office:value="0.77460870000000004" table:style-name="ce1">
            <text:p>0.7746087</text:p>
          </table:table-cell>
          <table:table-cell office:value-type="float" office:value="0.80579789999999996" table:style-name="ce1">
            <text:p>0.8057979</text:p>
          </table:table-cell>
          <table:table-cell office:value-type="float" office:value="0.93970469999999995" table:style-name="ce1">
            <text:p>0.9397047</text:p>
          </table:table-cell>
          <table:table-cell office:value-type="float" office:value="0.97892789999999996" table:style-name="ce1">
            <text:p>0.9789279</text:p>
          </table:table-cell>
          <table:table-cell office:value-type="float" office:value="1.0048459999999999" table:style-name="ce1">
            <text:p>1.004846</text:p>
          </table:table-cell>
          <table:table-cell office:value-type="float" office:value="1.0466869999999999" table:style-name="ce1">
            <text:p>1.046687</text:p>
          </table:table-cell>
          <table:table-cell office:value-type="float" office:value="1.1460159999999999" table:style-name="ce1">
            <text:p>1.1460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t. Kitts and Nevis</text:p>
          </table:table-cell>
          <table:table-cell office:value-type="string" table:style-name="ce1">
            <text:p>KNA</text:p>
          </table:table-cell>
          <table:table-cell office:value-type="float" office:value="1.0256460000000001" table:style-name="ce1">
            <text:p>1.025646</text:p>
          </table:table-cell>
          <table:table-cell office:value-type="float" office:value="1.041039" table:style-name="ce1">
            <text:p>1.041039</text:p>
          </table:table-cell>
          <table:table-cell office:value-type="float" office:value="1.0395000000000001" table:style-name="ce1">
            <text:p>1.0395</text:p>
          </table:table-cell>
          <table:table-cell office:value-type="float" office:value="1.0151810000000001" table:style-name="ce1">
            <text:p>1.015181</text:p>
          </table:table-cell>
          <table:table-cell office:value-type="float" office:value="0.89041859999999995" table:style-name="ce1">
            <text:p>0.8904186</text:p>
          </table:table-cell>
          <table:table-cell office:value-type="float" office:value="0.4043909" table:style-name="ce1">
            <text:p>0.4043909</text:p>
          </table:table-cell>
          <table:table-cell office:value-type="float" office:value="1.1910750000000001" table:style-name="ce1">
            <text:p>1.191075</text:p>
          </table:table-cell>
          <table:table-cell office:value-type="float" office:value="1.1618569999999999" table:style-name="ce1">
            <text:p>1.161857</text:p>
          </table:table-cell>
          <table:table-cell office:value-type="float" office:value="1.1561440000000001" table:style-name="ce1">
            <text:p>1.156144</text:p>
          </table:table-cell>
          <table:table-cell office:value-type="float" office:value="1.076478" table:style-name="ce1">
            <text:p>1.076478</text:p>
          </table:table-cell>
          <table:table-cell office:value-type="float" office:value="1.100338" table:style-name="ce1">
            <text:p>1.100338</text:p>
          </table:table-cell>
          <table:table-cell office:value-type="float" office:value="1.1656979999999999" table:style-name="ce1">
            <text:p>1.165698</text:p>
          </table:table-cell>
          <table:table-cell office:value-type="float" office:value="1.124403" table:style-name="ce1">
            <text:p>1.124403</text:p>
          </table:table-cell>
          <table:table-cell office:value-type="float" office:value="1.124436" table:style-name="ce1">
            <text:p>1.124436</text:p>
          </table:table-cell>
          <table:table-cell office:value-type="float" office:value="1.1243449999999999" table:style-name="ce1">
            <text:p>1.124345</text:p>
          </table:table-cell>
          <table:table-cell office:value-type="float" office:value="1.1219129999999999" table:style-name="ce1">
            <text:p>1.121913</text:p>
          </table:table-cell>
          <table:table-cell office:value-type="float" office:value="0.84745289999999995" table:style-name="ce1">
            <text:p>0.8474529</text:p>
          </table:table-cell>
          <table:table-cell office:value-type="float" office:value="1.006535" table:style-name="ce1">
            <text:p>1.006535</text:p>
          </table:table-cell>
          <table:table-cell office:value-type="float" office:value="0.99461160000000004" table:style-name="ce1">
            <text:p>0.9946116</text:p>
          </table:table-cell>
          <table:table-cell office:value-type="float" office:value="0.89673139999999996" table:style-name="ce1">
            <text:p>0.896731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orea, Rep.</text:p>
          </table:table-cell>
          <table:table-cell office:value-type="string" table:style-name="ce1">
            <text:p>KOR</text:p>
          </table:table-cell>
          <table:table-cell office:value-type="float" office:value="0.668099" table:style-name="ce1">
            <text:p>0.668099</text:p>
          </table:table-cell>
          <table:table-cell office:value-type="float" office:value="0.63867240000000003" table:style-name="ce1">
            <text:p>0.6386724</text:p>
          </table:table-cell>
          <table:table-cell office:value-type="float" office:value="0.63716919999999999" table:style-name="ce1">
            <text:p>0.6371692</text:p>
          </table:table-cell>
          <table:table-cell office:value-type="float" office:value="0.74562810000000002" table:style-name="ce1">
            <text:p>0.7456281</text:p>
          </table:table-cell>
          <table:table-cell office:value-type="float" office:value="0.72323380000000004" table:style-name="ce1">
            <text:p>0.7232338</text:p>
          </table:table-cell>
          <table:table-cell office:value-type="float" office:value="0.72853120000000005" table:style-name="ce1">
            <text:p>0.7285312</text:p>
          </table:table-cell>
          <table:table-cell office:value-type="float" office:value="0.74559560000000002" table:style-name="ce1">
            <text:p>0.7455956</text:p>
          </table:table-cell>
          <table:table-cell office:value-type="float" office:value="0.69055509999999998" table:style-name="ce1">
            <text:p>0.6905551</text:p>
          </table:table-cell>
          <table:table-cell office:value-type="float" office:value="0.6997411" table:style-name="ce1">
            <text:p>0.6997411</text:p>
          </table:table-cell>
          <table:table-cell office:value-type="float" office:value="0.65714360000000005" table:style-name="ce1">
            <text:p>0.6571436</text:p>
          </table:table-cell>
          <table:table-cell office:value-type="float" office:value="0.70766839999999998" table:style-name="ce1">
            <text:p>0.7076684</text:p>
          </table:table-cell>
          <table:table-cell office:value-type="float" office:value="0.74108700000000005" table:style-name="ce1">
            <text:p>0.741087</text:p>
          </table:table-cell>
          <table:table-cell office:value-type="float" office:value="0.72691930000000005" table:style-name="ce1">
            <text:p>0.7269193</text:p>
          </table:table-cell>
          <table:table-cell office:value-type="float" office:value="0.72559580000000001" table:style-name="ce1">
            <text:p>0.7255958</text:p>
          </table:table-cell>
          <table:table-cell office:value-type="float" office:value="0.7058276" table:style-name="ce1">
            <text:p>0.7058276</text:p>
          </table:table-cell>
          <table:table-cell office:value-type="float" office:value="0.680226" table:style-name="ce1">
            <text:p>0.680226</text:p>
          </table:table-cell>
          <table:table-cell office:value-type="float" office:value="0.63101430000000003" table:style-name="ce1">
            <text:p>0.6310143</text:p>
          </table:table-cell>
          <table:table-cell office:value-type="float" office:value="0.64072090000000004" table:style-name="ce1">
            <text:p>0.6407209</text:p>
          </table:table-cell>
          <table:table-cell office:value-type="float" office:value="0.73991419999999997" table:style-name="ce1">
            <text:p>0.7399142</text:p>
          </table:table-cell>
          <table:table-cell office:value-type="float" office:value="0.79605979999999998" table:style-name="ce1">
            <text:p>0.796059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uwait</text:p>
          </table:table-cell>
          <table:table-cell office:value-type="string" table:style-name="ce1">
            <text:p>KWT</text:p>
          </table:table-cell>
          <table:table-cell office:value-type="float" office:value="-0.243808" table:style-name="ce1">
            <text:p>-0.243808</text:p>
          </table:table-cell>
          <table:table-cell office:value-type="float" office:value="-0.29908289999999998" table:style-name="ce1">
            <text:p>-0.2990829</text:p>
          </table:table-cell>
          <table:table-cell office:value-type="float" office:value="-0.2973249" table:style-name="ce1">
            <text:p>-0.2973249</text:p>
          </table:table-cell>
          <table:table-cell office:value-type="float" office:value="-0.36181479999999999" table:style-name="ce1">
            <text:p>-0.3618148</text:p>
          </table:table-cell>
          <table:table-cell office:value-type="float" office:value="-0.39665810000000001" table:style-name="ce1">
            <text:p>-0.3966581</text:p>
          </table:table-cell>
          <table:table-cell office:value-type="float" office:value="-0.30308439999999998" table:style-name="ce1">
            <text:p>-0.3030844</text:p>
          </table:table-cell>
          <table:table-cell office:value-type="float" office:value="-0.48352519999999999" table:style-name="ce1">
            <text:p>-0.4835252</text:p>
          </table:table-cell>
          <table:table-cell office:value-type="float" office:value="-0.58176729999999999" table:style-name="ce1">
            <text:p>-0.5817673</text:p>
          </table:table-cell>
          <table:table-cell office:value-type="float" office:value="-0.54519280000000003" table:style-name="ce1">
            <text:p>-0.5451928</text:p>
          </table:table-cell>
          <table:table-cell office:value-type="float" office:value="-0.54338140000000001" table:style-name="ce1">
            <text:p>-0.5433814</text:p>
          </table:table-cell>
          <table:table-cell office:value-type="float" office:value="-0.48464550000000001" table:style-name="ce1">
            <text:p>-0.4846455</text:p>
          </table:table-cell>
          <table:table-cell office:value-type="float" office:value="-0.5244356" table:style-name="ce1">
            <text:p>-0.5244356</text:p>
          </table:table-cell>
          <table:table-cell office:value-type="float" office:value="-0.5585736" table:style-name="ce1">
            <text:p>-0.5585736</text:p>
          </table:table-cell>
          <table:table-cell office:value-type="float" office:value="-0.64297800000000005" table:style-name="ce1">
            <text:p>-0.642978</text:p>
          </table:table-cell>
          <table:table-cell office:value-type="float" office:value="-0.65760609999999997" table:style-name="ce1">
            <text:p>-0.6576061</text:p>
          </table:table-cell>
          <table:table-cell office:value-type="float" office:value="-0.65745980000000004" table:style-name="ce1">
            <text:p>-0.6574598</text:p>
          </table:table-cell>
          <table:table-cell office:value-type="float" office:value="-0.66366380000000003" table:style-name="ce1">
            <text:p>-0.6636638</text:p>
          </table:table-cell>
          <table:table-cell office:value-type="float" office:value="-0.62896339999999995" table:style-name="ce1">
            <text:p>-0.6289634</text:p>
          </table:table-cell>
          <table:table-cell office:value-type="float" office:value="-0.60708220000000002" table:style-name="ce1">
            <text:p>-0.6070822</text:p>
          </table:table-cell>
          <table:table-cell office:value-type="float" office:value="-0.58918669999999995" table:style-name="ce1">
            <text:p>-0.589186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ao PDR</text:p>
          </table:table-cell>
          <table:table-cell office:value-type="string" table:style-name="ce1">
            <text:p>LAO</text:p>
          </table:table-cell>
          <table:table-cell office:value-type="float" office:value="-1.13253" table:style-name="ce1">
            <text:p>-1.13253</text:p>
          </table:table-cell>
          <table:table-cell office:value-type="float" office:value="-1.306519" table:style-name="ce1">
            <text:p>-1.306519</text:p>
          </table:table-cell>
          <table:table-cell office:value-type="float" office:value="-1.3412059999999999" table:style-name="ce1">
            <text:p>-1.341206</text:p>
          </table:table-cell>
          <table:table-cell office:value-type="float" office:value="-1.738893" table:style-name="ce1">
            <text:p>-1.738893</text:p>
          </table:table-cell>
          <table:table-cell office:value-type="float" office:value="-1.7754559999999999" table:style-name="ce1">
            <text:p>-1.775456</text:p>
          </table:table-cell>
          <table:table-cell office:value-type="float" office:value="-1.5510360000000001" table:style-name="ce1">
            <text:p>-1.551036</text:p>
          </table:table-cell>
          <table:table-cell office:value-type="float" office:value="-1.6554549999999999" table:style-name="ce1">
            <text:p>-1.655455</text:p>
          </table:table-cell>
          <table:table-cell office:value-type="float" office:value="-1.73278" table:style-name="ce1">
            <text:p>-1.73278</text:p>
          </table:table-cell>
          <table:table-cell office:value-type="float" office:value="-1.7184980000000001" table:style-name="ce1">
            <text:p>-1.718498</text:p>
          </table:table-cell>
          <table:table-cell office:value-type="float" office:value="-1.709538" table:style-name="ce1">
            <text:p>-1.709538</text:p>
          </table:table-cell>
          <table:table-cell office:value-type="float" office:value="-1.699371" table:style-name="ce1">
            <text:p>-1.699371</text:p>
          </table:table-cell>
          <table:table-cell office:value-type="float" office:value="-1.676841" table:style-name="ce1">
            <text:p>-1.676841</text:p>
          </table:table-cell>
          <table:table-cell office:value-type="float" office:value="-1.6785060000000001" table:style-name="ce1">
            <text:p>-1.678506</text:p>
          </table:table-cell>
          <table:table-cell office:value-type="float" office:value="-1.6435709999999999" table:style-name="ce1">
            <text:p>-1.643571</text:p>
          </table:table-cell>
          <table:table-cell office:value-type="float" office:value="-1.6494519999999999" table:style-name="ce1">
            <text:p>-1.649452</text:p>
          </table:table-cell>
          <table:table-cell office:value-type="float" office:value="-1.73322" table:style-name="ce1">
            <text:p>-1.73322</text:p>
          </table:table-cell>
          <table:table-cell office:value-type="float" office:value="-1.7535149999999999" table:style-name="ce1">
            <text:p>-1.753515</text:p>
          </table:table-cell>
          <table:table-cell office:value-type="float" office:value="-1.759244" table:style-name="ce1">
            <text:p>-1.759244</text:p>
          </table:table-cell>
          <table:table-cell office:value-type="float" office:value="-1.750775" table:style-name="ce1">
            <text:p>-1.750775</text:p>
          </table:table-cell>
          <table:table-cell office:value-type="float" office:value="-1.739436" table:style-name="ce1">
            <text:p>-1.73943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ebanon</text:p>
          </table:table-cell>
          <table:table-cell office:value-type="string" table:style-name="ce1">
            <text:p>LBN</text:p>
          </table:table-cell>
          <table:table-cell office:value-type="float" office:value="-0.32865" table:style-name="ce1">
            <text:p>-0.32865</text:p>
          </table:table-cell>
          <table:table-cell office:value-type="float" office:value="-0.39946759999999998" table:style-name="ce1">
            <text:p>-0.3994676</text:p>
          </table:table-cell>
          <table:table-cell office:value-type="float" office:value="-0.31405929999999999" table:style-name="ce1">
            <text:p>-0.3140593</text:p>
          </table:table-cell>
          <table:table-cell office:value-type="float" office:value="-0.66261029999999999" table:style-name="ce1">
            <text:p>-0.6626103</text:p>
          </table:table-cell>
          <table:table-cell office:value-type="float" office:value="-0.491062" table:style-name="ce1">
            <text:p>-0.491062</text:p>
          </table:table-cell>
          <table:table-cell office:value-type="float" office:value="-0.41396250000000001" table:style-name="ce1">
            <text:p>-0.4139625</text:p>
          </table:table-cell>
          <table:table-cell office:value-type="float" office:value="-0.28106389999999998" table:style-name="ce1">
            <text:p>-0.2810639</text:p>
          </table:table-cell>
          <table:table-cell office:value-type="float" office:value="-0.38720070000000001" table:style-name="ce1">
            <text:p>-0.3872007</text:p>
          </table:table-cell>
          <table:table-cell office:value-type="float" office:value="-0.46736899999999998" table:style-name="ce1">
            <text:p>-0.467369</text:p>
          </table:table-cell>
          <table:table-cell office:value-type="float" office:value="-0.4221182" table:style-name="ce1">
            <text:p>-0.4221182</text:p>
          </table:table-cell>
          <table:table-cell office:value-type="float" office:value="-0.3552515" table:style-name="ce1">
            <text:p>-0.3552515</text:p>
          </table:table-cell>
          <table:table-cell office:value-type="float" office:value="-0.33129829999999999" table:style-name="ce1">
            <text:p>-0.3312983</text:p>
          </table:table-cell>
          <table:table-cell office:value-type="float" office:value="-0.39013399999999998" table:style-name="ce1">
            <text:p>-0.390134</text:p>
          </table:table-cell>
          <table:table-cell office:value-type="float" office:value="-0.38583339999999999" table:style-name="ce1">
            <text:p>-0.3858334</text:p>
          </table:table-cell>
          <table:table-cell office:value-type="float" office:value="-0.40498129999999999" table:style-name="ce1">
            <text:p>-0.4049813</text:p>
          </table:table-cell>
          <table:table-cell office:value-type="float" office:value="-0.4203074" table:style-name="ce1">
            <text:p>-0.4203074</text:p>
          </table:table-cell>
          <table:table-cell office:value-type="float" office:value="-0.4625494" table:style-name="ce1">
            <text:p>-0.4625494</text:p>
          </table:table-cell>
          <table:table-cell office:value-type="float" office:value="-0.52042849999999996" table:style-name="ce1">
            <text:p>-0.5204285</text:p>
          </table:table-cell>
          <table:table-cell office:value-type="float" office:value="-0.57704169999999999" table:style-name="ce1">
            <text:p>-0.5770417</text:p>
          </table:table-cell>
          <table:table-cell office:value-type="float" office:value="-0.49909979999999998" table:style-name="ce1">
            <text:p>-0.499099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iberia</text:p>
          </table:table-cell>
          <table:table-cell office:value-type="string" table:style-name="ce1">
            <text:p>LBR</text:p>
          </table:table-cell>
          <table:table-cell office:value-type="float" office:value="-1.4349860000000001" table:style-name="ce1">
            <text:p>-1.434986</text:p>
          </table:table-cell>
          <table:table-cell office:value-type="float" office:value="-0.89244849999999998" table:style-name="ce1">
            <text:p>-0.8924485</text:p>
          </table:table-cell>
          <table:table-cell office:value-type="float" office:value="-1.0314449999999999" table:style-name="ce1">
            <text:p>-1.031445</text:p>
          </table:table-cell>
          <table:table-cell office:value-type="float" office:value="-1.2698579999999999" table:style-name="ce1">
            <text:p>-1.269858</text:p>
          </table:table-cell>
          <table:table-cell office:value-type="float" office:value="-1.445946" table:style-name="ce1">
            <text:p>-1.445946</text:p>
          </table:table-cell>
          <table:table-cell office:value-type="float" office:value="-1.29152" table:style-name="ce1">
            <text:p>-1.29152</text:p>
          </table:table-cell>
          <table:table-cell office:value-type="float" office:value="-0.41799049999999999" table:style-name="ce1">
            <text:p>-0.4179905</text:p>
          </table:table-cell>
          <table:table-cell office:value-type="float" office:value="-0.16764309999999999" table:style-name="ce1">
            <text:p>-0.1676431</text:p>
          </table:table-cell>
          <table:table-cell office:value-type="float" office:value="-0.1427099" table:style-name="ce1">
            <text:p>-0.1427099</text:p>
          </table:table-cell>
          <table:table-cell office:value-type="float" office:value="-0.1849382" table:style-name="ce1">
            <text:p>-0.1849382</text:p>
          </table:table-cell>
          <table:table-cell office:value-type="float" office:value="-0.16339780000000001" table:style-name="ce1">
            <text:p>-0.1633978</text:p>
          </table:table-cell>
          <table:table-cell office:value-type="float" office:value="-0.21138960000000001" table:style-name="ce1">
            <text:p>-0.2113896</text:p>
          </table:table-cell>
          <table:table-cell office:value-type="float" office:value="-0.25635049999999998" table:style-name="ce1">
            <text:p>-0.2563505</text:p>
          </table:table-cell>
          <table:table-cell office:value-type="float" office:value="-0.30661620000000001" table:style-name="ce1">
            <text:p>-0.3066162</text:p>
          </table:table-cell>
          <table:table-cell office:value-type="float" office:value="-0.38732270000000002" table:style-name="ce1">
            <text:p>-0.3873227</text:p>
          </table:table-cell>
          <table:table-cell office:value-type="float" office:value="-0.27583340000000001" table:style-name="ce1">
            <text:p>-0.2758334</text:p>
          </table:table-cell>
          <table:table-cell office:value-type="float" office:value="-0.22975950000000001" table:style-name="ce1">
            <text:p>-0.2297595</text:p>
          </table:table-cell>
          <table:table-cell office:value-type="float" office:value="-0.1075083" table:style-name="ce1">
            <text:p>-0.1075083</text:p>
          </table:table-cell>
          <table:table-cell office:value-type="float" office:value="-2.0603799999999999E-2" table:style-name="ce1">
            <text:p>-0.0206038</text:p>
          </table:table-cell>
          <table:table-cell office:value-type="float" office:value="-4.3292700000000003E-2" table:style-name="ce1">
            <text:p>-0.043292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ibya</text:p>
          </table:table-cell>
          <table:table-cell office:value-type="string" table:style-name="ce1">
            <text:p>LBY</text:p>
          </table:table-cell>
          <table:table-cell office:value-type="float" office:value="-1.497306" table:style-name="ce1">
            <text:p>-1.497306</text:p>
          </table:table-cell>
          <table:table-cell office:value-type="float" office:value="-1.6791560000000001" table:style-name="ce1">
            <text:p>-1.679156</text:p>
          </table:table-cell>
          <table:table-cell office:value-type="float" office:value="-1.688663" table:style-name="ce1">
            <text:p>-1.688663</text:p>
          </table:table-cell>
          <table:table-cell office:value-type="float" office:value="-1.824065" table:style-name="ce1">
            <text:p>-1.824065</text:p>
          </table:table-cell>
          <table:table-cell office:value-type="float" office:value="-1.7566550000000001" table:style-name="ce1">
            <text:p>-1.756655</text:p>
          </table:table-cell>
          <table:table-cell office:value-type="float" office:value="-1.795188" table:style-name="ce1">
            <text:p>-1.795188</text:p>
          </table:table-cell>
          <table:table-cell office:value-type="float" office:value="-1.8583940000000001" table:style-name="ce1">
            <text:p>-1.858394</text:p>
          </table:table-cell>
          <table:table-cell office:value-type="float" office:value="-1.982882" table:style-name="ce1">
            <text:p>-1.982882</text:p>
          </table:table-cell>
          <table:table-cell office:value-type="float" office:value="-1.951152" table:style-name="ce1">
            <text:p>-1.951152</text:p>
          </table:table-cell>
          <table:table-cell office:value-type="float" office:value="-1.9414910000000001" table:style-name="ce1">
            <text:p>-1.941491</text:p>
          </table:table-cell>
          <table:table-cell office:value-type="float" office:value="-1.9102790000000001" table:style-name="ce1">
            <text:p>-1.910279</text:p>
          </table:table-cell>
          <table:table-cell office:value-type="float" office:value="-1.9404159999999999" table:style-name="ce1">
            <text:p>-1.940416</text:p>
          </table:table-cell>
          <table:table-cell office:value-type="float" office:value="-1.5944119999999999" table:style-name="ce1">
            <text:p>-1.594412</text:p>
          </table:table-cell>
          <table:table-cell office:value-type="float" office:value="-0.90074200000000004" table:style-name="ce1">
            <text:p>-0.900742</text:p>
          </table:table-cell>
          <table:table-cell office:value-type="float" office:value="-0.97160009999999997" table:style-name="ce1">
            <text:p>-0.9716001</text:p>
          </table:table-cell>
          <table:table-cell office:value-type="float" office:value="-1.113726" table:style-name="ce1">
            <text:p>-1.113726</text:p>
          </table:table-cell>
          <table:table-cell office:value-type="float" office:value="-1.341634" table:style-name="ce1">
            <text:p>-1.341634</text:p>
          </table:table-cell>
          <table:table-cell office:value-type="float" office:value="-1.4297690000000001" table:style-name="ce1">
            <text:p>-1.429769</text:p>
          </table:table-cell>
          <table:table-cell office:value-type="float" office:value="-1.443076" table:style-name="ce1">
            <text:p>-1.443076</text:p>
          </table:table-cell>
          <table:table-cell office:value-type="float" office:value="-1.5208250000000001" table:style-name="ce1">
            <text:p>-1.52082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t. Lucia</text:p>
          </table:table-cell>
          <table:table-cell office:value-type="string" table:style-name="ce1">
            <text:p>LCA</text:p>
          </table:table-cell>
          <table:table-cell office:value-type="float" office:value="1.0632219999999999" table:style-name="ce1">
            <text:p>1.063222</text:p>
          </table:table-cell>
          <table:table-cell office:value-type="float" office:value="1.078994" table:style-name="ce1">
            <text:p>1.078994</text:p>
          </table:table-cell>
          <table:table-cell office:value-type="float" office:value="1.080077" table:style-name="ce1">
            <text:p>1.080077</text:p>
          </table:table-cell>
          <table:table-cell office:value-type="float" office:value="1.1016189999999999" table:style-name="ce1">
            <text:p>1.101619</text:p>
          </table:table-cell>
          <table:table-cell office:value-type="float" office:value="1.0944910000000001" table:style-name="ce1">
            <text:p>1.094491</text:p>
          </table:table-cell>
          <table:table-cell office:value-type="float" office:value="0.61266790000000004" table:style-name="ce1">
            <text:p>0.6126679</text:p>
          </table:table-cell>
          <table:table-cell office:value-type="float" office:value="1.202947" table:style-name="ce1">
            <text:p>1.202947</text:p>
          </table:table-cell>
          <table:table-cell office:value-type="float" office:value="1.191003" table:style-name="ce1">
            <text:p>1.191003</text:p>
          </table:table-cell>
          <table:table-cell office:value-type="float" office:value="1.1792579999999999" table:style-name="ce1">
            <text:p>1.179258</text:p>
          </table:table-cell>
          <table:table-cell office:value-type="float" office:value="1.222064" table:style-name="ce1">
            <text:p>1.222064</text:p>
          </table:table-cell>
          <table:table-cell office:value-type="float" office:value="1.213141" table:style-name="ce1">
            <text:p>1.213141</text:p>
          </table:table-cell>
          <table:table-cell office:value-type="float" office:value="1.2022040000000001" table:style-name="ce1">
            <text:p>1.202204</text:p>
          </table:table-cell>
          <table:table-cell office:value-type="float" office:value="1.1606719999999999" table:style-name="ce1">
            <text:p>1.160672</text:p>
          </table:table-cell>
          <table:table-cell office:value-type="float" office:value="1.1113949999999999" table:style-name="ce1">
            <text:p>1.111395</text:p>
          </table:table-cell>
          <table:table-cell office:value-type="float" office:value="1.1119540000000001" table:style-name="ce1">
            <text:p>1.111954</text:p>
          </table:table-cell>
          <table:table-cell office:value-type="float" office:value="1.127578" table:style-name="ce1">
            <text:p>1.127578</text:p>
          </table:table-cell>
          <table:table-cell office:value-type="float" office:value="1.022667" table:style-name="ce1">
            <text:p>1.022667</text:p>
          </table:table-cell>
          <table:table-cell office:value-type="float" office:value="1.012656" table:style-name="ce1">
            <text:p>1.012656</text:p>
          </table:table-cell>
          <table:table-cell office:value-type="float" office:value="0.98467059999999995" table:style-name="ce1">
            <text:p>0.9846706</text:p>
          </table:table-cell>
          <table:table-cell office:value-type="float" office:value="0.85839529999999997" table:style-name="ce1">
            <text:p>0.858395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iechtenstein</text:p>
          </table:table-cell>
          <table:table-cell office:value-type="string" table:style-name="ce1">
            <text:p>LIE</text:p>
          </table:table-cell>
          <table:table-cell office:value-type="float" office:value="1.5632170000000001" table:style-name="ce1">
            <text:p>1.563217</text:p>
          </table:table-cell>
          <table:table-cell office:value-type="float" office:value="1.528759" table:style-name="ce1">
            <text:p>1.528759</text:p>
          </table:table-cell>
          <table:table-cell office:value-type="float" office:value="1.535655" table:style-name="ce1">
            <text:p>1.535655</text:p>
          </table:table-cell>
          <table:table-cell office:value-type="float" office:value="1.345596" table:style-name="ce1">
            <text:p>1.345596</text:p>
          </table:table-cell>
          <table:table-cell office:value-type="float" office:value="1.3979790000000001" table:style-name="ce1">
            <text:p>1.397979</text:p>
          </table:table-cell>
          <table:table-cell office:value-type="float" office:value="1.452216" table:style-name="ce1">
            <text:p>1.452216</text:p>
          </table:table-cell>
          <table:table-cell office:value-type="float" office:value="1.532292" table:style-name="ce1">
            <text:p>1.532292</text:p>
          </table:table-cell>
          <table:table-cell office:value-type="float" office:value="1.244855" table:style-name="ce1">
            <text:p>1.244855</text:p>
          </table:table-cell>
          <table:table-cell office:value-type="float" office:value="1.2976559999999999" table:style-name="ce1">
            <text:p>1.297656</text:p>
          </table:table-cell>
          <table:table-cell office:value-type="float" office:value="1.3171310000000001" table:style-name="ce1">
            <text:p>1.317131</text:p>
          </table:table-cell>
          <table:table-cell office:value-type="float" office:value="1.5455669999999999" table:style-name="ce1">
            <text:p>1.545567</text:p>
          </table:table-cell>
          <table:table-cell office:value-type="float" office:value="1.5869120000000001" table:style-name="ce1">
            <text:p>1.586912</text:p>
          </table:table-cell>
          <table:table-cell office:value-type="float" office:value="1.5639590000000001" table:style-name="ce1">
            <text:p>1.563959</text:p>
          </table:table-cell>
          <table:table-cell office:value-type="float" office:value="1.50603" table:style-name="ce1">
            <text:p>1.50603</text:p>
          </table:table-cell>
          <table:table-cell office:value-type="float" office:value="1.486974" table:style-name="ce1">
            <text:p>1.486974</text:p>
          </table:table-cell>
          <table:table-cell office:value-type="float" office:value="1.3957470000000001" table:style-name="ce1">
            <text:p>1.395747</text:p>
          </table:table-cell>
          <table:table-cell office:value-type="float" office:value="1.38767" table:style-name="ce1">
            <text:p>1.38767</text:p>
          </table:table-cell>
          <table:table-cell office:value-type="float" office:value="1.250291" table:style-name="ce1">
            <text:p>1.250291</text:p>
          </table:table-cell>
          <table:table-cell office:value-type="float" office:value="1.2779130000000001" table:style-name="ce1">
            <text:p>1.277913</text:p>
          </table:table-cell>
          <table:table-cell office:value-type="float" office:value="1.319968" table:style-name="ce1">
            <text:p>1.31996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LKA</text:p>
          </table:table-cell>
          <table:table-cell office:value-type="float" office:value="-0.2691442" table:style-name="ce1">
            <text:p>-0.2691442</text:p>
          </table:table-cell>
          <table:table-cell office:value-type="float" office:value="-0.15095049999999999" table:style-name="ce1">
            <text:p>-0.1509505</text:p>
          </table:table-cell>
          <table:table-cell office:value-type="float" office:value="-0.190724" table:style-name="ce1">
            <text:p>-0.190724</text:p>
          </table:table-cell>
          <table:table-cell office:value-type="float" office:value="-8.8549100000000006E-2" table:style-name="ce1">
            <text:p>-0.0885491</text:p>
          </table:table-cell>
          <table:table-cell office:value-type="float" office:value="-9.2452699999999999E-2" table:style-name="ce1">
            <text:p>-0.0924527</text:p>
          </table:table-cell>
          <table:table-cell office:value-type="float" office:value="-0.16413929999999999" table:style-name="ce1">
            <text:p>-0.1641393</text:p>
          </table:table-cell>
          <table:table-cell office:value-type="float" office:value="-0.20679600000000001" table:style-name="ce1">
            <text:p>-0.206796</text:p>
          </table:table-cell>
          <table:table-cell office:value-type="float" office:value="-0.31015880000000001" table:style-name="ce1">
            <text:p>-0.3101588</text:p>
          </table:table-cell>
          <table:table-cell office:value-type="float" office:value="-0.4352549" table:style-name="ce1">
            <text:p>-0.4352549</text:p>
          </table:table-cell>
          <table:table-cell office:value-type="float" office:value="-0.46487440000000002" table:style-name="ce1">
            <text:p>-0.4648744</text:p>
          </table:table-cell>
          <table:table-cell office:value-type="float" office:value="-0.48033670000000001" table:style-name="ce1">
            <text:p>-0.4803367</text:p>
          </table:table-cell>
          <table:table-cell office:value-type="float" office:value="-0.50522909999999999" table:style-name="ce1">
            <text:p>-0.5052291</text:p>
          </table:table-cell>
          <table:table-cell office:value-type="float" office:value="-0.54505289999999995" table:style-name="ce1">
            <text:p>-0.5450529</text:p>
          </table:table-cell>
          <table:table-cell office:value-type="float" office:value="-0.57527930000000005" table:style-name="ce1">
            <text:p>-0.5752793</text:p>
          </table:table-cell>
          <table:table-cell office:value-type="float" office:value="-0.59417560000000003" table:style-name="ce1">
            <text:p>-0.5941756</text:p>
          </table:table-cell>
          <table:table-cell office:value-type="float" office:value="-0.66720100000000004" table:style-name="ce1">
            <text:p>-0.667201</text:p>
          </table:table-cell>
          <table:table-cell office:value-type="float" office:value="-0.29614079999999998" table:style-name="ce1">
            <text:p>-0.2961408</text:p>
          </table:table-cell>
          <table:table-cell office:value-type="float" office:value="-8.2130599999999998E-2" table:style-name="ce1">
            <text:p>-0.0821306</text:p>
          </table:table-cell>
          <table:table-cell office:value-type="float" office:value="-6.3312599999999997E-2" table:style-name="ce1">
            <text:p>-0.0633126</text:p>
          </table:table-cell>
          <table:table-cell office:value-type="float" office:value="8.7836000000000008E-3" table:style-name="ce1">
            <text:p>0.008783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esotho</text:p>
          </table:table-cell>
          <table:table-cell office:value-type="string" table:style-name="ce1">
            <text:p>LSO</text:p>
          </table:table-cell>
          <table:table-cell office:value-type="float" office:value="-0.48002899999999998" table:style-name="ce1">
            <text:p>-0.480029</text:p>
          </table:table-cell>
          <table:table-cell office:value-type="float" office:value="-0.43472470000000002" table:style-name="ce1">
            <text:p>-0.4347247</text:p>
          </table:table-cell>
          <table:table-cell office:value-type="float" office:value="-0.37012729999999999" table:style-name="ce1">
            <text:p>-0.3701273</text:p>
          </table:table-cell>
          <table:table-cell office:value-type="float" office:value="3.86156E-2" table:style-name="ce1">
            <text:p>0.0386156</text:p>
          </table:table-cell>
          <table:table-cell office:value-type="float" office:value="-9.9240000000000005E-4" table:style-name="ce1">
            <text:p>-0.0009924</text:p>
          </table:table-cell>
          <table:table-cell office:value-type="float" office:value="-0.15292549999999999" table:style-name="ce1">
            <text:p>-0.1529255</text:p>
          </table:table-cell>
          <table:table-cell office:value-type="float" office:value="-0.20976980000000001" table:style-name="ce1">
            <text:p>-0.2097698</text:p>
          </table:table-cell>
          <table:table-cell office:value-type="float" office:value="0.18188840000000001" table:style-name="ce1">
            <text:p>0.1818884</text:p>
          </table:table-cell>
          <table:table-cell office:value-type="float" office:value="1.34804E-2" table:style-name="ce1">
            <text:p>0.0134804</text:p>
          </table:table-cell>
          <table:table-cell office:value-type="float" office:value="-6.6223299999999999E-2" table:style-name="ce1">
            <text:p>-0.0662233</text:p>
          </table:table-cell>
          <table:table-cell office:value-type="float" office:value="-8.3432599999999996E-2" table:style-name="ce1">
            <text:p>-0.0834326</text:p>
          </table:table-cell>
          <table:table-cell office:value-type="float" office:value="-0.1015297" table:style-name="ce1">
            <text:p>-0.1015297</text:p>
          </table:table-cell>
          <table:table-cell office:value-type="float" office:value="-8.9245599999999994E-2" table:style-name="ce1">
            <text:p>-0.0892456</text:p>
          </table:table-cell>
          <table:table-cell office:value-type="float" office:value="7.2332900000000006E-2" table:style-name="ce1">
            <text:p>0.0723329</text:p>
          </table:table-cell>
          <table:table-cell office:value-type="float" office:value="0.1202671" table:style-name="ce1">
            <text:p>0.1202671</text:p>
          </table:table-cell>
          <table:table-cell office:value-type="float" office:value="0.16197049999999999" table:style-name="ce1">
            <text:p>0.1619705</text:p>
          </table:table-cell>
          <table:table-cell office:value-type="float" office:value="0.11469219999999999" table:style-name="ce1">
            <text:p>0.1146922</text:p>
          </table:table-cell>
          <table:table-cell office:value-type="float" office:value="3.3744799999999998E-2" table:style-name="ce1">
            <text:p>0.0337448</text:p>
          </table:table-cell>
          <table:table-cell office:value-type="float" office:value="3.9736E-2" table:style-name="ce1">
            <text:p>0.039736</text:p>
          </table:table-cell>
          <table:table-cell office:value-type="float" office:value="8.4392900000000007E-2" table:style-name="ce1">
            <text:p>0.084392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ithuania</text:p>
          </table:table-cell>
          <table:table-cell office:value-type="string" table:style-name="ce1">
            <text:p>LTU</text:p>
          </table:table-cell>
          <table:table-cell office:value-type="float" office:value="0.97710379999999997" table:style-name="ce1">
            <text:p>0.9771038</text:p>
          </table:table-cell>
          <table:table-cell office:value-type="float" office:value="0.93635420000000003" table:style-name="ce1">
            <text:p>0.9363542</text:p>
          </table:table-cell>
          <table:table-cell office:value-type="float" office:value="0.85543990000000003" table:style-name="ce1">
            <text:p>0.8554399</text:p>
          </table:table-cell>
          <table:table-cell office:value-type="float" office:value="0.90489229999999998" table:style-name="ce1">
            <text:p>0.9048923</text:p>
          </table:table-cell>
          <table:table-cell office:value-type="float" office:value="0.92053059999999998" table:style-name="ce1">
            <text:p>0.9205306</text:p>
          </table:table-cell>
          <table:table-cell office:value-type="float" office:value="0.88249409999999995" table:style-name="ce1">
            <text:p>0.8824941</text:p>
          </table:table-cell>
          <table:table-cell office:value-type="float" office:value="0.90213290000000002" table:style-name="ce1">
            <text:p>0.9021329</text:p>
          </table:table-cell>
          <table:table-cell office:value-type="float" office:value="0.86128760000000004" table:style-name="ce1">
            <text:p>0.8612876</text:p>
          </table:table-cell>
          <table:table-cell office:value-type="float" office:value="0.88655189999999995" table:style-name="ce1">
            <text:p>0.8865519</text:p>
          </table:table-cell>
          <table:table-cell office:value-type="float" office:value="0.84965619999999997" table:style-name="ce1">
            <text:p>0.8496562</text:p>
          </table:table-cell>
          <table:table-cell office:value-type="float" office:value="0.90215979999999996" table:style-name="ce1">
            <text:p>0.9021598</text:p>
          </table:table-cell>
          <table:table-cell office:value-type="float" office:value="0.91563459999999997" table:style-name="ce1">
            <text:p>0.9156346</text:p>
          </table:table-cell>
          <table:table-cell office:value-type="float" office:value="0.86052589999999995" table:style-name="ce1">
            <text:p>0.8605259</text:p>
          </table:table-cell>
          <table:table-cell office:value-type="float" office:value="0.92950960000000005" table:style-name="ce1">
            <text:p>0.9295096</text:p>
          </table:table-cell>
          <table:table-cell office:value-type="float" office:value="0.94001970000000001" table:style-name="ce1">
            <text:p>0.9400197</text:p>
          </table:table-cell>
          <table:table-cell office:value-type="float" office:value="0.96159110000000003" table:style-name="ce1">
            <text:p>0.9615911</text:p>
          </table:table-cell>
          <table:table-cell office:value-type="float" office:value="0.97391000000000005" table:style-name="ce1">
            <text:p>0.97391</text:p>
          </table:table-cell>
          <table:table-cell office:value-type="float" office:value="0.99996980000000002" table:style-name="ce1">
            <text:p>0.9999698</text:p>
          </table:table-cell>
          <table:table-cell office:value-type="float" office:value="0.98547850000000004" table:style-name="ce1">
            <text:p>0.9854785</text:p>
          </table:table-cell>
          <table:table-cell office:value-type="float" office:value="0.92335959999999995" table:style-name="ce1">
            <text:p>0.923359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uxembourg</text:p>
          </table:table-cell>
          <table:table-cell office:value-type="string" table:style-name="ce1">
            <text:p>LUX</text:p>
          </table:table-cell>
          <table:table-cell office:value-type="float" office:value="1.549987" table:style-name="ce1">
            <text:p>1.549987</text:p>
          </table:table-cell>
          <table:table-cell office:value-type="float" office:value="1.524929" table:style-name="ce1">
            <text:p>1.524929</text:p>
          </table:table-cell>
          <table:table-cell office:value-type="float" office:value="1.5101869999999999" table:style-name="ce1">
            <text:p>1.510187</text:p>
          </table:table-cell>
          <table:table-cell office:value-type="float" office:value="1.4082969999999999" table:style-name="ce1">
            <text:p>1.408297</text:p>
          </table:table-cell>
          <table:table-cell office:value-type="float" office:value="1.533096" table:style-name="ce1">
            <text:p>1.533096</text:p>
          </table:table-cell>
          <table:table-cell office:value-type="float" office:value="1.668277" table:style-name="ce1">
            <text:p>1.668277</text:p>
          </table:table-cell>
          <table:table-cell office:value-type="float" office:value="1.5819179999999999" table:style-name="ce1">
            <text:p>1.581918</text:p>
          </table:table-cell>
          <table:table-cell office:value-type="float" office:value="1.547201" table:style-name="ce1">
            <text:p>1.547201</text:p>
          </table:table-cell>
          <table:table-cell office:value-type="float" office:value="1.5376989999999999" table:style-name="ce1">
            <text:p>1.537699</text:p>
          </table:table-cell>
          <table:table-cell office:value-type="float" office:value="1.545579" table:style-name="ce1">
            <text:p>1.545579</text:p>
          </table:table-cell>
          <table:table-cell office:value-type="float" office:value="1.5550820000000001" table:style-name="ce1">
            <text:p>1.555082</text:p>
          </table:table-cell>
          <table:table-cell office:value-type="float" office:value="1.5748359999999999" table:style-name="ce1">
            <text:p>1.574836</text:p>
          </table:table-cell>
          <table:table-cell office:value-type="float" office:value="1.6045389999999999" table:style-name="ce1">
            <text:p>1.604539</text:p>
          </table:table-cell>
          <table:table-cell office:value-type="float" office:value="1.6499010000000001" table:style-name="ce1">
            <text:p>1.649901</text:p>
          </table:table-cell>
          <table:table-cell office:value-type="float" office:value="1.6310960000000001" table:style-name="ce1">
            <text:p>1.631096</text:p>
          </table:table-cell>
          <table:table-cell office:value-type="float" office:value="1.5546819999999999" table:style-name="ce1">
            <text:p>1.554682</text:p>
          </table:table-cell>
          <table:table-cell office:value-type="float" office:value="1.54681" table:style-name="ce1">
            <text:p>1.54681</text:p>
          </table:table-cell>
          <table:table-cell office:value-type="float" office:value="1.500211" table:style-name="ce1">
            <text:p>1.500211</text:p>
          </table:table-cell>
          <table:table-cell office:value-type="float" office:value="1.5205150000000001" table:style-name="ce1">
            <text:p>1.520515</text:p>
          </table:table-cell>
          <table:table-cell office:value-type="float" office:value="1.5669059999999999" table:style-name="ce1">
            <text:p>1.56690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atvia</text:p>
          </table:table-cell>
          <table:table-cell office:value-type="string" table:style-name="ce1">
            <text:p>LVA</text:p>
          </table:table-cell>
          <table:table-cell office:value-type="float" office:value="0.72334750000000003" table:style-name="ce1">
            <text:p>0.7233475</text:p>
          </table:table-cell>
          <table:table-cell office:value-type="float" office:value="0.82843679999999997" table:style-name="ce1">
            <text:p>0.8284368</text:p>
          </table:table-cell>
          <table:table-cell office:value-type="float" office:value="0.74228810000000001" table:style-name="ce1">
            <text:p>0.7422881</text:p>
          </table:table-cell>
          <table:table-cell office:value-type="float" office:value="0.83778010000000003" table:style-name="ce1">
            <text:p>0.8377801</text:p>
          </table:table-cell>
          <table:table-cell office:value-type="float" office:value="0.76700420000000002" table:style-name="ce1">
            <text:p>0.7670042</text:p>
          </table:table-cell>
          <table:table-cell office:value-type="float" office:value="0.70053560000000004" table:style-name="ce1">
            <text:p>0.7005356</text:p>
          </table:table-cell>
          <table:table-cell office:value-type="float" office:value="0.78181310000000004" table:style-name="ce1">
            <text:p>0.7818131</text:p>
          </table:table-cell>
          <table:table-cell office:value-type="float" office:value="0.84669910000000004" table:style-name="ce1">
            <text:p>0.8466991</text:p>
          </table:table-cell>
          <table:table-cell office:value-type="float" office:value="0.82891530000000002" table:style-name="ce1">
            <text:p>0.8289153</text:p>
          </table:table-cell>
          <table:table-cell office:value-type="float" office:value="0.78078630000000004" table:style-name="ce1">
            <text:p>0.7807863</text:p>
          </table:table-cell>
          <table:table-cell office:value-type="float" office:value="0.84993790000000002" table:style-name="ce1">
            <text:p>0.8499379</text:p>
          </table:table-cell>
          <table:table-cell office:value-type="float" office:value="0.7942439" table:style-name="ce1">
            <text:p>0.7942439</text:p>
          </table:table-cell>
          <table:table-cell office:value-type="float" office:value="0.73677530000000002" table:style-name="ce1">
            <text:p>0.7367753</text:p>
          </table:table-cell>
          <table:table-cell office:value-type="float" office:value="0.77551559999999997" table:style-name="ce1">
            <text:p>0.7755156</text:p>
          </table:table-cell>
          <table:table-cell office:value-type="float" office:value="0.77042339999999998" table:style-name="ce1">
            <text:p>0.7704234</text:p>
          </table:table-cell>
          <table:table-cell office:value-type="float" office:value="0.84943489999999999" table:style-name="ce1">
            <text:p>0.8494349</text:p>
          </table:table-cell>
          <table:table-cell office:value-type="float" office:value="0.84653440000000002" table:style-name="ce1">
            <text:p>0.8465344</text:p>
          </table:table-cell>
          <table:table-cell office:value-type="float" office:value="0.84248979999999996" table:style-name="ce1">
            <text:p>0.8424898</text:p>
          </table:table-cell>
          <table:table-cell office:value-type="float" office:value="0.79653189999999996" table:style-name="ce1">
            <text:p>0.7965319</text:p>
          </table:table-cell>
          <table:table-cell office:value-type="float" office:value="0.81332459999999995" table:style-name="ce1">
            <text:p>0.813324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cao SAR, China</text:p>
          </table:table-cell>
          <table:table-cell office:value-type="string" table:style-name="ce1">
            <text:p>MAC</text:p>
          </table:table-cell>
          <table:table-cell office:value-type="float" office:value="0.2998537" table:style-name="ce1">
            <text:p>0.2998537</text:p>
          </table:table-cell>
          <table:table-cell office:value-type="float" office:value="0.29855779999999998" table:style-name="ce1">
            <text:p>0.2985578</text:p>
          </table:table-cell>
          <table:table-cell office:value-type="float" office:value="0.2875489" table:style-name="ce1">
            <text:p>0.2875489</text:p>
          </table:table-cell>
          <table:table-cell office:value-type="float" office:value="0.45383180000000001" table:style-name="ce1">
            <text:p>0.4538318</text:p>
          </table:table-cell>
          <table:table-cell office:value-type="float" office:value="0.72620459999999998" table:style-name="ce1">
            <text:p>0.7262046</text:p>
          </table:table-cell>
          <table:table-cell office:value-type="float" office:value="0.12965460000000001" table:style-name="ce1">
            <text:p>0.1296546</text:p>
          </table:table-cell>
          <table:table-cell office:value-type="float" office:value="0.40488370000000001" table:style-name="ce1">
            <text:p>0.4048837</text:p>
          </table:table-cell>
          <table:table-cell office:value-type="float" office:value="0.314058" table:style-name="ce1">
            <text:p>0.314058</text:p>
          </table:table-cell>
          <table:table-cell office:value-type="float" office:value="6.2481299999999997E-2" table:style-name="ce1">
            <text:p>0.0624813</text:p>
          </table:table-cell>
          <table:table-cell office:value-type="float" office:value="8.3106799999999995E-2" table:style-name="ce1">
            <text:p>0.0831068</text:p>
          </table:table-cell>
          <table:table-cell office:value-type="float" office:value="0.59206550000000002" table:style-name="ce1">
            <text:p>0.5920655</text:p>
          </table:table-cell>
          <table:table-cell office:value-type="float" office:value="0.62830830000000004" table:style-name="ce1">
            <text:p>0.6283083</text:p>
          </table:table-cell>
          <table:table-cell office:value-type="float" office:value="0.6061164" table:style-name="ce1">
            <text:p>0.6061164</text:p>
          </table:table-cell>
          <table:table-cell office:value-type="float" office:value="-0.2432214" table:style-name="ce1">
            <text:p>-0.2432214</text:p>
          </table:table-cell>
          <table:table-cell office:value-type="float" office:value="-0.26765329999999998" table:style-name="ce1">
            <text:p>-0.2676533</text:p>
          </table:table-cell>
          <table:table-cell office:value-type="float" office:value="-0.33055319999999999" table:style-name="ce1">
            <text:p>-0.3305532</text:p>
          </table:table-cell>
          <table:table-cell office:value-type="float" office:value="-6.7360400000000001E-2" table:style-name="ce1">
            <text:p>-0.0673604</text:p>
          </table:table-cell>
          <table:table-cell office:value-type="float" office:value="-6.1402199999999997E-2" table:style-name="ce1">
            <text:p>-0.0614022</text:p>
          </table:table-cell>
          <table:table-cell office:value-type="float" office:value="-5.4938300000000002E-2" table:style-name="ce1">
            <text:p>-0.0549383</text:p>
          </table:table-cell>
          <table:table-cell office:value-type="float" office:value="-5.0662100000000002E-2" table:style-name="ce1">
            <text:p>-0.050662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MAR</text:p>
          </table:table-cell>
          <table:table-cell office:value-type="float" office:value="-0.41684650000000001" table:style-name="ce1">
            <text:p>-0.4168465</text:p>
          </table:table-cell>
          <table:table-cell office:value-type="float" office:value="-0.2433978" table:style-name="ce1">
            <text:p>-0.2433978</text:p>
          </table:table-cell>
          <table:table-cell office:value-type="float" office:value="-0.44914389999999998" table:style-name="ce1">
            <text:p>-0.4491439</text:p>
          </table:table-cell>
          <table:table-cell office:value-type="float" office:value="-0.46582859999999998" table:style-name="ce1">
            <text:p>-0.4658286</text:p>
          </table:table-cell>
          <table:table-cell office:value-type="float" office:value="-0.75286710000000001" table:style-name="ce1">
            <text:p>-0.7528671</text:p>
          </table:table-cell>
          <table:table-cell office:value-type="float" office:value="-0.50827460000000002" table:style-name="ce1">
            <text:p>-0.5082746</text:p>
          </table:table-cell>
          <table:table-cell office:value-type="float" office:value="-0.68710490000000002" table:style-name="ce1">
            <text:p>-0.6871049</text:p>
          </table:table-cell>
          <table:table-cell office:value-type="float" office:value="-0.71246710000000002" table:style-name="ce1">
            <text:p>-0.7124671</text:p>
          </table:table-cell>
          <table:table-cell office:value-type="float" office:value="-0.7074819" table:style-name="ce1">
            <text:p>-0.7074819</text:p>
          </table:table-cell>
          <table:table-cell office:value-type="float" office:value="-0.758324" table:style-name="ce1">
            <text:p>-0.758324</text:p>
          </table:table-cell>
          <table:table-cell office:value-type="float" office:value="-0.7457357" table:style-name="ce1">
            <text:p>-0.7457357</text:p>
          </table:table-cell>
          <table:table-cell office:value-type="float" office:value="-0.69858960000000003" table:style-name="ce1">
            <text:p>-0.6985896</text:p>
          </table:table-cell>
          <table:table-cell office:value-type="float" office:value="-0.70995680000000005" table:style-name="ce1">
            <text:p>-0.7099568</text:p>
          </table:table-cell>
          <table:table-cell office:value-type="float" office:value="-0.60566719999999996" table:style-name="ce1">
            <text:p>-0.6056672</text:p>
          </table:table-cell>
          <table:table-cell office:value-type="float" office:value="-0.69858010000000004" table:style-name="ce1">
            <text:p>-0.6985801</text:p>
          </table:table-cell>
          <table:table-cell office:value-type="float" office:value="-0.68627110000000002" table:style-name="ce1">
            <text:p>-0.6862711</text:p>
          </table:table-cell>
          <table:table-cell office:value-type="float" office:value="-0.6283067" table:style-name="ce1">
            <text:p>-0.6283067</text:p>
          </table:table-cell>
          <table:table-cell office:value-type="float" office:value="-0.6263164" table:style-name="ce1">
            <text:p>-0.6263164</text:p>
          </table:table-cell>
          <table:table-cell office:value-type="float" office:value="-0.66955880000000001" table:style-name="ce1">
            <text:p>-0.6695588</text:p>
          </table:table-cell>
          <table:table-cell office:value-type="float" office:value="-0.66304269999999998" table:style-name="ce1">
            <text:p>-0.663042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onaco</text:p>
          </table:table-cell>
          <table:table-cell office:value-type="string" table:style-name="ce1">
            <text:p>MCO</text:p>
          </table:table-cell>
          <table:table-cell office:value-type="float" office:value="1.098292" table:style-name="ce1">
            <text:p>1.098292</text:p>
          </table:table-cell>
          <table:table-cell office:value-type="float" office:value="1.114419" table:style-name="ce1">
            <text:p>1.114419</text:p>
          </table:table-cell>
          <table:table-cell office:value-type="float" office:value="1.1179490000000001" table:style-name="ce1">
            <text:p>1.117949</text:p>
          </table:table-cell>
          <table:table-cell office:value-type="float" office:value="1.0929759999999999" table:style-name="ce1">
            <text:p>1.092976</text:p>
          </table:table-cell>
          <table:table-cell office:value-type="float" office:value="0.95275339999999997" table:style-name="ce1">
            <text:p>0.9527534</text:p>
          </table:table-cell>
          <table:table-cell office:value-type="float" office:value="0.92872410000000005" table:style-name="ce1">
            <text:p>0.9287241</text:p>
          </table:table-cell>
          <table:table-cell office:value-type="float" office:value="0.92412700000000003" table:style-name="ce1">
            <text:p>0.924127</text:p>
          </table:table-cell>
          <table:table-cell office:value-type="float" office:value="0.92908559999999996" table:style-name="ce1">
            <text:p>0.9290856</text:p>
          </table:table-cell>
          <table:table-cell office:value-type="float" office:value="0.93426100000000001" table:style-name="ce1">
            <text:p>0.934261</text:p>
          </table:table-cell>
          <table:table-cell office:value-type="float" office:value="0.97123590000000004" table:style-name="ce1">
            <text:p>0.9712359</text:p>
          </table:table-cell>
          <table:table-cell office:value-type="float" office:value="0.95471309999999998" table:style-name="ce1">
            <text:p>0.9547131</text:p>
          </table:table-cell>
          <table:table-cell office:value-type="float" office:value="1.0244819999999999" table:style-name="ce1">
            <text:p>1.024482</text:p>
          </table:table-cell>
          <table:table-cell office:value-type="float" office:value="0.80204869999999995" table:style-name="ce1">
            <text:p>0.8020487</text:p>
          </table:table-cell>
          <table:table-cell office:value-type="float" office:value="0.79686990000000002" table:style-name="ce1">
            <text:p>0.7968699</text:p>
          </table:table-cell>
          <table:table-cell office:value-type="float" office:value="0.81982169999999999" table:style-name="ce1">
            <text:p>0.8198217</text:p>
          </table:table-cell>
          <table:table-cell office:value-type="float" office:value="0.99391280000000004" table:style-name="ce1">
            <text:p>0.9939128</text:p>
          </table:table-cell>
          <table:table-cell office:value-type="float" office:value="1.017158" table:style-name="ce1">
            <text:p>1.017158</text:p>
          </table:table-cell>
          <table:table-cell office:value-type="float" office:value="0.83682959999999995" table:style-name="ce1">
            <text:p>0.8368296</text:p>
          </table:table-cell>
          <table:table-cell office:value-type="float" office:value="0.83549390000000001" table:style-name="ce1">
            <text:p>0.8354939</text:p>
          </table:table-cell>
          <table:table-cell office:value-type="float" office:value="0.66095800000000005" table:style-name="ce1">
            <text:p>0.66095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oldova</text:p>
          </table:table-cell>
          <table:table-cell office:value-type="string" table:style-name="ce1">
            <text:p>MDA</text:p>
          </table:table-cell>
          <table:table-cell office:value-type="float" office:value="1.8369699999999999E-2" table:style-name="ce1">
            <text:p>0.0183697</text:p>
          </table:table-cell>
          <table:table-cell office:value-type="float" office:value="8.9800099999999994E-2" table:style-name="ce1">
            <text:p>0.0898001</text:p>
          </table:table-cell>
          <table:table-cell office:value-type="float" office:value="-0.14377799999999999" table:style-name="ce1">
            <text:p>-0.143778</text:p>
          </table:table-cell>
          <table:table-cell office:value-type="float" office:value="-0.53234689999999996" table:style-name="ce1">
            <text:p>-0.5323469</text:p>
          </table:table-cell>
          <table:table-cell office:value-type="float" office:value="-0.4911239" table:style-name="ce1">
            <text:p>-0.4911239</text:p>
          </table:table-cell>
          <table:table-cell office:value-type="float" office:value="-0.58540959999999997" table:style-name="ce1">
            <text:p>-0.5854096</text:p>
          </table:table-cell>
          <table:table-cell office:value-type="float" office:value="-0.54789410000000005" table:style-name="ce1">
            <text:p>-0.5478941</text:p>
          </table:table-cell>
          <table:table-cell office:value-type="float" office:value="-0.26703670000000002" table:style-name="ce1">
            <text:p>-0.2670367</text:p>
          </table:table-cell>
          <table:table-cell office:value-type="float" office:value="-0.29221780000000003" table:style-name="ce1">
            <text:p>-0.2922178</text:p>
          </table:table-cell>
          <table:table-cell office:value-type="float" office:value="-0.30718250000000002" table:style-name="ce1">
            <text:p>-0.3071825</text:p>
          </table:table-cell>
          <table:table-cell office:value-type="float" office:value="-0.29651119999999997" table:style-name="ce1">
            <text:p>-0.2965112</text:p>
          </table:table-cell>
          <table:table-cell office:value-type="float" office:value="-5.5239299999999998E-2" table:style-name="ce1">
            <text:p>-0.0552393</text:p>
          </table:table-cell>
          <table:table-cell office:value-type="float" office:value="4.95045E-2" table:style-name="ce1">
            <text:p>0.0495045</text:p>
          </table:table-cell>
          <table:table-cell office:value-type="float" office:value="-3.4426100000000001E-2" table:style-name="ce1">
            <text:p>-0.0344261</text:p>
          </table:table-cell>
          <table:table-cell office:value-type="float" office:value="-7.1324799999999994E-2" table:style-name="ce1">
            <text:p>-0.0713248</text:p>
          </table:table-cell>
          <table:table-cell office:value-type="float" office:value="1.15453E-2" table:style-name="ce1">
            <text:p>0.0115453</text:p>
          </table:table-cell>
          <table:table-cell office:value-type="float" office:value="2.8593E-2" table:style-name="ce1">
            <text:p>0.028593</text:p>
          </table:table-cell>
          <table:table-cell office:value-type="float" office:value="-2.1214400000000001E-2" table:style-name="ce1">
            <text:p>-0.0212144</text:p>
          </table:table-cell>
          <table:table-cell office:value-type="float" office:value="-2.9629300000000001E-2" table:style-name="ce1">
            <text:p>-0.0296293</text:p>
          </table:table-cell>
          <table:table-cell office:value-type="float" office:value="-0.1066419" table:style-name="ce1">
            <text:p>-0.106641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dagascar</text:p>
          </table:table-cell>
          <table:table-cell office:value-type="string" table:style-name="ce1">
            <text:p>MDG</text:p>
          </table:table-cell>
          <table:table-cell office:value-type="float" office:value="-0.11761679999999999" table:style-name="ce1">
            <text:p>-0.1176168</text:p>
          </table:table-cell>
          <table:table-cell office:value-type="float" office:value="0.1524084" table:style-name="ce1">
            <text:p>0.1524084</text:p>
          </table:table-cell>
          <table:table-cell office:value-type="float" office:value="0.1104709" table:style-name="ce1">
            <text:p>0.1104709</text:p>
          </table:table-cell>
          <table:table-cell office:value-type="float" office:value="-0.15344340000000001" table:style-name="ce1">
            <text:p>-0.1534434</text:p>
          </table:table-cell>
          <table:table-cell office:value-type="float" office:value="4.4549499999999999E-2" table:style-name="ce1">
            <text:p>0.0445495</text:p>
          </table:table-cell>
          <table:table-cell office:value-type="float" office:value="5.3626999999999998E-3" table:style-name="ce1">
            <text:p>0.0053627</text:p>
          </table:table-cell>
          <table:table-cell office:value-type="float" office:value="-0.1237975" table:style-name="ce1">
            <text:p>-0.1237975</text:p>
          </table:table-cell>
          <table:table-cell office:value-type="float" office:value="-0.1102595" table:style-name="ce1">
            <text:p>-0.1102595</text:p>
          </table:table-cell>
          <table:table-cell office:value-type="float" office:value="-0.1390652" table:style-name="ce1">
            <text:p>-0.1390652</text:p>
          </table:table-cell>
          <table:table-cell office:value-type="float" office:value="-0.32615290000000002" table:style-name="ce1">
            <text:p>-0.3261529</text:p>
          </table:table-cell>
          <table:table-cell office:value-type="float" office:value="-0.83152939999999997" table:style-name="ce1">
            <text:p>-0.8315294</text:p>
          </table:table-cell>
          <table:table-cell office:value-type="float" office:value="-0.84543489999999999" table:style-name="ce1">
            <text:p>-0.8454349</text:p>
          </table:table-cell>
          <table:table-cell office:value-type="float" office:value="-0.87934599999999996" table:style-name="ce1">
            <text:p>-0.879346</text:p>
          </table:table-cell>
          <table:table-cell office:value-type="float" office:value="-0.88327069999999996" table:style-name="ce1">
            <text:p>-0.8832707</text:p>
          </table:table-cell>
          <table:table-cell office:value-type="float" office:value="-0.76335719999999996" table:style-name="ce1">
            <text:p>-0.7633572</text:p>
          </table:table-cell>
          <table:table-cell office:value-type="float" office:value="-0.50030589999999997" table:style-name="ce1">
            <text:p>-0.5003059</text:p>
          </table:table-cell>
          <table:table-cell office:value-type="float" office:value="-0.38061070000000002" table:style-name="ce1">
            <text:p>-0.3806107</text:p>
          </table:table-cell>
          <table:table-cell office:value-type="float" office:value="-0.3130772" table:style-name="ce1">
            <text:p>-0.3130772</text:p>
          </table:table-cell>
          <table:table-cell office:value-type="float" office:value="-0.34107900000000002" table:style-name="ce1">
            <text:p>-0.341079</text:p>
          </table:table-cell>
          <table:table-cell office:value-type="float" office:value="-0.30945139999999999" table:style-name="ce1">
            <text:p>-0.309451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ldives</text:p>
          </table:table-cell>
          <table:table-cell office:value-type="string" table:style-name="ce1">
            <text:p>MDV</text:p>
          </table:table-cell>
          <table:table-cell office:value-type="float" office:value="-0.66023050000000005" table:style-name="ce1">
            <text:p>-0.6602305</text:p>
          </table:table-cell>
          <table:table-cell office:value-type="float" office:value="-0.67429139999999999" table:style-name="ce1">
            <text:p>-0.6742914</text:p>
          </table:table-cell>
          <table:table-cell office:value-type="float" office:value="-0.75838680000000003" table:style-name="ce1">
            <text:p>-0.7583868</text:p>
          </table:table-cell>
          <table:table-cell office:value-type="float" office:value="-0.83959030000000001" table:style-name="ce1">
            <text:p>-0.8395903</text:p>
          </table:table-cell>
          <table:table-cell office:value-type="float" office:value="-0.99948559999999997" table:style-name="ce1">
            <text:p>-0.9994856</text:p>
          </table:table-cell>
          <table:table-cell office:value-type="float" office:value="-1.1948270000000001" table:style-name="ce1">
            <text:p>-1.194827</text:p>
          </table:table-cell>
          <table:table-cell office:value-type="float" office:value="-0.97986989999999996" table:style-name="ce1">
            <text:p>-0.9798699</text:p>
          </table:table-cell>
          <table:table-cell office:value-type="float" office:value="-1.0059720000000001" table:style-name="ce1">
            <text:p>-1.005972</text:p>
          </table:table-cell>
          <table:table-cell office:value-type="float" office:value="-0.92741839999999998" table:style-name="ce1">
            <text:p>-0.9274184</text:p>
          </table:table-cell>
          <table:table-cell office:value-type="float" office:value="-0.30123450000000002" table:style-name="ce1">
            <text:p>-0.3012345</text:p>
          </table:table-cell>
          <table:table-cell office:value-type="float" office:value="-4.84582E-2" table:style-name="ce1">
            <text:p>-0.0484582</text:p>
          </table:table-cell>
          <table:table-cell office:value-type="float" office:value="-6.2693700000000005E-2" table:style-name="ce1">
            <text:p>-0.0626937</text:p>
          </table:table-cell>
          <table:table-cell office:value-type="float" office:value="-0.15664040000000001" table:style-name="ce1">
            <text:p>-0.1566404</text:p>
          </table:table-cell>
          <table:table-cell office:value-type="float" office:value="-0.4686553" table:style-name="ce1">
            <text:p>-0.4686553</text:p>
          </table:table-cell>
          <table:table-cell office:value-type="float" office:value="-0.45963369999999998" table:style-name="ce1">
            <text:p>-0.4596337</text:p>
          </table:table-cell>
          <table:table-cell office:value-type="float" office:value="-0.3722163" table:style-name="ce1">
            <text:p>-0.3722163</text:p>
          </table:table-cell>
          <table:table-cell office:value-type="float" office:value="-0.51791259999999995" table:style-name="ce1">
            <text:p>-0.5179126</text:p>
          </table:table-cell>
          <table:table-cell office:value-type="float" office:value="-0.73307250000000002" table:style-name="ce1">
            <text:p>-0.7330725</text:p>
          </table:table-cell>
          <table:table-cell office:value-type="float" office:value="-0.74113600000000002" table:style-name="ce1">
            <text:p>-0.741136</text:p>
          </table:table-cell>
          <table:table-cell office:value-type="float" office:value="-0.66045310000000002" table:style-name="ce1">
            <text:p>-0.660453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exico</text:p>
          </table:table-cell>
          <table:table-cell office:value-type="string" table:style-name="ce1">
            <text:p>MEX</text:p>
          </table:table-cell>
          <table:table-cell office:value-type="float" office:value="-4.2313000000000003E-2" table:style-name="ce1">
            <text:p>-0.042313</text:p>
          </table:table-cell>
          <table:table-cell office:value-type="float" office:value="6.2786300000000003E-2" table:style-name="ce1">
            <text:p>0.0627863</text:p>
          </table:table-cell>
          <table:table-cell office:value-type="float" office:value="0.25845000000000001" table:style-name="ce1">
            <text:p>0.25845</text:p>
          </table:table-cell>
          <table:table-cell office:value-type="float" office:value="0.3460435" table:style-name="ce1">
            <text:p>0.3460435</text:p>
          </table:table-cell>
          <table:table-cell office:value-type="float" office:value="0.3469371" table:style-name="ce1">
            <text:p>0.3469371</text:p>
          </table:table-cell>
          <table:table-cell office:value-type="float" office:value="0.31982759999999999" table:style-name="ce1">
            <text:p>0.3198276</text:p>
          </table:table-cell>
          <table:table-cell office:value-type="float" office:value="0.19806550000000001" table:style-name="ce1">
            <text:p>0.1980655</text:p>
          </table:table-cell>
          <table:table-cell office:value-type="float" office:value="0.15047440000000001" table:style-name="ce1">
            <text:p>0.1504744</text:p>
          </table:table-cell>
          <table:table-cell office:value-type="float" office:value="0.12189899999999999" table:style-name="ce1">
            <text:p>0.121899</text:p>
          </table:table-cell>
          <table:table-cell office:value-type="float" office:value="0.13492760000000001" table:style-name="ce1">
            <text:p>0.1349276</text:p>
          </table:table-cell>
          <table:table-cell office:value-type="float" office:value="0.20004459999999999" table:style-name="ce1">
            <text:p>0.2000446</text:p>
          </table:table-cell>
          <table:table-cell office:value-type="float" office:value="0.1785069" table:style-name="ce1">
            <text:p>0.1785069</text:p>
          </table:table-cell>
          <table:table-cell office:value-type="float" office:value="0.12169190000000001" table:style-name="ce1">
            <text:p>0.1216919</text:p>
          </table:table-cell>
          <table:table-cell office:value-type="float" office:value="0.11274530000000001" table:style-name="ce1">
            <text:p>0.1127453</text:p>
          </table:table-cell>
          <table:table-cell office:value-type="float" office:value="0.1083923" table:style-name="ce1">
            <text:p>0.1083923</text:p>
          </table:table-cell>
          <table:table-cell office:value-type="float" office:value="3.1609999999999999E-4" table:style-name="ce1">
            <text:p>0.0003161</text:p>
          </table:table-cell>
          <table:table-cell office:value-type="float" office:value="-7.5358900000000006E-2" table:style-name="ce1">
            <text:p>-0.0753589</text:p>
          </table:table-cell>
          <table:table-cell office:value-type="float" office:value="-6.9212999999999997E-2" table:style-name="ce1">
            <text:p>-0.069213</text:p>
          </table:table-cell>
          <table:table-cell office:value-type="float" office:value="-7.8092700000000001E-2" table:style-name="ce1">
            <text:p>-0.0780927</text:p>
          </table:table-cell>
          <table:table-cell office:value-type="float" office:value="-5.9178E-3" table:style-name="ce1">
            <text:p>-0.005917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rshall Islands</text:p>
          </table:table-cell>
          <table:table-cell office:value-type="string" table:style-name="ce1">
            <text:p>MHL</text:p>
          </table:table-cell>
          <table:table-cell office:value-type="float" office:value="1.226048" table:style-name="ce1">
            <text:p>1.226048</text:p>
          </table:table-cell>
          <table:table-cell office:value-type="float" office:value="1.243466" table:style-name="ce1">
            <text:p>1.243466</text:p>
          </table:table-cell>
          <table:table-cell office:value-type="float" office:value="1.2559100000000001" table:style-name="ce1">
            <text:p>1.25591</text:p>
          </table:table-cell>
          <table:table-cell office:value-type="float" office:value="1.228396" table:style-name="ce1">
            <text:p>1.228396</text:p>
          </table:table-cell>
          <table:table-cell office:value-type="float" office:value="1.2165630000000001" table:style-name="ce1">
            <text:p>1.216563</text:p>
          </table:table-cell>
          <table:table-cell office:value-type="float" office:value="1.19513" table:style-name="ce1">
            <text:p>1.19513</text:p>
          </table:table-cell>
          <table:table-cell office:value-type="float" office:value="1.186264" table:style-name="ce1">
            <text:p>1.186264</text:p>
          </table:table-cell>
          <table:table-cell office:value-type="float" office:value="1.1644760000000001" table:style-name="ce1">
            <text:p>1.164476</text:p>
          </table:table-cell>
          <table:table-cell office:value-type="float" office:value="1.1589119999999999" table:style-name="ce1">
            <text:p>1.158912</text:p>
          </table:table-cell>
          <table:table-cell office:value-type="float" office:value="1.1881470000000001" table:style-name="ce1">
            <text:p>1.188147</text:p>
          </table:table-cell>
          <table:table-cell office:value-type="float" office:value="1.1320509999999999" table:style-name="ce1">
            <text:p>1.132051</text:p>
          </table:table-cell>
          <table:table-cell office:value-type="float" office:value="1.1122879999999999" table:style-name="ce1">
            <text:p>1.112288</text:p>
          </table:table-cell>
          <table:table-cell office:value-type="float" office:value="1.129664" table:style-name="ce1">
            <text:p>1.129664</text:p>
          </table:table-cell>
          <table:table-cell office:value-type="float" office:value="1.103286" table:style-name="ce1">
            <text:p>1.103286</text:p>
          </table:table-cell>
          <table:table-cell office:value-type="float" office:value="1.1869890000000001" table:style-name="ce1">
            <text:p>1.186989</text:p>
          </table:table-cell>
          <table:table-cell office:value-type="float" office:value="1.154828" table:style-name="ce1">
            <text:p>1.154828</text:p>
          </table:table-cell>
          <table:table-cell office:value-type="float" office:value="1.1788259999999999" table:style-name="ce1">
            <text:p>1.178826</text:p>
          </table:table-cell>
          <table:table-cell office:value-type="float" office:value="1.191398" table:style-name="ce1">
            <text:p>1.191398</text:p>
          </table:table-cell>
          <table:table-cell office:value-type="float" office:value="1.1886969999999999" table:style-name="ce1">
            <text:p>1.188697</text:p>
          </table:table-cell>
          <table:table-cell office:value-type="float" office:value="1.1460159999999999" table:style-name="ce1">
            <text:p>1.1460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orth Macedonia</text:p>
          </table:table-cell>
          <table:table-cell office:value-type="string" table:style-name="ce1">
            <text:p>MKD</text:p>
          </table:table-cell>
          <table:table-cell office:value-type="float" office:value="-0.38725690000000002" table:style-name="ce1">
            <text:p>-0.3872569</text:p>
          </table:table-cell>
          <table:table-cell office:value-type="float" office:value="-0.16010440000000001" table:style-name="ce1">
            <text:p>-0.1601044</text:p>
          </table:table-cell>
          <table:table-cell office:value-type="float" office:value="-0.3430473" table:style-name="ce1">
            <text:p>-0.3430473</text:p>
          </table:table-cell>
          <table:table-cell office:value-type="float" office:value="-0.16557069999999999" table:style-name="ce1">
            <text:p>-0.1655707</text:p>
          </table:table-cell>
          <table:table-cell office:value-type="float" office:value="-2.18649E-2" table:style-name="ce1">
            <text:p>-0.0218649</text:p>
          </table:table-cell>
          <table:table-cell office:value-type="float" office:value="-0.1611774" table:style-name="ce1">
            <text:p>-0.1611774</text:p>
          </table:table-cell>
          <table:table-cell office:value-type="float" office:value="-0.10146860000000001" table:style-name="ce1">
            <text:p>-0.1014686</text:p>
          </table:table-cell>
          <table:table-cell office:value-type="float" office:value="0.17371790000000001" table:style-name="ce1">
            <text:p>0.1737179</text:p>
          </table:table-cell>
          <table:table-cell office:value-type="float" office:value="0.2766786" table:style-name="ce1">
            <text:p>0.2766786</text:p>
          </table:table-cell>
          <table:table-cell office:value-type="float" office:value="0.19574" table:style-name="ce1">
            <text:p>0.19574</text:p>
          </table:table-cell>
          <table:table-cell office:value-type="float" office:value="0.1681385" table:style-name="ce1">
            <text:p>0.1681385</text:p>
          </table:table-cell>
          <table:table-cell office:value-type="float" office:value="0.11498559999999999" table:style-name="ce1">
            <text:p>0.1149856</text:p>
          </table:table-cell>
          <table:table-cell office:value-type="float" office:value="-3.9491900000000003E-2" table:style-name="ce1">
            <text:p>-0.0394919</text:p>
          </table:table-cell>
          <table:table-cell office:value-type="float" office:value="-2.84961E-2" table:style-name="ce1">
            <text:p>-0.0284961</text:p>
          </table:table-cell>
          <table:table-cell office:value-type="float" office:value="-5.7545600000000002E-2" table:style-name="ce1">
            <text:p>-0.0575456</text:p>
          </table:table-cell>
          <table:table-cell office:value-type="float" office:value="-0.141482" table:style-name="ce1">
            <text:p>-0.141482</text:p>
          </table:table-cell>
          <table:table-cell office:value-type="float" office:value="-0.18190139999999999" table:style-name="ce1">
            <text:p>-0.1819014</text:p>
          </table:table-cell>
          <table:table-cell office:value-type="float" office:value="-0.23609740000000001" table:style-name="ce1">
            <text:p>-0.2360974</text:p>
          </table:table-cell>
          <table:table-cell office:value-type="float" office:value="-0.14035890000000001" table:style-name="ce1">
            <text:p>-0.1403589</text:p>
          </table:table-cell>
          <table:table-cell office:value-type="float" office:value="-9.2952999999999994E-3" table:style-name="ce1">
            <text:p>-0.009295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li</text:p>
          </table:table-cell>
          <table:table-cell office:value-type="string" table:style-name="ce1">
            <text:p>MLI</text:p>
          </table:table-cell>
          <table:table-cell office:value-type="float" office:value="1.21428E-2" table:style-name="ce1">
            <text:p>0.0121428</text:p>
          </table:table-cell>
          <table:table-cell office:value-type="float" office:value="-6.7682599999999996E-2" table:style-name="ce1">
            <text:p>-0.0676826</text:p>
          </table:table-cell>
          <table:table-cell office:value-type="float" office:value="-4.5737399999999998E-2" table:style-name="ce1">
            <text:p>-0.0457374</text:p>
          </table:table-cell>
          <table:table-cell office:value-type="float" office:value="0.28081020000000001" table:style-name="ce1">
            <text:p>0.2808102</text:p>
          </table:table-cell>
          <table:table-cell office:value-type="float" office:value="0.3361652" table:style-name="ce1">
            <text:p>0.3361652</text:p>
          </table:table-cell>
          <table:table-cell office:value-type="float" office:value="0.24886369999999999" table:style-name="ce1">
            <text:p>0.2488637</text:p>
          </table:table-cell>
          <table:table-cell office:value-type="float" office:value="0.24793380000000001" table:style-name="ce1">
            <text:p>0.2479338</text:p>
          </table:table-cell>
          <table:table-cell office:value-type="float" office:value="0.29740899999999998" table:style-name="ce1">
            <text:p>0.297409</text:p>
          </table:table-cell>
          <table:table-cell office:value-type="float" office:value="0.2253906" table:style-name="ce1">
            <text:p>0.2253906</text:p>
          </table:table-cell>
          <table:table-cell office:value-type="float" office:value="0.202511" table:style-name="ce1">
            <text:p>0.202511</text:p>
          </table:table-cell>
          <table:table-cell office:value-type="float" office:value="6.9614599999999999E-2" table:style-name="ce1">
            <text:p>0.0696146</text:p>
          </table:table-cell>
          <table:table-cell office:value-type="float" office:value="0.15810730000000001" table:style-name="ce1">
            <text:p>0.1581073</text:p>
          </table:table-cell>
          <table:table-cell office:value-type="float" office:value="0.16789979999999999" table:style-name="ce1">
            <text:p>0.1678998</text:p>
          </table:table-cell>
          <table:table-cell office:value-type="float" office:value="-0.49553009999999997" table:style-name="ce1">
            <text:p>-0.4955301</text:p>
          </table:table-cell>
          <table:table-cell office:value-type="float" office:value="-0.28450799999999998" table:style-name="ce1">
            <text:p>-0.284508</text:p>
          </table:table-cell>
          <table:table-cell office:value-type="float" office:value="-0.16140280000000001" table:style-name="ce1">
            <text:p>-0.1614028</text:p>
          </table:table-cell>
          <table:table-cell office:value-type="float" office:value="-0.1979358" table:style-name="ce1">
            <text:p>-0.1979358</text:p>
          </table:table-cell>
          <table:table-cell office:value-type="float" office:value="-0.18350620000000001" table:style-name="ce1">
            <text:p>-0.1835062</text:p>
          </table:table-cell>
          <table:table-cell office:value-type="float" office:value="-0.25272080000000002" table:style-name="ce1">
            <text:p>-0.2527208</text:p>
          </table:table-cell>
          <table:table-cell office:value-type="float" office:value="-0.30918269999999998" table:style-name="ce1">
            <text:p>-0.309182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lta</text:p>
          </table:table-cell>
          <table:table-cell office:value-type="string" table:style-name="ce1">
            <text:p>MLT</text:p>
          </table:table-cell>
          <table:table-cell office:value-type="float" office:value="1.166312" table:style-name="ce1">
            <text:p>1.166312</text:p>
          </table:table-cell>
          <table:table-cell office:value-type="float" office:value="1.1368499999999999" table:style-name="ce1">
            <text:p>1.13685</text:p>
          </table:table-cell>
          <table:table-cell office:value-type="float" office:value="1.1915709999999999" table:style-name="ce1">
            <text:p>1.191571</text:p>
          </table:table-cell>
          <table:table-cell office:value-type="float" office:value="1.1679079999999999" table:style-name="ce1">
            <text:p>1.167908</text:p>
          </table:table-cell>
          <table:table-cell office:value-type="float" office:value="1.344638" table:style-name="ce1">
            <text:p>1.344638</text:p>
          </table:table-cell>
          <table:table-cell office:value-type="float" office:value="1.3727290000000001" table:style-name="ce1">
            <text:p>1.372729</text:p>
          </table:table-cell>
          <table:table-cell office:value-type="float" office:value="1.233854" table:style-name="ce1">
            <text:p>1.233854</text:p>
          </table:table-cell>
          <table:table-cell office:value-type="float" office:value="1.2037819999999999" table:style-name="ce1">
            <text:p>1.203782</text:p>
          </table:table-cell>
          <table:table-cell office:value-type="float" office:value="1.2426349999999999" table:style-name="ce1">
            <text:p>1.242635</text:p>
          </table:table-cell>
          <table:table-cell office:value-type="float" office:value="1.249736" table:style-name="ce1">
            <text:p>1.249736</text:p>
          </table:table-cell>
          <table:table-cell office:value-type="float" office:value="1.152722" table:style-name="ce1">
            <text:p>1.152722</text:p>
          </table:table-cell>
          <table:table-cell office:value-type="float" office:value="1.1672130000000001" table:style-name="ce1">
            <text:p>1.167213</text:p>
          </table:table-cell>
          <table:table-cell office:value-type="float" office:value="1.1433469999999999" table:style-name="ce1">
            <text:p>1.143347</text:p>
          </table:table-cell>
          <table:table-cell office:value-type="float" office:value="1.1653880000000001" table:style-name="ce1">
            <text:p>1.165388</text:p>
          </table:table-cell>
          <table:table-cell office:value-type="float" office:value="1.1565719999999999" table:style-name="ce1">
            <text:p>1.156572</text:p>
          </table:table-cell>
          <table:table-cell office:value-type="float" office:value="1.184266" table:style-name="ce1">
            <text:p>1.184266</text:p>
          </table:table-cell>
          <table:table-cell office:value-type="float" office:value="1.2028080000000001" table:style-name="ce1">
            <text:p>1.202808</text:p>
          </table:table-cell>
          <table:table-cell office:value-type="float" office:value="1.1963079999999999" table:style-name="ce1">
            <text:p>1.196308</text:p>
          </table:table-cell>
          <table:table-cell office:value-type="float" office:value="1.1699820000000001" table:style-name="ce1">
            <text:p>1.169982</text:p>
          </table:table-cell>
          <table:table-cell office:value-type="float" office:value="1.1233169999999999" table:style-name="ce1">
            <text:p>1.12331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yanmar</text:p>
          </table:table-cell>
          <table:table-cell office:value-type="string" table:style-name="ce1">
            <text:p>MMR</text:p>
          </table:table-cell>
          <table:table-cell office:value-type="float" office:value="-1.889918" table:style-name="ce1">
            <text:p>-1.889918</text:p>
          </table:table-cell>
          <table:table-cell office:value-type="float" office:value="-1.9184369999999999" table:style-name="ce1">
            <text:p>-1.918437</text:p>
          </table:table-cell>
          <table:table-cell office:value-type="float" office:value="-2.0398109999999998" table:style-name="ce1">
            <text:p>-2.039811</text:p>
          </table:table-cell>
          <table:table-cell office:value-type="float" office:value="-2.012826" table:style-name="ce1">
            <text:p>-2.012826</text:p>
          </table:table-cell>
          <table:table-cell office:value-type="float" office:value="-2.0819549999999998" table:style-name="ce1">
            <text:p>-2.081955</text:p>
          </table:table-cell>
          <table:table-cell office:value-type="float" office:value="-2.122652" table:style-name="ce1">
            <text:p>-2.122652</text:p>
          </table:table-cell>
          <table:table-cell office:value-type="float" office:value="-2.1662050000000002" table:style-name="ce1">
            <text:p>-2.166205</text:p>
          </table:table-cell>
          <table:table-cell office:value-type="float" office:value="-2.2332709999999998" table:style-name="ce1">
            <text:p>-2.233271</text:p>
          </table:table-cell>
          <table:table-cell office:value-type="float" office:value="-2.2134909999999999" table:style-name="ce1">
            <text:p>-2.213491</text:p>
          </table:table-cell>
          <table:table-cell office:value-type="float" office:value="-2.2079789999999999" table:style-name="ce1">
            <text:p>-2.207979</text:p>
          </table:table-cell>
          <table:table-cell office:value-type="float" office:value="-2.1725639999999999" table:style-name="ce1">
            <text:p>-2.172564</text:p>
          </table:table-cell>
          <table:table-cell office:value-type="float" office:value="-2.0674049999999999" table:style-name="ce1">
            <text:p>-2.067405</text:p>
          </table:table-cell>
          <table:table-cell office:value-type="float" office:value="-1.849634" table:style-name="ce1">
            <text:p>-1.849634</text:p>
          </table:table-cell>
          <table:table-cell office:value-type="float" office:value="-1.6201190000000001" table:style-name="ce1">
            <text:p>-1.620119</text:p>
          </table:table-cell>
          <table:table-cell office:value-type="float" office:value="-1.461627" table:style-name="ce1">
            <text:p>-1.461627</text:p>
          </table:table-cell>
          <table:table-cell office:value-type="float" office:value="-1.3439920000000001" table:style-name="ce1">
            <text:p>-1.343992</text:p>
          </table:table-cell>
          <table:table-cell office:value-type="float" office:value="-1.218982" table:style-name="ce1">
            <text:p>-1.218982</text:p>
          </table:table-cell>
          <table:table-cell office:value-type="float" office:value="-0.79778309999999997" table:style-name="ce1">
            <text:p>-0.7977831</text:p>
          </table:table-cell>
          <table:table-cell office:value-type="float" office:value="-0.86561790000000005" table:style-name="ce1">
            <text:p>-0.8656179</text:p>
          </table:table-cell>
          <table:table-cell office:value-type="float" office:value="-0.88732160000000004" table:style-name="ce1">
            <text:p>-0.88732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ontenegro</text:p>
          </table:table-cell>
          <table:table-cell office:value-type="string" table:style-name="ce1">
            <text:p>MNE</text:p>
          </table:table-cell>
          <table:table-cell table:style-name="ce1"/>
          <table:table-cell office:value-type="float" office:value="-0.59426789999999996" table:style-name="ce1">
            <text:p>-0.5942679</text:p>
          </table:table-cell>
          <table:table-cell office:value-type="float" office:value="-0.5019979" table:style-name="ce1">
            <text:p>-0.5019979</text:p>
          </table:table-cell>
          <table:table-cell office:value-type="float" office:value="1.24233E-2" table:style-name="ce1">
            <text:p>0.0124233</text:p>
          </table:table-cell>
          <table:table-cell office:value-type="float" office:value="8.5785500000000001E-2" table:style-name="ce1">
            <text:p>0.0857855</text:p>
          </table:table-cell>
          <table:table-cell office:value-type="float" office:value="0.1139309" table:style-name="ce1">
            <text:p>0.1139309</text:p>
          </table:table-cell>
          <table:table-cell office:value-type="float" office:value="0.13403699999999999" table:style-name="ce1">
            <text:p>0.134037</text:p>
          </table:table-cell>
          <table:table-cell office:value-type="float" office:value="0.26278869999999999" table:style-name="ce1">
            <text:p>0.2627887</text:p>
          </table:table-cell>
          <table:table-cell office:value-type="float" office:value="0.2589687" table:style-name="ce1">
            <text:p>0.2589687</text:p>
          </table:table-cell>
          <table:table-cell office:value-type="float" office:value="0.23590849999999999" table:style-name="ce1">
            <text:p>0.2359085</text:p>
          </table:table-cell>
          <table:table-cell office:value-type="float" office:value="0.24179400000000001" table:style-name="ce1">
            <text:p>0.241794</text:p>
          </table:table-cell>
          <table:table-cell office:value-type="float" office:value="0.18975819999999999" table:style-name="ce1">
            <text:p>0.1897582</text:p>
          </table:table-cell>
          <table:table-cell office:value-type="float" office:value="0.20789060000000001" table:style-name="ce1">
            <text:p>0.2078906</text:p>
          </table:table-cell>
          <table:table-cell office:value-type="float" office:value="0.21790590000000001" table:style-name="ce1">
            <text:p>0.2179059</text:p>
          </table:table-cell>
          <table:table-cell office:value-type="float" office:value="0.1782898" table:style-name="ce1">
            <text:p>0.1782898</text:p>
          </table:table-cell>
          <table:table-cell office:value-type="float" office:value="0.16030030000000001" table:style-name="ce1">
            <text:p>0.1603003</text:p>
          </table:table-cell>
          <table:table-cell office:value-type="float" office:value="0.14402470000000001" table:style-name="ce1">
            <text:p>0.1440247</text:p>
          </table:table-cell>
          <table:table-cell office:value-type="float" office:value="7.5990600000000005E-2" table:style-name="ce1">
            <text:p>0.0759906</text:p>
          </table:table-cell>
          <table:table-cell office:value-type="float" office:value="0.123707" table:style-name="ce1">
            <text:p>0.123707</text:p>
          </table:table-cell>
          <table:table-cell office:value-type="float" office:value="8.0133899999999994E-2" table:style-name="ce1">
            <text:p>0.080133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ongolia</text:p>
          </table:table-cell>
          <table:table-cell office:value-type="string" table:style-name="ce1">
            <text:p>MNG</text:p>
          </table:table-cell>
          <table:table-cell office:value-type="float" office:value="0.42377979999999998" table:style-name="ce1">
            <text:p>0.4237798</text:p>
          </table:table-cell>
          <table:table-cell office:value-type="float" office:value="0.55947179999999996" table:style-name="ce1">
            <text:p>0.5594718</text:p>
          </table:table-cell>
          <table:table-cell office:value-type="float" office:value="0.38320270000000001" table:style-name="ce1">
            <text:p>0.3832027</text:p>
          </table:table-cell>
          <table:table-cell office:value-type="float" office:value="0.37830140000000001" table:style-name="ce1">
            <text:p>0.3783014</text:p>
          </table:table-cell>
          <table:table-cell office:value-type="float" office:value="0.32553910000000003" table:style-name="ce1">
            <text:p>0.3255391</text:p>
          </table:table-cell>
          <table:table-cell office:value-type="float" office:value="0.27255200000000002" table:style-name="ce1">
            <text:p>0.272552</text:p>
          </table:table-cell>
          <table:table-cell office:value-type="float" office:value="6.9540699999999997E-2" table:style-name="ce1">
            <text:p>0.0695407</text:p>
          </table:table-cell>
          <table:table-cell office:value-type="float" office:value="0.25395849999999998" table:style-name="ce1">
            <text:p>0.2539585</text:p>
          </table:table-cell>
          <table:table-cell office:value-type="float" office:value="0.31424920000000001" table:style-name="ce1">
            <text:p>0.3142492</text:p>
          </table:table-cell>
          <table:table-cell office:value-type="float" office:value="0.26869759999999998" table:style-name="ce1">
            <text:p>0.2686976</text:p>
          </table:table-cell>
          <table:table-cell office:value-type="float" office:value="0.12556819999999999" table:style-name="ce1">
            <text:p>0.1255682</text:p>
          </table:table-cell>
          <table:table-cell office:value-type="float" office:value="8.8456599999999996E-2" table:style-name="ce1">
            <text:p>0.0884566</text:p>
          </table:table-cell>
          <table:table-cell office:value-type="float" office:value="5.2060200000000001E-2" table:style-name="ce1">
            <text:p>0.0520602</text:p>
          </table:table-cell>
          <table:table-cell office:value-type="float" office:value="6.5475000000000005E-2" table:style-name="ce1">
            <text:p>0.065475</text:p>
          </table:table-cell>
          <table:table-cell office:value-type="float" office:value="0.1089555" table:style-name="ce1">
            <text:p>0.1089555</text:p>
          </table:table-cell>
          <table:table-cell office:value-type="float" office:value="0.24144460000000001" table:style-name="ce1">
            <text:p>0.2414446</text:p>
          </table:table-cell>
          <table:table-cell office:value-type="float" office:value="0.2702581" table:style-name="ce1">
            <text:p>0.2702581</text:p>
          </table:table-cell>
          <table:table-cell office:value-type="float" office:value="0.33192769999999999" table:style-name="ce1">
            <text:p>0.3319277</text:p>
          </table:table-cell>
          <table:table-cell office:value-type="float" office:value="0.29182000000000002" table:style-name="ce1">
            <text:p>0.29182</text:p>
          </table:table-cell>
          <table:table-cell office:value-type="float" office:value="0.26254690000000003" table:style-name="ce1">
            <text:p>0.262546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ozambique</text:p>
          </table:table-cell>
          <table:table-cell office:value-type="string" table:style-name="ce1">
            <text:p>MOZ</text:p>
          </table:table-cell>
          <table:table-cell office:value-type="float" office:value="-0.28148529999999999" table:style-name="ce1">
            <text:p>-0.2814853</text:p>
          </table:table-cell>
          <table:table-cell office:value-type="float" office:value="-0.16156670000000001" table:style-name="ce1">
            <text:p>-0.1615667</text:p>
          </table:table-cell>
          <table:table-cell office:value-type="float" office:value="-0.21896879999999999" table:style-name="ce1">
            <text:p>-0.2189688</text:p>
          </table:table-cell>
          <table:table-cell office:value-type="float" office:value="-0.2189864" table:style-name="ce1">
            <text:p>-0.2189864</text:p>
          </table:table-cell>
          <table:table-cell office:value-type="float" office:value="-3.11717E-2" table:style-name="ce1">
            <text:p>-0.0311717</text:p>
          </table:table-cell>
          <table:table-cell office:value-type="float" office:value="-3.3941499999999999E-2" table:style-name="ce1">
            <text:p>-0.0339415</text:p>
          </table:table-cell>
          <table:table-cell office:value-type="float" office:value="8.3353000000000003E-3" table:style-name="ce1">
            <text:p>0.0083353</text:p>
          </table:table-cell>
          <table:table-cell office:value-type="float" office:value="-8.6383100000000004E-2" table:style-name="ce1">
            <text:p>-0.0863831</text:p>
          </table:table-cell>
          <table:table-cell office:value-type="float" office:value="-8.1787399999999996E-2" table:style-name="ce1">
            <text:p>-0.0817874</text:p>
          </table:table-cell>
          <table:table-cell office:value-type="float" office:value="-7.2742399999999999E-2" table:style-name="ce1">
            <text:p>-0.0727424</text:p>
          </table:table-cell>
          <table:table-cell office:value-type="float" office:value="-0.1142552" table:style-name="ce1">
            <text:p>-0.1142552</text:p>
          </table:table-cell>
          <table:table-cell office:value-type="float" office:value="-0.120655" table:style-name="ce1">
            <text:p>-0.120655</text:p>
          </table:table-cell>
          <table:table-cell office:value-type="float" office:value="-0.19952059999999999" table:style-name="ce1">
            <text:p>-0.1995206</text:p>
          </table:table-cell>
          <table:table-cell office:value-type="float" office:value="-0.19766130000000001" table:style-name="ce1">
            <text:p>-0.1976613</text:p>
          </table:table-cell>
          <table:table-cell office:value-type="float" office:value="-0.25631530000000002" table:style-name="ce1">
            <text:p>-0.2563153</text:p>
          </table:table-cell>
          <table:table-cell office:value-type="float" office:value="-0.2459904" table:style-name="ce1">
            <text:p>-0.2459904</text:p>
          </table:table-cell>
          <table:table-cell office:value-type="float" office:value="-0.27003779999999999" table:style-name="ce1">
            <text:p>-0.2700378</text:p>
          </table:table-cell>
          <table:table-cell office:value-type="float" office:value="-0.41825240000000002" table:style-name="ce1">
            <text:p>-0.4182524</text:p>
          </table:table-cell>
          <table:table-cell office:value-type="float" office:value="-0.42028169999999998" table:style-name="ce1">
            <text:p>-0.4202817</text:p>
          </table:table-cell>
          <table:table-cell office:value-type="float" office:value="-0.46744580000000002" table:style-name="ce1">
            <text:p>-0.467445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uritania</text:p>
          </table:table-cell>
          <table:table-cell office:value-type="string" table:style-name="ce1">
            <text:p>MRT</text:p>
          </table:table-cell>
          <table:table-cell office:value-type="float" office:value="-0.5677702" table:style-name="ce1">
            <text:p>-0.5677702</text:p>
          </table:table-cell>
          <table:table-cell office:value-type="float" office:value="-0.71139989999999997" table:style-name="ce1">
            <text:p>-0.7113999</text:p>
          </table:table-cell>
          <table:table-cell office:value-type="float" office:value="-0.78992399999999996" table:style-name="ce1">
            <text:p>-0.789924</text:p>
          </table:table-cell>
          <table:table-cell office:value-type="float" office:value="-0.79384359999999998" table:style-name="ce1">
            <text:p>-0.7938436</text:p>
          </table:table-cell>
          <table:table-cell office:value-type="float" office:value="-0.76457719999999996" table:style-name="ce1">
            <text:p>-0.7645772</text:p>
          </table:table-cell>
          <table:table-cell office:value-type="float" office:value="-1.131421" table:style-name="ce1">
            <text:p>-1.131421</text:p>
          </table:table-cell>
          <table:table-cell office:value-type="float" office:value="-0.91276170000000001" table:style-name="ce1">
            <text:p>-0.9127617</text:p>
          </table:table-cell>
          <table:table-cell office:value-type="float" office:value="-0.85190250000000001" table:style-name="ce1">
            <text:p>-0.8519025</text:p>
          </table:table-cell>
          <table:table-cell office:value-type="float" office:value="-0.66627349999999996" table:style-name="ce1">
            <text:p>-0.6662735</text:p>
          </table:table-cell>
          <table:table-cell office:value-type="float" office:value="-0.94266399999999995" table:style-name="ce1">
            <text:p>-0.942664</text:p>
          </table:table-cell>
          <table:table-cell office:value-type="float" office:value="-0.92453949999999996" table:style-name="ce1">
            <text:p>-0.9245395</text:p>
          </table:table-cell>
          <table:table-cell office:value-type="float" office:value="-0.90926589999999996" table:style-name="ce1">
            <text:p>-0.9092659</text:p>
          </table:table-cell>
          <table:table-cell office:value-type="float" office:value="-0.92759630000000004" table:style-name="ce1">
            <text:p>-0.9275963</text:p>
          </table:table-cell>
          <table:table-cell office:value-type="float" office:value="-0.91091630000000001" table:style-name="ce1">
            <text:p>-0.9109163</text:p>
          </table:table-cell>
          <table:table-cell office:value-type="float" office:value="-0.95941980000000004" table:style-name="ce1">
            <text:p>-0.9594198</text:p>
          </table:table-cell>
          <table:table-cell office:value-type="float" office:value="-0.89542279999999996" table:style-name="ce1">
            <text:p>-0.8954228</text:p>
          </table:table-cell>
          <table:table-cell office:value-type="float" office:value="-0.88788959999999995" table:style-name="ce1">
            <text:p>-0.8878896</text:p>
          </table:table-cell>
          <table:table-cell office:value-type="float" office:value="-0.77523889999999995" table:style-name="ce1">
            <text:p>-0.7752389</text:p>
          </table:table-cell>
          <table:table-cell office:value-type="float" office:value="-0.80018520000000004" table:style-name="ce1">
            <text:p>-0.8001852</text:p>
          </table:table-cell>
          <table:table-cell office:value-type="float" office:value="-0.85407739999999999" table:style-name="ce1">
            <text:p>-0.854077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rtinique</text:p>
          </table:table-cell>
          <table:table-cell office:value-type="string" table:style-name="ce1">
            <text:p>MTQ</text:p>
          </table:table-cell>
          <table:table-cell office:value-type="float" office:value="0.74010849999999995" table:style-name="ce1">
            <text:p>0.7401085</text:p>
          </table:table-cell>
          <table:table-cell office:value-type="float" office:value="0.73258909999999999" table:style-name="ce1">
            <text:p>0.7325891</text:p>
          </table:table-cell>
          <table:table-cell office:value-type="float" office:value="0.72210039999999998" table:style-name="ce1">
            <text:p>0.7221004</text:p>
          </table:table-cell>
          <table:table-cell office:value-type="float" office:value="0.67772909999999997" table:style-name="ce1">
            <text:p>0.6777291</text:p>
          </table:table-cell>
          <table:table-cell office:value-type="float" office:value="0.72620459999999998" table:style-name="ce1">
            <text:p>0.7262046</text:p>
          </table:table-cell>
          <table:table-cell office:value-type="float" office:value="0.78427959999999997" table:style-name="ce1">
            <text:p>0.7842796</text:p>
          </table:table-cell>
          <table:table-cell office:value-type="float" office:value="0.65433249999999998" table:style-name="ce1">
            <text:p>0.6543325</text:p>
          </table:table-cell>
          <table:table-cell office:value-type="float" office:value="0.54846320000000004" table:style-name="ce1">
            <text:p>0.5484632</text:p>
          </table:table-cell>
          <table:table-cell office:value-type="float" office:value="0.51730509999999996" table:style-name="ce1">
            <text:p>0.5173051</text:p>
          </table:table-cell>
          <table:table-cell office:value-type="float" office:value="0.52515250000000002" table:style-name="ce1">
            <text:p>0.5251525</text:p>
          </table:table-cell>
          <table:table-cell office:value-type="float" office:value="0.52386849999999996" table:style-name="ce1">
            <text:p>0.5238685</text:p>
          </table:table-cell>
          <table:table-cell office:value-type="float" office:value="0.54657339999999999" table:style-name="ce1">
            <text:p>0.5465734</text:p>
          </table:table-cell>
          <table:table-cell office:value-type="float" office:value="0.55978380000000005" table:style-name="ce1">
            <text:p>0.5597838</text:p>
          </table:table-cell>
          <table:table-cell office:value-type="float" office:value="0.57523630000000003" table:style-name="ce1">
            <text:p>0.5752363</text:p>
          </table:table-cell>
          <table:table-cell office:value-type="float" office:value="0.56212450000000003" table:style-name="ce1">
            <text:p>0.562124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Mauritius</text:p>
          </table:table-cell>
          <table:table-cell office:value-type="string" table:style-name="ce1">
            <text:p>MUS</text:p>
          </table:table-cell>
          <table:table-cell office:value-type="float" office:value="0.85291450000000002" table:style-name="ce1">
            <text:p>0.8529145</text:p>
          </table:table-cell>
          <table:table-cell office:value-type="float" office:value="1.007172" table:style-name="ce1">
            <text:p>1.007172</text:p>
          </table:table-cell>
          <table:table-cell office:value-type="float" office:value="0.98251759999999999" table:style-name="ce1">
            <text:p>0.9825176</text:p>
          </table:table-cell>
          <table:table-cell office:value-type="float" office:value="0.78858289999999998" table:style-name="ce1">
            <text:p>0.7885829</text:p>
          </table:table-cell>
          <table:table-cell office:value-type="float" office:value="0.85199519999999995" table:style-name="ce1">
            <text:p>0.8519952</text:p>
          </table:table-cell>
          <table:table-cell office:value-type="float" office:value="0.84014889999999998" table:style-name="ce1">
            <text:p>0.8401489</text:p>
          </table:table-cell>
          <table:table-cell office:value-type="float" office:value="0.83283940000000001" table:style-name="ce1">
            <text:p>0.8328394</text:p>
          </table:table-cell>
          <table:table-cell office:value-type="float" office:value="0.90917369999999997" table:style-name="ce1">
            <text:p>0.9091737</text:p>
          </table:table-cell>
          <table:table-cell office:value-type="float" office:value="0.88621000000000005" table:style-name="ce1">
            <text:p>0.88621</text:p>
          </table:table-cell>
          <table:table-cell office:value-type="float" office:value="0.86387190000000003" table:style-name="ce1">
            <text:p>0.8638719</text:p>
          </table:table-cell>
          <table:table-cell office:value-type="float" office:value="0.82289349999999994" table:style-name="ce1">
            <text:p>0.8228935</text:p>
          </table:table-cell>
          <table:table-cell office:value-type="float" office:value="0.78967730000000003" table:style-name="ce1">
            <text:p>0.7896773</text:p>
          </table:table-cell>
          <table:table-cell office:value-type="float" office:value="0.79573179999999999" table:style-name="ce1">
            <text:p>0.7957318</text:p>
          </table:table-cell>
          <table:table-cell office:value-type="float" office:value="0.880853" table:style-name="ce1">
            <text:p>0.880853</text:p>
          </table:table-cell>
          <table:table-cell office:value-type="float" office:value="0.9286816" table:style-name="ce1">
            <text:p>0.9286816</text:p>
          </table:table-cell>
          <table:table-cell office:value-type="float" office:value="0.94089619999999996" table:style-name="ce1">
            <text:p>0.9408962</text:p>
          </table:table-cell>
          <table:table-cell office:value-type="float" office:value="0.82710609999999996" table:style-name="ce1">
            <text:p>0.8271061</text:p>
          </table:table-cell>
          <table:table-cell office:value-type="float" office:value="0.81903870000000001" table:style-name="ce1">
            <text:p>0.8190387</text:p>
          </table:table-cell>
          <table:table-cell office:value-type="float" office:value="0.78974460000000002" table:style-name="ce1">
            <text:p>0.7897446</text:p>
          </table:table-cell>
          <table:table-cell office:value-type="float" office:value="0.76059949999999998" table:style-name="ce1">
            <text:p>0.760599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lawi</text:p>
          </table:table-cell>
          <table:table-cell office:value-type="string" table:style-name="ce1">
            <text:p>MWI</text:p>
          </table:table-cell>
          <table:table-cell office:value-type="float" office:value="-8.8463799999999995E-2" table:style-name="ce1">
            <text:p>-0.0884638</text:p>
          </table:table-cell>
          <table:table-cell office:value-type="float" office:value="6.4551200000000003E-2" table:style-name="ce1">
            <text:p>0.0645512</text:p>
          </table:table-cell>
          <table:table-cell office:value-type="float" office:value="-0.1336164" table:style-name="ce1">
            <text:p>-0.1336164</text:p>
          </table:table-cell>
          <table:table-cell office:value-type="float" office:value="-0.58310070000000003" table:style-name="ce1">
            <text:p>-0.5831007</text:p>
          </table:table-cell>
          <table:table-cell office:value-type="float" office:value="-0.4282667" table:style-name="ce1">
            <text:p>-0.4282667</text:p>
          </table:table-cell>
          <table:table-cell office:value-type="float" office:value="-0.54229430000000001" table:style-name="ce1">
            <text:p>-0.5422943</text:p>
          </table:table-cell>
          <table:table-cell office:value-type="float" office:value="-0.52810259999999998" table:style-name="ce1">
            <text:p>-0.5281026</text:p>
          </table:table-cell>
          <table:table-cell office:value-type="float" office:value="-0.25231389999999998" table:style-name="ce1">
            <text:p>-0.2523139</text:p>
          </table:table-cell>
          <table:table-cell office:value-type="float" office:value="-0.26193929999999999" table:style-name="ce1">
            <text:p>-0.2619393</text:p>
          </table:table-cell>
          <table:table-cell office:value-type="float" office:value="-0.24665480000000001" table:style-name="ce1">
            <text:p>-0.2466548</text:p>
          </table:table-cell>
          <table:table-cell office:value-type="float" office:value="-0.14880180000000001" table:style-name="ce1">
            <text:p>-0.1488018</text:p>
          </table:table-cell>
          <table:table-cell office:value-type="float" office:value="-0.1909863" table:style-name="ce1">
            <text:p>-0.1909863</text:p>
          </table:table-cell>
          <table:table-cell office:value-type="float" office:value="-0.24541950000000001" table:style-name="ce1">
            <text:p>-0.2454195</text:p>
          </table:table-cell>
          <table:table-cell office:value-type="float" office:value="-0.2060844" table:style-name="ce1">
            <text:p>-0.2060844</text:p>
          </table:table-cell>
          <table:table-cell office:value-type="float" office:value="-0.178754" table:style-name="ce1">
            <text:p>-0.178754</text:p>
          </table:table-cell>
          <table:table-cell office:value-type="float" office:value="-6.4298099999999997E-2" table:style-name="ce1">
            <text:p>-0.0642981</text:p>
          </table:table-cell>
          <table:table-cell office:value-type="float" office:value="-4.0295000000000001E-3" table:style-name="ce1">
            <text:p>-0.0040295</text:p>
          </table:table-cell>
          <table:table-cell office:value-type="float" office:value="-3.07756E-2" table:style-name="ce1">
            <text:p>-0.0307756</text:p>
          </table:table-cell>
          <table:table-cell office:value-type="float" office:value="-3.1091199999999999E-2" table:style-name="ce1">
            <text:p>-0.0310912</text:p>
          </table:table-cell>
          <table:table-cell office:value-type="float" office:value="-5.8091999999999998E-2" table:style-name="ce1">
            <text:p>-0.05809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1">
            <text:p>MYS</text:p>
          </table:table-cell>
          <table:table-cell office:value-type="float" office:value="-0.18106990000000001" table:style-name="ce1">
            <text:p>-0.1810699</text:p>
          </table:table-cell>
          <table:table-cell office:value-type="float" office:value="-0.42195480000000002" table:style-name="ce1">
            <text:p>-0.4219548</text:p>
          </table:table-cell>
          <table:table-cell office:value-type="float" office:value="-0.42108220000000002" table:style-name="ce1">
            <text:p>-0.4210822</text:p>
          </table:table-cell>
          <table:table-cell office:value-type="float" office:value="-0.49292979999999997" table:style-name="ce1">
            <text:p>-0.4929298</text:p>
          </table:table-cell>
          <table:table-cell office:value-type="float" office:value="-0.45767390000000002" table:style-name="ce1">
            <text:p>-0.4576739</text:p>
          </table:table-cell>
          <table:table-cell office:value-type="float" office:value="-0.2357165" table:style-name="ce1">
            <text:p>-0.2357165</text:p>
          </table:table-cell>
          <table:table-cell office:value-type="float" office:value="-0.1467735" table:style-name="ce1">
            <text:p>-0.1467735</text:p>
          </table:table-cell>
          <table:table-cell office:value-type="float" office:value="-0.54314790000000002" table:style-name="ce1">
            <text:p>-0.5431479</text:p>
          </table:table-cell>
          <table:table-cell office:value-type="float" office:value="-0.52353729999999998" table:style-name="ce1">
            <text:p>-0.5235373</text:p>
          </table:table-cell>
          <table:table-cell office:value-type="float" office:value="-0.5631929" table:style-name="ce1">
            <text:p>-0.5631929</text:p>
          </table:table-cell>
          <table:table-cell office:value-type="float" office:value="-0.50389530000000005" table:style-name="ce1">
            <text:p>-0.5038953</text:p>
          </table:table-cell>
          <table:table-cell office:value-type="float" office:value="-0.49997809999999998" table:style-name="ce1">
            <text:p>-0.4999781</text:p>
          </table:table-cell>
          <table:table-cell office:value-type="float" office:value="-0.47487489999999999" table:style-name="ce1">
            <text:p>-0.4748749</text:p>
          </table:table-cell>
          <table:table-cell office:value-type="float" office:value="-0.34653919999999999" table:style-name="ce1">
            <text:p>-0.3465392</text:p>
          </table:table-cell>
          <table:table-cell office:value-type="float" office:value="-0.33967920000000001" table:style-name="ce1">
            <text:p>-0.3396792</text:p>
          </table:table-cell>
          <table:table-cell office:value-type="float" office:value="-0.36030309999999999" table:style-name="ce1">
            <text:p>-0.3603031</text:p>
          </table:table-cell>
          <table:table-cell office:value-type="float" office:value="-0.39147670000000001" table:style-name="ce1">
            <text:p>-0.3914767</text:p>
          </table:table-cell>
          <table:table-cell office:value-type="float" office:value="-0.41837079999999999" table:style-name="ce1">
            <text:p>-0.4183708</text:p>
          </table:table-cell>
          <table:table-cell office:value-type="float" office:value="-0.40036389999999999" table:style-name="ce1">
            <text:p>-0.4003639</text:p>
          </table:table-cell>
          <table:table-cell office:value-type="float" office:value="-8.3687999999999999E-2" table:style-name="ce1">
            <text:p>-0.08368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amibia</text:p>
          </table:table-cell>
          <table:table-cell office:value-type="string" table:style-name="ce1">
            <text:p>NAM</text:p>
          </table:table-cell>
          <table:table-cell office:value-type="float" office:value="0.49629970000000001" table:style-name="ce1">
            <text:p>0.4962997</text:p>
          </table:table-cell>
          <table:table-cell office:value-type="float" office:value="0.33068710000000001" table:style-name="ce1">
            <text:p>0.3306871</text:p>
          </table:table-cell>
          <table:table-cell office:value-type="float" office:value="0.33346569999999998" table:style-name="ce1">
            <text:p>0.3334657</text:p>
          </table:table-cell>
          <table:table-cell office:value-type="float" office:value="0.25193949999999998" table:style-name="ce1">
            <text:p>0.2519395</text:p>
          </table:table-cell>
          <table:table-cell office:value-type="float" office:value="0.18652369999999999" table:style-name="ce1">
            <text:p>0.1865237</text:p>
          </table:table-cell>
          <table:table-cell office:value-type="float" office:value="0.27459529999999999" table:style-name="ce1">
            <text:p>0.2745953</text:p>
          </table:table-cell>
          <table:table-cell office:value-type="float" office:value="0.33178649999999998" table:style-name="ce1">
            <text:p>0.3317865</text:p>
          </table:table-cell>
          <table:table-cell office:value-type="float" office:value="0.481321" table:style-name="ce1">
            <text:p>0.481321</text:p>
          </table:table-cell>
          <table:table-cell office:value-type="float" office:value="0.44975470000000001" table:style-name="ce1">
            <text:p>0.4497547</text:p>
          </table:table-cell>
          <table:table-cell office:value-type="float" office:value="0.45089600000000002" table:style-name="ce1">
            <text:p>0.450896</text:p>
          </table:table-cell>
          <table:table-cell office:value-type="float" office:value="0.37579509999999999" table:style-name="ce1">
            <text:p>0.3757951</text:p>
          </table:table-cell>
          <table:table-cell office:value-type="float" office:value="0.34980719999999998" table:style-name="ce1">
            <text:p>0.3498072</text:p>
          </table:table-cell>
          <table:table-cell office:value-type="float" office:value="0.34073730000000002" table:style-name="ce1">
            <text:p>0.3407373</text:p>
          </table:table-cell>
          <table:table-cell office:value-type="float" office:value="0.37843909999999997" table:style-name="ce1">
            <text:p>0.3784391</text:p>
          </table:table-cell>
          <table:table-cell office:value-type="float" office:value="0.40029320000000002" table:style-name="ce1">
            <text:p>0.4002932</text:p>
          </table:table-cell>
          <table:table-cell office:value-type="float" office:value="0.55330060000000003" table:style-name="ce1">
            <text:p>0.5533006</text:p>
          </table:table-cell>
          <table:table-cell office:value-type="float" office:value="0.5793682" table:style-name="ce1">
            <text:p>0.5793682</text:p>
          </table:table-cell>
          <table:table-cell office:value-type="float" office:value="0.58221500000000004" table:style-name="ce1">
            <text:p>0.582215</text:p>
          </table:table-cell>
          <table:table-cell office:value-type="float" office:value="0.55066170000000003" table:style-name="ce1">
            <text:p>0.5506617</text:p>
          </table:table-cell>
          <table:table-cell office:value-type="float" office:value="0.48627340000000002" table:style-name="ce1">
            <text:p>0.486273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iger</text:p>
          </table:table-cell>
          <table:table-cell office:value-type="string" table:style-name="ce1">
            <text:p>NER</text:p>
          </table:table-cell>
          <table:table-cell office:value-type="float" office:value="-1.5061819999999999" table:style-name="ce1">
            <text:p>-1.506182</text:p>
          </table:table-cell>
          <table:table-cell office:value-type="float" office:value="-1.2940149999999999" table:style-name="ce1">
            <text:p>-1.294015</text:p>
          </table:table-cell>
          <table:table-cell office:value-type="float" office:value="-0.1198944" table:style-name="ce1">
            <text:p>-0.1198944</text:p>
          </table:table-cell>
          <table:table-cell office:value-type="float" office:value="-0.2041683" table:style-name="ce1">
            <text:p>-0.2041683</text:p>
          </table:table-cell>
          <table:table-cell office:value-type="float" office:value="-0.15603059999999999" table:style-name="ce1">
            <text:p>-0.1560306</text:p>
          </table:table-cell>
          <table:table-cell office:value-type="float" office:value="-0.19024479999999999" table:style-name="ce1">
            <text:p>-0.1902448</text:p>
          </table:table-cell>
          <table:table-cell office:value-type="float" office:value="-0.28356039999999999" table:style-name="ce1">
            <text:p>-0.2835604</text:p>
          </table:table-cell>
          <table:table-cell office:value-type="float" office:value="-0.32455270000000003" table:style-name="ce1">
            <text:p>-0.3245527</text:p>
          </table:table-cell>
          <table:table-cell office:value-type="float" office:value="-0.3680814" table:style-name="ce1">
            <text:p>-0.3680814</text:p>
          </table:table-cell>
          <table:table-cell office:value-type="float" office:value="-0.44189410000000001" table:style-name="ce1">
            <text:p>-0.4418941</text:p>
          </table:table-cell>
          <table:table-cell office:value-type="float" office:value="-0.73789499999999997" table:style-name="ce1">
            <text:p>-0.737895</text:p>
          </table:table-cell>
          <table:table-cell office:value-type="float" office:value="-0.66696480000000002" table:style-name="ce1">
            <text:p>-0.6669648</text:p>
          </table:table-cell>
          <table:table-cell office:value-type="float" office:value="-0.24672939999999999" table:style-name="ce1">
            <text:p>-0.2467294</text:p>
          </table:table-cell>
          <table:table-cell office:value-type="float" office:value="-0.28462759999999998" table:style-name="ce1">
            <text:p>-0.2846276</text:p>
          </table:table-cell>
          <table:table-cell office:value-type="float" office:value="-0.3062896" table:style-name="ce1">
            <text:p>-0.3062896</text:p>
          </table:table-cell>
          <table:table-cell office:value-type="float" office:value="-0.195137" table:style-name="ce1">
            <text:p>-0.195137</text:p>
          </table:table-cell>
          <table:table-cell office:value-type="float" office:value="-0.20460600000000001" table:style-name="ce1">
            <text:p>-0.204606</text:p>
          </table:table-cell>
          <table:table-cell office:value-type="float" office:value="-0.42279689999999998" table:style-name="ce1">
            <text:p>-0.4227969</text:p>
          </table:table-cell>
          <table:table-cell office:value-type="float" office:value="-0.42908859999999999" table:style-name="ce1">
            <text:p>-0.4290886</text:p>
          </table:table-cell>
          <table:table-cell office:value-type="float" office:value="-0.58451560000000002" table:style-name="ce1">
            <text:p>-0.584515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igeria</text:p>
          </table:table-cell>
          <table:table-cell office:value-type="string" table:style-name="ce1">
            <text:p>NGA</text:p>
          </table:table-cell>
          <table:table-cell office:value-type="float" office:value="-1.5537019999999999" table:style-name="ce1">
            <text:p>-1.553702</text:p>
          </table:table-cell>
          <table:table-cell office:value-type="float" office:value="-1.0805819999999999" table:style-name="ce1">
            <text:p>-1.080582</text:p>
          </table:table-cell>
          <table:table-cell office:value-type="float" office:value="-0.48123129999999997" table:style-name="ce1">
            <text:p>-0.4812313</text:p>
          </table:table-cell>
          <table:table-cell office:value-type="float" office:value="-0.63426879999999997" table:style-name="ce1">
            <text:p>-0.6342688</text:p>
          </table:table-cell>
          <table:table-cell office:value-type="float" office:value="-0.66222749999999997" table:style-name="ce1">
            <text:p>-0.6622275</text:p>
          </table:table-cell>
          <table:table-cell office:value-type="float" office:value="-0.79676159999999996" table:style-name="ce1">
            <text:p>-0.7967616</text:p>
          </table:table-cell>
          <table:table-cell office:value-type="float" office:value="-0.86894340000000003" table:style-name="ce1">
            <text:p>-0.8689434</text:p>
          </table:table-cell>
          <table:table-cell office:value-type="float" office:value="-0.62329780000000001" table:style-name="ce1">
            <text:p>-0.6232978</text:p>
          </table:table-cell>
          <table:table-cell office:value-type="float" office:value="-0.76044" table:style-name="ce1">
            <text:p>-0.76044</text:p>
          </table:table-cell>
          <table:table-cell office:value-type="float" office:value="-0.73560380000000003" table:style-name="ce1">
            <text:p>-0.7356038</text:p>
          </table:table-cell>
          <table:table-cell office:value-type="float" office:value="-0.84887219999999997" table:style-name="ce1">
            <text:p>-0.8488722</text:p>
          </table:table-cell>
          <table:table-cell office:value-type="float" office:value="-0.77708690000000002" table:style-name="ce1">
            <text:p>-0.7770869</text:p>
          </table:table-cell>
          <table:table-cell office:value-type="float" office:value="-0.71341100000000002" table:style-name="ce1">
            <text:p>-0.713411</text:p>
          </table:table-cell>
          <table:table-cell office:value-type="float" office:value="-0.70021990000000001" table:style-name="ce1">
            <text:p>-0.7002199</text:p>
          </table:table-cell>
          <table:table-cell office:value-type="float" office:value="-0.69302819999999998" table:style-name="ce1">
            <text:p>-0.6930282</text:p>
          </table:table-cell>
          <table:table-cell office:value-type="float" office:value="-0.5867559" table:style-name="ce1">
            <text:p>-0.5867559</text:p>
          </table:table-cell>
          <table:table-cell office:value-type="float" office:value="-0.37322739999999999" table:style-name="ce1">
            <text:p>-0.3732274</text:p>
          </table:table-cell>
          <table:table-cell office:value-type="float" office:value="-0.32018289999999999" table:style-name="ce1">
            <text:p>-0.3201829</text:p>
          </table:table-cell>
          <table:table-cell office:value-type="float" office:value="-0.3408448" table:style-name="ce1">
            <text:p>-0.3408448</text:p>
          </table:table-cell>
          <table:table-cell office:value-type="float" office:value="-0.4079276" table:style-name="ce1">
            <text:p>-0.407927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office:value-type="float" office:value="5.3369600000000003E-2" table:style-name="ce1">
            <text:p>0.0533696</text:p>
          </table:table-cell>
          <table:table-cell office:value-type="float" office:value="0.1033982" table:style-name="ce1">
            <text:p>0.1033982</text:p>
          </table:table-cell>
          <table:table-cell office:value-type="float" office:value="-0.1255086" table:style-name="ce1">
            <text:p>-0.1255086</text:p>
          </table:table-cell>
          <table:table-cell office:value-type="float" office:value="-5.4776999999999999E-2" table:style-name="ce1">
            <text:p>-0.054777</text:p>
          </table:table-cell>
          <table:table-cell office:value-type="float" office:value="0.158112" table:style-name="ce1">
            <text:p>0.158112</text:p>
          </table:table-cell>
          <table:table-cell office:value-type="float" office:value="-1.53151E-2" table:style-name="ce1">
            <text:p>-0.0153151</text:p>
          </table:table-cell>
          <table:table-cell office:value-type="float" office:value="-0.2489952" table:style-name="ce1">
            <text:p>-0.2489952</text:p>
          </table:table-cell>
          <table:table-cell office:value-type="float" office:value="-0.19435910000000001" table:style-name="ce1">
            <text:p>-0.1943591</text:p>
          </table:table-cell>
          <table:table-cell office:value-type="float" office:value="-0.2171719" table:style-name="ce1">
            <text:p>-0.2171719</text:p>
          </table:table-cell>
          <table:table-cell office:value-type="float" office:value="-0.36774099999999998" table:style-name="ce1">
            <text:p>-0.367741</text:p>
          </table:table-cell>
          <table:table-cell office:value-type="float" office:value="-0.43930829999999998" table:style-name="ce1">
            <text:p>-0.4393083</text:p>
          </table:table-cell>
          <table:table-cell office:value-type="float" office:value="-0.47763559999999999" table:style-name="ce1">
            <text:p>-0.4776356</text:p>
          </table:table-cell>
          <table:table-cell office:value-type="float" office:value="-0.57673010000000002" table:style-name="ce1">
            <text:p>-0.5767301</text:p>
          </table:table-cell>
          <table:table-cell office:value-type="float" office:value="-0.5363405" table:style-name="ce1">
            <text:p>-0.5363405</text:p>
          </table:table-cell>
          <table:table-cell office:value-type="float" office:value="-0.45764830000000001" table:style-name="ce1">
            <text:p>-0.4576483</text:p>
          </table:table-cell>
          <table:table-cell office:value-type="float" office:value="-0.39572750000000001" table:style-name="ce1">
            <text:p>-0.3957275</text:p>
          </table:table-cell>
          <table:table-cell office:value-type="float" office:value="-0.41475519999999999" table:style-name="ce1">
            <text:p>-0.4147552</text:p>
          </table:table-cell>
          <table:table-cell office:value-type="float" office:value="-0.68153410000000003" table:style-name="ce1">
            <text:p>-0.6815341</text:p>
          </table:table-cell>
          <table:table-cell office:value-type="float" office:value="-0.719136" table:style-name="ce1">
            <text:p>-0.719136</text:p>
          </table:table-cell>
          <table:table-cell office:value-type="float" office:value="-1.0830649999999999" table:style-name="ce1">
            <text:p>-1.08306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iue</text:p>
          </table:table-cell>
          <table:table-cell office:value-type="string" table:style-name="ce1">
            <text:p>NIU</text:p>
          </table:table-cell>
          <table:table-cell table:number-columns-repeated="10" table:style-name="ce1"/>
          <table:table-cell office:value-type="float" office:value="-0.38608150000000002" table:style-name="ce1">
            <text:p>-0.3860815</text:p>
          </table:table-cell>
          <table:table-cell office:value-type="float" office:value="-0.35733369999999998" table:style-name="ce1">
            <text:p>-0.3573337</text:p>
          </table:table-cell>
          <table:table-cell office:value-type="float" office:value="-0.40719889999999997" table:style-name="ce1">
            <text:p>-0.4071989</text:p>
          </table:table-cell>
          <table:table-cell office:value-type="float" office:value="-0.47673890000000002" table:style-name="ce1">
            <text:p>-0.4767389</text:p>
          </table:table-cell>
          <table:table-cell office:value-type="float" office:value="-0.46402280000000001" table:style-name="ce1">
            <text:p>-0.464022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NLD</text:p>
          </table:table-cell>
          <table:table-cell office:value-type="float" office:value="1.557145" table:style-name="ce1">
            <text:p>1.557145</text:p>
          </table:table-cell>
          <table:table-cell office:value-type="float" office:value="1.5621339999999999" table:style-name="ce1">
            <text:p>1.562134</text:p>
          </table:table-cell>
          <table:table-cell office:value-type="float" office:value="1.5439609999999999" table:style-name="ce1">
            <text:p>1.543961</text:p>
          </table:table-cell>
          <table:table-cell office:value-type="float" office:value="1.469414" table:style-name="ce1">
            <text:p>1.469414</text:p>
          </table:table-cell>
          <table:table-cell office:value-type="float" office:value="1.5267949999999999" table:style-name="ce1">
            <text:p>1.526795</text:p>
          </table:table-cell>
          <table:table-cell office:value-type="float" office:value="1.6966079999999999" table:style-name="ce1">
            <text:p>1.696608</text:p>
          </table:table-cell>
          <table:table-cell office:value-type="float" office:value="1.6660200000000001" table:style-name="ce1">
            <text:p>1.66602</text:p>
          </table:table-cell>
          <table:table-cell office:value-type="float" office:value="1.5398210000000001" table:style-name="ce1">
            <text:p>1.539821</text:p>
          </table:table-cell>
          <table:table-cell office:value-type="float" office:value="1.523433" table:style-name="ce1">
            <text:p>1.523433</text:p>
          </table:table-cell>
          <table:table-cell office:value-type="float" office:value="1.4830859999999999" table:style-name="ce1">
            <text:p>1.483086</text:p>
          </table:table-cell>
          <table:table-cell office:value-type="float" office:value="1.4643889999999999" table:style-name="ce1">
            <text:p>1.464389</text:p>
          </table:table-cell>
          <table:table-cell office:value-type="float" office:value="1.450569" table:style-name="ce1">
            <text:p>1.450569</text:p>
          </table:table-cell>
          <table:table-cell office:value-type="float" office:value="1.537048" table:style-name="ce1">
            <text:p>1.537048</text:p>
          </table:table-cell>
          <table:table-cell office:value-type="float" office:value="1.605585" table:style-name="ce1">
            <text:p>1.605585</text:p>
          </table:table-cell>
          <table:table-cell office:value-type="float" office:value="1.5669729999999999" table:style-name="ce1">
            <text:p>1.566973</text:p>
          </table:table-cell>
          <table:table-cell office:value-type="float" office:value="1.5472809999999999" table:style-name="ce1">
            <text:p>1.547281</text:p>
          </table:table-cell>
          <table:table-cell office:value-type="float" office:value="1.5611429999999999" table:style-name="ce1">
            <text:p>1.561143</text:p>
          </table:table-cell>
          <table:table-cell office:value-type="float" office:value="1.540276" table:style-name="ce1">
            <text:p>1.540276</text:p>
          </table:table-cell>
          <table:table-cell office:value-type="float" office:value="1.5693870000000001" table:style-name="ce1">
            <text:p>1.569387</text:p>
          </table:table-cell>
          <table:table-cell office:value-type="float" office:value="1.596444" table:style-name="ce1">
            <text:p>1.59644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orway</text:p>
          </table:table-cell>
          <table:table-cell office:value-type="string" table:style-name="ce1">
            <text:p>NOR</text:p>
          </table:table-cell>
          <table:table-cell office:value-type="float" office:value="1.56271" table:style-name="ce1">
            <text:p>1.56271</text:p>
          </table:table-cell>
          <table:table-cell office:value-type="float" office:value="1.493819" table:style-name="ce1">
            <text:p>1.493819</text:p>
          </table:table-cell>
          <table:table-cell office:value-type="float" office:value="1.5260089999999999" table:style-name="ce1">
            <text:p>1.526009</text:p>
          </table:table-cell>
          <table:table-cell office:value-type="float" office:value="1.4871749999999999" table:style-name="ce1">
            <text:p>1.487175</text:p>
          </table:table-cell>
          <table:table-cell office:value-type="float" office:value="1.5292460000000001" table:style-name="ce1">
            <text:p>1.529246</text:p>
          </table:table-cell>
          <table:table-cell office:value-type="float" office:value="1.7042090000000001" table:style-name="ce1">
            <text:p>1.704209</text:p>
          </table:table-cell>
          <table:table-cell office:value-type="float" office:value="1.640593" table:style-name="ce1">
            <text:p>1.640593</text:p>
          </table:table-cell>
          <table:table-cell office:value-type="float" office:value="1.5421800000000001" table:style-name="ce1">
            <text:p>1.54218</text:p>
          </table:table-cell>
          <table:table-cell office:value-type="float" office:value="1.549855" table:style-name="ce1">
            <text:p>1.549855</text:p>
          </table:table-cell>
          <table:table-cell office:value-type="float" office:value="1.5480389999999999" table:style-name="ce1">
            <text:p>1.548039</text:p>
          </table:table-cell>
          <table:table-cell office:value-type="float" office:value="1.54888" table:style-name="ce1">
            <text:p>1.54888</text:p>
          </table:table-cell>
          <table:table-cell office:value-type="float" office:value="1.5950880000000001" table:style-name="ce1">
            <text:p>1.595088</text:p>
          </table:table-cell>
          <table:table-cell office:value-type="float" office:value="1.626358" table:style-name="ce1">
            <text:p>1.626358</text:p>
          </table:table-cell>
          <table:table-cell office:value-type="float" office:value="1.7281629999999999" table:style-name="ce1">
            <text:p>1.728163</text:p>
          </table:table-cell>
          <table:table-cell office:value-type="float" office:value="1.737975" table:style-name="ce1">
            <text:p>1.737975</text:p>
          </table:table-cell>
          <table:table-cell office:value-type="float" office:value="1.6840869999999999" table:style-name="ce1">
            <text:p>1.684087</text:p>
          </table:table-cell>
          <table:table-cell office:value-type="float" office:value="1.687913" table:style-name="ce1">
            <text:p>1.687913</text:p>
          </table:table-cell>
          <table:table-cell office:value-type="float" office:value="1.664255" table:style-name="ce1">
            <text:p>1.664255</text:p>
          </table:table-cell>
          <table:table-cell office:value-type="float" office:value="1.6922349999999999" table:style-name="ce1">
            <text:p>1.692235</text:p>
          </table:table-cell>
          <table:table-cell office:value-type="float" office:value="1.7325470000000001" table:style-name="ce1">
            <text:p>1.73254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epal</text:p>
          </table:table-cell>
          <table:table-cell office:value-type="string" table:style-name="ce1">
            <text:p>NPL</text:p>
          </table:table-cell>
          <table:table-cell office:value-type="float" office:value="-6.4157000000000006E-2" table:style-name="ce1">
            <text:p>-0.064157</text:p>
          </table:table-cell>
          <table:table-cell office:value-type="float" office:value="-0.19328039999999999" table:style-name="ce1">
            <text:p>-0.1932804</text:p>
          </table:table-cell>
          <table:table-cell office:value-type="float" office:value="-0.28059859999999998" table:style-name="ce1">
            <text:p>-0.2805986</text:p>
          </table:table-cell>
          <table:table-cell office:value-type="float" office:value="-0.79815950000000002" table:style-name="ce1">
            <text:p>-0.7981595</text:p>
          </table:table-cell>
          <table:table-cell office:value-type="float" office:value="-0.92000340000000003" table:style-name="ce1">
            <text:p>-0.9200034</text:p>
          </table:table-cell>
          <table:table-cell office:value-type="float" office:value="-1.134827" table:style-name="ce1">
            <text:p>-1.134827</text:p>
          </table:table-cell>
          <table:table-cell office:value-type="float" office:value="-1.1468160000000001" table:style-name="ce1">
            <text:p>-1.146816</text:p>
          </table:table-cell>
          <table:table-cell office:value-type="float" office:value="-0.90880360000000004" table:style-name="ce1">
            <text:p>-0.9088036</text:p>
          </table:table-cell>
          <table:table-cell office:value-type="float" office:value="-0.58556189999999997" table:style-name="ce1">
            <text:p>-0.5855619</text:p>
          </table:table-cell>
          <table:table-cell office:value-type="float" office:value="-0.49612640000000002" table:style-name="ce1">
            <text:p>-0.4961264</text:p>
          </table:table-cell>
          <table:table-cell office:value-type="float" office:value="-0.44104179999999998" table:style-name="ce1">
            <text:p>-0.4410418</text:p>
          </table:table-cell>
          <table:table-cell office:value-type="float" office:value="-0.44749260000000002" table:style-name="ce1">
            <text:p>-0.4474926</text:p>
          </table:table-cell>
          <table:table-cell office:value-type="float" office:value="-0.44512580000000002" table:style-name="ce1">
            <text:p>-0.4451258</text:p>
          </table:table-cell>
          <table:table-cell office:value-type="float" office:value="-0.64236349999999998" table:style-name="ce1">
            <text:p>-0.6423635</text:p>
          </table:table-cell>
          <table:table-cell office:value-type="float" office:value="-0.52857480000000001" table:style-name="ce1">
            <text:p>-0.5285748</text:p>
          </table:table-cell>
          <table:table-cell office:value-type="float" office:value="-0.43045709999999998" table:style-name="ce1">
            <text:p>-0.4304571</text:p>
          </table:table-cell>
          <table:table-cell office:value-type="float" office:value="-0.4154408" table:style-name="ce1">
            <text:p>-0.4154408</text:p>
          </table:table-cell>
          <table:table-cell office:value-type="float" office:value="-0.25287130000000002" table:style-name="ce1">
            <text:p>-0.2528713</text:p>
          </table:table-cell>
          <table:table-cell office:value-type="float" office:value="-0.2339909" table:style-name="ce1">
            <text:p>-0.2339909</text:p>
          </table:table-cell>
          <table:table-cell office:value-type="float" office:value="-0.13195809999999999" table:style-name="ce1">
            <text:p>-0.131958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auru</text:p>
          </table:table-cell>
          <table:table-cell office:value-type="string" table:style-name="ce1">
            <text:p>NRU</text:p>
          </table:table-cell>
          <table:table-cell office:value-type="float" office:value="0.99057600000000001" table:style-name="ce1">
            <text:p>0.990576</text:p>
          </table:table-cell>
          <table:table-cell office:value-type="float" office:value="1.005614" table:style-name="ce1">
            <text:p>1.005614</text:p>
          </table:table-cell>
          <table:table-cell office:value-type="float" office:value="0.94482109999999997" table:style-name="ce1">
            <text:p>0.9448211</text:p>
          </table:table-cell>
          <table:table-cell office:value-type="float" office:value="0.94603060000000005" table:style-name="ce1">
            <text:p>0.9460306</text:p>
          </table:table-cell>
          <table:table-cell office:value-type="float" office:value="1.1152690000000001" table:style-name="ce1">
            <text:p>1.115269</text:p>
          </table:table-cell>
          <table:table-cell office:value-type="float" office:value="1.0724" table:style-name="ce1">
            <text:p>1.0724</text:p>
          </table:table-cell>
          <table:table-cell office:value-type="float" office:value="1.065369" table:style-name="ce1">
            <text:p>1.065369</text:p>
          </table:table-cell>
          <table:table-cell office:value-type="float" office:value="1.0653950000000001" table:style-name="ce1">
            <text:p>1.065395</text:p>
          </table:table-cell>
          <table:table-cell office:value-type="float" office:value="1.0569569999999999" table:style-name="ce1">
            <text:p>1.056957</text:p>
          </table:table-cell>
          <table:table-cell office:value-type="float" office:value="1.0823529999999999" table:style-name="ce1">
            <text:p>1.082353</text:p>
          </table:table-cell>
          <table:table-cell office:value-type="float" office:value="1.0871" table:style-name="ce1">
            <text:p>1.0871</text:p>
          </table:table-cell>
          <table:table-cell office:value-type="float" office:value="1.066605" table:style-name="ce1">
            <text:p>1.066605</text:p>
          </table:table-cell>
          <table:table-cell office:value-type="float" office:value="1.0951690000000001" table:style-name="ce1">
            <text:p>1.095169</text:p>
          </table:table-cell>
          <table:table-cell office:value-type="float" office:value="1.0955330000000001" table:style-name="ce1">
            <text:p>1.095533</text:p>
          </table:table-cell>
          <table:table-cell office:value-type="float" office:value="1.0553239999999999" table:style-name="ce1">
            <text:p>1.055324</text:p>
          </table:table-cell>
          <table:table-cell office:value-type="float" office:value="0.80739760000000005" table:style-name="ce1">
            <text:p>0.8073976</text:p>
          </table:table-cell>
          <table:table-cell office:value-type="float" office:value="0.54684889999999997" table:style-name="ce1">
            <text:p>0.5468489</text:p>
          </table:table-cell>
          <table:table-cell office:value-type="float" office:value="0.50784830000000003" table:style-name="ce1">
            <text:p>0.5078483</text:p>
          </table:table-cell>
          <table:table-cell office:value-type="float" office:value="0.5077796" table:style-name="ce1">
            <text:p>0.5077796</text:p>
          </table:table-cell>
          <table:table-cell office:value-type="float" office:value="0.66095800000000005" table:style-name="ce1">
            <text:p>0.66095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NZL</text:p>
          </table:table-cell>
          <table:table-cell office:value-type="float" office:value="1.6295580000000001" table:style-name="ce1">
            <text:p>1.629558</text:p>
          </table:table-cell>
          <table:table-cell office:value-type="float" office:value="1.557806" table:style-name="ce1">
            <text:p>1.557806</text:p>
          </table:table-cell>
          <table:table-cell office:value-type="float" office:value="1.6786810000000001" table:style-name="ce1">
            <text:p>1.678681</text:p>
          </table:table-cell>
          <table:table-cell office:value-type="float" office:value="1.5010429999999999" table:style-name="ce1">
            <text:p>1.501043</text:p>
          </table:table-cell>
          <table:table-cell office:value-type="float" office:value="1.6101160000000001" table:style-name="ce1">
            <text:p>1.610116</text:p>
          </table:table-cell>
          <table:table-cell office:value-type="float" office:value="1.653178" table:style-name="ce1">
            <text:p>1.653178</text:p>
          </table:table-cell>
          <table:table-cell office:value-type="float" office:value="1.6286020000000001" table:style-name="ce1">
            <text:p>1.628602</text:p>
          </table:table-cell>
          <table:table-cell office:value-type="float" office:value="1.4993650000000001" table:style-name="ce1">
            <text:p>1.499365</text:p>
          </table:table-cell>
          <table:table-cell office:value-type="float" office:value="1.4779469999999999" table:style-name="ce1">
            <text:p>1.477947</text:p>
          </table:table-cell>
          <table:table-cell office:value-type="float" office:value="1.478389" table:style-name="ce1">
            <text:p>1.478389</text:p>
          </table:table-cell>
          <table:table-cell office:value-type="float" office:value="1.478483" table:style-name="ce1">
            <text:p>1.478483</text:p>
          </table:table-cell>
          <table:table-cell office:value-type="float" office:value="1.507506" table:style-name="ce1">
            <text:p>1.507506</text:p>
          </table:table-cell>
          <table:table-cell office:value-type="float" office:value="1.5790759999999999" table:style-name="ce1">
            <text:p>1.579076</text:p>
          </table:table-cell>
          <table:table-cell office:value-type="float" office:value="1.6177220000000001" table:style-name="ce1">
            <text:p>1.617722</text:p>
          </table:table-cell>
          <table:table-cell office:value-type="float" office:value="1.6060779999999999" table:style-name="ce1">
            <text:p>1.606078</text:p>
          </table:table-cell>
          <table:table-cell office:value-type="float" office:value="1.524384" table:style-name="ce1">
            <text:p>1.524384</text:p>
          </table:table-cell>
          <table:table-cell office:value-type="float" office:value="1.554845" table:style-name="ce1">
            <text:p>1.554845</text:p>
          </table:table-cell>
          <table:table-cell office:value-type="float" office:value="1.532413" table:style-name="ce1">
            <text:p>1.532413</text:p>
          </table:table-cell>
          <table:table-cell office:value-type="float" office:value="1.5567059999999999" table:style-name="ce1">
            <text:p>1.556706</text:p>
          </table:table-cell>
          <table:table-cell office:value-type="float" office:value="1.6235010000000001" table:style-name="ce1">
            <text:p>1.6235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Oman</text:p>
          </table:table-cell>
          <table:table-cell office:value-type="string" table:style-name="ce1">
            <text:p>OMN</text:p>
          </table:table-cell>
          <table:table-cell office:value-type="float" office:value="-0.71368310000000001" table:style-name="ce1">
            <text:p>-0.7136831</text:p>
          </table:table-cell>
          <table:table-cell office:value-type="float" office:value="-0.88645309999999999" table:style-name="ce1">
            <text:p>-0.8864531</text:p>
          </table:table-cell>
          <table:table-cell office:value-type="float" office:value="-0.75583330000000004" table:style-name="ce1">
            <text:p>-0.7558333</text:p>
          </table:table-cell>
          <table:table-cell office:value-type="float" office:value="-0.78783709999999996" table:style-name="ce1">
            <text:p>-0.7878371</text:p>
          </table:table-cell>
          <table:table-cell office:value-type="float" office:value="-0.82254519999999998" table:style-name="ce1">
            <text:p>-0.8225452</text:p>
          </table:table-cell>
          <table:table-cell office:value-type="float" office:value="-0.65664469999999997" table:style-name="ce1">
            <text:p>-0.6566447</text:p>
          </table:table-cell>
          <table:table-cell office:value-type="float" office:value="-0.91963790000000001" table:style-name="ce1">
            <text:p>-0.9196379</text:p>
          </table:table-cell>
          <table:table-cell office:value-type="float" office:value="-1.1594869999999999" table:style-name="ce1">
            <text:p>-1.159487</text:p>
          </table:table-cell>
          <table:table-cell office:value-type="float" office:value="-1.0626610000000001" table:style-name="ce1">
            <text:p>-1.062661</text:p>
          </table:table-cell>
          <table:table-cell office:value-type="float" office:value="-1.070743" table:style-name="ce1">
            <text:p>-1.070743</text:p>
          </table:table-cell>
          <table:table-cell office:value-type="float" office:value="-1.074038" table:style-name="ce1">
            <text:p>-1.074038</text:p>
          </table:table-cell>
          <table:table-cell office:value-type="float" office:value="-1.0448029999999999" table:style-name="ce1">
            <text:p>-1.044803</text:p>
          </table:table-cell>
          <table:table-cell office:value-type="float" office:value="-1.0604910000000001" table:style-name="ce1">
            <text:p>-1.060491</text:p>
          </table:table-cell>
          <table:table-cell office:value-type="float" office:value="-1.0216700000000001" table:style-name="ce1">
            <text:p>-1.02167</text:p>
          </table:table-cell>
          <table:table-cell office:value-type="float" office:value="-1.0386420000000001" table:style-name="ce1">
            <text:p>-1.038642</text:p>
          </table:table-cell>
          <table:table-cell office:value-type="float" office:value="-1.090711" table:style-name="ce1">
            <text:p>-1.090711</text:p>
          </table:table-cell>
          <table:table-cell office:value-type="float" office:value="-1.061453" table:style-name="ce1">
            <text:p>-1.061453</text:p>
          </table:table-cell>
          <table:table-cell office:value-type="float" office:value="-1.0544070000000001" table:style-name="ce1">
            <text:p>-1.054407</text:p>
          </table:table-cell>
          <table:table-cell office:value-type="float" office:value="-1.0614079999999999" table:style-name="ce1">
            <text:p>-1.061408</text:p>
          </table:table-cell>
          <table:table-cell office:value-type="float" office:value="-1.0261070000000001" table:style-name="ce1">
            <text:p>-1.0261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PAK</text:p>
          </table:table-cell>
          <table:table-cell office:value-type="float" office:value="-0.59683589999999997" table:style-name="ce1">
            <text:p>-0.5968359</text:p>
          </table:table-cell>
          <table:table-cell office:value-type="float" office:value="-0.54471899999999995" table:style-name="ce1">
            <text:p>-0.544719</text:p>
          </table:table-cell>
          <table:table-cell office:value-type="float" office:value="-1.2202539999999999" table:style-name="ce1">
            <text:p>-1.220254</text:p>
          </table:table-cell>
          <table:table-cell office:value-type="float" office:value="-1.1090059999999999" table:style-name="ce1">
            <text:p>-1.109006</text:p>
          </table:table-cell>
          <table:table-cell office:value-type="float" office:value="-1.1707639999999999" table:style-name="ce1">
            <text:p>-1.170764</text:p>
          </table:table-cell>
          <table:table-cell office:value-type="float" office:value="-1.142131" table:style-name="ce1">
            <text:p>-1.142131</text:p>
          </table:table-cell>
          <table:table-cell office:value-type="float" office:value="-0.97628619999999999" table:style-name="ce1">
            <text:p>-0.9762862</text:p>
          </table:table-cell>
          <table:table-cell office:value-type="float" office:value="-0.88647540000000002" table:style-name="ce1">
            <text:p>-0.8864754</text:p>
          </table:table-cell>
          <table:table-cell office:value-type="float" office:value="-0.9498742" table:style-name="ce1">
            <text:p>-0.9498742</text:p>
          </table:table-cell>
          <table:table-cell office:value-type="float" office:value="-0.83840349999999997" table:style-name="ce1">
            <text:p>-0.8384035</text:p>
          </table:table-cell>
          <table:table-cell office:value-type="float" office:value="-0.85575290000000004" table:style-name="ce1">
            <text:p>-0.8557529</text:p>
          </table:table-cell>
          <table:table-cell office:value-type="float" office:value="-0.79866309999999996" table:style-name="ce1">
            <text:p>-0.7986631</text:p>
          </table:table-cell>
          <table:table-cell office:value-type="float" office:value="-0.82919940000000003" table:style-name="ce1">
            <text:p>-0.8291994</text:p>
          </table:table-cell>
          <table:table-cell office:value-type="float" office:value="-0.84358219999999995" table:style-name="ce1">
            <text:p>-0.8435822</text:p>
          </table:table-cell>
          <table:table-cell office:value-type="float" office:value="-0.79948059999999999" table:style-name="ce1">
            <text:p>-0.7994806</text:p>
          </table:table-cell>
          <table:table-cell office:value-type="float" office:value="-0.71602390000000005" table:style-name="ce1">
            <text:p>-0.7160239</text:p>
          </table:table-cell>
          <table:table-cell office:value-type="float" office:value="-0.72206630000000005" table:style-name="ce1">
            <text:p>-0.7220663</text:p>
          </table:table-cell>
          <table:table-cell office:value-type="float" office:value="-0.70099140000000004" table:style-name="ce1">
            <text:p>-0.7009914</text:p>
          </table:table-cell>
          <table:table-cell office:value-type="float" office:value="-0.69486300000000001" table:style-name="ce1">
            <text:p>-0.694863</text:p>
          </table:table-cell>
          <table:table-cell office:value-type="float" office:value="-0.80069330000000005" table:style-name="ce1">
            <text:p>-0.800693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anama</text:p>
          </table:table-cell>
          <table:table-cell office:value-type="string" table:style-name="ce1">
            <text:p>PAN</text:p>
          </table:table-cell>
          <table:table-cell office:value-type="float" office:value="0.1306377" table:style-name="ce1">
            <text:p>0.1306377</text:p>
          </table:table-cell>
          <table:table-cell office:value-type="float" office:value="0.51152319999999996" table:style-name="ce1">
            <text:p>0.5115232</text:p>
          </table:table-cell>
          <table:table-cell office:value-type="float" office:value="0.63122840000000002" table:style-name="ce1">
            <text:p>0.6312284</text:p>
          </table:table-cell>
          <table:table-cell office:value-type="float" office:value="0.61942379999999997" table:style-name="ce1">
            <text:p>0.6194238</text:p>
          </table:table-cell>
          <table:table-cell office:value-type="float" office:value="0.48482700000000001" table:style-name="ce1">
            <text:p>0.484827</text:p>
          </table:table-cell>
          <table:table-cell office:value-type="float" office:value="0.51607219999999998" table:style-name="ce1">
            <text:p>0.5160722</text:p>
          </table:table-cell>
          <table:table-cell office:value-type="float" office:value="0.4435384" table:style-name="ce1">
            <text:p>0.4435384</text:p>
          </table:table-cell>
          <table:table-cell office:value-type="float" office:value="0.60152159999999999" table:style-name="ce1">
            <text:p>0.6015216</text:p>
          </table:table-cell>
          <table:table-cell office:value-type="float" office:value="0.62126510000000001" table:style-name="ce1">
            <text:p>0.6212651</text:p>
          </table:table-cell>
          <table:table-cell office:value-type="float" office:value="0.60069099999999997" table:style-name="ce1">
            <text:p>0.600691</text:p>
          </table:table-cell>
          <table:table-cell office:value-type="float" office:value="0.59126310000000004" table:style-name="ce1">
            <text:p>0.5912631</text:p>
          </table:table-cell>
          <table:table-cell office:value-type="float" office:value="0.53719850000000002" table:style-name="ce1">
            <text:p>0.5371985</text:p>
          </table:table-cell>
          <table:table-cell office:value-type="float" office:value="0.53463850000000002" table:style-name="ce1">
            <text:p>0.5346385</text:p>
          </table:table-cell>
          <table:table-cell office:value-type="float" office:value="0.46941690000000003" table:style-name="ce1">
            <text:p>0.4694169</text:p>
          </table:table-cell>
          <table:table-cell office:value-type="float" office:value="0.42427179999999998" table:style-name="ce1">
            <text:p>0.4242718</text:p>
          </table:table-cell>
          <table:table-cell office:value-type="float" office:value="0.50562790000000002" table:style-name="ce1">
            <text:p>0.5056279</text:p>
          </table:table-cell>
          <table:table-cell office:value-type="float" office:value="0.55851079999999997" table:style-name="ce1">
            <text:p>0.5585108</text:p>
          </table:table-cell>
          <table:table-cell office:value-type="float" office:value="0.52393900000000004" table:style-name="ce1">
            <text:p>0.523939</text:p>
          </table:table-cell>
          <table:table-cell office:value-type="float" office:value="0.51874419999999999" table:style-name="ce1">
            <text:p>0.5187442</text:p>
          </table:table-cell>
          <table:table-cell office:value-type="float" office:value="0.58050060000000003" table:style-name="ce1">
            <text:p>0.580500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eru</text:p>
          </table:table-cell>
          <table:table-cell office:value-type="string" table:style-name="ce1">
            <text:p>PER</text:p>
          </table:table-cell>
          <table:table-cell office:value-type="float" office:value="-0.52950269999999999" table:style-name="ce1">
            <text:p>-0.5295027</text:p>
          </table:table-cell>
          <table:table-cell office:value-type="float" office:value="-0.63831700000000002" table:style-name="ce1">
            <text:p>-0.638317</text:p>
          </table:table-cell>
          <table:table-cell office:value-type="float" office:value="-0.3702261" table:style-name="ce1">
            <text:p>-0.3702261</text:p>
          </table:table-cell>
          <table:table-cell office:value-type="float" office:value="0.2229372" table:style-name="ce1">
            <text:p>0.2229372</text:p>
          </table:table-cell>
          <table:table-cell office:value-type="float" office:value="7.8648800000000005E-2" table:style-name="ce1">
            <text:p>0.0786488</text:p>
          </table:table-cell>
          <table:table-cell office:value-type="float" office:value="-0.1345295" table:style-name="ce1">
            <text:p>-0.1345295</text:p>
          </table:table-cell>
          <table:table-cell office:value-type="float" office:value="-1.38193E-2" table:style-name="ce1">
            <text:p>-0.0138193</text:p>
          </table:table-cell>
          <table:table-cell office:value-type="float" office:value="9.19349E-2" table:style-name="ce1">
            <text:p>0.0919349</text:p>
          </table:table-cell>
          <table:table-cell office:value-type="float" office:value="0.10835699999999999" table:style-name="ce1">
            <text:p>0.108357</text:p>
          </table:table-cell>
          <table:table-cell office:value-type="float" office:value="0.15213479999999999" table:style-name="ce1">
            <text:p>0.1521348</text:p>
          </table:table-cell>
          <table:table-cell office:value-type="float" office:value="8.3486000000000005E-2" table:style-name="ce1">
            <text:p>0.083486</text:p>
          </table:table-cell>
          <table:table-cell office:value-type="float" office:value="0.1111375" table:style-name="ce1">
            <text:p>0.1111375</text:p>
          </table:table-cell>
          <table:table-cell office:value-type="float" office:value="0.13123960000000001" table:style-name="ce1">
            <text:p>0.1312396</text:p>
          </table:table-cell>
          <table:table-cell office:value-type="float" office:value="0.1142629" table:style-name="ce1">
            <text:p>0.1142629</text:p>
          </table:table-cell>
          <table:table-cell office:value-type="float" office:value="8.4784999999999999E-2" table:style-name="ce1">
            <text:p>0.084785</text:p>
          </table:table-cell>
          <table:table-cell office:value-type="float" office:value="0.1925171" table:style-name="ce1">
            <text:p>0.1925171</text:p>
          </table:table-cell>
          <table:table-cell office:value-type="float" office:value="0.22736780000000001" table:style-name="ce1">
            <text:p>0.2273678</text:p>
          </table:table-cell>
          <table:table-cell office:value-type="float" office:value="0.26763110000000001" table:style-name="ce1">
            <text:p>0.2676311</text:p>
          </table:table-cell>
          <table:table-cell office:value-type="float" office:value="0.2725938" table:style-name="ce1">
            <text:p>0.2725938</text:p>
          </table:table-cell>
          <table:table-cell office:value-type="float" office:value="0.2345341" table:style-name="ce1">
            <text:p>0.234534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1">
            <text:p>PHL</text:p>
          </table:table-cell>
          <table:table-cell office:value-type="float" office:value="0.25772790000000001" table:style-name="ce1">
            <text:p>0.2577279</text:p>
          </table:table-cell>
          <table:table-cell office:value-type="float" office:value="0.41971130000000001" table:style-name="ce1">
            <text:p>0.4197113</text:p>
          </table:table-cell>
          <table:table-cell office:value-type="float" office:value="0.2323654" table:style-name="ce1">
            <text:p>0.2323654</text:p>
          </table:table-cell>
          <table:table-cell office:value-type="float" office:value="0.16460330000000001" table:style-name="ce1">
            <text:p>0.1646033</text:p>
          </table:table-cell>
          <table:table-cell office:value-type="float" office:value="0.15380079999999999" table:style-name="ce1">
            <text:p>0.1538008</text:p>
          </table:table-cell>
          <table:table-cell office:value-type="float" office:value="2.5553599999999999E-2" table:style-name="ce1">
            <text:p>0.0255536</text:p>
          </table:table-cell>
          <table:table-cell office:value-type="float" office:value="-7.2550999999999996E-3" table:style-name="ce1">
            <text:p>-0.0072551</text:p>
          </table:table-cell>
          <table:table-cell office:value-type="float" office:value="-9.1142500000000001E-2" table:style-name="ce1">
            <text:p>-0.0911425</text:p>
          </table:table-cell>
          <table:table-cell office:value-type="float" office:value="-0.1105415" table:style-name="ce1">
            <text:p>-0.1105415</text:p>
          </table:table-cell>
          <table:table-cell office:value-type="float" office:value="-0.1387526" table:style-name="ce1">
            <text:p>-0.1387526</text:p>
          </table:table-cell>
          <table:table-cell office:value-type="float" office:value="-2.7797200000000001E-2" table:style-name="ce1">
            <text:p>-0.0277972</text:p>
          </table:table-cell>
          <table:table-cell office:value-type="float" office:value="-3.9102499999999998E-2" table:style-name="ce1">
            <text:p>-0.0391025</text:p>
          </table:table-cell>
          <table:table-cell office:value-type="float" office:value="-1.9902699999999999E-2" table:style-name="ce1">
            <text:p>-0.0199027</text:p>
          </table:table-cell>
          <table:table-cell office:value-type="float" office:value="-2.96867E-2" table:style-name="ce1">
            <text:p>-0.0296867</text:p>
          </table:table-cell>
          <table:table-cell office:value-type="float" office:value="6.3470999999999996E-3" table:style-name="ce1">
            <text:p>0.0063471</text:p>
          </table:table-cell>
          <table:table-cell office:value-type="float" office:value="0.15926599999999999" table:style-name="ce1">
            <text:p>0.159266</text:p>
          </table:table-cell>
          <table:table-cell office:value-type="float" office:value="0.14706939999999999" table:style-name="ce1">
            <text:p>0.1470694</text:p>
          </table:table-cell>
          <table:table-cell office:value-type="float" office:value="0.1621089" table:style-name="ce1">
            <text:p>0.1621089</text:p>
          </table:table-cell>
          <table:table-cell office:value-type="float" office:value="8.2399100000000003E-2" table:style-name="ce1">
            <text:p>0.0823991</text:p>
          </table:table-cell>
          <table:table-cell office:value-type="float" office:value="3.7987699999999999E-2" table:style-name="ce1">
            <text:p>0.03798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alau</text:p>
          </table:table-cell>
          <table:table-cell office:value-type="string" table:style-name="ce1">
            <text:p>PLW</text:p>
          </table:table-cell>
          <table:table-cell office:value-type="float" office:value="1.098292" table:style-name="ce1">
            <text:p>1.098292</text:p>
          </table:table-cell>
          <table:table-cell office:value-type="float" office:value="1.114419" table:style-name="ce1">
            <text:p>1.114419</text:p>
          </table:table-cell>
          <table:table-cell office:value-type="float" office:value="1.1179490000000001" table:style-name="ce1">
            <text:p>1.117949</text:p>
          </table:table-cell>
          <table:table-cell office:value-type="float" office:value="1.0929759999999999" table:style-name="ce1">
            <text:p>1.092976</text:p>
          </table:table-cell>
          <table:table-cell office:value-type="float" office:value="1.2243550000000001" table:style-name="ce1">
            <text:p>1.224355</text:p>
          </table:table-cell>
          <table:table-cell office:value-type="float" office:value="1.19513" table:style-name="ce1">
            <text:p>1.19513</text:p>
          </table:table-cell>
          <table:table-cell office:value-type="float" office:value="1.1943239999999999" table:style-name="ce1">
            <text:p>1.194324</text:p>
          </table:table-cell>
          <table:table-cell office:value-type="float" office:value="1.1914979999999999" table:style-name="ce1">
            <text:p>1.191498</text:p>
          </table:table-cell>
          <table:table-cell office:value-type="float" office:value="1.1867179999999999" table:style-name="ce1">
            <text:p>1.186718</text:p>
          </table:table-cell>
          <table:table-cell office:value-type="float" office:value="1.2170000000000001" table:style-name="ce1">
            <text:p>1.217</text:p>
          </table:table-cell>
          <table:table-cell office:value-type="float" office:value="1.208629" table:style-name="ce1">
            <text:p>1.208629</text:p>
          </table:table-cell>
          <table:table-cell office:value-type="float" office:value="1.192971" table:style-name="ce1">
            <text:p>1.192971</text:p>
          </table:table-cell>
          <table:table-cell office:value-type="float" office:value="1.206218" table:style-name="ce1">
            <text:p>1.206218</text:p>
          </table:table-cell>
          <table:table-cell office:value-type="float" office:value="1.2056039999999999" table:style-name="ce1">
            <text:p>1.205604</text:p>
          </table:table-cell>
          <table:table-cell office:value-type="float" office:value="1.2057979999999999" table:style-name="ce1">
            <text:p>1.205798</text:p>
          </table:table-cell>
          <table:table-cell office:value-type="float" office:value="1.176771" table:style-name="ce1">
            <text:p>1.176771</text:p>
          </table:table-cell>
          <table:table-cell office:value-type="float" office:value="1.2008719999999999" table:style-name="ce1">
            <text:p>1.200872</text:p>
          </table:table-cell>
          <table:table-cell office:value-type="float" office:value="1.2133309999999999" table:style-name="ce1">
            <text:p>1.213331</text:p>
          </table:table-cell>
          <table:table-cell office:value-type="float" office:value="1.210545" table:style-name="ce1">
            <text:p>1.210545</text:p>
          </table:table-cell>
          <table:table-cell office:value-type="float" office:value="1.1460159999999999" table:style-name="ce1">
            <text:p>1.1460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apua New Guinea</text:p>
          </table:table-cell>
          <table:table-cell office:value-type="string" table:style-name="ce1">
            <text:p>PNG</text:p>
          </table:table-cell>
          <table:table-cell office:value-type="float" office:value="7.8156600000000007E-2" table:style-name="ce1">
            <text:p>0.0781566</text:p>
          </table:table-cell>
          <table:table-cell office:value-type="float" office:value="7.5129699999999994E-2" table:style-name="ce1">
            <text:p>0.0751297</text:p>
          </table:table-cell>
          <table:table-cell office:value-type="float" office:value="-6.3969499999999999E-2" table:style-name="ce1">
            <text:p>-0.0639695</text:p>
          </table:table-cell>
          <table:table-cell office:value-type="float" office:value="-0.1607748" table:style-name="ce1">
            <text:p>-0.1607748</text:p>
          </table:table-cell>
          <table:table-cell office:value-type="float" office:value="-0.20760609999999999" table:style-name="ce1">
            <text:p>-0.2076061</text:p>
          </table:table-cell>
          <table:table-cell office:value-type="float" office:value="-0.42371930000000002" table:style-name="ce1">
            <text:p>-0.4237193</text:p>
          </table:table-cell>
          <table:table-cell office:value-type="float" office:value="-0.30690489999999998" table:style-name="ce1">
            <text:p>-0.3069049</text:p>
          </table:table-cell>
          <table:table-cell office:value-type="float" office:value="1.2253999999999999E-2" table:style-name="ce1">
            <text:p>0.012254</text:p>
          </table:table-cell>
          <table:table-cell office:value-type="float" office:value="6.6168199999999996E-2" table:style-name="ce1">
            <text:p>0.0661682</text:p>
          </table:table-cell>
          <table:table-cell office:value-type="float" office:value="1.0301299999999999E-2" table:style-name="ce1">
            <text:p>0.0103013</text:p>
          </table:table-cell>
          <table:table-cell office:value-type="float" office:value="-1.0511100000000001E-2" table:style-name="ce1">
            <text:p>-0.0105111</text:p>
          </table:table-cell>
          <table:table-cell office:value-type="float" office:value="-3.0531599999999999E-2" table:style-name="ce1">
            <text:p>-0.0305316</text:p>
          </table:table-cell>
          <table:table-cell office:value-type="float" office:value="-3.8828000000000001E-2" table:style-name="ce1">
            <text:p>-0.038828</text:p>
          </table:table-cell>
          <table:table-cell office:value-type="float" office:value="-5.9104999999999998E-2" table:style-name="ce1">
            <text:p>-0.059105</text:p>
          </table:table-cell>
          <table:table-cell office:value-type="float" office:value="-4.4631000000000002E-3" table:style-name="ce1">
            <text:p>-0.0044631</text:p>
          </table:table-cell>
          <table:table-cell office:value-type="float" office:value="1.2504100000000001E-2" table:style-name="ce1">
            <text:p>0.0125041</text:p>
          </table:table-cell>
          <table:table-cell office:value-type="float" office:value="4.47438E-2" table:style-name="ce1">
            <text:p>0.0447438</text:p>
          </table:table-cell>
          <table:table-cell office:value-type="float" office:value="0.15724160000000001" table:style-name="ce1">
            <text:p>0.1572416</text:p>
          </table:table-cell>
          <table:table-cell office:value-type="float" office:value="0.13117770000000001" table:style-name="ce1">
            <text:p>0.1311777</text:p>
          </table:table-cell>
          <table:table-cell office:value-type="float" office:value="4.3219E-2" table:style-name="ce1">
            <text:p>0.04321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oland</text:p>
          </table:table-cell>
          <table:table-cell office:value-type="string" table:style-name="ce1">
            <text:p>POL</text:p>
          </table:table-cell>
          <table:table-cell office:value-type="float" office:value="1.0427010000000001" table:style-name="ce1">
            <text:p>1.042701</text:p>
          </table:table-cell>
          <table:table-cell office:value-type="float" office:value="1.0876159999999999" table:style-name="ce1">
            <text:p>1.087616</text:p>
          </table:table-cell>
          <table:table-cell office:value-type="float" office:value="1.075672" table:style-name="ce1">
            <text:p>1.075672</text:p>
          </table:table-cell>
          <table:table-cell office:value-type="float" office:value="1.08782" table:style-name="ce1">
            <text:p>1.08782</text:p>
          </table:table-cell>
          <table:table-cell office:value-type="float" office:value="1.012597" table:style-name="ce1">
            <text:p>1.012597</text:p>
          </table:table-cell>
          <table:table-cell office:value-type="float" office:value="1.0166280000000001" table:style-name="ce1">
            <text:p>1.016628</text:p>
          </table:table-cell>
          <table:table-cell office:value-type="float" office:value="0.94437230000000005" table:style-name="ce1">
            <text:p>0.9443723</text:p>
          </table:table-cell>
          <table:table-cell office:value-type="float" office:value="0.80353249999999998" table:style-name="ce1">
            <text:p>0.8035325</text:p>
          </table:table-cell>
          <table:table-cell office:value-type="float" office:value="0.87950240000000002" table:style-name="ce1">
            <text:p>0.8795024</text:p>
          </table:table-cell>
          <table:table-cell office:value-type="float" office:value="0.95348219999999995" table:style-name="ce1">
            <text:p>0.9534822</text:p>
          </table:table-cell>
          <table:table-cell office:value-type="float" office:value="1.0268809999999999" table:style-name="ce1">
            <text:p>1.026881</text:p>
          </table:table-cell>
          <table:table-cell office:value-type="float" office:value="1.0376019999999999" table:style-name="ce1">
            <text:p>1.037602</text:p>
          </table:table-cell>
          <table:table-cell office:value-type="float" office:value="1.027628" table:style-name="ce1">
            <text:p>1.027628</text:p>
          </table:table-cell>
          <table:table-cell office:value-type="float" office:value="1.064276" table:style-name="ce1">
            <text:p>1.064276</text:p>
          </table:table-cell>
          <table:table-cell office:value-type="float" office:value="0.99813890000000005" table:style-name="ce1">
            <text:p>0.9981389</text:p>
          </table:table-cell>
          <table:table-cell office:value-type="float" office:value="1.105113" table:style-name="ce1">
            <text:p>1.105113</text:p>
          </table:table-cell>
          <table:table-cell office:value-type="float" office:value="1.039736" table:style-name="ce1">
            <text:p>1.039736</text:p>
          </table:table-cell>
          <table:table-cell office:value-type="float" office:value="0.84349050000000003" table:style-name="ce1">
            <text:p>0.8434905</text:p>
          </table:table-cell>
          <table:table-cell office:value-type="float" office:value="0.78123419999999999" table:style-name="ce1">
            <text:p>0.7812342</text:p>
          </table:table-cell>
          <table:table-cell office:value-type="float" office:value="0.72383770000000003" table:style-name="ce1">
            <text:p>0.72383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office:value-type="float" office:value="1.100433" table:style-name="ce1">
            <text:p>1.100433</text:p>
          </table:table-cell>
          <table:table-cell office:value-type="float" office:value="1.1276109999999999" table:style-name="ce1">
            <text:p>1.127611</text:p>
          </table:table-cell>
          <table:table-cell office:value-type="float" office:value="1.1123270000000001" table:style-name="ce1">
            <text:p>1.112327</text:p>
          </table:table-cell>
          <table:table-cell office:value-type="float" office:value="1.0115749999999999" table:style-name="ce1">
            <text:p>1.011575</text:p>
          </table:table-cell>
          <table:table-cell office:value-type="float" office:value="0.96303539999999999" table:style-name="ce1">
            <text:p>0.9630354</text:p>
          </table:table-cell>
          <table:table-cell office:value-type="float" office:value="0.87120039999999999" table:style-name="ce1">
            <text:p>0.8712004</text:p>
          </table:table-cell>
          <table:table-cell office:value-type="float" office:value="0.97636780000000001" table:style-name="ce1">
            <text:p>0.9763678</text:p>
          </table:table-cell>
          <table:table-cell office:value-type="float" office:value="1.140377" table:style-name="ce1">
            <text:p>1.140377</text:p>
          </table:table-cell>
          <table:table-cell office:value-type="float" office:value="1.122001" table:style-name="ce1">
            <text:p>1.122001</text:p>
          </table:table-cell>
          <table:table-cell office:value-type="float" office:value="1.1500250000000001" table:style-name="ce1">
            <text:p>1.150025</text:p>
          </table:table-cell>
          <table:table-cell office:value-type="float" office:value="0.85700240000000005" table:style-name="ce1">
            <text:p>0.8570024</text:p>
          </table:table-cell>
          <table:table-cell office:value-type="float" office:value="0.83814080000000002" table:style-name="ce1">
            <text:p>0.8381408</text:p>
          </table:table-cell>
          <table:table-cell office:value-type="float" office:value="0.71968259999999995" table:style-name="ce1">
            <text:p>0.7196826</text:p>
          </table:table-cell>
          <table:table-cell office:value-type="float" office:value="0.68514580000000003" table:style-name="ce1">
            <text:p>0.6851458</text:p>
          </table:table-cell>
          <table:table-cell office:value-type="float" office:value="0.68024039999999997" table:style-name="ce1">
            <text:p>0.6802404</text:p>
          </table:table-cell>
          <table:table-cell office:value-type="float" office:value="0.77670720000000004" table:style-name="ce1">
            <text:p>0.7767072</text:p>
          </table:table-cell>
          <table:table-cell office:value-type="float" office:value="0.40372079999999999" table:style-name="ce1">
            <text:p>0.4037208</text:p>
          </table:table-cell>
          <table:table-cell office:value-type="float" office:value="0.41023850000000001" table:style-name="ce1">
            <text:p>0.4102385</text:p>
          </table:table-cell>
          <table:table-cell office:value-type="float" office:value="0.49149910000000002" table:style-name="ce1">
            <text:p>0.4914991</text:p>
          </table:table-cell>
          <table:table-cell office:value-type="float" office:value="0.49197279999999999" table:style-name="ce1">
            <text:p>0.491972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orea, Dem. People’s Rep.</text:p>
          </table:table-cell>
          <table:table-cell office:value-type="string" table:style-name="ce1">
            <text:p>PRK</text:p>
          </table:table-cell>
          <table:table-cell office:value-type="float" office:value="-1.924112" table:style-name="ce1">
            <text:p>-1.924112</text:p>
          </table:table-cell>
          <table:table-cell office:value-type="float" office:value="-2.0676809999999999" table:style-name="ce1">
            <text:p>-2.067681</text:p>
          </table:table-cell>
          <table:table-cell office:value-type="float" office:value="-2.1168230000000001" table:style-name="ce1">
            <text:p>-2.116823</text:p>
          </table:table-cell>
          <table:table-cell office:value-type="float" office:value="-2.1358079999999999" table:style-name="ce1">
            <text:p>-2.135808</text:p>
          </table:table-cell>
          <table:table-cell office:value-type="float" office:value="-2.1896930000000001" table:style-name="ce1">
            <text:p>-2.189693</text:p>
          </table:table-cell>
          <table:table-cell office:value-type="float" office:value="-2.068298" table:style-name="ce1">
            <text:p>-2.068298</text:p>
          </table:table-cell>
          <table:table-cell office:value-type="float" office:value="-2.1631499999999999" table:style-name="ce1">
            <text:p>-2.16315</text:p>
          </table:table-cell>
          <table:table-cell office:value-type="float" office:value="-2.3133949999999999" table:style-name="ce1">
            <text:p>-2.313395</text:p>
          </table:table-cell>
          <table:table-cell office:value-type="float" office:value="-2.2376369999999999" table:style-name="ce1">
            <text:p>-2.237637</text:p>
          </table:table-cell>
          <table:table-cell office:value-type="float" office:value="-2.2263419999999998" table:style-name="ce1">
            <text:p>-2.226342</text:p>
          </table:table-cell>
          <table:table-cell office:value-type="float" office:value="-2.2704960000000001" table:style-name="ce1">
            <text:p>-2.270496</text:p>
          </table:table-cell>
          <table:table-cell office:value-type="float" office:value="-2.2274790000000002" table:style-name="ce1">
            <text:p>-2.227479</text:p>
          </table:table-cell>
          <table:table-cell office:value-type="float" office:value="-2.2417220000000002" table:style-name="ce1">
            <text:p>-2.241722</text:p>
          </table:table-cell>
          <table:table-cell office:value-type="float" office:value="-2.2400760000000002" table:style-name="ce1">
            <text:p>-2.240076</text:p>
          </table:table-cell>
          <table:table-cell office:value-type="float" office:value="-2.2517130000000001" table:style-name="ce1">
            <text:p>-2.251713</text:p>
          </table:table-cell>
          <table:table-cell office:value-type="float" office:value="-2.1933349999999998" table:style-name="ce1">
            <text:p>-2.193335</text:p>
          </table:table-cell>
          <table:table-cell office:value-type="float" office:value="-2.2019600000000001" table:style-name="ce1">
            <text:p>-2.20196</text:p>
          </table:table-cell>
          <table:table-cell office:value-type="float" office:value="-2.180396" table:style-name="ce1">
            <text:p>-2.180396</text:p>
          </table:table-cell>
          <table:table-cell office:value-type="float" office:value="-2.2022699999999999" table:style-name="ce1">
            <text:p>-2.20227</text:p>
          </table:table-cell>
          <table:table-cell office:value-type="float" office:value="-2.202045" table:style-name="ce1">
            <text:p>-2.20204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ortugal</text:p>
          </table:table-cell>
          <table:table-cell office:value-type="string" table:style-name="ce1">
            <text:p>PRT</text:p>
          </table:table-cell>
          <table:table-cell office:value-type="float" office:value="1.497633" table:style-name="ce1">
            <text:p>1.497633</text:p>
          </table:table-cell>
          <table:table-cell office:value-type="float" office:value="1.4345669999999999" table:style-name="ce1">
            <text:p>1.434567</text:p>
          </table:table-cell>
          <table:table-cell office:value-type="float" office:value="1.3578680000000001" table:style-name="ce1">
            <text:p>1.357868</text:p>
          </table:table-cell>
          <table:table-cell office:value-type="float" office:value="1.3045450000000001" table:style-name="ce1">
            <text:p>1.304545</text:p>
          </table:table-cell>
          <table:table-cell office:value-type="float" office:value="1.4095800000000001" table:style-name="ce1">
            <text:p>1.40958</text:p>
          </table:table-cell>
          <table:table-cell office:value-type="float" office:value="1.4649110000000001" table:style-name="ce1">
            <text:p>1.464911</text:p>
          </table:table-cell>
          <table:table-cell office:value-type="float" office:value="1.4303049999999999" table:style-name="ce1">
            <text:p>1.430305</text:p>
          </table:table-cell>
          <table:table-cell office:value-type="float" office:value="1.2326619999999999" table:style-name="ce1">
            <text:p>1.232662</text:p>
          </table:table-cell>
          <table:table-cell office:value-type="float" office:value="1.2314210000000001" table:style-name="ce1">
            <text:p>1.231421</text:p>
          </table:table-cell>
          <table:table-cell office:value-type="float" office:value="1.201864" table:style-name="ce1">
            <text:p>1.201864</text:p>
          </table:table-cell>
          <table:table-cell office:value-type="float" office:value="1.1282430000000001" table:style-name="ce1">
            <text:p>1.128243</text:p>
          </table:table-cell>
          <table:table-cell office:value-type="float" office:value="1.1072029999999999" table:style-name="ce1">
            <text:p>1.107203</text:p>
          </table:table-cell>
          <table:table-cell office:value-type="float" office:value="1.1079110000000001" table:style-name="ce1">
            <text:p>1.107911</text:p>
          </table:table-cell>
          <table:table-cell office:value-type="float" office:value="1.0285280000000001" table:style-name="ce1">
            <text:p>1.028528</text:p>
          </table:table-cell>
          <table:table-cell office:value-type="float" office:value="1.066935" table:style-name="ce1">
            <text:p>1.066935</text:p>
          </table:table-cell>
          <table:table-cell office:value-type="float" office:value="1.1074459999999999" table:style-name="ce1">
            <text:p>1.107446</text:p>
          </table:table-cell>
          <table:table-cell office:value-type="float" office:value="1.1286780000000001" table:style-name="ce1">
            <text:p>1.128678</text:p>
          </table:table-cell>
          <table:table-cell office:value-type="float" office:value="1.15696" table:style-name="ce1">
            <text:p>1.15696</text:p>
          </table:table-cell>
          <table:table-cell office:value-type="float" office:value="1.207646" table:style-name="ce1">
            <text:p>1.207646</text:p>
          </table:table-cell>
          <table:table-cell office:value-type="float" office:value="1.204607" table:style-name="ce1">
            <text:p>1.2046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Paraguay</text:p>
          </table:table-cell>
          <table:table-cell office:value-type="string" table:style-name="ce1">
            <text:p>PRY</text:p>
          </table:table-cell>
          <table:table-cell office:value-type="float" office:value="-0.1223915" table:style-name="ce1">
            <text:p>-0.1223915</text:p>
          </table:table-cell>
          <table:table-cell office:value-type="float" office:value="-0.25111709999999998" table:style-name="ce1">
            <text:p>-0.2511171</text:p>
          </table:table-cell>
          <table:table-cell office:value-type="float" office:value="-0.50652589999999997" table:style-name="ce1">
            <text:p>-0.5065259</text:p>
          </table:table-cell>
          <table:table-cell office:value-type="float" office:value="-0.45634849999999999" table:style-name="ce1">
            <text:p>-0.4563485</text:p>
          </table:table-cell>
          <table:table-cell office:value-type="float" office:value="-0.40035419999999999" table:style-name="ce1">
            <text:p>-0.4003542</text:p>
          </table:table-cell>
          <table:table-cell office:value-type="float" office:value="-0.4745936" table:style-name="ce1">
            <text:p>-0.4745936</text:p>
          </table:table-cell>
          <table:table-cell office:value-type="float" office:value="-0.39582099999999998" table:style-name="ce1">
            <text:p>-0.395821</text:p>
          </table:table-cell>
          <table:table-cell office:value-type="float" office:value="-0.25690940000000001" table:style-name="ce1">
            <text:p>-0.2569094</text:p>
          </table:table-cell>
          <table:table-cell office:value-type="float" office:value="-0.16495850000000001" table:style-name="ce1">
            <text:p>-0.1649585</text:p>
          </table:table-cell>
          <table:table-cell office:value-type="float" office:value="-0.1157367" table:style-name="ce1">
            <text:p>-0.1157367</text:p>
          </table:table-cell>
          <table:table-cell office:value-type="float" office:value="-0.134578" table:style-name="ce1">
            <text:p>-0.134578</text:p>
          </table:table-cell>
          <table:table-cell office:value-type="float" office:value="-7.8933100000000006E-2" table:style-name="ce1">
            <text:p>-0.0789331</text:p>
          </table:table-cell>
          <table:table-cell office:value-type="float" office:value="-8.3290000000000003E-2" table:style-name="ce1">
            <text:p>-0.08329</text:p>
          </table:table-cell>
          <table:table-cell office:value-type="float" office:value="-0.1137369" table:style-name="ce1">
            <text:p>-0.1137369</text:p>
          </table:table-cell>
          <table:table-cell office:value-type="float" office:value="-0.104939" table:style-name="ce1">
            <text:p>-0.104939</text:p>
          </table:table-cell>
          <table:table-cell office:value-type="float" office:value="-0.1028423" table:style-name="ce1">
            <text:p>-0.1028423</text:p>
          </table:table-cell>
          <table:table-cell office:value-type="float" office:value="-6.9935800000000006E-2" table:style-name="ce1">
            <text:p>-0.0699358</text:p>
          </table:table-cell>
          <table:table-cell office:value-type="float" office:value="-6.2343500000000003E-2" table:style-name="ce1">
            <text:p>-0.0623435</text:p>
          </table:table-cell>
          <table:table-cell office:value-type="float" office:value="-4.2686599999999998E-2" table:style-name="ce1">
            <text:p>-0.0426866</text:p>
          </table:table-cell>
          <table:table-cell office:value-type="float" office:value="5.3769699999999997E-2" table:style-name="ce1">
            <text:p>0.053769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West Bank and Gaza</text:p>
          </table:table-cell>
          <table:table-cell office:value-type="string" table:style-name="ce1">
            <text:p>PSE</text:p>
          </table:table-cell>
          <table:table-cell office:value-type="float" office:value="-0.75876080000000001" table:style-name="ce1">
            <text:p>-0.7587608</text:p>
          </table:table-cell>
          <table:table-cell office:value-type="float" office:value="-0.71787559999999995" table:style-name="ce1">
            <text:p>-0.7178756</text:p>
          </table:table-cell>
          <table:table-cell office:value-type="float" office:value="-0.76744619999999997" table:style-name="ce1">
            <text:p>-0.7674462</text:p>
          </table:table-cell>
          <table:table-cell office:value-type="float" office:value="-0.80527249999999995" table:style-name="ce1">
            <text:p>-0.8052725</text:p>
          </table:table-cell>
          <table:table-cell office:value-type="float" office:value="-0.85059430000000003" table:style-name="ce1">
            <text:p>-0.8505943</text:p>
          </table:table-cell>
          <table:table-cell office:value-type="float" office:value="-0.68244649999999996" table:style-name="ce1">
            <text:p>-0.6824465</text:p>
          </table:table-cell>
          <table:table-cell office:value-type="float" office:value="-0.65349690000000005" table:style-name="ce1">
            <text:p>-0.6534969</text:p>
          </table:table-cell>
          <table:table-cell office:value-type="float" office:value="-0.43455480000000002" table:style-name="ce1">
            <text:p>-0.4345548</text:p>
          </table:table-cell>
          <table:table-cell office:value-type="float" office:value="-0.67793409999999998" table:style-name="ce1">
            <text:p>-0.6779341</text:p>
          </table:table-cell>
          <table:table-cell office:value-type="float" office:value="-0.86208079999999998" table:style-name="ce1">
            <text:p>-0.8620808</text:p>
          </table:table-cell>
          <table:table-cell office:value-type="float" office:value="-0.95367199999999996" table:style-name="ce1">
            <text:p>-0.953672</text:p>
          </table:table-cell>
          <table:table-cell office:value-type="float" office:value="-0.82359769999999999" table:style-name="ce1">
            <text:p>-0.8235977</text:p>
          </table:table-cell>
          <table:table-cell office:value-type="float" office:value="-1.005676" table:style-name="ce1">
            <text:p>-1.005676</text:p>
          </table:table-cell>
          <table:table-cell office:value-type="float" office:value="-0.93501009999999996" table:style-name="ce1">
            <text:p>-0.9350101</text:p>
          </table:table-cell>
          <table:table-cell office:value-type="float" office:value="-0.92826180000000003" table:style-name="ce1">
            <text:p>-0.9282618</text:p>
          </table:table-cell>
          <table:table-cell office:value-type="float" office:value="-0.88176520000000003" table:style-name="ce1">
            <text:p>-0.8817652</text:p>
          </table:table-cell>
          <table:table-cell office:value-type="float" office:value="-0.98583580000000004" table:style-name="ce1">
            <text:p>-0.9858358</text:p>
          </table:table-cell>
          <table:table-cell office:value-type="float" office:value="-1.094875" table:style-name="ce1">
            <text:p>-1.094875</text:p>
          </table:table-cell>
          <table:table-cell office:value-type="float" office:value="-1.0315259999999999" table:style-name="ce1">
            <text:p>-1.031526</text:p>
          </table:table-cell>
          <table:table-cell office:value-type="float" office:value="-0.90176429999999996" table:style-name="ce1">
            <text:p>-0.90176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Qatar</text:p>
          </table:table-cell>
          <table:table-cell office:value-type="string" table:style-name="ce1">
            <text:p>QAT</text:p>
          </table:table-cell>
          <table:table-cell office:value-type="float" office:value="-0.71000680000000005" table:style-name="ce1">
            <text:p>-0.7100068</text:p>
          </table:table-cell>
          <table:table-cell office:value-type="float" office:value="-0.77658859999999996" table:style-name="ce1">
            <text:p>-0.7765886</text:p>
          </table:table-cell>
          <table:table-cell office:value-type="float" office:value="-0.65178729999999996" table:style-name="ce1">
            <text:p>-0.6517873</text:p>
          </table:table-cell>
          <table:table-cell office:value-type="float" office:value="-0.69501579999999996" table:style-name="ce1">
            <text:p>-0.6950158</text:p>
          </table:table-cell>
          <table:table-cell office:value-type="float" office:value="-0.68729879999999999" table:style-name="ce1">
            <text:p>-0.6872988</text:p>
          </table:table-cell>
          <table:table-cell office:value-type="float" office:value="-0.42990349999999999" table:style-name="ce1">
            <text:p>-0.4299035</text:p>
          </table:table-cell>
          <table:table-cell office:value-type="float" office:value="-0.51384949999999996" table:style-name="ce1">
            <text:p>-0.5138495</text:p>
          </table:table-cell>
          <table:table-cell office:value-type="float" office:value="-0.86573480000000003" table:style-name="ce1">
            <text:p>-0.8657348</text:p>
          </table:table-cell>
          <table:table-cell office:value-type="float" office:value="-1.0403230000000001" table:style-name="ce1">
            <text:p>-1.040323</text:p>
          </table:table-cell>
          <table:table-cell office:value-type="float" office:value="-1.0205979999999999" table:style-name="ce1">
            <text:p>-1.020598</text:p>
          </table:table-cell>
          <table:table-cell office:value-type="float" office:value="-1.0035449999999999" table:style-name="ce1">
            <text:p>-1.003545</text:p>
          </table:table-cell>
          <table:table-cell office:value-type="float" office:value="-1.0121659999999999" table:style-name="ce1">
            <text:p>-1.012166</text:p>
          </table:table-cell>
          <table:table-cell office:value-type="float" office:value="-1.0849169999999999" table:style-name="ce1">
            <text:p>-1.084917</text:p>
          </table:table-cell>
          <table:table-cell office:value-type="float" office:value="-0.92177339999999997" table:style-name="ce1">
            <text:p>-0.9217734</text:p>
          </table:table-cell>
          <table:table-cell office:value-type="float" office:value="-0.97836639999999997" table:style-name="ce1">
            <text:p>-0.9783664</text:p>
          </table:table-cell>
          <table:table-cell office:value-type="float" office:value="-1.1334360000000001" table:style-name="ce1">
            <text:p>-1.133436</text:p>
          </table:table-cell>
          <table:table-cell office:value-type="float" office:value="-1.1447700000000001" table:style-name="ce1">
            <text:p>-1.14477</text:p>
          </table:table-cell>
          <table:table-cell office:value-type="float" office:value="-1.152304" table:style-name="ce1">
            <text:p>-1.152304</text:p>
          </table:table-cell>
          <table:table-cell office:value-type="float" office:value="-1.1774249999999999" table:style-name="ce1">
            <text:p>-1.177425</text:p>
          </table:table-cell>
          <table:table-cell office:value-type="float" office:value="-1.195095" table:style-name="ce1">
            <text:p>-1.19509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union</text:p>
          </table:table-cell>
          <table:table-cell office:value-type="string" table:style-name="ce1">
            <text:p>REU</text:p>
          </table:table-cell>
          <table:table-cell table:number-columns-repeated="5" table:style-name="ce1"/>
          <table:table-cell office:value-type="float" office:value="1.2051099999999999" table:style-name="ce1">
            <text:p>1.20511</text:p>
          </table:table-cell>
          <table:table-cell office:value-type="float" office:value="1.402679" table:style-name="ce1">
            <text:p>1.402679</text:p>
          </table:table-cell>
          <table:table-cell office:value-type="float" office:value="1.251679" table:style-name="ce1">
            <text:p>1.251679</text:p>
          </table:table-cell>
          <table:table-cell office:value-type="float" office:value="1.199541" table:style-name="ce1">
            <text:p>1.199541</text:p>
          </table:table-cell>
          <table:table-cell office:value-type="float" office:value="1.188221" table:style-name="ce1">
            <text:p>1.188221</text:p>
          </table:table-cell>
          <table:table-cell office:value-type="float" office:value="1.1837839999999999" table:style-name="ce1">
            <text:p>1.183784</text:p>
          </table:table-cell>
          <table:table-cell office:value-type="float" office:value="1.2091400000000001" table:style-name="ce1">
            <text:p>1.20914</text:p>
          </table:table-cell>
          <table:table-cell office:value-type="float" office:value="1.2336860000000001" table:style-name="ce1">
            <text:p>1.233686</text:p>
          </table:table-cell>
          <table:table-cell office:value-type="float" office:value="1.2508900000000001" table:style-name="ce1">
            <text:p>1.25089</text:p>
          </table:table-cell>
          <table:table-cell office:value-type="float" office:value="1.226089" table:style-name="ce1">
            <text:p>1.22608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Romania</text:p>
          </table:table-cell>
          <table:table-cell office:value-type="string" table:style-name="ce1">
            <text:p>ROU</text:p>
          </table:table-cell>
          <table:table-cell office:value-type="float" office:value="0.28602339999999998" table:style-name="ce1">
            <text:p>0.2860234</text:p>
          </table:table-cell>
          <table:table-cell office:value-type="float" office:value="0.38999060000000002" table:style-name="ce1">
            <text:p>0.3899906</text:p>
          </table:table-cell>
          <table:table-cell office:value-type="float" office:value="0.46930709999999998" table:style-name="ce1">
            <text:p>0.4693071</text:p>
          </table:table-cell>
          <table:table-cell office:value-type="float" office:value="0.38614609999999999" table:style-name="ce1">
            <text:p>0.3861461</text:p>
          </table:table-cell>
          <table:table-cell office:value-type="float" office:value="0.29921890000000001" table:style-name="ce1">
            <text:p>0.2992189</text:p>
          </table:table-cell>
          <table:table-cell office:value-type="float" office:value="0.36776619999999999" table:style-name="ce1">
            <text:p>0.3677662</text:p>
          </table:table-cell>
          <table:table-cell office:value-type="float" office:value="0.40890880000000002" table:style-name="ce1">
            <text:p>0.4089088</text:p>
          </table:table-cell>
          <table:table-cell office:value-type="float" office:value="0.51797340000000003" table:style-name="ce1">
            <text:p>0.5179734</text:p>
          </table:table-cell>
          <table:table-cell office:value-type="float" office:value="0.49899769999999999" table:style-name="ce1">
            <text:p>0.4989977</text:p>
          </table:table-cell>
          <table:table-cell office:value-type="float" office:value="0.51415120000000003" table:style-name="ce1">
            <text:p>0.5141512</text:p>
          </table:table-cell>
          <table:table-cell office:value-type="float" office:value="0.46428730000000001" table:style-name="ce1">
            <text:p>0.4642873</text:p>
          </table:table-cell>
          <table:table-cell office:value-type="float" office:value="0.43212400000000001" table:style-name="ce1">
            <text:p>0.432124</text:p>
          </table:table-cell>
          <table:table-cell office:value-type="float" office:value="0.3761372" table:style-name="ce1">
            <text:p>0.3761372</text:p>
          </table:table-cell>
          <table:table-cell office:value-type="float" office:value="0.31852960000000002" table:style-name="ce1">
            <text:p>0.3185296</text:p>
          </table:table-cell>
          <table:table-cell office:value-type="float" office:value="0.31152350000000001" table:style-name="ce1">
            <text:p>0.3115235</text:p>
          </table:table-cell>
          <table:table-cell office:value-type="float" office:value="0.42812679999999997" table:style-name="ce1">
            <text:p>0.4281268</text:p>
          </table:table-cell>
          <table:table-cell office:value-type="float" office:value="0.48613610000000002" table:style-name="ce1">
            <text:p>0.4861361</text:p>
          </table:table-cell>
          <table:table-cell office:value-type="float" office:value="0.53977470000000005" table:style-name="ce1">
            <text:p>0.5397747</text:p>
          </table:table-cell>
          <table:table-cell office:value-type="float" office:value="0.51754820000000001" table:style-name="ce1">
            <text:p>0.5175482</text:p>
          </table:table-cell>
          <table:table-cell office:value-type="float" office:value="0.45778049999999998" table:style-name="ce1">
            <text:p>0.457780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ussian Federation</text:p>
          </table:table-cell>
          <table:table-cell office:value-type="string" table:style-name="ce1">
            <text:p>RUS</text:p>
          </table:table-cell>
          <table:table-cell office:value-type="float" office:value="-0.21965190000000001" table:style-name="ce1">
            <text:p>-0.2196519</text:p>
          </table:table-cell>
          <table:table-cell office:value-type="float" office:value="-0.40641329999999998" table:style-name="ce1">
            <text:p>-0.4064133</text:p>
          </table:table-cell>
          <table:table-cell office:value-type="float" office:value="-0.34627039999999998" table:style-name="ce1">
            <text:p>-0.3462704</text:p>
          </table:table-cell>
          <table:table-cell office:value-type="float" office:value="-0.4444901" table:style-name="ce1">
            <text:p>-0.4444901</text:p>
          </table:table-cell>
          <table:table-cell office:value-type="float" office:value="-0.53560289999999999" table:style-name="ce1">
            <text:p>-0.5356029</text:p>
          </table:table-cell>
          <table:table-cell office:value-type="float" office:value="-0.57161139999999999" table:style-name="ce1">
            <text:p>-0.5716114</text:p>
          </table:table-cell>
          <table:table-cell office:value-type="float" office:value="-0.65150359999999996" table:style-name="ce1">
            <text:p>-0.6515036</text:p>
          </table:table-cell>
          <table:table-cell office:value-type="float" office:value="-0.92055370000000003" table:style-name="ce1">
            <text:p>-0.9205537</text:p>
          </table:table-cell>
          <table:table-cell office:value-type="float" office:value="-0.91640410000000005" table:style-name="ce1">
            <text:p>-0.9164041</text:p>
          </table:table-cell>
          <table:table-cell office:value-type="float" office:value="-0.87099360000000003" table:style-name="ce1">
            <text:p>-0.8709936</text:p>
          </table:table-cell>
          <table:table-cell office:value-type="float" office:value="-0.89988579999999996" table:style-name="ce1">
            <text:p>-0.8998858</text:p>
          </table:table-cell>
          <table:table-cell office:value-type="float" office:value="-0.88897280000000001" table:style-name="ce1">
            <text:p>-0.8889728</text:p>
          </table:table-cell>
          <table:table-cell office:value-type="float" office:value="-0.88359390000000004" table:style-name="ce1">
            <text:p>-0.8835939</text:p>
          </table:table-cell>
          <table:table-cell office:value-type="float" office:value="-0.97881819999999997" table:style-name="ce1">
            <text:p>-0.9788182</text:p>
          </table:table-cell>
          <table:table-cell office:value-type="float" office:value="-1.0221769999999999" table:style-name="ce1">
            <text:p>-1.022177</text:p>
          </table:table-cell>
          <table:table-cell office:value-type="float" office:value="-1.0444100000000001" table:style-name="ce1">
            <text:p>-1.04441</text:p>
          </table:table-cell>
          <table:table-cell office:value-type="float" office:value="-1.087747" table:style-name="ce1">
            <text:p>-1.087747</text:p>
          </table:table-cell>
          <table:table-cell office:value-type="float" office:value="-1.1339490000000001" table:style-name="ce1">
            <text:p>-1.133949</text:p>
          </table:table-cell>
          <table:table-cell office:value-type="float" office:value="-1.09161" table:style-name="ce1">
            <text:p>-1.09161</text:p>
          </table:table-cell>
          <table:table-cell office:value-type="float" office:value="-1.0580069999999999" table:style-name="ce1">
            <text:p>-1.0580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wanda</text:p>
          </table:table-cell>
          <table:table-cell office:value-type="string" table:style-name="ce1">
            <text:p>RWA</text:p>
          </table:table-cell>
          <table:table-cell office:value-type="float" office:value="-1.5792029999999999" table:style-name="ce1">
            <text:p>-1.579203</text:p>
          </table:table-cell>
          <table:table-cell office:value-type="float" office:value="-1.411473" table:style-name="ce1">
            <text:p>-1.411473</text:p>
          </table:table-cell>
          <table:table-cell office:value-type="float" office:value="-1.566324" table:style-name="ce1">
            <text:p>-1.566324</text:p>
          </table:table-cell>
          <table:table-cell office:value-type="float" office:value="-1.508478" table:style-name="ce1">
            <text:p>-1.508478</text:p>
          </table:table-cell>
          <table:table-cell office:value-type="float" office:value="-1.3069029999999999" table:style-name="ce1">
            <text:p>-1.306903</text:p>
          </table:table-cell>
          <table:table-cell office:value-type="float" office:value="-1.3493409999999999" table:style-name="ce1">
            <text:p>-1.349341</text:p>
          </table:table-cell>
          <table:table-cell office:value-type="float" office:value="-1.1944440000000001" table:style-name="ce1">
            <text:p>-1.194444</text:p>
          </table:table-cell>
          <table:table-cell office:value-type="float" office:value="-1.2221340000000001" table:style-name="ce1">
            <text:p>-1.222134</text:p>
          </table:table-cell>
          <table:table-cell office:value-type="float" office:value="-1.2460359999999999" table:style-name="ce1">
            <text:p>-1.246036</text:p>
          </table:table-cell>
          <table:table-cell office:value-type="float" office:value="-1.3118920000000001" table:style-name="ce1">
            <text:p>-1.311892</text:p>
          </table:table-cell>
          <table:table-cell office:value-type="float" office:value="-1.2919879999999999" table:style-name="ce1">
            <text:p>-1.291988</text:p>
          </table:table-cell>
          <table:table-cell office:value-type="float" office:value="-1.327148" table:style-name="ce1">
            <text:p>-1.327148</text:p>
          </table:table-cell>
          <table:table-cell office:value-type="float" office:value="-1.328789" table:style-name="ce1">
            <text:p>-1.328789</text:p>
          </table:table-cell>
          <table:table-cell office:value-type="float" office:value="-1.277657" table:style-name="ce1">
            <text:p>-1.277657</text:p>
          </table:table-cell>
          <table:table-cell office:value-type="float" office:value="-1.211103" table:style-name="ce1">
            <text:p>-1.211103</text:p>
          </table:table-cell>
          <table:table-cell office:value-type="float" office:value="-1.1119619999999999" table:style-name="ce1">
            <text:p>-1.111962</text:p>
          </table:table-cell>
          <table:table-cell office:value-type="float" office:value="-1.135211" table:style-name="ce1">
            <text:p>-1.135211</text:p>
          </table:table-cell>
          <table:table-cell office:value-type="float" office:value="-1.157009" table:style-name="ce1">
            <text:p>-1.157009</text:p>
          </table:table-cell>
          <table:table-cell office:value-type="float" office:value="-1.1218870000000001" table:style-name="ce1">
            <text:p>-1.121887</text:p>
          </table:table-cell>
          <table:table-cell office:value-type="float" office:value="-1.1299159999999999" table:style-name="ce1">
            <text:p>-1.1299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audi Arabia</text:p>
          </table:table-cell>
          <table:table-cell office:value-type="string" table:style-name="ce1">
            <text:p>SAU</text:p>
          </table:table-cell>
          <table:table-cell office:value-type="float" office:value="-1.499028" table:style-name="ce1">
            <text:p>-1.499028</text:p>
          </table:table-cell>
          <table:table-cell office:value-type="float" office:value="-1.617569" table:style-name="ce1">
            <text:p>-1.617569</text:p>
          </table:table-cell>
          <table:table-cell office:value-type="float" office:value="-1.602676" table:style-name="ce1">
            <text:p>-1.602676</text:p>
          </table:table-cell>
          <table:table-cell office:value-type="float" office:value="-1.7028509999999999" table:style-name="ce1">
            <text:p>-1.702851</text:p>
          </table:table-cell>
          <table:table-cell office:value-type="float" office:value="-1.644271" table:style-name="ce1">
            <text:p>-1.644271</text:p>
          </table:table-cell>
          <table:table-cell office:value-type="float" office:value="-1.3237399999999999" table:style-name="ce1">
            <text:p>-1.32374</text:p>
          </table:table-cell>
          <table:table-cell office:value-type="float" office:value="-1.536319" table:style-name="ce1">
            <text:p>-1.536319</text:p>
          </table:table-cell>
          <table:table-cell office:value-type="float" office:value="-1.781469" table:style-name="ce1">
            <text:p>-1.781469</text:p>
          </table:table-cell>
          <table:table-cell office:value-type="float" office:value="-1.705147" table:style-name="ce1">
            <text:p>-1.705147</text:p>
          </table:table-cell>
          <table:table-cell office:value-type="float" office:value="-1.7299739999999999" table:style-name="ce1">
            <text:p>-1.729974</text:p>
          </table:table-cell>
          <table:table-cell office:value-type="float" office:value="-1.8222640000000001" table:style-name="ce1">
            <text:p>-1.822264</text:p>
          </table:table-cell>
          <table:table-cell office:value-type="float" office:value="-1.7880640000000001" table:style-name="ce1">
            <text:p>-1.788064</text:p>
          </table:table-cell>
          <table:table-cell office:value-type="float" office:value="-1.907197" table:style-name="ce1">
            <text:p>-1.907197</text:p>
          </table:table-cell>
          <table:table-cell office:value-type="float" office:value="-1.86564" table:style-name="ce1">
            <text:p>-1.86564</text:p>
          </table:table-cell>
          <table:table-cell office:value-type="float" office:value="-1.876409" table:style-name="ce1">
            <text:p>-1.876409</text:p>
          </table:table-cell>
          <table:table-cell office:value-type="float" office:value="-1.8820140000000001" table:style-name="ce1">
            <text:p>-1.882014</text:p>
          </table:table-cell>
          <table:table-cell office:value-type="float" office:value="-1.8426959999999999" table:style-name="ce1">
            <text:p>-1.842696</text:p>
          </table:table-cell>
          <table:table-cell office:value-type="float" office:value="-1.729217" table:style-name="ce1">
            <text:p>-1.729217</text:p>
          </table:table-cell>
          <table:table-cell office:value-type="float" office:value="-1.6758169999999999" table:style-name="ce1">
            <text:p>-1.675817</text:p>
          </table:table-cell>
          <table:table-cell office:value-type="float" office:value="-1.6442319999999999" table:style-name="ce1">
            <text:p>-1.64423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udan</text:p>
          </table:table-cell>
          <table:table-cell office:value-type="string" table:style-name="ce1">
            <text:p>SDN</text:p>
          </table:table-cell>
          <table:table-cell office:value-type="float" office:value="-1.8587009999999999" table:style-name="ce1">
            <text:p>-1.858701</text:p>
          </table:table-cell>
          <table:table-cell office:value-type="float" office:value="-1.8113889999999999" table:style-name="ce1">
            <text:p>-1.811389</text:p>
          </table:table-cell>
          <table:table-cell office:value-type="float" office:value="-1.7522219999999999" table:style-name="ce1">
            <text:p>-1.752222</text:p>
          </table:table-cell>
          <table:table-cell office:value-type="float" office:value="-1.543474" table:style-name="ce1">
            <text:p>-1.543474</text:p>
          </table:table-cell>
          <table:table-cell office:value-type="float" office:value="-1.657192" table:style-name="ce1">
            <text:p>-1.657192</text:p>
          </table:table-cell>
          <table:table-cell office:value-type="float" office:value="-1.66659" table:style-name="ce1">
            <text:p>-1.66659</text:p>
          </table:table-cell>
          <table:table-cell office:value-type="float" office:value="-1.718842" table:style-name="ce1">
            <text:p>-1.718842</text:p>
          </table:table-cell>
          <table:table-cell office:value-type="float" office:value="-1.7393400000000001" table:style-name="ce1">
            <text:p>-1.73934</text:p>
          </table:table-cell>
          <table:table-cell office:value-type="float" office:value="-1.649224" table:style-name="ce1">
            <text:p>-1.649224</text:p>
          </table:table-cell>
          <table:table-cell office:value-type="float" office:value="-1.641588" table:style-name="ce1">
            <text:p>-1.641588</text:p>
          </table:table-cell>
          <table:table-cell office:value-type="float" office:value="-1.686874" table:style-name="ce1">
            <text:p>-1.686874</text:p>
          </table:table-cell>
          <table:table-cell office:value-type="float" office:value="-1.72559" table:style-name="ce1">
            <text:p>-1.72559</text:p>
          </table:table-cell>
          <table:table-cell office:value-type="float" office:value="-1.771315" table:style-name="ce1">
            <text:p>-1.771315</text:p>
          </table:table-cell>
          <table:table-cell office:value-type="float" office:value="-1.77434" table:style-name="ce1">
            <text:p>-1.77434</text:p>
          </table:table-cell>
          <table:table-cell office:value-type="float" office:value="-1.7758989999999999" table:style-name="ce1">
            <text:p>-1.775899</text:p>
          </table:table-cell>
          <table:table-cell office:value-type="float" office:value="-1.7366280000000001" table:style-name="ce1">
            <text:p>-1.736628</text:p>
          </table:table-cell>
          <table:table-cell office:value-type="float" office:value="-1.782848" table:style-name="ce1">
            <text:p>-1.782848</text:p>
          </table:table-cell>
          <table:table-cell office:value-type="float" office:value="-1.837655" table:style-name="ce1">
            <text:p>-1.837655</text:p>
          </table:table-cell>
          <table:table-cell office:value-type="float" office:value="-1.8394520000000001" table:style-name="ce1">
            <text:p>-1.839452</text:p>
          </table:table-cell>
          <table:table-cell office:value-type="float" office:value="-1.8410439999999999" table:style-name="ce1">
            <text:p>-1.84104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enegal</text:p>
          </table:table-cell>
          <table:table-cell office:value-type="string" table:style-name="ce1">
            <text:p>SEN</text:p>
          </table:table-cell>
          <table:table-cell office:value-type="float" office:value="0.1084963" table:style-name="ce1">
            <text:p>0.1084963</text:p>
          </table:table-cell>
          <table:table-cell office:value-type="float" office:value="2.9125100000000001E-2" table:style-name="ce1">
            <text:p>0.0291251</text:p>
          </table:table-cell>
          <table:table-cell office:value-type="float" office:value="0.1998017" table:style-name="ce1">
            <text:p>0.1998017</text:p>
          </table:table-cell>
          <table:table-cell office:value-type="float" office:value="0.3806853" table:style-name="ce1">
            <text:p>0.3806853</text:p>
          </table:table-cell>
          <table:table-cell office:value-type="float" office:value="0.26668589999999998" table:style-name="ce1">
            <text:p>0.2666859</text:p>
          </table:table-cell>
          <table:table-cell office:value-type="float" office:value="0.1727969" table:style-name="ce1">
            <text:p>0.1727969</text:p>
          </table:table-cell>
          <table:table-cell office:value-type="float" office:value="5.6197799999999999E-2" table:style-name="ce1">
            <text:p>0.0561978</text:p>
          </table:table-cell>
          <table:table-cell office:value-type="float" office:value="6.1726799999999998E-2" table:style-name="ce1">
            <text:p>0.0617268</text:p>
          </table:table-cell>
          <table:table-cell office:value-type="float" office:value="-0.18171409999999999" table:style-name="ce1">
            <text:p>-0.1817141</text:p>
          </table:table-cell>
          <table:table-cell office:value-type="float" office:value="-0.21350350000000001" table:style-name="ce1">
            <text:p>-0.2135035</text:p>
          </table:table-cell>
          <table:table-cell office:value-type="float" office:value="-0.26909090000000002" table:style-name="ce1">
            <text:p>-0.2690909</text:p>
          </table:table-cell>
          <table:table-cell office:value-type="float" office:value="-0.26773780000000003" table:style-name="ce1">
            <text:p>-0.2677378</text:p>
          </table:table-cell>
          <table:table-cell office:value-type="float" office:value="-0.220193" table:style-name="ce1">
            <text:p>-0.220193</text:p>
          </table:table-cell>
          <table:table-cell office:value-type="float" office:value="-4.1891000000000003E-3" table:style-name="ce1">
            <text:p>-0.0041891</text:p>
          </table:table-cell>
          <table:table-cell office:value-type="float" office:value="6.0057399999999997E-2" table:style-name="ce1">
            <text:p>0.0600574</text:p>
          </table:table-cell>
          <table:table-cell office:value-type="float" office:value="0.29227979999999998" table:style-name="ce1">
            <text:p>0.2922798</text:p>
          </table:table-cell>
          <table:table-cell office:value-type="float" office:value="0.28362939999999998" table:style-name="ce1">
            <text:p>0.2836294</text:p>
          </table:table-cell>
          <table:table-cell office:value-type="float" office:value="0.36921870000000001" table:style-name="ce1">
            <text:p>0.3692187</text:p>
          </table:table-cell>
          <table:table-cell office:value-type="float" office:value="0.317083" table:style-name="ce1">
            <text:p>0.317083</text:p>
          </table:table-cell>
          <table:table-cell office:value-type="float" office:value="0.2396943" table:style-name="ce1">
            <text:p>0.239694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ingapore</text:p>
          </table:table-cell>
          <table:table-cell office:value-type="string" table:style-name="ce1">
            <text:p>SGP</text:p>
          </table:table-cell>
          <table:table-cell office:value-type="float" office:value="0.13981560000000001" table:style-name="ce1">
            <text:p>0.1398156</text:p>
          </table:table-cell>
          <table:table-cell office:value-type="float" office:value="0.1125008" table:style-name="ce1">
            <text:p>0.1125008</text:p>
          </table:table-cell>
          <table:table-cell office:value-type="float" office:value="0.1304971" table:style-name="ce1">
            <text:p>0.1304971</text:p>
          </table:table-cell>
          <table:table-cell office:value-type="float" office:value="5.8619299999999999E-2" table:style-name="ce1">
            <text:p>0.0586193</text:p>
          </table:table-cell>
          <table:table-cell office:value-type="float" office:value="-2.10195E-2" table:style-name="ce1">
            <text:p>-0.0210195</text:p>
          </table:table-cell>
          <table:table-cell office:value-type="float" office:value="7.7511200000000002E-2" table:style-name="ce1">
            <text:p>0.0775112</text:p>
          </table:table-cell>
          <table:table-cell office:value-type="float" office:value="0.13243869999999999" table:style-name="ce1">
            <text:p>0.1324387</text:p>
          </table:table-cell>
          <table:table-cell office:value-type="float" office:value="-0.3871925" table:style-name="ce1">
            <text:p>-0.3871925</text:p>
          </table:table-cell>
          <table:table-cell office:value-type="float" office:value="-0.36320970000000002" table:style-name="ce1">
            <text:p>-0.3632097</text:p>
          </table:table-cell>
          <table:table-cell office:value-type="float" office:value="-0.33483550000000001" table:style-name="ce1">
            <text:p>-0.3348355</text:p>
          </table:table-cell>
          <table:table-cell office:value-type="float" office:value="-0.23422080000000001" table:style-name="ce1">
            <text:p>-0.2342208</text:p>
          </table:table-cell>
          <table:table-cell office:value-type="float" office:value="-0.20896619999999999" table:style-name="ce1">
            <text:p>-0.2089662</text:p>
          </table:table-cell>
          <table:table-cell office:value-type="float" office:value="-0.1020272" table:style-name="ce1">
            <text:p>-0.1020272</text:p>
          </table:table-cell>
          <table:table-cell office:value-type="float" office:value="5.3091399999999997E-2" table:style-name="ce1">
            <text:p>0.0530914</text:p>
          </table:table-cell>
          <table:table-cell office:value-type="float" office:value="3.67684E-2" table:style-name="ce1">
            <text:p>0.0367684</text:p>
          </table:table-cell>
          <table:table-cell office:value-type="float" office:value="-9.8659399999999994E-2" table:style-name="ce1">
            <text:p>-0.0986594</text:p>
          </table:table-cell>
          <table:table-cell office:value-type="float" office:value="-0.16182160000000001" table:style-name="ce1">
            <text:p>-0.1618216</text:p>
          </table:table-cell>
          <table:table-cell office:value-type="float" office:value="-0.1504537" table:style-name="ce1">
            <text:p>-0.1504537</text:p>
          </table:table-cell>
          <table:table-cell office:value-type="float" office:value="-0.16936619999999999" table:style-name="ce1">
            <text:p>-0.1693662</text:p>
          </table:table-cell>
          <table:table-cell office:value-type="float" office:value="-5.9108899999999999E-2" table:style-name="ce1">
            <text:p>-0.059108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olomon Islands</text:p>
          </table:table-cell>
          <table:table-cell office:value-type="string" table:style-name="ce1">
            <text:p>SLB</text:p>
          </table:table-cell>
          <table:table-cell office:value-type="float" office:value="0.80738209999999999" table:style-name="ce1">
            <text:p>0.8073821</text:p>
          </table:table-cell>
          <table:table-cell office:value-type="float" office:value="0.7779045" table:style-name="ce1">
            <text:p>0.7779045</text:p>
          </table:table-cell>
          <table:table-cell office:value-type="float" office:value="0.2217027" table:style-name="ce1">
            <text:p>0.2217027</text:p>
          </table:table-cell>
          <table:table-cell office:value-type="float" office:value="0.38613350000000002" table:style-name="ce1">
            <text:p>0.3861335</text:p>
          </table:table-cell>
          <table:table-cell office:value-type="float" office:value="0.32248690000000002" table:style-name="ce1">
            <text:p>0.3224869</text:p>
          </table:table-cell>
          <table:table-cell office:value-type="float" office:value="-0.35412070000000001" table:style-name="ce1">
            <text:p>-0.3541207</text:p>
          </table:table-cell>
          <table:table-cell office:value-type="float" office:value="-9.8199700000000001E-2" table:style-name="ce1">
            <text:p>-0.0981997</text:p>
          </table:table-cell>
          <table:table-cell office:value-type="float" office:value="4.5103299999999999E-2" table:style-name="ce1">
            <text:p>0.0451033</text:p>
          </table:table-cell>
          <table:table-cell office:value-type="float" office:value="6.3472600000000004E-2" table:style-name="ce1">
            <text:p>0.0634726</text:p>
          </table:table-cell>
          <table:table-cell office:value-type="float" office:value="2.0428000000000002E-2" table:style-name="ce1">
            <text:p>0.020428</text:p>
          </table:table-cell>
          <table:table-cell office:value-type="float" office:value="0.13783999999999999" table:style-name="ce1">
            <text:p>0.13784</text:p>
          </table:table-cell>
          <table:table-cell office:value-type="float" office:value="6.5893999999999994E-2" table:style-name="ce1">
            <text:p>0.065894</text:p>
          </table:table-cell>
          <table:table-cell office:value-type="float" office:value="-4.2665999999999997E-3" table:style-name="ce1">
            <text:p>-0.0042666</text:p>
          </table:table-cell>
          <table:table-cell office:value-type="float" office:value="-2.8549499999999998E-2" table:style-name="ce1">
            <text:p>-0.0285495</text:p>
          </table:table-cell>
          <table:table-cell office:value-type="float" office:value="1.5208999999999999E-3" table:style-name="ce1">
            <text:p>0.0015209</text:p>
          </table:table-cell>
          <table:table-cell office:value-type="float" office:value="0.22656970000000001" table:style-name="ce1">
            <text:p>0.2265697</text:p>
          </table:table-cell>
          <table:table-cell office:value-type="float" office:value="0.28452460000000002" table:style-name="ce1">
            <text:p>0.2845246</text:p>
          </table:table-cell>
          <table:table-cell office:value-type="float" office:value="0.46739130000000001" table:style-name="ce1">
            <text:p>0.4673913</text:p>
          </table:table-cell>
          <table:table-cell office:value-type="float" office:value="0.48926219999999998" table:style-name="ce1">
            <text:p>0.4892622</text:p>
          </table:table-cell>
          <table:table-cell office:value-type="float" office:value="0.53434269999999995" table:style-name="ce1">
            <text:p>0.534342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ierra Leone</text:p>
          </table:table-cell>
          <table:table-cell office:value-type="string" table:style-name="ce1">
            <text:p>SLE</text:p>
          </table:table-cell>
          <table:table-cell office:value-type="float" office:value="-0.58772179999999996" table:style-name="ce1">
            <text:p>-0.5877218</text:p>
          </table:table-cell>
          <table:table-cell office:value-type="float" office:value="-1.1327050000000001" table:style-name="ce1">
            <text:p>-1.132705</text:p>
          </table:table-cell>
          <table:table-cell office:value-type="float" office:value="-1.3351900000000001" table:style-name="ce1">
            <text:p>-1.33519</text:p>
          </table:table-cell>
          <table:table-cell office:value-type="float" office:value="-0.55496469999999998" table:style-name="ce1">
            <text:p>-0.5549647</text:p>
          </table:table-cell>
          <table:table-cell office:value-type="float" office:value="-0.34679009999999999" table:style-name="ce1">
            <text:p>-0.3467901</text:p>
          </table:table-cell>
          <table:table-cell office:value-type="float" office:value="-0.3111121" table:style-name="ce1">
            <text:p>-0.3111121</text:p>
          </table:table-cell>
          <table:table-cell office:value-type="float" office:value="-0.53099569999999996" table:style-name="ce1">
            <text:p>-0.5309957</text:p>
          </table:table-cell>
          <table:table-cell office:value-type="float" office:value="-0.32650899999999999" table:style-name="ce1">
            <text:p>-0.326509</text:p>
          </table:table-cell>
          <table:table-cell office:value-type="float" office:value="-0.21849930000000001" table:style-name="ce1">
            <text:p>-0.2184993</text:p>
          </table:table-cell>
          <table:table-cell office:value-type="float" office:value="-0.14163819999999999" table:style-name="ce1">
            <text:p>-0.1416382</text:p>
          </table:table-cell>
          <table:table-cell office:value-type="float" office:value="-0.2413225" table:style-name="ce1">
            <text:p>-0.2413225</text:p>
          </table:table-cell>
          <table:table-cell office:value-type="float" office:value="-0.15784909999999999" table:style-name="ce1">
            <text:p>-0.1578491</text:p>
          </table:table-cell>
          <table:table-cell office:value-type="float" office:value="-0.20381260000000001" table:style-name="ce1">
            <text:p>-0.2038126</text:p>
          </table:table-cell>
          <table:table-cell office:value-type="float" office:value="-0.32065250000000001" table:style-name="ce1">
            <text:p>-0.3206525</text:p>
          </table:table-cell>
          <table:table-cell office:value-type="float" office:value="-0.3425916" table:style-name="ce1">
            <text:p>-0.3425916</text:p>
          </table:table-cell>
          <table:table-cell office:value-type="float" office:value="-0.28669319999999998" table:style-name="ce1">
            <text:p>-0.2866932</text:p>
          </table:table-cell>
          <table:table-cell office:value-type="float" office:value="-0.2704413" table:style-name="ce1">
            <text:p>-0.2704413</text:p>
          </table:table-cell>
          <table:table-cell office:value-type="float" office:value="-0.19925409999999999" table:style-name="ce1">
            <text:p>-0.1992541</text:p>
          </table:table-cell>
          <table:table-cell office:value-type="float" office:value="-0.19412399999999999" table:style-name="ce1">
            <text:p>-0.194124</text:p>
          </table:table-cell>
          <table:table-cell office:value-type="float" office:value="-0.17916860000000001" table:style-name="ce1">
            <text:p>-0.179168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office:value-type="float" office:value="-0.1027049" table:style-name="ce1">
            <text:p>-0.1027049</text:p>
          </table:table-cell>
          <table:table-cell office:value-type="float" office:value="4.3139799999999999E-2" table:style-name="ce1">
            <text:p>0.0431398</text:p>
          </table:table-cell>
          <table:table-cell office:value-type="float" office:value="-4.3114E-2" table:style-name="ce1">
            <text:p>-0.043114</text:p>
          </table:table-cell>
          <table:table-cell office:value-type="float" office:value="0.12213069999999999" table:style-name="ce1">
            <text:p>0.1221307</text:p>
          </table:table-cell>
          <table:table-cell office:value-type="float" office:value="0.1074823" table:style-name="ce1">
            <text:p>0.1074823</text:p>
          </table:table-cell>
          <table:table-cell office:value-type="float" office:value="2.4640499999999999E-2" table:style-name="ce1">
            <text:p>0.0246405</text:p>
          </table:table-cell>
          <table:table-cell office:value-type="float" office:value="-7.5012800000000004E-2" table:style-name="ce1">
            <text:p>-0.0750128</text:p>
          </table:table-cell>
          <table:table-cell office:value-type="float" office:value="9.6629900000000005E-2" table:style-name="ce1">
            <text:p>0.0966299</text:p>
          </table:table-cell>
          <table:table-cell office:value-type="float" office:value="9.4508900000000007E-2" table:style-name="ce1">
            <text:p>0.0945089</text:p>
          </table:table-cell>
          <table:table-cell office:value-type="float" office:value="0.1120839" table:style-name="ce1">
            <text:p>0.1120839</text:p>
          </table:table-cell>
          <table:table-cell office:value-type="float" office:value="5.7646500000000003E-2" table:style-name="ce1">
            <text:p>0.0576465</text:p>
          </table:table-cell>
          <table:table-cell office:value-type="float" office:value="7.1544300000000005E-2" table:style-name="ce1">
            <text:p>0.0715443</text:p>
          </table:table-cell>
          <table:table-cell office:value-type="float" office:value="4.3949799999999997E-2" table:style-name="ce1">
            <text:p>0.0439498</text:p>
          </table:table-cell>
          <table:table-cell office:value-type="float" office:value="-4.0193699999999999E-2" table:style-name="ce1">
            <text:p>-0.0401937</text:p>
          </table:table-cell>
          <table:table-cell office:value-type="float" office:value="-1.3092100000000001E-2" table:style-name="ce1">
            <text:p>-0.0130921</text:p>
          </table:table-cell>
          <table:table-cell office:value-type="float" office:value="0.15260309999999999" table:style-name="ce1">
            <text:p>0.1526031</text:p>
          </table:table-cell>
          <table:table-cell office:value-type="float" office:value="0.15238979999999999" table:style-name="ce1">
            <text:p>0.1523898</text:p>
          </table:table-cell>
          <table:table-cell office:value-type="float" office:value="0.1880289" table:style-name="ce1">
            <text:p>0.1880289</text:p>
          </table:table-cell>
          <table:table-cell office:value-type="float" office:value="0.152976" table:style-name="ce1">
            <text:p>0.152976</text:p>
          </table:table-cell>
          <table:table-cell office:value-type="float" office:value="4.1806400000000001E-2" table:style-name="ce1">
            <text:p>0.041806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an Marino</text:p>
          </table:table-cell>
          <table:table-cell office:value-type="string" table:style-name="ce1">
            <text:p>SMR</text:p>
          </table:table-cell>
          <table:table-cell office:value-type="float" office:value="1.2861689999999999" table:style-name="ce1">
            <text:p>1.286169</text:p>
          </table:table-cell>
          <table:table-cell office:value-type="float" office:value="1.3041940000000001" table:style-name="ce1">
            <text:p>1.304194</text:p>
          </table:table-cell>
          <table:table-cell office:value-type="float" office:value="1.320832" table:style-name="ce1">
            <text:p>1.320832</text:p>
          </table:table-cell>
          <table:table-cell office:value-type="float" office:value="1.237039" table:style-name="ce1">
            <text:p>1.237039</text:p>
          </table:table-cell>
          <table:table-cell office:value-type="float" office:value="1.200979" table:style-name="ce1">
            <text:p>1.200979</text:p>
          </table:table-cell>
          <table:table-cell office:value-type="float" office:value="1.172118" table:style-name="ce1">
            <text:p>1.172118</text:p>
          </table:table-cell>
          <table:table-cell office:value-type="float" office:value="1.170145" table:style-name="ce1">
            <text:p>1.170145</text:p>
          </table:table-cell>
          <table:table-cell office:value-type="float" office:value="1.1644760000000001" table:style-name="ce1">
            <text:p>1.164476</text:p>
          </table:table-cell>
          <table:table-cell office:value-type="float" office:value="1.1589119999999999" table:style-name="ce1">
            <text:p>1.158912</text:p>
          </table:table-cell>
          <table:table-cell office:value-type="float" office:value="1.1881470000000001" table:style-name="ce1">
            <text:p>1.188147</text:p>
          </table:table-cell>
          <table:table-cell office:value-type="float" office:value="1.1825870000000001" table:style-name="ce1">
            <text:p>1.182587</text:p>
          </table:table-cell>
          <table:table-cell office:value-type="float" office:value="1.1658919999999999" table:style-name="ce1">
            <text:p>1.165892</text:p>
          </table:table-cell>
          <table:table-cell office:value-type="float" office:value="1.1969639999999999" table:style-name="ce1">
            <text:p>1.196964</text:p>
          </table:table-cell>
          <table:table-cell office:value-type="float" office:value="1.2056039999999999" table:style-name="ce1">
            <text:p>1.205604</text:p>
          </table:table-cell>
          <table:table-cell office:value-type="float" office:value="1.196393" table:style-name="ce1">
            <text:p>1.196393</text:p>
          </table:table-cell>
          <table:table-cell office:value-type="float" office:value="1.165799" table:style-name="ce1">
            <text:p>1.165799</text:p>
          </table:table-cell>
          <table:table-cell office:value-type="float" office:value="1.1898489999999999" table:style-name="ce1">
            <text:p>1.189849</text:p>
          </table:table-cell>
          <table:table-cell office:value-type="float" office:value="1.191398" table:style-name="ce1">
            <text:p>1.191398</text:p>
          </table:table-cell>
          <table:table-cell office:value-type="float" office:value="1.1886969999999999" table:style-name="ce1">
            <text:p>1.188697</text:p>
          </table:table-cell>
          <table:table-cell office:value-type="float" office:value="1.1460159999999999" table:style-name="ce1">
            <text:p>1.1460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omalia</text:p>
          </table:table-cell>
          <table:table-cell office:value-type="string" table:style-name="ce1">
            <text:p>SOM</text:p>
          </table:table-cell>
          <table:table-cell office:value-type="float" office:value="-1.892188" table:style-name="ce1">
            <text:p>-1.892188</text:p>
          </table:table-cell>
          <table:table-cell office:value-type="float" office:value="-1.8179609999999999" table:style-name="ce1">
            <text:p>-1.817961</text:p>
          </table:table-cell>
          <table:table-cell office:value-type="float" office:value="-1.7131400000000001" table:style-name="ce1">
            <text:p>-1.71314</text:p>
          </table:table-cell>
          <table:table-cell office:value-type="float" office:value="-1.507476" table:style-name="ce1">
            <text:p>-1.507476</text:p>
          </table:table-cell>
          <table:table-cell office:value-type="float" office:value="-1.7510140000000001" table:style-name="ce1">
            <text:p>-1.751014</text:p>
          </table:table-cell>
          <table:table-cell office:value-type="float" office:value="-1.811016" table:style-name="ce1">
            <text:p>-1.811016</text:p>
          </table:table-cell>
          <table:table-cell office:value-type="float" office:value="-1.759174" table:style-name="ce1">
            <text:p>-1.759174</text:p>
          </table:table-cell>
          <table:table-cell office:value-type="float" office:value="-1.7624150000000001" table:style-name="ce1">
            <text:p>-1.762415</text:p>
          </table:table-cell>
          <table:table-cell office:value-type="float" office:value="-1.848487" table:style-name="ce1">
            <text:p>-1.848487</text:p>
          </table:table-cell>
          <table:table-cell office:value-type="float" office:value="-1.89333" table:style-name="ce1">
            <text:p>-1.89333</text:p>
          </table:table-cell>
          <table:table-cell office:value-type="float" office:value="-2.0394610000000002" table:style-name="ce1">
            <text:p>-2.039461</text:p>
          </table:table-cell>
          <table:table-cell office:value-type="float" office:value="-2.0105689999999998" table:style-name="ce1">
            <text:p>-2.010569</text:p>
          </table:table-cell>
          <table:table-cell office:value-type="float" office:value="-2.0155289999999999" table:style-name="ce1">
            <text:p>-2.015529</text:p>
          </table:table-cell>
          <table:table-cell office:value-type="float" office:value="-2.1967639999999999" table:style-name="ce1">
            <text:p>-2.196764</text:p>
          </table:table-cell>
          <table:table-cell office:value-type="float" office:value="-2.1747700000000001" table:style-name="ce1">
            <text:p>-2.17477</text:p>
          </table:table-cell>
          <table:table-cell office:value-type="float" office:value="-2.1147930000000001" table:style-name="ce1">
            <text:p>-2.114793</text:p>
          </table:table-cell>
          <table:table-cell office:value-type="float" office:value="-2.0014810000000001" table:style-name="ce1">
            <text:p>-2.001481</text:p>
          </table:table-cell>
          <table:table-cell office:value-type="float" office:value="-1.9124019999999999" table:style-name="ce1">
            <text:p>-1.912402</text:p>
          </table:table-cell>
          <table:table-cell office:value-type="float" office:value="-1.778114" table:style-name="ce1">
            <text:p>-1.778114</text:p>
          </table:table-cell>
          <table:table-cell office:value-type="float" office:value="-1.833135" table:style-name="ce1">
            <text:p>-1.83313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erbia</text:p>
          </table:table-cell>
          <table:table-cell office:value-type="string" table:style-name="ce1">
            <text:p>SRB</text:p>
          </table:table-cell>
          <table:table-cell office:value-type="float" office:value="-1.2158040000000001" table:style-name="ce1">
            <text:p>-1.215804</text:p>
          </table:table-cell>
          <table:table-cell office:value-type="float" office:value="-0.97384289999999996" table:style-name="ce1">
            <text:p>-0.9738429</text:p>
          </table:table-cell>
          <table:table-cell office:value-type="float" office:value="-0.63773789999999997" table:style-name="ce1">
            <text:p>-0.6377379</text:p>
          </table:table-cell>
          <table:table-cell office:value-type="float" office:value="3.4055999999999999E-3" table:style-name="ce1">
            <text:p>0.0034056</text:p>
          </table:table-cell>
          <table:table-cell office:value-type="float" office:value="-0.1204937" table:style-name="ce1">
            <text:p>-0.1204937</text:p>
          </table:table-cell>
          <table:table-cell office:value-type="float" office:value="-0.17604990000000001" table:style-name="ce1">
            <text:p>-0.1760499</text:p>
          </table:table-cell>
          <table:table-cell office:value-type="float" office:value="-0.20695459999999999" table:style-name="ce1">
            <text:p>-0.2069546</text:p>
          </table:table-cell>
          <table:table-cell office:value-type="float" office:value="0.21445890000000001" table:style-name="ce1">
            <text:p>0.2144589</text:p>
          </table:table-cell>
          <table:table-cell office:value-type="float" office:value="0.30530020000000002" table:style-name="ce1">
            <text:p>0.3053002</text:p>
          </table:table-cell>
          <table:table-cell office:value-type="float" office:value="0.2817037" table:style-name="ce1">
            <text:p>0.2817037</text:p>
          </table:table-cell>
          <table:table-cell office:value-type="float" office:value="0.33561980000000002" table:style-name="ce1">
            <text:p>0.3356198</text:p>
          </table:table-cell>
          <table:table-cell office:value-type="float" office:value="0.28646650000000001" table:style-name="ce1">
            <text:p>0.2864665</text:p>
          </table:table-cell>
          <table:table-cell office:value-type="float" office:value="0.2786245" table:style-name="ce1">
            <text:p>0.2786245</text:p>
          </table:table-cell>
          <table:table-cell office:value-type="float" office:value="0.1989435" table:style-name="ce1">
            <text:p>0.1989435</text:p>
          </table:table-cell>
          <table:table-cell office:value-type="float" office:value="0.28548849999999998" table:style-name="ce1">
            <text:p>0.2854885</text:p>
          </table:table-cell>
          <table:table-cell office:value-type="float" office:value="0.2126113" table:style-name="ce1">
            <text:p>0.2126113</text:p>
          </table:table-cell>
          <table:table-cell office:value-type="float" office:value="0.23105880000000001" table:style-name="ce1">
            <text:p>0.2310588</text:p>
          </table:table-cell>
          <table:table-cell office:value-type="float" office:value="0.199048" table:style-name="ce1">
            <text:p>0.199048</text:p>
          </table:table-cell>
          <table:table-cell office:value-type="float" office:value="0.11580260000000001" table:style-name="ce1">
            <text:p>0.1158026</text:p>
          </table:table-cell>
          <table:table-cell office:value-type="float" office:value="1.8319E-3" table:style-name="ce1">
            <text:p>0.001831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outh Sudan</text:p>
          </table:table-cell>
          <table:table-cell office:value-type="string" table:style-name="ce1">
            <text:p>SSD</text:p>
          </table:table-cell>
          <table:table-cell table:number-columns-repeated="12" table:style-name="ce1"/>
          <table:table-cell office:value-type="float" office:value="-1.1140890000000001" table:style-name="ce1">
            <text:p>-1.114089</text:p>
          </table:table-cell>
          <table:table-cell office:value-type="float" office:value="-1.3330900000000001" table:style-name="ce1">
            <text:p>-1.33309</text:p>
          </table:table-cell>
          <table:table-cell office:value-type="float" office:value="-1.44238" table:style-name="ce1">
            <text:p>-1.44238</text:p>
          </table:table-cell>
          <table:table-cell office:value-type="float" office:value="-1.6178889999999999" table:style-name="ce1">
            <text:p>-1.617889</text:p>
          </table:table-cell>
          <table:table-cell office:value-type="float" office:value="-1.5945290000000001" table:style-name="ce1">
            <text:p>-1.594529</text:p>
          </table:table-cell>
          <table:table-cell office:value-type="float" office:value="-1.794646" table:style-name="ce1">
            <text:p>-1.794646</text:p>
          </table:table-cell>
          <table:table-cell office:value-type="float" office:value="-1.8166869999999999" table:style-name="ce1">
            <text:p>-1.816687</text:p>
          </table:table-cell>
          <table:table-cell office:value-type="float" office:value="-1.9775990000000001" table:style-name="ce1">
            <text:p>-1.97759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ao Tome and Principe</text:p>
          </table:table-cell>
          <table:table-cell office:value-type="string" table:style-name="ce1">
            <text:p>STP</text:p>
          </table:table-cell>
          <table:table-cell office:value-type="float" office:value="0.32505489999999998" table:style-name="ce1">
            <text:p>0.3250549</text:p>
          </table:table-cell>
          <table:table-cell office:value-type="float" office:value="0.51401439999999998" table:style-name="ce1">
            <text:p>0.5140144</text:p>
          </table:table-cell>
          <table:table-cell office:value-type="float" office:value="0.4779892" table:style-name="ce1">
            <text:p>0.4779892</text:p>
          </table:table-cell>
          <table:table-cell office:value-type="float" office:value="0.55589469999999996" table:style-name="ce1">
            <text:p>0.5558947</text:p>
          </table:table-cell>
          <table:table-cell office:value-type="float" office:value="0.24470919999999999" table:style-name="ce1">
            <text:p>0.2447092</text:p>
          </table:table-cell>
          <table:table-cell office:value-type="float" office:value="0.1096143" table:style-name="ce1">
            <text:p>0.1096143</text:p>
          </table:table-cell>
          <table:table-cell office:value-type="float" office:value="6.1734999999999998E-2" table:style-name="ce1">
            <text:p>0.061735</text:p>
          </table:table-cell>
          <table:table-cell office:value-type="float" office:value="0.27212760000000003" table:style-name="ce1">
            <text:p>0.2721276</text:p>
          </table:table-cell>
          <table:table-cell office:value-type="float" office:value="0.19113559999999999" table:style-name="ce1">
            <text:p>0.1911356</text:p>
          </table:table-cell>
          <table:table-cell office:value-type="float" office:value="0.1847558" table:style-name="ce1">
            <text:p>0.1847558</text:p>
          </table:table-cell>
          <table:table-cell office:value-type="float" office:value="0.15603139999999999" table:style-name="ce1">
            <text:p>0.1560314</text:p>
          </table:table-cell>
          <table:table-cell office:value-type="float" office:value="0.1237374" table:style-name="ce1">
            <text:p>0.1237374</text:p>
          </table:table-cell>
          <table:table-cell office:value-type="float" office:value="0.24811359999999999" table:style-name="ce1">
            <text:p>0.2481136</text:p>
          </table:table-cell>
          <table:table-cell office:value-type="float" office:value="0.18013380000000001" table:style-name="ce1">
            <text:p>0.1801338</text:p>
          </table:table-cell>
          <table:table-cell office:value-type="float" office:value="0.13505710000000001" table:style-name="ce1">
            <text:p>0.1350571</text:p>
          </table:table-cell>
          <table:table-cell office:value-type="float" office:value="0.32144630000000002" table:style-name="ce1">
            <text:p>0.3214463</text:p>
          </table:table-cell>
          <table:table-cell office:value-type="float" office:value="0.28005859999999999" table:style-name="ce1">
            <text:p>0.2800586</text:p>
          </table:table-cell>
          <table:table-cell office:value-type="float" office:value="0.36881019999999998" table:style-name="ce1">
            <text:p>0.3688102</text:p>
          </table:table-cell>
          <table:table-cell office:value-type="float" office:value="0.29902050000000002" table:style-name="ce1">
            <text:p>0.2990205</text:p>
          </table:table-cell>
          <table:table-cell office:value-type="float" office:value="0.15832769999999999" table:style-name="ce1">
            <text:p>0.15832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uriname</text:p>
          </table:table-cell>
          <table:table-cell office:value-type="string" table:style-name="ce1">
            <text:p>SUR</text:p>
          </table:table-cell>
          <table:table-cell office:value-type="float" office:value="-9.14219E-2" table:style-name="ce1">
            <text:p>-0.0914219</text:p>
          </table:table-cell>
          <table:table-cell office:value-type="float" office:value="0.17081979999999999" table:style-name="ce1">
            <text:p>0.1708198</text:p>
          </table:table-cell>
          <table:table-cell office:value-type="float" office:value="0.44208649999999999" table:style-name="ce1">
            <text:p>0.4420865</text:p>
          </table:table-cell>
          <table:table-cell office:value-type="float" office:value="0.49485010000000001" table:style-name="ce1">
            <text:p>0.4948501</text:p>
          </table:table-cell>
          <table:table-cell office:value-type="float" office:value="0.32603339999999997" table:style-name="ce1">
            <text:p>0.3260334</text:p>
          </table:table-cell>
          <table:table-cell office:value-type="float" office:value="0.1143053" table:style-name="ce1">
            <text:p>0.1143053</text:p>
          </table:table-cell>
          <table:table-cell office:value-type="float" office:value="0.12961610000000001" table:style-name="ce1">
            <text:p>0.1296161</text:p>
          </table:table-cell>
          <table:table-cell office:value-type="float" office:value="0.51148879999999997" table:style-name="ce1">
            <text:p>0.5114888</text:p>
          </table:table-cell>
          <table:table-cell office:value-type="float" office:value="0.55603990000000003" table:style-name="ce1">
            <text:p>0.5560399</text:p>
          </table:table-cell>
          <table:table-cell office:value-type="float" office:value="0.60561339999999997" table:style-name="ce1">
            <text:p>0.6056134</text:p>
          </table:table-cell>
          <table:table-cell office:value-type="float" office:value="0.44483220000000001" table:style-name="ce1">
            <text:p>0.4448322</text:p>
          </table:table-cell>
          <table:table-cell office:value-type="float" office:value="0.38350260000000003" table:style-name="ce1">
            <text:p>0.3835026</text:p>
          </table:table-cell>
          <table:table-cell office:value-type="float" office:value="0.38030029999999998" table:style-name="ce1">
            <text:p>0.3803003</text:p>
          </table:table-cell>
          <table:table-cell office:value-type="float" office:value="0.34086349999999999" table:style-name="ce1">
            <text:p>0.3408635</text:p>
          </table:table-cell>
          <table:table-cell office:value-type="float" office:value="0.35705100000000001" table:style-name="ce1">
            <text:p>0.357051</text:p>
          </table:table-cell>
          <table:table-cell office:value-type="float" office:value="0.51689499999999999" table:style-name="ce1">
            <text:p>0.516895</text:p>
          </table:table-cell>
          <table:table-cell office:value-type="float" office:value="0.41139520000000002" table:style-name="ce1">
            <text:p>0.4113952</text:p>
          </table:table-cell>
          <table:table-cell office:value-type="float" office:value="0.41523969999999999" table:style-name="ce1">
            <text:p>0.4152397</text:p>
          </table:table-cell>
          <table:table-cell office:value-type="float" office:value="0.4298437" table:style-name="ce1">
            <text:p>0.4298437</text:p>
          </table:table-cell>
          <table:table-cell office:value-type="float" office:value="0.31585069999999998" table:style-name="ce1">
            <text:p>0.31585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lovak Republic</text:p>
          </table:table-cell>
          <table:table-cell office:value-type="string" table:style-name="ce1">
            <text:p>SVK</text:p>
          </table:table-cell>
          <table:table-cell office:value-type="float" office:value="0.6442215" table:style-name="ce1">
            <text:p>0.6442215</text:p>
          </table:table-cell>
          <table:table-cell office:value-type="float" office:value="0.71079099999999995" table:style-name="ce1">
            <text:p>0.710791</text:p>
          </table:table-cell>
          <table:table-cell office:value-type="float" office:value="0.84868149999999998" table:style-name="ce1">
            <text:p>0.8486815</text:p>
          </table:table-cell>
          <table:table-cell office:value-type="float" office:value="0.97648239999999997" table:style-name="ce1">
            <text:p>0.9764824</text:p>
          </table:table-cell>
          <table:table-cell office:value-type="float" office:value="0.93150469999999996" table:style-name="ce1">
            <text:p>0.9315047</text:p>
          </table:table-cell>
          <table:table-cell office:value-type="float" office:value="0.94752499999999995" table:style-name="ce1">
            <text:p>0.947525</text:p>
          </table:table-cell>
          <table:table-cell office:value-type="float" office:value="0.8999568" table:style-name="ce1">
            <text:p>0.8999568</text:p>
          </table:table-cell>
          <table:table-cell office:value-type="float" office:value="0.93112329999999999" table:style-name="ce1">
            <text:p>0.9311233</text:p>
          </table:table-cell>
          <table:table-cell office:value-type="float" office:value="0.94743619999999995" table:style-name="ce1">
            <text:p>0.9474362</text:p>
          </table:table-cell>
          <table:table-cell office:value-type="float" office:value="0.93545310000000004" table:style-name="ce1">
            <text:p>0.9354531</text:p>
          </table:table-cell>
          <table:table-cell office:value-type="float" office:value="0.87625030000000004" table:style-name="ce1">
            <text:p>0.8762503</text:p>
          </table:table-cell>
          <table:table-cell office:value-type="float" office:value="0.91090700000000002" table:style-name="ce1">
            <text:p>0.910907</text:p>
          </table:table-cell>
          <table:table-cell office:value-type="float" office:value="0.96597900000000003" table:style-name="ce1">
            <text:p>0.965979</text:p>
          </table:table-cell>
          <table:table-cell office:value-type="float" office:value="0.97301689999999996" table:style-name="ce1">
            <text:p>0.9730169</text:p>
          </table:table-cell>
          <table:table-cell office:value-type="float" office:value="0.95955029999999997" table:style-name="ce1">
            <text:p>0.9595503</text:p>
          </table:table-cell>
          <table:table-cell office:value-type="float" office:value="0.9595861" table:style-name="ce1">
            <text:p>0.9595861</text:p>
          </table:table-cell>
          <table:table-cell office:value-type="float" office:value="0.96543409999999996" table:style-name="ce1">
            <text:p>0.9654341</text:p>
          </table:table-cell>
          <table:table-cell office:value-type="float" office:value="0.96077250000000003" table:style-name="ce1">
            <text:p>0.9607725</text:p>
          </table:table-cell>
          <table:table-cell office:value-type="float" office:value="0.93594429999999995" table:style-name="ce1">
            <text:p>0.9359443</text:p>
          </table:table-cell>
          <table:table-cell office:value-type="float" office:value="0.87824100000000005" table:style-name="ce1">
            <text:p>0.87824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lovenia</text:p>
          </table:table-cell>
          <table:table-cell office:value-type="string" table:style-name="ce1">
            <text:p>SVN</text:p>
          </table:table-cell>
          <table:table-cell office:value-type="float" office:value="1.275353" table:style-name="ce1">
            <text:p>1.275353</text:p>
          </table:table-cell>
          <table:table-cell office:value-type="float" office:value="1.2046110000000001" table:style-name="ce1">
            <text:p>1.204611</text:p>
          </table:table-cell>
          <table:table-cell office:value-type="float" office:value="1.107542" table:style-name="ce1">
            <text:p>1.107542</text:p>
          </table:table-cell>
          <table:table-cell office:value-type="float" office:value="1.13046" table:style-name="ce1">
            <text:p>1.13046</text:p>
          </table:table-cell>
          <table:table-cell office:value-type="float" office:value="1.1249610000000001" table:style-name="ce1">
            <text:p>1.124961</text:p>
          </table:table-cell>
          <table:table-cell office:value-type="float" office:value="1.1123890000000001" table:style-name="ce1">
            <text:p>1.112389</text:p>
          </table:table-cell>
          <table:table-cell office:value-type="float" office:value="1.09229" table:style-name="ce1">
            <text:p>1.09229</text:p>
          </table:table-cell>
          <table:table-cell office:value-type="float" office:value="1.069615" table:style-name="ce1">
            <text:p>1.069615</text:p>
          </table:table-cell>
          <table:table-cell office:value-type="float" office:value="1.0629710000000001" table:style-name="ce1">
            <text:p>1.062971</text:p>
          </table:table-cell>
          <table:table-cell office:value-type="float" office:value="1.0173650000000001" table:style-name="ce1">
            <text:p>1.017365</text:p>
          </table:table-cell>
          <table:table-cell office:value-type="float" office:value="1.055124" table:style-name="ce1">
            <text:p>1.055124</text:p>
          </table:table-cell>
          <table:table-cell office:value-type="float" office:value="1.048638" table:style-name="ce1">
            <text:p>1.048638</text:p>
          </table:table-cell>
          <table:table-cell office:value-type="float" office:value="1.056918" table:style-name="ce1">
            <text:p>1.056918</text:p>
          </table:table-cell>
          <table:table-cell office:value-type="float" office:value="0.9997781" table:style-name="ce1">
            <text:p>0.9997781</text:p>
          </table:table-cell>
          <table:table-cell office:value-type="float" office:value="1.001897" table:style-name="ce1">
            <text:p>1.001897</text:p>
          </table:table-cell>
          <table:table-cell office:value-type="float" office:value="0.95610689999999998" table:style-name="ce1">
            <text:p>0.9561069</text:p>
          </table:table-cell>
          <table:table-cell office:value-type="float" office:value="0.98682619999999999" table:style-name="ce1">
            <text:p>0.9868262</text:p>
          </table:table-cell>
          <table:table-cell office:value-type="float" office:value="1.0101709999999999" table:style-name="ce1">
            <text:p>1.010171</text:p>
          </table:table-cell>
          <table:table-cell office:value-type="float" office:value="1.0048980000000001" table:style-name="ce1">
            <text:p>1.004898</text:p>
          </table:table-cell>
          <table:table-cell office:value-type="float" office:value="0.99106110000000003" table:style-name="ce1">
            <text:p>0.991061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SWE</text:p>
          </table:table-cell>
          <table:table-cell office:value-type="float" office:value="1.518391" table:style-name="ce1">
            <text:p>1.518391</text:p>
          </table:table-cell>
          <table:table-cell office:value-type="float" office:value="1.5368409999999999" table:style-name="ce1">
            <text:p>1.536841</text:p>
          </table:table-cell>
          <table:table-cell office:value-type="float" office:value="1.5732889999999999" table:style-name="ce1">
            <text:p>1.573289</text:p>
          </table:table-cell>
          <table:table-cell office:value-type="float" office:value="1.507784" table:style-name="ce1">
            <text:p>1.507784</text:p>
          </table:table-cell>
          <table:table-cell office:value-type="float" office:value="1.548605" table:style-name="ce1">
            <text:p>1.548605</text:p>
          </table:table-cell>
          <table:table-cell office:value-type="float" office:value="1.739247" table:style-name="ce1">
            <text:p>1.739247</text:p>
          </table:table-cell>
          <table:table-cell office:value-type="float" office:value="1.584473" table:style-name="ce1">
            <text:p>1.584473</text:p>
          </table:table-cell>
          <table:table-cell office:value-type="float" office:value="1.4857180000000001" table:style-name="ce1">
            <text:p>1.485718</text:p>
          </table:table-cell>
          <table:table-cell office:value-type="float" office:value="1.5101359999999999" table:style-name="ce1">
            <text:p>1.510136</text:p>
          </table:table-cell>
          <table:table-cell office:value-type="float" office:value="1.520167" table:style-name="ce1">
            <text:p>1.520167</text:p>
          </table:table-cell>
          <table:table-cell office:value-type="float" office:value="1.5460389999999999" table:style-name="ce1">
            <text:p>1.546039</text:p>
          </table:table-cell>
          <table:table-cell office:value-type="float" office:value="1.542726" table:style-name="ce1">
            <text:p>1.542726</text:p>
          </table:table-cell>
          <table:table-cell office:value-type="float" office:value="1.6129549999999999" table:style-name="ce1">
            <text:p>1.612955</text:p>
          </table:table-cell>
          <table:table-cell office:value-type="float" office:value="1.690358" table:style-name="ce1">
            <text:p>1.690358</text:p>
          </table:table-cell>
          <table:table-cell office:value-type="float" office:value="1.65811" table:style-name="ce1">
            <text:p>1.65811</text:p>
          </table:table-cell>
          <table:table-cell office:value-type="float" office:value="1.611089" table:style-name="ce1">
            <text:p>1.611089</text:p>
          </table:table-cell>
          <table:table-cell office:value-type="float" office:value="1.56531" table:style-name="ce1">
            <text:p>1.56531</text:p>
          </table:table-cell>
          <table:table-cell office:value-type="float" office:value="1.563904" table:style-name="ce1">
            <text:p>1.563904</text:p>
          </table:table-cell>
          <table:table-cell office:value-type="float" office:value="1.57698" table:style-name="ce1">
            <text:p>1.57698</text:p>
          </table:table-cell>
          <table:table-cell office:value-type="float" office:value="1.6110549999999999" table:style-name="ce1">
            <text:p>1.61105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swatini</text:p>
          </table:table-cell>
          <table:table-cell office:value-type="string" table:style-name="ce1">
            <text:p>SWZ</text:p>
          </table:table-cell>
          <table:table-cell office:value-type="float" office:value="-1.3267070000000001" table:style-name="ce1">
            <text:p>-1.326707</text:p>
          </table:table-cell>
          <table:table-cell office:value-type="float" office:value="-1.236202" table:style-name="ce1">
            <text:p>-1.236202</text:p>
          </table:table-cell>
          <table:table-cell office:value-type="float" office:value="-1.4623759999999999" table:style-name="ce1">
            <text:p>-1.462376</text:p>
          </table:table-cell>
          <table:table-cell office:value-type="float" office:value="-1.4021459999999999" table:style-name="ce1">
            <text:p>-1.402146</text:p>
          </table:table-cell>
          <table:table-cell office:value-type="float" office:value="-1.53023" table:style-name="ce1">
            <text:p>-1.53023</text:p>
          </table:table-cell>
          <table:table-cell office:value-type="float" office:value="-1.464969" table:style-name="ce1">
            <text:p>-1.464969</text:p>
          </table:table-cell>
          <table:table-cell office:value-type="float" office:value="-1.494866" table:style-name="ce1">
            <text:p>-1.494866</text:p>
          </table:table-cell>
          <table:table-cell office:value-type="float" office:value="-1.2512920000000001" table:style-name="ce1">
            <text:p>-1.251292</text:p>
          </table:table-cell>
          <table:table-cell office:value-type="float" office:value="-1.351683" table:style-name="ce1">
            <text:p>-1.351683</text:p>
          </table:table-cell>
          <table:table-cell office:value-type="float" office:value="-1.3196570000000001" table:style-name="ce1">
            <text:p>-1.319657</text:p>
          </table:table-cell>
          <table:table-cell office:value-type="float" office:value="-1.271793" table:style-name="ce1">
            <text:p>-1.271793</text:p>
          </table:table-cell>
          <table:table-cell office:value-type="float" office:value="-1.3253280000000001" table:style-name="ce1">
            <text:p>-1.325328</text:p>
          </table:table-cell>
          <table:table-cell office:value-type="float" office:value="-1.3154250000000001" table:style-name="ce1">
            <text:p>-1.315425</text:p>
          </table:table-cell>
          <table:table-cell office:value-type="float" office:value="-1.281684" table:style-name="ce1">
            <text:p>-1.281684</text:p>
          </table:table-cell>
          <table:table-cell office:value-type="float" office:value="-1.2619929999999999" table:style-name="ce1">
            <text:p>-1.261993</text:p>
          </table:table-cell>
          <table:table-cell office:value-type="float" office:value="-1.333801" table:style-name="ce1">
            <text:p>-1.333801</text:p>
          </table:table-cell>
          <table:table-cell office:value-type="float" office:value="-1.3919459999999999" table:style-name="ce1">
            <text:p>-1.391946</text:p>
          </table:table-cell>
          <table:table-cell office:value-type="float" office:value="-1.4162539999999999" table:style-name="ce1">
            <text:p>-1.416254</text:p>
          </table:table-cell>
          <table:table-cell office:value-type="float" office:value="-1.430191" table:style-name="ce1">
            <text:p>-1.430191</text:p>
          </table:table-cell>
          <table:table-cell office:value-type="float" office:value="-1.3390500000000001" table:style-name="ce1">
            <text:p>-1.3390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eychelles</text:p>
          </table:table-cell>
          <table:table-cell office:value-type="string" table:style-name="ce1">
            <text:p>SYC</text:p>
          </table:table-cell>
          <table:table-cell office:value-type="float" office:value="0.1221467" table:style-name="ce1">
            <text:p>0.1221467</text:p>
          </table:table-cell>
          <table:table-cell office:value-type="float" office:value="0.12936139999999999" table:style-name="ce1">
            <text:p>0.1293614</text:p>
          </table:table-cell>
          <table:table-cell office:value-type="float" office:value="4.4132900000000003E-2" table:style-name="ce1">
            <text:p>0.0441329</text:p>
          </table:table-cell>
          <table:table-cell office:value-type="float" office:value="0.1133403" table:style-name="ce1">
            <text:p>0.1133403</text:p>
          </table:table-cell>
          <table:table-cell office:value-type="float" office:value="7.5662300000000002E-2" table:style-name="ce1">
            <text:p>0.0756623</text:p>
          </table:table-cell>
          <table:table-cell office:value-type="float" office:value="0.32329400000000003" table:style-name="ce1">
            <text:p>0.323294</text:p>
          </table:table-cell>
          <table:table-cell office:value-type="float" office:value="0.1744687" table:style-name="ce1">
            <text:p>0.1744687</text:p>
          </table:table-cell>
          <table:table-cell office:value-type="float" office:value="8.7051900000000002E-2" table:style-name="ce1">
            <text:p>0.0870519</text:p>
          </table:table-cell>
          <table:table-cell office:value-type="float" office:value="6.4095899999999997E-2" table:style-name="ce1">
            <text:p>0.0640959</text:p>
          </table:table-cell>
          <table:table-cell office:value-type="float" office:value="-5.1316000000000001E-3" table:style-name="ce1">
            <text:p>-0.0051316</text:p>
          </table:table-cell>
          <table:table-cell office:value-type="float" office:value="3.9896899999999999E-2" table:style-name="ce1">
            <text:p>0.0398969</text:p>
          </table:table-cell>
          <table:table-cell office:value-type="float" office:value="0.1016565" table:style-name="ce1">
            <text:p>0.1016565</text:p>
          </table:table-cell>
          <table:table-cell office:value-type="float" office:value="1.78981E-2" table:style-name="ce1">
            <text:p>0.0178981</text:p>
          </table:table-cell>
          <table:table-cell office:value-type="float" office:value="5.0829600000000003E-2" table:style-name="ce1">
            <text:p>0.0508296</text:p>
          </table:table-cell>
          <table:table-cell office:value-type="float" office:value="2.00993E-2" table:style-name="ce1">
            <text:p>0.0200993</text:p>
          </table:table-cell>
          <table:table-cell office:value-type="float" office:value="-4.7514899999999999E-2" table:style-name="ce1">
            <text:p>-0.0475149</text:p>
          </table:table-cell>
          <table:table-cell office:value-type="float" office:value="8.0109899999999998E-2" table:style-name="ce1">
            <text:p>0.0801099</text:p>
          </table:table-cell>
          <table:table-cell office:value-type="float" office:value="0.15811149999999999" table:style-name="ce1">
            <text:p>0.1581115</text:p>
          </table:table-cell>
          <table:table-cell office:value-type="float" office:value="0.1903677" table:style-name="ce1">
            <text:p>0.1903677</text:p>
          </table:table-cell>
          <table:table-cell office:value-type="float" office:value="0.21164920000000001" table:style-name="ce1">
            <text:p>0.211649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yrian Arab Republic</text:p>
          </table:table-cell>
          <table:table-cell office:value-type="string" table:style-name="ce1">
            <text:p>SYR</text:p>
          </table:table-cell>
          <table:table-cell office:value-type="float" office:value="-1.4037539999999999" table:style-name="ce1">
            <text:p>-1.403754</text:p>
          </table:table-cell>
          <table:table-cell office:value-type="float" office:value="-1.5592349999999999" table:style-name="ce1">
            <text:p>-1.559235</text:p>
          </table:table-cell>
          <table:table-cell office:value-type="float" office:value="-1.625866" table:style-name="ce1">
            <text:p>-1.625866</text:p>
          </table:table-cell>
          <table:table-cell office:value-type="float" office:value="-1.6232040000000001" table:style-name="ce1">
            <text:p>-1.623204</text:p>
          </table:table-cell>
          <table:table-cell office:value-type="float" office:value="-1.621075" table:style-name="ce1">
            <text:p>-1.621075</text:p>
          </table:table-cell>
          <table:table-cell office:value-type="float" office:value="-1.505781" table:style-name="ce1">
            <text:p>-1.505781</text:p>
          </table:table-cell>
          <table:table-cell office:value-type="float" office:value="-1.5081990000000001" table:style-name="ce1">
            <text:p>-1.508199</text:p>
          </table:table-cell>
          <table:table-cell office:value-type="float" office:value="-1.7578130000000001" table:style-name="ce1">
            <text:p>-1.757813</text:p>
          </table:table-cell>
          <table:table-cell office:value-type="float" office:value="-1.781911" table:style-name="ce1">
            <text:p>-1.781911</text:p>
          </table:table-cell>
          <table:table-cell office:value-type="float" office:value="-1.724321" table:style-name="ce1">
            <text:p>-1.724321</text:p>
          </table:table-cell>
          <table:table-cell office:value-type="float" office:value="-1.6928300000000001" table:style-name="ce1">
            <text:p>-1.69283</text:p>
          </table:table-cell>
          <table:table-cell office:value-type="float" office:value="-1.696672" table:style-name="ce1">
            <text:p>-1.696672</text:p>
          </table:table-cell>
          <table:table-cell office:value-type="float" office:value="-1.806281" table:style-name="ce1">
            <text:p>-1.806281</text:p>
          </table:table-cell>
          <table:table-cell office:value-type="float" office:value="-1.8442210000000001" table:style-name="ce1">
            <text:p>-1.844221</text:p>
          </table:table-cell>
          <table:table-cell office:value-type="float" office:value="-1.8349070000000001" table:style-name="ce1">
            <text:p>-1.834907</text:p>
          </table:table-cell>
          <table:table-cell office:value-type="float" office:value="-1.8781969999999999" table:style-name="ce1">
            <text:p>-1.878197</text:p>
          </table:table-cell>
          <table:table-cell office:value-type="float" office:value="-1.9224810000000001" table:style-name="ce1">
            <text:p>-1.922481</text:p>
          </table:table-cell>
          <table:table-cell office:value-type="float" office:value="-1.9868110000000001" table:style-name="ce1">
            <text:p>-1.986811</text:p>
          </table:table-cell>
          <table:table-cell office:value-type="float" office:value="-1.968701" table:style-name="ce1">
            <text:p>-1.968701</text:p>
          </table:table-cell>
          <table:table-cell office:value-type="float" office:value="-1.9584490000000001" table:style-name="ce1">
            <text:p>-1.95844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TCD</text:p>
          </table:table-cell>
          <table:table-cell office:value-type="float" office:value="-0.99362989999999995" table:style-name="ce1">
            <text:p>-0.9936299</text:p>
          </table:table-cell>
          <table:table-cell office:value-type="float" office:value="-0.9720221" table:style-name="ce1">
            <text:p>-0.9720221</text:p>
          </table:table-cell>
          <table:table-cell office:value-type="float" office:value="-0.97805750000000002" table:style-name="ce1">
            <text:p>-0.9780575</text:p>
          </table:table-cell>
          <table:table-cell office:value-type="float" office:value="-0.94051249999999997" table:style-name="ce1">
            <text:p>-0.9405125</text:p>
          </table:table-cell>
          <table:table-cell office:value-type="float" office:value="-1.103416" table:style-name="ce1">
            <text:p>-1.103416</text:p>
          </table:table-cell>
          <table:table-cell office:value-type="float" office:value="-1.230529" table:style-name="ce1">
            <text:p>-1.230529</text:p>
          </table:table-cell>
          <table:table-cell office:value-type="float" office:value="-1.3077160000000001" table:style-name="ce1">
            <text:p>-1.307716</text:p>
          </table:table-cell>
          <table:table-cell office:value-type="float" office:value="-1.4184209999999999" table:style-name="ce1">
            <text:p>-1.418421</text:p>
          </table:table-cell>
          <table:table-cell office:value-type="float" office:value="-1.451322" table:style-name="ce1">
            <text:p>-1.451322</text:p>
          </table:table-cell>
          <table:table-cell office:value-type="float" office:value="-1.4459070000000001" table:style-name="ce1">
            <text:p>-1.445907</text:p>
          </table:table-cell>
          <table:table-cell office:value-type="float" office:value="-1.398563" table:style-name="ce1">
            <text:p>-1.398563</text:p>
          </table:table-cell>
          <table:table-cell office:value-type="float" office:value="-1.3603289999999999" table:style-name="ce1">
            <text:p>-1.360329</text:p>
          </table:table-cell>
          <table:table-cell office:value-type="float" office:value="-1.3500319999999999" table:style-name="ce1">
            <text:p>-1.350032</text:p>
          </table:table-cell>
          <table:table-cell office:value-type="float" office:value="-1.3427480000000001" table:style-name="ce1">
            <text:p>-1.342748</text:p>
          </table:table-cell>
          <table:table-cell office:value-type="float" office:value="-1.374709" table:style-name="ce1">
            <text:p>-1.374709</text:p>
          </table:table-cell>
          <table:table-cell office:value-type="float" office:value="-1.331053" table:style-name="ce1">
            <text:p>-1.331053</text:p>
          </table:table-cell>
          <table:table-cell office:value-type="float" office:value="-1.335183" table:style-name="ce1">
            <text:p>-1.335183</text:p>
          </table:table-cell>
          <table:table-cell office:value-type="float" office:value="-1.3558600000000001" table:style-name="ce1">
            <text:p>-1.35586</text:p>
          </table:table-cell>
          <table:table-cell office:value-type="float" office:value="-1.372231" table:style-name="ce1">
            <text:p>-1.372231</text:p>
          </table:table-cell>
          <table:table-cell office:value-type="float" office:value="-1.4544699999999999" table:style-name="ce1">
            <text:p>-1.4544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ogo</text:p>
          </table:table-cell>
          <table:table-cell office:value-type="string" table:style-name="ce1">
            <text:p>TGO</text:p>
          </table:table-cell>
          <table:table-cell office:value-type="float" office:value="-0.98624160000000005" table:style-name="ce1">
            <text:p>-0.9862416</text:p>
          </table:table-cell>
          <table:table-cell office:value-type="float" office:value="-1.124889" table:style-name="ce1">
            <text:p>-1.124889</text:p>
          </table:table-cell>
          <table:table-cell office:value-type="float" office:value="-1.1259600000000001" table:style-name="ce1">
            <text:p>-1.12596</text:p>
          </table:table-cell>
          <table:table-cell office:value-type="float" office:value="-1.383553" table:style-name="ce1">
            <text:p>-1.383553</text:p>
          </table:table-cell>
          <table:table-cell office:value-type="float" office:value="-1.1808689999999999" table:style-name="ce1">
            <text:p>-1.180869</text:p>
          </table:table-cell>
          <table:table-cell office:value-type="float" office:value="-1.231241" table:style-name="ce1">
            <text:p>-1.231241</text:p>
          </table:table-cell>
          <table:table-cell office:value-type="float" office:value="-1.221733" table:style-name="ce1">
            <text:p>-1.221733</text:p>
          </table:table-cell>
          <table:table-cell office:value-type="float" office:value="-1.195147" table:style-name="ce1">
            <text:p>-1.195147</text:p>
          </table:table-cell>
          <table:table-cell office:value-type="float" office:value="-1.0676939999999999" table:style-name="ce1">
            <text:p>-1.067694</text:p>
          </table:table-cell>
          <table:table-cell office:value-type="float" office:value="-0.98821959999999998" table:style-name="ce1">
            <text:p>-0.9882196</text:p>
          </table:table-cell>
          <table:table-cell office:value-type="float" office:value="-0.97855879999999995" table:style-name="ce1">
            <text:p>-0.9785588</text:p>
          </table:table-cell>
          <table:table-cell office:value-type="float" office:value="-0.95203970000000004" table:style-name="ce1">
            <text:p>-0.9520397</text:p>
          </table:table-cell>
          <table:table-cell office:value-type="float" office:value="-0.90372149999999996" table:style-name="ce1">
            <text:p>-0.9037215</text:p>
          </table:table-cell>
          <table:table-cell office:value-type="float" office:value="-0.99580939999999996" table:style-name="ce1">
            <text:p>-0.9958094</text:p>
          </table:table-cell>
          <table:table-cell office:value-type="float" office:value="-0.90447180000000005" table:style-name="ce1">
            <text:p>-0.9044718</text:p>
          </table:table-cell>
          <table:table-cell office:value-type="float" office:value="-0.76648859999999996" table:style-name="ce1">
            <text:p>-0.7664886</text:p>
          </table:table-cell>
          <table:table-cell office:value-type="float" office:value="-0.70078689999999999" table:style-name="ce1">
            <text:p>-0.7007869</text:p>
          </table:table-cell>
          <table:table-cell office:value-type="float" office:value="-0.54589969999999999" table:style-name="ce1">
            <text:p>-0.5458997</text:p>
          </table:table-cell>
          <table:table-cell office:value-type="float" office:value="-0.62396090000000004" table:style-name="ce1">
            <text:p>-0.6239609</text:p>
          </table:table-cell>
          <table:table-cell office:value-type="float" office:value="-0.74313589999999996" table:style-name="ce1">
            <text:p>-0.743135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hailand</text:p>
          </table:table-cell>
          <table:table-cell office:value-type="string" table:style-name="ce1">
            <text:p>THA</text:p>
          </table:table-cell>
          <table:table-cell office:value-type="float" office:value="0.31065900000000002" table:style-name="ce1">
            <text:p>0.310659</text:p>
          </table:table-cell>
          <table:table-cell office:value-type="float" office:value="0.38247370000000003" table:style-name="ce1">
            <text:p>0.3824737</text:p>
          </table:table-cell>
          <table:table-cell office:value-type="float" office:value="0.46780290000000002" table:style-name="ce1">
            <text:p>0.4678029</text:p>
          </table:table-cell>
          <table:table-cell office:value-type="float" office:value="0.32151659999999999" table:style-name="ce1">
            <text:p>0.3215166</text:p>
          </table:table-cell>
          <table:table-cell office:value-type="float" office:value="0.21824109999999999" table:style-name="ce1">
            <text:p>0.2182411</text:p>
          </table:table-cell>
          <table:table-cell office:value-type="float" office:value="0.12658330000000001" table:style-name="ce1">
            <text:p>0.1265833</text:p>
          </table:table-cell>
          <table:table-cell office:value-type="float" office:value="-9.8295800000000003E-2" table:style-name="ce1">
            <text:p>-0.0982958</text:p>
          </table:table-cell>
          <table:table-cell office:value-type="float" office:value="-0.73919400000000002" table:style-name="ce1">
            <text:p>-0.739194</text:p>
          </table:table-cell>
          <table:table-cell office:value-type="float" office:value="-0.56250230000000001" table:style-name="ce1">
            <text:p>-0.5625023</text:p>
          </table:table-cell>
          <table:table-cell office:value-type="float" office:value="-0.52966690000000005" table:style-name="ce1">
            <text:p>-0.5296669</text:p>
          </table:table-cell>
          <table:table-cell office:value-type="float" office:value="-0.4558837" table:style-name="ce1">
            <text:p>-0.4558837</text:p>
          </table:table-cell>
          <table:table-cell office:value-type="float" office:value="-0.49582199999999998" table:style-name="ce1">
            <text:p>-0.495822</text:p>
          </table:table-cell>
          <table:table-cell office:value-type="float" office:value="-0.40518169999999998" table:style-name="ce1">
            <text:p>-0.4051817</text:p>
          </table:table-cell>
          <table:table-cell office:value-type="float" office:value="-0.32114120000000002" table:style-name="ce1">
            <text:p>-0.3211412</text:p>
          </table:table-cell>
          <table:table-cell office:value-type="float" office:value="-0.42992580000000002" table:style-name="ce1">
            <text:p>-0.4299258</text:p>
          </table:table-cell>
          <table:table-cell office:value-type="float" office:value="-0.87478259999999997" table:style-name="ce1">
            <text:p>-0.8747826</text:p>
          </table:table-cell>
          <table:table-cell office:value-type="float" office:value="-0.96910499999999999" table:style-name="ce1">
            <text:p>-0.969105</text:p>
          </table:table-cell>
          <table:table-cell office:value-type="float" office:value="-1.0251140000000001" table:style-name="ce1">
            <text:p>-1.025114</text:p>
          </table:table-cell>
          <table:table-cell office:value-type="float" office:value="-1.0471200000000001" table:style-name="ce1">
            <text:p>-1.04712</text:p>
          </table:table-cell>
          <table:table-cell office:value-type="float" office:value="-1.005582" table:style-name="ce1">
            <text:p>-1.00558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ajikistan</text:p>
          </table:table-cell>
          <table:table-cell office:value-type="string" table:style-name="ce1">
            <text:p>TJK</text:p>
          </table:table-cell>
          <table:table-cell office:value-type="float" office:value="-1.6458330000000001" table:style-name="ce1">
            <text:p>-1.645833</text:p>
          </table:table-cell>
          <table:table-cell office:value-type="float" office:value="-1.505258" table:style-name="ce1">
            <text:p>-1.505258</text:p>
          </table:table-cell>
          <table:table-cell office:value-type="float" office:value="-1.3828050000000001" table:style-name="ce1">
            <text:p>-1.382805</text:p>
          </table:table-cell>
          <table:table-cell office:value-type="float" office:value="-1.111796" table:style-name="ce1">
            <text:p>-1.111796</text:p>
          </table:table-cell>
          <table:table-cell office:value-type="float" office:value="-1.1499090000000001" table:style-name="ce1">
            <text:p>-1.149909</text:p>
          </table:table-cell>
          <table:table-cell office:value-type="float" office:value="-1.2222729999999999" table:style-name="ce1">
            <text:p>-1.222273</text:p>
          </table:table-cell>
          <table:table-cell office:value-type="float" office:value="-1.2660979999999999" table:style-name="ce1">
            <text:p>-1.266098</text:p>
          </table:table-cell>
          <table:table-cell office:value-type="float" office:value="-1.3519410000000001" table:style-name="ce1">
            <text:p>-1.351941</text:p>
          </table:table-cell>
          <table:table-cell office:value-type="float" office:value="-1.2921210000000001" table:style-name="ce1">
            <text:p>-1.292121</text:p>
          </table:table-cell>
          <table:table-cell office:value-type="float" office:value="-1.3556809999999999" table:style-name="ce1">
            <text:p>-1.355681</text:p>
          </table:table-cell>
          <table:table-cell office:value-type="float" office:value="-1.3321000000000001" table:style-name="ce1">
            <text:p>-1.3321</text:p>
          </table:table-cell>
          <table:table-cell office:value-type="float" office:value="-1.431079" table:style-name="ce1">
            <text:p>-1.431079</text:p>
          </table:table-cell>
          <table:table-cell office:value-type="float" office:value="-1.3808480000000001" table:style-name="ce1">
            <text:p>-1.380848</text:p>
          </table:table-cell>
          <table:table-cell office:value-type="float" office:value="-1.422404" table:style-name="ce1">
            <text:p>-1.422404</text:p>
          </table:table-cell>
          <table:table-cell office:value-type="float" office:value="-1.504127" table:style-name="ce1">
            <text:p>-1.504127</text:p>
          </table:table-cell>
          <table:table-cell office:value-type="float" office:value="-1.4954860000000001" table:style-name="ce1">
            <text:p>-1.495486</text:p>
          </table:table-cell>
          <table:table-cell office:value-type="float" office:value="-1.569086" table:style-name="ce1">
            <text:p>-1.569086</text:p>
          </table:table-cell>
          <table:table-cell office:value-type="float" office:value="-1.691764" table:style-name="ce1">
            <text:p>-1.691764</text:p>
          </table:table-cell>
          <table:table-cell office:value-type="float" office:value="-1.722815" table:style-name="ce1">
            <text:p>-1.722815</text:p>
          </table:table-cell>
          <table:table-cell office:value-type="float" office:value="-1.689398" table:style-name="ce1">
            <text:p>-1.68939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urkmenistan</text:p>
          </table:table-cell>
          <table:table-cell office:value-type="string" table:style-name="ce1">
            <text:p>TKM</text:p>
          </table:table-cell>
          <table:table-cell office:value-type="float" office:value="-1.577283" table:style-name="ce1">
            <text:p>-1.577283</text:p>
          </table:table-cell>
          <table:table-cell office:value-type="float" office:value="-1.6562669999999999" table:style-name="ce1">
            <text:p>-1.656267</text:p>
          </table:table-cell>
          <table:table-cell office:value-type="float" office:value="-1.692534" table:style-name="ce1">
            <text:p>-1.692534</text:p>
          </table:table-cell>
          <table:table-cell office:value-type="float" office:value="-1.932026" table:style-name="ce1">
            <text:p>-1.932026</text:p>
          </table:table-cell>
          <table:table-cell office:value-type="float" office:value="-1.9572499999999999" table:style-name="ce1">
            <text:p>-1.95725</text:p>
          </table:table-cell>
          <table:table-cell office:value-type="float" office:value="-1.982013" table:style-name="ce1">
            <text:p>-1.982013</text:p>
          </table:table-cell>
          <table:table-cell office:value-type="float" office:value="-2.001131" table:style-name="ce1">
            <text:p>-2.001131</text:p>
          </table:table-cell>
          <table:table-cell office:value-type="float" office:value="-2.0887159999999998" table:style-name="ce1">
            <text:p>-2.088716</text:p>
          </table:table-cell>
          <table:table-cell office:value-type="float" office:value="-2.1561279999999998" table:style-name="ce1">
            <text:p>-2.156128</text:p>
          </table:table-cell>
          <table:table-cell office:value-type="float" office:value="-2.1097070000000002" table:style-name="ce1">
            <text:p>-2.109707</text:p>
          </table:table-cell>
          <table:table-cell office:value-type="float" office:value="-2.0825130000000001" table:style-name="ce1">
            <text:p>-2.082513</text:p>
          </table:table-cell>
          <table:table-cell office:value-type="float" office:value="-2.040295" table:style-name="ce1">
            <text:p>-2.040295</text:p>
          </table:table-cell>
          <table:table-cell office:value-type="float" office:value="-2.165721" table:style-name="ce1">
            <text:p>-2.165721</text:p>
          </table:table-cell>
          <table:table-cell office:value-type="float" office:value="-2.2504279999999999" table:style-name="ce1">
            <text:p>-2.250428</text:p>
          </table:table-cell>
          <table:table-cell office:value-type="float" office:value="-2.2164079999999999" table:style-name="ce1">
            <text:p>-2.216408</text:p>
          </table:table-cell>
          <table:table-cell office:value-type="float" office:value="-2.2591589999999999" table:style-name="ce1">
            <text:p>-2.259159</text:p>
          </table:table-cell>
          <table:table-cell office:value-type="float" office:value="-2.2375349999999998" table:style-name="ce1">
            <text:p>-2.237535</text:p>
          </table:table-cell>
          <table:table-cell office:value-type="float" office:value="-2.170887" table:style-name="ce1">
            <text:p>-2.170887</text:p>
          </table:table-cell>
          <table:table-cell office:value-type="float" office:value="-2.1590020000000001" table:style-name="ce1">
            <text:p>-2.159002</text:p>
          </table:table-cell>
          <table:table-cell office:value-type="float" office:value="-2.1437170000000001" table:style-name="ce1">
            <text:p>-2.14371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imor-Leste</text:p>
          </table:table-cell>
          <table:table-cell office:value-type="string" table:style-name="ce1">
            <text:p>TLS</text:p>
          </table:table-cell>
          <table:table-cell office:value-type="float" office:value="-1.723411" table:style-name="ce1">
            <text:p>-1.723411</text:p>
          </table:table-cell>
          <table:table-cell office:value-type="float" office:value="-1.700447" table:style-name="ce1">
            <text:p>-1.700447</text:p>
          </table:table-cell>
          <table:table-cell office:value-type="float" office:value="-0.13078909999999999" table:style-name="ce1">
            <text:p>-0.1307891</text:p>
          </table:table-cell>
          <table:table-cell office:value-type="float" office:value="0.26797670000000001" table:style-name="ce1">
            <text:p>0.2679767</text:p>
          </table:table-cell>
          <table:table-cell office:value-type="float" office:value="0.1654429" table:style-name="ce1">
            <text:p>0.1654429</text:p>
          </table:table-cell>
          <table:table-cell office:value-type="float" office:value="-9.3514899999999998E-2" table:style-name="ce1">
            <text:p>-0.0935149</text:p>
          </table:table-cell>
          <table:table-cell office:value-type="float" office:value="-0.2101761" table:style-name="ce1">
            <text:p>-0.2101761</text:p>
          </table:table-cell>
          <table:table-cell office:value-type="float" office:value="5.7441600000000002E-2" table:style-name="ce1">
            <text:p>0.0574416</text:p>
          </table:table-cell>
          <table:table-cell office:value-type="float" office:value="0.14854120000000001" table:style-name="ce1">
            <text:p>0.1485412</text:p>
          </table:table-cell>
          <table:table-cell office:value-type="float" office:value="0.21716199999999999" table:style-name="ce1">
            <text:p>0.217162</text:p>
          </table:table-cell>
          <table:table-cell office:value-type="float" office:value="9.7795000000000007E-2" table:style-name="ce1">
            <text:p>0.097795</text:p>
          </table:table-cell>
          <table:table-cell office:value-type="float" office:value="6.1659400000000003E-2" table:style-name="ce1">
            <text:p>0.0616594</text:p>
          </table:table-cell>
          <table:table-cell office:value-type="float" office:value="0.13283020000000001" table:style-name="ce1">
            <text:p>0.1328302</text:p>
          </table:table-cell>
          <table:table-cell office:value-type="float" office:value="9.63445E-2" table:style-name="ce1">
            <text:p>0.0963445</text:p>
          </table:table-cell>
          <table:table-cell office:value-type="float" office:value="9.1121599999999997E-2" table:style-name="ce1">
            <text:p>0.0911216</text:p>
          </table:table-cell>
          <table:table-cell office:value-type="float" office:value="0.14878060000000001" table:style-name="ce1">
            <text:p>0.1487806</text:p>
          </table:table-cell>
          <table:table-cell office:value-type="float" office:value="0.1861515" table:style-name="ce1">
            <text:p>0.1861515</text:p>
          </table:table-cell>
          <table:table-cell office:value-type="float" office:value="0.2195098" table:style-name="ce1">
            <text:p>0.2195098</text:p>
          </table:table-cell>
          <table:table-cell office:value-type="float" office:value="0.34128770000000003" table:style-name="ce1">
            <text:p>0.3412877</text:p>
          </table:table-cell>
          <table:table-cell office:value-type="float" office:value="0.33976289999999998" table:style-name="ce1">
            <text:p>0.339762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onga</text:p>
          </table:table-cell>
          <table:table-cell office:value-type="string" table:style-name="ce1">
            <text:p>TON</text:p>
          </table:table-cell>
          <table:table-cell office:value-type="float" office:value="0.22654350000000001" table:style-name="ce1">
            <text:p>0.2265435</text:p>
          </table:table-cell>
          <table:table-cell office:value-type="float" office:value="0.24904399999999999" table:style-name="ce1">
            <text:p>0.249044</text:p>
          </table:table-cell>
          <table:table-cell office:value-type="float" office:value="0.21714420000000001" table:style-name="ce1">
            <text:p>0.2171442</text:p>
          </table:table-cell>
          <table:table-cell office:value-type="float" office:value="-2.4412199999999998E-2" table:style-name="ce1">
            <text:p>-0.0244122</text:p>
          </table:table-cell>
          <table:table-cell office:value-type="float" office:value="6.18866E-2" table:style-name="ce1">
            <text:p>0.0618866</text:p>
          </table:table-cell>
          <table:table-cell office:value-type="float" office:value="-0.1897942" table:style-name="ce1">
            <text:p>-0.1897942</text:p>
          </table:table-cell>
          <table:table-cell office:value-type="float" office:value="-5.4514399999999998E-2" table:style-name="ce1">
            <text:p>-0.0545144</text:p>
          </table:table-cell>
          <table:table-cell office:value-type="float" office:value="-2.5430399999999999E-2" table:style-name="ce1">
            <text:p>-0.0254304</text:p>
          </table:table-cell>
          <table:table-cell office:value-type="float" office:value="-0.17144770000000001" table:style-name="ce1">
            <text:p>-0.1714477</text:p>
          </table:table-cell>
          <table:table-cell office:value-type="float" office:value="-3.0295900000000001E-2" table:style-name="ce1">
            <text:p>-0.0302959</text:p>
          </table:table-cell>
          <table:table-cell office:value-type="float" office:value="-4.6901999999999999E-2" table:style-name="ce1">
            <text:p>-0.046902</text:p>
          </table:table-cell>
          <table:table-cell office:value-type="float" office:value="0.2928134" table:style-name="ce1">
            <text:p>0.2928134</text:p>
          </table:table-cell>
          <table:table-cell office:value-type="float" office:value="0.32102429999999998" table:style-name="ce1">
            <text:p>0.3210243</text:p>
          </table:table-cell>
          <table:table-cell office:value-type="float" office:value="0.3362116" table:style-name="ce1">
            <text:p>0.3362116</text:p>
          </table:table-cell>
          <table:table-cell office:value-type="float" office:value="0.45854519999999999" table:style-name="ce1">
            <text:p>0.4585452</text:p>
          </table:table-cell>
          <table:table-cell office:value-type="float" office:value="0.663713" table:style-name="ce1">
            <text:p>0.663713</text:p>
          </table:table-cell>
          <table:table-cell office:value-type="float" office:value="0.6616573" table:style-name="ce1">
            <text:p>0.6616573</text:p>
          </table:table-cell>
          <table:table-cell office:value-type="float" office:value="0.64269379999999998" table:style-name="ce1">
            <text:p>0.6426938</text:p>
          </table:table-cell>
          <table:table-cell office:value-type="float" office:value="0.60225810000000002" table:style-name="ce1">
            <text:p>0.6022581</text:p>
          </table:table-cell>
          <table:table-cell office:value-type="float" office:value="0.56284789999999996" table:style-name="ce1">
            <text:p>0.562847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office:value-type="float" office:value="0.68723120000000004" table:style-name="ce1">
            <text:p>0.6872312</text:p>
          </table:table-cell>
          <table:table-cell office:value-type="float" office:value="0.83902239999999995" table:style-name="ce1">
            <text:p>0.8390224</text:p>
          </table:table-cell>
          <table:table-cell office:value-type="float" office:value="0.56639980000000001" table:style-name="ce1">
            <text:p>0.5663998</text:p>
          </table:table-cell>
          <table:table-cell office:value-type="float" office:value="0.56664879999999995" table:style-name="ce1">
            <text:p>0.5666488</text:p>
          </table:table-cell>
          <table:table-cell office:value-type="float" office:value="0.61374459999999997" table:style-name="ce1">
            <text:p>0.6137446</text:p>
          </table:table-cell>
          <table:table-cell office:value-type="float" office:value="0.57470169999999998" table:style-name="ce1">
            <text:p>0.5747017</text:p>
          </table:table-cell>
          <table:table-cell office:value-type="float" office:value="0.61313169999999995" table:style-name="ce1">
            <text:p>0.6131317</text:p>
          </table:table-cell>
          <table:table-cell office:value-type="float" office:value="0.60832379999999997" table:style-name="ce1">
            <text:p>0.6083238</text:p>
          </table:table-cell>
          <table:table-cell office:value-type="float" office:value="0.54562219999999995" table:style-name="ce1">
            <text:p>0.5456222</text:p>
          </table:table-cell>
          <table:table-cell office:value-type="float" office:value="0.5336419" table:style-name="ce1">
            <text:p>0.5336419</text:p>
          </table:table-cell>
          <table:table-cell office:value-type="float" office:value="0.55420460000000005" table:style-name="ce1">
            <text:p>0.5542046</text:p>
          </table:table-cell>
          <table:table-cell office:value-type="float" office:value="0.52334619999999998" table:style-name="ce1">
            <text:p>0.5233462</text:p>
          </table:table-cell>
          <table:table-cell office:value-type="float" office:value="0.52074290000000001" table:style-name="ce1">
            <text:p>0.5207429</text:p>
          </table:table-cell>
          <table:table-cell office:value-type="float" office:value="0.50111640000000002" table:style-name="ce1">
            <text:p>0.5011164</text:p>
          </table:table-cell>
          <table:table-cell office:value-type="float" office:value="0.4822901" table:style-name="ce1">
            <text:p>0.4822901</text:p>
          </table:table-cell>
          <table:table-cell office:value-type="float" office:value="0.4730857" table:style-name="ce1">
            <text:p>0.4730857</text:p>
          </table:table-cell>
          <table:table-cell office:value-type="float" office:value="0.48053370000000001" table:style-name="ce1">
            <text:p>0.4805337</text:p>
          </table:table-cell>
          <table:table-cell office:value-type="float" office:value="0.55795090000000003" table:style-name="ce1">
            <text:p>0.5579509</text:p>
          </table:table-cell>
          <table:table-cell office:value-type="float" office:value="0.55337270000000005" table:style-name="ce1">
            <text:p>0.5533727</text:p>
          </table:table-cell>
          <table:table-cell office:value-type="float" office:value="0.56560929999999998" table:style-name="ce1">
            <text:p>0.565609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unisia</text:p>
          </table:table-cell>
          <table:table-cell office:value-type="string" table:style-name="ce1">
            <text:p>TUN</text:p>
          </table:table-cell>
          <table:table-cell office:value-type="float" office:value="-0.59935559999999999" table:style-name="ce1">
            <text:p>-0.5993556</text:p>
          </table:table-cell>
          <table:table-cell office:value-type="float" office:value="-0.82330130000000001" table:style-name="ce1">
            <text:p>-0.8233013</text:p>
          </table:table-cell>
          <table:table-cell office:value-type="float" office:value="-0.81373629999999997" table:style-name="ce1">
            <text:p>-0.8137363</text:p>
          </table:table-cell>
          <table:table-cell office:value-type="float" office:value="-0.95911120000000005" table:style-name="ce1">
            <text:p>-0.9591112</text:p>
          </table:table-cell>
          <table:table-cell office:value-type="float" office:value="-0.92087059999999998" table:style-name="ce1">
            <text:p>-0.9208706</text:p>
          </table:table-cell>
          <table:table-cell office:value-type="float" office:value="-0.86664940000000001" table:style-name="ce1">
            <text:p>-0.8666494</text:p>
          </table:table-cell>
          <table:table-cell office:value-type="float" office:value="-0.95009299999999997" table:style-name="ce1">
            <text:p>-0.950093</text:p>
          </table:table-cell>
          <table:table-cell office:value-type="float" office:value="-1.297919" table:style-name="ce1">
            <text:p>-1.297919</text:p>
          </table:table-cell>
          <table:table-cell office:value-type="float" office:value="-1.378914" table:style-name="ce1">
            <text:p>-1.378914</text:p>
          </table:table-cell>
          <table:table-cell office:value-type="float" office:value="-1.3505450000000001" table:style-name="ce1">
            <text:p>-1.350545</text:p>
          </table:table-cell>
          <table:table-cell office:value-type="float" office:value="-1.358339" table:style-name="ce1">
            <text:p>-1.358339</text:p>
          </table:table-cell>
          <table:table-cell office:value-type="float" office:value="-1.4161649999999999" table:style-name="ce1">
            <text:p>-1.416165</text:p>
          </table:table-cell>
          <table:table-cell office:value-type="float" office:value="-0.37050430000000001" table:style-name="ce1">
            <text:p>-0.3705043</text:p>
          </table:table-cell>
          <table:table-cell office:value-type="float" office:value="-0.1716522" table:style-name="ce1">
            <text:p>-0.1716522</text:p>
          </table:table-cell>
          <table:table-cell office:value-type="float" office:value="-8.44274E-2" table:style-name="ce1">
            <text:p>-0.0844274</text:p>
          </table:table-cell>
          <table:table-cell office:value-type="float" office:value="0.19278400000000001" table:style-name="ce1">
            <text:p>0.192784</text:p>
          </table:table-cell>
          <table:table-cell office:value-type="float" office:value="0.24141119999999999" table:style-name="ce1">
            <text:p>0.2414112</text:p>
          </table:table-cell>
          <table:table-cell office:value-type="float" office:value="0.3034269" table:style-name="ce1">
            <text:p>0.3034269</text:p>
          </table:table-cell>
          <table:table-cell office:value-type="float" office:value="0.16143869999999999" table:style-name="ce1">
            <text:p>0.1614387</text:p>
          </table:table-cell>
          <table:table-cell office:value-type="float" office:value="0.210815" table:style-name="ce1">
            <text:p>0.21081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urkey</text:p>
          </table:table-cell>
          <table:table-cell office:value-type="string" table:style-name="ce1">
            <text:p>TUR</text:p>
          </table:table-cell>
          <table:table-cell office:value-type="float" office:value="-0.1297603" table:style-name="ce1">
            <text:p>-0.1297603</text:p>
          </table:table-cell>
          <table:table-cell office:value-type="float" office:value="-0.61593410000000004" table:style-name="ce1">
            <text:p>-0.6159341</text:p>
          </table:table-cell>
          <table:table-cell office:value-type="float" office:value="-0.28919980000000001" table:style-name="ce1">
            <text:p>-0.2891998</text:p>
          </table:table-cell>
          <table:table-cell office:value-type="float" office:value="-0.2195705" table:style-name="ce1">
            <text:p>-0.2195705</text:p>
          </table:table-cell>
          <table:table-cell office:value-type="float" office:value="-3.3270800000000003E-2" table:style-name="ce1">
            <text:p>-0.0332708</text:p>
          </table:table-cell>
          <table:table-cell office:value-type="float" office:value="1.3201900000000001E-2" table:style-name="ce1">
            <text:p>0.0132019</text:p>
          </table:table-cell>
          <table:table-cell office:value-type="float" office:value="2.3379999999999999E-4" table:style-name="ce1">
            <text:p>0.0002338</text:p>
          </table:table-cell>
          <table:table-cell office:value-type="float" office:value="-6.4095299999999994E-2" table:style-name="ce1">
            <text:p>-0.0640953</text:p>
          </table:table-cell>
          <table:table-cell office:value-type="float" office:value="-5.33246E-2" table:style-name="ce1">
            <text:p>-0.0533246</text:p>
          </table:table-cell>
          <table:table-cell office:value-type="float" office:value="-4.1286400000000001E-2" table:style-name="ce1">
            <text:p>-0.0412864</text:p>
          </table:table-cell>
          <table:table-cell office:value-type="float" office:value="-5.5522500000000002E-2" table:style-name="ce1">
            <text:p>-0.0555225</text:p>
          </table:table-cell>
          <table:table-cell office:value-type="float" office:value="-8.4820699999999999E-2" table:style-name="ce1">
            <text:p>-0.0848207</text:p>
          </table:table-cell>
          <table:table-cell office:value-type="float" office:value="-0.13685069999999999" table:style-name="ce1">
            <text:p>-0.1368507</text:p>
          </table:table-cell>
          <table:table-cell office:value-type="float" office:value="-0.20693349999999999" table:style-name="ce1">
            <text:p>-0.2069335</text:p>
          </table:table-cell>
          <table:table-cell office:value-type="float" office:value="-0.25132640000000001" table:style-name="ce1">
            <text:p>-0.2513264</text:p>
          </table:table-cell>
          <table:table-cell office:value-type="float" office:value="-0.33841969999999999" table:style-name="ce1">
            <text:p>-0.3384197</text:p>
          </table:table-cell>
          <table:table-cell office:value-type="float" office:value="-0.36771999999999999" table:style-name="ce1">
            <text:p>-0.36772</text:p>
          </table:table-cell>
          <table:table-cell office:value-type="float" office:value="-0.60891150000000005" table:style-name="ce1">
            <text:p>-0.6089115</text:p>
          </table:table-cell>
          <table:table-cell office:value-type="float" office:value="-0.70749010000000001" table:style-name="ce1">
            <text:p>-0.7074901</text:p>
          </table:table-cell>
          <table:table-cell office:value-type="float" office:value="-0.8329394" table:style-name="ce1">
            <text:p>-0.832939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uvalu</text:p>
          </table:table-cell>
          <table:table-cell office:value-type="string" table:style-name="ce1">
            <text:p>TUV</text:p>
          </table:table-cell>
          <table:table-cell office:value-type="float" office:value="1.2861689999999999" table:style-name="ce1">
            <text:p>1.286169</text:p>
          </table:table-cell>
          <table:table-cell office:value-type="float" office:value="1.3041940000000001" table:style-name="ce1">
            <text:p>1.304194</text:p>
          </table:table-cell>
          <table:table-cell office:value-type="float" office:value="1.320832" table:style-name="ce1">
            <text:p>1.320832</text:p>
          </table:table-cell>
          <table:table-cell office:value-type="float" office:value="1.1765330000000001" table:style-name="ce1">
            <text:p>1.176533</text:p>
          </table:table-cell>
          <table:table-cell office:value-type="float" office:value="1.035866" table:style-name="ce1">
            <text:p>1.035866</text:p>
          </table:table-cell>
          <table:table-cell office:value-type="float" office:value="0.46060309999999999" table:style-name="ce1">
            <text:p>0.4606031</text:p>
          </table:table-cell>
          <table:table-cell office:value-type="float" office:value="0.58701490000000001" table:style-name="ce1">
            <text:p>0.5870149</text:p>
          </table:table-cell>
          <table:table-cell office:value-type="float" office:value="0.78371089999999999" table:style-name="ce1">
            <text:p>0.7837109</text:p>
          </table:table-cell>
          <table:table-cell office:value-type="float" office:value="0.74657459999999998" table:style-name="ce1">
            <text:p>0.7465746</text:p>
          </table:table-cell>
          <table:table-cell office:value-type="float" office:value="0.80195190000000005" table:style-name="ce1">
            <text:p>0.8019519</text:p>
          </table:table-cell>
          <table:table-cell office:value-type="float" office:value="0.74199599999999999" table:style-name="ce1">
            <text:p>0.741996</text:p>
          </table:table-cell>
          <table:table-cell office:value-type="float" office:value="0.72138170000000001" table:style-name="ce1">
            <text:p>0.7213817</text:p>
          </table:table-cell>
          <table:table-cell office:value-type="float" office:value="0.7156515" table:style-name="ce1">
            <text:p>0.7156515</text:p>
          </table:table-cell>
          <table:table-cell office:value-type="float" office:value="0.66169750000000005" table:style-name="ce1">
            <text:p>0.6616975</text:p>
          </table:table-cell>
          <table:table-cell office:value-type="float" office:value="0.71204259999999997" table:style-name="ce1">
            <text:p>0.7120426</text:p>
          </table:table-cell>
          <table:table-cell office:value-type="float" office:value="1.045113" table:style-name="ce1">
            <text:p>1.045113</text:p>
          </table:table-cell>
          <table:table-cell office:value-type="float" office:value="1.0685979999999999" table:style-name="ce1">
            <text:p>1.068598</text:p>
          </table:table-cell>
          <table:table-cell office:value-type="float" office:value="1.0817380000000001" table:style-name="ce1">
            <text:p>1.081738</text:p>
          </table:table-cell>
          <table:table-cell office:value-type="float" office:value="1.0794589999999999" table:style-name="ce1">
            <text:p>1.079459</text:p>
          </table:table-cell>
          <table:table-cell office:value-type="float" office:value="1.1460159999999999" table:style-name="ce1">
            <text:p>1.14601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aiwan, China</text:p>
          </table:table-cell>
          <table:table-cell office:value-type="string" table:style-name="ce1">
            <text:p>TWN</text:p>
          </table:table-cell>
          <table:table-cell office:value-type="float" office:value="0.67252389999999995" table:style-name="ce1">
            <text:p>0.6725239</text:p>
          </table:table-cell>
          <table:table-cell office:value-type="float" office:value="0.76588129999999999" table:style-name="ce1">
            <text:p>0.7658813</text:p>
          </table:table-cell>
          <table:table-cell office:value-type="float" office:value="0.85301749999999998" table:style-name="ce1">
            <text:p>0.8530175</text:p>
          </table:table-cell>
          <table:table-cell office:value-type="float" office:value="0.96568160000000003" table:style-name="ce1">
            <text:p>0.9656816</text:p>
          </table:table-cell>
          <table:table-cell office:value-type="float" office:value="0.904806" table:style-name="ce1">
            <text:p>0.904806</text:p>
          </table:table-cell>
          <table:table-cell office:value-type="float" office:value="0.93567929999999999" table:style-name="ce1">
            <text:p>0.9356793</text:p>
          </table:table-cell>
          <table:table-cell office:value-type="float" office:value="0.93203599999999998" table:style-name="ce1">
            <text:p>0.932036</text:p>
          </table:table-cell>
          <table:table-cell office:value-type="float" office:value="0.70349709999999999" table:style-name="ce1">
            <text:p>0.7034971</text:p>
          </table:table-cell>
          <table:table-cell office:value-type="float" office:value="0.72742510000000005" table:style-name="ce1">
            <text:p>0.7274251</text:p>
          </table:table-cell>
          <table:table-cell office:value-type="float" office:value="0.71535859999999996" table:style-name="ce1">
            <text:p>0.7153586</text:p>
          </table:table-cell>
          <table:table-cell office:value-type="float" office:value="0.82576439999999995" table:style-name="ce1">
            <text:p>0.8257644</text:p>
          </table:table-cell>
          <table:table-cell office:value-type="float" office:value="0.83127519999999999" table:style-name="ce1">
            <text:p>0.8312752</text:p>
          </table:table-cell>
          <table:table-cell office:value-type="float" office:value="0.84046200000000004" table:style-name="ce1">
            <text:p>0.840462</text:p>
          </table:table-cell>
          <table:table-cell office:value-type="float" office:value="0.84964819999999996" table:style-name="ce1">
            <text:p>0.8496482</text:p>
          </table:table-cell>
          <table:table-cell office:value-type="float" office:value="0.88903730000000003" table:style-name="ce1">
            <text:p>0.8890373</text:p>
          </table:table-cell>
          <table:table-cell office:value-type="float" office:value="0.88172349999999999" table:style-name="ce1">
            <text:p>0.8817235</text:p>
          </table:table-cell>
          <table:table-cell office:value-type="float" office:value="0.89848950000000005" table:style-name="ce1">
            <text:p>0.8984895</text:p>
          </table:table-cell>
          <table:table-cell office:value-type="float" office:value="1.009288" table:style-name="ce1">
            <text:p>1.009288</text:p>
          </table:table-cell>
          <table:table-cell office:value-type="float" office:value="1.0146919999999999" table:style-name="ce1">
            <text:p>1.014692</text:p>
          </table:table-cell>
          <table:table-cell office:value-type="float" office:value="0.97747200000000001" table:style-name="ce1">
            <text:p>0.97747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anzania</text:p>
          </table:table-cell>
          <table:table-cell office:value-type="string" table:style-name="ce1">
            <text:p>TZA</text:p>
          </table:table-cell>
          <table:table-cell office:value-type="float" office:value="-0.64158170000000003" table:style-name="ce1">
            <text:p>-0.6415817</text:p>
          </table:table-cell>
          <table:table-cell office:value-type="float" office:value="-0.51635679999999995" table:style-name="ce1">
            <text:p>-0.5163568</text:p>
          </table:table-cell>
          <table:table-cell office:value-type="float" office:value="-0.47222049999999999" table:style-name="ce1">
            <text:p>-0.4722205</text:p>
          </table:table-cell>
          <table:table-cell office:value-type="float" office:value="-0.39925919999999998" table:style-name="ce1">
            <text:p>-0.3992592</text:p>
          </table:table-cell>
          <table:table-cell office:value-type="float" office:value="-0.42732769999999998" table:style-name="ce1">
            <text:p>-0.4273277</text:p>
          </table:table-cell>
          <table:table-cell office:value-type="float" office:value="-0.53358229999999995" table:style-name="ce1">
            <text:p>-0.5335823</text:p>
          </table:table-cell>
          <table:table-cell office:value-type="float" office:value="-0.36344330000000002" table:style-name="ce1">
            <text:p>-0.3634433</text:p>
          </table:table-cell>
          <table:table-cell office:value-type="float" office:value="-0.20029369999999999" table:style-name="ce1">
            <text:p>-0.2002937</text:p>
          </table:table-cell>
          <table:table-cell office:value-type="float" office:value="-0.14246990000000001" table:style-name="ce1">
            <text:p>-0.1424699</text:p>
          </table:table-cell>
          <table:table-cell office:value-type="float" office:value="-0.16621259999999999" table:style-name="ce1">
            <text:p>-0.1662126</text:p>
          </table:table-cell>
          <table:table-cell office:value-type="float" office:value="-0.1603087" table:style-name="ce1">
            <text:p>-0.1603087</text:p>
          </table:table-cell>
          <table:table-cell office:value-type="float" office:value="-0.13089120000000001" table:style-name="ce1">
            <text:p>-0.1308912</text:p>
          </table:table-cell>
          <table:table-cell office:value-type="float" office:value="-0.1414839" table:style-name="ce1">
            <text:p>-0.1414839</text:p>
          </table:table-cell>
          <table:table-cell office:value-type="float" office:value="-0.1760137" table:style-name="ce1">
            <text:p>-0.1760137</text:p>
          </table:table-cell>
          <table:table-cell office:value-type="float" office:value="-0.20378660000000001" table:style-name="ce1">
            <text:p>-0.2037866</text:p>
          </table:table-cell>
          <table:table-cell office:value-type="float" office:value="-0.1922616" table:style-name="ce1">
            <text:p>-0.1922616</text:p>
          </table:table-cell>
          <table:table-cell office:value-type="float" office:value="-0.22177830000000001" table:style-name="ce1">
            <text:p>-0.2217783</text:p>
          </table:table-cell>
          <table:table-cell office:value-type="float" office:value="-0.22379579999999999" table:style-name="ce1">
            <text:p>-0.2237958</text:p>
          </table:table-cell>
          <table:table-cell office:value-type="float" office:value="-0.27832390000000001" table:style-name="ce1">
            <text:p>-0.2783239</text:p>
          </table:table-cell>
          <table:table-cell office:value-type="float" office:value="-0.364481" table:style-name="ce1">
            <text:p>-0.36448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ganda</text:p>
          </table:table-cell>
          <table:table-cell office:value-type="string" table:style-name="ce1">
            <text:p>UGA</text:p>
          </table:table-cell>
          <table:table-cell office:value-type="float" office:value="-0.89180720000000002" table:style-name="ce1">
            <text:p>-0.8918072</text:p>
          </table:table-cell>
          <table:table-cell office:value-type="float" office:value="-0.85587820000000003" table:style-name="ce1">
            <text:p>-0.8558782</text:p>
          </table:table-cell>
          <table:table-cell office:value-type="float" office:value="-0.99329500000000004" table:style-name="ce1">
            <text:p>-0.993295</text:p>
          </table:table-cell>
          <table:table-cell office:value-type="float" office:value="-0.930504" table:style-name="ce1">
            <text:p>-0.930504</text:p>
          </table:table-cell>
          <table:table-cell office:value-type="float" office:value="-0.70245729999999995" table:style-name="ce1">
            <text:p>-0.7024573</text:p>
          </table:table-cell>
          <table:table-cell office:value-type="float" office:value="-0.72442410000000002" table:style-name="ce1">
            <text:p>-0.7244241</text:p>
          </table:table-cell>
          <table:table-cell office:value-type="float" office:value="-0.59728400000000004" table:style-name="ce1">
            <text:p>-0.597284</text:p>
          </table:table-cell>
          <table:table-cell office:value-type="float" office:value="-0.44538329999999998" table:style-name="ce1">
            <text:p>-0.4453833</text:p>
          </table:table-cell>
          <table:table-cell office:value-type="float" office:value="-0.48606389999999999" table:style-name="ce1">
            <text:p>-0.4860639</text:p>
          </table:table-cell>
          <table:table-cell office:value-type="float" office:value="-0.50993469999999996" table:style-name="ce1">
            <text:p>-0.5099347</text:p>
          </table:table-cell>
          <table:table-cell office:value-type="float" office:value="-0.50916159999999999" table:style-name="ce1">
            <text:p>-0.5091616</text:p>
          </table:table-cell>
          <table:table-cell office:value-type="float" office:value="-0.51839230000000003" table:style-name="ce1">
            <text:p>-0.5183923</text:p>
          </table:table-cell>
          <table:table-cell office:value-type="float" office:value="-0.52540450000000005" table:style-name="ce1">
            <text:p>-0.5254045</text:p>
          </table:table-cell>
          <table:table-cell office:value-type="float" office:value="-0.49354609999999999" table:style-name="ce1">
            <text:p>-0.4935461</text:p>
          </table:table-cell>
          <table:table-cell office:value-type="float" office:value="-0.55197669999999999" table:style-name="ce1">
            <text:p>-0.5519767</text:p>
          </table:table-cell>
          <table:table-cell office:value-type="float" office:value="-0.58499679999999998" table:style-name="ce1">
            <text:p>-0.5849968</text:p>
          </table:table-cell>
          <table:table-cell office:value-type="float" office:value="-0.56700329999999999" table:style-name="ce1">
            <text:p>-0.5670033</text:p>
          </table:table-cell>
          <table:table-cell office:value-type="float" office:value="-0.65001370000000003" table:style-name="ce1">
            <text:p>-0.6500137</text:p>
          </table:table-cell>
          <table:table-cell office:value-type="float" office:value="-0.58885960000000004" table:style-name="ce1">
            <text:p>-0.5888596</text:p>
          </table:table-cell>
          <table:table-cell office:value-type="float" office:value="-0.66664959999999995" table:style-name="ce1">
            <text:p>-0.666649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kraine</text:p>
          </table:table-cell>
          <table:table-cell office:value-type="string" table:style-name="ce1">
            <text:p>UKR</text:p>
          </table:table-cell>
          <table:table-cell office:value-type="float" office:value="-0.32485019999999998" table:style-name="ce1">
            <text:p>-0.3248502</text:p>
          </table:table-cell>
          <table:table-cell office:value-type="float" office:value="-0.24063660000000001" table:style-name="ce1">
            <text:p>-0.2406366</text:p>
          </table:table-cell>
          <table:table-cell office:value-type="float" office:value="-0.61085049999999996" table:style-name="ce1">
            <text:p>-0.6108505</text:p>
          </table:table-cell>
          <table:table-cell office:value-type="float" office:value="-0.51944889999999999" table:style-name="ce1">
            <text:p>-0.5194489</text:p>
          </table:table-cell>
          <table:table-cell office:value-type="float" office:value="-0.58925680000000003" table:style-name="ce1">
            <text:p>-0.5892568</text:p>
          </table:table-cell>
          <table:table-cell office:value-type="float" office:value="-0.67105139999999996" table:style-name="ce1">
            <text:p>-0.6710514</text:p>
          </table:table-cell>
          <table:table-cell office:value-type="float" office:value="-0.28532479999999999" table:style-name="ce1">
            <text:p>-0.2853248</text:p>
          </table:table-cell>
          <table:table-cell office:value-type="float" office:value="4.9641299999999999E-2" table:style-name="ce1">
            <text:p>0.0496413</text:p>
          </table:table-cell>
          <table:table-cell office:value-type="float" office:value="6.4118400000000006E-2" table:style-name="ce1">
            <text:p>0.0641184</text:p>
          </table:table-cell>
          <table:table-cell office:value-type="float" office:value="9.0666099999999999E-2" table:style-name="ce1">
            <text:p>0.0906661</text:p>
          </table:table-cell>
          <table:table-cell office:value-type="float" office:value="5.9044800000000001E-2" table:style-name="ce1">
            <text:p>0.0590448</text:p>
          </table:table-cell>
          <table:table-cell office:value-type="float" office:value="-8.4004200000000001E-2" table:style-name="ce1">
            <text:p>-0.0840042</text:p>
          </table:table-cell>
          <table:table-cell office:value-type="float" office:value="-0.13244059999999999" table:style-name="ce1">
            <text:p>-0.1324406</text:p>
          </table:table-cell>
          <table:table-cell office:value-type="float" office:value="-0.27954299999999999" table:style-name="ce1">
            <text:p>-0.279543</text:p>
          </table:table-cell>
          <table:table-cell office:value-type="float" office:value="-0.31539660000000003" table:style-name="ce1">
            <text:p>-0.3153966</text:p>
          </table:table-cell>
          <table:table-cell office:value-type="float" office:value="-0.14223169999999999" table:style-name="ce1">
            <text:p>-0.1422317</text:p>
          </table:table-cell>
          <table:table-cell office:value-type="float" office:value="-8.6799200000000007E-2" table:style-name="ce1">
            <text:p>-0.0867992</text:p>
          </table:table-cell>
          <table:table-cell office:value-type="float" office:value="5.9610000000000002E-4" table:style-name="ce1">
            <text:p>0.0005961</text:p>
          </table:table-cell>
          <table:table-cell office:value-type="float" office:value="1.3318099999999999E-2" table:style-name="ce1">
            <text:p>0.0133181</text:p>
          </table:table-cell>
          <table:table-cell office:value-type="float" office:value="-1.3729699999999999E-2" table:style-name="ce1">
            <text:p>-0.013729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office:value-type="float" office:value="0.82983640000000003" table:style-name="ce1">
            <text:p>0.8298364</text:p>
          </table:table-cell>
          <table:table-cell office:value-type="float" office:value="0.97465959999999996" table:style-name="ce1">
            <text:p>0.9746596</text:p>
          </table:table-cell>
          <table:table-cell office:value-type="float" office:value="0.98981240000000004" table:style-name="ce1">
            <text:p>0.9898124</text:p>
          </table:table-cell>
          <table:table-cell office:value-type="float" office:value="1.0543469999999999" table:style-name="ce1">
            <text:p>1.054347</text:p>
          </table:table-cell>
          <table:table-cell office:value-type="float" office:value="0.99251820000000002" table:style-name="ce1">
            <text:p>0.9925182</text:p>
          </table:table-cell>
          <table:table-cell office:value-type="float" office:value="0.84271050000000003" table:style-name="ce1">
            <text:p>0.8427105</text:p>
          </table:table-cell>
          <table:table-cell office:value-type="float" office:value="0.88573769999999996" table:style-name="ce1">
            <text:p>0.8857377</text:p>
          </table:table-cell>
          <table:table-cell office:value-type="float" office:value="1.0307109999999999" table:style-name="ce1">
            <text:p>1.030711</text:p>
          </table:table-cell>
          <table:table-cell office:value-type="float" office:value="1.045523" table:style-name="ce1">
            <text:p>1.045523</text:p>
          </table:table-cell>
          <table:table-cell office:value-type="float" office:value="1.0621449999999999" table:style-name="ce1">
            <text:p>1.062145</text:p>
          </table:table-cell>
          <table:table-cell office:value-type="float" office:value="1.1057950000000001" table:style-name="ce1">
            <text:p>1.105795</text:p>
          </table:table-cell>
          <table:table-cell office:value-type="float" office:value="1.1465449999999999" table:style-name="ce1">
            <text:p>1.146545</text:p>
          </table:table-cell>
          <table:table-cell office:value-type="float" office:value="1.1214310000000001" table:style-name="ce1">
            <text:p>1.121431</text:p>
          </table:table-cell>
          <table:table-cell office:value-type="float" office:value="1.060967" table:style-name="ce1">
            <text:p>1.060967</text:p>
          </table:table-cell>
          <table:table-cell office:value-type="float" office:value="1.0852630000000001" table:style-name="ce1">
            <text:p>1.085263</text:p>
          </table:table-cell>
          <table:table-cell office:value-type="float" office:value="1.107863" table:style-name="ce1">
            <text:p>1.107863</text:p>
          </table:table-cell>
          <table:table-cell office:value-type="float" office:value="1.1434040000000001" table:style-name="ce1">
            <text:p>1.143404</text:p>
          </table:table-cell>
          <table:table-cell office:value-type="float" office:value="1.1629719999999999" table:style-name="ce1">
            <text:p>1.162972</text:p>
          </table:table-cell>
          <table:table-cell office:value-type="float" office:value="1.166256" table:style-name="ce1">
            <text:p>1.166256</text:p>
          </table:table-cell>
          <table:table-cell office:value-type="float" office:value="1.21235" table:style-name="ce1">
            <text:p>1.2123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1">
            <text:p>USA</text:p>
          </table:table-cell>
          <table:table-cell office:value-type="float" office:value="1.3486610000000001" table:style-name="ce1">
            <text:p>1.348661</text:p>
          </table:table-cell>
          <table:table-cell office:value-type="float" office:value="1.3368770000000001" table:style-name="ce1">
            <text:p>1.336877</text:p>
          </table:table-cell>
          <table:table-cell office:value-type="float" office:value="1.3101670000000001" table:style-name="ce1">
            <text:p>1.310167</text:p>
          </table:table-cell>
          <table:table-cell office:value-type="float" office:value="1.344568" table:style-name="ce1">
            <text:p>1.344568</text:p>
          </table:table-cell>
          <table:table-cell office:value-type="float" office:value="1.338228" table:style-name="ce1">
            <text:p>1.338228</text:p>
          </table:table-cell>
          <table:table-cell office:value-type="float" office:value="1.327752" table:style-name="ce1">
            <text:p>1.327752</text:p>
          </table:table-cell>
          <table:table-cell office:value-type="float" office:value="1.294524" table:style-name="ce1">
            <text:p>1.294524</text:p>
          </table:table-cell>
          <table:table-cell office:value-type="float" office:value="1.1016220000000001" table:style-name="ce1">
            <text:p>1.101622</text:p>
          </table:table-cell>
          <table:table-cell office:value-type="float" office:value="1.10981" table:style-name="ce1">
            <text:p>1.10981</text:p>
          </table:table-cell>
          <table:table-cell office:value-type="float" office:value="1.1442669999999999" table:style-name="ce1">
            <text:p>1.144267</text:p>
          </table:table-cell>
          <table:table-cell office:value-type="float" office:value="1.0972059999999999" table:style-name="ce1">
            <text:p>1.097206</text:p>
          </table:table-cell>
          <table:table-cell office:value-type="float" office:value="1.1336059999999999" table:style-name="ce1">
            <text:p>1.133606</text:p>
          </table:table-cell>
          <table:table-cell office:value-type="float" office:value="1.1269659999999999" table:style-name="ce1">
            <text:p>1.126966</text:p>
          </table:table-cell>
          <table:table-cell office:value-type="float" office:value="1.1615869999999999" table:style-name="ce1">
            <text:p>1.161587</text:p>
          </table:table-cell>
          <table:table-cell office:value-type="float" office:value="1.103019" table:style-name="ce1">
            <text:p>1.103019</text:p>
          </table:table-cell>
          <table:table-cell office:value-type="float" office:value="1.071223" table:style-name="ce1">
            <text:p>1.071223</text:p>
          </table:table-cell>
          <table:table-cell office:value-type="float" office:value="1.1098209999999999" table:style-name="ce1">
            <text:p>1.109821</text:p>
          </table:table-cell>
          <table:table-cell office:value-type="float" office:value="1.10928" table:style-name="ce1">
            <text:p>1.10928</text:p>
          </table:table-cell>
          <table:table-cell office:value-type="float" office:value="1.049652" table:style-name="ce1">
            <text:p>1.049652</text:p>
          </table:table-cell>
          <table:table-cell office:value-type="float" office:value="1.0393289999999999" table:style-name="ce1">
            <text:p>1.03932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Uzbekistan</text:p>
          </table:table-cell>
          <table:table-cell office:value-type="string" table:style-name="ce1">
            <text:p>UZB</text:p>
          </table:table-cell>
          <table:table-cell office:value-type="float" office:value="-1.6003700000000001" table:style-name="ce1">
            <text:p>-1.60037</text:p>
          </table:table-cell>
          <table:table-cell office:value-type="float" office:value="-1.7584880000000001" table:style-name="ce1">
            <text:p>-1.758488</text:p>
          </table:table-cell>
          <table:table-cell office:value-type="float" office:value="-1.8333870000000001" table:style-name="ce1">
            <text:p>-1.833387</text:p>
          </table:table-cell>
          <table:table-cell office:value-type="float" office:value="-1.809312" table:style-name="ce1">
            <text:p>-1.809312</text:p>
          </table:table-cell>
          <table:table-cell office:value-type="float" office:value="-1.7646029999999999" table:style-name="ce1">
            <text:p>-1.764603</text:p>
          </table:table-cell>
          <table:table-cell office:value-type="float" office:value="-1.780859" table:style-name="ce1">
            <text:p>-1.780859</text:p>
          </table:table-cell>
          <table:table-cell office:value-type="float" office:value="-1.930239" table:style-name="ce1">
            <text:p>-1.930239</text:p>
          </table:table-cell>
          <table:table-cell office:value-type="float" office:value="-2.0717970000000001" table:style-name="ce1">
            <text:p>-2.071797</text:p>
          </table:table-cell>
          <table:table-cell office:value-type="float" office:value="-2.1176379999999999" table:style-name="ce1">
            <text:p>-2.117638</text:p>
          </table:table-cell>
          <table:table-cell office:value-type="float" office:value="-2.1001430000000001" table:style-name="ce1">
            <text:p>-2.100143</text:p>
          </table:table-cell>
          <table:table-cell office:value-type="float" office:value="-2.1026120000000001" table:style-name="ce1">
            <text:p>-2.102612</text:p>
          </table:table-cell>
          <table:table-cell office:value-type="float" office:value="-2.0856729999999999" table:style-name="ce1">
            <text:p>-2.085673</text:p>
          </table:table-cell>
          <table:table-cell office:value-type="float" office:value="-2.124431" table:style-name="ce1">
            <text:p>-2.124431</text:p>
          </table:table-cell>
          <table:table-cell office:value-type="float" office:value="-2.0335489999999998" table:style-name="ce1">
            <text:p>-2.033549</text:p>
          </table:table-cell>
          <table:table-cell office:value-type="float" office:value="-1.9664969999999999" table:style-name="ce1">
            <text:p>-1.966497</text:p>
          </table:table-cell>
          <table:table-cell office:value-type="float" office:value="-1.913252" table:style-name="ce1">
            <text:p>-1.913252</text:p>
          </table:table-cell>
          <table:table-cell office:value-type="float" office:value="-1.9561390000000001" table:style-name="ce1">
            <text:p>-1.956139</text:p>
          </table:table-cell>
          <table:table-cell office:value-type="float" office:value="-1.8869039999999999" table:style-name="ce1">
            <text:p>-1.886904</text:p>
          </table:table-cell>
          <table:table-cell office:value-type="float" office:value="-1.7966409999999999" table:style-name="ce1">
            <text:p>-1.796641</text:p>
          </table:table-cell>
          <table:table-cell office:value-type="float" office:value="-1.615988" table:style-name="ce1">
            <text:p>-1.61598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t. Vincent and the Grenadines</text:p>
          </table:table-cell>
          <table:table-cell office:value-type="string" table:style-name="ce1">
            <text:p>VCT</text:p>
          </table:table-cell>
          <table:table-cell office:value-type="float" office:value="1.0406759999999999" table:style-name="ce1">
            <text:p>1.040676</text:p>
          </table:table-cell>
          <table:table-cell office:value-type="float" office:value="1.0562210000000001" table:style-name="ce1">
            <text:p>1.056221</text:p>
          </table:table-cell>
          <table:table-cell office:value-type="float" office:value="1.055731" table:style-name="ce1">
            <text:p>1.055731</text:p>
          </table:table-cell>
          <table:table-cell office:value-type="float" office:value="1.023825" table:style-name="ce1">
            <text:p>1.023825</text:p>
          </table:table-cell>
          <table:table-cell office:value-type="float" office:value="1.071115" table:style-name="ce1">
            <text:p>1.071115</text:p>
          </table:table-cell>
          <table:table-cell office:value-type="float" office:value="0.67910839999999995" table:style-name="ce1">
            <text:p>0.6791084</text:p>
          </table:table-cell>
          <table:table-cell office:value-type="float" office:value="1.0861080000000001" table:style-name="ce1">
            <text:p>1.086108</text:p>
          </table:table-cell>
          <table:table-cell office:value-type="float" office:value="1.0622750000000001" table:style-name="ce1">
            <text:p>1.062275</text:p>
          </table:table-cell>
          <table:table-cell office:value-type="float" office:value="1.0431429999999999" table:style-name="ce1">
            <text:p>1.043143</text:p>
          </table:table-cell>
          <table:table-cell office:value-type="float" office:value="1.069164" table:style-name="ce1">
            <text:p>1.069164</text:p>
          </table:table-cell>
          <table:table-cell office:value-type="float" office:value="1.030367" table:style-name="ce1">
            <text:p>1.030367</text:p>
          </table:table-cell>
          <table:table-cell office:value-type="float" office:value="1.13385" table:style-name="ce1">
            <text:p>1.13385</text:p>
          </table:table-cell>
          <table:table-cell office:value-type="float" office:value="1.0208759999999999" table:style-name="ce1">
            <text:p>1.020876</text:p>
          </table:table-cell>
          <table:table-cell office:value-type="float" office:value="1.015531" table:style-name="ce1">
            <text:p>1.015531</text:p>
          </table:table-cell>
          <table:table-cell office:value-type="float" office:value="1.026438" table:style-name="ce1">
            <text:p>1.026438</text:p>
          </table:table-cell>
          <table:table-cell office:value-type="float" office:value="1.154828" table:style-name="ce1">
            <text:p>1.154828</text:p>
          </table:table-cell>
          <table:table-cell office:value-type="float" office:value="0.96877190000000002" table:style-name="ce1">
            <text:p>0.9687719</text:p>
          </table:table-cell>
          <table:table-cell office:value-type="float" office:value="0.95530440000000005" table:style-name="ce1">
            <text:p>0.9553044</text:p>
          </table:table-cell>
          <table:table-cell office:value-type="float" office:value="0.9433298" table:style-name="ce1">
            <text:p>0.9433298</text:p>
          </table:table-cell>
          <table:table-cell office:value-type="float" office:value="0.87800610000000001" table:style-name="ce1">
            <text:p>0.878006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Venezuela, RB</text:p>
          </table:table-cell>
          <table:table-cell office:value-type="string" table:style-name="ce1">
            <text:p>VEN</text:p>
          </table:table-cell>
          <table:table-cell office:value-type="float" office:value="-9.3646300000000002E-2" table:style-name="ce1">
            <text:p>-0.0936463</text:p>
          </table:table-cell>
          <table:table-cell office:value-type="float" office:value="0.11498609999999999" table:style-name="ce1">
            <text:p>0.1149861</text:p>
          </table:table-cell>
          <table:table-cell office:value-type="float" office:value="-6.8792900000000004E-2" table:style-name="ce1">
            <text:p>-0.0687929</text:p>
          </table:table-cell>
          <table:table-cell office:value-type="float" office:value="-0.46242840000000002" table:style-name="ce1">
            <text:p>-0.4624284</text:p>
          </table:table-cell>
          <table:table-cell office:value-type="float" office:value="-0.43982569999999999" table:style-name="ce1">
            <text:p>-0.4398257</text:p>
          </table:table-cell>
          <table:table-cell office:value-type="float" office:value="-0.5984756" table:style-name="ce1">
            <text:p>-0.5984756</text:p>
          </table:table-cell>
          <table:table-cell office:value-type="float" office:value="-0.63734999999999997" table:style-name="ce1">
            <text:p>-0.63735</text:p>
          </table:table-cell>
          <table:table-cell office:value-type="float" office:value="-0.62220109999999995" table:style-name="ce1">
            <text:p>-0.6222011</text:p>
          </table:table-cell>
          <table:table-cell office:value-type="float" office:value="-0.74573109999999998" table:style-name="ce1">
            <text:p>-0.7457311</text:p>
          </table:table-cell>
          <table:table-cell office:value-type="float" office:value="-0.75221939999999998" table:style-name="ce1">
            <text:p>-0.7522194</text:p>
          </table:table-cell>
          <table:table-cell office:value-type="float" office:value="-0.85356120000000002" table:style-name="ce1">
            <text:p>-0.8535612</text:p>
          </table:table-cell>
          <table:table-cell office:value-type="float" office:value="-0.87054739999999997" table:style-name="ce1">
            <text:p>-0.8705474</text:p>
          </table:table-cell>
          <table:table-cell office:value-type="float" office:value="-0.93403360000000002" table:style-name="ce1">
            <text:p>-0.9340336</text:p>
          </table:table-cell>
          <table:table-cell office:value-type="float" office:value="-0.90696370000000004" table:style-name="ce1">
            <text:p>-0.9069637</text:p>
          </table:table-cell>
          <table:table-cell office:value-type="float" office:value="-0.95157740000000002" table:style-name="ce1">
            <text:p>-0.9515774</text:p>
          </table:table-cell>
          <table:table-cell office:value-type="float" office:value="-1.0837650000000001" table:style-name="ce1">
            <text:p>-1.083765</text:p>
          </table:table-cell>
          <table:table-cell office:value-type="float" office:value="-1.091086" table:style-name="ce1">
            <text:p>-1.091086</text:p>
          </table:table-cell>
          <table:table-cell office:value-type="float" office:value="-1.136598" table:style-name="ce1">
            <text:p>-1.136598</text:p>
          </table:table-cell>
          <table:table-cell office:value-type="float" office:value="-1.2113259999999999" table:style-name="ce1">
            <text:p>-1.211326</text:p>
          </table:table-cell>
          <table:table-cell office:value-type="float" office:value="-1.4143950000000001" table:style-name="ce1">
            <text:p>-1.41439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Virgin Islands (U.S.)</text:p>
          </table:table-cell>
          <table:table-cell office:value-type="string" table:style-name="ce1">
            <text:p>VIR</text:p>
          </table:table-cell>
          <table:table-cell table:number-columns-repeated="5" table:style-name="ce1"/>
          <table:table-cell office:value-type="float" office:value="0.76090020000000003" table:style-name="ce1">
            <text:p>0.7609002</text:p>
          </table:table-cell>
          <table:table-cell office:value-type="float" office:value="1.15323" table:style-name="ce1">
            <text:p>1.15323</text:p>
          </table:table-cell>
          <table:table-cell office:value-type="float" office:value="0.78286829999999996" table:style-name="ce1">
            <text:p>0.7828683</text:p>
          </table:table-cell>
          <table:table-cell office:value-type="float" office:value="0.74471699999999996" table:style-name="ce1">
            <text:p>0.744717</text:p>
          </table:table-cell>
          <table:table-cell office:value-type="float" office:value="0.74617540000000004" table:style-name="ce1">
            <text:p>0.7461754</text:p>
          </table:table-cell>
          <table:table-cell office:value-type="float" office:value="0.74384039999999996" table:style-name="ce1">
            <text:p>0.7438404</text:p>
          </table:table-cell>
          <table:table-cell office:value-type="float" office:value="0.76742889999999997" table:style-name="ce1">
            <text:p>0.7674289</text:p>
          </table:table-cell>
          <table:table-cell office:value-type="float" office:value="0.78441780000000005" table:style-name="ce1">
            <text:p>0.7844178</text:p>
          </table:table-cell>
          <table:table-cell office:value-type="float" office:value="0.800454" table:style-name="ce1">
            <text:p>0.800454</text:p>
          </table:table-cell>
          <table:table-cell office:value-type="float" office:value="0.78344590000000003" table:style-name="ce1">
            <text:p>0.783445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Vietnam</text:p>
          </table:table-cell>
          <table:table-cell office:value-type="string" table:style-name="ce1">
            <text:p>VNM</text:p>
          </table:table-cell>
          <table:table-cell office:value-type="float" office:value="-1.087494" table:style-name="ce1">
            <text:p>-1.087494</text:p>
          </table:table-cell>
          <table:table-cell office:value-type="float" office:value="-1.3477129999999999" table:style-name="ce1">
            <text:p>-1.347713</text:p>
          </table:table-cell>
          <table:table-cell office:value-type="float" office:value="-1.238299" table:style-name="ce1">
            <text:p>-1.238299</text:p>
          </table:table-cell>
          <table:table-cell office:value-type="float" office:value="-1.4488190000000001" table:style-name="ce1">
            <text:p>-1.448819</text:p>
          </table:table-cell>
          <table:table-cell office:value-type="float" office:value="-1.474383" table:style-name="ce1">
            <text:p>-1.474383</text:p>
          </table:table-cell>
          <table:table-cell office:value-type="float" office:value="-1.3379319999999999" table:style-name="ce1">
            <text:p>-1.337932</text:p>
          </table:table-cell>
          <table:table-cell office:value-type="float" office:value="-1.4030450000000001" table:style-name="ce1">
            <text:p>-1.403045</text:p>
          </table:table-cell>
          <table:table-cell office:value-type="float" office:value="-1.538451" table:style-name="ce1">
            <text:p>-1.538451</text:p>
          </table:table-cell>
          <table:table-cell office:value-type="float" office:value="-1.5269489999999999" table:style-name="ce1">
            <text:p>-1.526949</text:p>
          </table:table-cell>
          <table:table-cell office:value-type="float" office:value="-1.4967140000000001" table:style-name="ce1">
            <text:p>-1.496714</text:p>
          </table:table-cell>
          <table:table-cell office:value-type="float" office:value="-1.482667" table:style-name="ce1">
            <text:p>-1.482667</text:p>
          </table:table-cell>
          <table:table-cell office:value-type="float" office:value="-1.496983" table:style-name="ce1">
            <text:p>-1.496983</text:p>
          </table:table-cell>
          <table:table-cell office:value-type="float" office:value="-1.459163" table:style-name="ce1">
            <text:p>-1.459163</text:p>
          </table:table-cell>
          <table:table-cell office:value-type="float" office:value="-1.420069" table:style-name="ce1">
            <text:p>-1.420069</text:p>
          </table:table-cell>
          <table:table-cell office:value-type="float" office:value="-1.3664000000000001" table:style-name="ce1">
            <text:p>-1.3664</text:p>
          </table:table-cell>
          <table:table-cell office:value-type="float" office:value="-1.3747149999999999" table:style-name="ce1">
            <text:p>-1.374715</text:p>
          </table:table-cell>
          <table:table-cell office:value-type="float" office:value="-1.358865" table:style-name="ce1">
            <text:p>-1.358865</text:p>
          </table:table-cell>
          <table:table-cell office:value-type="float" office:value="-1.3749819999999999" table:style-name="ce1">
            <text:p>-1.374982</text:p>
          </table:table-cell>
          <table:table-cell office:value-type="float" office:value="-1.4017550000000001" table:style-name="ce1">
            <text:p>-1.401755</text:p>
          </table:table-cell>
          <table:table-cell office:value-type="float" office:value="-1.4455009999999999" table:style-name="ce1">
            <text:p>-1.44550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Vanuatu</text:p>
          </table:table-cell>
          <table:table-cell office:value-type="string" table:style-name="ce1">
            <text:p>VUT</text:p>
          </table:table-cell>
          <table:table-cell office:value-type="float" office:value="0.62880219999999998" table:style-name="ce1">
            <text:p>0.6288022</text:p>
          </table:table-cell>
          <table:table-cell office:value-type="float" office:value="0.63975910000000002" table:style-name="ce1">
            <text:p>0.6397591</text:p>
          </table:table-cell>
          <table:table-cell office:value-type="float" office:value="0.63951279999999999" table:style-name="ce1">
            <text:p>0.6395128</text:p>
          </table:table-cell>
          <table:table-cell office:value-type="float" office:value="0.81042049999999999" table:style-name="ce1">
            <text:p>0.8104205</text:p>
          </table:table-cell>
          <table:table-cell office:value-type="float" office:value="0.73251889999999997" table:style-name="ce1">
            <text:p>0.7325189</text:p>
          </table:table-cell>
          <table:table-cell office:value-type="float" office:value="0.27673330000000002" table:style-name="ce1">
            <text:p>0.2767333</text:p>
          </table:table-cell>
          <table:table-cell office:value-type="float" office:value="0.1958481" table:style-name="ce1">
            <text:p>0.1958481</text:p>
          </table:table-cell>
          <table:table-cell office:value-type="float" office:value="0.45407039999999999" table:style-name="ce1">
            <text:p>0.4540704</text:p>
          </table:table-cell>
          <table:table-cell office:value-type="float" office:value="0.392457" table:style-name="ce1">
            <text:p>0.392457</text:p>
          </table:table-cell>
          <table:table-cell office:value-type="float" office:value="0.4783675" table:style-name="ce1">
            <text:p>0.4783675</text:p>
          </table:table-cell>
          <table:table-cell office:value-type="float" office:value="0.50517210000000001" table:style-name="ce1">
            <text:p>0.5051721</text:p>
          </table:table-cell>
          <table:table-cell office:value-type="float" office:value="0.4961333" table:style-name="ce1">
            <text:p>0.4961333</text:p>
          </table:table-cell>
          <table:table-cell office:value-type="float" office:value="0.42727409999999999" table:style-name="ce1">
            <text:p>0.4272741</text:p>
          </table:table-cell>
          <table:table-cell office:value-type="float" office:value="0.39567269999999999" table:style-name="ce1">
            <text:p>0.3956727</text:p>
          </table:table-cell>
          <table:table-cell office:value-type="float" office:value="0.43780669999999999" table:style-name="ce1">
            <text:p>0.4378067</text:p>
          </table:table-cell>
          <table:table-cell office:value-type="float" office:value="0.59124049999999995" table:style-name="ce1">
            <text:p>0.5912405</text:p>
          </table:table-cell>
          <table:table-cell office:value-type="float" office:value="0.59297789999999995" table:style-name="ce1">
            <text:p>0.5929779</text:p>
          </table:table-cell>
          <table:table-cell office:value-type="float" office:value="0.6641108" table:style-name="ce1">
            <text:p>0.6641108</text:p>
          </table:table-cell>
          <table:table-cell office:value-type="float" office:value="0.69379409999999997" table:style-name="ce1">
            <text:p>0.6937941</text:p>
          </table:table-cell>
          <table:table-cell office:value-type="float" office:value="0.53672520000000001" table:style-name="ce1">
            <text:p>0.536725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amoa</text:p>
          </table:table-cell>
          <table:table-cell office:value-type="string" table:style-name="ce1">
            <text:p>WSM</text:p>
          </table:table-cell>
          <table:table-cell office:value-type="float" office:value="0.73614559999999996" table:style-name="ce1">
            <text:p>0.7361456</text:p>
          </table:table-cell>
          <table:table-cell office:value-type="float" office:value="0.67437849999999999" table:style-name="ce1">
            <text:p>0.6743785</text:p>
          </table:table-cell>
          <table:table-cell office:value-type="float" office:value="0.79669979999999996" table:style-name="ce1">
            <text:p>0.7966998</text:p>
          </table:table-cell>
          <table:table-cell office:value-type="float" office:value="0.75852030000000004" table:style-name="ce1">
            <text:p>0.7585203</text:p>
          </table:table-cell>
          <table:table-cell office:value-type="float" office:value="0.75319230000000004" table:style-name="ce1">
            <text:p>0.7531923</text:p>
          </table:table-cell>
          <table:table-cell office:value-type="float" office:value="0.68303570000000002" table:style-name="ce1">
            <text:p>0.6830357</text:p>
          </table:table-cell>
          <table:table-cell office:value-type="float" office:value="0.63720129999999997" table:style-name="ce1">
            <text:p>0.6372013</text:p>
          </table:table-cell>
          <table:table-cell office:value-type="float" office:value="0.63741049999999999" table:style-name="ce1">
            <text:p>0.6374105</text:p>
          </table:table-cell>
          <table:table-cell office:value-type="float" office:value="0.60830980000000001" table:style-name="ce1">
            <text:p>0.6083098</text:p>
          </table:table-cell>
          <table:table-cell office:value-type="float" office:value="0.57598530000000003" table:style-name="ce1">
            <text:p>0.5759853</text:p>
          </table:table-cell>
          <table:table-cell office:value-type="float" office:value="0.53969650000000002" table:style-name="ce1">
            <text:p>0.5396965</text:p>
          </table:table-cell>
          <table:table-cell office:value-type="float" office:value="0.43422280000000002" table:style-name="ce1">
            <text:p>0.4342228</text:p>
          </table:table-cell>
          <table:table-cell office:value-type="float" office:value="0.40217580000000003" table:style-name="ce1">
            <text:p>0.4021758</text:p>
          </table:table-cell>
          <table:table-cell office:value-type="float" office:value="0.34997309999999998" table:style-name="ce1">
            <text:p>0.3499731</text:p>
          </table:table-cell>
          <table:table-cell office:value-type="float" office:value="0.40244170000000001" table:style-name="ce1">
            <text:p>0.4024417</text:p>
          </table:table-cell>
          <table:table-cell office:value-type="float" office:value="0.6650296" table:style-name="ce1">
            <text:p>0.6650296</text:p>
          </table:table-cell>
          <table:table-cell office:value-type="float" office:value="0.73583279999999995" table:style-name="ce1">
            <text:p>0.7358328</text:p>
          </table:table-cell>
          <table:table-cell office:value-type="float" office:value="0.77429879999999995" table:style-name="ce1">
            <text:p>0.7742988</text:p>
          </table:table-cell>
          <table:table-cell office:value-type="float" office:value="0.7756073" table:style-name="ce1">
            <text:p>0.7756073</text:p>
          </table:table-cell>
          <table:table-cell office:value-type="float" office:value="0.76391469999999995" table:style-name="ce1">
            <text:p>0.763914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Kosovo</text:p>
          </table:table-cell>
          <table:table-cell office:value-type="string" table:style-name="ce1">
            <text:p>XKX</text:p>
          </table:table-cell>
          <table:table-cell office:value-type="float" office:value="-1.699881" table:style-name="ce1">
            <text:p>-1.699881</text:p>
          </table:table-cell>
          <table:table-cell office:value-type="float" office:value="-1.268769" table:style-name="ce1">
            <text:p>-1.268769</text:p>
          </table:table-cell>
          <table:table-cell office:value-type="float" office:value="-0.73866920000000003" table:style-name="ce1">
            <text:p>-0.7386692</text:p>
          </table:table-cell>
          <table:table-cell office:value-type="float" office:value="-0.39010139999999999" table:style-name="ce1">
            <text:p>-0.3901014</text:p>
          </table:table-cell>
          <table:table-cell office:value-type="float" office:value="-0.32159189999999999" table:style-name="ce1">
            <text:p>-0.3215919</text:p>
          </table:table-cell>
          <table:table-cell office:value-type="float" office:value="-0.36131839999999998" table:style-name="ce1">
            <text:p>-0.3613184</text:p>
          </table:table-cell>
          <table:table-cell office:value-type="float" office:value="-0.37244630000000001" table:style-name="ce1">
            <text:p>-0.3724463</text:p>
          </table:table-cell>
          <table:table-cell office:value-type="float" office:value="-0.50519570000000003" table:style-name="ce1">
            <text:p>-0.5051957</text:p>
          </table:table-cell>
          <table:table-cell office:value-type="float" office:value="-0.3124728" table:style-name="ce1">
            <text:p>-0.3124728</text:p>
          </table:table-cell>
          <table:table-cell office:value-type="float" office:value="-0.31379629999999997" table:style-name="ce1">
            <text:p>-0.3137963</text:p>
          </table:table-cell>
          <table:table-cell office:value-type="float" office:value="-0.1168404" table:style-name="ce1">
            <text:p>-0.1168404</text:p>
          </table:table-cell>
          <table:table-cell office:value-type="float" office:value="-0.18099100000000001" table:style-name="ce1">
            <text:p>-0.180991</text:p>
          </table:table-cell>
          <table:table-cell office:value-type="float" office:value="-0.23608960000000001" table:style-name="ce1">
            <text:p>-0.2360896</text:p>
          </table:table-cell>
          <table:table-cell office:value-type="float" office:value="-0.2237748" table:style-name="ce1">
            <text:p>-0.2237748</text:p>
          </table:table-cell>
          <table:table-cell office:value-type="float" office:value="-0.25044470000000002" table:style-name="ce1">
            <text:p>-0.2504447</text:p>
          </table:table-cell>
          <table:table-cell office:value-type="float" office:value="-0.20131289999999999" table:style-name="ce1">
            <text:p>-0.2013129</text:p>
          </table:table-cell>
          <table:table-cell office:value-type="float" office:value="-0.15083170000000001" table:style-name="ce1">
            <text:p>-0.1508317</text:p>
          </table:table-cell>
          <table:table-cell office:value-type="float" office:value="-0.1488206" table:style-name="ce1">
            <text:p>-0.1488206</text:p>
          </table:table-cell>
          <table:table-cell office:value-type="float" office:value="-0.115842" table:style-name="ce1">
            <text:p>-0.115842</text:p>
          </table:table-cell>
          <table:table-cell office:value-type="float" office:value="-0.12008149999999999" table:style-name="ce1">
            <text:p>-0.120081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Yemen, Rep.</text:p>
          </table:table-cell>
          <table:table-cell office:value-type="string" table:style-name="ce1">
            <text:p>YEM</text:p>
          </table:table-cell>
          <table:table-cell office:value-type="float" office:value="-0.68176510000000001" table:style-name="ce1">
            <text:p>-0.6817651</text:p>
          </table:table-cell>
          <table:table-cell office:value-type="float" office:value="-0.77762229999999999" table:style-name="ce1">
            <text:p>-0.7776223</text:p>
          </table:table-cell>
          <table:table-cell office:value-type="float" office:value="-0.80156729999999998" table:style-name="ce1">
            <text:p>-0.8015673</text:p>
          </table:table-cell>
          <table:table-cell office:value-type="float" office:value="-1.161359" table:style-name="ce1">
            <text:p>-1.161359</text:p>
          </table:table-cell>
          <table:table-cell office:value-type="float" office:value="-0.8923468" table:style-name="ce1">
            <text:p>-0.8923468</text:p>
          </table:table-cell>
          <table:table-cell office:value-type="float" office:value="-0.96528510000000001" table:style-name="ce1">
            <text:p>-0.9652851</text:p>
          </table:table-cell>
          <table:table-cell office:value-type="float" office:value="-1.049739" table:style-name="ce1">
            <text:p>-1.049739</text:p>
          </table:table-cell>
          <table:table-cell office:value-type="float" office:value="-1.18712" table:style-name="ce1">
            <text:p>-1.18712</text:p>
          </table:table-cell>
          <table:table-cell office:value-type="float" office:value="-1.1124369999999999" table:style-name="ce1">
            <text:p>-1.112437</text:p>
          </table:table-cell>
          <table:table-cell office:value-type="float" office:value="-1.2209730000000001" table:style-name="ce1">
            <text:p>-1.220973</text:p>
          </table:table-cell>
          <table:table-cell office:value-type="float" office:value="-1.271412" table:style-name="ce1">
            <text:p>-1.271412</text:p>
          </table:table-cell>
          <table:table-cell office:value-type="float" office:value="-1.331269" table:style-name="ce1">
            <text:p>-1.331269</text:p>
          </table:table-cell>
          <table:table-cell office:value-type="float" office:value="-1.39367" table:style-name="ce1">
            <text:p>-1.39367</text:p>
          </table:table-cell>
          <table:table-cell office:value-type="float" office:value="-1.354846" table:style-name="ce1">
            <text:p>-1.354846</text:p>
          </table:table-cell>
          <table:table-cell office:value-type="float" office:value="-1.333612" table:style-name="ce1">
            <text:p>-1.333612</text:p>
          </table:table-cell>
          <table:table-cell office:value-type="float" office:value="-1.301007" table:style-name="ce1">
            <text:p>-1.301007</text:p>
          </table:table-cell>
          <table:table-cell office:value-type="float" office:value="-1.5234540000000001" table:style-name="ce1">
            <text:p>-1.523454</text:p>
          </table:table-cell>
          <table:table-cell office:value-type="float" office:value="-1.6919740000000001" table:style-name="ce1">
            <text:p>-1.691974</text:p>
          </table:table-cell>
          <table:table-cell office:value-type="float" office:value="-1.692145" table:style-name="ce1">
            <text:p>-1.692145</text:p>
          </table:table-cell>
          <table:table-cell office:value-type="float" office:value="-1.7507490000000001" table:style-name="ce1">
            <text:p>-1.75074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ZAF</text:p>
          </table:table-cell>
          <table:table-cell office:value-type="float" office:value="0.84113850000000001" table:style-name="ce1">
            <text:p>0.8411385</text:p>
          </table:table-cell>
          <table:table-cell office:value-type="float" office:value="0.8469778" table:style-name="ce1">
            <text:p>0.8469778</text:p>
          </table:table-cell>
          <table:table-cell office:value-type="float" office:value="0.74624040000000003" table:style-name="ce1">
            <text:p>0.7462404</text:p>
          </table:table-cell>
          <table:table-cell office:value-type="float" office:value="0.65982220000000003" table:style-name="ce1">
            <text:p>0.6598222</text:p>
          </table:table-cell>
          <table:table-cell office:value-type="float" office:value="0.70021699999999998" table:style-name="ce1">
            <text:p>0.700217</text:p>
          </table:table-cell>
          <table:table-cell office:value-type="float" office:value="0.71573690000000001" table:style-name="ce1">
            <text:p>0.7157369</text:p>
          </table:table-cell>
          <table:table-cell office:value-type="float" office:value="0.64901039999999999" table:style-name="ce1">
            <text:p>0.6490104</text:p>
          </table:table-cell>
          <table:table-cell office:value-type="float" office:value="0.65161309999999995" table:style-name="ce1">
            <text:p>0.6516131</text:p>
          </table:table-cell>
          <table:table-cell office:value-type="float" office:value="0.57876519999999998" table:style-name="ce1">
            <text:p>0.5787652</text:p>
          </table:table-cell>
          <table:table-cell office:value-type="float" office:value="0.5756481" table:style-name="ce1">
            <text:p>0.5756481</text:p>
          </table:table-cell>
          <table:table-cell office:value-type="float" office:value="0.57050259999999997" table:style-name="ce1">
            <text:p>0.5705026</text:p>
          </table:table-cell>
          <table:table-cell office:value-type="float" office:value="0.60206970000000004" table:style-name="ce1">
            <text:p>0.6020697</text:p>
          </table:table-cell>
          <table:table-cell office:value-type="float" office:value="0.59083859999999999" table:style-name="ce1">
            <text:p>0.5908386</text:p>
          </table:table-cell>
          <table:table-cell office:value-type="float" office:value="0.58215329999999998" table:style-name="ce1">
            <text:p>0.5821533</text:p>
          </table:table-cell>
          <table:table-cell office:value-type="float" office:value="0.6007034" table:style-name="ce1">
            <text:p>0.6007034</text:p>
          </table:table-cell>
          <table:table-cell office:value-type="float" office:value="0.64211819999999997" table:style-name="ce1">
            <text:p>0.6421182</text:p>
          </table:table-cell>
          <table:table-cell office:value-type="float" office:value="0.650173" table:style-name="ce1">
            <text:p>0.650173</text:p>
          </table:table-cell>
          <table:table-cell office:value-type="float" office:value="0.64768420000000004" table:style-name="ce1">
            <text:p>0.6476842</text:p>
          </table:table-cell>
          <table:table-cell office:value-type="float" office:value="0.63097349999999996" table:style-name="ce1">
            <text:p>0.6309735</text:p>
          </table:table-cell>
          <table:table-cell office:value-type="float" office:value="0.65738989999999997" table:style-name="ce1">
            <text:p>0.657389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Zambia</text:p>
          </table:table-cell>
          <table:table-cell office:value-type="string" table:style-name="ce1">
            <text:p>ZMB</text:p>
          </table:table-cell>
          <table:table-cell office:value-type="float" office:value="-0.33401950000000002" table:style-name="ce1">
            <text:p>-0.3340195</text:p>
          </table:table-cell>
          <table:table-cell office:value-type="float" office:value="-0.48375449999999998" table:style-name="ce1">
            <text:p>-0.4837545</text:p>
          </table:table-cell>
          <table:table-cell office:value-type="float" office:value="-0.41311429999999999" table:style-name="ce1">
            <text:p>-0.4131143</text:p>
          </table:table-cell>
          <table:table-cell office:value-type="float" office:value="-0.3170133" table:style-name="ce1">
            <text:p>-0.3170133</text:p>
          </table:table-cell>
          <table:table-cell office:value-type="float" office:value="-0.36678040000000001" table:style-name="ce1">
            <text:p>-0.3667804</text:p>
          </table:table-cell>
          <table:table-cell office:value-type="float" office:value="-0.44422489999999998" table:style-name="ce1">
            <text:p>-0.4442249</text:p>
          </table:table-cell>
          <table:table-cell office:value-type="float" office:value="-0.4303459" table:style-name="ce1">
            <text:p>-0.4303459</text:p>
          </table:table-cell>
          <table:table-cell office:value-type="float" office:value="-0.2073383" table:style-name="ce1">
            <text:p>-0.2073383</text:p>
          </table:table-cell>
          <table:table-cell office:value-type="float" office:value="-0.20698520000000001" table:style-name="ce1">
            <text:p>-0.2069852</text:p>
          </table:table-cell>
          <table:table-cell office:value-type="float" office:value="-0.1611002" table:style-name="ce1">
            <text:p>-0.1611002</text:p>
          </table:table-cell>
          <table:table-cell office:value-type="float" office:value="-0.30032429999999999" table:style-name="ce1">
            <text:p>-0.3003243</text:p>
          </table:table-cell>
          <table:table-cell office:value-type="float" office:value="-0.2430157" table:style-name="ce1">
            <text:p>-0.2430157</text:p>
          </table:table-cell>
          <table:table-cell office:value-type="float" office:value="-0.17042080000000001" table:style-name="ce1">
            <text:p>-0.1704208</text:p>
          </table:table-cell>
          <table:table-cell office:value-type="float" office:value="-0.13282659999999999" table:style-name="ce1">
            <text:p>-0.1328266</text:p>
          </table:table-cell>
          <table:table-cell office:value-type="float" office:value="-0.1060421" table:style-name="ce1">
            <text:p>-0.1060421</text:p>
          </table:table-cell>
          <table:table-cell office:value-type="float" office:value="-0.1096007" table:style-name="ce1">
            <text:p>-0.1096007</text:p>
          </table:table-cell>
          <table:table-cell office:value-type="float" office:value="-6.6544800000000001E-2" table:style-name="ce1">
            <text:p>-0.0665448</text:p>
          </table:table-cell>
          <table:table-cell office:value-type="float" office:value="-0.30610969999999998" table:style-name="ce1">
            <text:p>-0.3061097</text:p>
          </table:table-cell>
          <table:table-cell office:value-type="float" office:value="-0.3352986" table:style-name="ce1">
            <text:p>-0.3352986</text:p>
          </table:table-cell>
          <table:table-cell office:value-type="float" office:value="-0.3204631" table:style-name="ce1">
            <text:p>-0.320463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ZWE</text:p>
          </table:table-cell>
          <table:table-cell office:value-type="float" office:value="-0.61155020000000004" table:style-name="ce1">
            <text:p>-0.6115502</text:p>
          </table:table-cell>
          <table:table-cell office:value-type="float" office:value="-0.78981219999999996" table:style-name="ce1">
            <text:p>-0.7898122</text:p>
          </table:table-cell>
          <table:table-cell office:value-type="float" office:value="-1.085388" table:style-name="ce1">
            <text:p>-1.085388</text:p>
          </table:table-cell>
          <table:table-cell office:value-type="float" office:value="-1.363361" table:style-name="ce1">
            <text:p>-1.363361</text:p>
          </table:table-cell>
          <table:table-cell office:value-type="float" office:value="-1.431192" table:style-name="ce1">
            <text:p>-1.431192</text:p>
          </table:table-cell>
          <table:table-cell office:value-type="float" office:value="-1.553577" table:style-name="ce1">
            <text:p>-1.553577</text:p>
          </table:table-cell>
          <table:table-cell office:value-type="float" office:value="-1.674941" table:style-name="ce1">
            <text:p>-1.674941</text:p>
          </table:table-cell>
          <table:table-cell office:value-type="float" office:value="-1.5392440000000001" table:style-name="ce1">
            <text:p>-1.539244</text:p>
          </table:table-cell>
          <table:table-cell office:value-type="float" office:value="-1.5715209999999999" table:style-name="ce1">
            <text:p>-1.571521</text:p>
          </table:table-cell>
          <table:table-cell office:value-type="float" office:value="-1.549031" table:style-name="ce1">
            <text:p>-1.549031</text:p>
          </table:table-cell>
          <table:table-cell office:value-type="float" office:value="-1.5392110000000001" table:style-name="ce1">
            <text:p>-1.539211</text:p>
          </table:table-cell>
          <table:table-cell office:value-type="float" office:value="-1.4751829999999999" table:style-name="ce1">
            <text:p>-1.475183</text:p>
          </table:table-cell>
          <table:table-cell office:value-type="float" office:value="-1.4637629999999999" table:style-name="ce1">
            <text:p>-1.463763</text:p>
          </table:table-cell>
          <table:table-cell office:value-type="float" office:value="-1.4719679999999999" table:style-name="ce1">
            <text:p>-1.471968</text:p>
          </table:table-cell>
          <table:table-cell office:value-type="float" office:value="-1.38622" table:style-name="ce1">
            <text:p>-1.38622</text:p>
          </table:table-cell>
          <table:table-cell office:value-type="float" office:value="-1.256964" table:style-name="ce1">
            <text:p>-1.256964</text:p>
          </table:table-cell>
          <table:table-cell office:value-type="float" office:value="-1.1659040000000001" table:style-name="ce1">
            <text:p>-1.165904</text:p>
          </table:table-cell>
          <table:table-cell office:value-type="float" office:value="-1.180987" table:style-name="ce1">
            <text:p>-1.180987</text:p>
          </table:table-cell>
          <table:table-cell office:value-type="float" office:value="-1.19642" table:style-name="ce1">
            <text:p>-1.19642</text:p>
          </table:table-cell>
          <table:table-cell office:value-type="float" office:value="-1.1347560000000001" table:style-name="ce1">
            <text:p>-1.13475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ontserrat</text:p>
          </table:table-cell>
          <table:table-cell office:value-type="string" table:style-name="ce1">
            <text:p>MS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allis And Futuna</text:p>
          </table:table-cell>
          <table:table-cell office:value-type="string" table:style-name="ce1">
            <text:p>WA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VI</text:p>
          </table:table-cell>
          <table:table-cell office:value-type="string" table:style-name="ce1">
            <text:p>BVI</text:p>
          </table:table-cell>
          <table:table-cell table:number-columns-repeated="5" table:style-name="ce1"/>
          <table:table-cell office:value-type="float" office:value="0.76090020000000003" table:style-name="ce1">
            <text:p>0.7609002</text:p>
          </table:table-cell>
          <table:table-cell office:value-type="float" office:value="1.15323" table:style-name="ce1">
            <text:p>1.15323</text:p>
          </table:table-cell>
          <table:table-cell office:value-type="float" office:value="0.78286829999999996" table:style-name="ce1">
            <text:p>0.7828683</text:p>
          </table:table-cell>
          <table:table-cell office:value-type="float" office:value="0.74471699999999996" table:style-name="ce1">
            <text:p>0.744717</text:p>
          </table:table-cell>
          <table:table-cell office:value-type="float" office:value="0.74617540000000004" table:style-name="ce1">
            <text:p>0.7461754</text:p>
          </table:table-cell>
          <table:table-cell office:value-type="float" office:value="0.74384039999999996" table:style-name="ce1">
            <text:p>0.7438404</text:p>
          </table:table-cell>
          <table:table-cell office:value-type="float" office:value="0.76742889999999997" table:style-name="ce1">
            <text:p>0.7674289</text:p>
          </table:table-cell>
          <table:table-cell office:value-type="float" office:value="0.78441780000000005" table:style-name="ce1">
            <text:p>0.7844178</text:p>
          </table:table-cell>
          <table:table-cell office:value-type="float" office:value="0.800454" table:style-name="ce1">
            <text:p>0.800454</text:p>
          </table:table-cell>
          <table:table-cell office:value-type="float" office:value="0.78344590000000003" table:style-name="ce1">
            <text:p>0.7834459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etherlands Antilles</text:p>
          </table:table-cell>
          <table:table-cell office:value-type="string" table:style-name="ce1">
            <text:p>N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ok Islands</text:p>
          </table:table-cell>
          <table:table-cell office:value-type="string" table:style-name="ce1">
            <text:p>CIS</text:p>
          </table:table-cell>
          <table:table-cell table:number-columns-repeated="10" table:style-name="ce1"/>
          <table:table-cell office:value-type="float" office:value="-0.38608150000000002" table:style-name="ce1">
            <text:p>-0.3860815</text:p>
          </table:table-cell>
          <table:table-cell office:value-type="float" office:value="-0.35733369999999998" table:style-name="ce1">
            <text:p>-0.3573337</text:p>
          </table:table-cell>
          <table:table-cell office:value-type="float" office:value="-0.40719889999999997" table:style-name="ce1">
            <text:p>-0.4071989</text:p>
          </table:table-cell>
          <table:table-cell office:value-type="float" office:value="-0.47673890000000002" table:style-name="ce1">
            <text:p>-0.4767389</text:p>
          </table:table-cell>
          <table:table-cell office:value-type="float" office:value="-0.46402280000000001" table:style-name="ce1">
            <text:p>-0.464022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pitcairn islands</text:p>
          </table:table-cell>
          <table:table-cell office:value-type="string" table:style-name="ce1">
            <text:p>PI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lkland Islands (Malvinas)</text:p>
          </table:table-cell>
          <table:table-cell office:value-type="string" table:style-name="ce1">
            <text:p>F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ribbean Sea</text:p>
          </table:table-cell>
          <table:table-cell office:value-type="string" table:style-name="ce1">
            <text:p>CRS</text:p>
          </table:table-cell>
          <table:table-cell office:value-type="float" office:value="1.1028389999999999" table:style-name="ce1">
            <text:p>1.102839</text:p>
          </table:table-cell>
          <table:table-cell office:value-type="float" office:value="1.1574770000000001" table:style-name="ce1">
            <text:p>1.157477</text:p>
          </table:table-cell>
          <table:table-cell office:value-type="float" office:value="1.2022250000000001" table:style-name="ce1">
            <text:p>1.202225</text:p>
          </table:table-cell>
          <table:table-cell office:value-type="float" office:value="1.1889369999999999" table:style-name="ce1">
            <text:p>1.188937</text:p>
          </table:table-cell>
          <table:table-cell office:value-type="float" office:value="1.0322720000000001" table:style-name="ce1">
            <text:p>1.032272</text:p>
          </table:table-cell>
          <table:table-cell office:value-type="float" office:value="0.98453950000000001" table:style-name="ce1">
            <text:p>0.9845395</text:p>
          </table:table-cell>
          <table:table-cell office:value-type="float" office:value="0.94251910000000005" table:style-name="ce1">
            <text:p>0.9425191</text:p>
          </table:table-cell>
          <table:table-cell office:value-type="float" office:value="1.0202340000000001" table:style-name="ce1">
            <text:p>1.020234</text:p>
          </table:table-cell>
          <table:table-cell office:value-type="float" office:value="1.0984320000000001" table:style-name="ce1">
            <text:p>1.098432</text:p>
          </table:table-cell>
          <table:table-cell office:value-type="float" office:value="1.1219140000000001" table:style-name="ce1">
            <text:p>1.121914</text:p>
          </table:table-cell>
          <table:table-cell office:value-type="float" office:value="1.0071460000000001" table:style-name="ce1">
            <text:p>1.007146</text:p>
          </table:table-cell>
          <table:table-cell office:value-type="float" office:value="0.98820969999999997" table:style-name="ce1">
            <text:p>0.9882097</text:p>
          </table:table-cell>
          <table:table-cell office:value-type="float" office:value="0.96010850000000003" table:style-name="ce1">
            <text:p>0.9601085</text:p>
          </table:table-cell>
          <table:table-cell office:value-type="float" office:value="0.93457389999999996" table:style-name="ce1">
            <text:p>0.9345739</text:p>
          </table:table-cell>
          <table:table-cell office:value-type="float" office:value="0.92444870000000001" table:style-name="ce1">
            <text:p>0.9244487</text:p>
          </table:table-cell>
          <table:table-cell office:value-type="float" office:value="1.0473539999999999" table:style-name="ce1">
            <text:p>1.047354</text:p>
          </table:table-cell>
          <table:table-cell office:value-type="float" office:value="0.9514745" table:style-name="ce1">
            <text:p>0.9514745</text:p>
          </table:table-cell>
          <table:table-cell office:value-type="float" office:value="0.85209429999999997" table:style-name="ce1">
            <text:p>0.8520943</text:p>
          </table:table-cell>
          <table:table-cell office:value-type="float" office:value="0.84863940000000004" table:style-name="ce1">
            <text:p>0.8486394</text:p>
          </table:table-cell>
          <table:table-cell office:value-type="float" office:value="0.79563459999999997" table:style-name="ce1">
            <text:p>0.795634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Antarctica</text:p>
          </table:table-cell>
          <table:table-cell office:value-type="string" table:style-name="ce1">
            <text:p>A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tigua</text:p>
          </table:table-cell>
          <table:table-cell office:value-type="string" table:style-name="ce1">
            <text:p>A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emen</text:p>
          </table:table-cell>
          <table:table-cell office:value-type="string" table:style-name="ce1">
            <text:p>YE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office:value-type="float" office:value="1.1028389999999999" table:style-name="ce1">
            <text:p>1.102839</text:p>
          </table:table-cell>
          <table:table-cell office:value-type="float" office:value="1.1574770000000001" table:style-name="ce1">
            <text:p>1.157477</text:p>
          </table:table-cell>
          <table:table-cell office:value-type="float" office:value="1.2022250000000001" table:style-name="ce1">
            <text:p>1.202225</text:p>
          </table:table-cell>
          <table:table-cell office:value-type="float" office:value="1.1889369999999999" table:style-name="ce1">
            <text:p>1.188937</text:p>
          </table:table-cell>
          <table:table-cell office:value-type="float" office:value="1.0322720000000001" table:style-name="ce1">
            <text:p>1.032272</text:p>
          </table:table-cell>
          <table:table-cell office:value-type="float" office:value="0.98453950000000001" table:style-name="ce1">
            <text:p>0.9845395</text:p>
          </table:table-cell>
          <table:table-cell office:value-type="float" office:value="0.94251910000000005" table:style-name="ce1">
            <text:p>0.9425191</text:p>
          </table:table-cell>
          <table:table-cell office:value-type="float" office:value="1.0202340000000001" table:style-name="ce1">
            <text:p>1.020234</text:p>
          </table:table-cell>
          <table:table-cell office:value-type="float" office:value="1.0984320000000001" table:style-name="ce1">
            <text:p>1.098432</text:p>
          </table:table-cell>
          <table:table-cell office:value-type="float" office:value="1.1219140000000001" table:style-name="ce1">
            <text:p>1.121914</text:p>
          </table:table-cell>
          <table:table-cell office:value-type="float" office:value="1.0071460000000001" table:style-name="ce1">
            <text:p>1.007146</text:p>
          </table:table-cell>
          <table:table-cell office:value-type="float" office:value="0.98820969999999997" table:style-name="ce1">
            <text:p>0.9882097</text:p>
          </table:table-cell>
          <table:table-cell office:value-type="float" office:value="0.96010850000000003" table:style-name="ce1">
            <text:p>0.9601085</text:p>
          </table:table-cell>
          <table:table-cell office:value-type="float" office:value="0.93457389999999996" table:style-name="ce1">
            <text:p>0.9345739</text:p>
          </table:table-cell>
          <table:table-cell office:value-type="float" office:value="0.92444870000000001" table:style-name="ce1">
            <text:p>0.9244487</text:p>
          </table:table-cell>
          <table:table-cell office:value-type="float" office:value="1.0473539999999999" table:style-name="ce1">
            <text:p>1.047354</text:p>
          </table:table-cell>
          <table:table-cell office:value-type="float" office:value="0.9514745" table:style-name="ce1">
            <text:p>0.9514745</text:p>
          </table:table-cell>
          <table:table-cell office:value-type="float" office:value="0.85209429999999997" table:style-name="ce1">
            <text:p>0.8520943</text:p>
          </table:table-cell>
          <table:table-cell office:value-type="float" office:value="0.84863940000000004" table:style-name="ce1">
            <text:p>0.8486394</text:p>
          </table:table-cell>
          <table:table-cell office:value-type="float" office:value="0.79563459999999997" table:style-name="ce1">
            <text:p>0.795634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ongo</text:p>
          </table:table-cell>
          <table:table-cell office:value-type="string" table:style-name="ce1">
            <text:p>COD</text:p>
          </table:table-cell>
          <table:table-cell office:value-type="float" office:value="-1.600949" table:style-name="ce1">
            <text:p>-1.600949</text:p>
          </table:table-cell>
          <table:table-cell office:value-type="float" office:value="-1.728647" table:style-name="ce1">
            <text:p>-1.728647</text:p>
          </table:table-cell>
          <table:table-cell office:value-type="float" office:value="-1.7335510000000001" table:style-name="ce1">
            <text:p>-1.733551</text:p>
          </table:table-cell>
          <table:table-cell office:value-type="float" office:value="-1.609575" table:style-name="ce1">
            <text:p>-1.609575</text:p>
          </table:table-cell>
          <table:table-cell office:value-type="float" office:value="-1.555048" table:style-name="ce1">
            <text:p>-1.555048</text:p>
          </table:table-cell>
          <table:table-cell office:value-type="float" office:value="-1.6970529999999999" table:style-name="ce1">
            <text:p>-1.697053</text:p>
          </table:table-cell>
          <table:table-cell office:value-type="float" office:value="-1.521638" table:style-name="ce1">
            <text:p>-1.521638</text:p>
          </table:table-cell>
          <table:table-cell office:value-type="float" office:value="-1.230791" table:style-name="ce1">
            <text:p>-1.230791</text:p>
          </table:table-cell>
          <table:table-cell office:value-type="float" office:value="-1.211481" table:style-name="ce1">
            <text:p>-1.211481</text:p>
          </table:table-cell>
          <table:table-cell office:value-type="float" office:value="-1.387891" table:style-name="ce1">
            <text:p>-1.387891</text:p>
          </table:table-cell>
          <table:table-cell office:value-type="float" office:value="-1.4093880000000001" table:style-name="ce1">
            <text:p>-1.409388</text:p>
          </table:table-cell>
          <table:table-cell office:value-type="float" office:value="-1.409103" table:style-name="ce1">
            <text:p>-1.409103</text:p>
          </table:table-cell>
          <table:table-cell office:value-type="float" office:value="-1.4851559999999999" table:style-name="ce1">
            <text:p>-1.485156</text:p>
          </table:table-cell>
          <table:table-cell office:value-type="float" office:value="-1.481082" table:style-name="ce1">
            <text:p>-1.481082</text:p>
          </table:table-cell>
          <table:table-cell office:value-type="float" office:value="-1.4585539999999999" table:style-name="ce1">
            <text:p>-1.458554</text:p>
          </table:table-cell>
          <table:table-cell office:value-type="float" office:value="-1.286678" table:style-name="ce1">
            <text:p>-1.286678</text:p>
          </table:table-cell>
          <table:table-cell office:value-type="float" office:value="-1.3039080000000001" table:style-name="ce1">
            <text:p>-1.303908</text:p>
          </table:table-cell>
          <table:table-cell office:value-type="float" office:value="-1.390514" table:style-name="ce1">
            <text:p>-1.390514</text:p>
          </table:table-cell>
          <table:table-cell office:value-type="float" office:value="-1.4431179999999999" table:style-name="ce1">
            <text:p>-1.443118</text:p>
          </table:table-cell>
          <table:table-cell office:value-type="float" office:value="-1.512408" table:style-name="ce1">
            <text:p>-1.512408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Congo (Democratic Republic of the)</text:p>
          </table:table-cell>
          <table:table-cell office:value-type="string" table:style-name="ce1">
            <text:p>COD</text:p>
          </table:table-cell>
          <table:table-cell office:value-type="float" office:value="-1.600949" table:style-name="ce1">
            <text:p>-1.600949</text:p>
          </table:table-cell>
          <table:table-cell office:value-type="float" office:value="-1.728647" table:style-name="ce1">
            <text:p>-1.728647</text:p>
          </table:table-cell>
          <table:table-cell office:value-type="float" office:value="-1.7335510000000001" table:style-name="ce1">
            <text:p>-1.733551</text:p>
          </table:table-cell>
          <table:table-cell office:value-type="float" office:value="-1.609575" table:style-name="ce1">
            <text:p>-1.609575</text:p>
          </table:table-cell>
          <table:table-cell office:value-type="float" office:value="-1.555048" table:style-name="ce1">
            <text:p>-1.555048</text:p>
          </table:table-cell>
          <table:table-cell office:value-type="float" office:value="-1.6970529999999999" table:style-name="ce1">
            <text:p>-1.697053</text:p>
          </table:table-cell>
          <table:table-cell office:value-type="float" office:value="-1.521638" table:style-name="ce1">
            <text:p>-1.521638</text:p>
          </table:table-cell>
          <table:table-cell office:value-type="float" office:value="-1.230791" table:style-name="ce1">
            <text:p>-1.230791</text:p>
          </table:table-cell>
          <table:table-cell office:value-type="float" office:value="-1.211481" table:style-name="ce1">
            <text:p>-1.211481</text:p>
          </table:table-cell>
          <table:table-cell office:value-type="float" office:value="-1.387891" table:style-name="ce1">
            <text:p>-1.387891</text:p>
          </table:table-cell>
          <table:table-cell office:value-type="float" office:value="-1.4093880000000001" table:style-name="ce1">
            <text:p>-1.409388</text:p>
          </table:table-cell>
          <table:table-cell office:value-type="float" office:value="-1.409103" table:style-name="ce1">
            <text:p>-1.409103</text:p>
          </table:table-cell>
          <table:table-cell office:value-type="float" office:value="-1.4851559999999999" table:style-name="ce1">
            <text:p>-1.485156</text:p>
          </table:table-cell>
          <table:table-cell office:value-type="float" office:value="-1.481082" table:style-name="ce1">
            <text:p>-1.481082</text:p>
          </table:table-cell>
          <table:table-cell office:value-type="float" office:value="-1.4585539999999999" table:style-name="ce1">
            <text:p>-1.458554</text:p>
          </table:table-cell>
          <table:table-cell office:value-type="float" office:value="-1.286678" table:style-name="ce1">
            <text:p>-1.286678</text:p>
          </table:table-cell>
          <table:table-cell office:value-type="float" office:value="-1.3039080000000001" table:style-name="ce1">
            <text:p>-1.303908</text:p>
          </table:table-cell>
          <table:table-cell office:value-type="float" office:value="-1.390514" table:style-name="ce1">
            <text:p>-1.390514</text:p>
          </table:table-cell>
          <table:table-cell office:value-type="float" office:value="-1.4431179999999999" table:style-name="ce1">
            <text:p>-1.443118</text:p>
          </table:table-cell>
          <table:table-cell office:value-type="float" office:value="-1.512408" table:style-name="ce1">
            <text:p>-1.51240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Egypt</text:p>
          </table:table-cell>
          <table:table-cell office:value-type="string" table:style-name="ce1">
            <text:p>EGY</text:p>
          </table:table-cell>
          <table:table-cell office:value-type="float" office:value="-0.84418420000000005" table:style-name="ce1">
            <text:p>-0.8441842</text:p>
          </table:table-cell>
          <table:table-cell office:value-type="float" office:value="-0.91178610000000004" table:style-name="ce1">
            <text:p>-0.9117861</text:p>
          </table:table-cell>
          <table:table-cell office:value-type="float" office:value="-0.89450620000000003" table:style-name="ce1">
            <text:p>-0.8945062</text:p>
          </table:table-cell>
          <table:table-cell office:value-type="float" office:value="-1.10229" table:style-name="ce1">
            <text:p>-1.10229</text:p>
          </table:table-cell>
          <table:table-cell office:value-type="float" office:value="-1.0831850000000001" table:style-name="ce1">
            <text:p>-1.083185</text:p>
          </table:table-cell>
          <table:table-cell office:value-type="float" office:value="-0.94755789999999995" table:style-name="ce1">
            <text:p>-0.9475579</text:p>
          </table:table-cell>
          <table:table-cell office:value-type="float" office:value="-0.96478090000000005" table:style-name="ce1">
            <text:p>-0.9647809</text:p>
          </table:table-cell>
          <table:table-cell office:value-type="float" office:value="-1.199265" table:style-name="ce1">
            <text:p>-1.199265</text:p>
          </table:table-cell>
          <table:table-cell office:value-type="float" office:value="-1.167745" table:style-name="ce1">
            <text:p>-1.167745</text:p>
          </table:table-cell>
          <table:table-cell office:value-type="float" office:value="-1.2122390000000001" table:style-name="ce1">
            <text:p>-1.212239</text:p>
          </table:table-cell>
          <table:table-cell office:value-type="float" office:value="-1.1575009999999999" table:style-name="ce1">
            <text:p>-1.157501</text:p>
          </table:table-cell>
          <table:table-cell office:value-type="float" office:value="-1.1880539999999999" table:style-name="ce1">
            <text:p>-1.188054</text:p>
          </table:table-cell>
          <table:table-cell office:value-type="float" office:value="-1.139983" table:style-name="ce1">
            <text:p>-1.139983</text:p>
          </table:table-cell>
          <table:table-cell office:value-type="float" office:value="-0.76506350000000001" table:style-name="ce1">
            <text:p>-0.7650635</text:p>
          </table:table-cell>
          <table:table-cell office:value-type="float" office:value="-1.0515589999999999" table:style-name="ce1">
            <text:p>-1.051559</text:p>
          </table:table-cell>
          <table:table-cell office:value-type="float" office:value="-1.1806000000000001" table:style-name="ce1">
            <text:p>-1.1806</text:p>
          </table:table-cell>
          <table:table-cell office:value-type="float" office:value="-1.19042" table:style-name="ce1">
            <text:p>-1.19042</text:p>
          </table:table-cell>
          <table:table-cell office:value-type="float" office:value="-1.2072639999999999" table:style-name="ce1">
            <text:p>-1.207264</text:p>
          </table:table-cell>
          <table:table-cell office:value-type="float" office:value="-1.2527060000000001" table:style-name="ce1">
            <text:p>-1.252706</text:p>
          </table:table-cell>
          <table:table-cell office:value-type="float" office:value="-1.2841830000000001" table:style-name="ce1">
            <text:p>-1.28418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Gambia</text:p>
          </table:table-cell>
          <table:table-cell office:value-type="string" table:style-name="ce1">
            <text:p>GMB</text:p>
          </table:table-cell>
          <table:table-cell office:value-type="float" office:value="-1.2748170000000001" table:style-name="ce1">
            <text:p>-1.274817</text:p>
          </table:table-cell>
          <table:table-cell office:value-type="float" office:value="-0.9158153" table:style-name="ce1">
            <text:p>-0.9158153</text:p>
          </table:table-cell>
          <table:table-cell office:value-type="float" office:value="-1.064675" table:style-name="ce1">
            <text:p>-1.064675</text:p>
          </table:table-cell>
          <table:table-cell office:value-type="float" office:value="-0.67097720000000005" table:style-name="ce1">
            <text:p>-0.6709772</text:p>
          </table:table-cell>
          <table:table-cell office:value-type="float" office:value="-0.48966870000000001" table:style-name="ce1">
            <text:p>-0.4896687</text:p>
          </table:table-cell>
          <table:table-cell office:value-type="float" office:value="-0.6744346" table:style-name="ce1">
            <text:p>-0.6744346</text:p>
          </table:table-cell>
          <table:table-cell office:value-type="float" office:value="-1.015846" table:style-name="ce1">
            <text:p>-1.015846</text:p>
          </table:table-cell>
          <table:table-cell office:value-type="float" office:value="-0.89695100000000005" table:style-name="ce1">
            <text:p>-0.896951</text:p>
          </table:table-cell>
          <table:table-cell office:value-type="float" office:value="-0.89159100000000002" table:style-name="ce1">
            <text:p>-0.891591</text:p>
          </table:table-cell>
          <table:table-cell office:value-type="float" office:value="-0.86550470000000002" table:style-name="ce1">
            <text:p>-0.8655047</text:p>
          </table:table-cell>
          <table:table-cell office:value-type="float" office:value="-1.0122119999999999" table:style-name="ce1">
            <text:p>-1.012212</text:p>
          </table:table-cell>
          <table:table-cell office:value-type="float" office:value="-1.0754649999999999" table:style-name="ce1">
            <text:p>-1.075465</text:p>
          </table:table-cell>
          <table:table-cell office:value-type="float" office:value="-1.215479" table:style-name="ce1">
            <text:p>-1.215479</text:p>
          </table:table-cell>
          <table:table-cell office:value-type="float" office:value="-1.2874779999999999" table:style-name="ce1">
            <text:p>-1.287478</text:p>
          </table:table-cell>
          <table:table-cell office:value-type="float" office:value="-1.2573540000000001" table:style-name="ce1">
            <text:p>-1.257354</text:p>
          </table:table-cell>
          <table:table-cell office:value-type="float" office:value="-1.267749" table:style-name="ce1">
            <text:p>-1.267749</text:p>
          </table:table-cell>
          <table:table-cell office:value-type="float" office:value="-1.46007" table:style-name="ce1">
            <text:p>-1.46007</text:p>
          </table:table-cell>
          <table:table-cell office:value-type="float" office:value="-1.261949" table:style-name="ce1">
            <text:p>-1.261949</text:p>
          </table:table-cell>
          <table:table-cell office:value-type="float" office:value="-0.62227169999999998" table:style-name="ce1">
            <text:p>-0.6222717</text:p>
          </table:table-cell>
          <table:table-cell office:value-type="float" office:value="-0.19719680000000001" table:style-name="ce1">
            <text:p>-0.1971968</text:p>
          </table:table-cell>
          <table:table-cell table:number-columns-repeated="16362"/>
        </table:table-row>
        <table:table-row table:number-rows-repeated="1048345" table:style-name="ro1">
          <table:table-cell table:number-columns-repeated="16384"/>
        </table:table-row>
      </table:table>
      <table:table table:name="World_populations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untry Name</text:p>
          </table:table-cell>
          <table:table-cell office:value-type="string" table:style-name="ce1">
            <text:p>Country Code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ruba</text:p>
          </table:table-cell>
          <table:table-cell office:value-type="string" table:style-name="ce1">
            <text:p>ABW</text:p>
          </table:table-cell>
          <table:table-cell office:value-type="float" office:value="80324" table:style-name="ce1">
            <text:p>80324</text:p>
          </table:table-cell>
          <table:table-cell office:value-type="float" office:value="83200" table:style-name="ce1">
            <text:p>83200</text:p>
          </table:table-cell>
          <table:table-cell office:value-type="float" office:value="85451" table:style-name="ce1">
            <text:p>85451</text:p>
          </table:table-cell>
          <table:table-cell office:value-type="float" office:value="87277" table:style-name="ce1">
            <text:p>87277</text:p>
          </table:table-cell>
          <table:table-cell office:value-type="float" office:value="89005" table:style-name="ce1">
            <text:p>89005</text:p>
          </table:table-cell>
          <table:table-cell office:value-type="float" office:value="90853" table:style-name="ce1">
            <text:p>90853</text:p>
          </table:table-cell>
          <table:table-cell office:value-type="float" office:value="92898" table:style-name="ce1">
            <text:p>92898</text:p>
          </table:table-cell>
          <table:table-cell office:value-type="float" office:value="94992" table:style-name="ce1">
            <text:p>94992</text:p>
          </table:table-cell>
          <table:table-cell office:value-type="float" office:value="97017" table:style-name="ce1">
            <text:p>97017</text:p>
          </table:table-cell>
          <table:table-cell office:value-type="float" office:value="98737" table:style-name="ce1">
            <text:p>98737</text:p>
          </table:table-cell>
          <table:table-cell office:value-type="float" office:value="100031" table:style-name="ce1">
            <text:p>100031</text:p>
          </table:table-cell>
          <table:table-cell office:value-type="float" office:value="100834" table:style-name="ce1">
            <text:p>100834</text:p>
          </table:table-cell>
          <table:table-cell office:value-type="float" office:value="101222" table:style-name="ce1">
            <text:p>101222</text:p>
          </table:table-cell>
          <table:table-cell office:value-type="float" office:value="101358" table:style-name="ce1">
            <text:p>101358</text:p>
          </table:table-cell>
          <table:table-cell office:value-type="float" office:value="101455" table:style-name="ce1">
            <text:p>101455</text:p>
          </table:table-cell>
          <table:table-cell office:value-type="float" office:value="101669" table:style-name="ce1">
            <text:p>101669</text:p>
          </table:table-cell>
          <table:table-cell office:value-type="float" office:value="102046" table:style-name="ce1">
            <text:p>102046</text:p>
          </table:table-cell>
          <table:table-cell office:value-type="float" office:value="102560" table:style-name="ce1">
            <text:p>102560</text:p>
          </table:table-cell>
          <table:table-cell office:value-type="float" office:value="103159" table:style-name="ce1">
            <text:p>103159</text:p>
          </table:table-cell>
          <table:table-cell office:value-type="float" office:value="103774" table:style-name="ce1">
            <text:p>103774</text:p>
          </table:table-cell>
          <table:table-cell office:value-type="float" office:value="104341" table:style-name="ce1">
            <text:p>104341</text:p>
          </table:table-cell>
          <table:table-cell office:value-type="float" office:value="104872" table:style-name="ce1">
            <text:p>104872</text:p>
          </table:table-cell>
          <table:table-cell office:value-type="float" office:value="105366" table:style-name="ce1">
            <text:p>105366</text:p>
          </table:table-cell>
          <table:table-cell office:value-type="float" office:value="105845" table:style-name="ce1">
            <text:p>10584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AFG</text:p>
          </table:table-cell>
          <table:table-cell office:value-type="float" office:value="18110657" table:style-name="ce1">
            <text:p>18110657</text:p>
          </table:table-cell>
          <table:table-cell office:value-type="float" office:value="18853437" table:style-name="ce1">
            <text:p>18853437</text:p>
          </table:table-cell>
          <table:table-cell office:value-type="float" office:value="19357126" table:style-name="ce1">
            <text:p>19357126</text:p>
          </table:table-cell>
          <table:table-cell office:value-type="float" office:value="19737765" table:style-name="ce1">
            <text:p>19737765</text:p>
          </table:table-cell>
          <table:table-cell office:value-type="float" office:value="20170844" table:style-name="ce1">
            <text:p>20170844</text:p>
          </table:table-cell>
          <table:table-cell office:value-type="float" office:value="20779953" table:style-name="ce1">
            <text:p>20779953</text:p>
          </table:table-cell>
          <table:table-cell office:value-type="float" office:value="21606988" table:style-name="ce1">
            <text:p>21606988</text:p>
          </table:table-cell>
          <table:table-cell office:value-type="float" office:value="22600770" table:style-name="ce1">
            <text:p>22600770</text:p>
          </table:table-cell>
          <table:table-cell office:value-type="float" office:value="23680871" table:style-name="ce1">
            <text:p>23680871</text:p>
          </table:table-cell>
          <table:table-cell office:value-type="float" office:value="24726684" table:style-name="ce1">
            <text:p>24726684</text:p>
          </table:table-cell>
          <table:table-cell office:value-type="float" office:value="25654277" table:style-name="ce1">
            <text:p>25654277</text:p>
          </table:table-cell>
          <table:table-cell office:value-type="float" office:value="26433049" table:style-name="ce1">
            <text:p>26433049</text:p>
          </table:table-cell>
          <table:table-cell office:value-type="float" office:value="27100536" table:style-name="ce1">
            <text:p>27100536</text:p>
          </table:table-cell>
          <table:table-cell office:value-type="float" office:value="27722276" table:style-name="ce1">
            <text:p>27722276</text:p>
          </table:table-cell>
          <table:table-cell office:value-type="float" office:value="28394813" table:style-name="ce1">
            <text:p>28394813</text:p>
          </table:table-cell>
          <table:table-cell office:value-type="float" office:value="29185507" table:style-name="ce1">
            <text:p>29185507</text:p>
          </table:table-cell>
          <table:table-cell office:value-type="float" office:value="30117413" table:style-name="ce1">
            <text:p>30117413</text:p>
          </table:table-cell>
          <table:table-cell office:value-type="float" office:value="31161376" table:style-name="ce1">
            <text:p>31161376</text:p>
          </table:table-cell>
          <table:table-cell office:value-type="float" office:value="32269589" table:style-name="ce1">
            <text:p>32269589</text:p>
          </table:table-cell>
          <table:table-cell office:value-type="float" office:value="33370794" table:style-name="ce1">
            <text:p>33370794</text:p>
          </table:table-cell>
          <table:table-cell office:value-type="float" office:value="34413603" table:style-name="ce1">
            <text:p>34413603</text:p>
          </table:table-cell>
          <table:table-cell office:value-type="float" office:value="35383128" table:style-name="ce1">
            <text:p>35383128</text:p>
          </table:table-cell>
          <table:table-cell office:value-type="float" office:value="36296400" table:style-name="ce1">
            <text:p>36296400</text:p>
          </table:table-cell>
          <table:table-cell office:value-type="float" office:value="37172386" table:style-name="ce1">
            <text:p>37172386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ngola</text:p>
          </table:table-cell>
          <table:table-cell office:value-type="string" table:style-name="ce1">
            <text:p>AGO</text:p>
          </table:table-cell>
          <table:table-cell office:value-type="float" office:value="13945206" table:style-name="ce1">
            <text:p>13945206</text:p>
          </table:table-cell>
          <table:table-cell office:value-type="float" office:value="14400719" table:style-name="ce1">
            <text:p>14400719</text:p>
          </table:table-cell>
          <table:table-cell office:value-type="float" office:value="14871570" table:style-name="ce1">
            <text:p>14871570</text:p>
          </table:table-cell>
          <table:table-cell office:value-type="float" office:value="15359601" table:style-name="ce1">
            <text:p>15359601</text:p>
          </table:table-cell>
          <table:table-cell office:value-type="float" office:value="15866869" table:style-name="ce1">
            <text:p>15866869</text:p>
          </table:table-cell>
          <table:table-cell office:value-type="float" office:value="16395473" table:style-name="ce1">
            <text:p>16395473</text:p>
          </table:table-cell>
          <table:table-cell office:value-type="float" office:value="16945753" table:style-name="ce1">
            <text:p>16945753</text:p>
          </table:table-cell>
          <table:table-cell office:value-type="float" office:value="17519417" table:style-name="ce1">
            <text:p>17519417</text:p>
          </table:table-cell>
          <table:table-cell office:value-type="float" office:value="18121479" table:style-name="ce1">
            <text:p>18121479</text:p>
          </table:table-cell>
          <table:table-cell office:value-type="float" office:value="18758145" table:style-name="ce1">
            <text:p>18758145</text:p>
          </table:table-cell>
          <table:table-cell office:value-type="float" office:value="19433602" table:style-name="ce1">
            <text:p>19433602</text:p>
          </table:table-cell>
          <table:table-cell office:value-type="float" office:value="20149901" table:style-name="ce1">
            <text:p>20149901</text:p>
          </table:table-cell>
          <table:table-cell office:value-type="float" office:value="20905363" table:style-name="ce1">
            <text:p>20905363</text:p>
          </table:table-cell>
          <table:table-cell office:value-type="float" office:value="21695634" table:style-name="ce1">
            <text:p>21695634</text:p>
          </table:table-cell>
          <table:table-cell office:value-type="float" office:value="22514281" table:style-name="ce1">
            <text:p>22514281</text:p>
          </table:table-cell>
          <table:table-cell office:value-type="float" office:value="23356246" table:style-name="ce1">
            <text:p>23356246</text:p>
          </table:table-cell>
          <table:table-cell office:value-type="float" office:value="24220661" table:style-name="ce1">
            <text:p>24220661</text:p>
          </table:table-cell>
          <table:table-cell office:value-type="float" office:value="25107931" table:style-name="ce1">
            <text:p>25107931</text:p>
          </table:table-cell>
          <table:table-cell office:value-type="float" office:value="26015780" table:style-name="ce1">
            <text:p>26015780</text:p>
          </table:table-cell>
          <table:table-cell office:value-type="float" office:value="26941779" table:style-name="ce1">
            <text:p>26941779</text:p>
          </table:table-cell>
          <table:table-cell office:value-type="float" office:value="27884381" table:style-name="ce1">
            <text:p>27884381</text:p>
          </table:table-cell>
          <table:table-cell office:value-type="float" office:value="28842484" table:style-name="ce1">
            <text:p>28842484</text:p>
          </table:table-cell>
          <table:table-cell office:value-type="float" office:value="29816748" table:style-name="ce1">
            <text:p>29816748</text:p>
          </table:table-cell>
          <table:table-cell office:value-type="float" office:value="30809762" table:style-name="ce1">
            <text:p>3080976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lbania</text:p>
          </table:table-cell>
          <table:table-cell office:value-type="string" table:style-name="ce1">
            <text:p>ALB</text:p>
          </table:table-cell>
          <table:table-cell office:value-type="float" office:value="3187784" table:style-name="ce1">
            <text:p>3187784</text:p>
          </table:table-cell>
          <table:table-cell office:value-type="float" office:value="3168033" table:style-name="ce1">
            <text:p>3168033</text:p>
          </table:table-cell>
          <table:table-cell office:value-type="float" office:value="3148281" table:style-name="ce1">
            <text:p>3148281</text:p>
          </table:table-cell>
          <table:table-cell office:value-type="float" office:value="3128530" table:style-name="ce1">
            <text:p>3128530</text:p>
          </table:table-cell>
          <table:table-cell office:value-type="float" office:value="3108778" table:style-name="ce1">
            <text:p>3108778</text:p>
          </table:table-cell>
          <table:table-cell office:value-type="float" office:value="3089027" table:style-name="ce1">
            <text:p>3089027</text:p>
          </table:table-cell>
          <table:table-cell office:value-type="float" office:value="3060173" table:style-name="ce1">
            <text:p>3060173</text:p>
          </table:table-cell>
          <table:table-cell office:value-type="float" office:value="3051010" table:style-name="ce1">
            <text:p>3051010</text:p>
          </table:table-cell>
          <table:table-cell office:value-type="float" office:value="3039616" table:style-name="ce1">
            <text:p>3039616</text:p>
          </table:table-cell>
          <table:table-cell office:value-type="float" office:value="3026939" table:style-name="ce1">
            <text:p>3026939</text:p>
          </table:table-cell>
          <table:table-cell office:value-type="float" office:value="3011487" table:style-name="ce1">
            <text:p>3011487</text:p>
          </table:table-cell>
          <table:table-cell office:value-type="float" office:value="2992547" table:style-name="ce1">
            <text:p>2992547</text:p>
          </table:table-cell>
          <table:table-cell office:value-type="float" office:value="2970017" table:style-name="ce1">
            <text:p>2970017</text:p>
          </table:table-cell>
          <table:table-cell office:value-type="float" office:value="2947314" table:style-name="ce1">
            <text:p>2947314</text:p>
          </table:table-cell>
          <table:table-cell office:value-type="float" office:value="2927519" table:style-name="ce1">
            <text:p>2927519</text:p>
          </table:table-cell>
          <table:table-cell office:value-type="float" office:value="2913021" table:style-name="ce1">
            <text:p>2913021</text:p>
          </table:table-cell>
          <table:table-cell office:value-type="float" office:value="2905195" table:style-name="ce1">
            <text:p>2905195</text:p>
          </table:table-cell>
          <table:table-cell office:value-type="float" office:value="2900401" table:style-name="ce1">
            <text:p>2900401</text:p>
          </table:table-cell>
          <table:table-cell office:value-type="float" office:value="2895092" table:style-name="ce1">
            <text:p>2895092</text:p>
          </table:table-cell>
          <table:table-cell office:value-type="float" office:value="2889104" table:style-name="ce1">
            <text:p>2889104</text:p>
          </table:table-cell>
          <table:table-cell office:value-type="float" office:value="2880703" table:style-name="ce1">
            <text:p>2880703</text:p>
          </table:table-cell>
          <table:table-cell office:value-type="float" office:value="2876101" table:style-name="ce1">
            <text:p>2876101</text:p>
          </table:table-cell>
          <table:table-cell office:value-type="float" office:value="2873457" table:style-name="ce1">
            <text:p>2873457</text:p>
          </table:table-cell>
          <table:table-cell office:value-type="float" office:value="2866376" table:style-name="ce1">
            <text:p>2866376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ndorra</text:p>
          </table:table-cell>
          <table:table-cell office:value-type="string" table:style-name="ce1">
            <text:p>AND</text:p>
          </table:table-cell>
          <table:table-cell office:value-type="float" office:value="63850" table:style-name="ce1">
            <text:p>63850</text:p>
          </table:table-cell>
          <table:table-cell office:value-type="float" office:value="64360" table:style-name="ce1">
            <text:p>64360</text:p>
          </table:table-cell>
          <table:table-cell office:value-type="float" office:value="64327" table:style-name="ce1">
            <text:p>64327</text:p>
          </table:table-cell>
          <table:table-cell office:value-type="float" office:value="64142" table:style-name="ce1">
            <text:p>64142</text:p>
          </table:table-cell>
          <table:table-cell office:value-type="float" office:value="64370" table:style-name="ce1">
            <text:p>64370</text:p>
          </table:table-cell>
          <table:table-cell office:value-type="float" office:value="65390" table:style-name="ce1">
            <text:p>65390</text:p>
          </table:table-cell>
          <table:table-cell office:value-type="float" office:value="67341" table:style-name="ce1">
            <text:p>67341</text:p>
          </table:table-cell>
          <table:table-cell office:value-type="float" office:value="70049" table:style-name="ce1">
            <text:p>70049</text:p>
          </table:table-cell>
          <table:table-cell office:value-type="float" office:value="73182" table:style-name="ce1">
            <text:p>73182</text:p>
          </table:table-cell>
          <table:table-cell office:value-type="float" office:value="76244" table:style-name="ce1">
            <text:p>76244</text:p>
          </table:table-cell>
          <table:table-cell office:value-type="float" office:value="78867" table:style-name="ce1">
            <text:p>78867</text:p>
          </table:table-cell>
          <table:table-cell office:value-type="float" office:value="80993" table:style-name="ce1">
            <text:p>80993</text:p>
          </table:table-cell>
          <table:table-cell office:value-type="float" office:value="82684" table:style-name="ce1">
            <text:p>82684</text:p>
          </table:table-cell>
          <table:table-cell office:value-type="float" office:value="83862" table:style-name="ce1">
            <text:p>83862</text:p>
          </table:table-cell>
          <table:table-cell office:value-type="float" office:value="84463" table:style-name="ce1">
            <text:p>84463</text:p>
          </table:table-cell>
          <table:table-cell office:value-type="float" office:value="84449" table:style-name="ce1">
            <text:p>84449</text:p>
          </table:table-cell>
          <table:table-cell office:value-type="float" office:value="83747" table:style-name="ce1">
            <text:p>83747</text:p>
          </table:table-cell>
          <table:table-cell office:value-type="float" office:value="82427" table:style-name="ce1">
            <text:p>82427</text:p>
          </table:table-cell>
          <table:table-cell office:value-type="float" office:value="80774" table:style-name="ce1">
            <text:p>80774</text:p>
          </table:table-cell>
          <table:table-cell office:value-type="float" office:value="79213" table:style-name="ce1">
            <text:p>79213</text:p>
          </table:table-cell>
          <table:table-cell office:value-type="float" office:value="78011" table:style-name="ce1">
            <text:p>78011</text:p>
          </table:table-cell>
          <table:table-cell office:value-type="float" office:value="77297" table:style-name="ce1">
            <text:p>77297</text:p>
          </table:table-cell>
          <table:table-cell office:value-type="float" office:value="77001" table:style-name="ce1">
            <text:p>77001</text:p>
          </table:table-cell>
          <table:table-cell office:value-type="float" office:value="77006" table:style-name="ce1">
            <text:p>77006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rab World</text:p>
          </table:table-cell>
          <table:table-cell office:value-type="string" table:style-name="ce1">
            <text:p>ARB</text:p>
          </table:table-cell>
          <table:table-cell office:value-type="float" office:value="253107289" table:style-name="ce1">
            <text:p>253107289</text:p>
          </table:table-cell>
          <table:table-cell office:value-type="float" office:value="259000953" table:style-name="ce1">
            <text:p>259000953</text:p>
          </table:table-cell>
          <table:table-cell office:value-type="float" office:value="264822188" table:style-name="ce1">
            <text:p>264822188</text:p>
          </table:table-cell>
          <table:table-cell office:value-type="float" office:value="270575803" table:style-name="ce1">
            <text:p>270575803</text:p>
          </table:table-cell>
          <table:table-cell office:value-type="float" office:value="276393837" table:style-name="ce1">
            <text:p>276393837</text:p>
          </table:table-cell>
          <table:table-cell office:value-type="float" office:value="282344154" table:style-name="ce1">
            <text:p>282344154</text:p>
          </table:table-cell>
          <table:table-cell office:value-type="float" office:value="288432163" table:style-name="ce1">
            <text:p>288432163</text:p>
          </table:table-cell>
          <table:table-cell office:value-type="float" office:value="294665185" table:style-name="ce1">
            <text:p>294665185</text:p>
          </table:table-cell>
          <table:table-cell office:value-type="float" office:value="301113849" table:style-name="ce1">
            <text:p>301113849</text:p>
          </table:table-cell>
          <table:table-cell office:value-type="float" office:value="307862843" table:style-name="ce1">
            <text:p>307862843</text:p>
          </table:table-cell>
          <table:table-cell office:value-type="float" office:value="314965793" table:style-name="ce1">
            <text:p>314965793</text:p>
          </table:table-cell>
          <table:table-cell office:value-type="float" office:value="322452754" table:style-name="ce1">
            <text:p>322452754</text:p>
          </table:table-cell>
          <table:table-cell office:value-type="float" office:value="330290716" table:style-name="ce1">
            <text:p>330290716</text:p>
          </table:table-cell>
          <table:table-cell office:value-type="float" office:value="338395961" table:style-name="ce1">
            <text:p>338395961</text:p>
          </table:table-cell>
          <table:table-cell office:value-type="float" office:value="346629220" table:style-name="ce1">
            <text:p>346629220</text:p>
          </table:table-cell>
          <table:table-cell office:value-type="float" office:value="354890042" table:style-name="ce1">
            <text:p>354890042</text:p>
          </table:table-cell>
          <table:table-cell office:value-type="float" office:value="363158703" table:style-name="ce1">
            <text:p>363158703</text:p>
          </table:table-cell>
          <table:table-cell office:value-type="float" office:value="371443547" table:style-name="ce1">
            <text:p>371443547</text:p>
          </table:table-cell>
          <table:table-cell office:value-type="float" office:value="379705719" table:style-name="ce1">
            <text:p>379705719</text:p>
          </table:table-cell>
          <table:table-cell office:value-type="float" office:value="387907748" table:style-name="ce1">
            <text:p>387907748</text:p>
          </table:table-cell>
          <table:table-cell office:value-type="float" office:value="396028278" table:style-name="ce1">
            <text:p>396028278</text:p>
          </table:table-cell>
          <table:table-cell office:value-type="float" office:value="404024433" table:style-name="ce1">
            <text:p>404024433</text:p>
          </table:table-cell>
          <table:table-cell office:value-type="float" office:value="411898965" table:style-name="ce1">
            <text:p>411898965</text:p>
          </table:table-cell>
          <table:table-cell office:value-type="float" office:value="419790588" table:style-name="ce1">
            <text:p>419790588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ARE</text:p>
          </table:table-cell>
          <table:table-cell office:value-type="float" office:value="2415090" table:style-name="ce1">
            <text:p>2415090</text:p>
          </table:table-cell>
          <table:table-cell office:value-type="float" office:value="2539126" table:style-name="ce1">
            <text:p>2539126</text:p>
          </table:table-cell>
          <table:table-cell office:value-type="float" office:value="2671362" table:style-name="ce1">
            <text:p>2671362</text:p>
          </table:table-cell>
          <table:table-cell office:value-type="float" office:value="2813214" table:style-name="ce1">
            <text:p>2813214</text:p>
          </table:table-cell>
          <table:table-cell office:value-type="float" office:value="2966034" table:style-name="ce1">
            <text:p>2966034</text:p>
          </table:table-cell>
          <table:table-cell office:value-type="float" office:value="3134062" table:style-name="ce1">
            <text:p>3134062</text:p>
          </table:table-cell>
          <table:table-cell office:value-type="float" office:value="3302719" table:style-name="ce1">
            <text:p>3302719</text:p>
          </table:table-cell>
          <table:table-cell office:value-type="float" office:value="3478777" table:style-name="ce1">
            <text:p>3478777</text:p>
          </table:table-cell>
          <table:table-cell office:value-type="float" office:value="3711932" table:style-name="ce1">
            <text:p>3711932</text:p>
          </table:table-cell>
          <table:table-cell office:value-type="float" office:value="4068570" table:style-name="ce1">
            <text:p>4068570</text:p>
          </table:table-cell>
          <table:table-cell office:value-type="float" office:value="4588225" table:style-name="ce1">
            <text:p>4588225</text:p>
          </table:table-cell>
          <table:table-cell office:value-type="float" office:value="5300174" table:style-name="ce1">
            <text:p>5300174</text:p>
          </table:table-cell>
          <table:table-cell office:value-type="float" office:value="6168838" table:style-name="ce1">
            <text:p>6168838</text:p>
          </table:table-cell>
          <table:table-cell office:value-type="float" office:value="7089487" table:style-name="ce1">
            <text:p>7089487</text:p>
          </table:table-cell>
          <table:table-cell office:value-type="float" office:value="7917372" table:style-name="ce1">
            <text:p>7917372</text:p>
          </table:table-cell>
          <table:table-cell office:value-type="float" office:value="8549988" table:style-name="ce1">
            <text:p>8549988</text:p>
          </table:table-cell>
          <table:table-cell office:value-type="float" office:value="8946777" table:style-name="ce1">
            <text:p>8946777</text:p>
          </table:table-cell>
          <table:table-cell office:value-type="float" office:value="9141596" table:style-name="ce1">
            <text:p>9141596</text:p>
          </table:table-cell>
          <table:table-cell office:value-type="float" office:value="9197910" table:style-name="ce1">
            <text:p>9197910</text:p>
          </table:table-cell>
          <table:table-cell office:value-type="float" office:value="9214175" table:style-name="ce1">
            <text:p>9214175</text:p>
          </table:table-cell>
          <table:table-cell office:value-type="float" office:value="9262900" table:style-name="ce1">
            <text:p>9262900</text:p>
          </table:table-cell>
          <table:table-cell office:value-type="float" office:value="9360980" table:style-name="ce1">
            <text:p>9360980</text:p>
          </table:table-cell>
          <table:table-cell office:value-type="float" office:value="9487203" table:style-name="ce1">
            <text:p>9487203</text:p>
          </table:table-cell>
          <table:table-cell office:value-type="float" office:value="9630959" table:style-name="ce1">
            <text:p>9630959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table:style-name="ce1">
            <text:p>ARG</text:p>
          </table:table-cell>
          <table:table-cell office:value-type="float" office:value="34828170" table:style-name="ce1">
            <text:p>34828170</text:p>
          </table:table-cell>
          <table:table-cell office:value-type="float" office:value="35246374" table:style-name="ce1">
            <text:p>35246374</text:p>
          </table:table-cell>
          <table:table-cell office:value-type="float" office:value="35657429" table:style-name="ce1">
            <text:p>35657429</text:p>
          </table:table-cell>
          <table:table-cell office:value-type="float" office:value="36063459" table:style-name="ce1">
            <text:p>36063459</text:p>
          </table:table-cell>
          <table:table-cell office:value-type="float" office:value="36467218" table:style-name="ce1">
            <text:p>36467218</text:p>
          </table:table-cell>
          <table:table-cell office:value-type="float" office:value="36870787" table:style-name="ce1">
            <text:p>36870787</text:p>
          </table:table-cell>
          <table:table-cell office:value-type="float" office:value="37275652" table:style-name="ce1">
            <text:p>37275652</text:p>
          </table:table-cell>
          <table:table-cell office:value-type="float" office:value="37681749" table:style-name="ce1">
            <text:p>37681749</text:p>
          </table:table-cell>
          <table:table-cell office:value-type="float" office:value="38087868" table:style-name="ce1">
            <text:p>38087868</text:p>
          </table:table-cell>
          <table:table-cell office:value-type="float" office:value="38491972" table:style-name="ce1">
            <text:p>38491972</text:p>
          </table:table-cell>
          <table:table-cell office:value-type="float" office:value="38892931" table:style-name="ce1">
            <text:p>38892931</text:p>
          </table:table-cell>
          <table:table-cell office:value-type="float" office:value="39289878" table:style-name="ce1">
            <text:p>39289878</text:p>
          </table:table-cell>
          <table:table-cell office:value-type="float" office:value="39684295" table:style-name="ce1">
            <text:p>39684295</text:p>
          </table:table-cell>
          <table:table-cell office:value-type="float" office:value="40080160" table:style-name="ce1">
            <text:p>40080160</text:p>
          </table:table-cell>
          <table:table-cell office:value-type="float" office:value="40482788" table:style-name="ce1">
            <text:p>40482788</text:p>
          </table:table-cell>
          <table:table-cell office:value-type="float" office:value="40788453" table:style-name="ce1">
            <text:p>40788453</text:p>
          </table:table-cell>
          <table:table-cell office:value-type="float" office:value="41261490" table:style-name="ce1">
            <text:p>41261490</text:p>
          </table:table-cell>
          <table:table-cell office:value-type="float" office:value="41733271" table:style-name="ce1">
            <text:p>41733271</text:p>
          </table:table-cell>
          <table:table-cell office:value-type="float" office:value="42202935" table:style-name="ce1">
            <text:p>42202935</text:p>
          </table:table-cell>
          <table:table-cell office:value-type="float" office:value="42669500" table:style-name="ce1">
            <text:p>42669500</text:p>
          </table:table-cell>
          <table:table-cell office:value-type="float" office:value="43131966" table:style-name="ce1">
            <text:p>43131966</text:p>
          </table:table-cell>
          <table:table-cell office:value-type="float" office:value="43590368" table:style-name="ce1">
            <text:p>43590368</text:p>
          </table:table-cell>
          <table:table-cell office:value-type="float" office:value="44044811" table:style-name="ce1">
            <text:p>44044811</text:p>
          </table:table-cell>
          <table:table-cell office:value-type="float" office:value="44494502" table:style-name="ce1">
            <text:p>4449450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rmenia</text:p>
          </table:table-cell>
          <table:table-cell office:value-type="string" table:style-name="ce1">
            <text:p>ARM</text:p>
          </table:table-cell>
          <table:table-cell office:value-type="float" office:value="3217348" table:style-name="ce1">
            <text:p>3217348</text:p>
          </table:table-cell>
          <table:table-cell office:value-type="float" office:value="3168221" table:style-name="ce1">
            <text:p>3168221</text:p>
          </table:table-cell>
          <table:table-cell office:value-type="float" office:value="3133089" table:style-name="ce1">
            <text:p>3133089</text:p>
          </table:table-cell>
          <table:table-cell office:value-type="float" office:value="3108687" table:style-name="ce1">
            <text:p>3108687</text:p>
          </table:table-cell>
          <table:table-cell office:value-type="float" office:value="3089022" table:style-name="ce1">
            <text:p>3089022</text:p>
          </table:table-cell>
          <table:table-cell office:value-type="float" office:value="3069591" table:style-name="ce1">
            <text:p>3069591</text:p>
          </table:table-cell>
          <table:table-cell office:value-type="float" office:value="3050687" table:style-name="ce1">
            <text:p>3050687</text:p>
          </table:table-cell>
          <table:table-cell office:value-type="float" office:value="3033978" table:style-name="ce1">
            <text:p>3033978</text:p>
          </table:table-cell>
          <table:table-cell office:value-type="float" office:value="3017932" table:style-name="ce1">
            <text:p>3017932</text:p>
          </table:table-cell>
          <table:table-cell office:value-type="float" office:value="3000720" table:style-name="ce1">
            <text:p>3000720</text:p>
          </table:table-cell>
          <table:table-cell office:value-type="float" office:value="2981269" table:style-name="ce1">
            <text:p>2981269</text:p>
          </table:table-cell>
          <table:table-cell office:value-type="float" office:value="2958307" table:style-name="ce1">
            <text:p>2958307</text:p>
          </table:table-cell>
          <table:table-cell office:value-type="float" office:value="2932618" table:style-name="ce1">
            <text:p>2932618</text:p>
          </table:table-cell>
          <table:table-cell office:value-type="float" office:value="2907618" table:style-name="ce1">
            <text:p>2907618</text:p>
          </table:table-cell>
          <table:table-cell office:value-type="float" office:value="2888092" table:style-name="ce1">
            <text:p>2888092</text:p>
          </table:table-cell>
          <table:table-cell office:value-type="float" office:value="2877319" table:style-name="ce1">
            <text:p>2877319</text:p>
          </table:table-cell>
          <table:table-cell office:value-type="float" office:value="2876538" table:style-name="ce1">
            <text:p>2876538</text:p>
          </table:table-cell>
          <table:table-cell office:value-type="float" office:value="2884229" table:style-name="ce1">
            <text:p>2884229</text:p>
          </table:table-cell>
          <table:table-cell office:value-type="float" office:value="2897584" table:style-name="ce1">
            <text:p>2897584</text:p>
          </table:table-cell>
          <table:table-cell office:value-type="float" office:value="2912403" table:style-name="ce1">
            <text:p>2912403</text:p>
          </table:table-cell>
          <table:table-cell office:value-type="float" office:value="2925553" table:style-name="ce1">
            <text:p>2925553</text:p>
          </table:table-cell>
          <table:table-cell office:value-type="float" office:value="2936146" table:style-name="ce1">
            <text:p>2936146</text:p>
          </table:table-cell>
          <table:table-cell office:value-type="float" office:value="2944809" table:style-name="ce1">
            <text:p>2944809</text:p>
          </table:table-cell>
          <table:table-cell office:value-type="float" office:value="2951776" table:style-name="ce1">
            <text:p>2951776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merican Samoa</text:p>
          </table:table-cell>
          <table:table-cell office:value-type="string" table:style-name="ce1">
            <text:p>ASM</text:p>
          </table:table-cell>
          <table:table-cell office:value-type="float" office:value="53161" table:style-name="ce1">
            <text:p>53161</text:p>
          </table:table-cell>
          <table:table-cell office:value-type="float" office:value="54211" table:style-name="ce1">
            <text:p>54211</text:p>
          </table:table-cell>
          <table:table-cell office:value-type="float" office:value="55221" table:style-name="ce1">
            <text:p>55221</text:p>
          </table:table-cell>
          <table:table-cell office:value-type="float" office:value="56171" table:style-name="ce1">
            <text:p>56171</text:p>
          </table:table-cell>
          <table:table-cell office:value-type="float" office:value="57053" table:style-name="ce1">
            <text:p>57053</text:p>
          </table:table-cell>
          <table:table-cell office:value-type="float" office:value="57821" table:style-name="ce1">
            <text:p>57821</text:p>
          </table:table-cell>
          <table:table-cell office:value-type="float" office:value="58494" table:style-name="ce1">
            <text:p>58494</text:p>
          </table:table-cell>
          <table:table-cell office:value-type="float" office:value="59080" table:style-name="ce1">
            <text:p>59080</text:p>
          </table:table-cell>
          <table:table-cell office:value-type="float" office:value="59504" table:style-name="ce1">
            <text:p>59504</text:p>
          </table:table-cell>
          <table:table-cell office:value-type="float" office:value="59681" table:style-name="ce1">
            <text:p>59681</text:p>
          </table:table-cell>
          <table:table-cell office:value-type="float" office:value="59562" table:style-name="ce1">
            <text:p>59562</text:p>
          </table:table-cell>
          <table:table-cell office:value-type="float" office:value="59107" table:style-name="ce1">
            <text:p>59107</text:p>
          </table:table-cell>
          <table:table-cell office:value-type="float" office:value="58365" table:style-name="ce1">
            <text:p>58365</text:p>
          </table:table-cell>
          <table:table-cell office:value-type="float" office:value="57492" table:style-name="ce1">
            <text:p>57492</text:p>
          </table:table-cell>
          <table:table-cell office:value-type="float" office:value="56683" table:style-name="ce1">
            <text:p>56683</text:p>
          </table:table-cell>
          <table:table-cell office:value-type="float" office:value="56079" table:style-name="ce1">
            <text:p>56079</text:p>
          </table:table-cell>
          <table:table-cell office:value-type="float" office:value="55759" table:style-name="ce1">
            <text:p>55759</text:p>
          </table:table-cell>
          <table:table-cell office:value-type="float" office:value="55667" table:style-name="ce1">
            <text:p>55667</text:p>
          </table:table-cell>
          <table:table-cell office:value-type="float" office:value="55713" table:style-name="ce1">
            <text:p>55713</text:p>
          </table:table-cell>
          <table:table-cell office:value-type="float" office:value="55791" table:style-name="ce1">
            <text:p>55791</text:p>
          </table:table-cell>
          <table:table-cell office:value-type="float" office:value="55812" table:style-name="ce1">
            <text:p>55812</text:p>
          </table:table-cell>
          <table:table-cell office:value-type="float" office:value="55741" table:style-name="ce1">
            <text:p>55741</text:p>
          </table:table-cell>
          <table:table-cell office:value-type="float" office:value="55620" table:style-name="ce1">
            <text:p>55620</text:p>
          </table:table-cell>
          <table:table-cell office:value-type="float" office:value="55465" table:style-name="ce1">
            <text:p>5546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ntigua and Barbuda</text:p>
          </table:table-cell>
          <table:table-cell office:value-type="string" table:style-name="ce1">
            <text:p>ATG</text:p>
          </table:table-cell>
          <table:table-cell office:value-type="float" office:value="68670" table:style-name="ce1">
            <text:p>68670</text:p>
          </table:table-cell>
          <table:table-cell office:value-type="float" office:value="70173" table:style-name="ce1">
            <text:p>70173</text:p>
          </table:table-cell>
          <table:table-cell office:value-type="float" office:value="71704" table:style-name="ce1">
            <text:p>71704</text:p>
          </table:table-cell>
          <table:table-cell office:value-type="float" office:value="73224" table:style-name="ce1">
            <text:p>73224</text:p>
          </table:table-cell>
          <table:table-cell office:value-type="float" office:value="74674" table:style-name="ce1">
            <text:p>74674</text:p>
          </table:table-cell>
          <table:table-cell office:value-type="float" office:value="76016" table:style-name="ce1">
            <text:p>76016</text:p>
          </table:table-cell>
          <table:table-cell office:value-type="float" office:value="77212" table:style-name="ce1">
            <text:p>77212</text:p>
          </table:table-cell>
          <table:table-cell office:value-type="float" office:value="78295" table:style-name="ce1">
            <text:p>78295</text:p>
          </table:table-cell>
          <table:table-cell office:value-type="float" office:value="79300" table:style-name="ce1">
            <text:p>79300</text:p>
          </table:table-cell>
          <table:table-cell office:value-type="float" office:value="80336" table:style-name="ce1">
            <text:p>80336</text:p>
          </table:table-cell>
          <table:table-cell office:value-type="float" office:value="81465" table:style-name="ce1">
            <text:p>81465</text:p>
          </table:table-cell>
          <table:table-cell office:value-type="float" office:value="82704" table:style-name="ce1">
            <text:p>82704</text:p>
          </table:table-cell>
          <table:table-cell office:value-type="float" office:value="84026" table:style-name="ce1">
            <text:p>84026</text:p>
          </table:table-cell>
          <table:table-cell office:value-type="float" office:value="85397" table:style-name="ce1">
            <text:p>85397</text:p>
          </table:table-cell>
          <table:table-cell office:value-type="float" office:value="86746" table:style-name="ce1">
            <text:p>86746</text:p>
          </table:table-cell>
          <table:table-cell office:value-type="float" office:value="88028" table:style-name="ce1">
            <text:p>88028</text:p>
          </table:table-cell>
          <table:table-cell office:value-type="float" office:value="89253" table:style-name="ce1">
            <text:p>89253</text:p>
          </table:table-cell>
          <table:table-cell office:value-type="float" office:value="90409" table:style-name="ce1">
            <text:p>90409</text:p>
          </table:table-cell>
          <table:table-cell office:value-type="float" office:value="91516" table:style-name="ce1">
            <text:p>91516</text:p>
          </table:table-cell>
          <table:table-cell office:value-type="float" office:value="92562" table:style-name="ce1">
            <text:p>92562</text:p>
          </table:table-cell>
          <table:table-cell office:value-type="float" office:value="93566" table:style-name="ce1">
            <text:p>93566</text:p>
          </table:table-cell>
          <table:table-cell office:value-type="float" office:value="94527" table:style-name="ce1">
            <text:p>94527</text:p>
          </table:table-cell>
          <table:table-cell office:value-type="float" office:value="95426" table:style-name="ce1">
            <text:p>95426</text:p>
          </table:table-cell>
          <table:table-cell office:value-type="float" office:value="96286" table:style-name="ce1">
            <text:p>96286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AUS</text:p>
          </table:table-cell>
          <table:table-cell office:value-type="float" office:value="18072000" table:style-name="ce1">
            <text:p>18072000</text:p>
          </table:table-cell>
          <table:table-cell office:value-type="float" office:value="18311000" table:style-name="ce1">
            <text:p>18311000</text:p>
          </table:table-cell>
          <table:table-cell office:value-type="float" office:value="18517000" table:style-name="ce1">
            <text:p>18517000</text:p>
          </table:table-cell>
          <table:table-cell office:value-type="float" office:value="18711000" table:style-name="ce1">
            <text:p>18711000</text:p>
          </table:table-cell>
          <table:table-cell office:value-type="float" office:value="18926000" table:style-name="ce1">
            <text:p>18926000</text:p>
          </table:table-cell>
          <table:table-cell office:value-type="float" office:value="19153000" table:style-name="ce1">
            <text:p>19153000</text:p>
          </table:table-cell>
          <table:table-cell office:value-type="float" office:value="19413000" table:style-name="ce1">
            <text:p>19413000</text:p>
          </table:table-cell>
          <table:table-cell office:value-type="float" office:value="19651400" table:style-name="ce1">
            <text:p>19651400</text:p>
          </table:table-cell>
          <table:table-cell office:value-type="float" office:value="19895400" table:style-name="ce1">
            <text:p>19895400</text:p>
          </table:table-cell>
          <table:table-cell office:value-type="float" office:value="20127400" table:style-name="ce1">
            <text:p>20127400</text:p>
          </table:table-cell>
          <table:table-cell office:value-type="float" office:value="20394800" table:style-name="ce1">
            <text:p>20394800</text:p>
          </table:table-cell>
          <table:table-cell office:value-type="float" office:value="20697900" table:style-name="ce1">
            <text:p>20697900</text:p>
          </table:table-cell>
          <table:table-cell office:value-type="float" office:value="20827600" table:style-name="ce1">
            <text:p>20827600</text:p>
          </table:table-cell>
          <table:table-cell office:value-type="float" office:value="21249200" table:style-name="ce1">
            <text:p>21249200</text:p>
          </table:table-cell>
          <table:table-cell office:value-type="float" office:value="21691700" table:style-name="ce1">
            <text:p>21691700</text:p>
          </table:table-cell>
          <table:table-cell office:value-type="float" office:value="22031750" table:style-name="ce1">
            <text:p>22031750</text:p>
          </table:table-cell>
          <table:table-cell office:value-type="float" office:value="22340024" table:style-name="ce1">
            <text:p>22340024</text:p>
          </table:table-cell>
          <table:table-cell office:value-type="float" office:value="22733465" table:style-name="ce1">
            <text:p>22733465</text:p>
          </table:table-cell>
          <table:table-cell office:value-type="float" office:value="23128129" table:style-name="ce1">
            <text:p>23128129</text:p>
          </table:table-cell>
          <table:table-cell office:value-type="float" office:value="23475686" table:style-name="ce1">
            <text:p>23475686</text:p>
          </table:table-cell>
          <table:table-cell office:value-type="float" office:value="23815995" table:style-name="ce1">
            <text:p>23815995</text:p>
          </table:table-cell>
          <table:table-cell office:value-type="float" office:value="24190907" table:style-name="ce1">
            <text:p>24190907</text:p>
          </table:table-cell>
          <table:table-cell office:value-type="float" office:value="24601860" table:style-name="ce1">
            <text:p>24601860</text:p>
          </table:table-cell>
          <table:table-cell office:value-type="float" office:value="24982688" table:style-name="ce1">
            <text:p>24982688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ustria</text:p>
          </table:table-cell>
          <table:table-cell office:value-type="string" table:style-name="ce1">
            <text:p>AUT</text:p>
          </table:table-cell>
          <table:table-cell office:value-type="float" office:value="7948278" table:style-name="ce1">
            <text:p>7948278</text:p>
          </table:table-cell>
          <table:table-cell office:value-type="float" office:value="7959017" table:style-name="ce1">
            <text:p>7959017</text:p>
          </table:table-cell>
          <table:table-cell office:value-type="float" office:value="7968041" table:style-name="ce1">
            <text:p>7968041</text:p>
          </table:table-cell>
          <table:table-cell office:value-type="float" office:value="7976789" table:style-name="ce1">
            <text:p>7976789</text:p>
          </table:table-cell>
          <table:table-cell office:value-type="float" office:value="7992324" table:style-name="ce1">
            <text:p>7992324</text:p>
          </table:table-cell>
          <table:table-cell office:value-type="float" office:value="8011566" table:style-name="ce1">
            <text:p>8011566</text:p>
          </table:table-cell>
          <table:table-cell office:value-type="float" office:value="8042293" table:style-name="ce1">
            <text:p>8042293</text:p>
          </table:table-cell>
          <table:table-cell office:value-type="float" office:value="8081957" table:style-name="ce1">
            <text:p>8081957</text:p>
          </table:table-cell>
          <table:table-cell office:value-type="float" office:value="8121423" table:style-name="ce1">
            <text:p>8121423</text:p>
          </table:table-cell>
          <table:table-cell office:value-type="float" office:value="8171966" table:style-name="ce1">
            <text:p>8171966</text:p>
          </table:table-cell>
          <table:table-cell office:value-type="float" office:value="8227829" table:style-name="ce1">
            <text:p>8227829</text:p>
          </table:table-cell>
          <table:table-cell office:value-type="float" office:value="8268641" table:style-name="ce1">
            <text:p>8268641</text:p>
          </table:table-cell>
          <table:table-cell office:value-type="float" office:value="8295487" table:style-name="ce1">
            <text:p>8295487</text:p>
          </table:table-cell>
          <table:table-cell office:value-type="float" office:value="8321496" table:style-name="ce1">
            <text:p>8321496</text:p>
          </table:table-cell>
          <table:table-cell office:value-type="float" office:value="8343323" table:style-name="ce1">
            <text:p>8343323</text:p>
          </table:table-cell>
          <table:table-cell office:value-type="float" office:value="8363404" table:style-name="ce1">
            <text:p>8363404</text:p>
          </table:table-cell>
          <table:table-cell office:value-type="float" office:value="8391643" table:style-name="ce1">
            <text:p>8391643</text:p>
          </table:table-cell>
          <table:table-cell office:value-type="float" office:value="8429991" table:style-name="ce1">
            <text:p>8429991</text:p>
          </table:table-cell>
          <table:table-cell office:value-type="float" office:value="8479823" table:style-name="ce1">
            <text:p>8479823</text:p>
          </table:table-cell>
          <table:table-cell office:value-type="float" office:value="8546356" table:style-name="ce1">
            <text:p>8546356</text:p>
          </table:table-cell>
          <table:table-cell office:value-type="float" office:value="8642699" table:style-name="ce1">
            <text:p>8642699</text:p>
          </table:table-cell>
          <table:table-cell office:value-type="float" office:value="8736668" table:style-name="ce1">
            <text:p>8736668</text:p>
          </table:table-cell>
          <table:table-cell office:value-type="float" office:value="8797566" table:style-name="ce1">
            <text:p>8797566</text:p>
          </table:table-cell>
          <table:table-cell office:value-type="float" office:value="8840521" table:style-name="ce1">
            <text:p>884052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Azerbaijan</text:p>
          </table:table-cell>
          <table:table-cell office:value-type="string" table:style-name="ce1">
            <text:p>AZE</text:p>
          </table:table-cell>
          <table:table-cell office:value-type="float" office:value="7685000" table:style-name="ce1">
            <text:p>7685000</text:p>
          </table:table-cell>
          <table:table-cell office:value-type="float" office:value="7763000" table:style-name="ce1">
            <text:p>7763000</text:p>
          </table:table-cell>
          <table:table-cell office:value-type="float" office:value="7838250" table:style-name="ce1">
            <text:p>7838250</text:p>
          </table:table-cell>
          <table:table-cell office:value-type="float" office:value="7913000" table:style-name="ce1">
            <text:p>7913000</text:p>
          </table:table-cell>
          <table:table-cell office:value-type="float" office:value="7982750" table:style-name="ce1">
            <text:p>7982750</text:p>
          </table:table-cell>
          <table:table-cell office:value-type="float" office:value="8048600" table:style-name="ce1">
            <text:p>8048600</text:p>
          </table:table-cell>
          <table:table-cell office:value-type="float" office:value="8111200" table:style-name="ce1">
            <text:p>8111200</text:p>
          </table:table-cell>
          <table:table-cell office:value-type="float" office:value="8171950" table:style-name="ce1">
            <text:p>8171950</text:p>
          </table:table-cell>
          <table:table-cell office:value-type="float" office:value="8234100" table:style-name="ce1">
            <text:p>8234100</text:p>
          </table:table-cell>
          <table:table-cell office:value-type="float" office:value="8306500" table:style-name="ce1">
            <text:p>8306500</text:p>
          </table:table-cell>
          <table:table-cell office:value-type="float" office:value="8391850" table:style-name="ce1">
            <text:p>8391850</text:p>
          </table:table-cell>
          <table:table-cell office:value-type="float" office:value="8484550" table:style-name="ce1">
            <text:p>8484550</text:p>
          </table:table-cell>
          <table:table-cell office:value-type="float" office:value="8581300" table:style-name="ce1">
            <text:p>8581300</text:p>
          </table:table-cell>
          <table:table-cell office:value-type="float" office:value="8763400" table:style-name="ce1">
            <text:p>8763400</text:p>
          </table:table-cell>
          <table:table-cell office:value-type="float" office:value="8947243" table:style-name="ce1">
            <text:p>8947243</text:p>
          </table:table-cell>
          <table:table-cell office:value-type="float" office:value="9054332" table:style-name="ce1">
            <text:p>9054332</text:p>
          </table:table-cell>
          <table:table-cell office:value-type="float" office:value="9173082" table:style-name="ce1">
            <text:p>9173082</text:p>
          </table:table-cell>
          <table:table-cell office:value-type="float" office:value="9295784" table:style-name="ce1">
            <text:p>9295784</text:p>
          </table:table-cell>
          <table:table-cell office:value-type="float" office:value="9416801" table:style-name="ce1">
            <text:p>9416801</text:p>
          </table:table-cell>
          <table:table-cell office:value-type="float" office:value="9535079" table:style-name="ce1">
            <text:p>9535079</text:p>
          </table:table-cell>
          <table:table-cell office:value-type="float" office:value="9649341" table:style-name="ce1">
            <text:p>9649341</text:p>
          </table:table-cell>
          <table:table-cell office:value-type="float" office:value="9757812" table:style-name="ce1">
            <text:p>9757812</text:p>
          </table:table-cell>
          <table:table-cell office:value-type="float" office:value="9854033" table:style-name="ce1">
            <text:p>9854033</text:p>
          </table:table-cell>
          <table:table-cell office:value-type="float" office:value="9939800" table:style-name="ce1">
            <text:p>9939800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Burundi</text:p>
          </table:table-cell>
          <table:table-cell office:value-type="string" table:style-name="ce1">
            <text:p>BDI</text:p>
          </table:table-cell>
          <table:table-cell office:value-type="float" office:value="5987043" table:style-name="ce1">
            <text:p>5987043</text:p>
          </table:table-cell>
          <table:table-cell office:value-type="float" office:value="6060111" table:style-name="ce1">
            <text:p>6060111</text:p>
          </table:table-cell>
          <table:table-cell office:value-type="float" office:value="6122130" table:style-name="ce1">
            <text:p>6122130</text:p>
          </table:table-cell>
          <table:table-cell office:value-type="float" office:value="6185562" table:style-name="ce1">
            <text:p>6185562</text:p>
          </table:table-cell>
          <table:table-cell office:value-type="float" office:value="6267124" table:style-name="ce1">
            <text:p>6267124</text:p>
          </table:table-cell>
          <table:table-cell office:value-type="float" office:value="6378871" table:style-name="ce1">
            <text:p>6378871</text:p>
          </table:table-cell>
          <table:table-cell office:value-type="float" office:value="6525545" table:style-name="ce1">
            <text:p>6525545</text:p>
          </table:table-cell>
          <table:table-cell office:value-type="float" office:value="6704113" table:style-name="ce1">
            <text:p>6704113</text:p>
          </table:table-cell>
          <table:table-cell office:value-type="float" office:value="6909154" table:style-name="ce1">
            <text:p>6909154</text:p>
          </table:table-cell>
          <table:table-cell office:value-type="float" office:value="7131693" table:style-name="ce1">
            <text:p>7131693</text:p>
          </table:table-cell>
          <table:table-cell office:value-type="float" office:value="7364862" table:style-name="ce1">
            <text:p>7364862</text:p>
          </table:table-cell>
          <table:table-cell office:value-type="float" office:value="7607849" table:style-name="ce1">
            <text:p>7607849</text:p>
          </table:table-cell>
          <table:table-cell office:value-type="float" office:value="7862214" table:style-name="ce1">
            <text:p>7862214</text:p>
          </table:table-cell>
          <table:table-cell office:value-type="float" office:value="8126102" table:style-name="ce1">
            <text:p>8126102</text:p>
          </table:table-cell>
          <table:table-cell office:value-type="float" office:value="8397668" table:style-name="ce1">
            <text:p>8397668</text:p>
          </table:table-cell>
          <table:table-cell office:value-type="float" office:value="8675602" table:style-name="ce1">
            <text:p>8675602</text:p>
          </table:table-cell>
          <table:table-cell office:value-type="float" office:value="8958406" table:style-name="ce1">
            <text:p>8958406</text:p>
          </table:table-cell>
          <table:table-cell office:value-type="float" office:value="9245988" table:style-name="ce1">
            <text:p>9245988</text:p>
          </table:table-cell>
          <table:table-cell office:value-type="float" office:value="9540289" table:style-name="ce1">
            <text:p>9540289</text:p>
          </table:table-cell>
          <table:table-cell office:value-type="float" office:value="9844297" table:style-name="ce1">
            <text:p>9844297</text:p>
          </table:table-cell>
          <table:table-cell office:value-type="float" office:value="10160030" table:style-name="ce1">
            <text:p>10160030</text:p>
          </table:table-cell>
          <table:table-cell office:value-type="float" office:value="10487998" table:style-name="ce1">
            <text:p>10487998</text:p>
          </table:table-cell>
          <table:table-cell office:value-type="float" office:value="10827024" table:style-name="ce1">
            <text:p>10827024</text:p>
          </table:table-cell>
          <table:table-cell office:value-type="float" office:value="11175378" table:style-name="ce1">
            <text:p>11175378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1">
            <text:p>BEL</text:p>
          </table:table-cell>
          <table:table-cell office:value-type="float" office:value="10136811" table:style-name="ce1">
            <text:p>10136811</text:p>
          </table:table-cell>
          <table:table-cell office:value-type="float" office:value="10156637" table:style-name="ce1">
            <text:p>10156637</text:p>
          </table:table-cell>
          <table:table-cell office:value-type="float" office:value="10181245" table:style-name="ce1">
            <text:p>10181245</text:p>
          </table:table-cell>
          <table:table-cell office:value-type="float" office:value="10203008" table:style-name="ce1">
            <text:p>10203008</text:p>
          </table:table-cell>
          <table:table-cell office:value-type="float" office:value="10226419" table:style-name="ce1">
            <text:p>10226419</text:p>
          </table:table-cell>
          <table:table-cell office:value-type="float" office:value="10251250" table:style-name="ce1">
            <text:p>10251250</text:p>
          </table:table-cell>
          <table:table-cell office:value-type="float" office:value="10286570" table:style-name="ce1">
            <text:p>10286570</text:p>
          </table:table-cell>
          <table:table-cell office:value-type="float" office:value="10332785" table:style-name="ce1">
            <text:p>10332785</text:p>
          </table:table-cell>
          <table:table-cell office:value-type="float" office:value="10376133" table:style-name="ce1">
            <text:p>10376133</text:p>
          </table:table-cell>
          <table:table-cell office:value-type="float" office:value="10421137" table:style-name="ce1">
            <text:p>10421137</text:p>
          </table:table-cell>
          <table:table-cell office:value-type="float" office:value="10478617" table:style-name="ce1">
            <text:p>10478617</text:p>
          </table:table-cell>
          <table:table-cell office:value-type="float" office:value="10547958" table:style-name="ce1">
            <text:p>10547958</text:p>
          </table:table-cell>
          <table:table-cell office:value-type="float" office:value="10625700" table:style-name="ce1">
            <text:p>10625700</text:p>
          </table:table-cell>
          <table:table-cell office:value-type="float" office:value="10709973" table:style-name="ce1">
            <text:p>10709973</text:p>
          </table:table-cell>
          <table:table-cell office:value-type="float" office:value="10796493" table:style-name="ce1">
            <text:p>10796493</text:p>
          </table:table-cell>
          <table:table-cell office:value-type="float" office:value="10895586" table:style-name="ce1">
            <text:p>10895586</text:p>
          </table:table-cell>
          <table:table-cell office:value-type="float" office:value="11038264" table:style-name="ce1">
            <text:p>11038264</text:p>
          </table:table-cell>
          <table:table-cell office:value-type="float" office:value="11106932" table:style-name="ce1">
            <text:p>11106932</text:p>
          </table:table-cell>
          <table:table-cell office:value-type="float" office:value="11159407" table:style-name="ce1">
            <text:p>11159407</text:p>
          </table:table-cell>
          <table:table-cell office:value-type="float" office:value="11209057" table:style-name="ce1">
            <text:p>11209057</text:p>
          </table:table-cell>
          <table:table-cell office:value-type="float" office:value="11274196" table:style-name="ce1">
            <text:p>11274196</text:p>
          </table:table-cell>
          <table:table-cell office:value-type="float" office:value="11331422" table:style-name="ce1">
            <text:p>11331422</text:p>
          </table:table-cell>
          <table:table-cell office:value-type="float" office:value="11375158" table:style-name="ce1">
            <text:p>11375158</text:p>
          </table:table-cell>
          <table:table-cell office:value-type="float" office:value="11433256" table:style-name="ce1">
            <text:p>1143325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enin</text:p>
          </table:table-cell>
          <table:table-cell office:value-type="string" table:style-name="ce1">
            <text:p>BEN</text:p>
          </table:table-cell>
          <table:table-cell office:value-type="float" office:value="5905558" table:style-name="ce1">
            <text:p>5905558</text:p>
          </table:table-cell>
          <table:table-cell office:value-type="float" office:value="6094259" table:style-name="ce1">
            <text:p>6094259</text:p>
          </table:table-cell>
          <table:table-cell office:value-type="float" office:value="6281639" table:style-name="ce1">
            <text:p>6281639</text:p>
          </table:table-cell>
          <table:table-cell office:value-type="float" office:value="6470265" table:style-name="ce1">
            <text:p>6470265</text:p>
          </table:table-cell>
          <table:table-cell office:value-type="float" office:value="6664098" table:style-name="ce1">
            <text:p>6664098</text:p>
          </table:table-cell>
          <table:table-cell office:value-type="float" office:value="6865951" table:style-name="ce1">
            <text:p>6865951</text:p>
          </table:table-cell>
          <table:table-cell office:value-type="float" office:value="7076733" table:style-name="ce1">
            <text:p>7076733</text:p>
          </table:table-cell>
          <table:table-cell office:value-type="float" office:value="7295394" table:style-name="ce1">
            <text:p>7295394</text:p>
          </table:table-cell>
          <table:table-cell office:value-type="float" office:value="7520555" table:style-name="ce1">
            <text:p>7520555</text:p>
          </table:table-cell>
          <table:table-cell office:value-type="float" office:value="7750004" table:style-name="ce1">
            <text:p>7750004</text:p>
          </table:table-cell>
          <table:table-cell office:value-type="float" office:value="7982225" table:style-name="ce1">
            <text:p>7982225</text:p>
          </table:table-cell>
          <table:table-cell office:value-type="float" office:value="8216897" table:style-name="ce1">
            <text:p>8216897</text:p>
          </table:table-cell>
          <table:table-cell office:value-type="float" office:value="8454793" table:style-name="ce1">
            <text:p>8454793</text:p>
          </table:table-cell>
          <table:table-cell office:value-type="float" office:value="8696921" table:style-name="ce1">
            <text:p>8696921</text:p>
          </table:table-cell>
          <table:table-cell office:value-type="float" office:value="8944708" table:style-name="ce1">
            <text:p>8944708</text:p>
          </table:table-cell>
          <table:table-cell office:value-type="float" office:value="9199259" table:style-name="ce1">
            <text:p>9199259</text:p>
          </table:table-cell>
          <table:table-cell office:value-type="float" office:value="9460830" table:style-name="ce1">
            <text:p>9460830</text:p>
          </table:table-cell>
          <table:table-cell office:value-type="float" office:value="9729248" table:style-name="ce1">
            <text:p>9729248</text:p>
          </table:table-cell>
          <table:table-cell office:value-type="float" office:value="10004588" table:style-name="ce1">
            <text:p>10004588</text:p>
          </table:table-cell>
          <table:table-cell office:value-type="float" office:value="10286842" table:style-name="ce1">
            <text:p>10286842</text:p>
          </table:table-cell>
          <table:table-cell office:value-type="float" office:value="10575952" table:style-name="ce1">
            <text:p>10575952</text:p>
          </table:table-cell>
          <table:table-cell office:value-type="float" office:value="10872067" table:style-name="ce1">
            <text:p>10872067</text:p>
          </table:table-cell>
          <table:table-cell office:value-type="float" office:value="11175204" table:style-name="ce1">
            <text:p>11175204</text:p>
          </table:table-cell>
          <table:table-cell office:value-type="float" office:value="11485048" table:style-name="ce1">
            <text:p>1148504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urkina Faso</text:p>
          </table:table-cell>
          <table:table-cell office:value-type="string" table:style-name="ce1">
            <text:p>BFA</text:p>
          </table:table-cell>
          <table:table-cell office:value-type="float" office:value="10089878" table:style-name="ce1">
            <text:p>10089878</text:p>
          </table:table-cell>
          <table:table-cell office:value-type="float" office:value="10372745" table:style-name="ce1">
            <text:p>10372745</text:p>
          </table:table-cell>
          <table:table-cell office:value-type="float" office:value="10665546" table:style-name="ce1">
            <text:p>10665546</text:p>
          </table:table-cell>
          <table:table-cell office:value-type="float" office:value="10968724" table:style-name="ce1">
            <text:p>10968724</text:p>
          </table:table-cell>
          <table:table-cell office:value-type="float" office:value="11282701" table:style-name="ce1">
            <text:p>11282701</text:p>
          </table:table-cell>
          <table:table-cell office:value-type="float" office:value="11607942" table:style-name="ce1">
            <text:p>11607942</text:p>
          </table:table-cell>
          <table:table-cell office:value-type="float" office:value="11944587" table:style-name="ce1">
            <text:p>11944587</text:p>
          </table:table-cell>
          <table:table-cell office:value-type="float" office:value="12293100" table:style-name="ce1">
            <text:p>12293100</text:p>
          </table:table-cell>
          <table:table-cell office:value-type="float" office:value="12654621" table:style-name="ce1">
            <text:p>12654621</text:p>
          </table:table-cell>
          <table:table-cell office:value-type="float" office:value="13030569" table:style-name="ce1">
            <text:p>13030569</text:p>
          </table:table-cell>
          <table:table-cell office:value-type="float" office:value="13421930" table:style-name="ce1">
            <text:p>13421930</text:p>
          </table:table-cell>
          <table:table-cell office:value-type="float" office:value="13829176" table:style-name="ce1">
            <text:p>13829176</text:p>
          </table:table-cell>
          <table:table-cell office:value-type="float" office:value="14252021" table:style-name="ce1">
            <text:p>14252021</text:p>
          </table:table-cell>
          <table:table-cell office:value-type="float" office:value="14689725" table:style-name="ce1">
            <text:p>14689725</text:p>
          </table:table-cell>
          <table:table-cell office:value-type="float" office:value="15141098" table:style-name="ce1">
            <text:p>15141098</text:p>
          </table:table-cell>
          <table:table-cell office:value-type="float" office:value="15605217" table:style-name="ce1">
            <text:p>15605217</text:p>
          </table:table-cell>
          <table:table-cell office:value-type="float" office:value="16081911" table:style-name="ce1">
            <text:p>16081911</text:p>
          </table:table-cell>
          <table:table-cell office:value-type="float" office:value="16571246" table:style-name="ce1">
            <text:p>16571246</text:p>
          </table:table-cell>
          <table:table-cell office:value-type="float" office:value="17072775" table:style-name="ce1">
            <text:p>17072775</text:p>
          </table:table-cell>
          <table:table-cell office:value-type="float" office:value="17586017" table:style-name="ce1">
            <text:p>17586017</text:p>
          </table:table-cell>
          <table:table-cell office:value-type="float" office:value="18110624" table:style-name="ce1">
            <text:p>18110624</text:p>
          </table:table-cell>
          <table:table-cell office:value-type="float" office:value="18646378" table:style-name="ce1">
            <text:p>18646378</text:p>
          </table:table-cell>
          <table:table-cell office:value-type="float" office:value="19193284" table:style-name="ce1">
            <text:p>19193284</text:p>
          </table:table-cell>
          <table:table-cell office:value-type="float" office:value="19751535" table:style-name="ce1">
            <text:p>1975153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BGD</text:p>
          </table:table-cell>
          <table:table-cell office:value-type="float" office:value="115169930" table:style-name="ce1">
            <text:p>115169930</text:p>
          </table:table-cell>
          <table:table-cell office:value-type="float" office:value="117649932" table:style-name="ce1">
            <text:p>117649932</text:p>
          </table:table-cell>
          <table:table-cell office:value-type="float" office:value="120160564" table:style-name="ce1">
            <text:p>120160564</text:p>
          </table:table-cell>
          <table:table-cell office:value-type="float" office:value="122682815" table:style-name="ce1">
            <text:p>122682815</text:p>
          </table:table-cell>
          <table:table-cell office:value-type="float" office:value="125189651" table:style-name="ce1">
            <text:p>125189651</text:p>
          </table:table-cell>
          <table:table-cell office:value-type="float" office:value="127657854" table:style-name="ce1">
            <text:p>127657854</text:p>
          </table:table-cell>
          <table:table-cell office:value-type="float" office:value="130088702" table:style-name="ce1">
            <text:p>130088702</text:p>
          </table:table-cell>
          <table:table-cell office:value-type="float" office:value="132478086" table:style-name="ce1">
            <text:p>132478086</text:p>
          </table:table-cell>
          <table:table-cell office:value-type="float" office:value="134791603" table:style-name="ce1">
            <text:p>134791603</text:p>
          </table:table-cell>
          <table:table-cell office:value-type="float" office:value="136986432" table:style-name="ce1">
            <text:p>136986432</text:p>
          </table:table-cell>
          <table:table-cell office:value-type="float" office:value="139035505" table:style-name="ce1">
            <text:p>139035505</text:p>
          </table:table-cell>
          <table:table-cell office:value-type="float" office:value="140921167" table:style-name="ce1">
            <text:p>140921167</text:p>
          </table:table-cell>
          <table:table-cell office:value-type="float" office:value="142660376" table:style-name="ce1">
            <text:p>142660376</text:p>
          </table:table-cell>
          <table:table-cell office:value-type="float" office:value="144304167" table:style-name="ce1">
            <text:p>144304167</text:p>
          </table:table-cell>
          <table:table-cell office:value-type="float" office:value="145924797" table:style-name="ce1">
            <text:p>145924797</text:p>
          </table:table-cell>
          <table:table-cell office:value-type="float" office:value="147575430" table:style-name="ce1">
            <text:p>147575430</text:p>
          </table:table-cell>
          <table:table-cell office:value-type="float" office:value="149273778" table:style-name="ce1">
            <text:p>149273778</text:p>
          </table:table-cell>
          <table:table-cell office:value-type="float" office:value="151007807" table:style-name="ce1">
            <text:p>151007807</text:p>
          </table:table-cell>
          <table:table-cell office:value-type="float" office:value="152764676" table:style-name="ce1">
            <text:p>152764676</text:p>
          </table:table-cell>
          <table:table-cell office:value-type="float" office:value="154520167" table:style-name="ce1">
            <text:p>154520167</text:p>
          </table:table-cell>
          <table:table-cell office:value-type="float" office:value="156256276" table:style-name="ce1">
            <text:p>156256276</text:p>
          </table:table-cell>
          <table:table-cell office:value-type="float" office:value="157970840" table:style-name="ce1">
            <text:p>157970840</text:p>
          </table:table-cell>
          <table:table-cell office:value-type="float" office:value="159670593" table:style-name="ce1">
            <text:p>159670593</text:p>
          </table:table-cell>
          <table:table-cell office:value-type="float" office:value="161356039" table:style-name="ce1">
            <text:p>16135603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ulgaria</text:p>
          </table:table-cell>
          <table:table-cell office:value-type="string" table:style-name="ce1">
            <text:p>BGR</text:p>
          </table:table-cell>
          <table:table-cell office:value-type="float" office:value="8406067" table:style-name="ce1">
            <text:p>8406067</text:p>
          </table:table-cell>
          <table:table-cell office:value-type="float" office:value="8362826" table:style-name="ce1">
            <text:p>8362826</text:p>
          </table:table-cell>
          <table:table-cell office:value-type="float" office:value="8312068" table:style-name="ce1">
            <text:p>8312068</text:p>
          </table:table-cell>
          <table:table-cell office:value-type="float" office:value="8256786" table:style-name="ce1">
            <text:p>8256786</text:p>
          </table:table-cell>
          <table:table-cell office:value-type="float" office:value="8210624" table:style-name="ce1">
            <text:p>8210624</text:p>
          </table:table-cell>
          <table:table-cell office:value-type="float" office:value="8170172" table:style-name="ce1">
            <text:p>8170172</text:p>
          </table:table-cell>
          <table:table-cell office:value-type="float" office:value="8009142" table:style-name="ce1">
            <text:p>8009142</text:p>
          </table:table-cell>
          <table:table-cell office:value-type="float" office:value="7837161" table:style-name="ce1">
            <text:p>7837161</text:p>
          </table:table-cell>
          <table:table-cell office:value-type="float" office:value="7775327" table:style-name="ce1">
            <text:p>7775327</text:p>
          </table:table-cell>
          <table:table-cell office:value-type="float" office:value="7716860" table:style-name="ce1">
            <text:p>7716860</text:p>
          </table:table-cell>
          <table:table-cell office:value-type="float" office:value="7658972" table:style-name="ce1">
            <text:p>7658972</text:p>
          </table:table-cell>
          <table:table-cell office:value-type="float" office:value="7601022" table:style-name="ce1">
            <text:p>7601022</text:p>
          </table:table-cell>
          <table:table-cell office:value-type="float" office:value="7545338" table:style-name="ce1">
            <text:p>7545338</text:p>
          </table:table-cell>
          <table:table-cell office:value-type="float" office:value="7492561" table:style-name="ce1">
            <text:p>7492561</text:p>
          </table:table-cell>
          <table:table-cell office:value-type="float" office:value="7444443" table:style-name="ce1">
            <text:p>7444443</text:p>
          </table:table-cell>
          <table:table-cell office:value-type="float" office:value="7395599" table:style-name="ce1">
            <text:p>7395599</text:p>
          </table:table-cell>
          <table:table-cell office:value-type="float" office:value="7348328" table:style-name="ce1">
            <text:p>7348328</text:p>
          </table:table-cell>
          <table:table-cell office:value-type="float" office:value="7305888" table:style-name="ce1">
            <text:p>7305888</text:p>
          </table:table-cell>
          <table:table-cell office:value-type="float" office:value="7265115" table:style-name="ce1">
            <text:p>7265115</text:p>
          </table:table-cell>
          <table:table-cell office:value-type="float" office:value="7223938" table:style-name="ce1">
            <text:p>7223938</text:p>
          </table:table-cell>
          <table:table-cell office:value-type="float" office:value="7177991" table:style-name="ce1">
            <text:p>7177991</text:p>
          </table:table-cell>
          <table:table-cell office:value-type="float" office:value="7127822" table:style-name="ce1">
            <text:p>7127822</text:p>
          </table:table-cell>
          <table:table-cell office:value-type="float" office:value="7075947" table:style-name="ce1">
            <text:p>7075947</text:p>
          </table:table-cell>
          <table:table-cell office:value-type="float" office:value="7025037" table:style-name="ce1">
            <text:p>702503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hrain</text:p>
          </table:table-cell>
          <table:table-cell office:value-type="string" table:style-name="ce1">
            <text:p>BHR</text:p>
          </table:table-cell>
          <table:table-cell office:value-type="float" office:value="563697" table:style-name="ce1">
            <text:p>563697</text:p>
          </table:table-cell>
          <table:table-cell office:value-type="float" office:value="578666" table:style-name="ce1">
            <text:p>578666</text:p>
          </table:table-cell>
          <table:table-cell office:value-type="float" office:value="594931" table:style-name="ce1">
            <text:p>594931</text:p>
          </table:table-cell>
          <table:table-cell office:value-type="float" office:value="613700" table:style-name="ce1">
            <text:p>613700</text:p>
          </table:table-cell>
          <table:table-cell office:value-type="float" office:value="636541" table:style-name="ce1">
            <text:p>636541</text:p>
          </table:table-cell>
          <table:table-cell office:value-type="float" office:value="664611" table:style-name="ce1">
            <text:p>664611</text:p>
          </table:table-cell>
          <table:table-cell office:value-type="float" office:value="697545" table:style-name="ce1">
            <text:p>697545</text:p>
          </table:table-cell>
          <table:table-cell office:value-type="float" office:value="735146" table:style-name="ce1">
            <text:p>735146</text:p>
          </table:table-cell>
          <table:table-cell office:value-type="float" office:value="778708" table:style-name="ce1">
            <text:p>778708</text:p>
          </table:table-cell>
          <table:table-cell office:value-type="float" office:value="829844" table:style-name="ce1">
            <text:p>829844</text:p>
          </table:table-cell>
          <table:table-cell office:value-type="float" office:value="889164" table:style-name="ce1">
            <text:p>889164</text:p>
          </table:table-cell>
          <table:table-cell office:value-type="float" office:value="958418" table:style-name="ce1">
            <text:p>958418</text:p>
          </table:table-cell>
          <table:table-cell office:value-type="float" office:value="1035919" table:style-name="ce1">
            <text:p>1035919</text:p>
          </table:table-cell>
          <table:table-cell office:value-type="float" office:value="1114641" table:style-name="ce1">
            <text:p>1114641</text:p>
          </table:table-cell>
          <table:table-cell office:value-type="float" office:value="1185076" table:style-name="ce1">
            <text:p>1185076</text:p>
          </table:table-cell>
          <table:table-cell office:value-type="float" office:value="1240860" table:style-name="ce1">
            <text:p>1240860</text:p>
          </table:table-cell>
          <table:table-cell office:value-type="float" office:value="1278151" table:style-name="ce1">
            <text:p>1278151</text:p>
          </table:table-cell>
          <table:table-cell office:value-type="float" office:value="1299943" table:style-name="ce1">
            <text:p>1299943</text:p>
          </table:table-cell>
          <table:table-cell office:value-type="float" office:value="1315029" table:style-name="ce1">
            <text:p>1315029</text:p>
          </table:table-cell>
          <table:table-cell office:value-type="float" office:value="1336075" table:style-name="ce1">
            <text:p>1336075</text:p>
          </table:table-cell>
          <table:table-cell office:value-type="float" office:value="1371851" table:style-name="ce1">
            <text:p>1371851</text:p>
          </table:table-cell>
          <table:table-cell office:value-type="float" office:value="1425791" table:style-name="ce1">
            <text:p>1425791</text:p>
          </table:table-cell>
          <table:table-cell office:value-type="float" office:value="1494074" table:style-name="ce1">
            <text:p>1494074</text:p>
          </table:table-cell>
          <table:table-cell office:value-type="float" office:value="1569439" table:style-name="ce1">
            <text:p>156943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hamas, The</text:p>
          </table:table-cell>
          <table:table-cell office:value-type="string" table:style-name="ce1">
            <text:p>BHS</text:p>
          </table:table-cell>
          <table:table-cell office:value-type="float" office:value="280184" table:style-name="ce1">
            <text:p>280184</text:p>
          </table:table-cell>
          <table:table-cell office:value-type="float" office:value="283978" table:style-name="ce1">
            <text:p>283978</text:p>
          </table:table-cell>
          <table:table-cell office:value-type="float" office:value="287358" table:style-name="ce1">
            <text:p>287358</text:p>
          </table:table-cell>
          <table:table-cell office:value-type="float" office:value="290597" table:style-name="ce1">
            <text:p>290597</text:p>
          </table:table-cell>
          <table:table-cell office:value-type="float" office:value="294062" table:style-name="ce1">
            <text:p>294062</text:p>
          </table:table-cell>
          <table:table-cell office:value-type="float" office:value="298051" table:style-name="ce1">
            <text:p>298051</text:p>
          </table:table-cell>
          <table:table-cell office:value-type="float" office:value="302618" table:style-name="ce1">
            <text:p>302618</text:p>
          </table:table-cell>
          <table:table-cell office:value-type="float" office:value="307660" table:style-name="ce1">
            <text:p>307660</text:p>
          </table:table-cell>
          <table:table-cell office:value-type="float" office:value="313129" table:style-name="ce1">
            <text:p>313129</text:p>
          </table:table-cell>
          <table:table-cell office:value-type="float" office:value="318894" table:style-name="ce1">
            <text:p>318894</text:p>
          </table:table-cell>
          <table:table-cell office:value-type="float" office:value="324859" table:style-name="ce1">
            <text:p>324859</text:p>
          </table:table-cell>
          <table:table-cell office:value-type="float" office:value="331033" table:style-name="ce1">
            <text:p>331033</text:p>
          </table:table-cell>
          <table:table-cell office:value-type="float" office:value="337389" table:style-name="ce1">
            <text:p>337389</text:p>
          </table:table-cell>
          <table:table-cell office:value-type="float" office:value="343681" table:style-name="ce1">
            <text:p>343681</text:p>
          </table:table-cell>
          <table:table-cell office:value-type="float" office:value="349604" table:style-name="ce1">
            <text:p>349604</text:p>
          </table:table-cell>
          <table:table-cell office:value-type="float" office:value="354942" table:style-name="ce1">
            <text:p>354942</text:p>
          </table:table-cell>
          <table:table-cell office:value-type="float" office:value="359577" table:style-name="ce1">
            <text:p>359577</text:p>
          </table:table-cell>
          <table:table-cell office:value-type="float" office:value="363584" table:style-name="ce1">
            <text:p>363584</text:p>
          </table:table-cell>
          <table:table-cell office:value-type="float" office:value="367168" table:style-name="ce1">
            <text:p>367168</text:p>
          </table:table-cell>
          <table:table-cell office:value-type="float" office:value="370633" table:style-name="ce1">
            <text:p>370633</text:p>
          </table:table-cell>
          <table:table-cell office:value-type="float" office:value="374206" table:style-name="ce1">
            <text:p>374206</text:p>
          </table:table-cell>
          <table:table-cell office:value-type="float" office:value="377931" table:style-name="ce1">
            <text:p>377931</text:p>
          </table:table-cell>
          <table:table-cell office:value-type="float" office:value="381761" table:style-name="ce1">
            <text:p>381761</text:p>
          </table:table-cell>
          <table:table-cell office:value-type="float" office:value="385640" table:style-name="ce1">
            <text:p>3856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osnia and Herzegovina</text:p>
          </table:table-cell>
          <table:table-cell office:value-type="string" table:style-name="ce1">
            <text:p>BIH</text:p>
          </table:table-cell>
          <table:table-cell office:value-type="float" office:value="3829050" table:style-name="ce1">
            <text:p>3829050</text:p>
          </table:table-cell>
          <table:table-cell office:value-type="float" office:value="3764425" table:style-name="ce1">
            <text:p>3764425</text:p>
          </table:table-cell>
          <table:table-cell office:value-type="float" office:value="3736070" table:style-name="ce1">
            <text:p>3736070</text:p>
          </table:table-cell>
          <table:table-cell office:value-type="float" office:value="3734337" table:style-name="ce1">
            <text:p>3734337</text:p>
          </table:table-cell>
          <table:table-cell office:value-type="float" office:value="3743354" table:style-name="ce1">
            <text:p>3743354</text:p>
          </table:table-cell>
          <table:table-cell office:value-type="float" office:value="3751176" table:style-name="ce1">
            <text:p>3751176</text:p>
          </table:table-cell>
          <table:table-cell office:value-type="float" office:value="3755512" table:style-name="ce1">
            <text:p>3755512</text:p>
          </table:table-cell>
          <table:table-cell office:value-type="float" office:value="3759387" table:style-name="ce1">
            <text:p>3759387</text:p>
          </table:table-cell>
          <table:table-cell office:value-type="float" office:value="3762173" table:style-name="ce1">
            <text:p>3762173</text:p>
          </table:table-cell>
          <table:table-cell office:value-type="float" office:value="3764194" table:style-name="ce1">
            <text:p>3764194</text:p>
          </table:table-cell>
          <table:table-cell office:value-type="float" office:value="3765331" table:style-name="ce1">
            <text:p>3765331</text:p>
          </table:table-cell>
          <table:table-cell office:value-type="float" office:value="3765424" table:style-name="ce1">
            <text:p>3765424</text:p>
          </table:table-cell>
          <table:table-cell office:value-type="float" office:value="3762786" table:style-name="ce1">
            <text:p>3762786</text:p>
          </table:table-cell>
          <table:table-cell office:value-type="float" office:value="3754271" table:style-name="ce1">
            <text:p>3754271</text:p>
          </table:table-cell>
          <table:table-cell office:value-type="float" office:value="3735938" table:style-name="ce1">
            <text:p>3735938</text:p>
          </table:table-cell>
          <table:table-cell office:value-type="float" office:value="3705472" table:style-name="ce1">
            <text:p>3705472</text:p>
          </table:table-cell>
          <table:table-cell office:value-type="float" office:value="3661175" table:style-name="ce1">
            <text:p>3661175</text:p>
          </table:table-cell>
          <table:table-cell office:value-type="float" office:value="3604972" table:style-name="ce1">
            <text:p>3604972</text:p>
          </table:table-cell>
          <table:table-cell office:value-type="float" office:value="3542605" table:style-name="ce1">
            <text:p>3542605</text:p>
          </table:table-cell>
          <table:table-cell office:value-type="float" office:value="3482104" table:style-name="ce1">
            <text:p>3482104</text:p>
          </table:table-cell>
          <table:table-cell office:value-type="float" office:value="3429361" table:style-name="ce1">
            <text:p>3429361</text:p>
          </table:table-cell>
          <table:table-cell office:value-type="float" office:value="3386267" table:style-name="ce1">
            <text:p>3386267</text:p>
          </table:table-cell>
          <table:table-cell office:value-type="float" office:value="3351527" table:style-name="ce1">
            <text:p>3351527</text:p>
          </table:table-cell>
          <table:table-cell office:value-type="float" office:value="3323929" table:style-name="ce1">
            <text:p>332392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elarus</text:p>
          </table:table-cell>
          <table:table-cell office:value-type="string" table:style-name="ce1">
            <text:p>BLR</text:p>
          </table:table-cell>
          <table:table-cell office:value-type="float" office:value="10194000" table:style-name="ce1">
            <text:p>10194000</text:p>
          </table:table-cell>
          <table:table-cell office:value-type="float" office:value="10160000" table:style-name="ce1">
            <text:p>10160000</text:p>
          </table:table-cell>
          <table:table-cell office:value-type="float" office:value="10117000" table:style-name="ce1">
            <text:p>10117000</text:p>
          </table:table-cell>
          <table:table-cell office:value-type="float" office:value="10069000" table:style-name="ce1">
            <text:p>10069000</text:p>
          </table:table-cell>
          <table:table-cell office:value-type="float" office:value="10026738" table:style-name="ce1">
            <text:p>10026738</text:p>
          </table:table-cell>
          <table:table-cell office:value-type="float" office:value="9979610" table:style-name="ce1">
            <text:p>9979610</text:p>
          </table:table-cell>
          <table:table-cell office:value-type="float" office:value="9928549" table:style-name="ce1">
            <text:p>9928549</text:p>
          </table:table-cell>
          <table:table-cell office:value-type="float" office:value="9865548" table:style-name="ce1">
            <text:p>9865548</text:p>
          </table:table-cell>
          <table:table-cell office:value-type="float" office:value="9796749" table:style-name="ce1">
            <text:p>9796749</text:p>
          </table:table-cell>
          <table:table-cell office:value-type="float" office:value="9730146" table:style-name="ce1">
            <text:p>9730146</text:p>
          </table:table-cell>
          <table:table-cell office:value-type="float" office:value="9663915" table:style-name="ce1">
            <text:p>9663915</text:p>
          </table:table-cell>
          <table:table-cell office:value-type="float" office:value="9604924" table:style-name="ce1">
            <text:p>9604924</text:p>
          </table:table-cell>
          <table:table-cell office:value-type="float" office:value="9560953" table:style-name="ce1">
            <text:p>9560953</text:p>
          </table:table-cell>
          <table:table-cell office:value-type="float" office:value="9527985" table:style-name="ce1">
            <text:p>9527985</text:p>
          </table:table-cell>
          <table:table-cell office:value-type="float" office:value="9506765" table:style-name="ce1">
            <text:p>9506765</text:p>
          </table:table-cell>
          <table:table-cell office:value-type="float" office:value="9490583" table:style-name="ce1">
            <text:p>9490583</text:p>
          </table:table-cell>
          <table:table-cell office:value-type="float" office:value="9473172" table:style-name="ce1">
            <text:p>9473172</text:p>
          </table:table-cell>
          <table:table-cell office:value-type="float" office:value="9464495" table:style-name="ce1">
            <text:p>9464495</text:p>
          </table:table-cell>
          <table:table-cell office:value-type="float" office:value="9465997" table:style-name="ce1">
            <text:p>9465997</text:p>
          </table:table-cell>
          <table:table-cell office:value-type="float" office:value="9474511" table:style-name="ce1">
            <text:p>9474511</text:p>
          </table:table-cell>
          <table:table-cell office:value-type="float" office:value="9489616" table:style-name="ce1">
            <text:p>9489616</text:p>
          </table:table-cell>
          <table:table-cell office:value-type="float" office:value="9501534" table:style-name="ce1">
            <text:p>9501534</text:p>
          </table:table-cell>
          <table:table-cell office:value-type="float" office:value="9498264" table:style-name="ce1">
            <text:p>9498264</text:p>
          </table:table-cell>
          <table:table-cell office:value-type="float" office:value="9483499" table:style-name="ce1">
            <text:p>948349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elize</text:p>
          </table:table-cell>
          <table:table-cell office:value-type="string" table:style-name="ce1">
            <text:p>BLZ</text:p>
          </table:table-cell>
          <table:table-cell office:value-type="float" office:value="206963" table:style-name="ce1">
            <text:p>206963</text:p>
          </table:table-cell>
          <table:table-cell office:value-type="float" office:value="213664" table:style-name="ce1">
            <text:p>213664</text:p>
          </table:table-cell>
          <table:table-cell office:value-type="float" office:value="221580" table:style-name="ce1">
            <text:p>221580</text:p>
          </table:table-cell>
          <table:table-cell office:value-type="float" office:value="230244" table:style-name="ce1">
            <text:p>230244</text:p>
          </table:table-cell>
          <table:table-cell office:value-type="float" office:value="238988" table:style-name="ce1">
            <text:p>238988</text:p>
          </table:table-cell>
          <table:table-cell office:value-type="float" office:value="247315" table:style-name="ce1">
            <text:p>247315</text:p>
          </table:table-cell>
          <table:table-cell office:value-type="float" office:value="255063" table:style-name="ce1">
            <text:p>255063</text:p>
          </table:table-cell>
          <table:table-cell office:value-type="float" office:value="262378" table:style-name="ce1">
            <text:p>262378</text:p>
          </table:table-cell>
          <table:table-cell office:value-type="float" office:value="269425" table:style-name="ce1">
            <text:p>269425</text:p>
          </table:table-cell>
          <table:table-cell office:value-type="float" office:value="276504" table:style-name="ce1">
            <text:p>276504</text:p>
          </table:table-cell>
          <table:table-cell office:value-type="float" office:value="283800" table:style-name="ce1">
            <text:p>283800</text:p>
          </table:table-cell>
          <table:table-cell office:value-type="float" office:value="291329" table:style-name="ce1">
            <text:p>291329</text:p>
          </table:table-cell>
          <table:table-cell office:value-type="float" office:value="299025" table:style-name="ce1">
            <text:p>299025</text:p>
          </table:table-cell>
          <table:table-cell office:value-type="float" office:value="306823" table:style-name="ce1">
            <text:p>306823</text:p>
          </table:table-cell>
          <table:table-cell office:value-type="float" office:value="314655" table:style-name="ce1">
            <text:p>314655</text:p>
          </table:table-cell>
          <table:table-cell office:value-type="float" office:value="322464" table:style-name="ce1">
            <text:p>322464</text:p>
          </table:table-cell>
          <table:table-cell office:value-type="float" office:value="330237" table:style-name="ce1">
            <text:p>330237</text:p>
          </table:table-cell>
          <table:table-cell office:value-type="float" office:value="338000" table:style-name="ce1">
            <text:p>338000</text:p>
          </table:table-cell>
          <table:table-cell office:value-type="float" office:value="345715" table:style-name="ce1">
            <text:p>345715</text:p>
          </table:table-cell>
          <table:table-cell office:value-type="float" office:value="353366" table:style-name="ce1">
            <text:p>353366</text:p>
          </table:table-cell>
          <table:table-cell office:value-type="float" office:value="360933" table:style-name="ce1">
            <text:p>360933</text:p>
          </table:table-cell>
          <table:table-cell office:value-type="float" office:value="368400" table:style-name="ce1">
            <text:p>368400</text:p>
          </table:table-cell>
          <table:table-cell office:value-type="float" office:value="375769" table:style-name="ce1">
            <text:p>375769</text:p>
          </table:table-cell>
          <table:table-cell office:value-type="float" office:value="383071" table:style-name="ce1">
            <text:p>38307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ermuda</text:p>
          </table:table-cell>
          <table:table-cell office:value-type="string" table:style-name="ce1">
            <text:p>BMU</text:p>
          </table:table-cell>
          <table:table-cell office:value-type="float" office:value="59746" table:style-name="ce1">
            <text:p>59746</text:p>
          </table:table-cell>
          <table:table-cell office:value-type="float" office:value="60129" table:style-name="ce1">
            <text:p>60129</text:p>
          </table:table-cell>
          <table:table-cell office:value-type="float" office:value="60497" table:style-name="ce1">
            <text:p>60497</text:p>
          </table:table-cell>
          <table:table-cell office:value-type="float" office:value="60943" table:style-name="ce1">
            <text:p>60943</text:p>
          </table:table-cell>
          <table:table-cell office:value-type="float" office:value="61285" table:style-name="ce1">
            <text:p>61285</text:p>
          </table:table-cell>
          <table:table-cell office:value-type="float" office:value="61833" table:style-name="ce1">
            <text:p>61833</text:p>
          </table:table-cell>
          <table:table-cell office:value-type="float" office:value="62504" table:style-name="ce1">
            <text:p>62504</text:p>
          </table:table-cell>
          <table:table-cell office:value-type="float" office:value="62912" table:style-name="ce1">
            <text:p>62912</text:p>
          </table:table-cell>
          <table:table-cell office:value-type="float" office:value="63325" table:style-name="ce1">
            <text:p>63325</text:p>
          </table:table-cell>
          <table:table-cell office:value-type="float" office:value="63740" table:style-name="ce1">
            <text:p>63740</text:p>
          </table:table-cell>
          <table:table-cell office:value-type="float" office:value="64154" table:style-name="ce1">
            <text:p>64154</text:p>
          </table:table-cell>
          <table:table-cell office:value-type="float" office:value="64523" table:style-name="ce1">
            <text:p>64523</text:p>
          </table:table-cell>
          <table:table-cell office:value-type="float" office:value="64888" table:style-name="ce1">
            <text:p>64888</text:p>
          </table:table-cell>
          <table:table-cell office:value-type="float" office:value="65273" table:style-name="ce1">
            <text:p>65273</text:p>
          </table:table-cell>
          <table:table-cell office:value-type="float" office:value="65636" table:style-name="ce1">
            <text:p>65636</text:p>
          </table:table-cell>
          <table:table-cell office:value-type="float" office:value="65124" table:style-name="ce1">
            <text:p>65124</text:p>
          </table:table-cell>
          <table:table-cell office:value-type="float" office:value="64564" table:style-name="ce1">
            <text:p>64564</text:p>
          </table:table-cell>
          <table:table-cell office:value-type="float" office:value="64798" table:style-name="ce1">
            <text:p>64798</text:p>
          </table:table-cell>
          <table:table-cell office:value-type="float" office:value="65001" table:style-name="ce1">
            <text:p>65001</text:p>
          </table:table-cell>
          <table:table-cell office:value-type="float" office:value="65139" table:style-name="ce1">
            <text:p>65139</text:p>
          </table:table-cell>
          <table:table-cell office:value-type="float" office:value="65239" table:style-name="ce1">
            <text:p>65239</text:p>
          </table:table-cell>
          <table:table-cell office:value-type="float" office:value="64555" table:style-name="ce1">
            <text:p>64555</text:p>
          </table:table-cell>
          <table:table-cell office:value-type="float" office:value="63874" table:style-name="ce1">
            <text:p>63874</text:p>
          </table:table-cell>
          <table:table-cell office:value-type="float" office:value="63973" table:style-name="ce1">
            <text:p>6397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olivia</text:p>
          </table:table-cell>
          <table:table-cell office:value-type="string" table:style-name="ce1">
            <text:p>BOL</text:p>
          </table:table-cell>
          <table:table-cell office:value-type="float" office:value="7622338" table:style-name="ce1">
            <text:p>7622338</text:p>
          </table:table-cell>
          <table:table-cell office:value-type="float" office:value="7779267" table:style-name="ce1">
            <text:p>7779267</text:p>
          </table:table-cell>
          <table:table-cell office:value-type="float" office:value="7937458" table:style-name="ce1">
            <text:p>7937458</text:p>
          </table:table-cell>
          <table:table-cell office:value-type="float" office:value="8096761" table:style-name="ce1">
            <text:p>8096761</text:p>
          </table:table-cell>
          <table:table-cell office:value-type="float" office:value="8257066" table:style-name="ce1">
            <text:p>8257066</text:p>
          </table:table-cell>
          <table:table-cell office:value-type="float" office:value="8418264" table:style-name="ce1">
            <text:p>8418264</text:p>
          </table:table-cell>
          <table:table-cell office:value-type="float" office:value="8580235" table:style-name="ce1">
            <text:p>8580235</text:p>
          </table:table-cell>
          <table:table-cell office:value-type="float" office:value="8742814" table:style-name="ce1">
            <text:p>8742814</text:p>
          </table:table-cell>
          <table:table-cell office:value-type="float" office:value="8905823" table:style-name="ce1">
            <text:p>8905823</text:p>
          </table:table-cell>
          <table:table-cell office:value-type="float" office:value="9069039" table:style-name="ce1">
            <text:p>9069039</text:p>
          </table:table-cell>
          <table:table-cell office:value-type="float" office:value="9232306" table:style-name="ce1">
            <text:p>9232306</text:p>
          </table:table-cell>
          <table:table-cell office:value-type="float" office:value="9395446" table:style-name="ce1">
            <text:p>9395446</text:p>
          </table:table-cell>
          <table:table-cell office:value-type="float" office:value="9558439" table:style-name="ce1">
            <text:p>9558439</text:p>
          </table:table-cell>
          <table:table-cell office:value-type="float" office:value="9721454" table:style-name="ce1">
            <text:p>9721454</text:p>
          </table:table-cell>
          <table:table-cell office:value-type="float" office:value="9884781" table:style-name="ce1">
            <text:p>9884781</text:p>
          </table:table-cell>
          <table:table-cell office:value-type="float" office:value="10048590" table:style-name="ce1">
            <text:p>10048590</text:p>
          </table:table-cell>
          <table:table-cell office:value-type="float" office:value="10212954" table:style-name="ce1">
            <text:p>10212954</text:p>
          </table:table-cell>
          <table:table-cell office:value-type="float" office:value="10377676" table:style-name="ce1">
            <text:p>10377676</text:p>
          </table:table-cell>
          <table:table-cell office:value-type="float" office:value="10542376" table:style-name="ce1">
            <text:p>10542376</text:p>
          </table:table-cell>
          <table:table-cell office:value-type="float" office:value="10706517" table:style-name="ce1">
            <text:p>10706517</text:p>
          </table:table-cell>
          <table:table-cell office:value-type="float" office:value="10869730" table:style-name="ce1">
            <text:p>10869730</text:p>
          </table:table-cell>
          <table:table-cell office:value-type="float" office:value="11031813" table:style-name="ce1">
            <text:p>11031813</text:p>
          </table:table-cell>
          <table:table-cell office:value-type="float" office:value="11192854" table:style-name="ce1">
            <text:p>11192854</text:p>
          </table:table-cell>
          <table:table-cell office:value-type="float" office:value="11353142" table:style-name="ce1">
            <text:p>1135314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razil</text:p>
          </table:table-cell>
          <table:table-cell office:value-type="string" table:style-name="ce1">
            <text:p>BRA</text:p>
          </table:table-cell>
          <table:table-cell office:value-type="float" office:value="162019896" table:style-name="ce1">
            <text:p>162019896</text:p>
          </table:table-cell>
          <table:table-cell office:value-type="float" office:value="164614688" table:style-name="ce1">
            <text:p>164614688</text:p>
          </table:table-cell>
          <table:table-cell office:value-type="float" office:value="167209040" table:style-name="ce1">
            <text:p>167209040</text:p>
          </table:table-cell>
          <table:table-cell office:value-type="float" office:value="169785250" table:style-name="ce1">
            <text:p>169785250</text:p>
          </table:table-cell>
          <table:table-cell office:value-type="float" office:value="172318675" table:style-name="ce1">
            <text:p>172318675</text:p>
          </table:table-cell>
          <table:table-cell office:value-type="float" office:value="174790340" table:style-name="ce1">
            <text:p>174790340</text:p>
          </table:table-cell>
          <table:table-cell office:value-type="float" office:value="177196054" table:style-name="ce1">
            <text:p>177196054</text:p>
          </table:table-cell>
          <table:table-cell office:value-type="float" office:value="179537520" table:style-name="ce1">
            <text:p>179537520</text:p>
          </table:table-cell>
          <table:table-cell office:value-type="float" office:value="181809246" table:style-name="ce1">
            <text:p>181809246</text:p>
          </table:table-cell>
          <table:table-cell office:value-type="float" office:value="184006481" table:style-name="ce1">
            <text:p>184006481</text:p>
          </table:table-cell>
          <table:table-cell office:value-type="float" office:value="186127103" table:style-name="ce1">
            <text:p>186127103</text:p>
          </table:table-cell>
          <table:table-cell office:value-type="float" office:value="188167356" table:style-name="ce1">
            <text:p>188167356</text:p>
          </table:table-cell>
          <table:table-cell office:value-type="float" office:value="190130443" table:style-name="ce1">
            <text:p>190130443</text:p>
          </table:table-cell>
          <table:table-cell office:value-type="float" office:value="192030362" table:style-name="ce1">
            <text:p>192030362</text:p>
          </table:table-cell>
          <table:table-cell office:value-type="float" office:value="193886508" table:style-name="ce1">
            <text:p>193886508</text:p>
          </table:table-cell>
          <table:table-cell office:value-type="float" office:value="195713635" table:style-name="ce1">
            <text:p>195713635</text:p>
          </table:table-cell>
          <table:table-cell office:value-type="float" office:value="197514534" table:style-name="ce1">
            <text:p>197514534</text:p>
          </table:table-cell>
          <table:table-cell office:value-type="float" office:value="199287296" table:style-name="ce1">
            <text:p>199287296</text:p>
          </table:table-cell>
          <table:table-cell office:value-type="float" office:value="201035903" table:style-name="ce1">
            <text:p>201035903</text:p>
          </table:table-cell>
          <table:table-cell office:value-type="float" office:value="202763735" table:style-name="ce1">
            <text:p>202763735</text:p>
          </table:table-cell>
          <table:table-cell office:value-type="float" office:value="204471769" table:style-name="ce1">
            <text:p>204471769</text:p>
          </table:table-cell>
          <table:table-cell office:value-type="float" office:value="206163058" table:style-name="ce1">
            <text:p>206163058</text:p>
          </table:table-cell>
          <table:table-cell office:value-type="float" office:value="207833831" table:style-name="ce1">
            <text:p>207833831</text:p>
          </table:table-cell>
          <table:table-cell office:value-type="float" office:value="209469333" table:style-name="ce1">
            <text:p>20946933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rbados</text:p>
          </table:table-cell>
          <table:table-cell office:value-type="string" table:style-name="ce1">
            <text:p>BRB</text:p>
          </table:table-cell>
          <table:table-cell office:value-type="float" office:value="265955" table:style-name="ce1">
            <text:p>265955</text:p>
          </table:table-cell>
          <table:table-cell office:value-type="float" office:value="267049" table:style-name="ce1">
            <text:p>267049</text:p>
          </table:table-cell>
          <table:table-cell office:value-type="float" office:value="268187" table:style-name="ce1">
            <text:p>268187</text:p>
          </table:table-cell>
          <table:table-cell office:value-type="float" office:value="269336" table:style-name="ce1">
            <text:p>269336</text:p>
          </table:table-cell>
          <table:table-cell office:value-type="float" office:value="270451" table:style-name="ce1">
            <text:p>270451</text:p>
          </table:table-cell>
          <table:table-cell office:value-type="float" office:value="271515" table:style-name="ce1">
            <text:p>271515</text:p>
          </table:table-cell>
          <table:table-cell office:value-type="float" office:value="272500" table:style-name="ce1">
            <text:p>272500</text:p>
          </table:table-cell>
          <table:table-cell office:value-type="float" office:value="273425" table:style-name="ce1">
            <text:p>273425</text:p>
          </table:table-cell>
          <table:table-cell office:value-type="float" office:value="274329" table:style-name="ce1">
            <text:p>274329</text:p>
          </table:table-cell>
          <table:table-cell office:value-type="float" office:value="275284" table:style-name="ce1">
            <text:p>275284</text:p>
          </table:table-cell>
          <table:table-cell office:value-type="float" office:value="276323" table:style-name="ce1">
            <text:p>276323</text:p>
          </table:table-cell>
          <table:table-cell office:value-type="float" office:value="277477" table:style-name="ce1">
            <text:p>277477</text:p>
          </table:table-cell>
          <table:table-cell office:value-type="float" office:value="278700" table:style-name="ce1">
            <text:p>278700</text:p>
          </table:table-cell>
          <table:table-cell office:value-type="float" office:value="279946" table:style-name="ce1">
            <text:p>279946</text:p>
          </table:table-cell>
          <table:table-cell office:value-type="float" office:value="281104" table:style-name="ce1">
            <text:p>281104</text:p>
          </table:table-cell>
          <table:table-cell office:value-type="float" office:value="282131" table:style-name="ce1">
            <text:p>282131</text:p>
          </table:table-cell>
          <table:table-cell office:value-type="float" office:value="282987" table:style-name="ce1">
            <text:p>282987</text:p>
          </table:table-cell>
          <table:table-cell office:value-type="float" office:value="283700" table:style-name="ce1">
            <text:p>283700</text:p>
          </table:table-cell>
          <table:table-cell office:value-type="float" office:value="284296" table:style-name="ce1">
            <text:p>284296</text:p>
          </table:table-cell>
          <table:table-cell office:value-type="float" office:value="284825" table:style-name="ce1">
            <text:p>284825</text:p>
          </table:table-cell>
          <table:table-cell office:value-type="float" office:value="285324" table:style-name="ce1">
            <text:p>285324</text:p>
          </table:table-cell>
          <table:table-cell office:value-type="float" office:value="285796" table:style-name="ce1">
            <text:p>285796</text:p>
          </table:table-cell>
          <table:table-cell office:value-type="float" office:value="286233" table:style-name="ce1">
            <text:p>286233</text:p>
          </table:table-cell>
          <table:table-cell office:value-type="float" office:value="286641" table:style-name="ce1">
            <text:p>28664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runei Darussalam</text:p>
          </table:table-cell>
          <table:table-cell office:value-type="string" table:style-name="ce1">
            <text:p>BRN</text:p>
          </table:table-cell>
          <table:table-cell office:value-type="float" office:value="297114" table:style-name="ce1">
            <text:p>297114</text:p>
          </table:table-cell>
          <table:table-cell office:value-type="float" office:value="304622" table:style-name="ce1">
            <text:p>304622</text:p>
          </table:table-cell>
          <table:table-cell office:value-type="float" office:value="311958" table:style-name="ce1">
            <text:p>311958</text:p>
          </table:table-cell>
          <table:table-cell office:value-type="float" office:value="319144" table:style-name="ce1">
            <text:p>319144</text:p>
          </table:table-cell>
          <table:table-cell office:value-type="float" office:value="326210" table:style-name="ce1">
            <text:p>326210</text:p>
          </table:table-cell>
          <table:table-cell office:value-type="float" office:value="333165" table:style-name="ce1">
            <text:p>333165</text:p>
          </table:table-cell>
          <table:table-cell office:value-type="float" office:value="340034" table:style-name="ce1">
            <text:p>340034</text:p>
          </table:table-cell>
          <table:table-cell office:value-type="float" office:value="346782" table:style-name="ce1">
            <text:p>346782</text:p>
          </table:table-cell>
          <table:table-cell office:value-type="float" office:value="353293" table:style-name="ce1">
            <text:p>353293</text:p>
          </table:table-cell>
          <table:table-cell office:value-type="float" office:value="359433" table:style-name="ce1">
            <text:p>359433</text:p>
          </table:table-cell>
          <table:table-cell office:value-type="float" office:value="365114" table:style-name="ce1">
            <text:p>365114</text:p>
          </table:table-cell>
          <table:table-cell office:value-type="float" office:value="370263" table:style-name="ce1">
            <text:p>370263</text:p>
          </table:table-cell>
          <table:table-cell office:value-type="float" office:value="374965" table:style-name="ce1">
            <text:p>374965</text:p>
          </table:table-cell>
          <table:table-cell office:value-type="float" office:value="379421" table:style-name="ce1">
            <text:p>379421</text:p>
          </table:table-cell>
          <table:table-cell office:value-type="float" office:value="383906" table:style-name="ce1">
            <text:p>383906</text:p>
          </table:table-cell>
          <table:table-cell office:value-type="float" office:value="388646" table:style-name="ce1">
            <text:p>388646</text:p>
          </table:table-cell>
          <table:table-cell office:value-type="float" office:value="393688" table:style-name="ce1">
            <text:p>393688</text:p>
          </table:table-cell>
          <table:table-cell office:value-type="float" office:value="398989" table:style-name="ce1">
            <text:p>398989</text:p>
          </table:table-cell>
          <table:table-cell office:value-type="float" office:value="404421" table:style-name="ce1">
            <text:p>404421</text:p>
          </table:table-cell>
          <table:table-cell office:value-type="float" office:value="409769" table:style-name="ce1">
            <text:p>409769</text:p>
          </table:table-cell>
          <table:table-cell office:value-type="float" office:value="414907" table:style-name="ce1">
            <text:p>414907</text:p>
          </table:table-cell>
          <table:table-cell office:value-type="float" office:value="419800" table:style-name="ce1">
            <text:p>419800</text:p>
          </table:table-cell>
          <table:table-cell office:value-type="float" office:value="424473" table:style-name="ce1">
            <text:p>424473</text:p>
          </table:table-cell>
          <table:table-cell office:value-type="float" office:value="428962" table:style-name="ce1">
            <text:p>42896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hutan</text:p>
          </table:table-cell>
          <table:table-cell office:value-type="string" table:style-name="ce1">
            <text:p>BTN</text:p>
          </table:table-cell>
          <table:table-cell office:value-type="float" office:value="534620" table:style-name="ce1">
            <text:p>534620</text:p>
          </table:table-cell>
          <table:table-cell office:value-type="float" office:value="541465" table:style-name="ce1">
            <text:p>541465</text:p>
          </table:table-cell>
          <table:table-cell office:value-type="float" office:value="551709" table:style-name="ce1">
            <text:p>551709</text:p>
          </table:table-cell>
          <table:table-cell office:value-type="float" office:value="564377" table:style-name="ce1">
            <text:p>564377</text:p>
          </table:table-cell>
          <table:table-cell office:value-type="float" office:value="577881" table:style-name="ce1">
            <text:p>577881</text:p>
          </table:table-cell>
          <table:table-cell office:value-type="float" office:value="591021" table:style-name="ce1">
            <text:p>591021</text:p>
          </table:table-cell>
          <table:table-cell office:value-type="float" office:value="603640" table:style-name="ce1">
            <text:p>603640</text:p>
          </table:table-cell>
          <table:table-cell office:value-type="float" office:value="616018" table:style-name="ce1">
            <text:p>616018</text:p>
          </table:table-cell>
          <table:table-cell office:value-type="float" office:value="627839" table:style-name="ce1">
            <text:p>627839</text:p>
          </table:table-cell>
          <table:table-cell office:value-type="float" office:value="638815" table:style-name="ce1">
            <text:p>638815</text:p>
          </table:table-cell>
          <table:table-cell office:value-type="float" office:value="648739" table:style-name="ce1">
            <text:p>648739</text:p>
          </table:table-cell>
          <table:table-cell office:value-type="float" office:value="657410" table:style-name="ce1">
            <text:p>657410</text:p>
          </table:table-cell>
          <table:table-cell office:value-type="float" office:value="664876" table:style-name="ce1">
            <text:p>664876</text:p>
          </table:table-cell>
          <table:table-cell office:value-type="float" office:value="671613" table:style-name="ce1">
            <text:p>671613</text:p>
          </table:table-cell>
          <table:table-cell office:value-type="float" office:value="678323" table:style-name="ce1">
            <text:p>678323</text:p>
          </table:table-cell>
          <table:table-cell office:value-type="float" office:value="685503" table:style-name="ce1">
            <text:p>685503</text:p>
          </table:table-cell>
          <table:table-cell office:value-type="float" office:value="693298" table:style-name="ce1">
            <text:p>693298</text:p>
          </table:table-cell>
          <table:table-cell office:value-type="float" office:value="701583" table:style-name="ce1">
            <text:p>701583</text:p>
          </table:table-cell>
          <table:table-cell office:value-type="float" office:value="710238" table:style-name="ce1">
            <text:p>710238</text:p>
          </table:table-cell>
          <table:table-cell office:value-type="float" office:value="719056" table:style-name="ce1">
            <text:p>719056</text:p>
          </table:table-cell>
          <table:table-cell office:value-type="float" office:value="727876" table:style-name="ce1">
            <text:p>727876</text:p>
          </table:table-cell>
          <table:table-cell office:value-type="float" office:value="736709" table:style-name="ce1">
            <text:p>736709</text:p>
          </table:table-cell>
          <table:table-cell office:value-type="float" office:value="745568" table:style-name="ce1">
            <text:p>745568</text:p>
          </table:table-cell>
          <table:table-cell office:value-type="float" office:value="754394" table:style-name="ce1">
            <text:p>75439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otswana</text:p>
          </table:table-cell>
          <table:table-cell office:value-type="string" table:style-name="ce1">
            <text:p>BWA</text:p>
          </table:table-cell>
          <table:table-cell office:value-type="float" office:value="1469174" table:style-name="ce1">
            <text:p>1469174</text:p>
          </table:table-cell>
          <table:table-cell office:value-type="float" office:value="1504730" table:style-name="ce1">
            <text:p>1504730</text:p>
          </table:table-cell>
          <table:table-cell office:value-type="float" office:value="1540425" table:style-name="ce1">
            <text:p>1540425</text:p>
          </table:table-cell>
          <table:table-cell office:value-type="float" office:value="1575824" table:style-name="ce1">
            <text:p>1575824</text:p>
          </table:table-cell>
          <table:table-cell office:value-type="float" office:value="1610264" table:style-name="ce1">
            <text:p>1610264</text:p>
          </table:table-cell>
          <table:table-cell office:value-type="float" office:value="1643334" table:style-name="ce1">
            <text:p>1643334</text:p>
          </table:table-cell>
          <table:table-cell office:value-type="float" office:value="1674678" table:style-name="ce1">
            <text:p>1674678</text:p>
          </table:table-cell>
          <table:table-cell office:value-type="float" office:value="1704642" table:style-name="ce1">
            <text:p>1704642</text:p>
          </table:table-cell>
          <table:table-cell office:value-type="float" office:value="1734398" table:style-name="ce1">
            <text:p>1734398</text:p>
          </table:table-cell>
          <table:table-cell office:value-type="float" office:value="1765527" table:style-name="ce1">
            <text:p>1765527</text:p>
          </table:table-cell>
          <table:table-cell office:value-type="float" office:value="1799078" table:style-name="ce1">
            <text:p>1799078</text:p>
          </table:table-cell>
          <table:table-cell office:value-type="float" office:value="1835908" table:style-name="ce1">
            <text:p>1835908</text:p>
          </table:table-cell>
          <table:table-cell office:value-type="float" office:value="1875459" table:style-name="ce1">
            <text:p>1875459</text:p>
          </table:table-cell>
          <table:table-cell office:value-type="float" office:value="1915639" table:style-name="ce1">
            <text:p>1915639</text:p>
          </table:table-cell>
          <table:table-cell office:value-type="float" office:value="1953498" table:style-name="ce1">
            <text:p>1953498</text:p>
          </table:table-cell>
          <table:table-cell office:value-type="float" office:value="1987105" table:style-name="ce1">
            <text:p>1987105</text:p>
          </table:table-cell>
          <table:table-cell office:value-type="float" office:value="2015402" table:style-name="ce1">
            <text:p>2015402</text:p>
          </table:table-cell>
          <table:table-cell office:value-type="float" office:value="2039551" table:style-name="ce1">
            <text:p>2039551</text:p>
          </table:table-cell>
          <table:table-cell office:value-type="float" office:value="2062536" table:style-name="ce1">
            <text:p>2062536</text:p>
          </table:table-cell>
          <table:table-cell office:value-type="float" office:value="2088614" table:style-name="ce1">
            <text:p>2088614</text:p>
          </table:table-cell>
          <table:table-cell office:value-type="float" office:value="2120716" table:style-name="ce1">
            <text:p>2120716</text:p>
          </table:table-cell>
          <table:table-cell office:value-type="float" office:value="2159944" table:style-name="ce1">
            <text:p>2159944</text:p>
          </table:table-cell>
          <table:table-cell office:value-type="float" office:value="2205128" table:style-name="ce1">
            <text:p>2205128</text:p>
          </table:table-cell>
          <table:table-cell office:value-type="float" office:value="2254126" table:style-name="ce1">
            <text:p>225412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entral African Republic</text:p>
          </table:table-cell>
          <table:table-cell office:value-type="string" table:style-name="ce1">
            <text:p>CAF</text:p>
          </table:table-cell>
          <table:table-cell office:value-type="float" office:value="3222656" table:style-name="ce1">
            <text:p>3222656</text:p>
          </table:table-cell>
          <table:table-cell office:value-type="float" office:value="3308233" table:style-name="ce1">
            <text:p>3308233</text:p>
          </table:table-cell>
          <table:table-cell office:value-type="float" office:value="3392436" table:style-name="ce1">
            <text:p>3392436</text:p>
          </table:table-cell>
          <table:table-cell office:value-type="float" office:value="3475492" table:style-name="ce1">
            <text:p>3475492</text:p>
          </table:table-cell>
          <table:table-cell office:value-type="float" office:value="3558014" table:style-name="ce1">
            <text:p>3558014</text:p>
          </table:table-cell>
          <table:table-cell office:value-type="float" office:value="3640427" table:style-name="ce1">
            <text:p>3640427</text:p>
          </table:table-cell>
          <table:table-cell office:value-type="float" office:value="3722018" table:style-name="ce1">
            <text:p>3722018</text:p>
          </table:table-cell>
          <table:table-cell office:value-type="float" office:value="3802128" table:style-name="ce1">
            <text:p>3802128</text:p>
          </table:table-cell>
          <table:table-cell office:value-type="float" office:value="3881181" table:style-name="ce1">
            <text:p>3881181</text:p>
          </table:table-cell>
          <table:table-cell office:value-type="float" office:value="3959875" table:style-name="ce1">
            <text:p>3959875</text:p>
          </table:table-cell>
          <table:table-cell office:value-type="float" office:value="4038382" table:style-name="ce1">
            <text:p>4038382</text:p>
          </table:table-cell>
          <table:table-cell office:value-type="float" office:value="4118069" table:style-name="ce1">
            <text:p>4118069</text:p>
          </table:table-cell>
          <table:table-cell office:value-type="float" office:value="4198010" table:style-name="ce1">
            <text:p>4198010</text:p>
          </table:table-cell>
          <table:table-cell office:value-type="float" office:value="4273366" table:style-name="ce1">
            <text:p>4273366</text:p>
          </table:table-cell>
          <table:table-cell office:value-type="float" office:value="4337625" table:style-name="ce1">
            <text:p>4337625</text:p>
          </table:table-cell>
          <table:table-cell office:value-type="float" office:value="4386768" table:style-name="ce1">
            <text:p>4386768</text:p>
          </table:table-cell>
          <table:table-cell office:value-type="float" office:value="4418636" table:style-name="ce1">
            <text:p>4418636</text:p>
          </table:table-cell>
          <table:table-cell office:value-type="float" office:value="4436415" table:style-name="ce1">
            <text:p>4436415</text:p>
          </table:table-cell>
          <table:table-cell office:value-type="float" office:value="4447942" table:style-name="ce1">
            <text:p>4447942</text:p>
          </table:table-cell>
          <table:table-cell office:value-type="float" office:value="4464175" table:style-name="ce1">
            <text:p>4464175</text:p>
          </table:table-cell>
          <table:table-cell office:value-type="float" office:value="4493170" table:style-name="ce1">
            <text:p>4493170</text:p>
          </table:table-cell>
          <table:table-cell office:value-type="float" office:value="4537687" table:style-name="ce1">
            <text:p>4537687</text:p>
          </table:table-cell>
          <table:table-cell office:value-type="float" office:value="4596028" table:style-name="ce1">
            <text:p>4596028</text:p>
          </table:table-cell>
          <table:table-cell office:value-type="float" office:value="4666377" table:style-name="ce1">
            <text:p>466637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CAN</text:p>
          </table:table-cell>
          <table:table-cell office:value-type="float" office:value="29302311" table:style-name="ce1">
            <text:p>29302311</text:p>
          </table:table-cell>
          <table:table-cell office:value-type="float" office:value="29610218" table:style-name="ce1">
            <text:p>29610218</text:p>
          </table:table-cell>
          <table:table-cell office:value-type="float" office:value="29905948" table:style-name="ce1">
            <text:p>29905948</text:p>
          </table:table-cell>
          <table:table-cell office:value-type="float" office:value="30155173" table:style-name="ce1">
            <text:p>30155173</text:p>
          </table:table-cell>
          <table:table-cell office:value-type="float" office:value="30401286" table:style-name="ce1">
            <text:p>30401286</text:p>
          </table:table-cell>
          <table:table-cell office:value-type="float" office:value="30685730" table:style-name="ce1">
            <text:p>30685730</text:p>
          </table:table-cell>
          <table:table-cell office:value-type="float" office:value="31020902" table:style-name="ce1">
            <text:p>31020902</text:p>
          </table:table-cell>
          <table:table-cell office:value-type="float" office:value="31360079" table:style-name="ce1">
            <text:p>31360079</text:p>
          </table:table-cell>
          <table:table-cell office:value-type="float" office:value="31644028" table:style-name="ce1">
            <text:p>31644028</text:p>
          </table:table-cell>
          <table:table-cell office:value-type="float" office:value="31940655" table:style-name="ce1">
            <text:p>31940655</text:p>
          </table:table-cell>
          <table:table-cell office:value-type="float" office:value="32243753" table:style-name="ce1">
            <text:p>32243753</text:p>
          </table:table-cell>
          <table:table-cell office:value-type="float" office:value="32571174" table:style-name="ce1">
            <text:p>32571174</text:p>
          </table:table-cell>
          <table:table-cell office:value-type="float" office:value="32889025" table:style-name="ce1">
            <text:p>32889025</text:p>
          </table:table-cell>
          <table:table-cell office:value-type="float" office:value="33247118" table:style-name="ce1">
            <text:p>33247118</text:p>
          </table:table-cell>
          <table:table-cell office:value-type="float" office:value="33628895" table:style-name="ce1">
            <text:p>33628895</text:p>
          </table:table-cell>
          <table:table-cell office:value-type="float" office:value="34004889" table:style-name="ce1">
            <text:p>34004889</text:p>
          </table:table-cell>
          <table:table-cell office:value-type="float" office:value="34339328" table:style-name="ce1">
            <text:p>34339328</text:p>
          </table:table-cell>
          <table:table-cell office:value-type="float" office:value="34714222" table:style-name="ce1">
            <text:p>34714222</text:p>
          </table:table-cell>
          <table:table-cell office:value-type="float" office:value="35082954" table:style-name="ce1">
            <text:p>35082954</text:p>
          </table:table-cell>
          <table:table-cell office:value-type="float" office:value="35437435" table:style-name="ce1">
            <text:p>35437435</text:p>
          </table:table-cell>
          <table:table-cell office:value-type="float" office:value="35702908" table:style-name="ce1">
            <text:p>35702908</text:p>
          </table:table-cell>
          <table:table-cell office:value-type="float" office:value="36109487" table:style-name="ce1">
            <text:p>36109487</text:p>
          </table:table-cell>
          <table:table-cell office:value-type="float" office:value="36543321" table:style-name="ce1">
            <text:p>36543321</text:p>
          </table:table-cell>
          <table:table-cell office:value-type="float" office:value="37057765" table:style-name="ce1">
            <text:p>3705776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entral Europe and the Baltics</text:p>
          </table:table-cell>
          <table:table-cell office:value-type="string" table:style-name="ce1">
            <text:p>CEB</text:p>
          </table:table-cell>
          <table:table-cell office:value-type="float" office:value="109864246" table:style-name="ce1">
            <text:p>109864246</text:p>
          </table:table-cell>
          <table:table-cell office:value-type="float" office:value="109626194" table:style-name="ce1">
            <text:p>109626194</text:p>
          </table:table-cell>
          <table:table-cell office:value-type="float" office:value="109422013" table:style-name="ce1">
            <text:p>109422013</text:p>
          </table:table-cell>
          <table:table-cell office:value-type="float" office:value="109238340" table:style-name="ce1">
            <text:p>109238340</text:p>
          </table:table-cell>
          <table:table-cell office:value-type="float" office:value="109060951" table:style-name="ce1">
            <text:p>109060951</text:p>
          </table:table-cell>
          <table:table-cell office:value-type="float" office:value="108447824" table:style-name="ce1">
            <text:p>108447824</text:p>
          </table:table-cell>
          <table:table-cell office:value-type="float" office:value="107660041" table:style-name="ce1">
            <text:p>107660041</text:p>
          </table:table-cell>
          <table:table-cell office:value-type="float" office:value="106959751" table:style-name="ce1">
            <text:p>106959751</text:p>
          </table:table-cell>
          <table:table-cell office:value-type="float" office:value="106624167" table:style-name="ce1">
            <text:p>106624167</text:p>
          </table:table-cell>
          <table:table-cell office:value-type="float" office:value="106331716" table:style-name="ce1">
            <text:p>106331716</text:p>
          </table:table-cell>
          <table:table-cell office:value-type="float" office:value="106041911" table:style-name="ce1">
            <text:p>106041911</text:p>
          </table:table-cell>
          <table:table-cell office:value-type="float" office:value="105772481" table:style-name="ce1">
            <text:p>105772481</text:p>
          </table:table-cell>
          <table:table-cell office:value-type="float" office:value="105378748" table:style-name="ce1">
            <text:p>105378748</text:p>
          </table:table-cell>
          <table:table-cell office:value-type="float" office:value="105001883" table:style-name="ce1">
            <text:p>105001883</text:p>
          </table:table-cell>
          <table:table-cell office:value-type="float" office:value="104800475" table:style-name="ce1">
            <text:p>104800475</text:p>
          </table:table-cell>
          <table:table-cell office:value-type="float" office:value="104421447" table:style-name="ce1">
            <text:p>104421447</text:p>
          </table:table-cell>
          <table:table-cell office:value-type="float" office:value="104174038" table:style-name="ce1">
            <text:p>104174038</text:p>
          </table:table-cell>
          <table:table-cell office:value-type="float" office:value="103935318" table:style-name="ce1">
            <text:p>103935318</text:p>
          </table:table-cell>
          <table:table-cell office:value-type="float" office:value="103713726" table:style-name="ce1">
            <text:p>103713726</text:p>
          </table:table-cell>
          <table:table-cell office:value-type="float" office:value="103496179" table:style-name="ce1">
            <text:p>103496179</text:p>
          </table:table-cell>
          <table:table-cell office:value-type="float" office:value="103257886" table:style-name="ce1">
            <text:p>103257886</text:p>
          </table:table-cell>
          <table:table-cell office:value-type="float" office:value="102994479" table:style-name="ce1">
            <text:p>102994479</text:p>
          </table:table-cell>
          <table:table-cell office:value-type="float" office:value="102738854" table:style-name="ce1">
            <text:p>102738854</text:p>
          </table:table-cell>
          <table:table-cell office:value-type="float" office:value="102530626" table:style-name="ce1">
            <text:p>10253062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witzerland</text:p>
          </table:table-cell>
          <table:table-cell office:value-type="string" table:style-name="ce1">
            <text:p>CHE</text:p>
          </table:table-cell>
          <table:table-cell office:value-type="float" office:value="7040687" table:style-name="ce1">
            <text:p>7040687</text:p>
          </table:table-cell>
          <table:table-cell office:value-type="float" office:value="7071850" table:style-name="ce1">
            <text:p>7071850</text:p>
          </table:table-cell>
          <table:table-cell office:value-type="float" office:value="7088906" table:style-name="ce1">
            <text:p>7088906</text:p>
          </table:table-cell>
          <table:table-cell office:value-type="float" office:value="7110001" table:style-name="ce1">
            <text:p>7110001</text:p>
          </table:table-cell>
          <table:table-cell office:value-type="float" office:value="7143991" table:style-name="ce1">
            <text:p>7143991</text:p>
          </table:table-cell>
          <table:table-cell office:value-type="float" office:value="7184250" table:style-name="ce1">
            <text:p>7184250</text:p>
          </table:table-cell>
          <table:table-cell office:value-type="float" office:value="7229854" table:style-name="ce1">
            <text:p>7229854</text:p>
          </table:table-cell>
          <table:table-cell office:value-type="float" office:value="7284753" table:style-name="ce1">
            <text:p>7284753</text:p>
          </table:table-cell>
          <table:table-cell office:value-type="float" office:value="7339001" table:style-name="ce1">
            <text:p>7339001</text:p>
          </table:table-cell>
          <table:table-cell office:value-type="float" office:value="7389625" table:style-name="ce1">
            <text:p>7389625</text:p>
          </table:table-cell>
          <table:table-cell office:value-type="float" office:value="7437115" table:style-name="ce1">
            <text:p>7437115</text:p>
          </table:table-cell>
          <table:table-cell office:value-type="float" office:value="7483934" table:style-name="ce1">
            <text:p>7483934</text:p>
          </table:table-cell>
          <table:table-cell office:value-type="float" office:value="7551117" table:style-name="ce1">
            <text:p>7551117</text:p>
          </table:table-cell>
          <table:table-cell office:value-type="float" office:value="7647675" table:style-name="ce1">
            <text:p>7647675</text:p>
          </table:table-cell>
          <table:table-cell office:value-type="float" office:value="7743831" table:style-name="ce1">
            <text:p>7743831</text:p>
          </table:table-cell>
          <table:table-cell office:value-type="float" office:value="7824909" table:style-name="ce1">
            <text:p>7824909</text:p>
          </table:table-cell>
          <table:table-cell office:value-type="float" office:value="7912398" table:style-name="ce1">
            <text:p>7912398</text:p>
          </table:table-cell>
          <table:table-cell office:value-type="float" office:value="7996861" table:style-name="ce1">
            <text:p>7996861</text:p>
          </table:table-cell>
          <table:table-cell office:value-type="float" office:value="8089346" table:style-name="ce1">
            <text:p>8089346</text:p>
          </table:table-cell>
          <table:table-cell office:value-type="float" office:value="8188649" table:style-name="ce1">
            <text:p>8188649</text:p>
          </table:table-cell>
          <table:table-cell office:value-type="float" office:value="8282396" table:style-name="ce1">
            <text:p>8282396</text:p>
          </table:table-cell>
          <table:table-cell office:value-type="float" office:value="8373338" table:style-name="ce1">
            <text:p>8373338</text:p>
          </table:table-cell>
          <table:table-cell office:value-type="float" office:value="8451840" table:style-name="ce1">
            <text:p>8451840</text:p>
          </table:table-cell>
          <table:table-cell office:value-type="float" office:value="8513227" table:style-name="ce1">
            <text:p>851322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hannel Islands</text:p>
          </table:table-cell>
          <table:table-cell office:value-type="string" table:style-name="ce1">
            <text:p>CHI</text:p>
          </table:table-cell>
          <table:table-cell office:value-type="float" office:value="143484" table:style-name="ce1">
            <text:p>143484</text:p>
          </table:table-cell>
          <table:table-cell office:value-type="float" office:value="144335" table:style-name="ce1">
            <text:p>144335</text:p>
          </table:table-cell>
          <table:table-cell office:value-type="float" office:value="145373" table:style-name="ce1">
            <text:p>145373</text:p>
          </table:table-cell>
          <table:table-cell office:value-type="float" office:value="146498" table:style-name="ce1">
            <text:p>146498</text:p>
          </table:table-cell>
          <table:table-cell office:value-type="float" office:value="147555" table:style-name="ce1">
            <text:p>147555</text:p>
          </table:table-cell>
          <table:table-cell office:value-type="float" office:value="148443" table:style-name="ce1">
            <text:p>148443</text:p>
          </table:table-cell>
          <table:table-cell office:value-type="float" office:value="149097" table:style-name="ce1">
            <text:p>149097</text:p>
          </table:table-cell>
          <table:table-cell office:value-type="float" office:value="149596" table:style-name="ce1">
            <text:p>149596</text:p>
          </table:table-cell>
          <table:table-cell office:value-type="float" office:value="150068" table:style-name="ce1">
            <text:p>150068</text:p>
          </table:table-cell>
          <table:table-cell office:value-type="float" office:value="150716" table:style-name="ce1">
            <text:p>150716</text:p>
          </table:table-cell>
          <table:table-cell office:value-type="float" office:value="151678" table:style-name="ce1">
            <text:p>151678</text:p>
          </table:table-cell>
          <table:table-cell office:value-type="float" office:value="153008" table:style-name="ce1">
            <text:p>153008</text:p>
          </table:table-cell>
          <table:table-cell office:value-type="float" office:value="154636" table:style-name="ce1">
            <text:p>154636</text:p>
          </table:table-cell>
          <table:table-cell office:value-type="float" office:value="156433" table:style-name="ce1">
            <text:p>156433</text:p>
          </table:table-cell>
          <table:table-cell office:value-type="float" office:value="158178" table:style-name="ce1">
            <text:p>158178</text:p>
          </table:table-cell>
          <table:table-cell office:value-type="float" office:value="159734" table:style-name="ce1">
            <text:p>159734</text:p>
          </table:table-cell>
          <table:table-cell office:value-type="float" office:value="160998" table:style-name="ce1">
            <text:p>160998</text:p>
          </table:table-cell>
          <table:table-cell office:value-type="float" office:value="162056" table:style-name="ce1">
            <text:p>162056</text:p>
          </table:table-cell>
          <table:table-cell office:value-type="float" office:value="163038" table:style-name="ce1">
            <text:p>163038</text:p>
          </table:table-cell>
          <table:table-cell office:value-type="float" office:value="164100" table:style-name="ce1">
            <text:p>164100</text:p>
          </table:table-cell>
          <table:table-cell office:value-type="float" office:value="165385" table:style-name="ce1">
            <text:p>165385</text:p>
          </table:table-cell>
          <table:table-cell office:value-type="float" office:value="166923" table:style-name="ce1">
            <text:p>166923</text:p>
          </table:table-cell>
          <table:table-cell office:value-type="float" office:value="168665" table:style-name="ce1">
            <text:p>168665</text:p>
          </table:table-cell>
          <table:table-cell office:value-type="float" office:value="170499" table:style-name="ce1">
            <text:p>17049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CHL</text:p>
          </table:table-cell>
          <table:table-cell office:value-type="float" office:value="14380866" table:style-name="ce1">
            <text:p>14380866</text:p>
          </table:table-cell>
          <table:table-cell office:value-type="float" office:value="14587370" table:style-name="ce1">
            <text:p>14587370</text:p>
          </table:table-cell>
          <table:table-cell office:value-type="float" office:value="14786220" table:style-name="ce1">
            <text:p>14786220</text:p>
          </table:table-cell>
          <table:table-cell office:value-type="float" office:value="14977733" table:style-name="ce1">
            <text:p>14977733</text:p>
          </table:table-cell>
          <table:table-cell office:value-type="float" office:value="15162800" table:style-name="ce1">
            <text:p>15162800</text:p>
          </table:table-cell>
          <table:table-cell office:value-type="float" office:value="15342353" table:style-name="ce1">
            <text:p>15342353</text:p>
          </table:table-cell>
          <table:table-cell office:value-type="float" office:value="15516113" table:style-name="ce1">
            <text:p>15516113</text:p>
          </table:table-cell>
          <table:table-cell office:value-type="float" office:value="15684409" table:style-name="ce1">
            <text:p>15684409</text:p>
          </table:table-cell>
          <table:table-cell office:value-type="float" office:value="15849652" table:style-name="ce1">
            <text:p>15849652</text:p>
          </table:table-cell>
          <table:table-cell office:value-type="float" office:value="16014971" table:style-name="ce1">
            <text:p>16014971</text:p>
          </table:table-cell>
          <table:table-cell office:value-type="float" office:value="16182721" table:style-name="ce1">
            <text:p>16182721</text:p>
          </table:table-cell>
          <table:table-cell office:value-type="float" office:value="16354504" table:style-name="ce1">
            <text:p>16354504</text:p>
          </table:table-cell>
          <table:table-cell office:value-type="float" office:value="16530195" table:style-name="ce1">
            <text:p>16530195</text:p>
          </table:table-cell>
          <table:table-cell office:value-type="float" office:value="16708258" table:style-name="ce1">
            <text:p>16708258</text:p>
          </table:table-cell>
          <table:table-cell office:value-type="float" office:value="16886186" table:style-name="ce1">
            <text:p>16886186</text:p>
          </table:table-cell>
          <table:table-cell office:value-type="float" office:value="17062536" table:style-name="ce1">
            <text:p>17062536</text:p>
          </table:table-cell>
          <table:table-cell office:value-type="float" office:value="17233576" table:style-name="ce1">
            <text:p>17233576</text:p>
          </table:table-cell>
          <table:table-cell office:value-type="float" office:value="17400347" table:style-name="ce1">
            <text:p>17400347</text:p>
          </table:table-cell>
          <table:table-cell office:value-type="float" office:value="17571507" table:style-name="ce1">
            <text:p>17571507</text:p>
          </table:table-cell>
          <table:table-cell office:value-type="float" office:value="17758959" table:style-name="ce1">
            <text:p>17758959</text:p>
          </table:table-cell>
          <table:table-cell office:value-type="float" office:value="17969353" table:style-name="ce1">
            <text:p>17969353</text:p>
          </table:table-cell>
          <table:table-cell office:value-type="float" office:value="18209068" table:style-name="ce1">
            <text:p>18209068</text:p>
          </table:table-cell>
          <table:table-cell office:value-type="float" office:value="18470439" table:style-name="ce1">
            <text:p>18470439</text:p>
          </table:table-cell>
          <table:table-cell office:value-type="float" office:value="18729160" table:style-name="ce1">
            <text:p>1872916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CHN</text:p>
          </table:table-cell>
          <table:table-cell office:value-type="float" office:value="1204855000" table:style-name="ce1">
            <text:p>1204855000</text:p>
          </table:table-cell>
          <table:table-cell office:value-type="float" office:value="1217550000" table:style-name="ce1">
            <text:p>1217550000</text:p>
          </table:table-cell>
          <table:table-cell office:value-type="float" office:value="1230075000" table:style-name="ce1">
            <text:p>1230075000</text:p>
          </table:table-cell>
          <table:table-cell office:value-type="float" office:value="1241935000" table:style-name="ce1">
            <text:p>1241935000</text:p>
          </table:table-cell>
          <table:table-cell office:value-type="float" office:value="1252735000" table:style-name="ce1">
            <text:p>1252735000</text:p>
          </table:table-cell>
          <table:table-cell office:value-type="float" office:value="1262645000" table:style-name="ce1">
            <text:p>1262645000</text:p>
          </table:table-cell>
          <table:table-cell office:value-type="float" office:value="1271850000" table:style-name="ce1">
            <text:p>1271850000</text:p>
          </table:table-cell>
          <table:table-cell office:value-type="float" office:value="1280400000" table:style-name="ce1">
            <text:p>1280400000</text:p>
          </table:table-cell>
          <table:table-cell office:value-type="float" office:value="1288400000" table:style-name="ce1">
            <text:p>1288400000</text:p>
          </table:table-cell>
          <table:table-cell office:value-type="float" office:value="1296075000" table:style-name="ce1">
            <text:p>1296075000</text:p>
          </table:table-cell>
          <table:table-cell office:value-type="float" office:value="1303720000" table:style-name="ce1">
            <text:p>1303720000</text:p>
          </table:table-cell>
          <table:table-cell office:value-type="float" office:value="1311020000" table:style-name="ce1">
            <text:p>1311020000</text:p>
          </table:table-cell>
          <table:table-cell office:value-type="float" office:value="1317885000" table:style-name="ce1">
            <text:p>1317885000</text:p>
          </table:table-cell>
          <table:table-cell office:value-type="float" office:value="1324655000" table:style-name="ce1">
            <text:p>1324655000</text:p>
          </table:table-cell>
          <table:table-cell office:value-type="float" office:value="1331260000" table:style-name="ce1">
            <text:p>1331260000</text:p>
          </table:table-cell>
          <table:table-cell office:value-type="float" office:value="1337705000" table:style-name="ce1">
            <text:p>1337705000</text:p>
          </table:table-cell>
          <table:table-cell office:value-type="float" office:value="1344130000" table:style-name="ce1">
            <text:p>1344130000</text:p>
          </table:table-cell>
          <table:table-cell office:value-type="float" office:value="1350695000" table:style-name="ce1">
            <text:p>1350695000</text:p>
          </table:table-cell>
          <table:table-cell office:value-type="float" office:value="1357380000" table:style-name="ce1">
            <text:p>1357380000</text:p>
          </table:table-cell>
          <table:table-cell office:value-type="float" office:value="1364270000" table:style-name="ce1">
            <text:p>1364270000</text:p>
          </table:table-cell>
          <table:table-cell office:value-type="float" office:value="1371220000" table:style-name="ce1">
            <text:p>1371220000</text:p>
          </table:table-cell>
          <table:table-cell office:value-type="float" office:value="1378665000" table:style-name="ce1">
            <text:p>1378665000</text:p>
          </table:table-cell>
          <table:table-cell office:value-type="float" office:value="1386395000" table:style-name="ce1">
            <text:p>1386395000</text:p>
          </table:table-cell>
          <table:table-cell office:value-type="float" office:value="1392730000" table:style-name="ce1">
            <text:p>13927300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te d'Ivoire</text:p>
          </table:table-cell>
          <table:table-cell office:value-type="string" table:style-name="ce1">
            <text:p>CIV</text:p>
          </table:table-cell>
          <table:table-cell office:value-type="float" office:value="14199762" table:style-name="ce1">
            <text:p>14199762</text:p>
          </table:table-cell>
          <table:table-cell office:value-type="float" office:value="14665127" table:style-name="ce1">
            <text:p>14665127</text:p>
          </table:table-cell>
          <table:table-cell office:value-type="float" office:value="15130663" table:style-name="ce1">
            <text:p>15130663</text:p>
          </table:table-cell>
          <table:table-cell office:value-type="float" office:value="15589414" table:style-name="ce1">
            <text:p>15589414</text:p>
          </table:table-cell>
          <table:table-cell office:value-type="float" office:value="16032573" table:style-name="ce1">
            <text:p>16032573</text:p>
          </table:table-cell>
          <table:table-cell office:value-type="float" office:value="16454668" table:style-name="ce1">
            <text:p>16454668</text:p>
          </table:table-cell>
          <table:table-cell office:value-type="float" office:value="16853026" table:style-name="ce1">
            <text:p>16853026</text:p>
          </table:table-cell>
          <table:table-cell office:value-type="float" office:value="17231539" table:style-name="ce1">
            <text:p>17231539</text:p>
          </table:table-cell>
          <table:table-cell office:value-type="float" office:value="17599610" table:style-name="ce1">
            <text:p>17599610</text:p>
          </table:table-cell>
          <table:table-cell office:value-type="float" office:value="17970494" table:style-name="ce1">
            <text:p>17970494</text:p>
          </table:table-cell>
          <table:table-cell office:value-type="float" office:value="18354514" table:style-name="ce1">
            <text:p>18354514</text:p>
          </table:table-cell>
          <table:table-cell office:value-type="float" office:value="18754916" table:style-name="ce1">
            <text:p>18754916</text:p>
          </table:table-cell>
          <table:table-cell office:value-type="float" office:value="19171237" table:style-name="ce1">
            <text:p>19171237</text:p>
          </table:table-cell>
          <table:table-cell office:value-type="float" office:value="19605569" table:style-name="ce1">
            <text:p>19605569</text:p>
          </table:table-cell>
          <table:table-cell office:value-type="float" office:value="20059147" table:style-name="ce1">
            <text:p>20059147</text:p>
          </table:table-cell>
          <table:table-cell office:value-type="float" office:value="20532950" table:style-name="ce1">
            <text:p>20532950</text:p>
          </table:table-cell>
          <table:table-cell office:value-type="float" office:value="21028655" table:style-name="ce1">
            <text:p>21028655</text:p>
          </table:table-cell>
          <table:table-cell office:value-type="float" office:value="21547188" table:style-name="ce1">
            <text:p>21547188</text:p>
          </table:table-cell>
          <table:table-cell office:value-type="float" office:value="22087505" table:style-name="ce1">
            <text:p>22087505</text:p>
          </table:table-cell>
          <table:table-cell office:value-type="float" office:value="22647683" table:style-name="ce1">
            <text:p>22647683</text:p>
          </table:table-cell>
          <table:table-cell office:value-type="float" office:value="23226143" table:style-name="ce1">
            <text:p>23226143</text:p>
          </table:table-cell>
          <table:table-cell office:value-type="float" office:value="23822714" table:style-name="ce1">
            <text:p>23822714</text:p>
          </table:table-cell>
          <table:table-cell office:value-type="float" office:value="24437469" table:style-name="ce1">
            <text:p>24437469</text:p>
          </table:table-cell>
          <table:table-cell office:value-type="float" office:value="25069229" table:style-name="ce1">
            <text:p>2506922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ameroon</text:p>
          </table:table-cell>
          <table:table-cell office:value-type="string" table:style-name="ce1">
            <text:p>CMR</text:p>
          </table:table-cell>
          <table:table-cell office:value-type="float" office:value="13599988" table:style-name="ce1">
            <text:p>13599988</text:p>
          </table:table-cell>
          <table:table-cell office:value-type="float" office:value="13970813" table:style-name="ce1">
            <text:p>13970813</text:p>
          </table:table-cell>
          <table:table-cell office:value-type="float" office:value="14344449" table:style-name="ce1">
            <text:p>14344449</text:p>
          </table:table-cell>
          <table:table-cell office:value-type="float" office:value="14723768" table:style-name="ce1">
            <text:p>14723768</text:p>
          </table:table-cell>
          <table:table-cell office:value-type="float" office:value="15112592" table:style-name="ce1">
            <text:p>15112592</text:p>
          </table:table-cell>
          <table:table-cell office:value-type="float" office:value="15513945" table:style-name="ce1">
            <text:p>15513945</text:p>
          </table:table-cell>
          <table:table-cell office:value-type="float" office:value="15928910" table:style-name="ce1">
            <text:p>15928910</text:p>
          </table:table-cell>
          <table:table-cell office:value-type="float" office:value="16357602" table:style-name="ce1">
            <text:p>16357602</text:p>
          </table:table-cell>
          <table:table-cell office:value-type="float" office:value="16800865" table:style-name="ce1">
            <text:p>16800865</text:p>
          </table:table-cell>
          <table:table-cell office:value-type="float" office:value="17259322" table:style-name="ce1">
            <text:p>17259322</text:p>
          </table:table-cell>
          <table:table-cell office:value-type="float" office:value="17733410" table:style-name="ce1">
            <text:p>17733410</text:p>
          </table:table-cell>
          <table:table-cell office:value-type="float" office:value="18223674" table:style-name="ce1">
            <text:p>18223674</text:p>
          </table:table-cell>
          <table:table-cell office:value-type="float" office:value="18730282" table:style-name="ce1">
            <text:p>18730282</text:p>
          </table:table-cell>
          <table:table-cell office:value-type="float" office:value="19252666" table:style-name="ce1">
            <text:p>19252666</text:p>
          </table:table-cell>
          <table:table-cell office:value-type="float" office:value="19789919" table:style-name="ce1">
            <text:p>19789919</text:p>
          </table:table-cell>
          <table:table-cell office:value-type="float" office:value="20341241" table:style-name="ce1">
            <text:p>20341241</text:p>
          </table:table-cell>
          <table:table-cell office:value-type="float" office:value="20906388" table:style-name="ce1">
            <text:p>20906388</text:p>
          </table:table-cell>
          <table:table-cell office:value-type="float" office:value="21485266" table:style-name="ce1">
            <text:p>21485266</text:p>
          </table:table-cell>
          <table:table-cell office:value-type="float" office:value="22077298" table:style-name="ce1">
            <text:p>22077298</text:p>
          </table:table-cell>
          <table:table-cell office:value-type="float" office:value="22681858" table:style-name="ce1">
            <text:p>22681858</text:p>
          </table:table-cell>
          <table:table-cell office:value-type="float" office:value="23298368" table:style-name="ce1">
            <text:p>23298368</text:p>
          </table:table-cell>
          <table:table-cell office:value-type="float" office:value="23926539" table:style-name="ce1">
            <text:p>23926539</text:p>
          </table:table-cell>
          <table:table-cell office:value-type="float" office:value="24566045" table:style-name="ce1">
            <text:p>24566045</text:p>
          </table:table-cell>
          <table:table-cell office:value-type="float" office:value="25216237" table:style-name="ce1">
            <text:p>2521623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ngo, Dem. Rep.</text:p>
          </table:table-cell>
          <table:table-cell office:value-type="string" table:style-name="ce1">
            <text:p>COD</text:p>
          </table:table-cell>
          <table:table-cell office:value-type="float" office:value="41576234" table:style-name="ce1">
            <text:p>41576234</text:p>
          </table:table-cell>
          <table:table-cell office:value-type="float" office:value="42757243" table:style-name="ce1">
            <text:p>42757243</text:p>
          </table:table-cell>
          <table:table-cell office:value-type="float" office:value="43827180" table:style-name="ce1">
            <text:p>43827180</text:p>
          </table:table-cell>
          <table:table-cell office:value-type="float" office:value="44849967" table:style-name="ce1">
            <text:p>44849967</text:p>
          </table:table-cell>
          <table:table-cell office:value-type="float" office:value="45919613" table:style-name="ce1">
            <text:p>45919613</text:p>
          </table:table-cell>
          <table:table-cell office:value-type="float" office:value="47105826" table:style-name="ce1">
            <text:p>47105826</text:p>
          </table:table-cell>
          <table:table-cell office:value-type="float" office:value="48428545" table:style-name="ce1">
            <text:p>48428545</text:p>
          </table:table-cell>
          <table:table-cell office:value-type="float" office:value="49871666" table:style-name="ce1">
            <text:p>49871666</text:p>
          </table:table-cell>
          <table:table-cell office:value-type="float" office:value="51425580" table:style-name="ce1">
            <text:p>51425580</text:p>
          </table:table-cell>
          <table:table-cell office:value-type="float" office:value="53068880" table:style-name="ce1">
            <text:p>53068880</text:p>
          </table:table-cell>
          <table:table-cell office:value-type="float" office:value="54785903" table:style-name="ce1">
            <text:p>54785903</text:p>
          </table:table-cell>
          <table:table-cell office:value-type="float" office:value="56578037" table:style-name="ce1">
            <text:p>56578037</text:p>
          </table:table-cell>
          <table:table-cell office:value-type="float" office:value="58453683" table:style-name="ce1">
            <text:p>58453683</text:p>
          </table:table-cell>
          <table:table-cell office:value-type="float" office:value="60411195" table:style-name="ce1">
            <text:p>60411195</text:p>
          </table:table-cell>
          <table:table-cell office:value-type="float" office:value="62448574" table:style-name="ce1">
            <text:p>62448574</text:p>
          </table:table-cell>
          <table:table-cell office:value-type="float" office:value="64563854" table:style-name="ce1">
            <text:p>64563854</text:p>
          </table:table-cell>
          <table:table-cell office:value-type="float" office:value="66755153" table:style-name="ce1">
            <text:p>66755153</text:p>
          </table:table-cell>
          <table:table-cell office:value-type="float" office:value="69020747" table:style-name="ce1">
            <text:p>69020747</text:p>
          </table:table-cell>
          <table:table-cell office:value-type="float" office:value="71358807" table:style-name="ce1">
            <text:p>71358807</text:p>
          </table:table-cell>
          <table:table-cell office:value-type="float" office:value="73767447" table:style-name="ce1">
            <text:p>73767447</text:p>
          </table:table-cell>
          <table:table-cell office:value-type="float" office:value="76244544" table:style-name="ce1">
            <text:p>76244544</text:p>
          </table:table-cell>
          <table:table-cell office:value-type="float" office:value="78789127" table:style-name="ce1">
            <text:p>78789127</text:p>
          </table:table-cell>
          <table:table-cell office:value-type="float" office:value="81398764" table:style-name="ce1">
            <text:p>81398764</text:p>
          </table:table-cell>
          <table:table-cell office:value-type="float" office:value="84068091" table:style-name="ce1">
            <text:p>840680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ngo, Rep.</text:p>
          </table:table-cell>
          <table:table-cell office:value-type="string" table:style-name="ce1">
            <text:p>COG</text:p>
          </table:table-cell>
          <table:table-cell office:value-type="float" office:value="2707537" table:style-name="ce1">
            <text:p>2707537</text:p>
          </table:table-cell>
          <table:table-cell office:value-type="float" office:value="2785810" table:style-name="ce1">
            <text:p>2785810</text:p>
          </table:table-cell>
          <table:table-cell office:value-type="float" office:value="2867280" table:style-name="ce1">
            <text:p>2867280</text:p>
          </table:table-cell>
          <table:table-cell office:value-type="float" office:value="2951647" table:style-name="ce1">
            <text:p>2951647</text:p>
          </table:table-cell>
          <table:table-cell office:value-type="float" office:value="3038433" table:style-name="ce1">
            <text:p>3038433</text:p>
          </table:table-cell>
          <table:table-cell office:value-type="float" office:value="3127411" table:style-name="ce1">
            <text:p>3127411</text:p>
          </table:table-cell>
          <table:table-cell office:value-type="float" office:value="3217933" table:style-name="ce1">
            <text:p>3217933</text:p>
          </table:table-cell>
          <table:table-cell office:value-type="float" office:value="3310387" table:style-name="ce1">
            <text:p>3310387</text:p>
          </table:table-cell>
          <table:table-cell office:value-type="float" office:value="3406922" table:style-name="ce1">
            <text:p>3406922</text:p>
          </table:table-cell>
          <table:table-cell office:value-type="float" office:value="3510468" table:style-name="ce1">
            <text:p>3510468</text:p>
          </table:table-cell>
          <table:table-cell office:value-type="float" office:value="3622775" table:style-name="ce1">
            <text:p>3622775</text:p>
          </table:table-cell>
          <table:table-cell office:value-type="float" office:value="3745141" table:style-name="ce1">
            <text:p>3745141</text:p>
          </table:table-cell>
          <table:table-cell office:value-type="float" office:value="3876119" table:style-name="ce1">
            <text:p>3876119</text:p>
          </table:table-cell>
          <table:table-cell office:value-type="float" office:value="4011486" table:style-name="ce1">
            <text:p>4011486</text:p>
          </table:table-cell>
          <table:table-cell office:value-type="float" office:value="4145391" table:style-name="ce1">
            <text:p>4145391</text:p>
          </table:table-cell>
          <table:table-cell office:value-type="float" office:value="4273731" table:style-name="ce1">
            <text:p>4273731</text:p>
          </table:table-cell>
          <table:table-cell office:value-type="float" office:value="4394844" table:style-name="ce1">
            <text:p>4394844</text:p>
          </table:table-cell>
          <table:table-cell office:value-type="float" office:value="4510198" table:style-name="ce1">
            <text:p>4510198</text:p>
          </table:table-cell>
          <table:table-cell office:value-type="float" office:value="4622761" table:style-name="ce1">
            <text:p>4622761</text:p>
          </table:table-cell>
          <table:table-cell office:value-type="float" office:value="4736974" table:style-name="ce1">
            <text:p>4736974</text:p>
          </table:table-cell>
          <table:table-cell office:value-type="float" office:value="4856095" table:style-name="ce1">
            <text:p>4856095</text:p>
          </table:table-cell>
          <table:table-cell office:value-type="float" office:value="4980999" table:style-name="ce1">
            <text:p>4980999</text:p>
          </table:table-cell>
          <table:table-cell office:value-type="float" office:value="5110702" table:style-name="ce1">
            <text:p>5110702</text:p>
          </table:table-cell>
          <table:table-cell office:value-type="float" office:value="5244363" table:style-name="ce1">
            <text:p>524436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lombia</text:p>
          </table:table-cell>
          <table:table-cell office:value-type="string" table:style-name="ce1">
            <text:p>COL</text:p>
          </table:table-cell>
          <table:table-cell office:value-type="float" office:value="36421438" table:style-name="ce1">
            <text:p>36421438</text:p>
          </table:table-cell>
          <table:table-cell office:value-type="float" office:value="37076387" table:style-name="ce1">
            <text:p>37076387</text:p>
          </table:table-cell>
          <table:table-cell office:value-type="float" office:value="37723800" table:style-name="ce1">
            <text:p>37723800</text:p>
          </table:table-cell>
          <table:table-cell office:value-type="float" office:value="38364309" table:style-name="ce1">
            <text:p>38364309</text:p>
          </table:table-cell>
          <table:table-cell office:value-type="float" office:value="38999471" table:style-name="ce1">
            <text:p>38999471</text:p>
          </table:table-cell>
          <table:table-cell office:value-type="float" office:value="39629968" table:style-name="ce1">
            <text:p>39629968</text:p>
          </table:table-cell>
          <table:table-cell office:value-type="float" office:value="40255967" table:style-name="ce1">
            <text:p>40255967</text:p>
          </table:table-cell>
          <table:table-cell office:value-type="float" office:value="40875360" table:style-name="ce1">
            <text:p>40875360</text:p>
          </table:table-cell>
          <table:table-cell office:value-type="float" office:value="41483869" table:style-name="ce1">
            <text:p>41483869</text:p>
          </table:table-cell>
          <table:table-cell office:value-type="float" office:value="42075955" table:style-name="ce1">
            <text:p>42075955</text:p>
          </table:table-cell>
          <table:table-cell office:value-type="float" office:value="42647723" table:style-name="ce1">
            <text:p>42647723</text:p>
          </table:table-cell>
          <table:table-cell office:value-type="float" office:value="43200897" table:style-name="ce1">
            <text:p>43200897</text:p>
          </table:table-cell>
          <table:table-cell office:value-type="float" office:value="43737516" table:style-name="ce1">
            <text:p>43737516</text:p>
          </table:table-cell>
          <table:table-cell office:value-type="float" office:value="44254975" table:style-name="ce1">
            <text:p>44254975</text:p>
          </table:table-cell>
          <table:table-cell office:value-type="float" office:value="44750054" table:style-name="ce1">
            <text:p>44750054</text:p>
          </table:table-cell>
          <table:table-cell office:value-type="float" office:value="45222700" table:style-name="ce1">
            <text:p>45222700</text:p>
          </table:table-cell>
          <table:table-cell office:value-type="float" office:value="45663099" table:style-name="ce1">
            <text:p>45663099</text:p>
          </table:table-cell>
          <table:table-cell office:value-type="float" office:value="46076848" table:style-name="ce1">
            <text:p>46076848</text:p>
          </table:table-cell>
          <table:table-cell office:value-type="float" office:value="46497267" table:style-name="ce1">
            <text:p>46497267</text:p>
          </table:table-cell>
          <table:table-cell office:value-type="float" office:value="46969209" table:style-name="ce1">
            <text:p>46969209</text:p>
          </table:table-cell>
          <table:table-cell office:value-type="float" office:value="47520667" table:style-name="ce1">
            <text:p>47520667</text:p>
          </table:table-cell>
          <table:table-cell office:value-type="float" office:value="48171392" table:style-name="ce1">
            <text:p>48171392</text:p>
          </table:table-cell>
          <table:table-cell office:value-type="float" office:value="48901066" table:style-name="ce1">
            <text:p>48901066</text:p>
          </table:table-cell>
          <table:table-cell office:value-type="float" office:value="49648685" table:style-name="ce1">
            <text:p>4964868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moros</text:p>
          </table:table-cell>
          <table:table-cell office:value-type="string" table:style-name="ce1">
            <text:p>COM</text:p>
          </table:table-cell>
          <table:table-cell office:value-type="float" office:value="475394" table:style-name="ce1">
            <text:p>475394</text:p>
          </table:table-cell>
          <table:table-cell office:value-type="float" office:value="488627" table:style-name="ce1">
            <text:p>488627</text:p>
          </table:table-cell>
          <table:table-cell office:value-type="float" office:value="501953" table:style-name="ce1">
            <text:p>501953</text:p>
          </table:table-cell>
          <table:table-cell office:value-type="float" office:value="515385" table:style-name="ce1">
            <text:p>515385</text:p>
          </table:table-cell>
          <table:table-cell office:value-type="float" office:value="528848" table:style-name="ce1">
            <text:p>528848</text:p>
          </table:table-cell>
          <table:table-cell office:value-type="float" office:value="542357" table:style-name="ce1">
            <text:p>542357</text:p>
          </table:table-cell>
          <table:table-cell office:value-type="float" office:value="555888" table:style-name="ce1">
            <text:p>555888</text:p>
          </table:table-cell>
          <table:table-cell office:value-type="float" office:value="569479" table:style-name="ce1">
            <text:p>569479</text:p>
          </table:table-cell>
          <table:table-cell office:value-type="float" office:value="583211" table:style-name="ce1">
            <text:p>583211</text:p>
          </table:table-cell>
          <table:table-cell office:value-type="float" office:value="597228" table:style-name="ce1">
            <text:p>597228</text:p>
          </table:table-cell>
          <table:table-cell office:value-type="float" office:value="611627" table:style-name="ce1">
            <text:p>611627</text:p>
          </table:table-cell>
          <table:table-cell office:value-type="float" office:value="626425" table:style-name="ce1">
            <text:p>626425</text:p>
          </table:table-cell>
          <table:table-cell office:value-type="float" office:value="641620" table:style-name="ce1">
            <text:p>641620</text:p>
          </table:table-cell>
          <table:table-cell office:value-type="float" office:value="657229" table:style-name="ce1">
            <text:p>657229</text:p>
          </table:table-cell>
          <table:table-cell office:value-type="float" office:value="673252" table:style-name="ce1">
            <text:p>673252</text:p>
          </table:table-cell>
          <table:table-cell office:value-type="float" office:value="689692" table:style-name="ce1">
            <text:p>689692</text:p>
          </table:table-cell>
          <table:table-cell office:value-type="float" office:value="706569" table:style-name="ce1">
            <text:p>706569</text:p>
          </table:table-cell>
          <table:table-cell office:value-type="float" office:value="723871" table:style-name="ce1">
            <text:p>723871</text:p>
          </table:table-cell>
          <table:table-cell office:value-type="float" office:value="741505" table:style-name="ce1">
            <text:p>741505</text:p>
          </table:table-cell>
          <table:table-cell office:value-type="float" office:value="759390" table:style-name="ce1">
            <text:p>759390</text:p>
          </table:table-cell>
          <table:table-cell office:value-type="float" office:value="777424" table:style-name="ce1">
            <text:p>777424</text:p>
          </table:table-cell>
          <table:table-cell office:value-type="float" office:value="795592" table:style-name="ce1">
            <text:p>795592</text:p>
          </table:table-cell>
          <table:table-cell office:value-type="float" office:value="813892" table:style-name="ce1">
            <text:p>813892</text:p>
          </table:table-cell>
          <table:table-cell office:value-type="float" office:value="832322" table:style-name="ce1">
            <text:p>83232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abo Verde</text:p>
          </table:table-cell>
          <table:table-cell office:value-type="string" table:style-name="ce1">
            <text:p>CPV</text:p>
          </table:table-cell>
          <table:table-cell office:value-type="float" office:value="386284" table:style-name="ce1">
            <text:p>386284</text:p>
          </table:table-cell>
          <table:table-cell office:value-type="float" office:value="395533" table:style-name="ce1">
            <text:p>395533</text:p>
          </table:table-cell>
          <table:table-cell office:value-type="float" office:value="404259" table:style-name="ce1">
            <text:p>404259</text:p>
          </table:table-cell>
          <table:table-cell office:value-type="float" office:value="412514" table:style-name="ce1">
            <text:p>412514</text:p>
          </table:table-cell>
          <table:table-cell office:value-type="float" office:value="420452" table:style-name="ce1">
            <text:p>420452</text:p>
          </table:table-cell>
          <table:table-cell office:value-type="float" office:value="428188" table:style-name="ce1">
            <text:p>428188</text:p>
          </table:table-cell>
          <table:table-cell office:value-type="float" office:value="435709" table:style-name="ce1">
            <text:p>435709</text:p>
          </table:table-cell>
          <table:table-cell office:value-type="float" office:value="442951" table:style-name="ce1">
            <text:p>442951</text:p>
          </table:table-cell>
          <table:table-cell office:value-type="float" office:value="449930" table:style-name="ce1">
            <text:p>449930</text:p>
          </table:table-cell>
          <table:table-cell office:value-type="float" office:value="456617" table:style-name="ce1">
            <text:p>456617</text:p>
          </table:table-cell>
          <table:table-cell office:value-type="float" office:value="463032" table:style-name="ce1">
            <text:p>463032</text:p>
          </table:table-cell>
          <table:table-cell office:value-type="float" office:value="469170" table:style-name="ce1">
            <text:p>469170</text:p>
          </table:table-cell>
          <table:table-cell office:value-type="float" office:value="475060" table:style-name="ce1">
            <text:p>475060</text:p>
          </table:table-cell>
          <table:table-cell office:value-type="float" office:value="480842" table:style-name="ce1">
            <text:p>480842</text:p>
          </table:table-cell>
          <table:table-cell office:value-type="float" office:value="486671" table:style-name="ce1">
            <text:p>486671</text:p>
          </table:table-cell>
          <table:table-cell office:value-type="float" office:value="492654" table:style-name="ce1">
            <text:p>492654</text:p>
          </table:table-cell>
          <table:table-cell office:value-type="float" office:value="498856" table:style-name="ce1">
            <text:p>498856</text:p>
          </table:table-cell>
          <table:table-cell office:value-type="float" office:value="505235" table:style-name="ce1">
            <text:p>505235</text:p>
          </table:table-cell>
          <table:table-cell office:value-type="float" office:value="511748" table:style-name="ce1">
            <text:p>511748</text:p>
          </table:table-cell>
          <table:table-cell office:value-type="float" office:value="518269" table:style-name="ce1">
            <text:p>518269</text:p>
          </table:table-cell>
          <table:table-cell office:value-type="float" office:value="524743" table:style-name="ce1">
            <text:p>524743</text:p>
          </table:table-cell>
          <table:table-cell office:value-type="float" office:value="531146" table:style-name="ce1">
            <text:p>531146</text:p>
          </table:table-cell>
          <table:table-cell office:value-type="float" office:value="537497" table:style-name="ce1">
            <text:p>537497</text:p>
          </table:table-cell>
          <table:table-cell office:value-type="float" office:value="543767" table:style-name="ce1">
            <text:p>54376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sta Rica</text:p>
          </table:table-cell>
          <table:table-cell office:value-type="string" table:style-name="ce1">
            <text:p>CRI</text:p>
          </table:table-cell>
          <table:table-cell office:value-type="float" office:value="3545534" table:style-name="ce1">
            <text:p>3545534</text:p>
          </table:table-cell>
          <table:table-cell office:value-type="float" office:value="3632362" table:style-name="ce1">
            <text:p>3632362</text:p>
          </table:table-cell>
          <table:table-cell office:value-type="float" office:value="3718949" table:style-name="ce1">
            <text:p>3718949</text:p>
          </table:table-cell>
          <table:table-cell office:value-type="float" office:value="3803887" table:style-name="ce1">
            <text:p>3803887</text:p>
          </table:table-cell>
          <table:table-cell office:value-type="float" office:value="3885430" table:style-name="ce1">
            <text:p>3885430</text:p>
          </table:table-cell>
          <table:table-cell office:value-type="float" office:value="3962372" table:style-name="ce1">
            <text:p>3962372</text:p>
          </table:table-cell>
          <table:table-cell office:value-type="float" office:value="4034074" table:style-name="ce1">
            <text:p>4034074</text:p>
          </table:table-cell>
          <table:table-cell office:value-type="float" office:value="4100925" table:style-name="ce1">
            <text:p>4100925</text:p>
          </table:table-cell>
          <table:table-cell office:value-type="float" office:value="4164053" table:style-name="ce1">
            <text:p>4164053</text:p>
          </table:table-cell>
          <table:table-cell office:value-type="float" office:value="4225155" table:style-name="ce1">
            <text:p>4225155</text:p>
          </table:table-cell>
          <table:table-cell office:value-type="float" office:value="4285502" table:style-name="ce1">
            <text:p>4285502</text:p>
          </table:table-cell>
          <table:table-cell office:value-type="float" office:value="4345412" table:style-name="ce1">
            <text:p>4345412</text:p>
          </table:table-cell>
          <table:table-cell office:value-type="float" office:value="4404628" table:style-name="ce1">
            <text:p>4404628</text:p>
          </table:table-cell>
          <table:table-cell office:value-type="float" office:value="4463125" table:style-name="ce1">
            <text:p>4463125</text:p>
          </table:table-cell>
          <table:table-cell office:value-type="float" office:value="4520740" table:style-name="ce1">
            <text:p>4520740</text:p>
          </table:table-cell>
          <table:table-cell office:value-type="float" office:value="4577378" table:style-name="ce1">
            <text:p>4577378</text:p>
          </table:table-cell>
          <table:table-cell office:value-type="float" office:value="4633086" table:style-name="ce1">
            <text:p>4633086</text:p>
          </table:table-cell>
          <table:table-cell office:value-type="float" office:value="4688000" table:style-name="ce1">
            <text:p>4688000</text:p>
          </table:table-cell>
          <table:table-cell office:value-type="float" office:value="4742107" table:style-name="ce1">
            <text:p>4742107</text:p>
          </table:table-cell>
          <table:table-cell office:value-type="float" office:value="4795396" table:style-name="ce1">
            <text:p>4795396</text:p>
          </table:table-cell>
          <table:table-cell office:value-type="float" office:value="4847804" table:style-name="ce1">
            <text:p>4847804</text:p>
          </table:table-cell>
          <table:table-cell office:value-type="float" office:value="4899345" table:style-name="ce1">
            <text:p>4899345</text:p>
          </table:table-cell>
          <table:table-cell office:value-type="float" office:value="4949954" table:style-name="ce1">
            <text:p>4949954</text:p>
          </table:table-cell>
          <table:table-cell office:value-type="float" office:value="4999441" table:style-name="ce1">
            <text:p>499944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aribbean small states</text:p>
          </table:table-cell>
          <table:table-cell office:value-type="string" table:style-name="ce1">
            <text:p>CSS</text:p>
          </table:table-cell>
          <table:table-cell office:value-type="float" office:value="6281190" table:style-name="ce1">
            <text:p>6281190</text:p>
          </table:table-cell>
          <table:table-cell office:value-type="float" office:value="6331280" table:style-name="ce1">
            <text:p>6331280</text:p>
          </table:table-cell>
          <table:table-cell office:value-type="float" office:value="6378552" table:style-name="ce1">
            <text:p>6378552</text:p>
          </table:table-cell>
          <table:table-cell office:value-type="float" office:value="6423827" table:style-name="ce1">
            <text:p>6423827</text:p>
          </table:table-cell>
          <table:table-cell office:value-type="float" office:value="6468476" table:style-name="ce1">
            <text:p>6468476</text:p>
          </table:table-cell>
          <table:table-cell office:value-type="float" office:value="6513485" table:style-name="ce1">
            <text:p>6513485</text:p>
          </table:table-cell>
          <table:table-cell office:value-type="float" office:value="6559096" table:style-name="ce1">
            <text:p>6559096</text:p>
          </table:table-cell>
          <table:table-cell office:value-type="float" office:value="6604965" table:style-name="ce1">
            <text:p>6604965</text:p>
          </table:table-cell>
          <table:table-cell office:value-type="float" office:value="6650971" table:style-name="ce1">
            <text:p>6650971</text:p>
          </table:table-cell>
          <table:table-cell office:value-type="float" office:value="6696953" table:style-name="ce1">
            <text:p>6696953</text:p>
          </table:table-cell>
          <table:table-cell office:value-type="float" office:value="6742717" table:style-name="ce1">
            <text:p>6742717</text:p>
          </table:table-cell>
          <table:table-cell office:value-type="float" office:value="6788123" table:style-name="ce1">
            <text:p>6788123</text:p>
          </table:table-cell>
          <table:table-cell office:value-type="float" office:value="6833393" table:style-name="ce1">
            <text:p>6833393</text:p>
          </table:table-cell>
          <table:table-cell office:value-type="float" office:value="6878978" table:style-name="ce1">
            <text:p>6878978</text:p>
          </table:table-cell>
          <table:table-cell office:value-type="float" office:value="6925452" table:style-name="ce1">
            <text:p>6925452</text:p>
          </table:table-cell>
          <table:table-cell office:value-type="float" office:value="6973206" table:style-name="ce1">
            <text:p>6973206</text:p>
          </table:table-cell>
          <table:table-cell office:value-type="float" office:value="7022387" table:style-name="ce1">
            <text:p>7022387</text:p>
          </table:table-cell>
          <table:table-cell office:value-type="float" office:value="7072665" table:style-name="ce1">
            <text:p>7072665</text:p>
          </table:table-cell>
          <table:table-cell office:value-type="float" office:value="7123332" table:style-name="ce1">
            <text:p>7123332</text:p>
          </table:table-cell>
          <table:table-cell office:value-type="float" office:value="7173435" table:style-name="ce1">
            <text:p>7173435</text:p>
          </table:table-cell>
          <table:table-cell office:value-type="float" office:value="7222212" table:style-name="ce1">
            <text:p>7222212</text:p>
          </table:table-cell>
          <table:table-cell office:value-type="float" office:value="7269386" table:style-name="ce1">
            <text:p>7269386</text:p>
          </table:table-cell>
          <table:table-cell office:value-type="float" office:value="7314990" table:style-name="ce1">
            <text:p>7314990</text:p>
          </table:table-cell>
          <table:table-cell office:value-type="float" office:value="7358965" table:style-name="ce1">
            <text:p>735896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uba</text:p>
          </table:table-cell>
          <table:table-cell office:value-type="string" table:style-name="ce1">
            <text:p>CUB</text:p>
          </table:table-cell>
          <table:table-cell office:value-type="float" office:value="10888252" table:style-name="ce1">
            <text:p>10888252</text:p>
          </table:table-cell>
          <table:table-cell office:value-type="float" office:value="10939293" table:style-name="ce1">
            <text:p>10939293</text:p>
          </table:table-cell>
          <table:table-cell office:value-type="float" office:value="10989732" table:style-name="ce1">
            <text:p>10989732</text:p>
          </table:table-cell>
          <table:table-cell office:value-type="float" office:value="11038692" table:style-name="ce1">
            <text:p>11038692</text:p>
          </table:table-cell>
          <table:table-cell office:value-type="float" office:value="11084670" table:style-name="ce1">
            <text:p>11084670</text:p>
          </table:table-cell>
          <table:table-cell office:value-type="float" office:value="11126430" table:style-name="ce1">
            <text:p>11126430</text:p>
          </table:table-cell>
          <table:table-cell office:value-type="float" office:value="11164667" table:style-name="ce1">
            <text:p>11164667</text:p>
          </table:table-cell>
          <table:table-cell office:value-type="float" office:value="11199651" table:style-name="ce1">
            <text:p>11199651</text:p>
          </table:table-cell>
          <table:table-cell office:value-type="float" office:value="11229183" table:style-name="ce1">
            <text:p>11229183</text:p>
          </table:table-cell>
          <table:table-cell office:value-type="float" office:value="11250365" table:style-name="ce1">
            <text:p>11250365</text:p>
          </table:table-cell>
          <table:table-cell office:value-type="float" office:value="11261582" table:style-name="ce1">
            <text:p>11261582</text:p>
          </table:table-cell>
          <table:table-cell office:value-type="float" office:value="11261248" table:style-name="ce1">
            <text:p>11261248</text:p>
          </table:table-cell>
          <table:table-cell office:value-type="float" office:value="11251122" table:style-name="ce1">
            <text:p>11251122</text:p>
          </table:table-cell>
          <table:table-cell office:value-type="float" office:value="11236971" table:style-name="ce1">
            <text:p>11236971</text:p>
          </table:table-cell>
          <table:table-cell office:value-type="float" office:value="11226709" table:style-name="ce1">
            <text:p>11226709</text:p>
          </table:table-cell>
          <table:table-cell office:value-type="float" office:value="11225832" table:style-name="ce1">
            <text:p>11225832</text:p>
          </table:table-cell>
          <table:table-cell office:value-type="float" office:value="11236670" table:style-name="ce1">
            <text:p>11236670</text:p>
          </table:table-cell>
          <table:table-cell office:value-type="float" office:value="11257101" table:style-name="ce1">
            <text:p>11257101</text:p>
          </table:table-cell>
          <table:table-cell office:value-type="float" office:value="11282720" table:style-name="ce1">
            <text:p>11282720</text:p>
          </table:table-cell>
          <table:table-cell office:value-type="float" office:value="11306902" table:style-name="ce1">
            <text:p>11306902</text:p>
          </table:table-cell>
          <table:table-cell office:value-type="float" office:value="11324781" table:style-name="ce1">
            <text:p>11324781</text:p>
          </table:table-cell>
          <table:table-cell office:value-type="float" office:value="11335109" table:style-name="ce1">
            <text:p>11335109</text:p>
          </table:table-cell>
          <table:table-cell office:value-type="float" office:value="11339259" table:style-name="ce1">
            <text:p>11339259</text:p>
          </table:table-cell>
          <table:table-cell office:value-type="float" office:value="11338138" table:style-name="ce1">
            <text:p>1133813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uracao</text:p>
          </table:table-cell>
          <table:table-cell office:value-type="string" table:style-name="ce1">
            <text:p>CUW</text:p>
          </table:table-cell>
          <table:table-cell office:value-type="float" office:value="145139" table:style-name="ce1">
            <text:p>145139</text:p>
          </table:table-cell>
          <table:table-cell office:value-type="float" office:value="146306" table:style-name="ce1">
            <text:p>146306</text:p>
          </table:table-cell>
          <table:table-cell office:value-type="float" office:value="146956" table:style-name="ce1">
            <text:p>146956</text:p>
          </table:table-cell>
          <table:table-cell office:value-type="float" office:value="144472" table:style-name="ce1">
            <text:p>144472</text:p>
          </table:table-cell>
          <table:table-cell office:value-type="float" office:value="139428" table:style-name="ce1">
            <text:p>139428</text:p>
          </table:table-cell>
          <table:table-cell office:value-type="float" office:value="133860" table:style-name="ce1">
            <text:p>133860</text:p>
          </table:table-cell>
          <table:table-cell office:value-type="float" office:value="129047" table:style-name="ce1">
            <text:p>129047</text:p>
          </table:table-cell>
          <table:table-cell office:value-type="float" office:value="129205" table:style-name="ce1">
            <text:p>129205</text:p>
          </table:table-cell>
          <table:table-cell office:value-type="float" office:value="131897" table:style-name="ce1">
            <text:p>131897</text:p>
          </table:table-cell>
          <table:table-cell office:value-type="float" office:value="134192" table:style-name="ce1">
            <text:p>134192</text:p>
          </table:table-cell>
          <table:table-cell office:value-type="float" office:value="137658" table:style-name="ce1">
            <text:p>137658</text:p>
          </table:table-cell>
          <table:table-cell office:value-type="float" office:value="141239" table:style-name="ce1">
            <text:p>141239</text:p>
          </table:table-cell>
          <table:table-cell office:value-type="float" office:value="144056" table:style-name="ce1">
            <text:p>144056</text:p>
          </table:table-cell>
          <table:table-cell office:value-type="float" office:value="145880" table:style-name="ce1">
            <text:p>145880</text:p>
          </table:table-cell>
          <table:table-cell office:value-type="float" office:value="146833" table:style-name="ce1">
            <text:p>146833</text:p>
          </table:table-cell>
          <table:table-cell office:value-type="float" office:value="148703" table:style-name="ce1">
            <text:p>148703</text:p>
          </table:table-cell>
          <table:table-cell office:value-type="float" office:value="150831" table:style-name="ce1">
            <text:p>150831</text:p>
          </table:table-cell>
          <table:table-cell office:value-type="float" office:value="152088" table:style-name="ce1">
            <text:p>152088</text:p>
          </table:table-cell>
          <table:table-cell office:value-type="float" office:value="153822" table:style-name="ce1">
            <text:p>153822</text:p>
          </table:table-cell>
          <table:table-cell office:value-type="float" office:value="155909" table:style-name="ce1">
            <text:p>155909</text:p>
          </table:table-cell>
          <table:table-cell office:value-type="float" office:value="157980" table:style-name="ce1">
            <text:p>157980</text:p>
          </table:table-cell>
          <table:table-cell office:value-type="float" office:value="159664" table:style-name="ce1">
            <text:p>159664</text:p>
          </table:table-cell>
          <table:table-cell office:value-type="float" office:value="160175" table:style-name="ce1">
            <text:p>160175</text:p>
          </table:table-cell>
          <table:table-cell office:value-type="float" office:value="159800" table:style-name="ce1">
            <text:p>1598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ayman Islands</text:p>
          </table:table-cell>
          <table:table-cell office:value-type="string" table:style-name="ce1">
            <text:p>CYM</text:p>
          </table:table-cell>
          <table:table-cell office:value-type="float" office:value="32166" table:style-name="ce1">
            <text:p>32166</text:p>
          </table:table-cell>
          <table:table-cell office:value-type="float" office:value="34065" table:style-name="ce1">
            <text:p>34065</text:p>
          </table:table-cell>
          <table:table-cell office:value-type="float" office:value="36156" table:style-name="ce1">
            <text:p>36156</text:p>
          </table:table-cell>
          <table:table-cell office:value-type="float" office:value="38329" table:style-name="ce1">
            <text:p>38329</text:p>
          </table:table-cell>
          <table:table-cell office:value-type="float" office:value="40420" table:style-name="ce1">
            <text:p>40420</text:p>
          </table:table-cell>
          <table:table-cell office:value-type="float" office:value="42303" table:style-name="ce1">
            <text:p>42303</text:p>
          </table:table-cell>
          <table:table-cell office:value-type="float" office:value="43935" table:style-name="ce1">
            <text:p>43935</text:p>
          </table:table-cell>
          <table:table-cell office:value-type="float" office:value="45351" table:style-name="ce1">
            <text:p>45351</text:p>
          </table:table-cell>
          <table:table-cell office:value-type="float" office:value="46632" table:style-name="ce1">
            <text:p>46632</text:p>
          </table:table-cell>
          <table:table-cell office:value-type="float" office:value="47902" table:style-name="ce1">
            <text:p>47902</text:p>
          </table:table-cell>
          <table:table-cell office:value-type="float" office:value="49261" table:style-name="ce1">
            <text:p>49261</text:p>
          </table:table-cell>
          <table:table-cell office:value-type="float" office:value="50740" table:style-name="ce1">
            <text:p>50740</text:p>
          </table:table-cell>
          <table:table-cell office:value-type="float" office:value="52280" table:style-name="ce1">
            <text:p>52280</text:p>
          </table:table-cell>
          <table:table-cell office:value-type="float" office:value="53836" table:style-name="ce1">
            <text:p>53836</text:p>
          </table:table-cell>
          <table:table-cell office:value-type="float" office:value="55322" table:style-name="ce1">
            <text:p>55322</text:p>
          </table:table-cell>
          <table:table-cell office:value-type="float" office:value="56672" table:style-name="ce1">
            <text:p>56672</text:p>
          </table:table-cell>
          <table:table-cell office:value-type="float" office:value="57878" table:style-name="ce1">
            <text:p>57878</text:p>
          </table:table-cell>
          <table:table-cell office:value-type="float" office:value="58958" table:style-name="ce1">
            <text:p>58958</text:p>
          </table:table-cell>
          <table:table-cell office:value-type="float" office:value="59932" table:style-name="ce1">
            <text:p>59932</text:p>
          </table:table-cell>
          <table:table-cell office:value-type="float" office:value="60848" table:style-name="ce1">
            <text:p>60848</text:p>
          </table:table-cell>
          <table:table-cell office:value-type="float" office:value="61724" table:style-name="ce1">
            <text:p>61724</text:p>
          </table:table-cell>
          <table:table-cell office:value-type="float" office:value="62569" table:style-name="ce1">
            <text:p>62569</text:p>
          </table:table-cell>
          <table:table-cell office:value-type="float" office:value="63382" table:style-name="ce1">
            <text:p>63382</text:p>
          </table:table-cell>
          <table:table-cell office:value-type="float" office:value="64174" table:style-name="ce1">
            <text:p>6417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yprus</text:p>
          </table:table-cell>
          <table:table-cell office:value-type="string" table:style-name="ce1">
            <text:p>CYP</text:p>
          </table:table-cell>
          <table:table-cell office:value-type="float" office:value="855383" table:style-name="ce1">
            <text:p>855383</text:p>
          </table:table-cell>
          <table:table-cell office:value-type="float" office:value="873423" table:style-name="ce1">
            <text:p>873423</text:p>
          </table:table-cell>
          <table:table-cell office:value-type="float" office:value="891190" table:style-name="ce1">
            <text:p>891190</text:p>
          </table:table-cell>
          <table:table-cell office:value-type="float" office:value="908702" table:style-name="ce1">
            <text:p>908702</text:p>
          </table:table-cell>
          <table:table-cell office:value-type="float" office:value="926046" table:style-name="ce1">
            <text:p>926046</text:p>
          </table:table-cell>
          <table:table-cell office:value-type="float" office:value="943290" table:style-name="ce1">
            <text:p>943290</text:p>
          </table:table-cell>
          <table:table-cell office:value-type="float" office:value="960276" table:style-name="ce1">
            <text:p>960276</text:p>
          </table:table-cell>
          <table:table-cell office:value-type="float" office:value="976964" table:style-name="ce1">
            <text:p>976964</text:p>
          </table:table-cell>
          <table:table-cell office:value-type="float" office:value="993563" table:style-name="ce1">
            <text:p>993563</text:p>
          </table:table-cell>
          <table:table-cell office:value-type="float" office:value="1010408" table:style-name="ce1">
            <text:p>1010408</text:p>
          </table:table-cell>
          <table:table-cell office:value-type="float" office:value="1027662" table:style-name="ce1">
            <text:p>1027662</text:p>
          </table:table-cell>
          <table:table-cell office:value-type="float" office:value="1045507" table:style-name="ce1">
            <text:p>1045507</text:p>
          </table:table-cell>
          <table:table-cell office:value-type="float" office:value="1063713" table:style-name="ce1">
            <text:p>1063713</text:p>
          </table:table-cell>
          <table:table-cell office:value-type="float" office:value="1081563" table:style-name="ce1">
            <text:p>1081563</text:p>
          </table:table-cell>
          <table:table-cell office:value-type="float" office:value="1098083" table:style-name="ce1">
            <text:p>1098083</text:p>
          </table:table-cell>
          <table:table-cell office:value-type="float" office:value="1112612" table:style-name="ce1">
            <text:p>1112612</text:p>
          </table:table-cell>
          <table:table-cell office:value-type="float" office:value="1124833" table:style-name="ce1">
            <text:p>1124833</text:p>
          </table:table-cell>
          <table:table-cell office:value-type="float" office:value="1135046" table:style-name="ce1">
            <text:p>1135046</text:p>
          </table:table-cell>
          <table:table-cell office:value-type="float" office:value="1143866" table:style-name="ce1">
            <text:p>1143866</text:p>
          </table:table-cell>
          <table:table-cell office:value-type="float" office:value="1152285" table:style-name="ce1">
            <text:p>1152285</text:p>
          </table:table-cell>
          <table:table-cell office:value-type="float" office:value="1160985" table:style-name="ce1">
            <text:p>1160985</text:p>
          </table:table-cell>
          <table:table-cell office:value-type="float" office:value="1170187" table:style-name="ce1">
            <text:p>1170187</text:p>
          </table:table-cell>
          <table:table-cell office:value-type="float" office:value="1179680" table:style-name="ce1">
            <text:p>1179680</text:p>
          </table:table-cell>
          <table:table-cell office:value-type="float" office:value="1189265" table:style-name="ce1">
            <text:p>118926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zech Republic</text:p>
          </table:table-cell>
          <table:table-cell office:value-type="string" table:style-name="ce1">
            <text:p>CZE</text:p>
          </table:table-cell>
          <table:table-cell office:value-type="float" office:value="10327253" table:style-name="ce1">
            <text:p>10327253</text:p>
          </table:table-cell>
          <table:table-cell office:value-type="float" office:value="10315241" table:style-name="ce1">
            <text:p>10315241</text:p>
          </table:table-cell>
          <table:table-cell office:value-type="float" office:value="10304131" table:style-name="ce1">
            <text:p>10304131</text:p>
          </table:table-cell>
          <table:table-cell office:value-type="float" office:value="10294373" table:style-name="ce1">
            <text:p>10294373</text:p>
          </table:table-cell>
          <table:table-cell office:value-type="float" office:value="10283860" table:style-name="ce1">
            <text:p>10283860</text:p>
          </table:table-cell>
          <table:table-cell office:value-type="float" office:value="10255063" table:style-name="ce1">
            <text:p>10255063</text:p>
          </table:table-cell>
          <table:table-cell office:value-type="float" office:value="10216605" table:style-name="ce1">
            <text:p>10216605</text:p>
          </table:table-cell>
          <table:table-cell office:value-type="float" office:value="10196916" table:style-name="ce1">
            <text:p>10196916</text:p>
          </table:table-cell>
          <table:table-cell office:value-type="float" office:value="10193998" table:style-name="ce1">
            <text:p>10193998</text:p>
          </table:table-cell>
          <table:table-cell office:value-type="float" office:value="10197101" table:style-name="ce1">
            <text:p>10197101</text:p>
          </table:table-cell>
          <table:table-cell office:value-type="float" office:value="10211216" table:style-name="ce1">
            <text:p>10211216</text:p>
          </table:table-cell>
          <table:table-cell office:value-type="float" office:value="10238905" table:style-name="ce1">
            <text:p>10238905</text:p>
          </table:table-cell>
          <table:table-cell office:value-type="float" office:value="10298828" table:style-name="ce1">
            <text:p>10298828</text:p>
          </table:table-cell>
          <table:table-cell office:value-type="float" office:value="10384603" table:style-name="ce1">
            <text:p>10384603</text:p>
          </table:table-cell>
          <table:table-cell office:value-type="float" office:value="10443936" table:style-name="ce1">
            <text:p>10443936</text:p>
          </table:table-cell>
          <table:table-cell office:value-type="float" office:value="10474410" table:style-name="ce1">
            <text:p>10474410</text:p>
          </table:table-cell>
          <table:table-cell office:value-type="float" office:value="10496088" table:style-name="ce1">
            <text:p>10496088</text:p>
          </table:table-cell>
          <table:table-cell office:value-type="float" office:value="10510785" table:style-name="ce1">
            <text:p>10510785</text:p>
          </table:table-cell>
          <table:table-cell office:value-type="float" office:value="10514272" table:style-name="ce1">
            <text:p>10514272</text:p>
          </table:table-cell>
          <table:table-cell office:value-type="float" office:value="10525347" table:style-name="ce1">
            <text:p>10525347</text:p>
          </table:table-cell>
          <table:table-cell office:value-type="float" office:value="10546059" table:style-name="ce1">
            <text:p>10546059</text:p>
          </table:table-cell>
          <table:table-cell office:value-type="float" office:value="10566332" table:style-name="ce1">
            <text:p>10566332</text:p>
          </table:table-cell>
          <table:table-cell office:value-type="float" office:value="10594438" table:style-name="ce1">
            <text:p>10594438</text:p>
          </table:table-cell>
          <table:table-cell office:value-type="float" office:value="10629928" table:style-name="ce1">
            <text:p>1062992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ermany</text:p>
          </table:table-cell>
          <table:table-cell office:value-type="string" table:style-name="ce1">
            <text:p>DEU</text:p>
          </table:table-cell>
          <table:table-cell office:value-type="float" office:value="81678051" table:style-name="ce1">
            <text:p>81678051</text:p>
          </table:table-cell>
          <table:table-cell office:value-type="float" office:value="81914831" table:style-name="ce1">
            <text:p>81914831</text:p>
          </table:table-cell>
          <table:table-cell office:value-type="float" office:value="82034771" table:style-name="ce1">
            <text:p>82034771</text:p>
          </table:table-cell>
          <table:table-cell office:value-type="float" office:value="82047195" table:style-name="ce1">
            <text:p>82047195</text:p>
          </table:table-cell>
          <table:table-cell office:value-type="float" office:value="82100243" table:style-name="ce1">
            <text:p>82100243</text:p>
          </table:table-cell>
          <table:table-cell office:value-type="float" office:value="82211508" table:style-name="ce1">
            <text:p>82211508</text:p>
          </table:table-cell>
          <table:table-cell office:value-type="float" office:value="82349925" table:style-name="ce1">
            <text:p>82349925</text:p>
          </table:table-cell>
          <table:table-cell office:value-type="float" office:value="82488495" table:style-name="ce1">
            <text:p>82488495</text:p>
          </table:table-cell>
          <table:table-cell office:value-type="float" office:value="82534176" table:style-name="ce1">
            <text:p>82534176</text:p>
          </table:table-cell>
          <table:table-cell office:value-type="float" office:value="82516260" table:style-name="ce1">
            <text:p>82516260</text:p>
          </table:table-cell>
          <table:table-cell office:value-type="float" office:value="82469422" table:style-name="ce1">
            <text:p>82469422</text:p>
          </table:table-cell>
          <table:table-cell office:value-type="float" office:value="82376451" table:style-name="ce1">
            <text:p>82376451</text:p>
          </table:table-cell>
          <table:table-cell office:value-type="float" office:value="82266372" table:style-name="ce1">
            <text:p>82266372</text:p>
          </table:table-cell>
          <table:table-cell office:value-type="float" office:value="82110097" table:style-name="ce1">
            <text:p>82110097</text:p>
          </table:table-cell>
          <table:table-cell office:value-type="float" office:value="81902307" table:style-name="ce1">
            <text:p>81902307</text:p>
          </table:table-cell>
          <table:table-cell office:value-type="float" office:value="81776930" table:style-name="ce1">
            <text:p>81776930</text:p>
          </table:table-cell>
          <table:table-cell office:value-type="float" office:value="80274983" table:style-name="ce1">
            <text:p>80274983</text:p>
          </table:table-cell>
          <table:table-cell office:value-type="float" office:value="80425823" table:style-name="ce1">
            <text:p>80425823</text:p>
          </table:table-cell>
          <table:table-cell office:value-type="float" office:value="80645605" table:style-name="ce1">
            <text:p>80645605</text:p>
          </table:table-cell>
          <table:table-cell office:value-type="float" office:value="80982500" table:style-name="ce1">
            <text:p>80982500</text:p>
          </table:table-cell>
          <table:table-cell office:value-type="float" office:value="81686611" table:style-name="ce1">
            <text:p>81686611</text:p>
          </table:table-cell>
          <table:table-cell office:value-type="float" office:value="82348669" table:style-name="ce1">
            <text:p>82348669</text:p>
          </table:table-cell>
          <table:table-cell office:value-type="float" office:value="82657002" table:style-name="ce1">
            <text:p>82657002</text:p>
          </table:table-cell>
          <table:table-cell office:value-type="float" office:value="82905782" table:style-name="ce1">
            <text:p>8290578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jibouti</text:p>
          </table:table-cell>
          <table:table-cell office:value-type="string" table:style-name="ce1">
            <text:p>DJI</text:p>
          </table:table-cell>
          <table:table-cell office:value-type="float" office:value="630388" table:style-name="ce1">
            <text:p>630388</text:p>
          </table:table-cell>
          <table:table-cell office:value-type="float" office:value="643654" table:style-name="ce1">
            <text:p>643654</text:p>
          </table:table-cell>
          <table:table-cell office:value-type="float" office:value="660863" table:style-name="ce1">
            <text:p>660863</text:p>
          </table:table-cell>
          <table:table-cell office:value-type="float" office:value="680463" table:style-name="ce1">
            <text:p>680463</text:p>
          </table:table-cell>
          <table:table-cell office:value-type="float" office:value="699975" table:style-name="ce1">
            <text:p>699975</text:p>
          </table:table-cell>
          <table:table-cell office:value-type="float" office:value="717584" table:style-name="ce1">
            <text:p>717584</text:p>
          </table:table-cell>
          <table:table-cell office:value-type="float" office:value="733015" table:style-name="ce1">
            <text:p>733015</text:p>
          </table:table-cell>
          <table:table-cell office:value-type="float" office:value="746942" table:style-name="ce1">
            <text:p>746942</text:p>
          </table:table-cell>
          <table:table-cell office:value-type="float" office:value="759641" table:style-name="ce1">
            <text:p>759641</text:p>
          </table:table-cell>
          <table:table-cell office:value-type="float" office:value="771603" table:style-name="ce1">
            <text:p>771603</text:p>
          </table:table-cell>
          <table:table-cell office:value-type="float" office:value="783254" table:style-name="ce1">
            <text:p>783254</text:p>
          </table:table-cell>
          <table:table-cell office:value-type="float" office:value="794563" table:style-name="ce1">
            <text:p>794563</text:p>
          </table:table-cell>
          <table:table-cell office:value-type="float" office:value="805451" table:style-name="ce1">
            <text:p>805451</text:p>
          </table:table-cell>
          <table:table-cell office:value-type="float" office:value="816358" table:style-name="ce1">
            <text:p>816358</text:p>
          </table:table-cell>
          <table:table-cell office:value-type="float" office:value="827823" table:style-name="ce1">
            <text:p>827823</text:p>
          </table:table-cell>
          <table:table-cell office:value-type="float" office:value="840198" table:style-name="ce1">
            <text:p>840198</text:p>
          </table:table-cell>
          <table:table-cell office:value-type="float" office:value="853674" table:style-name="ce1">
            <text:p>853674</text:p>
          </table:table-cell>
          <table:table-cell office:value-type="float" office:value="868136" table:style-name="ce1">
            <text:p>868136</text:p>
          </table:table-cell>
          <table:table-cell office:value-type="float" office:value="883293" table:style-name="ce1">
            <text:p>883293</text:p>
          </table:table-cell>
          <table:table-cell office:value-type="float" office:value="898696" table:style-name="ce1">
            <text:p>898696</text:p>
          </table:table-cell>
          <table:table-cell office:value-type="float" office:value="913993" table:style-name="ce1">
            <text:p>913993</text:p>
          </table:table-cell>
          <table:table-cell office:value-type="float" office:value="929112" table:style-name="ce1">
            <text:p>929112</text:p>
          </table:table-cell>
          <table:table-cell office:value-type="float" office:value="944097" table:style-name="ce1">
            <text:p>944097</text:p>
          </table:table-cell>
          <table:table-cell office:value-type="float" office:value="958920" table:style-name="ce1">
            <text:p>95892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ominica</text:p>
          </table:table-cell>
          <table:table-cell office:value-type="string" table:style-name="ce1">
            <text:p>DMA</text:p>
          </table:table-cell>
          <table:table-cell office:value-type="float" office:value="71098" table:style-name="ce1">
            <text:p>71098</text:p>
          </table:table-cell>
          <table:table-cell office:value-type="float" office:value="70936" table:style-name="ce1">
            <text:p>70936</text:p>
          </table:table-cell>
          <table:table-cell office:value-type="float" office:value="70599" table:style-name="ce1">
            <text:p>70599</text:p>
          </table:table-cell>
          <table:table-cell office:value-type="float" office:value="70185" table:style-name="ce1">
            <text:p>70185</text:p>
          </table:table-cell>
          <table:table-cell office:value-type="float" office:value="69835" table:style-name="ce1">
            <text:p>69835</text:p>
          </table:table-cell>
          <table:table-cell office:value-type="float" office:value="69650" table:style-name="ce1">
            <text:p>69650</text:p>
          </table:table-cell>
          <table:table-cell office:value-type="float" office:value="69661" table:style-name="ce1">
            <text:p>69661</text:p>
          </table:table-cell>
          <table:table-cell office:value-type="float" office:value="69837" table:style-name="ce1">
            <text:p>69837</text:p>
          </table:table-cell>
          <table:table-cell office:value-type="float" office:value="70100" table:style-name="ce1">
            <text:p>70100</text:p>
          </table:table-cell>
          <table:table-cell office:value-type="float" office:value="70382" table:style-name="ce1">
            <text:p>70382</text:p>
          </table:table-cell>
          <table:table-cell office:value-type="float" office:value="70589" table:style-name="ce1">
            <text:p>70589</text:p>
          </table:table-cell>
          <table:table-cell office:value-type="float" office:value="70718" table:style-name="ce1">
            <text:p>70718</text:p>
          </table:table-cell>
          <table:table-cell office:value-type="float" office:value="70795" table:style-name="ce1">
            <text:p>70795</text:p>
          </table:table-cell>
          <table:table-cell office:value-type="float" office:value="70827" table:style-name="ce1">
            <text:p>70827</text:p>
          </table:table-cell>
          <table:table-cell office:value-type="float" office:value="70851" table:style-name="ce1">
            <text:p>70851</text:p>
          </table:table-cell>
          <table:table-cell office:value-type="float" office:value="70878" table:style-name="ce1">
            <text:p>70878</text:p>
          </table:table-cell>
          <table:table-cell office:value-type="float" office:value="70916" table:style-name="ce1">
            <text:p>70916</text:p>
          </table:table-cell>
          <table:table-cell office:value-type="float" office:value="70965" table:style-name="ce1">
            <text:p>70965</text:p>
          </table:table-cell>
          <table:table-cell office:value-type="float" office:value="71016" table:style-name="ce1">
            <text:p>71016</text:p>
          </table:table-cell>
          <table:table-cell office:value-type="float" office:value="71085" table:style-name="ce1">
            <text:p>71085</text:p>
          </table:table-cell>
          <table:table-cell office:value-type="float" office:value="71183" table:style-name="ce1">
            <text:p>71183</text:p>
          </table:table-cell>
          <table:table-cell office:value-type="float" office:value="71307" table:style-name="ce1">
            <text:p>71307</text:p>
          </table:table-cell>
          <table:table-cell office:value-type="float" office:value="71458" table:style-name="ce1">
            <text:p>71458</text:p>
          </table:table-cell>
          <table:table-cell office:value-type="float" office:value="71625" table:style-name="ce1">
            <text:p>7162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DNK</text:p>
          </table:table-cell>
          <table:table-cell office:value-type="float" office:value="5233373" table:style-name="ce1">
            <text:p>5233373</text:p>
          </table:table-cell>
          <table:table-cell office:value-type="float" office:value="5263074" table:style-name="ce1">
            <text:p>5263074</text:p>
          </table:table-cell>
          <table:table-cell office:value-type="float" office:value="5284991" table:style-name="ce1">
            <text:p>5284991</text:p>
          </table:table-cell>
          <table:table-cell office:value-type="float" office:value="5304219" table:style-name="ce1">
            <text:p>5304219</text:p>
          </table:table-cell>
          <table:table-cell office:value-type="float" office:value="5321799" table:style-name="ce1">
            <text:p>5321799</text:p>
          </table:table-cell>
          <table:table-cell office:value-type="float" office:value="5339616" table:style-name="ce1">
            <text:p>5339616</text:p>
          </table:table-cell>
          <table:table-cell office:value-type="float" office:value="5358783" table:style-name="ce1">
            <text:p>5358783</text:p>
          </table:table-cell>
          <table:table-cell office:value-type="float" office:value="5375931" table:style-name="ce1">
            <text:p>5375931</text:p>
          </table:table-cell>
          <table:table-cell office:value-type="float" office:value="5390574" table:style-name="ce1">
            <text:p>5390574</text:p>
          </table:table-cell>
          <table:table-cell office:value-type="float" office:value="5404523" table:style-name="ce1">
            <text:p>5404523</text:p>
          </table:table-cell>
          <table:table-cell office:value-type="float" office:value="5419432" table:style-name="ce1">
            <text:p>5419432</text:p>
          </table:table-cell>
          <table:table-cell office:value-type="float" office:value="5437272" table:style-name="ce1">
            <text:p>5437272</text:p>
          </table:table-cell>
          <table:table-cell office:value-type="float" office:value="5461438" table:style-name="ce1">
            <text:p>5461438</text:p>
          </table:table-cell>
          <table:table-cell office:value-type="float" office:value="5493621" table:style-name="ce1">
            <text:p>5493621</text:p>
          </table:table-cell>
          <table:table-cell office:value-type="float" office:value="5523095" table:style-name="ce1">
            <text:p>5523095</text:p>
          </table:table-cell>
          <table:table-cell office:value-type="float" office:value="5547683" table:style-name="ce1">
            <text:p>5547683</text:p>
          </table:table-cell>
          <table:table-cell office:value-type="float" office:value="5570572" table:style-name="ce1">
            <text:p>5570572</text:p>
          </table:table-cell>
          <table:table-cell office:value-type="float" office:value="5591572" table:style-name="ce1">
            <text:p>5591572</text:p>
          </table:table-cell>
          <table:table-cell office:value-type="float" office:value="5614932" table:style-name="ce1">
            <text:p>5614932</text:p>
          </table:table-cell>
          <table:table-cell office:value-type="float" office:value="5643475" table:style-name="ce1">
            <text:p>5643475</text:p>
          </table:table-cell>
          <table:table-cell office:value-type="float" office:value="5683483" table:style-name="ce1">
            <text:p>5683483</text:p>
          </table:table-cell>
          <table:table-cell office:value-type="float" office:value="5728010" table:style-name="ce1">
            <text:p>5728010</text:p>
          </table:table-cell>
          <table:table-cell office:value-type="float" office:value="5764980" table:style-name="ce1">
            <text:p>5764980</text:p>
          </table:table-cell>
          <table:table-cell office:value-type="float" office:value="5793636" table:style-name="ce1">
            <text:p>579363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string" table:style-name="ce1">
            <text:p>DOM</text:p>
          </table:table-cell>
          <table:table-cell office:value-type="float" office:value="7819247" table:style-name="ce1">
            <text:p>7819247</text:p>
          </table:table-cell>
          <table:table-cell office:value-type="float" office:value="7952763" table:style-name="ce1">
            <text:p>7952763</text:p>
          </table:table-cell>
          <table:table-cell office:value-type="float" office:value="8084407" table:style-name="ce1">
            <text:p>8084407</text:p>
          </table:table-cell>
          <table:table-cell office:value-type="float" office:value="8214426" table:style-name="ce1">
            <text:p>8214426</text:p>
          </table:table-cell>
          <table:table-cell office:value-type="float" office:value="8343283" table:style-name="ce1">
            <text:p>8343283</text:p>
          </table:table-cell>
          <table:table-cell office:value-type="float" office:value="8471321" table:style-name="ce1">
            <text:p>8471321</text:p>
          </table:table-cell>
          <table:table-cell office:value-type="float" office:value="8598601" table:style-name="ce1">
            <text:p>8598601</text:p>
          </table:table-cell>
          <table:table-cell office:value-type="float" office:value="8724975" table:style-name="ce1">
            <text:p>8724975</text:p>
          </table:table-cell>
          <table:table-cell office:value-type="float" office:value="8850317" table:style-name="ce1">
            <text:p>8850317</text:p>
          </table:table-cell>
          <table:table-cell office:value-type="float" office:value="8974444" table:style-name="ce1">
            <text:p>8974444</text:p>
          </table:table-cell>
          <table:table-cell office:value-type="float" office:value="9097257" table:style-name="ce1">
            <text:p>9097257</text:p>
          </table:table-cell>
          <table:table-cell office:value-type="float" office:value="9218686" table:style-name="ce1">
            <text:p>9218686</text:p>
          </table:table-cell>
          <table:table-cell office:value-type="float" office:value="9338861" table:style-name="ce1">
            <text:p>9338861</text:p>
          </table:table-cell>
          <table:table-cell office:value-type="float" office:value="9458075" table:style-name="ce1">
            <text:p>9458075</text:p>
          </table:table-cell>
          <table:table-cell office:value-type="float" office:value="9576737" table:style-name="ce1">
            <text:p>9576737</text:p>
          </table:table-cell>
          <table:table-cell office:value-type="float" office:value="9695121" table:style-name="ce1">
            <text:p>9695121</text:p>
          </table:table-cell>
          <table:table-cell office:value-type="float" office:value="9813210" table:style-name="ce1">
            <text:p>9813210</text:p>
          </table:table-cell>
          <table:table-cell office:value-type="float" office:value="9930911" table:style-name="ce1">
            <text:p>9930911</text:p>
          </table:table-cell>
          <table:table-cell office:value-type="float" office:value="10048224" table:style-name="ce1">
            <text:p>10048224</text:p>
          </table:table-cell>
          <table:table-cell office:value-type="float" office:value="10165178" table:style-name="ce1">
            <text:p>10165178</text:p>
          </table:table-cell>
          <table:table-cell office:value-type="float" office:value="10281680" table:style-name="ce1">
            <text:p>10281680</text:p>
          </table:table-cell>
          <table:table-cell office:value-type="float" office:value="10397743" table:style-name="ce1">
            <text:p>10397743</text:p>
          </table:table-cell>
          <table:table-cell office:value-type="float" office:value="10513131" table:style-name="ce1">
            <text:p>10513131</text:p>
          </table:table-cell>
          <table:table-cell office:value-type="float" office:value="10627165" table:style-name="ce1">
            <text:p>1062716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lgeria</text:p>
          </table:table-cell>
          <table:table-cell office:value-type="string" table:style-name="ce1">
            <text:p>DZA</text:p>
          </table:table-cell>
          <table:table-cell office:value-type="float" office:value="28757785" table:style-name="ce1">
            <text:p>28757785</text:p>
          </table:table-cell>
          <table:table-cell office:value-type="float" office:value="29266405" table:style-name="ce1">
            <text:p>29266405</text:p>
          </table:table-cell>
          <table:table-cell office:value-type="float" office:value="29742979" table:style-name="ce1">
            <text:p>29742979</text:p>
          </table:table-cell>
          <table:table-cell office:value-type="float" office:value="30192754" table:style-name="ce1">
            <text:p>30192754</text:p>
          </table:table-cell>
          <table:table-cell office:value-type="float" office:value="30623406" table:style-name="ce1">
            <text:p>30623406</text:p>
          </table:table-cell>
          <table:table-cell office:value-type="float" office:value="31042235" table:style-name="ce1">
            <text:p>31042235</text:p>
          </table:table-cell>
          <table:table-cell office:value-type="float" office:value="31451514" table:style-name="ce1">
            <text:p>31451514</text:p>
          </table:table-cell>
          <table:table-cell office:value-type="float" office:value="31855109" table:style-name="ce1">
            <text:p>31855109</text:p>
          </table:table-cell>
          <table:table-cell office:value-type="float" office:value="32264157" table:style-name="ce1">
            <text:p>32264157</text:p>
          </table:table-cell>
          <table:table-cell office:value-type="float" office:value="32692163" table:style-name="ce1">
            <text:p>32692163</text:p>
          </table:table-cell>
          <table:table-cell office:value-type="float" office:value="33149724" table:style-name="ce1">
            <text:p>33149724</text:p>
          </table:table-cell>
          <table:table-cell office:value-type="float" office:value="33641002" table:style-name="ce1">
            <text:p>33641002</text:p>
          </table:table-cell>
          <table:table-cell office:value-type="float" office:value="34166972" table:style-name="ce1">
            <text:p>34166972</text:p>
          </table:table-cell>
          <table:table-cell office:value-type="float" office:value="34730608" table:style-name="ce1">
            <text:p>34730608</text:p>
          </table:table-cell>
          <table:table-cell office:value-type="float" office:value="35333881" table:style-name="ce1">
            <text:p>35333881</text:p>
          </table:table-cell>
          <table:table-cell office:value-type="float" office:value="35977455" table:style-name="ce1">
            <text:p>35977455</text:p>
          </table:table-cell>
          <table:table-cell office:value-type="float" office:value="36661444" table:style-name="ce1">
            <text:p>36661444</text:p>
          </table:table-cell>
          <table:table-cell office:value-type="float" office:value="37383887" table:style-name="ce1">
            <text:p>37383887</text:p>
          </table:table-cell>
          <table:table-cell office:value-type="float" office:value="38140132" table:style-name="ce1">
            <text:p>38140132</text:p>
          </table:table-cell>
          <table:table-cell office:value-type="float" office:value="38923687" table:style-name="ce1">
            <text:p>38923687</text:p>
          </table:table-cell>
          <table:table-cell office:value-type="float" office:value="39728025" table:style-name="ce1">
            <text:p>39728025</text:p>
          </table:table-cell>
          <table:table-cell office:value-type="float" office:value="40551404" table:style-name="ce1">
            <text:p>40551404</text:p>
          </table:table-cell>
          <table:table-cell office:value-type="float" office:value="41389198" table:style-name="ce1">
            <text:p>41389198</text:p>
          </table:table-cell>
          <table:table-cell office:value-type="float" office:value="42228429" table:style-name="ce1">
            <text:p>4222842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ast Asia &amp; Pacific (excluding high income)</text:p>
          </table:table-cell>
          <table:table-cell office:value-type="string" table:style-name="ce1">
            <text:p>EAP</text:p>
          </table:table-cell>
          <table:table-cell office:value-type="float" office:value="1717912312" table:style-name="ce1">
            <text:p>1717912312</text:p>
          </table:table-cell>
          <table:table-cell office:value-type="float" office:value="1738960485" table:style-name="ce1">
            <text:p>1738960485</text:p>
          </table:table-cell>
          <table:table-cell office:value-type="float" office:value="1759761226" table:style-name="ce1">
            <text:p>1759761226</text:p>
          </table:table-cell>
          <table:table-cell office:value-type="float" office:value="1779799008" table:style-name="ce1">
            <text:p>1779799008</text:p>
          </table:table-cell>
          <table:table-cell office:value-type="float" office:value="1798649990" table:style-name="ce1">
            <text:p>1798649990</text:p>
          </table:table-cell>
          <table:table-cell office:value-type="float" office:value="1816466142" table:style-name="ce1">
            <text:p>1816466142</text:p>
          </table:table-cell>
          <table:table-cell office:value-type="float" office:value="1833433229" table:style-name="ce1">
            <text:p>1833433229</text:p>
          </table:table-cell>
          <table:table-cell office:value-type="float" office:value="1849617640" table:style-name="ce1">
            <text:p>1849617640</text:p>
          </table:table-cell>
          <table:table-cell office:value-type="float" office:value="1865142700" table:style-name="ce1">
            <text:p>1865142700</text:p>
          </table:table-cell>
          <table:table-cell office:value-type="float" office:value="1880258797" table:style-name="ce1">
            <text:p>1880258797</text:p>
          </table:table-cell>
          <table:table-cell office:value-type="float" office:value="1895285323" table:style-name="ce1">
            <text:p>1895285323</text:p>
          </table:table-cell>
          <table:table-cell office:value-type="float" office:value="1909901290" table:style-name="ce1">
            <text:p>1909901290</text:p>
          </table:table-cell>
          <table:table-cell office:value-type="float" office:value="1924028068" table:style-name="ce1">
            <text:p>1924028068</text:p>
          </table:table-cell>
          <table:table-cell office:value-type="float" office:value="1938067140" table:style-name="ce1">
            <text:p>1938067140</text:p>
          </table:table-cell>
          <table:table-cell office:value-type="float" office:value="1952027348" table:style-name="ce1">
            <text:p>1952027348</text:p>
          </table:table-cell>
          <table:table-cell office:value-type="float" office:value="1965964309" table:style-name="ce1">
            <text:p>1965964309</text:p>
          </table:table-cell>
          <table:table-cell office:value-type="float" office:value="1980045666" table:style-name="ce1">
            <text:p>1980045666</text:p>
          </table:table-cell>
          <table:table-cell office:value-type="float" office:value="1994401378" table:style-name="ce1">
            <text:p>1994401378</text:p>
          </table:table-cell>
          <table:table-cell office:value-type="float" office:value="2008932012" table:style-name="ce1">
            <text:p>2008932012</text:p>
          </table:table-cell>
          <table:table-cell office:value-type="float" office:value="2023609315" table:style-name="ce1">
            <text:p>2023609315</text:p>
          </table:table-cell>
          <table:table-cell office:value-type="float" office:value="2038202511" table:style-name="ce1">
            <text:p>2038202511</text:p>
          </table:table-cell>
          <table:table-cell office:value-type="float" office:value="2053116851" table:style-name="ce1">
            <text:p>2053116851</text:p>
          </table:table-cell>
          <table:table-cell office:value-type="float" office:value="2068155660" table:style-name="ce1">
            <text:p>2068155660</text:p>
          </table:table-cell>
          <table:table-cell office:value-type="float" office:value="2081651801" table:style-name="ce1">
            <text:p>208165180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arly-demographic dividend</text:p>
          </table:table-cell>
          <table:table-cell office:value-type="string" table:style-name="ce1">
            <text:p>EAR</text:p>
          </table:table-cell>
          <table:table-cell office:value-type="float" office:value="2250115643" table:style-name="ce1">
            <text:p>2250115643</text:p>
          </table:table-cell>
          <table:table-cell office:value-type="float" office:value="2294686411" table:style-name="ce1">
            <text:p>2294686411</text:p>
          </table:table-cell>
          <table:table-cell office:value-type="float" office:value="2339478706" table:style-name="ce1">
            <text:p>2339478706</text:p>
          </table:table-cell>
          <table:table-cell office:value-type="float" office:value="2384215228" table:style-name="ce1">
            <text:p>2384215228</text:p>
          </table:table-cell>
          <table:table-cell office:value-type="float" office:value="2428682278" table:style-name="ce1">
            <text:p>2428682278</text:p>
          </table:table-cell>
          <table:table-cell office:value-type="float" office:value="2472913805" table:style-name="ce1">
            <text:p>2472913805</text:p>
          </table:table-cell>
          <table:table-cell office:value-type="float" office:value="2516715617" table:style-name="ce1">
            <text:p>2516715617</text:p>
          </table:table-cell>
          <table:table-cell office:value-type="float" office:value="2560162782" table:style-name="ce1">
            <text:p>2560162782</text:p>
          </table:table-cell>
          <table:table-cell office:value-type="float" office:value="2603385880" table:style-name="ce1">
            <text:p>2603385880</text:p>
          </table:table-cell>
          <table:table-cell office:value-type="float" office:value="2646598382" table:style-name="ce1">
            <text:p>2646598382</text:p>
          </table:table-cell>
          <table:table-cell office:value-type="float" office:value="2689939785" table:style-name="ce1">
            <text:p>2689939785</text:p>
          </table:table-cell>
          <table:table-cell office:value-type="float" office:value="2733462527" table:style-name="ce1">
            <text:p>2733462527</text:p>
          </table:table-cell>
          <table:table-cell office:value-type="float" office:value="2777145806" table:style-name="ce1">
            <text:p>2777145806</text:p>
          </table:table-cell>
          <table:table-cell office:value-type="float" office:value="2820903724" table:style-name="ce1">
            <text:p>2820903724</text:p>
          </table:table-cell>
          <table:table-cell office:value-type="float" office:value="2864614907" table:style-name="ce1">
            <text:p>2864614907</text:p>
          </table:table-cell>
          <table:table-cell office:value-type="float" office:value="2908287643" table:style-name="ce1">
            <text:p>2908287643</text:p>
          </table:table-cell>
          <table:table-cell office:value-type="float" office:value="2951856336" table:style-name="ce1">
            <text:p>2951856336</text:p>
          </table:table-cell>
          <table:table-cell office:value-type="float" office:value="2994852889" table:style-name="ce1">
            <text:p>2994852889</text:p>
          </table:table-cell>
          <table:table-cell office:value-type="float" office:value="3037662926" table:style-name="ce1">
            <text:p>3037662926</text:p>
          </table:table-cell>
          <table:table-cell office:value-type="float" office:value="3080325473" table:style-name="ce1">
            <text:p>3080325473</text:p>
          </table:table-cell>
          <table:table-cell office:value-type="float" office:value="3122841922" table:style-name="ce1">
            <text:p>3122841922</text:p>
          </table:table-cell>
          <table:table-cell office:value-type="float" office:value="3165142287" table:style-name="ce1">
            <text:p>3165142287</text:p>
          </table:table-cell>
          <table:table-cell office:value-type="float" office:value="3207188541" table:style-name="ce1">
            <text:p>3207188541</text:p>
          </table:table-cell>
          <table:table-cell office:value-type="float" office:value="3249139605" table:style-name="ce1">
            <text:p>324913960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ast Asia &amp; Pacific</text:p>
          </table:table-cell>
          <table:table-cell office:value-type="string" table:style-name="ce1">
            <text:p>EAS</text:p>
          </table:table-cell>
          <table:table-cell office:value-type="float" office:value="1942431457" table:style-name="ce1">
            <text:p>1942431457</text:p>
          </table:table-cell>
          <table:table-cell office:value-type="float" office:value="1965146504" table:style-name="ce1">
            <text:p>1965146504</text:p>
          </table:table-cell>
          <table:table-cell office:value-type="float" office:value="1987315562" table:style-name="ce1">
            <text:p>1987315562</text:p>
          </table:table-cell>
          <table:table-cell office:value-type="float" office:value="2008705489" table:style-name="ce1">
            <text:p>2008705489</text:p>
          </table:table-cell>
          <table:table-cell office:value-type="float" office:value="2028650274" table:style-name="ce1">
            <text:p>2028650274</text:p>
          </table:table-cell>
          <table:table-cell office:value-type="float" office:value="2047640119" table:style-name="ce1">
            <text:p>2047640119</text:p>
          </table:table-cell>
          <table:table-cell office:value-type="float" office:value="2065912076" table:style-name="ce1">
            <text:p>2065912076</text:p>
          </table:table-cell>
          <table:table-cell office:value-type="float" office:value="2083186112" table:style-name="ce1">
            <text:p>2083186112</text:p>
          </table:table-cell>
          <table:table-cell office:value-type="float" office:value="2099602439" table:style-name="ce1">
            <text:p>2099602439</text:p>
          </table:table-cell>
          <table:table-cell office:value-type="float" office:value="2115458616" table:style-name="ce1">
            <text:p>2115458616</text:p>
          </table:table-cell>
          <table:table-cell office:value-type="float" office:value="2131146832" table:style-name="ce1">
            <text:p>2131146832</text:p>
          </table:table-cell>
          <table:table-cell office:value-type="float" office:value="2146744075" table:style-name="ce1">
            <text:p>2146744075</text:p>
          </table:table-cell>
          <table:table-cell office:value-type="float" office:value="2161785573" table:style-name="ce1">
            <text:p>2161785573</text:p>
          </table:table-cell>
          <table:table-cell office:value-type="float" office:value="2177119142" table:style-name="ce1">
            <text:p>2177119142</text:p>
          </table:table-cell>
          <table:table-cell office:value-type="float" office:value="2192059415" table:style-name="ce1">
            <text:p>2192059415</text:p>
          </table:table-cell>
          <table:table-cell office:value-type="float" office:value="2206884624" table:style-name="ce1">
            <text:p>2206884624</text:p>
          </table:table-cell>
          <table:table-cell office:value-type="float" office:value="2221673110" table:style-name="ce1">
            <text:p>2221673110</text:p>
          </table:table-cell>
          <table:table-cell office:value-type="float" office:value="2236819053" table:style-name="ce1">
            <text:p>2236819053</text:p>
          </table:table-cell>
          <table:table-cell office:value-type="float" office:value="2252046977" table:style-name="ce1">
            <text:p>2252046977</text:p>
          </table:table-cell>
          <table:table-cell office:value-type="float" office:value="2267482299" table:style-name="ce1">
            <text:p>2267482299</text:p>
          </table:table-cell>
          <table:table-cell office:value-type="float" office:value="2282855831" table:style-name="ce1">
            <text:p>2282855831</text:p>
          </table:table-cell>
          <table:table-cell office:value-type="float" office:value="2298486142" table:style-name="ce1">
            <text:p>2298486142</text:p>
          </table:table-cell>
          <table:table-cell office:value-type="float" office:value="2314097713" table:style-name="ce1">
            <text:p>2314097713</text:p>
          </table:table-cell>
          <table:table-cell office:value-type="float" office:value="2328138066" table:style-name="ce1">
            <text:p>232813806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ope &amp; Central Asia (excluding high income)</text:p>
          </table:table-cell>
          <table:table-cell office:value-type="string" table:style-name="ce1">
            <text:p>ECA</text:p>
          </table:table-cell>
          <table:table-cell office:value-type="float" office:value="390571027" table:style-name="ce1">
            <text:p>390571027</text:p>
          </table:table-cell>
          <table:table-cell office:value-type="float" office:value="390931357" table:style-name="ce1">
            <text:p>390931357</text:p>
          </table:table-cell>
          <table:table-cell office:value-type="float" office:value="391288396" table:style-name="ce1">
            <text:p>391288396</text:p>
          </table:table-cell>
          <table:table-cell office:value-type="float" office:value="391525568" table:style-name="ce1">
            <text:p>391525568</text:p>
          </table:table-cell>
          <table:table-cell office:value-type="float" office:value="391494440" table:style-name="ce1">
            <text:p>391494440</text:p>
          </table:table-cell>
          <table:table-cell office:value-type="float" office:value="391585675" table:style-name="ce1">
            <text:p>391585675</text:p>
          </table:table-cell>
          <table:table-cell office:value-type="float" office:value="391336348" table:style-name="ce1">
            <text:p>391336348</text:p>
          </table:table-cell>
          <table:table-cell office:value-type="float" office:value="391008420" table:style-name="ce1">
            <text:p>391008420</text:p>
          </table:table-cell>
          <table:table-cell office:value-type="float" office:value="391171896" table:style-name="ce1">
            <text:p>391171896</text:p>
          </table:table-cell>
          <table:table-cell office:value-type="float" office:value="391535183" table:style-name="ce1">
            <text:p>391535183</text:p>
          </table:table-cell>
          <table:table-cell office:value-type="float" office:value="391951910" table:style-name="ce1">
            <text:p>391951910</text:p>
          </table:table-cell>
          <table:table-cell office:value-type="float" office:value="392511755" table:style-name="ce1">
            <text:p>392511755</text:p>
          </table:table-cell>
          <table:table-cell office:value-type="float" office:value="393215556" table:style-name="ce1">
            <text:p>393215556</text:p>
          </table:table-cell>
          <table:table-cell office:value-type="float" office:value="394289675" table:style-name="ce1">
            <text:p>394289675</text:p>
          </table:table-cell>
          <table:table-cell office:value-type="float" office:value="396042136" table:style-name="ce1">
            <text:p>396042136</text:p>
          </table:table-cell>
          <table:table-cell office:value-type="float" office:value="398082580" table:style-name="ce1">
            <text:p>398082580</text:p>
          </table:table-cell>
          <table:table-cell office:value-type="float" office:value="400312584" table:style-name="ce1">
            <text:p>400312584</text:p>
          </table:table-cell>
          <table:table-cell office:value-type="float" office:value="402565808" table:style-name="ce1">
            <text:p>402565808</text:p>
          </table:table-cell>
          <table:table-cell office:value-type="float" office:value="405078322" table:style-name="ce1">
            <text:p>405078322</text:p>
          </table:table-cell>
          <table:table-cell office:value-type="float" office:value="407578609" table:style-name="ce1">
            <text:p>407578609</text:p>
          </table:table-cell>
          <table:table-cell office:value-type="float" office:value="410124886" table:style-name="ce1">
            <text:p>410124886</text:p>
          </table:table-cell>
          <table:table-cell office:value-type="float" office:value="412611566" table:style-name="ce1">
            <text:p>412611566</text:p>
          </table:table-cell>
          <table:table-cell office:value-type="float" office:value="414916897" table:style-name="ce1">
            <text:p>414916897</text:p>
          </table:table-cell>
          <table:table-cell office:value-type="float" office:value="416944914" table:style-name="ce1">
            <text:p>41694491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ope &amp; Central Asia</text:p>
          </table:table-cell>
          <table:table-cell office:value-type="string" table:style-name="ce1">
            <text:p>ECS</text:p>
          </table:table-cell>
          <table:table-cell office:value-type="float" office:value="855490089" table:style-name="ce1">
            <text:p>855490089</text:p>
          </table:table-cell>
          <table:table-cell office:value-type="float" office:value="856856191" table:style-name="ce1">
            <text:p>856856191</text:p>
          </table:table-cell>
          <table:table-cell office:value-type="float" office:value="858164188" table:style-name="ce1">
            <text:p>858164188</text:p>
          </table:table-cell>
          <table:table-cell office:value-type="float" office:value="859297100" table:style-name="ce1">
            <text:p>859297100</text:p>
          </table:table-cell>
          <table:table-cell office:value-type="float" office:value="860318191" table:style-name="ce1">
            <text:p>860318191</text:p>
          </table:table-cell>
          <table:table-cell office:value-type="float" office:value="861277584" table:style-name="ce1">
            <text:p>861277584</text:p>
          </table:table-cell>
          <table:table-cell office:value-type="float" office:value="862369006" table:style-name="ce1">
            <text:p>862369006</text:p>
          </table:table-cell>
          <table:table-cell office:value-type="float" office:value="863936419" table:style-name="ce1">
            <text:p>863936419</text:p>
          </table:table-cell>
          <table:table-cell office:value-type="float" office:value="866215330" table:style-name="ce1">
            <text:p>866215330</text:p>
          </table:table-cell>
          <table:table-cell office:value-type="float" office:value="868807868" table:style-name="ce1">
            <text:p>868807868</text:p>
          </table:table-cell>
          <table:table-cell office:value-type="float" office:value="871456320" table:style-name="ce1">
            <text:p>871456320</text:p>
          </table:table-cell>
          <table:table-cell office:value-type="float" office:value="874157056" table:style-name="ce1">
            <text:p>874157056</text:p>
          </table:table-cell>
          <table:table-cell office:value-type="float" office:value="877300641" table:style-name="ce1">
            <text:p>877300641</text:p>
          </table:table-cell>
          <table:table-cell office:value-type="float" office:value="880829117" table:style-name="ce1">
            <text:p>880829117</text:p>
          </table:table-cell>
          <table:table-cell office:value-type="float" office:value="884469337" table:style-name="ce1">
            <text:p>884469337</text:p>
          </table:table-cell>
          <table:table-cell office:value-type="float" office:value="887926760" table:style-name="ce1">
            <text:p>887926760</text:p>
          </table:table-cell>
          <table:table-cell office:value-type="float" office:value="890162680" table:style-name="ce1">
            <text:p>890162680</text:p>
          </table:table-cell>
          <table:table-cell office:value-type="float" office:value="893786649" table:style-name="ce1">
            <text:p>893786649</text:p>
          </table:table-cell>
          <table:table-cell office:value-type="float" office:value="898066267" table:style-name="ce1">
            <text:p>898066267</text:p>
          </table:table-cell>
          <table:table-cell office:value-type="float" office:value="902415636" table:style-name="ce1">
            <text:p>902415636</text:p>
          </table:table-cell>
          <table:table-cell office:value-type="float" office:value="906721013" table:style-name="ce1">
            <text:p>906721013</text:p>
          </table:table-cell>
          <table:table-cell office:value-type="float" office:value="910940725" table:style-name="ce1">
            <text:p>910940725</text:p>
          </table:table-cell>
          <table:table-cell office:value-type="float" office:value="914626123" table:style-name="ce1">
            <text:p>914626123</text:p>
          </table:table-cell>
          <table:table-cell office:value-type="float" office:value="917973802" table:style-name="ce1">
            <text:p>91797380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ECU</text:p>
          </table:table-cell>
          <table:table-cell office:value-type="float" office:value="11455204" table:style-name="ce1">
            <text:p>11455204</text:p>
          </table:table-cell>
          <table:table-cell office:value-type="float" office:value="11703174" table:style-name="ce1">
            <text:p>11703174</text:p>
          </table:table-cell>
          <table:table-cell office:value-type="float" office:value="11951452" table:style-name="ce1">
            <text:p>11951452</text:p>
          </table:table-cell>
          <table:table-cell office:value-type="float" office:value="12198449" table:style-name="ce1">
            <text:p>12198449</text:p>
          </table:table-cell>
          <table:table-cell office:value-type="float" office:value="12442115" table:style-name="ce1">
            <text:p>12442115</text:p>
          </table:table-cell>
          <table:table-cell office:value-type="float" office:value="12681123" table:style-name="ce1">
            <text:p>12681123</text:p>
          </table:table-cell>
          <table:table-cell office:value-type="float" office:value="12914667" table:style-name="ce1">
            <text:p>12914667</text:p>
          </table:table-cell>
          <table:table-cell office:value-type="float" office:value="13143465" table:style-name="ce1">
            <text:p>13143465</text:p>
          </table:table-cell>
          <table:table-cell office:value-type="float" office:value="13369678" table:style-name="ce1">
            <text:p>13369678</text:p>
          </table:table-cell>
          <table:table-cell office:value-type="float" office:value="13596388" table:style-name="ce1">
            <text:p>13596388</text:p>
          </table:table-cell>
          <table:table-cell office:value-type="float" office:value="13825847" table:style-name="ce1">
            <text:p>13825847</text:p>
          </table:table-cell>
          <table:table-cell office:value-type="float" office:value="14059384" table:style-name="ce1">
            <text:p>14059384</text:p>
          </table:table-cell>
          <table:table-cell office:value-type="float" office:value="14296557" table:style-name="ce1">
            <text:p>14296557</text:p>
          </table:table-cell>
          <table:table-cell office:value-type="float" office:value="14535739" table:style-name="ce1">
            <text:p>14535739</text:p>
          </table:table-cell>
          <table:table-cell office:value-type="float" office:value="14774424" table:style-name="ce1">
            <text:p>14774424</text:p>
          </table:table-cell>
          <table:table-cell office:value-type="float" office:value="15011117" table:style-name="ce1">
            <text:p>15011117</text:p>
          </table:table-cell>
          <table:table-cell office:value-type="float" office:value="15243883" table:style-name="ce1">
            <text:p>15243883</text:p>
          </table:table-cell>
          <table:table-cell office:value-type="float" office:value="15474102" table:style-name="ce1">
            <text:p>15474102</text:p>
          </table:table-cell>
          <table:table-cell office:value-type="float" office:value="15707474" table:style-name="ce1">
            <text:p>15707474</text:p>
          </table:table-cell>
          <table:table-cell office:value-type="float" office:value="15951838" table:style-name="ce1">
            <text:p>15951838</text:p>
          </table:table-cell>
          <table:table-cell office:value-type="float" office:value="16212020" table:style-name="ce1">
            <text:p>16212020</text:p>
          </table:table-cell>
          <table:table-cell office:value-type="float" office:value="16491115" table:style-name="ce1">
            <text:p>16491115</text:p>
          </table:table-cell>
          <table:table-cell office:value-type="float" office:value="16785361" table:style-name="ce1">
            <text:p>16785361</text:p>
          </table:table-cell>
          <table:table-cell office:value-type="float" office:value="17084357" table:style-name="ce1">
            <text:p>1708435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gypt, Arab Rep.</text:p>
          </table:table-cell>
          <table:table-cell office:value-type="string" table:style-name="ce1">
            <text:p>EGY</text:p>
          </table:table-cell>
          <table:table-cell office:value-type="float" office:value="62334034" table:style-name="ce1">
            <text:p>62334034</text:p>
          </table:table-cell>
          <table:table-cell office:value-type="float" office:value="63601629" table:style-name="ce1">
            <text:p>63601629</text:p>
          </table:table-cell>
          <table:table-cell office:value-type="float" office:value="64892270" table:style-name="ce1">
            <text:p>64892270</text:p>
          </table:table-cell>
          <table:table-cell office:value-type="float" office:value="66200269" table:style-name="ce1">
            <text:p>66200269</text:p>
          </table:table-cell>
          <table:table-cell office:value-type="float" office:value="67515591" table:style-name="ce1">
            <text:p>67515591</text:p>
          </table:table-cell>
          <table:table-cell office:value-type="float" office:value="68831561" table:style-name="ce1">
            <text:p>68831561</text:p>
          </table:table-cell>
          <table:table-cell office:value-type="float" office:value="70152661" table:style-name="ce1">
            <text:p>70152661</text:p>
          </table:table-cell>
          <table:table-cell office:value-type="float" office:value="71485043" table:style-name="ce1">
            <text:p>71485043</text:p>
          </table:table-cell>
          <table:table-cell office:value-type="float" office:value="72826097" table:style-name="ce1">
            <text:p>72826097</text:p>
          </table:table-cell>
          <table:table-cell office:value-type="float" office:value="74172073" table:style-name="ce1">
            <text:p>74172073</text:p>
          </table:table-cell>
          <table:table-cell office:value-type="float" office:value="75523569" table:style-name="ce1">
            <text:p>75523569</text:p>
          </table:table-cell>
          <table:table-cell office:value-type="float" office:value="76873663" table:style-name="ce1">
            <text:p>76873663</text:p>
          </table:table-cell>
          <table:table-cell office:value-type="float" office:value="78232126" table:style-name="ce1">
            <text:p>78232126</text:p>
          </table:table-cell>
          <table:table-cell office:value-type="float" office:value="79636079" table:style-name="ce1">
            <text:p>79636079</text:p>
          </table:table-cell>
          <table:table-cell office:value-type="float" office:value="81134798" table:style-name="ce1">
            <text:p>81134798</text:p>
          </table:table-cell>
          <table:table-cell office:value-type="float" office:value="82761235" table:style-name="ce1">
            <text:p>82761235</text:p>
          </table:table-cell>
          <table:table-cell office:value-type="float" office:value="84529250" table:style-name="ce1">
            <text:p>84529250</text:p>
          </table:table-cell>
          <table:table-cell office:value-type="float" office:value="86422240" table:style-name="ce1">
            <text:p>86422240</text:p>
          </table:table-cell>
          <table:table-cell office:value-type="float" office:value="88404640" table:style-name="ce1">
            <text:p>88404640</text:p>
          </table:table-cell>
          <table:table-cell office:value-type="float" office:value="90424654" table:style-name="ce1">
            <text:p>90424654</text:p>
          </table:table-cell>
          <table:table-cell office:value-type="float" office:value="92442547" table:style-name="ce1">
            <text:p>92442547</text:p>
          </table:table-cell>
          <table:table-cell office:value-type="float" office:value="94447072" table:style-name="ce1">
            <text:p>94447072</text:p>
          </table:table-cell>
          <table:table-cell office:value-type="float" office:value="96442593" table:style-name="ce1">
            <text:p>96442593</text:p>
          </table:table-cell>
          <table:table-cell office:value-type="float" office:value="98423595" table:style-name="ce1">
            <text:p>9842359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o area</text:p>
          </table:table-cell>
          <table:table-cell office:value-type="string" table:style-name="ce1">
            <text:p>EMU</text:p>
          </table:table-cell>
          <table:table-cell office:value-type="float" office:value="317181448" table:style-name="ce1">
            <text:p>317181448</text:p>
          </table:table-cell>
          <table:table-cell office:value-type="float" office:value="318003015" table:style-name="ce1">
            <text:p>318003015</text:p>
          </table:table-cell>
          <table:table-cell office:value-type="float" office:value="318761762" table:style-name="ce1">
            <text:p>318761762</text:p>
          </table:table-cell>
          <table:table-cell office:value-type="float" office:value="319433981" table:style-name="ce1">
            <text:p>319433981</text:p>
          </table:table-cell>
          <table:table-cell office:value-type="float" office:value="320258898" table:style-name="ce1">
            <text:p>320258898</text:p>
          </table:table-cell>
          <table:table-cell office:value-type="float" office:value="321310791" table:style-name="ce1">
            <text:p>321310791</text:p>
          </table:table-cell>
          <table:table-cell office:value-type="float" office:value="322547874" table:style-name="ce1">
            <text:p>322547874</text:p>
          </table:table-cell>
          <table:table-cell office:value-type="float" office:value="324125336" table:style-name="ce1">
            <text:p>324125336</text:p>
          </table:table-cell>
          <table:table-cell office:value-type="float" office:value="325885964" table:style-name="ce1">
            <text:p>325885964</text:p>
          </table:table-cell>
          <table:table-cell office:value-type="float" office:value="327682505" table:style-name="ce1">
            <text:p>327682505</text:p>
          </table:table-cell>
          <table:table-cell office:value-type="float" office:value="329380417" table:style-name="ce1">
            <text:p>329380417</text:p>
          </table:table-cell>
          <table:table-cell office:value-type="float" office:value="330922789" table:style-name="ce1">
            <text:p>330922789</text:p>
          </table:table-cell>
          <table:table-cell office:value-type="float" office:value="332645165" table:style-name="ce1">
            <text:p>332645165</text:p>
          </table:table-cell>
          <table:table-cell office:value-type="float" office:value="334274725" table:style-name="ce1">
            <text:p>334274725</text:p>
          </table:table-cell>
          <table:table-cell office:value-type="float" office:value="335360890" table:style-name="ce1">
            <text:p>335360890</text:p>
          </table:table-cell>
          <table:table-cell office:value-type="float" office:value="336151479" table:style-name="ce1">
            <text:p>336151479</text:p>
          </table:table-cell>
          <table:table-cell office:value-type="float" office:value="335419643" table:style-name="ce1">
            <text:p>335419643</text:p>
          </table:table-cell>
          <table:table-cell office:value-type="float" office:value="336159194" table:style-name="ce1">
            <text:p>336159194</text:p>
          </table:table-cell>
          <table:table-cell office:value-type="float" office:value="337302113" table:style-name="ce1">
            <text:p>337302113</text:p>
          </table:table-cell>
          <table:table-cell office:value-type="float" office:value="338462222" table:style-name="ce1">
            <text:p>338462222</text:p>
          </table:table-cell>
          <table:table-cell office:value-type="float" office:value="339488380" table:style-name="ce1">
            <text:p>339488380</text:p>
          </table:table-cell>
          <table:table-cell office:value-type="float" office:value="340478905" table:style-name="ce1">
            <text:p>340478905</text:p>
          </table:table-cell>
          <table:table-cell office:value-type="float" office:value="341164362" table:style-name="ce1">
            <text:p>341164362</text:p>
          </table:table-cell>
          <table:table-cell office:value-type="float" office:value="341858176" table:style-name="ce1">
            <text:p>34185817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ritrea</text:p>
          </table:table-cell>
          <table:table-cell office:value-type="string" table:style-name="ce1">
            <text:p>ERI</text:p>
          </table:table-cell>
          <table:table-cell office:value-type="float" office:value="2204222" table:style-name="ce1">
            <text:p>2204222</text:p>
          </table:table-cell>
          <table:table-cell office:value-type="float" office:value="2196464" table:style-name="ce1">
            <text:p>2196464</text:p>
          </table:table-cell>
          <table:table-cell office:value-type="float" office:value="2195179" table:style-name="ce1">
            <text:p>2195179</text:p>
          </table:table-cell>
          <table:table-cell office:value-type="float" office:value="2206432" table:style-name="ce1">
            <text:p>2206432</text:p>
          </table:table-cell>
          <table:table-cell office:value-type="float" office:value="2237405" table:style-name="ce1">
            <text:p>2237405</text:p>
          </table:table-cell>
          <table:table-cell office:value-type="float" office:value="2292416" table:style-name="ce1">
            <text:p>2292416</text:p>
          </table:table-cell>
          <table:table-cell office:value-type="float" office:value="2374722" table:style-name="ce1">
            <text:p>2374722</text:p>
          </table:table-cell>
          <table:table-cell office:value-type="float" office:value="2481058" table:style-name="ce1">
            <text:p>2481058</text:p>
          </table:table-cell>
          <table:table-cell office:value-type="float" office:value="2600973" table:style-name="ce1">
            <text:p>2600973</text:p>
          </table:table-cell>
          <table:table-cell office:value-type="float" office:value="2719803" table:style-name="ce1">
            <text:p>2719803</text:p>
          </table:table-cell>
          <table:table-cell office:value-type="float" office:value="2826659" table:style-name="ce1">
            <text:p>2826659</text:p>
          </table:table-cell>
          <table:table-cell office:value-type="float" office:value="2918205" table:style-name="ce1">
            <text:p>2918205</text:p>
          </table:table-cell>
          <table:table-cell office:value-type="float" office:value="2996536" table:style-name="ce1">
            <text:p>2996536</text:p>
          </table:table-cell>
          <table:table-cell office:value-type="float" office:value="3062779" table:style-name="ce1">
            <text:p>3062779</text:p>
          </table:table-cell>
          <table:table-cell office:value-type="float" office:value="3119920" table:style-name="ce1">
            <text:p>3119920</text:p>
          </table:table-cell>
          <table:table-cell office:value-type="float" office:value="3170435" table:style-name="ce1">
            <text:p>3170435</text:p>
          </table:table-cell>
          <table:table-cell office:value-type="float" office:value="3213972" table:style-name="ce1">
            <text:p>321397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Spain</text:p>
          </table:table-cell>
          <table:table-cell office:value-type="string" table:style-name="ce1">
            <text:p>ESP</text:p>
          </table:table-cell>
          <table:table-cell office:value-type="float" office:value="39724050" table:style-name="ce1">
            <text:p>39724050</text:p>
          </table:table-cell>
          <table:table-cell office:value-type="float" office:value="39889852" table:style-name="ce1">
            <text:p>39889852</text:p>
          </table:table-cell>
          <table:table-cell office:value-type="float" office:value="40057389" table:style-name="ce1">
            <text:p>40057389</text:p>
          </table:table-cell>
          <table:table-cell office:value-type="float" office:value="40223509" table:style-name="ce1">
            <text:p>40223509</text:p>
          </table:table-cell>
          <table:table-cell office:value-type="float" office:value="40386875" table:style-name="ce1">
            <text:p>40386875</text:p>
          </table:table-cell>
          <table:table-cell office:value-type="float" office:value="40567864" table:style-name="ce1">
            <text:p>40567864</text:p>
          </table:table-cell>
          <table:table-cell office:value-type="float" office:value="40850412" table:style-name="ce1">
            <text:p>40850412</text:p>
          </table:table-cell>
          <table:table-cell office:value-type="float" office:value="41431558" table:style-name="ce1">
            <text:p>41431558</text:p>
          </table:table-cell>
          <table:table-cell office:value-type="float" office:value="42187645" table:style-name="ce1">
            <text:p>42187645</text:p>
          </table:table-cell>
          <table:table-cell office:value-type="float" office:value="42921895" table:style-name="ce1">
            <text:p>42921895</text:p>
          </table:table-cell>
          <table:table-cell office:value-type="float" office:value="43653155" table:style-name="ce1">
            <text:p>43653155</text:p>
          </table:table-cell>
          <table:table-cell office:value-type="float" office:value="44397319" table:style-name="ce1">
            <text:p>44397319</text:p>
          </table:table-cell>
          <table:table-cell office:value-type="float" office:value="45226803" table:style-name="ce1">
            <text:p>45226803</text:p>
          </table:table-cell>
          <table:table-cell office:value-type="float" office:value="45954106" table:style-name="ce1">
            <text:p>45954106</text:p>
          </table:table-cell>
          <table:table-cell office:value-type="float" office:value="46362946" table:style-name="ce1">
            <text:p>46362946</text:p>
          </table:table-cell>
          <table:table-cell office:value-type="float" office:value="46576897" table:style-name="ce1">
            <text:p>46576897</text:p>
          </table:table-cell>
          <table:table-cell office:value-type="float" office:value="46742697" table:style-name="ce1">
            <text:p>46742697</text:p>
          </table:table-cell>
          <table:table-cell office:value-type="float" office:value="46773055" table:style-name="ce1">
            <text:p>46773055</text:p>
          </table:table-cell>
          <table:table-cell office:value-type="float" office:value="46620045" table:style-name="ce1">
            <text:p>46620045</text:p>
          </table:table-cell>
          <table:table-cell office:value-type="float" office:value="46480882" table:style-name="ce1">
            <text:p>46480882</text:p>
          </table:table-cell>
          <table:table-cell office:value-type="float" office:value="46444832" table:style-name="ce1">
            <text:p>46444832</text:p>
          </table:table-cell>
          <table:table-cell office:value-type="float" office:value="46484062" table:style-name="ce1">
            <text:p>46484062</text:p>
          </table:table-cell>
          <table:table-cell office:value-type="float" office:value="46593236" table:style-name="ce1">
            <text:p>46593236</text:p>
          </table:table-cell>
          <table:table-cell office:value-type="float" office:value="46796540" table:style-name="ce1">
            <text:p>467965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stonia</text:p>
          </table:table-cell>
          <table:table-cell office:value-type="string" table:style-name="ce1">
            <text:p>EST</text:p>
          </table:table-cell>
          <table:table-cell office:value-type="float" office:value="1436634" table:style-name="ce1">
            <text:p>1436634</text:p>
          </table:table-cell>
          <table:table-cell office:value-type="float" office:value="1415594" table:style-name="ce1">
            <text:p>1415594</text:p>
          </table:table-cell>
          <table:table-cell office:value-type="float" office:value="1399535" table:style-name="ce1">
            <text:p>1399535</text:p>
          </table:table-cell>
          <table:table-cell office:value-type="float" office:value="1386156" table:style-name="ce1">
            <text:p>1386156</text:p>
          </table:table-cell>
          <table:table-cell office:value-type="float" office:value="1390244" table:style-name="ce1">
            <text:p>1390244</text:p>
          </table:table-cell>
          <table:table-cell office:value-type="float" office:value="1396985" table:style-name="ce1">
            <text:p>1396985</text:p>
          </table:table-cell>
          <table:table-cell office:value-type="float" office:value="1388115" table:style-name="ce1">
            <text:p>1388115</text:p>
          </table:table-cell>
          <table:table-cell office:value-type="float" office:value="1379350" table:style-name="ce1">
            <text:p>1379350</text:p>
          </table:table-cell>
          <table:table-cell office:value-type="float" office:value="1370720" table:style-name="ce1">
            <text:p>1370720</text:p>
          </table:table-cell>
          <table:table-cell office:value-type="float" office:value="1362550" table:style-name="ce1">
            <text:p>1362550</text:p>
          </table:table-cell>
          <table:table-cell office:value-type="float" office:value="1354775" table:style-name="ce1">
            <text:p>1354775</text:p>
          </table:table-cell>
          <table:table-cell office:value-type="float" office:value="1346810" table:style-name="ce1">
            <text:p>1346810</text:p>
          </table:table-cell>
          <table:table-cell office:value-type="float" office:value="1340680" table:style-name="ce1">
            <text:p>1340680</text:p>
          </table:table-cell>
          <table:table-cell office:value-type="float" office:value="1337090" table:style-name="ce1">
            <text:p>1337090</text:p>
          </table:table-cell>
          <table:table-cell office:value-type="float" office:value="1334515" table:style-name="ce1">
            <text:p>1334515</text:p>
          </table:table-cell>
          <table:table-cell office:value-type="float" office:value="1331475" table:style-name="ce1">
            <text:p>1331475</text:p>
          </table:table-cell>
          <table:table-cell office:value-type="float" office:value="1327439" table:style-name="ce1">
            <text:p>1327439</text:p>
          </table:table-cell>
          <table:table-cell office:value-type="float" office:value="1322696" table:style-name="ce1">
            <text:p>1322696</text:p>
          </table:table-cell>
          <table:table-cell office:value-type="float" office:value="1317997" table:style-name="ce1">
            <text:p>1317997</text:p>
          </table:table-cell>
          <table:table-cell office:value-type="float" office:value="1314545" table:style-name="ce1">
            <text:p>1314545</text:p>
          </table:table-cell>
          <table:table-cell office:value-type="float" office:value="1315407" table:style-name="ce1">
            <text:p>1315407</text:p>
          </table:table-cell>
          <table:table-cell office:value-type="float" office:value="1315790" table:style-name="ce1">
            <text:p>1315790</text:p>
          </table:table-cell>
          <table:table-cell office:value-type="float" office:value="1317384" table:style-name="ce1">
            <text:p>1317384</text:p>
          </table:table-cell>
          <table:table-cell office:value-type="float" office:value="1321977" table:style-name="ce1">
            <text:p>132197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thiopia</text:p>
          </table:table-cell>
          <table:table-cell office:value-type="string" table:style-name="ce1">
            <text:p>ETH</text:p>
          </table:table-cell>
          <table:table-cell office:value-type="float" office:value="57047908" table:style-name="ce1">
            <text:p>57047908</text:p>
          </table:table-cell>
          <table:table-cell office:value-type="float" office:value="58883530" table:style-name="ce1">
            <text:p>58883530</text:p>
          </table:table-cell>
          <table:table-cell office:value-type="float" office:value="60697443" table:style-name="ce1">
            <text:p>60697443</text:p>
          </table:table-cell>
          <table:table-cell office:value-type="float" office:value="62507724" table:style-name="ce1">
            <text:p>62507724</text:p>
          </table:table-cell>
          <table:table-cell office:value-type="float" office:value="64343013" table:style-name="ce1">
            <text:p>64343013</text:p>
          </table:table-cell>
          <table:table-cell office:value-type="float" office:value="66224804" table:style-name="ce1">
            <text:p>66224804</text:p>
          </table:table-cell>
          <table:table-cell office:value-type="float" office:value="68159423" table:style-name="ce1">
            <text:p>68159423</text:p>
          </table:table-cell>
          <table:table-cell office:value-type="float" office:value="70142091" table:style-name="ce1">
            <text:p>70142091</text:p>
          </table:table-cell>
          <table:table-cell office:value-type="float" office:value="72170584" table:style-name="ce1">
            <text:p>72170584</text:p>
          </table:table-cell>
          <table:table-cell office:value-type="float" office:value="74239505" table:style-name="ce1">
            <text:p>74239505</text:p>
          </table:table-cell>
          <table:table-cell office:value-type="float" office:value="76346311" table:style-name="ce1">
            <text:p>76346311</text:p>
          </table:table-cell>
          <table:table-cell office:value-type="float" office:value="78489206" table:style-name="ce1">
            <text:p>78489206</text:p>
          </table:table-cell>
          <table:table-cell office:value-type="float" office:value="80674348" table:style-name="ce1">
            <text:p>80674348</text:p>
          </table:table-cell>
          <table:table-cell office:value-type="float" office:value="82916235" table:style-name="ce1">
            <text:p>82916235</text:p>
          </table:table-cell>
          <table:table-cell office:value-type="float" office:value="85233913" table:style-name="ce1">
            <text:p>85233913</text:p>
          </table:table-cell>
          <table:table-cell office:value-type="float" office:value="87639964" table:style-name="ce1">
            <text:p>87639964</text:p>
          </table:table-cell>
          <table:table-cell office:value-type="float" office:value="90139927" table:style-name="ce1">
            <text:p>90139927</text:p>
          </table:table-cell>
          <table:table-cell office:value-type="float" office:value="92726971" table:style-name="ce1">
            <text:p>92726971</text:p>
          </table:table-cell>
          <table:table-cell office:value-type="float" office:value="95385785" table:style-name="ce1">
            <text:p>95385785</text:p>
          </table:table-cell>
          <table:table-cell office:value-type="float" office:value="98094253" table:style-name="ce1">
            <text:p>98094253</text:p>
          </table:table-cell>
          <table:table-cell office:value-type="float" office:value="100835458" table:style-name="ce1">
            <text:p>100835458</text:p>
          </table:table-cell>
          <table:table-cell office:value-type="float" office:value="103603501" table:style-name="ce1">
            <text:p>103603501</text:p>
          </table:table-cell>
          <table:table-cell office:value-type="float" office:value="106400024" table:style-name="ce1">
            <text:p>106400024</text:p>
          </table:table-cell>
          <table:table-cell office:value-type="float" office:value="109224559" table:style-name="ce1">
            <text:p>10922455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opean Union</text:p>
          </table:table-cell>
          <table:table-cell office:value-type="string" table:style-name="ce1">
            <text:p>EUU</text:p>
          </table:table-cell>
          <table:table-cell office:value-type="float" office:value="426203343" table:style-name="ce1">
            <text:p>426203343</text:p>
          </table:table-cell>
          <table:table-cell office:value-type="float" office:value="426896863" table:style-name="ce1">
            <text:p>426896863</text:p>
          </table:table-cell>
          <table:table-cell office:value-type="float" office:value="427538058" table:style-name="ce1">
            <text:p>427538058</text:p>
          </table:table-cell>
          <table:table-cell office:value-type="float" office:value="428109863" table:style-name="ce1">
            <text:p>428109863</text:p>
          </table:table-cell>
          <table:table-cell office:value-type="float" office:value="428815493" table:style-name="ce1">
            <text:p>428815493</text:p>
          </table:table-cell>
          <table:table-cell office:value-type="float" office:value="429328624" table:style-name="ce1">
            <text:p>429328624</text:p>
          </table:table-cell>
          <table:table-cell office:value-type="float" office:value="429895628" table:style-name="ce1">
            <text:p>429895628</text:p>
          </table:table-cell>
          <table:table-cell office:value-type="float" office:value="430881944" table:style-name="ce1">
            <text:p>430881944</text:p>
          </table:table-cell>
          <table:table-cell office:value-type="float" office:value="432415939" table:style-name="ce1">
            <text:p>432415939</text:p>
          </table:table-cell>
          <table:table-cell office:value-type="float" office:value="434040236" table:style-name="ce1">
            <text:p>434040236</text:p>
          </table:table-cell>
          <table:table-cell office:value-type="float" office:value="435581949" table:style-name="ce1">
            <text:p>435581949</text:p>
          </table:table-cell>
          <table:table-cell office:value-type="float" office:value="436998049" table:style-name="ce1">
            <text:p>436998049</text:p>
          </table:table-cell>
          <table:table-cell office:value-type="float" office:value="438468400" table:style-name="ce1">
            <text:p>438468400</text:p>
          </table:table-cell>
          <table:table-cell office:value-type="float" office:value="439876674" table:style-name="ce1">
            <text:p>439876674</text:p>
          </table:table-cell>
          <table:table-cell office:value-type="float" office:value="440917800" table:style-name="ce1">
            <text:p>440917800</text:p>
          </table:table-cell>
          <table:table-cell office:value-type="float" office:value="441532412" table:style-name="ce1">
            <text:p>441532412</text:p>
          </table:table-cell>
          <table:table-cell office:value-type="float" office:value="440746976" table:style-name="ce1">
            <text:p>440746976</text:p>
          </table:table-cell>
          <table:table-cell office:value-type="float" office:value="441395932" table:style-name="ce1">
            <text:p>441395932</text:p>
          </table:table-cell>
          <table:table-cell office:value-type="float" office:value="442469471" table:style-name="ce1">
            <text:p>442469471</text:p>
          </table:table-cell>
          <table:table-cell office:value-type="float" office:value="443576663" table:style-name="ce1">
            <text:p>443576663</text:p>
          </table:table-cell>
          <table:table-cell office:value-type="float" office:value="444543759" table:style-name="ce1">
            <text:p>444543759</text:p>
          </table:table-cell>
          <table:table-cell office:value-type="float" office:value="445485081" table:style-name="ce1">
            <text:p>445485081</text:p>
          </table:table-cell>
          <table:table-cell office:value-type="float" office:value="446132239" table:style-name="ce1">
            <text:p>446132239</text:p>
          </table:table-cell>
          <table:table-cell office:value-type="float" office:value="446786293" table:style-name="ce1">
            <text:p>44678629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ragile and conflict affected situations</text:p>
          </table:table-cell>
          <table:table-cell office:value-type="string" table:style-name="ce1">
            <text:p>FCS</text:p>
          </table:table-cell>
          <table:table-cell office:value-type="float" office:value="426987157" table:style-name="ce1">
            <text:p>426987157</text:p>
          </table:table-cell>
          <table:table-cell office:value-type="float" office:value="437852730" table:style-name="ce1">
            <text:p>437852730</text:p>
          </table:table-cell>
          <table:table-cell office:value-type="float" office:value="448573338" table:style-name="ce1">
            <text:p>448573338</text:p>
          </table:table-cell>
          <table:table-cell office:value-type="float" office:value="459140396" table:style-name="ce1">
            <text:p>459140396</text:p>
          </table:table-cell>
          <table:table-cell office:value-type="float" office:value="469945426" table:style-name="ce1">
            <text:p>469945426</text:p>
          </table:table-cell>
          <table:table-cell office:value-type="float" office:value="481415091" table:style-name="ce1">
            <text:p>481415091</text:p>
          </table:table-cell>
          <table:table-cell office:value-type="float" office:value="493531246" table:style-name="ce1">
            <text:p>493531246</text:p>
          </table:table-cell>
          <table:table-cell office:value-type="float" office:value="506165557" table:style-name="ce1">
            <text:p>506165557</text:p>
          </table:table-cell>
          <table:table-cell office:value-type="float" office:value="519241843" table:style-name="ce1">
            <text:p>519241843</text:p>
          </table:table-cell>
          <table:table-cell office:value-type="float" office:value="532634908" table:style-name="ce1">
            <text:p>532634908</text:p>
          </table:table-cell>
          <table:table-cell office:value-type="float" office:value="546253003" table:style-name="ce1">
            <text:p>546253003</text:p>
          </table:table-cell>
          <table:table-cell office:value-type="float" office:value="560082826" table:style-name="ce1">
            <text:p>560082826</text:p>
          </table:table-cell>
          <table:table-cell office:value-type="float" office:value="574141732" table:style-name="ce1">
            <text:p>574141732</text:p>
          </table:table-cell>
          <table:table-cell office:value-type="float" office:value="588463731" table:style-name="ce1">
            <text:p>588463731</text:p>
          </table:table-cell>
          <table:table-cell office:value-type="float" office:value="603084255" table:style-name="ce1">
            <text:p>603084255</text:p>
          </table:table-cell>
          <table:table-cell office:value-type="float" office:value="618029522" table:style-name="ce1">
            <text:p>618029522</text:p>
          </table:table-cell>
          <table:table-cell office:value-type="float" office:value="633349420" table:style-name="ce1">
            <text:p>633349420</text:p>
          </table:table-cell>
          <table:table-cell office:value-type="float" office:value="649017914" table:style-name="ce1">
            <text:p>649017914</text:p>
          </table:table-cell>
          <table:table-cell office:value-type="float" office:value="664910214" table:style-name="ce1">
            <text:p>664910214</text:p>
          </table:table-cell>
          <table:table-cell office:value-type="float" office:value="680822851" table:style-name="ce1">
            <text:p>680822851</text:p>
          </table:table-cell>
          <table:table-cell office:value-type="float" office:value="696655368" table:style-name="ce1">
            <text:p>696655368</text:p>
          </table:table-cell>
          <table:table-cell office:value-type="float" office:value="712367454" table:style-name="ce1">
            <text:p>712367454</text:p>
          </table:table-cell>
          <table:table-cell office:value-type="float" office:value="728015702" table:style-name="ce1">
            <text:p>728015702</text:p>
          </table:table-cell>
          <table:table-cell office:value-type="float" office:value="743958386" table:style-name="ce1">
            <text:p>74395838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FIN</text:p>
          </table:table-cell>
          <table:table-cell office:value-type="float" office:value="5107790" table:style-name="ce1">
            <text:p>5107790</text:p>
          </table:table-cell>
          <table:table-cell office:value-type="float" office:value="5124573" table:style-name="ce1">
            <text:p>5124573</text:p>
          </table:table-cell>
          <table:table-cell office:value-type="float" office:value="5139835" table:style-name="ce1">
            <text:p>5139835</text:p>
          </table:table-cell>
          <table:table-cell office:value-type="float" office:value="5153498" table:style-name="ce1">
            <text:p>5153498</text:p>
          </table:table-cell>
          <table:table-cell office:value-type="float" office:value="5165474" table:style-name="ce1">
            <text:p>5165474</text:p>
          </table:table-cell>
          <table:table-cell office:value-type="float" office:value="5176209" table:style-name="ce1">
            <text:p>5176209</text:p>
          </table:table-cell>
          <table:table-cell office:value-type="float" office:value="5188008" table:style-name="ce1">
            <text:p>5188008</text:p>
          </table:table-cell>
          <table:table-cell office:value-type="float" office:value="5200598" table:style-name="ce1">
            <text:p>5200598</text:p>
          </table:table-cell>
          <table:table-cell office:value-type="float" office:value="5213014" table:style-name="ce1">
            <text:p>5213014</text:p>
          </table:table-cell>
          <table:table-cell office:value-type="float" office:value="5228172" table:style-name="ce1">
            <text:p>5228172</text:p>
          </table:table-cell>
          <table:table-cell office:value-type="float" office:value="5246096" table:style-name="ce1">
            <text:p>5246096</text:p>
          </table:table-cell>
          <table:table-cell office:value-type="float" office:value="5266268" table:style-name="ce1">
            <text:p>5266268</text:p>
          </table:table-cell>
          <table:table-cell office:value-type="float" office:value="5288720" table:style-name="ce1">
            <text:p>5288720</text:p>
          </table:table-cell>
          <table:table-cell office:value-type="float" office:value="5313399" table:style-name="ce1">
            <text:p>5313399</text:p>
          </table:table-cell>
          <table:table-cell office:value-type="float" office:value="5338871" table:style-name="ce1">
            <text:p>5338871</text:p>
          </table:table-cell>
          <table:table-cell office:value-type="float" office:value="5363352" table:style-name="ce1">
            <text:p>5363352</text:p>
          </table:table-cell>
          <table:table-cell office:value-type="float" office:value="5388272" table:style-name="ce1">
            <text:p>5388272</text:p>
          </table:table-cell>
          <table:table-cell office:value-type="float" office:value="5413971" table:style-name="ce1">
            <text:p>5413971</text:p>
          </table:table-cell>
          <table:table-cell office:value-type="float" office:value="5438972" table:style-name="ce1">
            <text:p>5438972</text:p>
          </table:table-cell>
          <table:table-cell office:value-type="float" office:value="5461512" table:style-name="ce1">
            <text:p>5461512</text:p>
          </table:table-cell>
          <table:table-cell office:value-type="float" office:value="5479531" table:style-name="ce1">
            <text:p>5479531</text:p>
          </table:table-cell>
          <table:table-cell office:value-type="float" office:value="5495303" table:style-name="ce1">
            <text:p>5495303</text:p>
          </table:table-cell>
          <table:table-cell office:value-type="float" office:value="5508214" table:style-name="ce1">
            <text:p>5508214</text:p>
          </table:table-cell>
          <table:table-cell office:value-type="float" office:value="5515525" table:style-name="ce1">
            <text:p>551552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iji</text:p>
          </table:table-cell>
          <table:table-cell office:value-type="string" table:style-name="ce1">
            <text:p>FJI</text:p>
          </table:table-cell>
          <table:table-cell office:value-type="float" office:value="775425" table:style-name="ce1">
            <text:p>775425</text:p>
          </table:table-cell>
          <table:table-cell office:value-type="float" office:value="784386" table:style-name="ce1">
            <text:p>784386</text:p>
          </table:table-cell>
          <table:table-cell office:value-type="float" office:value="792736" table:style-name="ce1">
            <text:p>792736</text:p>
          </table:table-cell>
          <table:table-cell office:value-type="float" office:value="800157" table:style-name="ce1">
            <text:p>800157</text:p>
          </table:table-cell>
          <table:table-cell office:value-type="float" office:value="806303" table:style-name="ce1">
            <text:p>806303</text:p>
          </table:table-cell>
          <table:table-cell office:value-type="float" office:value="811006" table:style-name="ce1">
            <text:p>811006</text:p>
          </table:table-cell>
          <table:table-cell office:value-type="float" office:value="813925" table:style-name="ce1">
            <text:p>813925</text:p>
          </table:table-cell>
          <table:table-cell office:value-type="float" office:value="815257" table:style-name="ce1">
            <text:p>815257</text:p>
          </table:table-cell>
          <table:table-cell office:value-type="float" office:value="816076" table:style-name="ce1">
            <text:p>816076</text:p>
          </table:table-cell>
          <table:table-cell office:value-type="float" office:value="817860" table:style-name="ce1">
            <text:p>817860</text:p>
          </table:table-cell>
          <table:table-cell office:value-type="float" office:value="821604" table:style-name="ce1">
            <text:p>821604</text:p>
          </table:table-cell>
          <table:table-cell office:value-type="float" office:value="827870" table:style-name="ce1">
            <text:p>827870</text:p>
          </table:table-cell>
          <table:table-cell office:value-type="float" office:value="836190" table:style-name="ce1">
            <text:p>836190</text:p>
          </table:table-cell>
          <table:table-cell office:value-type="float" office:value="845361" table:style-name="ce1">
            <text:p>845361</text:p>
          </table:table-cell>
          <table:table-cell office:value-type="float" office:value="853637" table:style-name="ce1">
            <text:p>853637</text:p>
          </table:table-cell>
          <table:table-cell office:value-type="float" office:value="859818" table:style-name="ce1">
            <text:p>859818</text:p>
          </table:table-cell>
          <table:table-cell office:value-type="float" office:value="863449" table:style-name="ce1">
            <text:p>863449</text:p>
          </table:table-cell>
          <table:table-cell office:value-type="float" office:value="865069" table:style-name="ce1">
            <text:p>865069</text:p>
          </table:table-cell>
          <table:table-cell office:value-type="float" office:value="865608" table:style-name="ce1">
            <text:p>865608</text:p>
          </table:table-cell>
          <table:table-cell office:value-type="float" office:value="866453" table:style-name="ce1">
            <text:p>866453</text:p>
          </table:table-cell>
          <table:table-cell office:value-type="float" office:value="868627" table:style-name="ce1">
            <text:p>868627</text:p>
          </table:table-cell>
          <table:table-cell office:value-type="float" office:value="872399" table:style-name="ce1">
            <text:p>872399</text:p>
          </table:table-cell>
          <table:table-cell office:value-type="float" office:value="877459" table:style-name="ce1">
            <text:p>877459</text:p>
          </table:table-cell>
          <table:table-cell office:value-type="float" office:value="883483" table:style-name="ce1">
            <text:p>88348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FRA</text:p>
          </table:table-cell>
          <table:table-cell office:value-type="float" office:value="59541899" table:style-name="ce1">
            <text:p>59541899</text:p>
          </table:table-cell>
          <table:table-cell office:value-type="float" office:value="59753100" table:style-name="ce1">
            <text:p>59753100</text:p>
          </table:table-cell>
          <table:table-cell office:value-type="float" office:value="59964851" table:style-name="ce1">
            <text:p>59964851</text:p>
          </table:table-cell>
          <table:table-cell office:value-type="float" office:value="60186288" table:style-name="ce1">
            <text:p>60186288</text:p>
          </table:table-cell>
          <table:table-cell office:value-type="float" office:value="60496718" table:style-name="ce1">
            <text:p>60496718</text:p>
          </table:table-cell>
          <table:table-cell office:value-type="float" office:value="60912500" table:style-name="ce1">
            <text:p>60912500</text:p>
          </table:table-cell>
          <table:table-cell office:value-type="float" office:value="61357430" table:style-name="ce1">
            <text:p>61357430</text:p>
          </table:table-cell>
          <table:table-cell office:value-type="float" office:value="61805267" table:style-name="ce1">
            <text:p>61805267</text:p>
          </table:table-cell>
          <table:table-cell office:value-type="float" office:value="62244886" table:style-name="ce1">
            <text:p>62244886</text:p>
          </table:table-cell>
          <table:table-cell office:value-type="float" office:value="62704895" table:style-name="ce1">
            <text:p>62704895</text:p>
          </table:table-cell>
          <table:table-cell office:value-type="float" office:value="63179351" table:style-name="ce1">
            <text:p>63179351</text:p>
          </table:table-cell>
          <table:table-cell office:value-type="float" office:value="63621381" table:style-name="ce1">
            <text:p>63621381</text:p>
          </table:table-cell>
          <table:table-cell office:value-type="float" office:value="64016225" table:style-name="ce1">
            <text:p>64016225</text:p>
          </table:table-cell>
          <table:table-cell office:value-type="float" office:value="64374984" table:style-name="ce1">
            <text:p>64374984</text:p>
          </table:table-cell>
          <table:table-cell office:value-type="float" office:value="64707040" table:style-name="ce1">
            <text:p>64707040</text:p>
          </table:table-cell>
          <table:table-cell office:value-type="float" office:value="65027507" table:style-name="ce1">
            <text:p>65027507</text:p>
          </table:table-cell>
          <table:table-cell office:value-type="float" office:value="65342780" table:style-name="ce1">
            <text:p>65342780</text:p>
          </table:table-cell>
          <table:table-cell office:value-type="float" office:value="65659809" table:style-name="ce1">
            <text:p>65659809</text:p>
          </table:table-cell>
          <table:table-cell office:value-type="float" office:value="65998687" table:style-name="ce1">
            <text:p>65998687</text:p>
          </table:table-cell>
          <table:table-cell office:value-type="float" office:value="66312067" table:style-name="ce1">
            <text:p>66312067</text:p>
          </table:table-cell>
          <table:table-cell office:value-type="float" office:value="66548272" table:style-name="ce1">
            <text:p>66548272</text:p>
          </table:table-cell>
          <table:table-cell office:value-type="float" office:value="66721256" table:style-name="ce1">
            <text:p>66721256</text:p>
          </table:table-cell>
          <table:table-cell office:value-type="float" office:value="66865144" table:style-name="ce1">
            <text:p>66865144</text:p>
          </table:table-cell>
          <table:table-cell office:value-type="float" office:value="66977107" table:style-name="ce1">
            <text:p>669771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aroe Islands</text:p>
          </table:table-cell>
          <table:table-cell office:value-type="string" table:style-name="ce1">
            <text:p>FRO</text:p>
          </table:table-cell>
          <table:table-cell office:value-type="float" office:value="45625" table:style-name="ce1">
            <text:p>45625</text:p>
          </table:table-cell>
          <table:table-cell office:value-type="float" office:value="45615" table:style-name="ce1">
            <text:p>45615</text:p>
          </table:table-cell>
          <table:table-cell office:value-type="float" office:value="45796" table:style-name="ce1">
            <text:p>45796</text:p>
          </table:table-cell>
          <table:table-cell office:value-type="float" office:value="46096" table:style-name="ce1">
            <text:p>46096</text:p>
          </table:table-cell>
          <table:table-cell office:value-type="float" office:value="46436" table:style-name="ce1">
            <text:p>46436</text:p>
          </table:table-cell>
          <table:table-cell office:value-type="float" office:value="46735" table:style-name="ce1">
            <text:p>46735</text:p>
          </table:table-cell>
          <table:table-cell office:value-type="float" office:value="46997" table:style-name="ce1">
            <text:p>46997</text:p>
          </table:table-cell>
          <table:table-cell office:value-type="float" office:value="47233" table:style-name="ce1">
            <text:p>47233</text:p>
          </table:table-cell>
          <table:table-cell office:value-type="float" office:value="47432" table:style-name="ce1">
            <text:p>47432</text:p>
          </table:table-cell>
          <table:table-cell office:value-type="float" office:value="47600" table:style-name="ce1">
            <text:p>47600</text:p>
          </table:table-cell>
          <table:table-cell office:value-type="float" office:value="47722" table:style-name="ce1">
            <text:p>47722</text:p>
          </table:table-cell>
          <table:table-cell office:value-type="float" office:value="47792" table:style-name="ce1">
            <text:p>47792</text:p>
          </table:table-cell>
          <table:table-cell office:value-type="float" office:value="47825" table:style-name="ce1">
            <text:p>47825</text:p>
          </table:table-cell>
          <table:table-cell office:value-type="float" office:value="47820" table:style-name="ce1">
            <text:p>47820</text:p>
          </table:table-cell>
          <table:table-cell office:value-type="float" office:value="47808" table:style-name="ce1">
            <text:p>47808</text:p>
          </table:table-cell>
          <table:table-cell office:value-type="float" office:value="47814" table:style-name="ce1">
            <text:p>47814</text:p>
          </table:table-cell>
          <table:table-cell office:value-type="float" office:value="47823" table:style-name="ce1">
            <text:p>47823</text:p>
          </table:table-cell>
          <table:table-cell office:value-type="float" office:value="47843" table:style-name="ce1">
            <text:p>47843</text:p>
          </table:table-cell>
          <table:table-cell office:value-type="float" office:value="47892" table:style-name="ce1">
            <text:p>47892</text:p>
          </table:table-cell>
          <table:table-cell office:value-type="float" office:value="47960" table:style-name="ce1">
            <text:p>47960</text:p>
          </table:table-cell>
          <table:table-cell office:value-type="float" office:value="48051" table:style-name="ce1">
            <text:p>48051</text:p>
          </table:table-cell>
          <table:table-cell office:value-type="float" office:value="48173" table:style-name="ce1">
            <text:p>48173</text:p>
          </table:table-cell>
          <table:table-cell office:value-type="float" office:value="48331" table:style-name="ce1">
            <text:p>48331</text:p>
          </table:table-cell>
          <table:table-cell office:value-type="float" office:value="48497" table:style-name="ce1">
            <text:p>4849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cronesia, Fed. Sts.</text:p>
          </table:table-cell>
          <table:table-cell office:value-type="string" table:style-name="ce1">
            <text:p>FSM</text:p>
          </table:table-cell>
          <table:table-cell office:value-type="float" office:value="107529" table:style-name="ce1">
            <text:p>107529</text:p>
          </table:table-cell>
          <table:table-cell office:value-type="float" office:value="108321" table:style-name="ce1">
            <text:p>108321</text:p>
          </table:table-cell>
          <table:table-cell office:value-type="float" office:value="108480" table:style-name="ce1">
            <text:p>108480</text:p>
          </table:table-cell>
          <table:table-cell office:value-type="float" office:value="108208" table:style-name="ce1">
            <text:p>108208</text:p>
          </table:table-cell>
          <table:table-cell office:value-type="float" office:value="107781" table:style-name="ce1">
            <text:p>107781</text:p>
          </table:table-cell>
          <table:table-cell office:value-type="float" office:value="107402" table:style-name="ce1">
            <text:p>107402</text:p>
          </table:table-cell>
          <table:table-cell office:value-type="float" office:value="107173" table:style-name="ce1">
            <text:p>107173</text:p>
          </table:table-cell>
          <table:table-cell office:value-type="float" office:value="107030" table:style-name="ce1">
            <text:p>107030</text:p>
          </table:table-cell>
          <table:table-cell office:value-type="float" office:value="106901" table:style-name="ce1">
            <text:p>106901</text:p>
          </table:table-cell>
          <table:table-cell office:value-type="float" office:value="106625" table:style-name="ce1">
            <text:p>106625</text:p>
          </table:table-cell>
          <table:table-cell office:value-type="float" office:value="106129" table:style-name="ce1">
            <text:p>106129</text:p>
          </table:table-cell>
          <table:table-cell office:value-type="float" office:value="105371" table:style-name="ce1">
            <text:p>105371</text:p>
          </table:table-cell>
          <table:table-cell office:value-type="float" office:value="104444" table:style-name="ce1">
            <text:p>104444</text:p>
          </table:table-cell>
          <table:table-cell office:value-type="float" office:value="103543" table:style-name="ce1">
            <text:p>103543</text:p>
          </table:table-cell>
          <table:table-cell office:value-type="float" office:value="102975" table:style-name="ce1">
            <text:p>102975</text:p>
          </table:table-cell>
          <table:table-cell office:value-type="float" office:value="102911" table:style-name="ce1">
            <text:p>102911</text:p>
          </table:table-cell>
          <table:table-cell office:value-type="float" office:value="103450" table:style-name="ce1">
            <text:p>103450</text:p>
          </table:table-cell>
          <table:table-cell office:value-type="float" office:value="104506" table:style-name="ce1">
            <text:p>104506</text:p>
          </table:table-cell>
          <table:table-cell office:value-type="float" office:value="105926" table:style-name="ce1">
            <text:p>105926</text:p>
          </table:table-cell>
          <table:table-cell office:value-type="float" office:value="107446" table:style-name="ce1">
            <text:p>107446</text:p>
          </table:table-cell>
          <table:table-cell office:value-type="float" office:value="108895" table:style-name="ce1">
            <text:p>108895</text:p>
          </table:table-cell>
          <table:table-cell office:value-type="float" office:value="110215" table:style-name="ce1">
            <text:p>110215</text:p>
          </table:table-cell>
          <table:table-cell office:value-type="float" office:value="111459" table:style-name="ce1">
            <text:p>111459</text:p>
          </table:table-cell>
          <table:table-cell office:value-type="float" office:value="112640" table:style-name="ce1">
            <text:p>1126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abon</text:p>
          </table:table-cell>
          <table:table-cell office:value-type="string" table:style-name="ce1">
            <text:p>GAB</text:p>
          </table:table-cell>
          <table:table-cell office:value-type="float" office:value="1084946" table:style-name="ce1">
            <text:p>1084946</text:p>
          </table:table-cell>
          <table:table-cell office:value-type="float" office:value="1112955" table:style-name="ce1">
            <text:p>1112955</text:p>
          </table:table-cell>
          <table:table-cell office:value-type="float" office:value="1141338" table:style-name="ce1">
            <text:p>1141338</text:p>
          </table:table-cell>
          <table:table-cell office:value-type="float" office:value="1170061" table:style-name="ce1">
            <text:p>1170061</text:p>
          </table:table-cell>
          <table:table-cell office:value-type="float" office:value="1199052" table:style-name="ce1">
            <text:p>1199052</text:p>
          </table:table-cell>
          <table:table-cell office:value-type="float" office:value="1228360" table:style-name="ce1">
            <text:p>1228360</text:p>
          </table:table-cell>
          <table:table-cell office:value-type="float" office:value="1258003" table:style-name="ce1">
            <text:p>1258003</text:p>
          </table:table-cell>
          <table:table-cell office:value-type="float" office:value="1288315" table:style-name="ce1">
            <text:p>1288315</text:p>
          </table:table-cell>
          <table:table-cell office:value-type="float" office:value="1319953" table:style-name="ce1">
            <text:p>1319953</text:p>
          </table:table-cell>
          <table:table-cell office:value-type="float" office:value="1353795" table:style-name="ce1">
            <text:p>1353795</text:p>
          </table:table-cell>
          <table:table-cell office:value-type="float" office:value="1390549" table:style-name="ce1">
            <text:p>1390549</text:p>
          </table:table-cell>
          <table:table-cell office:value-type="float" office:value="1430152" table:style-name="ce1">
            <text:p>1430152</text:p>
          </table:table-cell>
          <table:table-cell office:value-type="float" office:value="1472575" table:style-name="ce1">
            <text:p>1472575</text:p>
          </table:table-cell>
          <table:table-cell office:value-type="float" office:value="1518540" table:style-name="ce1">
            <text:p>1518540</text:p>
          </table:table-cell>
          <table:table-cell office:value-type="float" office:value="1568928" table:style-name="ce1">
            <text:p>1568928</text:p>
          </table:table-cell>
          <table:table-cell office:value-type="float" office:value="1624140" table:style-name="ce1">
            <text:p>1624140</text:p>
          </table:table-cell>
          <table:table-cell office:value-type="float" office:value="1684635" table:style-name="ce1">
            <text:p>1684635</text:p>
          </table:table-cell>
          <table:table-cell office:value-type="float" office:value="1749682" table:style-name="ce1">
            <text:p>1749682</text:p>
          </table:table-cell>
          <table:table-cell office:value-type="float" office:value="1817071" table:style-name="ce1">
            <text:p>1817071</text:p>
          </table:table-cell>
          <table:table-cell office:value-type="float" office:value="1883800" table:style-name="ce1">
            <text:p>1883800</text:p>
          </table:table-cell>
          <table:table-cell office:value-type="float" office:value="1947686" table:style-name="ce1">
            <text:p>1947686</text:p>
          </table:table-cell>
          <table:table-cell office:value-type="float" office:value="2007873" table:style-name="ce1">
            <text:p>2007873</text:p>
          </table:table-cell>
          <table:table-cell office:value-type="float" office:value="2064823" table:style-name="ce1">
            <text:p>2064823</text:p>
          </table:table-cell>
          <table:table-cell office:value-type="float" office:value="2119275" table:style-name="ce1">
            <text:p>211927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GBR</text:p>
          </table:table-cell>
          <table:table-cell office:value-type="float" office:value="58019030" table:style-name="ce1">
            <text:p>58019030</text:p>
          </table:table-cell>
          <table:table-cell office:value-type="float" office:value="58166950" table:style-name="ce1">
            <text:p>58166950</text:p>
          </table:table-cell>
          <table:table-cell office:value-type="float" office:value="58316954" table:style-name="ce1">
            <text:p>58316954</text:p>
          </table:table-cell>
          <table:table-cell office:value-type="float" office:value="58487141" table:style-name="ce1">
            <text:p>58487141</text:p>
          </table:table-cell>
          <table:table-cell office:value-type="float" office:value="58682466" table:style-name="ce1">
            <text:p>58682466</text:p>
          </table:table-cell>
          <table:table-cell office:value-type="float" office:value="58892514" table:style-name="ce1">
            <text:p>58892514</text:p>
          </table:table-cell>
          <table:table-cell office:value-type="float" office:value="59119673" table:style-name="ce1">
            <text:p>59119673</text:p>
          </table:table-cell>
          <table:table-cell office:value-type="float" office:value="59370479" table:style-name="ce1">
            <text:p>59370479</text:p>
          </table:table-cell>
          <table:table-cell office:value-type="float" office:value="59647577" table:style-name="ce1">
            <text:p>59647577</text:p>
          </table:table-cell>
          <table:table-cell office:value-type="float" office:value="59987905" table:style-name="ce1">
            <text:p>59987905</text:p>
          </table:table-cell>
          <table:table-cell office:value-type="float" office:value="60401206" table:style-name="ce1">
            <text:p>60401206</text:p>
          </table:table-cell>
          <table:table-cell office:value-type="float" office:value="60846820" table:style-name="ce1">
            <text:p>60846820</text:p>
          </table:table-cell>
          <table:table-cell office:value-type="float" office:value="61322463" table:style-name="ce1">
            <text:p>61322463</text:p>
          </table:table-cell>
          <table:table-cell office:value-type="float" office:value="61806995" table:style-name="ce1">
            <text:p>61806995</text:p>
          </table:table-cell>
          <table:table-cell office:value-type="float" office:value="62276270" table:style-name="ce1">
            <text:p>62276270</text:p>
          </table:table-cell>
          <table:table-cell office:value-type="float" office:value="62766365" table:style-name="ce1">
            <text:p>62766365</text:p>
          </table:table-cell>
          <table:table-cell office:value-type="float" office:value="63258810" table:style-name="ce1">
            <text:p>63258810</text:p>
          </table:table-cell>
          <table:table-cell office:value-type="float" office:value="63700215" table:style-name="ce1">
            <text:p>63700215</text:p>
          </table:table-cell>
          <table:table-cell office:value-type="float" office:value="64128273" table:style-name="ce1">
            <text:p>64128273</text:p>
          </table:table-cell>
          <table:table-cell office:value-type="float" office:value="64602298" table:style-name="ce1">
            <text:p>64602298</text:p>
          </table:table-cell>
          <table:table-cell office:value-type="float" office:value="65116219" table:style-name="ce1">
            <text:p>65116219</text:p>
          </table:table-cell>
          <table:table-cell office:value-type="float" office:value="65611593" table:style-name="ce1">
            <text:p>65611593</text:p>
          </table:table-cell>
          <table:table-cell office:value-type="float" office:value="66058859" table:style-name="ce1">
            <text:p>66058859</text:p>
          </table:table-cell>
          <table:table-cell office:value-type="float" office:value="66460344" table:style-name="ce1">
            <text:p>664603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GEO</text:p>
          </table:table-cell>
          <table:table-cell office:value-type="float" office:value="4657722" table:style-name="ce1">
            <text:p>4657722</text:p>
          </table:table-cell>
          <table:table-cell office:value-type="float" office:value="4491699" table:style-name="ce1">
            <text:p>4491699</text:p>
          </table:table-cell>
          <table:table-cell office:value-type="float" office:value="4349913" table:style-name="ce1">
            <text:p>4349913</text:p>
          </table:table-cell>
          <table:table-cell office:value-type="float" office:value="4243607" table:style-name="ce1">
            <text:p>4243607</text:p>
          </table:table-cell>
          <table:table-cell office:value-type="float" office:value="4157192" table:style-name="ce1">
            <text:p>4157192</text:p>
          </table:table-cell>
          <table:table-cell office:value-type="float" office:value="4077131" table:style-name="ce1">
            <text:p>4077131</text:p>
          </table:table-cell>
          <table:table-cell office:value-type="float" office:value="4014373" table:style-name="ce1">
            <text:p>4014373</text:p>
          </table:table-cell>
          <table:table-cell office:value-type="float" office:value="3978515" table:style-name="ce1">
            <text:p>3978515</text:p>
          </table:table-cell>
          <table:table-cell office:value-type="float" office:value="3951736" table:style-name="ce1">
            <text:p>3951736</text:p>
          </table:table-cell>
          <table:table-cell office:value-type="float" office:value="3927340" table:style-name="ce1">
            <text:p>3927340</text:p>
          </table:table-cell>
          <table:table-cell office:value-type="float" office:value="3902469" table:style-name="ce1">
            <text:p>3902469</text:p>
          </table:table-cell>
          <table:table-cell office:value-type="float" office:value="3880347" table:style-name="ce1">
            <text:p>3880347</text:p>
          </table:table-cell>
          <table:table-cell office:value-type="float" office:value="3860158" table:style-name="ce1">
            <text:p>3860158</text:p>
          </table:table-cell>
          <table:table-cell office:value-type="float" office:value="3848449" table:style-name="ce1">
            <text:p>3848449</text:p>
          </table:table-cell>
          <table:table-cell office:value-type="float" office:value="3814419" table:style-name="ce1">
            <text:p>3814419</text:p>
          </table:table-cell>
          <table:table-cell office:value-type="float" office:value="3786695" table:style-name="ce1">
            <text:p>3786695</text:p>
          </table:table-cell>
          <table:table-cell office:value-type="float" office:value="3756441" table:style-name="ce1">
            <text:p>3756441</text:p>
          </table:table-cell>
          <table:table-cell office:value-type="float" office:value="3728874" table:style-name="ce1">
            <text:p>3728874</text:p>
          </table:table-cell>
          <table:table-cell office:value-type="float" office:value="3717668" table:style-name="ce1">
            <text:p>3717668</text:p>
          </table:table-cell>
          <table:table-cell office:value-type="float" office:value="3719414" table:style-name="ce1">
            <text:p>3719414</text:p>
          </table:table-cell>
          <table:table-cell office:value-type="float" office:value="3725276" table:style-name="ce1">
            <text:p>3725276</text:p>
          </table:table-cell>
          <table:table-cell office:value-type="float" office:value="3727505" table:style-name="ce1">
            <text:p>3727505</text:p>
          </table:table-cell>
          <table:table-cell office:value-type="float" office:value="3728004" table:style-name="ce1">
            <text:p>3728004</text:p>
          </table:table-cell>
          <table:table-cell office:value-type="float" office:value="3726549" table:style-name="ce1">
            <text:p>372654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hana</text:p>
          </table:table-cell>
          <table:table-cell office:value-type="string" table:style-name="ce1">
            <text:p>GHA</text:p>
          </table:table-cell>
          <table:table-cell office:value-type="float" office:value="17014057" table:style-name="ce1">
            <text:p>17014057</text:p>
          </table:table-cell>
          <table:table-cell office:value-type="float" office:value="17462496" table:style-name="ce1">
            <text:p>17462496</text:p>
          </table:table-cell>
          <table:table-cell office:value-type="float" office:value="17908985" table:style-name="ce1">
            <text:p>17908985</text:p>
          </table:table-cell>
          <table:table-cell office:value-type="float" office:value="18357156" table:style-name="ce1">
            <text:p>18357156</text:p>
          </table:table-cell>
          <table:table-cell office:value-type="float" office:value="18812359" table:style-name="ce1">
            <text:p>18812359</text:p>
          </table:table-cell>
          <table:table-cell office:value-type="float" office:value="19278856" table:style-name="ce1">
            <text:p>19278856</text:p>
          </table:table-cell>
          <table:table-cell office:value-type="float" office:value="19756928" table:style-name="ce1">
            <text:p>19756928</text:p>
          </table:table-cell>
          <table:table-cell office:value-type="float" office:value="20246381" table:style-name="ce1">
            <text:p>20246381</text:p>
          </table:table-cell>
          <table:table-cell office:value-type="float" office:value="20750299" table:style-name="ce1">
            <text:p>20750299</text:p>
          </table:table-cell>
          <table:table-cell office:value-type="float" office:value="21272323" table:style-name="ce1">
            <text:p>21272323</text:p>
          </table:table-cell>
          <table:table-cell office:value-type="float" office:value="21814642" table:style-name="ce1">
            <text:p>21814642</text:p>
          </table:table-cell>
          <table:table-cell office:value-type="float" office:value="22379055" table:style-name="ce1">
            <text:p>22379055</text:p>
          </table:table-cell>
          <table:table-cell office:value-type="float" office:value="22963946" table:style-name="ce1">
            <text:p>22963946</text:p>
          </table:table-cell>
          <table:table-cell office:value-type="float" office:value="23563825" table:style-name="ce1">
            <text:p>23563825</text:p>
          </table:table-cell>
          <table:table-cell office:value-type="float" office:value="24170940" table:style-name="ce1">
            <text:p>24170940</text:p>
          </table:table-cell>
          <table:table-cell office:value-type="float" office:value="24779619" table:style-name="ce1">
            <text:p>24779619</text:p>
          </table:table-cell>
          <table:table-cell office:value-type="float" office:value="25387710" table:style-name="ce1">
            <text:p>25387710</text:p>
          </table:table-cell>
          <table:table-cell office:value-type="float" office:value="25996449" table:style-name="ce1">
            <text:p>25996449</text:p>
          </table:table-cell>
          <table:table-cell office:value-type="float" office:value="26607642" table:style-name="ce1">
            <text:p>26607642</text:p>
          </table:table-cell>
          <table:table-cell office:value-type="float" office:value="27224472" table:style-name="ce1">
            <text:p>27224472</text:p>
          </table:table-cell>
          <table:table-cell office:value-type="float" office:value="27849205" table:style-name="ce1">
            <text:p>27849205</text:p>
          </table:table-cell>
          <table:table-cell office:value-type="float" office:value="28481946" table:style-name="ce1">
            <text:p>28481946</text:p>
          </table:table-cell>
          <table:table-cell office:value-type="float" office:value="29121471" table:style-name="ce1">
            <text:p>29121471</text:p>
          </table:table-cell>
          <table:table-cell office:value-type="float" office:value="29767108" table:style-name="ce1">
            <text:p>2976710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ibraltar</text:p>
          </table:table-cell>
          <table:table-cell office:value-type="string" table:style-name="ce1">
            <text:p>GIB</text:p>
          </table:table-cell>
          <table:table-cell office:value-type="float" office:value="28692" table:style-name="ce1">
            <text:p>28692</text:p>
          </table:table-cell>
          <table:table-cell office:value-type="float" office:value="28971" table:style-name="ce1">
            <text:p>28971</text:p>
          </table:table-cell>
          <table:table-cell office:value-type="float" office:value="29408" table:style-name="ce1">
            <text:p>29408</text:p>
          </table:table-cell>
          <table:table-cell office:value-type="float" office:value="29947" table:style-name="ce1">
            <text:p>29947</text:p>
          </table:table-cell>
          <table:table-cell office:value-type="float" office:value="30529" table:style-name="ce1">
            <text:p>30529</text:p>
          </table:table-cell>
          <table:table-cell office:value-type="float" office:value="31077" table:style-name="ce1">
            <text:p>31077</text:p>
          </table:table-cell>
          <table:table-cell office:value-type="float" office:value="31602" table:style-name="ce1">
            <text:p>31602</text:p>
          </table:table-cell>
          <table:table-cell office:value-type="float" office:value="32102" table:style-name="ce1">
            <text:p>32102</text:p>
          </table:table-cell>
          <table:table-cell office:value-type="float" office:value="32555" table:style-name="ce1">
            <text:p>32555</text:p>
          </table:table-cell>
          <table:table-cell office:value-type="float" office:value="32928" table:style-name="ce1">
            <text:p>32928</text:p>
          </table:table-cell>
          <table:table-cell office:value-type="float" office:value="33219" table:style-name="ce1">
            <text:p>33219</text:p>
          </table:table-cell>
          <table:table-cell office:value-type="float" office:value="33417" table:style-name="ce1">
            <text:p>33417</text:p>
          </table:table-cell>
          <table:table-cell office:value-type="float" office:value="33517" table:style-name="ce1">
            <text:p>33517</text:p>
          </table:table-cell>
          <table:table-cell office:value-type="float" office:value="33559" table:style-name="ce1">
            <text:p>33559</text:p>
          </table:table-cell>
          <table:table-cell office:value-type="float" office:value="33565" table:style-name="ce1">
            <text:p>33565</text:p>
          </table:table-cell>
          <table:table-cell office:value-type="float" office:value="33585" table:style-name="ce1">
            <text:p>33585</text:p>
          </table:table-cell>
          <table:table-cell office:value-type="float" office:value="33612" table:style-name="ce1">
            <text:p>33612</text:p>
          </table:table-cell>
          <table:table-cell office:value-type="float" office:value="33646" table:style-name="ce1">
            <text:p>33646</text:p>
          </table:table-cell>
          <table:table-cell office:value-type="float" office:value="33692" table:style-name="ce1">
            <text:p>33692</text:p>
          </table:table-cell>
          <table:table-cell office:value-type="float" office:value="33725" table:style-name="ce1">
            <text:p>33725</text:p>
          </table:table-cell>
          <table:table-cell office:value-type="float" office:value="33736" table:style-name="ce1">
            <text:p>33736</text:p>
          </table:table-cell>
          <table:table-cell office:value-type="float" office:value="33737" table:style-name="ce1">
            <text:p>33737</text:p>
          </table:table-cell>
          <table:table-cell office:value-type="float" office:value="33728" table:style-name="ce1">
            <text:p>33728</text:p>
          </table:table-cell>
          <table:table-cell office:value-type="float" office:value="33718" table:style-name="ce1">
            <text:p>3371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uinea</text:p>
          </table:table-cell>
          <table:table-cell office:value-type="string" table:style-name="ce1">
            <text:p>GIN</text:p>
          </table:table-cell>
          <table:table-cell office:value-type="float" office:value="7269625" table:style-name="ce1">
            <text:p>7269625</text:p>
          </table:table-cell>
          <table:table-cell office:value-type="float" office:value="7463782" table:style-name="ce1">
            <text:p>7463782</text:p>
          </table:table-cell>
          <table:table-cell office:value-type="float" office:value="7662075" table:style-name="ce1">
            <text:p>7662075</text:p>
          </table:table-cell>
          <table:table-cell office:value-type="float" office:value="7860781" table:style-name="ce1">
            <text:p>7860781</text:p>
          </table:table-cell>
          <table:table-cell office:value-type="float" office:value="8054743" table:style-name="ce1">
            <text:p>8054743</text:p>
          </table:table-cell>
          <table:table-cell office:value-type="float" office:value="8240730" table:style-name="ce1">
            <text:p>8240730</text:p>
          </table:table-cell>
          <table:table-cell office:value-type="float" office:value="8417081" table:style-name="ce1">
            <text:p>8417081</text:p>
          </table:table-cell>
          <table:table-cell office:value-type="float" office:value="8586074" table:style-name="ce1">
            <text:p>8586074</text:p>
          </table:table-cell>
          <table:table-cell office:value-type="float" office:value="8753093" table:style-name="ce1">
            <text:p>8753093</text:p>
          </table:table-cell>
          <table:table-cell office:value-type="float" office:value="8925743" table:style-name="ce1">
            <text:p>8925743</text:p>
          </table:table-cell>
          <table:table-cell office:value-type="float" office:value="9109581" table:style-name="ce1">
            <text:p>9109581</text:p>
          </table:table-cell>
          <table:table-cell office:value-type="float" office:value="9307425" table:style-name="ce1">
            <text:p>9307425</text:p>
          </table:table-cell>
          <table:table-cell office:value-type="float" office:value="9518162" table:style-name="ce1">
            <text:p>9518162</text:p>
          </table:table-cell>
          <table:table-cell office:value-type="float" office:value="9738792" table:style-name="ce1">
            <text:p>9738792</text:p>
          </table:table-cell>
          <table:table-cell office:value-type="float" office:value="9964469" table:style-name="ce1">
            <text:p>9964469</text:p>
          </table:table-cell>
          <table:table-cell office:value-type="float" office:value="10192176" table:style-name="ce1">
            <text:p>10192176</text:p>
          </table:table-cell>
          <table:table-cell office:value-type="float" office:value="10420471" table:style-name="ce1">
            <text:p>10420471</text:p>
          </table:table-cell>
          <table:table-cell office:value-type="float" office:value="10652029" table:style-name="ce1">
            <text:p>10652029</text:p>
          </table:table-cell>
          <table:table-cell office:value-type="float" office:value="10892810" table:style-name="ce1">
            <text:p>10892810</text:p>
          </table:table-cell>
          <table:table-cell office:value-type="float" office:value="11150977" table:style-name="ce1">
            <text:p>11150977</text:p>
          </table:table-cell>
          <table:table-cell office:value-type="float" office:value="11432088" table:style-name="ce1">
            <text:p>11432088</text:p>
          </table:table-cell>
          <table:table-cell office:value-type="float" office:value="11738441" table:style-name="ce1">
            <text:p>11738441</text:p>
          </table:table-cell>
          <table:table-cell office:value-type="float" office:value="12067539" table:style-name="ce1">
            <text:p>12067539</text:p>
          </table:table-cell>
          <table:table-cell office:value-type="float" office:value="12414318" table:style-name="ce1">
            <text:p>1241431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ambia, The</text:p>
          </table:table-cell>
          <table:table-cell office:value-type="string" table:style-name="ce1">
            <text:p>GMB</text:p>
          </table:table-cell>
          <table:table-cell office:value-type="float" office:value="1128575" table:style-name="ce1">
            <text:p>1128575</text:p>
          </table:table-cell>
          <table:table-cell office:value-type="float" office:value="1164091" table:style-name="ce1">
            <text:p>1164091</text:p>
          </table:table-cell>
          <table:table-cell office:value-type="float" office:value="1200526" table:style-name="ce1">
            <text:p>1200526</text:p>
          </table:table-cell>
          <table:table-cell office:value-type="float" office:value="1238125" table:style-name="ce1">
            <text:p>1238125</text:p>
          </table:table-cell>
          <table:table-cell office:value-type="float" office:value="1277133" table:style-name="ce1">
            <text:p>1277133</text:p>
          </table:table-cell>
          <table:table-cell office:value-type="float" office:value="1317703" table:style-name="ce1">
            <text:p>1317703</text:p>
          </table:table-cell>
          <table:table-cell office:value-type="float" office:value="1360074" table:style-name="ce1">
            <text:p>1360074</text:p>
          </table:table-cell>
          <table:table-cell office:value-type="float" office:value="1404261" table:style-name="ce1">
            <text:p>1404261</text:p>
          </table:table-cell>
          <table:table-cell office:value-type="float" office:value="1449925" table:style-name="ce1">
            <text:p>1449925</text:p>
          </table:table-cell>
          <table:table-cell office:value-type="float" office:value="1496527" table:style-name="ce1">
            <text:p>1496527</text:p>
          </table:table-cell>
          <table:table-cell office:value-type="float" office:value="1543741" table:style-name="ce1">
            <text:p>1543741</text:p>
          </table:table-cell>
          <table:table-cell office:value-type="float" office:value="1591445" table:style-name="ce1">
            <text:p>1591445</text:p>
          </table:table-cell>
          <table:table-cell office:value-type="float" office:value="1639848" table:style-name="ce1">
            <text:p>1639848</text:p>
          </table:table-cell>
          <table:table-cell office:value-type="float" office:value="1689285" table:style-name="ce1">
            <text:p>1689285</text:p>
          </table:table-cell>
          <table:table-cell office:value-type="float" office:value="1740279" table:style-name="ce1">
            <text:p>1740279</text:p>
          </table:table-cell>
          <table:table-cell office:value-type="float" office:value="1793196" table:style-name="ce1">
            <text:p>1793196</text:p>
          </table:table-cell>
          <table:table-cell office:value-type="float" office:value="1848147" table:style-name="ce1">
            <text:p>1848147</text:p>
          </table:table-cell>
          <table:table-cell office:value-type="float" office:value="1905011" table:style-name="ce1">
            <text:p>1905011</text:p>
          </table:table-cell>
          <table:table-cell office:value-type="float" office:value="1963711" table:style-name="ce1">
            <text:p>1963711</text:p>
          </table:table-cell>
          <table:table-cell office:value-type="float" office:value="2024042" table:style-name="ce1">
            <text:p>2024042</text:p>
          </table:table-cell>
          <table:table-cell office:value-type="float" office:value="2085860" table:style-name="ce1">
            <text:p>2085860</text:p>
          </table:table-cell>
          <table:table-cell office:value-type="float" office:value="2149139" table:style-name="ce1">
            <text:p>2149139</text:p>
          </table:table-cell>
          <table:table-cell office:value-type="float" office:value="2213894" table:style-name="ce1">
            <text:p>2213894</text:p>
          </table:table-cell>
          <table:table-cell office:value-type="float" office:value="2280102" table:style-name="ce1">
            <text:p>228010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uinea-Bissau</text:p>
          </table:table-cell>
          <table:table-cell office:value-type="string" table:style-name="ce1">
            <text:p>GNB</text:p>
          </table:table-cell>
          <table:table-cell office:value-type="float" office:value="1088854" table:style-name="ce1">
            <text:p>1088854</text:p>
          </table:table-cell>
          <table:table-cell office:value-type="float" office:value="1110833" table:style-name="ce1">
            <text:p>1110833</text:p>
          </table:table-cell>
          <table:table-cell office:value-type="float" office:value="1132510" table:style-name="ce1">
            <text:p>1132510</text:p>
          </table:table-cell>
          <table:table-cell office:value-type="float" office:value="1154371" table:style-name="ce1">
            <text:p>1154371</text:p>
          </table:table-cell>
          <table:table-cell office:value-type="float" office:value="1177131" table:style-name="ce1">
            <text:p>1177131</text:p>
          </table:table-cell>
          <table:table-cell office:value-type="float" office:value="1201301" table:style-name="ce1">
            <text:p>1201301</text:p>
          </table:table-cell>
          <table:table-cell office:value-type="float" office:value="1227106" table:style-name="ce1">
            <text:p>1227106</text:p>
          </table:table-cell>
          <table:table-cell office:value-type="float" office:value="1254453" table:style-name="ce1">
            <text:p>1254453</text:p>
          </table:table-cell>
          <table:table-cell office:value-type="float" office:value="1283305" table:style-name="ce1">
            <text:p>1283305</text:p>
          </table:table-cell>
          <table:table-cell office:value-type="float" office:value="1313492" table:style-name="ce1">
            <text:p>1313492</text:p>
          </table:table-cell>
          <table:table-cell office:value-type="float" office:value="1344930" table:style-name="ce1">
            <text:p>1344930</text:p>
          </table:table-cell>
          <table:table-cell office:value-type="float" office:value="1377581" table:style-name="ce1">
            <text:p>1377581</text:p>
          </table:table-cell>
          <table:table-cell office:value-type="float" office:value="1411543" table:style-name="ce1">
            <text:p>1411543</text:p>
          </table:table-cell>
          <table:table-cell office:value-type="float" office:value="1446936" table:style-name="ce1">
            <text:p>1446936</text:p>
          </table:table-cell>
          <table:table-cell office:value-type="float" office:value="1483921" table:style-name="ce1">
            <text:p>1483921</text:p>
          </table:table-cell>
          <table:table-cell office:value-type="float" office:value="1522599" table:style-name="ce1">
            <text:p>1522599</text:p>
          </table:table-cell>
          <table:table-cell office:value-type="float" office:value="1562989" table:style-name="ce1">
            <text:p>1562989</text:p>
          </table:table-cell>
          <table:table-cell office:value-type="float" office:value="1604979" table:style-name="ce1">
            <text:p>1604979</text:p>
          </table:table-cell>
          <table:table-cell office:value-type="float" office:value="1648257" table:style-name="ce1">
            <text:p>1648257</text:p>
          </table:table-cell>
          <table:table-cell office:value-type="float" office:value="1692439" table:style-name="ce1">
            <text:p>1692439</text:p>
          </table:table-cell>
          <table:table-cell office:value-type="float" office:value="1737202" table:style-name="ce1">
            <text:p>1737202</text:p>
          </table:table-cell>
          <table:table-cell office:value-type="float" office:value="1782437" table:style-name="ce1">
            <text:p>1782437</text:p>
          </table:table-cell>
          <table:table-cell office:value-type="float" office:value="1828146" table:style-name="ce1">
            <text:p>1828146</text:p>
          </table:table-cell>
          <table:table-cell office:value-type="float" office:value="1874309" table:style-name="ce1">
            <text:p>187430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quatorial Guinea</text:p>
          </table:table-cell>
          <table:table-cell office:value-type="string" table:style-name="ce1">
            <text:p>GNQ</text:p>
          </table:table-cell>
          <table:table-cell office:value-type="float" office:value="496768" table:style-name="ce1">
            <text:p>496768</text:p>
          </table:table-cell>
          <table:table-cell office:value-type="float" office:value="515853" table:style-name="ce1">
            <text:p>515853</text:p>
          </table:table-cell>
          <table:table-cell office:value-type="float" office:value="536460" table:style-name="ce1">
            <text:p>536460</text:p>
          </table:table-cell>
          <table:table-cell office:value-type="float" office:value="558492" table:style-name="ce1">
            <text:p>558492</text:p>
          </table:table-cell>
          <table:table-cell office:value-type="float" office:value="581770" table:style-name="ce1">
            <text:p>581770</text:p>
          </table:table-cell>
          <table:table-cell office:value-type="float" office:value="606181" table:style-name="ce1">
            <text:p>606181</text:p>
          </table:table-cell>
          <table:table-cell office:value-type="float" office:value="631666" table:style-name="ce1">
            <text:p>631666</text:p>
          </table:table-cell>
          <table:table-cell office:value-type="float" office:value="658384" table:style-name="ce1">
            <text:p>658384</text:p>
          </table:table-cell>
          <table:table-cell office:value-type="float" office:value="686664" table:style-name="ce1">
            <text:p>686664</text:p>
          </table:table-cell>
          <table:table-cell office:value-type="float" office:value="716949" table:style-name="ce1">
            <text:p>716949</text:p>
          </table:table-cell>
          <table:table-cell office:value-type="float" office:value="749535" table:style-name="ce1">
            <text:p>749535</text:p>
          </table:table-cell>
          <table:table-cell office:value-type="float" office:value="784496" table:style-name="ce1">
            <text:p>784496</text:p>
          </table:table-cell>
          <table:table-cell office:value-type="float" office:value="821687" table:style-name="ce1">
            <text:p>821687</text:p>
          </table:table-cell>
          <table:table-cell office:value-type="float" office:value="860840" table:style-name="ce1">
            <text:p>860840</text:p>
          </table:table-cell>
          <table:table-cell office:value-type="float" office:value="901599" table:style-name="ce1">
            <text:p>901599</text:p>
          </table:table-cell>
          <table:table-cell office:value-type="float" office:value="943639" table:style-name="ce1">
            <text:p>943639</text:p>
          </table:table-cell>
          <table:table-cell office:value-type="float" office:value="986853" table:style-name="ce1">
            <text:p>986853</text:p>
          </table:table-cell>
          <table:table-cell office:value-type="float" office:value="1031191" table:style-name="ce1">
            <text:p>1031191</text:p>
          </table:table-cell>
          <table:table-cell office:value-type="float" office:value="1076413" table:style-name="ce1">
            <text:p>1076413</text:p>
          </table:table-cell>
          <table:table-cell office:value-type="float" office:value="1122276" table:style-name="ce1">
            <text:p>1122276</text:p>
          </table:table-cell>
          <table:table-cell office:value-type="float" office:value="1168568" table:style-name="ce1">
            <text:p>1168568</text:p>
          </table:table-cell>
          <table:table-cell office:value-type="float" office:value="1215179" table:style-name="ce1">
            <text:p>1215179</text:p>
          </table:table-cell>
          <table:table-cell office:value-type="float" office:value="1262001" table:style-name="ce1">
            <text:p>1262001</text:p>
          </table:table-cell>
          <table:table-cell office:value-type="float" office:value="1308974" table:style-name="ce1">
            <text:p>130897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reece</text:p>
          </table:table-cell>
          <table:table-cell office:value-type="string" table:style-name="ce1">
            <text:p>GRC</text:p>
          </table:table-cell>
          <table:table-cell office:value-type="float" office:value="10562153" table:style-name="ce1">
            <text:p>10562153</text:p>
          </table:table-cell>
          <table:table-cell office:value-type="float" office:value="10608800" table:style-name="ce1">
            <text:p>10608800</text:p>
          </table:table-cell>
          <table:table-cell office:value-type="float" office:value="10661259" table:style-name="ce1">
            <text:p>10661259</text:p>
          </table:table-cell>
          <table:table-cell office:value-type="float" office:value="10720509" table:style-name="ce1">
            <text:p>10720509</text:p>
          </table:table-cell>
          <table:table-cell office:value-type="float" office:value="10761698" table:style-name="ce1">
            <text:p>10761698</text:p>
          </table:table-cell>
          <table:table-cell office:value-type="float" office:value="10805808" table:style-name="ce1">
            <text:p>10805808</text:p>
          </table:table-cell>
          <table:table-cell office:value-type="float" office:value="10862132" table:style-name="ce1">
            <text:p>10862132</text:p>
          </table:table-cell>
          <table:table-cell office:value-type="float" office:value="10902022" table:style-name="ce1">
            <text:p>10902022</text:p>
          </table:table-cell>
          <table:table-cell office:value-type="float" office:value="10928070" table:style-name="ce1">
            <text:p>10928070</text:p>
          </table:table-cell>
          <table:table-cell office:value-type="float" office:value="10955141" table:style-name="ce1">
            <text:p>10955141</text:p>
          </table:table-cell>
          <table:table-cell office:value-type="float" office:value="10987314" table:style-name="ce1">
            <text:p>10987314</text:p>
          </table:table-cell>
          <table:table-cell office:value-type="float" office:value="11020362" table:style-name="ce1">
            <text:p>11020362</text:p>
          </table:table-cell>
          <table:table-cell office:value-type="float" office:value="11048473" table:style-name="ce1">
            <text:p>11048473</text:p>
          </table:table-cell>
          <table:table-cell office:value-type="float" office:value="11077841" table:style-name="ce1">
            <text:p>11077841</text:p>
          </table:table-cell>
          <table:table-cell office:value-type="float" office:value="11107017" table:style-name="ce1">
            <text:p>11107017</text:p>
          </table:table-cell>
          <table:table-cell office:value-type="float" office:value="11121341" table:style-name="ce1">
            <text:p>11121341</text:p>
          </table:table-cell>
          <table:table-cell office:value-type="float" office:value="11104899" table:style-name="ce1">
            <text:p>11104899</text:p>
          </table:table-cell>
          <table:table-cell office:value-type="float" office:value="11045011" table:style-name="ce1">
            <text:p>11045011</text:p>
          </table:table-cell>
          <table:table-cell office:value-type="float" office:value="10965211" table:style-name="ce1">
            <text:p>10965211</text:p>
          </table:table-cell>
          <table:table-cell office:value-type="float" office:value="10892413" table:style-name="ce1">
            <text:p>10892413</text:p>
          </table:table-cell>
          <table:table-cell office:value-type="float" office:value="10820883" table:style-name="ce1">
            <text:p>10820883</text:p>
          </table:table-cell>
          <table:table-cell office:value-type="float" office:value="10775971" table:style-name="ce1">
            <text:p>10775971</text:p>
          </table:table-cell>
          <table:table-cell office:value-type="float" office:value="10754679" table:style-name="ce1">
            <text:p>10754679</text:p>
          </table:table-cell>
          <table:table-cell office:value-type="float" office:value="10731726" table:style-name="ce1">
            <text:p>1073172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renada</text:p>
          </table:table-cell>
          <table:table-cell office:value-type="string" table:style-name="ce1">
            <text:p>GRD</text:p>
          </table:table-cell>
          <table:table-cell office:value-type="float" office:value="100288" table:style-name="ce1">
            <text:p>100288</text:p>
          </table:table-cell>
          <table:table-cell office:value-type="float" office:value="101001" table:style-name="ce1">
            <text:p>101001</text:p>
          </table:table-cell>
          <table:table-cell office:value-type="float" office:value="101567" table:style-name="ce1">
            <text:p>101567</text:p>
          </table:table-cell>
          <table:table-cell office:value-type="float" office:value="102021" table:style-name="ce1">
            <text:p>102021</text:p>
          </table:table-cell>
          <table:table-cell office:value-type="float" office:value="102432" table:style-name="ce1">
            <text:p>102432</text:p>
          </table:table-cell>
          <table:table-cell office:value-type="float" office:value="102833" table:style-name="ce1">
            <text:p>102833</text:p>
          </table:table-cell>
          <table:table-cell office:value-type="float" office:value="103249" table:style-name="ce1">
            <text:p>103249</text:p>
          </table:table-cell>
          <table:table-cell office:value-type="float" office:value="103634" table:style-name="ce1">
            <text:p>103634</text:p>
          </table:table-cell>
          <table:table-cell office:value-type="float" office:value="104005" table:style-name="ce1">
            <text:p>104005</text:p>
          </table:table-cell>
          <table:table-cell office:value-type="float" office:value="104347" table:style-name="ce1">
            <text:p>104347</text:p>
          </table:table-cell>
          <table:table-cell office:value-type="float" office:value="104661" table:style-name="ce1">
            <text:p>104661</text:p>
          </table:table-cell>
          <table:table-cell office:value-type="float" office:value="104933" table:style-name="ce1">
            <text:p>104933</text:p>
          </table:table-cell>
          <table:table-cell office:value-type="float" office:value="105190" table:style-name="ce1">
            <text:p>105190</text:p>
          </table:table-cell>
          <table:table-cell office:value-type="float" office:value="105456" table:style-name="ce1">
            <text:p>105456</text:p>
          </table:table-cell>
          <table:table-cell office:value-type="float" office:value="105789" table:style-name="ce1">
            <text:p>105789</text:p>
          </table:table-cell>
          <table:table-cell office:value-type="float" office:value="106233" table:style-name="ce1">
            <text:p>106233</text:p>
          </table:table-cell>
          <table:table-cell office:value-type="float" office:value="106796" table:style-name="ce1">
            <text:p>106796</text:p>
          </table:table-cell>
          <table:table-cell office:value-type="float" office:value="107446" table:style-name="ce1">
            <text:p>107446</text:p>
          </table:table-cell>
          <table:table-cell office:value-type="float" office:value="108170" table:style-name="ce1">
            <text:p>108170</text:p>
          </table:table-cell>
          <table:table-cell office:value-type="float" office:value="108902" table:style-name="ce1">
            <text:p>108902</text:p>
          </table:table-cell>
          <table:table-cell office:value-type="float" office:value="109599" table:style-name="ce1">
            <text:p>109599</text:p>
          </table:table-cell>
          <table:table-cell office:value-type="float" office:value="110261" table:style-name="ce1">
            <text:p>110261</text:p>
          </table:table-cell>
          <table:table-cell office:value-type="float" office:value="110874" table:style-name="ce1">
            <text:p>110874</text:p>
          </table:table-cell>
          <table:table-cell office:value-type="float" office:value="111454" table:style-name="ce1">
            <text:p>11145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reenland</text:p>
          </table:table-cell>
          <table:table-cell office:value-type="string" table:style-name="ce1">
            <text:p>GRL</text:p>
          </table:table-cell>
          <table:table-cell office:value-type="float" office:value="55800" table:style-name="ce1">
            <text:p>55800</text:p>
          </table:table-cell>
          <table:table-cell office:value-type="float" office:value="55900" table:style-name="ce1">
            <text:p>55900</text:p>
          </table:table-cell>
          <table:table-cell office:value-type="float" office:value="56000" table:style-name="ce1">
            <text:p>56000</text:p>
          </table:table-cell>
          <table:table-cell office:value-type="float" office:value="56100" table:style-name="ce1">
            <text:p>56100</text:p>
          </table:table-cell>
          <table:table-cell office:value-type="float" office:value="56100" table:style-name="ce1">
            <text:p>56100</text:p>
          </table:table-cell>
          <table:table-cell office:value-type="float" office:value="56200" table:style-name="ce1">
            <text:p>56200</text:p>
          </table:table-cell>
          <table:table-cell office:value-type="float" office:value="56350" table:style-name="ce1">
            <text:p>56350</text:p>
          </table:table-cell>
          <table:table-cell office:value-type="float" office:value="56609" table:style-name="ce1">
            <text:p>56609</text:p>
          </table:table-cell>
          <table:table-cell office:value-type="float" office:value="56765" table:style-name="ce1">
            <text:p>56765</text:p>
          </table:table-cell>
          <table:table-cell office:value-type="float" office:value="56911" table:style-name="ce1">
            <text:p>56911</text:p>
          </table:table-cell>
          <table:table-cell office:value-type="float" office:value="56935" table:style-name="ce1">
            <text:p>56935</text:p>
          </table:table-cell>
          <table:table-cell office:value-type="float" office:value="56774" table:style-name="ce1">
            <text:p>56774</text:p>
          </table:table-cell>
          <table:table-cell office:value-type="float" office:value="56555" table:style-name="ce1">
            <text:p>56555</text:p>
          </table:table-cell>
          <table:table-cell office:value-type="float" office:value="56328" table:style-name="ce1">
            <text:p>56328</text:p>
          </table:table-cell>
          <table:table-cell office:value-type="float" office:value="56323" table:style-name="ce1">
            <text:p>56323</text:p>
          </table:table-cell>
          <table:table-cell office:value-type="float" office:value="56905" table:style-name="ce1">
            <text:p>56905</text:p>
          </table:table-cell>
          <table:table-cell office:value-type="float" office:value="56890" table:style-name="ce1">
            <text:p>56890</text:p>
          </table:table-cell>
          <table:table-cell office:value-type="float" office:value="56810" table:style-name="ce1">
            <text:p>56810</text:p>
          </table:table-cell>
          <table:table-cell office:value-type="float" office:value="56483" table:style-name="ce1">
            <text:p>56483</text:p>
          </table:table-cell>
          <table:table-cell office:value-type="float" office:value="56295" table:style-name="ce1">
            <text:p>56295</text:p>
          </table:table-cell>
          <table:table-cell office:value-type="float" office:value="56114" table:style-name="ce1">
            <text:p>56114</text:p>
          </table:table-cell>
          <table:table-cell office:value-type="float" office:value="56186" table:style-name="ce1">
            <text:p>56186</text:p>
          </table:table-cell>
          <table:table-cell office:value-type="float" office:value="56171" table:style-name="ce1">
            <text:p>56171</text:p>
          </table:table-cell>
          <table:table-cell office:value-type="float" office:value="56025" table:style-name="ce1">
            <text:p>5602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uatemala</text:p>
          </table:table-cell>
          <table:table-cell office:value-type="string" table:style-name="ce1">
            <text:p>GTM</text:p>
          </table:table-cell>
          <table:table-cell office:value-type="float" office:value="10408489" table:style-name="ce1">
            <text:p>10408489</text:p>
          </table:table-cell>
          <table:table-cell office:value-type="float" office:value="10646674" table:style-name="ce1">
            <text:p>10646674</text:p>
          </table:table-cell>
          <table:table-cell office:value-type="float" office:value="10887634" table:style-name="ce1">
            <text:p>10887634</text:p>
          </table:table-cell>
          <table:table-cell office:value-type="float" office:value="11133501" table:style-name="ce1">
            <text:p>11133501</text:p>
          </table:table-cell>
          <table:table-cell office:value-type="float" office:value="11387203" table:style-name="ce1">
            <text:p>11387203</text:p>
          </table:table-cell>
          <table:table-cell office:value-type="float" office:value="11650743" table:style-name="ce1">
            <text:p>11650743</text:p>
          </table:table-cell>
          <table:table-cell office:value-type="float" office:value="11924946" table:style-name="ce1">
            <text:p>11924946</text:p>
          </table:table-cell>
          <table:table-cell office:value-type="float" office:value="12208848" table:style-name="ce1">
            <text:p>12208848</text:p>
          </table:table-cell>
          <table:table-cell office:value-type="float" office:value="12500478" table:style-name="ce1">
            <text:p>12500478</text:p>
          </table:table-cell>
          <table:table-cell office:value-type="float" office:value="12796925" table:style-name="ce1">
            <text:p>12796925</text:p>
          </table:table-cell>
          <table:table-cell office:value-type="float" office:value="13096028" table:style-name="ce1">
            <text:p>13096028</text:p>
          </table:table-cell>
          <table:table-cell office:value-type="float" office:value="13397021" table:style-name="ce1">
            <text:p>13397021</text:p>
          </table:table-cell>
          <table:table-cell office:value-type="float" office:value="13700327" table:style-name="ce1">
            <text:p>13700327</text:p>
          </table:table-cell>
          <table:table-cell office:value-type="float" office:value="14006428" table:style-name="ce1">
            <text:p>14006428</text:p>
          </table:table-cell>
          <table:table-cell office:value-type="float" office:value="14316263" table:style-name="ce1">
            <text:p>14316263</text:p>
          </table:table-cell>
          <table:table-cell office:value-type="float" office:value="14630417" table:style-name="ce1">
            <text:p>14630417</text:p>
          </table:table-cell>
          <table:table-cell office:value-type="float" office:value="14948803" table:style-name="ce1">
            <text:p>14948803</text:p>
          </table:table-cell>
          <table:table-cell office:value-type="float" office:value="15270778" table:style-name="ce1">
            <text:p>15270778</text:p>
          </table:table-cell>
          <table:table-cell office:value-type="float" office:value="15595821" table:style-name="ce1">
            <text:p>15595821</text:p>
          </table:table-cell>
          <table:table-cell office:value-type="float" office:value="15923243" table:style-name="ce1">
            <text:p>15923243</text:p>
          </table:table-cell>
          <table:table-cell office:value-type="float" office:value="16252429" table:style-name="ce1">
            <text:p>16252429</text:p>
          </table:table-cell>
          <table:table-cell office:value-type="float" office:value="16583060" table:style-name="ce1">
            <text:p>16583060</text:p>
          </table:table-cell>
          <table:table-cell office:value-type="float" office:value="16914936" table:style-name="ce1">
            <text:p>16914936</text:p>
          </table:table-cell>
          <table:table-cell office:value-type="float" office:value="17247807" table:style-name="ce1">
            <text:p>172478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uam</text:p>
          </table:table-cell>
          <table:table-cell office:value-type="string" table:style-name="ce1">
            <text:p>GUM</text:p>
          </table:table-cell>
          <table:table-cell office:value-type="float" office:value="145561" table:style-name="ce1">
            <text:p>145561</text:p>
          </table:table-cell>
          <table:table-cell office:value-type="float" office:value="148060" table:style-name="ce1">
            <text:p>148060</text:p>
          </table:table-cell>
          <table:table-cell office:value-type="float" office:value="150303" table:style-name="ce1">
            <text:p>150303</text:p>
          </table:table-cell>
          <table:table-cell office:value-type="float" office:value="152277" table:style-name="ce1">
            <text:p>152277</text:p>
          </table:table-cell>
          <table:table-cell office:value-type="float" office:value="153953" table:style-name="ce1">
            <text:p>153953</text:p>
          </table:table-cell>
          <table:table-cell office:value-type="float" office:value="155329" table:style-name="ce1">
            <text:p>155329</text:p>
          </table:table-cell>
          <table:table-cell office:value-type="float" office:value="156401" table:style-name="ce1">
            <text:p>156401</text:p>
          </table:table-cell>
          <table:table-cell office:value-type="float" office:value="157176" table:style-name="ce1">
            <text:p>157176</text:p>
          </table:table-cell>
          <table:table-cell office:value-type="float" office:value="157717" table:style-name="ce1">
            <text:p>157717</text:p>
          </table:table-cell>
          <table:table-cell office:value-type="float" office:value="158101" table:style-name="ce1">
            <text:p>158101</text:p>
          </table:table-cell>
          <table:table-cell office:value-type="float" office:value="158402" table:style-name="ce1">
            <text:p>158402</text:p>
          </table:table-cell>
          <table:table-cell office:value-type="float" office:value="158648" table:style-name="ce1">
            <text:p>158648</text:p>
          </table:table-cell>
          <table:table-cell office:value-type="float" office:value="158847" table:style-name="ce1">
            <text:p>158847</text:p>
          </table:table-cell>
          <table:table-cell office:value-type="float" office:value="159036" table:style-name="ce1">
            <text:p>159036</text:p>
          </table:table-cell>
          <table:table-cell office:value-type="float" office:value="159226" table:style-name="ce1">
            <text:p>159226</text:p>
          </table:table-cell>
          <table:table-cell office:value-type="float" office:value="159444" table:style-name="ce1">
            <text:p>159444</text:p>
          </table:table-cell>
          <table:table-cell office:value-type="float" office:value="159692" table:style-name="ce1">
            <text:p>159692</text:p>
          </table:table-cell>
          <table:table-cell office:value-type="float" office:value="159996" table:style-name="ce1">
            <text:p>159996</text:p>
          </table:table-cell>
          <table:table-cell office:value-type="float" office:value="160407" table:style-name="ce1">
            <text:p>160407</text:p>
          </table:table-cell>
          <table:table-cell office:value-type="float" office:value="161016" table:style-name="ce1">
            <text:p>161016</text:p>
          </table:table-cell>
          <table:table-cell office:value-type="float" office:value="161853" table:style-name="ce1">
            <text:p>161853</text:p>
          </table:table-cell>
          <table:table-cell office:value-type="float" office:value="162951" table:style-name="ce1">
            <text:p>162951</text:p>
          </table:table-cell>
          <table:table-cell office:value-type="float" office:value="164281" table:style-name="ce1">
            <text:p>164281</text:p>
          </table:table-cell>
          <table:table-cell office:value-type="float" office:value="165768" table:style-name="ce1">
            <text:p>16576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uyana</text:p>
          </table:table-cell>
          <table:table-cell office:value-type="string" table:style-name="ce1">
            <text:p>GUY</text:p>
          </table:table-cell>
          <table:table-cell office:value-type="float" office:value="761291" table:style-name="ce1">
            <text:p>761291</text:p>
          </table:table-cell>
          <table:table-cell office:value-type="float" office:value="760795" table:style-name="ce1">
            <text:p>760795</text:p>
          </table:table-cell>
          <table:table-cell office:value-type="float" office:value="757970" table:style-name="ce1">
            <text:p>757970</text:p>
          </table:table-cell>
          <table:table-cell office:value-type="float" office:value="753778" table:style-name="ce1">
            <text:p>753778</text:p>
          </table:table-cell>
          <table:table-cell office:value-type="float" office:value="749674" table:style-name="ce1">
            <text:p>749674</text:p>
          </table:table-cell>
          <table:table-cell office:value-type="float" office:value="746715" table:style-name="ce1">
            <text:p>746715</text:p>
          </table:table-cell>
          <table:table-cell office:value-type="float" office:value="745206" table:style-name="ce1">
            <text:p>745206</text:p>
          </table:table-cell>
          <table:table-cell office:value-type="float" office:value="744789" table:style-name="ce1">
            <text:p>744789</text:p>
          </table:table-cell>
          <table:table-cell office:value-type="float" office:value="745143" table:style-name="ce1">
            <text:p>745143</text:p>
          </table:table-cell>
          <table:table-cell office:value-type="float" office:value="745737" table:style-name="ce1">
            <text:p>745737</text:p>
          </table:table-cell>
          <table:table-cell office:value-type="float" office:value="746163" table:style-name="ce1">
            <text:p>746163</text:p>
          </table:table-cell>
          <table:table-cell office:value-type="float" office:value="746343" table:style-name="ce1">
            <text:p>746343</text:p>
          </table:table-cell>
          <table:table-cell office:value-type="float" office:value="746474" table:style-name="ce1">
            <text:p>746474</text:p>
          </table:table-cell>
          <table:table-cell office:value-type="float" office:value="746817" table:style-name="ce1">
            <text:p>746817</text:p>
          </table:table-cell>
          <table:table-cell office:value-type="float" office:value="747718" table:style-name="ce1">
            <text:p>747718</text:p>
          </table:table-cell>
          <table:table-cell office:value-type="float" office:value="749436" table:style-name="ce1">
            <text:p>749436</text:p>
          </table:table-cell>
          <table:table-cell office:value-type="float" office:value="752028" table:style-name="ce1">
            <text:p>752028</text:p>
          </table:table-cell>
          <table:table-cell office:value-type="float" office:value="755399" table:style-name="ce1">
            <text:p>755399</text:p>
          </table:table-cell>
          <table:table-cell office:value-type="float" office:value="759285" table:style-name="ce1">
            <text:p>759285</text:p>
          </table:table-cell>
          <table:table-cell office:value-type="float" office:value="763380" table:style-name="ce1">
            <text:p>763380</text:p>
          </table:table-cell>
          <table:table-cell office:value-type="float" office:value="767432" table:style-name="ce1">
            <text:p>767432</text:p>
          </table:table-cell>
          <table:table-cell office:value-type="float" office:value="771366" table:style-name="ce1">
            <text:p>771366</text:p>
          </table:table-cell>
          <table:table-cell office:value-type="float" office:value="775221" table:style-name="ce1">
            <text:p>775221</text:p>
          </table:table-cell>
          <table:table-cell office:value-type="float" office:value="779004" table:style-name="ce1">
            <text:p>77900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igh income</text:p>
          </table:table-cell>
          <table:table-cell office:value-type="string" table:style-name="ce1">
            <text:p>HIC</text:p>
          </table:table-cell>
          <table:table-cell office:value-type="float" office:value="1043384479" table:style-name="ce1">
            <text:p>1043384479</text:p>
          </table:table-cell>
          <table:table-cell office:value-type="float" office:value="1050573065" table:style-name="ce1">
            <text:p>1050573065</text:p>
          </table:table-cell>
          <table:table-cell office:value-type="float" office:value="1057559196" table:style-name="ce1">
            <text:p>1057559196</text:p>
          </table:table-cell>
          <table:table-cell office:value-type="float" office:value="1064403601" table:style-name="ce1">
            <text:p>1064403601</text:p>
          </table:table-cell>
          <table:table-cell office:value-type="float" office:value="1071158291" table:style-name="ce1">
            <text:p>1071158291</text:p>
          </table:table-cell>
          <table:table-cell office:value-type="float" office:value="1077839576" table:style-name="ce1">
            <text:p>1077839576</text:p>
          </table:table-cell>
          <table:table-cell office:value-type="float" office:value="1084888957" table:style-name="ce1">
            <text:p>1084888957</text:p>
          </table:table-cell>
          <table:table-cell office:value-type="float" office:value="1092175508" table:style-name="ce1">
            <text:p>1092175508</text:p>
          </table:table-cell>
          <table:table-cell office:value-type="float" office:value="1099365177" table:style-name="ce1">
            <text:p>1099365177</text:p>
          </table:table-cell>
          <table:table-cell office:value-type="float" office:value="1106953027" table:style-name="ce1">
            <text:p>1106953027</text:p>
          </table:table-cell>
          <table:table-cell office:value-type="float" office:value="1114743713" table:style-name="ce1">
            <text:p>1114743713</text:p>
          </table:table-cell>
          <table:table-cell office:value-type="float" office:value="1123222521" table:style-name="ce1">
            <text:p>1123222521</text:p>
          </table:table-cell>
          <table:table-cell office:value-type="float" office:value="1132154767" table:style-name="ce1">
            <text:p>1132154767</text:p>
          </table:table-cell>
          <table:table-cell office:value-type="float" office:value="1141674064" table:style-name="ce1">
            <text:p>1141674064</text:p>
          </table:table-cell>
          <table:table-cell office:value-type="float" office:value="1150180708" table:style-name="ce1">
            <text:p>1150180708</text:p>
          </table:table-cell>
          <table:table-cell office:value-type="float" office:value="1157821787" table:style-name="ce1">
            <text:p>1157821787</text:p>
          </table:table-cell>
          <table:table-cell office:value-type="float" office:value="1163312258" table:style-name="ce1">
            <text:p>1163312258</text:p>
          </table:table-cell>
          <table:table-cell office:value-type="float" office:value="1170180031" table:style-name="ce1">
            <text:p>1170180031</text:p>
          </table:table-cell>
          <table:table-cell office:value-type="float" office:value="1177111276" table:style-name="ce1">
            <text:p>1177111276</text:p>
          </table:table-cell>
          <table:table-cell office:value-type="float" office:value="1184223045" table:style-name="ce1">
            <text:p>1184223045</text:p>
          </table:table-cell>
          <table:table-cell office:value-type="float" office:value="1191161609" table:style-name="ce1">
            <text:p>1191161609</text:p>
          </table:table-cell>
          <table:table-cell office:value-type="float" office:value="1198070424" table:style-name="ce1">
            <text:p>1198070424</text:p>
          </table:table-cell>
          <table:table-cell office:value-type="float" office:value="1204166746" table:style-name="ce1">
            <text:p>1204166746</text:p>
          </table:table-cell>
          <table:table-cell office:value-type="float" office:value="1209780930" table:style-name="ce1">
            <text:p>120978093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ong Kong SAR, China</text:p>
          </table:table-cell>
          <table:table-cell office:value-type="string" table:style-name="ce1">
            <text:p>HKG</text:p>
          </table:table-cell>
          <table:table-cell office:value-type="float" office:value="6156100" table:style-name="ce1">
            <text:p>6156100</text:p>
          </table:table-cell>
          <table:table-cell office:value-type="float" office:value="6435500" table:style-name="ce1">
            <text:p>6435500</text:p>
          </table:table-cell>
          <table:table-cell office:value-type="float" office:value="6489300" table:style-name="ce1">
            <text:p>6489300</text:p>
          </table:table-cell>
          <table:table-cell office:value-type="float" office:value="6543700" table:style-name="ce1">
            <text:p>6543700</text:p>
          </table:table-cell>
          <table:table-cell office:value-type="float" office:value="6606500" table:style-name="ce1">
            <text:p>6606500</text:p>
          </table:table-cell>
          <table:table-cell office:value-type="float" office:value="6665000" table:style-name="ce1">
            <text:p>6665000</text:p>
          </table:table-cell>
          <table:table-cell office:value-type="float" office:value="6714300" table:style-name="ce1">
            <text:p>6714300</text:p>
          </table:table-cell>
          <table:table-cell office:value-type="float" office:value="6744100" table:style-name="ce1">
            <text:p>6744100</text:p>
          </table:table-cell>
          <table:table-cell office:value-type="float" office:value="6730800" table:style-name="ce1">
            <text:p>6730800</text:p>
          </table:table-cell>
          <table:table-cell office:value-type="float" office:value="6783500" table:style-name="ce1">
            <text:p>6783500</text:p>
          </table:table-cell>
          <table:table-cell office:value-type="float" office:value="6813200" table:style-name="ce1">
            <text:p>6813200</text:p>
          </table:table-cell>
          <table:table-cell office:value-type="float" office:value="6857100" table:style-name="ce1">
            <text:p>6857100</text:p>
          </table:table-cell>
          <table:table-cell office:value-type="float" office:value="6916300" table:style-name="ce1">
            <text:p>6916300</text:p>
          </table:table-cell>
          <table:table-cell office:value-type="float" office:value="6957800" table:style-name="ce1">
            <text:p>6957800</text:p>
          </table:table-cell>
          <table:table-cell office:value-type="float" office:value="6972800" table:style-name="ce1">
            <text:p>6972800</text:p>
          </table:table-cell>
          <table:table-cell office:value-type="float" office:value="7024200" table:style-name="ce1">
            <text:p>7024200</text:p>
          </table:table-cell>
          <table:table-cell office:value-type="float" office:value="7071600" table:style-name="ce1">
            <text:p>7071600</text:p>
          </table:table-cell>
          <table:table-cell office:value-type="float" office:value="7150100" table:style-name="ce1">
            <text:p>7150100</text:p>
          </table:table-cell>
          <table:table-cell office:value-type="float" office:value="7178900" table:style-name="ce1">
            <text:p>7178900</text:p>
          </table:table-cell>
          <table:table-cell office:value-type="float" office:value="7229500" table:style-name="ce1">
            <text:p>7229500</text:p>
          </table:table-cell>
          <table:table-cell office:value-type="float" office:value="7291300" table:style-name="ce1">
            <text:p>7291300</text:p>
          </table:table-cell>
          <table:table-cell office:value-type="float" office:value="7336600" table:style-name="ce1">
            <text:p>7336600</text:p>
          </table:table-cell>
          <table:table-cell office:value-type="float" office:value="7391700" table:style-name="ce1">
            <text:p>7391700</text:p>
          </table:table-cell>
          <table:table-cell office:value-type="float" office:value="7451000" table:style-name="ce1">
            <text:p>74510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onduras</text:p>
          </table:table-cell>
          <table:table-cell office:value-type="string" table:style-name="ce1">
            <text:p>HND</text:p>
          </table:table-cell>
          <table:table-cell office:value-type="float" office:value="5709014" table:style-name="ce1">
            <text:p>5709014</text:p>
          </table:table-cell>
          <table:table-cell office:value-type="float" office:value="5874809" table:style-name="ce1">
            <text:p>5874809</text:p>
          </table:table-cell>
          <table:table-cell office:value-type="float" office:value="6045699" table:style-name="ce1">
            <text:p>6045699</text:p>
          </table:table-cell>
          <table:table-cell office:value-type="float" office:value="6220406" table:style-name="ce1">
            <text:p>6220406</text:p>
          </table:table-cell>
          <table:table-cell office:value-type="float" office:value="6397151" table:style-name="ce1">
            <text:p>6397151</text:p>
          </table:table-cell>
          <table:table-cell office:value-type="float" office:value="6574509" table:style-name="ce1">
            <text:p>6574509</text:p>
          </table:table-cell>
          <table:table-cell office:value-type="float" office:value="6751912" table:style-name="ce1">
            <text:p>6751912</text:p>
          </table:table-cell>
          <table:table-cell office:value-type="float" office:value="6929265" table:style-name="ce1">
            <text:p>6929265</text:p>
          </table:table-cell>
          <table:table-cell office:value-type="float" office:value="7106319" table:style-name="ce1">
            <text:p>7106319</text:p>
          </table:table-cell>
          <table:table-cell office:value-type="float" office:value="7282953" table:style-name="ce1">
            <text:p>7282953</text:p>
          </table:table-cell>
          <table:table-cell office:value-type="float" office:value="7458985" table:style-name="ce1">
            <text:p>7458985</text:p>
          </table:table-cell>
          <table:table-cell office:value-type="float" office:value="7634298" table:style-name="ce1">
            <text:p>7634298</text:p>
          </table:table-cell>
          <table:table-cell office:value-type="float" office:value="7808518" table:style-name="ce1">
            <text:p>7808518</text:p>
          </table:table-cell>
          <table:table-cell office:value-type="float" office:value="7980955" table:style-name="ce1">
            <text:p>7980955</text:p>
          </table:table-cell>
          <table:table-cell office:value-type="float" office:value="8150775" table:style-name="ce1">
            <text:p>8150775</text:p>
          </table:table-cell>
          <table:table-cell office:value-type="float" office:value="8317470" table:style-name="ce1">
            <text:p>8317470</text:p>
          </table:table-cell>
          <table:table-cell office:value-type="float" office:value="8480671" table:style-name="ce1">
            <text:p>8480671</text:p>
          </table:table-cell>
          <table:table-cell office:value-type="float" office:value="8640691" table:style-name="ce1">
            <text:p>8640691</text:p>
          </table:table-cell>
          <table:table-cell office:value-type="float" office:value="8798521" table:style-name="ce1">
            <text:p>8798521</text:p>
          </table:table-cell>
          <table:table-cell office:value-type="float" office:value="8955589" table:style-name="ce1">
            <text:p>8955589</text:p>
          </table:table-cell>
          <table:table-cell office:value-type="float" office:value="9112916" table:style-name="ce1">
            <text:p>9112916</text:p>
          </table:table-cell>
          <table:table-cell office:value-type="float" office:value="9270795" table:style-name="ce1">
            <text:p>9270795</text:p>
          </table:table-cell>
          <table:table-cell office:value-type="float" office:value="9429013" table:style-name="ce1">
            <text:p>9429013</text:p>
          </table:table-cell>
          <table:table-cell office:value-type="float" office:value="9587522" table:style-name="ce1">
            <text:p>958752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eavily indebted poor countries (HIPC)</text:p>
          </table:table-cell>
          <table:table-cell office:value-type="string" table:style-name="ce1">
            <text:p>HPC</text:p>
          </table:table-cell>
          <table:table-cell office:value-type="float" office:value="411298620" table:style-name="ce1">
            <text:p>411298620</text:p>
          </table:table-cell>
          <table:table-cell office:value-type="float" office:value="423019190" table:style-name="ce1">
            <text:p>423019190</text:p>
          </table:table-cell>
          <table:table-cell office:value-type="float" office:value="434736174" table:style-name="ce1">
            <text:p>434736174</text:p>
          </table:table-cell>
          <table:table-cell office:value-type="float" office:value="446608340" table:style-name="ce1">
            <text:p>446608340</text:p>
          </table:table-cell>
          <table:table-cell office:value-type="float" office:value="458867402" table:style-name="ce1">
            <text:p>458867402</text:p>
          </table:table-cell>
          <table:table-cell office:value-type="float" office:value="471680794" table:style-name="ce1">
            <text:p>471680794</text:p>
          </table:table-cell>
          <table:table-cell office:value-type="float" office:value="485112686" table:style-name="ce1">
            <text:p>485112686</text:p>
          </table:table-cell>
          <table:table-cell office:value-type="float" office:value="499113575" table:style-name="ce1">
            <text:p>499113575</text:p>
          </table:table-cell>
          <table:table-cell office:value-type="float" office:value="513601239" table:style-name="ce1">
            <text:p>513601239</text:p>
          </table:table-cell>
          <table:table-cell office:value-type="float" office:value="528444632" table:style-name="ce1">
            <text:p>528444632</text:p>
          </table:table-cell>
          <table:table-cell office:value-type="float" office:value="543555326" table:style-name="ce1">
            <text:p>543555326</text:p>
          </table:table-cell>
          <table:table-cell office:value-type="float" office:value="558909236" table:style-name="ce1">
            <text:p>558909236</text:p>
          </table:table-cell>
          <table:table-cell office:value-type="float" office:value="574560260" table:style-name="ce1">
            <text:p>574560260</text:p>
          </table:table-cell>
          <table:table-cell office:value-type="float" office:value="590590368" table:style-name="ce1">
            <text:p>590590368</text:p>
          </table:table-cell>
          <table:table-cell office:value-type="float" office:value="607115564" table:style-name="ce1">
            <text:p>607115564</text:p>
          </table:table-cell>
          <table:table-cell office:value-type="float" office:value="624219326" table:style-name="ce1">
            <text:p>624219326</text:p>
          </table:table-cell>
          <table:table-cell office:value-type="float" office:value="641921311" table:style-name="ce1">
            <text:p>641921311</text:p>
          </table:table-cell>
          <table:table-cell office:value-type="float" office:value="660193774" table:style-name="ce1">
            <text:p>660193774</text:p>
          </table:table-cell>
          <table:table-cell office:value-type="float" office:value="679012664" table:style-name="ce1">
            <text:p>679012664</text:p>
          </table:table-cell>
          <table:table-cell office:value-type="float" office:value="698336451" table:style-name="ce1">
            <text:p>698336451</text:p>
          </table:table-cell>
          <table:table-cell office:value-type="float" office:value="718128416" table:style-name="ce1">
            <text:p>718128416</text:p>
          </table:table-cell>
          <table:table-cell office:value-type="float" office:value="738387254" table:style-name="ce1">
            <text:p>738387254</text:p>
          </table:table-cell>
          <table:table-cell office:value-type="float" office:value="759106221" table:style-name="ce1">
            <text:p>759106221</text:p>
          </table:table-cell>
          <table:table-cell office:value-type="float" office:value="780234406" table:style-name="ce1">
            <text:p>78023440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roatia</text:p>
          </table:table-cell>
          <table:table-cell office:value-type="string" table:style-name="ce1">
            <text:p>HRV</text:p>
          </table:table-cell>
          <table:table-cell office:value-type="float" office:value="4620030" table:style-name="ce1">
            <text:p>4620030</text:p>
          </table:table-cell>
          <table:table-cell office:value-type="float" office:value="4557097" table:style-name="ce1">
            <text:p>4557097</text:p>
          </table:table-cell>
          <table:table-cell office:value-type="float" office:value="4534920" table:style-name="ce1">
            <text:p>4534920</text:p>
          </table:table-cell>
          <table:table-cell office:value-type="float" office:value="4532135" table:style-name="ce1">
            <text:p>4532135</text:p>
          </table:table-cell>
          <table:table-cell office:value-type="float" office:value="4512597" table:style-name="ce1">
            <text:p>4512597</text:p>
          </table:table-cell>
          <table:table-cell office:value-type="float" office:value="4468302" table:style-name="ce1">
            <text:p>4468302</text:p>
          </table:table-cell>
          <table:table-cell office:value-type="float" office:value="4299642" table:style-name="ce1">
            <text:p>4299642</text:p>
          </table:table-cell>
          <table:table-cell office:value-type="float" office:value="4302174" table:style-name="ce1">
            <text:p>4302174</text:p>
          </table:table-cell>
          <table:table-cell office:value-type="float" office:value="4303399" table:style-name="ce1">
            <text:p>4303399</text:p>
          </table:table-cell>
          <table:table-cell office:value-type="float" office:value="4304600" table:style-name="ce1">
            <text:p>4304600</text:p>
          </table:table-cell>
          <table:table-cell office:value-type="float" office:value="4310145" table:style-name="ce1">
            <text:p>4310145</text:p>
          </table:table-cell>
          <table:table-cell office:value-type="float" office:value="4311159" table:style-name="ce1">
            <text:p>4311159</text:p>
          </table:table-cell>
          <table:table-cell office:value-type="float" office:value="4310217" table:style-name="ce1">
            <text:p>4310217</text:p>
          </table:table-cell>
          <table:table-cell office:value-type="float" office:value="4309705" table:style-name="ce1">
            <text:p>4309705</text:p>
          </table:table-cell>
          <table:table-cell office:value-type="float" office:value="4305181" table:style-name="ce1">
            <text:p>4305181</text:p>
          </table:table-cell>
          <table:table-cell office:value-type="float" office:value="4295427" table:style-name="ce1">
            <text:p>4295427</text:p>
          </table:table-cell>
          <table:table-cell office:value-type="float" office:value="4280622" table:style-name="ce1">
            <text:p>4280622</text:p>
          </table:table-cell>
          <table:table-cell office:value-type="float" office:value="4267558" table:style-name="ce1">
            <text:p>4267558</text:p>
          </table:table-cell>
          <table:table-cell office:value-type="float" office:value="4255689" table:style-name="ce1">
            <text:p>4255689</text:p>
          </table:table-cell>
          <table:table-cell office:value-type="float" office:value="4238389" table:style-name="ce1">
            <text:p>4238389</text:p>
          </table:table-cell>
          <table:table-cell office:value-type="float" office:value="4203604" table:style-name="ce1">
            <text:p>4203604</text:p>
          </table:table-cell>
          <table:table-cell office:value-type="float" office:value="4174349" table:style-name="ce1">
            <text:p>4174349</text:p>
          </table:table-cell>
          <table:table-cell office:value-type="float" office:value="4124531" table:style-name="ce1">
            <text:p>4124531</text:p>
          </table:table-cell>
          <table:table-cell office:value-type="float" office:value="4087843" table:style-name="ce1">
            <text:p>408784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aiti</text:p>
          </table:table-cell>
          <table:table-cell office:value-type="string" table:style-name="ce1">
            <text:p>HTI</text:p>
          </table:table-cell>
          <table:table-cell office:value-type="float" office:value="7744503" table:style-name="ce1">
            <text:p>7744503</text:p>
          </table:table-cell>
          <table:table-cell office:value-type="float" office:value="7887304" table:style-name="ce1">
            <text:p>7887304</text:p>
          </table:table-cell>
          <table:table-cell office:value-type="float" office:value="8030726" table:style-name="ce1">
            <text:p>8030726</text:p>
          </table:table-cell>
          <table:table-cell office:value-type="float" office:value="8174680" table:style-name="ce1">
            <text:p>8174680</text:p>
          </table:table-cell>
          <table:table-cell office:value-type="float" office:value="8319057" table:style-name="ce1">
            <text:p>8319057</text:p>
          </table:table-cell>
          <table:table-cell office:value-type="float" office:value="8463806" table:style-name="ce1">
            <text:p>8463806</text:p>
          </table:table-cell>
          <table:table-cell office:value-type="float" office:value="8608819" table:style-name="ce1">
            <text:p>8608819</text:p>
          </table:table-cell>
          <table:table-cell office:value-type="float" office:value="8754150" table:style-name="ce1">
            <text:p>8754150</text:p>
          </table:table-cell>
          <table:table-cell office:value-type="float" office:value="8900104" table:style-name="ce1">
            <text:p>8900104</text:p>
          </table:table-cell>
          <table:table-cell office:value-type="float" office:value="9047077" table:style-name="ce1">
            <text:p>9047077</text:p>
          </table:table-cell>
          <table:table-cell office:value-type="float" office:value="9195288" table:style-name="ce1">
            <text:p>9195288</text:p>
          </table:table-cell>
          <table:table-cell office:value-type="float" office:value="9344785" table:style-name="ce1">
            <text:p>9344785</text:p>
          </table:table-cell>
          <table:table-cell office:value-type="float" office:value="9495328" table:style-name="ce1">
            <text:p>9495328</text:p>
          </table:table-cell>
          <table:table-cell office:value-type="float" office:value="9646580" table:style-name="ce1">
            <text:p>9646580</text:p>
          </table:table-cell>
          <table:table-cell office:value-type="float" office:value="9798046" table:style-name="ce1">
            <text:p>9798046</text:p>
          </table:table-cell>
          <table:table-cell office:value-type="float" office:value="9949322" table:style-name="ce1">
            <text:p>9949322</text:p>
          </table:table-cell>
          <table:table-cell office:value-type="float" office:value="10100320" table:style-name="ce1">
            <text:p>10100320</text:p>
          </table:table-cell>
          <table:table-cell office:value-type="float" office:value="10250930" table:style-name="ce1">
            <text:p>10250930</text:p>
          </table:table-cell>
          <table:table-cell office:value-type="float" office:value="10400673" table:style-name="ce1">
            <text:p>10400673</text:p>
          </table:table-cell>
          <table:table-cell office:value-type="float" office:value="10549008" table:style-name="ce1">
            <text:p>10549008</text:p>
          </table:table-cell>
          <table:table-cell office:value-type="float" office:value="10695542" table:style-name="ce1">
            <text:p>10695542</text:p>
          </table:table-cell>
          <table:table-cell office:value-type="float" office:value="10839970" table:style-name="ce1">
            <text:p>10839970</text:p>
          </table:table-cell>
          <table:table-cell office:value-type="float" office:value="10982366" table:style-name="ce1">
            <text:p>10982366</text:p>
          </table:table-cell>
          <table:table-cell office:value-type="float" office:value="11123176" table:style-name="ce1">
            <text:p>1112317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ungary</text:p>
          </table:table-cell>
          <table:table-cell office:value-type="string" table:style-name="ce1">
            <text:p>HUN</text:p>
          </table:table-cell>
          <table:table-cell office:value-type="float" office:value="10328965" table:style-name="ce1">
            <text:p>10328965</text:p>
          </table:table-cell>
          <table:table-cell office:value-type="float" office:value="10311238" table:style-name="ce1">
            <text:p>10311238</text:p>
          </table:table-cell>
          <table:table-cell office:value-type="float" office:value="10290486" table:style-name="ce1">
            <text:p>10290486</text:p>
          </table:table-cell>
          <table:table-cell office:value-type="float" office:value="10266570" table:style-name="ce1">
            <text:p>10266570</text:p>
          </table:table-cell>
          <table:table-cell office:value-type="float" office:value="10237530" table:style-name="ce1">
            <text:p>10237530</text:p>
          </table:table-cell>
          <table:table-cell office:value-type="float" office:value="10210971" table:style-name="ce1">
            <text:p>10210971</text:p>
          </table:table-cell>
          <table:table-cell office:value-type="float" office:value="10187576" table:style-name="ce1">
            <text:p>10187576</text:p>
          </table:table-cell>
          <table:table-cell office:value-type="float" office:value="10158608" table:style-name="ce1">
            <text:p>10158608</text:p>
          </table:table-cell>
          <table:table-cell office:value-type="float" office:value="10129552" table:style-name="ce1">
            <text:p>10129552</text:p>
          </table:table-cell>
          <table:table-cell office:value-type="float" office:value="10107146" table:style-name="ce1">
            <text:p>10107146</text:p>
          </table:table-cell>
          <table:table-cell office:value-type="float" office:value="10087065" table:style-name="ce1">
            <text:p>10087065</text:p>
          </table:table-cell>
          <table:table-cell office:value-type="float" office:value="10071370" table:style-name="ce1">
            <text:p>10071370</text:p>
          </table:table-cell>
          <table:table-cell office:value-type="float" office:value="10055780" table:style-name="ce1">
            <text:p>10055780</text:p>
          </table:table-cell>
          <table:table-cell office:value-type="float" office:value="10038188" table:style-name="ce1">
            <text:p>10038188</text:p>
          </table:table-cell>
          <table:table-cell office:value-type="float" office:value="10022650" table:style-name="ce1">
            <text:p>10022650</text:p>
          </table:table-cell>
          <table:table-cell office:value-type="float" office:value="10000023" table:style-name="ce1">
            <text:p>10000023</text:p>
          </table:table-cell>
          <table:table-cell office:value-type="float" office:value="9971727" table:style-name="ce1">
            <text:p>9971727</text:p>
          </table:table-cell>
          <table:table-cell office:value-type="float" office:value="9920362" table:style-name="ce1">
            <text:p>9920362</text:p>
          </table:table-cell>
          <table:table-cell office:value-type="float" office:value="9893082" table:style-name="ce1">
            <text:p>9893082</text:p>
          </table:table-cell>
          <table:table-cell office:value-type="float" office:value="9866468" table:style-name="ce1">
            <text:p>9866468</text:p>
          </table:table-cell>
          <table:table-cell office:value-type="float" office:value="9843028" table:style-name="ce1">
            <text:p>9843028</text:p>
          </table:table-cell>
          <table:table-cell office:value-type="float" office:value="9814023" table:style-name="ce1">
            <text:p>9814023</text:p>
          </table:table-cell>
          <table:table-cell office:value-type="float" office:value="9787966" table:style-name="ce1">
            <text:p>9787966</text:p>
          </table:table-cell>
          <table:table-cell office:value-type="float" office:value="9775564" table:style-name="ce1">
            <text:p>977556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BRD only</text:p>
          </table:table-cell>
          <table:table-cell office:value-type="string" table:style-name="ce1">
            <text:p>IBD</text:p>
          </table:table-cell>
          <table:table-cell office:value-type="float" office:value="3735691901" table:style-name="ce1">
            <text:p>3735691901</text:p>
          </table:table-cell>
          <table:table-cell office:value-type="float" office:value="3786541610" table:style-name="ce1">
            <text:p>3786541610</text:p>
          </table:table-cell>
          <table:table-cell office:value-type="float" office:value="3837092885" table:style-name="ce1">
            <text:p>3837092885</text:p>
          </table:table-cell>
          <table:table-cell office:value-type="float" office:value="3886855288" table:style-name="ce1">
            <text:p>3886855288</text:p>
          </table:table-cell>
          <table:table-cell office:value-type="float" office:value="3935228896" table:style-name="ce1">
            <text:p>3935228896</text:p>
          </table:table-cell>
          <table:table-cell office:value-type="float" office:value="3981934121" table:style-name="ce1">
            <text:p>3981934121</text:p>
          </table:table-cell>
          <table:table-cell office:value-type="float" office:value="4027560123" table:style-name="ce1">
            <text:p>4027560123</text:p>
          </table:table-cell>
          <table:table-cell office:value-type="float" office:value="4072371012" table:style-name="ce1">
            <text:p>4072371012</text:p>
          </table:table-cell>
          <table:table-cell office:value-type="float" office:value="4116879950" table:style-name="ce1">
            <text:p>4116879950</text:p>
          </table:table-cell>
          <table:table-cell office:value-type="float" office:value="4161045550" table:style-name="ce1">
            <text:p>4161045550</text:p>
          </table:table-cell>
          <table:table-cell office:value-type="float" office:value="4205058601" table:style-name="ce1">
            <text:p>4205058601</text:p>
          </table:table-cell>
          <table:table-cell office:value-type="float" office:value="4248617747" table:style-name="ce1">
            <text:p>4248617747</text:p>
          </table:table-cell>
          <table:table-cell office:value-type="float" office:value="4291629776" table:style-name="ce1">
            <text:p>4291629776</text:p>
          </table:table-cell>
          <table:table-cell office:value-type="float" office:value="4334791952" table:style-name="ce1">
            <text:p>4334791952</text:p>
          </table:table-cell>
          <table:table-cell office:value-type="float" office:value="4378481189" table:style-name="ce1">
            <text:p>4378481189</text:p>
          </table:table-cell>
          <table:table-cell office:value-type="float" office:value="4421851199" table:style-name="ce1">
            <text:p>4421851199</text:p>
          </table:table-cell>
          <table:table-cell office:value-type="float" office:value="4465853343" table:style-name="ce1">
            <text:p>4465853343</text:p>
          </table:table-cell>
          <table:table-cell office:value-type="float" office:value="4510296617" table:style-name="ce1">
            <text:p>4510296617</text:p>
          </table:table-cell>
          <table:table-cell office:value-type="float" office:value="4555067814" table:style-name="ce1">
            <text:p>4555067814</text:p>
          </table:table-cell>
          <table:table-cell office:value-type="float" office:value="4599654984" table:style-name="ce1">
            <text:p>4599654984</text:p>
          </table:table-cell>
          <table:table-cell office:value-type="float" office:value="4643767961" table:style-name="ce1">
            <text:p>4643767961</text:p>
          </table:table-cell>
          <table:table-cell office:value-type="float" office:value="4687686471" table:style-name="ce1">
            <text:p>4687686471</text:p>
          </table:table-cell>
          <table:table-cell office:value-type="float" office:value="4731120193" table:style-name="ce1">
            <text:p>4731120193</text:p>
          </table:table-cell>
          <table:table-cell office:value-type="float" office:value="4772259249" table:style-name="ce1">
            <text:p>477225924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DA &amp; IBRD total</text:p>
          </table:table-cell>
          <table:table-cell office:value-type="string" table:style-name="ce1">
            <text:p>IBT</text:p>
          </table:table-cell>
          <table:table-cell office:value-type="float" office:value="4693164629" table:style-name="ce1">
            <text:p>4693164629</text:p>
          </table:table-cell>
          <table:table-cell office:value-type="float" office:value="4768741585" table:style-name="ce1">
            <text:p>4768741585</text:p>
          </table:table-cell>
          <table:table-cell office:value-type="float" office:value="4844271766" table:style-name="ce1">
            <text:p>4844271766</text:p>
          </table:table-cell>
          <table:table-cell office:value-type="float" office:value="4919132486" table:style-name="ce1">
            <text:p>4919132486</text:p>
          </table:table-cell>
          <table:table-cell office:value-type="float" office:value="4992783225" table:style-name="ce1">
            <text:p>4992783225</text:p>
          </table:table-cell>
          <table:table-cell office:value-type="float" office:value="5065424326" table:style-name="ce1">
            <text:p>5065424326</text:p>
          </table:table-cell>
          <table:table-cell office:value-type="float" office:value="5137476335" table:style-name="ce1">
            <text:p>5137476335</text:p>
          </table:table-cell>
          <table:table-cell office:value-type="float" office:value="5209161026" table:style-name="ce1">
            <text:p>5209161026</text:p>
          </table:table-cell>
          <table:table-cell office:value-type="float" office:value="5281017418" table:style-name="ce1">
            <text:p>5281017418</text:p>
          </table:table-cell>
          <table:table-cell office:value-type="float" office:value="5353045493" table:style-name="ce1">
            <text:p>5353045493</text:p>
          </table:table-cell>
          <table:table-cell office:value-type="float" office:value="5425444165" table:style-name="ce1">
            <text:p>5425444165</text:p>
          </table:table-cell>
          <table:table-cell office:value-type="float" office:value="5497974755" table:style-name="ce1">
            <text:p>5497974755</text:p>
          </table:table-cell>
          <table:table-cell office:value-type="float" office:value="5570570698" table:style-name="ce1">
            <text:p>5570570698</text:p>
          </table:table-cell>
          <table:table-cell office:value-type="float" office:value="5643868214" table:style-name="ce1">
            <text:p>5643868214</text:p>
          </table:table-cell>
          <table:table-cell office:value-type="float" office:value="5718142498" table:style-name="ce1">
            <text:p>5718142498</text:p>
          </table:table-cell>
          <table:table-cell office:value-type="float" office:value="5792779224" table:style-name="ce1">
            <text:p>5792779224</text:p>
          </table:table-cell>
          <table:table-cell office:value-type="float" office:value="5868359742" table:style-name="ce1">
            <text:p>5868359742</text:p>
          </table:table-cell>
          <table:table-cell office:value-type="float" office:value="5944448565" table:style-name="ce1">
            <text:p>5944448565</text:p>
          </table:table-cell>
          <table:table-cell office:value-type="float" office:value="6021437336" table:style-name="ce1">
            <text:p>6021437336</text:p>
          </table:table-cell>
          <table:table-cell office:value-type="float" office:value="6098962733" table:style-name="ce1">
            <text:p>6098962733</text:p>
          </table:table-cell>
          <table:table-cell office:value-type="float" office:value="6176833422" table:style-name="ce1">
            <text:p>6176833422</text:p>
          </table:table-cell>
          <table:table-cell office:value-type="float" office:value="6255388373" table:style-name="ce1">
            <text:p>6255388373</text:p>
          </table:table-cell>
          <table:table-cell office:value-type="float" office:value="6334245591" table:style-name="ce1">
            <text:p>6334245591</text:p>
          </table:table-cell>
          <table:table-cell office:value-type="float" office:value="6411664536" table:style-name="ce1">
            <text:p>641166453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DA total</text:p>
          </table:table-cell>
          <table:table-cell office:value-type="string" table:style-name="ce1">
            <text:p>IDA</text:p>
          </table:table-cell>
          <table:table-cell office:value-type="float" office:value="957472728" table:style-name="ce1">
            <text:p>957472728</text:p>
          </table:table-cell>
          <table:table-cell office:value-type="float" office:value="982199975" table:style-name="ce1">
            <text:p>982199975</text:p>
          </table:table-cell>
          <table:table-cell office:value-type="float" office:value="1007178881" table:style-name="ce1">
            <text:p>1007178881</text:p>
          </table:table-cell>
          <table:table-cell office:value-type="float" office:value="1032277198" table:style-name="ce1">
            <text:p>1032277198</text:p>
          </table:table-cell>
          <table:table-cell office:value-type="float" office:value="1057554329" table:style-name="ce1">
            <text:p>1057554329</text:p>
          </table:table-cell>
          <table:table-cell office:value-type="float" office:value="1083490205" table:style-name="ce1">
            <text:p>1083490205</text:p>
          </table:table-cell>
          <table:table-cell office:value-type="float" office:value="1109916212" table:style-name="ce1">
            <text:p>1109916212</text:p>
          </table:table-cell>
          <table:table-cell office:value-type="float" office:value="1136790014" table:style-name="ce1">
            <text:p>1136790014</text:p>
          </table:table-cell>
          <table:table-cell office:value-type="float" office:value="1164137468" table:style-name="ce1">
            <text:p>1164137468</text:p>
          </table:table-cell>
          <table:table-cell office:value-type="float" office:value="1191999943" table:style-name="ce1">
            <text:p>1191999943</text:p>
          </table:table-cell>
          <table:table-cell office:value-type="float" office:value="1220385564" table:style-name="ce1">
            <text:p>1220385564</text:p>
          </table:table-cell>
          <table:table-cell office:value-type="float" office:value="1249357008" table:style-name="ce1">
            <text:p>1249357008</text:p>
          </table:table-cell>
          <table:table-cell office:value-type="float" office:value="1278940922" table:style-name="ce1">
            <text:p>1278940922</text:p>
          </table:table-cell>
          <table:table-cell office:value-type="float" office:value="1309076262" table:style-name="ce1">
            <text:p>1309076262</text:p>
          </table:table-cell>
          <table:table-cell office:value-type="float" office:value="1339661309" table:style-name="ce1">
            <text:p>1339661309</text:p>
          </table:table-cell>
          <table:table-cell office:value-type="float" office:value="1370928025" table:style-name="ce1">
            <text:p>1370928025</text:p>
          </table:table-cell>
          <table:table-cell office:value-type="float" office:value="1402506399" table:style-name="ce1">
            <text:p>1402506399</text:p>
          </table:table-cell>
          <table:table-cell office:value-type="float" office:value="1434151948" table:style-name="ce1">
            <text:p>1434151948</text:p>
          </table:table-cell>
          <table:table-cell office:value-type="float" office:value="1466369522" table:style-name="ce1">
            <text:p>1466369522</text:p>
          </table:table-cell>
          <table:table-cell office:value-type="float" office:value="1499307749" table:style-name="ce1">
            <text:p>1499307749</text:p>
          </table:table-cell>
          <table:table-cell office:value-type="float" office:value="1533065461" table:style-name="ce1">
            <text:p>1533065461</text:p>
          </table:table-cell>
          <table:table-cell office:value-type="float" office:value="1567701902" table:style-name="ce1">
            <text:p>1567701902</text:p>
          </table:table-cell>
          <table:table-cell office:value-type="float" office:value="1603125398" table:style-name="ce1">
            <text:p>1603125398</text:p>
          </table:table-cell>
          <table:table-cell office:value-type="float" office:value="1639405287" table:style-name="ce1">
            <text:p>163940528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DA blend</text:p>
          </table:table-cell>
          <table:table-cell office:value-type="string" table:style-name="ce1">
            <text:p>IDB</text:p>
          </table:table-cell>
          <table:table-cell office:value-type="float" office:value="322866430" table:style-name="ce1">
            <text:p>322866430</text:p>
          </table:table-cell>
          <table:table-cell office:value-type="float" office:value="331171620" table:style-name="ce1">
            <text:p>331171620</text:p>
          </table:table-cell>
          <table:table-cell office:value-type="float" office:value="339670458" table:style-name="ce1">
            <text:p>339670458</text:p>
          </table:table-cell>
          <table:table-cell office:value-type="float" office:value="348270961" table:style-name="ce1">
            <text:p>348270961</text:p>
          </table:table-cell>
          <table:table-cell office:value-type="float" office:value="356825867" table:style-name="ce1">
            <text:p>356825867</text:p>
          </table:table-cell>
          <table:table-cell office:value-type="float" office:value="365494561" table:style-name="ce1">
            <text:p>365494561</text:p>
          </table:table-cell>
          <table:table-cell office:value-type="float" office:value="374157521" table:style-name="ce1">
            <text:p>374157521</text:p>
          </table:table-cell>
          <table:table-cell office:value-type="float" office:value="382865902" table:style-name="ce1">
            <text:p>382865902</text:p>
          </table:table-cell>
          <table:table-cell office:value-type="float" office:value="391680978" table:style-name="ce1">
            <text:p>391680978</text:p>
          </table:table-cell>
          <table:table-cell office:value-type="float" office:value="400711652" table:style-name="ce1">
            <text:p>400711652</text:p>
          </table:table-cell>
          <table:table-cell office:value-type="float" office:value="410030293" table:style-name="ce1">
            <text:p>410030293</text:p>
          </table:table-cell>
          <table:table-cell office:value-type="float" office:value="419671477" table:style-name="ce1">
            <text:p>419671477</text:p>
          </table:table-cell>
          <table:table-cell office:value-type="float" office:value="429659884" table:style-name="ce1">
            <text:p>429659884</text:p>
          </table:table-cell>
          <table:table-cell office:value-type="float" office:value="439969475" table:style-name="ce1">
            <text:p>439969475</text:p>
          </table:table-cell>
          <table:table-cell office:value-type="float" office:value="450536663" table:style-name="ce1">
            <text:p>450536663</text:p>
          </table:table-cell>
          <table:table-cell office:value-type="float" office:value="461630945" table:style-name="ce1">
            <text:p>461630945</text:p>
          </table:table-cell>
          <table:table-cell office:value-type="float" office:value="472898291" table:style-name="ce1">
            <text:p>472898291</text:p>
          </table:table-cell>
          <table:table-cell office:value-type="float" office:value="484020696" table:style-name="ce1">
            <text:p>484020696</text:p>
          </table:table-cell>
          <table:table-cell office:value-type="float" office:value="495367027" table:style-name="ce1">
            <text:p>495367027</text:p>
          </table:table-cell>
          <table:table-cell office:value-type="float" office:value="506944907" table:style-name="ce1">
            <text:p>506944907</text:p>
          </table:table-cell>
          <table:table-cell office:value-type="float" office:value="518710212" table:style-name="ce1">
            <text:p>518710212</text:p>
          </table:table-cell>
          <table:table-cell office:value-type="float" office:value="530649260" table:style-name="ce1">
            <text:p>530649260</text:p>
          </table:table-cell>
          <table:table-cell office:value-type="float" office:value="542731859" table:style-name="ce1">
            <text:p>542731859</text:p>
          </table:table-cell>
          <table:table-cell office:value-type="float" office:value="554990771" table:style-name="ce1">
            <text:p>55499077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ndonesia</text:p>
          </table:table-cell>
          <table:table-cell office:value-type="string" table:style-name="ce1">
            <text:p>IDN</text:p>
          </table:table-cell>
          <table:table-cell office:value-type="float" office:value="196934260" table:style-name="ce1">
            <text:p>196934260</text:p>
          </table:table-cell>
          <table:table-cell office:value-type="float" office:value="199901228" table:style-name="ce1">
            <text:p>199901228</text:p>
          </table:table-cell>
          <table:table-cell office:value-type="float" office:value="202826446" table:style-name="ce1">
            <text:p>202826446</text:p>
          </table:table-cell>
          <table:table-cell office:value-type="float" office:value="205724592" table:style-name="ce1">
            <text:p>205724592</text:p>
          </table:table-cell>
          <table:table-cell office:value-type="float" office:value="208615169" table:style-name="ce1">
            <text:p>208615169</text:p>
          </table:table-cell>
          <table:table-cell office:value-type="float" office:value="211513823" table:style-name="ce1">
            <text:p>211513823</text:p>
          </table:table-cell>
          <table:table-cell office:value-type="float" office:value="214427417" table:style-name="ce1">
            <text:p>214427417</text:p>
          </table:table-cell>
          <table:table-cell office:value-type="float" office:value="217357793" table:style-name="ce1">
            <text:p>217357793</text:p>
          </table:table-cell>
          <table:table-cell office:value-type="float" office:value="220309469" table:style-name="ce1">
            <text:p>220309469</text:p>
          </table:table-cell>
          <table:table-cell office:value-type="float" office:value="223285676" table:style-name="ce1">
            <text:p>223285676</text:p>
          </table:table-cell>
          <table:table-cell office:value-type="float" office:value="226289470" table:style-name="ce1">
            <text:p>226289470</text:p>
          </table:table-cell>
          <table:table-cell office:value-type="float" office:value="229318262" table:style-name="ce1">
            <text:p>229318262</text:p>
          </table:table-cell>
          <table:table-cell office:value-type="float" office:value="232374245" table:style-name="ce1">
            <text:p>232374245</text:p>
          </table:table-cell>
          <table:table-cell office:value-type="float" office:value="235469762" table:style-name="ce1">
            <text:p>235469762</text:p>
          </table:table-cell>
          <table:table-cell office:value-type="float" office:value="238620563" table:style-name="ce1">
            <text:p>238620563</text:p>
          </table:table-cell>
          <table:table-cell office:value-type="float" office:value="241834215" table:style-name="ce1">
            <text:p>241834215</text:p>
          </table:table-cell>
          <table:table-cell office:value-type="float" office:value="245116206" table:style-name="ce1">
            <text:p>245116206</text:p>
          </table:table-cell>
          <table:table-cell office:value-type="float" office:value="248452413" table:style-name="ce1">
            <text:p>248452413</text:p>
          </table:table-cell>
          <table:table-cell office:value-type="float" office:value="251806402" table:style-name="ce1">
            <text:p>251806402</text:p>
          </table:table-cell>
          <table:table-cell office:value-type="float" office:value="255129004" table:style-name="ce1">
            <text:p>255129004</text:p>
          </table:table-cell>
          <table:table-cell office:value-type="float" office:value="258383256" table:style-name="ce1">
            <text:p>258383256</text:p>
          </table:table-cell>
          <table:table-cell office:value-type="float" office:value="261554226" table:style-name="ce1">
            <text:p>261554226</text:p>
          </table:table-cell>
          <table:table-cell office:value-type="float" office:value="264645886" table:style-name="ce1">
            <text:p>264645886</text:p>
          </table:table-cell>
          <table:table-cell office:value-type="float" office:value="267663435" table:style-name="ce1">
            <text:p>26766343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DA only</text:p>
          </table:table-cell>
          <table:table-cell office:value-type="string" table:style-name="ce1">
            <text:p>IDX</text:p>
          </table:table-cell>
          <table:table-cell office:value-type="float" office:value="634606298" table:style-name="ce1">
            <text:p>634606298</text:p>
          </table:table-cell>
          <table:table-cell office:value-type="float" office:value="651028355" table:style-name="ce1">
            <text:p>651028355</text:p>
          </table:table-cell>
          <table:table-cell office:value-type="float" office:value="667508423" table:style-name="ce1">
            <text:p>667508423</text:p>
          </table:table-cell>
          <table:table-cell office:value-type="float" office:value="684006237" table:style-name="ce1">
            <text:p>684006237</text:p>
          </table:table-cell>
          <table:table-cell office:value-type="float" office:value="700728462" table:style-name="ce1">
            <text:p>700728462</text:p>
          </table:table-cell>
          <table:table-cell office:value-type="float" office:value="717995644" table:style-name="ce1">
            <text:p>717995644</text:p>
          </table:table-cell>
          <table:table-cell office:value-type="float" office:value="735758691" table:style-name="ce1">
            <text:p>735758691</text:p>
          </table:table-cell>
          <table:table-cell office:value-type="float" office:value="753924112" table:style-name="ce1">
            <text:p>753924112</text:p>
          </table:table-cell>
          <table:table-cell office:value-type="float" office:value="772456490" table:style-name="ce1">
            <text:p>772456490</text:p>
          </table:table-cell>
          <table:table-cell office:value-type="float" office:value="791288291" table:style-name="ce1">
            <text:p>791288291</text:p>
          </table:table-cell>
          <table:table-cell office:value-type="float" office:value="810355271" table:style-name="ce1">
            <text:p>810355271</text:p>
          </table:table-cell>
          <table:table-cell office:value-type="float" office:value="829685531" table:style-name="ce1">
            <text:p>829685531</text:p>
          </table:table-cell>
          <table:table-cell office:value-type="float" office:value="849281038" table:style-name="ce1">
            <text:p>849281038</text:p>
          </table:table-cell>
          <table:table-cell office:value-type="float" office:value="869106787" table:style-name="ce1">
            <text:p>869106787</text:p>
          </table:table-cell>
          <table:table-cell office:value-type="float" office:value="889124646" table:style-name="ce1">
            <text:p>889124646</text:p>
          </table:table-cell>
          <table:table-cell office:value-type="float" office:value="909297080" table:style-name="ce1">
            <text:p>909297080</text:p>
          </table:table-cell>
          <table:table-cell office:value-type="float" office:value="929608108" table:style-name="ce1">
            <text:p>929608108</text:p>
          </table:table-cell>
          <table:table-cell office:value-type="float" office:value="950131252" table:style-name="ce1">
            <text:p>950131252</text:p>
          </table:table-cell>
          <table:table-cell office:value-type="float" office:value="971002495" table:style-name="ce1">
            <text:p>971002495</text:p>
          </table:table-cell>
          <table:table-cell office:value-type="float" office:value="992362842" table:style-name="ce1">
            <text:p>992362842</text:p>
          </table:table-cell>
          <table:table-cell office:value-type="float" office:value="1014355249" table:style-name="ce1">
            <text:p>1014355249</text:p>
          </table:table-cell>
          <table:table-cell office:value-type="float" office:value="1037052642" table:style-name="ce1">
            <text:p>1037052642</text:p>
          </table:table-cell>
          <table:table-cell office:value-type="float" office:value="1060393539" table:style-name="ce1">
            <text:p>1060393539</text:p>
          </table:table-cell>
          <table:table-cell office:value-type="float" office:value="1084414516" table:style-name="ce1">
            <text:p>108441451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sle of Man</text:p>
          </table:table-cell>
          <table:table-cell office:value-type="string" table:style-name="ce1">
            <text:p>IMN</text:p>
          </table:table-cell>
          <table:table-cell office:value-type="float" office:value="72131" table:style-name="ce1">
            <text:p>72131</text:p>
          </table:table-cell>
          <table:table-cell office:value-type="float" office:value="72878" table:style-name="ce1">
            <text:p>72878</text:p>
          </table:table-cell>
          <table:table-cell office:value-type="float" office:value="73850" table:style-name="ce1">
            <text:p>73850</text:p>
          </table:table-cell>
          <table:table-cell office:value-type="float" office:value="74943" table:style-name="ce1">
            <text:p>74943</text:p>
          </table:table-cell>
          <table:table-cell office:value-type="float" office:value="76001" table:style-name="ce1">
            <text:p>76001</text:p>
          </table:table-cell>
          <table:table-cell office:value-type="float" office:value="76941" table:style-name="ce1">
            <text:p>76941</text:p>
          </table:table-cell>
          <table:table-cell office:value-type="float" office:value="77703" table:style-name="ce1">
            <text:p>77703</text:p>
          </table:table-cell>
          <table:table-cell office:value-type="float" office:value="78318" table:style-name="ce1">
            <text:p>78318</text:p>
          </table:table-cell>
          <table:table-cell office:value-type="float" office:value="78884" table:style-name="ce1">
            <text:p>78884</text:p>
          </table:table-cell>
          <table:table-cell office:value-type="float" office:value="79520" table:style-name="ce1">
            <text:p>79520</text:p>
          </table:table-cell>
          <table:table-cell office:value-type="float" office:value="80305" table:style-name="ce1">
            <text:p>80305</text:p>
          </table:table-cell>
          <table:table-cell office:value-type="float" office:value="81285" table:style-name="ce1">
            <text:p>81285</text:p>
          </table:table-cell>
          <table:table-cell office:value-type="float" office:value="82408" table:style-name="ce1">
            <text:p>82408</text:p>
          </table:table-cell>
          <table:table-cell office:value-type="float" office:value="83508" table:style-name="ce1">
            <text:p>83508</text:p>
          </table:table-cell>
          <table:table-cell office:value-type="float" office:value="84376" table:style-name="ce1">
            <text:p>84376</text:p>
          </table:table-cell>
          <table:table-cell office:value-type="float" office:value="84857" table:style-name="ce1">
            <text:p>84857</text:p>
          </table:table-cell>
          <table:table-cell office:value-type="float" office:value="84886" table:style-name="ce1">
            <text:p>84886</text:p>
          </table:table-cell>
          <table:table-cell office:value-type="float" office:value="84533" table:style-name="ce1">
            <text:p>84533</text:p>
          </table:table-cell>
          <table:table-cell office:value-type="float" office:value="83976" table:style-name="ce1">
            <text:p>83976</text:p>
          </table:table-cell>
          <table:table-cell office:value-type="float" office:value="83488" table:style-name="ce1">
            <text:p>83488</text:p>
          </table:table-cell>
          <table:table-cell office:value-type="float" office:value="83234" table:style-name="ce1">
            <text:p>83234</text:p>
          </table:table-cell>
          <table:table-cell office:value-type="float" office:value="83287" table:style-name="ce1">
            <text:p>83287</text:p>
          </table:table-cell>
          <table:table-cell office:value-type="float" office:value="83598" table:style-name="ce1">
            <text:p>83598</text:p>
          </table:table-cell>
          <table:table-cell office:value-type="float" office:value="84077" table:style-name="ce1">
            <text:p>8407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IND</text:p>
          </table:table-cell>
          <table:table-cell office:value-type="float" office:value="963922588" table:style-name="ce1">
            <text:p>963922588</text:p>
          </table:table-cell>
          <table:table-cell office:value-type="float" office:value="982365243" table:style-name="ce1">
            <text:p>982365243</text:p>
          </table:table-cell>
          <table:table-cell office:value-type="float" office:value="1000900030" table:style-name="ce1">
            <text:p>1000900030</text:p>
          </table:table-cell>
          <table:table-cell office:value-type="float" office:value="1019483581" table:style-name="ce1">
            <text:p>1019483581</text:p>
          </table:table-cell>
          <table:table-cell office:value-type="float" office:value="1038058156" table:style-name="ce1">
            <text:p>1038058156</text:p>
          </table:table-cell>
          <table:table-cell office:value-type="float" office:value="1056575549" table:style-name="ce1">
            <text:p>1056575549</text:p>
          </table:table-cell>
          <table:table-cell office:value-type="float" office:value="1075000085" table:style-name="ce1">
            <text:p>1075000085</text:p>
          </table:table-cell>
          <table:table-cell office:value-type="float" office:value="1093317189" table:style-name="ce1">
            <text:p>1093317189</text:p>
          </table:table-cell>
          <table:table-cell office:value-type="float" office:value="1111523144" table:style-name="ce1">
            <text:p>1111523144</text:p>
          </table:table-cell>
          <table:table-cell office:value-type="float" office:value="1129623456" table:style-name="ce1">
            <text:p>1129623456</text:p>
          </table:table-cell>
          <table:table-cell office:value-type="float" office:value="1147609927" table:style-name="ce1">
            <text:p>1147609927</text:p>
          </table:table-cell>
          <table:table-cell office:value-type="float" office:value="1165486291" table:style-name="ce1">
            <text:p>1165486291</text:p>
          </table:table-cell>
          <table:table-cell office:value-type="float" office:value="1183209472" table:style-name="ce1">
            <text:p>1183209472</text:p>
          </table:table-cell>
          <table:table-cell office:value-type="float" office:value="1200669765" table:style-name="ce1">
            <text:p>1200669765</text:p>
          </table:table-cell>
          <table:table-cell office:value-type="float" office:value="1217726215" table:style-name="ce1">
            <text:p>1217726215</text:p>
          </table:table-cell>
          <table:table-cell office:value-type="float" office:value="1234281170" table:style-name="ce1">
            <text:p>1234281170</text:p>
          </table:table-cell>
          <table:table-cell office:value-type="float" office:value="1250288729" table:style-name="ce1">
            <text:p>1250288729</text:p>
          </table:table-cell>
          <table:table-cell office:value-type="float" office:value="1265782790" table:style-name="ce1">
            <text:p>1265782790</text:p>
          </table:table-cell>
          <table:table-cell office:value-type="float" office:value="1280846129" table:style-name="ce1">
            <text:p>1280846129</text:p>
          </table:table-cell>
          <table:table-cell office:value-type="float" office:value="1295604184" table:style-name="ce1">
            <text:p>1295604184</text:p>
          </table:table-cell>
          <table:table-cell office:value-type="float" office:value="1310152403" table:style-name="ce1">
            <text:p>1310152403</text:p>
          </table:table-cell>
          <table:table-cell office:value-type="float" office:value="1324509589" table:style-name="ce1">
            <text:p>1324509589</text:p>
          </table:table-cell>
          <table:table-cell office:value-type="float" office:value="1338658835" table:style-name="ce1">
            <text:p>1338658835</text:p>
          </table:table-cell>
          <table:table-cell office:value-type="float" office:value="1352617328" table:style-name="ce1">
            <text:p>135261732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ot classified</text:p>
          </table:table-cell>
          <table:table-cell office:value-type="string" table:style-name="ce1">
            <text:p>INX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IRL</text:p>
          </table:table-cell>
          <table:table-cell office:value-type="float" office:value="3608841" table:style-name="ce1">
            <text:p>3608841</text:p>
          </table:table-cell>
          <table:table-cell office:value-type="float" office:value="3637510" table:style-name="ce1">
            <text:p>3637510</text:p>
          </table:table-cell>
          <table:table-cell office:value-type="float" office:value="3674171" table:style-name="ce1">
            <text:p>3674171</text:p>
          </table:table-cell>
          <table:table-cell office:value-type="float" office:value="3712696" table:style-name="ce1">
            <text:p>3712696</text:p>
          </table:table-cell>
          <table:table-cell office:value-type="float" office:value="3754786" table:style-name="ce1">
            <text:p>3754786</text:p>
          </table:table-cell>
          <table:table-cell office:value-type="float" office:value="3805174" table:style-name="ce1">
            <text:p>3805174</text:p>
          </table:table-cell>
          <table:table-cell office:value-type="float" office:value="3866243" table:style-name="ce1">
            <text:p>3866243</text:p>
          </table:table-cell>
          <table:table-cell office:value-type="float" office:value="3931947" table:style-name="ce1">
            <text:p>3931947</text:p>
          </table:table-cell>
          <table:table-cell office:value-type="float" office:value="3996521" table:style-name="ce1">
            <text:p>3996521</text:p>
          </table:table-cell>
          <table:table-cell office:value-type="float" office:value="4070262" table:style-name="ce1">
            <text:p>4070262</text:p>
          </table:table-cell>
          <table:table-cell office:value-type="float" office:value="4159914" table:style-name="ce1">
            <text:p>4159914</text:p>
          </table:table-cell>
          <table:table-cell office:value-type="float" office:value="4273591" table:style-name="ce1">
            <text:p>4273591</text:p>
          </table:table-cell>
          <table:table-cell office:value-type="float" office:value="4398942" table:style-name="ce1">
            <text:p>4398942</text:p>
          </table:table-cell>
          <table:table-cell office:value-type="float" office:value="4489544" table:style-name="ce1">
            <text:p>4489544</text:p>
          </table:table-cell>
          <table:table-cell office:value-type="float" office:value="4535375" table:style-name="ce1">
            <text:p>4535375</text:p>
          </table:table-cell>
          <table:table-cell office:value-type="float" office:value="4560155" table:style-name="ce1">
            <text:p>4560155</text:p>
          </table:table-cell>
          <table:table-cell office:value-type="float" office:value="4580084" table:style-name="ce1">
            <text:p>4580084</text:p>
          </table:table-cell>
          <table:table-cell office:value-type="float" office:value="4599533" table:style-name="ce1">
            <text:p>4599533</text:p>
          </table:table-cell>
          <table:table-cell office:value-type="float" office:value="4623816" table:style-name="ce1">
            <text:p>4623816</text:p>
          </table:table-cell>
          <table:table-cell office:value-type="float" office:value="4657740" table:style-name="ce1">
            <text:p>4657740</text:p>
          </table:table-cell>
          <table:table-cell office:value-type="float" office:value="4701957" table:style-name="ce1">
            <text:p>4701957</text:p>
          </table:table-cell>
          <table:table-cell office:value-type="float" office:value="4755335" table:style-name="ce1">
            <text:p>4755335</text:p>
          </table:table-cell>
          <table:table-cell office:value-type="float" office:value="4807388" table:style-name="ce1">
            <text:p>4807388</text:p>
          </table:table-cell>
          <table:table-cell office:value-type="float" office:value="4867309" table:style-name="ce1">
            <text:p>486730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ran, Islamic Rep.</text:p>
          </table:table-cell>
          <table:table-cell office:value-type="string" table:style-name="ce1">
            <text:p>IRN</text:p>
          </table:table-cell>
          <table:table-cell office:value-type="float" office:value="61442664" table:style-name="ce1">
            <text:p>61442664</text:p>
          </table:table-cell>
          <table:table-cell office:value-type="float" office:value="62294920" table:style-name="ce1">
            <text:p>62294920</text:p>
          </table:table-cell>
          <table:table-cell office:value-type="float" office:value="63136312" table:style-name="ce1">
            <text:p>63136312</text:p>
          </table:table-cell>
          <table:table-cell office:value-type="float" office:value="63971836" table:style-name="ce1">
            <text:p>63971836</text:p>
          </table:table-cell>
          <table:table-cell office:value-type="float" office:value="64800880" table:style-name="ce1">
            <text:p>64800880</text:p>
          </table:table-cell>
          <table:table-cell office:value-type="float" office:value="65623405" table:style-name="ce1">
            <text:p>65623405</text:p>
          </table:table-cell>
          <table:table-cell office:value-type="float" office:value="66449112" table:style-name="ce1">
            <text:p>66449112</text:p>
          </table:table-cell>
          <table:table-cell office:value-type="float" office:value="67284796" table:style-name="ce1">
            <text:p>67284796</text:p>
          </table:table-cell>
          <table:table-cell office:value-type="float" office:value="68122938" table:style-name="ce1">
            <text:p>68122938</text:p>
          </table:table-cell>
          <table:table-cell office:value-type="float" office:value="68951281" table:style-name="ce1">
            <text:p>68951281</text:p>
          </table:table-cell>
          <table:table-cell office:value-type="float" office:value="69762347" table:style-name="ce1">
            <text:p>69762347</text:p>
          </table:table-cell>
          <table:table-cell office:value-type="float" office:value="70554760" table:style-name="ce1">
            <text:p>70554760</text:p>
          </table:table-cell>
          <table:table-cell office:value-type="float" office:value="71336475" table:style-name="ce1">
            <text:p>71336475</text:p>
          </table:table-cell>
          <table:table-cell office:value-type="float" office:value="72120604" table:style-name="ce1">
            <text:p>72120604</text:p>
          </table:table-cell>
          <table:table-cell office:value-type="float" office:value="72924837" table:style-name="ce1">
            <text:p>72924837</text:p>
          </table:table-cell>
          <table:table-cell office:value-type="float" office:value="73762519" table:style-name="ce1">
            <text:p>73762519</text:p>
          </table:table-cell>
          <table:table-cell office:value-type="float" office:value="74634956" table:style-name="ce1">
            <text:p>74634956</text:p>
          </table:table-cell>
          <table:table-cell office:value-type="float" office:value="75539862" table:style-name="ce1">
            <text:p>75539862</text:p>
          </table:table-cell>
          <table:table-cell office:value-type="float" office:value="76481943" table:style-name="ce1">
            <text:p>76481943</text:p>
          </table:table-cell>
          <table:table-cell office:value-type="float" office:value="77465753" table:style-name="ce1">
            <text:p>77465753</text:p>
          </table:table-cell>
          <table:table-cell office:value-type="float" office:value="78492215" table:style-name="ce1">
            <text:p>78492215</text:p>
          </table:table-cell>
          <table:table-cell office:value-type="float" office:value="79564016" table:style-name="ce1">
            <text:p>79564016</text:p>
          </table:table-cell>
          <table:table-cell office:value-type="float" office:value="80673951" table:style-name="ce1">
            <text:p>80673951</text:p>
          </table:table-cell>
          <table:table-cell office:value-type="float" office:value="81800269" table:style-name="ce1">
            <text:p>8180026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raq</text:p>
          </table:table-cell>
          <table:table-cell office:value-type="string" table:style-name="ce1">
            <text:p>IRQ</text:p>
          </table:table-cell>
          <table:table-cell office:value-type="float" office:value="20149338" table:style-name="ce1">
            <text:p>20149338</text:p>
          </table:table-cell>
          <table:table-cell office:value-type="float" office:value="20783073" table:style-name="ce1">
            <text:p>20783073</text:p>
          </table:table-cell>
          <table:table-cell office:value-type="float" office:value="21439574" table:style-name="ce1">
            <text:p>21439574</text:p>
          </table:table-cell>
          <table:table-cell office:value-type="float" office:value="22114324" table:style-name="ce1">
            <text:p>22114324</text:p>
          </table:table-cell>
          <table:table-cell office:value-type="float" office:value="22802064" table:style-name="ce1">
            <text:p>22802064</text:p>
          </table:table-cell>
          <table:table-cell office:value-type="float" office:value="23497585" table:style-name="ce1">
            <text:p>23497585</text:p>
          </table:table-cell>
          <table:table-cell office:value-type="float" office:value="24208180" table:style-name="ce1">
            <text:p>24208180</text:p>
          </table:table-cell>
          <table:table-cell office:value-type="float" office:value="24931919" table:style-name="ce1">
            <text:p>24931919</text:p>
          </table:table-cell>
          <table:table-cell office:value-type="float" office:value="25644499" table:style-name="ce1">
            <text:p>25644499</text:p>
          </table:table-cell>
          <table:table-cell office:value-type="float" office:value="26313838" table:style-name="ce1">
            <text:p>26313838</text:p>
          </table:table-cell>
          <table:table-cell office:value-type="float" office:value="26922284" table:style-name="ce1">
            <text:p>26922284</text:p>
          </table:table-cell>
          <table:table-cell office:value-type="float" office:value="27448124" table:style-name="ce1">
            <text:p>27448124</text:p>
          </table:table-cell>
          <table:table-cell office:value-type="float" office:value="27911248" table:style-name="ce1">
            <text:p>27911248</text:p>
          </table:table-cell>
          <table:table-cell office:value-type="float" office:value="28385746" table:style-name="ce1">
            <text:p>28385746</text:p>
          </table:table-cell>
          <table:table-cell office:value-type="float" office:value="28973162" table:style-name="ce1">
            <text:p>28973162</text:p>
          </table:table-cell>
          <table:table-cell office:value-type="float" office:value="29741976" table:style-name="ce1">
            <text:p>29741976</text:p>
          </table:table-cell>
          <table:table-cell office:value-type="float" office:value="30725300" table:style-name="ce1">
            <text:p>30725300</text:p>
          </table:table-cell>
          <table:table-cell office:value-type="float" office:value="31890011" table:style-name="ce1">
            <text:p>31890011</text:p>
          </table:table-cell>
          <table:table-cell office:value-type="float" office:value="33157050" table:style-name="ce1">
            <text:p>33157050</text:p>
          </table:table-cell>
          <table:table-cell office:value-type="float" office:value="34411951" table:style-name="ce1">
            <text:p>34411951</text:p>
          </table:table-cell>
          <table:table-cell office:value-type="float" office:value="35572261" table:style-name="ce1">
            <text:p>35572261</text:p>
          </table:table-cell>
          <table:table-cell office:value-type="float" office:value="36610632" table:style-name="ce1">
            <text:p>36610632</text:p>
          </table:table-cell>
          <table:table-cell office:value-type="float" office:value="37552781" table:style-name="ce1">
            <text:p>37552781</text:p>
          </table:table-cell>
          <table:table-cell office:value-type="float" office:value="38433600" table:style-name="ce1">
            <text:p>384336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celand</text:p>
          </table:table-cell>
          <table:table-cell office:value-type="string" table:style-name="ce1">
            <text:p>ISL</text:p>
          </table:table-cell>
          <table:table-cell office:value-type="float" office:value="267468" table:style-name="ce1">
            <text:p>267468</text:p>
          </table:table-cell>
          <table:table-cell office:value-type="float" office:value="268916" table:style-name="ce1">
            <text:p>268916</text:p>
          </table:table-cell>
          <table:table-cell office:value-type="float" office:value="271128" table:style-name="ce1">
            <text:p>271128</text:p>
          </table:table-cell>
          <table:table-cell office:value-type="float" office:value="274047" table:style-name="ce1">
            <text:p>274047</text:p>
          </table:table-cell>
          <table:table-cell office:value-type="float" office:value="277381" table:style-name="ce1">
            <text:p>277381</text:p>
          </table:table-cell>
          <table:table-cell office:value-type="float" office:value="281205" table:style-name="ce1">
            <text:p>281205</text:p>
          </table:table-cell>
          <table:table-cell office:value-type="float" office:value="284968" table:style-name="ce1">
            <text:p>284968</text:p>
          </table:table-cell>
          <table:table-cell office:value-type="float" office:value="287523" table:style-name="ce1">
            <text:p>287523</text:p>
          </table:table-cell>
          <table:table-cell office:value-type="float" office:value="289521" table:style-name="ce1">
            <text:p>289521</text:p>
          </table:table-cell>
          <table:table-cell office:value-type="float" office:value="292074" table:style-name="ce1">
            <text:p>292074</text:p>
          </table:table-cell>
          <table:table-cell office:value-type="float" office:value="296734" table:style-name="ce1">
            <text:p>296734</text:p>
          </table:table-cell>
          <table:table-cell office:value-type="float" office:value="303782" table:style-name="ce1">
            <text:p>303782</text:p>
          </table:table-cell>
          <table:table-cell office:value-type="float" office:value="311566" table:style-name="ce1">
            <text:p>311566</text:p>
          </table:table-cell>
          <table:table-cell office:value-type="float" office:value="317414" table:style-name="ce1">
            <text:p>317414</text:p>
          </table:table-cell>
          <table:table-cell office:value-type="float" office:value="318499" table:style-name="ce1">
            <text:p>318499</text:p>
          </table:table-cell>
          <table:table-cell office:value-type="float" office:value="318041" table:style-name="ce1">
            <text:p>318041</text:p>
          </table:table-cell>
          <table:table-cell office:value-type="float" office:value="319014" table:style-name="ce1">
            <text:p>319014</text:p>
          </table:table-cell>
          <table:table-cell office:value-type="float" office:value="320716" table:style-name="ce1">
            <text:p>320716</text:p>
          </table:table-cell>
          <table:table-cell office:value-type="float" office:value="323764" table:style-name="ce1">
            <text:p>323764</text:p>
          </table:table-cell>
          <table:table-cell office:value-type="float" office:value="327386" table:style-name="ce1">
            <text:p>327386</text:p>
          </table:table-cell>
          <table:table-cell office:value-type="float" office:value="330815" table:style-name="ce1">
            <text:p>330815</text:p>
          </table:table-cell>
          <table:table-cell office:value-type="float" office:value="335439" table:style-name="ce1">
            <text:p>335439</text:p>
          </table:table-cell>
          <table:table-cell office:value-type="float" office:value="343400" table:style-name="ce1">
            <text:p>343400</text:p>
          </table:table-cell>
          <table:table-cell office:value-type="float" office:value="352721" table:style-name="ce1">
            <text:p>35272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ISR</text:p>
          </table:table-cell>
          <table:table-cell office:value-type="float" office:value="5545000" table:style-name="ce1">
            <text:p>5545000</text:p>
          </table:table-cell>
          <table:table-cell office:value-type="float" office:value="5692000" table:style-name="ce1">
            <text:p>5692000</text:p>
          </table:table-cell>
          <table:table-cell office:value-type="float" office:value="5836000" table:style-name="ce1">
            <text:p>5836000</text:p>
          </table:table-cell>
          <table:table-cell office:value-type="float" office:value="5971000" table:style-name="ce1">
            <text:p>5971000</text:p>
          </table:table-cell>
          <table:table-cell office:value-type="float" office:value="6125000" table:style-name="ce1">
            <text:p>6125000</text:p>
          </table:table-cell>
          <table:table-cell office:value-type="float" office:value="6289000" table:style-name="ce1">
            <text:p>6289000</text:p>
          </table:table-cell>
          <table:table-cell office:value-type="float" office:value="6439000" table:style-name="ce1">
            <text:p>6439000</text:p>
          </table:table-cell>
          <table:table-cell office:value-type="float" office:value="6570000" table:style-name="ce1">
            <text:p>6570000</text:p>
          </table:table-cell>
          <table:table-cell office:value-type="float" office:value="6689700" table:style-name="ce1">
            <text:p>6689700</text:p>
          </table:table-cell>
          <table:table-cell office:value-type="float" office:value="6809000" table:style-name="ce1">
            <text:p>6809000</text:p>
          </table:table-cell>
          <table:table-cell office:value-type="float" office:value="6930100" table:style-name="ce1">
            <text:p>6930100</text:p>
          </table:table-cell>
          <table:table-cell office:value-type="float" office:value="7053700" table:style-name="ce1">
            <text:p>7053700</text:p>
          </table:table-cell>
          <table:table-cell office:value-type="float" office:value="7180100" table:style-name="ce1">
            <text:p>7180100</text:p>
          </table:table-cell>
          <table:table-cell office:value-type="float" office:value="7308800" table:style-name="ce1">
            <text:p>7308800</text:p>
          </table:table-cell>
          <table:table-cell office:value-type="float" office:value="7485600" table:style-name="ce1">
            <text:p>7485600</text:p>
          </table:table-cell>
          <table:table-cell office:value-type="float" office:value="7623600" table:style-name="ce1">
            <text:p>7623600</text:p>
          </table:table-cell>
          <table:table-cell office:value-type="float" office:value="7765800" table:style-name="ce1">
            <text:p>7765800</text:p>
          </table:table-cell>
          <table:table-cell office:value-type="float" office:value="7910500" table:style-name="ce1">
            <text:p>7910500</text:p>
          </table:table-cell>
          <table:table-cell office:value-type="float" office:value="8059500" table:style-name="ce1">
            <text:p>8059500</text:p>
          </table:table-cell>
          <table:table-cell office:value-type="float" office:value="8215700" table:style-name="ce1">
            <text:p>8215700</text:p>
          </table:table-cell>
          <table:table-cell office:value-type="float" office:value="8380100" table:style-name="ce1">
            <text:p>8380100</text:p>
          </table:table-cell>
          <table:table-cell office:value-type="float" office:value="8546000" table:style-name="ce1">
            <text:p>8546000</text:p>
          </table:table-cell>
          <table:table-cell office:value-type="float" office:value="8713300" table:style-name="ce1">
            <text:p>8713300</text:p>
          </table:table-cell>
          <table:table-cell office:value-type="float" office:value="8882800" table:style-name="ce1">
            <text:p>88828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taly</text:p>
          </table:table-cell>
          <table:table-cell office:value-type="string" table:style-name="ce1">
            <text:p>ITA</text:p>
          </table:table-cell>
          <table:table-cell office:value-type="float" office:value="56844303" table:style-name="ce1">
            <text:p>56844303</text:p>
          </table:table-cell>
          <table:table-cell office:value-type="float" office:value="56860281" table:style-name="ce1">
            <text:p>56860281</text:p>
          </table:table-cell>
          <table:table-cell office:value-type="float" office:value="56890372" table:style-name="ce1">
            <text:p>56890372</text:p>
          </table:table-cell>
          <table:table-cell office:value-type="float" office:value="56906744" table:style-name="ce1">
            <text:p>56906744</text:p>
          </table:table-cell>
          <table:table-cell office:value-type="float" office:value="56916317" table:style-name="ce1">
            <text:p>56916317</text:p>
          </table:table-cell>
          <table:table-cell office:value-type="float" office:value="56942108" table:style-name="ce1">
            <text:p>56942108</text:p>
          </table:table-cell>
          <table:table-cell office:value-type="float" office:value="56974100" table:style-name="ce1">
            <text:p>56974100</text:p>
          </table:table-cell>
          <table:table-cell office:value-type="float" office:value="57059007" table:style-name="ce1">
            <text:p>57059007</text:p>
          </table:table-cell>
          <table:table-cell office:value-type="float" office:value="57313203" table:style-name="ce1">
            <text:p>57313203</text:p>
          </table:table-cell>
          <table:table-cell office:value-type="float" office:value="57685327" table:style-name="ce1">
            <text:p>57685327</text:p>
          </table:table-cell>
          <table:table-cell office:value-type="float" office:value="57969484" table:style-name="ce1">
            <text:p>57969484</text:p>
          </table:table-cell>
          <table:table-cell office:value-type="float" office:value="58143979" table:style-name="ce1">
            <text:p>58143979</text:p>
          </table:table-cell>
          <table:table-cell office:value-type="float" office:value="58438310" table:style-name="ce1">
            <text:p>58438310</text:p>
          </table:table-cell>
          <table:table-cell office:value-type="float" office:value="58826731" table:style-name="ce1">
            <text:p>58826731</text:p>
          </table:table-cell>
          <table:table-cell office:value-type="float" office:value="59095365" table:style-name="ce1">
            <text:p>59095365</text:p>
          </table:table-cell>
          <table:table-cell office:value-type="float" office:value="59277417" table:style-name="ce1">
            <text:p>59277417</text:p>
          </table:table-cell>
          <table:table-cell office:value-type="float" office:value="59379449" table:style-name="ce1">
            <text:p>59379449</text:p>
          </table:table-cell>
          <table:table-cell office:value-type="float" office:value="59539717" table:style-name="ce1">
            <text:p>59539717</text:p>
          </table:table-cell>
          <table:table-cell office:value-type="float" office:value="60233948" table:style-name="ce1">
            <text:p>60233948</text:p>
          </table:table-cell>
          <table:table-cell office:value-type="float" office:value="60789140" table:style-name="ce1">
            <text:p>60789140</text:p>
          </table:table-cell>
          <table:table-cell office:value-type="float" office:value="60730582" table:style-name="ce1">
            <text:p>60730582</text:p>
          </table:table-cell>
          <table:table-cell office:value-type="float" office:value="60627498" table:style-name="ce1">
            <text:p>60627498</text:p>
          </table:table-cell>
          <table:table-cell office:value-type="float" office:value="60536709" table:style-name="ce1">
            <text:p>60536709</text:p>
          </table:table-cell>
          <table:table-cell office:value-type="float" office:value="60421760" table:style-name="ce1">
            <text:p>6042176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amaica</text:p>
          </table:table-cell>
          <table:table-cell office:value-type="string" table:style-name="ce1">
            <text:p>JAM</text:p>
          </table:table-cell>
          <table:table-cell office:value-type="float" office:value="2533711" table:style-name="ce1">
            <text:p>2533711</text:p>
          </table:table-cell>
          <table:table-cell office:value-type="float" office:value="2558637" table:style-name="ce1">
            <text:p>2558637</text:p>
          </table:table-cell>
          <table:table-cell office:value-type="float" office:value="2583916" table:style-name="ce1">
            <text:p>2583916</text:p>
          </table:table-cell>
          <table:table-cell office:value-type="float" office:value="2608873" table:style-name="ce1">
            <text:p>2608873</text:p>
          </table:table-cell>
          <table:table-cell office:value-type="float" office:value="2632675" table:style-name="ce1">
            <text:p>2632675</text:p>
          </table:table-cell>
          <table:table-cell office:value-type="float" office:value="2654701" table:style-name="ce1">
            <text:p>2654701</text:p>
          </table:table-cell>
          <table:table-cell office:value-type="float" office:value="2674702" table:style-name="ce1">
            <text:p>2674702</text:p>
          </table:table-cell>
          <table:table-cell office:value-type="float" office:value="2692845" table:style-name="ce1">
            <text:p>2692845</text:p>
          </table:table-cell>
          <table:table-cell office:value-type="float" office:value="2709437" table:style-name="ce1">
            <text:p>2709437</text:p>
          </table:table-cell>
          <table:table-cell office:value-type="float" office:value="2725015" table:style-name="ce1">
            <text:p>2725015</text:p>
          </table:table-cell>
          <table:table-cell office:value-type="float" office:value="2740003" table:style-name="ce1">
            <text:p>2740003</text:p>
          </table:table-cell>
          <table:table-cell office:value-type="float" office:value="2754407" table:style-name="ce1">
            <text:p>2754407</text:p>
          </table:table-cell>
          <table:table-cell office:value-type="float" office:value="2768227" table:style-name="ce1">
            <text:p>2768227</text:p>
          </table:table-cell>
          <table:table-cell office:value-type="float" office:value="2781876" table:style-name="ce1">
            <text:p>2781876</text:p>
          </table:table-cell>
          <table:table-cell office:value-type="float" office:value="2795837" table:style-name="ce1">
            <text:p>2795837</text:p>
          </table:table-cell>
          <table:table-cell office:value-type="float" office:value="2810460" table:style-name="ce1">
            <text:p>2810460</text:p>
          </table:table-cell>
          <table:table-cell office:value-type="float" office:value="2825929" table:style-name="ce1">
            <text:p>2825929</text:p>
          </table:table-cell>
          <table:table-cell office:value-type="float" office:value="2842132" table:style-name="ce1">
            <text:p>2842132</text:p>
          </table:table-cell>
          <table:table-cell office:value-type="float" office:value="2858709" table:style-name="ce1">
            <text:p>2858709</text:p>
          </table:table-cell>
          <table:table-cell office:value-type="float" office:value="2875136" table:style-name="ce1">
            <text:p>2875136</text:p>
          </table:table-cell>
          <table:table-cell office:value-type="float" office:value="2891021" table:style-name="ce1">
            <text:p>2891021</text:p>
          </table:table-cell>
          <table:table-cell office:value-type="float" office:value="2906238" table:style-name="ce1">
            <text:p>2906238</text:p>
          </table:table-cell>
          <table:table-cell office:value-type="float" office:value="2920853" table:style-name="ce1">
            <text:p>2920853</text:p>
          </table:table-cell>
          <table:table-cell office:value-type="float" office:value="2934855" table:style-name="ce1">
            <text:p>293485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JOR</text:p>
          </table:table-cell>
          <table:table-cell office:value-type="float" office:value="4588843" table:style-name="ce1">
            <text:p>4588843</text:p>
          </table:table-cell>
          <table:table-cell office:value-type="float" office:value="4732854" table:style-name="ce1">
            <text:p>4732854</text:p>
          </table:table-cell>
          <table:table-cell office:value-type="float" office:value="4848541" table:style-name="ce1">
            <text:p>4848541</text:p>
          </table:table-cell>
          <table:table-cell office:value-type="float" office:value="4943975" table:style-name="ce1">
            <text:p>4943975</text:p>
          </table:table-cell>
          <table:table-cell office:value-type="float" office:value="5031762" table:style-name="ce1">
            <text:p>5031762</text:p>
          </table:table-cell>
          <table:table-cell office:value-type="float" office:value="5122493" table:style-name="ce1">
            <text:p>5122493</text:p>
          </table:table-cell>
          <table:table-cell office:value-type="float" office:value="5217336" table:style-name="ce1">
            <text:p>5217336</text:p>
          </table:table-cell>
          <table:table-cell office:value-type="float" office:value="5317506" table:style-name="ce1">
            <text:p>5317506</text:p>
          </table:table-cell>
          <table:table-cell office:value-type="float" office:value="5434030" table:style-name="ce1">
            <text:p>5434030</text:p>
          </table:table-cell>
          <table:table-cell office:value-type="float" office:value="5580244" table:style-name="ce1">
            <text:p>5580244</text:p>
          </table:table-cell>
          <table:table-cell office:value-type="float" office:value="5765635" table:style-name="ce1">
            <text:p>5765635</text:p>
          </table:table-cell>
          <table:table-cell office:value-type="float" office:value="5991540" table:style-name="ce1">
            <text:p>5991540</text:p>
          </table:table-cell>
          <table:table-cell office:value-type="float" office:value="6255280" table:style-name="ce1">
            <text:p>6255280</text:p>
          </table:table-cell>
          <table:table-cell office:value-type="float" office:value="6556478" table:style-name="ce1">
            <text:p>6556478</text:p>
          </table:table-cell>
          <table:table-cell office:value-type="float" office:value="6893260" table:style-name="ce1">
            <text:p>6893260</text:p>
          </table:table-cell>
          <table:table-cell office:value-type="float" office:value="7261539" table:style-name="ce1">
            <text:p>7261539</text:p>
          </table:table-cell>
          <table:table-cell office:value-type="float" office:value="7663131" table:style-name="ce1">
            <text:p>7663131</text:p>
          </table:table-cell>
          <table:table-cell office:value-type="float" office:value="8090872" table:style-name="ce1">
            <text:p>8090872</text:p>
          </table:table-cell>
          <table:table-cell office:value-type="float" office:value="8520420" table:style-name="ce1">
            <text:p>8520420</text:p>
          </table:table-cell>
          <table:table-cell office:value-type="float" office:value="8920049" table:style-name="ce1">
            <text:p>8920049</text:p>
          </table:table-cell>
          <table:table-cell office:value-type="float" office:value="9266575" table:style-name="ce1">
            <text:p>9266575</text:p>
          </table:table-cell>
          <table:table-cell office:value-type="float" office:value="9551467" table:style-name="ce1">
            <text:p>9551467</text:p>
          </table:table-cell>
          <table:table-cell office:value-type="float" office:value="9779173" table:style-name="ce1">
            <text:p>9779173</text:p>
          </table:table-cell>
          <table:table-cell office:value-type="float" office:value="9956011" table:style-name="ce1">
            <text:p>995601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Japan</text:p>
          </table:table-cell>
          <table:table-cell office:value-type="string" table:style-name="ce1">
            <text:p>JPN</text:p>
          </table:table-cell>
          <table:table-cell office:value-type="float" office:value="125439000" table:style-name="ce1">
            <text:p>125439000</text:p>
          </table:table-cell>
          <table:table-cell office:value-type="float" office:value="125757000" table:style-name="ce1">
            <text:p>125757000</text:p>
          </table:table-cell>
          <table:table-cell office:value-type="float" office:value="126057000" table:style-name="ce1">
            <text:p>126057000</text:p>
          </table:table-cell>
          <table:table-cell office:value-type="float" office:value="126400000" table:style-name="ce1">
            <text:p>126400000</text:p>
          </table:table-cell>
          <table:table-cell office:value-type="float" office:value="126631000" table:style-name="ce1">
            <text:p>126631000</text:p>
          </table:table-cell>
          <table:table-cell office:value-type="float" office:value="126843000" table:style-name="ce1">
            <text:p>126843000</text:p>
          </table:table-cell>
          <table:table-cell office:value-type="float" office:value="127149000" table:style-name="ce1">
            <text:p>127149000</text:p>
          </table:table-cell>
          <table:table-cell office:value-type="float" office:value="127445000" table:style-name="ce1">
            <text:p>127445000</text:p>
          </table:table-cell>
          <table:table-cell office:value-type="float" office:value="127718000" table:style-name="ce1">
            <text:p>127718000</text:p>
          </table:table-cell>
          <table:table-cell office:value-type="float" office:value="127761000" table:style-name="ce1">
            <text:p>127761000</text:p>
          </table:table-cell>
          <table:table-cell office:value-type="float" office:value="127773000" table:style-name="ce1">
            <text:p>127773000</text:p>
          </table:table-cell>
          <table:table-cell office:value-type="float" office:value="127854000" table:style-name="ce1">
            <text:p>127854000</text:p>
          </table:table-cell>
          <table:table-cell office:value-type="float" office:value="128001000" table:style-name="ce1">
            <text:p>128001000</text:p>
          </table:table-cell>
          <table:table-cell office:value-type="float" office:value="128063000" table:style-name="ce1">
            <text:p>128063000</text:p>
          </table:table-cell>
          <table:table-cell office:value-type="float" office:value="128047000" table:style-name="ce1">
            <text:p>128047000</text:p>
          </table:table-cell>
          <table:table-cell office:value-type="float" office:value="128070000" table:style-name="ce1">
            <text:p>128070000</text:p>
          </table:table-cell>
          <table:table-cell office:value-type="float" office:value="127833000" table:style-name="ce1">
            <text:p>127833000</text:p>
          </table:table-cell>
          <table:table-cell office:value-type="float" office:value="127629000" table:style-name="ce1">
            <text:p>127629000</text:p>
          </table:table-cell>
          <table:table-cell office:value-type="float" office:value="127445000" table:style-name="ce1">
            <text:p>127445000</text:p>
          </table:table-cell>
          <table:table-cell office:value-type="float" office:value="127276000" table:style-name="ce1">
            <text:p>127276000</text:p>
          </table:table-cell>
          <table:table-cell office:value-type="float" office:value="127141000" table:style-name="ce1">
            <text:p>127141000</text:p>
          </table:table-cell>
          <table:table-cell office:value-type="float" office:value="126994511" table:style-name="ce1">
            <text:p>126994511</text:p>
          </table:table-cell>
          <table:table-cell office:value-type="float" office:value="126785797" table:style-name="ce1">
            <text:p>126785797</text:p>
          </table:table-cell>
          <table:table-cell office:value-type="float" office:value="126529100" table:style-name="ce1">
            <text:p>1265291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azakhstan</text:p>
          </table:table-cell>
          <table:table-cell office:value-type="string" table:style-name="ce1">
            <text:p>KAZ</text:p>
          </table:table-cell>
          <table:table-cell office:value-type="float" office:value="15815626" table:style-name="ce1">
            <text:p>15815626</text:p>
          </table:table-cell>
          <table:table-cell office:value-type="float" office:value="15577894" table:style-name="ce1">
            <text:p>15577894</text:p>
          </table:table-cell>
          <table:table-cell office:value-type="float" office:value="15333703" table:style-name="ce1">
            <text:p>15333703</text:p>
          </table:table-cell>
          <table:table-cell office:value-type="float" office:value="15071300" table:style-name="ce1">
            <text:p>15071300</text:p>
          </table:table-cell>
          <table:table-cell office:value-type="float" office:value="14928426" table:style-name="ce1">
            <text:p>14928426</text:p>
          </table:table-cell>
          <table:table-cell office:value-type="float" office:value="14883626" table:style-name="ce1">
            <text:p>14883626</text:p>
          </table:table-cell>
          <table:table-cell office:value-type="float" office:value="14858335" table:style-name="ce1">
            <text:p>14858335</text:p>
          </table:table-cell>
          <table:table-cell office:value-type="float" office:value="14858948" table:style-name="ce1">
            <text:p>14858948</text:p>
          </table:table-cell>
          <table:table-cell office:value-type="float" office:value="14909018" table:style-name="ce1">
            <text:p>14909018</text:p>
          </table:table-cell>
          <table:table-cell office:value-type="float" office:value="15012985" table:style-name="ce1">
            <text:p>15012985</text:p>
          </table:table-cell>
          <table:table-cell office:value-type="float" office:value="15147029" table:style-name="ce1">
            <text:p>15147029</text:p>
          </table:table-cell>
          <table:table-cell office:value-type="float" office:value="15308084" table:style-name="ce1">
            <text:p>15308084</text:p>
          </table:table-cell>
          <table:table-cell office:value-type="float" office:value="15484192" table:style-name="ce1">
            <text:p>15484192</text:p>
          </table:table-cell>
          <table:table-cell office:value-type="float" office:value="15674000" table:style-name="ce1">
            <text:p>15674000</text:p>
          </table:table-cell>
          <table:table-cell office:value-type="float" office:value="16092822" table:style-name="ce1">
            <text:p>16092822</text:p>
          </table:table-cell>
          <table:table-cell office:value-type="float" office:value="16321872" table:style-name="ce1">
            <text:p>16321872</text:p>
          </table:table-cell>
          <table:table-cell office:value-type="float" office:value="16557201" table:style-name="ce1">
            <text:p>16557201</text:p>
          </table:table-cell>
          <table:table-cell office:value-type="float" office:value="16792089" table:style-name="ce1">
            <text:p>16792089</text:p>
          </table:table-cell>
          <table:table-cell office:value-type="float" office:value="17035550" table:style-name="ce1">
            <text:p>17035550</text:p>
          </table:table-cell>
          <table:table-cell office:value-type="float" office:value="17288285" table:style-name="ce1">
            <text:p>17288285</text:p>
          </table:table-cell>
          <table:table-cell office:value-type="float" office:value="17542806" table:style-name="ce1">
            <text:p>17542806</text:p>
          </table:table-cell>
          <table:table-cell office:value-type="float" office:value="17794055" table:style-name="ce1">
            <text:p>17794055</text:p>
          </table:table-cell>
          <table:table-cell office:value-type="float" office:value="18037776" table:style-name="ce1">
            <text:p>18037776</text:p>
          </table:table-cell>
          <table:table-cell office:value-type="float" office:value="18272430" table:style-name="ce1">
            <text:p>1827243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KEN</text:p>
          </table:table-cell>
          <table:table-cell office:value-type="float" office:value="27768296" table:style-name="ce1">
            <text:p>27768296</text:p>
          </table:table-cell>
          <table:table-cell office:value-type="float" office:value="28589451" table:style-name="ce1">
            <text:p>28589451</text:p>
          </table:table-cell>
          <table:table-cell office:value-type="float" office:value="29415659" table:style-name="ce1">
            <text:p>29415659</text:p>
          </table:table-cell>
          <table:table-cell office:value-type="float" office:value="30250488" table:style-name="ce1">
            <text:p>30250488</text:p>
          </table:table-cell>
          <table:table-cell office:value-type="float" office:value="31098757" table:style-name="ce1">
            <text:p>31098757</text:p>
          </table:table-cell>
          <table:table-cell office:value-type="float" office:value="31964557" table:style-name="ce1">
            <text:p>31964557</text:p>
          </table:table-cell>
          <table:table-cell office:value-type="float" office:value="32848564" table:style-name="ce1">
            <text:p>32848564</text:p>
          </table:table-cell>
          <table:table-cell office:value-type="float" office:value="33751739" table:style-name="ce1">
            <text:p>33751739</text:p>
          </table:table-cell>
          <table:table-cell office:value-type="float" office:value="34678779" table:style-name="ce1">
            <text:p>34678779</text:p>
          </table:table-cell>
          <table:table-cell office:value-type="float" office:value="35635271" table:style-name="ce1">
            <text:p>35635271</text:p>
          </table:table-cell>
          <table:table-cell office:value-type="float" office:value="36624895" table:style-name="ce1">
            <text:p>36624895</text:p>
          </table:table-cell>
          <table:table-cell office:value-type="float" office:value="37649033" table:style-name="ce1">
            <text:p>37649033</text:p>
          </table:table-cell>
          <table:table-cell office:value-type="float" office:value="38705932" table:style-name="ce1">
            <text:p>38705932</text:p>
          </table:table-cell>
          <table:table-cell office:value-type="float" office:value="39791981" table:style-name="ce1">
            <text:p>39791981</text:p>
          </table:table-cell>
          <table:table-cell office:value-type="float" office:value="40901792" table:style-name="ce1">
            <text:p>40901792</text:p>
          </table:table-cell>
          <table:table-cell office:value-type="float" office:value="42030676" table:style-name="ce1">
            <text:p>42030676</text:p>
          </table:table-cell>
          <table:table-cell office:value-type="float" office:value="43178257" table:style-name="ce1">
            <text:p>43178257</text:p>
          </table:table-cell>
          <table:table-cell office:value-type="float" office:value="44343410" table:style-name="ce1">
            <text:p>44343410</text:p>
          </table:table-cell>
          <table:table-cell office:value-type="float" office:value="45519889" table:style-name="ce1">
            <text:p>45519889</text:p>
          </table:table-cell>
          <table:table-cell office:value-type="float" office:value="46699981" table:style-name="ce1">
            <text:p>46699981</text:p>
          </table:table-cell>
          <table:table-cell office:value-type="float" office:value="47878336" table:style-name="ce1">
            <text:p>47878336</text:p>
          </table:table-cell>
          <table:table-cell office:value-type="float" office:value="49051686" table:style-name="ce1">
            <text:p>49051686</text:p>
          </table:table-cell>
          <table:table-cell office:value-type="float" office:value="50221473" table:style-name="ce1">
            <text:p>50221473</text:p>
          </table:table-cell>
          <table:table-cell office:value-type="float" office:value="51393010" table:style-name="ce1">
            <text:p>5139301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yrgyz Republic</text:p>
          </table:table-cell>
          <table:table-cell office:value-type="string" table:style-name="ce1">
            <text:p>KGZ</text:p>
          </table:table-cell>
          <table:table-cell office:value-type="float" office:value="4560400" table:style-name="ce1">
            <text:p>4560400</text:p>
          </table:table-cell>
          <table:table-cell office:value-type="float" office:value="4628400" table:style-name="ce1">
            <text:p>4628400</text:p>
          </table:table-cell>
          <table:table-cell office:value-type="float" office:value="4696400" table:style-name="ce1">
            <text:p>4696400</text:p>
          </table:table-cell>
          <table:table-cell office:value-type="float" office:value="4769000" table:style-name="ce1">
            <text:p>4769000</text:p>
          </table:table-cell>
          <table:table-cell office:value-type="float" office:value="4840400" table:style-name="ce1">
            <text:p>4840400</text:p>
          </table:table-cell>
          <table:table-cell office:value-type="float" office:value="4898400" table:style-name="ce1">
            <text:p>4898400</text:p>
          </table:table-cell>
          <table:table-cell office:value-type="float" office:value="4945100" table:style-name="ce1">
            <text:p>4945100</text:p>
          </table:table-cell>
          <table:table-cell office:value-type="float" office:value="4990700" table:style-name="ce1">
            <text:p>4990700</text:p>
          </table:table-cell>
          <table:table-cell office:value-type="float" office:value="5043300" table:style-name="ce1">
            <text:p>5043300</text:p>
          </table:table-cell>
          <table:table-cell office:value-type="float" office:value="5104700" table:style-name="ce1">
            <text:p>5104700</text:p>
          </table:table-cell>
          <table:table-cell office:value-type="float" office:value="5162600" table:style-name="ce1">
            <text:p>5162600</text:p>
          </table:table-cell>
          <table:table-cell office:value-type="float" office:value="5218400" table:style-name="ce1">
            <text:p>5218400</text:p>
          </table:table-cell>
          <table:table-cell office:value-type="float" office:value="5268400" table:style-name="ce1">
            <text:p>5268400</text:p>
          </table:table-cell>
          <table:table-cell office:value-type="float" office:value="5318700" table:style-name="ce1">
            <text:p>5318700</text:p>
          </table:table-cell>
          <table:table-cell office:value-type="float" office:value="5383300" table:style-name="ce1">
            <text:p>5383300</text:p>
          </table:table-cell>
          <table:table-cell office:value-type="float" office:value="5447900" table:style-name="ce1">
            <text:p>5447900</text:p>
          </table:table-cell>
          <table:table-cell office:value-type="float" office:value="5514600" table:style-name="ce1">
            <text:p>5514600</text:p>
          </table:table-cell>
          <table:table-cell office:value-type="float" office:value="5607200" table:style-name="ce1">
            <text:p>5607200</text:p>
          </table:table-cell>
          <table:table-cell office:value-type="float" office:value="5719600" table:style-name="ce1">
            <text:p>5719600</text:p>
          </table:table-cell>
          <table:table-cell office:value-type="float" office:value="5835500" table:style-name="ce1">
            <text:p>5835500</text:p>
          </table:table-cell>
          <table:table-cell office:value-type="float" office:value="5956900" table:style-name="ce1">
            <text:p>5956900</text:p>
          </table:table-cell>
          <table:table-cell office:value-type="float" office:value="6079500" table:style-name="ce1">
            <text:p>6079500</text:p>
          </table:table-cell>
          <table:table-cell office:value-type="float" office:value="6198200" table:style-name="ce1">
            <text:p>6198200</text:p>
          </table:table-cell>
          <table:table-cell office:value-type="float" office:value="6322800" table:style-name="ce1">
            <text:p>63228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ambodia</text:p>
          </table:table-cell>
          <table:table-cell office:value-type="string" table:style-name="ce1">
            <text:p>KHM</text:p>
          </table:table-cell>
          <table:table-cell office:value-type="float" office:value="10656138" table:style-name="ce1">
            <text:p>10656138</text:p>
          </table:table-cell>
          <table:table-cell office:value-type="float" office:value="10982917" table:style-name="ce1">
            <text:p>10982917</text:p>
          </table:table-cell>
          <table:table-cell office:value-type="float" office:value="11298600" table:style-name="ce1">
            <text:p>11298600</text:p>
          </table:table-cell>
          <table:table-cell office:value-type="float" office:value="11600508" table:style-name="ce1">
            <text:p>11600508</text:p>
          </table:table-cell>
          <table:table-cell office:value-type="float" office:value="11886458" table:style-name="ce1">
            <text:p>11886458</text:p>
          </table:table-cell>
          <table:table-cell office:value-type="float" office:value="12155239" table:style-name="ce1">
            <text:p>12155239</text:p>
          </table:table-cell>
          <table:table-cell office:value-type="float" office:value="12405408" table:style-name="ce1">
            <text:p>12405408</text:p>
          </table:table-cell>
          <table:table-cell office:value-type="float" office:value="12637727" table:style-name="ce1">
            <text:p>12637727</text:p>
          </table:table-cell>
          <table:table-cell office:value-type="float" office:value="12856163" table:style-name="ce1">
            <text:p>12856163</text:p>
          </table:table-cell>
          <table:table-cell office:value-type="float" office:value="13066469" table:style-name="ce1">
            <text:p>13066469</text:p>
          </table:table-cell>
          <table:table-cell office:value-type="float" office:value="13273354" table:style-name="ce1">
            <text:p>13273354</text:p>
          </table:table-cell>
          <table:table-cell office:value-type="float" office:value="13477709" table:style-name="ce1">
            <text:p>13477709</text:p>
          </table:table-cell>
          <table:table-cell office:value-type="float" office:value="13679962" table:style-name="ce1">
            <text:p>13679962</text:p>
          </table:table-cell>
          <table:table-cell office:value-type="float" office:value="13883834" table:style-name="ce1">
            <text:p>13883834</text:p>
          </table:table-cell>
          <table:table-cell office:value-type="float" office:value="14093604" table:style-name="ce1">
            <text:p>14093604</text:p>
          </table:table-cell>
          <table:table-cell office:value-type="float" office:value="14312212" table:style-name="ce1">
            <text:p>14312212</text:p>
          </table:table-cell>
          <table:table-cell office:value-type="float" office:value="14541423" table:style-name="ce1">
            <text:p>14541423</text:p>
          </table:table-cell>
          <table:table-cell office:value-type="float" office:value="14780454" table:style-name="ce1">
            <text:p>14780454</text:p>
          </table:table-cell>
          <table:table-cell office:value-type="float" office:value="15026332" table:style-name="ce1">
            <text:p>15026332</text:p>
          </table:table-cell>
          <table:table-cell office:value-type="float" office:value="15274503" table:style-name="ce1">
            <text:p>15274503</text:p>
          </table:table-cell>
          <table:table-cell office:value-type="float" office:value="15521436" table:style-name="ce1">
            <text:p>15521436</text:p>
          </table:table-cell>
          <table:table-cell office:value-type="float" office:value="15766293" table:style-name="ce1">
            <text:p>15766293</text:p>
          </table:table-cell>
          <table:table-cell office:value-type="float" office:value="16009414" table:style-name="ce1">
            <text:p>16009414</text:p>
          </table:table-cell>
          <table:table-cell office:value-type="float" office:value="16249798" table:style-name="ce1">
            <text:p>1624979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iribati</text:p>
          </table:table-cell>
          <table:table-cell office:value-type="string" table:style-name="ce1">
            <text:p>KIR</text:p>
          </table:table-cell>
          <table:table-cell office:value-type="float" office:value="77723" table:style-name="ce1">
            <text:p>77723</text:p>
          </table:table-cell>
          <table:table-cell office:value-type="float" office:value="78903" table:style-name="ce1">
            <text:p>78903</text:p>
          </table:table-cell>
          <table:table-cell office:value-type="float" office:value="80187" table:style-name="ce1">
            <text:p>80187</text:p>
          </table:table-cell>
          <table:table-cell office:value-type="float" office:value="81556" table:style-name="ce1">
            <text:p>81556</text:p>
          </table:table-cell>
          <table:table-cell office:value-type="float" office:value="82972" table:style-name="ce1">
            <text:p>82972</text:p>
          </table:table-cell>
          <table:table-cell office:value-type="float" office:value="84396" table:style-name="ce1">
            <text:p>84396</text:p>
          </table:table-cell>
          <table:table-cell office:value-type="float" office:value="85849" table:style-name="ce1">
            <text:p>85849</text:p>
          </table:table-cell>
          <table:table-cell office:value-type="float" office:value="87305" table:style-name="ce1">
            <text:p>87305</text:p>
          </table:table-cell>
          <table:table-cell office:value-type="float" office:value="88835" table:style-name="ce1">
            <text:p>88835</text:p>
          </table:table-cell>
          <table:table-cell office:value-type="float" office:value="90499" table:style-name="ce1">
            <text:p>90499</text:p>
          </table:table-cell>
          <table:table-cell office:value-type="float" office:value="92325" table:style-name="ce1">
            <text:p>92325</text:p>
          </table:table-cell>
          <table:table-cell office:value-type="float" office:value="94343" table:style-name="ce1">
            <text:p>94343</text:p>
          </table:table-cell>
          <table:table-cell office:value-type="float" office:value="96527" table:style-name="ce1">
            <text:p>96527</text:p>
          </table:table-cell>
          <table:table-cell office:value-type="float" office:value="98761" table:style-name="ce1">
            <text:p>98761</text:p>
          </table:table-cell>
          <table:table-cell office:value-type="float" office:value="100930" table:style-name="ce1">
            <text:p>100930</text:p>
          </table:table-cell>
          <table:table-cell office:value-type="float" office:value="102927" table:style-name="ce1">
            <text:p>102927</text:p>
          </table:table-cell>
          <table:table-cell office:value-type="float" office:value="104728" table:style-name="ce1">
            <text:p>104728</text:p>
          </table:table-cell>
          <table:table-cell office:value-type="float" office:value="106370" table:style-name="ce1">
            <text:p>106370</text:p>
          </table:table-cell>
          <table:table-cell office:value-type="float" office:value="107890" table:style-name="ce1">
            <text:p>107890</text:p>
          </table:table-cell>
          <table:table-cell office:value-type="float" office:value="109391" table:style-name="ce1">
            <text:p>109391</text:p>
          </table:table-cell>
          <table:table-cell office:value-type="float" office:value="110930" table:style-name="ce1">
            <text:p>110930</text:p>
          </table:table-cell>
          <table:table-cell office:value-type="float" office:value="112524" table:style-name="ce1">
            <text:p>112524</text:p>
          </table:table-cell>
          <table:table-cell office:value-type="float" office:value="114158" table:style-name="ce1">
            <text:p>114158</text:p>
          </table:table-cell>
          <table:table-cell office:value-type="float" office:value="115847" table:style-name="ce1">
            <text:p>1158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t. Kitts and Nevis</text:p>
          </table:table-cell>
          <table:table-cell office:value-type="string" table:style-name="ce1">
            <text:p>KNA</text:p>
          </table:table-cell>
          <table:table-cell office:value-type="float" office:value="42074" table:style-name="ce1">
            <text:p>42074</text:p>
          </table:table-cell>
          <table:table-cell office:value-type="float" office:value="42475" table:style-name="ce1">
            <text:p>42475</text:p>
          </table:table-cell>
          <table:table-cell office:value-type="float" office:value="42854" table:style-name="ce1">
            <text:p>42854</text:p>
          </table:table-cell>
          <table:table-cell office:value-type="float" office:value="43221" table:style-name="ce1">
            <text:p>43221</text:p>
          </table:table-cell>
          <table:table-cell office:value-type="float" office:value="43614" table:style-name="ce1">
            <text:p>43614</text:p>
          </table:table-cell>
          <table:table-cell office:value-type="float" office:value="44074" table:style-name="ce1">
            <text:p>44074</text:p>
          </table:table-cell>
          <table:table-cell office:value-type="float" office:value="44599" table:style-name="ce1">
            <text:p>44599</text:p>
          </table:table-cell>
          <table:table-cell office:value-type="float" office:value="45165" table:style-name="ce1">
            <text:p>45165</text:p>
          </table:table-cell>
          <table:table-cell office:value-type="float" office:value="45746" table:style-name="ce1">
            <text:p>45746</text:p>
          </table:table-cell>
          <table:table-cell office:value-type="float" office:value="46324" table:style-name="ce1">
            <text:p>46324</text:p>
          </table:table-cell>
          <table:table-cell office:value-type="float" office:value="46857" table:style-name="ce1">
            <text:p>46857</text:p>
          </table:table-cell>
          <table:table-cell office:value-type="float" office:value="47339" table:style-name="ce1">
            <text:p>47339</text:p>
          </table:table-cell>
          <table:table-cell office:value-type="float" office:value="47778" table:style-name="ce1">
            <text:p>47778</text:p>
          </table:table-cell>
          <table:table-cell office:value-type="float" office:value="48185" table:style-name="ce1">
            <text:p>48185</text:p>
          </table:table-cell>
          <table:table-cell office:value-type="float" office:value="48599" table:style-name="ce1">
            <text:p>48599</text:p>
          </table:table-cell>
          <table:table-cell office:value-type="float" office:value="49016" table:style-name="ce1">
            <text:p>49016</text:p>
          </table:table-cell>
          <table:table-cell office:value-type="float" office:value="49447" table:style-name="ce1">
            <text:p>49447</text:p>
          </table:table-cell>
          <table:table-cell office:value-type="float" office:value="49887" table:style-name="ce1">
            <text:p>49887</text:p>
          </table:table-cell>
          <table:table-cell office:value-type="float" office:value="50331" table:style-name="ce1">
            <text:p>50331</text:p>
          </table:table-cell>
          <table:table-cell office:value-type="float" office:value="50774" table:style-name="ce1">
            <text:p>50774</text:p>
          </table:table-cell>
          <table:table-cell office:value-type="float" office:value="51203" table:style-name="ce1">
            <text:p>51203</text:p>
          </table:table-cell>
          <table:table-cell office:value-type="float" office:value="51625" table:style-name="ce1">
            <text:p>51625</text:p>
          </table:table-cell>
          <table:table-cell office:value-type="float" office:value="52045" table:style-name="ce1">
            <text:p>52045</text:p>
          </table:table-cell>
          <table:table-cell office:value-type="float" office:value="52441" table:style-name="ce1">
            <text:p>5244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orea, Rep.</text:p>
          </table:table-cell>
          <table:table-cell office:value-type="string" table:style-name="ce1">
            <text:p>KOR</text:p>
          </table:table-cell>
          <table:table-cell office:value-type="float" office:value="45092991" table:style-name="ce1">
            <text:p>45092991</text:p>
          </table:table-cell>
          <table:table-cell office:value-type="float" office:value="45524681" table:style-name="ce1">
            <text:p>45524681</text:p>
          </table:table-cell>
          <table:table-cell office:value-type="float" office:value="45953580" table:style-name="ce1">
            <text:p>45953580</text:p>
          </table:table-cell>
          <table:table-cell office:value-type="float" office:value="46286503" table:style-name="ce1">
            <text:p>46286503</text:p>
          </table:table-cell>
          <table:table-cell office:value-type="float" office:value="46616677" table:style-name="ce1">
            <text:p>46616677</text:p>
          </table:table-cell>
          <table:table-cell office:value-type="float" office:value="47008111" table:style-name="ce1">
            <text:p>47008111</text:p>
          </table:table-cell>
          <table:table-cell office:value-type="float" office:value="47370164" table:style-name="ce1">
            <text:p>47370164</text:p>
          </table:table-cell>
          <table:table-cell office:value-type="float" office:value="47644736" table:style-name="ce1">
            <text:p>47644736</text:p>
          </table:table-cell>
          <table:table-cell office:value-type="float" office:value="47892330" table:style-name="ce1">
            <text:p>47892330</text:p>
          </table:table-cell>
          <table:table-cell office:value-type="float" office:value="48082519" table:style-name="ce1">
            <text:p>48082519</text:p>
          </table:table-cell>
          <table:table-cell office:value-type="float" office:value="48184561" table:style-name="ce1">
            <text:p>48184561</text:p>
          </table:table-cell>
          <table:table-cell office:value-type="float" office:value="48438292" table:style-name="ce1">
            <text:p>48438292</text:p>
          </table:table-cell>
          <table:table-cell office:value-type="float" office:value="48683638" table:style-name="ce1">
            <text:p>48683638</text:p>
          </table:table-cell>
          <table:table-cell office:value-type="float" office:value="49054708" table:style-name="ce1">
            <text:p>49054708</text:p>
          </table:table-cell>
          <table:table-cell office:value-type="float" office:value="49307835" table:style-name="ce1">
            <text:p>49307835</text:p>
          </table:table-cell>
          <table:table-cell office:value-type="float" office:value="49554112" table:style-name="ce1">
            <text:p>49554112</text:p>
          </table:table-cell>
          <table:table-cell office:value-type="float" office:value="49936638" table:style-name="ce1">
            <text:p>49936638</text:p>
          </table:table-cell>
          <table:table-cell office:value-type="float" office:value="50199853" table:style-name="ce1">
            <text:p>50199853</text:p>
          </table:table-cell>
          <table:table-cell office:value-type="float" office:value="50428893" table:style-name="ce1">
            <text:p>50428893</text:p>
          </table:table-cell>
          <table:table-cell office:value-type="float" office:value="50746659" table:style-name="ce1">
            <text:p>50746659</text:p>
          </table:table-cell>
          <table:table-cell office:value-type="float" office:value="51014947" table:style-name="ce1">
            <text:p>51014947</text:p>
          </table:table-cell>
          <table:table-cell office:value-type="float" office:value="51217803" table:style-name="ce1">
            <text:p>51217803</text:p>
          </table:table-cell>
          <table:table-cell office:value-type="float" office:value="51361911" table:style-name="ce1">
            <text:p>51361911</text:p>
          </table:table-cell>
          <table:table-cell office:value-type="float" office:value="51606633" table:style-name="ce1">
            <text:p>5160663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uwait</text:p>
          </table:table-cell>
          <table:table-cell office:value-type="string" table:style-name="ce1">
            <text:p>KWT</text:p>
          </table:table-cell>
          <table:table-cell office:value-type="float" office:value="1605901" table:style-name="ce1">
            <text:p>1605901</text:p>
          </table:table-cell>
          <table:table-cell office:value-type="float" office:value="1626857" table:style-name="ce1">
            <text:p>1626857</text:p>
          </table:table-cell>
          <table:table-cell office:value-type="float" office:value="1710256" table:style-name="ce1">
            <text:p>1710256</text:p>
          </table:table-cell>
          <table:table-cell office:value-type="float" office:value="1831119" table:style-name="ce1">
            <text:p>1831119</text:p>
          </table:table-cell>
          <table:table-cell office:value-type="float" office:value="1951636" table:style-name="ce1">
            <text:p>1951636</text:p>
          </table:table-cell>
          <table:table-cell office:value-type="float" office:value="2045123" table:style-name="ce1">
            <text:p>2045123</text:p>
          </table:table-cell>
          <table:table-cell office:value-type="float" office:value="2103282" table:style-name="ce1">
            <text:p>2103282</text:p>
          </table:table-cell>
          <table:table-cell office:value-type="float" office:value="2136997" table:style-name="ce1">
            <text:p>2136997</text:p>
          </table:table-cell>
          <table:table-cell office:value-type="float" office:value="2161626" table:style-name="ce1">
            <text:p>2161626</text:p>
          </table:table-cell>
          <table:table-cell office:value-type="float" office:value="2200492" table:style-name="ce1">
            <text:p>2200492</text:p>
          </table:table-cell>
          <table:table-cell office:value-type="float" office:value="2270198" table:style-name="ce1">
            <text:p>2270198</text:p>
          </table:table-cell>
          <table:table-cell office:value-type="float" office:value="2373672" table:style-name="ce1">
            <text:p>2373672</text:p>
          </table:table-cell>
          <table:table-cell office:value-type="float" office:value="2504019" table:style-name="ce1">
            <text:p>2504019</text:p>
          </table:table-cell>
          <table:table-cell office:value-type="float" office:value="2656009" table:style-name="ce1">
            <text:p>2656009</text:p>
          </table:table-cell>
          <table:table-cell office:value-type="float" office:value="2821045" table:style-name="ce1">
            <text:p>2821045</text:p>
          </table:table-cell>
          <table:table-cell office:value-type="float" office:value="2991884" table:style-name="ce1">
            <text:p>2991884</text:p>
          </table:table-cell>
          <table:table-cell office:value-type="float" office:value="3168060" table:style-name="ce1">
            <text:p>3168060</text:p>
          </table:table-cell>
          <table:table-cell office:value-type="float" office:value="3348853" table:style-name="ce1">
            <text:p>3348853</text:p>
          </table:table-cell>
          <table:table-cell office:value-type="float" office:value="3526378" table:style-name="ce1">
            <text:p>3526378</text:p>
          </table:table-cell>
          <table:table-cell office:value-type="float" office:value="3690942" table:style-name="ce1">
            <text:p>3690942</text:p>
          </table:table-cell>
          <table:table-cell office:value-type="float" office:value="3835591" table:style-name="ce1">
            <text:p>3835591</text:p>
          </table:table-cell>
          <table:table-cell office:value-type="float" office:value="3956873" table:style-name="ce1">
            <text:p>3956873</text:p>
          </table:table-cell>
          <table:table-cell office:value-type="float" office:value="4056097" table:style-name="ce1">
            <text:p>4056097</text:p>
          </table:table-cell>
          <table:table-cell office:value-type="float" office:value="4137309" table:style-name="ce1">
            <text:p>413730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atin America &amp; Caribbean (excluding high income)</text:p>
          </table:table-cell>
          <table:table-cell office:value-type="string" table:style-name="ce1">
            <text:p>LAC</text:p>
          </table:table-cell>
          <table:table-cell office:value-type="float" office:value="455783349" table:style-name="ce1">
            <text:p>455783349</text:p>
          </table:table-cell>
          <table:table-cell office:value-type="float" office:value="463368817" table:style-name="ce1">
            <text:p>463368817</text:p>
          </table:table-cell>
          <table:table-cell office:value-type="float" office:value="470916671" table:style-name="ce1">
            <text:p>470916671</text:p>
          </table:table-cell>
          <table:table-cell office:value-type="float" office:value="478398772" table:style-name="ce1">
            <text:p>478398772</text:p>
          </table:table-cell>
          <table:table-cell office:value-type="float" office:value="485778282" table:style-name="ce1">
            <text:p>485778282</text:p>
          </table:table-cell>
          <table:table-cell office:value-type="float" office:value="493029013" table:style-name="ce1">
            <text:p>493029013</text:p>
          </table:table-cell>
          <table:table-cell office:value-type="float" office:value="500140855" table:style-name="ce1">
            <text:p>500140855</text:p>
          </table:table-cell>
          <table:table-cell office:value-type="float" office:value="507121489" table:style-name="ce1">
            <text:p>507121489</text:p>
          </table:table-cell>
          <table:table-cell office:value-type="float" office:value="513985894" table:style-name="ce1">
            <text:p>513985894</text:p>
          </table:table-cell>
          <table:table-cell office:value-type="float" office:value="520757766" table:style-name="ce1">
            <text:p>520757766</text:p>
          </table:table-cell>
          <table:table-cell office:value-type="float" office:value="527455967" table:style-name="ce1">
            <text:p>527455967</text:p>
          </table:table-cell>
          <table:table-cell office:value-type="float" office:value="534080194" table:style-name="ce1">
            <text:p>534080194</text:p>
          </table:table-cell>
          <table:table-cell office:value-type="float" office:value="540628539" table:style-name="ce1">
            <text:p>540628539</text:p>
          </table:table-cell>
          <table:table-cell office:value-type="float" office:value="547116062" table:style-name="ce1">
            <text:p>547116062</text:p>
          </table:table-cell>
          <table:table-cell office:value-type="float" office:value="553561029" table:style-name="ce1">
            <text:p>553561029</text:p>
          </table:table-cell>
          <table:table-cell office:value-type="float" office:value="559867514" table:style-name="ce1">
            <text:p>559867514</text:p>
          </table:table-cell>
          <table:table-cell office:value-type="float" office:value="566309408" table:style-name="ce1">
            <text:p>566309408</text:p>
          </table:table-cell>
          <table:table-cell office:value-type="float" office:value="572713225" table:style-name="ce1">
            <text:p>572713225</text:p>
          </table:table-cell>
          <table:table-cell office:value-type="float" office:value="579053861" table:style-name="ce1">
            <text:p>579053861</text:p>
          </table:table-cell>
          <table:table-cell office:value-type="float" office:value="585296422" table:style-name="ce1">
            <text:p>585296422</text:p>
          </table:table-cell>
          <table:table-cell office:value-type="float" office:value="591416820" table:style-name="ce1">
            <text:p>591416820</text:p>
          </table:table-cell>
          <table:table-cell office:value-type="float" office:value="597399287" table:style-name="ce1">
            <text:p>597399287</text:p>
          </table:table-cell>
          <table:table-cell office:value-type="float" office:value="603254104" table:style-name="ce1">
            <text:p>603254104</text:p>
          </table:table-cell>
          <table:table-cell office:value-type="float" office:value="609013934" table:style-name="ce1">
            <text:p>60901393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ao PDR</text:p>
          </table:table-cell>
          <table:table-cell office:value-type="string" table:style-name="ce1">
            <text:p>LAO</text:p>
          </table:table-cell>
          <table:table-cell office:value-type="float" office:value="4846483" table:style-name="ce1">
            <text:p>4846483</text:p>
          </table:table-cell>
          <table:table-cell office:value-type="float" office:value="4951195" table:style-name="ce1">
            <text:p>4951195</text:p>
          </table:table-cell>
          <table:table-cell office:value-type="float" office:value="5050315" table:style-name="ce1">
            <text:p>5050315</text:p>
          </table:table-cell>
          <table:table-cell office:value-type="float" office:value="5144602" table:style-name="ce1">
            <text:p>5144602</text:p>
          </table:table-cell>
          <table:table-cell office:value-type="float" office:value="5235346" table:style-name="ce1">
            <text:p>5235346</text:p>
          </table:table-cell>
          <table:table-cell office:value-type="float" office:value="5323700" table:style-name="ce1">
            <text:p>5323700</text:p>
          </table:table-cell>
          <table:table-cell office:value-type="float" office:value="5409582" table:style-name="ce1">
            <text:p>5409582</text:p>
          </table:table-cell>
          <table:table-cell office:value-type="float" office:value="5493246" table:style-name="ce1">
            <text:p>5493246</text:p>
          </table:table-cell>
          <table:table-cell office:value-type="float" office:value="5576640" table:style-name="ce1">
            <text:p>5576640</text:p>
          </table:table-cell>
          <table:table-cell office:value-type="float" office:value="5662208" table:style-name="ce1">
            <text:p>5662208</text:p>
          </table:table-cell>
          <table:table-cell office:value-type="float" office:value="5751676" table:style-name="ce1">
            <text:p>5751676</text:p>
          </table:table-cell>
          <table:table-cell office:value-type="float" office:value="5846074" table:style-name="ce1">
            <text:p>5846074</text:p>
          </table:table-cell>
          <table:table-cell office:value-type="float" office:value="5944948" table:style-name="ce1">
            <text:p>5944948</text:p>
          </table:table-cell>
          <table:table-cell office:value-type="float" office:value="6046620" table:style-name="ce1">
            <text:p>6046620</text:p>
          </table:table-cell>
          <table:table-cell office:value-type="float" office:value="6148623" table:style-name="ce1">
            <text:p>6148623</text:p>
          </table:table-cell>
          <table:table-cell office:value-type="float" office:value="6249165" table:style-name="ce1">
            <text:p>6249165</text:p>
          </table:table-cell>
          <table:table-cell office:value-type="float" office:value="6347567" table:style-name="ce1">
            <text:p>6347567</text:p>
          </table:table-cell>
          <table:table-cell office:value-type="float" office:value="6444530" table:style-name="ce1">
            <text:p>6444530</text:p>
          </table:table-cell>
          <table:table-cell office:value-type="float" office:value="6541304" table:style-name="ce1">
            <text:p>6541304</text:p>
          </table:table-cell>
          <table:table-cell office:value-type="float" office:value="6639756" table:style-name="ce1">
            <text:p>6639756</text:p>
          </table:table-cell>
          <table:table-cell office:value-type="float" office:value="6741164" table:style-name="ce1">
            <text:p>6741164</text:p>
          </table:table-cell>
          <table:table-cell office:value-type="float" office:value="6845846" table:style-name="ce1">
            <text:p>6845846</text:p>
          </table:table-cell>
          <table:table-cell office:value-type="float" office:value="6953035" table:style-name="ce1">
            <text:p>6953035</text:p>
          </table:table-cell>
          <table:table-cell office:value-type="float" office:value="7061507" table:style-name="ce1">
            <text:p>70615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ebanon</text:p>
          </table:table-cell>
          <table:table-cell office:value-type="string" table:style-name="ce1">
            <text:p>LBN</text:p>
          </table:table-cell>
          <table:table-cell office:value-type="float" office:value="3528380" table:style-name="ce1">
            <text:p>3528380</text:p>
          </table:table-cell>
          <table:table-cell office:value-type="float" office:value="3610665" table:style-name="ce1">
            <text:p>3610665</text:p>
          </table:table-cell>
          <table:table-cell office:value-type="float" office:value="3658424" table:style-name="ce1">
            <text:p>3658424</text:p>
          </table:table-cell>
          <table:table-cell office:value-type="float" office:value="3693520" table:style-name="ce1">
            <text:p>3693520</text:p>
          </table:table-cell>
          <table:table-cell office:value-type="float" office:value="3747766" table:style-name="ce1">
            <text:p>3747766</text:p>
          </table:table-cell>
          <table:table-cell office:value-type="float" office:value="3842778" table:style-name="ce1">
            <text:p>3842778</text:p>
          </table:table-cell>
          <table:table-cell office:value-type="float" office:value="3991001" table:style-name="ce1">
            <text:p>3991001</text:p>
          </table:table-cell>
          <table:table-cell office:value-type="float" office:value="4182205" table:style-name="ce1">
            <text:p>4182205</text:p>
          </table:table-cell>
          <table:table-cell office:value-type="float" office:value="4388375" table:style-name="ce1">
            <text:p>4388375</text:p>
          </table:table-cell>
          <table:table-cell office:value-type="float" office:value="4569378" table:style-name="ce1">
            <text:p>4569378</text:p>
          </table:table-cell>
          <table:table-cell office:value-type="float" office:value="4698763" table:style-name="ce1">
            <text:p>4698763</text:p>
          </table:table-cell>
          <table:table-cell office:value-type="float" office:value="4759753" table:style-name="ce1">
            <text:p>4759753</text:p>
          </table:table-cell>
          <table:table-cell office:value-type="float" office:value="4767344" table:style-name="ce1">
            <text:p>4767344</text:p>
          </table:table-cell>
          <table:table-cell office:value-type="float" office:value="4764741" table:style-name="ce1">
            <text:p>4764741</text:p>
          </table:table-cell>
          <table:table-cell office:value-type="float" office:value="4813026" table:style-name="ce1">
            <text:p>4813026</text:p>
          </table:table-cell>
          <table:table-cell office:value-type="float" office:value="4953061" table:style-name="ce1">
            <text:p>4953061</text:p>
          </table:table-cell>
          <table:table-cell office:value-type="float" office:value="5202343" table:style-name="ce1">
            <text:p>5202343</text:p>
          </table:table-cell>
          <table:table-cell office:value-type="float" office:value="5538634" table:style-name="ce1">
            <text:p>5538634</text:p>
          </table:table-cell>
          <table:table-cell office:value-type="float" office:value="5914621" table:style-name="ce1">
            <text:p>5914621</text:p>
          </table:table-cell>
          <table:table-cell office:value-type="float" office:value="6262410" table:style-name="ce1">
            <text:p>6262410</text:p>
          </table:table-cell>
          <table:table-cell office:value-type="float" office:value="6532678" table:style-name="ce1">
            <text:p>6532678</text:p>
          </table:table-cell>
          <table:table-cell office:value-type="float" office:value="6711121" table:style-name="ce1">
            <text:p>6711121</text:p>
          </table:table-cell>
          <table:table-cell office:value-type="float" office:value="6811873" table:style-name="ce1">
            <text:p>6811873</text:p>
          </table:table-cell>
          <table:table-cell office:value-type="float" office:value="6848925" table:style-name="ce1">
            <text:p>684892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iberia</text:p>
          </table:table-cell>
          <table:table-cell office:value-type="string" table:style-name="ce1">
            <text:p>LBR</text:p>
          </table:table-cell>
          <table:table-cell office:value-type="float" office:value="2044661" table:style-name="ce1">
            <text:p>2044661</text:p>
          </table:table-cell>
          <table:table-cell office:value-type="float" office:value="2160478" table:style-name="ce1">
            <text:p>2160478</text:p>
          </table:table-cell>
          <table:table-cell office:value-type="float" office:value="2326202" table:style-name="ce1">
            <text:p>2326202</text:p>
          </table:table-cell>
          <table:table-cell office:value-type="float" office:value="2517481" table:style-name="ce1">
            <text:p>2517481</text:p>
          </table:table-cell>
          <table:table-cell office:value-type="float" office:value="2699712" table:style-name="ce1">
            <text:p>2699712</text:p>
          </table:table-cell>
          <table:table-cell office:value-type="float" office:value="2848456" table:style-name="ce1">
            <text:p>2848456</text:p>
          </table:table-cell>
          <table:table-cell office:value-type="float" office:value="2953927" table:style-name="ce1">
            <text:p>2953927</text:p>
          </table:table-cell>
          <table:table-cell office:value-type="float" office:value="3024729" table:style-name="ce1">
            <text:p>3024729</text:p>
          </table:table-cell>
          <table:table-cell office:value-type="float" office:value="3077058" table:style-name="ce1">
            <text:p>3077058</text:p>
          </table:table-cell>
          <table:table-cell office:value-type="float" office:value="3135651" table:style-name="ce1">
            <text:p>3135651</text:p>
          </table:table-cell>
          <table:table-cell office:value-type="float" office:value="3218116" table:style-name="ce1">
            <text:p>3218116</text:p>
          </table:table-cell>
          <table:table-cell office:value-type="float" office:value="3329211" table:style-name="ce1">
            <text:p>3329211</text:p>
          </table:table-cell>
          <table:table-cell office:value-type="float" office:value="3461911" table:style-name="ce1">
            <text:p>3461911</text:p>
          </table:table-cell>
          <table:table-cell office:value-type="float" office:value="3607860" table:style-name="ce1">
            <text:p>3607860</text:p>
          </table:table-cell>
          <table:table-cell office:value-type="float" office:value="3754133" table:style-name="ce1">
            <text:p>3754133</text:p>
          </table:table-cell>
          <table:table-cell office:value-type="float" office:value="3891356" table:style-name="ce1">
            <text:p>3891356</text:p>
          </table:table-cell>
          <table:table-cell office:value-type="float" office:value="4017443" table:style-name="ce1">
            <text:p>4017443</text:p>
          </table:table-cell>
          <table:table-cell office:value-type="float" office:value="4135659" table:style-name="ce1">
            <text:p>4135659</text:p>
          </table:table-cell>
          <table:table-cell office:value-type="float" office:value="4248334" table:style-name="ce1">
            <text:p>4248334</text:p>
          </table:table-cell>
          <table:table-cell office:value-type="float" office:value="4359505" table:style-name="ce1">
            <text:p>4359505</text:p>
          </table:table-cell>
          <table:table-cell office:value-type="float" office:value="4472230" table:style-name="ce1">
            <text:p>4472230</text:p>
          </table:table-cell>
          <table:table-cell office:value-type="float" office:value="4586788" table:style-name="ce1">
            <text:p>4586788</text:p>
          </table:table-cell>
          <table:table-cell office:value-type="float" office:value="4702228" table:style-name="ce1">
            <text:p>4702228</text:p>
          </table:table-cell>
          <table:table-cell office:value-type="float" office:value="4818977" table:style-name="ce1">
            <text:p>481897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ibya</text:p>
          </table:table-cell>
          <table:table-cell office:value-type="string" table:style-name="ce1">
            <text:p>LBY</text:p>
          </table:table-cell>
          <table:table-cell office:value-type="float" office:value="4948798" table:style-name="ce1">
            <text:p>4948798</text:p>
          </table:table-cell>
          <table:table-cell office:value-type="float" office:value="5036171" table:style-name="ce1">
            <text:p>5036171</text:p>
          </table:table-cell>
          <table:table-cell office:value-type="float" office:value="5118007" table:style-name="ce1">
            <text:p>5118007</text:p>
          </table:table-cell>
          <table:table-cell office:value-type="float" office:value="5196780" table:style-name="ce1">
            <text:p>5196780</text:p>
          </table:table-cell>
          <table:table-cell office:value-type="float" office:value="5275926" table:style-name="ce1">
            <text:p>5275926</text:p>
          </table:table-cell>
          <table:table-cell office:value-type="float" office:value="5357891" table:style-name="ce1">
            <text:p>5357891</text:p>
          </table:table-cell>
          <table:table-cell office:value-type="float" office:value="5443248" table:style-name="ce1">
            <text:p>5443248</text:p>
          </table:table-cell>
          <table:table-cell office:value-type="float" office:value="5531089" table:style-name="ce1">
            <text:p>5531089</text:p>
          </table:table-cell>
          <table:table-cell office:value-type="float" office:value="5620547" table:style-name="ce1">
            <text:p>5620547</text:p>
          </table:table-cell>
          <table:table-cell office:value-type="float" office:value="5710154" table:style-name="ce1">
            <text:p>5710154</text:p>
          </table:table-cell>
          <table:table-cell office:value-type="float" office:value="5798614" table:style-name="ce1">
            <text:p>5798614</text:p>
          </table:table-cell>
          <table:table-cell office:value-type="float" office:value="5886872" table:style-name="ce1">
            <text:p>5886872</text:p>
          </table:table-cell>
          <table:table-cell office:value-type="float" office:value="5974787" table:style-name="ce1">
            <text:p>5974787</text:p>
          </table:table-cell>
          <table:table-cell office:value-type="float" office:value="6058748" table:style-name="ce1">
            <text:p>6058748</text:p>
          </table:table-cell>
          <table:table-cell office:value-type="float" office:value="6133984" table:style-name="ce1">
            <text:p>6133984</text:p>
          </table:table-cell>
          <table:table-cell office:value-type="float" office:value="6197663" table:style-name="ce1">
            <text:p>6197663</text:p>
          </table:table-cell>
          <table:table-cell office:value-type="float" office:value="6247439" table:style-name="ce1">
            <text:p>6247439</text:p>
          </table:table-cell>
          <table:table-cell office:value-type="float" office:value="6285750" table:style-name="ce1">
            <text:p>6285750</text:p>
          </table:table-cell>
          <table:table-cell office:value-type="float" office:value="6320359" table:style-name="ce1">
            <text:p>6320359</text:p>
          </table:table-cell>
          <table:table-cell office:value-type="float" office:value="6362037" table:style-name="ce1">
            <text:p>6362037</text:p>
          </table:table-cell>
          <table:table-cell office:value-type="float" office:value="6418315" table:style-name="ce1">
            <text:p>6418315</text:p>
          </table:table-cell>
          <table:table-cell office:value-type="float" office:value="6492164" table:style-name="ce1">
            <text:p>6492164</text:p>
          </table:table-cell>
          <table:table-cell office:value-type="float" office:value="6580724" table:style-name="ce1">
            <text:p>6580724</text:p>
          </table:table-cell>
          <table:table-cell office:value-type="float" office:value="6678567" table:style-name="ce1">
            <text:p>667856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t. Lucia</text:p>
          </table:table-cell>
          <table:table-cell office:value-type="string" table:style-name="ce1">
            <text:p>LCA</text:p>
          </table:table-cell>
          <table:table-cell office:value-type="float" office:value="146870" table:style-name="ce1">
            <text:p>146870</text:p>
          </table:table-cell>
          <table:table-cell office:value-type="float" office:value="148834" table:style-name="ce1">
            <text:p>148834</text:p>
          </table:table-cell>
          <table:table-cell office:value-type="float" office:value="150913" table:style-name="ce1">
            <text:p>150913</text:p>
          </table:table-cell>
          <table:table-cell office:value-type="float" office:value="153021" table:style-name="ce1">
            <text:p>153021</text:p>
          </table:table-cell>
          <table:table-cell office:value-type="float" office:value="154995" table:style-name="ce1">
            <text:p>154995</text:p>
          </table:table-cell>
          <table:table-cell office:value-type="float" office:value="156729" table:style-name="ce1">
            <text:p>156729</text:p>
          </table:table-cell>
          <table:table-cell office:value-type="float" office:value="158179" table:style-name="ce1">
            <text:p>158179</text:p>
          </table:table-cell>
          <table:table-cell office:value-type="float" office:value="159392" table:style-name="ce1">
            <text:p>159392</text:p>
          </table:table-cell>
          <table:table-cell office:value-type="float" office:value="160530" table:style-name="ce1">
            <text:p>160530</text:p>
          </table:table-cell>
          <table:table-cell office:value-type="float" office:value="161816" table:style-name="ce1">
            <text:p>161816</text:p>
          </table:table-cell>
          <table:table-cell office:value-type="float" office:value="163417" table:style-name="ce1">
            <text:p>163417</text:p>
          </table:table-cell>
          <table:table-cell office:value-type="float" office:value="165381" table:style-name="ce1">
            <text:p>165381</text:p>
          </table:table-cell>
          <table:table-cell office:value-type="float" office:value="167639" table:style-name="ce1">
            <text:p>167639</text:p>
          </table:table-cell>
          <table:table-cell office:value-type="float" office:value="170011" table:style-name="ce1">
            <text:p>170011</text:p>
          </table:table-cell>
          <table:table-cell office:value-type="float" office:value="172221" table:style-name="ce1">
            <text:p>172221</text:p>
          </table:table-cell>
          <table:table-cell office:value-type="float" office:value="174085" table:style-name="ce1">
            <text:p>174085</text:p>
          </table:table-cell>
          <table:table-cell office:value-type="float" office:value="175544" table:style-name="ce1">
            <text:p>175544</text:p>
          </table:table-cell>
          <table:table-cell office:value-type="float" office:value="176646" table:style-name="ce1">
            <text:p>176646</text:p>
          </table:table-cell>
          <table:table-cell office:value-type="float" office:value="177513" table:style-name="ce1">
            <text:p>177513</text:p>
          </table:table-cell>
          <table:table-cell office:value-type="float" office:value="178296" table:style-name="ce1">
            <text:p>178296</text:p>
          </table:table-cell>
          <table:table-cell office:value-type="float" office:value="179126" table:style-name="ce1">
            <text:p>179126</text:p>
          </table:table-cell>
          <table:table-cell office:value-type="float" office:value="180024" table:style-name="ce1">
            <text:p>180024</text:p>
          </table:table-cell>
          <table:table-cell office:value-type="float" office:value="180955" table:style-name="ce1">
            <text:p>180955</text:p>
          </table:table-cell>
          <table:table-cell office:value-type="float" office:value="181889" table:style-name="ce1">
            <text:p>18188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atin America &amp; Caribbean</text:p>
          </table:table-cell>
          <table:table-cell office:value-type="string" table:style-name="ce1">
            <text:p>LCN</text:p>
          </table:table-cell>
          <table:table-cell office:value-type="float" office:value="482150647" table:style-name="ce1">
            <text:p>482150647</text:p>
          </table:table-cell>
          <table:table-cell office:value-type="float" office:value="490080681" table:style-name="ce1">
            <text:p>490080681</text:p>
          </table:table-cell>
          <table:table-cell office:value-type="float" office:value="497957410" table:style-name="ce1">
            <text:p>497957410</text:p>
          </table:table-cell>
          <table:table-cell office:value-type="float" office:value="505774348" table:style-name="ce1">
            <text:p>505774348</text:p>
          </table:table-cell>
          <table:table-cell office:value-type="float" office:value="513442848" table:style-name="ce1">
            <text:p>513442848</text:p>
          </table:table-cell>
          <table:table-cell office:value-type="float" office:value="520964431" table:style-name="ce1">
            <text:p>520964431</text:p>
          </table:table-cell>
          <table:table-cell office:value-type="float" office:value="528336554" table:style-name="ce1">
            <text:p>528336554</text:p>
          </table:table-cell>
          <table:table-cell office:value-type="float" office:value="535570691" table:style-name="ce1">
            <text:p>535570691</text:p>
          </table:table-cell>
          <table:table-cell office:value-type="float" office:value="542684680" table:style-name="ce1">
            <text:p>542684680</text:p>
          </table:table-cell>
          <table:table-cell office:value-type="float" office:value="549705414" table:style-name="ce1">
            <text:p>549705414</text:p>
          </table:table-cell>
          <table:table-cell office:value-type="float" office:value="556652026" table:style-name="ce1">
            <text:p>556652026</text:p>
          </table:table-cell>
          <table:table-cell office:value-type="float" office:value="563521369" table:style-name="ce1">
            <text:p>563521369</text:p>
          </table:table-cell>
          <table:table-cell office:value-type="float" office:value="570314774" table:style-name="ce1">
            <text:p>570314774</text:p>
          </table:table-cell>
          <table:table-cell office:value-type="float" office:value="577050884" table:style-name="ce1">
            <text:p>577050884</text:p>
          </table:table-cell>
          <table:table-cell office:value-type="float" office:value="583746102" table:style-name="ce1">
            <text:p>583746102</text:p>
          </table:table-cell>
          <table:table-cell office:value-type="float" office:value="590303295" table:style-name="ce1">
            <text:p>590303295</text:p>
          </table:table-cell>
          <table:table-cell office:value-type="float" office:value="596966199" table:style-name="ce1">
            <text:p>596966199</text:p>
          </table:table-cell>
          <table:table-cell office:value-type="float" office:value="603586217" table:style-name="ce1">
            <text:p>603586217</text:p>
          </table:table-cell>
          <table:table-cell office:value-type="float" office:value="610151927" table:style-name="ce1">
            <text:p>610151927</text:p>
          </table:table-cell>
          <table:table-cell office:value-type="float" office:value="616619613" table:style-name="ce1">
            <text:p>616619613</text:p>
          </table:table-cell>
          <table:table-cell office:value-type="float" office:value="622986033" table:style-name="ce1">
            <text:p>622986033</text:p>
          </table:table-cell>
          <table:table-cell office:value-type="float" office:value="629240066" table:style-name="ce1">
            <text:p>629240066</text:p>
          </table:table-cell>
          <table:table-cell office:value-type="float" office:value="635372515" table:style-name="ce1">
            <text:p>635372515</text:p>
          </table:table-cell>
          <table:table-cell office:value-type="float" office:value="641357466" table:style-name="ce1">
            <text:p>64135746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east developed countries: UN classification</text:p>
          </table:table-cell>
          <table:table-cell office:value-type="string" table:style-name="ce1">
            <text:p>LDC</text:p>
          </table:table-cell>
          <table:table-cell office:value-type="float" office:value="579681672" table:style-name="ce1">
            <text:p>579681672</text:p>
          </table:table-cell>
          <table:table-cell office:value-type="float" office:value="594801259" table:style-name="ce1">
            <text:p>594801259</text:p>
          </table:table-cell>
          <table:table-cell office:value-type="float" office:value="609983301" table:style-name="ce1">
            <text:p>609983301</text:p>
          </table:table-cell>
          <table:table-cell office:value-type="float" office:value="625342098" table:style-name="ce1">
            <text:p>625342098</text:p>
          </table:table-cell>
          <table:table-cell office:value-type="float" office:value="641046802" table:style-name="ce1">
            <text:p>641046802</text:p>
          </table:table-cell>
          <table:table-cell office:value-type="float" office:value="657215864" table:style-name="ce1">
            <text:p>657215864</text:p>
          </table:table-cell>
          <table:table-cell office:value-type="float" office:value="673903112" table:style-name="ce1">
            <text:p>673903112</text:p>
          </table:table-cell>
          <table:table-cell office:value-type="float" office:value="691061397" table:style-name="ce1">
            <text:p>691061397</text:p>
          </table:table-cell>
          <table:table-cell office:value-type="float" office:value="708587948" table:style-name="ce1">
            <text:p>708587948</text:p>
          </table:table-cell>
          <table:table-cell office:value-type="float" office:value="726331177" table:style-name="ce1">
            <text:p>726331177</text:p>
          </table:table-cell>
          <table:table-cell office:value-type="float" office:value="744190510" table:style-name="ce1">
            <text:p>744190510</text:p>
          </table:table-cell>
          <table:table-cell office:value-type="float" office:value="762132501" table:style-name="ce1">
            <text:p>762132501</text:p>
          </table:table-cell>
          <table:table-cell office:value-type="float" office:value="780219542" table:style-name="ce1">
            <text:p>780219542</text:p>
          </table:table-cell>
          <table:table-cell office:value-type="float" office:value="798563392" table:style-name="ce1">
            <text:p>798563392</text:p>
          </table:table-cell>
          <table:table-cell office:value-type="float" office:value="817322629" table:style-name="ce1">
            <text:p>817322629</text:p>
          </table:table-cell>
          <table:table-cell office:value-type="float" office:value="836614860" table:style-name="ce1">
            <text:p>836614860</text:p>
          </table:table-cell>
          <table:table-cell office:value-type="float" office:value="856472234" table:style-name="ce1">
            <text:p>856472234</text:p>
          </table:table-cell>
          <table:table-cell office:value-type="float" office:value="876869863" table:style-name="ce1">
            <text:p>876869863</text:p>
          </table:table-cell>
          <table:table-cell office:value-type="float" office:value="897797478" table:style-name="ce1">
            <text:p>897797478</text:p>
          </table:table-cell>
          <table:table-cell office:value-type="float" office:value="919226401" table:style-name="ce1">
            <text:p>919226401</text:p>
          </table:table-cell>
          <table:table-cell office:value-type="float" office:value="941131317" table:style-name="ce1">
            <text:p>941131317</text:p>
          </table:table-cell>
          <table:table-cell office:value-type="float" office:value="963511276" table:style-name="ce1">
            <text:p>963511276</text:p>
          </table:table-cell>
          <table:table-cell office:value-type="float" office:value="986365080" table:style-name="ce1">
            <text:p>986365080</text:p>
          </table:table-cell>
          <table:table-cell office:value-type="float" office:value="1009662578" table:style-name="ce1">
            <text:p>100966257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ow income</text:p>
          </table:table-cell>
          <table:table-cell office:value-type="string" table:style-name="ce1">
            <text:p>LIC</text:p>
          </table:table-cell>
          <table:table-cell office:value-type="float" office:value="383810298" table:style-name="ce1">
            <text:p>383810298</text:p>
          </table:table-cell>
          <table:table-cell office:value-type="float" office:value="394448671" table:style-name="ce1">
            <text:p>394448671</text:p>
          </table:table-cell>
          <table:table-cell office:value-type="float" office:value="405123344" table:style-name="ce1">
            <text:p>405123344</text:p>
          </table:table-cell>
          <table:table-cell office:value-type="float" office:value="415959410" table:style-name="ce1">
            <text:p>415959410</text:p>
          </table:table-cell>
          <table:table-cell office:value-type="float" office:value="427140442" table:style-name="ce1">
            <text:p>427140442</text:p>
          </table:table-cell>
          <table:table-cell office:value-type="float" office:value="438799433" table:style-name="ce1">
            <text:p>438799433</text:p>
          </table:table-cell>
          <table:table-cell office:value-type="float" office:value="450962074" table:style-name="ce1">
            <text:p>450962074</text:p>
          </table:table-cell>
          <table:table-cell office:value-type="float" office:value="463584766" table:style-name="ce1">
            <text:p>463584766</text:p>
          </table:table-cell>
          <table:table-cell office:value-type="float" office:value="476645372" table:style-name="ce1">
            <text:p>476645372</text:p>
          </table:table-cell>
          <table:table-cell office:value-type="float" office:value="490099969" table:style-name="ce1">
            <text:p>490099969</text:p>
          </table:table-cell>
          <table:table-cell office:value-type="float" office:value="503907174" table:style-name="ce1">
            <text:p>503907174</text:p>
          </table:table-cell>
          <table:table-cell office:value-type="float" office:value="518097437" table:style-name="ce1">
            <text:p>518097437</text:p>
          </table:table-cell>
          <table:table-cell office:value-type="float" office:value="532663586" table:style-name="ce1">
            <text:p>532663586</text:p>
          </table:table-cell>
          <table:table-cell office:value-type="float" office:value="547481280" table:style-name="ce1">
            <text:p>547481280</text:p>
          </table:table-cell>
          <table:table-cell office:value-type="float" office:value="562386040" table:style-name="ce1">
            <text:p>562386040</text:p>
          </table:table-cell>
          <table:table-cell office:value-type="float" office:value="577274011" table:style-name="ce1">
            <text:p>577274011</text:p>
          </table:table-cell>
          <table:table-cell office:value-type="float" office:value="592092182" table:style-name="ce1">
            <text:p>592092182</text:p>
          </table:table-cell>
          <table:table-cell office:value-type="float" office:value="606913332" table:style-name="ce1">
            <text:p>606913332</text:p>
          </table:table-cell>
          <table:table-cell office:value-type="float" office:value="621915808" table:style-name="ce1">
            <text:p>621915808</text:p>
          </table:table-cell>
          <table:table-cell office:value-type="float" office:value="637350644" table:style-name="ce1">
            <text:p>637350644</text:p>
          </table:table-cell>
          <table:table-cell office:value-type="float" office:value="653405207" table:style-name="ce1">
            <text:p>653405207</text:p>
          </table:table-cell>
          <table:table-cell office:value-type="float" office:value="670117389" table:style-name="ce1">
            <text:p>670117389</text:p>
          </table:table-cell>
          <table:table-cell office:value-type="float" office:value="687449530" table:style-name="ce1">
            <text:p>687449530</text:p>
          </table:table-cell>
          <table:table-cell office:value-type="float" office:value="705417321" table:style-name="ce1">
            <text:p>70541732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iechtenstein</text:p>
          </table:table-cell>
          <table:table-cell office:value-type="string" table:style-name="ce1">
            <text:p>LIE</text:p>
          </table:table-cell>
          <table:table-cell office:value-type="float" office:value="30880" table:style-name="ce1">
            <text:p>30880</text:p>
          </table:table-cell>
          <table:table-cell office:value-type="float" office:value="31348" table:style-name="ce1">
            <text:p>31348</text:p>
          </table:table-cell>
          <table:table-cell office:value-type="float" office:value="31830" table:style-name="ce1">
            <text:p>31830</text:p>
          </table:table-cell>
          <table:table-cell office:value-type="float" office:value="32311" table:style-name="ce1">
            <text:p>32311</text:p>
          </table:table-cell>
          <table:table-cell office:value-type="float" office:value="32769" table:style-name="ce1">
            <text:p>32769</text:p>
          </table:table-cell>
          <table:table-cell office:value-type="float" office:value="33184" table:style-name="ce1">
            <text:p>33184</text:p>
          </table:table-cell>
          <table:table-cell office:value-type="float" office:value="33552" table:style-name="ce1">
            <text:p>33552</text:p>
          </table:table-cell>
          <table:table-cell office:value-type="float" office:value="33879" table:style-name="ce1">
            <text:p>33879</text:p>
          </table:table-cell>
          <table:table-cell office:value-type="float" office:value="34175" table:style-name="ce1">
            <text:p>34175</text:p>
          </table:table-cell>
          <table:table-cell office:value-type="float" office:value="34452" table:style-name="ce1">
            <text:p>34452</text:p>
          </table:table-cell>
          <table:table-cell office:value-type="float" office:value="34713" table:style-name="ce1">
            <text:p>34713</text:p>
          </table:table-cell>
          <table:table-cell office:value-type="float" office:value="34970" table:style-name="ce1">
            <text:p>34970</text:p>
          </table:table-cell>
          <table:table-cell office:value-type="float" office:value="35217" table:style-name="ce1">
            <text:p>35217</text:p>
          </table:table-cell>
          <table:table-cell office:value-type="float" office:value="35471" table:style-name="ce1">
            <text:p>35471</text:p>
          </table:table-cell>
          <table:table-cell office:value-type="float" office:value="35727" table:style-name="ce1">
            <text:p>35727</text:p>
          </table:table-cell>
          <table:table-cell office:value-type="float" office:value="35994" table:style-name="ce1">
            <text:p>35994</text:p>
          </table:table-cell>
          <table:table-cell office:value-type="float" office:value="36293" table:style-name="ce1">
            <text:p>36293</text:p>
          </table:table-cell>
          <table:table-cell office:value-type="float" office:value="36615" table:style-name="ce1">
            <text:p>36615</text:p>
          </table:table-cell>
          <table:table-cell office:value-type="float" office:value="36934" table:style-name="ce1">
            <text:p>36934</text:p>
          </table:table-cell>
          <table:table-cell office:value-type="float" office:value="37223" table:style-name="ce1">
            <text:p>37223</text:p>
          </table:table-cell>
          <table:table-cell office:value-type="float" office:value="37470" table:style-name="ce1">
            <text:p>37470</text:p>
          </table:table-cell>
          <table:table-cell office:value-type="float" office:value="37658" table:style-name="ce1">
            <text:p>37658</text:p>
          </table:table-cell>
          <table:table-cell office:value-type="float" office:value="37800" table:style-name="ce1">
            <text:p>37800</text:p>
          </table:table-cell>
          <table:table-cell office:value-type="float" office:value="37910" table:style-name="ce1">
            <text:p>3791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LKA</text:p>
          </table:table-cell>
          <table:table-cell office:value-type="float" office:value="18242912" table:style-name="ce1">
            <text:p>18242912</text:p>
          </table:table-cell>
          <table:table-cell office:value-type="float" office:value="18367288" table:style-name="ce1">
            <text:p>18367288</text:p>
          </table:table-cell>
          <table:table-cell office:value-type="float" office:value="18470900" table:style-name="ce1">
            <text:p>18470900</text:p>
          </table:table-cell>
          <table:table-cell office:value-type="float" office:value="18564599" table:style-name="ce1">
            <text:p>18564599</text:p>
          </table:table-cell>
          <table:table-cell office:value-type="float" office:value="18663284" table:style-name="ce1">
            <text:p>18663284</text:p>
          </table:table-cell>
          <table:table-cell office:value-type="float" office:value="18777601" table:style-name="ce1">
            <text:p>18777601</text:p>
          </table:table-cell>
          <table:table-cell office:value-type="float" office:value="18911730" table:style-name="ce1">
            <text:p>18911730</text:p>
          </table:table-cell>
          <table:table-cell office:value-type="float" office:value="19062482" table:style-name="ce1">
            <text:p>19062482</text:p>
          </table:table-cell>
          <table:table-cell office:value-type="float" office:value="19224037" table:style-name="ce1">
            <text:p>19224037</text:p>
          </table:table-cell>
          <table:table-cell office:value-type="float" office:value="19387153" table:style-name="ce1">
            <text:p>19387153</text:p>
          </table:table-cell>
          <table:table-cell office:value-type="float" office:value="19544988" table:style-name="ce1">
            <text:p>19544988</text:p>
          </table:table-cell>
          <table:table-cell office:value-type="float" office:value="19695972" table:style-name="ce1">
            <text:p>19695972</text:p>
          </table:table-cell>
          <table:table-cell office:value-type="float" office:value="19842044" table:style-name="ce1">
            <text:p>19842044</text:p>
          </table:table-cell>
          <table:table-cell office:value-type="float" office:value="19983984" table:style-name="ce1">
            <text:p>19983984</text:p>
          </table:table-cell>
          <table:table-cell office:value-type="float" office:value="20123508" table:style-name="ce1">
            <text:p>20123508</text:p>
          </table:table-cell>
          <table:table-cell office:value-type="float" office:value="20261737" table:style-name="ce1">
            <text:p>20261737</text:p>
          </table:table-cell>
          <table:table-cell office:value-type="float" office:value="20398670" table:style-name="ce1">
            <text:p>20398670</text:p>
          </table:table-cell>
          <table:table-cell office:value-type="float" office:value="20425000" table:style-name="ce1">
            <text:p>20425000</text:p>
          </table:table-cell>
          <table:table-cell office:value-type="float" office:value="20585000" table:style-name="ce1">
            <text:p>20585000</text:p>
          </table:table-cell>
          <table:table-cell office:value-type="float" office:value="20778000" table:style-name="ce1">
            <text:p>20778000</text:p>
          </table:table-cell>
          <table:table-cell office:value-type="float" office:value="20970000" table:style-name="ce1">
            <text:p>20970000</text:p>
          </table:table-cell>
          <table:table-cell office:value-type="float" office:value="21203000" table:style-name="ce1">
            <text:p>21203000</text:p>
          </table:table-cell>
          <table:table-cell office:value-type="float" office:value="21444000" table:style-name="ce1">
            <text:p>21444000</text:p>
          </table:table-cell>
          <table:table-cell office:value-type="float" office:value="21670000" table:style-name="ce1">
            <text:p>216700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ower middle income</text:p>
          </table:table-cell>
          <table:table-cell office:value-type="string" table:style-name="ce1">
            <text:p>LMC</text:p>
          </table:table-cell>
          <table:table-cell office:value-type="float" office:value="2077067827" table:style-name="ce1">
            <text:p>2077067827</text:p>
          </table:table-cell>
          <table:table-cell office:value-type="float" office:value="2117695360" table:style-name="ce1">
            <text:p>2117695360</text:p>
          </table:table-cell>
          <table:table-cell office:value-type="float" office:value="2158482721" table:style-name="ce1">
            <text:p>2158482721</text:p>
          </table:table-cell>
          <table:table-cell office:value-type="float" office:value="2199274582" table:style-name="ce1">
            <text:p>2199274582</text:p>
          </table:table-cell>
          <table:table-cell office:value-type="float" office:value="2239892466" table:style-name="ce1">
            <text:p>2239892466</text:p>
          </table:table-cell>
          <table:table-cell office:value-type="float" office:value="2280443396" table:style-name="ce1">
            <text:p>2280443396</text:p>
          </table:table-cell>
          <table:table-cell office:value-type="float" office:value="2320830777" table:style-name="ce1">
            <text:p>2320830777</text:p>
          </table:table-cell>
          <table:table-cell office:value-type="float" office:value="2361116812" table:style-name="ce1">
            <text:p>2361116812</text:p>
          </table:table-cell>
          <table:table-cell office:value-type="float" office:value="2401436536" table:style-name="ce1">
            <text:p>2401436536</text:p>
          </table:table-cell>
          <table:table-cell office:value-type="float" office:value="2441822563" table:style-name="ce1">
            <text:p>2441822563</text:p>
          </table:table-cell>
          <table:table-cell office:value-type="float" office:value="2482314596" table:style-name="ce1">
            <text:p>2482314596</text:p>
          </table:table-cell>
          <table:table-cell office:value-type="float" office:value="2522940345" table:style-name="ce1">
            <text:p>2522940345</text:p>
          </table:table-cell>
          <table:table-cell office:value-type="float" office:value="2563736814" table:style-name="ce1">
            <text:p>2563736814</text:p>
          </table:table-cell>
          <table:table-cell office:value-type="float" office:value="2604735496" table:style-name="ce1">
            <text:p>2604735496</text:p>
          </table:table-cell>
          <table:table-cell office:value-type="float" office:value="2645974496" table:style-name="ce1">
            <text:p>2645974496</text:p>
          </table:table-cell>
          <table:table-cell office:value-type="float" office:value="2687735993" table:style-name="ce1">
            <text:p>2687735993</text:p>
          </table:table-cell>
          <table:table-cell office:value-type="float" office:value="2729685687" table:style-name="ce1">
            <text:p>2729685687</text:p>
          </table:table-cell>
          <table:table-cell office:value-type="float" office:value="2771531134" table:style-name="ce1">
            <text:p>2771531134</text:p>
          </table:table-cell>
          <table:table-cell office:value-type="float" office:value="2813521191" table:style-name="ce1">
            <text:p>2813521191</text:p>
          </table:table-cell>
          <table:table-cell office:value-type="float" office:value="2855424578" table:style-name="ce1">
            <text:p>2855424578</text:p>
          </table:table-cell>
          <table:table-cell office:value-type="float" office:value="2897338871" table:style-name="ce1">
            <text:p>2897338871</text:p>
          </table:table-cell>
          <table:table-cell office:value-type="float" office:value="2939081037" table:style-name="ce1">
            <text:p>2939081037</text:p>
          </table:table-cell>
          <table:table-cell office:value-type="float" office:value="2980626553" table:style-name="ce1">
            <text:p>2980626553</text:p>
          </table:table-cell>
          <table:table-cell office:value-type="float" office:value="3022072335" table:style-name="ce1">
            <text:p>302207233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ow &amp; middle income</text:p>
          </table:table-cell>
          <table:table-cell office:value-type="string" table:style-name="ce1">
            <text:p>LMY</text:p>
          </table:table-cell>
          <table:table-cell office:value-type="float" office:value="4663425752" table:style-name="ce1">
            <text:p>4663425752</text:p>
          </table:table-cell>
          <table:table-cell office:value-type="float" office:value="4739159808" table:style-name="ce1">
            <text:p>4739159808</text:p>
          </table:table-cell>
          <table:table-cell office:value-type="float" office:value="4814793888" table:style-name="ce1">
            <text:p>4814793888</text:p>
          </table:table-cell>
          <table:table-cell office:value-type="float" office:value="4889688556" table:style-name="ce1">
            <text:p>4889688556</text:p>
          </table:table-cell>
          <table:table-cell office:value-type="float" office:value="4963408578" table:style-name="ce1">
            <text:p>4963408578</text:p>
          </table:table-cell>
          <table:table-cell office:value-type="float" office:value="5036552978" table:style-name="ce1">
            <text:p>5036552978</text:p>
          </table:table-cell>
          <table:table-cell office:value-type="float" office:value="5108857277" table:style-name="ce1">
            <text:p>5108857277</text:p>
          </table:table-cell>
          <table:table-cell office:value-type="float" office:value="5180638375" table:style-name="ce1">
            <text:p>5180638375</text:p>
          </table:table-cell>
          <table:table-cell office:value-type="float" office:value="5252601968" table:style-name="ce1">
            <text:p>5252601968</text:p>
          </table:table-cell>
          <table:table-cell office:value-type="float" office:value="5324713146" table:style-name="ce1">
            <text:p>5324713146</text:p>
          </table:table-cell>
          <table:table-cell office:value-type="float" office:value="5397152078" table:style-name="ce1">
            <text:p>5397152078</text:p>
          </table:table-cell>
          <table:table-cell office:value-type="float" office:value="5469695567" table:style-name="ce1">
            <text:p>5469695567</text:p>
          </table:table-cell>
          <table:table-cell office:value-type="float" office:value="5542272170" table:style-name="ce1">
            <text:p>5542272170</text:p>
          </table:table-cell>
          <table:table-cell office:value-type="float" office:value="5615510964" table:style-name="ce1">
            <text:p>5615510964</text:p>
          </table:table-cell>
          <table:table-cell office:value-type="float" office:value="5689709611" table:style-name="ce1">
            <text:p>5689709611</text:p>
          </table:table-cell>
          <table:table-cell office:value-type="float" office:value="5764420497" table:style-name="ce1">
            <text:p>5764420497</text:p>
          </table:table-cell>
          <table:table-cell office:value-type="float" office:value="5839975608" table:style-name="ce1">
            <text:p>5839975608</text:p>
          </table:table-cell>
          <table:table-cell office:value-type="float" office:value="5916070220" table:style-name="ce1">
            <text:p>5916070220</text:p>
          </table:table-cell>
          <table:table-cell office:value-type="float" office:value="5993086559" table:style-name="ce1">
            <text:p>5993086559</text:p>
          </table:table-cell>
          <table:table-cell office:value-type="float" office:value="6070631081" table:style-name="ce1">
            <text:p>6070631081</text:p>
          </table:table-cell>
          <table:table-cell office:value-type="float" office:value="6148501894" table:style-name="ce1">
            <text:p>6148501894</text:p>
          </table:table-cell>
          <table:table-cell office:value-type="float" office:value="6227003223" table:style-name="ce1">
            <text:p>6227003223</text:p>
          </table:table-cell>
          <table:table-cell office:value-type="float" office:value="6305766853" table:style-name="ce1">
            <text:p>6305766853</text:p>
          </table:table-cell>
          <table:table-cell office:value-type="float" office:value="6383105866" table:style-name="ce1">
            <text:p>638310586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esotho</text:p>
          </table:table-cell>
          <table:table-cell office:value-type="string" table:style-name="ce1">
            <text:p>LSO</text:p>
          </table:table-cell>
          <table:table-cell office:value-type="float" office:value="1898598" table:style-name="ce1">
            <text:p>1898598</text:p>
          </table:table-cell>
          <table:table-cell office:value-type="float" office:value="1934291" table:style-name="ce1">
            <text:p>1934291</text:p>
          </table:table-cell>
          <table:table-cell office:value-type="float" office:value="1968044" table:style-name="ce1">
            <text:p>1968044</text:p>
          </table:table-cell>
          <table:table-cell office:value-type="float" office:value="1997516" table:style-name="ce1">
            <text:p>1997516</text:p>
          </table:table-cell>
          <table:table-cell office:value-type="float" office:value="2019731" table:style-name="ce1">
            <text:p>2019731</text:p>
          </table:table-cell>
          <table:table-cell office:value-type="float" office:value="2032804" table:style-name="ce1">
            <text:p>2032804</text:p>
          </table:table-cell>
          <table:table-cell office:value-type="float" office:value="2035740" table:style-name="ce1">
            <text:p>2035740</text:p>
          </table:table-cell>
          <table:table-cell office:value-type="float" office:value="2029829" table:style-name="ce1">
            <text:p>2029829</text:p>
          </table:table-cell>
          <table:table-cell office:value-type="float" office:value="2018348" table:style-name="ce1">
            <text:p>2018348</text:p>
          </table:table-cell>
          <table:table-cell office:value-type="float" office:value="2005940" table:style-name="ce1">
            <text:p>2005940</text:p>
          </table:table-cell>
          <table:table-cell office:value-type="float" office:value="1996114" table:style-name="ce1">
            <text:p>1996114</text:p>
          </table:table-cell>
          <table:table-cell office:value-type="float" office:value="1989939" table:style-name="ce1">
            <text:p>1989939</text:p>
          </table:table-cell>
          <table:table-cell office:value-type="float" office:value="1986922" table:style-name="ce1">
            <text:p>1986922</text:p>
          </table:table-cell>
          <table:table-cell office:value-type="float" office:value="1987129" table:style-name="ce1">
            <text:p>1987129</text:p>
          </table:table-cell>
          <table:table-cell office:value-type="float" office:value="1990131" table:style-name="ce1">
            <text:p>1990131</text:p>
          </table:table-cell>
          <table:table-cell office:value-type="float" office:value="1995581" table:style-name="ce1">
            <text:p>1995581</text:p>
          </table:table-cell>
          <table:table-cell office:value-type="float" office:value="2003787" table:style-name="ce1">
            <text:p>2003787</text:p>
          </table:table-cell>
          <table:table-cell office:value-type="float" office:value="2014990" table:style-name="ce1">
            <text:p>2014990</text:p>
          </table:table-cell>
          <table:table-cell office:value-type="float" office:value="2028519" table:style-name="ce1">
            <text:p>2028519</text:p>
          </table:table-cell>
          <table:table-cell office:value-type="float" office:value="2043437" table:style-name="ce1">
            <text:p>2043437</text:p>
          </table:table-cell>
          <table:table-cell office:value-type="float" office:value="2059021" table:style-name="ce1">
            <text:p>2059021</text:p>
          </table:table-cell>
          <table:table-cell office:value-type="float" office:value="2075001" table:style-name="ce1">
            <text:p>2075001</text:p>
          </table:table-cell>
          <table:table-cell office:value-type="float" office:value="2091412" table:style-name="ce1">
            <text:p>2091412</text:p>
          </table:table-cell>
          <table:table-cell office:value-type="float" office:value="2108132" table:style-name="ce1">
            <text:p>210813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ate-demographic dividend</text:p>
          </table:table-cell>
          <table:table-cell office:value-type="string" table:style-name="ce1">
            <text:p>LTE</text:p>
          </table:table-cell>
          <table:table-cell office:value-type="float" office:value="1955852493" table:style-name="ce1">
            <text:p>1955852493</text:p>
          </table:table-cell>
          <table:table-cell office:value-type="float" office:value="1975201086" table:style-name="ce1">
            <text:p>1975201086</text:p>
          </table:table-cell>
          <table:table-cell office:value-type="float" office:value="1994264394" table:style-name="ce1">
            <text:p>1994264394</text:p>
          </table:table-cell>
          <table:table-cell office:value-type="float" office:value="2012571248" table:style-name="ce1">
            <text:p>2012571248</text:p>
          </table:table-cell>
          <table:table-cell office:value-type="float" office:value="2029613166" table:style-name="ce1">
            <text:p>2029613166</text:p>
          </table:table-cell>
          <table:table-cell office:value-type="float" office:value="2045125614" table:style-name="ce1">
            <text:p>2045125614</text:p>
          </table:table-cell>
          <table:table-cell office:value-type="float" office:value="2059873112" table:style-name="ce1">
            <text:p>2059873112</text:p>
          </table:table-cell>
          <table:table-cell office:value-type="float" office:value="2073756947" table:style-name="ce1">
            <text:p>2073756947</text:p>
          </table:table-cell>
          <table:table-cell office:value-type="float" office:value="2087310193" table:style-name="ce1">
            <text:p>2087310193</text:p>
          </table:table-cell>
          <table:table-cell office:value-type="float" office:value="2100746269" table:style-name="ce1">
            <text:p>2100746269</text:p>
          </table:table-cell>
          <table:table-cell office:value-type="float" office:value="2114307206" table:style-name="ce1">
            <text:p>2114307206</text:p>
          </table:table-cell>
          <table:table-cell office:value-type="float" office:value="2127750859" table:style-name="ce1">
            <text:p>2127750859</text:p>
          </table:table-cell>
          <table:table-cell office:value-type="float" office:value="2140907308" table:style-name="ce1">
            <text:p>2140907308</text:p>
          </table:table-cell>
          <table:table-cell office:value-type="float" office:value="2154245126" table:style-name="ce1">
            <text:p>2154245126</text:p>
          </table:table-cell>
          <table:table-cell office:value-type="float" office:value="2167842727" table:style-name="ce1">
            <text:p>2167842727</text:p>
          </table:table-cell>
          <table:table-cell office:value-type="float" office:value="2180828805" table:style-name="ce1">
            <text:p>2180828805</text:p>
          </table:table-cell>
          <table:table-cell office:value-type="float" office:value="2193830466" table:style-name="ce1">
            <text:p>2193830466</text:p>
          </table:table-cell>
          <table:table-cell office:value-type="float" office:value="2206932709" table:style-name="ce1">
            <text:p>2206932709</text:p>
          </table:table-cell>
          <table:table-cell office:value-type="float" office:value="2220299213" table:style-name="ce1">
            <text:p>2220299213</text:p>
          </table:table-cell>
          <table:table-cell office:value-type="float" office:value="2233869139" table:style-name="ce1">
            <text:p>2233869139</text:p>
          </table:table-cell>
          <table:table-cell office:value-type="float" office:value="2247408984" table:style-name="ce1">
            <text:p>2247408984</text:p>
          </table:table-cell>
          <table:table-cell office:value-type="float" office:value="2261409346" table:style-name="ce1">
            <text:p>2261409346</text:p>
          </table:table-cell>
          <table:table-cell office:value-type="float" office:value="2275525296" table:style-name="ce1">
            <text:p>2275525296</text:p>
          </table:table-cell>
          <table:table-cell office:value-type="float" office:value="2287825323" table:style-name="ce1">
            <text:p>228782532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ithuania</text:p>
          </table:table-cell>
          <table:table-cell office:value-type="string" table:style-name="ce1">
            <text:p>LTU</text:p>
          </table:table-cell>
          <table:table-cell office:value-type="float" office:value="3629102" table:style-name="ce1">
            <text:p>3629102</text:p>
          </table:table-cell>
          <table:table-cell office:value-type="float" office:value="3601613" table:style-name="ce1">
            <text:p>3601613</text:p>
          </table:table-cell>
          <table:table-cell office:value-type="float" office:value="3575137" table:style-name="ce1">
            <text:p>3575137</text:p>
          </table:table-cell>
          <table:table-cell office:value-type="float" office:value="3549331" table:style-name="ce1">
            <text:p>3549331</text:p>
          </table:table-cell>
          <table:table-cell office:value-type="float" office:value="3524238" table:style-name="ce1">
            <text:p>3524238</text:p>
          </table:table-cell>
          <table:table-cell office:value-type="float" office:value="3499536" table:style-name="ce1">
            <text:p>3499536</text:p>
          </table:table-cell>
          <table:table-cell office:value-type="float" office:value="3470818" table:style-name="ce1">
            <text:p>3470818</text:p>
          </table:table-cell>
          <table:table-cell office:value-type="float" office:value="3443067" table:style-name="ce1">
            <text:p>3443067</text:p>
          </table:table-cell>
          <table:table-cell office:value-type="float" office:value="3415213" table:style-name="ce1">
            <text:p>3415213</text:p>
          </table:table-cell>
          <table:table-cell office:value-type="float" office:value="3377075" table:style-name="ce1">
            <text:p>3377075</text:p>
          </table:table-cell>
          <table:table-cell office:value-type="float" office:value="3322528" table:style-name="ce1">
            <text:p>3322528</text:p>
          </table:table-cell>
          <table:table-cell office:value-type="float" office:value="3269909" table:style-name="ce1">
            <text:p>3269909</text:p>
          </table:table-cell>
          <table:table-cell office:value-type="float" office:value="3231294" table:style-name="ce1">
            <text:p>3231294</text:p>
          </table:table-cell>
          <table:table-cell office:value-type="float" office:value="3198231" table:style-name="ce1">
            <text:p>3198231</text:p>
          </table:table-cell>
          <table:table-cell office:value-type="float" office:value="3162916" table:style-name="ce1">
            <text:p>3162916</text:p>
          </table:table-cell>
          <table:table-cell office:value-type="float" office:value="3097282" table:style-name="ce1">
            <text:p>3097282</text:p>
          </table:table-cell>
          <table:table-cell office:value-type="float" office:value="3028115" table:style-name="ce1">
            <text:p>3028115</text:p>
          </table:table-cell>
          <table:table-cell office:value-type="float" office:value="2987773" table:style-name="ce1">
            <text:p>2987773</text:p>
          </table:table-cell>
          <table:table-cell office:value-type="float" office:value="2957689" table:style-name="ce1">
            <text:p>2957689</text:p>
          </table:table-cell>
          <table:table-cell office:value-type="float" office:value="2932367" table:style-name="ce1">
            <text:p>2932367</text:p>
          </table:table-cell>
          <table:table-cell office:value-type="float" office:value="2904910" table:style-name="ce1">
            <text:p>2904910</text:p>
          </table:table-cell>
          <table:table-cell office:value-type="float" office:value="2868231" table:style-name="ce1">
            <text:p>2868231</text:p>
          </table:table-cell>
          <table:table-cell office:value-type="float" office:value="2828403" table:style-name="ce1">
            <text:p>2828403</text:p>
          </table:table-cell>
          <table:table-cell office:value-type="float" office:value="2801543" table:style-name="ce1">
            <text:p>280154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uxembourg</text:p>
          </table:table-cell>
          <table:table-cell office:value-type="string" table:style-name="ce1">
            <text:p>LUX</text:p>
          </table:table-cell>
          <table:table-cell office:value-type="float" office:value="408625" table:style-name="ce1">
            <text:p>408625</text:p>
          </table:table-cell>
          <table:table-cell office:value-type="float" office:value="414225" table:style-name="ce1">
            <text:p>414225</text:p>
          </table:table-cell>
          <table:table-cell office:value-type="float" office:value="419450" table:style-name="ce1">
            <text:p>419450</text:p>
          </table:table-cell>
          <table:table-cell office:value-type="float" office:value="424700" table:style-name="ce1">
            <text:p>424700</text:p>
          </table:table-cell>
          <table:table-cell office:value-type="float" office:value="430475" table:style-name="ce1">
            <text:p>430475</text:p>
          </table:table-cell>
          <table:table-cell office:value-type="float" office:value="436300" table:style-name="ce1">
            <text:p>436300</text:p>
          </table:table-cell>
          <table:table-cell office:value-type="float" office:value="441525" table:style-name="ce1">
            <text:p>441525</text:p>
          </table:table-cell>
          <table:table-cell office:value-type="float" office:value="446175" table:style-name="ce1">
            <text:p>446175</text:p>
          </table:table-cell>
          <table:table-cell office:value-type="float" office:value="451630" table:style-name="ce1">
            <text:p>451630</text:p>
          </table:table-cell>
          <table:table-cell office:value-type="float" office:value="458095" table:style-name="ce1">
            <text:p>458095</text:p>
          </table:table-cell>
          <table:table-cell office:value-type="float" office:value="465158" table:style-name="ce1">
            <text:p>465158</text:p>
          </table:table-cell>
          <table:table-cell office:value-type="float" office:value="472637" table:style-name="ce1">
            <text:p>472637</text:p>
          </table:table-cell>
          <table:table-cell office:value-type="float" office:value="479993" table:style-name="ce1">
            <text:p>479993</text:p>
          </table:table-cell>
          <table:table-cell office:value-type="float" office:value="488650" table:style-name="ce1">
            <text:p>488650</text:p>
          </table:table-cell>
          <table:table-cell office:value-type="float" office:value="497783" table:style-name="ce1">
            <text:p>497783</text:p>
          </table:table-cell>
          <table:table-cell office:value-type="float" office:value="506953" table:style-name="ce1">
            <text:p>506953</text:p>
          </table:table-cell>
          <table:table-cell office:value-type="float" office:value="518347" table:style-name="ce1">
            <text:p>518347</text:p>
          </table:table-cell>
          <table:table-cell office:value-type="float" office:value="530946" table:style-name="ce1">
            <text:p>530946</text:p>
          </table:table-cell>
          <table:table-cell office:value-type="float" office:value="543360" table:style-name="ce1">
            <text:p>543360</text:p>
          </table:table-cell>
          <table:table-cell office:value-type="float" office:value="556319" table:style-name="ce1">
            <text:p>556319</text:p>
          </table:table-cell>
          <table:table-cell office:value-type="float" office:value="569604" table:style-name="ce1">
            <text:p>569604</text:p>
          </table:table-cell>
          <table:table-cell office:value-type="float" office:value="582014" table:style-name="ce1">
            <text:p>582014</text:p>
          </table:table-cell>
          <table:table-cell office:value-type="float" office:value="596336" table:style-name="ce1">
            <text:p>596336</text:p>
          </table:table-cell>
          <table:table-cell office:value-type="float" office:value="607950" table:style-name="ce1">
            <text:p>60795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atvia</text:p>
          </table:table-cell>
          <table:table-cell office:value-type="string" table:style-name="ce1">
            <text:p>LVA</text:p>
          </table:table-cell>
          <table:table-cell office:value-type="float" office:value="2485056" table:style-name="ce1">
            <text:p>2485056</text:p>
          </table:table-cell>
          <table:table-cell office:value-type="float" office:value="2457222" table:style-name="ce1">
            <text:p>2457222</text:p>
          </table:table-cell>
          <table:table-cell office:value-type="float" office:value="2432851" table:style-name="ce1">
            <text:p>2432851</text:p>
          </table:table-cell>
          <table:table-cell office:value-type="float" office:value="2410019" table:style-name="ce1">
            <text:p>2410019</text:p>
          </table:table-cell>
          <table:table-cell office:value-type="float" office:value="2390482" table:style-name="ce1">
            <text:p>2390482</text:p>
          </table:table-cell>
          <table:table-cell office:value-type="float" office:value="2367550" table:style-name="ce1">
            <text:p>2367550</text:p>
          </table:table-cell>
          <table:table-cell office:value-type="float" office:value="2337170" table:style-name="ce1">
            <text:p>2337170</text:p>
          </table:table-cell>
          <table:table-cell office:value-type="float" office:value="2310173" table:style-name="ce1">
            <text:p>2310173</text:p>
          </table:table-cell>
          <table:table-cell office:value-type="float" office:value="2287955" table:style-name="ce1">
            <text:p>2287955</text:p>
          </table:table-cell>
          <table:table-cell office:value-type="float" office:value="2263122" table:style-name="ce1">
            <text:p>2263122</text:p>
          </table:table-cell>
          <table:table-cell office:value-type="float" office:value="2238799" table:style-name="ce1">
            <text:p>2238799</text:p>
          </table:table-cell>
          <table:table-cell office:value-type="float" office:value="2218357" table:style-name="ce1">
            <text:p>2218357</text:p>
          </table:table-cell>
          <table:table-cell office:value-type="float" office:value="2200325" table:style-name="ce1">
            <text:p>2200325</text:p>
          </table:table-cell>
          <table:table-cell office:value-type="float" office:value="2177322" table:style-name="ce1">
            <text:p>2177322</text:p>
          </table:table-cell>
          <table:table-cell office:value-type="float" office:value="2141669" table:style-name="ce1">
            <text:p>2141669</text:p>
          </table:table-cell>
          <table:table-cell office:value-type="float" office:value="2097555" table:style-name="ce1">
            <text:p>2097555</text:p>
          </table:table-cell>
          <table:table-cell office:value-type="float" office:value="2059709" table:style-name="ce1">
            <text:p>2059709</text:p>
          </table:table-cell>
          <table:table-cell office:value-type="float" office:value="2034319" table:style-name="ce1">
            <text:p>2034319</text:p>
          </table:table-cell>
          <table:table-cell office:value-type="float" office:value="2012647" table:style-name="ce1">
            <text:p>2012647</text:p>
          </table:table-cell>
          <table:table-cell office:value-type="float" office:value="1993782" table:style-name="ce1">
            <text:p>1993782</text:p>
          </table:table-cell>
          <table:table-cell office:value-type="float" office:value="1977527" table:style-name="ce1">
            <text:p>1977527</text:p>
          </table:table-cell>
          <table:table-cell office:value-type="float" office:value="1959537" table:style-name="ce1">
            <text:p>1959537</text:p>
          </table:table-cell>
          <table:table-cell office:value-type="float" office:value="1942248" table:style-name="ce1">
            <text:p>1942248</text:p>
          </table:table-cell>
          <table:table-cell office:value-type="float" office:value="1927174" table:style-name="ce1">
            <text:p>192717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cao SAR, China</text:p>
          </table:table-cell>
          <table:table-cell office:value-type="string" table:style-name="ce1">
            <text:p>MAC</text:p>
          </table:table-cell>
          <table:table-cell office:value-type="float" office:value="385513" table:style-name="ce1">
            <text:p>385513</text:p>
          </table:table-cell>
          <table:table-cell office:value-type="float" office:value="393373" table:style-name="ce1">
            <text:p>393373</text:p>
          </table:table-cell>
          <table:table-cell office:value-type="float" office:value="401352" table:style-name="ce1">
            <text:p>401352</text:p>
          </table:table-cell>
          <table:table-cell office:value-type="float" office:value="409616" table:style-name="ce1">
            <text:p>409616</text:p>
          </table:table-cell>
          <table:table-cell office:value-type="float" office:value="418383" table:style-name="ce1">
            <text:p>418383</text:p>
          </table:table-cell>
          <table:table-cell office:value-type="float" office:value="427782" table:style-name="ce1">
            <text:p>427782</text:p>
          </table:table-cell>
          <table:table-cell office:value-type="float" office:value="437938" table:style-name="ce1">
            <text:p>437938</text:p>
          </table:table-cell>
          <table:table-cell office:value-type="float" office:value="448821" table:style-name="ce1">
            <text:p>448821</text:p>
          </table:table-cell>
          <table:table-cell office:value-type="float" office:value="460165" table:style-name="ce1">
            <text:p>460165</text:p>
          </table:table-cell>
          <table:table-cell office:value-type="float" office:value="471597" table:style-name="ce1">
            <text:p>471597</text:p>
          </table:table-cell>
          <table:table-cell office:value-type="float" office:value="482858" table:style-name="ce1">
            <text:p>482858</text:p>
          </table:table-cell>
          <table:table-cell office:value-type="float" office:value="493799" table:style-name="ce1">
            <text:p>493799</text:p>
          </table:table-cell>
          <table:table-cell office:value-type="float" office:value="504511" table:style-name="ce1">
            <text:p>504511</text:p>
          </table:table-cell>
          <table:table-cell office:value-type="float" office:value="515239" table:style-name="ce1">
            <text:p>515239</text:p>
          </table:table-cell>
          <table:table-cell office:value-type="float" office:value="526400" table:style-name="ce1">
            <text:p>526400</text:p>
          </table:table-cell>
          <table:table-cell office:value-type="float" office:value="538219" table:style-name="ce1">
            <text:p>538219</text:p>
          </table:table-cell>
          <table:table-cell office:value-type="float" office:value="550832" table:style-name="ce1">
            <text:p>550832</text:p>
          </table:table-cell>
          <table:table-cell office:value-type="float" office:value="564039" table:style-name="ce1">
            <text:p>564039</text:p>
          </table:table-cell>
          <table:table-cell office:value-type="float" office:value="577372" table:style-name="ce1">
            <text:p>577372</text:p>
          </table:table-cell>
          <table:table-cell office:value-type="float" office:value="590208" table:style-name="ce1">
            <text:p>590208</text:p>
          </table:table-cell>
          <table:table-cell office:value-type="float" office:value="602085" table:style-name="ce1">
            <text:p>602085</text:p>
          </table:table-cell>
          <table:table-cell office:value-type="float" office:value="612836" table:style-name="ce1">
            <text:p>612836</text:p>
          </table:table-cell>
          <table:table-cell office:value-type="float" office:value="622585" table:style-name="ce1">
            <text:p>622585</text:p>
          </table:table-cell>
          <table:table-cell office:value-type="float" office:value="631636" table:style-name="ce1">
            <text:p>63163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t. Martin (French part)</text:p>
          </table:table-cell>
          <table:table-cell office:value-type="string" table:style-name="ce1">
            <text:p>MAF</text:p>
          </table:table-cell>
          <table:table-cell office:value-type="float" office:value="27321" table:style-name="ce1">
            <text:p>27321</text:p>
          </table:table-cell>
          <table:table-cell office:value-type="float" office:value="26849" table:style-name="ce1">
            <text:p>26849</text:p>
          </table:table-cell>
          <table:table-cell office:value-type="float" office:value="26909" table:style-name="ce1">
            <text:p>26909</text:p>
          </table:table-cell>
          <table:table-cell office:value-type="float" office:value="27392" table:style-name="ce1">
            <text:p>27392</text:p>
          </table:table-cell>
          <table:table-cell office:value-type="float" office:value="28116" table:style-name="ce1">
            <text:p>28116</text:p>
          </table:table-cell>
          <table:table-cell office:value-type="float" office:value="28935" table:style-name="ce1">
            <text:p>28935</text:p>
          </table:table-cell>
          <table:table-cell office:value-type="float" office:value="29853" table:style-name="ce1">
            <text:p>29853</text:p>
          </table:table-cell>
          <table:table-cell office:value-type="float" office:value="30910" table:style-name="ce1">
            <text:p>30910</text:p>
          </table:table-cell>
          <table:table-cell office:value-type="float" office:value="32053" table:style-name="ce1">
            <text:p>32053</text:p>
          </table:table-cell>
          <table:table-cell office:value-type="float" office:value="33186" table:style-name="ce1">
            <text:p>33186</text:p>
          </table:table-cell>
          <table:table-cell office:value-type="float" office:value="34248" table:style-name="ce1">
            <text:p>34248</text:p>
          </table:table-cell>
          <table:table-cell office:value-type="float" office:value="35237" table:style-name="ce1">
            <text:p>35237</text:p>
          </table:table-cell>
          <table:table-cell office:value-type="float" office:value="36137" table:style-name="ce1">
            <text:p>36137</text:p>
          </table:table-cell>
          <table:table-cell office:value-type="float" office:value="36885" table:style-name="ce1">
            <text:p>36885</text:p>
          </table:table-cell>
          <table:table-cell office:value-type="float" office:value="37377" table:style-name="ce1">
            <text:p>37377</text:p>
          </table:table-cell>
          <table:table-cell office:value-type="float" office:value="37582" table:style-name="ce1">
            <text:p>37582</text:p>
          </table:table-cell>
          <table:table-cell office:value-type="float" office:value="37446" table:style-name="ce1">
            <text:p>37446</text:p>
          </table:table-cell>
          <table:table-cell office:value-type="float" office:value="37009" table:style-name="ce1">
            <text:p>37009</text:p>
          </table:table-cell>
          <table:table-cell office:value-type="float" office:value="36453" table:style-name="ce1">
            <text:p>36453</text:p>
          </table:table-cell>
          <table:table-cell office:value-type="float" office:value="36015" table:style-name="ce1">
            <text:p>36015</text:p>
          </table:table-cell>
          <table:table-cell office:value-type="float" office:value="35858" table:style-name="ce1">
            <text:p>35858</text:p>
          </table:table-cell>
          <table:table-cell office:value-type="float" office:value="36065" table:style-name="ce1">
            <text:p>36065</text:p>
          </table:table-cell>
          <table:table-cell office:value-type="float" office:value="36560" table:style-name="ce1">
            <text:p>36560</text:p>
          </table:table-cell>
          <table:table-cell office:value-type="float" office:value="37264" table:style-name="ce1">
            <text:p>3726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MAR</text:p>
          </table:table-cell>
          <table:table-cell office:value-type="float" office:value="26994250" table:style-name="ce1">
            <text:p>26994250</text:p>
          </table:table-cell>
          <table:table-cell office:value-type="float" office:value="27383473" table:style-name="ce1">
            <text:p>27383473</text:p>
          </table:table-cell>
          <table:table-cell office:value-type="float" office:value="27754571" table:style-name="ce1">
            <text:p>27754571</text:p>
          </table:table-cell>
          <table:table-cell office:value-type="float" office:value="28110443" table:style-name="ce1">
            <text:p>28110443</text:p>
          </table:table-cell>
          <table:table-cell office:value-type="float" office:value="28455509" table:style-name="ce1">
            <text:p>28455509</text:p>
          </table:table-cell>
          <table:table-cell office:value-type="float" office:value="28793679" table:style-name="ce1">
            <text:p>28793679</text:p>
          </table:table-cell>
          <table:table-cell office:value-type="float" office:value="29126330" table:style-name="ce1">
            <text:p>29126330</text:p>
          </table:table-cell>
          <table:table-cell office:value-type="float" office:value="29454768" table:style-name="ce1">
            <text:p>29454768</text:p>
          </table:table-cell>
          <table:table-cell office:value-type="float" office:value="29782884" table:style-name="ce1">
            <text:p>29782884</text:p>
          </table:table-cell>
          <table:table-cell office:value-type="float" office:value="30115214" table:style-name="ce1">
            <text:p>30115214</text:p>
          </table:table-cell>
          <table:table-cell office:value-type="float" office:value="30455561" table:style-name="ce1">
            <text:p>30455561</text:p>
          </table:table-cell>
          <table:table-cell office:value-type="float" office:value="30804683" table:style-name="ce1">
            <text:p>30804683</text:p>
          </table:table-cell>
          <table:table-cell office:value-type="float" office:value="31163673" table:style-name="ce1">
            <text:p>31163673</text:p>
          </table:table-cell>
          <table:table-cell office:value-type="float" office:value="31536811" table:style-name="ce1">
            <text:p>31536811</text:p>
          </table:table-cell>
          <table:table-cell office:value-type="float" office:value="31929087" table:style-name="ce1">
            <text:p>31929087</text:p>
          </table:table-cell>
          <table:table-cell office:value-type="float" office:value="32343389" table:style-name="ce1">
            <text:p>32343389</text:p>
          </table:table-cell>
          <table:table-cell office:value-type="float" office:value="32781850" table:style-name="ce1">
            <text:p>32781850</text:p>
          </table:table-cell>
          <table:table-cell office:value-type="float" office:value="33241898" table:style-name="ce1">
            <text:p>33241898</text:p>
          </table:table-cell>
          <table:table-cell office:value-type="float" office:value="33715693" table:style-name="ce1">
            <text:p>33715693</text:p>
          </table:table-cell>
          <table:table-cell office:value-type="float" office:value="34192347" table:style-name="ce1">
            <text:p>34192347</text:p>
          </table:table-cell>
          <table:table-cell office:value-type="float" office:value="34663603" table:style-name="ce1">
            <text:p>34663603</text:p>
          </table:table-cell>
          <table:table-cell office:value-type="float" office:value="35126296" table:style-name="ce1">
            <text:p>35126296</text:p>
          </table:table-cell>
          <table:table-cell office:value-type="float" office:value="35581294" table:style-name="ce1">
            <text:p>35581294</text:p>
          </table:table-cell>
          <table:table-cell office:value-type="float" office:value="36029138" table:style-name="ce1">
            <text:p>3602913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naco</text:p>
          </table:table-cell>
          <table:table-cell office:value-type="string" table:style-name="ce1">
            <text:p>MCO</text:p>
          </table:table-cell>
          <table:table-cell office:value-type="float" office:value="30716" table:style-name="ce1">
            <text:p>30716</text:p>
          </table:table-cell>
          <table:table-cell office:value-type="float" office:value="30995" table:style-name="ce1">
            <text:p>30995</text:p>
          </table:table-cell>
          <table:table-cell office:value-type="float" office:value="31280" table:style-name="ce1">
            <text:p>31280</text:p>
          </table:table-cell>
          <table:table-cell office:value-type="float" office:value="31556" table:style-name="ce1">
            <text:p>31556</text:p>
          </table:table-cell>
          <table:table-cell office:value-type="float" office:value="31844" table:style-name="ce1">
            <text:p>31844</text:p>
          </table:table-cell>
          <table:table-cell office:value-type="float" office:value="32147" table:style-name="ce1">
            <text:p>32147</text:p>
          </table:table-cell>
          <table:table-cell office:value-type="float" office:value="32470" table:style-name="ce1">
            <text:p>32470</text:p>
          </table:table-cell>
          <table:table-cell office:value-type="float" office:value="32806" table:style-name="ce1">
            <text:p>32806</text:p>
          </table:table-cell>
          <table:table-cell office:value-type="float" office:value="33153" table:style-name="ce1">
            <text:p>33153</text:p>
          </table:table-cell>
          <table:table-cell office:value-type="float" office:value="33500" table:style-name="ce1">
            <text:p>33500</text:p>
          </table:table-cell>
          <table:table-cell office:value-type="float" office:value="33843" table:style-name="ce1">
            <text:p>33843</text:p>
          </table:table-cell>
          <table:table-cell office:value-type="float" office:value="34190" table:style-name="ce1">
            <text:p>34190</text:p>
          </table:table-cell>
          <table:table-cell office:value-type="float" office:value="34525" table:style-name="ce1">
            <text:p>34525</text:p>
          </table:table-cell>
          <table:table-cell office:value-type="float" office:value="34872" table:style-name="ce1">
            <text:p>34872</text:p>
          </table:table-cell>
          <table:table-cell office:value-type="float" office:value="35226" table:style-name="ce1">
            <text:p>35226</text:p>
          </table:table-cell>
          <table:table-cell office:value-type="float" office:value="35612" table:style-name="ce1">
            <text:p>35612</text:p>
          </table:table-cell>
          <table:table-cell office:value-type="float" office:value="36024" table:style-name="ce1">
            <text:p>36024</text:p>
          </table:table-cell>
          <table:table-cell office:value-type="float" office:value="36460" table:style-name="ce1">
            <text:p>36460</text:p>
          </table:table-cell>
          <table:table-cell office:value-type="float" office:value="36901" table:style-name="ce1">
            <text:p>36901</text:p>
          </table:table-cell>
          <table:table-cell office:value-type="float" office:value="37322" table:style-name="ce1">
            <text:p>37322</text:p>
          </table:table-cell>
          <table:table-cell office:value-type="float" office:value="37718" table:style-name="ce1">
            <text:p>37718</text:p>
          </table:table-cell>
          <table:table-cell office:value-type="float" office:value="38070" table:style-name="ce1">
            <text:p>38070</text:p>
          </table:table-cell>
          <table:table-cell office:value-type="float" office:value="38392" table:style-name="ce1">
            <text:p>38392</text:p>
          </table:table-cell>
          <table:table-cell office:value-type="float" office:value="38682" table:style-name="ce1">
            <text:p>3868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ldova</text:p>
          </table:table-cell>
          <table:table-cell office:value-type="string" table:style-name="ce1">
            <text:p>MDA</text:p>
          </table:table-cell>
          <table:table-cell office:value-type="float" office:value="2952307" table:style-name="ce1">
            <text:p>2952307</text:p>
          </table:table-cell>
          <table:table-cell office:value-type="float" office:value="2946401" table:style-name="ce1">
            <text:p>2946401</text:p>
          </table:table-cell>
          <table:table-cell office:value-type="float" office:value="2935524" table:style-name="ce1">
            <text:p>2935524</text:p>
          </table:table-cell>
          <table:table-cell office:value-type="float" office:value="2934339" table:style-name="ce1">
            <text:p>2934339</text:p>
          </table:table-cell>
          <table:table-cell office:value-type="float" office:value="2929735" table:style-name="ce1">
            <text:p>2929735</text:p>
          </table:table-cell>
          <table:table-cell office:value-type="float" office:value="2923783" table:style-name="ce1">
            <text:p>2923783</text:p>
          </table:table-cell>
          <table:table-cell office:value-type="float" office:value="2917252" table:style-name="ce1">
            <text:p>2917252</text:p>
          </table:table-cell>
          <table:table-cell office:value-type="float" office:value="2910504" table:style-name="ce1">
            <text:p>2910504</text:p>
          </table:table-cell>
          <table:table-cell office:value-type="float" office:value="2902320" table:style-name="ce1">
            <text:p>2902320</text:p>
          </table:table-cell>
          <table:table-cell office:value-type="float" office:value="2895147" table:style-name="ce1">
            <text:p>2895147</text:p>
          </table:table-cell>
          <table:table-cell office:value-type="float" office:value="2888111" table:style-name="ce1">
            <text:p>2888111</text:p>
          </table:table-cell>
          <table:table-cell office:value-type="float" office:value="2880095" table:style-name="ce1">
            <text:p>2880095</text:p>
          </table:table-cell>
          <table:table-cell office:value-type="float" office:value="2873429" table:style-name="ce1">
            <text:p>2873429</text:p>
          </table:table-cell>
          <table:table-cell office:value-type="float" office:value="2867964" table:style-name="ce1">
            <text:p>2867964</text:p>
          </table:table-cell>
          <table:table-cell office:value-type="float" office:value="2864346" table:style-name="ce1">
            <text:p>2864346</text:p>
          </table:table-cell>
          <table:table-cell office:value-type="float" office:value="2861487" table:style-name="ce1">
            <text:p>2861487</text:p>
          </table:table-cell>
          <table:table-cell office:value-type="float" office:value="2859833" table:style-name="ce1">
            <text:p>2859833</text:p>
          </table:table-cell>
          <table:table-cell office:value-type="float" office:value="2859458" table:style-name="ce1">
            <text:p>2859458</text:p>
          </table:table-cell>
          <table:table-cell office:value-type="float" office:value="2858692" table:style-name="ce1">
            <text:p>2858692</text:p>
          </table:table-cell>
          <table:table-cell office:value-type="float" office:value="2856950" table:style-name="ce1">
            <text:p>2856950</text:p>
          </table:table-cell>
          <table:table-cell office:value-type="float" office:value="2834530" table:style-name="ce1">
            <text:p>2834530</text:p>
          </table:table-cell>
          <table:table-cell office:value-type="float" office:value="2802170" table:style-name="ce1">
            <text:p>2802170</text:p>
          </table:table-cell>
          <table:table-cell office:value-type="float" office:value="2755158" table:style-name="ce1">
            <text:p>2755158</text:p>
          </table:table-cell>
          <table:table-cell office:value-type="float" office:value="2706049" table:style-name="ce1">
            <text:p>270604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dagascar</text:p>
          </table:table-cell>
          <table:table-cell office:value-type="string" table:style-name="ce1">
            <text:p>MDG</text:p>
          </table:table-cell>
          <table:table-cell office:value-type="float" office:value="13475400" table:style-name="ce1">
            <text:p>13475400</text:p>
          </table:table-cell>
          <table:table-cell office:value-type="float" office:value="13902688" table:style-name="ce1">
            <text:p>13902688</text:p>
          </table:table-cell>
          <table:table-cell office:value-type="float" office:value="14347854" table:style-name="ce1">
            <text:p>14347854</text:p>
          </table:table-cell>
          <table:table-cell office:value-type="float" office:value="14808791" table:style-name="ce1">
            <text:p>14808791</text:p>
          </table:table-cell>
          <table:table-cell office:value-type="float" office:value="15282521" table:style-name="ce1">
            <text:p>15282521</text:p>
          </table:table-cell>
          <table:table-cell office:value-type="float" office:value="15766806" table:style-name="ce1">
            <text:p>15766806</text:p>
          </table:table-cell>
          <table:table-cell office:value-type="float" office:value="16260932" table:style-name="ce1">
            <text:p>16260932</text:p>
          </table:table-cell>
          <table:table-cell office:value-type="float" office:value="16765117" table:style-name="ce1">
            <text:p>16765117</text:p>
          </table:table-cell>
          <table:table-cell office:value-type="float" office:value="17279141" table:style-name="ce1">
            <text:p>17279141</text:p>
          </table:table-cell>
          <table:table-cell office:value-type="float" office:value="17802997" table:style-name="ce1">
            <text:p>17802997</text:p>
          </table:table-cell>
          <table:table-cell office:value-type="float" office:value="18336724" table:style-name="ce1">
            <text:p>18336724</text:p>
          </table:table-cell>
          <table:table-cell office:value-type="float" office:value="18880269" table:style-name="ce1">
            <text:p>18880269</text:p>
          </table:table-cell>
          <table:table-cell office:value-type="float" office:value="19433530" table:style-name="ce1">
            <text:p>19433530</text:p>
          </table:table-cell>
          <table:table-cell office:value-type="float" office:value="19996473" table:style-name="ce1">
            <text:p>19996473</text:p>
          </table:table-cell>
          <table:table-cell office:value-type="float" office:value="20569117" table:style-name="ce1">
            <text:p>20569117</text:p>
          </table:table-cell>
          <table:table-cell office:value-type="float" office:value="21151640" table:style-name="ce1">
            <text:p>21151640</text:p>
          </table:table-cell>
          <table:table-cell office:value-type="float" office:value="21743967" table:style-name="ce1">
            <text:p>21743967</text:p>
          </table:table-cell>
          <table:table-cell office:value-type="float" office:value="22346641" table:style-name="ce1">
            <text:p>22346641</text:p>
          </table:table-cell>
          <table:table-cell office:value-type="float" office:value="22961253" table:style-name="ce1">
            <text:p>22961253</text:p>
          </table:table-cell>
          <table:table-cell office:value-type="float" office:value="23589887" table:style-name="ce1">
            <text:p>23589887</text:p>
          </table:table-cell>
          <table:table-cell office:value-type="float" office:value="24234088" table:style-name="ce1">
            <text:p>24234088</text:p>
          </table:table-cell>
          <table:table-cell office:value-type="float" office:value="24894380" table:style-name="ce1">
            <text:p>24894380</text:p>
          </table:table-cell>
          <table:table-cell office:value-type="float" office:value="25570540" table:style-name="ce1">
            <text:p>25570540</text:p>
          </table:table-cell>
          <table:table-cell office:value-type="float" office:value="26262368" table:style-name="ce1">
            <text:p>2626236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ldives</text:p>
          </table:table-cell>
          <table:table-cell office:value-type="string" table:style-name="ce1">
            <text:p>MDV</text:p>
          </table:table-cell>
          <table:table-cell office:value-type="float" office:value="254139" table:style-name="ce1">
            <text:p>254139</text:p>
          </table:table-cell>
          <table:table-cell office:value-type="float" office:value="259183" table:style-name="ce1">
            <text:p>259183</text:p>
          </table:table-cell>
          <table:table-cell office:value-type="float" office:value="263842" table:style-name="ce1">
            <text:p>263842</text:p>
          </table:table-cell>
          <table:table-cell office:value-type="float" office:value="268455" table:style-name="ce1">
            <text:p>268455</text:p>
          </table:table-cell>
          <table:table-cell office:value-type="float" office:value="273527" table:style-name="ce1">
            <text:p>273527</text:p>
          </table:table-cell>
          <table:table-cell office:value-type="float" office:value="279398" table:style-name="ce1">
            <text:p>279398</text:p>
          </table:table-cell>
          <table:table-cell office:value-type="float" office:value="286306" table:style-name="ce1">
            <text:p>286306</text:p>
          </table:table-cell>
          <table:table-cell office:value-type="float" office:value="294186" table:style-name="ce1">
            <text:p>294186</text:p>
          </table:table-cell>
          <table:table-cell office:value-type="float" office:value="302683" table:style-name="ce1">
            <text:p>302683</text:p>
          </table:table-cell>
          <table:table-cell office:value-type="float" office:value="311265" table:style-name="ce1">
            <text:p>311265</text:p>
          </table:table-cell>
          <table:table-cell office:value-type="float" office:value="319608" table:style-name="ce1">
            <text:p>319608</text:p>
          </table:table-cell>
          <table:table-cell office:value-type="float" office:value="327487" table:style-name="ce1">
            <text:p>327487</text:p>
          </table:table-cell>
          <table:table-cell office:value-type="float" office:value="335169" table:style-name="ce1">
            <text:p>335169</text:p>
          </table:table-cell>
          <table:table-cell office:value-type="float" office:value="343452" table:style-name="ce1">
            <text:p>343452</text:p>
          </table:table-cell>
          <table:table-cell office:value-type="float" office:value="353398" table:style-name="ce1">
            <text:p>353398</text:p>
          </table:table-cell>
          <table:table-cell office:value-type="float" office:value="365734" table:style-name="ce1">
            <text:p>365734</text:p>
          </table:table-cell>
          <table:table-cell office:value-type="float" office:value="380495" table:style-name="ce1">
            <text:p>380495</text:p>
          </table:table-cell>
          <table:table-cell office:value-type="float" office:value="397237" table:style-name="ce1">
            <text:p>397237</text:p>
          </table:table-cell>
          <table:table-cell office:value-type="float" office:value="415593" table:style-name="ce1">
            <text:p>415593</text:p>
          </table:table-cell>
          <table:table-cell office:value-type="float" office:value="435015" table:style-name="ce1">
            <text:p>435015</text:p>
          </table:table-cell>
          <table:table-cell office:value-type="float" office:value="454915" table:style-name="ce1">
            <text:p>454915</text:p>
          </table:table-cell>
          <table:table-cell office:value-type="float" office:value="475513" table:style-name="ce1">
            <text:p>475513</text:p>
          </table:table-cell>
          <table:table-cell office:value-type="float" office:value="496402" table:style-name="ce1">
            <text:p>496402</text:p>
          </table:table-cell>
          <table:table-cell office:value-type="float" office:value="515696" table:style-name="ce1">
            <text:p>51569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ddle East &amp; North Africa</text:p>
          </table:table-cell>
          <table:table-cell office:value-type="string" table:style-name="ce1">
            <text:p>MEA</text:p>
          </table:table-cell>
          <table:table-cell office:value-type="float" office:value="286096964" table:style-name="ce1">
            <text:p>286096964</text:p>
          </table:table-cell>
          <table:table-cell office:value-type="float" office:value="292041181" table:style-name="ce1">
            <text:p>292041181</text:p>
          </table:table-cell>
          <table:table-cell office:value-type="float" office:value="297891731" table:style-name="ce1">
            <text:p>297891731</text:p>
          </table:table-cell>
          <table:table-cell office:value-type="float" office:value="303641740" table:style-name="ce1">
            <text:p>303641740</text:p>
          </table:table-cell>
          <table:table-cell office:value-type="float" office:value="309436741" table:style-name="ce1">
            <text:p>309436741</text:p>
          </table:table-cell>
          <table:table-cell office:value-type="float" office:value="315326801" table:style-name="ce1">
            <text:p>315326801</text:p>
          </table:table-cell>
          <table:table-cell office:value-type="float" office:value="321297208" table:style-name="ce1">
            <text:p>321297208</text:p>
          </table:table-cell>
          <table:table-cell office:value-type="float" office:value="327362252" table:style-name="ce1">
            <text:p>327362252</text:p>
          </table:table-cell>
          <table:table-cell office:value-type="float" office:value="333608779" table:style-name="ce1">
            <text:p>333608779</text:p>
          </table:table-cell>
          <table:table-cell office:value-type="float" office:value="340143481" table:style-name="ce1">
            <text:p>340143481</text:p>
          </table:table-cell>
          <table:table-cell office:value-type="float" office:value="347029874" table:style-name="ce1">
            <text:p>347029874</text:p>
          </table:table-cell>
          <table:table-cell office:value-type="float" office:value="354302463" table:style-name="ce1">
            <text:p>354302463</text:p>
          </table:table-cell>
          <table:table-cell office:value-type="float" office:value="361929136" table:style-name="ce1">
            <text:p>361929136</text:p>
          </table:table-cell>
          <table:table-cell office:value-type="float" office:value="369823252" table:style-name="ce1">
            <text:p>369823252</text:p>
          </table:table-cell>
          <table:table-cell office:value-type="float" office:value="377883993" table:style-name="ce1">
            <text:p>377883993</text:p>
          </table:table-cell>
          <table:table-cell office:value-type="float" office:value="385917886" table:style-name="ce1">
            <text:p>385917886</text:p>
          </table:table-cell>
          <table:table-cell office:value-type="float" office:value="393944527" table:style-name="ce1">
            <text:p>393944527</text:p>
          </table:table-cell>
          <table:table-cell office:value-type="float" office:value="401974219" table:style-name="ce1">
            <text:p>401974219</text:p>
          </table:table-cell>
          <table:table-cell office:value-type="float" office:value="409977874" table:style-name="ce1">
            <text:p>409977874</text:p>
          </table:table-cell>
          <table:table-cell office:value-type="float" office:value="417932242" table:style-name="ce1">
            <text:p>417932242</text:p>
          </table:table-cell>
          <table:table-cell office:value-type="float" office:value="425821770" table:style-name="ce1">
            <text:p>425821770</text:p>
          </table:table-cell>
          <table:table-cell office:value-type="float" office:value="433597626" table:style-name="ce1">
            <text:p>433597626</text:p>
          </table:table-cell>
          <table:table-cell office:value-type="float" office:value="441255234" table:style-name="ce1">
            <text:p>441255234</text:p>
          </table:table-cell>
          <table:table-cell office:value-type="float" office:value="448912959" table:style-name="ce1">
            <text:p>44891295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exico</text:p>
          </table:table-cell>
          <table:table-cell office:value-type="string" table:style-name="ce1">
            <text:p>MEX</text:p>
          </table:table-cell>
          <table:table-cell office:value-type="float" office:value="91663285" table:style-name="ce1">
            <text:p>91663285</text:p>
          </table:table-cell>
          <table:table-cell office:value-type="float" office:value="93147044" table:style-name="ce1">
            <text:p>93147044</text:p>
          </table:table-cell>
          <table:table-cell office:value-type="float" office:value="94611002" table:style-name="ce1">
            <text:p>94611002</text:p>
          </table:table-cell>
          <table:table-cell office:value-type="float" office:value="96056321" table:style-name="ce1">
            <text:p>96056321</text:p>
          </table:table-cell>
          <table:table-cell office:value-type="float" office:value="97484832" table:style-name="ce1">
            <text:p>97484832</text:p>
          </table:table-cell>
          <table:table-cell office:value-type="float" office:value="98899845" table:style-name="ce1">
            <text:p>98899845</text:p>
          </table:table-cell>
          <table:table-cell office:value-type="float" office:value="100298153" table:style-name="ce1">
            <text:p>100298153</text:p>
          </table:table-cell>
          <table:table-cell office:value-type="float" office:value="101684758" table:style-name="ce1">
            <text:p>101684758</text:p>
          </table:table-cell>
          <table:table-cell office:value-type="float" office:value="103081020" table:style-name="ce1">
            <text:p>103081020</text:p>
          </table:table-cell>
          <table:table-cell office:value-type="float" office:value="104514932" table:style-name="ce1">
            <text:p>104514932</text:p>
          </table:table-cell>
          <table:table-cell office:value-type="float" office:value="106005203" table:style-name="ce1">
            <text:p>106005203</text:p>
          </table:table-cell>
          <table:table-cell office:value-type="float" office:value="107560153" table:style-name="ce1">
            <text:p>107560153</text:p>
          </table:table-cell>
          <table:table-cell office:value-type="float" office:value="109170502" table:style-name="ce1">
            <text:p>109170502</text:p>
          </table:table-cell>
          <table:table-cell office:value-type="float" office:value="110815271" table:style-name="ce1">
            <text:p>110815271</text:p>
          </table:table-cell>
          <table:table-cell office:value-type="float" office:value="112463887" table:style-name="ce1">
            <text:p>112463887</text:p>
          </table:table-cell>
          <table:table-cell office:value-type="float" office:value="114092963" table:style-name="ce1">
            <text:p>114092963</text:p>
          </table:table-cell>
          <table:table-cell office:value-type="float" office:value="115695473" table:style-name="ce1">
            <text:p>115695473</text:p>
          </table:table-cell>
          <table:table-cell office:value-type="float" office:value="117274155" table:style-name="ce1">
            <text:p>117274155</text:p>
          </table:table-cell>
          <table:table-cell office:value-type="float" office:value="118827161" table:style-name="ce1">
            <text:p>118827161</text:p>
          </table:table-cell>
          <table:table-cell office:value-type="float" office:value="120355128" table:style-name="ce1">
            <text:p>120355128</text:p>
          </table:table-cell>
          <table:table-cell office:value-type="float" office:value="121858258" table:style-name="ce1">
            <text:p>121858258</text:p>
          </table:table-cell>
          <table:table-cell office:value-type="float" office:value="123333376" table:style-name="ce1">
            <text:p>123333376</text:p>
          </table:table-cell>
          <table:table-cell office:value-type="float" office:value="124777324" table:style-name="ce1">
            <text:p>124777324</text:p>
          </table:table-cell>
          <table:table-cell office:value-type="float" office:value="126190788" table:style-name="ce1">
            <text:p>12619078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rshall Islands</text:p>
          </table:table-cell>
          <table:table-cell office:value-type="string" table:style-name="ce1">
            <text:p>MHL</text:p>
          </table:table-cell>
          <table:table-cell office:value-type="float" office:value="50457" table:style-name="ce1">
            <text:p>50457</text:p>
          </table:table-cell>
          <table:table-cell office:value-type="float" office:value="50533" table:style-name="ce1">
            <text:p>50533</text:p>
          </table:table-cell>
          <table:table-cell office:value-type="float" office:value="50450" table:style-name="ce1">
            <text:p>50450</text:p>
          </table:table-cell>
          <table:table-cell office:value-type="float" office:value="50356" table:style-name="ce1">
            <text:p>50356</text:p>
          </table:table-cell>
          <table:table-cell office:value-type="float" office:value="50423" table:style-name="ce1">
            <text:p>50423</text:p>
          </table:table-cell>
          <table:table-cell office:value-type="float" office:value="50753" table:style-name="ce1">
            <text:p>50753</text:p>
          </table:table-cell>
          <table:table-cell office:value-type="float" office:value="51422" table:style-name="ce1">
            <text:p>51422</text:p>
          </table:table-cell>
          <table:table-cell office:value-type="float" office:value="52370" table:style-name="ce1">
            <text:p>52370</text:p>
          </table:table-cell>
          <table:table-cell office:value-type="float" office:value="53456" table:style-name="ce1">
            <text:p>53456</text:p>
          </table:table-cell>
          <table:table-cell office:value-type="float" office:value="54476" table:style-name="ce1">
            <text:p>54476</text:p>
          </table:table-cell>
          <table:table-cell office:value-type="float" office:value="55258" table:style-name="ce1">
            <text:p>55258</text:p>
          </table:table-cell>
          <table:table-cell office:value-type="float" office:value="55767" table:style-name="ce1">
            <text:p>55767</text:p>
          </table:table-cell>
          <table:table-cell office:value-type="float" office:value="56051" table:style-name="ce1">
            <text:p>56051</text:p>
          </table:table-cell>
          <table:table-cell office:value-type="float" office:value="56174" table:style-name="ce1">
            <text:p>56174</text:p>
          </table:table-cell>
          <table:table-cell office:value-type="float" office:value="56250" table:style-name="ce1">
            <text:p>56250</text:p>
          </table:table-cell>
          <table:table-cell office:value-type="float" office:value="56366" table:style-name="ce1">
            <text:p>56366</text:p>
          </table:table-cell>
          <table:table-cell office:value-type="float" office:value="56531" table:style-name="ce1">
            <text:p>56531</text:p>
          </table:table-cell>
          <table:table-cell office:value-type="float" office:value="56717" table:style-name="ce1">
            <text:p>56717</text:p>
          </table:table-cell>
          <table:table-cell office:value-type="float" office:value="56938" table:style-name="ce1">
            <text:p>56938</text:p>
          </table:table-cell>
          <table:table-cell office:value-type="float" office:value="57179" table:style-name="ce1">
            <text:p>57179</text:p>
          </table:table-cell>
          <table:table-cell office:value-type="float" office:value="57439" table:style-name="ce1">
            <text:p>57439</text:p>
          </table:table-cell>
          <table:table-cell office:value-type="float" office:value="57735" table:style-name="ce1">
            <text:p>57735</text:p>
          </table:table-cell>
          <table:table-cell office:value-type="float" office:value="58058" table:style-name="ce1">
            <text:p>58058</text:p>
          </table:table-cell>
          <table:table-cell office:value-type="float" office:value="58413" table:style-name="ce1">
            <text:p>5841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ddle income</text:p>
          </table:table-cell>
          <table:table-cell office:value-type="string" table:style-name="ce1">
            <text:p>MIC</text:p>
          </table:table-cell>
          <table:table-cell office:value-type="float" office:value="4279615454" table:style-name="ce1">
            <text:p>4279615454</text:p>
          </table:table-cell>
          <table:table-cell office:value-type="float" office:value="4344711137" table:style-name="ce1">
            <text:p>4344711137</text:p>
          </table:table-cell>
          <table:table-cell office:value-type="float" office:value="4409670544" table:style-name="ce1">
            <text:p>4409670544</text:p>
          </table:table-cell>
          <table:table-cell office:value-type="float" office:value="4473729146" table:style-name="ce1">
            <text:p>4473729146</text:p>
          </table:table-cell>
          <table:table-cell office:value-type="float" office:value="4536268136" table:style-name="ce1">
            <text:p>4536268136</text:p>
          </table:table-cell>
          <table:table-cell office:value-type="float" office:value="4597753545" table:style-name="ce1">
            <text:p>4597753545</text:p>
          </table:table-cell>
          <table:table-cell office:value-type="float" office:value="4657895203" table:style-name="ce1">
            <text:p>4657895203</text:p>
          </table:table-cell>
          <table:table-cell office:value-type="float" office:value="4717053609" table:style-name="ce1">
            <text:p>4717053609</text:p>
          </table:table-cell>
          <table:table-cell office:value-type="float" office:value="4775956596" table:style-name="ce1">
            <text:p>4775956596</text:p>
          </table:table-cell>
          <table:table-cell office:value-type="float" office:value="4834613177" table:style-name="ce1">
            <text:p>4834613177</text:p>
          </table:table-cell>
          <table:table-cell office:value-type="float" office:value="4893244904" table:style-name="ce1">
            <text:p>4893244904</text:p>
          </table:table-cell>
          <table:table-cell office:value-type="float" office:value="4951598130" table:style-name="ce1">
            <text:p>4951598130</text:p>
          </table:table-cell>
          <table:table-cell office:value-type="float" office:value="5009608584" table:style-name="ce1">
            <text:p>5009608584</text:p>
          </table:table-cell>
          <table:table-cell office:value-type="float" office:value="5068029684" table:style-name="ce1">
            <text:p>5068029684</text:p>
          </table:table-cell>
          <table:table-cell office:value-type="float" office:value="5127323571" table:style-name="ce1">
            <text:p>5127323571</text:p>
          </table:table-cell>
          <table:table-cell office:value-type="float" office:value="5187146486" table:style-name="ce1">
            <text:p>5187146486</text:p>
          </table:table-cell>
          <table:table-cell office:value-type="float" office:value="5247883426" table:style-name="ce1">
            <text:p>5247883426</text:p>
          </table:table-cell>
          <table:table-cell office:value-type="float" office:value="5309156888" table:style-name="ce1">
            <text:p>5309156888</text:p>
          </table:table-cell>
          <table:table-cell office:value-type="float" office:value="5371170751" table:style-name="ce1">
            <text:p>5371170751</text:p>
          </table:table-cell>
          <table:table-cell office:value-type="float" office:value="5433280437" table:style-name="ce1">
            <text:p>5433280437</text:p>
          </table:table-cell>
          <table:table-cell office:value-type="float" office:value="5495096687" table:style-name="ce1">
            <text:p>5495096687</text:p>
          </table:table-cell>
          <table:table-cell office:value-type="float" office:value="5556885834" table:style-name="ce1">
            <text:p>5556885834</text:p>
          </table:table-cell>
          <table:table-cell office:value-type="float" office:value="5618317323" table:style-name="ce1">
            <text:p>5618317323</text:p>
          </table:table-cell>
          <table:table-cell office:value-type="float" office:value="5677688545" table:style-name="ce1">
            <text:p>567768854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orth Macedonia</text:p>
          </table:table-cell>
          <table:table-cell office:value-type="string" table:style-name="ce1">
            <text:p>MKD</text:p>
          </table:table-cell>
          <table:table-cell office:value-type="float" office:value="1983252" table:style-name="ce1">
            <text:p>1983252</text:p>
          </table:table-cell>
          <table:table-cell office:value-type="float" office:value="1989443" table:style-name="ce1">
            <text:p>1989443</text:p>
          </table:table-cell>
          <table:table-cell office:value-type="float" office:value="1999598" table:style-name="ce1">
            <text:p>1999598</text:p>
          </table:table-cell>
          <table:table-cell office:value-type="float" office:value="2012057" table:style-name="ce1">
            <text:p>2012057</text:p>
          </table:table-cell>
          <table:table-cell office:value-type="float" office:value="2024394" table:style-name="ce1">
            <text:p>2024394</text:p>
          </table:table-cell>
          <table:table-cell office:value-type="float" office:value="2034819" table:style-name="ce1">
            <text:p>2034819</text:p>
          </table:table-cell>
          <table:table-cell office:value-type="float" office:value="2042842" table:style-name="ce1">
            <text:p>2042842</text:p>
          </table:table-cell>
          <table:table-cell office:value-type="float" office:value="2048928" table:style-name="ce1">
            <text:p>2048928</text:p>
          </table:table-cell>
          <table:table-cell office:value-type="float" office:value="2053426" table:style-name="ce1">
            <text:p>2053426</text:p>
          </table:table-cell>
          <table:table-cell office:value-type="float" office:value="2057048" table:style-name="ce1">
            <text:p>2057048</text:p>
          </table:table-cell>
          <table:table-cell office:value-type="float" office:value="2060273" table:style-name="ce1">
            <text:p>2060273</text:p>
          </table:table-cell>
          <table:table-cell office:value-type="float" office:value="2063131" table:style-name="ce1">
            <text:p>2063131</text:p>
          </table:table-cell>
          <table:table-cell office:value-type="float" office:value="2065426" table:style-name="ce1">
            <text:p>2065426</text:p>
          </table:table-cell>
          <table:table-cell office:value-type="float" office:value="2067313" table:style-name="ce1">
            <text:p>2067313</text:p>
          </table:table-cell>
          <table:table-cell office:value-type="float" office:value="2069039" table:style-name="ce1">
            <text:p>2069039</text:p>
          </table:table-cell>
          <table:table-cell office:value-type="float" office:value="2070741" table:style-name="ce1">
            <text:p>2070741</text:p>
          </table:table-cell>
          <table:table-cell office:value-type="float" office:value="2072487" table:style-name="ce1">
            <text:p>2072487</text:p>
          </table:table-cell>
          <table:table-cell office:value-type="float" office:value="2074278" table:style-name="ce1">
            <text:p>2074278</text:p>
          </table:table-cell>
          <table:table-cell office:value-type="float" office:value="2076067" table:style-name="ce1">
            <text:p>2076067</text:p>
          </table:table-cell>
          <table:table-cell office:value-type="float" office:value="2077775" table:style-name="ce1">
            <text:p>2077775</text:p>
          </table:table-cell>
          <table:table-cell office:value-type="float" office:value="2079328" table:style-name="ce1">
            <text:p>2079328</text:p>
          </table:table-cell>
          <table:table-cell office:value-type="float" office:value="2080745" table:style-name="ce1">
            <text:p>2080745</text:p>
          </table:table-cell>
          <table:table-cell office:value-type="float" office:value="2081996" table:style-name="ce1">
            <text:p>2081996</text:p>
          </table:table-cell>
          <table:table-cell office:value-type="float" office:value="2082958" table:style-name="ce1">
            <text:p>208295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li</text:p>
          </table:table-cell>
          <table:table-cell office:value-type="string" table:style-name="ce1">
            <text:p>MLI</text:p>
          </table:table-cell>
          <table:table-cell office:value-type="float" office:value="9585653" table:style-name="ce1">
            <text:p>9585653</text:p>
          </table:table-cell>
          <table:table-cell office:value-type="float" office:value="9837571" table:style-name="ce1">
            <text:p>9837571</text:p>
          </table:table-cell>
          <table:table-cell office:value-type="float" office:value="10094368" table:style-name="ce1">
            <text:p>10094368</text:p>
          </table:table-cell>
          <table:table-cell office:value-type="float" office:value="10360561" table:style-name="ce1">
            <text:p>10360561</text:p>
          </table:table-cell>
          <table:table-cell office:value-type="float" office:value="10642936" table:style-name="ce1">
            <text:p>10642936</text:p>
          </table:table-cell>
          <table:table-cell office:value-type="float" office:value="10946445" table:style-name="ce1">
            <text:p>10946445</text:p>
          </table:table-cell>
          <table:table-cell office:value-type="float" office:value="11271600" table:style-name="ce1">
            <text:p>11271600</text:p>
          </table:table-cell>
          <table:table-cell office:value-type="float" office:value="11616887" table:style-name="ce1">
            <text:p>11616887</text:p>
          </table:table-cell>
          <table:table-cell office:value-type="float" office:value="11982695" table:style-name="ce1">
            <text:p>11982695</text:p>
          </table:table-cell>
          <table:table-cell office:value-type="float" office:value="12369070" table:style-name="ce1">
            <text:p>12369070</text:p>
          </table:table-cell>
          <table:table-cell office:value-type="float" office:value="12775516" table:style-name="ce1">
            <text:p>12775516</text:p>
          </table:table-cell>
          <table:table-cell office:value-type="float" office:value="13203378" table:style-name="ce1">
            <text:p>13203378</text:p>
          </table:table-cell>
          <table:table-cell office:value-type="float" office:value="13651464" table:style-name="ce1">
            <text:p>13651464</text:p>
          </table:table-cell>
          <table:table-cell office:value-type="float" office:value="14113577" table:style-name="ce1">
            <text:p>14113577</text:p>
          </table:table-cell>
          <table:table-cell office:value-type="float" office:value="14581429" table:style-name="ce1">
            <text:p>14581429</text:p>
          </table:table-cell>
          <table:table-cell office:value-type="float" office:value="15049353" table:style-name="ce1">
            <text:p>15049353</text:p>
          </table:table-cell>
          <table:table-cell office:value-type="float" office:value="15514591" table:style-name="ce1">
            <text:p>15514591</text:p>
          </table:table-cell>
          <table:table-cell office:value-type="float" office:value="15979499" table:style-name="ce1">
            <text:p>15979499</text:p>
          </table:table-cell>
          <table:table-cell office:value-type="float" office:value="16449864" table:style-name="ce1">
            <text:p>16449864</text:p>
          </table:table-cell>
          <table:table-cell office:value-type="float" office:value="16934220" table:style-name="ce1">
            <text:p>16934220</text:p>
          </table:table-cell>
          <table:table-cell office:value-type="float" office:value="17438778" table:style-name="ce1">
            <text:p>17438778</text:p>
          </table:table-cell>
          <table:table-cell office:value-type="float" office:value="17965429" table:style-name="ce1">
            <text:p>17965429</text:p>
          </table:table-cell>
          <table:table-cell office:value-type="float" office:value="18512394" table:style-name="ce1">
            <text:p>18512394</text:p>
          </table:table-cell>
          <table:table-cell office:value-type="float" office:value="19077690" table:style-name="ce1">
            <text:p>1907769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lta</text:p>
          </table:table-cell>
          <table:table-cell office:value-type="string" table:style-name="ce1">
            <text:p>MLT</text:p>
          </table:table-cell>
          <table:table-cell office:value-type="float" office:value="377419" table:style-name="ce1">
            <text:p>377419</text:p>
          </table:table-cell>
          <table:table-cell office:value-type="float" office:value="379905" table:style-name="ce1">
            <text:p>379905</text:p>
          </table:table-cell>
          <table:table-cell office:value-type="float" office:value="382791" table:style-name="ce1">
            <text:p>382791</text:p>
          </table:table-cell>
          <table:table-cell office:value-type="float" office:value="385287" table:style-name="ce1">
            <text:p>385287</text:p>
          </table:table-cell>
          <table:table-cell office:value-type="float" office:value="387578" table:style-name="ce1">
            <text:p>387578</text:p>
          </table:table-cell>
          <table:table-cell office:value-type="float" office:value="390087" table:style-name="ce1">
            <text:p>390087</text:p>
          </table:table-cell>
          <table:table-cell office:value-type="float" office:value="393028" table:style-name="ce1">
            <text:p>393028</text:p>
          </table:table-cell>
          <table:table-cell office:value-type="float" office:value="395969" table:style-name="ce1">
            <text:p>395969</text:p>
          </table:table-cell>
          <table:table-cell office:value-type="float" office:value="398582" table:style-name="ce1">
            <text:p>398582</text:p>
          </table:table-cell>
          <table:table-cell office:value-type="float" office:value="401268" table:style-name="ce1">
            <text:p>401268</text:p>
          </table:table-cell>
          <table:table-cell office:value-type="float" office:value="403834" table:style-name="ce1">
            <text:p>403834</text:p>
          </table:table-cell>
          <table:table-cell office:value-type="float" office:value="405308" table:style-name="ce1">
            <text:p>405308</text:p>
          </table:table-cell>
          <table:table-cell office:value-type="float" office:value="406724" table:style-name="ce1">
            <text:p>406724</text:p>
          </table:table-cell>
          <table:table-cell office:value-type="float" office:value="409379" table:style-name="ce1">
            <text:p>409379</text:p>
          </table:table-cell>
          <table:table-cell office:value-type="float" office:value="412477" table:style-name="ce1">
            <text:p>412477</text:p>
          </table:table-cell>
          <table:table-cell office:value-type="float" office:value="414508" table:style-name="ce1">
            <text:p>414508</text:p>
          </table:table-cell>
          <table:table-cell office:value-type="float" office:value="416268" table:style-name="ce1">
            <text:p>416268</text:p>
          </table:table-cell>
          <table:table-cell office:value-type="float" office:value="420028" table:style-name="ce1">
            <text:p>420028</text:p>
          </table:table-cell>
          <table:table-cell office:value-type="float" office:value="425967" table:style-name="ce1">
            <text:p>425967</text:p>
          </table:table-cell>
          <table:table-cell office:value-type="float" office:value="434558" table:style-name="ce1">
            <text:p>434558</text:p>
          </table:table-cell>
          <table:table-cell office:value-type="float" office:value="445053" table:style-name="ce1">
            <text:p>445053</text:p>
          </table:table-cell>
          <table:table-cell office:value-type="float" office:value="455356" table:style-name="ce1">
            <text:p>455356</text:p>
          </table:table-cell>
          <table:table-cell office:value-type="float" office:value="467999" table:style-name="ce1">
            <text:p>467999</text:p>
          </table:table-cell>
          <table:table-cell office:value-type="float" office:value="484630" table:style-name="ce1">
            <text:p>48463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yanmar</text:p>
          </table:table-cell>
          <table:table-cell office:value-type="string" table:style-name="ce1">
            <text:p>MMR</text:p>
          </table:table-cell>
          <table:table-cell office:value-type="float" office:value="43901598" table:style-name="ce1">
            <text:p>43901598</text:p>
          </table:table-cell>
          <table:table-cell office:value-type="float" office:value="44452206" table:style-name="ce1">
            <text:p>44452206</text:p>
          </table:table-cell>
          <table:table-cell office:value-type="float" office:value="45027233" table:style-name="ce1">
            <text:p>45027233</text:p>
          </table:table-cell>
          <table:table-cell office:value-type="float" office:value="45611220" table:style-name="ce1">
            <text:p>45611220</text:p>
          </table:table-cell>
          <table:table-cell office:value-type="float" office:value="46181077" table:style-name="ce1">
            <text:p>46181077</text:p>
          </table:table-cell>
          <table:table-cell office:value-type="float" office:value="46719701" table:style-name="ce1">
            <text:p>46719701</text:p>
          </table:table-cell>
          <table:table-cell office:value-type="float" office:value="47225120" table:style-name="ce1">
            <text:p>47225120</text:p>
          </table:table-cell>
          <table:table-cell office:value-type="float" office:value="47702171" table:style-name="ce1">
            <text:p>47702171</text:p>
          </table:table-cell>
          <table:table-cell office:value-type="float" office:value="48148902" table:style-name="ce1">
            <text:p>48148902</text:p>
          </table:table-cell>
          <table:table-cell office:value-type="float" office:value="48564484" table:style-name="ce1">
            <text:p>48564484</text:p>
          </table:table-cell>
          <table:table-cell office:value-type="float" office:value="48949924" table:style-name="ce1">
            <text:p>48949924</text:p>
          </table:table-cell>
          <table:table-cell office:value-type="float" office:value="49301050" table:style-name="ce1">
            <text:p>49301050</text:p>
          </table:table-cell>
          <table:table-cell office:value-type="float" office:value="49621475" table:style-name="ce1">
            <text:p>49621475</text:p>
          </table:table-cell>
          <table:table-cell office:value-type="float" office:value="49929642" table:style-name="ce1">
            <text:p>49929642</text:p>
          </table:table-cell>
          <table:table-cell office:value-type="float" office:value="50250367" table:style-name="ce1">
            <text:p>50250367</text:p>
          </table:table-cell>
          <table:table-cell office:value-type="float" office:value="50600818" table:style-name="ce1">
            <text:p>50600818</text:p>
          </table:table-cell>
          <table:table-cell office:value-type="float" office:value="50990615" table:style-name="ce1">
            <text:p>50990615</text:p>
          </table:table-cell>
          <table:table-cell office:value-type="float" office:value="51413698" table:style-name="ce1">
            <text:p>51413698</text:p>
          </table:table-cell>
          <table:table-cell office:value-type="float" office:value="51852451" table:style-name="ce1">
            <text:p>51852451</text:p>
          </table:table-cell>
          <table:table-cell office:value-type="float" office:value="52280807" table:style-name="ce1">
            <text:p>52280807</text:p>
          </table:table-cell>
          <table:table-cell office:value-type="float" office:value="52680726" table:style-name="ce1">
            <text:p>52680726</text:p>
          </table:table-cell>
          <table:table-cell office:value-type="float" office:value="53045226" table:style-name="ce1">
            <text:p>53045226</text:p>
          </table:table-cell>
          <table:table-cell office:value-type="float" office:value="53382581" table:style-name="ce1">
            <text:p>53382581</text:p>
          </table:table-cell>
          <table:table-cell office:value-type="float" office:value="53708395" table:style-name="ce1">
            <text:p>5370839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ddle East &amp; North Africa (excluding high income)</text:p>
          </table:table-cell>
          <table:table-cell office:value-type="string" table:style-name="ce1">
            <text:p>MNA</text:p>
          </table:table-cell>
          <table:table-cell office:value-type="float" office:value="254233351" table:style-name="ce1">
            <text:p>254233351</text:p>
          </table:table-cell>
          <table:table-cell office:value-type="float" office:value="259431597" table:style-name="ce1">
            <text:p>259431597</text:p>
          </table:table-cell>
          <table:table-cell office:value-type="float" office:value="264504166" table:style-name="ce1">
            <text:p>264504166</text:p>
          </table:table-cell>
          <table:table-cell office:value-type="float" office:value="269440690" table:style-name="ce1">
            <text:p>269440690</text:p>
          </table:table-cell>
          <table:table-cell office:value-type="float" office:value="274350032" table:style-name="ce1">
            <text:p>274350032</text:p>
          </table:table-cell>
          <table:table-cell office:value-type="float" office:value="279279634" table:style-name="ce1">
            <text:p>279279634</text:p>
          </table:table-cell>
          <table:table-cell office:value-type="float" office:value="284249018" table:style-name="ce1">
            <text:p>284249018</text:p>
          </table:table-cell>
          <table:table-cell office:value-type="float" office:value="289264324" table:style-name="ce1">
            <text:p>289264324</text:p>
          </table:table-cell>
          <table:table-cell office:value-type="float" office:value="294343628" table:style-name="ce1">
            <text:p>294343628</text:p>
          </table:table-cell>
          <table:table-cell office:value-type="float" office:value="299502774" table:style-name="ce1">
            <text:p>299502774</text:p>
          </table:table-cell>
          <table:table-cell office:value-type="float" office:value="304755503" table:style-name="ce1">
            <text:p>304755503</text:p>
          </table:table-cell>
          <table:table-cell office:value-type="float" office:value="310109412" table:style-name="ce1">
            <text:p>310109412</text:p>
          </table:table-cell>
          <table:table-cell office:value-type="float" office:value="315573347" table:style-name="ce1">
            <text:p>315573347</text:p>
          </table:table-cell>
          <table:table-cell office:value-type="float" office:value="321168767" table:style-name="ce1">
            <text:p>321168767</text:p>
          </table:table-cell>
          <table:table-cell office:value-type="float" office:value="326900984" table:style-name="ce1">
            <text:p>326900984</text:p>
          </table:table-cell>
          <table:table-cell office:value-type="float" office:value="332777824" table:style-name="ce1">
            <text:p>332777824</text:p>
          </table:table-cell>
          <table:table-cell office:value-type="float" office:value="338814807" table:style-name="ce1">
            <text:p>338814807</text:p>
          </table:table-cell>
          <table:table-cell office:value-type="float" office:value="345004009" table:style-name="ce1">
            <text:p>345004009</text:p>
          </table:table-cell>
          <table:table-cell office:value-type="float" office:value="351299193" table:style-name="ce1">
            <text:p>351299193</text:p>
          </table:table-cell>
          <table:table-cell office:value-type="float" office:value="357637340" table:style-name="ce1">
            <text:p>357637340</text:p>
          </table:table-cell>
          <table:table-cell office:value-type="float" office:value="363975550" table:style-name="ce1">
            <text:p>363975550</text:p>
          </table:table-cell>
          <table:table-cell office:value-type="float" office:value="370276461" table:style-name="ce1">
            <text:p>370276461</text:p>
          </table:table-cell>
          <table:table-cell office:value-type="float" office:value="376546755" table:style-name="ce1">
            <text:p>376546755</text:p>
          </table:table-cell>
          <table:table-cell office:value-type="float" office:value="382896715" table:style-name="ce1">
            <text:p>38289671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ntenegro</text:p>
          </table:table-cell>
          <table:table-cell office:value-type="string" table:style-name="ce1">
            <text:p>MNE</text:p>
          </table:table-cell>
          <table:table-cell office:value-type="float" office:value="611712" table:style-name="ce1">
            <text:p>611712</text:p>
          </table:table-cell>
          <table:table-cell office:value-type="float" office:value="611003" table:style-name="ce1">
            <text:p>611003</text:p>
          </table:table-cell>
          <table:table-cell office:value-type="float" office:value="609520" table:style-name="ce1">
            <text:p>609520</text:p>
          </table:table-cell>
          <table:table-cell office:value-type="float" office:value="607662" table:style-name="ce1">
            <text:p>607662</text:p>
          </table:table-cell>
          <table:table-cell office:value-type="float" office:value="606001" table:style-name="ce1">
            <text:p>606001</text:p>
          </table:table-cell>
          <table:table-cell office:value-type="float" office:value="604950" table:style-name="ce1">
            <text:p>604950</text:p>
          </table:table-cell>
          <table:table-cell office:value-type="float" office:value="607389" table:style-name="ce1">
            <text:p>607389</text:p>
          </table:table-cell>
          <table:table-cell office:value-type="float" office:value="609828" table:style-name="ce1">
            <text:p>609828</text:p>
          </table:table-cell>
          <table:table-cell office:value-type="float" office:value="612267" table:style-name="ce1">
            <text:p>612267</text:p>
          </table:table-cell>
          <table:table-cell office:value-type="float" office:value="613353" table:style-name="ce1">
            <text:p>613353</text:p>
          </table:table-cell>
          <table:table-cell office:value-type="float" office:value="614261" table:style-name="ce1">
            <text:p>614261</text:p>
          </table:table-cell>
          <table:table-cell office:value-type="float" office:value="615025" table:style-name="ce1">
            <text:p>615025</text:p>
          </table:table-cell>
          <table:table-cell office:value-type="float" office:value="615875" table:style-name="ce1">
            <text:p>615875</text:p>
          </table:table-cell>
          <table:table-cell office:value-type="float" office:value="616969" table:style-name="ce1">
            <text:p>616969</text:p>
          </table:table-cell>
          <table:table-cell office:value-type="float" office:value="618294" table:style-name="ce1">
            <text:p>618294</text:p>
          </table:table-cell>
          <table:table-cell office:value-type="float" office:value="619428" table:style-name="ce1">
            <text:p>619428</text:p>
          </table:table-cell>
          <table:table-cell office:value-type="float" office:value="620079" table:style-name="ce1">
            <text:p>620079</text:p>
          </table:table-cell>
          <table:table-cell office:value-type="float" office:value="620601" table:style-name="ce1">
            <text:p>620601</text:p>
          </table:table-cell>
          <table:table-cell office:value-type="float" office:value="621207" table:style-name="ce1">
            <text:p>621207</text:p>
          </table:table-cell>
          <table:table-cell office:value-type="float" office:value="621810" table:style-name="ce1">
            <text:p>621810</text:p>
          </table:table-cell>
          <table:table-cell office:value-type="float" office:value="622159" table:style-name="ce1">
            <text:p>622159</text:p>
          </table:table-cell>
          <table:table-cell office:value-type="float" office:value="622303" table:style-name="ce1">
            <text:p>622303</text:p>
          </table:table-cell>
          <table:table-cell office:value-type="float" office:value="622373" table:style-name="ce1">
            <text:p>622373</text:p>
          </table:table-cell>
          <table:table-cell office:value-type="float" office:value="622227" table:style-name="ce1">
            <text:p>62222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ngolia</text:p>
          </table:table-cell>
          <table:table-cell office:value-type="string" table:style-name="ce1">
            <text:p>MNG</text:p>
          </table:table-cell>
          <table:table-cell office:value-type="float" office:value="2298020" table:style-name="ce1">
            <text:p>2298020</text:p>
          </table:table-cell>
          <table:table-cell office:value-type="float" office:value="2316568" table:style-name="ce1">
            <text:p>2316568</text:p>
          </table:table-cell>
          <table:table-cell office:value-type="float" office:value="2335734" table:style-name="ce1">
            <text:p>2335734</text:p>
          </table:table-cell>
          <table:table-cell office:value-type="float" office:value="2355664" table:style-name="ce1">
            <text:p>2355664</text:p>
          </table:table-cell>
          <table:table-cell office:value-type="float" office:value="2376225" table:style-name="ce1">
            <text:p>2376225</text:p>
          </table:table-cell>
          <table:table-cell office:value-type="float" office:value="2397418" table:style-name="ce1">
            <text:p>2397418</text:p>
          </table:table-cell>
          <table:table-cell office:value-type="float" office:value="2419588" table:style-name="ce1">
            <text:p>2419588</text:p>
          </table:table-cell>
          <table:table-cell office:value-type="float" office:value="2443271" table:style-name="ce1">
            <text:p>2443271</text:p>
          </table:table-cell>
          <table:table-cell office:value-type="float" office:value="2468762" table:style-name="ce1">
            <text:p>2468762</text:p>
          </table:table-cell>
          <table:table-cell office:value-type="float" office:value="2496391" table:style-name="ce1">
            <text:p>2496391</text:p>
          </table:table-cell>
          <table:table-cell office:value-type="float" office:value="2526424" table:style-name="ce1">
            <text:p>2526424</text:p>
          </table:table-cell>
          <table:table-cell office:value-type="float" office:value="2558856" table:style-name="ce1">
            <text:p>2558856</text:p>
          </table:table-cell>
          <table:table-cell office:value-type="float" office:value="2593820" table:style-name="ce1">
            <text:p>2593820</text:p>
          </table:table-cell>
          <table:table-cell office:value-type="float" office:value="2631898" table:style-name="ce1">
            <text:p>2631898</text:p>
          </table:table-cell>
          <table:table-cell office:value-type="float" office:value="2673796" table:style-name="ce1">
            <text:p>2673796</text:p>
          </table:table-cell>
          <table:table-cell office:value-type="float" office:value="2719896" table:style-name="ce1">
            <text:p>2719896</text:p>
          </table:table-cell>
          <table:table-cell office:value-type="float" office:value="2770362" table:style-name="ce1">
            <text:p>2770362</text:p>
          </table:table-cell>
          <table:table-cell office:value-type="float" office:value="2824699" table:style-name="ce1">
            <text:p>2824699</text:p>
          </table:table-cell>
          <table:table-cell office:value-type="float" office:value="2881792" table:style-name="ce1">
            <text:p>2881792</text:p>
          </table:table-cell>
          <table:table-cell office:value-type="float" office:value="2940108" table:style-name="ce1">
            <text:p>2940108</text:p>
          </table:table-cell>
          <table:table-cell office:value-type="float" office:value="2998439" table:style-name="ce1">
            <text:p>2998439</text:p>
          </table:table-cell>
          <table:table-cell office:value-type="float" office:value="3056359" table:style-name="ce1">
            <text:p>3056359</text:p>
          </table:table-cell>
          <table:table-cell office:value-type="float" office:value="3113779" table:style-name="ce1">
            <text:p>3113779</text:p>
          </table:table-cell>
          <table:table-cell office:value-type="float" office:value="3170208" table:style-name="ce1">
            <text:p>317020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orthern Mariana Islands</text:p>
          </table:table-cell>
          <table:table-cell office:value-type="string" table:style-name="ce1">
            <text:p>MNP</text:p>
          </table:table-cell>
          <table:table-cell office:value-type="float" office:value="45870" table:style-name="ce1">
            <text:p>45870</text:p>
          </table:table-cell>
          <table:table-cell office:value-type="float" office:value="47521" table:style-name="ce1">
            <text:p>47521</text:p>
          </table:table-cell>
          <table:table-cell office:value-type="float" office:value="50056" table:style-name="ce1">
            <text:p>50056</text:p>
          </table:table-cell>
          <table:table-cell office:value-type="float" office:value="52997" table:style-name="ce1">
            <text:p>52997</text:p>
          </table:table-cell>
          <table:table-cell office:value-type="float" office:value="55636" table:style-name="ce1">
            <text:p>55636</text:p>
          </table:table-cell>
          <table:table-cell office:value-type="float" office:value="57453" table:style-name="ce1">
            <text:p>57453</text:p>
          </table:table-cell>
          <table:table-cell office:value-type="float" office:value="58321" table:style-name="ce1">
            <text:p>58321</text:p>
          </table:table-cell>
          <table:table-cell office:value-type="float" office:value="58420" table:style-name="ce1">
            <text:p>58420</text:p>
          </table:table-cell>
          <table:table-cell office:value-type="float" office:value="57947" table:style-name="ce1">
            <text:p>57947</text:p>
          </table:table-cell>
          <table:table-cell office:value-type="float" office:value="57246" table:style-name="ce1">
            <text:p>57246</text:p>
          </table:table-cell>
          <table:table-cell office:value-type="float" office:value="56542" table:style-name="ce1">
            <text:p>56542</text:p>
          </table:table-cell>
          <table:table-cell office:value-type="float" office:value="55882" table:style-name="ce1">
            <text:p>55882</text:p>
          </table:table-cell>
          <table:table-cell office:value-type="float" office:value="55219" table:style-name="ce1">
            <text:p>55219</text:p>
          </table:table-cell>
          <table:table-cell office:value-type="float" office:value="54625" table:style-name="ce1">
            <text:p>54625</text:p>
          </table:table-cell>
          <table:table-cell office:value-type="float" office:value="54193" table:style-name="ce1">
            <text:p>54193</text:p>
          </table:table-cell>
          <table:table-cell office:value-type="float" office:value="53971" table:style-name="ce1">
            <text:p>53971</text:p>
          </table:table-cell>
          <table:table-cell office:value-type="float" office:value="54012" table:style-name="ce1">
            <text:p>54012</text:p>
          </table:table-cell>
          <table:table-cell office:value-type="float" office:value="54311" table:style-name="ce1">
            <text:p>54311</text:p>
          </table:table-cell>
          <table:table-cell office:value-type="float" office:value="54784" table:style-name="ce1">
            <text:p>54784</text:p>
          </table:table-cell>
          <table:table-cell office:value-type="float" office:value="55305" table:style-name="ce1">
            <text:p>55305</text:p>
          </table:table-cell>
          <table:table-cell office:value-type="float" office:value="55780" table:style-name="ce1">
            <text:p>55780</text:p>
          </table:table-cell>
          <table:table-cell office:value-type="float" office:value="56188" table:style-name="ce1">
            <text:p>56188</text:p>
          </table:table-cell>
          <table:table-cell office:value-type="float" office:value="56562" table:style-name="ce1">
            <text:p>56562</text:p>
          </table:table-cell>
          <table:table-cell office:value-type="float" office:value="56882" table:style-name="ce1">
            <text:p>5688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zambique</text:p>
          </table:table-cell>
          <table:table-cell office:value-type="string" table:style-name="ce1">
            <text:p>MOZ</text:p>
          </table:table-cell>
          <table:table-cell office:value-type="float" office:value="15483286" table:style-name="ce1">
            <text:p>15483286</text:p>
          </table:table-cell>
          <table:table-cell office:value-type="float" office:value="15960442" table:style-name="ce1">
            <text:p>15960442</text:p>
          </table:table-cell>
          <table:table-cell office:value-type="float" office:value="16397183" table:style-name="ce1">
            <text:p>16397183</text:p>
          </table:table-cell>
          <table:table-cell office:value-type="float" office:value="16813949" table:style-name="ce1">
            <text:p>16813949</text:p>
          </table:table-cell>
          <table:table-cell office:value-type="float" office:value="17244188" table:style-name="ce1">
            <text:p>17244188</text:p>
          </table:table-cell>
          <table:table-cell office:value-type="float" office:value="17711927" table:style-name="ce1">
            <text:p>17711927</text:p>
          </table:table-cell>
          <table:table-cell office:value-type="float" office:value="18221888" table:style-name="ce1">
            <text:p>18221888</text:p>
          </table:table-cell>
          <table:table-cell office:value-type="float" office:value="18764155" table:style-name="ce1">
            <text:p>18764155</text:p>
          </table:table-cell>
          <table:table-cell office:value-type="float" office:value="19331100" table:style-name="ce1">
            <text:p>19331100</text:p>
          </table:table-cell>
          <table:table-cell office:value-type="float" office:value="19910552" table:style-name="ce1">
            <text:p>19910552</text:p>
          </table:table-cell>
          <table:table-cell office:value-type="float" office:value="20493925" table:style-name="ce1">
            <text:p>20493925</text:p>
          </table:table-cell>
          <table:table-cell office:value-type="float" office:value="21080110" table:style-name="ce1">
            <text:p>21080110</text:p>
          </table:table-cell>
          <table:table-cell office:value-type="float" office:value="21673316" table:style-name="ce1">
            <text:p>21673316</text:p>
          </table:table-cell>
          <table:table-cell office:value-type="float" office:value="22276596" table:style-name="ce1">
            <text:p>22276596</text:p>
          </table:table-cell>
          <table:table-cell office:value-type="float" office:value="22894710" table:style-name="ce1">
            <text:p>22894710</text:p>
          </table:table-cell>
          <table:table-cell office:value-type="float" office:value="23531574" table:style-name="ce1">
            <text:p>23531574</text:p>
          </table:table-cell>
          <table:table-cell office:value-type="float" office:value="24187487" table:style-name="ce1">
            <text:p>24187487</text:p>
          </table:table-cell>
          <table:table-cell office:value-type="float" office:value="24862648" table:style-name="ce1">
            <text:p>24862648</text:p>
          </table:table-cell>
          <table:table-cell office:value-type="float" office:value="25560725" table:style-name="ce1">
            <text:p>25560725</text:p>
          </table:table-cell>
          <table:table-cell office:value-type="float" office:value="26286163" table:style-name="ce1">
            <text:p>26286163</text:p>
          </table:table-cell>
          <table:table-cell office:value-type="float" office:value="27042002" table:style-name="ce1">
            <text:p>27042002</text:p>
          </table:table-cell>
          <table:table-cell office:value-type="float" office:value="27829942" table:style-name="ce1">
            <text:p>27829942</text:p>
          </table:table-cell>
          <table:table-cell office:value-type="float" office:value="28649007" table:style-name="ce1">
            <text:p>28649007</text:p>
          </table:table-cell>
          <table:table-cell office:value-type="float" office:value="29495962" table:style-name="ce1">
            <text:p>2949596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uritania</text:p>
          </table:table-cell>
          <table:table-cell office:value-type="string" table:style-name="ce1">
            <text:p>MRT</text:p>
          </table:table-cell>
          <table:table-cell office:value-type="float" office:value="2313630" table:style-name="ce1">
            <text:p>2313630</text:p>
          </table:table-cell>
          <table:table-cell office:value-type="float" office:value="2372901" table:style-name="ce1">
            <text:p>2372901</text:p>
          </table:table-cell>
          <table:table-cell office:value-type="float" office:value="2433563" table:style-name="ce1">
            <text:p>2433563</text:p>
          </table:table-cell>
          <table:table-cell office:value-type="float" office:value="2496216" table:style-name="ce1">
            <text:p>2496216</text:p>
          </table:table-cell>
          <table:table-cell office:value-type="float" office:value="2561585" table:style-name="ce1">
            <text:p>2561585</text:p>
          </table:table-cell>
          <table:table-cell office:value-type="float" office:value="2630219" table:style-name="ce1">
            <text:p>2630219</text:p>
          </table:table-cell>
          <table:table-cell office:value-type="float" office:value="2702400" table:style-name="ce1">
            <text:p>2702400</text:p>
          </table:table-cell>
          <table:table-cell office:value-type="float" office:value="2778099" table:style-name="ce1">
            <text:p>2778099</text:p>
          </table:table-cell>
          <table:table-cell office:value-type="float" office:value="2857148" table:style-name="ce1">
            <text:p>2857148</text:p>
          </table:table-cell>
          <table:table-cell office:value-type="float" office:value="2939247" table:style-name="ce1">
            <text:p>2939247</text:p>
          </table:table-cell>
          <table:table-cell office:value-type="float" office:value="3024194" table:style-name="ce1">
            <text:p>3024194</text:p>
          </table:table-cell>
          <table:table-cell office:value-type="float" office:value="3111906" table:style-name="ce1">
            <text:p>3111906</text:p>
          </table:table-cell>
          <table:table-cell office:value-type="float" office:value="3202517" table:style-name="ce1">
            <text:p>3202517</text:p>
          </table:table-cell>
          <table:table-cell office:value-type="float" office:value="3296238" table:style-name="ce1">
            <text:p>3296238</text:p>
          </table:table-cell>
          <table:table-cell office:value-type="float" office:value="3393409" table:style-name="ce1">
            <text:p>3393409</text:p>
          </table:table-cell>
          <table:table-cell office:value-type="float" office:value="3494195" table:style-name="ce1">
            <text:p>3494195</text:p>
          </table:table-cell>
          <table:table-cell office:value-type="float" office:value="3598648" table:style-name="ce1">
            <text:p>3598648</text:p>
          </table:table-cell>
          <table:table-cell office:value-type="float" office:value="3706554" table:style-name="ce1">
            <text:p>3706554</text:p>
          </table:table-cell>
          <table:table-cell office:value-type="float" office:value="3817494" table:style-name="ce1">
            <text:p>3817494</text:p>
          </table:table-cell>
          <table:table-cell office:value-type="float" office:value="3930896" table:style-name="ce1">
            <text:p>3930896</text:p>
          </table:table-cell>
          <table:table-cell office:value-type="float" office:value="4046301" table:style-name="ce1">
            <text:p>4046301</text:p>
          </table:table-cell>
          <table:table-cell office:value-type="float" office:value="4163534" table:style-name="ce1">
            <text:p>4163534</text:p>
          </table:table-cell>
          <table:table-cell office:value-type="float" office:value="4282574" table:style-name="ce1">
            <text:p>4282574</text:p>
          </table:table-cell>
          <table:table-cell office:value-type="float" office:value="4403319" table:style-name="ce1">
            <text:p>440331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uritius</text:p>
          </table:table-cell>
          <table:table-cell office:value-type="string" table:style-name="ce1">
            <text:p>MUS</text:p>
          </table:table-cell>
          <table:table-cell office:value-type="float" office:value="1122457" table:style-name="ce1">
            <text:p>1122457</text:p>
          </table:table-cell>
          <table:table-cell office:value-type="float" office:value="1133996" table:style-name="ce1">
            <text:p>1133996</text:p>
          </table:table-cell>
          <table:table-cell office:value-type="float" office:value="1148284" table:style-name="ce1">
            <text:p>1148284</text:p>
          </table:table-cell>
          <table:table-cell office:value-type="float" office:value="1160421" table:style-name="ce1">
            <text:p>1160421</text:p>
          </table:table-cell>
          <table:table-cell office:value-type="float" office:value="1175267" table:style-name="ce1">
            <text:p>1175267</text:p>
          </table:table-cell>
          <table:table-cell office:value-type="float" office:value="1186873" table:style-name="ce1">
            <text:p>1186873</text:p>
          </table:table-cell>
          <table:table-cell office:value-type="float" office:value="1196287" table:style-name="ce1">
            <text:p>1196287</text:p>
          </table:table-cell>
          <table:table-cell office:value-type="float" office:value="1204621" table:style-name="ce1">
            <text:p>1204621</text:p>
          </table:table-cell>
          <table:table-cell office:value-type="float" office:value="1213370" table:style-name="ce1">
            <text:p>1213370</text:p>
          </table:table-cell>
          <table:table-cell office:value-type="float" office:value="1221003" table:style-name="ce1">
            <text:p>1221003</text:p>
          </table:table-cell>
          <table:table-cell office:value-type="float" office:value="1228254" table:style-name="ce1">
            <text:p>1228254</text:p>
          </table:table-cell>
          <table:table-cell office:value-type="float" office:value="1233996" table:style-name="ce1">
            <text:p>1233996</text:p>
          </table:table-cell>
          <table:table-cell office:value-type="float" office:value="1239630" table:style-name="ce1">
            <text:p>1239630</text:p>
          </table:table-cell>
          <table:table-cell office:value-type="float" office:value="1244121" table:style-name="ce1">
            <text:p>1244121</text:p>
          </table:table-cell>
          <table:table-cell office:value-type="float" office:value="1247429" table:style-name="ce1">
            <text:p>1247429</text:p>
          </table:table-cell>
          <table:table-cell office:value-type="float" office:value="1250400" table:style-name="ce1">
            <text:p>1250400</text:p>
          </table:table-cell>
          <table:table-cell office:value-type="float" office:value="1252404" table:style-name="ce1">
            <text:p>1252404</text:p>
          </table:table-cell>
          <table:table-cell office:value-type="float" office:value="1255882" table:style-name="ce1">
            <text:p>1255882</text:p>
          </table:table-cell>
          <table:table-cell office:value-type="float" office:value="1258653" table:style-name="ce1">
            <text:p>1258653</text:p>
          </table:table-cell>
          <table:table-cell office:value-type="float" office:value="1260934" table:style-name="ce1">
            <text:p>1260934</text:p>
          </table:table-cell>
          <table:table-cell office:value-type="float" office:value="1262605" table:style-name="ce1">
            <text:p>1262605</text:p>
          </table:table-cell>
          <table:table-cell office:value-type="float" office:value="1263473" table:style-name="ce1">
            <text:p>1263473</text:p>
          </table:table-cell>
          <table:table-cell office:value-type="float" office:value="1264613" table:style-name="ce1">
            <text:p>1264613</text:p>
          </table:table-cell>
          <table:table-cell office:value-type="float" office:value="1265303" table:style-name="ce1">
            <text:p>126530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lawi</text:p>
          </table:table-cell>
          <table:table-cell office:value-type="string" table:style-name="ce1">
            <text:p>MWI</text:p>
          </table:table-cell>
          <table:table-cell office:value-type="float" office:value="9844415" table:style-name="ce1">
            <text:p>9844415</text:p>
          </table:table-cell>
          <table:table-cell office:value-type="float" office:value="10022789" table:style-name="ce1">
            <text:p>10022789</text:p>
          </table:table-cell>
          <table:table-cell office:value-type="float" office:value="10264906" table:style-name="ce1">
            <text:p>10264906</text:p>
          </table:table-cell>
          <table:table-cell office:value-type="float" office:value="10552338" table:style-name="ce1">
            <text:p>10552338</text:p>
          </table:table-cell>
          <table:table-cell office:value-type="float" office:value="10854322" table:style-name="ce1">
            <text:p>10854322</text:p>
          </table:table-cell>
          <table:table-cell office:value-type="float" office:value="11148758" table:style-name="ce1">
            <text:p>11148758</text:p>
          </table:table-cell>
          <table:table-cell office:value-type="float" office:value="11432000" table:style-name="ce1">
            <text:p>11432000</text:p>
          </table:table-cell>
          <table:table-cell office:value-type="float" office:value="11713664" table:style-name="ce1">
            <text:p>11713664</text:p>
          </table:table-cell>
          <table:table-cell office:value-type="float" office:value="12000181" table:style-name="ce1">
            <text:p>12000181</text:p>
          </table:table-cell>
          <table:table-cell office:value-type="float" office:value="12301838" table:style-name="ce1">
            <text:p>12301838</text:p>
          </table:table-cell>
          <table:table-cell office:value-type="float" office:value="12625952" table:style-name="ce1">
            <text:p>12625952</text:p>
          </table:table-cell>
          <table:table-cell office:value-type="float" office:value="12973699" table:style-name="ce1">
            <text:p>12973699</text:p>
          </table:table-cell>
          <table:table-cell office:value-type="float" office:value="13341806" table:style-name="ce1">
            <text:p>13341806</text:p>
          </table:table-cell>
          <table:table-cell office:value-type="float" office:value="13727890" table:style-name="ce1">
            <text:p>13727890</text:p>
          </table:table-cell>
          <table:table-cell office:value-type="float" office:value="14128155" table:style-name="ce1">
            <text:p>14128155</text:p>
          </table:table-cell>
          <table:table-cell office:value-type="float" office:value="14539612" table:style-name="ce1">
            <text:p>14539612</text:p>
          </table:table-cell>
          <table:table-cell office:value-type="float" office:value="14962112" table:style-name="ce1">
            <text:p>14962112</text:p>
          </table:table-cell>
          <table:table-cell office:value-type="float" office:value="15396005" table:style-name="ce1">
            <text:p>15396005</text:p>
          </table:table-cell>
          <table:table-cell office:value-type="float" office:value="15839269" table:style-name="ce1">
            <text:p>15839269</text:p>
          </table:table-cell>
          <table:table-cell office:value-type="float" office:value="16289540" table:style-name="ce1">
            <text:p>16289540</text:p>
          </table:table-cell>
          <table:table-cell office:value-type="float" office:value="16745303" table:style-name="ce1">
            <text:p>16745303</text:p>
          </table:table-cell>
          <table:table-cell office:value-type="float" office:value="17205289" table:style-name="ce1">
            <text:p>17205289</text:p>
          </table:table-cell>
          <table:table-cell office:value-type="float" office:value="17670260" table:style-name="ce1">
            <text:p>17670260</text:p>
          </table:table-cell>
          <table:table-cell office:value-type="float" office:value="18143315" table:style-name="ce1">
            <text:p>1814331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1">
            <text:p>MYS</text:p>
          </table:table-cell>
          <table:table-cell office:value-type="float" office:value="20487607" table:style-name="ce1">
            <text:p>20487607</text:p>
          </table:table-cell>
          <table:table-cell office:value-type="float" office:value="21017613" table:style-name="ce1">
            <text:p>21017613</text:p>
          </table:table-cell>
          <table:table-cell office:value-type="float" office:value="21562793" table:style-name="ce1">
            <text:p>21562793</text:p>
          </table:table-cell>
          <table:table-cell office:value-type="float" office:value="22114654" table:style-name="ce1">
            <text:p>22114654</text:p>
          </table:table-cell>
          <table:table-cell office:value-type="float" office:value="22661298" table:style-name="ce1">
            <text:p>22661298</text:p>
          </table:table-cell>
          <table:table-cell office:value-type="float" office:value="23194257" table:style-name="ce1">
            <text:p>23194257</text:p>
          </table:table-cell>
          <table:table-cell office:value-type="float" office:value="23709119" table:style-name="ce1">
            <text:p>23709119</text:p>
          </table:table-cell>
          <table:table-cell office:value-type="float" office:value="24208391" table:style-name="ce1">
            <text:p>24208391</text:p>
          </table:table-cell>
          <table:table-cell office:value-type="float" office:value="24698819" table:style-name="ce1">
            <text:p>24698819</text:p>
          </table:table-cell>
          <table:table-cell office:value-type="float" office:value="25190652" table:style-name="ce1">
            <text:p>25190652</text:p>
          </table:table-cell>
          <table:table-cell office:value-type="float" office:value="25690611" table:style-name="ce1">
            <text:p>25690611</text:p>
          </table:table-cell>
          <table:table-cell office:value-type="float" office:value="26201961" table:style-name="ce1">
            <text:p>26201961</text:p>
          </table:table-cell>
          <table:table-cell office:value-type="float" office:value="26720370" table:style-name="ce1">
            <text:p>26720370</text:p>
          </table:table-cell>
          <table:table-cell office:value-type="float" office:value="27236006" table:style-name="ce1">
            <text:p>27236006</text:p>
          </table:table-cell>
          <table:table-cell office:value-type="float" office:value="27735040" table:style-name="ce1">
            <text:p>27735040</text:p>
          </table:table-cell>
          <table:table-cell office:value-type="float" office:value="28208035" table:style-name="ce1">
            <text:p>28208035</text:p>
          </table:table-cell>
          <table:table-cell office:value-type="float" office:value="28650955" table:style-name="ce1">
            <text:p>28650955</text:p>
          </table:table-cell>
          <table:table-cell office:value-type="float" office:value="29068159" table:style-name="ce1">
            <text:p>29068159</text:p>
          </table:table-cell>
          <table:table-cell office:value-type="float" office:value="29468872" table:style-name="ce1">
            <text:p>29468872</text:p>
          </table:table-cell>
          <table:table-cell office:value-type="float" office:value="29866559" table:style-name="ce1">
            <text:p>29866559</text:p>
          </table:table-cell>
          <table:table-cell office:value-type="float" office:value="30270962" table:style-name="ce1">
            <text:p>30270962</text:p>
          </table:table-cell>
          <table:table-cell office:value-type="float" office:value="30684804" table:style-name="ce1">
            <text:p>30684804</text:p>
          </table:table-cell>
          <table:table-cell office:value-type="float" office:value="31105028" table:style-name="ce1">
            <text:p>31105028</text:p>
          </table:table-cell>
          <table:table-cell office:value-type="float" office:value="31528585" table:style-name="ce1">
            <text:p>3152858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orth America</text:p>
          </table:table-cell>
          <table:table-cell office:value-type="string" table:style-name="ce1">
            <text:p>NAC</text:p>
          </table:table-cell>
          <table:table-cell office:value-type="float" office:value="295640057" table:style-name="ce1">
            <text:p>295640057</text:p>
          </table:table-cell>
          <table:table-cell office:value-type="float" office:value="299064347" table:style-name="ce1">
            <text:p>299064347</text:p>
          </table:table-cell>
          <table:table-cell office:value-type="float" office:value="302623445" table:style-name="ce1">
            <text:p>302623445</text:p>
          </table:table-cell>
          <table:table-cell office:value-type="float" office:value="306070116" table:style-name="ce1">
            <text:p>306070116</text:p>
          </table:table-cell>
          <table:table-cell office:value-type="float" office:value="309502571" table:style-name="ce1">
            <text:p>309502571</text:p>
          </table:table-cell>
          <table:table-cell office:value-type="float" office:value="312909974" table:style-name="ce1">
            <text:p>312909974</text:p>
          </table:table-cell>
          <table:table-cell office:value-type="float" office:value="316052361" table:style-name="ce1">
            <text:p>316052361</text:p>
          </table:table-cell>
          <table:table-cell office:value-type="float" office:value="319048184" table:style-name="ce1">
            <text:p>319048184</text:p>
          </table:table-cell>
          <table:table-cell office:value-type="float" office:value="321815286" table:style-name="ce1">
            <text:p>321815286</text:p>
          </table:table-cell>
          <table:table-cell office:value-type="float" office:value="324809693" table:style-name="ce1">
            <text:p>324809693</text:p>
          </table:table-cell>
          <table:table-cell office:value-type="float" office:value="327824506" table:style-name="ce1">
            <text:p>327824506</text:p>
          </table:table-cell>
          <table:table-cell office:value-type="float" office:value="331015609" table:style-name="ce1">
            <text:p>331015609</text:p>
          </table:table-cell>
          <table:table-cell office:value-type="float" office:value="334185120" table:style-name="ce1">
            <text:p>334185120</text:p>
          </table:table-cell>
          <table:table-cell office:value-type="float" office:value="337406357" table:style-name="ce1">
            <text:p>337406357</text:p>
          </table:table-cell>
          <table:table-cell office:value-type="float" office:value="340466060" table:style-name="ce1">
            <text:p>340466060</text:p>
          </table:table-cell>
          <table:table-cell office:value-type="float" office:value="343391679" table:style-name="ce1">
            <text:p>343391679</text:p>
          </table:table-cell>
          <table:table-cell office:value-type="float" office:value="345960766" table:style-name="ce1">
            <text:p>345960766</text:p>
          </table:table-cell>
          <table:table-cell office:value-type="float" office:value="348610010" table:style-name="ce1">
            <text:p>348610010</text:p>
          </table:table-cell>
          <table:table-cell office:value-type="float" office:value="351141670" table:style-name="ce1">
            <text:p>351141670</text:p>
          </table:table-cell>
          <table:table-cell office:value-type="float" office:value="353803582" table:style-name="ce1">
            <text:p>353803582</text:p>
          </table:table-cell>
          <table:table-cell office:value-type="float" office:value="356403310" table:style-name="ce1">
            <text:p>356403310</text:p>
          </table:table-cell>
          <table:table-cell office:value-type="float" office:value="359115353" table:style-name="ce1">
            <text:p>359115353</text:p>
          </table:table-cell>
          <table:table-cell office:value-type="float" office:value="361592734" table:style-name="ce1">
            <text:p>361592734</text:p>
          </table:table-cell>
          <table:table-cell office:value-type="float" office:value="363809239" table:style-name="ce1">
            <text:p>36380923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amibia</text:p>
          </table:table-cell>
          <table:table-cell office:value-type="string" table:style-name="ce1">
            <text:p>NAM</text:p>
          </table:table-cell>
          <table:table-cell office:value-type="float" office:value="1627865" table:style-name="ce1">
            <text:p>1627865</text:p>
          </table:table-cell>
          <table:table-cell office:value-type="float" office:value="1663378" table:style-name="ce1">
            <text:p>1663378</text:p>
          </table:table-cell>
          <table:table-cell office:value-type="float" office:value="1698032" table:style-name="ce1">
            <text:p>1698032</text:p>
          </table:table-cell>
          <table:table-cell office:value-type="float" office:value="1731639" table:style-name="ce1">
            <text:p>1731639</text:p>
          </table:table-cell>
          <table:table-cell office:value-type="float" office:value="1763859" table:style-name="ce1">
            <text:p>1763859</text:p>
          </table:table-cell>
          <table:table-cell office:value-type="float" office:value="1794571" table:style-name="ce1">
            <text:p>1794571</text:p>
          </table:table-cell>
          <table:table-cell office:value-type="float" office:value="1823672" table:style-name="ce1">
            <text:p>1823672</text:p>
          </table:table-cell>
          <table:table-cell office:value-type="float" office:value="1851523" table:style-name="ce1">
            <text:p>1851523</text:p>
          </table:table-cell>
          <table:table-cell office:value-type="float" office:value="1879117" table:style-name="ce1">
            <text:p>1879117</text:p>
          </table:table-cell>
          <table:table-cell office:value-type="float" office:value="1907745" table:style-name="ce1">
            <text:p>1907745</text:p>
          </table:table-cell>
          <table:table-cell office:value-type="float" office:value="1938320" table:style-name="ce1">
            <text:p>1938320</text:p>
          </table:table-cell>
          <table:table-cell office:value-type="float" office:value="1971317" table:style-name="ce1">
            <text:p>1971317</text:p>
          </table:table-cell>
          <table:table-cell office:value-type="float" office:value="2006514" table:style-name="ce1">
            <text:p>2006514</text:p>
          </table:table-cell>
          <table:table-cell office:value-type="float" office:value="2043394" table:style-name="ce1">
            <text:p>2043394</text:p>
          </table:table-cell>
          <table:table-cell office:value-type="float" office:value="2081044" table:style-name="ce1">
            <text:p>2081044</text:p>
          </table:table-cell>
          <table:table-cell office:value-type="float" office:value="2118874" table:style-name="ce1">
            <text:p>2118874</text:p>
          </table:table-cell>
          <table:table-cell office:value-type="float" office:value="2156701" table:style-name="ce1">
            <text:p>2156701</text:p>
          </table:table-cell>
          <table:table-cell office:value-type="float" office:value="2194784" table:style-name="ce1">
            <text:p>2194784</text:p>
          </table:table-cell>
          <table:table-cell office:value-type="float" office:value="2233510" table:style-name="ce1">
            <text:p>2233510</text:p>
          </table:table-cell>
          <table:table-cell office:value-type="float" office:value="2273430" table:style-name="ce1">
            <text:p>2273430</text:p>
          </table:table-cell>
          <table:table-cell office:value-type="float" office:value="2314904" table:style-name="ce1">
            <text:p>2314904</text:p>
          </table:table-cell>
          <table:table-cell office:value-type="float" office:value="2358041" table:style-name="ce1">
            <text:p>2358041</text:p>
          </table:table-cell>
          <table:table-cell office:value-type="float" office:value="2402603" table:style-name="ce1">
            <text:p>2402603</text:p>
          </table:table-cell>
          <table:table-cell office:value-type="float" office:value="2448255" table:style-name="ce1">
            <text:p>244825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w Caledonia</text:p>
          </table:table-cell>
          <table:table-cell office:value-type="string" table:style-name="ce1">
            <text:p>NCL</text:p>
          </table:table-cell>
          <table:table-cell office:value-type="float" office:value="193816" table:style-name="ce1">
            <text:p>193816</text:p>
          </table:table-cell>
          <table:table-cell office:value-type="float" office:value="197564" table:style-name="ce1">
            <text:p>197564</text:p>
          </table:table-cell>
          <table:table-cell office:value-type="float" office:value="201418" table:style-name="ce1">
            <text:p>201418</text:p>
          </table:table-cell>
          <table:table-cell office:value-type="float" office:value="205279" table:style-name="ce1">
            <text:p>205279</text:p>
          </table:table-cell>
          <table:table-cell office:value-type="float" office:value="209214" table:style-name="ce1">
            <text:p>209214</text:p>
          </table:table-cell>
          <table:table-cell office:value-type="float" office:value="213230" table:style-name="ce1">
            <text:p>213230</text:p>
          </table:table-cell>
          <table:table-cell office:value-type="float" office:value="217324" table:style-name="ce1">
            <text:p>217324</text:p>
          </table:table-cell>
          <table:table-cell office:value-type="float" office:value="221490" table:style-name="ce1">
            <text:p>221490</text:p>
          </table:table-cell>
          <table:table-cell office:value-type="float" office:value="225296" table:style-name="ce1">
            <text:p>225296</text:p>
          </table:table-cell>
          <table:table-cell office:value-type="float" office:value="228750" table:style-name="ce1">
            <text:p>228750</text:p>
          </table:table-cell>
          <table:table-cell office:value-type="float" office:value="232250" table:style-name="ce1">
            <text:p>232250</text:p>
          </table:table-cell>
          <table:table-cell office:value-type="float" office:value="235750" table:style-name="ce1">
            <text:p>235750</text:p>
          </table:table-cell>
          <table:table-cell office:value-type="float" office:value="239250" table:style-name="ce1">
            <text:p>239250</text:p>
          </table:table-cell>
          <table:table-cell office:value-type="float" office:value="242750" table:style-name="ce1">
            <text:p>242750</text:p>
          </table:table-cell>
          <table:table-cell office:value-type="float" office:value="245950" table:style-name="ce1">
            <text:p>245950</text:p>
          </table:table-cell>
          <table:table-cell office:value-type="float" office:value="249750" table:style-name="ce1">
            <text:p>249750</text:p>
          </table:table-cell>
          <table:table-cell office:value-type="float" office:value="254350" table:style-name="ce1">
            <text:p>254350</text:p>
          </table:table-cell>
          <table:table-cell office:value-type="float" office:value="259000" table:style-name="ce1">
            <text:p>259000</text:p>
          </table:table-cell>
          <table:table-cell office:value-type="float" office:value="263650" table:style-name="ce1">
            <text:p>263650</text:p>
          </table:table-cell>
          <table:table-cell office:value-type="float" office:value="268050" table:style-name="ce1">
            <text:p>268050</text:p>
          </table:table-cell>
          <table:table-cell office:value-type="float" office:value="272400" table:style-name="ce1">
            <text:p>272400</text:p>
          </table:table-cell>
          <table:table-cell office:value-type="float" office:value="276550" table:style-name="ce1">
            <text:p>276550</text:p>
          </table:table-cell>
          <table:table-cell office:value-type="float" office:value="280350" table:style-name="ce1">
            <text:p>280350</text:p>
          </table:table-cell>
          <table:table-cell office:value-type="float" office:value="284060" table:style-name="ce1">
            <text:p>28406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iger</text:p>
          </table:table-cell>
          <table:table-cell office:value-type="string" table:style-name="ce1">
            <text:p>NER</text:p>
          </table:table-cell>
          <table:table-cell office:value-type="float" office:value="9490288" table:style-name="ce1">
            <text:p>9490288</text:p>
          </table:table-cell>
          <table:table-cell office:value-type="float" office:value="9826598" table:style-name="ce1">
            <text:p>9826598</text:p>
          </table:table-cell>
          <table:table-cell office:value-type="float" office:value="10178201" table:style-name="ce1">
            <text:p>10178201</text:p>
          </table:table-cell>
          <table:table-cell office:value-type="float" office:value="10545716" table:style-name="ce1">
            <text:p>10545716</text:p>
          </table:table-cell>
          <table:table-cell office:value-type="float" office:value="10929918" table:style-name="ce1">
            <text:p>10929918</text:p>
          </table:table-cell>
          <table:table-cell office:value-type="float" office:value="11331557" table:style-name="ce1">
            <text:p>11331557</text:p>
          </table:table-cell>
          <table:table-cell office:value-type="float" office:value="11751365" table:style-name="ce1">
            <text:p>11751365</text:p>
          </table:table-cell>
          <table:table-cell office:value-type="float" office:value="12189983" table:style-name="ce1">
            <text:p>12189983</text:p>
          </table:table-cell>
          <table:table-cell office:value-type="float" office:value="12647984" table:style-name="ce1">
            <text:p>12647984</text:p>
          </table:table-cell>
          <table:table-cell office:value-type="float" office:value="13125916" table:style-name="ce1">
            <text:p>13125916</text:p>
          </table:table-cell>
          <table:table-cell office:value-type="float" office:value="13624467" table:style-name="ce1">
            <text:p>13624467</text:p>
          </table:table-cell>
          <table:table-cell office:value-type="float" office:value="14143971" table:style-name="ce1">
            <text:p>14143971</text:p>
          </table:table-cell>
          <table:table-cell office:value-type="float" office:value="14685399" table:style-name="ce1">
            <text:p>14685399</text:p>
          </table:table-cell>
          <table:table-cell office:value-type="float" office:value="15250908" table:style-name="ce1">
            <text:p>15250908</text:p>
          </table:table-cell>
          <table:table-cell office:value-type="float" office:value="15843133" table:style-name="ce1">
            <text:p>15843133</text:p>
          </table:table-cell>
          <table:table-cell office:value-type="float" office:value="16464025" table:style-name="ce1">
            <text:p>16464025</text:p>
          </table:table-cell>
          <table:table-cell office:value-type="float" office:value="17114761" table:style-name="ce1">
            <text:p>17114761</text:p>
          </table:table-cell>
          <table:table-cell office:value-type="float" office:value="17795191" table:style-name="ce1">
            <text:p>17795191</text:p>
          </table:table-cell>
          <table:table-cell office:value-type="float" office:value="18504255" table:style-name="ce1">
            <text:p>18504255</text:p>
          </table:table-cell>
          <table:table-cell office:value-type="float" office:value="19240157" table:style-name="ce1">
            <text:p>19240157</text:p>
          </table:table-cell>
          <table:table-cell office:value-type="float" office:value="20001663" table:style-name="ce1">
            <text:p>20001663</text:p>
          </table:table-cell>
          <table:table-cell office:value-type="float" office:value="20788838" table:style-name="ce1">
            <text:p>20788838</text:p>
          </table:table-cell>
          <table:table-cell office:value-type="float" office:value="21602472" table:style-name="ce1">
            <text:p>21602472</text:p>
          </table:table-cell>
          <table:table-cell office:value-type="float" office:value="22442948" table:style-name="ce1">
            <text:p>2244294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igeria</text:p>
          </table:table-cell>
          <table:table-cell office:value-type="string" table:style-name="ce1">
            <text:p>NGA</text:p>
          </table:table-cell>
          <table:table-cell office:value-type="float" office:value="107948335" table:style-name="ce1">
            <text:p>107948335</text:p>
          </table:table-cell>
          <table:table-cell office:value-type="float" office:value="110668794" table:style-name="ce1">
            <text:p>110668794</text:p>
          </table:table-cell>
          <table:table-cell office:value-type="float" office:value="113457663" table:style-name="ce1">
            <text:p>113457663</text:p>
          </table:table-cell>
          <table:table-cell office:value-type="float" office:value="116319759" table:style-name="ce1">
            <text:p>116319759</text:p>
          </table:table-cell>
          <table:table-cell office:value-type="float" office:value="119260063" table:style-name="ce1">
            <text:p>119260063</text:p>
          </table:table-cell>
          <table:table-cell office:value-type="float" office:value="122283850" table:style-name="ce1">
            <text:p>122283850</text:p>
          </table:table-cell>
          <table:table-cell office:value-type="float" office:value="125394046" table:style-name="ce1">
            <text:p>125394046</text:p>
          </table:table-cell>
          <table:table-cell office:value-type="float" office:value="128596076" table:style-name="ce1">
            <text:p>128596076</text:p>
          </table:table-cell>
          <table:table-cell office:value-type="float" office:value="131900631" table:style-name="ce1">
            <text:p>131900631</text:p>
          </table:table-cell>
          <table:table-cell office:value-type="float" office:value="135320422" table:style-name="ce1">
            <text:p>135320422</text:p>
          </table:table-cell>
          <table:table-cell office:value-type="float" office:value="138865016" table:style-name="ce1">
            <text:p>138865016</text:p>
          </table:table-cell>
          <table:table-cell office:value-type="float" office:value="142538308" table:style-name="ce1">
            <text:p>142538308</text:p>
          </table:table-cell>
          <table:table-cell office:value-type="float" office:value="146339977" table:style-name="ce1">
            <text:p>146339977</text:p>
          </table:table-cell>
          <table:table-cell office:value-type="float" office:value="150269623" table:style-name="ce1">
            <text:p>150269623</text:p>
          </table:table-cell>
          <table:table-cell office:value-type="float" office:value="154324933" table:style-name="ce1">
            <text:p>154324933</text:p>
          </table:table-cell>
          <table:table-cell office:value-type="float" office:value="158503197" table:style-name="ce1">
            <text:p>158503197</text:p>
          </table:table-cell>
          <table:table-cell office:value-type="float" office:value="162805071" table:style-name="ce1">
            <text:p>162805071</text:p>
          </table:table-cell>
          <table:table-cell office:value-type="float" office:value="167228767" table:style-name="ce1">
            <text:p>167228767</text:p>
          </table:table-cell>
          <table:table-cell office:value-type="float" office:value="171765769" table:style-name="ce1">
            <text:p>171765769</text:p>
          </table:table-cell>
          <table:table-cell office:value-type="float" office:value="176404902" table:style-name="ce1">
            <text:p>176404902</text:p>
          </table:table-cell>
          <table:table-cell office:value-type="float" office:value="181137448" table:style-name="ce1">
            <text:p>181137448</text:p>
          </table:table-cell>
          <table:table-cell office:value-type="float" office:value="185960289" table:style-name="ce1">
            <text:p>185960289</text:p>
          </table:table-cell>
          <table:table-cell office:value-type="float" office:value="190873311" table:style-name="ce1">
            <text:p>190873311</text:p>
          </table:table-cell>
          <table:table-cell office:value-type="float" office:value="195874740" table:style-name="ce1">
            <text:p>1958747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icaragua</text:p>
          </table:table-cell>
          <table:table-cell office:value-type="string" table:style-name="ce1">
            <text:p>NIC</text:p>
          </table:table-cell>
          <table:table-cell office:value-type="float" office:value="4652185" table:style-name="ce1">
            <text:p>4652185</text:p>
          </table:table-cell>
          <table:table-cell office:value-type="float" office:value="4741578" table:style-name="ce1">
            <text:p>4741578</text:p>
          </table:table-cell>
          <table:table-cell office:value-type="float" office:value="4827661" table:style-name="ce1">
            <text:p>4827661</text:p>
          </table:table-cell>
          <table:table-cell office:value-type="float" office:value="4910647" table:style-name="ce1">
            <text:p>4910647</text:p>
          </table:table-cell>
          <table:table-cell office:value-type="float" office:value="4991040" table:style-name="ce1">
            <text:p>4991040</text:p>
          </table:table-cell>
          <table:table-cell office:value-type="float" office:value="5069302" table:style-name="ce1">
            <text:p>5069302</text:p>
          </table:table-cell>
          <table:table-cell office:value-type="float" office:value="5145366" table:style-name="ce1">
            <text:p>5145366</text:p>
          </table:table-cell>
          <table:table-cell office:value-type="float" office:value="5219328" table:style-name="ce1">
            <text:p>5219328</text:p>
          </table:table-cell>
          <table:table-cell office:value-type="float" office:value="5292118" table:style-name="ce1">
            <text:p>5292118</text:p>
          </table:table-cell>
          <table:table-cell office:value-type="float" office:value="5364935" table:style-name="ce1">
            <text:p>5364935</text:p>
          </table:table-cell>
          <table:table-cell office:value-type="float" office:value="5438690" table:style-name="ce1">
            <text:p>5438690</text:p>
          </table:table-cell>
          <table:table-cell office:value-type="float" office:value="5513763" table:style-name="ce1">
            <text:p>5513763</text:p>
          </table:table-cell>
          <table:table-cell office:value-type="float" office:value="5590055" table:style-name="ce1">
            <text:p>5590055</text:p>
          </table:table-cell>
          <table:table-cell office:value-type="float" office:value="5667432" table:style-name="ce1">
            <text:p>5667432</text:p>
          </table:table-cell>
          <table:table-cell office:value-type="float" office:value="5745526" table:style-name="ce1">
            <text:p>5745526</text:p>
          </table:table-cell>
          <table:table-cell office:value-type="float" office:value="5824065" table:style-name="ce1">
            <text:p>5824065</text:p>
          </table:table-cell>
          <table:table-cell office:value-type="float" office:value="5903039" table:style-name="ce1">
            <text:p>5903039</text:p>
          </table:table-cell>
          <table:table-cell office:value-type="float" office:value="5982526" table:style-name="ce1">
            <text:p>5982526</text:p>
          </table:table-cell>
          <table:table-cell office:value-type="float" office:value="6062454" table:style-name="ce1">
            <text:p>6062454</text:p>
          </table:table-cell>
          <table:table-cell office:value-type="float" office:value="6142733" table:style-name="ce1">
            <text:p>6142733</text:p>
          </table:table-cell>
          <table:table-cell office:value-type="float" office:value="6223240" table:style-name="ce1">
            <text:p>6223240</text:p>
          </table:table-cell>
          <table:table-cell office:value-type="float" office:value="6303974" table:style-name="ce1">
            <text:p>6303974</text:p>
          </table:table-cell>
          <table:table-cell office:value-type="float" office:value="6384855" table:style-name="ce1">
            <text:p>6384855</text:p>
          </table:table-cell>
          <table:table-cell office:value-type="float" office:value="6465513" table:style-name="ce1">
            <text:p>646551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NLD</text:p>
          </table:table-cell>
          <table:table-cell office:value-type="float" office:value="15459006" table:style-name="ce1">
            <text:p>15459006</text:p>
          </table:table-cell>
          <table:table-cell office:value-type="float" office:value="15530498" table:style-name="ce1">
            <text:p>15530498</text:p>
          </table:table-cell>
          <table:table-cell office:value-type="float" office:value="15610650" table:style-name="ce1">
            <text:p>15610650</text:p>
          </table:table-cell>
          <table:table-cell office:value-type="float" office:value="15707209" table:style-name="ce1">
            <text:p>15707209</text:p>
          </table:table-cell>
          <table:table-cell office:value-type="float" office:value="15812088" table:style-name="ce1">
            <text:p>15812088</text:p>
          </table:table-cell>
          <table:table-cell office:value-type="float" office:value="15925513" table:style-name="ce1">
            <text:p>15925513</text:p>
          </table:table-cell>
          <table:table-cell office:value-type="float" office:value="16046180" table:style-name="ce1">
            <text:p>16046180</text:p>
          </table:table-cell>
          <table:table-cell office:value-type="float" office:value="16148929" table:style-name="ce1">
            <text:p>16148929</text:p>
          </table:table-cell>
          <table:table-cell office:value-type="float" office:value="16225302" table:style-name="ce1">
            <text:p>16225302</text:p>
          </table:table-cell>
          <table:table-cell office:value-type="float" office:value="16281779" table:style-name="ce1">
            <text:p>16281779</text:p>
          </table:table-cell>
          <table:table-cell office:value-type="float" office:value="16319868" table:style-name="ce1">
            <text:p>16319868</text:p>
          </table:table-cell>
          <table:table-cell office:value-type="float" office:value="16346101" table:style-name="ce1">
            <text:p>16346101</text:p>
          </table:table-cell>
          <table:table-cell office:value-type="float" office:value="16381696" table:style-name="ce1">
            <text:p>16381696</text:p>
          </table:table-cell>
          <table:table-cell office:value-type="float" office:value="16445593" table:style-name="ce1">
            <text:p>16445593</text:p>
          </table:table-cell>
          <table:table-cell office:value-type="float" office:value="16530388" table:style-name="ce1">
            <text:p>16530388</text:p>
          </table:table-cell>
          <table:table-cell office:value-type="float" office:value="16615394" table:style-name="ce1">
            <text:p>16615394</text:p>
          </table:table-cell>
          <table:table-cell office:value-type="float" office:value="16693074" table:style-name="ce1">
            <text:p>16693074</text:p>
          </table:table-cell>
          <table:table-cell office:value-type="float" office:value="16754962" table:style-name="ce1">
            <text:p>16754962</text:p>
          </table:table-cell>
          <table:table-cell office:value-type="float" office:value="16804432" table:style-name="ce1">
            <text:p>16804432</text:p>
          </table:table-cell>
          <table:table-cell office:value-type="float" office:value="16865008" table:style-name="ce1">
            <text:p>16865008</text:p>
          </table:table-cell>
          <table:table-cell office:value-type="float" office:value="16939923" table:style-name="ce1">
            <text:p>16939923</text:p>
          </table:table-cell>
          <table:table-cell office:value-type="float" office:value="17030314" table:style-name="ce1">
            <text:p>17030314</text:p>
          </table:table-cell>
          <table:table-cell office:value-type="float" office:value="17131296" table:style-name="ce1">
            <text:p>17131296</text:p>
          </table:table-cell>
          <table:table-cell office:value-type="float" office:value="17231624" table:style-name="ce1">
            <text:p>172316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orway</text:p>
          </table:table-cell>
          <table:table-cell office:value-type="string" table:style-name="ce1">
            <text:p>NOR</text:p>
          </table:table-cell>
          <table:table-cell office:value-type="float" office:value="4359184" table:style-name="ce1">
            <text:p>4359184</text:p>
          </table:table-cell>
          <table:table-cell office:value-type="float" office:value="4381336" table:style-name="ce1">
            <text:p>4381336</text:p>
          </table:table-cell>
          <table:table-cell office:value-type="float" office:value="4405157" table:style-name="ce1">
            <text:p>4405157</text:p>
          </table:table-cell>
          <table:table-cell office:value-type="float" office:value="4431464" table:style-name="ce1">
            <text:p>4431464</text:p>
          </table:table-cell>
          <table:table-cell office:value-type="float" office:value="4461913" table:style-name="ce1">
            <text:p>4461913</text:p>
          </table:table-cell>
          <table:table-cell office:value-type="float" office:value="4490967" table:style-name="ce1">
            <text:p>4490967</text:p>
          </table:table-cell>
          <table:table-cell office:value-type="float" office:value="4513751" table:style-name="ce1">
            <text:p>4513751</text:p>
          </table:table-cell>
          <table:table-cell office:value-type="float" office:value="4538159" table:style-name="ce1">
            <text:p>4538159</text:p>
          </table:table-cell>
          <table:table-cell office:value-type="float" office:value="4564855" table:style-name="ce1">
            <text:p>4564855</text:p>
          </table:table-cell>
          <table:table-cell office:value-type="float" office:value="4591910" table:style-name="ce1">
            <text:p>4591910</text:p>
          </table:table-cell>
          <table:table-cell office:value-type="float" office:value="4623291" table:style-name="ce1">
            <text:p>4623291</text:p>
          </table:table-cell>
          <table:table-cell office:value-type="float" office:value="4660677" table:style-name="ce1">
            <text:p>4660677</text:p>
          </table:table-cell>
          <table:table-cell office:value-type="float" office:value="4709153" table:style-name="ce1">
            <text:p>4709153</text:p>
          </table:table-cell>
          <table:table-cell office:value-type="float" office:value="4768212" table:style-name="ce1">
            <text:p>4768212</text:p>
          </table:table-cell>
          <table:table-cell office:value-type="float" office:value="4828726" table:style-name="ce1">
            <text:p>4828726</text:p>
          </table:table-cell>
          <table:table-cell office:value-type="float" office:value="4889252" table:style-name="ce1">
            <text:p>4889252</text:p>
          </table:table-cell>
          <table:table-cell office:value-type="float" office:value="4953088" table:style-name="ce1">
            <text:p>4953088</text:p>
          </table:table-cell>
          <table:table-cell office:value-type="float" office:value="5018573" table:style-name="ce1">
            <text:p>5018573</text:p>
          </table:table-cell>
          <table:table-cell office:value-type="float" office:value="5079623" table:style-name="ce1">
            <text:p>5079623</text:p>
          </table:table-cell>
          <table:table-cell office:value-type="float" office:value="5137232" table:style-name="ce1">
            <text:p>5137232</text:p>
          </table:table-cell>
          <table:table-cell office:value-type="float" office:value="5188607" table:style-name="ce1">
            <text:p>5188607</text:p>
          </table:table-cell>
          <table:table-cell office:value-type="float" office:value="5234519" table:style-name="ce1">
            <text:p>5234519</text:p>
          </table:table-cell>
          <table:table-cell office:value-type="float" office:value="5276968" table:style-name="ce1">
            <text:p>5276968</text:p>
          </table:table-cell>
          <table:table-cell office:value-type="float" office:value="5311916" table:style-name="ce1">
            <text:p>531191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pal</text:p>
          </table:table-cell>
          <table:table-cell office:value-type="string" table:style-name="ce1">
            <text:p>NPL</text:p>
          </table:table-cell>
          <table:table-cell office:value-type="float" office:value="21576071" table:style-name="ce1">
            <text:p>21576071</text:p>
          </table:table-cell>
          <table:table-cell office:value-type="float" office:value="22090352" table:style-name="ce1">
            <text:p>22090352</text:p>
          </table:table-cell>
          <table:table-cell office:value-type="float" office:value="22584775" table:style-name="ce1">
            <text:p>22584775</text:p>
          </table:table-cell>
          <table:table-cell office:value-type="float" office:value="23057883" table:style-name="ce1">
            <text:p>23057883</text:p>
          </table:table-cell>
          <table:table-cell office:value-type="float" office:value="23509964" table:style-name="ce1">
            <text:p>23509964</text:p>
          </table:table-cell>
          <table:table-cell office:value-type="float" office:value="23941110" table:style-name="ce1">
            <text:p>23941110</text:p>
          </table:table-cell>
          <table:table-cell office:value-type="float" office:value="24347106" table:style-name="ce1">
            <text:p>24347106</text:p>
          </table:table-cell>
          <table:table-cell office:value-type="float" office:value="24725627" table:style-name="ce1">
            <text:p>24725627</text:p>
          </table:table-cell>
          <table:table-cell office:value-type="float" office:value="25080872" table:style-name="ce1">
            <text:p>25080872</text:p>
          </table:table-cell>
          <table:table-cell office:value-type="float" office:value="25419344" table:style-name="ce1">
            <text:p>25419344</text:p>
          </table:table-cell>
          <table:table-cell office:value-type="float" office:value="25744500" table:style-name="ce1">
            <text:p>25744500</text:p>
          </table:table-cell>
          <table:table-cell office:value-type="float" office:value="26066693" table:style-name="ce1">
            <text:p>26066693</text:p>
          </table:table-cell>
          <table:table-cell office:value-type="float" office:value="26382581" table:style-name="ce1">
            <text:p>26382581</text:p>
          </table:table-cell>
          <table:table-cell office:value-type="float" office:value="26666576" table:style-name="ce1">
            <text:p>26666576</text:p>
          </table:table-cell>
          <table:table-cell office:value-type="float" office:value="26883535" table:style-name="ce1">
            <text:p>26883535</text:p>
          </table:table-cell>
          <table:table-cell office:value-type="float" office:value="27013212" table:style-name="ce1">
            <text:p>27013212</text:p>
          </table:table-cell>
          <table:table-cell office:value-type="float" office:value="27041437" table:style-name="ce1">
            <text:p>27041437</text:p>
          </table:table-cell>
          <table:table-cell office:value-type="float" office:value="26989862" table:style-name="ce1">
            <text:p>26989862</text:p>
          </table:table-cell>
          <table:table-cell office:value-type="float" office:value="26917906" table:style-name="ce1">
            <text:p>26917906</text:p>
          </table:table-cell>
          <table:table-cell office:value-type="float" office:value="26906926" table:style-name="ce1">
            <text:p>26906926</text:p>
          </table:table-cell>
          <table:table-cell office:value-type="float" office:value="27015031" table:style-name="ce1">
            <text:p>27015031</text:p>
          </table:table-cell>
          <table:table-cell office:value-type="float" office:value="27261131" table:style-name="ce1">
            <text:p>27261131</text:p>
          </table:table-cell>
          <table:table-cell office:value-type="float" office:value="27627124" table:style-name="ce1">
            <text:p>27627124</text:p>
          </table:table-cell>
          <table:table-cell office:value-type="float" office:value="28087871" table:style-name="ce1">
            <text:p>2808787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auru</text:p>
          </table:table-cell>
          <table:table-cell office:value-type="string" table:style-name="ce1">
            <text:p>NRU</text:p>
          </table:table-cell>
          <table:table-cell office:value-type="float" office:value="10628" table:style-name="ce1">
            <text:p>10628</text:p>
          </table:table-cell>
          <table:table-cell office:value-type="float" office:value="10672" table:style-name="ce1">
            <text:p>10672</text:p>
          </table:table-cell>
          <table:table-cell office:value-type="float" office:value="10647" table:style-name="ce1">
            <text:p>10647</text:p>
          </table:table-cell>
          <table:table-cell office:value-type="float" office:value="10565" table:style-name="ce1">
            <text:p>10565</text:p>
          </table:table-cell>
          <table:table-cell office:value-type="float" office:value="10449" table:style-name="ce1">
            <text:p>10449</text:p>
          </table:table-cell>
          <table:table-cell office:value-type="float" office:value="10337" table:style-name="ce1">
            <text:p>10337</text:p>
          </table:table-cell>
          <table:table-cell office:value-type="float" office:value="10215" table:style-name="ce1">
            <text:p>10215</text:p>
          </table:table-cell>
          <table:table-cell office:value-type="float" office:value="10102" table:style-name="ce1">
            <text:p>10102</text:p>
          </table:table-cell>
          <table:table-cell office:value-type="float" office:value="9994" table:style-name="ce1">
            <text:p>9994</text:p>
          </table:table-cell>
          <table:table-cell office:value-type="float" office:value="9902" table:style-name="ce1">
            <text:p>9902</text:p>
          </table:table-cell>
          <table:table-cell office:value-type="float" office:value="9849" table:style-name="ce1">
            <text:p>9849</text:p>
          </table:table-cell>
          <table:table-cell office:value-type="float" office:value="9828" table:style-name="ce1">
            <text:p>9828</text:p>
          </table:table-cell>
          <table:table-cell office:value-type="float" office:value="9842" table:style-name="ce1">
            <text:p>9842</text:p>
          </table:table-cell>
          <table:table-cell office:value-type="float" office:value="9891" table:style-name="ce1">
            <text:p>9891</text:p>
          </table:table-cell>
          <table:table-cell office:value-type="float" office:value="9939" table:style-name="ce1">
            <text:p>9939</text:p>
          </table:table-cell>
          <table:table-cell office:value-type="float" office:value="10005" table:style-name="ce1">
            <text:p>10005</text:p>
          </table:table-cell>
          <table:table-cell office:value-type="float" office:value="10057" table:style-name="ce1">
            <text:p>10057</text:p>
          </table:table-cell>
          <table:table-cell office:value-type="float" office:value="10279" table:style-name="ce1">
            <text:p>10279</text:p>
          </table:table-cell>
          <table:table-cell office:value-type="float" office:value="10821" table:style-name="ce1">
            <text:p>10821</text:p>
          </table:table-cell>
          <table:table-cell office:value-type="float" office:value="11853" table:style-name="ce1">
            <text:p>11853</text:p>
          </table:table-cell>
          <table:table-cell office:value-type="float" office:value="12475" table:style-name="ce1">
            <text:p>12475</text:p>
          </table:table-cell>
          <table:table-cell office:value-type="float" office:value="13049" table:style-name="ce1">
            <text:p>13049</text:p>
          </table:table-cell>
          <table:table-cell office:value-type="float" office:value="12876" table:style-name="ce1">
            <text:p>12876</text:p>
          </table:table-cell>
          <table:table-cell office:value-type="float" office:value="12704" table:style-name="ce1">
            <text:p>1270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NZL</text:p>
          </table:table-cell>
          <table:table-cell office:value-type="float" office:value="3673400" table:style-name="ce1">
            <text:p>3673400</text:p>
          </table:table-cell>
          <table:table-cell office:value-type="float" office:value="3732000" table:style-name="ce1">
            <text:p>3732000</text:p>
          </table:table-cell>
          <table:table-cell office:value-type="float" office:value="3781300" table:style-name="ce1">
            <text:p>3781300</text:p>
          </table:table-cell>
          <table:table-cell office:value-type="float" office:value="3815000" table:style-name="ce1">
            <text:p>3815000</text:p>
          </table:table-cell>
          <table:table-cell office:value-type="float" office:value="3835100" table:style-name="ce1">
            <text:p>3835100</text:p>
          </table:table-cell>
          <table:table-cell office:value-type="float" office:value="3857700" table:style-name="ce1">
            <text:p>3857700</text:p>
          </table:table-cell>
          <table:table-cell office:value-type="float" office:value="3880500" table:style-name="ce1">
            <text:p>3880500</text:p>
          </table:table-cell>
          <table:table-cell office:value-type="float" office:value="3948500" table:style-name="ce1">
            <text:p>3948500</text:p>
          </table:table-cell>
          <table:table-cell office:value-type="float" office:value="4027200" table:style-name="ce1">
            <text:p>4027200</text:p>
          </table:table-cell>
          <table:table-cell office:value-type="float" office:value="4087500" table:style-name="ce1">
            <text:p>4087500</text:p>
          </table:table-cell>
          <table:table-cell office:value-type="float" office:value="4133900" table:style-name="ce1">
            <text:p>4133900</text:p>
          </table:table-cell>
          <table:table-cell office:value-type="float" office:value="4184600" table:style-name="ce1">
            <text:p>4184600</text:p>
          </table:table-cell>
          <table:table-cell office:value-type="float" office:value="4223800" table:style-name="ce1">
            <text:p>4223800</text:p>
          </table:table-cell>
          <table:table-cell office:value-type="float" office:value="4259800" table:style-name="ce1">
            <text:p>4259800</text:p>
          </table:table-cell>
          <table:table-cell office:value-type="float" office:value="4302600" table:style-name="ce1">
            <text:p>4302600</text:p>
          </table:table-cell>
          <table:table-cell office:value-type="float" office:value="4350700" table:style-name="ce1">
            <text:p>4350700</text:p>
          </table:table-cell>
          <table:table-cell office:value-type="float" office:value="4384000" table:style-name="ce1">
            <text:p>4384000</text:p>
          </table:table-cell>
          <table:table-cell office:value-type="float" office:value="4408100" table:style-name="ce1">
            <text:p>4408100</text:p>
          </table:table-cell>
          <table:table-cell office:value-type="float" office:value="4442100" table:style-name="ce1">
            <text:p>4442100</text:p>
          </table:table-cell>
          <table:table-cell office:value-type="float" office:value="4509700" table:style-name="ce1">
            <text:p>4509700</text:p>
          </table:table-cell>
          <table:table-cell office:value-type="float" office:value="4595700" table:style-name="ce1">
            <text:p>4595700</text:p>
          </table:table-cell>
          <table:table-cell office:value-type="float" office:value="4693200" table:style-name="ce1">
            <text:p>4693200</text:p>
          </table:table-cell>
          <table:table-cell office:value-type="float" office:value="4793900" table:style-name="ce1">
            <text:p>4793900</text:p>
          </table:table-cell>
          <table:table-cell office:value-type="float" office:value="4841000" table:style-name="ce1">
            <text:p>48410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OECD members</text:p>
          </table:table-cell>
          <table:table-cell office:value-type="string" table:style-name="ce1">
            <text:p>OED</text:p>
          </table:table-cell>
          <table:table-cell office:value-type="float" office:value="1116879852" table:style-name="ce1">
            <text:p>1116879852</text:p>
          </table:table-cell>
          <table:table-cell office:value-type="float" office:value="1125172255" table:style-name="ce1">
            <text:p>1125172255</text:p>
          </table:table-cell>
          <table:table-cell office:value-type="float" office:value="1133422874" table:style-name="ce1">
            <text:p>1133422874</text:p>
          </table:table-cell>
          <table:table-cell office:value-type="float" office:value="1141378668" table:style-name="ce1">
            <text:p>1141378668</text:p>
          </table:table-cell>
          <table:table-cell office:value-type="float" office:value="1149382451" table:style-name="ce1">
            <text:p>1149382451</text:p>
          </table:table-cell>
          <table:table-cell office:value-type="float" office:value="1157244082" table:style-name="ce1">
            <text:p>1157244082</text:p>
          </table:table-cell>
          <table:table-cell office:value-type="float" office:value="1165497846" table:style-name="ce1">
            <text:p>1165497846</text:p>
          </table:table-cell>
          <table:table-cell office:value-type="float" office:value="1173879536" table:style-name="ce1">
            <text:p>1173879536</text:p>
          </table:table-cell>
          <table:table-cell office:value-type="float" office:value="1182206361" table:style-name="ce1">
            <text:p>1182206361</text:p>
          </table:table-cell>
          <table:table-cell office:value-type="float" office:value="1190571071" table:style-name="ce1">
            <text:p>1190571071</text:p>
          </table:table-cell>
          <table:table-cell office:value-type="float" office:value="1198888103" table:style-name="ce1">
            <text:p>1198888103</text:p>
          </table:table-cell>
          <table:table-cell office:value-type="float" office:value="1207587551" table:style-name="ce1">
            <text:p>1207587551</text:p>
          </table:table-cell>
          <table:table-cell office:value-type="float" office:value="1216472640" table:style-name="ce1">
            <text:p>1216472640</text:p>
          </table:table-cell>
          <table:table-cell office:value-type="float" office:value="1225804612" table:style-name="ce1">
            <text:p>1225804612</text:p>
          </table:table-cell>
          <table:table-cell office:value-type="float" office:value="1234364086" table:style-name="ce1">
            <text:p>1234364086</text:p>
          </table:table-cell>
          <table:table-cell office:value-type="float" office:value="1242305166" table:style-name="ce1">
            <text:p>1242305166</text:p>
          </table:table-cell>
          <table:table-cell office:value-type="float" office:value="1248401283" table:style-name="ce1">
            <text:p>1248401283</text:p>
          </table:table-cell>
          <table:table-cell office:value-type="float" office:value="1255999390" table:style-name="ce1">
            <text:p>1255999390</text:p>
          </table:table-cell>
          <table:table-cell office:value-type="float" office:value="1263923670" table:style-name="ce1">
            <text:p>1263923670</text:p>
          </table:table-cell>
          <table:table-cell office:value-type="float" office:value="1272182261" table:style-name="ce1">
            <text:p>1272182261</text:p>
          </table:table-cell>
          <table:table-cell office:value-type="float" office:value="1280301380" table:style-name="ce1">
            <text:p>1280301380</text:p>
          </table:table-cell>
          <table:table-cell office:value-type="float" office:value="1288467175" table:style-name="ce1">
            <text:p>1288467175</text:p>
          </table:table-cell>
          <table:table-cell office:value-type="float" office:value="1295962941" table:style-name="ce1">
            <text:p>1295962941</text:p>
          </table:table-cell>
          <table:table-cell office:value-type="float" office:value="1302998740" table:style-name="ce1">
            <text:p>13029987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Oman</text:p>
          </table:table-cell>
          <table:table-cell office:value-type="string" table:style-name="ce1">
            <text:p>OMN</text:p>
          </table:table-cell>
          <table:table-cell office:value-type="float" office:value="2204277" table:style-name="ce1">
            <text:p>2204277</text:p>
          </table:table-cell>
          <table:table-cell office:value-type="float" office:value="2236654" table:style-name="ce1">
            <text:p>2236654</text:p>
          </table:table-cell>
          <table:table-cell office:value-type="float" office:value="2249762" table:style-name="ce1">
            <text:p>2249762</text:p>
          </table:table-cell>
          <table:table-cell office:value-type="float" office:value="2251864" table:style-name="ce1">
            <text:p>2251864</text:p>
          </table:table-cell>
          <table:table-cell office:value-type="float" office:value="2254904" table:style-name="ce1">
            <text:p>2254904</text:p>
          </table:table-cell>
          <table:table-cell office:value-type="float" office:value="2267973" table:style-name="ce1">
            <text:p>2267973</text:p>
          </table:table-cell>
          <table:table-cell office:value-type="float" office:value="2294962" table:style-name="ce1">
            <text:p>2294962</text:p>
          </table:table-cell>
          <table:table-cell office:value-type="float" office:value="2334858" table:style-name="ce1">
            <text:p>2334858</text:p>
          </table:table-cell>
          <table:table-cell office:value-type="float" office:value="2386166" table:style-name="ce1">
            <text:p>2386166</text:p>
          </table:table-cell>
          <table:table-cell office:value-type="float" office:value="2445517" table:style-name="ce1">
            <text:p>2445517</text:p>
          </table:table-cell>
          <table:table-cell office:value-type="float" office:value="2511251" table:style-name="ce1">
            <text:p>2511251</text:p>
          </table:table-cell>
          <table:table-cell office:value-type="float" office:value="2580758" table:style-name="ce1">
            <text:p>2580758</text:p>
          </table:table-cell>
          <table:table-cell office:value-type="float" office:value="2657158" table:style-name="ce1">
            <text:p>2657158</text:p>
          </table:table-cell>
          <table:table-cell office:value-type="float" office:value="2750963" table:style-name="ce1">
            <text:p>2750963</text:p>
          </table:table-cell>
          <table:table-cell office:value-type="float" office:value="2876186" table:style-name="ce1">
            <text:p>2876186</text:p>
          </table:table-cell>
          <table:table-cell office:value-type="float" office:value="3041434" table:style-name="ce1">
            <text:p>3041434</text:p>
          </table:table-cell>
          <table:table-cell office:value-type="float" office:value="3251108" table:style-name="ce1">
            <text:p>3251108</text:p>
          </table:table-cell>
          <table:table-cell office:value-type="float" office:value="3498029" table:style-name="ce1">
            <text:p>3498029</text:p>
          </table:table-cell>
          <table:table-cell office:value-type="float" office:value="3764805" table:style-name="ce1">
            <text:p>3764805</text:p>
          </table:table-cell>
          <table:table-cell office:value-type="float" office:value="4027260" table:style-name="ce1">
            <text:p>4027260</text:p>
          </table:table-cell>
          <table:table-cell office:value-type="float" office:value="4267348" table:style-name="ce1">
            <text:p>4267348</text:p>
          </table:table-cell>
          <table:table-cell office:value-type="float" office:value="4479219" table:style-name="ce1">
            <text:p>4479219</text:p>
          </table:table-cell>
          <table:table-cell office:value-type="float" office:value="4665935" table:style-name="ce1">
            <text:p>4665935</text:p>
          </table:table-cell>
          <table:table-cell office:value-type="float" office:value="4829483" table:style-name="ce1">
            <text:p>482948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Other small states</text:p>
          </table:table-cell>
          <table:table-cell office:value-type="string" table:style-name="ce1">
            <text:p>OSS</text:p>
          </table:table-cell>
          <table:table-cell office:value-type="float" office:value="19125016" table:style-name="ce1">
            <text:p>19125016</text:p>
          </table:table-cell>
          <table:table-cell office:value-type="float" office:value="19460594" table:style-name="ce1">
            <text:p>19460594</text:p>
          </table:table-cell>
          <table:table-cell office:value-type="float" office:value="19809624" table:style-name="ce1">
            <text:p>19809624</text:p>
          </table:table-cell>
          <table:table-cell office:value-type="float" office:value="20163885" table:style-name="ce1">
            <text:p>20163885</text:p>
          </table:table-cell>
          <table:table-cell office:value-type="float" office:value="20540138" table:style-name="ce1">
            <text:p>20540138</text:p>
          </table:table-cell>
          <table:table-cell office:value-type="float" office:value="20917092" table:style-name="ce1">
            <text:p>20917092</text:p>
          </table:table-cell>
          <table:table-cell office:value-type="float" office:value="21276743" table:style-name="ce1">
            <text:p>21276743</text:p>
          </table:table-cell>
          <table:table-cell office:value-type="float" office:value="21639132" table:style-name="ce1">
            <text:p>21639132</text:p>
          </table:table-cell>
          <table:table-cell office:value-type="float" office:value="22018494" table:style-name="ce1">
            <text:p>22018494</text:p>
          </table:table-cell>
          <table:table-cell office:value-type="float" office:value="22442101" table:style-name="ce1">
            <text:p>22442101</text:p>
          </table:table-cell>
          <table:table-cell office:value-type="float" office:value="22929109" table:style-name="ce1">
            <text:p>22929109</text:p>
          </table:table-cell>
          <table:table-cell office:value-type="float" office:value="23486218" table:style-name="ce1">
            <text:p>23486218</text:p>
          </table:table-cell>
          <table:table-cell office:value-type="float" office:value="24104670" table:style-name="ce1">
            <text:p>24104670</text:p>
          </table:table-cell>
          <table:table-cell office:value-type="float" office:value="24762406" table:style-name="ce1">
            <text:p>24762406</text:p>
          </table:table-cell>
          <table:table-cell office:value-type="float" office:value="25417830" table:style-name="ce1">
            <text:p>25417830</text:p>
          </table:table-cell>
          <table:table-cell office:value-type="float" office:value="26050942" table:style-name="ce1">
            <text:p>26050942</text:p>
          </table:table-cell>
          <table:table-cell office:value-type="float" office:value="26647962" table:style-name="ce1">
            <text:p>26647962</text:p>
          </table:table-cell>
          <table:table-cell office:value-type="float" office:value="27227319" table:style-name="ce1">
            <text:p>27227319</text:p>
          </table:table-cell>
          <table:table-cell office:value-type="float" office:value="27794595" table:style-name="ce1">
            <text:p>27794595</text:p>
          </table:table-cell>
          <table:table-cell office:value-type="float" office:value="28364410" table:style-name="ce1">
            <text:p>28364410</text:p>
          </table:table-cell>
          <table:table-cell office:value-type="float" office:value="28948869" table:style-name="ce1">
            <text:p>28948869</text:p>
          </table:table-cell>
          <table:table-cell office:value-type="float" office:value="29542879" table:style-name="ce1">
            <text:p>29542879</text:p>
          </table:table-cell>
          <table:table-cell office:value-type="float" office:value="30148800" table:style-name="ce1">
            <text:p>30148800</text:p>
          </table:table-cell>
          <table:table-cell office:value-type="float" office:value="30760211" table:style-name="ce1">
            <text:p>3076021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PAK</text:p>
          </table:table-cell>
          <table:table-cell office:value-type="float" office:value="123776839" table:style-name="ce1">
            <text:p>123776839</text:p>
          </table:table-cell>
          <table:table-cell office:value-type="float" office:value="127349290" table:style-name="ce1">
            <text:p>127349290</text:p>
          </table:table-cell>
          <table:table-cell office:value-type="float" office:value="131057431" table:style-name="ce1">
            <text:p>131057431</text:p>
          </table:table-cell>
          <table:table-cell office:value-type="float" office:value="134843233" table:style-name="ce1">
            <text:p>134843233</text:p>
          </table:table-cell>
          <table:table-cell office:value-type="float" office:value="138624621" table:style-name="ce1">
            <text:p>138624621</text:p>
          </table:table-cell>
          <table:table-cell office:value-type="float" office:value="142343578" table:style-name="ce1">
            <text:p>142343578</text:p>
          </table:table-cell>
          <table:table-cell office:value-type="float" office:value="145978402" table:style-name="ce1">
            <text:p>145978402</text:p>
          </table:table-cell>
          <table:table-cell office:value-type="float" office:value="149549700" table:style-name="ce1">
            <text:p>149549700</text:p>
          </table:table-cell>
          <table:table-cell office:value-type="float" office:value="153093373" table:style-name="ce1">
            <text:p>153093373</text:p>
          </table:table-cell>
          <table:table-cell office:value-type="float" office:value="156664697" table:style-name="ce1">
            <text:p>156664697</text:p>
          </table:table-cell>
          <table:table-cell office:value-type="float" office:value="160304008" table:style-name="ce1">
            <text:p>160304008</text:p>
          </table:table-cell>
          <table:table-cell office:value-type="float" office:value="164022627" table:style-name="ce1">
            <text:p>164022627</text:p>
          </table:table-cell>
          <table:table-cell office:value-type="float" office:value="167808105" table:style-name="ce1">
            <text:p>167808105</text:p>
          </table:table-cell>
          <table:table-cell office:value-type="float" office:value="171648986" table:style-name="ce1">
            <text:p>171648986</text:p>
          </table:table-cell>
          <table:table-cell office:value-type="float" office:value="175525609" table:style-name="ce1">
            <text:p>175525609</text:p>
          </table:table-cell>
          <table:table-cell office:value-type="float" office:value="179424641" table:style-name="ce1">
            <text:p>179424641</text:p>
          </table:table-cell>
          <table:table-cell office:value-type="float" office:value="183340592" table:style-name="ce1">
            <text:p>183340592</text:p>
          </table:table-cell>
          <table:table-cell office:value-type="float" office:value="187281475" table:style-name="ce1">
            <text:p>187281475</text:p>
          </table:table-cell>
          <table:table-cell office:value-type="float" office:value="191262919" table:style-name="ce1">
            <text:p>191262919</text:p>
          </table:table-cell>
          <table:table-cell office:value-type="float" office:value="195306825" table:style-name="ce1">
            <text:p>195306825</text:p>
          </table:table-cell>
          <table:table-cell office:value-type="float" office:value="199426964" table:style-name="ce1">
            <text:p>199426964</text:p>
          </table:table-cell>
          <table:table-cell office:value-type="float" office:value="203627284" table:style-name="ce1">
            <text:p>203627284</text:p>
          </table:table-cell>
          <table:table-cell office:value-type="float" office:value="207896686" table:style-name="ce1">
            <text:p>207896686</text:p>
          </table:table-cell>
          <table:table-cell office:value-type="float" office:value="212215030" table:style-name="ce1">
            <text:p>21221503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nama</text:p>
          </table:table-cell>
          <table:table-cell office:value-type="string" table:style-name="ce1">
            <text:p>PAN</text:p>
          </table:table-cell>
          <table:table-cell office:value-type="float" office:value="2739668" table:style-name="ce1">
            <text:p>2739668</text:p>
          </table:table-cell>
          <table:table-cell office:value-type="float" office:value="2796291" table:style-name="ce1">
            <text:p>2796291</text:p>
          </table:table-cell>
          <table:table-cell office:value-type="float" office:value="2853913" table:style-name="ce1">
            <text:p>2853913</text:p>
          </table:table-cell>
          <table:table-cell office:value-type="float" office:value="2912316" table:style-name="ce1">
            <text:p>2912316</text:p>
          </table:table-cell>
          <table:table-cell office:value-type="float" office:value="2971196" table:style-name="ce1">
            <text:p>2971196</text:p>
          </table:table-cell>
          <table:table-cell office:value-type="float" office:value="3030328" table:style-name="ce1">
            <text:p>3030328</text:p>
          </table:table-cell>
          <table:table-cell office:value-type="float" office:value="3089648" table:style-name="ce1">
            <text:p>3089648</text:p>
          </table:table-cell>
          <table:table-cell office:value-type="float" office:value="3149188" table:style-name="ce1">
            <text:p>3149188</text:p>
          </table:table-cell>
          <table:table-cell office:value-type="float" office:value="3209048" table:style-name="ce1">
            <text:p>3209048</text:p>
          </table:table-cell>
          <table:table-cell office:value-type="float" office:value="3269356" table:style-name="ce1">
            <text:p>3269356</text:p>
          </table:table-cell>
          <table:table-cell office:value-type="float" office:value="3330217" table:style-name="ce1">
            <text:p>3330217</text:p>
          </table:table-cell>
          <table:table-cell office:value-type="float" office:value="3391666" table:style-name="ce1">
            <text:p>3391666</text:p>
          </table:table-cell>
          <table:table-cell office:value-type="float" office:value="3453675" table:style-name="ce1">
            <text:p>3453675</text:p>
          </table:table-cell>
          <table:table-cell office:value-type="float" office:value="3516204" table:style-name="ce1">
            <text:p>3516204</text:p>
          </table:table-cell>
          <table:table-cell office:value-type="float" office:value="3579215" table:style-name="ce1">
            <text:p>3579215</text:p>
          </table:table-cell>
          <table:table-cell office:value-type="float" office:value="3642687" table:style-name="ce1">
            <text:p>3642687</text:p>
          </table:table-cell>
          <table:table-cell office:value-type="float" office:value="3706483" table:style-name="ce1">
            <text:p>3706483</text:p>
          </table:table-cell>
          <table:table-cell office:value-type="float" office:value="3770624" table:style-name="ce1">
            <text:p>3770624</text:p>
          </table:table-cell>
          <table:table-cell office:value-type="float" office:value="3835437" table:style-name="ce1">
            <text:p>3835437</text:p>
          </table:table-cell>
          <table:table-cell office:value-type="float" office:value="3901315" table:style-name="ce1">
            <text:p>3901315</text:p>
          </table:table-cell>
          <table:table-cell office:value-type="float" office:value="3968487" table:style-name="ce1">
            <text:p>3968487</text:p>
          </table:table-cell>
          <table:table-cell office:value-type="float" office:value="4037078" table:style-name="ce1">
            <text:p>4037078</text:p>
          </table:table-cell>
          <table:table-cell office:value-type="float" office:value="4106771" table:style-name="ce1">
            <text:p>4106771</text:p>
          </table:table-cell>
          <table:table-cell office:value-type="float" office:value="4176873" table:style-name="ce1">
            <text:p>417687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eru</text:p>
          </table:table-cell>
          <table:table-cell office:value-type="string" table:style-name="ce1">
            <text:p>PER</text:p>
          </table:table-cell>
          <table:table-cell office:value-type="float" office:value="24299160" table:style-name="ce1">
            <text:p>24299160</text:p>
          </table:table-cell>
          <table:table-cell office:value-type="float" office:value="24753824" table:style-name="ce1">
            <text:p>24753824</text:p>
          </table:table-cell>
          <table:table-cell office:value-type="float" office:value="25210954" table:style-name="ce1">
            <text:p>25210954</text:p>
          </table:table-cell>
          <table:table-cell office:value-type="float" office:value="25658062" table:style-name="ce1">
            <text:p>25658062</text:p>
          </table:table-cell>
          <table:table-cell office:value-type="float" office:value="26078293" table:style-name="ce1">
            <text:p>26078293</text:p>
          </table:table-cell>
          <table:table-cell office:value-type="float" office:value="26459944" table:style-name="ce1">
            <text:p>26459944</text:p>
          </table:table-cell>
          <table:table-cell office:value-type="float" office:value="26799285" table:style-name="ce1">
            <text:p>26799285</text:p>
          </table:table-cell>
          <table:table-cell office:value-type="float" office:value="27100968" table:style-name="ce1">
            <text:p>27100968</text:p>
          </table:table-cell>
          <table:table-cell office:value-type="float" office:value="27372226" table:style-name="ce1">
            <text:p>27372226</text:p>
          </table:table-cell>
          <table:table-cell office:value-type="float" office:value="27624213" table:style-name="ce1">
            <text:p>27624213</text:p>
          </table:table-cell>
          <table:table-cell office:value-type="float" office:value="27866145" table:style-name="ce1">
            <text:p>27866145</text:p>
          </table:table-cell>
          <table:table-cell office:value-type="float" office:value="28102056" table:style-name="ce1">
            <text:p>28102056</text:p>
          </table:table-cell>
          <table:table-cell office:value-type="float" office:value="28333052" table:style-name="ce1">
            <text:p>28333052</text:p>
          </table:table-cell>
          <table:table-cell office:value-type="float" office:value="28562317" table:style-name="ce1">
            <text:p>28562317</text:p>
          </table:table-cell>
          <table:table-cell office:value-type="float" office:value="28792655" table:style-name="ce1">
            <text:p>28792655</text:p>
          </table:table-cell>
          <table:table-cell office:value-type="float" office:value="29027674" table:style-name="ce1">
            <text:p>29027674</text:p>
          </table:table-cell>
          <table:table-cell office:value-type="float" office:value="29264318" table:style-name="ce1">
            <text:p>29264318</text:p>
          </table:table-cell>
          <table:table-cell office:value-type="float" office:value="29506788" table:style-name="ce1">
            <text:p>29506788</text:p>
          </table:table-cell>
          <table:table-cell office:value-type="float" office:value="29773987" table:style-name="ce1">
            <text:p>29773987</text:p>
          </table:table-cell>
          <table:table-cell office:value-type="float" office:value="30090359" table:style-name="ce1">
            <text:p>30090359</text:p>
          </table:table-cell>
          <table:table-cell office:value-type="float" office:value="30470734" table:style-name="ce1">
            <text:p>30470734</text:p>
          </table:table-cell>
          <table:table-cell office:value-type="float" office:value="30926032" table:style-name="ce1">
            <text:p>30926032</text:p>
          </table:table-cell>
          <table:table-cell office:value-type="float" office:value="31444297" table:style-name="ce1">
            <text:p>31444297</text:p>
          </table:table-cell>
          <table:table-cell office:value-type="float" office:value="31989256" table:style-name="ce1">
            <text:p>3198925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1">
            <text:p>PHL</text:p>
          </table:table-cell>
          <table:table-cell office:value-type="float" office:value="69784088" table:style-name="ce1">
            <text:p>69784088</text:p>
          </table:table-cell>
          <table:table-cell office:value-type="float" office:value="71401749" table:style-name="ce1">
            <text:p>71401749</text:p>
          </table:table-cell>
          <table:table-cell office:value-type="float" office:value="73030884" table:style-name="ce1">
            <text:p>73030884</text:p>
          </table:table-cell>
          <table:table-cell office:value-type="float" office:value="74672014" table:style-name="ce1">
            <text:p>74672014</text:p>
          </table:table-cell>
          <table:table-cell office:value-type="float" office:value="76325927" table:style-name="ce1">
            <text:p>76325927</text:p>
          </table:table-cell>
          <table:table-cell office:value-type="float" office:value="77991755" table:style-name="ce1">
            <text:p>77991755</text:p>
          </table:table-cell>
          <table:table-cell office:value-type="float" office:value="79672873" table:style-name="ce1">
            <text:p>79672873</text:p>
          </table:table-cell>
          <table:table-cell office:value-type="float" office:value="81365258" table:style-name="ce1">
            <text:p>81365258</text:p>
          </table:table-cell>
          <table:table-cell office:value-type="float" office:value="83051971" table:style-name="ce1">
            <text:p>83051971</text:p>
          </table:table-cell>
          <table:table-cell office:value-type="float" office:value="84710542" table:style-name="ce1">
            <text:p>84710542</text:p>
          </table:table-cell>
          <table:table-cell office:value-type="float" office:value="86326250" table:style-name="ce1">
            <text:p>86326250</text:p>
          </table:table-cell>
          <table:table-cell office:value-type="float" office:value="87888675" table:style-name="ce1">
            <text:p>87888675</text:p>
          </table:table-cell>
          <table:table-cell office:value-type="float" office:value="89405482" table:style-name="ce1">
            <text:p>89405482</text:p>
          </table:table-cell>
          <table:table-cell office:value-type="float" office:value="90901965" table:style-name="ce1">
            <text:p>90901965</text:p>
          </table:table-cell>
          <table:table-cell office:value-type="float" office:value="92414158" table:style-name="ce1">
            <text:p>92414158</text:p>
          </table:table-cell>
          <table:table-cell office:value-type="float" office:value="93966780" table:style-name="ce1">
            <text:p>93966780</text:p>
          </table:table-cell>
          <table:table-cell office:value-type="float" office:value="95570047" table:style-name="ce1">
            <text:p>95570047</text:p>
          </table:table-cell>
          <table:table-cell office:value-type="float" office:value="97212638" table:style-name="ce1">
            <text:p>97212638</text:p>
          </table:table-cell>
          <table:table-cell office:value-type="float" office:value="98871552" table:style-name="ce1">
            <text:p>98871552</text:p>
          </table:table-cell>
          <table:table-cell office:value-type="float" office:value="100513138" table:style-name="ce1">
            <text:p>100513138</text:p>
          </table:table-cell>
          <table:table-cell office:value-type="float" office:value="102113212" table:style-name="ce1">
            <text:p>102113212</text:p>
          </table:table-cell>
          <table:table-cell office:value-type="float" office:value="103663927" table:style-name="ce1">
            <text:p>103663927</text:p>
          </table:table-cell>
          <table:table-cell office:value-type="float" office:value="105173264" table:style-name="ce1">
            <text:p>105173264</text:p>
          </table:table-cell>
          <table:table-cell office:value-type="float" office:value="106651922" table:style-name="ce1">
            <text:p>10665192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lau</text:p>
          </table:table-cell>
          <table:table-cell office:value-type="string" table:style-name="ce1">
            <text:p>PLW</text:p>
          </table:table-cell>
          <table:table-cell office:value-type="float" office:value="17164" table:style-name="ce1">
            <text:p>17164</text:p>
          </table:table-cell>
          <table:table-cell office:value-type="float" office:value="17593" table:style-name="ce1">
            <text:p>17593</text:p>
          </table:table-cell>
          <table:table-cell office:value-type="float" office:value="18014" table:style-name="ce1">
            <text:p>18014</text:p>
          </table:table-cell>
          <table:table-cell office:value-type="float" office:value="18410" table:style-name="ce1">
            <text:p>18410</text:p>
          </table:table-cell>
          <table:table-cell office:value-type="float" office:value="18776" table:style-name="ce1">
            <text:p>18776</text:p>
          </table:table-cell>
          <table:table-cell office:value-type="float" office:value="19105" table:style-name="ce1">
            <text:p>19105</text:p>
          </table:table-cell>
          <table:table-cell office:value-type="float" office:value="19386" table:style-name="ce1">
            <text:p>19386</text:p>
          </table:table-cell>
          <table:table-cell office:value-type="float" office:value="19637" table:style-name="ce1">
            <text:p>19637</text:p>
          </table:table-cell>
          <table:table-cell office:value-type="float" office:value="19809" table:style-name="ce1">
            <text:p>19809</text:p>
          </table:table-cell>
          <table:table-cell office:value-type="float" office:value="19867" table:style-name="ce1">
            <text:p>19867</text:p>
          </table:table-cell>
          <table:table-cell office:value-type="float" office:value="19781" table:style-name="ce1">
            <text:p>19781</text:p>
          </table:table-cell>
          <table:table-cell office:value-type="float" office:value="19540" table:style-name="ce1">
            <text:p>19540</text:p>
          </table:table-cell>
          <table:table-cell office:value-type="float" office:value="19158" table:style-name="ce1">
            <text:p>19158</text:p>
          </table:table-cell>
          <table:table-cell office:value-type="float" office:value="18704" table:style-name="ce1">
            <text:p>18704</text:p>
          </table:table-cell>
          <table:table-cell office:value-type="float" office:value="18285" table:style-name="ce1">
            <text:p>18285</text:p>
          </table:table-cell>
          <table:table-cell office:value-type="float" office:value="17955" table:style-name="ce1">
            <text:p>17955</text:p>
          </table:table-cell>
          <table:table-cell office:value-type="float" office:value="17745" table:style-name="ce1">
            <text:p>17745</text:p>
          </table:table-cell>
          <table:table-cell office:value-type="float" office:value="17640" table:style-name="ce1">
            <text:p>17640</text:p>
          </table:table-cell>
          <table:table-cell office:value-type="float" office:value="17606" table:style-name="ce1">
            <text:p>17606</text:p>
          </table:table-cell>
          <table:table-cell office:value-type="float" office:value="17626" table:style-name="ce1">
            <text:p>17626</text:p>
          </table:table-cell>
          <table:table-cell office:value-type="float" office:value="17665" table:style-name="ce1">
            <text:p>17665</text:p>
          </table:table-cell>
          <table:table-cell office:value-type="float" office:value="17725" table:style-name="ce1">
            <text:p>17725</text:p>
          </table:table-cell>
          <table:table-cell office:value-type="float" office:value="17808" table:style-name="ce1">
            <text:p>17808</text:p>
          </table:table-cell>
          <table:table-cell office:value-type="float" office:value="17907" table:style-name="ce1">
            <text:p>179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pua New Guinea</text:p>
          </table:table-cell>
          <table:table-cell office:value-type="string" table:style-name="ce1">
            <text:p>PNG</text:p>
          </table:table-cell>
          <table:table-cell office:value-type="float" office:value="5187060" table:style-name="ce1">
            <text:p>5187060</text:p>
          </table:table-cell>
          <table:table-cell office:value-type="float" office:value="5314248" table:style-name="ce1">
            <text:p>5314248</text:p>
          </table:table-cell>
          <table:table-cell office:value-type="float" office:value="5446641" table:style-name="ce1">
            <text:p>5446641</text:p>
          </table:table-cell>
          <table:table-cell office:value-type="float" office:value="5581762" table:style-name="ce1">
            <text:p>5581762</text:p>
          </table:table-cell>
          <table:table-cell office:value-type="float" office:value="5716161" table:style-name="ce1">
            <text:p>5716161</text:p>
          </table:table-cell>
          <table:table-cell office:value-type="float" office:value="5847586" table:style-name="ce1">
            <text:p>5847586</text:p>
          </table:table-cell>
          <table:table-cell office:value-type="float" office:value="5974629" table:style-name="ce1">
            <text:p>5974629</text:p>
          </table:table-cell>
          <table:table-cell office:value-type="float" office:value="6098621" table:style-name="ce1">
            <text:p>6098621</text:p>
          </table:table-cell>
          <table:table-cell office:value-type="float" office:value="6223377" table:style-name="ce1">
            <text:p>6223377</text:p>
          </table:table-cell>
          <table:table-cell office:value-type="float" office:value="6354245" table:style-name="ce1">
            <text:p>6354245</text:p>
          </table:table-cell>
          <table:table-cell office:value-type="float" office:value="6494903" table:style-name="ce1">
            <text:p>6494903</text:p>
          </table:table-cell>
          <table:table-cell office:value-type="float" office:value="6646895" table:style-name="ce1">
            <text:p>6646895</text:p>
          </table:table-cell>
          <table:table-cell office:value-type="float" office:value="6808514" table:style-name="ce1">
            <text:p>6808514</text:p>
          </table:table-cell>
          <table:table-cell office:value-type="float" office:value="6976201" table:style-name="ce1">
            <text:p>6976201</text:p>
          </table:table-cell>
          <table:table-cell office:value-type="float" office:value="7144776" table:style-name="ce1">
            <text:p>7144776</text:p>
          </table:table-cell>
          <table:table-cell office:value-type="float" office:value="7310507" table:style-name="ce1">
            <text:p>7310507</text:p>
          </table:table-cell>
          <table:table-cell office:value-type="float" office:value="7472200" table:style-name="ce1">
            <text:p>7472200</text:p>
          </table:table-cell>
          <table:table-cell office:value-type="float" office:value="7631002" table:style-name="ce1">
            <text:p>7631002</text:p>
          </table:table-cell>
          <table:table-cell office:value-type="float" office:value="7788379" table:style-name="ce1">
            <text:p>7788379</text:p>
          </table:table-cell>
          <table:table-cell office:value-type="float" office:value="7946731" table:style-name="ce1">
            <text:p>7946731</text:p>
          </table:table-cell>
          <table:table-cell office:value-type="float" office:value="8107775" table:style-name="ce1">
            <text:p>8107775</text:p>
          </table:table-cell>
          <table:table-cell office:value-type="float" office:value="8271760" table:style-name="ce1">
            <text:p>8271760</text:p>
          </table:table-cell>
          <table:table-cell office:value-type="float" office:value="8438029" table:style-name="ce1">
            <text:p>8438029</text:p>
          </table:table-cell>
          <table:table-cell office:value-type="float" office:value="8606316" table:style-name="ce1">
            <text:p>860631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oland</text:p>
          </table:table-cell>
          <table:table-cell office:value-type="string" table:style-name="ce1">
            <text:p>POL</text:p>
          </table:table-cell>
          <table:table-cell office:value-type="float" office:value="38594998" table:style-name="ce1">
            <text:p>38594998</text:p>
          </table:table-cell>
          <table:table-cell office:value-type="float" office:value="38624370" table:style-name="ce1">
            <text:p>38624370</text:p>
          </table:table-cell>
          <table:table-cell office:value-type="float" office:value="38649660" table:style-name="ce1">
            <text:p>38649660</text:p>
          </table:table-cell>
          <table:table-cell office:value-type="float" office:value="38663481" table:style-name="ce1">
            <text:p>38663481</text:p>
          </table:table-cell>
          <table:table-cell office:value-type="float" office:value="38660271" table:style-name="ce1">
            <text:p>38660271</text:p>
          </table:table-cell>
          <table:table-cell office:value-type="float" office:value="38258629" table:style-name="ce1">
            <text:p>38258629</text:p>
          </table:table-cell>
          <table:table-cell office:value-type="float" office:value="38248076" table:style-name="ce1">
            <text:p>38248076</text:p>
          </table:table-cell>
          <table:table-cell office:value-type="float" office:value="38230364" table:style-name="ce1">
            <text:p>38230364</text:p>
          </table:table-cell>
          <table:table-cell office:value-type="float" office:value="38204570" table:style-name="ce1">
            <text:p>38204570</text:p>
          </table:table-cell>
          <table:table-cell office:value-type="float" office:value="38182222" table:style-name="ce1">
            <text:p>38182222</text:p>
          </table:table-cell>
          <table:table-cell office:value-type="float" office:value="38165445" table:style-name="ce1">
            <text:p>38165445</text:p>
          </table:table-cell>
          <table:table-cell office:value-type="float" office:value="38141267" table:style-name="ce1">
            <text:p>38141267</text:p>
          </table:table-cell>
          <table:table-cell office:value-type="float" office:value="38120560" table:style-name="ce1">
            <text:p>38120560</text:p>
          </table:table-cell>
          <table:table-cell office:value-type="float" office:value="38125759" table:style-name="ce1">
            <text:p>38125759</text:p>
          </table:table-cell>
          <table:table-cell office:value-type="float" office:value="38151603" table:style-name="ce1">
            <text:p>38151603</text:p>
          </table:table-cell>
          <table:table-cell office:value-type="float" office:value="38042794" table:style-name="ce1">
            <text:p>38042794</text:p>
          </table:table-cell>
          <table:table-cell office:value-type="float" office:value="38063255" table:style-name="ce1">
            <text:p>38063255</text:p>
          </table:table-cell>
          <table:table-cell office:value-type="float" office:value="38063164" table:style-name="ce1">
            <text:p>38063164</text:p>
          </table:table-cell>
          <table:table-cell office:value-type="float" office:value="38040196" table:style-name="ce1">
            <text:p>38040196</text:p>
          </table:table-cell>
          <table:table-cell office:value-type="float" office:value="38011735" table:style-name="ce1">
            <text:p>38011735</text:p>
          </table:table-cell>
          <table:table-cell office:value-type="float" office:value="37986412" table:style-name="ce1">
            <text:p>37986412</text:p>
          </table:table-cell>
          <table:table-cell office:value-type="float" office:value="37970087" table:style-name="ce1">
            <text:p>37970087</text:p>
          </table:table-cell>
          <table:table-cell office:value-type="float" office:value="37974826" table:style-name="ce1">
            <text:p>37974826</text:p>
          </table:table-cell>
          <table:table-cell office:value-type="float" office:value="37974750" table:style-name="ce1">
            <text:p>3797475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re-demographic dividend</text:p>
          </table:table-cell>
          <table:table-cell office:value-type="string" table:style-name="ce1">
            <text:p>PRE</text:p>
          </table:table-cell>
          <table:table-cell office:value-type="float" office:value="481049511" table:style-name="ce1">
            <text:p>481049511</text:p>
          </table:table-cell>
          <table:table-cell office:value-type="float" office:value="494517676" table:style-name="ce1">
            <text:p>494517676</text:p>
          </table:table-cell>
          <table:table-cell office:value-type="float" office:value="507968946" table:style-name="ce1">
            <text:p>507968946</text:p>
          </table:table-cell>
          <table:table-cell office:value-type="float" office:value="521617674" table:style-name="ce1">
            <text:p>521617674</text:p>
          </table:table-cell>
          <table:table-cell office:value-type="float" office:value="535773390" table:style-name="ce1">
            <text:p>535773390</text:p>
          </table:table-cell>
          <table:table-cell office:value-type="float" office:value="550660001" table:style-name="ce1">
            <text:p>550660001</text:p>
          </table:table-cell>
          <table:table-cell office:value-type="float" office:value="566366102" table:style-name="ce1">
            <text:p>566366102</text:p>
          </table:table-cell>
          <table:table-cell office:value-type="float" office:value="582828705" table:style-name="ce1">
            <text:p>582828705</text:p>
          </table:table-cell>
          <table:table-cell office:value-type="float" office:value="599938109" table:style-name="ce1">
            <text:p>599938109</text:p>
          </table:table-cell>
          <table:table-cell office:value-type="float" office:value="617518671" table:style-name="ce1">
            <text:p>617518671</text:p>
          </table:table-cell>
          <table:table-cell office:value-type="float" office:value="635451653" table:style-name="ce1">
            <text:p>635451653</text:p>
          </table:table-cell>
          <table:table-cell office:value-type="float" office:value="653695022" table:style-name="ce1">
            <text:p>653695022</text:p>
          </table:table-cell>
          <table:table-cell office:value-type="float" office:value="672318833" table:style-name="ce1">
            <text:p>672318833</text:p>
          </table:table-cell>
          <table:table-cell office:value-type="float" office:value="691447610" table:style-name="ce1">
            <text:p>691447610</text:p>
          </table:table-cell>
          <table:table-cell office:value-type="float" office:value="711257522" table:style-name="ce1">
            <text:p>711257522</text:p>
          </table:table-cell>
          <table:table-cell office:value-type="float" office:value="731868772" table:style-name="ce1">
            <text:p>731868772</text:p>
          </table:table-cell>
          <table:table-cell office:value-type="float" office:value="753326798" table:style-name="ce1">
            <text:p>753326798</text:p>
          </table:table-cell>
          <table:table-cell office:value-type="float" office:value="775573001" table:style-name="ce1">
            <text:p>775573001</text:p>
          </table:table-cell>
          <table:table-cell office:value-type="float" office:value="798495530" table:style-name="ce1">
            <text:p>798495530</text:p>
          </table:table-cell>
          <table:table-cell office:value-type="float" office:value="821931240" table:style-name="ce1">
            <text:p>821931240</text:p>
          </table:table-cell>
          <table:table-cell office:value-type="float" office:value="845759344" table:style-name="ce1">
            <text:p>845759344</text:p>
          </table:table-cell>
          <table:table-cell office:value-type="float" office:value="869943914" table:style-name="ce1">
            <text:p>869943914</text:p>
          </table:table-cell>
          <table:table-cell office:value-type="float" office:value="894512725" table:style-name="ce1">
            <text:p>894512725</text:p>
          </table:table-cell>
          <table:table-cell office:value-type="float" office:value="919485393" table:style-name="ce1">
            <text:p>91948539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uerto Rico</text:p>
          </table:table-cell>
          <table:table-cell office:value-type="string" table:style-name="ce1">
            <text:p>PRI</text:p>
          </table:table-cell>
          <table:table-cell office:value-type="float" office:value="3683103" table:style-name="ce1">
            <text:p>3683103</text:p>
          </table:table-cell>
          <table:table-cell office:value-type="float" office:value="3724655" table:style-name="ce1">
            <text:p>3724655</text:p>
          </table:table-cell>
          <table:table-cell office:value-type="float" office:value="3759430" table:style-name="ce1">
            <text:p>3759430</text:p>
          </table:table-cell>
          <table:table-cell office:value-type="float" office:value="3781101" table:style-name="ce1">
            <text:p>3781101</text:p>
          </table:table-cell>
          <table:table-cell office:value-type="float" office:value="3800081" table:style-name="ce1">
            <text:p>3800081</text:p>
          </table:table-cell>
          <table:table-cell office:value-type="float" office:value="3810605" table:style-name="ce1">
            <text:p>3810605</text:p>
          </table:table-cell>
          <table:table-cell office:value-type="float" office:value="3818774" table:style-name="ce1">
            <text:p>3818774</text:p>
          </table:table-cell>
          <table:table-cell office:value-type="float" office:value="3823701" table:style-name="ce1">
            <text:p>3823701</text:p>
          </table:table-cell>
          <table:table-cell office:value-type="float" office:value="3826095" table:style-name="ce1">
            <text:p>3826095</text:p>
          </table:table-cell>
          <table:table-cell office:value-type="float" office:value="3826878" table:style-name="ce1">
            <text:p>3826878</text:p>
          </table:table-cell>
          <table:table-cell office:value-type="float" office:value="3821362" table:style-name="ce1">
            <text:p>3821362</text:p>
          </table:table-cell>
          <table:table-cell office:value-type="float" office:value="3805214" table:style-name="ce1">
            <text:p>3805214</text:p>
          </table:table-cell>
          <table:table-cell office:value-type="float" office:value="3782995" table:style-name="ce1">
            <text:p>3782995</text:p>
          </table:table-cell>
          <table:table-cell office:value-type="float" office:value="3760866" table:style-name="ce1">
            <text:p>3760866</text:p>
          </table:table-cell>
          <table:table-cell office:value-type="float" office:value="3740410" table:style-name="ce1">
            <text:p>3740410</text:p>
          </table:table-cell>
          <table:table-cell office:value-type="float" office:value="3721525" table:style-name="ce1">
            <text:p>3721525</text:p>
          </table:table-cell>
          <table:table-cell office:value-type="float" office:value="3678732" table:style-name="ce1">
            <text:p>3678732</text:p>
          </table:table-cell>
          <table:table-cell office:value-type="float" office:value="3634488" table:style-name="ce1">
            <text:p>3634488</text:p>
          </table:table-cell>
          <table:table-cell office:value-type="float" office:value="3593077" table:style-name="ce1">
            <text:p>3593077</text:p>
          </table:table-cell>
          <table:table-cell office:value-type="float" office:value="3534874" table:style-name="ce1">
            <text:p>3534874</text:p>
          </table:table-cell>
          <table:table-cell office:value-type="float" office:value="3473166" table:style-name="ce1">
            <text:p>3473166</text:p>
          </table:table-cell>
          <table:table-cell office:value-type="float" office:value="3406495" table:style-name="ce1">
            <text:p>3406495</text:p>
          </table:table-cell>
          <table:table-cell office:value-type="float" office:value="3325001" table:style-name="ce1">
            <text:p>3325001</text:p>
          </table:table-cell>
          <table:table-cell office:value-type="float" office:value="3195153" table:style-name="ce1">
            <text:p>319515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orea, Dem. People’s Rep.</text:p>
          </table:table-cell>
          <table:table-cell office:value-type="string" table:style-name="ce1">
            <text:p>PRK</text:p>
          </table:table-cell>
          <table:table-cell office:value-type="float" office:value="21862299" table:style-name="ce1">
            <text:p>21862299</text:p>
          </table:table-cell>
          <table:table-cell office:value-type="float" office:value="22113438" table:style-name="ce1">
            <text:p>22113438</text:p>
          </table:table-cell>
          <table:table-cell office:value-type="float" office:value="22335267" table:style-name="ce1">
            <text:p>22335267</text:p>
          </table:table-cell>
          <table:table-cell office:value-type="float" office:value="22536753" table:style-name="ce1">
            <text:p>22536753</text:p>
          </table:table-cell>
          <table:table-cell office:value-type="float" office:value="22731482" table:style-name="ce1">
            <text:p>22731482</text:p>
          </table:table-cell>
          <table:table-cell office:value-type="float" office:value="22929075" table:style-name="ce1">
            <text:p>22929075</text:p>
          </table:table-cell>
          <table:table-cell office:value-type="float" office:value="23132980" table:style-name="ce1">
            <text:p>23132980</text:p>
          </table:table-cell>
          <table:table-cell office:value-type="float" office:value="23339453" table:style-name="ce1">
            <text:p>23339453</text:p>
          </table:table-cell>
          <table:table-cell office:value-type="float" office:value="23542426" table:style-name="ce1">
            <text:p>23542426</text:p>
          </table:table-cell>
          <table:table-cell office:value-type="float" office:value="23732731" table:style-name="ce1">
            <text:p>23732731</text:p>
          </table:table-cell>
          <table:table-cell office:value-type="float" office:value="23904167" table:style-name="ce1">
            <text:p>23904167</text:p>
          </table:table-cell>
          <table:table-cell office:value-type="float" office:value="24054864" table:style-name="ce1">
            <text:p>24054864</text:p>
          </table:table-cell>
          <table:table-cell office:value-type="float" office:value="24188331" table:style-name="ce1">
            <text:p>24188331</text:p>
          </table:table-cell>
          <table:table-cell office:value-type="float" office:value="24310142" table:style-name="ce1">
            <text:p>24310142</text:p>
          </table:table-cell>
          <table:table-cell office:value-type="float" office:value="24428341" table:style-name="ce1">
            <text:p>24428341</text:p>
          </table:table-cell>
          <table:table-cell office:value-type="float" office:value="24548836" table:style-name="ce1">
            <text:p>24548836</text:p>
          </table:table-cell>
          <table:table-cell office:value-type="float" office:value="24673385" table:style-name="ce1">
            <text:p>24673385</text:p>
          </table:table-cell>
          <table:table-cell office:value-type="float" office:value="24800612" table:style-name="ce1">
            <text:p>24800612</text:p>
          </table:table-cell>
          <table:table-cell office:value-type="float" office:value="24929452" table:style-name="ce1">
            <text:p>24929452</text:p>
          </table:table-cell>
          <table:table-cell office:value-type="float" office:value="25057752" table:style-name="ce1">
            <text:p>25057752</text:p>
          </table:table-cell>
          <table:table-cell office:value-type="float" office:value="25183833" table:style-name="ce1">
            <text:p>25183833</text:p>
          </table:table-cell>
          <table:table-cell office:value-type="float" office:value="25307744" table:style-name="ce1">
            <text:p>25307744</text:p>
          </table:table-cell>
          <table:table-cell office:value-type="float" office:value="25429985" table:style-name="ce1">
            <text:p>25429985</text:p>
          </table:table-cell>
          <table:table-cell office:value-type="float" office:value="25549819" table:style-name="ce1">
            <text:p>2554981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ortugal</text:p>
          </table:table-cell>
          <table:table-cell office:value-type="string" table:style-name="ce1">
            <text:p>PRT</text:p>
          </table:table-cell>
          <table:table-cell office:value-type="float" office:value="10026176" table:style-name="ce1">
            <text:p>10026176</text:p>
          </table:table-cell>
          <table:table-cell office:value-type="float" office:value="10063945" table:style-name="ce1">
            <text:p>10063945</text:p>
          </table:table-cell>
          <table:table-cell office:value-type="float" office:value="10108977" table:style-name="ce1">
            <text:p>10108977</text:p>
          </table:table-cell>
          <table:table-cell office:value-type="float" office:value="10160196" table:style-name="ce1">
            <text:p>10160196</text:p>
          </table:table-cell>
          <table:table-cell office:value-type="float" office:value="10217828" table:style-name="ce1">
            <text:p>10217828</text:p>
          </table:table-cell>
          <table:table-cell office:value-type="float" office:value="10289898" table:style-name="ce1">
            <text:p>10289898</text:p>
          </table:table-cell>
          <table:table-cell office:value-type="float" office:value="10362722" table:style-name="ce1">
            <text:p>10362722</text:p>
          </table:table-cell>
          <table:table-cell office:value-type="float" office:value="10419631" table:style-name="ce1">
            <text:p>10419631</text:p>
          </table:table-cell>
          <table:table-cell office:value-type="float" office:value="10458821" table:style-name="ce1">
            <text:p>10458821</text:p>
          </table:table-cell>
          <table:table-cell office:value-type="float" office:value="10483861" table:style-name="ce1">
            <text:p>10483861</text:p>
          </table:table-cell>
          <table:table-cell office:value-type="float" office:value="10503330" table:style-name="ce1">
            <text:p>10503330</text:p>
          </table:table-cell>
          <table:table-cell office:value-type="float" office:value="10522288" table:style-name="ce1">
            <text:p>10522288</text:p>
          </table:table-cell>
          <table:table-cell office:value-type="float" office:value="10542964" table:style-name="ce1">
            <text:p>10542964</text:p>
          </table:table-cell>
          <table:table-cell office:value-type="float" office:value="10558177" table:style-name="ce1">
            <text:p>10558177</text:p>
          </table:table-cell>
          <table:table-cell office:value-type="float" office:value="10568247" table:style-name="ce1">
            <text:p>10568247</text:p>
          </table:table-cell>
          <table:table-cell office:value-type="float" office:value="10573100" table:style-name="ce1">
            <text:p>10573100</text:p>
          </table:table-cell>
          <table:table-cell office:value-type="float" office:value="10557560" table:style-name="ce1">
            <text:p>10557560</text:p>
          </table:table-cell>
          <table:table-cell office:value-type="float" office:value="10514844" table:style-name="ce1">
            <text:p>10514844</text:p>
          </table:table-cell>
          <table:table-cell office:value-type="float" office:value="10457295" table:style-name="ce1">
            <text:p>10457295</text:p>
          </table:table-cell>
          <table:table-cell office:value-type="float" office:value="10401062" table:style-name="ce1">
            <text:p>10401062</text:p>
          </table:table-cell>
          <table:table-cell office:value-type="float" office:value="10358076" table:style-name="ce1">
            <text:p>10358076</text:p>
          </table:table-cell>
          <table:table-cell office:value-type="float" office:value="10325452" table:style-name="ce1">
            <text:p>10325452</text:p>
          </table:table-cell>
          <table:table-cell office:value-type="float" office:value="10300300" table:style-name="ce1">
            <text:p>10300300</text:p>
          </table:table-cell>
          <table:table-cell office:value-type="float" office:value="10283822" table:style-name="ce1">
            <text:p>1028382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raguay</text:p>
          </table:table-cell>
          <table:table-cell office:value-type="string" table:style-name="ce1">
            <text:p>PRY</text:p>
          </table:table-cell>
          <table:table-cell office:value-type="float" office:value="4776843" table:style-name="ce1">
            <text:p>4776843</text:p>
          </table:table-cell>
          <table:table-cell office:value-type="float" office:value="4887632" table:style-name="ce1">
            <text:p>4887632</text:p>
          </table:table-cell>
          <table:table-cell office:value-type="float" office:value="4998100" table:style-name="ce1">
            <text:p>4998100</text:p>
          </table:table-cell>
          <table:table-cell office:value-type="float" office:value="5107839" table:style-name="ce1">
            <text:p>5107839</text:p>
          </table:table-cell>
          <table:table-cell office:value-type="float" office:value="5216349" table:style-name="ce1">
            <text:p>5216349</text:p>
          </table:table-cell>
          <table:table-cell office:value-type="float" office:value="5323201" table:style-name="ce1">
            <text:p>5323201</text:p>
          </table:table-cell>
          <table:table-cell office:value-type="float" office:value="5428444" table:style-name="ce1">
            <text:p>5428444</text:p>
          </table:table-cell>
          <table:table-cell office:value-type="float" office:value="5531962" table:style-name="ce1">
            <text:p>5531962</text:p>
          </table:table-cell>
          <table:table-cell office:value-type="float" office:value="5632983" table:style-name="ce1">
            <text:p>5632983</text:p>
          </table:table-cell>
          <table:table-cell office:value-type="float" office:value="5730549" table:style-name="ce1">
            <text:p>5730549</text:p>
          </table:table-cell>
          <table:table-cell office:value-type="float" office:value="5824096" table:style-name="ce1">
            <text:p>5824096</text:p>
          </table:table-cell>
          <table:table-cell office:value-type="float" office:value="5913209" table:style-name="ce1">
            <text:p>5913209</text:p>
          </table:table-cell>
          <table:table-cell office:value-type="float" office:value="5998427" table:style-name="ce1">
            <text:p>5998427</text:p>
          </table:table-cell>
          <table:table-cell office:value-type="float" office:value="6081296" table:style-name="ce1">
            <text:p>6081296</text:p>
          </table:table-cell>
          <table:table-cell office:value-type="float" office:value="6163972" table:style-name="ce1">
            <text:p>6163972</text:p>
          </table:table-cell>
          <table:table-cell office:value-type="float" office:value="6248020" table:style-name="ce1">
            <text:p>6248020</text:p>
          </table:table-cell>
          <table:table-cell office:value-type="float" office:value="6333976" table:style-name="ce1">
            <text:p>6333976</text:p>
          </table:table-cell>
          <table:table-cell office:value-type="float" office:value="6421512" table:style-name="ce1">
            <text:p>6421512</text:p>
          </table:table-cell>
          <table:table-cell office:value-type="float" office:value="6510276" table:style-name="ce1">
            <text:p>6510276</text:p>
          </table:table-cell>
          <table:table-cell office:value-type="float" office:value="6599526" table:style-name="ce1">
            <text:p>6599526</text:p>
          </table:table-cell>
          <table:table-cell office:value-type="float" office:value="6688746" table:style-name="ce1">
            <text:p>6688746</text:p>
          </table:table-cell>
          <table:table-cell office:value-type="float" office:value="6777872" table:style-name="ce1">
            <text:p>6777872</text:p>
          </table:table-cell>
          <table:table-cell office:value-type="float" office:value="6867062" table:style-name="ce1">
            <text:p>6867062</text:p>
          </table:table-cell>
          <table:table-cell office:value-type="float" office:value="6956071" table:style-name="ce1">
            <text:p>695607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est Bank and Gaza</text:p>
          </table:table-cell>
          <table:table-cell office:value-type="string" table:style-name="ce1">
            <text:p>PSE</text:p>
          </table:table-cell>
          <table:table-cell office:value-type="float" office:value="2474666" table:style-name="ce1">
            <text:p>2474666</text:p>
          </table:table-cell>
          <table:table-cell office:value-type="float" office:value="2587997" table:style-name="ce1">
            <text:p>2587997</text:p>
          </table:table-cell>
          <table:table-cell office:value-type="float" office:value="2706518" table:style-name="ce1">
            <text:p>2706518</text:p>
          </table:table-cell>
          <table:table-cell office:value-type="float" office:value="2776568" table:style-name="ce1">
            <text:p>2776568</text:p>
          </table:table-cell>
          <table:table-cell office:value-type="float" office:value="2848431" table:style-name="ce1">
            <text:p>2848431</text:p>
          </table:table-cell>
          <table:table-cell office:value-type="float" office:value="2922153" table:style-name="ce1">
            <text:p>2922153</text:p>
          </table:table-cell>
          <table:table-cell office:value-type="float" office:value="2997784" table:style-name="ce1">
            <text:p>2997784</text:p>
          </table:table-cell>
          <table:table-cell office:value-type="float" office:value="3075373" table:style-name="ce1">
            <text:p>3075373</text:p>
          </table:table-cell>
          <table:table-cell office:value-type="float" office:value="3154969" table:style-name="ce1">
            <text:p>3154969</text:p>
          </table:table-cell>
          <table:table-cell office:value-type="float" office:value="3236626" table:style-name="ce1">
            <text:p>3236626</text:p>
          </table:table-cell>
          <table:table-cell office:value-type="float" office:value="3320396" table:style-name="ce1">
            <text:p>3320396</text:p>
          </table:table-cell>
          <table:table-cell office:value-type="float" office:value="3406334" table:style-name="ce1">
            <text:p>3406334</text:p>
          </table:table-cell>
          <table:table-cell office:value-type="float" office:value="3494496" table:style-name="ce1">
            <text:p>3494496</text:p>
          </table:table-cell>
          <table:table-cell office:value-type="float" office:value="3591977" table:style-name="ce1">
            <text:p>3591977</text:p>
          </table:table-cell>
          <table:table-cell office:value-type="float" office:value="3689099" table:style-name="ce1">
            <text:p>3689099</text:p>
          </table:table-cell>
          <table:table-cell office:value-type="float" office:value="3786161" table:style-name="ce1">
            <text:p>3786161</text:p>
          </table:table-cell>
          <table:table-cell office:value-type="float" office:value="3882986" table:style-name="ce1">
            <text:p>3882986</text:p>
          </table:table-cell>
          <table:table-cell office:value-type="float" office:value="3979998" table:style-name="ce1">
            <text:p>3979998</text:p>
          </table:table-cell>
          <table:table-cell office:value-type="float" office:value="4076708" table:style-name="ce1">
            <text:p>4076708</text:p>
          </table:table-cell>
          <table:table-cell office:value-type="float" office:value="4173398" table:style-name="ce1">
            <text:p>4173398</text:p>
          </table:table-cell>
          <table:table-cell office:value-type="float" office:value="4270092" table:style-name="ce1">
            <text:p>4270092</text:p>
          </table:table-cell>
          <table:table-cell office:value-type="float" office:value="4367088" table:style-name="ce1">
            <text:p>4367088</text:p>
          </table:table-cell>
          <table:table-cell office:value-type="float" office:value="4454805" table:style-name="ce1">
            <text:p>4454805</text:p>
          </table:table-cell>
          <table:table-cell office:value-type="float" office:value="4569087" table:style-name="ce1">
            <text:p>456908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acific island small states</text:p>
          </table:table-cell>
          <table:table-cell office:value-type="string" table:style-name="ce1">
            <text:p>PSS</text:p>
          </table:table-cell>
          <table:table-cell office:value-type="float" office:value="1841693" table:style-name="ce1">
            <text:p>1841693</text:p>
          </table:table-cell>
          <table:table-cell office:value-type="float" office:value="1868414" table:style-name="ce1">
            <text:p>1868414</text:p>
          </table:table-cell>
          <table:table-cell office:value-type="float" office:value="1893444" table:style-name="ce1">
            <text:p>1893444</text:p>
          </table:table-cell>
          <table:table-cell office:value-type="float" office:value="1917135" table:style-name="ce1">
            <text:p>1917135</text:p>
          </table:table-cell>
          <table:table-cell office:value-type="float" office:value="1939992" table:style-name="ce1">
            <text:p>1939992</text:p>
          </table:table-cell>
          <table:table-cell office:value-type="float" office:value="1962452" table:style-name="ce1">
            <text:p>1962452</text:p>
          </table:table-cell>
          <table:table-cell office:value-type="float" office:value="1984496" table:style-name="ce1">
            <text:p>1984496</text:p>
          </table:table-cell>
          <table:table-cell office:value-type="float" office:value="2006078" table:style-name="ce1">
            <text:p>2006078</text:p>
          </table:table-cell>
          <table:table-cell office:value-type="float" office:value="2027846" table:style-name="ce1">
            <text:p>2027846</text:p>
          </table:table-cell>
          <table:table-cell office:value-type="float" office:value="2050572" table:style-name="ce1">
            <text:p>2050572</text:p>
          </table:table-cell>
          <table:table-cell office:value-type="float" office:value="2074778" table:style-name="ce1">
            <text:p>2074778</text:p>
          </table:table-cell>
          <table:table-cell office:value-type="float" office:value="2100869" table:style-name="ce1">
            <text:p>2100869</text:p>
          </table:table-cell>
          <table:table-cell office:value-type="float" office:value="2128664" table:style-name="ce1">
            <text:p>2128664</text:p>
          </table:table-cell>
          <table:table-cell office:value-type="float" office:value="2157454" table:style-name="ce1">
            <text:p>2157454</text:p>
          </table:table-cell>
          <table:table-cell office:value-type="float" office:value="2186314" table:style-name="ce1">
            <text:p>2186314</text:p>
          </table:table-cell>
          <table:table-cell office:value-type="float" office:value="2214519" table:style-name="ce1">
            <text:p>2214519</text:p>
          </table:table-cell>
          <table:table-cell office:value-type="float" office:value="2241798" table:style-name="ce1">
            <text:p>2241798</text:p>
          </table:table-cell>
          <table:table-cell office:value-type="float" office:value="2268708" table:style-name="ce1">
            <text:p>2268708</text:p>
          </table:table-cell>
          <table:table-cell office:value-type="float" office:value="2296101" table:style-name="ce1">
            <text:p>2296101</text:p>
          </table:table-cell>
          <table:table-cell office:value-type="float" office:value="2325136" table:style-name="ce1">
            <text:p>2325136</text:p>
          </table:table-cell>
          <table:table-cell office:value-type="float" office:value="2355672" table:style-name="ce1">
            <text:p>2355672</text:p>
          </table:table-cell>
          <table:table-cell office:value-type="float" office:value="2388307" table:style-name="ce1">
            <text:p>2388307</text:p>
          </table:table-cell>
          <table:table-cell office:value-type="float" office:value="2422086" table:style-name="ce1">
            <text:p>2422086</text:p>
          </table:table-cell>
          <table:table-cell office:value-type="float" office:value="2457367" table:style-name="ce1">
            <text:p>245736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ost-demographic dividend</text:p>
          </table:table-cell>
          <table:table-cell office:value-type="string" table:style-name="ce1">
            <text:p>PST</text:p>
          </table:table-cell>
          <table:table-cell office:value-type="float" office:value="995277110" table:style-name="ce1">
            <text:p>995277110</text:p>
          </table:table-cell>
          <table:table-cell office:value-type="float" office:value="1000603120" table:style-name="ce1">
            <text:p>1000603120</text:p>
          </table:table-cell>
          <table:table-cell office:value-type="float" office:value="1005699715" table:style-name="ce1">
            <text:p>1005699715</text:p>
          </table:table-cell>
          <table:table-cell office:value-type="float" office:value="1010590288" table:style-name="ce1">
            <text:p>1010590288</text:p>
          </table:table-cell>
          <table:table-cell office:value-type="float" office:value="1015420880" table:style-name="ce1">
            <text:p>1015420880</text:p>
          </table:table-cell>
          <table:table-cell office:value-type="float" office:value="1020504252" table:style-name="ce1">
            <text:p>1020504252</text:p>
          </table:table-cell>
          <table:table-cell office:value-type="float" office:value="1025423265" table:style-name="ce1">
            <text:p>1025423265</text:p>
          </table:table-cell>
          <table:table-cell office:value-type="float" office:value="1030561714" table:style-name="ce1">
            <text:p>1030561714</text:p>
          </table:table-cell>
          <table:table-cell office:value-type="float" office:value="1035711709" table:style-name="ce1">
            <text:p>1035711709</text:p>
          </table:table-cell>
          <table:table-cell office:value-type="float" office:value="1041075142" table:style-name="ce1">
            <text:p>1041075142</text:p>
          </table:table-cell>
          <table:table-cell office:value-type="float" office:value="1046366673" table:style-name="ce1">
            <text:p>1046366673</text:p>
          </table:table-cell>
          <table:table-cell office:value-type="float" office:value="1052054803" table:style-name="ce1">
            <text:p>1052054803</text:p>
          </table:table-cell>
          <table:table-cell office:value-type="float" office:value="1057981926" table:style-name="ce1">
            <text:p>1057981926</text:p>
          </table:table-cell>
          <table:table-cell office:value-type="float" office:value="1064394167" table:style-name="ce1">
            <text:p>1064394167</text:p>
          </table:table-cell>
          <table:table-cell office:value-type="float" office:value="1069878383" table:style-name="ce1">
            <text:p>1069878383</text:p>
          </table:table-cell>
          <table:table-cell office:value-type="float" office:value="1074865062" table:style-name="ce1">
            <text:p>1074865062</text:p>
          </table:table-cell>
          <table:table-cell office:value-type="float" office:value="1077815381" table:style-name="ce1">
            <text:p>1077815381</text:p>
          </table:table-cell>
          <table:table-cell office:value-type="float" office:value="1082327392" table:style-name="ce1">
            <text:p>1082327392</text:p>
          </table:table-cell>
          <table:table-cell office:value-type="float" office:value="1087064064" table:style-name="ce1">
            <text:p>1087064064</text:p>
          </table:table-cell>
          <table:table-cell office:value-type="float" office:value="1091995898" table:style-name="ce1">
            <text:p>1091995898</text:p>
          </table:table-cell>
          <table:table-cell office:value-type="float" office:value="1096860053" table:style-name="ce1">
            <text:p>1096860053</text:p>
          </table:table-cell>
          <table:table-cell office:value-type="float" office:value="1101712145" table:style-name="ce1">
            <text:p>1101712145</text:p>
          </table:table-cell>
          <table:table-cell office:value-type="float" office:value="1105772367" table:style-name="ce1">
            <text:p>1105772367</text:p>
          </table:table-cell>
          <table:table-cell office:value-type="float" office:value="1109455397" table:style-name="ce1">
            <text:p>110945539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rench Polynesia</text:p>
          </table:table-cell>
          <table:table-cell office:value-type="string" table:style-name="ce1">
            <text:p>PYF</text:p>
          </table:table-cell>
          <table:table-cell office:value-type="float" office:value="218071" table:style-name="ce1">
            <text:p>218071</text:p>
          </table:table-cell>
          <table:table-cell office:value-type="float" office:value="222322" table:style-name="ce1">
            <text:p>222322</text:p>
          </table:table-cell>
          <table:table-cell office:value-type="float" office:value="226866" table:style-name="ce1">
            <text:p>226866</text:p>
          </table:table-cell>
          <table:table-cell office:value-type="float" office:value="231570" table:style-name="ce1">
            <text:p>231570</text:p>
          </table:table-cell>
          <table:table-cell office:value-type="float" office:value="236221" table:style-name="ce1">
            <text:p>236221</text:p>
          </table:table-cell>
          <table:table-cell office:value-type="float" office:value="240686" table:style-name="ce1">
            <text:p>240686</text:p>
          </table:table-cell>
          <table:table-cell office:value-type="float" office:value="244931" table:style-name="ce1">
            <text:p>244931</text:p>
          </table:table-cell>
          <table:table-cell office:value-type="float" office:value="248972" table:style-name="ce1">
            <text:p>248972</text:p>
          </table:table-cell>
          <table:table-cell office:value-type="float" office:value="252703" table:style-name="ce1">
            <text:p>252703</text:p>
          </table:table-cell>
          <table:table-cell office:value-type="float" office:value="255992" table:style-name="ce1">
            <text:p>255992</text:p>
          </table:table-cell>
          <table:table-cell office:value-type="float" office:value="258780" table:style-name="ce1">
            <text:p>258780</text:p>
          </table:table-cell>
          <table:table-cell office:value-type="float" office:value="261010" table:style-name="ce1">
            <text:p>261010</text:p>
          </table:table-cell>
          <table:table-cell office:value-type="float" office:value="262721" table:style-name="ce1">
            <text:p>262721</text:p>
          </table:table-cell>
          <table:table-cell office:value-type="float" office:value="264061" table:style-name="ce1">
            <text:p>264061</text:p>
          </table:table-cell>
          <table:table-cell office:value-type="float" office:value="265254" table:style-name="ce1">
            <text:p>265254</text:p>
          </table:table-cell>
          <table:table-cell office:value-type="float" office:value="266455" table:style-name="ce1">
            <text:p>266455</text:p>
          </table:table-cell>
          <table:table-cell office:value-type="float" office:value="267698" table:style-name="ce1">
            <text:p>267698</text:p>
          </table:table-cell>
          <table:table-cell office:value-type="float" office:value="268998" table:style-name="ce1">
            <text:p>268998</text:p>
          </table:table-cell>
          <table:table-cell office:value-type="float" office:value="270328" table:style-name="ce1">
            <text:p>270328</text:p>
          </table:table-cell>
          <table:table-cell office:value-type="float" office:value="271705" table:style-name="ce1">
            <text:p>271705</text:p>
          </table:table-cell>
          <table:table-cell office:value-type="float" office:value="273124" table:style-name="ce1">
            <text:p>273124</text:p>
          </table:table-cell>
          <table:table-cell office:value-type="float" office:value="274575" table:style-name="ce1">
            <text:p>274575</text:p>
          </table:table-cell>
          <table:table-cell office:value-type="float" office:value="276103" table:style-name="ce1">
            <text:p>276103</text:p>
          </table:table-cell>
          <table:table-cell office:value-type="float" office:value="277679" table:style-name="ce1">
            <text:p>27767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Qatar</text:p>
          </table:table-cell>
          <table:table-cell office:value-type="string" table:style-name="ce1">
            <text:p>QAT</text:p>
          </table:table-cell>
          <table:table-cell office:value-type="float" office:value="513442" table:style-name="ce1">
            <text:p>513442</text:p>
          </table:table-cell>
          <table:table-cell office:value-type="float" office:value="522531" table:style-name="ce1">
            <text:p>522531</text:p>
          </table:table-cell>
          <table:table-cell office:value-type="float" office:value="535321" table:style-name="ce1">
            <text:p>535321</text:p>
          </table:table-cell>
          <table:table-cell office:value-type="float" office:value="551562" table:style-name="ce1">
            <text:p>551562</text:p>
          </table:table-cell>
          <table:table-cell office:value-type="float" office:value="570489" table:style-name="ce1">
            <text:p>570489</text:p>
          </table:table-cell>
          <table:table-cell office:value-type="float" office:value="592468" table:style-name="ce1">
            <text:p>592468</text:p>
          </table:table-cell>
          <table:table-cell office:value-type="float" office:value="615012" table:style-name="ce1">
            <text:p>615012</text:p>
          </table:table-cell>
          <table:table-cell office:value-type="float" office:value="640868" table:style-name="ce1">
            <text:p>640868</text:p>
          </table:table-cell>
          <table:table-cell office:value-type="float" office:value="681788" table:style-name="ce1">
            <text:p>681788</text:p>
          </table:table-cell>
          <table:table-cell office:value-type="float" office:value="753334" table:style-name="ce1">
            <text:p>753334</text:p>
          </table:table-cell>
          <table:table-cell office:value-type="float" office:value="865416" table:style-name="ce1">
            <text:p>865416</text:p>
          </table:table-cell>
          <table:table-cell office:value-type="float" office:value="1022711" table:style-name="ce1">
            <text:p>1022711</text:p>
          </table:table-cell>
          <table:table-cell office:value-type="float" office:value="1218434" table:style-name="ce1">
            <text:p>1218434</text:p>
          </table:table-cell>
          <table:table-cell office:value-type="float" office:value="1436665" table:style-name="ce1">
            <text:p>1436665</text:p>
          </table:table-cell>
          <table:table-cell office:value-type="float" office:value="1654950" table:style-name="ce1">
            <text:p>1654950</text:p>
          </table:table-cell>
          <table:table-cell office:value-type="float" office:value="1856327" table:style-name="ce1">
            <text:p>1856327</text:p>
          </table:table-cell>
          <table:table-cell office:value-type="float" office:value="2035871" table:style-name="ce1">
            <text:p>2035871</text:p>
          </table:table-cell>
          <table:table-cell office:value-type="float" office:value="2196074" table:style-name="ce1">
            <text:p>2196074</text:p>
          </table:table-cell>
          <table:table-cell office:value-type="float" office:value="2336574" table:style-name="ce1">
            <text:p>2336574</text:p>
          </table:table-cell>
          <table:table-cell office:value-type="float" office:value="2459198" table:style-name="ce1">
            <text:p>2459198</text:p>
          </table:table-cell>
          <table:table-cell office:value-type="float" office:value="2565710" table:style-name="ce1">
            <text:p>2565710</text:p>
          </table:table-cell>
          <table:table-cell office:value-type="float" office:value="2654374" table:style-name="ce1">
            <text:p>2654374</text:p>
          </table:table-cell>
          <table:table-cell office:value-type="float" office:value="2724724" table:style-name="ce1">
            <text:p>2724724</text:p>
          </table:table-cell>
          <table:table-cell office:value-type="float" office:value="2781677" table:style-name="ce1">
            <text:p>278167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Romania</text:p>
          </table:table-cell>
          <table:table-cell office:value-type="string" table:style-name="ce1">
            <text:p>ROU</text:p>
          </table:table-cell>
          <table:table-cell office:value-type="float" office:value="22684270" table:style-name="ce1">
            <text:p>22684270</text:p>
          </table:table-cell>
          <table:table-cell office:value-type="float" office:value="22619004" table:style-name="ce1">
            <text:p>22619004</text:p>
          </table:table-cell>
          <table:table-cell office:value-type="float" office:value="22553978" table:style-name="ce1">
            <text:p>22553978</text:p>
          </table:table-cell>
          <table:table-cell office:value-type="float" office:value="22507344" table:style-name="ce1">
            <text:p>22507344</text:p>
          </table:table-cell>
          <table:table-cell office:value-type="float" office:value="22472040" table:style-name="ce1">
            <text:p>22472040</text:p>
          </table:table-cell>
          <table:table-cell office:value-type="float" office:value="22442971" table:style-name="ce1">
            <text:p>22442971</text:p>
          </table:table-cell>
          <table:table-cell office:value-type="float" office:value="22131970" table:style-name="ce1">
            <text:p>22131970</text:p>
          </table:table-cell>
          <table:table-cell office:value-type="float" office:value="21730496" table:style-name="ce1">
            <text:p>21730496</text:p>
          </table:table-cell>
          <table:table-cell office:value-type="float" office:value="21574326" table:style-name="ce1">
            <text:p>21574326</text:p>
          </table:table-cell>
          <table:table-cell office:value-type="float" office:value="21451748" table:style-name="ce1">
            <text:p>21451748</text:p>
          </table:table-cell>
          <table:table-cell office:value-type="float" office:value="21319685" table:style-name="ce1">
            <text:p>21319685</text:p>
          </table:table-cell>
          <table:table-cell office:value-type="float" office:value="21193760" table:style-name="ce1">
            <text:p>21193760</text:p>
          </table:table-cell>
          <table:table-cell office:value-type="float" office:value="20882982" table:style-name="ce1">
            <text:p>20882982</text:p>
          </table:table-cell>
          <table:table-cell office:value-type="float" office:value="20537875" table:style-name="ce1">
            <text:p>20537875</text:p>
          </table:table-cell>
          <table:table-cell office:value-type="float" office:value="20367487" table:style-name="ce1">
            <text:p>20367487</text:p>
          </table:table-cell>
          <table:table-cell office:value-type="float" office:value="20246871" table:style-name="ce1">
            <text:p>20246871</text:p>
          </table:table-cell>
          <table:table-cell office:value-type="float" office:value="20147528" table:style-name="ce1">
            <text:p>20147528</text:p>
          </table:table-cell>
          <table:table-cell office:value-type="float" office:value="20058035" table:style-name="ce1">
            <text:p>20058035</text:p>
          </table:table-cell>
          <table:table-cell office:value-type="float" office:value="19983693" table:style-name="ce1">
            <text:p>19983693</text:p>
          </table:table-cell>
          <table:table-cell office:value-type="float" office:value="19908979" table:style-name="ce1">
            <text:p>19908979</text:p>
          </table:table-cell>
          <table:table-cell office:value-type="float" office:value="19815616" table:style-name="ce1">
            <text:p>19815616</text:p>
          </table:table-cell>
          <table:table-cell office:value-type="float" office:value="19702468" table:style-name="ce1">
            <text:p>19702468</text:p>
          </table:table-cell>
          <table:table-cell office:value-type="float" office:value="19587491" table:style-name="ce1">
            <text:p>19587491</text:p>
          </table:table-cell>
          <table:table-cell office:value-type="float" office:value="19466145" table:style-name="ce1">
            <text:p>1946614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Russian Federation</text:p>
          </table:table-cell>
          <table:table-cell office:value-type="string" table:style-name="ce1">
            <text:p>RUS</text:p>
          </table:table-cell>
          <table:table-cell office:value-type="float" office:value="148375726" table:style-name="ce1">
            <text:p>148375726</text:p>
          </table:table-cell>
          <table:table-cell office:value-type="float" office:value="148160042" table:style-name="ce1">
            <text:p>148160042</text:p>
          </table:table-cell>
          <table:table-cell office:value-type="float" office:value="147915307" table:style-name="ce1">
            <text:p>147915307</text:p>
          </table:table-cell>
          <table:table-cell office:value-type="float" office:value="147670692" table:style-name="ce1">
            <text:p>147670692</text:p>
          </table:table-cell>
          <table:table-cell office:value-type="float" office:value="147214392" table:style-name="ce1">
            <text:p>147214392</text:p>
          </table:table-cell>
          <table:table-cell office:value-type="float" office:value="146596557" table:style-name="ce1">
            <text:p>146596557</text:p>
          </table:table-cell>
          <table:table-cell office:value-type="float" office:value="145976083" table:style-name="ce1">
            <text:p>145976083</text:p>
          </table:table-cell>
          <table:table-cell office:value-type="float" office:value="145306046" table:style-name="ce1">
            <text:p>145306046</text:p>
          </table:table-cell>
          <table:table-cell office:value-type="float" office:value="144648257" table:style-name="ce1">
            <text:p>144648257</text:p>
          </table:table-cell>
          <table:table-cell office:value-type="float" office:value="144067054" table:style-name="ce1">
            <text:p>144067054</text:p>
          </table:table-cell>
          <table:table-cell office:value-type="float" office:value="143518523" table:style-name="ce1">
            <text:p>143518523</text:p>
          </table:table-cell>
          <table:table-cell office:value-type="float" office:value="143049528" table:style-name="ce1">
            <text:p>143049528</text:p>
          </table:table-cell>
          <table:table-cell office:value-type="float" office:value="142805088" table:style-name="ce1">
            <text:p>142805088</text:p>
          </table:table-cell>
          <table:table-cell office:value-type="float" office:value="142742350" table:style-name="ce1">
            <text:p>142742350</text:p>
          </table:table-cell>
          <table:table-cell office:value-type="float" office:value="142785342" table:style-name="ce1">
            <text:p>142785342</text:p>
          </table:table-cell>
          <table:table-cell office:value-type="float" office:value="142849449" table:style-name="ce1">
            <text:p>142849449</text:p>
          </table:table-cell>
          <table:table-cell office:value-type="float" office:value="142960868" table:style-name="ce1">
            <text:p>142960868</text:p>
          </table:table-cell>
          <table:table-cell office:value-type="float" office:value="143201676" table:style-name="ce1">
            <text:p>143201676</text:p>
          </table:table-cell>
          <table:table-cell office:value-type="float" office:value="143506911" table:style-name="ce1">
            <text:p>143506911</text:p>
          </table:table-cell>
          <table:table-cell office:value-type="float" office:value="143819666" table:style-name="ce1">
            <text:p>143819666</text:p>
          </table:table-cell>
          <table:table-cell office:value-type="float" office:value="144096870" table:style-name="ce1">
            <text:p>144096870</text:p>
          </table:table-cell>
          <table:table-cell office:value-type="float" office:value="144342396" table:style-name="ce1">
            <text:p>144342396</text:p>
          </table:table-cell>
          <table:table-cell office:value-type="float" office:value="144496740" table:style-name="ce1">
            <text:p>144496740</text:p>
          </table:table-cell>
          <table:table-cell office:value-type="float" office:value="144478050" table:style-name="ce1">
            <text:p>14447805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Rwanda</text:p>
          </table:table-cell>
          <table:table-cell office:value-type="string" table:style-name="ce1">
            <text:p>RWA</text:p>
          </table:table-cell>
          <table:table-cell office:value-type="float" office:value="5836495" table:style-name="ce1">
            <text:p>5836495</text:p>
          </table:table-cell>
          <table:table-cell office:value-type="float" office:value="6013107" table:style-name="ce1">
            <text:p>6013107</text:p>
          </table:table-cell>
          <table:table-cell office:value-type="float" office:value="6419901" table:style-name="ce1">
            <text:p>6419901</text:p>
          </table:table-cell>
          <table:table-cell office:value-type="float" office:value="6962802" table:style-name="ce1">
            <text:p>6962802</text:p>
          </table:table-cell>
          <table:table-cell office:value-type="float" office:value="7501234" table:style-name="ce1">
            <text:p>7501234</text:p>
          </table:table-cell>
          <table:table-cell office:value-type="float" office:value="7933681" table:style-name="ce1">
            <text:p>7933681</text:p>
          </table:table-cell>
          <table:table-cell office:value-type="float" office:value="8231156" table:style-name="ce1">
            <text:p>8231156</text:p>
          </table:table-cell>
          <table:table-cell office:value-type="float" office:value="8427060" table:style-name="ce1">
            <text:p>8427060</text:p>
          </table:table-cell>
          <table:table-cell office:value-type="float" office:value="8557161" table:style-name="ce1">
            <text:p>8557161</text:p>
          </table:table-cell>
          <table:table-cell office:value-type="float" office:value="8680524" table:style-name="ce1">
            <text:p>8680524</text:p>
          </table:table-cell>
          <table:table-cell office:value-type="float" office:value="8840215" table:style-name="ce1">
            <text:p>8840215</text:p>
          </table:table-cell>
          <table:table-cell office:value-type="float" office:value="9043337" table:style-name="ce1">
            <text:p>9043337</text:p>
          </table:table-cell>
          <table:table-cell office:value-type="float" office:value="9273757" table:style-name="ce1">
            <text:p>9273757</text:p>
          </table:table-cell>
          <table:table-cell office:value-type="float" office:value="9524534" table:style-name="ce1">
            <text:p>9524534</text:p>
          </table:table-cell>
          <table:table-cell office:value-type="float" office:value="9782770" table:style-name="ce1">
            <text:p>9782770</text:p>
          </table:table-cell>
          <table:table-cell office:value-type="float" office:value="10039338" table:style-name="ce1">
            <text:p>10039338</text:p>
          </table:table-cell>
          <table:table-cell office:value-type="float" office:value="10293331" table:style-name="ce1">
            <text:p>10293331</text:p>
          </table:table-cell>
          <table:table-cell office:value-type="float" office:value="10549678" table:style-name="ce1">
            <text:p>10549678</text:p>
          </table:table-cell>
          <table:table-cell office:value-type="float" office:value="10811543" table:style-name="ce1">
            <text:p>10811543</text:p>
          </table:table-cell>
          <table:table-cell office:value-type="float" office:value="11083635" table:style-name="ce1">
            <text:p>11083635</text:p>
          </table:table-cell>
          <table:table-cell office:value-type="float" office:value="11369071" table:style-name="ce1">
            <text:p>11369071</text:p>
          </table:table-cell>
          <table:table-cell office:value-type="float" office:value="11668818" table:style-name="ce1">
            <text:p>11668818</text:p>
          </table:table-cell>
          <table:table-cell office:value-type="float" office:value="11980937" table:style-name="ce1">
            <text:p>11980937</text:p>
          </table:table-cell>
          <table:table-cell office:value-type="float" office:value="12301939" table:style-name="ce1">
            <text:p>1230193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outh Asia</text:p>
          </table:table-cell>
          <table:table-cell office:value-type="string" table:style-name="ce1">
            <text:p>SAS</text:p>
          </table:table-cell>
          <table:table-cell office:value-type="float" office:value="1261587756" table:style-name="ce1">
            <text:p>1261587756</text:p>
          </table:table-cell>
          <table:table-cell office:value-type="float" office:value="1287476190" table:style-name="ce1">
            <text:p>1287476190</text:p>
          </table:table-cell>
          <table:table-cell office:value-type="float" office:value="1313346377" table:style-name="ce1">
            <text:p>1313346377</text:p>
          </table:table-cell>
          <table:table-cell office:value-type="float" office:value="1339202708" table:style-name="ce1">
            <text:p>1339202708</text:p>
          </table:table-cell>
          <table:table-cell office:value-type="float" office:value="1365067928" table:style-name="ce1">
            <text:p>1365067928</text:p>
          </table:table-cell>
          <table:table-cell office:value-type="float" office:value="1390946064" table:style-name="ce1">
            <text:p>1390946064</text:p>
          </table:table-cell>
          <table:table-cell office:value-type="float" office:value="1416822959" table:style-name="ce1">
            <text:p>1416822959</text:p>
          </table:table-cell>
          <table:table-cell office:value-type="float" office:value="1442644058" table:style-name="ce1">
            <text:p>1442644058</text:p>
          </table:table-cell>
          <table:table-cell office:value-type="float" office:value="1468324422" table:style-name="ce1">
            <text:p>1468324422</text:p>
          </table:table-cell>
          <table:table-cell office:value-type="float" office:value="1493757846" table:style-name="ce1">
            <text:p>1493757846</text:p>
          </table:table-cell>
          <table:table-cell office:value-type="float" office:value="1518861552" table:style-name="ce1">
            <text:p>1518861552</text:p>
          </table:table-cell>
          <table:table-cell office:value-type="float" office:value="1543610696" table:style-name="ce1">
            <text:p>1543610696</text:p>
          </table:table-cell>
          <table:table-cell office:value-type="float" office:value="1568003159" table:style-name="ce1">
            <text:p>1568003159</text:p>
          </table:table-cell>
          <table:table-cell office:value-type="float" office:value="1592010819" table:style-name="ce1">
            <text:p>1592010819</text:p>
          </table:table-cell>
          <table:table-cell office:value-type="float" office:value="1615610198" table:style-name="ce1">
            <text:p>1615610198</text:p>
          </table:table-cell>
          <table:table-cell office:value-type="float" office:value="1638792934" table:style-name="ce1">
            <text:p>1638792934</text:p>
          </table:table-cell>
          <table:table-cell office:value-type="float" office:value="1661534412" table:style-name="ce1">
            <text:p>1661534412</text:p>
          </table:table-cell>
          <table:table-cell office:value-type="float" office:value="1683747130" table:style-name="ce1">
            <text:p>1683747130</text:p>
          </table:table-cell>
          <table:table-cell office:value-type="float" office:value="1705772050" table:style-name="ce1">
            <text:p>1705772050</text:p>
          </table:table-cell>
          <table:table-cell office:value-type="float" office:value="1727640967" table:style-name="ce1">
            <text:p>1727640967</text:p>
          </table:table-cell>
          <table:table-cell office:value-type="float" office:value="1749417068" table:style-name="ce1">
            <text:p>1749417068</text:p>
          </table:table-cell>
          <table:table-cell office:value-type="float" office:value="1771167194" table:style-name="ce1">
            <text:p>1771167194</text:p>
          </table:table-cell>
          <table:table-cell office:value-type="float" office:value="1792835608" table:style-name="ce1">
            <text:p>1792835608</text:p>
          </table:table-cell>
          <table:table-cell office:value-type="float" office:value="1814388744" table:style-name="ce1">
            <text:p>18143887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udi Arabia</text:p>
          </table:table-cell>
          <table:table-cell office:value-type="string" table:style-name="ce1">
            <text:p>SAU</text:p>
          </table:table-cell>
          <table:table-cell office:value-type="float" office:value="18638787" table:style-name="ce1">
            <text:p>18638787</text:p>
          </table:table-cell>
          <table:table-cell office:value-type="float" office:value="19033845" table:style-name="ce1">
            <text:p>19033845</text:p>
          </table:table-cell>
          <table:table-cell office:value-type="float" office:value="19407142" table:style-name="ce1">
            <text:p>19407142</text:p>
          </table:table-cell>
          <table:table-cell office:value-type="float" office:value="19783304" table:style-name="ce1">
            <text:p>19783304</text:p>
          </table:table-cell>
          <table:table-cell office:value-type="float" office:value="20194527" table:style-name="ce1">
            <text:p>20194527</text:p>
          </table:table-cell>
          <table:table-cell office:value-type="float" office:value="20663843" table:style-name="ce1">
            <text:p>20663843</text:p>
          </table:table-cell>
          <table:table-cell office:value-type="float" office:value="21202642" table:style-name="ce1">
            <text:p>21202642</text:p>
          </table:table-cell>
          <table:table-cell office:value-type="float" office:value="21805313" table:style-name="ce1">
            <text:p>21805313</text:p>
          </table:table-cell>
          <table:table-cell office:value-type="float" office:value="22456649" table:style-name="ce1">
            <text:p>22456649</text:p>
          </table:table-cell>
          <table:table-cell office:value-type="float" office:value="23132682" table:style-name="ce1">
            <text:p>23132682</text:p>
          </table:table-cell>
          <table:table-cell office:value-type="float" office:value="23816183" table:style-name="ce1">
            <text:p>23816183</text:p>
          </table:table-cell>
          <table:table-cell office:value-type="float" office:value="24498310" table:style-name="ce1">
            <text:p>24498310</text:p>
          </table:table-cell>
          <table:table-cell office:value-type="float" office:value="25184597" table:style-name="ce1">
            <text:p>25184597</text:p>
          </table:table-cell>
          <table:table-cell office:value-type="float" office:value="25888541" table:style-name="ce1">
            <text:p>25888541</text:p>
          </table:table-cell>
          <table:table-cell office:value-type="float" office:value="26630303" table:style-name="ce1">
            <text:p>26630303</text:p>
          </table:table-cell>
          <table:table-cell office:value-type="float" office:value="27421461" table:style-name="ce1">
            <text:p>27421461</text:p>
          </table:table-cell>
          <table:table-cell office:value-type="float" office:value="28267685" table:style-name="ce1">
            <text:p>28267685</text:p>
          </table:table-cell>
          <table:table-cell office:value-type="float" office:value="29155187" table:style-name="ce1">
            <text:p>29155187</text:p>
          </table:table-cell>
          <table:table-cell office:value-type="float" office:value="30052518" table:style-name="ce1">
            <text:p>30052518</text:p>
          </table:table-cell>
          <table:table-cell office:value-type="float" office:value="30916994" table:style-name="ce1">
            <text:p>30916994</text:p>
          </table:table-cell>
          <table:table-cell office:value-type="float" office:value="31717667" table:style-name="ce1">
            <text:p>31717667</text:p>
          </table:table-cell>
          <table:table-cell office:value-type="float" office:value="32442572" table:style-name="ce1">
            <text:p>32442572</text:p>
          </table:table-cell>
          <table:table-cell office:value-type="float" office:value="33099147" table:style-name="ce1">
            <text:p>33099147</text:p>
          </table:table-cell>
          <table:table-cell office:value-type="float" office:value="33699947" table:style-name="ce1">
            <text:p>3369994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udan</text:p>
          </table:table-cell>
          <table:table-cell office:value-type="string" table:style-name="ce1">
            <text:p>SDN</text:p>
          </table:table-cell>
          <table:table-cell office:value-type="float" office:value="24094747" table:style-name="ce1">
            <text:p>24094747</text:p>
          </table:table-cell>
          <table:table-cell office:value-type="float" office:value="24782383" table:style-name="ce1">
            <text:p>24782383</text:p>
          </table:table-cell>
          <table:table-cell office:value-type="float" office:value="25413917" table:style-name="ce1">
            <text:p>25413917</text:p>
          </table:table-cell>
          <table:table-cell office:value-type="float" office:value="26015521" table:style-name="ce1">
            <text:p>26015521</text:p>
          </table:table-cell>
          <table:table-cell office:value-type="float" office:value="26626520" table:style-name="ce1">
            <text:p>26626520</text:p>
          </table:table-cell>
          <table:table-cell office:value-type="float" office:value="27275015" table:style-name="ce1">
            <text:p>27275015</text:p>
          </table:table-cell>
          <table:table-cell office:value-type="float" office:value="27971082" table:style-name="ce1">
            <text:p>27971082</text:p>
          </table:table-cell>
          <table:table-cell office:value-type="float" office:value="28704778" table:style-name="ce1">
            <text:p>28704778</text:p>
          </table:table-cell>
          <table:table-cell office:value-type="float" office:value="29460519" table:style-name="ce1">
            <text:p>29460519</text:p>
          </table:table-cell>
          <table:table-cell office:value-type="float" office:value="30214193" table:style-name="ce1">
            <text:p>30214193</text:p>
          </table:table-cell>
          <table:table-cell office:value-type="float" office:value="30949516" table:style-name="ce1">
            <text:p>30949516</text:p>
          </table:table-cell>
          <table:table-cell office:value-type="float" office:value="31661823" table:style-name="ce1">
            <text:p>31661823</text:p>
          </table:table-cell>
          <table:table-cell office:value-type="float" office:value="32360621" table:style-name="ce1">
            <text:p>32360621</text:p>
          </table:table-cell>
          <table:table-cell office:value-type="float" office:value="33060837" table:style-name="ce1">
            <text:p>33060837</text:p>
          </table:table-cell>
          <table:table-cell office:value-type="float" office:value="33783788" table:style-name="ce1">
            <text:p>33783788</text:p>
          </table:table-cell>
          <table:table-cell office:value-type="float" office:value="34545013" table:style-name="ce1">
            <text:p>34545013</text:p>
          </table:table-cell>
          <table:table-cell office:value-type="float" office:value="35349681" table:style-name="ce1">
            <text:p>35349681</text:p>
          </table:table-cell>
          <table:table-cell office:value-type="float" office:value="36193783" table:style-name="ce1">
            <text:p>36193783</text:p>
          </table:table-cell>
          <table:table-cell office:value-type="float" office:value="37072550" table:style-name="ce1">
            <text:p>37072550</text:p>
          </table:table-cell>
          <table:table-cell office:value-type="float" office:value="37977655" table:style-name="ce1">
            <text:p>37977655</text:p>
          </table:table-cell>
          <table:table-cell office:value-type="float" office:value="38902950" table:style-name="ce1">
            <text:p>38902950</text:p>
          </table:table-cell>
          <table:table-cell office:value-type="float" office:value="39847440" table:style-name="ce1">
            <text:p>39847440</text:p>
          </table:table-cell>
          <table:table-cell office:value-type="float" office:value="40813396" table:style-name="ce1">
            <text:p>40813396</text:p>
          </table:table-cell>
          <table:table-cell office:value-type="float" office:value="41801533" table:style-name="ce1">
            <text:p>4180153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enegal</text:p>
          </table:table-cell>
          <table:table-cell office:value-type="string" table:style-name="ce1">
            <text:p>SEN</text:p>
          </table:table-cell>
          <table:table-cell office:value-type="float" office:value="8690164" table:style-name="ce1">
            <text:p>8690164</text:p>
          </table:table-cell>
          <table:table-cell office:value-type="float" office:value="8912861" table:style-name="ce1">
            <text:p>8912861</text:p>
          </table:table-cell>
          <table:table-cell office:value-type="float" office:value="9130877" table:style-name="ce1">
            <text:p>9130877</text:p>
          </table:table-cell>
          <table:table-cell office:value-type="float" office:value="9347774" table:style-name="ce1">
            <text:p>9347774</text:p>
          </table:table-cell>
          <table:table-cell office:value-type="float" office:value="9568722" table:style-name="ce1">
            <text:p>9568722</text:p>
          </table:table-cell>
          <table:table-cell office:value-type="float" office:value="9797734" table:style-name="ce1">
            <text:p>9797734</text:p>
          </table:table-cell>
          <table:table-cell office:value-type="float" office:value="10036104" table:style-name="ce1">
            <text:p>10036104</text:p>
          </table:table-cell>
          <table:table-cell office:value-type="float" office:value="10283699" table:style-name="ce1">
            <text:p>10283699</text:p>
          </table:table-cell>
          <table:table-cell office:value-type="float" office:value="10541467" table:style-name="ce1">
            <text:p>10541467</text:p>
          </table:table-cell>
          <table:table-cell office:value-type="float" office:value="10810083" table:style-name="ce1">
            <text:p>10810083</text:p>
          </table:table-cell>
          <table:table-cell office:value-type="float" office:value="11090116" table:style-name="ce1">
            <text:p>11090116</text:p>
          </table:table-cell>
          <table:table-cell office:value-type="float" office:value="11382268" table:style-name="ce1">
            <text:p>11382268</text:p>
          </table:table-cell>
          <table:table-cell office:value-type="float" office:value="11687080" table:style-name="ce1">
            <text:p>11687080</text:p>
          </table:table-cell>
          <table:table-cell office:value-type="float" office:value="12004701" table:style-name="ce1">
            <text:p>12004701</text:p>
          </table:table-cell>
          <table:table-cell office:value-type="float" office:value="12335084" table:style-name="ce1">
            <text:p>12335084</text:p>
          </table:table-cell>
          <table:table-cell office:value-type="float" office:value="12678148" table:style-name="ce1">
            <text:p>12678148</text:p>
          </table:table-cell>
          <table:table-cell office:value-type="float" office:value="13033809" table:style-name="ce1">
            <text:p>13033809</text:p>
          </table:table-cell>
          <table:table-cell office:value-type="float" office:value="13401991" table:style-name="ce1">
            <text:p>13401991</text:p>
          </table:table-cell>
          <table:table-cell office:value-type="float" office:value="13782420" table:style-name="ce1">
            <text:p>13782420</text:p>
          </table:table-cell>
          <table:table-cell office:value-type="float" office:value="14174731" table:style-name="ce1">
            <text:p>14174731</text:p>
          </table:table-cell>
          <table:table-cell office:value-type="float" office:value="14578459" table:style-name="ce1">
            <text:p>14578459</text:p>
          </table:table-cell>
          <table:table-cell office:value-type="float" office:value="14993528" table:style-name="ce1">
            <text:p>14993528</text:p>
          </table:table-cell>
          <table:table-cell office:value-type="float" office:value="15419381" table:style-name="ce1">
            <text:p>15419381</text:p>
          </table:table-cell>
          <table:table-cell office:value-type="float" office:value="15854360" table:style-name="ce1">
            <text:p>1585436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ingapore</text:p>
          </table:table-cell>
          <table:table-cell office:value-type="string" table:style-name="ce1">
            <text:p>SGP</text:p>
          </table:table-cell>
          <table:table-cell office:value-type="float" office:value="3524506" table:style-name="ce1">
            <text:p>3524506</text:p>
          </table:table-cell>
          <table:table-cell office:value-type="float" office:value="3670704" table:style-name="ce1">
            <text:p>3670704</text:p>
          </table:table-cell>
          <table:table-cell office:value-type="float" office:value="3796038" table:style-name="ce1">
            <text:p>3796038</text:p>
          </table:table-cell>
          <table:table-cell office:value-type="float" office:value="3927213" table:style-name="ce1">
            <text:p>3927213</text:p>
          </table:table-cell>
          <table:table-cell office:value-type="float" office:value="3958723" table:style-name="ce1">
            <text:p>3958723</text:p>
          </table:table-cell>
          <table:table-cell office:value-type="float" office:value="4027887" table:style-name="ce1">
            <text:p>4027887</text:p>
          </table:table-cell>
          <table:table-cell office:value-type="float" office:value="4138012" table:style-name="ce1">
            <text:p>4138012</text:p>
          </table:table-cell>
          <table:table-cell office:value-type="float" office:value="4175950" table:style-name="ce1">
            <text:p>4175950</text:p>
          </table:table-cell>
          <table:table-cell office:value-type="float" office:value="4114826" table:style-name="ce1">
            <text:p>4114826</text:p>
          </table:table-cell>
          <table:table-cell office:value-type="float" office:value="4166664" table:style-name="ce1">
            <text:p>4166664</text:p>
          </table:table-cell>
          <table:table-cell office:value-type="float" office:value="4265762" table:style-name="ce1">
            <text:p>4265762</text:p>
          </table:table-cell>
          <table:table-cell office:value-type="float" office:value="4401365" table:style-name="ce1">
            <text:p>4401365</text:p>
          </table:table-cell>
          <table:table-cell office:value-type="float" office:value="4588599" table:style-name="ce1">
            <text:p>4588599</text:p>
          </table:table-cell>
          <table:table-cell office:value-type="float" office:value="4839396" table:style-name="ce1">
            <text:p>4839396</text:p>
          </table:table-cell>
          <table:table-cell office:value-type="float" office:value="4987573" table:style-name="ce1">
            <text:p>4987573</text:p>
          </table:table-cell>
          <table:table-cell office:value-type="float" office:value="5076732" table:style-name="ce1">
            <text:p>5076732</text:p>
          </table:table-cell>
          <table:table-cell office:value-type="float" office:value="5183688" table:style-name="ce1">
            <text:p>5183688</text:p>
          </table:table-cell>
          <table:table-cell office:value-type="float" office:value="5312437" table:style-name="ce1">
            <text:p>5312437</text:p>
          </table:table-cell>
          <table:table-cell office:value-type="float" office:value="5399162" table:style-name="ce1">
            <text:p>5399162</text:p>
          </table:table-cell>
          <table:table-cell office:value-type="float" office:value="5469724" table:style-name="ce1">
            <text:p>5469724</text:p>
          </table:table-cell>
          <table:table-cell office:value-type="float" office:value="5535002" table:style-name="ce1">
            <text:p>5535002</text:p>
          </table:table-cell>
          <table:table-cell office:value-type="float" office:value="5607283" table:style-name="ce1">
            <text:p>5607283</text:p>
          </table:table-cell>
          <table:table-cell office:value-type="float" office:value="5612253" table:style-name="ce1">
            <text:p>5612253</text:p>
          </table:table-cell>
          <table:table-cell office:value-type="float" office:value="5638676" table:style-name="ce1">
            <text:p>563867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olomon Islands</text:p>
          </table:table-cell>
          <table:table-cell office:value-type="string" table:style-name="ce1">
            <text:p>SLB</text:p>
          </table:table-cell>
          <table:table-cell office:value-type="float" office:value="359281" table:style-name="ce1">
            <text:p>359281</text:p>
          </table:table-cell>
          <table:table-cell office:value-type="float" office:value="369523" table:style-name="ce1">
            <text:p>369523</text:p>
          </table:table-cell>
          <table:table-cell office:value-type="float" office:value="379999" table:style-name="ce1">
            <text:p>379999</text:p>
          </table:table-cell>
          <table:table-cell office:value-type="float" office:value="390693" table:style-name="ce1">
            <text:p>390693</text:p>
          </table:table-cell>
          <table:table-cell office:value-type="float" office:value="401586" table:style-name="ce1">
            <text:p>401586</text:p>
          </table:table-cell>
          <table:table-cell office:value-type="float" office:value="412660" table:style-name="ce1">
            <text:p>412660</text:p>
          </table:table-cell>
          <table:table-cell office:value-type="float" office:value="423944" table:style-name="ce1">
            <text:p>423944</text:p>
          </table:table-cell>
          <table:table-cell office:value-type="float" office:value="435432" table:style-name="ce1">
            <text:p>435432</text:p>
          </table:table-cell>
          <table:table-cell office:value-type="float" office:value="447017" table:style-name="ce1">
            <text:p>447017</text:p>
          </table:table-cell>
          <table:table-cell office:value-type="float" office:value="458539" table:style-name="ce1">
            <text:p>458539</text:p>
          </table:table-cell>
          <table:table-cell office:value-type="float" office:value="469918" table:style-name="ce1">
            <text:p>469918</text:p>
          </table:table-cell>
          <table:table-cell office:value-type="float" office:value="481078" table:style-name="ce1">
            <text:p>481078</text:p>
          </table:table-cell>
          <table:table-cell office:value-type="float" office:value="492132" table:style-name="ce1">
            <text:p>492132</text:p>
          </table:table-cell>
          <table:table-cell office:value-type="float" office:value="503360" table:style-name="ce1">
            <text:p>503360</text:p>
          </table:table-cell>
          <table:table-cell office:value-type="float" office:value="515181" table:style-name="ce1">
            <text:p>515181</text:p>
          </table:table-cell>
          <table:table-cell office:value-type="float" office:value="527861" table:style-name="ce1">
            <text:p>527861</text:p>
          </table:table-cell>
          <table:table-cell office:value-type="float" office:value="541521" table:style-name="ce1">
            <text:p>541521</text:p>
          </table:table-cell>
          <table:table-cell office:value-type="float" office:value="556064" table:style-name="ce1">
            <text:p>556064</text:p>
          </table:table-cell>
          <table:table-cell office:value-type="float" office:value="571335" table:style-name="ce1">
            <text:p>571335</text:p>
          </table:table-cell>
          <table:table-cell office:value-type="float" office:value="587079" table:style-name="ce1">
            <text:p>587079</text:p>
          </table:table-cell>
          <table:table-cell office:value-type="float" office:value="603118" table:style-name="ce1">
            <text:p>603118</text:p>
          </table:table-cell>
          <table:table-cell office:value-type="float" office:value="619437" table:style-name="ce1">
            <text:p>619437</text:p>
          </table:table-cell>
          <table:table-cell office:value-type="float" office:value="636038" table:style-name="ce1">
            <text:p>636038</text:p>
          </table:table-cell>
          <table:table-cell office:value-type="float" office:value="652858" table:style-name="ce1">
            <text:p>65285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ierra Leone</text:p>
          </table:table-cell>
          <table:table-cell office:value-type="string" table:style-name="ce1">
            <text:p>SLE</text:p>
          </table:table-cell>
          <table:table-cell office:value-type="float" office:value="4303957" table:style-name="ce1">
            <text:p>4303957</text:p>
          </table:table-cell>
          <table:table-cell office:value-type="float" office:value="4312666" table:style-name="ce1">
            <text:p>4312666</text:p>
          </table:table-cell>
          <table:table-cell office:value-type="float" office:value="4335301" table:style-name="ce1">
            <text:p>4335301</text:p>
          </table:table-cell>
          <table:table-cell office:value-type="float" office:value="4381483" table:style-name="ce1">
            <text:p>4381483</text:p>
          </table:table-cell>
          <table:table-cell office:value-type="float" office:value="4462378" table:style-name="ce1">
            <text:p>4462378</text:p>
          </table:table-cell>
          <table:table-cell office:value-type="float" office:value="4584571" table:style-name="ce1">
            <text:p>4584571</text:p>
          </table:table-cell>
          <table:table-cell office:value-type="float" office:value="4754072" table:style-name="ce1">
            <text:p>4754072</text:p>
          </table:table-cell>
          <table:table-cell office:value-type="float" office:value="4965766" table:style-name="ce1">
            <text:p>4965766</text:p>
          </table:table-cell>
          <table:table-cell office:value-type="float" office:value="5201070" table:style-name="ce1">
            <text:p>5201070</text:p>
          </table:table-cell>
          <table:table-cell office:value-type="float" office:value="5433991" table:style-name="ce1">
            <text:p>5433991</text:p>
          </table:table-cell>
          <table:table-cell office:value-type="float" office:value="5645624" table:style-name="ce1">
            <text:p>5645624</text:p>
          </table:table-cell>
          <table:table-cell office:value-type="float" office:value="5829237" table:style-name="ce1">
            <text:p>5829237</text:p>
          </table:table-cell>
          <table:table-cell office:value-type="float" office:value="5989633" table:style-name="ce1">
            <text:p>5989633</text:p>
          </table:table-cell>
          <table:table-cell office:value-type="float" office:value="6133603" table:style-name="ce1">
            <text:p>6133603</text:p>
          </table:table-cell>
          <table:table-cell office:value-type="float" office:value="6272734" table:style-name="ce1">
            <text:p>6272734</text:p>
          </table:table-cell>
          <table:table-cell office:value-type="float" office:value="6415634" table:style-name="ce1">
            <text:p>6415634</text:p>
          </table:table-cell>
          <table:table-cell office:value-type="float" office:value="6563240" table:style-name="ce1">
            <text:p>6563240</text:p>
          </table:table-cell>
          <table:table-cell office:value-type="float" office:value="6712581" table:style-name="ce1">
            <text:p>6712581</text:p>
          </table:table-cell>
          <table:table-cell office:value-type="float" office:value="6863980" table:style-name="ce1">
            <text:p>6863980</text:p>
          </table:table-cell>
          <table:table-cell office:value-type="float" office:value="7017144" table:style-name="ce1">
            <text:p>7017144</text:p>
          </table:table-cell>
          <table:table-cell office:value-type="float" office:value="7171914" table:style-name="ce1">
            <text:p>7171914</text:p>
          </table:table-cell>
          <table:table-cell office:value-type="float" office:value="7328838" table:style-name="ce1">
            <text:p>7328838</text:p>
          </table:table-cell>
          <table:table-cell office:value-type="float" office:value="7488431" table:style-name="ce1">
            <text:p>7488431</text:p>
          </table:table-cell>
          <table:table-cell office:value-type="float" office:value="7650154" table:style-name="ce1">
            <text:p>765015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l Salvador</text:p>
          </table:table-cell>
          <table:table-cell office:value-type="string" table:style-name="ce1">
            <text:p>SLV</text:p>
          </table:table-cell>
          <table:table-cell office:value-type="float" office:value="5628600" table:style-name="ce1">
            <text:p>5628600</text:p>
          </table:table-cell>
          <table:table-cell office:value-type="float" office:value="5689938" table:style-name="ce1">
            <text:p>5689938</text:p>
          </table:table-cell>
          <table:table-cell office:value-type="float" office:value="5746284" table:style-name="ce1">
            <text:p>5746284</text:p>
          </table:table-cell>
          <table:table-cell office:value-type="float" office:value="5797765" table:style-name="ce1">
            <text:p>5797765</text:p>
          </table:table-cell>
          <table:table-cell office:value-type="float" office:value="5844846" table:style-name="ce1">
            <text:p>5844846</text:p>
          </table:table-cell>
          <table:table-cell office:value-type="float" office:value="5887936" table:style-name="ce1">
            <text:p>5887936</text:p>
          </table:table-cell>
          <table:table-cell office:value-type="float" office:value="5927006" table:style-name="ce1">
            <text:p>5927006</text:p>
          </table:table-cell>
          <table:table-cell office:value-type="float" office:value="5962136" table:style-name="ce1">
            <text:p>5962136</text:p>
          </table:table-cell>
          <table:table-cell office:value-type="float" office:value="5994077" table:style-name="ce1">
            <text:p>5994077</text:p>
          </table:table-cell>
          <table:table-cell office:value-type="float" office:value="6023797" table:style-name="ce1">
            <text:p>6023797</text:p>
          </table:table-cell>
          <table:table-cell office:value-type="float" office:value="6052123" table:style-name="ce1">
            <text:p>6052123</text:p>
          </table:table-cell>
          <table:table-cell office:value-type="float" office:value="6079399" table:style-name="ce1">
            <text:p>6079399</text:p>
          </table:table-cell>
          <table:table-cell office:value-type="float" office:value="6105810" table:style-name="ce1">
            <text:p>6105810</text:p>
          </table:table-cell>
          <table:table-cell office:value-type="float" office:value="6131764" table:style-name="ce1">
            <text:p>6131764</text:p>
          </table:table-cell>
          <table:table-cell office:value-type="float" office:value="6157686" table:style-name="ce1">
            <text:p>6157686</text:p>
          </table:table-cell>
          <table:table-cell office:value-type="float" office:value="6183875" table:style-name="ce1">
            <text:p>6183875</text:p>
          </table:table-cell>
          <table:table-cell office:value-type="float" office:value="6210568" table:style-name="ce1">
            <text:p>6210568</text:p>
          </table:table-cell>
          <table:table-cell office:value-type="float" office:value="6237923" table:style-name="ce1">
            <text:p>6237923</text:p>
          </table:table-cell>
          <table:table-cell office:value-type="float" office:value="6266070" table:style-name="ce1">
            <text:p>6266070</text:p>
          </table:table-cell>
          <table:table-cell office:value-type="float" office:value="6295128" table:style-name="ce1">
            <text:p>6295128</text:p>
          </table:table-cell>
          <table:table-cell office:value-type="float" office:value="6325124" table:style-name="ce1">
            <text:p>6325124</text:p>
          </table:table-cell>
          <table:table-cell office:value-type="float" office:value="6356143" table:style-name="ce1">
            <text:p>6356143</text:p>
          </table:table-cell>
          <table:table-cell office:value-type="float" office:value="6388122" table:style-name="ce1">
            <text:p>6388122</text:p>
          </table:table-cell>
          <table:table-cell office:value-type="float" office:value="6420744" table:style-name="ce1">
            <text:p>64207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n Marino</text:p>
          </table:table-cell>
          <table:table-cell office:value-type="string" table:style-name="ce1">
            <text:p>SMR</text:p>
          </table:table-cell>
          <table:table-cell office:value-type="float" office:value="25928" table:style-name="ce1">
            <text:p>25928</text:p>
          </table:table-cell>
          <table:table-cell office:value-type="float" office:value="26252" table:style-name="ce1">
            <text:p>26252</text:p>
          </table:table-cell>
          <table:table-cell office:value-type="float" office:value="26562" table:style-name="ce1">
            <text:p>26562</text:p>
          </table:table-cell>
          <table:table-cell office:value-type="float" office:value="26840" table:style-name="ce1">
            <text:p>26840</text:p>
          </table:table-cell>
          <table:table-cell office:value-type="float" office:value="27145" table:style-name="ce1">
            <text:p>27145</text:p>
          </table:table-cell>
          <table:table-cell office:value-type="float" office:value="27462" table:style-name="ce1">
            <text:p>27462</text:p>
          </table:table-cell>
          <table:table-cell office:value-type="float" office:value="27812" table:style-name="ce1">
            <text:p>27812</text:p>
          </table:table-cell>
          <table:table-cell office:value-type="float" office:value="28175" table:style-name="ce1">
            <text:p>28175</text:p>
          </table:table-cell>
          <table:table-cell office:value-type="float" office:value="28562" table:style-name="ce1">
            <text:p>28562</text:p>
          </table:table-cell>
          <table:table-cell office:value-type="float" office:value="28940" table:style-name="ce1">
            <text:p>28940</text:p>
          </table:table-cell>
          <table:table-cell office:value-type="float" office:value="29324" table:style-name="ce1">
            <text:p>29324</text:p>
          </table:table-cell>
          <table:table-cell office:value-type="float" office:value="29700" table:style-name="ce1">
            <text:p>29700</text:p>
          </table:table-cell>
          <table:table-cell office:value-type="float" office:value="30063" table:style-name="ce1">
            <text:p>30063</text:p>
          </table:table-cell>
          <table:table-cell office:value-type="float" office:value="30434" table:style-name="ce1">
            <text:p>30434</text:p>
          </table:table-cell>
          <table:table-cell office:value-type="float" office:value="30816" table:style-name="ce1">
            <text:p>30816</text:p>
          </table:table-cell>
          <table:table-cell office:value-type="float" office:value="31229" table:style-name="ce1">
            <text:p>31229</text:p>
          </table:table-cell>
          <table:table-cell office:value-type="float" office:value="31661" table:style-name="ce1">
            <text:p>31661</text:p>
          </table:table-cell>
          <table:table-cell office:value-type="float" office:value="32105" table:style-name="ce1">
            <text:p>32105</text:p>
          </table:table-cell>
          <table:table-cell office:value-type="float" office:value="32553" table:style-name="ce1">
            <text:p>32553</text:p>
          </table:table-cell>
          <table:table-cell office:value-type="float" office:value="32948" table:style-name="ce1">
            <text:p>32948</text:p>
          </table:table-cell>
          <table:table-cell office:value-type="float" office:value="33272" table:style-name="ce1">
            <text:p>33272</text:p>
          </table:table-cell>
          <table:table-cell office:value-type="float" office:value="33504" table:style-name="ce1">
            <text:p>33504</text:p>
          </table:table-cell>
          <table:table-cell office:value-type="float" office:value="33671" table:style-name="ce1">
            <text:p>33671</text:p>
          </table:table-cell>
          <table:table-cell office:value-type="float" office:value="33785" table:style-name="ce1">
            <text:p>3378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omalia</text:p>
          </table:table-cell>
          <table:table-cell office:value-type="string" table:style-name="ce1">
            <text:p>SOM</text:p>
          </table:table-cell>
          <table:table-cell office:value-type="float" office:value="7491637" table:style-name="ce1">
            <text:p>7491637</text:p>
          </table:table-cell>
          <table:table-cell office:value-type="float" office:value="7682686" table:style-name="ce1">
            <text:p>7682686</text:p>
          </table:table-cell>
          <table:table-cell office:value-type="float" office:value="7936127" table:style-name="ce1">
            <text:p>7936127</text:p>
          </table:table-cell>
          <table:table-cell office:value-type="float" office:value="8235064" table:style-name="ce1">
            <text:p>8235064</text:p>
          </table:table-cell>
          <table:table-cell office:value-type="float" office:value="8553601" table:style-name="ce1">
            <text:p>8553601</text:p>
          </table:table-cell>
          <table:table-cell office:value-type="float" office:value="8872254" table:style-name="ce1">
            <text:p>8872254</text:p>
          </table:table-cell>
          <table:table-cell office:value-type="float" office:value="9186725" table:style-name="ce1">
            <text:p>9186725</text:p>
          </table:table-cell>
          <table:table-cell office:value-type="float" office:value="9501342" table:style-name="ce1">
            <text:p>9501342</text:p>
          </table:table-cell>
          <table:table-cell office:value-type="float" office:value="9815412" table:style-name="ce1">
            <text:p>9815412</text:p>
          </table:table-cell>
          <table:table-cell office:value-type="float" office:value="10130243" table:style-name="ce1">
            <text:p>10130243</text:p>
          </table:table-cell>
          <table:table-cell office:value-type="float" office:value="10446863" table:style-name="ce1">
            <text:p>10446863</text:p>
          </table:table-cell>
          <table:table-cell office:value-type="float" office:value="10763905" table:style-name="ce1">
            <text:p>10763905</text:p>
          </table:table-cell>
          <table:table-cell office:value-type="float" office:value="11080121" table:style-name="ce1">
            <text:p>11080121</text:p>
          </table:table-cell>
          <table:table-cell office:value-type="float" office:value="11397188" table:style-name="ce1">
            <text:p>11397188</text:p>
          </table:table-cell>
          <table:table-cell office:value-type="float" office:value="11717692" table:style-name="ce1">
            <text:p>11717692</text:p>
          </table:table-cell>
          <table:table-cell office:value-type="float" office:value="12043883" table:style-name="ce1">
            <text:p>12043883</text:p>
          </table:table-cell>
          <table:table-cell office:value-type="float" office:value="12376302" table:style-name="ce1">
            <text:p>12376302</text:p>
          </table:table-cell>
          <table:table-cell office:value-type="float" office:value="12715510" table:style-name="ce1">
            <text:p>12715510</text:p>
          </table:table-cell>
          <table:table-cell office:value-type="float" office:value="13063706" table:style-name="ce1">
            <text:p>13063706</text:p>
          </table:table-cell>
          <table:table-cell office:value-type="float" office:value="13423576" table:style-name="ce1">
            <text:p>13423576</text:p>
          </table:table-cell>
          <table:table-cell office:value-type="float" office:value="13797201" table:style-name="ce1">
            <text:p>13797201</text:p>
          </table:table-cell>
          <table:table-cell office:value-type="float" office:value="14185613" table:style-name="ce1">
            <text:p>14185613</text:p>
          </table:table-cell>
          <table:table-cell office:value-type="float" office:value="14589119" table:style-name="ce1">
            <text:p>14589119</text:p>
          </table:table-cell>
          <table:table-cell office:value-type="float" office:value="15008154" table:style-name="ce1">
            <text:p>1500815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erbia</text:p>
          </table:table-cell>
          <table:table-cell office:value-type="string" table:style-name="ce1">
            <text:p>SRB</text:p>
          </table:table-cell>
          <table:table-cell office:value-type="float" office:value="7625357" table:style-name="ce1">
            <text:p>7625357</text:p>
          </table:table-cell>
          <table:table-cell office:value-type="float" office:value="7617794" table:style-name="ce1">
            <text:p>7617794</text:p>
          </table:table-cell>
          <table:table-cell office:value-type="float" office:value="7596501" table:style-name="ce1">
            <text:p>7596501</text:p>
          </table:table-cell>
          <table:table-cell office:value-type="float" office:value="7567745" table:style-name="ce1">
            <text:p>7567745</text:p>
          </table:table-cell>
          <table:table-cell office:value-type="float" office:value="7540401" table:style-name="ce1">
            <text:p>7540401</text:p>
          </table:table-cell>
          <table:table-cell office:value-type="float" office:value="7516346" table:style-name="ce1">
            <text:p>7516346</text:p>
          </table:table-cell>
          <table:table-cell office:value-type="float" office:value="7503433" table:style-name="ce1">
            <text:p>7503433</text:p>
          </table:table-cell>
          <table:table-cell office:value-type="float" office:value="7496522" table:style-name="ce1">
            <text:p>7496522</text:p>
          </table:table-cell>
          <table:table-cell office:value-type="float" office:value="7480591" table:style-name="ce1">
            <text:p>7480591</text:p>
          </table:table-cell>
          <table:table-cell office:value-type="float" office:value="7463157" table:style-name="ce1">
            <text:p>7463157</text:p>
          </table:table-cell>
          <table:table-cell office:value-type="float" office:value="7440769" table:style-name="ce1">
            <text:p>7440769</text:p>
          </table:table-cell>
          <table:table-cell office:value-type="float" office:value="7411569" table:style-name="ce1">
            <text:p>7411569</text:p>
          </table:table-cell>
          <table:table-cell office:value-type="float" office:value="7381579" table:style-name="ce1">
            <text:p>7381579</text:p>
          </table:table-cell>
          <table:table-cell office:value-type="float" office:value="7350222" table:style-name="ce1">
            <text:p>7350222</text:p>
          </table:table-cell>
          <table:table-cell office:value-type="float" office:value="7320807" table:style-name="ce1">
            <text:p>7320807</text:p>
          </table:table-cell>
          <table:table-cell office:value-type="float" office:value="7291436" table:style-name="ce1">
            <text:p>7291436</text:p>
          </table:table-cell>
          <table:table-cell office:value-type="float" office:value="7234099" table:style-name="ce1">
            <text:p>7234099</text:p>
          </table:table-cell>
          <table:table-cell office:value-type="float" office:value="7199077" table:style-name="ce1">
            <text:p>7199077</text:p>
          </table:table-cell>
          <table:table-cell office:value-type="float" office:value="7164132" table:style-name="ce1">
            <text:p>7164132</text:p>
          </table:table-cell>
          <table:table-cell office:value-type="float" office:value="7130576" table:style-name="ce1">
            <text:p>7130576</text:p>
          </table:table-cell>
          <table:table-cell office:value-type="float" office:value="7095383" table:style-name="ce1">
            <text:p>7095383</text:p>
          </table:table-cell>
          <table:table-cell office:value-type="float" office:value="7058322" table:style-name="ce1">
            <text:p>7058322</text:p>
          </table:table-cell>
          <table:table-cell office:value-type="float" office:value="7020858" table:style-name="ce1">
            <text:p>7020858</text:p>
          </table:table-cell>
          <table:table-cell office:value-type="float" office:value="6982604" table:style-name="ce1">
            <text:p>698260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ub-Saharan Africa (excluding high income)</text:p>
          </table:table-cell>
          <table:table-cell office:value-type="string" table:style-name="ce1">
            <text:p>SSA</text:p>
          </table:table-cell>
          <table:table-cell office:value-type="float" office:value="583337957" table:style-name="ce1">
            <text:p>583337957</text:p>
          </table:table-cell>
          <table:table-cell office:value-type="float" office:value="598991362" table:style-name="ce1">
            <text:p>598991362</text:p>
          </table:table-cell>
          <table:table-cell office:value-type="float" office:value="614977052" table:style-name="ce1">
            <text:p>614977052</text:p>
          </table:table-cell>
          <table:table-cell office:value-type="float" office:value="631321810" table:style-name="ce1">
            <text:p>631321810</text:p>
          </table:table-cell>
          <table:table-cell office:value-type="float" office:value="648067906" table:style-name="ce1">
            <text:p>648067906</text:p>
          </table:table-cell>
          <table:table-cell office:value-type="float" office:value="665246450" table:style-name="ce1">
            <text:p>665246450</text:p>
          </table:table-cell>
          <table:table-cell office:value-type="float" office:value="682874868" table:style-name="ce1">
            <text:p>682874868</text:p>
          </table:table-cell>
          <table:table-cell office:value-type="float" office:value="700982444" table:style-name="ce1">
            <text:p>700982444</text:p>
          </table:table-cell>
          <table:table-cell office:value-type="float" office:value="719633428" table:style-name="ce1">
            <text:p>719633428</text:p>
          </table:table-cell>
          <table:table-cell office:value-type="float" office:value="738900780" table:style-name="ce1">
            <text:p>738900780</text:p>
          </table:table-cell>
          <table:table-cell office:value-type="float" office:value="758841823" table:style-name="ce1">
            <text:p>758841823</text:p>
          </table:table-cell>
          <table:table-cell office:value-type="float" office:value="779482220" table:style-name="ce1">
            <text:p>779482220</text:p>
          </table:table-cell>
          <table:table-cell office:value-type="float" office:value="800823501" table:style-name="ce1">
            <text:p>800823501</text:p>
          </table:table-cell>
          <table:table-cell office:value-type="float" office:value="822858501" table:style-name="ce1">
            <text:p>822858501</text:p>
          </table:table-cell>
          <table:table-cell office:value-type="float" office:value="845567916" table:style-name="ce1">
            <text:p>845567916</text:p>
          </table:table-cell>
          <table:table-cell office:value-type="float" office:value="868935336" table:style-name="ce1">
            <text:p>868935336</text:p>
          </table:table-cell>
          <table:table-cell office:value-type="float" office:value="892958731" table:style-name="ce1">
            <text:p>892958731</text:p>
          </table:table-cell>
          <table:table-cell office:value-type="float" office:value="917638670" table:style-name="ce1">
            <text:p>917638670</text:p>
          </table:table-cell>
          <table:table-cell office:value-type="float" office:value="942951121" table:style-name="ce1">
            <text:p>942951121</text:p>
          </table:table-cell>
          <table:table-cell office:value-type="float" office:value="968868428" table:style-name="ce1">
            <text:p>968868428</text:p>
          </table:table-cell>
          <table:table-cell office:value-type="float" office:value="995365059" table:style-name="ce1">
            <text:p>995365059</text:p>
          </table:table-cell>
          <table:table-cell office:value-type="float" office:value="1022431864" table:style-name="ce1">
            <text:p>1022431864</text:p>
          </table:table-cell>
          <table:table-cell office:value-type="float" office:value="1050057829" table:style-name="ce1">
            <text:p>1050057829</text:p>
          </table:table-cell>
          <table:table-cell office:value-type="float" office:value="1078209758" table:style-name="ce1">
            <text:p>107820975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outh Sudan</text:p>
          </table:table-cell>
          <table:table-cell office:value-type="string" table:style-name="ce1">
            <text:p>SSD</text:p>
          </table:table-cell>
          <table:table-cell office:value-type="float" office:value="5118083" table:style-name="ce1">
            <text:p>5118083</text:p>
          </table:table-cell>
          <table:table-cell office:value-type="float" office:value="5221926" table:style-name="ce1">
            <text:p>5221926</text:p>
          </table:table-cell>
          <table:table-cell office:value-type="float" office:value="5411655" table:style-name="ce1">
            <text:p>5411655</text:p>
          </table:table-cell>
          <table:table-cell office:value-type="float" office:value="5661942" table:style-name="ce1">
            <text:p>5661942</text:p>
          </table:table-cell>
          <table:table-cell office:value-type="float" office:value="5933882" table:style-name="ce1">
            <text:p>5933882</text:p>
          </table:table-cell>
          <table:table-cell office:value-type="float" office:value="6199394" table:style-name="ce1">
            <text:p>6199394</text:p>
          </table:table-cell>
          <table:table-cell office:value-type="float" office:value="6447793" table:style-name="ce1">
            <text:p>6447793</text:p>
          </table:table-cell>
          <table:table-cell office:value-type="float" office:value="6688226" table:style-name="ce1">
            <text:p>6688226</text:p>
          </table:table-cell>
          <table:table-cell office:value-type="float" office:value="6935676" table:style-name="ce1">
            <text:p>6935676</text:p>
          </table:table-cell>
          <table:table-cell office:value-type="float" office:value="7213351" table:style-name="ce1">
            <text:p>7213351</text:p>
          </table:table-cell>
          <table:table-cell office:value-type="float" office:value="7535932" table:style-name="ce1">
            <text:p>7535932</text:p>
          </table:table-cell>
          <table:table-cell office:value-type="float" office:value="7907406" table:style-name="ce1">
            <text:p>7907406</text:p>
          </table:table-cell>
          <table:table-cell office:value-type="float" office:value="8315139" table:style-name="ce1">
            <text:p>8315139</text:p>
          </table:table-cell>
          <table:table-cell office:value-type="float" office:value="8736939" table:style-name="ce1">
            <text:p>8736939</text:p>
          </table:table-cell>
          <table:table-cell office:value-type="float" office:value="9142259" table:style-name="ce1">
            <text:p>9142259</text:p>
          </table:table-cell>
          <table:table-cell office:value-type="float" office:value="9508364" table:style-name="ce1">
            <text:p>9508364</text:p>
          </table:table-cell>
          <table:table-cell office:value-type="float" office:value="9830698" table:style-name="ce1">
            <text:p>9830698</text:p>
          </table:table-cell>
          <table:table-cell office:value-type="float" office:value="10113647" table:style-name="ce1">
            <text:p>10113647</text:p>
          </table:table-cell>
          <table:table-cell office:value-type="float" office:value="10355036" table:style-name="ce1">
            <text:p>10355036</text:p>
          </table:table-cell>
          <table:table-cell office:value-type="float" office:value="10554883" table:style-name="ce1">
            <text:p>10554883</text:p>
          </table:table-cell>
          <table:table-cell office:value-type="float" office:value="10715658" table:style-name="ce1">
            <text:p>10715658</text:p>
          </table:table-cell>
          <table:table-cell office:value-type="float" office:value="10832512" table:style-name="ce1">
            <text:p>10832512</text:p>
          </table:table-cell>
          <table:table-cell office:value-type="float" office:value="10910759" table:style-name="ce1">
            <text:p>10910759</text:p>
          </table:table-cell>
          <table:table-cell office:value-type="float" office:value="10975920" table:style-name="ce1">
            <text:p>1097592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ub-Saharan Africa</text:p>
          </table:table-cell>
          <table:table-cell office:value-type="string" table:style-name="ce1">
            <text:p>SSF</text:p>
          </table:table-cell>
          <table:table-cell office:value-type="float" office:value="583413261" table:style-name="ce1">
            <text:p>583413261</text:p>
          </table:table-cell>
          <table:table-cell office:value-type="float" office:value="599067779" table:style-name="ce1">
            <text:p>599067779</text:p>
          </table:table-cell>
          <table:table-cell office:value-type="float" office:value="615054371" table:style-name="ce1">
            <text:p>615054371</text:p>
          </table:table-cell>
          <table:table-cell office:value-type="float" office:value="631400656" table:style-name="ce1">
            <text:p>631400656</text:p>
          </table:table-cell>
          <table:table-cell office:value-type="float" office:value="648148316" table:style-name="ce1">
            <text:p>648148316</text:p>
          </table:table-cell>
          <table:table-cell office:value-type="float" office:value="665327581" table:style-name="ce1">
            <text:p>665327581</text:p>
          </table:table-cell>
          <table:table-cell office:value-type="float" office:value="682956070" table:style-name="ce1">
            <text:p>682956070</text:p>
          </table:table-cell>
          <table:table-cell office:value-type="float" office:value="701066167" table:style-name="ce1">
            <text:p>701066167</text:p>
          </table:table-cell>
          <table:table-cell office:value-type="float" office:value="719716209" table:style-name="ce1">
            <text:p>719716209</text:p>
          </table:table-cell>
          <table:table-cell office:value-type="float" office:value="738983255" table:style-name="ce1">
            <text:p>738983255</text:p>
          </table:table-cell>
          <table:table-cell office:value-type="float" office:value="758924681" table:style-name="ce1">
            <text:p>758924681</text:p>
          </table:table-cell>
          <table:table-cell office:value-type="float" office:value="779566820" table:style-name="ce1">
            <text:p>779566820</text:p>
          </table:table-cell>
          <table:table-cell office:value-type="float" office:value="800908534" table:style-name="ce1">
            <text:p>800908534</text:p>
          </table:table-cell>
          <table:table-cell office:value-type="float" office:value="822945457" table:style-name="ce1">
            <text:p>822945457</text:p>
          </table:table-cell>
          <table:table-cell office:value-type="float" office:value="845655214" table:style-name="ce1">
            <text:p>845655214</text:p>
          </table:table-cell>
          <table:table-cell office:value-type="float" office:value="869025106" table:style-name="ce1">
            <text:p>869025106</text:p>
          </table:table-cell>
          <table:table-cell office:value-type="float" office:value="893046172" table:style-name="ce1">
            <text:p>893046172</text:p>
          </table:table-cell>
          <table:table-cell office:value-type="float" office:value="917726973" table:style-name="ce1">
            <text:p>917726973</text:p>
          </table:table-cell>
          <table:table-cell office:value-type="float" office:value="943041070" table:style-name="ce1">
            <text:p>943041070</text:p>
          </table:table-cell>
          <table:table-cell office:value-type="float" office:value="968959787" table:style-name="ce1">
            <text:p>968959787</text:p>
          </table:table-cell>
          <table:table-cell office:value-type="float" office:value="995458478" table:style-name="ce1">
            <text:p>995458478</text:p>
          </table:table-cell>
          <table:table-cell office:value-type="float" office:value="1022526541" table:style-name="ce1">
            <text:p>1022526541</text:p>
          </table:table-cell>
          <table:table-cell office:value-type="float" office:value="1050153672" table:style-name="ce1">
            <text:p>1050153672</text:p>
          </table:table-cell>
          <table:table-cell office:value-type="float" office:value="1078306520" table:style-name="ce1">
            <text:p>107830652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mall states</text:p>
          </table:table-cell>
          <table:table-cell office:value-type="string" table:style-name="ce1">
            <text:p>SST</text:p>
          </table:table-cell>
          <table:table-cell office:value-type="float" office:value="27247899" table:style-name="ce1">
            <text:p>27247899</text:p>
          </table:table-cell>
          <table:table-cell office:value-type="float" office:value="27660288" table:style-name="ce1">
            <text:p>27660288</text:p>
          </table:table-cell>
          <table:table-cell office:value-type="float" office:value="28081620" table:style-name="ce1">
            <text:p>28081620</text:p>
          </table:table-cell>
          <table:table-cell office:value-type="float" office:value="28504847" table:style-name="ce1">
            <text:p>28504847</text:p>
          </table:table-cell>
          <table:table-cell office:value-type="float" office:value="28948606" table:style-name="ce1">
            <text:p>28948606</text:p>
          </table:table-cell>
          <table:table-cell office:value-type="float" office:value="29393029" table:style-name="ce1">
            <text:p>29393029</text:p>
          </table:table-cell>
          <table:table-cell office:value-type="float" office:value="29820335" table:style-name="ce1">
            <text:p>29820335</text:p>
          </table:table-cell>
          <table:table-cell office:value-type="float" office:value="30250175" table:style-name="ce1">
            <text:p>30250175</text:p>
          </table:table-cell>
          <table:table-cell office:value-type="float" office:value="30697311" table:style-name="ce1">
            <text:p>30697311</text:p>
          </table:table-cell>
          <table:table-cell office:value-type="float" office:value="31189626" table:style-name="ce1">
            <text:p>31189626</text:p>
          </table:table-cell>
          <table:table-cell office:value-type="float" office:value="31746604" table:style-name="ce1">
            <text:p>31746604</text:p>
          </table:table-cell>
          <table:table-cell office:value-type="float" office:value="32375210" table:style-name="ce1">
            <text:p>32375210</text:p>
          </table:table-cell>
          <table:table-cell office:value-type="float" office:value="33066727" table:style-name="ce1">
            <text:p>33066727</text:p>
          </table:table-cell>
          <table:table-cell office:value-type="float" office:value="33798838" table:style-name="ce1">
            <text:p>33798838</text:p>
          </table:table-cell>
          <table:table-cell office:value-type="float" office:value="34529596" table:style-name="ce1">
            <text:p>34529596</text:p>
          </table:table-cell>
          <table:table-cell office:value-type="float" office:value="35238667" table:style-name="ce1">
            <text:p>35238667</text:p>
          </table:table-cell>
          <table:table-cell office:value-type="float" office:value="35912147" table:style-name="ce1">
            <text:p>35912147</text:p>
          </table:table-cell>
          <table:table-cell office:value-type="float" office:value="36568692" table:style-name="ce1">
            <text:p>36568692</text:p>
          </table:table-cell>
          <table:table-cell office:value-type="float" office:value="37214028" table:style-name="ce1">
            <text:p>37214028</text:p>
          </table:table-cell>
          <table:table-cell office:value-type="float" office:value="37862981" table:style-name="ce1">
            <text:p>37862981</text:p>
          </table:table-cell>
          <table:table-cell office:value-type="float" office:value="38526753" table:style-name="ce1">
            <text:p>38526753</text:p>
          </table:table-cell>
          <table:table-cell office:value-type="float" office:value="39200572" table:style-name="ce1">
            <text:p>39200572</text:p>
          </table:table-cell>
          <table:table-cell office:value-type="float" office:value="39885876" table:style-name="ce1">
            <text:p>39885876</text:p>
          </table:table-cell>
          <table:table-cell office:value-type="float" office:value="40576543" table:style-name="ce1">
            <text:p>4057654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o Tome and Principe</text:p>
          </table:table-cell>
          <table:table-cell office:value-type="string" table:style-name="ce1">
            <text:p>STP</text:p>
          </table:table-cell>
          <table:table-cell office:value-type="float" office:value="131678" table:style-name="ce1">
            <text:p>131678</text:p>
          </table:table-cell>
          <table:table-cell office:value-type="float" office:value="133806" table:style-name="ce1">
            <text:p>133806</text:p>
          </table:table-cell>
          <table:table-cell office:value-type="float" office:value="135832" table:style-name="ce1">
            <text:p>135832</text:p>
          </table:table-cell>
          <table:table-cell office:value-type="float" office:value="137848" table:style-name="ce1">
            <text:p>137848</text:p>
          </table:table-cell>
          <table:table-cell office:value-type="float" office:value="139959" table:style-name="ce1">
            <text:p>139959</text:p>
          </table:table-cell>
          <table:table-cell office:value-type="float" office:value="142262" table:style-name="ce1">
            <text:p>142262</text:p>
          </table:table-cell>
          <table:table-cell office:value-type="float" office:value="144755" table:style-name="ce1">
            <text:p>144755</text:p>
          </table:table-cell>
          <table:table-cell office:value-type="float" office:value="147447" table:style-name="ce1">
            <text:p>147447</text:p>
          </table:table-cell>
          <table:table-cell office:value-type="float" office:value="150415" table:style-name="ce1">
            <text:p>150415</text:p>
          </table:table-cell>
          <table:table-cell office:value-type="float" office:value="153737" table:style-name="ce1">
            <text:p>153737</text:p>
          </table:table-cell>
          <table:table-cell office:value-type="float" office:value="157472" table:style-name="ce1">
            <text:p>157472</text:p>
          </table:table-cell>
          <table:table-cell office:value-type="float" office:value="161681" table:style-name="ce1">
            <text:p>161681</text:p>
          </table:table-cell>
          <table:table-cell office:value-type="float" office:value="166300" table:style-name="ce1">
            <text:p>166300</text:p>
          </table:table-cell>
          <table:table-cell office:value-type="float" office:value="171120" table:style-name="ce1">
            <text:p>171120</text:p>
          </table:table-cell>
          <table:table-cell office:value-type="float" office:value="175876" table:style-name="ce1">
            <text:p>175876</text:p>
          </table:table-cell>
          <table:table-cell office:value-type="float" office:value="180371" table:style-name="ce1">
            <text:p>180371</text:p>
          </table:table-cell>
          <table:table-cell office:value-type="float" office:value="184524" table:style-name="ce1">
            <text:p>184524</text:p>
          </table:table-cell>
          <table:table-cell office:value-type="float" office:value="188404" table:style-name="ce1">
            <text:p>188404</text:p>
          </table:table-cell>
          <table:table-cell office:value-type="float" office:value="192087" table:style-name="ce1">
            <text:p>192087</text:p>
          </table:table-cell>
          <table:table-cell office:value-type="float" office:value="195727" table:style-name="ce1">
            <text:p>195727</text:p>
          </table:table-cell>
          <table:table-cell office:value-type="float" office:value="199432" table:style-name="ce1">
            <text:p>199432</text:p>
          </table:table-cell>
          <table:table-cell office:value-type="float" office:value="203227" table:style-name="ce1">
            <text:p>203227</text:p>
          </table:table-cell>
          <table:table-cell office:value-type="float" office:value="207089" table:style-name="ce1">
            <text:p>207089</text:p>
          </table:table-cell>
          <table:table-cell office:value-type="float" office:value="211028" table:style-name="ce1">
            <text:p>21102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uriname</text:p>
          </table:table-cell>
          <table:table-cell office:value-type="string" table:style-name="ce1">
            <text:p>SUR</text:p>
          </table:table-cell>
          <table:table-cell office:value-type="float" office:value="441851" table:style-name="ce1">
            <text:p>441851</text:p>
          </table:table-cell>
          <table:table-cell office:value-type="float" office:value="448213" table:style-name="ce1">
            <text:p>448213</text:p>
          </table:table-cell>
          <table:table-cell office:value-type="float" office:value="454161" table:style-name="ce1">
            <text:p>454161</text:p>
          </table:table-cell>
          <table:table-cell office:value-type="float" office:value="459831" table:style-name="ce1">
            <text:p>459831</text:p>
          </table:table-cell>
          <table:table-cell office:value-type="float" office:value="465385" table:style-name="ce1">
            <text:p>465385</text:p>
          </table:table-cell>
          <table:table-cell office:value-type="float" office:value="470949" table:style-name="ce1">
            <text:p>470949</text:p>
          </table:table-cell>
          <table:table-cell office:value-type="float" office:value="476579" table:style-name="ce1">
            <text:p>476579</text:p>
          </table:table-cell>
          <table:table-cell office:value-type="float" office:value="482235" table:style-name="ce1">
            <text:p>482235</text:p>
          </table:table-cell>
          <table:table-cell office:value-type="float" office:value="487942" table:style-name="ce1">
            <text:p>487942</text:p>
          </table:table-cell>
          <table:table-cell office:value-type="float" office:value="493679" table:style-name="ce1">
            <text:p>493679</text:p>
          </table:table-cell>
          <table:table-cell office:value-type="float" office:value="499464" table:style-name="ce1">
            <text:p>499464</text:p>
          </table:table-cell>
          <table:table-cell office:value-type="float" office:value="505295" table:style-name="ce1">
            <text:p>505295</text:p>
          </table:table-cell>
          <table:table-cell office:value-type="float" office:value="511181" table:style-name="ce1">
            <text:p>511181</text:p>
          </table:table-cell>
          <table:table-cell office:value-type="float" office:value="517123" table:style-name="ce1">
            <text:p>517123</text:p>
          </table:table-cell>
          <table:table-cell office:value-type="float" office:value="523111" table:style-name="ce1">
            <text:p>523111</text:p>
          </table:table-cell>
          <table:table-cell office:value-type="float" office:value="529131" table:style-name="ce1">
            <text:p>529131</text:p>
          </table:table-cell>
          <table:table-cell office:value-type="float" office:value="535179" table:style-name="ce1">
            <text:p>535179</text:p>
          </table:table-cell>
          <table:table-cell office:value-type="float" office:value="541245" table:style-name="ce1">
            <text:p>541245</text:p>
          </table:table-cell>
          <table:table-cell office:value-type="float" office:value="547291" table:style-name="ce1">
            <text:p>547291</text:p>
          </table:table-cell>
          <table:table-cell office:value-type="float" office:value="553273" table:style-name="ce1">
            <text:p>553273</text:p>
          </table:table-cell>
          <table:table-cell office:value-type="float" office:value="559143" table:style-name="ce1">
            <text:p>559143</text:p>
          </table:table-cell>
          <table:table-cell office:value-type="float" office:value="564888" table:style-name="ce1">
            <text:p>564888</text:p>
          </table:table-cell>
          <table:table-cell office:value-type="float" office:value="570496" table:style-name="ce1">
            <text:p>570496</text:p>
          </table:table-cell>
          <table:table-cell office:value-type="float" office:value="575991" table:style-name="ce1">
            <text:p>5759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lovak Republic</text:p>
          </table:table-cell>
          <table:table-cell office:value-type="string" table:style-name="ce1">
            <text:p>SVK</text:p>
          </table:table-cell>
          <table:table-cell office:value-type="float" office:value="5361999" table:style-name="ce1">
            <text:p>5361999</text:p>
          </table:table-cell>
          <table:table-cell office:value-type="float" office:value="5373361" table:style-name="ce1">
            <text:p>5373361</text:p>
          </table:table-cell>
          <table:table-cell office:value-type="float" office:value="5383291" table:style-name="ce1">
            <text:p>5383291</text:p>
          </table:table-cell>
          <table:table-cell office:value-type="float" office:value="5390516" table:style-name="ce1">
            <text:p>5390516</text:p>
          </table:table-cell>
          <table:table-cell office:value-type="float" office:value="5396020" table:style-name="ce1">
            <text:p>5396020</text:p>
          </table:table-cell>
          <table:table-cell office:value-type="float" office:value="5388720" table:style-name="ce1">
            <text:p>5388720</text:p>
          </table:table-cell>
          <table:table-cell office:value-type="float" office:value="5378867" table:style-name="ce1">
            <text:p>5378867</text:p>
          </table:table-cell>
          <table:table-cell office:value-type="float" office:value="5376912" table:style-name="ce1">
            <text:p>5376912</text:p>
          </table:table-cell>
          <table:table-cell office:value-type="float" office:value="5373374" table:style-name="ce1">
            <text:p>5373374</text:p>
          </table:table-cell>
          <table:table-cell office:value-type="float" office:value="5372280" table:style-name="ce1">
            <text:p>5372280</text:p>
          </table:table-cell>
          <table:table-cell office:value-type="float" office:value="5372807" table:style-name="ce1">
            <text:p>5372807</text:p>
          </table:table-cell>
          <table:table-cell office:value-type="float" office:value="5373054" table:style-name="ce1">
            <text:p>5373054</text:p>
          </table:table-cell>
          <table:table-cell office:value-type="float" office:value="5374622" table:style-name="ce1">
            <text:p>5374622</text:p>
          </table:table-cell>
          <table:table-cell office:value-type="float" office:value="5379233" table:style-name="ce1">
            <text:p>5379233</text:p>
          </table:table-cell>
          <table:table-cell office:value-type="float" office:value="5386406" table:style-name="ce1">
            <text:p>5386406</text:p>
          </table:table-cell>
          <table:table-cell office:value-type="float" office:value="5391428" table:style-name="ce1">
            <text:p>5391428</text:p>
          </table:table-cell>
          <table:table-cell office:value-type="float" office:value="5398384" table:style-name="ce1">
            <text:p>5398384</text:p>
          </table:table-cell>
          <table:table-cell office:value-type="float" office:value="5407579" table:style-name="ce1">
            <text:p>5407579</text:p>
          </table:table-cell>
          <table:table-cell office:value-type="float" office:value="5413393" table:style-name="ce1">
            <text:p>5413393</text:p>
          </table:table-cell>
          <table:table-cell office:value-type="float" office:value="5418649" table:style-name="ce1">
            <text:p>5418649</text:p>
          </table:table-cell>
          <table:table-cell office:value-type="float" office:value="5423801" table:style-name="ce1">
            <text:p>5423801</text:p>
          </table:table-cell>
          <table:table-cell office:value-type="float" office:value="5430798" table:style-name="ce1">
            <text:p>5430798</text:p>
          </table:table-cell>
          <table:table-cell office:value-type="float" office:value="5439232" table:style-name="ce1">
            <text:p>5439232</text:p>
          </table:table-cell>
          <table:table-cell office:value-type="float" office:value="5446771" table:style-name="ce1">
            <text:p>544677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lovenia</text:p>
          </table:table-cell>
          <table:table-cell office:value-type="string" table:style-name="ce1">
            <text:p>SVN</text:p>
          </table:table-cell>
          <table:table-cell office:value-type="float" office:value="1989872" table:style-name="ce1">
            <text:p>1989872</text:p>
          </table:table-cell>
          <table:table-cell office:value-type="float" office:value="1988628" table:style-name="ce1">
            <text:p>1988628</text:p>
          </table:table-cell>
          <table:table-cell office:value-type="float" office:value="1985956" table:style-name="ce1">
            <text:p>1985956</text:p>
          </table:table-cell>
          <table:table-cell office:value-type="float" office:value="1981629" table:style-name="ce1">
            <text:p>1981629</text:p>
          </table:table-cell>
          <table:table-cell office:value-type="float" office:value="1983045" table:style-name="ce1">
            <text:p>1983045</text:p>
          </table:table-cell>
          <table:table-cell office:value-type="float" office:value="1988925" table:style-name="ce1">
            <text:p>1988925</text:p>
          </table:table-cell>
          <table:table-cell office:value-type="float" office:value="1992060" table:style-name="ce1">
            <text:p>1992060</text:p>
          </table:table-cell>
          <table:table-cell office:value-type="float" office:value="1994530" table:style-name="ce1">
            <text:p>1994530</text:p>
          </table:table-cell>
          <table:table-cell office:value-type="float" office:value="1995733" table:style-name="ce1">
            <text:p>1995733</text:p>
          </table:table-cell>
          <table:table-cell office:value-type="float" office:value="1997012" table:style-name="ce1">
            <text:p>1997012</text:p>
          </table:table-cell>
          <table:table-cell office:value-type="float" office:value="2000474" table:style-name="ce1">
            <text:p>2000474</text:p>
          </table:table-cell>
          <table:table-cell office:value-type="float" office:value="2006868" table:style-name="ce1">
            <text:p>2006868</text:p>
          </table:table-cell>
          <table:table-cell office:value-type="float" office:value="2018122" table:style-name="ce1">
            <text:p>2018122</text:p>
          </table:table-cell>
          <table:table-cell office:value-type="float" office:value="2021316" table:style-name="ce1">
            <text:p>2021316</text:p>
          </table:table-cell>
          <table:table-cell office:value-type="float" office:value="2039669" table:style-name="ce1">
            <text:p>2039669</text:p>
          </table:table-cell>
          <table:table-cell office:value-type="float" office:value="2048583" table:style-name="ce1">
            <text:p>2048583</text:p>
          </table:table-cell>
          <table:table-cell office:value-type="float" office:value="2052843" table:style-name="ce1">
            <text:p>2052843</text:p>
          </table:table-cell>
          <table:table-cell office:value-type="float" office:value="2057159" table:style-name="ce1">
            <text:p>2057159</text:p>
          </table:table-cell>
          <table:table-cell office:value-type="float" office:value="2059953" table:style-name="ce1">
            <text:p>2059953</text:p>
          </table:table-cell>
          <table:table-cell office:value-type="float" office:value="2061980" table:style-name="ce1">
            <text:p>2061980</text:p>
          </table:table-cell>
          <table:table-cell office:value-type="float" office:value="2063531" table:style-name="ce1">
            <text:p>2063531</text:p>
          </table:table-cell>
          <table:table-cell office:value-type="float" office:value="2065042" table:style-name="ce1">
            <text:p>2065042</text:p>
          </table:table-cell>
          <table:table-cell office:value-type="float" office:value="2066388" table:style-name="ce1">
            <text:p>2066388</text:p>
          </table:table-cell>
          <table:table-cell office:value-type="float" office:value="2073894" table:style-name="ce1">
            <text:p>207389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SWE</text:p>
          </table:table-cell>
          <table:table-cell office:value-type="float" office:value="8826939" table:style-name="ce1">
            <text:p>8826939</text:p>
          </table:table-cell>
          <table:table-cell office:value-type="float" office:value="8840998" table:style-name="ce1">
            <text:p>8840998</text:p>
          </table:table-cell>
          <table:table-cell office:value-type="float" office:value="8846062" table:style-name="ce1">
            <text:p>8846062</text:p>
          </table:table-cell>
          <table:table-cell office:value-type="float" office:value="8850974" table:style-name="ce1">
            <text:p>8850974</text:p>
          </table:table-cell>
          <table:table-cell office:value-type="float" office:value="8857874" table:style-name="ce1">
            <text:p>8857874</text:p>
          </table:table-cell>
          <table:table-cell office:value-type="float" office:value="8872109" table:style-name="ce1">
            <text:p>8872109</text:p>
          </table:table-cell>
          <table:table-cell office:value-type="float" office:value="8895960" table:style-name="ce1">
            <text:p>8895960</text:p>
          </table:table-cell>
          <table:table-cell office:value-type="float" office:value="8924958" table:style-name="ce1">
            <text:p>8924958</text:p>
          </table:table-cell>
          <table:table-cell office:value-type="float" office:value="8958229" table:style-name="ce1">
            <text:p>8958229</text:p>
          </table:table-cell>
          <table:table-cell office:value-type="float" office:value="8993531" table:style-name="ce1">
            <text:p>8993531</text:p>
          </table:table-cell>
          <table:table-cell office:value-type="float" office:value="9029572" table:style-name="ce1">
            <text:p>9029572</text:p>
          </table:table-cell>
          <table:table-cell office:value-type="float" office:value="9080505" table:style-name="ce1">
            <text:p>9080505</text:p>
          </table:table-cell>
          <table:table-cell office:value-type="float" office:value="9148092" table:style-name="ce1">
            <text:p>9148092</text:p>
          </table:table-cell>
          <table:table-cell office:value-type="float" office:value="9219637" table:style-name="ce1">
            <text:p>9219637</text:p>
          </table:table-cell>
          <table:table-cell office:value-type="float" office:value="9298515" table:style-name="ce1">
            <text:p>9298515</text:p>
          </table:table-cell>
          <table:table-cell office:value-type="float" office:value="9378126" table:style-name="ce1">
            <text:p>9378126</text:p>
          </table:table-cell>
          <table:table-cell office:value-type="float" office:value="9449213" table:style-name="ce1">
            <text:p>9449213</text:p>
          </table:table-cell>
          <table:table-cell office:value-type="float" office:value="9519374" table:style-name="ce1">
            <text:p>9519374</text:p>
          </table:table-cell>
          <table:table-cell office:value-type="float" office:value="9600379" table:style-name="ce1">
            <text:p>9600379</text:p>
          </table:table-cell>
          <table:table-cell office:value-type="float" office:value="9696110" table:style-name="ce1">
            <text:p>9696110</text:p>
          </table:table-cell>
          <table:table-cell office:value-type="float" office:value="9799186" table:style-name="ce1">
            <text:p>9799186</text:p>
          </table:table-cell>
          <table:table-cell office:value-type="float" office:value="9923085" table:style-name="ce1">
            <text:p>9923085</text:p>
          </table:table-cell>
          <table:table-cell office:value-type="float" office:value="10057698" table:style-name="ce1">
            <text:p>10057698</text:p>
          </table:table-cell>
          <table:table-cell office:value-type="float" office:value="10175214" table:style-name="ce1">
            <text:p>1017521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swatini</text:p>
          </table:table-cell>
          <table:table-cell office:value-type="string" table:style-name="ce1">
            <text:p>SWZ</text:p>
          </table:table-cell>
          <table:table-cell office:value-type="float" office:value="926841" table:style-name="ce1">
            <text:p>926841</text:p>
          </table:table-cell>
          <table:table-cell office:value-type="float" office:value="945508" table:style-name="ce1">
            <text:p>945508</text:p>
          </table:table-cell>
          <table:table-cell office:value-type="float" office:value="963426" table:style-name="ce1">
            <text:p>963426</text:p>
          </table:table-cell>
          <table:table-cell office:value-type="float" office:value="979918" table:style-name="ce1">
            <text:p>979918</text:p>
          </table:table-cell>
          <table:table-cell office:value-type="float" office:value="994108" table:style-name="ce1">
            <text:p>994108</text:p>
          </table:table-cell>
          <table:table-cell office:value-type="float" office:value="1005435" table:style-name="ce1">
            <text:p>1005435</text:p>
          </table:table-cell>
          <table:table-cell office:value-type="float" office:value="1013609" table:style-name="ce1">
            <text:p>1013609</text:p>
          </table:table-cell>
          <table:table-cell office:value-type="float" office:value="1019059" table:style-name="ce1">
            <text:p>1019059</text:p>
          </table:table-cell>
          <table:table-cell office:value-type="float" office:value="1022802" table:style-name="ce1">
            <text:p>1022802</text:p>
          </table:table-cell>
          <table:table-cell office:value-type="float" office:value="1026286" table:style-name="ce1">
            <text:p>1026286</text:p>
          </table:table-cell>
          <table:table-cell office:value-type="float" office:value="1030579" table:style-name="ce1">
            <text:p>1030579</text:p>
          </table:table-cell>
          <table:table-cell office:value-type="float" office:value="1036092" table:style-name="ce1">
            <text:p>1036092</text:p>
          </table:table-cell>
          <table:table-cell office:value-type="float" office:value="1042652" table:style-name="ce1">
            <text:p>1042652</text:p>
          </table:table-cell>
          <table:table-cell office:value-type="float" office:value="1049945" table:style-name="ce1">
            <text:p>1049945</text:p>
          </table:table-cell>
          <table:table-cell office:value-type="float" office:value="1057467" table:style-name="ce1">
            <text:p>1057467</text:p>
          </table:table-cell>
          <table:table-cell office:value-type="float" office:value="1064837" table:style-name="ce1">
            <text:p>1064837</text:p>
          </table:table-cell>
          <table:table-cell office:value-type="float" office:value="1072032" table:style-name="ce1">
            <text:p>1072032</text:p>
          </table:table-cell>
          <table:table-cell office:value-type="float" office:value="1079288" table:style-name="ce1">
            <text:p>1079288</text:p>
          </table:table-cell>
          <table:table-cell office:value-type="float" office:value="1086839" table:style-name="ce1">
            <text:p>1086839</text:p>
          </table:table-cell>
          <table:table-cell office:value-type="float" office:value="1095021" table:style-name="ce1">
            <text:p>1095021</text:p>
          </table:table-cell>
          <table:table-cell office:value-type="float" office:value="1104044" table:style-name="ce1">
            <text:p>1104044</text:p>
          </table:table-cell>
          <table:table-cell office:value-type="float" office:value="1113984" table:style-name="ce1">
            <text:p>1113984</text:p>
          </table:table-cell>
          <table:table-cell office:value-type="float" office:value="1124753" table:style-name="ce1">
            <text:p>1124753</text:p>
          </table:table-cell>
          <table:table-cell office:value-type="float" office:value="1136191" table:style-name="ce1">
            <text:p>11361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int Maarten (Dutch part)</text:p>
          </table:table-cell>
          <table:table-cell office:value-type="string" table:style-name="ce1">
            <text:p>SXM</text:p>
          </table:table-cell>
          <table:table-cell table:number-columns-repeated="3" table:style-name="ce1"/>
          <table:table-cell office:value-type="float" office:value="31240" table:style-name="ce1">
            <text:p>31240</text:p>
          </table:table-cell>
          <table:table-cell office:value-type="float" office:value="31084" table:style-name="ce1">
            <text:p>31084</text:p>
          </table:table-cell>
          <table:table-cell office:value-type="float" office:value="30519" table:style-name="ce1">
            <text:p>30519</text:p>
          </table:table-cell>
          <table:table-cell office:value-type="float" office:value="30600" table:style-name="ce1">
            <text:p>30600</text:p>
          </table:table-cell>
          <table:table-cell office:value-type="float" office:value="30777" table:style-name="ce1">
            <text:p>30777</text:p>
          </table:table-cell>
          <table:table-cell office:value-type="float" office:value="31472" table:style-name="ce1">
            <text:p>31472</text:p>
          </table:table-cell>
          <table:table-cell office:value-type="float" office:value="32488" table:style-name="ce1">
            <text:p>32488</text:p>
          </table:table-cell>
          <table:table-cell office:value-type="float" office:value="33011" table:style-name="ce1">
            <text:p>33011</text:p>
          </table:table-cell>
          <table:table-cell office:value-type="float" office:value="33441" table:style-name="ce1">
            <text:p>33441</text:p>
          </table:table-cell>
          <table:table-cell office:value-type="float" office:value="33811" table:style-name="ce1">
            <text:p>33811</text:p>
          </table:table-cell>
          <table:table-cell office:value-type="float" office:value="33964" table:style-name="ce1">
            <text:p>33964</text:p>
          </table:table-cell>
          <table:table-cell office:value-type="float" office:value="34238" table:style-name="ce1">
            <text:p>34238</text:p>
          </table:table-cell>
          <table:table-cell office:value-type="float" office:value="34056" table:style-name="ce1">
            <text:p>34056</text:p>
          </table:table-cell>
          <table:table-cell office:value-type="float" office:value="33435" table:style-name="ce1">
            <text:p>33435</text:p>
          </table:table-cell>
          <table:table-cell office:value-type="float" office:value="34640" table:style-name="ce1">
            <text:p>34640</text:p>
          </table:table-cell>
          <table:table-cell office:value-type="float" office:value="36607" table:style-name="ce1">
            <text:p>36607</text:p>
          </table:table-cell>
          <table:table-cell office:value-type="float" office:value="37685" table:style-name="ce1">
            <text:p>37685</text:p>
          </table:table-cell>
          <table:table-cell office:value-type="float" office:value="38825" table:style-name="ce1">
            <text:p>38825</text:p>
          </table:table-cell>
          <table:table-cell office:value-type="float" office:value="39969" table:style-name="ce1">
            <text:p>39969</text:p>
          </table:table-cell>
          <table:table-cell office:value-type="float" office:value="40574" table:style-name="ce1">
            <text:p>40574</text:p>
          </table:table-cell>
          <table:table-cell office:value-type="float" office:value="40654" table:style-name="ce1">
            <text:p>4065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eychelles</text:p>
          </table:table-cell>
          <table:table-cell office:value-type="string" table:style-name="ce1">
            <text:p>SYC</text:p>
          </table:table-cell>
          <table:table-cell office:value-type="float" office:value="75304" table:style-name="ce1">
            <text:p>75304</text:p>
          </table:table-cell>
          <table:table-cell office:value-type="float" office:value="76417" table:style-name="ce1">
            <text:p>76417</text:p>
          </table:table-cell>
          <table:table-cell office:value-type="float" office:value="77319" table:style-name="ce1">
            <text:p>77319</text:p>
          </table:table-cell>
          <table:table-cell office:value-type="float" office:value="78846" table:style-name="ce1">
            <text:p>78846</text:p>
          </table:table-cell>
          <table:table-cell office:value-type="float" office:value="80410" table:style-name="ce1">
            <text:p>80410</text:p>
          </table:table-cell>
          <table:table-cell office:value-type="float" office:value="81131" table:style-name="ce1">
            <text:p>81131</text:p>
          </table:table-cell>
          <table:table-cell office:value-type="float" office:value="81202" table:style-name="ce1">
            <text:p>81202</text:p>
          </table:table-cell>
          <table:table-cell office:value-type="float" office:value="83723" table:style-name="ce1">
            <text:p>83723</text:p>
          </table:table-cell>
          <table:table-cell office:value-type="float" office:value="82781" table:style-name="ce1">
            <text:p>82781</text:p>
          </table:table-cell>
          <table:table-cell office:value-type="float" office:value="82475" table:style-name="ce1">
            <text:p>82475</text:p>
          </table:table-cell>
          <table:table-cell office:value-type="float" office:value="82858" table:style-name="ce1">
            <text:p>82858</text:p>
          </table:table-cell>
          <table:table-cell office:value-type="float" office:value="84600" table:style-name="ce1">
            <text:p>84600</text:p>
          </table:table-cell>
          <table:table-cell office:value-type="float" office:value="85033" table:style-name="ce1">
            <text:p>85033</text:p>
          </table:table-cell>
          <table:table-cell office:value-type="float" office:value="86956" table:style-name="ce1">
            <text:p>86956</text:p>
          </table:table-cell>
          <table:table-cell office:value-type="float" office:value="87298" table:style-name="ce1">
            <text:p>87298</text:p>
          </table:table-cell>
          <table:table-cell office:value-type="float" office:value="89770" table:style-name="ce1">
            <text:p>89770</text:p>
          </table:table-cell>
          <table:table-cell office:value-type="float" office:value="87441" table:style-name="ce1">
            <text:p>87441</text:p>
          </table:table-cell>
          <table:table-cell office:value-type="float" office:value="88303" table:style-name="ce1">
            <text:p>88303</text:p>
          </table:table-cell>
          <table:table-cell office:value-type="float" office:value="89949" table:style-name="ce1">
            <text:p>89949</text:p>
          </table:table-cell>
          <table:table-cell office:value-type="float" office:value="91359" table:style-name="ce1">
            <text:p>91359</text:p>
          </table:table-cell>
          <table:table-cell office:value-type="float" office:value="93419" table:style-name="ce1">
            <text:p>93419</text:p>
          </table:table-cell>
          <table:table-cell office:value-type="float" office:value="94677" table:style-name="ce1">
            <text:p>94677</text:p>
          </table:table-cell>
          <table:table-cell office:value-type="float" office:value="95843" table:style-name="ce1">
            <text:p>95843</text:p>
          </table:table-cell>
          <table:table-cell office:value-type="float" office:value="96762" table:style-name="ce1">
            <text:p>9676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yrian Arab Republic</text:p>
          </table:table-cell>
          <table:table-cell office:value-type="string" table:style-name="ce1">
            <text:p>SYR</text:p>
          </table:table-cell>
          <table:table-cell office:value-type="float" office:value="14345492" table:style-name="ce1">
            <text:p>14345492</text:p>
          </table:table-cell>
          <table:table-cell office:value-type="float" office:value="14754142" table:style-name="ce1">
            <text:p>14754142</text:p>
          </table:table-cell>
          <table:table-cell office:value-type="float" office:value="15175316" table:style-name="ce1">
            <text:p>15175316</text:p>
          </table:table-cell>
          <table:table-cell office:value-type="float" office:value="15599591" table:style-name="ce1">
            <text:p>15599591</text:p>
          </table:table-cell>
          <table:table-cell office:value-type="float" office:value="16013985" table:style-name="ce1">
            <text:p>16013985</text:p>
          </table:table-cell>
          <table:table-cell office:value-type="float" office:value="16410848" table:style-name="ce1">
            <text:p>16410848</text:p>
          </table:table-cell>
          <table:table-cell office:value-type="float" office:value="16766561" table:style-name="ce1">
            <text:p>16766561</text:p>
          </table:table-cell>
          <table:table-cell office:value-type="float" office:value="17084632" table:style-name="ce1">
            <text:p>17084632</text:p>
          </table:table-cell>
          <table:table-cell office:value-type="float" office:value="17415214" table:style-name="ce1">
            <text:p>17415214</text:p>
          </table:table-cell>
          <table:table-cell office:value-type="float" office:value="17827825" table:style-name="ce1">
            <text:p>17827825</text:p>
          </table:table-cell>
          <table:table-cell office:value-type="float" office:value="18361176" table:style-name="ce1">
            <text:p>18361176</text:p>
          </table:table-cell>
          <table:table-cell office:value-type="float" office:value="19059258" table:style-name="ce1">
            <text:p>19059258</text:p>
          </table:table-cell>
          <table:table-cell office:value-type="float" office:value="19878254" table:style-name="ce1">
            <text:p>19878254</text:p>
          </table:table-cell>
          <table:table-cell office:value-type="float" office:value="20664038" table:style-name="ce1">
            <text:p>20664038</text:p>
          </table:table-cell>
          <table:table-cell office:value-type="float" office:value="21205873" table:style-name="ce1">
            <text:p>21205873</text:p>
          </table:table-cell>
          <table:table-cell office:value-type="float" office:value="21362529" table:style-name="ce1">
            <text:p>21362529</text:p>
          </table:table-cell>
          <table:table-cell office:value-type="float" office:value="21082966" table:style-name="ce1">
            <text:p>21082966</text:p>
          </table:table-cell>
          <table:table-cell office:value-type="float" office:value="20442541" table:style-name="ce1">
            <text:p>20442541</text:p>
          </table:table-cell>
          <table:table-cell office:value-type="float" office:value="19584274" table:style-name="ce1">
            <text:p>19584274</text:p>
          </table:table-cell>
          <table:table-cell office:value-type="float" office:value="18715672" table:style-name="ce1">
            <text:p>18715672</text:p>
          </table:table-cell>
          <table:table-cell office:value-type="float" office:value="17997408" table:style-name="ce1">
            <text:p>17997408</text:p>
          </table:table-cell>
          <table:table-cell office:value-type="float" office:value="17453933" table:style-name="ce1">
            <text:p>17453933</text:p>
          </table:table-cell>
          <table:table-cell office:value-type="float" office:value="17068002" table:style-name="ce1">
            <text:p>17068002</text:p>
          </table:table-cell>
          <table:table-cell office:value-type="float" office:value="16906283" table:style-name="ce1">
            <text:p>1690628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urks and Caicos Islands</text:p>
          </table:table-cell>
          <table:table-cell office:value-type="string" table:style-name="ce1">
            <text:p>TCA</text:p>
          </table:table-cell>
          <table:table-cell office:value-type="float" office:value="16216" table:style-name="ce1">
            <text:p>16216</text:p>
          </table:table-cell>
          <table:table-cell office:value-type="float" office:value="16926" table:style-name="ce1">
            <text:p>16926</text:p>
          </table:table-cell>
          <table:table-cell office:value-type="float" office:value="17567" table:style-name="ce1">
            <text:p>17567</text:p>
          </table:table-cell>
          <table:table-cell office:value-type="float" office:value="18232" table:style-name="ce1">
            <text:p>18232</text:p>
          </table:table-cell>
          <table:table-cell office:value-type="float" office:value="19065" table:style-name="ce1">
            <text:p>19065</text:p>
          </table:table-cell>
          <table:table-cell office:value-type="float" office:value="20164" table:style-name="ce1">
            <text:p>20164</text:p>
          </table:table-cell>
          <table:table-cell office:value-type="float" office:value="21573" table:style-name="ce1">
            <text:p>21573</text:p>
          </table:table-cell>
          <table:table-cell office:value-type="float" office:value="23232" table:style-name="ce1">
            <text:p>23232</text:p>
          </table:table-cell>
          <table:table-cell office:value-type="float" office:value="25011" table:style-name="ce1">
            <text:p>25011</text:p>
          </table:table-cell>
          <table:table-cell office:value-type="float" office:value="26700" table:style-name="ce1">
            <text:p>26700</text:p>
          </table:table-cell>
          <table:table-cell office:value-type="float" office:value="28180" table:style-name="ce1">
            <text:p>28180</text:p>
          </table:table-cell>
          <table:table-cell office:value-type="float" office:value="29391" table:style-name="ce1">
            <text:p>29391</text:p>
          </table:table-cell>
          <table:table-cell office:value-type="float" office:value="30385" table:style-name="ce1">
            <text:p>30385</text:p>
          </table:table-cell>
          <table:table-cell office:value-type="float" office:value="31202" table:style-name="ce1">
            <text:p>31202</text:p>
          </table:table-cell>
          <table:table-cell office:value-type="float" office:value="31934" table:style-name="ce1">
            <text:p>31934</text:p>
          </table:table-cell>
          <table:table-cell office:value-type="float" office:value="32660" table:style-name="ce1">
            <text:p>32660</text:p>
          </table:table-cell>
          <table:table-cell office:value-type="float" office:value="33377" table:style-name="ce1">
            <text:p>33377</text:p>
          </table:table-cell>
          <table:table-cell office:value-type="float" office:value="34066" table:style-name="ce1">
            <text:p>34066</text:p>
          </table:table-cell>
          <table:table-cell office:value-type="float" office:value="34731" table:style-name="ce1">
            <text:p>34731</text:p>
          </table:table-cell>
          <table:table-cell office:value-type="float" office:value="35369" table:style-name="ce1">
            <text:p>35369</text:p>
          </table:table-cell>
          <table:table-cell office:value-type="float" office:value="35981" table:style-name="ce1">
            <text:p>35981</text:p>
          </table:table-cell>
          <table:table-cell office:value-type="float" office:value="36559" table:style-name="ce1">
            <text:p>36559</text:p>
          </table:table-cell>
          <table:table-cell office:value-type="float" office:value="37115" table:style-name="ce1">
            <text:p>37115</text:p>
          </table:table-cell>
          <table:table-cell office:value-type="float" office:value="37665" table:style-name="ce1">
            <text:p>3766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TCD</text:p>
          </table:table-cell>
          <table:table-cell office:value-type="float" office:value="7010145" table:style-name="ce1">
            <text:p>7010145</text:p>
          </table:table-cell>
          <table:table-cell office:value-type="float" office:value="7250975" table:style-name="ce1">
            <text:p>7250975</text:p>
          </table:table-cell>
          <table:table-cell office:value-type="float" office:value="7503493" table:style-name="ce1">
            <text:p>7503493</text:p>
          </table:table-cell>
          <table:table-cell office:value-type="float" office:value="7770048" table:style-name="ce1">
            <text:p>7770048</text:p>
          </table:table-cell>
          <table:table-cell office:value-type="float" office:value="8053536" table:style-name="ce1">
            <text:p>8053536</text:p>
          </table:table-cell>
          <table:table-cell office:value-type="float" office:value="8355654" table:style-name="ce1">
            <text:p>8355654</text:p>
          </table:table-cell>
          <table:table-cell office:value-type="float" office:value="8678051" table:style-name="ce1">
            <text:p>8678051</text:p>
          </table:table-cell>
          <table:table-cell office:value-type="float" office:value="9019233" table:style-name="ce1">
            <text:p>9019233</text:p>
          </table:table-cell>
          <table:table-cell office:value-type="float" office:value="9373916" table:style-name="ce1">
            <text:p>9373916</text:p>
          </table:table-cell>
          <table:table-cell office:value-type="float" office:value="9734767" table:style-name="ce1">
            <text:p>9734767</text:p>
          </table:table-cell>
          <table:table-cell office:value-type="float" office:value="10096633" table:style-name="ce1">
            <text:p>10096633</text:p>
          </table:table-cell>
          <table:table-cell office:value-type="float" office:value="10457124" table:style-name="ce1">
            <text:p>10457124</text:p>
          </table:table-cell>
          <table:table-cell office:value-type="float" office:value="10818024" table:style-name="ce1">
            <text:p>10818024</text:p>
          </table:table-cell>
          <table:table-cell office:value-type="float" office:value="11183588" table:style-name="ce1">
            <text:p>11183588</text:p>
          </table:table-cell>
          <table:table-cell office:value-type="float" office:value="11560147" table:style-name="ce1">
            <text:p>11560147</text:p>
          </table:table-cell>
          <table:table-cell office:value-type="float" office:value="11952136" table:style-name="ce1">
            <text:p>11952136</text:p>
          </table:table-cell>
          <table:table-cell office:value-type="float" office:value="12360989" table:style-name="ce1">
            <text:p>12360989</text:p>
          </table:table-cell>
          <table:table-cell office:value-type="float" office:value="12784750" table:style-name="ce1">
            <text:p>12784750</text:p>
          </table:table-cell>
          <table:table-cell office:value-type="float" office:value="13220424" table:style-name="ce1">
            <text:p>13220424</text:p>
          </table:table-cell>
          <table:table-cell office:value-type="float" office:value="13663559" table:style-name="ce1">
            <text:p>13663559</text:p>
          </table:table-cell>
          <table:table-cell office:value-type="float" office:value="14110975" table:style-name="ce1">
            <text:p>14110975</text:p>
          </table:table-cell>
          <table:table-cell office:value-type="float" office:value="14561666" table:style-name="ce1">
            <text:p>14561666</text:p>
          </table:table-cell>
          <table:table-cell office:value-type="float" office:value="15016773" table:style-name="ce1">
            <text:p>15016773</text:p>
          </table:table-cell>
          <table:table-cell office:value-type="float" office:value="15477751" table:style-name="ce1">
            <text:p>1547775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ast Asia &amp; Pacific (IDA &amp; IBRD countries)</text:p>
          </table:table-cell>
          <table:table-cell office:value-type="string" table:style-name="ce1">
            <text:p>TEA</text:p>
          </table:table-cell>
          <table:table-cell office:value-type="float" office:value="1696014016" table:style-name="ce1">
            <text:p>1696014016</text:p>
          </table:table-cell>
          <table:table-cell office:value-type="float" office:value="1716810429" table:style-name="ce1">
            <text:p>1716810429</text:p>
          </table:table-cell>
          <table:table-cell office:value-type="float" office:value="1737388752" table:style-name="ce1">
            <text:p>1737388752</text:p>
          </table:table-cell>
          <table:table-cell office:value-type="float" office:value="1757224494" table:style-name="ce1">
            <text:p>1757224494</text:p>
          </table:table-cell>
          <table:table-cell office:value-type="float" office:value="1775880231" table:style-name="ce1">
            <text:p>1775880231</text:p>
          </table:table-cell>
          <table:table-cell office:value-type="float" office:value="1793498351" table:style-name="ce1">
            <text:p>1793498351</text:p>
          </table:table-cell>
          <table:table-cell office:value-type="float" office:value="1810261141" table:style-name="ce1">
            <text:p>1810261141</text:p>
          </table:table-cell>
          <table:table-cell office:value-type="float" office:value="1826238744" table:style-name="ce1">
            <text:p>1826238744</text:p>
          </table:table-cell>
          <table:table-cell office:value-type="float" office:value="1841560579" table:style-name="ce1">
            <text:p>1841560579</text:p>
          </table:table-cell>
          <table:table-cell office:value-type="float" office:value="1856486252" table:style-name="ce1">
            <text:p>1856486252</text:p>
          </table:table-cell>
          <table:table-cell office:value-type="float" office:value="1871341375" table:style-name="ce1">
            <text:p>1871341375</text:p>
          </table:table-cell>
          <table:table-cell office:value-type="float" office:value="1885806859" table:style-name="ce1">
            <text:p>1885806859</text:p>
          </table:table-cell>
          <table:table-cell office:value-type="float" office:value="1899800530" table:style-name="ce1">
            <text:p>1899800530</text:p>
          </table:table-cell>
          <table:table-cell office:value-type="float" office:value="1913718210" table:style-name="ce1">
            <text:p>1913718210</text:p>
          </table:table-cell>
          <table:table-cell office:value-type="float" office:value="1927560609" table:style-name="ce1">
            <text:p>1927560609</text:p>
          </table:table-cell>
          <table:table-cell office:value-type="float" office:value="1941377349" table:style-name="ce1">
            <text:p>1941377349</text:p>
          </table:table-cell>
          <table:table-cell office:value-type="float" office:value="1955334267" table:style-name="ce1">
            <text:p>1955334267</text:p>
          </table:table-cell>
          <table:table-cell office:value-type="float" office:value="1969562739" table:style-name="ce1">
            <text:p>1969562739</text:p>
          </table:table-cell>
          <table:table-cell office:value-type="float" office:value="1983964453" table:style-name="ce1">
            <text:p>1983964453</text:p>
          </table:table-cell>
          <table:table-cell office:value-type="float" office:value="1998513398" table:style-name="ce1">
            <text:p>1998513398</text:p>
          </table:table-cell>
          <table:table-cell office:value-type="float" office:value="2012980531" table:style-name="ce1">
            <text:p>2012980531</text:p>
          </table:table-cell>
          <table:table-cell office:value-type="float" office:value="2027771091" table:style-name="ce1">
            <text:p>2027771091</text:p>
          </table:table-cell>
          <table:table-cell office:value-type="float" office:value="2042687863" table:style-name="ce1">
            <text:p>2042687863</text:p>
          </table:table-cell>
          <table:table-cell office:value-type="float" office:value="2056064424" table:style-name="ce1">
            <text:p>20560644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urope &amp; Central Asia (IDA &amp; IBRD countries)</text:p>
          </table:table-cell>
          <table:table-cell office:value-type="string" table:style-name="ce1">
            <text:p>TEC</text:p>
          </table:table-cell>
          <table:table-cell office:value-type="float" office:value="433786055" table:style-name="ce1">
            <text:p>433786055</text:p>
          </table:table-cell>
          <table:table-cell office:value-type="float" office:value="434112824" table:style-name="ce1">
            <text:p>434112824</text:p>
          </table:table-cell>
          <table:table-cell office:value-type="float" office:value="434472976" table:style-name="ce1">
            <text:p>434472976</text:p>
          </table:table-cell>
          <table:table-cell office:value-type="float" office:value="434721184" table:style-name="ce1">
            <text:p>434721184</text:p>
          </table:table-cell>
          <table:table-cell office:value-type="float" office:value="434667308" table:style-name="ce1">
            <text:p>434667308</text:p>
          </table:table-cell>
          <table:table-cell office:value-type="float" office:value="434312606" table:style-name="ce1">
            <text:p>434312606</text:p>
          </table:table-cell>
          <table:table-cell office:value-type="float" office:value="433884066" table:style-name="ce1">
            <text:p>433884066</text:p>
          </table:table-cell>
          <table:table-cell office:value-type="float" office:value="433540958" table:style-name="ce1">
            <text:p>433540958</text:p>
          </table:table-cell>
          <table:table-cell office:value-type="float" office:value="433679865" table:style-name="ce1">
            <text:p>433679865</text:p>
          </table:table-cell>
          <table:table-cell office:value-type="float" office:value="434022005" table:style-name="ce1">
            <text:p>434022005</text:p>
          </table:table-cell>
          <table:table-cell office:value-type="float" office:value="434427500" table:style-name="ce1">
            <text:p>434427500</text:p>
          </table:table-cell>
          <table:table-cell office:value-type="float" office:value="434964181" table:style-name="ce1">
            <text:p>434964181</text:p>
          </table:table-cell>
          <table:table-cell office:value-type="float" office:value="435646333" table:style-name="ce1">
            <text:p>435646333</text:p>
          </table:table-cell>
          <table:table-cell office:value-type="float" office:value="436725139" table:style-name="ce1">
            <text:p>436725139</text:p>
          </table:table-cell>
          <table:table-cell office:value-type="float" office:value="438498920" table:style-name="ce1">
            <text:p>438498920</text:p>
          </table:table-cell>
          <table:table-cell office:value-type="float" office:value="440420801" table:style-name="ce1">
            <text:p>440420801</text:p>
          </table:table-cell>
          <table:table-cell office:value-type="float" office:value="442656461" table:style-name="ce1">
            <text:p>442656461</text:p>
          </table:table-cell>
          <table:table-cell office:value-type="float" office:value="444896530" table:style-name="ce1">
            <text:p>444896530</text:p>
          </table:table-cell>
          <table:table-cell office:value-type="float" office:value="447374207" table:style-name="ce1">
            <text:p>447374207</text:p>
          </table:table-cell>
          <table:table-cell office:value-type="float" office:value="449828733" table:style-name="ce1">
            <text:p>449828733</text:p>
          </table:table-cell>
          <table:table-cell office:value-type="float" office:value="452314902" table:style-name="ce1">
            <text:p>452314902</text:p>
          </table:table-cell>
          <table:table-cell office:value-type="float" office:value="454756002" table:style-name="ce1">
            <text:p>454756002</text:p>
          </table:table-cell>
          <table:table-cell office:value-type="float" office:value="457016254" table:style-name="ce1">
            <text:p>457016254</text:p>
          </table:table-cell>
          <table:table-cell office:value-type="float" office:value="459007507" table:style-name="ce1">
            <text:p>4590075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ogo</text:p>
          </table:table-cell>
          <table:table-cell office:value-type="string" table:style-name="ce1">
            <text:p>TGO</text:p>
          </table:table-cell>
          <table:table-cell office:value-type="float" office:value="4226291" table:style-name="ce1">
            <text:p>4226291</text:p>
          </table:table-cell>
          <table:table-cell office:value-type="float" office:value="4348805" table:style-name="ce1">
            <text:p>4348805</text:p>
          </table:table-cell>
          <table:table-cell office:value-type="float" office:value="4485951" table:style-name="ce1">
            <text:p>4485951</text:p>
          </table:table-cell>
          <table:table-cell office:value-type="float" office:value="4632446" table:style-name="ce1">
            <text:p>4632446</text:p>
          </table:table-cell>
          <table:table-cell office:value-type="float" office:value="4780448" table:style-name="ce1">
            <text:p>4780448</text:p>
          </table:table-cell>
          <table:table-cell office:value-type="float" office:value="4924402" table:style-name="ce1">
            <text:p>4924402</text:p>
          </table:table-cell>
          <table:table-cell office:value-type="float" office:value="5062567" table:style-name="ce1">
            <text:p>5062567</text:p>
          </table:table-cell>
          <table:table-cell office:value-type="float" office:value="5197031" table:style-name="ce1">
            <text:p>5197031</text:p>
          </table:table-cell>
          <table:table-cell office:value-type="float" office:value="5330639" table:style-name="ce1">
            <text:p>5330639</text:p>
          </table:table-cell>
          <table:table-cell office:value-type="float" office:value="5467766" table:style-name="ce1">
            <text:p>5467766</text:p>
          </table:table-cell>
          <table:table-cell office:value-type="float" office:value="5611640" table:style-name="ce1">
            <text:p>5611640</text:p>
          </table:table-cell>
          <table:table-cell office:value-type="float" office:value="5762880" table:style-name="ce1">
            <text:p>5762880</text:p>
          </table:table-cell>
          <table:table-cell office:value-type="float" office:value="5920359" table:style-name="ce1">
            <text:p>5920359</text:p>
          </table:table-cell>
          <table:table-cell office:value-type="float" office:value="6083420" table:style-name="ce1">
            <text:p>6083420</text:p>
          </table:table-cell>
          <table:table-cell office:value-type="float" office:value="6250835" table:style-name="ce1">
            <text:p>6250835</text:p>
          </table:table-cell>
          <table:table-cell office:value-type="float" office:value="6421679" table:style-name="ce1">
            <text:p>6421679</text:p>
          </table:table-cell>
          <table:table-cell office:value-type="float" office:value="6595943" table:style-name="ce1">
            <text:p>6595943</text:p>
          </table:table-cell>
          <table:table-cell office:value-type="float" office:value="6773807" table:style-name="ce1">
            <text:p>6773807</text:p>
          </table:table-cell>
          <table:table-cell office:value-type="float" office:value="6954721" table:style-name="ce1">
            <text:p>6954721</text:p>
          </table:table-cell>
          <table:table-cell office:value-type="float" office:value="7137997" table:style-name="ce1">
            <text:p>7137997</text:p>
          </table:table-cell>
          <table:table-cell office:value-type="float" office:value="7323158" table:style-name="ce1">
            <text:p>7323158</text:p>
          </table:table-cell>
          <table:table-cell office:value-type="float" office:value="7509952" table:style-name="ce1">
            <text:p>7509952</text:p>
          </table:table-cell>
          <table:table-cell office:value-type="float" office:value="7698475" table:style-name="ce1">
            <text:p>7698475</text:p>
          </table:table-cell>
          <table:table-cell office:value-type="float" office:value="7889094" table:style-name="ce1">
            <text:p>788909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hailand</text:p>
          </table:table-cell>
          <table:table-cell office:value-type="string" table:style-name="ce1">
            <text:p>THA</text:p>
          </table:table-cell>
          <table:table-cell office:value-type="float" office:value="59467274" table:style-name="ce1">
            <text:p>59467274</text:p>
          </table:table-cell>
          <table:table-cell office:value-type="float" office:value="60130186" table:style-name="ce1">
            <text:p>60130186</text:p>
          </table:table-cell>
          <table:table-cell office:value-type="float" office:value="60846582" table:style-name="ce1">
            <text:p>60846582</text:p>
          </table:table-cell>
          <table:table-cell office:value-type="float" office:value="61585103" table:style-name="ce1">
            <text:p>61585103</text:p>
          </table:table-cell>
          <table:table-cell office:value-type="float" office:value="62298571" table:style-name="ce1">
            <text:p>62298571</text:p>
          </table:table-cell>
          <table:table-cell office:value-type="float" office:value="62952642" table:style-name="ce1">
            <text:p>62952642</text:p>
          </table:table-cell>
          <table:table-cell office:value-type="float" office:value="63539196" table:style-name="ce1">
            <text:p>63539196</text:p>
          </table:table-cell>
          <table:table-cell office:value-type="float" office:value="64069087" table:style-name="ce1">
            <text:p>64069087</text:p>
          </table:table-cell>
          <table:table-cell office:value-type="float" office:value="64549866" table:style-name="ce1">
            <text:p>64549866</text:p>
          </table:table-cell>
          <table:table-cell office:value-type="float" office:value="64995299" table:style-name="ce1">
            <text:p>64995299</text:p>
          </table:table-cell>
          <table:table-cell office:value-type="float" office:value="65416189" table:style-name="ce1">
            <text:p>65416189</text:p>
          </table:table-cell>
          <table:table-cell office:value-type="float" office:value="65812536" table:style-name="ce1">
            <text:p>65812536</text:p>
          </table:table-cell>
          <table:table-cell office:value-type="float" office:value="66182067" table:style-name="ce1">
            <text:p>66182067</text:p>
          </table:table-cell>
          <table:table-cell office:value-type="float" office:value="66530984" table:style-name="ce1">
            <text:p>66530984</text:p>
          </table:table-cell>
          <table:table-cell office:value-type="float" office:value="66866839" table:style-name="ce1">
            <text:p>66866839</text:p>
          </table:table-cell>
          <table:table-cell office:value-type="float" office:value="67195028" table:style-name="ce1">
            <text:p>67195028</text:p>
          </table:table-cell>
          <table:table-cell office:value-type="float" office:value="67518382" table:style-name="ce1">
            <text:p>67518382</text:p>
          </table:table-cell>
          <table:table-cell office:value-type="float" office:value="67835957" table:style-name="ce1">
            <text:p>67835957</text:p>
          </table:table-cell>
          <table:table-cell office:value-type="float" office:value="68144501" table:style-name="ce1">
            <text:p>68144501</text:p>
          </table:table-cell>
          <table:table-cell office:value-type="float" office:value="68438730" table:style-name="ce1">
            <text:p>68438730</text:p>
          </table:table-cell>
          <table:table-cell office:value-type="float" office:value="68714511" table:style-name="ce1">
            <text:p>68714511</text:p>
          </table:table-cell>
          <table:table-cell office:value-type="float" office:value="68971331" table:style-name="ce1">
            <text:p>68971331</text:p>
          </table:table-cell>
          <table:table-cell office:value-type="float" office:value="69209858" table:style-name="ce1">
            <text:p>69209858</text:p>
          </table:table-cell>
          <table:table-cell office:value-type="float" office:value="69428524" table:style-name="ce1">
            <text:p>694285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ajikistan</text:p>
          </table:table-cell>
          <table:table-cell office:value-type="string" table:style-name="ce1">
            <text:p>TJK</text:p>
          </table:table-cell>
          <table:table-cell office:value-type="float" office:value="5764810" table:style-name="ce1">
            <text:p>5764810</text:p>
          </table:table-cell>
          <table:table-cell office:value-type="float" office:value="5851355" table:style-name="ce1">
            <text:p>5851355</text:p>
          </table:table-cell>
          <table:table-cell office:value-type="float" office:value="5938405" table:style-name="ce1">
            <text:p>5938405</text:p>
          </table:table-cell>
          <table:table-cell office:value-type="float" office:value="6027388" table:style-name="ce1">
            <text:p>6027388</text:p>
          </table:table-cell>
          <table:table-cell office:value-type="float" office:value="6119661" table:style-name="ce1">
            <text:p>6119661</text:p>
          </table:table-cell>
          <table:table-cell office:value-type="float" office:value="6216341" table:style-name="ce1">
            <text:p>6216341</text:p>
          </table:table-cell>
          <table:table-cell office:value-type="float" office:value="6318513" table:style-name="ce1">
            <text:p>6318513</text:p>
          </table:table-cell>
          <table:table-cell office:value-type="float" office:value="6426867" table:style-name="ce1">
            <text:p>6426867</text:p>
          </table:table-cell>
          <table:table-cell office:value-type="float" office:value="6541547" table:style-name="ce1">
            <text:p>6541547</text:p>
          </table:table-cell>
          <table:table-cell office:value-type="float" office:value="6662389" table:style-name="ce1">
            <text:p>6662389</text:p>
          </table:table-cell>
          <table:table-cell office:value-type="float" office:value="6789321" table:style-name="ce1">
            <text:p>6789321</text:p>
          </table:table-cell>
          <table:table-cell office:value-type="float" office:value="6922587" table:style-name="ce1">
            <text:p>6922587</text:p>
          </table:table-cell>
          <table:table-cell office:value-type="float" office:value="7062672" table:style-name="ce1">
            <text:p>7062672</text:p>
          </table:table-cell>
          <table:table-cell office:value-type="float" office:value="7209930" table:style-name="ce1">
            <text:p>7209930</text:p>
          </table:table-cell>
          <table:table-cell office:value-type="float" office:value="7364753" table:style-name="ce1">
            <text:p>7364753</text:p>
          </table:table-cell>
          <table:table-cell office:value-type="float" office:value="7527394" table:style-name="ce1">
            <text:p>7527394</text:p>
          </table:table-cell>
          <table:table-cell office:value-type="float" office:value="7697510" table:style-name="ce1">
            <text:p>7697510</text:p>
          </table:table-cell>
          <table:table-cell office:value-type="float" office:value="7874835" table:style-name="ce1">
            <text:p>7874835</text:p>
          </table:table-cell>
          <table:table-cell office:value-type="float" office:value="8059769" table:style-name="ce1">
            <text:p>8059769</text:p>
          </table:table-cell>
          <table:table-cell office:value-type="float" office:value="8252833" table:style-name="ce1">
            <text:p>8252833</text:p>
          </table:table-cell>
          <table:table-cell office:value-type="float" office:value="8454028" table:style-name="ce1">
            <text:p>8454028</text:p>
          </table:table-cell>
          <table:table-cell office:value-type="float" office:value="8663579" table:style-name="ce1">
            <text:p>8663579</text:p>
          </table:table-cell>
          <table:table-cell office:value-type="float" office:value="8880268" table:style-name="ce1">
            <text:p>8880268</text:p>
          </table:table-cell>
          <table:table-cell office:value-type="float" office:value="9100837" table:style-name="ce1">
            <text:p>910083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urkmenistan</text:p>
          </table:table-cell>
          <table:table-cell office:value-type="string" table:style-name="ce1">
            <text:p>TKM</text:p>
          </table:table-cell>
          <table:table-cell office:value-type="float" office:value="4207841" table:style-name="ce1">
            <text:p>4207841</text:p>
          </table:table-cell>
          <table:table-cell office:value-type="float" office:value="4287346" table:style-name="ce1">
            <text:p>4287346</text:p>
          </table:table-cell>
          <table:table-cell office:value-type="float" office:value="4355116" table:style-name="ce1">
            <text:p>4355116</text:p>
          </table:table-cell>
          <table:table-cell office:value-type="float" office:value="4413479" table:style-name="ce1">
            <text:p>4413479</text:p>
          </table:table-cell>
          <table:table-cell office:value-type="float" office:value="4466135" table:style-name="ce1">
            <text:p>4466135</text:p>
          </table:table-cell>
          <table:table-cell office:value-type="float" office:value="4516133" table:style-name="ce1">
            <text:p>4516133</text:p>
          </table:table-cell>
          <table:table-cell office:value-type="float" office:value="4564083" table:style-name="ce1">
            <text:p>4564083</text:p>
          </table:table-cell>
          <table:table-cell office:value-type="float" office:value="4610005" table:style-name="ce1">
            <text:p>4610005</text:p>
          </table:table-cell>
          <table:table-cell office:value-type="float" office:value="4655743" table:style-name="ce1">
            <text:p>4655743</text:p>
          </table:table-cell>
          <table:table-cell office:value-type="float" office:value="4703401" table:style-name="ce1">
            <text:p>4703401</text:p>
          </table:table-cell>
          <table:table-cell office:value-type="float" office:value="4754646" table:style-name="ce1">
            <text:p>4754646</text:p>
          </table:table-cell>
          <table:table-cell office:value-type="float" office:value="4810109" table:style-name="ce1">
            <text:p>4810109</text:p>
          </table:table-cell>
          <table:table-cell office:value-type="float" office:value="4870141" table:style-name="ce1">
            <text:p>4870141</text:p>
          </table:table-cell>
          <table:table-cell office:value-type="float" office:value="4935767" table:style-name="ce1">
            <text:p>4935767</text:p>
          </table:table-cell>
          <table:table-cell office:value-type="float" office:value="5007954" table:style-name="ce1">
            <text:p>5007954</text:p>
          </table:table-cell>
          <table:table-cell office:value-type="float" office:value="5087213" table:style-name="ce1">
            <text:p>5087213</text:p>
          </table:table-cell>
          <table:table-cell office:value-type="float" office:value="5174085" table:style-name="ce1">
            <text:p>5174085</text:p>
          </table:table-cell>
          <table:table-cell office:value-type="float" office:value="5267900" table:style-name="ce1">
            <text:p>5267900</text:p>
          </table:table-cell>
          <table:table-cell office:value-type="float" office:value="5366375" table:style-name="ce1">
            <text:p>5366375</text:p>
          </table:table-cell>
          <table:table-cell office:value-type="float" office:value="5466328" table:style-name="ce1">
            <text:p>5466328</text:p>
          </table:table-cell>
          <table:table-cell office:value-type="float" office:value="5565287" table:style-name="ce1">
            <text:p>5565287</text:p>
          </table:table-cell>
          <table:table-cell office:value-type="float" office:value="5662372" table:style-name="ce1">
            <text:p>5662372</text:p>
          </table:table-cell>
          <table:table-cell office:value-type="float" office:value="5757669" table:style-name="ce1">
            <text:p>5757669</text:p>
          </table:table-cell>
          <table:table-cell office:value-type="float" office:value="5850908" table:style-name="ce1">
            <text:p>585090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Latin America &amp; the Caribbean (IDA &amp; IBRD countries)</text:p>
          </table:table-cell>
          <table:table-cell office:value-type="string" table:style-name="ce1">
            <text:p>TLA</text:p>
          </table:table-cell>
          <table:table-cell office:value-type="float" office:value="466604856" table:style-name="ce1">
            <text:p>466604856</text:p>
          </table:table-cell>
          <table:table-cell office:value-type="float" office:value="474430763" table:style-name="ce1">
            <text:p>474430763</text:p>
          </table:table-cell>
          <table:table-cell office:value-type="float" office:value="482211642" table:style-name="ce1">
            <text:p>482211642</text:p>
          </table:table-cell>
          <table:table-cell office:value-type="float" office:value="489919322" table:style-name="ce1">
            <text:p>489919322</text:p>
          </table:table-cell>
          <table:table-cell office:value-type="float" office:value="497517841" table:style-name="ce1">
            <text:p>497517841</text:p>
          </table:table-cell>
          <table:table-cell office:value-type="float" office:value="504982243" table:style-name="ce1">
            <text:p>504982243</text:p>
          </table:table-cell>
          <table:table-cell office:value-type="float" office:value="512300865" table:style-name="ce1">
            <text:p>512300865</text:p>
          </table:table-cell>
          <table:table-cell office:value-type="float" office:value="519482148" table:style-name="ce1">
            <text:p>519482148</text:p>
          </table:table-cell>
          <table:table-cell office:value-type="float" office:value="526547684" table:style-name="ce1">
            <text:p>526547684</text:p>
          </table:table-cell>
          <table:table-cell office:value-type="float" office:value="533529987" table:style-name="ce1">
            <text:p>533529987</text:p>
          </table:table-cell>
          <table:table-cell office:value-type="float" office:value="540453950" table:style-name="ce1">
            <text:p>540453950</text:p>
          </table:table-cell>
          <table:table-cell office:value-type="float" office:value="547323121" table:style-name="ce1">
            <text:p>547323121</text:p>
          </table:table-cell>
          <table:table-cell office:value-type="float" office:value="554133291" table:style-name="ce1">
            <text:p>554133291</text:p>
          </table:table-cell>
          <table:table-cell office:value-type="float" office:value="560891799" table:style-name="ce1">
            <text:p>560891799</text:p>
          </table:table-cell>
          <table:table-cell office:value-type="float" office:value="567605672" table:style-name="ce1">
            <text:p>567605672</text:p>
          </table:table-cell>
          <table:table-cell office:value-type="float" office:value="574171371" table:style-name="ce1">
            <text:p>574171371</text:p>
          </table:table-cell>
          <table:table-cell office:value-type="float" office:value="580856609" table:style-name="ce1">
            <text:p>580856609</text:p>
          </table:table-cell>
          <table:table-cell office:value-type="float" office:value="587491182" table:style-name="ce1">
            <text:p>587491182</text:p>
          </table:table-cell>
          <table:table-cell office:value-type="float" office:value="594063071" table:style-name="ce1">
            <text:p>594063071</text:p>
          </table:table-cell>
          <table:table-cell office:value-type="float" office:value="600555906" table:style-name="ce1">
            <text:p>600555906</text:p>
          </table:table-cell>
          <table:table-cell office:value-type="float" office:value="606956985" table:style-name="ce1">
            <text:p>606956985</text:p>
          </table:table-cell>
          <table:table-cell office:value-type="float" office:value="613258172" table:style-name="ce1">
            <text:p>613258172</text:p>
          </table:table-cell>
          <table:table-cell office:value-type="float" office:value="619460244" table:style-name="ce1">
            <text:p>619460244</text:p>
          </table:table-cell>
          <table:table-cell office:value-type="float" office:value="625569713" table:style-name="ce1">
            <text:p>625569713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imor-Leste</text:p>
          </table:table-cell>
          <table:table-cell office:value-type="string" table:style-name="ce1">
            <text:p>TLS</text:p>
          </table:table-cell>
          <table:table-cell office:value-type="float" office:value="844334" table:style-name="ce1">
            <text:p>844334</text:p>
          </table:table-cell>
          <table:table-cell office:value-type="float" office:value="855362" table:style-name="ce1">
            <text:p>855362</text:p>
          </table:table-cell>
          <table:table-cell office:value-type="float" office:value="861866" table:style-name="ce1">
            <text:p>861866</text:p>
          </table:table-cell>
          <table:table-cell office:value-type="float" office:value="866530" table:style-name="ce1">
            <text:p>866530</text:p>
          </table:table-cell>
          <table:table-cell office:value-type="float" office:value="873136" table:style-name="ce1">
            <text:p>873136</text:p>
          </table:table-cell>
          <table:table-cell office:value-type="float" office:value="884366" table:style-name="ce1">
            <text:p>884366</text:p>
          </table:table-cell>
          <table:table-cell office:value-type="float" office:value="901214" table:style-name="ce1">
            <text:p>901214</text:p>
          </table:table-cell>
          <table:table-cell office:value-type="float" office:value="922694" table:style-name="ce1">
            <text:p>922694</text:p>
          </table:table-cell>
          <table:table-cell office:value-type="float" office:value="947108" table:style-name="ce1">
            <text:p>947108</text:p>
          </table:table-cell>
          <table:table-cell office:value-type="float" office:value="971893" table:style-name="ce1">
            <text:p>971893</text:p>
          </table:table-cell>
          <table:table-cell office:value-type="float" office:value="995135" table:style-name="ce1">
            <text:p>995135</text:p>
          </table:table-cell>
          <table:table-cell office:value-type="float" office:value="1016432" table:style-name="ce1">
            <text:p>1016432</text:p>
          </table:table-cell>
          <table:table-cell office:value-type="float" office:value="1036392" table:style-name="ce1">
            <text:p>1036392</text:p>
          </table:table-cell>
          <table:table-cell office:value-type="float" office:value="1055431" table:style-name="ce1">
            <text:p>1055431</text:p>
          </table:table-cell>
          <table:table-cell office:value-type="float" office:value="1074277" table:style-name="ce1">
            <text:p>1074277</text:p>
          </table:table-cell>
          <table:table-cell office:value-type="float" office:value="1093523" table:style-name="ce1">
            <text:p>1093523</text:p>
          </table:table-cell>
          <table:table-cell office:value-type="float" office:value="1113151" table:style-name="ce1">
            <text:p>1113151</text:p>
          </table:table-cell>
          <table:table-cell office:value-type="float" office:value="1132994" table:style-name="ce1">
            <text:p>1132994</text:p>
          </table:table-cell>
          <table:table-cell office:value-type="float" office:value="1153295" table:style-name="ce1">
            <text:p>1153295</text:p>
          </table:table-cell>
          <table:table-cell office:value-type="float" office:value="1174331" table:style-name="ce1">
            <text:p>1174331</text:p>
          </table:table-cell>
          <table:table-cell office:value-type="float" office:value="1196302" table:style-name="ce1">
            <text:p>1196302</text:p>
          </table:table-cell>
          <table:table-cell office:value-type="float" office:value="1219288" table:style-name="ce1">
            <text:p>1219288</text:p>
          </table:table-cell>
          <table:table-cell office:value-type="float" office:value="1243261" table:style-name="ce1">
            <text:p>1243261</text:p>
          </table:table-cell>
          <table:table-cell office:value-type="float" office:value="1267972" table:style-name="ce1">
            <text:p>126797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ddle East &amp; North Africa (IDA &amp; IBRD countries)</text:p>
          </table:table-cell>
          <table:table-cell office:value-type="string" table:style-name="ce1">
            <text:p>TMN</text:p>
          </table:table-cell>
          <table:table-cell office:value-type="float" office:value="251758685" table:style-name="ce1">
            <text:p>251758685</text:p>
          </table:table-cell>
          <table:table-cell office:value-type="float" office:value="256843600" table:style-name="ce1">
            <text:p>256843600</text:p>
          </table:table-cell>
          <table:table-cell office:value-type="float" office:value="261797648" table:style-name="ce1">
            <text:p>261797648</text:p>
          </table:table-cell>
          <table:table-cell office:value-type="float" office:value="266664122" table:style-name="ce1">
            <text:p>266664122</text:p>
          </table:table-cell>
          <table:table-cell office:value-type="float" office:value="271501601" table:style-name="ce1">
            <text:p>271501601</text:p>
          </table:table-cell>
          <table:table-cell office:value-type="float" office:value="276357481" table:style-name="ce1">
            <text:p>276357481</text:p>
          </table:table-cell>
          <table:table-cell office:value-type="float" office:value="281251234" table:style-name="ce1">
            <text:p>281251234</text:p>
          </table:table-cell>
          <table:table-cell office:value-type="float" office:value="286188951" table:style-name="ce1">
            <text:p>286188951</text:p>
          </table:table-cell>
          <table:table-cell office:value-type="float" office:value="291188659" table:style-name="ce1">
            <text:p>291188659</text:p>
          </table:table-cell>
          <table:table-cell office:value-type="float" office:value="296266148" table:style-name="ce1">
            <text:p>296266148</text:p>
          </table:table-cell>
          <table:table-cell office:value-type="float" office:value="301435107" table:style-name="ce1">
            <text:p>301435107</text:p>
          </table:table-cell>
          <table:table-cell office:value-type="float" office:value="306703078" table:style-name="ce1">
            <text:p>306703078</text:p>
          </table:table-cell>
          <table:table-cell office:value-type="float" office:value="312078851" table:style-name="ce1">
            <text:p>312078851</text:p>
          </table:table-cell>
          <table:table-cell office:value-type="float" office:value="317576790" table:style-name="ce1">
            <text:p>317576790</text:p>
          </table:table-cell>
          <table:table-cell office:value-type="float" office:value="323211885" table:style-name="ce1">
            <text:p>323211885</text:p>
          </table:table-cell>
          <table:table-cell office:value-type="float" office:value="328991663" table:style-name="ce1">
            <text:p>328991663</text:p>
          </table:table-cell>
          <table:table-cell office:value-type="float" office:value="334931821" table:style-name="ce1">
            <text:p>334931821</text:p>
          </table:table-cell>
          <table:table-cell office:value-type="float" office:value="341024011" table:style-name="ce1">
            <text:p>341024011</text:p>
          </table:table-cell>
          <table:table-cell office:value-type="float" office:value="347222485" table:style-name="ce1">
            <text:p>347222485</text:p>
          </table:table-cell>
          <table:table-cell office:value-type="float" office:value="353463942" table:style-name="ce1">
            <text:p>353463942</text:p>
          </table:table-cell>
          <table:table-cell office:value-type="float" office:value="359705458" table:style-name="ce1">
            <text:p>359705458</text:p>
          </table:table-cell>
          <table:table-cell office:value-type="float" office:value="365909373" table:style-name="ce1">
            <text:p>365909373</text:p>
          </table:table-cell>
          <table:table-cell office:value-type="float" office:value="372091950" table:style-name="ce1">
            <text:p>372091950</text:p>
          </table:table-cell>
          <table:table-cell office:value-type="float" office:value="378327628" table:style-name="ce1">
            <text:p>37832762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onga</text:p>
          </table:table-cell>
          <table:table-cell office:value-type="string" table:style-name="ce1">
            <text:p>TON</text:p>
          </table:table-cell>
          <table:table-cell office:value-type="float" office:value="95976" table:style-name="ce1">
            <text:p>95976</text:p>
          </table:table-cell>
          <table:table-cell office:value-type="float" office:value="96273" table:style-name="ce1">
            <text:p>96273</text:p>
          </table:table-cell>
          <table:table-cell office:value-type="float" office:value="96619" table:style-name="ce1">
            <text:p>96619</text:p>
          </table:table-cell>
          <table:table-cell office:value-type="float" office:value="97032" table:style-name="ce1">
            <text:p>97032</text:p>
          </table:table-cell>
          <table:table-cell office:value-type="float" office:value="97482" table:style-name="ce1">
            <text:p>97482</text:p>
          </table:table-cell>
          <table:table-cell office:value-type="float" office:value="97973" table:style-name="ce1">
            <text:p>97973</text:p>
          </table:table-cell>
          <table:table-cell office:value-type="float" office:value="98487" table:style-name="ce1">
            <text:p>98487</text:p>
          </table:table-cell>
          <table:table-cell office:value-type="float" office:value="99022" table:style-name="ce1">
            <text:p>99022</text:p>
          </table:table-cell>
          <table:table-cell office:value-type="float" office:value="99589" table:style-name="ce1">
            <text:p>99589</text:p>
          </table:table-cell>
          <table:table-cell office:value-type="float" office:value="100218" table:style-name="ce1">
            <text:p>100218</text:p>
          </table:table-cell>
          <table:table-cell office:value-type="float" office:value="100905" table:style-name="ce1">
            <text:p>100905</text:p>
          </table:table-cell>
          <table:table-cell office:value-type="float" office:value="101706" table:style-name="ce1">
            <text:p>101706</text:p>
          </table:table-cell>
          <table:table-cell office:value-type="float" office:value="102581" table:style-name="ce1">
            <text:p>102581</text:p>
          </table:table-cell>
          <table:table-cell office:value-type="float" office:value="103379" table:style-name="ce1">
            <text:p>103379</text:p>
          </table:table-cell>
          <table:table-cell office:value-type="float" office:value="103890" table:style-name="ce1">
            <text:p>103890</text:p>
          </table:table-cell>
          <table:table-cell office:value-type="float" office:value="103986" table:style-name="ce1">
            <text:p>103986</text:p>
          </table:table-cell>
          <table:table-cell office:value-type="float" office:value="103562" table:style-name="ce1">
            <text:p>103562</text:p>
          </table:table-cell>
          <table:table-cell office:value-type="float" office:value="102737" table:style-name="ce1">
            <text:p>102737</text:p>
          </table:table-cell>
          <table:table-cell office:value-type="float" office:value="101768" table:style-name="ce1">
            <text:p>101768</text:p>
          </table:table-cell>
          <table:table-cell office:value-type="float" office:value="101028" table:style-name="ce1">
            <text:p>101028</text:p>
          </table:table-cell>
          <table:table-cell office:value-type="float" office:value="100781" table:style-name="ce1">
            <text:p>100781</text:p>
          </table:table-cell>
          <table:table-cell office:value-type="float" office:value="101133" table:style-name="ce1">
            <text:p>101133</text:p>
          </table:table-cell>
          <table:table-cell office:value-type="float" office:value="101998" table:style-name="ce1">
            <text:p>101998</text:p>
          </table:table-cell>
          <table:table-cell office:value-type="float" office:value="103197" table:style-name="ce1">
            <text:p>10319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outh Asia (IDA &amp; IBRD)</text:p>
          </table:table-cell>
          <table:table-cell office:value-type="string" table:style-name="ce1">
            <text:p>TSA</text:p>
          </table:table-cell>
          <table:table-cell office:value-type="float" office:value="1261587756" table:style-name="ce1">
            <text:p>1261587756</text:p>
          </table:table-cell>
          <table:table-cell office:value-type="float" office:value="1287476190" table:style-name="ce1">
            <text:p>1287476190</text:p>
          </table:table-cell>
          <table:table-cell office:value-type="float" office:value="1313346377" table:style-name="ce1">
            <text:p>1313346377</text:p>
          </table:table-cell>
          <table:table-cell office:value-type="float" office:value="1339202708" table:style-name="ce1">
            <text:p>1339202708</text:p>
          </table:table-cell>
          <table:table-cell office:value-type="float" office:value="1365067928" table:style-name="ce1">
            <text:p>1365067928</text:p>
          </table:table-cell>
          <table:table-cell office:value-type="float" office:value="1390946064" table:style-name="ce1">
            <text:p>1390946064</text:p>
          </table:table-cell>
          <table:table-cell office:value-type="float" office:value="1416822959" table:style-name="ce1">
            <text:p>1416822959</text:p>
          </table:table-cell>
          <table:table-cell office:value-type="float" office:value="1442644058" table:style-name="ce1">
            <text:p>1442644058</text:p>
          </table:table-cell>
          <table:table-cell office:value-type="float" office:value="1468324422" table:style-name="ce1">
            <text:p>1468324422</text:p>
          </table:table-cell>
          <table:table-cell office:value-type="float" office:value="1493757846" table:style-name="ce1">
            <text:p>1493757846</text:p>
          </table:table-cell>
          <table:table-cell office:value-type="float" office:value="1518861552" table:style-name="ce1">
            <text:p>1518861552</text:p>
          </table:table-cell>
          <table:table-cell office:value-type="float" office:value="1543610696" table:style-name="ce1">
            <text:p>1543610696</text:p>
          </table:table-cell>
          <table:table-cell office:value-type="float" office:value="1568003159" table:style-name="ce1">
            <text:p>1568003159</text:p>
          </table:table-cell>
          <table:table-cell office:value-type="float" office:value="1592010819" table:style-name="ce1">
            <text:p>1592010819</text:p>
          </table:table-cell>
          <table:table-cell office:value-type="float" office:value="1615610198" table:style-name="ce1">
            <text:p>1615610198</text:p>
          </table:table-cell>
          <table:table-cell office:value-type="float" office:value="1638792934" table:style-name="ce1">
            <text:p>1638792934</text:p>
          </table:table-cell>
          <table:table-cell office:value-type="float" office:value="1661534412" table:style-name="ce1">
            <text:p>1661534412</text:p>
          </table:table-cell>
          <table:table-cell office:value-type="float" office:value="1683747130" table:style-name="ce1">
            <text:p>1683747130</text:p>
          </table:table-cell>
          <table:table-cell office:value-type="float" office:value="1705772050" table:style-name="ce1">
            <text:p>1705772050</text:p>
          </table:table-cell>
          <table:table-cell office:value-type="float" office:value="1727640967" table:style-name="ce1">
            <text:p>1727640967</text:p>
          </table:table-cell>
          <table:table-cell office:value-type="float" office:value="1749417068" table:style-name="ce1">
            <text:p>1749417068</text:p>
          </table:table-cell>
          <table:table-cell office:value-type="float" office:value="1771167194" table:style-name="ce1">
            <text:p>1771167194</text:p>
          </table:table-cell>
          <table:table-cell office:value-type="float" office:value="1792835608" table:style-name="ce1">
            <text:p>1792835608</text:p>
          </table:table-cell>
          <table:table-cell office:value-type="float" office:value="1814388744" table:style-name="ce1">
            <text:p>181438874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ub-Saharan Africa (IDA &amp; IBRD countries)</text:p>
          </table:table-cell>
          <table:table-cell office:value-type="string" table:style-name="ce1">
            <text:p>TSS</text:p>
          </table:table-cell>
          <table:table-cell office:value-type="float" office:value="583413261" table:style-name="ce1">
            <text:p>583413261</text:p>
          </table:table-cell>
          <table:table-cell office:value-type="float" office:value="599067779" table:style-name="ce1">
            <text:p>599067779</text:p>
          </table:table-cell>
          <table:table-cell office:value-type="float" office:value="615054371" table:style-name="ce1">
            <text:p>615054371</text:p>
          </table:table-cell>
          <table:table-cell office:value-type="float" office:value="631400656" table:style-name="ce1">
            <text:p>631400656</text:p>
          </table:table-cell>
          <table:table-cell office:value-type="float" office:value="648148316" table:style-name="ce1">
            <text:p>648148316</text:p>
          </table:table-cell>
          <table:table-cell office:value-type="float" office:value="665327581" table:style-name="ce1">
            <text:p>665327581</text:p>
          </table:table-cell>
          <table:table-cell office:value-type="float" office:value="682956070" table:style-name="ce1">
            <text:p>682956070</text:p>
          </table:table-cell>
          <table:table-cell office:value-type="float" office:value="701066167" table:style-name="ce1">
            <text:p>701066167</text:p>
          </table:table-cell>
          <table:table-cell office:value-type="float" office:value="719716209" table:style-name="ce1">
            <text:p>719716209</text:p>
          </table:table-cell>
          <table:table-cell office:value-type="float" office:value="738983255" table:style-name="ce1">
            <text:p>738983255</text:p>
          </table:table-cell>
          <table:table-cell office:value-type="float" office:value="758924681" table:style-name="ce1">
            <text:p>758924681</text:p>
          </table:table-cell>
          <table:table-cell office:value-type="float" office:value="779566820" table:style-name="ce1">
            <text:p>779566820</text:p>
          </table:table-cell>
          <table:table-cell office:value-type="float" office:value="800908534" table:style-name="ce1">
            <text:p>800908534</text:p>
          </table:table-cell>
          <table:table-cell office:value-type="float" office:value="822945457" table:style-name="ce1">
            <text:p>822945457</text:p>
          </table:table-cell>
          <table:table-cell office:value-type="float" office:value="845655214" table:style-name="ce1">
            <text:p>845655214</text:p>
          </table:table-cell>
          <table:table-cell office:value-type="float" office:value="869025106" table:style-name="ce1">
            <text:p>869025106</text:p>
          </table:table-cell>
          <table:table-cell office:value-type="float" office:value="893046172" table:style-name="ce1">
            <text:p>893046172</text:p>
          </table:table-cell>
          <table:table-cell office:value-type="float" office:value="917726973" table:style-name="ce1">
            <text:p>917726973</text:p>
          </table:table-cell>
          <table:table-cell office:value-type="float" office:value="943041070" table:style-name="ce1">
            <text:p>943041070</text:p>
          </table:table-cell>
          <table:table-cell office:value-type="float" office:value="968959787" table:style-name="ce1">
            <text:p>968959787</text:p>
          </table:table-cell>
          <table:table-cell office:value-type="float" office:value="995458478" table:style-name="ce1">
            <text:p>995458478</text:p>
          </table:table-cell>
          <table:table-cell office:value-type="float" office:value="1022526541" table:style-name="ce1">
            <text:p>1022526541</text:p>
          </table:table-cell>
          <table:table-cell office:value-type="float" office:value="1050153672" table:style-name="ce1">
            <text:p>1050153672</text:p>
          </table:table-cell>
          <table:table-cell office:value-type="float" office:value="1078306520" table:style-name="ce1">
            <text:p>107830652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string" table:style-name="ce1">
            <text:p>TTO</text:p>
          </table:table-cell>
          <table:table-cell office:value-type="float" office:value="1254200" table:style-name="ce1">
            <text:p>1254200</text:p>
          </table:table-cell>
          <table:table-cell office:value-type="float" office:value="1257549" table:style-name="ce1">
            <text:p>1257549</text:p>
          </table:table-cell>
          <table:table-cell office:value-type="float" office:value="1259848" table:style-name="ce1">
            <text:p>1259848</text:p>
          </table:table-cell>
          <table:table-cell office:value-type="float" office:value="1261695" table:style-name="ce1">
            <text:p>1261695</text:p>
          </table:table-cell>
          <table:table-cell office:value-type="float" office:value="1263933" table:style-name="ce1">
            <text:p>1263933</text:p>
          </table:table-cell>
          <table:table-cell office:value-type="float" office:value="1267153" table:style-name="ce1">
            <text:p>1267153</text:p>
          </table:table-cell>
          <table:table-cell office:value-type="float" office:value="1271632" table:style-name="ce1">
            <text:p>1271632</text:p>
          </table:table-cell>
          <table:table-cell office:value-type="float" office:value="1277213" table:style-name="ce1">
            <text:p>1277213</text:p>
          </table:table-cell>
          <table:table-cell office:value-type="float" office:value="1283559" table:style-name="ce1">
            <text:p>1283559</text:p>
          </table:table-cell>
          <table:table-cell office:value-type="float" office:value="1290123" table:style-name="ce1">
            <text:p>1290123</text:p>
          </table:table-cell>
          <table:table-cell office:value-type="float" office:value="1296502" table:style-name="ce1">
            <text:p>1296502</text:p>
          </table:table-cell>
          <table:table-cell office:value-type="float" office:value="1302561" table:style-name="ce1">
            <text:p>1302561</text:p>
          </table:table-cell>
          <table:table-cell office:value-type="float" office:value="1308451" table:style-name="ce1">
            <text:p>1308451</text:p>
          </table:table-cell>
          <table:table-cell office:value-type="float" office:value="1314443" table:style-name="ce1">
            <text:p>1314443</text:p>
          </table:table-cell>
          <table:table-cell office:value-type="float" office:value="1320930" table:style-name="ce1">
            <text:p>1320930</text:p>
          </table:table-cell>
          <table:table-cell office:value-type="float" office:value="1328147" table:style-name="ce1">
            <text:p>1328147</text:p>
          </table:table-cell>
          <table:table-cell office:value-type="float" office:value="1336178" table:style-name="ce1">
            <text:p>1336178</text:p>
          </table:table-cell>
          <table:table-cell office:value-type="float" office:value="1344817" table:style-name="ce1">
            <text:p>1344817</text:p>
          </table:table-cell>
          <table:table-cell office:value-type="float" office:value="1353700" table:style-name="ce1">
            <text:p>1353700</text:p>
          </table:table-cell>
          <table:table-cell office:value-type="float" office:value="1362342" table:style-name="ce1">
            <text:p>1362342</text:p>
          </table:table-cell>
          <table:table-cell office:value-type="float" office:value="1370328" table:style-name="ce1">
            <text:p>1370328</text:p>
          </table:table-cell>
          <table:table-cell office:value-type="float" office:value="1377564" table:style-name="ce1">
            <text:p>1377564</text:p>
          </table:table-cell>
          <table:table-cell office:value-type="float" office:value="1384072" table:style-name="ce1">
            <text:p>1384072</text:p>
          </table:table-cell>
          <table:table-cell office:value-type="float" office:value="1389858" table:style-name="ce1">
            <text:p>138985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unisia</text:p>
          </table:table-cell>
          <table:table-cell office:value-type="string" table:style-name="ce1">
            <text:p>TUN</text:p>
          </table:table-cell>
          <table:table-cell office:value-type="float" office:value="9125398" table:style-name="ce1">
            <text:p>9125398</text:p>
          </table:table-cell>
          <table:table-cell office:value-type="float" office:value="9267340" table:style-name="ce1">
            <text:p>9267340</text:p>
          </table:table-cell>
          <table:table-cell office:value-type="float" office:value="9395123" table:style-name="ce1">
            <text:p>9395123</text:p>
          </table:table-cell>
          <table:table-cell office:value-type="float" office:value="9509857" table:style-name="ce1">
            <text:p>9509857</text:p>
          </table:table-cell>
          <table:table-cell office:value-type="float" office:value="9613588" table:style-name="ce1">
            <text:p>9613588</text:p>
          </table:table-cell>
          <table:table-cell office:value-type="float" office:value="9708350" table:style-name="ce1">
            <text:p>9708350</text:p>
          </table:table-cell>
          <table:table-cell office:value-type="float" office:value="9793903" table:style-name="ce1">
            <text:p>9793903</text:p>
          </table:table-cell>
          <table:table-cell office:value-type="float" office:value="9871251" table:style-name="ce1">
            <text:p>9871251</text:p>
          </table:table-cell>
          <table:table-cell office:value-type="float" office:value="9945277" table:style-name="ce1">
            <text:p>9945277</text:p>
          </table:table-cell>
          <table:table-cell office:value-type="float" office:value="10022277" table:style-name="ce1">
            <text:p>10022277</text:p>
          </table:table-cell>
          <table:table-cell office:value-type="float" office:value="10106771" table:style-name="ce1">
            <text:p>10106771</text:p>
          </table:table-cell>
          <table:table-cell office:value-type="float" office:value="10201214" table:style-name="ce1">
            <text:p>10201214</text:p>
          </table:table-cell>
          <table:table-cell office:value-type="float" office:value="10304726" table:style-name="ce1">
            <text:p>10304726</text:p>
          </table:table-cell>
          <table:table-cell office:value-type="float" office:value="10414433" table:style-name="ce1">
            <text:p>10414433</text:p>
          </table:table-cell>
          <table:table-cell office:value-type="float" office:value="10525694" table:style-name="ce1">
            <text:p>10525694</text:p>
          </table:table-cell>
          <table:table-cell office:value-type="float" office:value="10635244" table:style-name="ce1">
            <text:p>10635244</text:p>
          </table:table-cell>
          <table:table-cell office:value-type="float" office:value="10741880" table:style-name="ce1">
            <text:p>10741880</text:p>
          </table:table-cell>
          <table:table-cell office:value-type="float" office:value="10847002" table:style-name="ce1">
            <text:p>10847002</text:p>
          </table:table-cell>
          <table:table-cell office:value-type="float" office:value="10952951" table:style-name="ce1">
            <text:p>10952951</text:p>
          </table:table-cell>
          <table:table-cell office:value-type="float" office:value="11063201" table:style-name="ce1">
            <text:p>11063201</text:p>
          </table:table-cell>
          <table:table-cell office:value-type="float" office:value="11179949" table:style-name="ce1">
            <text:p>11179949</text:p>
          </table:table-cell>
          <table:table-cell office:value-type="float" office:value="11303946" table:style-name="ce1">
            <text:p>11303946</text:p>
          </table:table-cell>
          <table:table-cell office:value-type="float" office:value="11433443" table:style-name="ce1">
            <text:p>11433443</text:p>
          </table:table-cell>
          <table:table-cell office:value-type="float" office:value="11565204" table:style-name="ce1">
            <text:p>1156520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urkey</text:p>
          </table:table-cell>
          <table:table-cell office:value-type="string" table:style-name="ce1">
            <text:p>TUR</text:p>
          </table:table-cell>
          <table:table-cell office:value-type="float" office:value="58486456" table:style-name="ce1">
            <text:p>58486456</text:p>
          </table:table-cell>
          <table:table-cell office:value-type="float" office:value="59423282" table:style-name="ce1">
            <text:p>59423282</text:p>
          </table:table-cell>
          <table:table-cell office:value-type="float" office:value="60372568" table:style-name="ce1">
            <text:p>60372568</text:p>
          </table:table-cell>
          <table:table-cell office:value-type="float" office:value="61329676" table:style-name="ce1">
            <text:p>61329676</text:p>
          </table:table-cell>
          <table:table-cell office:value-type="float" office:value="62287397" table:style-name="ce1">
            <text:p>62287397</text:p>
          </table:table-cell>
          <table:table-cell office:value-type="float" office:value="63240194" table:style-name="ce1">
            <text:p>63240194</text:p>
          </table:table-cell>
          <table:table-cell office:value-type="float" office:value="64192243" table:style-name="ce1">
            <text:p>64192243</text:p>
          </table:table-cell>
          <table:table-cell office:value-type="float" office:value="65145367" table:style-name="ce1">
            <text:p>65145367</text:p>
          </table:table-cell>
          <table:table-cell office:value-type="float" office:value="66089402" table:style-name="ce1">
            <text:p>66089402</text:p>
          </table:table-cell>
          <table:table-cell office:value-type="float" office:value="67010930" table:style-name="ce1">
            <text:p>67010930</text:p>
          </table:table-cell>
          <table:table-cell office:value-type="float" office:value="67903469" table:style-name="ce1">
            <text:p>67903469</text:p>
          </table:table-cell>
          <table:table-cell office:value-type="float" office:value="68756810" table:style-name="ce1">
            <text:p>68756810</text:p>
          </table:table-cell>
          <table:table-cell office:value-type="float" office:value="69581848" table:style-name="ce1">
            <text:p>69581848</text:p>
          </table:table-cell>
          <table:table-cell office:value-type="float" office:value="70418604" table:style-name="ce1">
            <text:p>70418604</text:p>
          </table:table-cell>
          <table:table-cell office:value-type="float" office:value="71321399" table:style-name="ce1">
            <text:p>71321399</text:p>
          </table:table-cell>
          <table:table-cell office:value-type="float" office:value="72326988" table:style-name="ce1">
            <text:p>72326988</text:p>
          </table:table-cell>
          <table:table-cell office:value-type="float" office:value="73443863" table:style-name="ce1">
            <text:p>73443863</text:p>
          </table:table-cell>
          <table:table-cell office:value-type="float" office:value="74653016" table:style-name="ce1">
            <text:p>74653016</text:p>
          </table:table-cell>
          <table:table-cell office:value-type="float" office:value="75928564" table:style-name="ce1">
            <text:p>75928564</text:p>
          </table:table-cell>
          <table:table-cell office:value-type="float" office:value="77231907" table:style-name="ce1">
            <text:p>77231907</text:p>
          </table:table-cell>
          <table:table-cell office:value-type="float" office:value="78529409" table:style-name="ce1">
            <text:p>78529409</text:p>
          </table:table-cell>
          <table:table-cell office:value-type="float" office:value="79821724" table:style-name="ce1">
            <text:p>79821724</text:p>
          </table:table-cell>
          <table:table-cell office:value-type="float" office:value="81101892" table:style-name="ce1">
            <text:p>81101892</text:p>
          </table:table-cell>
          <table:table-cell office:value-type="float" office:value="82319724" table:style-name="ce1">
            <text:p>82319724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uvalu</text:p>
          </table:table-cell>
          <table:table-cell office:value-type="string" table:style-name="ce1">
            <text:p>TUV</text:p>
          </table:table-cell>
          <table:table-cell office:value-type="float" office:value="9298" table:style-name="ce1">
            <text:p>9298</text:p>
          </table:table-cell>
          <table:table-cell office:value-type="float" office:value="9323" table:style-name="ce1">
            <text:p>9323</text:p>
          </table:table-cell>
          <table:table-cell office:value-type="float" office:value="9323" table:style-name="ce1">
            <text:p>9323</text:p>
          </table:table-cell>
          <table:table-cell office:value-type="float" office:value="9332" table:style-name="ce1">
            <text:p>9332</text:p>
          </table:table-cell>
          <table:table-cell office:value-type="float" office:value="9346" table:style-name="ce1">
            <text:p>9346</text:p>
          </table:table-cell>
          <table:table-cell office:value-type="float" office:value="9394" table:style-name="ce1">
            <text:p>9394</text:p>
          </table:table-cell>
          <table:table-cell office:value-type="float" office:value="9484" table:style-name="ce1">
            <text:p>9484</text:p>
          </table:table-cell>
          <table:table-cell office:value-type="float" office:value="9596" table:style-name="ce1">
            <text:p>9596</text:p>
          </table:table-cell>
          <table:table-cell office:value-type="float" office:value="9726" table:style-name="ce1">
            <text:p>9726</text:p>
          </table:table-cell>
          <table:table-cell office:value-type="float" office:value="9869" table:style-name="ce1">
            <text:p>9869</text:p>
          </table:table-cell>
          <table:table-cell office:value-type="float" office:value="10000" table:style-name="ce1">
            <text:p>10000</text:p>
          </table:table-cell>
          <table:table-cell office:value-type="float" office:value="10120" table:style-name="ce1">
            <text:p>10120</text:p>
          </table:table-cell>
          <table:table-cell office:value-type="float" office:value="10221" table:style-name="ce1">
            <text:p>10221</text:p>
          </table:table-cell>
          <table:table-cell office:value-type="float" office:value="10314" table:style-name="ce1">
            <text:p>10314</text:p>
          </table:table-cell>
          <table:table-cell office:value-type="float" office:value="10424" table:style-name="ce1">
            <text:p>10424</text:p>
          </table:table-cell>
          <table:table-cell office:value-type="float" office:value="10530" table:style-name="ce1">
            <text:p>10530</text:p>
          </table:table-cell>
          <table:table-cell office:value-type="float" office:value="10633" table:style-name="ce1">
            <text:p>10633</text:p>
          </table:table-cell>
          <table:table-cell office:value-type="float" office:value="10739" table:style-name="ce1">
            <text:p>10739</text:p>
          </table:table-cell>
          <table:table-cell office:value-type="float" office:value="10857" table:style-name="ce1">
            <text:p>10857</text:p>
          </table:table-cell>
          <table:table-cell office:value-type="float" office:value="10972" table:style-name="ce1">
            <text:p>10972</text:p>
          </table:table-cell>
          <table:table-cell office:value-type="float" office:value="11099" table:style-name="ce1">
            <text:p>11099</text:p>
          </table:table-cell>
          <table:table-cell office:value-type="float" office:value="11225" table:style-name="ce1">
            <text:p>11225</text:p>
          </table:table-cell>
          <table:table-cell office:value-type="float" office:value="11370" table:style-name="ce1">
            <text:p>11370</text:p>
          </table:table-cell>
          <table:table-cell office:value-type="float" office:value="11508" table:style-name="ce1">
            <text:p>1150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anzania</text:p>
          </table:table-cell>
          <table:table-cell office:value-type="string" table:style-name="ce1">
            <text:p>TZA</text:p>
          </table:table-cell>
          <table:table-cell office:value-type="float" office:value="29649135" table:style-name="ce1">
            <text:p>29649135</text:p>
          </table:table-cell>
          <table:table-cell office:value-type="float" office:value="30444526" table:style-name="ce1">
            <text:p>30444526</text:p>
          </table:table-cell>
          <table:table-cell office:value-type="float" office:value="31192857" table:style-name="ce1">
            <text:p>31192857</text:p>
          </table:table-cell>
          <table:table-cell office:value-type="float" office:value="31924196" table:style-name="ce1">
            <text:p>31924196</text:p>
          </table:table-cell>
          <table:table-cell office:value-type="float" office:value="32682239" table:style-name="ce1">
            <text:p>32682239</text:p>
          </table:table-cell>
          <table:table-cell office:value-type="float" office:value="33499180" table:style-name="ce1">
            <text:p>33499180</text:p>
          </table:table-cell>
          <table:table-cell office:value-type="float" office:value="34385856" table:style-name="ce1">
            <text:p>34385856</text:p>
          </table:table-cell>
          <table:table-cell office:value-type="float" office:value="35334788" table:style-name="ce1">
            <text:p>35334788</text:p>
          </table:table-cell>
          <table:table-cell office:value-type="float" office:value="36337782" table:style-name="ce1">
            <text:p>36337782</text:p>
          </table:table-cell>
          <table:table-cell office:value-type="float" office:value="37379767" table:style-name="ce1">
            <text:p>37379767</text:p>
          </table:table-cell>
          <table:table-cell office:value-type="float" office:value="38450320" table:style-name="ce1">
            <text:p>38450320</text:p>
          </table:table-cell>
          <table:table-cell office:value-type="float" office:value="39548663" table:style-name="ce1">
            <text:p>39548663</text:p>
          </table:table-cell>
          <table:table-cell office:value-type="float" office:value="40681414" table:style-name="ce1">
            <text:p>40681414</text:p>
          </table:table-cell>
          <table:table-cell office:value-type="float" office:value="41853944" table:style-name="ce1">
            <text:p>41853944</text:p>
          </table:table-cell>
          <table:table-cell office:value-type="float" office:value="43073834" table:style-name="ce1">
            <text:p>43073834</text:p>
          </table:table-cell>
          <table:table-cell office:value-type="float" office:value="44346525" table:style-name="ce1">
            <text:p>44346525</text:p>
          </table:table-cell>
          <table:table-cell office:value-type="float" office:value="45673338" table:style-name="ce1">
            <text:p>45673338</text:p>
          </table:table-cell>
          <table:table-cell office:value-type="float" office:value="47052481" table:style-name="ce1">
            <text:p>47052481</text:p>
          </table:table-cell>
          <table:table-cell office:value-type="float" office:value="48482266" table:style-name="ce1">
            <text:p>48482266</text:p>
          </table:table-cell>
          <table:table-cell office:value-type="float" office:value="49959822" table:style-name="ce1">
            <text:p>49959822</text:p>
          </table:table-cell>
          <table:table-cell office:value-type="float" office:value="51482633" table:style-name="ce1">
            <text:p>51482633</text:p>
          </table:table-cell>
          <table:table-cell office:value-type="float" office:value="53050790" table:style-name="ce1">
            <text:p>53050790</text:p>
          </table:table-cell>
          <table:table-cell office:value-type="float" office:value="54663906" table:style-name="ce1">
            <text:p>54663906</text:p>
          </table:table-cell>
          <table:table-cell office:value-type="float" office:value="56318348" table:style-name="ce1">
            <text:p>5631834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ganda</text:p>
          </table:table-cell>
          <table:table-cell office:value-type="string" table:style-name="ce1">
            <text:p>UGA</text:p>
          </table:table-cell>
          <table:table-cell office:value-type="float" office:value="20413152" table:style-name="ce1">
            <text:p>20413152</text:p>
          </table:table-cell>
          <table:table-cell office:value-type="float" office:value="21032821" table:style-name="ce1">
            <text:p>21032821</text:p>
          </table:table-cell>
          <table:table-cell office:value-type="float" office:value="21655398" table:style-name="ce1">
            <text:p>21655398</text:p>
          </table:table-cell>
          <table:table-cell office:value-type="float" office:value="22290780" table:style-name="ce1">
            <text:p>22290780</text:p>
          </table:table-cell>
          <table:table-cell office:value-type="float" office:value="22952410" table:style-name="ce1">
            <text:p>22952410</text:p>
          </table:table-cell>
          <table:table-cell office:value-type="float" office:value="23650172" table:style-name="ce1">
            <text:p>23650172</text:p>
          </table:table-cell>
          <table:table-cell office:value-type="float" office:value="24388968" table:style-name="ce1">
            <text:p>24388968</text:p>
          </table:table-cell>
          <table:table-cell office:value-type="float" office:value="25167257" table:style-name="ce1">
            <text:p>25167257</text:p>
          </table:table-cell>
          <table:table-cell office:value-type="float" office:value="25980552" table:style-name="ce1">
            <text:p>25980552</text:p>
          </table:table-cell>
          <table:table-cell office:value-type="float" office:value="26821297" table:style-name="ce1">
            <text:p>26821297</text:p>
          </table:table-cell>
          <table:table-cell office:value-type="float" office:value="27684585" table:style-name="ce1">
            <text:p>27684585</text:p>
          </table:table-cell>
          <table:table-cell office:value-type="float" office:value="28571475" table:style-name="ce1">
            <text:p>28571475</text:p>
          </table:table-cell>
          <table:table-cell office:value-type="float" office:value="29486338" table:style-name="ce1">
            <text:p>29486338</text:p>
          </table:table-cell>
          <table:table-cell office:value-type="float" office:value="30431736" table:style-name="ce1">
            <text:p>30431736</text:p>
          </table:table-cell>
          <table:table-cell office:value-type="float" office:value="31411096" table:style-name="ce1">
            <text:p>31411096</text:p>
          </table:table-cell>
          <table:table-cell office:value-type="float" office:value="32428167" table:style-name="ce1">
            <text:p>32428167</text:p>
          </table:table-cell>
          <table:table-cell office:value-type="float" office:value="33476919" table:style-name="ce1">
            <text:p>33476919</text:p>
          </table:table-cell>
          <table:table-cell office:value-type="float" office:value="34559168" table:style-name="ce1">
            <text:p>34559168</text:p>
          </table:table-cell>
          <table:table-cell office:value-type="float" office:value="35695246" table:style-name="ce1">
            <text:p>35695246</text:p>
          </table:table-cell>
          <table:table-cell office:value-type="float" office:value="36912148" table:style-name="ce1">
            <text:p>36912148</text:p>
          </table:table-cell>
          <table:table-cell office:value-type="float" office:value="38225453" table:style-name="ce1">
            <text:p>38225453</text:p>
          </table:table-cell>
          <table:table-cell office:value-type="float" office:value="39647506" table:style-name="ce1">
            <text:p>39647506</text:p>
          </table:table-cell>
          <table:table-cell office:value-type="float" office:value="41162465" table:style-name="ce1">
            <text:p>41162465</text:p>
          </table:table-cell>
          <table:table-cell office:value-type="float" office:value="42723139" table:style-name="ce1">
            <text:p>4272313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kraine</text:p>
          </table:table-cell>
          <table:table-cell office:value-type="string" table:style-name="ce1">
            <text:p>UKR</text:p>
          </table:table-cell>
          <table:table-cell office:value-type="float" office:value="51512299" table:style-name="ce1">
            <text:p>51512299</text:p>
          </table:table-cell>
          <table:table-cell office:value-type="float" office:value="51057189" table:style-name="ce1">
            <text:p>51057189</text:p>
          </table:table-cell>
          <table:table-cell office:value-type="float" office:value="50594105" table:style-name="ce1">
            <text:p>50594105</text:p>
          </table:table-cell>
          <table:table-cell office:value-type="float" office:value="50143939" table:style-name="ce1">
            <text:p>50143939</text:p>
          </table:table-cell>
          <table:table-cell office:value-type="float" office:value="49673350" table:style-name="ce1">
            <text:p>49673350</text:p>
          </table:table-cell>
          <table:table-cell office:value-type="float" office:value="49175848" table:style-name="ce1">
            <text:p>49175848</text:p>
          </table:table-cell>
          <table:table-cell office:value-type="float" office:value="48683865" table:style-name="ce1">
            <text:p>48683865</text:p>
          </table:table-cell>
          <table:table-cell office:value-type="float" office:value="48202500" table:style-name="ce1">
            <text:p>48202500</text:p>
          </table:table-cell>
          <table:table-cell office:value-type="float" office:value="47812950" table:style-name="ce1">
            <text:p>47812950</text:p>
          </table:table-cell>
          <table:table-cell office:value-type="float" office:value="47451600" table:style-name="ce1">
            <text:p>47451600</text:p>
          </table:table-cell>
          <table:table-cell office:value-type="float" office:value="47105150" table:style-name="ce1">
            <text:p>47105150</text:p>
          </table:table-cell>
          <table:table-cell office:value-type="float" office:value="46787750" table:style-name="ce1">
            <text:p>46787750</text:p>
          </table:table-cell>
          <table:table-cell office:value-type="float" office:value="46509350" table:style-name="ce1">
            <text:p>46509350</text:p>
          </table:table-cell>
          <table:table-cell office:value-type="float" office:value="46258200" table:style-name="ce1">
            <text:p>46258200</text:p>
          </table:table-cell>
          <table:table-cell office:value-type="float" office:value="46053300" table:style-name="ce1">
            <text:p>46053300</text:p>
          </table:table-cell>
          <table:table-cell office:value-type="float" office:value="45870700" table:style-name="ce1">
            <text:p>45870700</text:p>
          </table:table-cell>
          <table:table-cell office:value-type="float" office:value="45706100" table:style-name="ce1">
            <text:p>45706100</text:p>
          </table:table-cell>
          <table:table-cell office:value-type="float" office:value="45593300" table:style-name="ce1">
            <text:p>45593300</text:p>
          </table:table-cell>
          <table:table-cell office:value-type="float" office:value="45489600" table:style-name="ce1">
            <text:p>45489600</text:p>
          </table:table-cell>
          <table:table-cell office:value-type="float" office:value="45271947" table:style-name="ce1">
            <text:p>45271947</text:p>
          </table:table-cell>
          <table:table-cell office:value-type="float" office:value="45154029" table:style-name="ce1">
            <text:p>45154029</text:p>
          </table:table-cell>
          <table:table-cell office:value-type="float" office:value="45004645" table:style-name="ce1">
            <text:p>45004645</text:p>
          </table:table-cell>
          <table:table-cell office:value-type="float" office:value="44831135" table:style-name="ce1">
            <text:p>44831135</text:p>
          </table:table-cell>
          <table:table-cell office:value-type="float" office:value="44622516" table:style-name="ce1">
            <text:p>4462251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pper middle income</text:p>
          </table:table-cell>
          <table:table-cell office:value-type="string" table:style-name="ce1">
            <text:p>UMC</text:p>
          </table:table-cell>
          <table:table-cell office:value-type="float" office:value="2202547627" table:style-name="ce1">
            <text:p>2202547627</text:p>
          </table:table-cell>
          <table:table-cell office:value-type="float" office:value="2227015777" table:style-name="ce1">
            <text:p>2227015777</text:p>
          </table:table-cell>
          <table:table-cell office:value-type="float" office:value="2251187823" table:style-name="ce1">
            <text:p>2251187823</text:p>
          </table:table-cell>
          <table:table-cell office:value-type="float" office:value="2274454564" table:style-name="ce1">
            <text:p>2274454564</text:p>
          </table:table-cell>
          <table:table-cell office:value-type="float" office:value="2296375670" table:style-name="ce1">
            <text:p>2296375670</text:p>
          </table:table-cell>
          <table:table-cell office:value-type="float" office:value="2317310149" table:style-name="ce1">
            <text:p>2317310149</text:p>
          </table:table-cell>
          <table:table-cell office:value-type="float" office:value="2337064426" table:style-name="ce1">
            <text:p>2337064426</text:p>
          </table:table-cell>
          <table:table-cell office:value-type="float" office:value="2355936797" table:style-name="ce1">
            <text:p>2355936797</text:p>
          </table:table-cell>
          <table:table-cell office:value-type="float" office:value="2374520060" table:style-name="ce1">
            <text:p>2374520060</text:p>
          </table:table-cell>
          <table:table-cell office:value-type="float" office:value="2392790614" table:style-name="ce1">
            <text:p>2392790614</text:p>
          </table:table-cell>
          <table:table-cell office:value-type="float" office:value="2410930308" table:style-name="ce1">
            <text:p>2410930308</text:p>
          </table:table-cell>
          <table:table-cell office:value-type="float" office:value="2428657785" table:style-name="ce1">
            <text:p>2428657785</text:p>
          </table:table-cell>
          <table:table-cell office:value-type="float" office:value="2445871770" table:style-name="ce1">
            <text:p>2445871770</text:p>
          </table:table-cell>
          <table:table-cell office:value-type="float" office:value="2463294188" table:style-name="ce1">
            <text:p>2463294188</text:p>
          </table:table-cell>
          <table:table-cell office:value-type="float" office:value="2481349075" table:style-name="ce1">
            <text:p>2481349075</text:p>
          </table:table-cell>
          <table:table-cell office:value-type="float" office:value="2499410493" table:style-name="ce1">
            <text:p>2499410493</text:p>
          </table:table-cell>
          <table:table-cell office:value-type="float" office:value="2518197739" table:style-name="ce1">
            <text:p>2518197739</text:p>
          </table:table-cell>
          <table:table-cell office:value-type="float" office:value="2537625754" table:style-name="ce1">
            <text:p>2537625754</text:p>
          </table:table-cell>
          <table:table-cell office:value-type="float" office:value="2557649560" table:style-name="ce1">
            <text:p>2557649560</text:p>
          </table:table-cell>
          <table:table-cell office:value-type="float" office:value="2577855859" table:style-name="ce1">
            <text:p>2577855859</text:p>
          </table:table-cell>
          <table:table-cell office:value-type="float" office:value="2597757816" table:style-name="ce1">
            <text:p>2597757816</text:p>
          </table:table-cell>
          <table:table-cell office:value-type="float" office:value="2617804797" table:style-name="ce1">
            <text:p>2617804797</text:p>
          </table:table-cell>
          <table:table-cell office:value-type="float" office:value="2637690770" table:style-name="ce1">
            <text:p>2637690770</text:p>
          </table:table-cell>
          <table:table-cell office:value-type="float" office:value="2655616210" table:style-name="ce1">
            <text:p>265561621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ruguay</text:p>
          </table:table-cell>
          <table:table-cell office:value-type="string" table:style-name="ce1">
            <text:p>URY</text:p>
          </table:table-cell>
          <table:table-cell office:value-type="float" office:value="3224281" table:style-name="ce1">
            <text:p>3224281</text:p>
          </table:table-cell>
          <table:table-cell office:value-type="float" office:value="3247381" table:style-name="ce1">
            <text:p>3247381</text:p>
          </table:table-cell>
          <table:table-cell office:value-type="float" office:value="3270164" table:style-name="ce1">
            <text:p>3270164</text:p>
          </table:table-cell>
          <table:table-cell office:value-type="float" office:value="3291053" table:style-name="ce1">
            <text:p>3291053</text:p>
          </table:table-cell>
          <table:table-cell office:value-type="float" office:value="3308012" table:style-name="ce1">
            <text:p>3308012</text:p>
          </table:table-cell>
          <table:table-cell office:value-type="float" office:value="3319736" table:style-name="ce1">
            <text:p>3319736</text:p>
          </table:table-cell>
          <table:table-cell office:value-type="float" office:value="3325473" table:style-name="ce1">
            <text:p>3325473</text:p>
          </table:table-cell>
          <table:table-cell office:value-type="float" office:value="3326040" table:style-name="ce1">
            <text:p>3326040</text:p>
          </table:table-cell>
          <table:table-cell office:value-type="float" office:value="3323668" table:style-name="ce1">
            <text:p>3323668</text:p>
          </table:table-cell>
          <table:table-cell office:value-type="float" office:value="3321476" table:style-name="ce1">
            <text:p>3321476</text:p>
          </table:table-cell>
          <table:table-cell office:value-type="float" office:value="3321803" table:style-name="ce1">
            <text:p>3321803</text:p>
          </table:table-cell>
          <table:table-cell office:value-type="float" office:value="3325401" table:style-name="ce1">
            <text:p>3325401</text:p>
          </table:table-cell>
          <table:table-cell office:value-type="float" office:value="3331749" table:style-name="ce1">
            <text:p>3331749</text:p>
          </table:table-cell>
          <table:table-cell office:value-type="float" office:value="3340221" table:style-name="ce1">
            <text:p>3340221</text:p>
          </table:table-cell>
          <table:table-cell office:value-type="float" office:value="3349676" table:style-name="ce1">
            <text:p>3349676</text:p>
          </table:table-cell>
          <table:table-cell office:value-type="float" office:value="3359275" table:style-name="ce1">
            <text:p>3359275</text:p>
          </table:table-cell>
          <table:table-cell office:value-type="float" office:value="3368934" table:style-name="ce1">
            <text:p>3368934</text:p>
          </table:table-cell>
          <table:table-cell office:value-type="float" office:value="3378974" table:style-name="ce1">
            <text:p>3378974</text:p>
          </table:table-cell>
          <table:table-cell office:value-type="float" office:value="3389439" table:style-name="ce1">
            <text:p>3389439</text:p>
          </table:table-cell>
          <table:table-cell office:value-type="float" office:value="3400434" table:style-name="ce1">
            <text:p>3400434</text:p>
          </table:table-cell>
          <table:table-cell office:value-type="float" office:value="3412009" table:style-name="ce1">
            <text:p>3412009</text:p>
          </table:table-cell>
          <table:table-cell office:value-type="float" office:value="3424132" table:style-name="ce1">
            <text:p>3424132</text:p>
          </table:table-cell>
          <table:table-cell office:value-type="float" office:value="3436646" table:style-name="ce1">
            <text:p>3436646</text:p>
          </table:table-cell>
          <table:table-cell office:value-type="float" office:value="3449299" table:style-name="ce1">
            <text:p>344929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nited States</text:p>
          </table:table-cell>
          <table:table-cell office:value-type="string" table:style-name="ce1">
            <text:p>USA</text:p>
          </table:table-cell>
          <table:table-cell office:value-type="float" office:value="266278000" table:style-name="ce1">
            <text:p>266278000</text:p>
          </table:table-cell>
          <table:table-cell office:value-type="float" office:value="269394000" table:style-name="ce1">
            <text:p>269394000</text:p>
          </table:table-cell>
          <table:table-cell office:value-type="float" office:value="272657000" table:style-name="ce1">
            <text:p>272657000</text:p>
          </table:table-cell>
          <table:table-cell office:value-type="float" office:value="275854000" table:style-name="ce1">
            <text:p>275854000</text:p>
          </table:table-cell>
          <table:table-cell office:value-type="float" office:value="279040000" table:style-name="ce1">
            <text:p>279040000</text:p>
          </table:table-cell>
          <table:table-cell office:value-type="float" office:value="282162411" table:style-name="ce1">
            <text:p>282162411</text:p>
          </table:table-cell>
          <table:table-cell office:value-type="float" office:value="284968955" table:style-name="ce1">
            <text:p>284968955</text:p>
          </table:table-cell>
          <table:table-cell office:value-type="float" office:value="287625193" table:style-name="ce1">
            <text:p>287625193</text:p>
          </table:table-cell>
          <table:table-cell office:value-type="float" office:value="290107933" table:style-name="ce1">
            <text:p>290107933</text:p>
          </table:table-cell>
          <table:table-cell office:value-type="float" office:value="292805298" table:style-name="ce1">
            <text:p>292805298</text:p>
          </table:table-cell>
          <table:table-cell office:value-type="float" office:value="295516599" table:style-name="ce1">
            <text:p>295516599</text:p>
          </table:table-cell>
          <table:table-cell office:value-type="float" office:value="298379912" table:style-name="ce1">
            <text:p>298379912</text:p>
          </table:table-cell>
          <table:table-cell office:value-type="float" office:value="301231207" table:style-name="ce1">
            <text:p>301231207</text:p>
          </table:table-cell>
          <table:table-cell office:value-type="float" office:value="304093966" table:style-name="ce1">
            <text:p>304093966</text:p>
          </table:table-cell>
          <table:table-cell office:value-type="float" office:value="306771529" table:style-name="ce1">
            <text:p>306771529</text:p>
          </table:table-cell>
          <table:table-cell office:value-type="float" office:value="309321666" table:style-name="ce1">
            <text:p>309321666</text:p>
          </table:table-cell>
          <table:table-cell office:value-type="float" office:value="311556874" table:style-name="ce1">
            <text:p>311556874</text:p>
          </table:table-cell>
          <table:table-cell office:value-type="float" office:value="313830990" table:style-name="ce1">
            <text:p>313830990</text:p>
          </table:table-cell>
          <table:table-cell office:value-type="float" office:value="315993715" table:style-name="ce1">
            <text:p>315993715</text:p>
          </table:table-cell>
          <table:table-cell office:value-type="float" office:value="318301008" table:style-name="ce1">
            <text:p>318301008</text:p>
          </table:table-cell>
          <table:table-cell office:value-type="float" office:value="320635163" table:style-name="ce1">
            <text:p>320635163</text:p>
          </table:table-cell>
          <table:table-cell office:value-type="float" office:value="322941311" table:style-name="ce1">
            <text:p>322941311</text:p>
          </table:table-cell>
          <table:table-cell office:value-type="float" office:value="324985539" table:style-name="ce1">
            <text:p>324985539</text:p>
          </table:table-cell>
          <table:table-cell office:value-type="float" office:value="326687501" table:style-name="ce1">
            <text:p>32668750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zbekistan</text:p>
          </table:table-cell>
          <table:table-cell office:value-type="string" table:style-name="ce1">
            <text:p>UZB</text:p>
          </table:table-cell>
          <table:table-cell office:value-type="float" office:value="22785000" table:style-name="ce1">
            <text:p>22785000</text:p>
          </table:table-cell>
          <table:table-cell office:value-type="float" office:value="23225000" table:style-name="ce1">
            <text:p>23225000</text:p>
          </table:table-cell>
          <table:table-cell office:value-type="float" office:value="23667000" table:style-name="ce1">
            <text:p>23667000</text:p>
          </table:table-cell>
          <table:table-cell office:value-type="float" office:value="24051000" table:style-name="ce1">
            <text:p>24051000</text:p>
          </table:table-cell>
          <table:table-cell office:value-type="float" office:value="24311650" table:style-name="ce1">
            <text:p>24311650</text:p>
          </table:table-cell>
          <table:table-cell office:value-type="float" office:value="24650400" table:style-name="ce1">
            <text:p>24650400</text:p>
          </table:table-cell>
          <table:table-cell office:value-type="float" office:value="24964450" table:style-name="ce1">
            <text:p>24964450</text:p>
          </table:table-cell>
          <table:table-cell office:value-type="float" office:value="25271850" table:style-name="ce1">
            <text:p>25271850</text:p>
          </table:table-cell>
          <table:table-cell office:value-type="float" office:value="25567650" table:style-name="ce1">
            <text:p>25567650</text:p>
          </table:table-cell>
          <table:table-cell office:value-type="float" office:value="25864350" table:style-name="ce1">
            <text:p>25864350</text:p>
          </table:table-cell>
          <table:table-cell office:value-type="float" office:value="26167000" table:style-name="ce1">
            <text:p>26167000</text:p>
          </table:table-cell>
          <table:table-cell office:value-type="float" office:value="26488250" table:style-name="ce1">
            <text:p>26488250</text:p>
          </table:table-cell>
          <table:table-cell office:value-type="float" office:value="26868000" table:style-name="ce1">
            <text:p>26868000</text:p>
          </table:table-cell>
          <table:table-cell office:value-type="float" office:value="27302800" table:style-name="ce1">
            <text:p>27302800</text:p>
          </table:table-cell>
          <table:table-cell office:value-type="float" office:value="27767400" table:style-name="ce1">
            <text:p>27767400</text:p>
          </table:table-cell>
          <table:table-cell office:value-type="float" office:value="28562400" table:style-name="ce1">
            <text:p>28562400</text:p>
          </table:table-cell>
          <table:table-cell office:value-type="float" office:value="29339400" table:style-name="ce1">
            <text:p>29339400</text:p>
          </table:table-cell>
          <table:table-cell office:value-type="float" office:value="29774500" table:style-name="ce1">
            <text:p>29774500</text:p>
          </table:table-cell>
          <table:table-cell office:value-type="float" office:value="30243200" table:style-name="ce1">
            <text:p>30243200</text:p>
          </table:table-cell>
          <table:table-cell office:value-type="float" office:value="30757700" table:style-name="ce1">
            <text:p>30757700</text:p>
          </table:table-cell>
          <table:table-cell office:value-type="float" office:value="31298900" table:style-name="ce1">
            <text:p>31298900</text:p>
          </table:table-cell>
          <table:table-cell office:value-type="float" office:value="31847900" table:style-name="ce1">
            <text:p>31847900</text:p>
          </table:table-cell>
          <table:table-cell office:value-type="float" office:value="32388600" table:style-name="ce1">
            <text:p>32388600</text:p>
          </table:table-cell>
          <table:table-cell office:value-type="float" office:value="32955400" table:style-name="ce1">
            <text:p>329554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t. Vincent and the Grenadines</text:p>
          </table:table-cell>
          <table:table-cell office:value-type="string" table:style-name="ce1">
            <text:p>VCT</text:p>
          </table:table-cell>
          <table:table-cell office:value-type="float" office:value="108035" table:style-name="ce1">
            <text:p>108035</text:p>
          </table:table-cell>
          <table:table-cell office:value-type="float" office:value="107976" table:style-name="ce1">
            <text:p>107976</text:p>
          </table:table-cell>
          <table:table-cell office:value-type="float" office:value="107895" table:style-name="ce1">
            <text:p>107895</text:p>
          </table:table-cell>
          <table:table-cell office:value-type="float" office:value="107801" table:style-name="ce1">
            <text:p>107801</text:p>
          </table:table-cell>
          <table:table-cell office:value-type="float" office:value="107758" table:style-name="ce1">
            <text:p>107758</text:p>
          </table:table-cell>
          <table:table-cell office:value-type="float" office:value="107784" table:style-name="ce1">
            <text:p>107784</text:p>
          </table:table-cell>
          <table:table-cell office:value-type="float" office:value="107896" table:style-name="ce1">
            <text:p>107896</text:p>
          </table:table-cell>
          <table:table-cell office:value-type="float" office:value="108097" table:style-name="ce1">
            <text:p>108097</text:p>
          </table:table-cell>
          <table:table-cell office:value-type="float" office:value="108326" table:style-name="ce1">
            <text:p>108326</text:p>
          </table:table-cell>
          <table:table-cell office:value-type="float" office:value="108512" table:style-name="ce1">
            <text:p>108512</text:p>
          </table:table-cell>
          <table:table-cell office:value-type="float" office:value="108614" table:style-name="ce1">
            <text:p>108614</text:p>
          </table:table-cell>
          <table:table-cell office:value-type="float" office:value="108603" table:style-name="ce1">
            <text:p>108603</text:p>
          </table:table-cell>
          <table:table-cell office:value-type="float" office:value="108518" table:style-name="ce1">
            <text:p>108518</text:p>
          </table:table-cell>
          <table:table-cell office:value-type="float" office:value="108393" table:style-name="ce1">
            <text:p>108393</text:p>
          </table:table-cell>
          <table:table-cell office:value-type="float" office:value="108287" table:style-name="ce1">
            <text:p>108287</text:p>
          </table:table-cell>
          <table:table-cell office:value-type="float" office:value="108255" table:style-name="ce1">
            <text:p>108255</text:p>
          </table:table-cell>
          <table:table-cell office:value-type="float" office:value="108316" table:style-name="ce1">
            <text:p>108316</text:p>
          </table:table-cell>
          <table:table-cell office:value-type="float" office:value="108435" table:style-name="ce1">
            <text:p>108435</text:p>
          </table:table-cell>
          <table:table-cell office:value-type="float" office:value="108622" table:style-name="ce1">
            <text:p>108622</text:p>
          </table:table-cell>
          <table:table-cell office:value-type="float" office:value="108861" table:style-name="ce1">
            <text:p>108861</text:p>
          </table:table-cell>
          <table:table-cell office:value-type="float" office:value="109148" table:style-name="ce1">
            <text:p>109148</text:p>
          </table:table-cell>
          <table:table-cell office:value-type="float" office:value="109459" table:style-name="ce1">
            <text:p>109459</text:p>
          </table:table-cell>
          <table:table-cell office:value-type="float" office:value="109827" table:style-name="ce1">
            <text:p>109827</text:p>
          </table:table-cell>
          <table:table-cell office:value-type="float" office:value="110210" table:style-name="ce1">
            <text:p>11021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Venezuela, RB</text:p>
          </table:table-cell>
          <table:table-cell office:value-type="string" table:style-name="ce1">
            <text:p>VEN</text:p>
          </table:table-cell>
          <table:table-cell office:value-type="float" office:value="21931084" table:style-name="ce1">
            <text:p>21931084</text:p>
          </table:table-cell>
          <table:table-cell office:value-type="float" office:value="22385650" table:style-name="ce1">
            <text:p>22385650</text:p>
          </table:table-cell>
          <table:table-cell office:value-type="float" office:value="22837743" table:style-name="ce1">
            <text:p>22837743</text:p>
          </table:table-cell>
          <table:table-cell office:value-type="float" office:value="23288564" table:style-name="ce1">
            <text:p>23288564</text:p>
          </table:table-cell>
          <table:table-cell office:value-type="float" office:value="23739841" table:style-name="ce1">
            <text:p>23739841</text:p>
          </table:table-cell>
          <table:table-cell office:value-type="float" office:value="24192446" table:style-name="ce1">
            <text:p>24192446</text:p>
          </table:table-cell>
          <table:table-cell office:value-type="float" office:value="24646472" table:style-name="ce1">
            <text:p>24646472</text:p>
          </table:table-cell>
          <table:table-cell office:value-type="float" office:value="25100408" table:style-name="ce1">
            <text:p>25100408</text:p>
          </table:table-cell>
          <table:table-cell office:value-type="float" office:value="25551624" table:style-name="ce1">
            <text:p>25551624</text:p>
          </table:table-cell>
          <table:table-cell office:value-type="float" office:value="25996594" table:style-name="ce1">
            <text:p>25996594</text:p>
          </table:table-cell>
          <table:table-cell office:value-type="float" office:value="26432447" table:style-name="ce1">
            <text:p>26432447</text:p>
          </table:table-cell>
          <table:table-cell office:value-type="float" office:value="26850194" table:style-name="ce1">
            <text:p>26850194</text:p>
          </table:table-cell>
          <table:table-cell office:value-type="float" office:value="27247610" table:style-name="ce1">
            <text:p>27247610</text:p>
          </table:table-cell>
          <table:table-cell office:value-type="float" office:value="27635832" table:style-name="ce1">
            <text:p>27635832</text:p>
          </table:table-cell>
          <table:table-cell office:value-type="float" office:value="28031009" table:style-name="ce1">
            <text:p>28031009</text:p>
          </table:table-cell>
          <table:table-cell office:value-type="float" office:value="28439940" table:style-name="ce1">
            <text:p>28439940</text:p>
          </table:table-cell>
          <table:table-cell office:value-type="float" office:value="28888369" table:style-name="ce1">
            <text:p>28888369</text:p>
          </table:table-cell>
          <table:table-cell office:value-type="float" office:value="29362449" table:style-name="ce1">
            <text:p>29362449</text:p>
          </table:table-cell>
          <table:table-cell office:value-type="float" office:value="29783571" table:style-name="ce1">
            <text:p>29783571</text:p>
          </table:table-cell>
          <table:table-cell office:value-type="float" office:value="30045134" table:style-name="ce1">
            <text:p>30045134</text:p>
          </table:table-cell>
          <table:table-cell office:value-type="float" office:value="30081829" table:style-name="ce1">
            <text:p>30081829</text:p>
          </table:table-cell>
          <table:table-cell office:value-type="float" office:value="29846179" table:style-name="ce1">
            <text:p>29846179</text:p>
          </table:table-cell>
          <table:table-cell office:value-type="float" office:value="29390409" table:style-name="ce1">
            <text:p>29390409</text:p>
          </table:table-cell>
          <table:table-cell office:value-type="float" office:value="28870195" table:style-name="ce1">
            <text:p>2887019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ritish Virgin Islands</text:p>
          </table:table-cell>
          <table:table-cell office:value-type="string" table:style-name="ce1">
            <text:p>VGB</text:p>
          </table:table-cell>
          <table:table-cell office:value-type="float" office:value="19313" table:style-name="ce1">
            <text:p>19313</text:p>
          </table:table-cell>
          <table:table-cell office:value-type="float" office:value="19502" table:style-name="ce1">
            <text:p>19502</text:p>
          </table:table-cell>
          <table:table-cell office:value-type="float" office:value="19665" table:style-name="ce1">
            <text:p>19665</text:p>
          </table:table-cell>
          <table:table-cell office:value-type="float" office:value="19821" table:style-name="ce1">
            <text:p>19821</text:p>
          </table:table-cell>
          <table:table-cell office:value-type="float" office:value="20026" table:style-name="ce1">
            <text:p>20026</text:p>
          </table:table-cell>
          <table:table-cell office:value-type="float" office:value="20311" table:style-name="ce1">
            <text:p>20311</text:p>
          </table:table-cell>
          <table:table-cell office:value-type="float" office:value="20675" table:style-name="ce1">
            <text:p>20675</text:p>
          </table:table-cell>
          <table:table-cell office:value-type="float" office:value="21129" table:style-name="ce1">
            <text:p>21129</text:p>
          </table:table-cell>
          <table:table-cell office:value-type="float" office:value="21672" table:style-name="ce1">
            <text:p>21672</text:p>
          </table:table-cell>
          <table:table-cell office:value-type="float" office:value="22334" table:style-name="ce1">
            <text:p>22334</text:p>
          </table:table-cell>
          <table:table-cell office:value-type="float" office:value="23107" table:style-name="ce1">
            <text:p>23107</text:p>
          </table:table-cell>
          <table:table-cell office:value-type="float" office:value="24023" table:style-name="ce1">
            <text:p>24023</text:p>
          </table:table-cell>
          <table:table-cell office:value-type="float" office:value="25047" table:style-name="ce1">
            <text:p>25047</text:p>
          </table:table-cell>
          <table:table-cell office:value-type="float" office:value="26097" table:style-name="ce1">
            <text:p>26097</text:p>
          </table:table-cell>
          <table:table-cell office:value-type="float" office:value="27039" table:style-name="ce1">
            <text:p>27039</text:p>
          </table:table-cell>
          <table:table-cell office:value-type="float" office:value="27794" table:style-name="ce1">
            <text:p>27794</text:p>
          </table:table-cell>
          <table:table-cell office:value-type="float" office:value="28319" table:style-name="ce1">
            <text:p>28319</text:p>
          </table:table-cell>
          <table:table-cell office:value-type="float" office:value="28650" table:style-name="ce1">
            <text:p>28650</text:p>
          </table:table-cell>
          <table:table-cell office:value-type="float" office:value="28847" table:style-name="ce1">
            <text:p>28847</text:p>
          </table:table-cell>
          <table:table-cell office:value-type="float" office:value="28989" table:style-name="ce1">
            <text:p>28989</text:p>
          </table:table-cell>
          <table:table-cell office:value-type="float" office:value="29152" table:style-name="ce1">
            <text:p>29152</text:p>
          </table:table-cell>
          <table:table-cell office:value-type="float" office:value="29355" table:style-name="ce1">
            <text:p>29355</text:p>
          </table:table-cell>
          <table:table-cell office:value-type="float" office:value="29577" table:style-name="ce1">
            <text:p>29577</text:p>
          </table:table-cell>
          <table:table-cell office:value-type="float" office:value="29802" table:style-name="ce1">
            <text:p>2980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Virgin Islands (U.S.)</text:p>
          </table:table-cell>
          <table:table-cell office:value-type="string" table:style-name="ce1">
            <text:p>VIR</text:p>
          </table:table-cell>
          <table:table-cell office:value-type="float" office:value="107818" table:style-name="ce1">
            <text:p>107818</text:p>
          </table:table-cell>
          <table:table-cell office:value-type="float" office:value="108095" table:style-name="ce1">
            <text:p>108095</text:p>
          </table:table-cell>
          <table:table-cell office:value-type="float" office:value="108357" table:style-name="ce1">
            <text:p>108357</text:p>
          </table:table-cell>
          <table:table-cell office:value-type="float" office:value="108537" table:style-name="ce1">
            <text:p>108537</text:p>
          </table:table-cell>
          <table:table-cell office:value-type="float" office:value="108599" table:style-name="ce1">
            <text:p>108599</text:p>
          </table:table-cell>
          <table:table-cell office:value-type="float" office:value="108642" table:style-name="ce1">
            <text:p>108642</text:p>
          </table:table-cell>
          <table:table-cell office:value-type="float" office:value="108549" table:style-name="ce1">
            <text:p>108549</text:p>
          </table:table-cell>
          <table:table-cell office:value-type="float" office:value="108510" table:style-name="ce1">
            <text:p>108510</text:p>
          </table:table-cell>
          <table:table-cell office:value-type="float" office:value="108506" table:style-name="ce1">
            <text:p>108506</text:p>
          </table:table-cell>
          <table:table-cell office:value-type="float" office:value="108467" table:style-name="ce1">
            <text:p>108467</text:p>
          </table:table-cell>
          <table:table-cell office:value-type="float" office:value="108454" table:style-name="ce1">
            <text:p>108454</text:p>
          </table:table-cell>
          <table:table-cell office:value-type="float" office:value="108371" table:style-name="ce1">
            <text:p>108371</text:p>
          </table:table-cell>
          <table:table-cell office:value-type="float" office:value="108339" table:style-name="ce1">
            <text:p>108339</text:p>
          </table:table-cell>
          <table:table-cell office:value-type="float" office:value="108399" table:style-name="ce1">
            <text:p>108399</text:p>
          </table:table-cell>
          <table:table-cell office:value-type="float" office:value="108405" table:style-name="ce1">
            <text:p>108405</text:p>
          </table:table-cell>
          <table:table-cell office:value-type="float" office:value="108358" table:style-name="ce1">
            <text:p>108358</text:p>
          </table:table-cell>
          <table:table-cell office:value-type="float" office:value="108292" table:style-name="ce1">
            <text:p>108292</text:p>
          </table:table-cell>
          <table:table-cell office:value-type="float" office:value="108191" table:style-name="ce1">
            <text:p>108191</text:p>
          </table:table-cell>
          <table:table-cell office:value-type="float" office:value="108044" table:style-name="ce1">
            <text:p>108044</text:p>
          </table:table-cell>
          <table:table-cell office:value-type="float" office:value="107884" table:style-name="ce1">
            <text:p>107884</text:p>
          </table:table-cell>
          <table:table-cell office:value-type="float" office:value="107710" table:style-name="ce1">
            <text:p>107710</text:p>
          </table:table-cell>
          <table:table-cell office:value-type="float" office:value="107510" table:style-name="ce1">
            <text:p>107510</text:p>
          </table:table-cell>
          <table:table-cell office:value-type="float" office:value="107268" table:style-name="ce1">
            <text:p>107268</text:p>
          </table:table-cell>
          <table:table-cell office:value-type="float" office:value="106977" table:style-name="ce1">
            <text:p>10697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Vietnam</text:p>
          </table:table-cell>
          <table:table-cell office:value-type="string" table:style-name="ce1">
            <text:p>VNM</text:p>
          </table:table-cell>
          <table:table-cell office:value-type="float" office:value="74910461" table:style-name="ce1">
            <text:p>74910461</text:p>
          </table:table-cell>
          <table:table-cell office:value-type="float" office:value="76068743" table:style-name="ce1">
            <text:p>76068743</text:p>
          </table:table-cell>
          <table:table-cell office:value-type="float" office:value="77133214" table:style-name="ce1">
            <text:p>77133214</text:p>
          </table:table-cell>
          <table:table-cell office:value-type="float" office:value="78115710" table:style-name="ce1">
            <text:p>78115710</text:p>
          </table:table-cell>
          <table:table-cell office:value-type="float" office:value="79035871" table:style-name="ce1">
            <text:p>79035871</text:p>
          </table:table-cell>
          <table:table-cell office:value-type="float" office:value="79910412" table:style-name="ce1">
            <text:p>79910412</text:p>
          </table:table-cell>
          <table:table-cell office:value-type="float" office:value="80742499" table:style-name="ce1">
            <text:p>80742499</text:p>
          </table:table-cell>
          <table:table-cell office:value-type="float" office:value="81534407" table:style-name="ce1">
            <text:p>81534407</text:p>
          </table:table-cell>
          <table:table-cell office:value-type="float" office:value="82301656" table:style-name="ce1">
            <text:p>82301656</text:p>
          </table:table-cell>
          <table:table-cell office:value-type="float" office:value="83062821" table:style-name="ce1">
            <text:p>83062821</text:p>
          </table:table-cell>
          <table:table-cell office:value-type="float" office:value="83832661" table:style-name="ce1">
            <text:p>83832661</text:p>
          </table:table-cell>
          <table:table-cell office:value-type="float" office:value="84617540" table:style-name="ce1">
            <text:p>84617540</text:p>
          </table:table-cell>
          <table:table-cell office:value-type="float" office:value="85419591" table:style-name="ce1">
            <text:p>85419591</text:p>
          </table:table-cell>
          <table:table-cell office:value-type="float" office:value="86243413" table:style-name="ce1">
            <text:p>86243413</text:p>
          </table:table-cell>
          <table:table-cell office:value-type="float" office:value="87092252" table:style-name="ce1">
            <text:p>87092252</text:p>
          </table:table-cell>
          <table:table-cell office:value-type="float" office:value="87967651" table:style-name="ce1">
            <text:p>87967651</text:p>
          </table:table-cell>
          <table:table-cell office:value-type="float" office:value="88871561" table:style-name="ce1">
            <text:p>88871561</text:p>
          </table:table-cell>
          <table:table-cell office:value-type="float" office:value="89802487" table:style-name="ce1">
            <text:p>89802487</text:p>
          </table:table-cell>
          <table:table-cell office:value-type="float" office:value="90753472" table:style-name="ce1">
            <text:p>90753472</text:p>
          </table:table-cell>
          <table:table-cell office:value-type="float" office:value="91714595" table:style-name="ce1">
            <text:p>91714595</text:p>
          </table:table-cell>
          <table:table-cell office:value-type="float" office:value="92677076" table:style-name="ce1">
            <text:p>92677076</text:p>
          </table:table-cell>
          <table:table-cell office:value-type="float" office:value="93638724" table:style-name="ce1">
            <text:p>93638724</text:p>
          </table:table-cell>
          <table:table-cell office:value-type="float" office:value="94596642" table:style-name="ce1">
            <text:p>94596642</text:p>
          </table:table-cell>
          <table:table-cell office:value-type="float" office:value="95540395" table:style-name="ce1">
            <text:p>9554039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Vanuatu</text:p>
          </table:table-cell>
          <table:table-cell office:value-type="string" table:style-name="ce1">
            <text:p>VUT</text:p>
          </table:table-cell>
          <table:table-cell office:value-type="float" office:value="168158" table:style-name="ce1">
            <text:p>168158</text:p>
          </table:table-cell>
          <table:table-cell office:value-type="float" office:value="171722" table:style-name="ce1">
            <text:p>171722</text:p>
          </table:table-cell>
          <table:table-cell office:value-type="float" office:value="174921" table:style-name="ce1">
            <text:p>174921</text:p>
          </table:table-cell>
          <table:table-cell office:value-type="float" office:value="177987" table:style-name="ce1">
            <text:p>177987</text:p>
          </table:table-cell>
          <table:table-cell office:value-type="float" office:value="181265" table:style-name="ce1">
            <text:p>181265</text:p>
          </table:table-cell>
          <table:table-cell office:value-type="float" office:value="184972" table:style-name="ce1">
            <text:p>184972</text:p>
          </table:table-cell>
          <table:table-cell office:value-type="float" office:value="189219" table:style-name="ce1">
            <text:p>189219</text:p>
          </table:table-cell>
          <table:table-cell office:value-type="float" office:value="193920" table:style-name="ce1">
            <text:p>193920</text:p>
          </table:table-cell>
          <table:table-cell office:value-type="float" office:value="198959" table:style-name="ce1">
            <text:p>198959</text:p>
          </table:table-cell>
          <table:table-cell office:value-type="float" office:value="204127" table:style-name="ce1">
            <text:p>204127</text:p>
          </table:table-cell>
          <table:table-cell office:value-type="float" office:value="209282" table:style-name="ce1">
            <text:p>209282</text:p>
          </table:table-cell>
          <table:table-cell office:value-type="float" office:value="214370" table:style-name="ce1">
            <text:p>214370</text:p>
          </table:table-cell>
          <table:table-cell office:value-type="float" office:value="219472" table:style-name="ce1">
            <text:p>219472</text:p>
          </table:table-cell>
          <table:table-cell office:value-type="float" office:value="224704" table:style-name="ce1">
            <text:p>224704</text:p>
          </table:table-cell>
          <table:table-cell office:value-type="float" office:value="230247" table:style-name="ce1">
            <text:p>230247</text:p>
          </table:table-cell>
          <table:table-cell office:value-type="float" office:value="236211" table:style-name="ce1">
            <text:p>236211</text:p>
          </table:table-cell>
          <table:table-cell office:value-type="float" office:value="242653" table:style-name="ce1">
            <text:p>242653</text:p>
          </table:table-cell>
          <table:table-cell office:value-type="float" office:value="249499" table:style-name="ce1">
            <text:p>249499</text:p>
          </table:table-cell>
          <table:table-cell office:value-type="float" office:value="256635" table:style-name="ce1">
            <text:p>256635</text:p>
          </table:table-cell>
          <table:table-cell office:value-type="float" office:value="263888" table:style-name="ce1">
            <text:p>263888</text:p>
          </table:table-cell>
          <table:table-cell office:value-type="float" office:value="271130" table:style-name="ce1">
            <text:p>271130</text:p>
          </table:table-cell>
          <table:table-cell office:value-type="float" office:value="278330" table:style-name="ce1">
            <text:p>278330</text:p>
          </table:table-cell>
          <table:table-cell office:value-type="float" office:value="285510" table:style-name="ce1">
            <text:p>285510</text:p>
          </table:table-cell>
          <table:table-cell office:value-type="float" office:value="292680" table:style-name="ce1">
            <text:p>29268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WLD</text:p>
          </table:table-cell>
          <table:table-cell office:value-type="float" office:value="5706810231" table:style-name="ce1">
            <text:p>5706810231</text:p>
          </table:table-cell>
          <table:table-cell office:value-type="float" office:value="5789732873" table:style-name="ce1">
            <text:p>5789732873</text:p>
          </table:table-cell>
          <table:table-cell office:value-type="float" office:value="5872353084" table:style-name="ce1">
            <text:p>5872353084</text:p>
          </table:table-cell>
          <table:table-cell office:value-type="float" office:value="5954092157" table:style-name="ce1">
            <text:p>5954092157</text:p>
          </table:table-cell>
          <table:table-cell office:value-type="float" office:value="6034566869" table:style-name="ce1">
            <text:p>6034566869</text:p>
          </table:table-cell>
          <table:table-cell office:value-type="float" office:value="6114392554" table:style-name="ce1">
            <text:p>6114392554</text:p>
          </table:table-cell>
          <table:table-cell office:value-type="float" office:value="6193746234" table:style-name="ce1">
            <text:p>6193746234</text:p>
          </table:table-cell>
          <table:table-cell office:value-type="float" office:value="6272813883" table:style-name="ce1">
            <text:p>6272813883</text:p>
          </table:table-cell>
          <table:table-cell office:value-type="float" office:value="6351967145" table:style-name="ce1">
            <text:p>6351967145</text:p>
          </table:table-cell>
          <table:table-cell office:value-type="float" office:value="6431666173" table:style-name="ce1">
            <text:p>6431666173</text:p>
          </table:table-cell>
          <table:table-cell office:value-type="float" office:value="6511895791" table:style-name="ce1">
            <text:p>6511895791</text:p>
          </table:table-cell>
          <table:table-cell office:value-type="float" office:value="6592918088" table:style-name="ce1">
            <text:p>6592918088</text:p>
          </table:table-cell>
          <table:table-cell office:value-type="float" office:value="6674426937" table:style-name="ce1">
            <text:p>6674426937</text:p>
          </table:table-cell>
          <table:table-cell office:value-type="float" office:value="6757185028" table:style-name="ce1">
            <text:p>6757185028</text:p>
          </table:table-cell>
          <table:table-cell office:value-type="float" office:value="6839890319" table:style-name="ce1">
            <text:p>6839890319</text:p>
          </table:table-cell>
          <table:table-cell office:value-type="float" office:value="6922242284" table:style-name="ce1">
            <text:p>6922242284</text:p>
          </table:table-cell>
          <table:table-cell office:value-type="float" office:value="7003287866" table:style-name="ce1">
            <text:p>7003287866</text:p>
          </table:table-cell>
          <table:table-cell office:value-type="float" office:value="7086250251" table:style-name="ce1">
            <text:p>7086250251</text:p>
          </table:table-cell>
          <table:table-cell office:value-type="float" office:value="7170197835" table:style-name="ce1">
            <text:p>7170197835</text:p>
          </table:table-cell>
          <table:table-cell office:value-type="float" office:value="7254854126" table:style-name="ce1">
            <text:p>7254854126</text:p>
          </table:table-cell>
          <table:table-cell office:value-type="float" office:value="7339663503" table:style-name="ce1">
            <text:p>7339663503</text:p>
          </table:table-cell>
          <table:table-cell office:value-type="float" office:value="7425073647" table:style-name="ce1">
            <text:p>7425073647</text:p>
          </table:table-cell>
          <table:table-cell office:value-type="float" office:value="7509933599" table:style-name="ce1">
            <text:p>7509933599</text:p>
          </table:table-cell>
          <table:table-cell office:value-type="float" office:value="7592886796" table:style-name="ce1">
            <text:p>7592886796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moa</text:p>
          </table:table-cell>
          <table:table-cell office:value-type="string" table:style-name="ce1">
            <text:p>WSM</text:p>
          </table:table-cell>
          <table:table-cell office:value-type="float" office:value="170054" table:style-name="ce1">
            <text:p>170054</text:p>
          </table:table-cell>
          <table:table-cell office:value-type="float" office:value="171165" table:style-name="ce1">
            <text:p>171165</text:p>
          </table:table-cell>
          <table:table-cell office:value-type="float" office:value="172068" table:style-name="ce1">
            <text:p>172068</text:p>
          </table:table-cell>
          <table:table-cell office:value-type="float" office:value="172839" table:style-name="ce1">
            <text:p>172839</text:p>
          </table:table-cell>
          <table:table-cell office:value-type="float" office:value="173609" table:style-name="ce1">
            <text:p>173609</text:p>
          </table:table-cell>
          <table:table-cell office:value-type="float" office:value="174454" table:style-name="ce1">
            <text:p>174454</text:p>
          </table:table-cell>
          <table:table-cell office:value-type="float" office:value="175392" table:style-name="ce1">
            <text:p>175392</text:p>
          </table:table-cell>
          <table:table-cell office:value-type="float" office:value="176407" table:style-name="ce1">
            <text:p>176407</text:p>
          </table:table-cell>
          <table:table-cell office:value-type="float" office:value="177484" table:style-name="ce1">
            <text:p>177484</text:p>
          </table:table-cell>
          <table:table-cell office:value-type="float" office:value="178590" table:style-name="ce1">
            <text:p>178590</text:p>
          </table:table-cell>
          <table:table-cell office:value-type="float" office:value="179727" table:style-name="ce1">
            <text:p>179727</text:p>
          </table:table-cell>
          <table:table-cell office:value-type="float" office:value="180876" table:style-name="ce1">
            <text:p>180876</text:p>
          </table:table-cell>
          <table:table-cell office:value-type="float" office:value="182046" table:style-name="ce1">
            <text:p>182046</text:p>
          </table:table-cell>
          <table:table-cell office:value-type="float" office:value="183263" table:style-name="ce1">
            <text:p>183263</text:p>
          </table:table-cell>
          <table:table-cell office:value-type="float" office:value="184556" table:style-name="ce1">
            <text:p>184556</text:p>
          </table:table-cell>
          <table:table-cell office:value-type="float" office:value="185949" table:style-name="ce1">
            <text:p>185949</text:p>
          </table:table-cell>
          <table:table-cell office:value-type="float" office:value="187469" table:style-name="ce1">
            <text:p>187469</text:p>
          </table:table-cell>
          <table:table-cell office:value-type="float" office:value="189088" table:style-name="ce1">
            <text:p>189088</text:p>
          </table:table-cell>
          <table:table-cell office:value-type="float" office:value="190717" table:style-name="ce1">
            <text:p>190717</text:p>
          </table:table-cell>
          <table:table-cell office:value-type="float" office:value="192221" table:style-name="ce1">
            <text:p>192221</text:p>
          </table:table-cell>
          <table:table-cell office:value-type="float" office:value="193513" table:style-name="ce1">
            <text:p>193513</text:p>
          </table:table-cell>
          <table:table-cell office:value-type="float" office:value="194535" table:style-name="ce1">
            <text:p>194535</text:p>
          </table:table-cell>
          <table:table-cell office:value-type="float" office:value="195352" table:style-name="ce1">
            <text:p>195352</text:p>
          </table:table-cell>
          <table:table-cell office:value-type="float" office:value="196130" table:style-name="ce1">
            <text:p>19613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osovo</text:p>
          </table:table-cell>
          <table:table-cell office:value-type="string" table:style-name="ce1">
            <text:p>XKX</text:p>
          </table:table-cell>
          <table:table-cell office:value-type="float" office:value="2029000" table:style-name="ce1">
            <text:p>2029000</text:p>
          </table:table-cell>
          <table:table-cell office:value-type="float" office:value="2059000" table:style-name="ce1">
            <text:p>2059000</text:p>
          </table:table-cell>
          <table:table-cell office:value-type="float" office:value="2086000" table:style-name="ce1">
            <text:p>2086000</text:p>
          </table:table-cell>
          <table:table-cell office:value-type="float" office:value="1966000" table:style-name="ce1">
            <text:p>1966000</text:p>
          </table:table-cell>
          <table:table-cell office:value-type="float" office:value="1762000" table:style-name="ce1">
            <text:p>1762000</text:p>
          </table:table-cell>
          <table:table-cell office:value-type="float" office:value="1700000" table:style-name="ce1">
            <text:p>1700000</text:p>
          </table:table-cell>
          <table:table-cell office:value-type="float" office:value="1701154" table:style-name="ce1">
            <text:p>1701154</text:p>
          </table:table-cell>
          <table:table-cell office:value-type="float" office:value="1702310" table:style-name="ce1">
            <text:p>1702310</text:p>
          </table:table-cell>
          <table:table-cell office:value-type="float" office:value="1703466" table:style-name="ce1">
            <text:p>1703466</text:p>
          </table:table-cell>
          <table:table-cell office:value-type="float" office:value="1704622" table:style-name="ce1">
            <text:p>1704622</text:p>
          </table:table-cell>
          <table:table-cell office:value-type="float" office:value="1705780" table:style-name="ce1">
            <text:p>1705780</text:p>
          </table:table-cell>
          <table:table-cell office:value-type="float" office:value="1719536" table:style-name="ce1">
            <text:p>1719536</text:p>
          </table:table-cell>
          <table:table-cell office:value-type="float" office:value="1733404" table:style-name="ce1">
            <text:p>1733404</text:p>
          </table:table-cell>
          <table:table-cell office:value-type="float" office:value="1747383" table:style-name="ce1">
            <text:p>1747383</text:p>
          </table:table-cell>
          <table:table-cell office:value-type="float" office:value="1761474" table:style-name="ce1">
            <text:p>1761474</text:p>
          </table:table-cell>
          <table:table-cell office:value-type="float" office:value="1775680" table:style-name="ce1">
            <text:p>1775680</text:p>
          </table:table-cell>
          <table:table-cell office:value-type="float" office:value="1791000" table:style-name="ce1">
            <text:p>1791000</text:p>
          </table:table-cell>
          <table:table-cell office:value-type="float" office:value="1805200" table:style-name="ce1">
            <text:p>1805200</text:p>
          </table:table-cell>
          <table:table-cell office:value-type="float" office:value="1824100" table:style-name="ce1">
            <text:p>1824100</text:p>
          </table:table-cell>
          <table:table-cell office:value-type="float" office:value="1821800" table:style-name="ce1">
            <text:p>1821800</text:p>
          </table:table-cell>
          <table:table-cell office:value-type="float" office:value="1801800" table:style-name="ce1">
            <text:p>1801800</text:p>
          </table:table-cell>
          <table:table-cell office:value-type="float" office:value="1816200" table:style-name="ce1">
            <text:p>1816200</text:p>
          </table:table-cell>
          <table:table-cell office:value-type="float" office:value="1830700" table:style-name="ce1">
            <text:p>1830700</text:p>
          </table:table-cell>
          <table:table-cell office:value-type="float" office:value="1845300" table:style-name="ce1">
            <text:p>18453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Yemen, Rep.</text:p>
          </table:table-cell>
          <table:table-cell office:value-type="string" table:style-name="ce1">
            <text:p>YEM</text:p>
          </table:table-cell>
          <table:table-cell office:value-type="float" office:value="14913315" table:style-name="ce1">
            <text:p>14913315</text:p>
          </table:table-cell>
          <table:table-cell office:value-type="float" office:value="15469274" table:style-name="ce1">
            <text:p>15469274</text:p>
          </table:table-cell>
          <table:table-cell office:value-type="float" office:value="15975668" table:style-name="ce1">
            <text:p>15975668</text:p>
          </table:table-cell>
          <table:table-cell office:value-type="float" office:value="16450310" table:style-name="ce1">
            <text:p>16450310</text:p>
          </table:table-cell>
          <table:table-cell office:value-type="float" office:value="16921149" table:style-name="ce1">
            <text:p>16921149</text:p>
          </table:table-cell>
          <table:table-cell office:value-type="float" office:value="17409072" table:style-name="ce1">
            <text:p>17409072</text:p>
          </table:table-cell>
          <table:table-cell office:value-type="float" office:value="17918373" table:style-name="ce1">
            <text:p>17918373</text:p>
          </table:table-cell>
          <table:table-cell office:value-type="float" office:value="18443691" table:style-name="ce1">
            <text:p>18443691</text:p>
          </table:table-cell>
          <table:table-cell office:value-type="float" office:value="18985000" table:style-name="ce1">
            <text:p>18985000</text:p>
          </table:table-cell>
          <table:table-cell office:value-type="float" office:value="19540098" table:style-name="ce1">
            <text:p>19540098</text:p>
          </table:table-cell>
          <table:table-cell office:value-type="float" office:value="20107409" table:style-name="ce1">
            <text:p>20107409</text:p>
          </table:table-cell>
          <table:table-cell office:value-type="float" office:value="20687646" table:style-name="ce1">
            <text:p>20687646</text:p>
          </table:table-cell>
          <table:table-cell office:value-type="float" office:value="21282515" table:style-name="ce1">
            <text:p>21282515</text:p>
          </table:table-cell>
          <table:table-cell office:value-type="float" office:value="21892146" table:style-name="ce1">
            <text:p>21892146</text:p>
          </table:table-cell>
          <table:table-cell office:value-type="float" office:value="22516460" table:style-name="ce1">
            <text:p>22516460</text:p>
          </table:table-cell>
          <table:table-cell office:value-type="float" office:value="23154855" table:style-name="ce1">
            <text:p>23154855</text:p>
          </table:table-cell>
          <table:table-cell office:value-type="float" office:value="23807588" table:style-name="ce1">
            <text:p>23807588</text:p>
          </table:table-cell>
          <table:table-cell office:value-type="float" office:value="24473178" table:style-name="ce1">
            <text:p>24473178</text:p>
          </table:table-cell>
          <table:table-cell office:value-type="float" office:value="25147109" table:style-name="ce1">
            <text:p>25147109</text:p>
          </table:table-cell>
          <table:table-cell office:value-type="float" office:value="25823485" table:style-name="ce1">
            <text:p>25823485</text:p>
          </table:table-cell>
          <table:table-cell office:value-type="float" office:value="26497889" table:style-name="ce1">
            <text:p>26497889</text:p>
          </table:table-cell>
          <table:table-cell office:value-type="float" office:value="27168210" table:style-name="ce1">
            <text:p>27168210</text:p>
          </table:table-cell>
          <table:table-cell office:value-type="float" office:value="27834821" table:style-name="ce1">
            <text:p>27834821</text:p>
          </table:table-cell>
          <table:table-cell office:value-type="float" office:value="28498687" table:style-name="ce1">
            <text:p>2849868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ZAF</text:p>
          </table:table-cell>
          <table:table-cell office:value-type="float" office:value="41435758" table:style-name="ce1">
            <text:p>41435758</text:p>
          </table:table-cell>
          <table:table-cell office:value-type="float" office:value="42241011" table:style-name="ce1">
            <text:p>42241011</text:p>
          </table:table-cell>
          <table:table-cell office:value-type="float" office:value="42987461" table:style-name="ce1">
            <text:p>42987461</text:p>
          </table:table-cell>
          <table:table-cell office:value-type="float" office:value="43682260" table:style-name="ce1">
            <text:p>43682260</text:p>
          </table:table-cell>
          <table:table-cell office:value-type="float" office:value="44338543" table:style-name="ce1">
            <text:p>44338543</text:p>
          </table:table-cell>
          <table:table-cell office:value-type="float" office:value="44967708" table:style-name="ce1">
            <text:p>44967708</text:p>
          </table:table-cell>
          <table:table-cell office:value-type="float" office:value="45571274" table:style-name="ce1">
            <text:p>45571274</text:p>
          </table:table-cell>
          <table:table-cell office:value-type="float" office:value="46150913" table:style-name="ce1">
            <text:p>46150913</text:p>
          </table:table-cell>
          <table:table-cell office:value-type="float" office:value="46719196" table:style-name="ce1">
            <text:p>46719196</text:p>
          </table:table-cell>
          <table:table-cell office:value-type="float" office:value="47291610" table:style-name="ce1">
            <text:p>47291610</text:p>
          </table:table-cell>
          <table:table-cell office:value-type="float" office:value="47880601" table:style-name="ce1">
            <text:p>47880601</text:p>
          </table:table-cell>
          <table:table-cell office:value-type="float" office:value="48489459" table:style-name="ce1">
            <text:p>48489459</text:p>
          </table:table-cell>
          <table:table-cell office:value-type="float" office:value="49119759" table:style-name="ce1">
            <text:p>49119759</text:p>
          </table:table-cell>
          <table:table-cell office:value-type="float" office:value="49779471" table:style-name="ce1">
            <text:p>49779471</text:p>
          </table:table-cell>
          <table:table-cell office:value-type="float" office:value="50477011" table:style-name="ce1">
            <text:p>50477011</text:p>
          </table:table-cell>
          <table:table-cell office:value-type="float" office:value="51216964" table:style-name="ce1">
            <text:p>51216964</text:p>
          </table:table-cell>
          <table:table-cell office:value-type="float" office:value="52004172" table:style-name="ce1">
            <text:p>52004172</text:p>
          </table:table-cell>
          <table:table-cell office:value-type="float" office:value="52834005" table:style-name="ce1">
            <text:p>52834005</text:p>
          </table:table-cell>
          <table:table-cell office:value-type="float" office:value="53689236" table:style-name="ce1">
            <text:p>53689236</text:p>
          </table:table-cell>
          <table:table-cell office:value-type="float" office:value="54545991" table:style-name="ce1">
            <text:p>54545991</text:p>
          </table:table-cell>
          <table:table-cell office:value-type="float" office:value="55386367" table:style-name="ce1">
            <text:p>55386367</text:p>
          </table:table-cell>
          <table:table-cell office:value-type="float" office:value="56203654" table:style-name="ce1">
            <text:p>56203654</text:p>
          </table:table-cell>
          <table:table-cell office:value-type="float" office:value="57000451" table:style-name="ce1">
            <text:p>57000451</text:p>
          </table:table-cell>
          <table:table-cell office:value-type="float" office:value="57779622" table:style-name="ce1">
            <text:p>5777962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Zambia</text:p>
          </table:table-cell>
          <table:table-cell office:value-type="string" table:style-name="ce1">
            <text:p>ZMB</text:p>
          </table:table-cell>
          <table:table-cell office:value-type="float" office:value="9096607" table:style-name="ce1">
            <text:p>9096607</text:p>
          </table:table-cell>
          <table:table-cell office:value-type="float" office:value="9339733" table:style-name="ce1">
            <text:p>9339733</text:p>
          </table:table-cell>
          <table:table-cell office:value-type="float" office:value="9597609" table:style-name="ce1">
            <text:p>9597609</text:p>
          </table:table-cell>
          <table:table-cell office:value-type="float" office:value="9866476" table:style-name="ce1">
            <text:p>9866476</text:p>
          </table:table-cell>
          <table:table-cell office:value-type="float" office:value="10140561" table:style-name="ce1">
            <text:p>10140561</text:p>
          </table:table-cell>
          <table:table-cell office:value-type="float" office:value="10415944" table:style-name="ce1">
            <text:p>10415944</text:p>
          </table:table-cell>
          <table:table-cell office:value-type="float" office:value="10692193" table:style-name="ce1">
            <text:p>10692193</text:p>
          </table:table-cell>
          <table:table-cell office:value-type="float" office:value="10971698" table:style-name="ce1">
            <text:p>10971698</text:p>
          </table:table-cell>
          <table:table-cell office:value-type="float" office:value="11256743" table:style-name="ce1">
            <text:p>11256743</text:p>
          </table:table-cell>
          <table:table-cell office:value-type="float" office:value="11550642" table:style-name="ce1">
            <text:p>11550642</text:p>
          </table:table-cell>
          <table:table-cell office:value-type="float" office:value="11856247" table:style-name="ce1">
            <text:p>11856247</text:p>
          </table:table-cell>
          <table:table-cell office:value-type="float" office:value="12173514" table:style-name="ce1">
            <text:p>12173514</text:p>
          </table:table-cell>
          <table:table-cell office:value-type="float" office:value="12502958" table:style-name="ce1">
            <text:p>12502958</text:p>
          </table:table-cell>
          <table:table-cell office:value-type="float" office:value="12848530" table:style-name="ce1">
            <text:p>12848530</text:p>
          </table:table-cell>
          <table:table-cell office:value-type="float" office:value="13215139" table:style-name="ce1">
            <text:p>13215139</text:p>
          </table:table-cell>
          <table:table-cell office:value-type="float" office:value="13605984" table:style-name="ce1">
            <text:p>13605984</text:p>
          </table:table-cell>
          <table:table-cell office:value-type="float" office:value="14023193" table:style-name="ce1">
            <text:p>14023193</text:p>
          </table:table-cell>
          <table:table-cell office:value-type="float" office:value="14465121" table:style-name="ce1">
            <text:p>14465121</text:p>
          </table:table-cell>
          <table:table-cell office:value-type="float" office:value="14926504" table:style-name="ce1">
            <text:p>14926504</text:p>
          </table:table-cell>
          <table:table-cell office:value-type="float" office:value="15399753" table:style-name="ce1">
            <text:p>15399753</text:p>
          </table:table-cell>
          <table:table-cell office:value-type="float" office:value="15879361" table:style-name="ce1">
            <text:p>15879361</text:p>
          </table:table-cell>
          <table:table-cell office:value-type="float" office:value="16363507" table:style-name="ce1">
            <text:p>16363507</text:p>
          </table:table-cell>
          <table:table-cell office:value-type="float" office:value="16853688" table:style-name="ce1">
            <text:p>16853688</text:p>
          </table:table-cell>
          <table:table-cell office:value-type="float" office:value="17351822" table:style-name="ce1">
            <text:p>1735182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ZWE</text:p>
          </table:table-cell>
          <table:table-cell office:value-type="float" office:value="11410714" table:style-name="ce1">
            <text:p>11410714</text:p>
          </table:table-cell>
          <table:table-cell office:value-type="float" office:value="11541217" table:style-name="ce1">
            <text:p>11541217</text:p>
          </table:table-cell>
          <table:table-cell office:value-type="float" office:value="11653242" table:style-name="ce1">
            <text:p>11653242</text:p>
          </table:table-cell>
          <table:table-cell office:value-type="float" office:value="11747072" table:style-name="ce1">
            <text:p>11747072</text:p>
          </table:table-cell>
          <table:table-cell office:value-type="float" office:value="11822719" table:style-name="ce1">
            <text:p>11822719</text:p>
          </table:table-cell>
          <table:table-cell office:value-type="float" office:value="11881477" table:style-name="ce1">
            <text:p>11881477</text:p>
          </table:table-cell>
          <table:table-cell office:value-type="float" office:value="11923914" table:style-name="ce1">
            <text:p>11923914</text:p>
          </table:table-cell>
          <table:table-cell office:value-type="float" office:value="11954290" table:style-name="ce1">
            <text:p>11954290</text:p>
          </table:table-cell>
          <table:table-cell office:value-type="float" office:value="11982224" table:style-name="ce1">
            <text:p>11982224</text:p>
          </table:table-cell>
          <table:table-cell office:value-type="float" office:value="12019912" table:style-name="ce1">
            <text:p>12019912</text:p>
          </table:table-cell>
          <table:table-cell office:value-type="float" office:value="12076699" table:style-name="ce1">
            <text:p>12076699</text:p>
          </table:table-cell>
          <table:table-cell office:value-type="float" office:value="12155491" table:style-name="ce1">
            <text:p>12155491</text:p>
          </table:table-cell>
          <table:table-cell office:value-type="float" office:value="12255922" table:style-name="ce1">
            <text:p>12255922</text:p>
          </table:table-cell>
          <table:table-cell office:value-type="float" office:value="12379549" table:style-name="ce1">
            <text:p>12379549</text:p>
          </table:table-cell>
          <table:table-cell office:value-type="float" office:value="12526968" table:style-name="ce1">
            <text:p>12526968</text:p>
          </table:table-cell>
          <table:table-cell office:value-type="float" office:value="12697723" table:style-name="ce1">
            <text:p>12697723</text:p>
          </table:table-cell>
          <table:table-cell office:value-type="float" office:value="12894316" table:style-name="ce1">
            <text:p>12894316</text:p>
          </table:table-cell>
          <table:table-cell office:value-type="float" office:value="13115131" table:style-name="ce1">
            <text:p>13115131</text:p>
          </table:table-cell>
          <table:table-cell office:value-type="float" office:value="13350356" table:style-name="ce1">
            <text:p>13350356</text:p>
          </table:table-cell>
          <table:table-cell office:value-type="float" office:value="13586681" table:style-name="ce1">
            <text:p>13586681</text:p>
          </table:table-cell>
          <table:table-cell office:value-type="float" office:value="13814629" table:style-name="ce1">
            <text:p>13814629</text:p>
          </table:table-cell>
          <table:table-cell office:value-type="float" office:value="14030390" table:style-name="ce1">
            <text:p>14030390</text:p>
          </table:table-cell>
          <table:table-cell office:value-type="float" office:value="14236745" table:style-name="ce1">
            <text:p>14236745</text:p>
          </table:table-cell>
          <table:table-cell office:value-type="float" office:value="14439018" table:style-name="ce1">
            <text:p>14439018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ntserrat</text:p>
          </table:table-cell>
          <table:table-cell office:value-type="string" table:style-name="ce1">
            <text:p>MSR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office:value-type="float" office:value="5900" table:style-name="ce1">
            <text:p>59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iue</text:p>
          </table:table-cell>
          <table:table-cell office:value-type="string" table:style-name="ce1">
            <text:p>NIE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office:value-type="float" office:value="1600" table:style-name="ce1">
            <text:p>16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Wallis And Futuna</text:p>
          </table:table-cell>
          <table:table-cell office:value-type="string" table:style-name="ce1">
            <text:p>WAF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office:value-type="float" office:value="15289" table:style-name="ce1">
            <text:p>1528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Taiwan</text:p>
          </table:table-cell>
          <table:table-cell office:value-type="string" table:style-name="ce1">
            <text:p>TAI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office:value-type="float" office:value="23780000" table:style-name="ce1">
            <text:p>237800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VI</text:p>
          </table:table-cell>
          <table:table-cell office:value-type="string" table:style-name="ce1">
            <text:p>BVI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office:value-type="float" office:value="29802" table:style-name="ce1">
            <text:p>2980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therlands Antilles</text:p>
          </table:table-cell>
          <table:table-cell office:value-type="string" table:style-name="ce1">
            <text:p>NLA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office:value-type="float" office:value="227092" table:style-name="ce1">
            <text:p>22709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ok Islands</text:p>
          </table:table-cell>
          <table:table-cell office:value-type="string" table:style-name="ce1">
            <text:p>CIS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office:value-type="float" office:value="15200" table:style-name="ce1">
            <text:p>152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pitcairn islands</text:p>
          </table:table-cell>
          <table:table-cell office:value-type="string" table:style-name="ce1">
            <text:p>PIS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Falkland Islands (Malvinas)</text:p>
          </table:table-cell>
          <table:table-cell office:value-type="string" table:style-name="ce1">
            <text:p>FAI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office:value-type="float" office:value="2840" table:style-name="ce1">
            <text:p>28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aribbean Sea</text:p>
          </table:table-cell>
          <table:table-cell office:value-type="string" table:style-name="ce1">
            <text:p>CRS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office:value-type="float" office:value="44420000" table:style-name="ce1">
            <text:p>444200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ntarctica</text:p>
          </table:table-cell>
          <table:table-cell office:value-type="string" table:style-name="ce1">
            <text:p>A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ntigua</text:p>
          </table:table-cell>
          <table:table-cell office:value-type="string" table:style-name="ce1">
            <text:p>AGA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office:value-type="float" office:value="80161" table:style-name="ce1">
            <text:p>8016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Yemen</text:p>
          </table:table-cell>
          <table:table-cell office:value-type="string" table:style-name="ce1">
            <text:p>YEM</text:p>
          </table:table-cell>
          <table:table-cell office:value-type="float" office:value="14913315" table:style-name="ce1">
            <text:p>14913315</text:p>
          </table:table-cell>
          <table:table-cell office:value-type="float" office:value="15469274" table:style-name="ce1">
            <text:p>15469274</text:p>
          </table:table-cell>
          <table:table-cell office:value-type="float" office:value="15975668" table:style-name="ce1">
            <text:p>15975668</text:p>
          </table:table-cell>
          <table:table-cell office:value-type="float" office:value="16450310" table:style-name="ce1">
            <text:p>16450310</text:p>
          </table:table-cell>
          <table:table-cell office:value-type="float" office:value="16921149" table:style-name="ce1">
            <text:p>16921149</text:p>
          </table:table-cell>
          <table:table-cell office:value-type="float" office:value="17409072" table:style-name="ce1">
            <text:p>17409072</text:p>
          </table:table-cell>
          <table:table-cell office:value-type="float" office:value="17918373" table:style-name="ce1">
            <text:p>17918373</text:p>
          </table:table-cell>
          <table:table-cell office:value-type="float" office:value="18443691" table:style-name="ce1">
            <text:p>18443691</text:p>
          </table:table-cell>
          <table:table-cell office:value-type="float" office:value="18985000" table:style-name="ce1">
            <text:p>18985000</text:p>
          </table:table-cell>
          <table:table-cell office:value-type="float" office:value="19540098" table:style-name="ce1">
            <text:p>19540098</text:p>
          </table:table-cell>
          <table:table-cell office:value-type="float" office:value="20107409" table:style-name="ce1">
            <text:p>20107409</text:p>
          </table:table-cell>
          <table:table-cell office:value-type="float" office:value="20687646" table:style-name="ce1">
            <text:p>20687646</text:p>
          </table:table-cell>
          <table:table-cell office:value-type="float" office:value="21282515" table:style-name="ce1">
            <text:p>21282515</text:p>
          </table:table-cell>
          <table:table-cell office:value-type="float" office:value="21892146" table:style-name="ce1">
            <text:p>21892146</text:p>
          </table:table-cell>
          <table:table-cell office:value-type="float" office:value="22516460" table:style-name="ce1">
            <text:p>22516460</text:p>
          </table:table-cell>
          <table:table-cell office:value-type="float" office:value="23154855" table:style-name="ce1">
            <text:p>23154855</text:p>
          </table:table-cell>
          <table:table-cell office:value-type="float" office:value="23807588" table:style-name="ce1">
            <text:p>23807588</text:p>
          </table:table-cell>
          <table:table-cell office:value-type="float" office:value="24473178" table:style-name="ce1">
            <text:p>24473178</text:p>
          </table:table-cell>
          <table:table-cell office:value-type="float" office:value="25147109" table:style-name="ce1">
            <text:p>25147109</text:p>
          </table:table-cell>
          <table:table-cell office:value-type="float" office:value="25823485" table:style-name="ce1">
            <text:p>25823485</text:p>
          </table:table-cell>
          <table:table-cell office:value-type="float" office:value="26497889" table:style-name="ce1">
            <text:p>26497889</text:p>
          </table:table-cell>
          <table:table-cell office:value-type="float" office:value="27168210" table:style-name="ce1">
            <text:p>27168210</text:p>
          </table:table-cell>
          <table:table-cell office:value-type="float" office:value="27834821" table:style-name="ce1">
            <text:p>27834821</text:p>
          </table:table-cell>
          <table:table-cell office:value-type="float" office:value="28498687" table:style-name="ce1">
            <text:p>2849868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hamas</text:p>
          </table:table-cell>
          <table:table-cell office:value-type="string" table:style-name="ce1">
            <text:p>BHS</text:p>
          </table:table-cell>
          <table:table-cell office:value-type="float" office:value="280184" table:style-name="ce1">
            <text:p>280184</text:p>
          </table:table-cell>
          <table:table-cell office:value-type="float" office:value="283978" table:style-name="ce1">
            <text:p>283978</text:p>
          </table:table-cell>
          <table:table-cell office:value-type="float" office:value="287358" table:style-name="ce1">
            <text:p>287358</text:p>
          </table:table-cell>
          <table:table-cell office:value-type="float" office:value="290597" table:style-name="ce1">
            <text:p>290597</text:p>
          </table:table-cell>
          <table:table-cell office:value-type="float" office:value="294062" table:style-name="ce1">
            <text:p>294062</text:p>
          </table:table-cell>
          <table:table-cell office:value-type="float" office:value="298051" table:style-name="ce1">
            <text:p>298051</text:p>
          </table:table-cell>
          <table:table-cell office:value-type="float" office:value="302618" table:style-name="ce1">
            <text:p>302618</text:p>
          </table:table-cell>
          <table:table-cell office:value-type="float" office:value="307660" table:style-name="ce1">
            <text:p>307660</text:p>
          </table:table-cell>
          <table:table-cell office:value-type="float" office:value="313129" table:style-name="ce1">
            <text:p>313129</text:p>
          </table:table-cell>
          <table:table-cell office:value-type="float" office:value="318894" table:style-name="ce1">
            <text:p>318894</text:p>
          </table:table-cell>
          <table:table-cell office:value-type="float" office:value="324859" table:style-name="ce1">
            <text:p>324859</text:p>
          </table:table-cell>
          <table:table-cell office:value-type="float" office:value="331033" table:style-name="ce1">
            <text:p>331033</text:p>
          </table:table-cell>
          <table:table-cell office:value-type="float" office:value="337389" table:style-name="ce1">
            <text:p>337389</text:p>
          </table:table-cell>
          <table:table-cell office:value-type="float" office:value="343681" table:style-name="ce1">
            <text:p>343681</text:p>
          </table:table-cell>
          <table:table-cell office:value-type="float" office:value="349604" table:style-name="ce1">
            <text:p>349604</text:p>
          </table:table-cell>
          <table:table-cell office:value-type="float" office:value="354942" table:style-name="ce1">
            <text:p>354942</text:p>
          </table:table-cell>
          <table:table-cell office:value-type="float" office:value="359577" table:style-name="ce1">
            <text:p>359577</text:p>
          </table:table-cell>
          <table:table-cell office:value-type="float" office:value="363584" table:style-name="ce1">
            <text:p>363584</text:p>
          </table:table-cell>
          <table:table-cell office:value-type="float" office:value="367168" table:style-name="ce1">
            <text:p>367168</text:p>
          </table:table-cell>
          <table:table-cell office:value-type="float" office:value="370633" table:style-name="ce1">
            <text:p>370633</text:p>
          </table:table-cell>
          <table:table-cell office:value-type="float" office:value="374206" table:style-name="ce1">
            <text:p>374206</text:p>
          </table:table-cell>
          <table:table-cell office:value-type="float" office:value="377931" table:style-name="ce1">
            <text:p>377931</text:p>
          </table:table-cell>
          <table:table-cell office:value-type="float" office:value="381761" table:style-name="ce1">
            <text:p>381761</text:p>
          </table:table-cell>
          <table:table-cell office:value-type="float" office:value="385640" table:style-name="ce1">
            <text:p>3856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Congo</text:p>
          </table:table-cell>
          <table:table-cell office:value-type="string" table:style-name="ce1">
            <text:p>COD</text:p>
          </table:table-cell>
          <table:table-cell office:value-type="float" office:value="41576234" table:style-name="ce1">
            <text:p>41576234</text:p>
          </table:table-cell>
          <table:table-cell office:value-type="float" office:value="42757243" table:style-name="ce1">
            <text:p>42757243</text:p>
          </table:table-cell>
          <table:table-cell office:value-type="float" office:value="43827180" table:style-name="ce1">
            <text:p>43827180</text:p>
          </table:table-cell>
          <table:table-cell office:value-type="float" office:value="44849967" table:style-name="ce1">
            <text:p>44849967</text:p>
          </table:table-cell>
          <table:table-cell office:value-type="float" office:value="45919613" table:style-name="ce1">
            <text:p>45919613</text:p>
          </table:table-cell>
          <table:table-cell office:value-type="float" office:value="47105826" table:style-name="ce1">
            <text:p>47105826</text:p>
          </table:table-cell>
          <table:table-cell office:value-type="float" office:value="48428545" table:style-name="ce1">
            <text:p>48428545</text:p>
          </table:table-cell>
          <table:table-cell office:value-type="float" office:value="49871666" table:style-name="ce1">
            <text:p>49871666</text:p>
          </table:table-cell>
          <table:table-cell office:value-type="float" office:value="51425580" table:style-name="ce1">
            <text:p>51425580</text:p>
          </table:table-cell>
          <table:table-cell office:value-type="float" office:value="53068880" table:style-name="ce1">
            <text:p>53068880</text:p>
          </table:table-cell>
          <table:table-cell office:value-type="float" office:value="54785903" table:style-name="ce1">
            <text:p>54785903</text:p>
          </table:table-cell>
          <table:table-cell office:value-type="float" office:value="56578037" table:style-name="ce1">
            <text:p>56578037</text:p>
          </table:table-cell>
          <table:table-cell office:value-type="float" office:value="58453683" table:style-name="ce1">
            <text:p>58453683</text:p>
          </table:table-cell>
          <table:table-cell office:value-type="float" office:value="60411195" table:style-name="ce1">
            <text:p>60411195</text:p>
          </table:table-cell>
          <table:table-cell office:value-type="float" office:value="62448574" table:style-name="ce1">
            <text:p>62448574</text:p>
          </table:table-cell>
          <table:table-cell office:value-type="float" office:value="64563854" table:style-name="ce1">
            <text:p>64563854</text:p>
          </table:table-cell>
          <table:table-cell office:value-type="float" office:value="66755153" table:style-name="ce1">
            <text:p>66755153</text:p>
          </table:table-cell>
          <table:table-cell office:value-type="float" office:value="69020747" table:style-name="ce1">
            <text:p>69020747</text:p>
          </table:table-cell>
          <table:table-cell office:value-type="float" office:value="71358807" table:style-name="ce1">
            <text:p>71358807</text:p>
          </table:table-cell>
          <table:table-cell office:value-type="float" office:value="73767447" table:style-name="ce1">
            <text:p>73767447</text:p>
          </table:table-cell>
          <table:table-cell office:value-type="float" office:value="76244544" table:style-name="ce1">
            <text:p>76244544</text:p>
          </table:table-cell>
          <table:table-cell office:value-type="float" office:value="78789127" table:style-name="ce1">
            <text:p>78789127</text:p>
          </table:table-cell>
          <table:table-cell office:value-type="float" office:value="81398764" table:style-name="ce1">
            <text:p>81398764</text:p>
          </table:table-cell>
          <table:table-cell office:value-type="float" office:value="84068091" table:style-name="ce1">
            <text:p>84068091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Congo (Democratic Republic of the)</text:p>
          </table:table-cell>
          <table:table-cell office:value-type="string" table:style-name="ce1">
            <text:p>COD</text:p>
          </table:table-cell>
          <table:table-cell office:value-type="float" office:value="41576234" table:style-name="ce1">
            <text:p>41576234</text:p>
          </table:table-cell>
          <table:table-cell office:value-type="float" office:value="42757243" table:style-name="ce1">
            <text:p>42757243</text:p>
          </table:table-cell>
          <table:table-cell office:value-type="float" office:value="43827180" table:style-name="ce1">
            <text:p>43827180</text:p>
          </table:table-cell>
          <table:table-cell office:value-type="float" office:value="44849967" table:style-name="ce1">
            <text:p>44849967</text:p>
          </table:table-cell>
          <table:table-cell office:value-type="float" office:value="45919613" table:style-name="ce1">
            <text:p>45919613</text:p>
          </table:table-cell>
          <table:table-cell office:value-type="float" office:value="47105826" table:style-name="ce1">
            <text:p>47105826</text:p>
          </table:table-cell>
          <table:table-cell office:value-type="float" office:value="48428545" table:style-name="ce1">
            <text:p>48428545</text:p>
          </table:table-cell>
          <table:table-cell office:value-type="float" office:value="49871666" table:style-name="ce1">
            <text:p>49871666</text:p>
          </table:table-cell>
          <table:table-cell office:value-type="float" office:value="51425580" table:style-name="ce1">
            <text:p>51425580</text:p>
          </table:table-cell>
          <table:table-cell office:value-type="float" office:value="53068880" table:style-name="ce1">
            <text:p>53068880</text:p>
          </table:table-cell>
          <table:table-cell office:value-type="float" office:value="54785903" table:style-name="ce1">
            <text:p>54785903</text:p>
          </table:table-cell>
          <table:table-cell office:value-type="float" office:value="56578037" table:style-name="ce1">
            <text:p>56578037</text:p>
          </table:table-cell>
          <table:table-cell office:value-type="float" office:value="58453683" table:style-name="ce1">
            <text:p>58453683</text:p>
          </table:table-cell>
          <table:table-cell office:value-type="float" office:value="60411195" table:style-name="ce1">
            <text:p>60411195</text:p>
          </table:table-cell>
          <table:table-cell office:value-type="float" office:value="62448574" table:style-name="ce1">
            <text:p>62448574</text:p>
          </table:table-cell>
          <table:table-cell office:value-type="float" office:value="64563854" table:style-name="ce1">
            <text:p>64563854</text:p>
          </table:table-cell>
          <table:table-cell office:value-type="float" office:value="66755153" table:style-name="ce1">
            <text:p>66755153</text:p>
          </table:table-cell>
          <table:table-cell office:value-type="float" office:value="69020747" table:style-name="ce1">
            <text:p>69020747</text:p>
          </table:table-cell>
          <table:table-cell office:value-type="float" office:value="71358807" table:style-name="ce1">
            <text:p>71358807</text:p>
          </table:table-cell>
          <table:table-cell office:value-type="float" office:value="73767447" table:style-name="ce1">
            <text:p>73767447</text:p>
          </table:table-cell>
          <table:table-cell office:value-type="float" office:value="76244544" table:style-name="ce1">
            <text:p>76244544</text:p>
          </table:table-cell>
          <table:table-cell office:value-type="float" office:value="78789127" table:style-name="ce1">
            <text:p>78789127</text:p>
          </table:table-cell>
          <table:table-cell office:value-type="float" office:value="81398764" table:style-name="ce1">
            <text:p>81398764</text:p>
          </table:table-cell>
          <table:table-cell office:value-type="float" office:value="84068091" table:style-name="ce1">
            <text:p>840680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gypt</text:p>
          </table:table-cell>
          <table:table-cell office:value-type="string" table:style-name="ce1">
            <text:p>EGY</text:p>
          </table:table-cell>
          <table:table-cell office:value-type="float" office:value="62334034" table:style-name="ce1">
            <text:p>62334034</text:p>
          </table:table-cell>
          <table:table-cell office:value-type="float" office:value="63601629" table:style-name="ce1">
            <text:p>63601629</text:p>
          </table:table-cell>
          <table:table-cell office:value-type="float" office:value="64892270" table:style-name="ce1">
            <text:p>64892270</text:p>
          </table:table-cell>
          <table:table-cell office:value-type="float" office:value="66200269" table:style-name="ce1">
            <text:p>66200269</text:p>
          </table:table-cell>
          <table:table-cell office:value-type="float" office:value="67515591" table:style-name="ce1">
            <text:p>67515591</text:p>
          </table:table-cell>
          <table:table-cell office:value-type="float" office:value="68831561" table:style-name="ce1">
            <text:p>68831561</text:p>
          </table:table-cell>
          <table:table-cell office:value-type="float" office:value="70152661" table:style-name="ce1">
            <text:p>70152661</text:p>
          </table:table-cell>
          <table:table-cell office:value-type="float" office:value="71485043" table:style-name="ce1">
            <text:p>71485043</text:p>
          </table:table-cell>
          <table:table-cell office:value-type="float" office:value="72826097" table:style-name="ce1">
            <text:p>72826097</text:p>
          </table:table-cell>
          <table:table-cell office:value-type="float" office:value="74172073" table:style-name="ce1">
            <text:p>74172073</text:p>
          </table:table-cell>
          <table:table-cell office:value-type="float" office:value="75523569" table:style-name="ce1">
            <text:p>75523569</text:p>
          </table:table-cell>
          <table:table-cell office:value-type="float" office:value="76873663" table:style-name="ce1">
            <text:p>76873663</text:p>
          </table:table-cell>
          <table:table-cell office:value-type="float" office:value="78232126" table:style-name="ce1">
            <text:p>78232126</text:p>
          </table:table-cell>
          <table:table-cell office:value-type="float" office:value="79636079" table:style-name="ce1">
            <text:p>79636079</text:p>
          </table:table-cell>
          <table:table-cell office:value-type="float" office:value="81134798" table:style-name="ce1">
            <text:p>81134798</text:p>
          </table:table-cell>
          <table:table-cell office:value-type="float" office:value="82761235" table:style-name="ce1">
            <text:p>82761235</text:p>
          </table:table-cell>
          <table:table-cell office:value-type="float" office:value="84529250" table:style-name="ce1">
            <text:p>84529250</text:p>
          </table:table-cell>
          <table:table-cell office:value-type="float" office:value="86422240" table:style-name="ce1">
            <text:p>86422240</text:p>
          </table:table-cell>
          <table:table-cell office:value-type="float" office:value="88404640" table:style-name="ce1">
            <text:p>88404640</text:p>
          </table:table-cell>
          <table:table-cell office:value-type="float" office:value="90424654" table:style-name="ce1">
            <text:p>90424654</text:p>
          </table:table-cell>
          <table:table-cell office:value-type="float" office:value="92442547" table:style-name="ce1">
            <text:p>92442547</text:p>
          </table:table-cell>
          <table:table-cell office:value-type="float" office:value="94447072" table:style-name="ce1">
            <text:p>94447072</text:p>
          </table:table-cell>
          <table:table-cell office:value-type="float" office:value="96442593" table:style-name="ce1">
            <text:p>96442593</text:p>
          </table:table-cell>
          <table:table-cell office:value-type="float" office:value="98423595" table:style-name="ce1">
            <text:p>98423595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Gambia</text:p>
          </table:table-cell>
          <table:table-cell office:value-type="string" table:style-name="ce1">
            <text:p>GMB</text:p>
          </table:table-cell>
          <table:table-cell office:value-type="float" office:value="1128575" table:style-name="ce1">
            <text:p>1128575</text:p>
          </table:table-cell>
          <table:table-cell office:value-type="float" office:value="1164091" table:style-name="ce1">
            <text:p>1164091</text:p>
          </table:table-cell>
          <table:table-cell office:value-type="float" office:value="1200526" table:style-name="ce1">
            <text:p>1200526</text:p>
          </table:table-cell>
          <table:table-cell office:value-type="float" office:value="1238125" table:style-name="ce1">
            <text:p>1238125</text:p>
          </table:table-cell>
          <table:table-cell office:value-type="float" office:value="1277133" table:style-name="ce1">
            <text:p>1277133</text:p>
          </table:table-cell>
          <table:table-cell office:value-type="float" office:value="1317703" table:style-name="ce1">
            <text:p>1317703</text:p>
          </table:table-cell>
          <table:table-cell office:value-type="float" office:value="1360074" table:style-name="ce1">
            <text:p>1360074</text:p>
          </table:table-cell>
          <table:table-cell office:value-type="float" office:value="1404261" table:style-name="ce1">
            <text:p>1404261</text:p>
          </table:table-cell>
          <table:table-cell office:value-type="float" office:value="1449925" table:style-name="ce1">
            <text:p>1449925</text:p>
          </table:table-cell>
          <table:table-cell office:value-type="float" office:value="1496527" table:style-name="ce1">
            <text:p>1496527</text:p>
          </table:table-cell>
          <table:table-cell office:value-type="float" office:value="1543741" table:style-name="ce1">
            <text:p>1543741</text:p>
          </table:table-cell>
          <table:table-cell office:value-type="float" office:value="1591445" table:style-name="ce1">
            <text:p>1591445</text:p>
          </table:table-cell>
          <table:table-cell office:value-type="float" office:value="1639848" table:style-name="ce1">
            <text:p>1639848</text:p>
          </table:table-cell>
          <table:table-cell office:value-type="float" office:value="1689285" table:style-name="ce1">
            <text:p>1689285</text:p>
          </table:table-cell>
          <table:table-cell office:value-type="float" office:value="1740279" table:style-name="ce1">
            <text:p>1740279</text:p>
          </table:table-cell>
          <table:table-cell office:value-type="float" office:value="1793196" table:style-name="ce1">
            <text:p>1793196</text:p>
          </table:table-cell>
          <table:table-cell office:value-type="float" office:value="1848147" table:style-name="ce1">
            <text:p>1848147</text:p>
          </table:table-cell>
          <table:table-cell office:value-type="float" office:value="1905011" table:style-name="ce1">
            <text:p>1905011</text:p>
          </table:table-cell>
          <table:table-cell office:value-type="float" office:value="1963711" table:style-name="ce1">
            <text:p>1963711</text:p>
          </table:table-cell>
          <table:table-cell office:value-type="float" office:value="2024042" table:style-name="ce1">
            <text:p>2024042</text:p>
          </table:table-cell>
          <table:table-cell office:value-type="float" office:value="2085860" table:style-name="ce1">
            <text:p>2085860</text:p>
          </table:table-cell>
          <table:table-cell office:value-type="float" office:value="2149139" table:style-name="ce1">
            <text:p>2149139</text:p>
          </table:table-cell>
          <table:table-cell office:value-type="float" office:value="2213894" table:style-name="ce1">
            <text:p>2213894</text:p>
          </table:table-cell>
          <table:table-cell office:value-type="float" office:value="2280102" table:style-name="ce1">
            <text:p>2280102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Eswatini (Kingdom of)</text:p>
          </table:table-cell>
          <table:table-cell office:value-type="string" table:style-name="ce1">
            <text:p>SWZ</text:p>
          </table:table-cell>
          <table:table-cell office:value-type="float" office:value="926841" table:style-name="ce1">
            <text:p>926841</text:p>
          </table:table-cell>
          <table:table-cell office:value-type="float" office:value="945508" table:style-name="ce1">
            <text:p>945508</text:p>
          </table:table-cell>
          <table:table-cell office:value-type="float" office:value="963426" table:style-name="ce1">
            <text:p>963426</text:p>
          </table:table-cell>
          <table:table-cell office:value-type="float" office:value="979918" table:style-name="ce1">
            <text:p>979918</text:p>
          </table:table-cell>
          <table:table-cell office:value-type="float" office:value="994108" table:style-name="ce1">
            <text:p>994108</text:p>
          </table:table-cell>
          <table:table-cell office:value-type="float" office:value="1005435" table:style-name="ce1">
            <text:p>1005435</text:p>
          </table:table-cell>
          <table:table-cell office:value-type="float" office:value="1013609" table:style-name="ce1">
            <text:p>1013609</text:p>
          </table:table-cell>
          <table:table-cell office:value-type="float" office:value="1019059" table:style-name="ce1">
            <text:p>1019059</text:p>
          </table:table-cell>
          <table:table-cell office:value-type="float" office:value="1022802" table:style-name="ce1">
            <text:p>1022802</text:p>
          </table:table-cell>
          <table:table-cell office:value-type="float" office:value="1026286" table:style-name="ce1">
            <text:p>1026286</text:p>
          </table:table-cell>
          <table:table-cell office:value-type="float" office:value="1030579" table:style-name="ce1">
            <text:p>1030579</text:p>
          </table:table-cell>
          <table:table-cell office:value-type="float" office:value="1036092" table:style-name="ce1">
            <text:p>1036092</text:p>
          </table:table-cell>
          <table:table-cell office:value-type="float" office:value="1042652" table:style-name="ce1">
            <text:p>1042652</text:p>
          </table:table-cell>
          <table:table-cell office:value-type="float" office:value="1049945" table:style-name="ce1">
            <text:p>1049945</text:p>
          </table:table-cell>
          <table:table-cell office:value-type="float" office:value="1057467" table:style-name="ce1">
            <text:p>1057467</text:p>
          </table:table-cell>
          <table:table-cell office:value-type="float" office:value="1064837" table:style-name="ce1">
            <text:p>1064837</text:p>
          </table:table-cell>
          <table:table-cell office:value-type="float" office:value="1072032" table:style-name="ce1">
            <text:p>1072032</text:p>
          </table:table-cell>
          <table:table-cell office:value-type="float" office:value="1079288" table:style-name="ce1">
            <text:p>1079288</text:p>
          </table:table-cell>
          <table:table-cell office:value-type="float" office:value="1086839" table:style-name="ce1">
            <text:p>1086839</text:p>
          </table:table-cell>
          <table:table-cell office:value-type="float" office:value="1095021" table:style-name="ce1">
            <text:p>1095021</text:p>
          </table:table-cell>
          <table:table-cell office:value-type="float" office:value="1104044" table:style-name="ce1">
            <text:p>1104044</text:p>
          </table:table-cell>
          <table:table-cell office:value-type="float" office:value="1113984" table:style-name="ce1">
            <text:p>1113984</text:p>
          </table:table-cell>
          <table:table-cell office:value-type="float" office:value="1124753" table:style-name="ce1">
            <text:p>1124753</text:p>
          </table:table-cell>
          <table:table-cell office:value-type="float" office:value="1136191" table:style-name="ce1">
            <text:p>113619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ong Kong, China (SAR)</text:p>
          </table:table-cell>
          <table:table-cell office:value-type="string" table:style-name="ce1">
            <text:p>HKG</text:p>
          </table:table-cell>
          <table:table-cell office:value-type="float" office:value="6156100" table:style-name="ce1">
            <text:p>6156100</text:p>
          </table:table-cell>
          <table:table-cell office:value-type="float" office:value="6435500" table:style-name="ce1">
            <text:p>6435500</text:p>
          </table:table-cell>
          <table:table-cell office:value-type="float" office:value="6489300" table:style-name="ce1">
            <text:p>6489300</text:p>
          </table:table-cell>
          <table:table-cell office:value-type="float" office:value="6543700" table:style-name="ce1">
            <text:p>6543700</text:p>
          </table:table-cell>
          <table:table-cell office:value-type="float" office:value="6606500" table:style-name="ce1">
            <text:p>6606500</text:p>
          </table:table-cell>
          <table:table-cell office:value-type="float" office:value="6665000" table:style-name="ce1">
            <text:p>6665000</text:p>
          </table:table-cell>
          <table:table-cell office:value-type="float" office:value="6714300" table:style-name="ce1">
            <text:p>6714300</text:p>
          </table:table-cell>
          <table:table-cell office:value-type="float" office:value="6744100" table:style-name="ce1">
            <text:p>6744100</text:p>
          </table:table-cell>
          <table:table-cell office:value-type="float" office:value="6730800" table:style-name="ce1">
            <text:p>6730800</text:p>
          </table:table-cell>
          <table:table-cell office:value-type="float" office:value="6783500" table:style-name="ce1">
            <text:p>6783500</text:p>
          </table:table-cell>
          <table:table-cell office:value-type="float" office:value="6813200" table:style-name="ce1">
            <text:p>6813200</text:p>
          </table:table-cell>
          <table:table-cell office:value-type="float" office:value="6857100" table:style-name="ce1">
            <text:p>6857100</text:p>
          </table:table-cell>
          <table:table-cell office:value-type="float" office:value="6916300" table:style-name="ce1">
            <text:p>6916300</text:p>
          </table:table-cell>
          <table:table-cell office:value-type="float" office:value="6957800" table:style-name="ce1">
            <text:p>6957800</text:p>
          </table:table-cell>
          <table:table-cell office:value-type="float" office:value="6972800" table:style-name="ce1">
            <text:p>6972800</text:p>
          </table:table-cell>
          <table:table-cell office:value-type="float" office:value="7024200" table:style-name="ce1">
            <text:p>7024200</text:p>
          </table:table-cell>
          <table:table-cell office:value-type="float" office:value="7071600" table:style-name="ce1">
            <text:p>7071600</text:p>
          </table:table-cell>
          <table:table-cell office:value-type="float" office:value="7150100" table:style-name="ce1">
            <text:p>7150100</text:p>
          </table:table-cell>
          <table:table-cell office:value-type="float" office:value="7178900" table:style-name="ce1">
            <text:p>7178900</text:p>
          </table:table-cell>
          <table:table-cell office:value-type="float" office:value="7229500" table:style-name="ce1">
            <text:p>7229500</text:p>
          </table:table-cell>
          <table:table-cell office:value-type="float" office:value="7291300" table:style-name="ce1">
            <text:p>7291300</text:p>
          </table:table-cell>
          <table:table-cell office:value-type="float" office:value="7336600" table:style-name="ce1">
            <text:p>7336600</text:p>
          </table:table-cell>
          <table:table-cell office:value-type="float" office:value="7391700" table:style-name="ce1">
            <text:p>7391700</text:p>
          </table:table-cell>
          <table:table-cell office:value-type="float" office:value="7451000" table:style-name="ce1">
            <text:p>745100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Iran (Islamic Republic of)</text:p>
          </table:table-cell>
          <table:table-cell office:value-type="string" table:style-name="ce1">
            <text:p>IRN</text:p>
          </table:table-cell>
          <table:table-cell office:value-type="float" office:value="61442664" table:style-name="ce1">
            <text:p>61442664</text:p>
          </table:table-cell>
          <table:table-cell office:value-type="float" office:value="62294920" table:style-name="ce1">
            <text:p>62294920</text:p>
          </table:table-cell>
          <table:table-cell office:value-type="float" office:value="63136312" table:style-name="ce1">
            <text:p>63136312</text:p>
          </table:table-cell>
          <table:table-cell office:value-type="float" office:value="63971836" table:style-name="ce1">
            <text:p>63971836</text:p>
          </table:table-cell>
          <table:table-cell office:value-type="float" office:value="64800880" table:style-name="ce1">
            <text:p>64800880</text:p>
          </table:table-cell>
          <table:table-cell office:value-type="float" office:value="65623405" table:style-name="ce1">
            <text:p>65623405</text:p>
          </table:table-cell>
          <table:table-cell office:value-type="float" office:value="66449112" table:style-name="ce1">
            <text:p>66449112</text:p>
          </table:table-cell>
          <table:table-cell office:value-type="float" office:value="67284796" table:style-name="ce1">
            <text:p>67284796</text:p>
          </table:table-cell>
          <table:table-cell office:value-type="float" office:value="68122938" table:style-name="ce1">
            <text:p>68122938</text:p>
          </table:table-cell>
          <table:table-cell office:value-type="float" office:value="68951281" table:style-name="ce1">
            <text:p>68951281</text:p>
          </table:table-cell>
          <table:table-cell office:value-type="float" office:value="69762347" table:style-name="ce1">
            <text:p>69762347</text:p>
          </table:table-cell>
          <table:table-cell office:value-type="float" office:value="70554760" table:style-name="ce1">
            <text:p>70554760</text:p>
          </table:table-cell>
          <table:table-cell office:value-type="float" office:value="71336475" table:style-name="ce1">
            <text:p>71336475</text:p>
          </table:table-cell>
          <table:table-cell office:value-type="float" office:value="72120604" table:style-name="ce1">
            <text:p>72120604</text:p>
          </table:table-cell>
          <table:table-cell office:value-type="float" office:value="72924837" table:style-name="ce1">
            <text:p>72924837</text:p>
          </table:table-cell>
          <table:table-cell office:value-type="float" office:value="73762519" table:style-name="ce1">
            <text:p>73762519</text:p>
          </table:table-cell>
          <table:table-cell office:value-type="float" office:value="74634956" table:style-name="ce1">
            <text:p>74634956</text:p>
          </table:table-cell>
          <table:table-cell office:value-type="float" office:value="75539862" table:style-name="ce1">
            <text:p>75539862</text:p>
          </table:table-cell>
          <table:table-cell office:value-type="float" office:value="76481943" table:style-name="ce1">
            <text:p>76481943</text:p>
          </table:table-cell>
          <table:table-cell office:value-type="float" office:value="77465753" table:style-name="ce1">
            <text:p>77465753</text:p>
          </table:table-cell>
          <table:table-cell office:value-type="float" office:value="78492215" table:style-name="ce1">
            <text:p>78492215</text:p>
          </table:table-cell>
          <table:table-cell office:value-type="float" office:value="79564016" table:style-name="ce1">
            <text:p>79564016</text:p>
          </table:table-cell>
          <table:table-cell office:value-type="float" office:value="80673951" table:style-name="ce1">
            <text:p>80673951</text:p>
          </table:table-cell>
          <table:table-cell office:value-type="float" office:value="81800269" table:style-name="ce1">
            <text:p>81800269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Tanzania (United Republic of)</text:p>
          </table:table-cell>
          <table:table-cell office:value-type="string" table:style-name="ce1">
            <text:p>TZA</text:p>
          </table:table-cell>
          <table:table-cell office:value-type="float" office:value="29649135" table:style-name="ce1">
            <text:p>29649135</text:p>
          </table:table-cell>
          <table:table-cell office:value-type="float" office:value="30444526" table:style-name="ce1">
            <text:p>30444526</text:p>
          </table:table-cell>
          <table:table-cell office:value-type="float" office:value="31192857" table:style-name="ce1">
            <text:p>31192857</text:p>
          </table:table-cell>
          <table:table-cell office:value-type="float" office:value="31924196" table:style-name="ce1">
            <text:p>31924196</text:p>
          </table:table-cell>
          <table:table-cell office:value-type="float" office:value="32682239" table:style-name="ce1">
            <text:p>32682239</text:p>
          </table:table-cell>
          <table:table-cell office:value-type="float" office:value="33499180" table:style-name="ce1">
            <text:p>33499180</text:p>
          </table:table-cell>
          <table:table-cell office:value-type="float" office:value="34385856" table:style-name="ce1">
            <text:p>34385856</text:p>
          </table:table-cell>
          <table:table-cell office:value-type="float" office:value="35334788" table:style-name="ce1">
            <text:p>35334788</text:p>
          </table:table-cell>
          <table:table-cell office:value-type="float" office:value="36337782" table:style-name="ce1">
            <text:p>36337782</text:p>
          </table:table-cell>
          <table:table-cell office:value-type="float" office:value="37379767" table:style-name="ce1">
            <text:p>37379767</text:p>
          </table:table-cell>
          <table:table-cell office:value-type="float" office:value="38450320" table:style-name="ce1">
            <text:p>38450320</text:p>
          </table:table-cell>
          <table:table-cell office:value-type="float" office:value="39548663" table:style-name="ce1">
            <text:p>39548663</text:p>
          </table:table-cell>
          <table:table-cell office:value-type="float" office:value="40681414" table:style-name="ce1">
            <text:p>40681414</text:p>
          </table:table-cell>
          <table:table-cell office:value-type="float" office:value="41853944" table:style-name="ce1">
            <text:p>41853944</text:p>
          </table:table-cell>
          <table:table-cell office:value-type="float" office:value="43073834" table:style-name="ce1">
            <text:p>43073834</text:p>
          </table:table-cell>
          <table:table-cell office:value-type="float" office:value="44346525" table:style-name="ce1">
            <text:p>44346525</text:p>
          </table:table-cell>
          <table:table-cell office:value-type="float" office:value="45673338" table:style-name="ce1">
            <text:p>45673338</text:p>
          </table:table-cell>
          <table:table-cell office:value-type="float" office:value="47052481" table:style-name="ce1">
            <text:p>47052481</text:p>
          </table:table-cell>
          <table:table-cell office:value-type="float" office:value="48482266" table:style-name="ce1">
            <text:p>48482266</text:p>
          </table:table-cell>
          <table:table-cell office:value-type="float" office:value="49959822" table:style-name="ce1">
            <text:p>49959822</text:p>
          </table:table-cell>
          <table:table-cell office:value-type="float" office:value="51482633" table:style-name="ce1">
            <text:p>51482633</text:p>
          </table:table-cell>
          <table:table-cell office:value-type="float" office:value="53050790" table:style-name="ce1">
            <text:p>53050790</text:p>
          </table:table-cell>
          <table:table-cell office:value-type="float" office:value="54663906" table:style-name="ce1">
            <text:p>54663906</text:p>
          </table:table-cell>
          <table:table-cell office:value-type="float" office:value="56318348" table:style-name="ce1">
            <text:p>56318348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Saint Lucia</text:p>
          </table:table-cell>
          <table:table-cell office:value-type="string" table:style-name="ce1">
            <text:p>LCA</text:p>
          </table:table-cell>
          <table:table-cell office:value-type="float" office:value="146870" table:style-name="ce1">
            <text:p>146870</text:p>
          </table:table-cell>
          <table:table-cell office:value-type="float" office:value="148834" table:style-name="ce1">
            <text:p>148834</text:p>
          </table:table-cell>
          <table:table-cell office:value-type="float" office:value="150913" table:style-name="ce1">
            <text:p>150913</text:p>
          </table:table-cell>
          <table:table-cell office:value-type="float" office:value="153021" table:style-name="ce1">
            <text:p>153021</text:p>
          </table:table-cell>
          <table:table-cell office:value-type="float" office:value="154995" table:style-name="ce1">
            <text:p>154995</text:p>
          </table:table-cell>
          <table:table-cell office:value-type="float" office:value="156729" table:style-name="ce1">
            <text:p>156729</text:p>
          </table:table-cell>
          <table:table-cell office:value-type="float" office:value="158179" table:style-name="ce1">
            <text:p>158179</text:p>
          </table:table-cell>
          <table:table-cell office:value-type="float" office:value="159392" table:style-name="ce1">
            <text:p>159392</text:p>
          </table:table-cell>
          <table:table-cell office:value-type="float" office:value="160530" table:style-name="ce1">
            <text:p>160530</text:p>
          </table:table-cell>
          <table:table-cell office:value-type="float" office:value="161816" table:style-name="ce1">
            <text:p>161816</text:p>
          </table:table-cell>
          <table:table-cell office:value-type="float" office:value="163417" table:style-name="ce1">
            <text:p>163417</text:p>
          </table:table-cell>
          <table:table-cell office:value-type="float" office:value="165381" table:style-name="ce1">
            <text:p>165381</text:p>
          </table:table-cell>
          <table:table-cell office:value-type="float" office:value="167639" table:style-name="ce1">
            <text:p>167639</text:p>
          </table:table-cell>
          <table:table-cell office:value-type="float" office:value="170011" table:style-name="ce1">
            <text:p>170011</text:p>
          </table:table-cell>
          <table:table-cell office:value-type="float" office:value="172221" table:style-name="ce1">
            <text:p>172221</text:p>
          </table:table-cell>
          <table:table-cell office:value-type="float" office:value="174085" table:style-name="ce1">
            <text:p>174085</text:p>
          </table:table-cell>
          <table:table-cell office:value-type="float" office:value="175544" table:style-name="ce1">
            <text:p>175544</text:p>
          </table:table-cell>
          <table:table-cell office:value-type="float" office:value="176646" table:style-name="ce1">
            <text:p>176646</text:p>
          </table:table-cell>
          <table:table-cell office:value-type="float" office:value="177513" table:style-name="ce1">
            <text:p>177513</text:p>
          </table:table-cell>
          <table:table-cell office:value-type="float" office:value="178296" table:style-name="ce1">
            <text:p>178296</text:p>
          </table:table-cell>
          <table:table-cell office:value-type="float" office:value="179126" table:style-name="ce1">
            <text:p>179126</text:p>
          </table:table-cell>
          <table:table-cell office:value-type="float" office:value="180024" table:style-name="ce1">
            <text:p>180024</text:p>
          </table:table-cell>
          <table:table-cell office:value-type="float" office:value="180955" table:style-name="ce1">
            <text:p>180955</text:p>
          </table:table-cell>
          <table:table-cell office:value-type="float" office:value="181889" table:style-name="ce1">
            <text:p>18188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icronesia</text:p>
          </table:table-cell>
          <table:table-cell office:value-type="string" table:style-name="ce1">
            <text:p>FSM</text:p>
          </table:table-cell>
          <table:table-cell office:value-type="float" office:value="107529" table:style-name="ce1">
            <text:p>107529</text:p>
          </table:table-cell>
          <table:table-cell office:value-type="float" office:value="108321" table:style-name="ce1">
            <text:p>108321</text:p>
          </table:table-cell>
          <table:table-cell office:value-type="float" office:value="108480" table:style-name="ce1">
            <text:p>108480</text:p>
          </table:table-cell>
          <table:table-cell office:value-type="float" office:value="108208" table:style-name="ce1">
            <text:p>108208</text:p>
          </table:table-cell>
          <table:table-cell office:value-type="float" office:value="107781" table:style-name="ce1">
            <text:p>107781</text:p>
          </table:table-cell>
          <table:table-cell office:value-type="float" office:value="107402" table:style-name="ce1">
            <text:p>107402</text:p>
          </table:table-cell>
          <table:table-cell office:value-type="float" office:value="107173" table:style-name="ce1">
            <text:p>107173</text:p>
          </table:table-cell>
          <table:table-cell office:value-type="float" office:value="107030" table:style-name="ce1">
            <text:p>107030</text:p>
          </table:table-cell>
          <table:table-cell office:value-type="float" office:value="106901" table:style-name="ce1">
            <text:p>106901</text:p>
          </table:table-cell>
          <table:table-cell office:value-type="float" office:value="106625" table:style-name="ce1">
            <text:p>106625</text:p>
          </table:table-cell>
          <table:table-cell office:value-type="float" office:value="106129" table:style-name="ce1">
            <text:p>106129</text:p>
          </table:table-cell>
          <table:table-cell office:value-type="float" office:value="105371" table:style-name="ce1">
            <text:p>105371</text:p>
          </table:table-cell>
          <table:table-cell office:value-type="float" office:value="104444" table:style-name="ce1">
            <text:p>104444</text:p>
          </table:table-cell>
          <table:table-cell office:value-type="float" office:value="103543" table:style-name="ce1">
            <text:p>103543</text:p>
          </table:table-cell>
          <table:table-cell office:value-type="float" office:value="102975" table:style-name="ce1">
            <text:p>102975</text:p>
          </table:table-cell>
          <table:table-cell office:value-type="float" office:value="102911" table:style-name="ce1">
            <text:p>102911</text:p>
          </table:table-cell>
          <table:table-cell office:value-type="float" office:value="103450" table:style-name="ce1">
            <text:p>103450</text:p>
          </table:table-cell>
          <table:table-cell office:value-type="float" office:value="104506" table:style-name="ce1">
            <text:p>104506</text:p>
          </table:table-cell>
          <table:table-cell office:value-type="float" office:value="105926" table:style-name="ce1">
            <text:p>105926</text:p>
          </table:table-cell>
          <table:table-cell office:value-type="float" office:value="107446" table:style-name="ce1">
            <text:p>107446</text:p>
          </table:table-cell>
          <table:table-cell office:value-type="float" office:value="108895" table:style-name="ce1">
            <text:p>108895</text:p>
          </table:table-cell>
          <table:table-cell office:value-type="float" office:value="110215" table:style-name="ce1">
            <text:p>110215</text:p>
          </table:table-cell>
          <table:table-cell office:value-type="float" office:value="111459" table:style-name="ce1">
            <text:p>111459</text:p>
          </table:table-cell>
          <table:table-cell office:value-type="float" office:value="112640" table:style-name="ce1">
            <text:p>11264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lovakia</text:p>
          </table:table-cell>
          <table:table-cell office:value-type="string" table:style-name="ce1">
            <text:p>SVK</text:p>
          </table:table-cell>
          <table:table-cell office:value-type="float" office:value="5361999" table:style-name="ce1">
            <text:p>5361999</text:p>
          </table:table-cell>
          <table:table-cell office:value-type="float" office:value="5373361" table:style-name="ce1">
            <text:p>5373361</text:p>
          </table:table-cell>
          <table:table-cell office:value-type="float" office:value="5383291" table:style-name="ce1">
            <text:p>5383291</text:p>
          </table:table-cell>
          <table:table-cell office:value-type="float" office:value="5390516" table:style-name="ce1">
            <text:p>5390516</text:p>
          </table:table-cell>
          <table:table-cell office:value-type="float" office:value="5396020" table:style-name="ce1">
            <text:p>5396020</text:p>
          </table:table-cell>
          <table:table-cell office:value-type="float" office:value="5388720" table:style-name="ce1">
            <text:p>5388720</text:p>
          </table:table-cell>
          <table:table-cell office:value-type="float" office:value="5378867" table:style-name="ce1">
            <text:p>5378867</text:p>
          </table:table-cell>
          <table:table-cell office:value-type="float" office:value="5376912" table:style-name="ce1">
            <text:p>5376912</text:p>
          </table:table-cell>
          <table:table-cell office:value-type="float" office:value="5373374" table:style-name="ce1">
            <text:p>5373374</text:p>
          </table:table-cell>
          <table:table-cell office:value-type="float" office:value="5372280" table:style-name="ce1">
            <text:p>5372280</text:p>
          </table:table-cell>
          <table:table-cell office:value-type="float" office:value="5372807" table:style-name="ce1">
            <text:p>5372807</text:p>
          </table:table-cell>
          <table:table-cell office:value-type="float" office:value="5373054" table:style-name="ce1">
            <text:p>5373054</text:p>
          </table:table-cell>
          <table:table-cell office:value-type="float" office:value="5374622" table:style-name="ce1">
            <text:p>5374622</text:p>
          </table:table-cell>
          <table:table-cell office:value-type="float" office:value="5379233" table:style-name="ce1">
            <text:p>5379233</text:p>
          </table:table-cell>
          <table:table-cell office:value-type="float" office:value="5386406" table:style-name="ce1">
            <text:p>5386406</text:p>
          </table:table-cell>
          <table:table-cell office:value-type="float" office:value="5391428" table:style-name="ce1">
            <text:p>5391428</text:p>
          </table:table-cell>
          <table:table-cell office:value-type="float" office:value="5398384" table:style-name="ce1">
            <text:p>5398384</text:p>
          </table:table-cell>
          <table:table-cell office:value-type="float" office:value="5407579" table:style-name="ce1">
            <text:p>5407579</text:p>
          </table:table-cell>
          <table:table-cell office:value-type="float" office:value="5413393" table:style-name="ce1">
            <text:p>5413393</text:p>
          </table:table-cell>
          <table:table-cell office:value-type="float" office:value="5418649" table:style-name="ce1">
            <text:p>5418649</text:p>
          </table:table-cell>
          <table:table-cell office:value-type="float" office:value="5423801" table:style-name="ce1">
            <text:p>5423801</text:p>
          </table:table-cell>
          <table:table-cell office:value-type="float" office:value="5430798" table:style-name="ce1">
            <text:p>5430798</text:p>
          </table:table-cell>
          <table:table-cell office:value-type="float" office:value="5439232" table:style-name="ce1">
            <text:p>5439232</text:p>
          </table:table-cell>
          <table:table-cell office:value-type="float" office:value="5446771" table:style-name="ce1">
            <text:p>544677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int Vincent and the Grenadines</text:p>
          </table:table-cell>
          <table:table-cell office:value-type="string" table:style-name="ce1">
            <text:p>VCT</text:p>
          </table:table-cell>
          <table:table-cell office:value-type="float" office:value="108035" table:style-name="ce1">
            <text:p>108035</text:p>
          </table:table-cell>
          <table:table-cell office:value-type="float" office:value="107976" table:style-name="ce1">
            <text:p>107976</text:p>
          </table:table-cell>
          <table:table-cell office:value-type="float" office:value="107895" table:style-name="ce1">
            <text:p>107895</text:p>
          </table:table-cell>
          <table:table-cell office:value-type="float" office:value="107801" table:style-name="ce1">
            <text:p>107801</text:p>
          </table:table-cell>
          <table:table-cell office:value-type="float" office:value="107758" table:style-name="ce1">
            <text:p>107758</text:p>
          </table:table-cell>
          <table:table-cell office:value-type="float" office:value="107784" table:style-name="ce1">
            <text:p>107784</text:p>
          </table:table-cell>
          <table:table-cell office:value-type="float" office:value="107896" table:style-name="ce1">
            <text:p>107896</text:p>
          </table:table-cell>
          <table:table-cell office:value-type="float" office:value="108097" table:style-name="ce1">
            <text:p>108097</text:p>
          </table:table-cell>
          <table:table-cell office:value-type="float" office:value="108326" table:style-name="ce1">
            <text:p>108326</text:p>
          </table:table-cell>
          <table:table-cell office:value-type="float" office:value="108512" table:style-name="ce1">
            <text:p>108512</text:p>
          </table:table-cell>
          <table:table-cell office:value-type="float" office:value="108614" table:style-name="ce1">
            <text:p>108614</text:p>
          </table:table-cell>
          <table:table-cell office:value-type="float" office:value="108603" table:style-name="ce1">
            <text:p>108603</text:p>
          </table:table-cell>
          <table:table-cell office:value-type="float" office:value="108518" table:style-name="ce1">
            <text:p>108518</text:p>
          </table:table-cell>
          <table:table-cell office:value-type="float" office:value="108393" table:style-name="ce1">
            <text:p>108393</text:p>
          </table:table-cell>
          <table:table-cell office:value-type="float" office:value="108287" table:style-name="ce1">
            <text:p>108287</text:p>
          </table:table-cell>
          <table:table-cell office:value-type="float" office:value="108255" table:style-name="ce1">
            <text:p>108255</text:p>
          </table:table-cell>
          <table:table-cell office:value-type="float" office:value="108316" table:style-name="ce1">
            <text:p>108316</text:p>
          </table:table-cell>
          <table:table-cell office:value-type="float" office:value="108435" table:style-name="ce1">
            <text:p>108435</text:p>
          </table:table-cell>
          <table:table-cell office:value-type="float" office:value="108622" table:style-name="ce1">
            <text:p>108622</text:p>
          </table:table-cell>
          <table:table-cell office:value-type="float" office:value="108861" table:style-name="ce1">
            <text:p>108861</text:p>
          </table:table-cell>
          <table:table-cell office:value-type="float" office:value="109148" table:style-name="ce1">
            <text:p>109148</text:p>
          </table:table-cell>
          <table:table-cell office:value-type="float" office:value="109459" table:style-name="ce1">
            <text:p>109459</text:p>
          </table:table-cell>
          <table:table-cell office:value-type="float" office:value="109827" table:style-name="ce1">
            <text:p>109827</text:p>
          </table:table-cell>
          <table:table-cell office:value-type="float" office:value="110210" table:style-name="ce1">
            <text:p>110210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Venezuela (Bolivarian Republic of)</text:p>
          </table:table-cell>
          <table:table-cell office:value-type="string" table:style-name="ce1">
            <text:p>VEN</text:p>
          </table:table-cell>
          <table:table-cell office:value-type="float" office:value="21931084" table:style-name="ce1">
            <text:p>21931084</text:p>
          </table:table-cell>
          <table:table-cell office:value-type="float" office:value="22385650" table:style-name="ce1">
            <text:p>22385650</text:p>
          </table:table-cell>
          <table:table-cell office:value-type="float" office:value="22837743" table:style-name="ce1">
            <text:p>22837743</text:p>
          </table:table-cell>
          <table:table-cell office:value-type="float" office:value="23288564" table:style-name="ce1">
            <text:p>23288564</text:p>
          </table:table-cell>
          <table:table-cell office:value-type="float" office:value="23739841" table:style-name="ce1">
            <text:p>23739841</text:p>
          </table:table-cell>
          <table:table-cell office:value-type="float" office:value="24192446" table:style-name="ce1">
            <text:p>24192446</text:p>
          </table:table-cell>
          <table:table-cell office:value-type="float" office:value="24646472" table:style-name="ce1">
            <text:p>24646472</text:p>
          </table:table-cell>
          <table:table-cell office:value-type="float" office:value="25100408" table:style-name="ce1">
            <text:p>25100408</text:p>
          </table:table-cell>
          <table:table-cell office:value-type="float" office:value="25551624" table:style-name="ce1">
            <text:p>25551624</text:p>
          </table:table-cell>
          <table:table-cell office:value-type="float" office:value="25996594" table:style-name="ce1">
            <text:p>25996594</text:p>
          </table:table-cell>
          <table:table-cell office:value-type="float" office:value="26432447" table:style-name="ce1">
            <text:p>26432447</text:p>
          </table:table-cell>
          <table:table-cell office:value-type="float" office:value="26850194" table:style-name="ce1">
            <text:p>26850194</text:p>
          </table:table-cell>
          <table:table-cell office:value-type="float" office:value="27247610" table:style-name="ce1">
            <text:p>27247610</text:p>
          </table:table-cell>
          <table:table-cell office:value-type="float" office:value="27635832" table:style-name="ce1">
            <text:p>27635832</text:p>
          </table:table-cell>
          <table:table-cell office:value-type="float" office:value="28031009" table:style-name="ce1">
            <text:p>28031009</text:p>
          </table:table-cell>
          <table:table-cell office:value-type="float" office:value="28439940" table:style-name="ce1">
            <text:p>28439940</text:p>
          </table:table-cell>
          <table:table-cell office:value-type="float" office:value="28888369" table:style-name="ce1">
            <text:p>28888369</text:p>
          </table:table-cell>
          <table:table-cell office:value-type="float" office:value="29362449" table:style-name="ce1">
            <text:p>29362449</text:p>
          </table:table-cell>
          <table:table-cell office:value-type="float" office:value="29783571" table:style-name="ce1">
            <text:p>29783571</text:p>
          </table:table-cell>
          <table:table-cell office:value-type="float" office:value="30045134" table:style-name="ce1">
            <text:p>30045134</text:p>
          </table:table-cell>
          <table:table-cell office:value-type="float" office:value="30081829" table:style-name="ce1">
            <text:p>30081829</text:p>
          </table:table-cell>
          <table:table-cell office:value-type="float" office:value="29846179" table:style-name="ce1">
            <text:p>29846179</text:p>
          </table:table-cell>
          <table:table-cell office:value-type="float" office:value="29390409" table:style-name="ce1">
            <text:p>29390409</text:p>
          </table:table-cell>
          <table:table-cell office:value-type="float" office:value="28870195" table:style-name="ce1">
            <text:p>2887019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Korea (Republic of)</text:p>
          </table:table-cell>
          <table:table-cell office:value-type="string" table:style-name="ce1">
            <text:p>KOR</text:p>
          </table:table-cell>
          <table:table-cell office:value-type="float" office:value="45092991" table:style-name="ce1">
            <text:p>45092991</text:p>
          </table:table-cell>
          <table:table-cell office:value-type="float" office:value="45524681" table:style-name="ce1">
            <text:p>45524681</text:p>
          </table:table-cell>
          <table:table-cell office:value-type="float" office:value="45953580" table:style-name="ce1">
            <text:p>45953580</text:p>
          </table:table-cell>
          <table:table-cell office:value-type="float" office:value="46286503" table:style-name="ce1">
            <text:p>46286503</text:p>
          </table:table-cell>
          <table:table-cell office:value-type="float" office:value="46616677" table:style-name="ce1">
            <text:p>46616677</text:p>
          </table:table-cell>
          <table:table-cell office:value-type="float" office:value="47008111" table:style-name="ce1">
            <text:p>47008111</text:p>
          </table:table-cell>
          <table:table-cell office:value-type="float" office:value="47370164" table:style-name="ce1">
            <text:p>47370164</text:p>
          </table:table-cell>
          <table:table-cell office:value-type="float" office:value="47644736" table:style-name="ce1">
            <text:p>47644736</text:p>
          </table:table-cell>
          <table:table-cell office:value-type="float" office:value="47892330" table:style-name="ce1">
            <text:p>47892330</text:p>
          </table:table-cell>
          <table:table-cell office:value-type="float" office:value="48082519" table:style-name="ce1">
            <text:p>48082519</text:p>
          </table:table-cell>
          <table:table-cell office:value-type="float" office:value="48184561" table:style-name="ce1">
            <text:p>48184561</text:p>
          </table:table-cell>
          <table:table-cell office:value-type="float" office:value="48438292" table:style-name="ce1">
            <text:p>48438292</text:p>
          </table:table-cell>
          <table:table-cell office:value-type="float" office:value="48683638" table:style-name="ce1">
            <text:p>48683638</text:p>
          </table:table-cell>
          <table:table-cell office:value-type="float" office:value="49054708" table:style-name="ce1">
            <text:p>49054708</text:p>
          </table:table-cell>
          <table:table-cell office:value-type="float" office:value="49307835" table:style-name="ce1">
            <text:p>49307835</text:p>
          </table:table-cell>
          <table:table-cell office:value-type="float" office:value="49554112" table:style-name="ce1">
            <text:p>49554112</text:p>
          </table:table-cell>
          <table:table-cell office:value-type="float" office:value="49936638" table:style-name="ce1">
            <text:p>49936638</text:p>
          </table:table-cell>
          <table:table-cell office:value-type="float" office:value="50199853" table:style-name="ce1">
            <text:p>50199853</text:p>
          </table:table-cell>
          <table:table-cell office:value-type="float" office:value="50428893" table:style-name="ce1">
            <text:p>50428893</text:p>
          </table:table-cell>
          <table:table-cell office:value-type="float" office:value="50746659" table:style-name="ce1">
            <text:p>50746659</text:p>
          </table:table-cell>
          <table:table-cell office:value-type="float" office:value="51014947" table:style-name="ce1">
            <text:p>51014947</text:p>
          </table:table-cell>
          <table:table-cell office:value-type="float" office:value="51217803" table:style-name="ce1">
            <text:p>51217803</text:p>
          </table:table-cell>
          <table:table-cell office:value-type="float" office:value="51361911" table:style-name="ce1">
            <text:p>51361911</text:p>
          </table:table-cell>
          <table:table-cell office:value-type="float" office:value="51606633" table:style-name="ce1">
            <text:p>51606633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Lao People's Democratic Republic</text:p>
          </table:table-cell>
          <table:table-cell office:value-type="string" table:style-name="ce1">
            <text:p>LAO</text:p>
          </table:table-cell>
          <table:table-cell office:value-type="float" office:value="4846483" table:style-name="ce1">
            <text:p>4846483</text:p>
          </table:table-cell>
          <table:table-cell office:value-type="float" office:value="4951195" table:style-name="ce1">
            <text:p>4951195</text:p>
          </table:table-cell>
          <table:table-cell office:value-type="float" office:value="5050315" table:style-name="ce1">
            <text:p>5050315</text:p>
          </table:table-cell>
          <table:table-cell office:value-type="float" office:value="5144602" table:style-name="ce1">
            <text:p>5144602</text:p>
          </table:table-cell>
          <table:table-cell office:value-type="float" office:value="5235346" table:style-name="ce1">
            <text:p>5235346</text:p>
          </table:table-cell>
          <table:table-cell office:value-type="float" office:value="5323700" table:style-name="ce1">
            <text:p>5323700</text:p>
          </table:table-cell>
          <table:table-cell office:value-type="float" office:value="5409582" table:style-name="ce1">
            <text:p>5409582</text:p>
          </table:table-cell>
          <table:table-cell office:value-type="float" office:value="5493246" table:style-name="ce1">
            <text:p>5493246</text:p>
          </table:table-cell>
          <table:table-cell office:value-type="float" office:value="5576640" table:style-name="ce1">
            <text:p>5576640</text:p>
          </table:table-cell>
          <table:table-cell office:value-type="float" office:value="5662208" table:style-name="ce1">
            <text:p>5662208</text:p>
          </table:table-cell>
          <table:table-cell office:value-type="float" office:value="5751676" table:style-name="ce1">
            <text:p>5751676</text:p>
          </table:table-cell>
          <table:table-cell office:value-type="float" office:value="5846074" table:style-name="ce1">
            <text:p>5846074</text:p>
          </table:table-cell>
          <table:table-cell office:value-type="float" office:value="5944948" table:style-name="ce1">
            <text:p>5944948</text:p>
          </table:table-cell>
          <table:table-cell office:value-type="float" office:value="6046620" table:style-name="ce1">
            <text:p>6046620</text:p>
          </table:table-cell>
          <table:table-cell office:value-type="float" office:value="6148623" table:style-name="ce1">
            <text:p>6148623</text:p>
          </table:table-cell>
          <table:table-cell office:value-type="float" office:value="6249165" table:style-name="ce1">
            <text:p>6249165</text:p>
          </table:table-cell>
          <table:table-cell office:value-type="float" office:value="6347567" table:style-name="ce1">
            <text:p>6347567</text:p>
          </table:table-cell>
          <table:table-cell office:value-type="float" office:value="6444530" table:style-name="ce1">
            <text:p>6444530</text:p>
          </table:table-cell>
          <table:table-cell office:value-type="float" office:value="6541304" table:style-name="ce1">
            <text:p>6541304</text:p>
          </table:table-cell>
          <table:table-cell office:value-type="float" office:value="6639756" table:style-name="ce1">
            <text:p>6639756</text:p>
          </table:table-cell>
          <table:table-cell office:value-type="float" office:value="6741164" table:style-name="ce1">
            <text:p>6741164</text:p>
          </table:table-cell>
          <table:table-cell office:value-type="float" office:value="6845846" table:style-name="ce1">
            <text:p>6845846</text:p>
          </table:table-cell>
          <table:table-cell office:value-type="float" office:value="6953035" table:style-name="ce1">
            <text:p>6953035</text:p>
          </table:table-cell>
          <table:table-cell office:value-type="float" office:value="7061507" table:style-name="ce1">
            <text:p>7061507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Moldova (Republic of)</text:p>
          </table:table-cell>
          <table:table-cell office:value-type="string" table:style-name="ce1">
            <text:p>MDA</text:p>
          </table:table-cell>
          <table:table-cell office:value-type="float" office:value="2952307" table:style-name="ce1">
            <text:p>2952307</text:p>
          </table:table-cell>
          <table:table-cell office:value-type="float" office:value="2946401" table:style-name="ce1">
            <text:p>2946401</text:p>
          </table:table-cell>
          <table:table-cell office:value-type="float" office:value="2935524" table:style-name="ce1">
            <text:p>2935524</text:p>
          </table:table-cell>
          <table:table-cell office:value-type="float" office:value="2934339" table:style-name="ce1">
            <text:p>2934339</text:p>
          </table:table-cell>
          <table:table-cell office:value-type="float" office:value="2929735" table:style-name="ce1">
            <text:p>2929735</text:p>
          </table:table-cell>
          <table:table-cell office:value-type="float" office:value="2923783" table:style-name="ce1">
            <text:p>2923783</text:p>
          </table:table-cell>
          <table:table-cell office:value-type="float" office:value="2917252" table:style-name="ce1">
            <text:p>2917252</text:p>
          </table:table-cell>
          <table:table-cell office:value-type="float" office:value="2910504" table:style-name="ce1">
            <text:p>2910504</text:p>
          </table:table-cell>
          <table:table-cell office:value-type="float" office:value="2902320" table:style-name="ce1">
            <text:p>2902320</text:p>
          </table:table-cell>
          <table:table-cell office:value-type="float" office:value="2895147" table:style-name="ce1">
            <text:p>2895147</text:p>
          </table:table-cell>
          <table:table-cell office:value-type="float" office:value="2888111" table:style-name="ce1">
            <text:p>2888111</text:p>
          </table:table-cell>
          <table:table-cell office:value-type="float" office:value="2880095" table:style-name="ce1">
            <text:p>2880095</text:p>
          </table:table-cell>
          <table:table-cell office:value-type="float" office:value="2873429" table:style-name="ce1">
            <text:p>2873429</text:p>
          </table:table-cell>
          <table:table-cell office:value-type="float" office:value="2867964" table:style-name="ce1">
            <text:p>2867964</text:p>
          </table:table-cell>
          <table:table-cell office:value-type="float" office:value="2864346" table:style-name="ce1">
            <text:p>2864346</text:p>
          </table:table-cell>
          <table:table-cell office:value-type="float" office:value="2861487" table:style-name="ce1">
            <text:p>2861487</text:p>
          </table:table-cell>
          <table:table-cell office:value-type="float" office:value="2859833" table:style-name="ce1">
            <text:p>2859833</text:p>
          </table:table-cell>
          <table:table-cell office:value-type="float" office:value="2859458" table:style-name="ce1">
            <text:p>2859458</text:p>
          </table:table-cell>
          <table:table-cell office:value-type="float" office:value="2858692" table:style-name="ce1">
            <text:p>2858692</text:p>
          </table:table-cell>
          <table:table-cell office:value-type="float" office:value="2856950" table:style-name="ce1">
            <text:p>2856950</text:p>
          </table:table-cell>
          <table:table-cell office:value-type="float" office:value="2834530" table:style-name="ce1">
            <text:p>2834530</text:p>
          </table:table-cell>
          <table:table-cell office:value-type="float" office:value="2802170" table:style-name="ce1">
            <text:p>2802170</text:p>
          </table:table-cell>
          <table:table-cell office:value-type="float" office:value="2755158" table:style-name="ce1">
            <text:p>2755158</text:p>
          </table:table-cell>
          <table:table-cell office:value-type="float" office:value="2706049" table:style-name="ce1">
            <text:p>2706049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aint Kitts and Nevis</text:p>
          </table:table-cell>
          <table:table-cell office:value-type="string" table:style-name="ce1">
            <text:p>KNA</text:p>
          </table:table-cell>
          <table:table-cell office:value-type="float" office:value="42074" table:style-name="ce1">
            <text:p>42074</text:p>
          </table:table-cell>
          <table:table-cell office:value-type="float" office:value="42475" table:style-name="ce1">
            <text:p>42475</text:p>
          </table:table-cell>
          <table:table-cell office:value-type="float" office:value="42854" table:style-name="ce1">
            <text:p>42854</text:p>
          </table:table-cell>
          <table:table-cell office:value-type="float" office:value="43221" table:style-name="ce1">
            <text:p>43221</text:p>
          </table:table-cell>
          <table:table-cell office:value-type="float" office:value="43614" table:style-name="ce1">
            <text:p>43614</text:p>
          </table:table-cell>
          <table:table-cell office:value-type="float" office:value="44074" table:style-name="ce1">
            <text:p>44074</text:p>
          </table:table-cell>
          <table:table-cell office:value-type="float" office:value="44599" table:style-name="ce1">
            <text:p>44599</text:p>
          </table:table-cell>
          <table:table-cell office:value-type="float" office:value="45165" table:style-name="ce1">
            <text:p>45165</text:p>
          </table:table-cell>
          <table:table-cell office:value-type="float" office:value="45746" table:style-name="ce1">
            <text:p>45746</text:p>
          </table:table-cell>
          <table:table-cell office:value-type="float" office:value="46324" table:style-name="ce1">
            <text:p>46324</text:p>
          </table:table-cell>
          <table:table-cell office:value-type="float" office:value="46857" table:style-name="ce1">
            <text:p>46857</text:p>
          </table:table-cell>
          <table:table-cell office:value-type="float" office:value="47339" table:style-name="ce1">
            <text:p>47339</text:p>
          </table:table-cell>
          <table:table-cell office:value-type="float" office:value="47778" table:style-name="ce1">
            <text:p>47778</text:p>
          </table:table-cell>
          <table:table-cell office:value-type="float" office:value="48185" table:style-name="ce1">
            <text:p>48185</text:p>
          </table:table-cell>
          <table:table-cell office:value-type="float" office:value="48599" table:style-name="ce1">
            <text:p>48599</text:p>
          </table:table-cell>
          <table:table-cell office:value-type="float" office:value="49016" table:style-name="ce1">
            <text:p>49016</text:p>
          </table:table-cell>
          <table:table-cell office:value-type="float" office:value="49447" table:style-name="ce1">
            <text:p>49447</text:p>
          </table:table-cell>
          <table:table-cell office:value-type="float" office:value="49887" table:style-name="ce1">
            <text:p>49887</text:p>
          </table:table-cell>
          <table:table-cell office:value-type="float" office:value="50331" table:style-name="ce1">
            <text:p>50331</text:p>
          </table:table-cell>
          <table:table-cell office:value-type="float" office:value="50774" table:style-name="ce1">
            <text:p>50774</text:p>
          </table:table-cell>
          <table:table-cell office:value-type="float" office:value="51203" table:style-name="ce1">
            <text:p>51203</text:p>
          </table:table-cell>
          <table:table-cell office:value-type="float" office:value="51625" table:style-name="ce1">
            <text:p>51625</text:p>
          </table:table-cell>
          <table:table-cell office:value-type="float" office:value="52045" table:style-name="ce1">
            <text:p>52045</text:p>
          </table:table-cell>
          <table:table-cell office:value-type="float" office:value="52441" table:style-name="ce1">
            <text:p>52441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Korea (Democratic People's Rep. of)</text:p>
          </table:table-cell>
          <table:table-cell office:value-type="string" table:style-name="ce1">
            <text:p>KOR</text:p>
          </table:table-cell>
          <table:table-cell office:value-type="float" office:value="45092991" table:style-name="ce1">
            <text:p>45092991</text:p>
          </table:table-cell>
          <table:table-cell office:value-type="float" office:value="45524681" table:style-name="ce1">
            <text:p>45524681</text:p>
          </table:table-cell>
          <table:table-cell office:value-type="float" office:value="45953580" table:style-name="ce1">
            <text:p>45953580</text:p>
          </table:table-cell>
          <table:table-cell office:value-type="float" office:value="46286503" table:style-name="ce1">
            <text:p>46286503</text:p>
          </table:table-cell>
          <table:table-cell office:value-type="float" office:value="46616677" table:style-name="ce1">
            <text:p>46616677</text:p>
          </table:table-cell>
          <table:table-cell office:value-type="float" office:value="47008111" table:style-name="ce1">
            <text:p>47008111</text:p>
          </table:table-cell>
          <table:table-cell office:value-type="float" office:value="47370164" table:style-name="ce1">
            <text:p>47370164</text:p>
          </table:table-cell>
          <table:table-cell office:value-type="float" office:value="47644736" table:style-name="ce1">
            <text:p>47644736</text:p>
          </table:table-cell>
          <table:table-cell office:value-type="float" office:value="47892330" table:style-name="ce1">
            <text:p>47892330</text:p>
          </table:table-cell>
          <table:table-cell office:value-type="float" office:value="48082519" table:style-name="ce1">
            <text:p>48082519</text:p>
          </table:table-cell>
          <table:table-cell office:value-type="float" office:value="48184561" table:style-name="ce1">
            <text:p>48184561</text:p>
          </table:table-cell>
          <table:table-cell office:value-type="float" office:value="48438292" table:style-name="ce1">
            <text:p>48438292</text:p>
          </table:table-cell>
          <table:table-cell office:value-type="float" office:value="48683638" table:style-name="ce1">
            <text:p>48683638</text:p>
          </table:table-cell>
          <table:table-cell office:value-type="float" office:value="49054708" table:style-name="ce1">
            <text:p>49054708</text:p>
          </table:table-cell>
          <table:table-cell office:value-type="float" office:value="49307835" table:style-name="ce1">
            <text:p>49307835</text:p>
          </table:table-cell>
          <table:table-cell office:value-type="float" office:value="49554112" table:style-name="ce1">
            <text:p>49554112</text:p>
          </table:table-cell>
          <table:table-cell office:value-type="float" office:value="49936638" table:style-name="ce1">
            <text:p>49936638</text:p>
          </table:table-cell>
          <table:table-cell office:value-type="float" office:value="50199853" table:style-name="ce1">
            <text:p>50199853</text:p>
          </table:table-cell>
          <table:table-cell office:value-type="float" office:value="50428893" table:style-name="ce1">
            <text:p>50428893</text:p>
          </table:table-cell>
          <table:table-cell office:value-type="float" office:value="50746659" table:style-name="ce1">
            <text:p>50746659</text:p>
          </table:table-cell>
          <table:table-cell office:value-type="float" office:value="51014947" table:style-name="ce1">
            <text:p>51014947</text:p>
          </table:table-cell>
          <table:table-cell office:value-type="float" office:value="51217803" table:style-name="ce1">
            <text:p>51217803</text:p>
          </table:table-cell>
          <table:table-cell office:value-type="float" office:value="51361911" table:style-name="ce1">
            <text:p>51361911</text:p>
          </table:table-cell>
          <table:table-cell office:value-type="float" office:value="51606633" table:style-name="ce1">
            <text:p>51606633</text:p>
          </table:table-cell>
          <table:table-cell table:number-columns-repeated="16358"/>
        </table:table-row>
        <table:table-row table:number-rows-repeated="1048279" table:style-name="ro1">
          <table:table-cell table:number-columns-repeated="16384"/>
        </table:table-row>
      </table:table>
      <table:table table:name="Human_development_index_(HDI)" table:style-name="ta1">
        <table:table-column table:style-name="co1" table:number-columns-repeated="16384" table:default-cell-style-name="ce2"/>
        <table:table-row table:style-name="ro1">
          <table:table-cell office:value-type="string" table:style-name="ce2">
            <text:p>HDI Rank (2018)</text:p>
          </table:table-cell>
          <table:table-cell office:value-type="string" table:style-name="ce2">
            <text:p>Country</text:p>
          </table:table-cell>
          <table:table-cell office:value-type="string" table:style-name="ce2">
            <text:p>Country code</text:p>
          </table:table-cell>
          <table:table-cell office:value-type="float" office:value="1990" table:style-name="ce2">
            <text:p>1990</text:p>
          </table:table-cell>
          <table:table-cell office:value-type="float" office:value="1991" table:style-name="ce2">
            <text:p>1991</text:p>
          </table:table-cell>
          <table:table-cell office:value-type="float" office:value="1992" table:style-name="ce2">
            <text:p>1992</text:p>
          </table:table-cell>
          <table:table-cell office:value-type="float" office:value="1993" table:style-name="ce2">
            <text:p>1993</text:p>
          </table:table-cell>
          <table:table-cell office:value-type="float" office:value="1994" table:style-name="ce2">
            <text:p>1994</text:p>
          </table:table-cell>
          <table:table-cell office:value-type="float" office:value="1995" table:style-name="ce2">
            <text:p>1995</text:p>
          </table:table-cell>
          <table:table-cell office:value-type="float" office:value="1996" table:style-name="ce2">
            <text:p>1996</text:p>
          </table:table-cell>
          <table:table-cell office:value-type="float" office:value="1997" table:style-name="ce2">
            <text:p>1997</text:p>
          </table:table-cell>
          <table:table-cell office:value-type="float" office:value="1998" table:style-name="ce2">
            <text:p>1998</text:p>
          </table:table-cell>
          <table:table-cell office:value-type="float" office:value="1999" table:style-name="ce2">
            <text:p>1999</text:p>
          </table:table-cell>
          <table:table-cell office:value-type="float" office:value="2000" table:style-name="ce2">
            <text:p>2000</text:p>
          </table:table-cell>
          <table:table-cell office:value-type="float" office:value="2001" table:style-name="ce2">
            <text:p>2001</text:p>
          </table:table-cell>
          <table:table-cell office:value-type="float" office:value="2002" table:style-name="ce2">
            <text:p>2002</text:p>
          </table:table-cell>
          <table:table-cell office:value-type="float" office:value="2003" table:style-name="ce2">
            <text:p>2003</text:p>
          </table:table-cell>
          <table:table-cell office:value-type="float" office:value="2004" table:style-name="ce2">
            <text:p>2004</text:p>
          </table:table-cell>
          <table:table-cell office:value-type="float" office:value="2005" table:style-name="ce2">
            <text:p>2005</text:p>
          </table:table-cell>
          <table:table-cell office:value-type="float" office:value="2006" table:style-name="ce2">
            <text:p>2006</text:p>
          </table:table-cell>
          <table:table-cell office:value-type="float" office:value="2007" table:style-name="ce2">
            <text:p>2007</text:p>
          </table:table-cell>
          <table:table-cell office:value-type="float" office:value="2008" table:style-name="ce2">
            <text:p>2008</text:p>
          </table:table-cell>
          <table:table-cell office:value-type="float" office:value="2009" table:style-name="ce2">
            <text:p>2009</text:p>
          </table:table-cell>
          <table:table-cell office:value-type="float" office:value="2010" table:style-name="ce2">
            <text:p>2010</text:p>
          </table:table-cell>
          <table:table-cell office:value-type="float" office:value="2011" table:style-name="ce2">
            <text:p>2011</text:p>
          </table:table-cell>
          <table:table-cell office:value-type="float" office:value="2012" table:style-name="ce2">
            <text:p>2012</text:p>
          </table:table-cell>
          <table:table-cell office:value-type="float" office:value="2013" table:style-name="ce2">
            <text:p>2013</text:p>
          </table:table-cell>
          <table:table-cell office:value-type="float" office:value="2014" table:style-name="ce2">
            <text:p>2014</text:p>
          </table:table-cell>
          <table:table-cell office:value-type="float" office:value="2015" table:style-name="ce2">
            <text:p>2015</text:p>
          </table:table-cell>
          <table:table-cell office:value-type="float" office:value="2016" table:style-name="ce2">
            <text:p>2016</text:p>
          </table:table-cell>
          <table:table-cell office:value-type="float" office:value="2017" table:style-name="ce2">
            <text:p>2017</text:p>
          </table:table-cell>
          <table:table-cell office:value-type="float" office:value="2018" table:style-name="ce2">
            <text:p>2018</text:p>
          </table:table-cell>
          <table:table-cell table:number-columns-repeated="16352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Afghanistan</text:p>
          </table:table-cell>
          <table:table-cell office:value-type="string" table:style-name="ce2">
            <text:p>AFG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0.312" table:style-name="ce2">
            <text:p>0.312</text:p>
          </table:table-cell>
          <table:table-cell office:value-type="float" office:value="0.308" table:style-name="ce2">
            <text:p>0.308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0.32700000000000001" table:style-name="ce2">
            <text:p>0.327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0.34699999999999998" table:style-name="ce2">
            <text:p>0.347</text:p>
          </table:table-cell>
          <table:table-cell office:value-type="float" office:value="0.378" table:style-name="ce2">
            <text:p>0.378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0.4" table:style-name="ce2">
            <text:p>0.4</text:p>
          </table:table-cell>
          <table:table-cell office:value-type="float" office:value="0.41" table:style-name="ce2">
            <text:p>0.41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6" table:style-name="ce2">
            <text:p>0.436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0.49" table:style-name="ce2">
            <text:p>0.49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0.496" table:style-name="ce2">
            <text:p>0.496</text:p>
          </table:table-cell>
          <table:table-cell table:number-columns-repeated="16352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Albania</text:p>
          </table:table-cell>
          <table:table-cell office:value-type="string" table:style-name="ce2">
            <text:p>ALB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25" table:style-name="ce2">
            <text:p>0.625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1699999999999999" table:style-name="ce2">
            <text:p>0.617</text:p>
          </table:table-cell>
          <table:table-cell office:value-type="float" office:value="0.629" table:style-name="ce2">
            <text:p>0.629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6" table:style-name="ce2">
            <text:p>0.66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8" table:style-name="ce2">
            <text:p>0.6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4" table:style-name="ce2">
            <text:p>0.74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8100000000000003" table:style-name="ce2">
            <text:p>0.781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100000000000004" table:style-name="ce2">
            <text:p>0.791</text:p>
          </table:table-cell>
          <table:table-cell table:number-columns-repeated="16352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Algeria</text:p>
          </table:table-cell>
          <table:table-cell office:value-type="string" table:style-name="ce2">
            <text:p>DZA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8199999999999996" table:style-name="ce2">
            <text:p>0.582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0199999999999998" table:style-name="ce2">
            <text:p>0.602</text:p>
          </table:table-cell>
          <table:table-cell office:value-type="float" office:value="0.61" table:style-name="ce2">
            <text:p>0.61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9" table:style-name="ce2">
            <text:p>0.629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2" table:style-name="ce2">
            <text:p>0.72</text:p>
          </table:table-cell>
          <table:table-cell office:value-type="float" office:value="0.73" table:style-name="ce2">
            <text:p>0.73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6" table:style-name="ce2">
            <text:p>0.746</text:p>
          </table:table-cell>
          <table:table-cell office:value-type="float" office:value="0.749" table:style-name="ce2">
            <text:p>0.749</text:p>
          </table:table-cell>
          <table:table-cell office:value-type="float" office:value="0.751" table:style-name="ce2">
            <text:p>0.751</text:p>
          </table:table-cell>
          <table:table-cell office:value-type="float" office:value="0.755" table:style-name="ce2">
            <text:p>0.755</text:p>
          </table:table-cell>
          <table:table-cell office:value-type="float" office:value="0.75800000000000001" table:style-name="ce2">
            <text:p>0.758</text:p>
          </table:table-cell>
          <table:table-cell office:value-type="float" office:value="0.75900000000000001" table:style-name="ce2">
            <text:p>0.759</text:p>
          </table:table-cell>
          <table:table-cell table:number-columns-repeated="1635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Andorra</text:p>
          </table:table-cell>
          <table:table-cell office:value-type="string" table:style-name="ce2">
            <text:p>AND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8" table:style-name="ce2">
            <text:p>0.78</text:p>
          </table:table-cell>
          <table:table-cell office:value-type="float" office:value="0.82" table:style-name="ce2">
            <text:p>0.82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3099999999999996" table:style-name="ce2">
            <text:p>0.831</text:p>
          </table:table-cell>
          <table:table-cell office:value-type="float" office:value="0.83" table:style-name="ce2">
            <text:p>0.83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4599999999999997" table:style-name="ce2">
            <text:p>0.846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" table:style-name="ce2">
            <text:p>0.85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5199999999999998" table:style-name="ce2">
            <text:p>0.852</text:p>
          </table:table-cell>
          <table:table-cell office:value-type="float" office:value="0.85699999999999998" table:style-name="ce2">
            <text:p>0.857</text:p>
          </table:table-cell>
          <table:table-cell table:number-columns-repeated="16352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Angola</text:p>
          </table:table-cell>
          <table:table-cell office:value-type="string" table:style-name="ce2">
            <text:p>AGO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4" table:style-name="ce2">
            <text:p>0.44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1" table:style-name="ce2">
            <text:p>0.51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0.55700000000000005" table:style-name="ce2">
            <text:p>0.557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.57599999999999996" table:style-name="ce2">
            <text:p>0.576</text:p>
          </table:table-cell>
          <table:table-cell office:value-type="float" office:value="0.57399999999999995" table:style-name="ce2">
            <text:p>0.574</text:p>
          </table:table-cell>
          <table:table-cell table:number-columns-repeated="16352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Antigua and Barbuda</text:p>
          </table:table-cell>
          <table:table-cell office:value-type="string" table:style-name="ce2">
            <text:p>ATG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7300000000000002" table:style-name="ce2">
            <text:p>0.773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8300000000000003" table:style-name="ce2">
            <text:p>0.783</text:p>
          </table:table-cell>
          <table:table-cell office:value-type="float" office:value="0.77600000000000002" table:style-name="ce2">
            <text:p>0.776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" table:style-name="ce2">
            <text:p>0.77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600000000000002" table:style-name="ce2">
            <text:p>0.776</text:p>
          </table:table-cell>
          <table:table-cell table:number-columns-repeated="1635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ARG</text:p>
          </table:table-cell>
          <table:table-cell office:value-type="float" office:value="0.70699999999999996" table:style-name="ce2">
            <text:p>0.707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46" table:style-name="ce2">
            <text:p>0.746</text:p>
          </table:table-cell>
          <table:table-cell office:value-type="float" office:value="0.752" table:style-name="ce2">
            <text:p>0.752</text:p>
          </table:table-cell>
          <table:table-cell office:value-type="float" office:value="0.76300000000000001" table:style-name="ce2">
            <text:p>0.763</text:p>
          </table:table-cell>
          <table:table-cell office:value-type="float" office:value="0.77" table:style-name="ce2">
            <text:p>0.77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7" table:style-name="ce2">
            <text:p>0.77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" table:style-name="ce2">
            <text:p>0.81</text:p>
          </table:table-cell>
          <table:table-cell office:value-type="float" office:value="0.81" table:style-name="ce2">
            <text:p>0.81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299999999999995" table:style-name="ce2">
            <text:p>0.823</text:p>
          </table:table-cell>
          <table:table-cell office:value-type="float" office:value="0.82299999999999995" table:style-name="ce2">
            <text:p>0.823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" table:style-name="ce2">
            <text:p>0.83</text:p>
          </table:table-cell>
          <table:table-cell table:number-columns-repeated="16352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Armenia</text:p>
          </table:table-cell>
          <table:table-cell office:value-type="string" table:style-name="ce2">
            <text:p>ARM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29" table:style-name="ce2">
            <text:p>0.629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9" table:style-name="ce2">
            <text:p>0.59</text:p>
          </table:table-cell>
          <table:table-cell office:value-type="float" office:value="0.6" table:style-name="ce2">
            <text:p>0.6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1399999999999999" table:style-name="ce2">
            <text:p>0.614</text:p>
          </table:table-cell>
          <table:table-cell office:value-type="float" office:value="0.625" table:style-name="ce2">
            <text:p>0.625</text:p>
          </table:table-cell>
          <table:table-cell office:value-type="float" office:value="0.63700000000000001" table:style-name="ce2">
            <text:p>0.637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46" table:style-name="ce2">
            <text:p>0.746</text:p>
          </table:table-cell>
          <table:table-cell office:value-type="float" office:value="0.748" table:style-name="ce2">
            <text:p>0.748</text:p>
          </table:table-cell>
          <table:table-cell office:value-type="float" office:value="0.751" table:style-name="ce2">
            <text:p>0.751</text:p>
          </table:table-cell>
          <table:table-cell office:value-type="float" office:value="0.75800000000000001" table:style-name="ce2">
            <text:p>0.758</text:p>
          </table:table-cell>
          <table:table-cell office:value-type="float" office:value="0.76" table:style-name="ce2">
            <text:p>0.76</text:p>
          </table:table-cell>
          <table:table-cell table:number-columns-repeated="1635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Australia</text:p>
          </table:table-cell>
          <table:table-cell office:value-type="string" table:style-name="ce2">
            <text:p>AUS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6699999999999999" table:style-name="ce2">
            <text:p>0.86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2" table:style-name="ce2">
            <text:p>0.872</text:p>
          </table:table-cell>
          <table:table-cell office:value-type="float" office:value="0.875" table:style-name="ce2">
            <text:p>0.875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8900000000000001" table:style-name="ce2">
            <text:p>0.889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800000000000002" table:style-name="ce2">
            <text:p>0.898</text:p>
          </table:table-cell>
          <table:table-cell office:value-type="float" office:value="0.9" table:style-name="ce2">
            <text:p>0.9</text:p>
          </table:table-cell>
          <table:table-cell office:value-type="float" office:value="0.90300000000000002" table:style-name="ce2">
            <text:p>0.903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700000000000003" table:style-name="ce2">
            <text:p>0.907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0.90500000000000003" table:style-name="ce2">
            <text:p>0.905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2200000000000004" table:style-name="ce2">
            <text:p>0.922</text:p>
          </table:table-cell>
          <table:table-cell office:value-type="float" office:value="0.92300000000000004" table:style-name="ce2">
            <text:p>0.923</text:p>
          </table:table-cell>
          <table:table-cell office:value-type="float" office:value="0.92600000000000005" table:style-name="ce2">
            <text:p>0.926</text:p>
          </table:table-cell>
          <table:table-cell office:value-type="float" office:value="0.92800000000000005" table:style-name="ce2">
            <text:p>0.928</text:p>
          </table:table-cell>
          <table:table-cell office:value-type="float" office:value="0.93200000000000005" table:style-name="ce2">
            <text:p>0.932</text:p>
          </table:table-cell>
          <table:table-cell office:value-type="float" office:value="0.92600000000000005" table:style-name="ce2">
            <text:p>0.926</text:p>
          </table:table-cell>
          <table:table-cell office:value-type="float" office:value="0.92900000000000005" table:style-name="ce2">
            <text:p>0.929</text:p>
          </table:table-cell>
          <table:table-cell office:value-type="float" office:value="0.93300000000000005" table:style-name="ce2">
            <text:p>0.933</text:p>
          </table:table-cell>
          <table:table-cell office:value-type="float" office:value="0.93500000000000005" table:style-name="ce2">
            <text:p>0.935</text:p>
          </table:table-cell>
          <table:table-cell office:value-type="float" office:value="0.93700000000000006" table:style-name="ce2">
            <text:p>0.937</text:p>
          </table:table-cell>
          <table:table-cell office:value-type="float" office:value="0.93799999999999994" table:style-name="ce2">
            <text:p>0.938</text:p>
          </table:table-cell>
          <table:table-cell table:number-columns-repeated="1635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Austria</text:p>
          </table:table-cell>
          <table:table-cell office:value-type="string" table:style-name="ce2">
            <text:p>AUT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" table:style-name="ce2">
            <text:p>0.82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5499999999999998" table:style-name="ce2">
            <text:p>0.855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400000000000001" table:style-name="ce2">
            <text:p>0.884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0900000000000003" table:style-name="ce2">
            <text:p>0.909</text:p>
          </table:table-cell>
          <table:table-cell office:value-type="float" office:value="0.91200000000000003" table:style-name="ce2">
            <text:p>0.912</text:p>
          </table:table-cell>
          <table:table-cell office:value-type="float" office:value="0.91400000000000003" table:style-name="ce2">
            <text:p>0.914</text:p>
          </table:table-cell>
          <table:table-cell table:number-columns-repeated="16352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Azerbaijan</text:p>
          </table:table-cell>
          <table:table-cell office:value-type="string" table:style-name="ce2">
            <text:p>AZE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7" table:style-name="ce2">
            <text:p>0.627</text:p>
          </table:table-cell>
          <table:table-cell office:value-type="float" office:value="0.63400000000000001" table:style-name="ce2">
            <text:p>0.634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70699999999999996" table:style-name="ce2">
            <text:p>0.707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6" table:style-name="ce2">
            <text:p>0.746</text:p>
          </table:table-cell>
          <table:table-cell office:value-type="float" office:value="0.749" table:style-name="ce2">
            <text:p>0.749</text:p>
          </table:table-cell>
          <table:table-cell office:value-type="float" office:value="0.749" table:style-name="ce2">
            <text:p>0.749</text:p>
          </table:table-cell>
          <table:table-cell office:value-type="float" office:value="0.752" table:style-name="ce2">
            <text:p>0.752</text:p>
          </table:table-cell>
          <table:table-cell office:value-type="float" office:value="0.754" table:style-name="ce2">
            <text:p>0.754</text:p>
          </table:table-cell>
          <table:table-cell table:number-columns-repeated="16352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Bahamas</text:p>
          </table:table-cell>
          <table:table-cell office:value-type="string" table:style-name="ce2">
            <text:p>BHS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9" table:style-name="ce2">
            <text:p>0.79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" table:style-name="ce2">
            <text:p>0.79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" table:style-name="ce2">
            <text:p>0.8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0500000000000005" table:style-name="ce2">
            <text:p>0.805</text:p>
          </table:table-cell>
          <table:table-cell table:number-columns-repeated="1635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Bahrain</text:p>
          </table:table-cell>
          <table:table-cell office:value-type="string" table:style-name="ce2">
            <text:p>BHR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55" table:style-name="ce2">
            <text:p>0.755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100000000000003" table:style-name="ce2">
            <text:p>0.781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" table:style-name="ce2">
            <text:p>0.8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1" table:style-name="ce2">
            <text:p>0.81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3799999999999997" table:style-name="ce2">
            <text:p>0.838</text:p>
          </table:table-cell>
          <table:table-cell table:number-columns-repeated="16352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Bangladesh</text:p>
          </table:table-cell>
          <table:table-cell office:value-type="string" table:style-name="ce2">
            <text:p>BGD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36" table:style-name="ce2">
            <text:p>0.436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7" table:style-name="ce2">
            <text:p>0.4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499" table:style-name="ce2">
            <text:p>0.499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1400000000000001" table:style-name="ce2">
            <text:p>0.514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0.54900000000000004" table:style-name="ce2">
            <text:p>0.549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6699999999999995" table:style-name="ce2">
            <text:p>0.567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0.61399999999999999" table:style-name="ce2">
            <text:p>0.614</text:p>
          </table:table-cell>
          <table:table-cell table:number-columns-repeated="16352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Barbados</text:p>
          </table:table-cell>
          <table:table-cell office:value-type="string" table:style-name="ce2">
            <text:p>BRB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47" table:style-name="ce2">
            <text:p>0.747</text:p>
          </table:table-cell>
          <table:table-cell office:value-type="float" office:value="0.751" table:style-name="ce2">
            <text:p>0.751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7" table:style-name="ce2">
            <text:p>0.77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200000000000005" table:style-name="ce2">
            <text:p>0.802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200000000000006" table:style-name="ce2">
            <text:p>0.812</text:p>
          </table:table-cell>
          <table:table-cell office:value-type="float" office:value="0.81200000000000006" table:style-name="ce2">
            <text:p>0.812</text:p>
          </table:table-cell>
          <table:table-cell office:value-type="float" office:value="0.81200000000000006" table:style-name="ce2">
            <text:p>0.812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299999999999994" table:style-name="ce2">
            <text:p>0.813</text:p>
          </table:table-cell>
          <table:table-cell table:number-columns-repeated="1635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Belarus</text:p>
          </table:table-cell>
          <table:table-cell office:value-type="string" table:style-name="ce2">
            <text:p>BLR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899999999999995" table:style-name="ce2">
            <text:p>0.689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4" table:style-name="ce2">
            <text:p>0.74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200000000000006" table:style-name="ce2">
            <text:p>0.812</text:p>
          </table:table-cell>
          <table:table-cell office:value-type="float" office:value="0.81499999999999995" table:style-name="ce2">
            <text:p>0.815</text:p>
          </table:table-cell>
          <table:table-cell office:value-type="float" office:value="0.81699999999999995" table:style-name="ce2">
            <text:p>0.817</text:p>
          </table:table-cell>
          <table:table-cell table:number-columns-repeated="1635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BEL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" table:style-name="ce2">
            <text:p>0.81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5099999999999998" table:style-name="ce2">
            <text:p>0.851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3" table:style-name="ce2">
            <text:p>0.873</text:p>
          </table:table-cell>
          <table:table-cell office:value-type="float" office:value="0.876" table:style-name="ce2">
            <text:p>0.876</text:p>
          </table:table-cell>
          <table:table-cell office:value-type="float" office:value="0.879" table:style-name="ce2">
            <text:p>0.879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8900000000000001" table:style-name="ce2">
            <text:p>0.889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300000000000002" table:style-name="ce2">
            <text:p>0.903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500000000000003" table:style-name="ce2">
            <text:p>0.905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1" table:style-name="ce2">
            <text:p>0.91</text:p>
          </table:table-cell>
          <table:table-cell office:value-type="float" office:value="0.91300000000000003" table:style-name="ce2">
            <text:p>0.913</text:p>
          </table:table-cell>
          <table:table-cell office:value-type="float" office:value="0.91500000000000004" table:style-name="ce2">
            <text:p>0.915</text:p>
          </table:table-cell>
          <table:table-cell office:value-type="float" office:value="0.91700000000000004" table:style-name="ce2">
            <text:p>0.917</text:p>
          </table:table-cell>
          <table:table-cell office:value-type="float" office:value="0.91900000000000004" table:style-name="ce2">
            <text:p>0.919</text:p>
          </table:table-cell>
          <table:table-cell table:number-columns-repeated="16352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2">
            <text:p>Belize</text:p>
          </table:table-cell>
          <table:table-cell office:value-type="string" table:style-name="ce2">
            <text:p>BLZ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4" table:style-name="ce2">
            <text:p>0.624</text:p>
          </table:table-cell>
          <table:table-cell office:value-type="float" office:value="0.627" table:style-name="ce2">
            <text:p>0.627</text:p>
          </table:table-cell>
          <table:table-cell office:value-type="float" office:value="0.627" table:style-name="ce2">
            <text:p>0.627</text:p>
          </table:table-cell>
          <table:table-cell office:value-type="float" office:value="0.627" table:style-name="ce2">
            <text:p>0.627</text:p>
          </table:table-cell>
          <table:table-cell office:value-type="float" office:value="0.627" table:style-name="ce2">
            <text:p>0.627</text:p>
          </table:table-cell>
          <table:table-cell office:value-type="float" office:value="0.63" table:style-name="ce2">
            <text:p>0.63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3600000000000001" table:style-name="ce2">
            <text:p>0.636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0699999999999996" table:style-name="ce2">
            <text:p>0.707</text:p>
          </table:table-cell>
          <table:table-cell office:value-type="float" office:value="0.71" table:style-name="ce2">
            <text:p>0.71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" table:style-name="ce2">
            <text:p>0.72</text:p>
          </table:table-cell>
          <table:table-cell table:number-columns-repeated="16352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2">
            <text:p>Benin</text:p>
          </table:table-cell>
          <table:table-cell office:value-type="string" table:style-name="ce2">
            <text:p>BEN</text:p>
          </table:table-cell>
          <table:table-cell office:value-type="float" office:value="0.34799999999999998" table:style-name="ce2">
            <text:p>0.348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0.35799999999999998" table:style-name="ce2">
            <text:p>0.358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0.373" table:style-name="ce2">
            <text:p>0.373</text:p>
          </table:table-cell>
          <table:table-cell office:value-type="float" office:value="0.377" table:style-name="ce2">
            <text:p>0.377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0.41" table:style-name="ce2">
            <text:p>0.41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34" table:style-name="ce2">
            <text:p>0.434</text:p>
          </table:table-cell>
          <table:table-cell office:value-type="float" office:value="0.44" table:style-name="ce2">
            <text:p>0.44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5" table:style-name="ce2">
            <text:p>0.5</text:p>
          </table:table-cell>
          <table:table-cell office:value-type="float" office:value="0.505" table:style-name="ce2">
            <text:p>0.505</text:p>
          </table:table-cell>
          <table:table-cell office:value-type="float" office:value="0.51" table:style-name="ce2">
            <text:p>0.51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0.52" table:style-name="ce2">
            <text:p>0.52</text:p>
          </table:table-cell>
          <table:table-cell table:number-columns-repeated="16352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2">
            <text:p>Bhutan</text:p>
          </table:table-cell>
          <table:table-cell office:value-type="string" table:style-name="ce2">
            <text:p>BTN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0.59399999999999997" table:style-name="ce2">
            <text:p>0.594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0599999999999998" table:style-name="ce2">
            <text:p>0.606</text:p>
          </table:table-cell>
          <table:table-cell office:value-type="float" office:value="0.61" table:style-name="ce2">
            <text:p>0.61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1699999999999999" table:style-name="ce2">
            <text:p>0.617</text:p>
          </table:table-cell>
          <table:table-cell table:number-columns-repeated="16352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Bolivia</text:p>
          </table:table-cell>
          <table:table-cell office:value-type="string" table:style-name="ce2">
            <text:p>BOL</text:p>
          </table:table-cell>
          <table:table-cell office:value-type="float" office:value="0.54" table:style-name="ce2">
            <text:p>0.54</text:p>
          </table:table-cell>
          <table:table-cell office:value-type="float" office:value="0.54900000000000004" table:style-name="ce2">
            <text:p>0.549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0.56200000000000006" table:style-name="ce2">
            <text:p>0.562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5" table:style-name="ce2">
            <text:p>0.625</text:p>
          </table:table-cell>
          <table:table-cell office:value-type="float" office:value="0.629" table:style-name="ce2">
            <text:p>0.629</text:p>
          </table:table-cell>
          <table:table-cell office:value-type="float" office:value="0.63" table:style-name="ce2">
            <text:p>0.63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0.66" table:style-name="ce2">
            <text:p>0.66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7" table:style-name="ce2">
            <text:p>0.7</text:p>
          </table:table-cell>
          <table:table-cell office:value-type="float" office:value="0.70299999999999996" table:style-name="ce2">
            <text:p>0.703</text:p>
          </table:table-cell>
          <table:table-cell table:number-columns-repeated="16352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Bosnia and Herzegovina</text:p>
          </table:table-cell>
          <table:table-cell office:value-type="string" table:style-name="ce2">
            <text:p>BIH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600000000000005" table:style-name="ce2">
            <text:p>0.686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7" table:style-name="ce2">
            <text:p>0.7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2" table:style-name="ce2">
            <text:p>0.72</text:p>
          </table:table-cell>
          <table:table-cell office:value-type="float" office:value="0.72" table:style-name="ce2">
            <text:p>0.72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8" table:style-name="ce2">
            <text:p>0.748</text:p>
          </table:table-cell>
          <table:table-cell office:value-type="float" office:value="0.754" table:style-name="ce2">
            <text:p>0.754</text:p>
          </table:table-cell>
          <table:table-cell office:value-type="float" office:value="0.755" table:style-name="ce2">
            <text:p>0.755</text:p>
          </table:table-cell>
          <table:table-cell office:value-type="float" office:value="0.76500000000000001" table:style-name="ce2">
            <text:p>0.765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6900000000000002" table:style-name="ce2">
            <text:p>0.769</text:p>
          </table:table-cell>
          <table:table-cell table:number-columns-repeated="16352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2">
            <text:p>Botswana</text:p>
          </table:table-cell>
          <table:table-cell office:value-type="string" table:style-name="ce2">
            <text:p>BWA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.57599999999999996" table:style-name="ce2">
            <text:p>0.576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0.56699999999999995" table:style-name="ce2">
            <text:p>0.567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7699999999999996" table:style-name="ce2">
            <text:p>0.577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.57599999999999996" table:style-name="ce2">
            <text:p>0.576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25" table:style-name="ce2">
            <text:p>0.625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6" table:style-name="ce2">
            <text:p>0.66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799999999999998" table:style-name="ce2">
            <text:p>0.728</text:p>
          </table:table-cell>
          <table:table-cell table:number-columns-repeated="16352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BRA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2" table:style-name="ce2">
            <text:p>0.62</text:p>
          </table:table-cell>
          <table:table-cell office:value-type="float" office:value="0.626" table:style-name="ce2">
            <text:p>0.626</text:p>
          </table:table-cell>
          <table:table-cell office:value-type="float" office:value="0.63400000000000001" table:style-name="ce2">
            <text:p>0.634</text:p>
          </table:table-cell>
          <table:table-cell office:value-type="float" office:value="0.64200000000000002" table:style-name="ce2">
            <text:p>0.642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7" table:style-name="ce2">
            <text:p>0.67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8400000000000005" table:style-name="ce2">
            <text:p>0.684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" table:style-name="ce2">
            <text:p>0.7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3" table:style-name="ce2">
            <text:p>0.73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52" table:style-name="ce2">
            <text:p>0.752</text:p>
          </table:table-cell>
          <table:table-cell office:value-type="float" office:value="0.755" table:style-name="ce2">
            <text:p>0.755</text:p>
          </table:table-cell>
          <table:table-cell office:value-type="float" office:value="0.755" table:style-name="ce2">
            <text:p>0.755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6" table:style-name="ce2">
            <text:p>0.76</text:p>
          </table:table-cell>
          <table:table-cell office:value-type="float" office:value="0.76100000000000001" table:style-name="ce2">
            <text:p>0.761</text:p>
          </table:table-cell>
          <table:table-cell table:number-columns-repeated="1635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Brunei Darussalam</text:p>
          </table:table-cell>
          <table:table-cell office:value-type="string" table:style-name="ce2">
            <text:p>BRN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7300000000000002" table:style-name="ce2">
            <text:p>0.773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0.78300000000000003" table:style-name="ce2">
            <text:p>0.783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499999999999995" table:style-name="ce2">
            <text:p>0.815</text:p>
          </table:table-cell>
          <table:table-cell office:value-type="float" office:value="0.82" table:style-name="ce2">
            <text:p>0.82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3099999999999996" table:style-name="ce2">
            <text:p>0.831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599999999999997" table:style-name="ce2">
            <text:p>0.836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4499999999999997" table:style-name="ce2">
            <text:p>0.845</text:p>
          </table:table-cell>
          <table:table-cell table:number-columns-repeated="16352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Bulgaria</text:p>
          </table:table-cell>
          <table:table-cell office:value-type="string" table:style-name="ce2">
            <text:p>BGR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" table:style-name="ce2">
            <text:p>0.69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1" table:style-name="ce2">
            <text:p>0.71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45" table:style-name="ce2">
            <text:p>0.745</text:p>
          </table:table-cell>
          <table:table-cell office:value-type="float" office:value="0.75" table:style-name="ce2">
            <text:p>0.75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1200000000000006" table:style-name="ce2">
            <text:p>0.812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599999999999995" table:style-name="ce2">
            <text:p>0.816</text:p>
          </table:table-cell>
          <table:table-cell table:number-columns-repeated="16352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2">
            <text:p>Burkina Faso</text:p>
          </table:table-cell>
          <table:table-cell office:value-type="string" table:style-name="ce2">
            <text:p>BFA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0.312" table:style-name="ce2">
            <text:p>0.312</text:p>
          </table:table-cell>
          <table:table-cell office:value-type="float" office:value="0.32400000000000001" table:style-name="ce2">
            <text:p>0.324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0.34399999999999997" table:style-name="ce2">
            <text:p>0.344</text:p>
          </table:table-cell>
          <table:table-cell office:value-type="float" office:value="0.35699999999999998" table:style-name="ce2">
            <text:p>0.357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0.375" table:style-name="ce2">
            <text:p>0.375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0.42" table:style-name="ce2">
            <text:p>0.42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0.434" table:style-name="ce2">
            <text:p>0.434</text:p>
          </table:table-cell>
          <table:table-cell table:number-columns-repeated="16352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Burundi</text:p>
          </table:table-cell>
          <table:table-cell office:value-type="string" table:style-name="ce2">
            <text:p>BDI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0.29099999999999998" table:style-name="ce2">
            <text:p>0.291</text:p>
          </table:table-cell>
          <table:table-cell office:value-type="float" office:value="0.28699999999999998" table:style-name="ce2">
            <text:p>0.287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0.28699999999999998" table:style-name="ce2">
            <text:p>0.287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0.312" table:style-name="ce2">
            <text:p>0.312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0.35099999999999998" table:style-name="ce2">
            <text:p>0.351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0.375" table:style-name="ce2">
            <text:p>0.375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41" table:style-name="ce2">
            <text:p>0.41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2299999999999999" table:style-name="ce2">
            <text:p>0.423</text:p>
          </table:table-cell>
          <table:table-cell table:number-columns-repeated="16352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Cabo Verde</text:p>
          </table:table-cell>
          <table:table-cell office:value-type="string" table:style-name="ce2">
            <text:p>CPV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6399999999999995" table:style-name="ce2">
            <text:p>0.564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0.57599999999999996" table:style-name="ce2">
            <text:p>0.576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9199999999999997" table:style-name="ce2">
            <text:p>0.592</text:p>
          </table:table-cell>
          <table:table-cell office:value-type="float" office:value="0.60599999999999998" table:style-name="ce2">
            <text:p>0.606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22" table:style-name="ce2">
            <text:p>0.622</text:p>
          </table:table-cell>
          <table:table-cell office:value-type="float" office:value="0.623" table:style-name="ce2">
            <text:p>0.623</text:p>
          </table:table-cell>
          <table:table-cell office:value-type="float" office:value="0.626" table:style-name="ce2">
            <text:p>0.626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3400000000000001" table:style-name="ce2">
            <text:p>0.634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100000000000002" table:style-name="ce2">
            <text:p>0.651</text:p>
          </table:table-cell>
          <table:table-cell table:number-columns-repeated="16352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2">
            <text:p>Cambodia</text:p>
          </table:table-cell>
          <table:table-cell office:value-type="string" table:style-name="ce2">
            <text:p>KHM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0.374" table:style-name="ce2">
            <text:p>0.374</text:p>
          </table:table-cell>
          <table:table-cell office:value-type="float" office:value="0.38700000000000001" table:style-name="ce2">
            <text:p>0.387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34" table:style-name="ce2">
            <text:p>0.434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9" table:style-name="ce2">
            <text:p>0.49</text:p>
          </table:table-cell>
          <table:table-cell office:value-type="float" office:value="0.502" table:style-name="ce2">
            <text:p>0.502</text:p>
          </table:table-cell>
          <table:table-cell office:value-type="float" office:value="0.51600000000000001" table:style-name="ce2">
            <text:p>0.516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0.56100000000000005" table:style-name="ce2">
            <text:p>0.561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8099999999999996" table:style-name="ce2">
            <text:p>0.581</text:p>
          </table:table-cell>
          <table:table-cell table:number-columns-repeated="16352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Cameroon</text:p>
          </table:table-cell>
          <table:table-cell office:value-type="string" table:style-name="ce2">
            <text:p>CMR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42" table:style-name="ce2">
            <text:p>0.442</text:p>
          </table:table-cell>
          <table:table-cell office:value-type="float" office:value="0.438" table:style-name="ce2">
            <text:p>0.438</text:p>
          </table:table-cell>
          <table:table-cell office:value-type="float" office:value="0.432" table:style-name="ce2">
            <text:p>0.432</text:p>
          </table:table-cell>
          <table:table-cell office:value-type="float" office:value="0.43" table:style-name="ce2">
            <text:p>0.43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0.434" table:style-name="ce2">
            <text:p>0.434</text:p>
          </table:table-cell>
          <table:table-cell office:value-type="float" office:value="0.434" table:style-name="ce2">
            <text:p>0.434</text:p>
          </table:table-cell>
          <table:table-cell office:value-type="float" office:value="0.439" table:style-name="ce2">
            <text:p>0.439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0.47" table:style-name="ce2">
            <text:p>0.47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7" table:style-name="ce2">
            <text:p>0.497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4" table:style-name="ce2">
            <text:p>0.54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56299999999999994" table:style-name="ce2">
            <text:p>0.563</text:p>
          </table:table-cell>
          <table:table-cell table:number-columns-repeated="1635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Canada</text:p>
          </table:table-cell>
          <table:table-cell office:value-type="string" table:style-name="ce2">
            <text:p>CAN</text:p>
          </table:table-cell>
          <table:table-cell office:value-type="float" office:value="0.85" table:style-name="ce2">
            <text:p>0.85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5899999999999999" table:style-name="ce2">
            <text:p>0.859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2" table:style-name="ce2">
            <text:p>0.872</text:p>
          </table:table-cell>
          <table:table-cell office:value-type="float" office:value="0.877" table:style-name="ce2">
            <text:p>0.877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1" table:style-name="ce2">
            <text:p>0.91</text:p>
          </table:table-cell>
          <table:table-cell office:value-type="float" office:value="0.91400000000000003" table:style-name="ce2">
            <text:p>0.914</text:p>
          </table:table-cell>
          <table:table-cell office:value-type="float" office:value="0.91700000000000004" table:style-name="ce2">
            <text:p>0.917</text:p>
          </table:table-cell>
          <table:table-cell office:value-type="float" office:value="0.92" table:style-name="ce2">
            <text:p>0.92</text:p>
          </table:table-cell>
          <table:table-cell office:value-type="float" office:value="0.92100000000000004" table:style-name="ce2">
            <text:p>0.921</text:p>
          </table:table-cell>
          <table:table-cell office:value-type="float" office:value="0.92200000000000004" table:style-name="ce2">
            <text:p>0.922</text:p>
          </table:table-cell>
          <table:table-cell table:number-columns-repeated="16352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2">
            <text:p>Central African Republic</text:p>
          </table:table-cell>
          <table:table-cell office:value-type="string" table:style-name="ce2">
            <text:p>CAF</text:p>
          </table:table-cell>
          <table:table-cell office:value-type="float" office:value="0.32" table:style-name="ce2">
            <text:p>0.32</text:p>
          </table:table-cell>
          <table:table-cell office:value-type="float" office:value="0.314" table:style-name="ce2">
            <text:p>0.314</text:p>
          </table:table-cell>
          <table:table-cell office:value-type="float" office:value="0.29899999999999999" table:style-name="ce2">
            <text:p>0.299</text:p>
          </table:table-cell>
          <table:table-cell office:value-type="float" office:value="0.29899999999999999" table:style-name="ce2">
            <text:p>0.299</text:p>
          </table:table-cell>
          <table:table-cell office:value-type="float" office:value="0.3" table:style-name="ce2">
            <text:p>0.3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0.308" table:style-name="ce2">
            <text:p>0.308</text:p>
          </table:table-cell>
          <table:table-cell office:value-type="float" office:value="0.307" table:style-name="ce2">
            <text:p>0.307</text:p>
          </table:table-cell>
          <table:table-cell office:value-type="float" office:value="0.311" table:style-name="ce2">
            <text:p>0.311</text:p>
          </table:table-cell>
          <table:table-cell office:value-type="float" office:value="0.314" table:style-name="ce2">
            <text:p>0.314</text:p>
          </table:table-cell>
          <table:table-cell office:value-type="float" office:value="0.314" table:style-name="ce2">
            <text:p>0.314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0.34599999999999997" table:style-name="ce2">
            <text:p>0.346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0.37" table:style-name="ce2">
            <text:p>0.37</text:p>
          </table:table-cell>
          <table:table-cell office:value-type="float" office:value="0.35099999999999998" table:style-name="ce2">
            <text:p>0.351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0.372" table:style-name="ce2">
            <text:p>0.372</text:p>
          </table:table-cell>
          <table:table-cell office:value-type="float" office:value="0.376" table:style-name="ce2">
            <text:p>0.376</text:p>
          </table:table-cell>
          <table:table-cell office:value-type="float" office:value="0.38100000000000001" table:style-name="ce2">
            <text:p>0.381</text:p>
          </table:table-cell>
          <table:table-cell table:number-columns-repeated="16352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Chad</text:p>
          </table:table-cell>
          <table:table-cell office:value-type="string" table:style-name="ce2">
            <text:p>TCD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0.311" table:style-name="ce2">
            <text:p>0.311</text:p>
          </table:table-cell>
          <table:table-cell office:value-type="float" office:value="0.31" table:style-name="ce2">
            <text:p>0.3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0.35" table:style-name="ce2">
            <text:p>0.35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0.374" table:style-name="ce2">
            <text:p>0.374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0.40100000000000002" table:style-name="ce2">
            <text:p>0.401</text:p>
          </table:table-cell>
          <table:table-cell table:number-columns-repeated="1635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Chile</text:p>
          </table:table-cell>
          <table:table-cell office:value-type="string" table:style-name="ce2">
            <text:p>CHL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7" table:style-name="ce2">
            <text:p>0.747</text:p>
          </table:table-cell>
          <table:table-cell office:value-type="float" office:value="0.753" table:style-name="ce2">
            <text:p>0.753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300000000000002" table:style-name="ce2">
            <text:p>0.773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" table:style-name="ce2">
            <text:p>0.8</text:p>
          </table:table-cell>
          <table:table-cell office:value-type="float" office:value="0.81200000000000006" table:style-name="ce2">
            <text:p>0.812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3" table:style-name="ce2">
            <text:p>0.83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4699999999999998" table:style-name="ce2">
            <text:p>0.847</text:p>
          </table:table-cell>
          <table:table-cell table:number-columns-repeated="16352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China</text:p>
          </table:table-cell>
          <table:table-cell office:value-type="string" table:style-name="ce2">
            <text:p>CHN</text:p>
          </table:table-cell>
          <table:table-cell office:value-type="float" office:value="0.501" table:style-name="ce2">
            <text:p>0.501</text:p>
          </table:table-cell>
          <table:table-cell office:value-type="float" office:value="0.50900000000000001" table:style-name="ce2">
            <text:p>0.509</text:p>
          </table:table-cell>
          <table:table-cell office:value-type="float" office:value="0.52" table:style-name="ce2">
            <text:p>0.52</text:p>
          </table:table-cell>
          <table:table-cell office:value-type="float" office:value="0.53" table:style-name="ce2">
            <text:p>0.53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0.54900000000000004" table:style-name="ce2">
            <text:p>0.549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61" table:style-name="ce2">
            <text:p>0.61</text:p>
          </table:table-cell>
          <table:table-cell office:value-type="float" office:value="0.622" table:style-name="ce2">
            <text:p>0.622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7" table:style-name="ce2">
            <text:p>0.67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9" table:style-name="ce2">
            <text:p>0.69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9" table:style-name="ce2">
            <text:p>0.749</text:p>
          </table:table-cell>
          <table:table-cell office:value-type="float" office:value="0.753" table:style-name="ce2">
            <text:p>0.753</text:p>
          </table:table-cell>
          <table:table-cell office:value-type="float" office:value="0.75800000000000001" table:style-name="ce2">
            <text:p>0.758</text:p>
          </table:table-cell>
          <table:table-cell table:number-columns-repeated="16352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COL</text:p>
          </table:table-cell>
          <table:table-cell office:value-type="float" office:value="0.6" table:style-name="ce2">
            <text:p>0.6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21" table:style-name="ce2">
            <text:p>0.621</text:p>
          </table:table-cell>
          <table:table-cell office:value-type="float" office:value="0.628" table:style-name="ce2">
            <text:p>0.628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8" table:style-name="ce2">
            <text:p>0.68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7" table:style-name="ce2">
            <text:p>0.7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2" table:style-name="ce2">
            <text:p>0.7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46" table:style-name="ce2">
            <text:p>0.746</text:p>
          </table:table-cell>
          <table:table-cell office:value-type="float" office:value="0.75" table:style-name="ce2">
            <text:p>0.75</text:p>
          </table:table-cell>
          <table:table-cell office:value-type="float" office:value="0.753" table:style-name="ce2">
            <text:p>0.753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" table:style-name="ce2">
            <text:p>0.76</text:p>
          </table:table-cell>
          <table:table-cell office:value-type="float" office:value="0.76100000000000001" table:style-name="ce2">
            <text:p>0.761</text:p>
          </table:table-cell>
          <table:table-cell table:number-columns-repeated="16352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Comoros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0.48" table:style-name="ce2">
            <text:p>0.48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499" table:style-name="ce2">
            <text:p>0.499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2900000000000003" table:style-name="ce2">
            <text:p>0.529</text:p>
          </table:table-cell>
          <table:table-cell office:value-type="float" office:value="0.53200000000000003" table:style-name="ce2">
            <text:p>0.532</text:p>
          </table:table-cell>
          <table:table-cell office:value-type="float" office:value="0.53400000000000003" table:style-name="ce2">
            <text:p>0.534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3800000000000003" table:style-name="ce2">
            <text:p>0.538</text:p>
          </table:table-cell>
          <table:table-cell table:number-columns-repeated="16352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Congo</text:p>
          </table:table-cell>
          <table:table-cell office:value-type="string" table:style-name="ce2">
            <text:p>COD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3" table:style-name="ce2">
            <text:p>0.53</text:p>
          </table:table-cell>
          <table:table-cell office:value-type="float" office:value="0.53" table:style-name="ce2">
            <text:p>0.53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05" table:style-name="ce2">
            <text:p>0.505</text:p>
          </table:table-cell>
          <table:table-cell office:value-type="float" office:value="0.503" table:style-name="ce2">
            <text:p>0.503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1100000000000001" table:style-name="ce2">
            <text:p>0.511</text:p>
          </table:table-cell>
          <table:table-cell office:value-type="float" office:value="0.5" table:style-name="ce2">
            <text:p>0.5</text:p>
          </table:table-cell>
          <table:table-cell office:value-type="float" office:value="0.495" table:style-name="ce2">
            <text:p>0.495</text:p>
          </table:table-cell>
          <table:table-cell office:value-type="float" office:value="0.501" table:style-name="ce2">
            <text:p>0.501</text:p>
          </table:table-cell>
          <table:table-cell office:value-type="float" office:value="0.504" table:style-name="ce2">
            <text:p>0.504</text:p>
          </table:table-cell>
          <table:table-cell office:value-type="float" office:value="0.504" table:style-name="ce2">
            <text:p>0.504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53800000000000003" table:style-name="ce2">
            <text:p>0.538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0.55700000000000005" table:style-name="ce2">
            <text:p>0.557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0.61399999999999999" table:style-name="ce2">
            <text:p>0.614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0.60899999999999999" table:style-name="ce2">
            <text:p>0.609</text:p>
          </table:table-cell>
          <table:table-cell table:number-columns-repeated="16352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2">
            <text:p>Congo (Democratic Republic of the)</text:p>
          </table:table-cell>
          <table:table-cell office:value-type="string" table:style-name="ce2">
            <text:p>COD</text:p>
          </table:table-cell>
          <table:table-cell office:value-type="float" office:value="0.377" table:style-name="ce2">
            <text:p>0.377</text:p>
          </table:table-cell>
          <table:table-cell office:value-type="float" office:value="0.371" table:style-name="ce2">
            <text:p>0.371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0.34" table:style-name="ce2">
            <text:p>0.34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0.35699999999999998" table:style-name="ce2">
            <text:p>0.357</text:p>
          </table:table-cell>
          <table:table-cell office:value-type="float" office:value="0.36399999999999999" table:style-name="ce2">
            <text:p>0.364</text:p>
          </table:table-cell>
          <table:table-cell office:value-type="float" office:value="0.372" table:style-name="ce2">
            <text:p>0.372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4" table:style-name="ce2">
            <text:p>0.4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0.441" table:style-name="ce2">
            <text:p>0.441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5900000000000002" table:style-name="ce2">
            <text:p>0.459</text:p>
          </table:table-cell>
          <table:table-cell table:number-columns-repeated="16352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CRI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7" table:style-name="ce2">
            <text:p>0.67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" table:style-name="ce2">
            <text:p>0.69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2" table:style-name="ce2">
            <text:p>0.7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5" table:style-name="ce2">
            <text:p>0.75</text:p>
          </table:table-cell>
          <table:table-cell office:value-type="float" office:value="0.751" table:style-name="ce2">
            <text:p>0.751</text:p>
          </table:table-cell>
          <table:table-cell office:value-type="float" office:value="0.754" table:style-name="ce2">
            <text:p>0.754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400000000000004" table:style-name="ce2">
            <text:p>0.794</text:p>
          </table:table-cell>
          <table:table-cell table:number-columns-repeated="1635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HRV</text:p>
          </table:table-cell>
          <table:table-cell office:value-type="float" office:value="0.67" table:style-name="ce2">
            <text:p>0.67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2" table:style-name="ce2">
            <text:p>0.72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4" table:style-name="ce2">
            <text:p>0.74</text:p>
          </table:table-cell>
          <table:table-cell office:value-type="float" office:value="0.749" table:style-name="ce2">
            <text:p>0.749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300000000000002" table:style-name="ce2">
            <text:p>0.773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" table:style-name="ce2">
            <text:p>0.82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3" table:style-name="ce2">
            <text:p>0.83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3699999999999997" table:style-name="ce2">
            <text:p>0.837</text:p>
          </table:table-cell>
          <table:table-cell table:number-columns-repeated="16352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Cuba</text:p>
          </table:table-cell>
          <table:table-cell office:value-type="string" table:style-name="ce2">
            <text:p>CUB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7" table:style-name="ce2">
            <text:p>0.67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0.65200000000000002" table:style-name="ce2">
            <text:p>0.652</text:p>
          </table:table-cell>
          <table:table-cell office:value-type="float" office:value="0.65400000000000003" table:style-name="ce2">
            <text:p>0.654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600000000000005" table:style-name="ce2">
            <text:p>0.686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3" table:style-name="ce2">
            <text:p>0.73</text:p>
          </table:table-cell>
          <table:table-cell office:value-type="float" office:value="0.752" table:style-name="ce2">
            <text:p>0.752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0.78" table:style-name="ce2">
            <text:p>0.78</text:p>
          </table:table-cell>
          <table:table-cell office:value-type="float" office:value="0.77600000000000002" table:style-name="ce2">
            <text:p>0.776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77800000000000002" table:style-name="ce2">
            <text:p>0.778</text:p>
          </table:table-cell>
          <table:table-cell table:number-columns-repeated="16352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Cyprus</text:p>
          </table:table-cell>
          <table:table-cell office:value-type="string" table:style-name="ce2">
            <text:p>CYP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300000000000003" table:style-name="ce2">
            <text:p>0.783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3" table:style-name="ce2">
            <text:p>0.83</text:p>
          </table:table-cell>
          <table:table-cell office:value-type="float" office:value="0.83599999999999997" table:style-name="ce2">
            <text:p>0.836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5199999999999998" table:style-name="ce2">
            <text:p>0.852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5" table:style-name="ce2">
            <text:p>0.85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199999999999998" table:style-name="ce2">
            <text:p>0.852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71" table:style-name="ce2">
            <text:p>0.871</text:p>
          </table:table-cell>
          <table:table-cell office:value-type="float" office:value="0.873" table:style-name="ce2">
            <text:p>0.873</text:p>
          </table:table-cell>
          <table:table-cell table:number-columns-repeated="1635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Czechia</text:p>
          </table:table-cell>
          <table:table-cell office:value-type="float" office:value="0" table:formula="of:=#N/A" table:style-name="ce2">
            <text:p>#N/A</text:p>
          </table:table-cell>
          <table:table-cell office:value-type="float" office:value="0.73" table:style-name="ce2">
            <text:p>0.73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53" table:style-name="ce2">
            <text:p>0.753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5" table:style-name="ce2">
            <text:p>0.85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74" table:style-name="ce2">
            <text:p>0.874</text:p>
          </table:table-cell>
          <table:table-cell office:value-type="float" office:value="0.879" table:style-name="ce2">
            <text:p>0.879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9100000000000001" table:style-name="ce2">
            <text:p>0.891</text:p>
          </table:table-cell>
          <table:table-cell table:number-columns-repeated="16352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CÃ´te d'Ivoire</text:p>
          </table:table-cell>
          <table:table-cell office:value-type="float" office:value="0" table:formula="of:=#N/A" table:style-name="ce2">
            <text:p>#N/A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0.41699999999999998" table:style-name="ce2">
            <text:p>0.417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3" table:style-name="ce2">
            <text:p>0.43</text:p>
          </table:table-cell>
          <table:table-cell office:value-type="float" office:value="0.435" table:style-name="ce2">
            <text:p>0.435</text:p>
          </table:table-cell>
          <table:table-cell office:value-type="float" office:value="0.441" table:style-name="ce2">
            <text:p>0.441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1600000000000001" table:style-name="ce2">
            <text:p>0.516</text:p>
          </table:table-cell>
          <table:table-cell table:number-columns-repeated="1635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Denmark</text:p>
          </table:table-cell>
          <table:table-cell office:value-type="string" table:style-name="ce2">
            <text:p>DNK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499999999999995" table:style-name="ce2">
            <text:p>0.815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3099999999999996" table:style-name="ce2">
            <text:p>0.831</text:p>
          </table:table-cell>
          <table:table-cell office:value-type="float" office:value="0.83699999999999997" table:style-name="ce2">
            <text:p>0.837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0.876" table:style-name="ce2">
            <text:p>0.876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9400000000000002" table:style-name="ce2">
            <text:p>0.894</text:p>
          </table:table-cell>
          <table:table-cell office:value-type="float" office:value="0.89800000000000002" table:style-name="ce2">
            <text:p>0.898</text:p>
          </table:table-cell>
          <table:table-cell office:value-type="float" office:value="0.90300000000000002" table:style-name="ce2">
            <text:p>0.903</text:p>
          </table:table-cell>
          <table:table-cell office:value-type="float" office:value="0.90500000000000003" table:style-name="ce2">
            <text:p>0.905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900000000000003" table:style-name="ce2">
            <text:p>0.909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1" table:style-name="ce2">
            <text:p>0.91</text:p>
          </table:table-cell>
          <table:table-cell office:value-type="float" office:value="0.92200000000000004" table:style-name="ce2">
            <text:p>0.922</text:p>
          </table:table-cell>
          <table:table-cell office:value-type="float" office:value="0.92400000000000004" table:style-name="ce2">
            <text:p>0.924</text:p>
          </table:table-cell>
          <table:table-cell office:value-type="float" office:value="0.92600000000000005" table:style-name="ce2">
            <text:p>0.926</text:p>
          </table:table-cell>
          <table:table-cell office:value-type="float" office:value="0.92800000000000005" table:style-name="ce2">
            <text:p>0.928</text:p>
          </table:table-cell>
          <table:table-cell office:value-type="float" office:value="0.92600000000000005" table:style-name="ce2">
            <text:p>0.926</text:p>
          </table:table-cell>
          <table:table-cell office:value-type="float" office:value="0.92800000000000005" table:style-name="ce2">
            <text:p>0.928</text:p>
          </table:table-cell>
          <table:table-cell office:value-type="float" office:value="0.92900000000000005" table:style-name="ce2">
            <text:p>0.929</text:p>
          </table:table-cell>
          <table:table-cell office:value-type="float" office:value="0.93" table:style-name="ce2">
            <text:p>0.93</text:p>
          </table:table-cell>
          <table:table-cell table:number-columns-repeated="16352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Djibouti</text:p>
          </table:table-cell>
          <table:table-cell office:value-type="string" table:style-name="ce2">
            <text:p>DJI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35299999999999998" table:style-name="ce2">
            <text:p>0.353</text:p>
          </table:table-cell>
          <table:table-cell office:value-type="float" office:value="0.35099999999999998" table:style-name="ce2">
            <text:p>0.351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0.35599999999999998" table:style-name="ce2">
            <text:p>0.356</text:p>
          </table:table-cell>
          <table:table-cell office:value-type="float" office:value="0.36" table:style-name="ce2">
            <text:p>0.36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0.37" table:style-name="ce2">
            <text:p>0.37</text:p>
          </table:table-cell>
          <table:table-cell office:value-type="float" office:value="0.376" table:style-name="ce2">
            <text:p>0.376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32" table:style-name="ce2">
            <text:p>0.432</text:p>
          </table:table-cell>
          <table:table-cell office:value-type="float" office:value="0.437" table:style-name="ce2">
            <text:p>0.437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495" table:style-name="ce2">
            <text:p>0.495</text:p>
          </table:table-cell>
          <table:table-cell table:number-columns-repeated="16352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Dominica</text:p>
          </table:table-cell>
          <table:table-cell office:value-type="string" table:style-name="ce2">
            <text:p>DMA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" table:style-name="ce2">
            <text:p>0.73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2399999999999998" table:style-name="ce2">
            <text:p>0.724</text:p>
          </table:table-cell>
          <table:table-cell table:number-columns-repeated="16352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Dominican Republic</text:p>
          </table:table-cell>
          <table:table-cell office:value-type="string" table:style-name="ce2">
            <text:p>DOM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0599999999999998" table:style-name="ce2">
            <text:p>0.606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4" table:style-name="ce2">
            <text:p>0.624</text:p>
          </table:table-cell>
          <table:table-cell office:value-type="float" office:value="0.63" table:style-name="ce2">
            <text:p>0.63</text:p>
          </table:table-cell>
          <table:table-cell office:value-type="float" office:value="0.63700000000000001" table:style-name="ce2">
            <text:p>0.637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899999999999995" table:style-name="ce2">
            <text:p>0.689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5" table:style-name="ce2">
            <text:p>0.745</text:p>
          </table:table-cell>
          <table:table-cell table:number-columns-repeated="16352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Ecuador</text:p>
          </table:table-cell>
          <table:table-cell office:value-type="string" table:style-name="ce2">
            <text:p>ECU</text:p>
          </table:table-cell>
          <table:table-cell office:value-type="float" office:value="0.64200000000000002" table:style-name="ce2">
            <text:p>0.642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" table:style-name="ce2">
            <text:p>0.67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" table:style-name="ce2">
            <text:p>0.74</text:p>
          </table:table-cell>
          <table:table-cell office:value-type="float" office:value="0.751" table:style-name="ce2">
            <text:p>0.751</text:p>
          </table:table-cell>
          <table:table-cell office:value-type="float" office:value="0.75" table:style-name="ce2">
            <text:p>0.75</text:p>
          </table:table-cell>
          <table:table-cell office:value-type="float" office:value="0.75800000000000001" table:style-name="ce2">
            <text:p>0.758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5800000000000001" table:style-name="ce2">
            <text:p>0.758</text:p>
          </table:table-cell>
          <table:table-cell table:number-columns-repeated="16352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EGY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5700000000000005" table:style-name="ce2">
            <text:p>0.557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599999999999996" table:style-name="ce2">
            <text:p>0.576</text:p>
          </table:table-cell>
          <table:table-cell office:value-type="float" office:value="0.58399999999999996" table:style-name="ce2">
            <text:p>0.584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0.59199999999999997" table:style-name="ce2">
            <text:p>0.59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21" table:style-name="ce2">
            <text:p>0.621</text:p>
          </table:table-cell>
          <table:table-cell office:value-type="float" office:value="0.623" table:style-name="ce2">
            <text:p>0.623</text:p>
          </table:table-cell>
          <table:table-cell office:value-type="float" office:value="0.629" table:style-name="ce2">
            <text:p>0.629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900000000000003" table:style-name="ce2">
            <text:p>0.659</text:p>
          </table:table-cell>
          <table:table-cell office:value-type="float" office:value="0.66" table:style-name="ce2">
            <text:p>0.66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9" table:style-name="ce2">
            <text:p>0.69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" table:style-name="ce2">
            <text:p>0.7</text:p>
          </table:table-cell>
          <table:table-cell table:number-columns-repeated="16352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2">
            <text:p>El Salvador</text:p>
          </table:table-cell>
          <table:table-cell office:value-type="string" table:style-name="ce2">
            <text:p>SLV</text:p>
          </table:table-cell>
          <table:table-cell office:value-type="float" office:value="0.52900000000000003" table:style-name="ce2">
            <text:p>0.529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0.54400000000000004" table:style-name="ce2">
            <text:p>0.54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0.56399999999999995" table:style-name="ce2">
            <text:p>0.564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9" table:style-name="ce2">
            <text:p>0.59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" table:style-name="ce2">
            <text:p>0.6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5" table:style-name="ce2">
            <text:p>0.625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3700000000000001" table:style-name="ce2">
            <text:p>0.637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900000000000003" table:style-name="ce2">
            <text:p>0.659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0.66" table:style-name="ce2">
            <text:p>0.66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" table:style-name="ce2">
            <text:p>0.66</text:p>
          </table:table-cell>
          <table:table-cell office:value-type="float" office:value="0.66" table:style-name="ce2">
            <text:p>0.66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6700000000000004" table:style-name="ce2">
            <text:p>0.667</text:p>
          </table:table-cell>
          <table:table-cell table:number-columns-repeated="16352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Equatorial Guinea</text:p>
          </table:table-cell>
          <table:table-cell office:value-type="string" table:style-name="ce2">
            <text:p>GNQ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2" table:style-name="ce2">
            <text:p>0.52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53600000000000003" table:style-name="ce2">
            <text:p>0.536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9" table:style-name="ce2">
            <text:p>0.59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59199999999999997" table:style-name="ce2">
            <text:p>0.592</text:p>
          </table:table-cell>
          <table:table-cell office:value-type="float" office:value="0.59" table:style-name="ce2">
            <text:p>0.59</text:p>
          </table:table-cell>
          <table:table-cell office:value-type="float" office:value="0.58799999999999997" table:style-name="ce2">
            <text:p>0.588</text:p>
          </table:table-cell>
          <table:table-cell table:number-columns-repeated="16352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2">
            <text:p>Eritrea</text:p>
          </table:table-cell>
          <table:table-cell office:value-type="string" table:style-name="ce2">
            <text:p>ERI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32" table:style-name="ce2">
            <text:p>0.432</text:p>
          </table:table-cell>
          <table:table-cell office:value-type="float" office:value="0.433" table:style-name="ce2">
            <text:p>0.433</text:p>
          </table:table-cell>
          <table:table-cell office:value-type="float" office:value="0.433" table:style-name="ce2">
            <text:p>0.433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36" table:style-name="ce2">
            <text:p>0.436</text:p>
          </table:table-cell>
          <table:table-cell office:value-type="float" office:value="0.433" table:style-name="ce2">
            <text:p>0.433</text:p>
          </table:table-cell>
          <table:table-cell office:value-type="float" office:value="0.434" table:style-name="ce2">
            <text:p>0.434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4" table:style-name="ce2">
            <text:p>0.434</text:p>
          </table:table-cell>
          <table:table-cell table:number-columns-repeated="16352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Estonia</text:p>
          </table:table-cell>
          <table:table-cell office:value-type="string" table:style-name="ce2">
            <text:p>EST</text:p>
          </table:table-cell>
          <table:table-cell office:value-type="float" office:value="0.73" table:style-name="ce2">
            <text:p>0.73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47" table:style-name="ce2">
            <text:p>0.747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.78" table:style-name="ce2">
            <text:p>0.78</text:p>
          </table:table-cell>
          <table:table-cell office:value-type="float" office:value="0.79" table:style-name="ce2">
            <text:p>0.79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899999999999999" table:style-name="ce2">
            <text:p>0.85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71" table:style-name="ce2">
            <text:p>0.871</text:p>
          </table:table-cell>
          <table:table-cell office:value-type="float" office:value="0.875" table:style-name="ce2">
            <text:p>0.875</text:p>
          </table:table-cell>
          <table:table-cell office:value-type="float" office:value="0.879" table:style-name="ce2">
            <text:p>0.879</text:p>
          </table:table-cell>
          <table:table-cell office:value-type="float" office:value="0.88200000000000001" table:style-name="ce2">
            <text:p>0.882</text:p>
          </table:table-cell>
          <table:table-cell table:number-columns-repeated="16352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Eswatini (Kingdom of)</text:p>
          </table:table-cell>
          <table:table-cell office:value-type="string" table:style-name="ce2">
            <text:p>SWZ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4300000000000004" table:style-name="ce2">
            <text:p>0.543</text:p>
          </table:table-cell>
          <table:table-cell office:value-type="float" office:value="0.53800000000000003" table:style-name="ce2">
            <text:p>0.538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2600000000000002" table:style-name="ce2">
            <text:p>0.526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0.48299999999999998" table:style-name="ce2">
            <text:p>0.483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4" table:style-name="ce2">
            <text:p>0.44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0.501" table:style-name="ce2">
            <text:p>0.501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2800000000000002" table:style-name="ce2">
            <text:p>0.528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0799999999999998" table:style-name="ce2">
            <text:p>0.608</text:p>
          </table:table-cell>
          <table:table-cell table:number-columns-repeated="16352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Ethiopia</text:p>
          </table:table-cell>
          <table:table-cell office:value-type="string" table:style-name="ce2">
            <text:p>ETH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0.31" table:style-name="ce2">
            <text:p>0.31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0.34599999999999997" table:style-name="ce2">
            <text:p>0.346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0.377" table:style-name="ce2">
            <text:p>0.377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0.439" table:style-name="ce2">
            <text:p>0.439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6" table:style-name="ce2">
            <text:p>0.46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7" table:style-name="ce2">
            <text:p>0.47</text:p>
          </table:table-cell>
          <table:table-cell table:number-columns-repeated="16352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Fiji</text:p>
          </table:table-cell>
          <table:table-cell office:value-type="string" table:style-name="ce2">
            <text:p>FJI</text:p>
          </table:table-cell>
          <table:table-cell office:value-type="float" office:value="0.64" table:style-name="ce2">
            <text:p>0.64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" table:style-name="ce2">
            <text:p>0.66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699999999999996" table:style-name="ce2">
            <text:p>0.707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399999999999998" table:style-name="ce2">
            <text:p>0.724</text:p>
          </table:table-cell>
          <table:table-cell table:number-columns-repeated="1635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Finland</text:p>
          </table:table-cell>
          <table:table-cell office:value-type="string" table:style-name="ce2">
            <text:p>FIN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0.82299999999999995" table:style-name="ce2">
            <text:p>0.823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4" table:style-name="ce2">
            <text:p>0.84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5799999999999998" table:style-name="ce2">
            <text:p>0.858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6699999999999999" table:style-name="ce2">
            <text:p>0.867</text:p>
          </table:table-cell>
          <table:table-cell office:value-type="float" office:value="0.87" table:style-name="ce2">
            <text:p>0.87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100000000000002" table:style-name="ce2">
            <text:p>0.901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300000000000002" table:style-name="ce2">
            <text:p>0.903</text:p>
          </table:table-cell>
          <table:table-cell office:value-type="float" office:value="0.90700000000000003" table:style-name="ce2">
            <text:p>0.907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1800000000000004" table:style-name="ce2">
            <text:p>0.918</text:p>
          </table:table-cell>
          <table:table-cell office:value-type="float" office:value="0.91900000000000004" table:style-name="ce2">
            <text:p>0.919</text:p>
          </table:table-cell>
          <table:table-cell office:value-type="float" office:value="0.92200000000000004" table:style-name="ce2">
            <text:p>0.922</text:p>
          </table:table-cell>
          <table:table-cell office:value-type="float" office:value="0.92400000000000004" table:style-name="ce2">
            <text:p>0.924</text:p>
          </table:table-cell>
          <table:table-cell office:value-type="float" office:value="0.92500000000000004" table:style-name="ce2">
            <text:p>0.925</text:p>
          </table:table-cell>
          <table:table-cell table:number-columns-repeated="16352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RA</text:p>
          </table:table-cell>
          <table:table-cell office:value-type="float" office:value="0.78" table:style-name="ce2">
            <text:p>0.78</text:p>
          </table:table-cell>
          <table:table-cell office:value-type="float" office:value="0.79" table:style-name="ce2">
            <text:p>0.79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3" table:style-name="ce2">
            <text:p>0.83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5199999999999998" table:style-name="ce2">
            <text:p>0.852</text:p>
          </table:table-cell>
          <table:table-cell office:value-type="float" office:value="0.86" table:style-name="ce2">
            <text:p>0.86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6699999999999999" table:style-name="ce2">
            <text:p>0.867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72" table:style-name="ce2">
            <text:p>0.872</text:p>
          </table:table-cell>
          <table:table-cell office:value-type="float" office:value="0.876" table:style-name="ce2">
            <text:p>0.876</text:p>
          </table:table-cell>
          <table:table-cell office:value-type="float" office:value="0.878" table:style-name="ce2">
            <text:p>0.878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0.89" table:style-name="ce2">
            <text:p>0.89</text:p>
          </table:table-cell>
          <table:table-cell office:value-type="float" office:value="0.89100000000000001" table:style-name="ce2">
            <text:p>0.891</text:p>
          </table:table-cell>
          <table:table-cell table:number-columns-repeated="16352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Gabon</text:p>
          </table:table-cell>
          <table:table-cell office:value-type="string" table:style-name="ce2">
            <text:p>GAB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3" table:style-name="ce2">
            <text:p>0.623</text:p>
          </table:table-cell>
          <table:table-cell office:value-type="float" office:value="0.623" table:style-name="ce2">
            <text:p>0.623</text:p>
          </table:table-cell>
          <table:table-cell office:value-type="float" office:value="0.625" table:style-name="ce2">
            <text:p>0.625</text:p>
          </table:table-cell>
          <table:table-cell office:value-type="float" office:value="0.628" table:style-name="ce2">
            <text:p>0.628</text:p>
          </table:table-cell>
          <table:table-cell office:value-type="float" office:value="0.63" table:style-name="ce2">
            <text:p>0.63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3600000000000001" table:style-name="ce2">
            <text:p>0.636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27" table:style-name="ce2">
            <text:p>0.627</text:p>
          </table:table-cell>
          <table:table-cell office:value-type="float" office:value="0.63" table:style-name="ce2">
            <text:p>0.63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" table:style-name="ce2">
            <text:p>0.7</text:p>
          </table:table-cell>
          <table:table-cell office:value-type="float" office:value="0.70199999999999996" table:style-name="ce2">
            <text:p>0.702</text:p>
          </table:table-cell>
          <table:table-cell table:number-columns-repeated="16352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2">
            <text:p>Gambia</text:p>
          </table:table-cell>
          <table:table-cell office:value-type="string" table:style-name="ce2">
            <text:p>GMB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0.33900000000000002" table:style-name="ce2">
            <text:p>0.339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0.34599999999999997" table:style-name="ce2">
            <text:p>0.346</text:p>
          </table:table-cell>
          <table:table-cell office:value-type="float" office:value="0.35" table:style-name="ce2">
            <text:p>0.35</text:p>
          </table:table-cell>
          <table:table-cell office:value-type="float" office:value="0.35599999999999998" table:style-name="ce2">
            <text:p>0.356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0.376" table:style-name="ce2">
            <text:p>0.37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0.4" table:style-name="ce2">
            <text:p>0.4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4" table:style-name="ce2">
            <text:p>0.434</text:p>
          </table:table-cell>
          <table:table-cell office:value-type="float" office:value="0.437" table:style-name="ce2">
            <text:p>0.437</text:p>
          </table:table-cell>
          <table:table-cell office:value-type="float" office:value="0.435" table:style-name="ce2">
            <text:p>0.435</text:p>
          </table:table-cell>
          <table:table-cell office:value-type="float" office:value="0.441" table:style-name="ce2">
            <text:p>0.441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0.46600000000000003" table:style-name="ce2">
            <text:p>0.466</text:p>
          </table:table-cell>
          <table:table-cell table:number-columns-repeated="16352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Georgia</text:p>
          </table:table-cell>
          <table:table-cell office:value-type="string" table:style-name="ce2">
            <text:p>GEO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49" table:style-name="ce2">
            <text:p>0.749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7600000000000002" table:style-name="ce2">
            <text:p>0.776</text:p>
          </table:table-cell>
          <table:table-cell office:value-type="float" office:value="0.78300000000000003" table:style-name="ce2">
            <text:p>0.783</text:p>
          </table:table-cell>
          <table:table-cell office:value-type="float" office:value="0.78600000000000003" table:style-name="ce2">
            <text:p>0.786</text:p>
          </table:table-cell>
          <table:table-cell table:number-columns-repeated="1635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EU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76" table:style-name="ce2">
            <text:p>0.876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8900000000000001" table:style-name="ce2">
            <text:p>0.889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" table:style-name="ce2">
            <text:p>0.9</text:p>
          </table:table-cell>
          <table:table-cell office:value-type="float" office:value="0.91" table:style-name="ce2">
            <text:p>0.91</text:p>
          </table:table-cell>
          <table:table-cell office:value-type="float" office:value="0.91400000000000003" table:style-name="ce2">
            <text:p>0.914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2" table:style-name="ce2">
            <text:p>0.92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0.92700000000000005" table:style-name="ce2">
            <text:p>0.927</text:p>
          </table:table-cell>
          <table:table-cell office:value-type="float" office:value="0.92700000000000005" table:style-name="ce2">
            <text:p>0.927</text:p>
          </table:table-cell>
          <table:table-cell office:value-type="float" office:value="0.93" table:style-name="ce2">
            <text:p>0.93</text:p>
          </table:table-cell>
          <table:table-cell office:value-type="float" office:value="0.93300000000000005" table:style-name="ce2">
            <text:p>0.933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0.93799999999999994" table:style-name="ce2">
            <text:p>0.938</text:p>
          </table:table-cell>
          <table:table-cell office:value-type="float" office:value="0.93899999999999995" table:style-name="ce2">
            <text:p>0.939</text:p>
          </table:table-cell>
          <table:table-cell table:number-columns-repeated="16352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Ghana</text:p>
          </table:table-cell>
          <table:table-cell office:value-type="string" table:style-name="ce2">
            <text:p>GHA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7599999999999998" table:style-name="ce2">
            <text:p>0.476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8299999999999998" table:style-name="ce2">
            <text:p>0.483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7" table:style-name="ce2">
            <text:p>0.497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0.52900000000000003" table:style-name="ce2">
            <text:p>0.529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7699999999999996" table:style-name="ce2">
            <text:p>0.577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0.59599999999999997" table:style-name="ce2">
            <text:p>0.596</text:p>
          </table:table-cell>
          <table:table-cell table:number-columns-repeated="1635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Greece</text:p>
          </table:table-cell>
          <table:table-cell office:value-type="string" table:style-name="ce2">
            <text:p>GRC</text:p>
          </table:table-cell>
          <table:table-cell office:value-type="float" office:value="0.753" table:style-name="ce2">
            <text:p>0.753</text:p>
          </table:table-cell>
          <table:table-cell office:value-type="float" office:value="0.76300000000000001" table:style-name="ce2">
            <text:p>0.763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5099999999999998" table:style-name="ce2">
            <text:p>0.851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5899999999999999" table:style-name="ce2">
            <text:p>0.859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5799999999999998" table:style-name="ce2">
            <text:p>0.858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71" table:style-name="ce2">
            <text:p>0.871</text:p>
          </table:table-cell>
          <table:table-cell office:value-type="float" office:value="0.872" table:style-name="ce2">
            <text:p>0.872</text:p>
          </table:table-cell>
          <table:table-cell table:number-columns-repeated="16352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Grenada</text:p>
          </table:table-cell>
          <table:table-cell office:value-type="string" table:style-name="ce2">
            <text:p>GRD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4" table:style-name="ce2">
            <text:p>0.74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4" table:style-name="ce2">
            <text:p>0.74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46" table:style-name="ce2">
            <text:p>0.746</text:p>
          </table:table-cell>
          <table:table-cell office:value-type="float" office:value="0.747" table:style-name="ce2">
            <text:p>0.747</text:p>
          </table:table-cell>
          <table:table-cell office:value-type="float" office:value="0.75" table:style-name="ce2">
            <text:p>0.75</text:p>
          </table:table-cell>
          <table:table-cell office:value-type="float" office:value="0.752" table:style-name="ce2">
            <text:p>0.752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" table:style-name="ce2">
            <text:p>0.76</text:p>
          </table:table-cell>
          <table:table-cell office:value-type="float" office:value="0.76" table:style-name="ce2">
            <text:p>0.76</text:p>
          </table:table-cell>
          <table:table-cell office:value-type="float" office:value="0.76300000000000001" table:style-name="ce2">
            <text:p>0.763</text:p>
          </table:table-cell>
          <table:table-cell table:number-columns-repeated="16352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Guatemala</text:p>
          </table:table-cell>
          <table:table-cell office:value-type="string" table:style-name="ce2">
            <text:p>GTM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5" table:style-name="ce2">
            <text:p>0.495</text:p>
          </table:table-cell>
          <table:table-cell office:value-type="float" office:value="0.5" table:style-name="ce2">
            <text:p>0.5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56399999999999995" table:style-name="ce2">
            <text:p>0.564</text:p>
          </table:table-cell>
          <table:table-cell office:value-type="float" office:value="0.56699999999999995" table:style-name="ce2">
            <text:p>0.567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9399999999999997" table:style-name="ce2">
            <text:p>0.594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0199999999999998" table:style-name="ce2">
            <text:p>0.602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100000000000002" table:style-name="ce2">
            <text:p>0.651</text:p>
          </table:table-cell>
          <table:table-cell table:number-columns-repeated="16352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2">
            <text:p>Guinea</text:p>
          </table:table-cell>
          <table:table-cell office:value-type="string" table:style-name="ce2">
            <text:p>GIN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0.30199999999999999" table:style-name="ce2">
            <text:p>0.302</text:p>
          </table:table-cell>
          <table:table-cell office:value-type="float" office:value="0.30599999999999999" table:style-name="ce2">
            <text:p>0.306</text:p>
          </table:table-cell>
          <table:table-cell office:value-type="float" office:value="0.314" table:style-name="ce2">
            <text:p>0.314</text:p>
          </table:table-cell>
          <table:table-cell office:value-type="float" office:value="0.32100000000000001" table:style-name="ce2">
            <text:p>0.321</text:p>
          </table:table-cell>
          <table:table-cell office:value-type="float" office:value="0.32800000000000001" table:style-name="ce2">
            <text:p>0.328</text:p>
          </table:table-cell>
          <table:table-cell office:value-type="float" office:value="0.33500000000000002" table:style-name="ce2">
            <text:p>0.335</text:p>
          </table:table-cell>
          <table:table-cell office:value-type="float" office:value="0.34100000000000003" table:style-name="ce2">
            <text:p>0.341</text:p>
          </table:table-cell>
          <table:table-cell office:value-type="float" office:value="0.35099999999999998" table:style-name="ce2">
            <text:p>0.351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0.373" table:style-name="ce2">
            <text:p>0.373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4" table:style-name="ce2">
            <text:p>0.4</text:p>
          </table:table-cell>
          <table:table-cell office:value-type="float" office:value="0.4" table:style-name="ce2">
            <text:p>0.4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9" table:style-name="ce2">
            <text:p>0.439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600000000000003" table:style-name="ce2">
            <text:p>0.466</text:p>
          </table:table-cell>
          <table:table-cell table:number-columns-repeated="16352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Guinea-Bissau</text:p>
          </table:table-cell>
          <table:table-cell office:value-type="string" table:style-name="ce2">
            <text:p>GNB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35" table:style-name="ce2">
            <text:p>0.435</text:p>
          </table:table-cell>
          <table:table-cell office:value-type="float" office:value="0.437" table:style-name="ce2">
            <text:p>0.437</text:p>
          </table:table-cell>
          <table:table-cell office:value-type="float" office:value="0.441" table:style-name="ce2">
            <text:p>0.441</text:p>
          </table:table-cell>
          <table:table-cell office:value-type="float" office:value="0.45" table:style-name="ce2">
            <text:p>0.45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6" table:style-name="ce2">
            <text:p>0.46</text:p>
          </table:table-cell>
          <table:table-cell office:value-type="float" office:value="0.46100000000000002" table:style-name="ce2">
            <text:p>0.461</text:p>
          </table:table-cell>
          <table:table-cell table:number-columns-repeated="16352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Guyana</text:p>
          </table:table-cell>
          <table:table-cell office:value-type="string" table:style-name="ce2">
            <text:p>GUY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6100000000000005" table:style-name="ce2">
            <text:p>0.561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399999999999997" table:style-name="ce2">
            <text:p>0.594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0599999999999998" table:style-name="ce2">
            <text:p>0.606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0.61399999999999999" table:style-name="ce2">
            <text:p>0.614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4" table:style-name="ce2">
            <text:p>0.624</text:p>
          </table:table-cell>
          <table:table-cell office:value-type="float" office:value="0.627" table:style-name="ce2">
            <text:p>0.627</text:p>
          </table:table-cell>
          <table:table-cell office:value-type="float" office:value="0.63" table:style-name="ce2">
            <text:p>0.63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200000000000002" table:style-name="ce2">
            <text:p>0.652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0.66" table:style-name="ce2">
            <text:p>0.66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7" table:style-name="ce2">
            <text:p>0.67</text:p>
          </table:table-cell>
          <table:table-cell table:number-columns-repeated="16352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2">
            <text:p>Haiti</text:p>
          </table:table-cell>
          <table:table-cell office:value-type="string" table:style-name="ce2">
            <text:p>HTI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0.41599999999999998" table:style-name="ce2">
            <text:p>0.416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3" table:style-name="ce2">
            <text:p>0.43</text:p>
          </table:table-cell>
          <table:table-cell office:value-type="float" office:value="0.433" table:style-name="ce2">
            <text:p>0.433</text:p>
          </table:table-cell>
          <table:table-cell office:value-type="float" office:value="0.437" table:style-name="ce2">
            <text:p>0.437</text:p>
          </table:table-cell>
          <table:table-cell office:value-type="float" office:value="0.44" table:style-name="ce2">
            <text:p>0.44</text:p>
          </table:table-cell>
          <table:table-cell office:value-type="float" office:value="0.442" table:style-name="ce2">
            <text:p>0.442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6" table:style-name="ce2">
            <text:p>0.46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8299999999999998" table:style-name="ce2">
            <text:p>0.483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497" table:style-name="ce2">
            <text:p>0.497</text:p>
          </table:table-cell>
          <table:table-cell office:value-type="float" office:value="0.501" table:style-name="ce2">
            <text:p>0.501</text:p>
          </table:table-cell>
          <table:table-cell office:value-type="float" office:value="0.503" table:style-name="ce2">
            <text:p>0.503</text:p>
          </table:table-cell>
          <table:table-cell table:number-columns-repeated="16352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Honduras</text:p>
          </table:table-cell>
          <table:table-cell office:value-type="string" table:style-name="ce2">
            <text:p>HND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52900000000000003" table:style-name="ce2">
            <text:p>0.529</text:p>
          </table:table-cell>
          <table:table-cell office:value-type="float" office:value="0.53400000000000003" table:style-name="ce2">
            <text:p>0.534</text:p>
          </table:table-cell>
          <table:table-cell office:value-type="float" office:value="0.54" table:style-name="ce2">
            <text:p>0.54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6399999999999995" table:style-name="ce2">
            <text:p>0.564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" table:style-name="ce2">
            <text:p>0.6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0599999999999998" table:style-name="ce2">
            <text:p>0.606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1" table:style-name="ce2">
            <text:p>0.621</text:p>
          </table:table-cell>
          <table:table-cell office:value-type="float" office:value="0.623" table:style-name="ce2">
            <text:p>0.623</text:p>
          </table:table-cell>
          <table:table-cell table:number-columns-repeated="1635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Hong Kong, China (SAR)</text:p>
          </table:table-cell>
          <table:table-cell office:value-type="string" table:style-name="ce2">
            <text:p>HKG</text:p>
          </table:table-cell>
          <table:table-cell office:value-type="float" office:value="0.78100000000000003" table:style-name="ce2">
            <text:p>0.781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0.85099999999999998" table:style-name="ce2">
            <text:p>0.851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71" table:style-name="ce2">
            <text:p>0.871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89800000000000002" table:style-name="ce2">
            <text:p>0.898</text:p>
          </table:table-cell>
          <table:table-cell office:value-type="float" office:value="0.90100000000000002" table:style-name="ce2">
            <text:p>0.901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1100000000000003" table:style-name="ce2">
            <text:p>0.911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2400000000000004" table:style-name="ce2">
            <text:p>0.924</text:p>
          </table:table-cell>
          <table:table-cell office:value-type="float" office:value="0.92700000000000005" table:style-name="ce2">
            <text:p>0.927</text:p>
          </table:table-cell>
          <table:table-cell office:value-type="float" office:value="0.93100000000000005" table:style-name="ce2">
            <text:p>0.931</text:p>
          </table:table-cell>
          <table:table-cell office:value-type="float" office:value="0.93700000000000006" table:style-name="ce2">
            <text:p>0.937</text:p>
          </table:table-cell>
          <table:table-cell office:value-type="float" office:value="0.93899999999999995" table:style-name="ce2">
            <text:p>0.939</text:p>
          </table:table-cell>
          <table:table-cell table:number-columns-repeated="1635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Hungary</text:p>
          </table:table-cell>
          <table:table-cell office:value-type="string" table:style-name="ce2">
            <text:p>HUN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2" table:style-name="ce2">
            <text:p>0.72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6" table:style-name="ce2">
            <text:p>0.746</text:p>
          </table:table-cell>
          <table:table-cell office:value-type="float" office:value="0.747" table:style-name="ce2">
            <text:p>0.747</text:p>
          </table:table-cell>
          <table:table-cell office:value-type="float" office:value="0.754" table:style-name="ce2">
            <text:p>0.754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0.76900000000000002" table:style-name="ce2">
            <text:p>0.769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80200000000000005" table:style-name="ce2">
            <text:p>0.802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299999999999995" table:style-name="ce2">
            <text:p>0.823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2299999999999995" table:style-name="ce2">
            <text:p>0.823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3299999999999996" table:style-name="ce2">
            <text:p>0.833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4499999999999997" table:style-name="ce2">
            <text:p>0.845</text:p>
          </table:table-cell>
          <table:table-cell table:number-columns-repeated="1635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Iceland</text:p>
          </table:table-cell>
          <table:table-cell office:value-type="string" table:style-name="ce2">
            <text:p>ISL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" table:style-name="ce2">
            <text:p>0.82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5099999999999998" table:style-name="ce2">
            <text:p>0.851</text:p>
          </table:table-cell>
          <table:table-cell office:value-type="float" office:value="0.85499999999999998" table:style-name="ce2">
            <text:p>0.855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699999999999999" table:style-name="ce2">
            <text:p>0.867</text:p>
          </table:table-cell>
          <table:table-cell office:value-type="float" office:value="0.876" table:style-name="ce2">
            <text:p>0.876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90100000000000002" table:style-name="ce2">
            <text:p>0.901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2" table:style-name="ce2">
            <text:p>0.92</text:p>
          </table:table-cell>
          <table:table-cell office:value-type="float" office:value="0.92400000000000004" table:style-name="ce2">
            <text:p>0.924</text:p>
          </table:table-cell>
          <table:table-cell office:value-type="float" office:value="0.92700000000000005" table:style-name="ce2">
            <text:p>0.927</text:p>
          </table:table-cell>
          <table:table-cell office:value-type="float" office:value="0.93200000000000005" table:style-name="ce2">
            <text:p>0.932</text:p>
          </table:table-cell>
          <table:table-cell office:value-type="float" office:value="0.93500000000000005" table:style-name="ce2">
            <text:p>0.935</text:p>
          </table:table-cell>
          <table:table-cell office:value-type="float" office:value="0.93799999999999994" table:style-name="ce2">
            <text:p>0.938</text:p>
          </table:table-cell>
          <table:table-cell table:number-columns-repeated="16352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2">
            <text:p>India</text:p>
          </table:table-cell>
          <table:table-cell office:value-type="string" table:style-name="ce2">
            <text:p>IND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6" table:style-name="ce2">
            <text:p>0.436</text:p>
          </table:table-cell>
          <table:table-cell office:value-type="float" office:value="0.442" table:style-name="ce2">
            <text:p>0.442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497" table:style-name="ce2">
            <text:p>0.497</text:p>
          </table:table-cell>
          <table:table-cell office:value-type="float" office:value="0.502" table:style-name="ce2">
            <text:p>0.502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3" table:style-name="ce2">
            <text:p>0.53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9" table:style-name="ce2">
            <text:p>0.59</text:p>
          </table:table-cell>
          <table:table-cell office:value-type="float" office:value="0.6" table:style-name="ce2">
            <text:p>0.6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7" table:style-name="ce2">
            <text:p>0.627</text:p>
          </table:table-cell>
          <table:table-cell office:value-type="float" office:value="0.63700000000000001" table:style-name="ce2">
            <text:p>0.637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700000000000002" table:style-name="ce2">
            <text:p>0.647</text:p>
          </table:table-cell>
          <table:table-cell table:number-columns-repeated="16352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Indonesia</text:p>
          </table:table-cell>
          <table:table-cell office:value-type="string" table:style-name="ce2">
            <text:p>IDN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0.53" table:style-name="ce2">
            <text:p>0.53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1" table:style-name="ce2">
            <text:p>0.61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23" table:style-name="ce2">
            <text:p>0.623</text:p>
          </table:table-cell>
          <table:table-cell office:value-type="float" office:value="0.629" table:style-name="ce2">
            <text:p>0.629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900000000000003" table:style-name="ce2">
            <text:p>0.659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" table:style-name="ce2">
            <text:p>0.7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699999999999996" table:style-name="ce2">
            <text:p>0.707</text:p>
          </table:table-cell>
          <table:table-cell table:number-columns-repeated="16352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Iran (Islamic Republic of)</text:p>
          </table:table-cell>
          <table:table-cell office:value-type="string" table:style-name="ce2">
            <text:p>IRN</text:p>
          </table:table-cell>
          <table:table-cell office:value-type="float" office:value="0.57699999999999996" table:style-name="ce2">
            <text:p>0.577</text:p>
          </table:table-cell>
          <table:table-cell office:value-type="float" office:value="0.59399999999999997" table:style-name="ce2">
            <text:p>0.594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9" table:style-name="ce2">
            <text:p>0.629</text:p>
          </table:table-cell>
          <table:table-cell office:value-type="float" office:value="0.64" table:style-name="ce2">
            <text:p>0.64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900000000000003" table:style-name="ce2">
            <text:p>0.659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9" table:style-name="ce2">
            <text:p>0.69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7" table:style-name="ce2">
            <text:p>0.747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79700000000000004" table:style-name="ce2">
            <text:p>0.797</text:p>
          </table:table-cell>
          <table:table-cell table:number-columns-repeated="16352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Iraq</text:p>
          </table:table-cell>
          <table:table-cell office:value-type="string" table:style-name="ce2">
            <text:p>IRQ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3200000000000003" table:style-name="ce2">
            <text:p>0.532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28" table:style-name="ce2">
            <text:p>0.628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3700000000000001" table:style-name="ce2">
            <text:p>0.637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200000000000002" table:style-name="ce2">
            <text:p>0.652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8400000000000005" table:style-name="ce2">
            <text:p>0.684</text:p>
          </table:table-cell>
          <table:table-cell office:value-type="float" office:value="0.68899999999999995" table:style-name="ce2">
            <text:p>0.689</text:p>
          </table:table-cell>
          <table:table-cell table:number-columns-repeated="1635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Ireland</text:p>
          </table:table-cell>
          <table:table-cell office:value-type="string" table:style-name="ce2">
            <text:p>IRL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8100000000000003" table:style-name="ce2">
            <text:p>0.781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0.871" table:style-name="ce2">
            <text:p>0.871</text:p>
          </table:table-cell>
          <table:table-cell office:value-type="float" office:value="0.879" table:style-name="ce2">
            <text:p>0.879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" table:style-name="ce2">
            <text:p>0.9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89" table:style-name="ce2">
            <text:p>0.89</text:p>
          </table:table-cell>
          <table:table-cell office:value-type="float" office:value="0.89400000000000002" table:style-name="ce2">
            <text:p>0.894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2" table:style-name="ce2">
            <text:p>0.92</text:p>
          </table:table-cell>
          <table:table-cell office:value-type="float" office:value="0.92600000000000005" table:style-name="ce2">
            <text:p>0.926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0.93899999999999995" table:style-name="ce2">
            <text:p>0.939</text:p>
          </table:table-cell>
          <table:table-cell office:value-type="float" office:value="0.94199999999999995" table:style-name="ce2">
            <text:p>0.942</text:p>
          </table:table-cell>
          <table:table-cell table:number-columns-repeated="1635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Israel</text:p>
          </table:table-cell>
          <table:table-cell office:value-type="string" table:style-name="ce2">
            <text:p>ISR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8" table:style-name="ce2">
            <text:p>0.8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3599999999999997" table:style-name="ce2">
            <text:p>0.836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5" table:style-name="ce2">
            <text:p>0.85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6699999999999999" table:style-name="ce2">
            <text:p>0.867</text:p>
          </table:table-cell>
          <table:table-cell office:value-type="float" office:value="0.871" table:style-name="ce2">
            <text:p>0.871</text:p>
          </table:table-cell>
          <table:table-cell office:value-type="float" office:value="0.872" table:style-name="ce2">
            <text:p>0.872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" table:style-name="ce2">
            <text:p>0.88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9" table:style-name="ce2">
            <text:p>0.9</text:p>
          </table:table-cell>
          <table:table-cell office:value-type="float" office:value="0.90100000000000002" table:style-name="ce2">
            <text:p>0.901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600000000000003" table:style-name="ce2">
            <text:p>0.906</text:p>
          </table:table-cell>
          <table:table-cell table:number-columns-repeated="16352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Italy</text:p>
          </table:table-cell>
          <table:table-cell office:value-type="string" table:style-name="ce2">
            <text:p>ITA</text:p>
          </table:table-cell>
          <table:table-cell office:value-type="float" office:value="0.76900000000000002" table:style-name="ce2">
            <text:p>0.769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8" table:style-name="ce2">
            <text:p>0.78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8" table:style-name="ce2">
            <text:p>0.8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3" table:style-name="ce2">
            <text:p>0.83</text:p>
          </table:table-cell>
          <table:table-cell office:value-type="float" office:value="0.83699999999999997" table:style-name="ce2">
            <text:p>0.837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0.84699999999999998" table:style-name="ce2">
            <text:p>0.847</text:p>
          </table:table-cell>
          <table:table-cell office:value-type="float" office:value="0.85199999999999998" table:style-name="ce2">
            <text:p>0.852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1" table:style-name="ce2">
            <text:p>0.871</text:p>
          </table:table-cell>
          <table:table-cell office:value-type="float" office:value="0.875" table:style-name="ce2">
            <text:p>0.875</text:p>
          </table:table-cell>
          <table:table-cell office:value-type="float" office:value="0.874" table:style-name="ce2">
            <text:p>0.874</text:p>
          </table:table-cell>
          <table:table-cell office:value-type="float" office:value="0.873" table:style-name="ce2">
            <text:p>0.873</text:p>
          </table:table-cell>
          <table:table-cell office:value-type="float" office:value="0.874" table:style-name="ce2">
            <text:p>0.874</text:p>
          </table:table-cell>
          <table:table-cell office:value-type="float" office:value="0.875" table:style-name="ce2">
            <text:p>0.875</text:p>
          </table:table-cell>
          <table:table-cell office:value-type="float" office:value="0.878" table:style-name="ce2">
            <text:p>0.878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300000000000001" table:style-name="ce2">
            <text:p>0.883</text:p>
          </table:table-cell>
          <table:table-cell table:number-columns-repeated="16352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Jamaica</text:p>
          </table:table-cell>
          <table:table-cell office:value-type="string" table:style-name="ce2">
            <text:p>JAM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5" table:style-name="ce2">
            <text:p>0.65</text:p>
          </table:table-cell>
          <table:table-cell office:value-type="float" office:value="0.66" table:style-name="ce2">
            <text:p>0.66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" table:style-name="ce2">
            <text:p>0.67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8" table:style-name="ce2">
            <text:p>0.68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1" table:style-name="ce2">
            <text:p>0.71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" table:style-name="ce2">
            <text:p>0.72</text:p>
          </table:table-cell>
          <table:table-cell office:value-type="float" office:value="0.72" table:style-name="ce2">
            <text:p>0.72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2599999999999998" table:style-name="ce2">
            <text:p>0.726</text:p>
          </table:table-cell>
          <table:table-cell table:number-columns-repeated="1635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Japan</text:p>
          </table:table-cell>
          <table:table-cell office:value-type="string" table:style-name="ce2">
            <text:p>JPN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" table:style-name="ce2">
            <text:p>0.84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4699999999999998" table:style-name="ce2">
            <text:p>0.847</text:p>
          </table:table-cell>
          <table:table-cell office:value-type="float" office:value="0.85" table:style-name="ce2">
            <text:p>0.85</text:p>
          </table:table-cell>
          <table:table-cell office:value-type="float" office:value="0.85499999999999998" table:style-name="ce2">
            <text:p>0.855</text:p>
          </table:table-cell>
          <table:table-cell office:value-type="float" office:value="0.85899999999999999" table:style-name="ce2">
            <text:p>0.859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73" table:style-name="ce2">
            <text:p>0.873</text:p>
          </table:table-cell>
          <table:table-cell office:value-type="float" office:value="0.877" table:style-name="ce2">
            <text:p>0.877</text:p>
          </table:table-cell>
          <table:table-cell office:value-type="float" office:value="0.88" table:style-name="ce2">
            <text:p>0.88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" table:style-name="ce2">
            <text:p>0.88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9" table:style-name="ce2">
            <text:p>0.89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9" table:style-name="ce2">
            <text:p>0.9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1" table:style-name="ce2">
            <text:p>0.91</text:p>
          </table:table-cell>
          <table:table-cell office:value-type="float" office:value="0.91300000000000003" table:style-name="ce2">
            <text:p>0.913</text:p>
          </table:table-cell>
          <table:table-cell office:value-type="float" office:value="0.91500000000000004" table:style-name="ce2">
            <text:p>0.915</text:p>
          </table:table-cell>
          <table:table-cell table:number-columns-repeated="16352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Jordan</text:p>
          </table:table-cell>
          <table:table-cell office:value-type="string" table:style-name="ce2">
            <text:p>JOR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27" table:style-name="ce2">
            <text:p>0.627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900000000000003" table:style-name="ce2">
            <text:p>0.659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8899999999999995" table:style-name="ce2">
            <text:p>0.689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2" table:style-name="ce2">
            <text:p>0.72</text:p>
          </table:table-cell>
          <table:table-cell office:value-type="float" office:value="0.72" table:style-name="ce2">
            <text:p>0.72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299999999999998" table:style-name="ce2">
            <text:p>0.723</text:p>
          </table:table-cell>
          <table:table-cell table:number-columns-repeated="1635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Kazakhstan</text:p>
          </table:table-cell>
          <table:table-cell office:value-type="string" table:style-name="ce2">
            <text:p>KAZ</text:p>
          </table:table-cell>
          <table:table-cell office:value-type="float" office:value="0.69" table:style-name="ce2">
            <text:p>0.69</text:p>
          </table:table-cell>
          <table:table-cell office:value-type="float" office:value="0.68400000000000005" table:style-name="ce2">
            <text:p>0.684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7" table:style-name="ce2">
            <text:p>0.7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7" table:style-name="ce2">
            <text:p>0.747</text:p>
          </table:table-cell>
          <table:table-cell office:value-type="float" office:value="0.754" table:style-name="ce2">
            <text:p>0.754</text:p>
          </table:table-cell>
          <table:table-cell office:value-type="float" office:value="0.75800000000000001" table:style-name="ce2">
            <text:p>0.758</text:p>
          </table:table-cell>
          <table:table-cell office:value-type="float" office:value="0.75800000000000001" table:style-name="ce2">
            <text:p>0.758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699999999999995" table:style-name="ce2">
            <text:p>0.817</text:p>
          </table:table-cell>
          <table:table-cell table:number-columns-repeated="16352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Kenya</text:p>
          </table:table-cell>
          <table:table-cell office:value-type="string" table:style-name="ce2">
            <text:p>KEN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" table:style-name="ce2">
            <text:p>0.45</text:p>
          </table:table-cell>
          <table:table-cell office:value-type="float" office:value="0.45" table:style-name="ce2">
            <text:p>0.45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99" table:style-name="ce2">
            <text:p>0.499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0.54" table:style-name="ce2">
            <text:p>0.54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0.56200000000000006" table:style-name="ce2">
            <text:p>0.562</text:p>
          </table:table-cell>
          <table:table-cell office:value-type="float" office:value="0.56799999999999995" table:style-name="ce2">
            <text:p>0.56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7899999999999996" table:style-name="ce2">
            <text:p>0.579</text:p>
          </table:table-cell>
          <table:table-cell table:number-columns-repeated="16352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Kiribati</text:p>
          </table:table-cell>
          <table:table-cell office:value-type="string" table:style-name="ce2">
            <text:p>KIR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6399999999999995" table:style-name="ce2">
            <text:p>0.564</text:p>
          </table:table-cell>
          <table:table-cell office:value-type="float" office:value="0.58199999999999996" table:style-name="ce2">
            <text:p>0.582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199999999999996" table:style-name="ce2">
            <text:p>0.582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2" table:style-name="ce2">
            <text:p>0.622</text:p>
          </table:table-cell>
          <table:table-cell office:value-type="float" office:value="0.623" table:style-name="ce2">
            <text:p>0.623</text:p>
          </table:table-cell>
          <table:table-cell office:value-type="float" office:value="0.623" table:style-name="ce2">
            <text:p>0.623</text:p>
          </table:table-cell>
          <table:table-cell table:number-columns-repeated="1635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Korea (Republic of)</text:p>
          </table:table-cell>
          <table:table-cell office:value-type="string" table:style-name="ce2">
            <text:p>KOR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46" table:style-name="ce2">
            <text:p>0.746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8" table:style-name="ce2">
            <text:p>0.8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699999999999998" table:style-name="ce2">
            <text:p>0.847</text:p>
          </table:table-cell>
          <table:table-cell office:value-type="float" office:value="0.85499999999999998" table:style-name="ce2">
            <text:p>0.855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74" table:style-name="ce2">
            <text:p>0.874</text:p>
          </table:table-cell>
          <table:table-cell office:value-type="float" office:value="0.871" table:style-name="ce2">
            <text:p>0.871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9" table:style-name="ce2">
            <text:p>0.89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100000000000002" table:style-name="ce2">
            <text:p>0.901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600000000000003" table:style-name="ce2">
            <text:p>0.906</text:p>
          </table:table-cell>
          <table:table-cell table:number-columns-repeated="16352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Kuwait</text:p>
          </table:table-cell>
          <table:table-cell office:value-type="string" table:style-name="ce2">
            <text:p>KWT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48" table:style-name="ce2">
            <text:p>0.748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8100000000000003" table:style-name="ce2">
            <text:p>0.781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8300000000000003" table:style-name="ce2">
            <text:p>0.783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" table:style-name="ce2">
            <text:p>0.79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8" table:style-name="ce2">
            <text:p>0.8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" table:style-name="ce2">
            <text:p>0.8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0800000000000005" table:style-name="ce2">
            <text:p>0.808</text:p>
          </table:table-cell>
          <table:table-cell table:number-columns-repeated="16352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2">
            <text:p>Kyrgyzstan</text:p>
          </table:table-cell>
          <table:table-cell office:value-type="float" office:value="0" table:formula="of:=#N/A" table:style-name="ce2">
            <text:p>#N/A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0.56799999999999995" table:style-name="ce2">
            <text:p>0.568</text:p>
          </table:table-cell>
          <table:table-cell office:value-type="float" office:value="0.57599999999999996" table:style-name="ce2">
            <text:p>0.576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399999999999997" table:style-name="ce2">
            <text:p>0.594</text:p>
          </table:table-cell>
          <table:table-cell office:value-type="float" office:value="0.60199999999999998" table:style-name="ce2">
            <text:p>0.602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21" table:style-name="ce2">
            <text:p>0.621</text:p>
          </table:table-cell>
          <table:table-cell office:value-type="float" office:value="0.628" table:style-name="ce2">
            <text:p>0.628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0.63600000000000001" table:style-name="ce2">
            <text:p>0.636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7400000000000004" table:style-name="ce2">
            <text:p>0.674</text:p>
          </table:table-cell>
          <table:table-cell table:number-columns-repeated="16352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Lao People's Democratic Republic</text:p>
          </table:table-cell>
          <table:table-cell office:value-type="string" table:style-name="ce2">
            <text:p>LAO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0.41" table:style-name="ce2">
            <text:p>0.41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4" table:style-name="ce2">
            <text:p>0.44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0.48" table:style-name="ce2">
            <text:p>0.48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0.496" table:style-name="ce2">
            <text:p>0.496</text:p>
          </table:table-cell>
          <table:table-cell office:value-type="float" office:value="0.505" table:style-name="ce2">
            <text:p>0.505</text:p>
          </table:table-cell>
          <table:table-cell office:value-type="float" office:value="0.51100000000000001" table:style-name="ce2">
            <text:p>0.511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2800000000000002" table:style-name="ce2">
            <text:p>0.528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9399999999999997" table:style-name="ce2">
            <text:p>0.594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0199999999999998" table:style-name="ce2">
            <text:p>0.602</text:p>
          </table:table-cell>
          <table:table-cell office:value-type="float" office:value="0.60399999999999998" table:style-name="ce2">
            <text:p>0.604</text:p>
          </table:table-cell>
          <table:table-cell table:number-columns-repeated="16352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Latvia</text:p>
          </table:table-cell>
          <table:table-cell office:value-type="string" table:style-name="ce2">
            <text:p>LVA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8" table:style-name="ce2">
            <text:p>0.68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45" table:style-name="ce2">
            <text:p>0.745</text:p>
          </table:table-cell>
          <table:table-cell office:value-type="float" office:value="0.76" table:style-name="ce2">
            <text:p>0.76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80200000000000005" table:style-name="ce2">
            <text:p>0.802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599999999999997" table:style-name="ce2">
            <text:p>0.83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5399999999999998" table:style-name="ce2">
            <text:p>0.854</text:p>
          </table:table-cell>
          <table:table-cell table:number-columns-repeated="16352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2">
            <text:p>Lebanon</text:p>
          </table:table-cell>
          <table:table-cell office:value-type="string" table:style-name="ce2">
            <text:p>LBN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9" table:style-name="ce2">
            <text:p>0.749</text:p>
          </table:table-cell>
          <table:table-cell office:value-type="float" office:value="0.751" table:style-name="ce2">
            <text:p>0.751</text:p>
          </table:table-cell>
          <table:table-cell office:value-type="float" office:value="0.753" table:style-name="ce2">
            <text:p>0.753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" table:style-name="ce2">
            <text:p>0.73</text:p>
          </table:table-cell>
          <table:table-cell table:number-columns-repeated="16352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2">
            <text:p>Lesotho</text:p>
          </table:table-cell>
          <table:table-cell office:value-type="string" table:style-name="ce2">
            <text:p>LSO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7" table:style-name="ce2">
            <text:p>0.47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4" table:style-name="ce2">
            <text:p>0.44</text:p>
          </table:table-cell>
          <table:table-cell office:value-type="float" office:value="0.438" table:style-name="ce2">
            <text:p>0.438</text:p>
          </table:table-cell>
          <table:table-cell office:value-type="float" office:value="0.433" table:style-name="ce2">
            <text:p>0.433</text:p>
          </table:table-cell>
          <table:table-cell office:value-type="float" office:value="0.43" table:style-name="ce2">
            <text:p>0.43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41" table:style-name="ce2">
            <text:p>0.441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0.47" table:style-name="ce2">
            <text:p>0.47</text:p>
          </table:table-cell>
          <table:table-cell office:value-type="float" office:value="0.48" table:style-name="ce2">
            <text:p>0.48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0.499" table:style-name="ce2">
            <text:p>0.499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51400000000000001" table:style-name="ce2">
            <text:p>0.514</text:p>
          </table:table-cell>
          <table:table-cell office:value-type="float" office:value="0.51800000000000002" table:style-name="ce2">
            <text:p>0.518</text:p>
          </table:table-cell>
          <table:table-cell table:number-columns-repeated="16352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2">
            <text:p>Liberia</text:p>
          </table:table-cell>
          <table:table-cell office:value-type="string" table:style-name="ce2">
            <text:p>LBR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0.41699999999999998" table:style-name="ce2">
            <text:p>0.417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6" table:style-name="ce2">
            <text:p>0.436</text:p>
          </table:table-cell>
          <table:table-cell office:value-type="float" office:value="0.438" table:style-name="ce2">
            <text:p>0.438</text:p>
          </table:table-cell>
          <table:table-cell office:value-type="float" office:value="0.441" table:style-name="ce2">
            <text:p>0.441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0.46500000000000002" table:style-name="ce2">
            <text:p>0.465</text:p>
          </table:table-cell>
          <table:table-cell table:number-columns-repeated="16352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Libya</text:p>
          </table:table-cell>
          <table:table-cell office:value-type="string" table:style-name="ce2">
            <text:p>LBY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7" table:style-name="ce2">
            <text:p>0.7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5" table:style-name="ce2">
            <text:p>0.745</text:p>
          </table:table-cell>
          <table:table-cell office:value-type="float" office:value="0.745" table:style-name="ce2">
            <text:p>0.745</text:p>
          </table:table-cell>
          <table:table-cell office:value-type="float" office:value="0.749" table:style-name="ce2">
            <text:p>0.749</text:p>
          </table:table-cell>
          <table:table-cell office:value-type="float" office:value="0.753" table:style-name="ce2">
            <text:p>0.753</text:p>
          </table:table-cell>
          <table:table-cell office:value-type="float" office:value="0.754" table:style-name="ce2">
            <text:p>0.754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0699999999999996" table:style-name="ce2">
            <text:p>0.707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" table:style-name="ce2">
            <text:p>0.69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799999999999996" table:style-name="ce2">
            <text:p>0.708</text:p>
          </table:table-cell>
          <table:table-cell table:number-columns-repeated="1635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Liechtenstein</text:p>
          </table:table-cell>
          <table:table-cell office:value-type="string" table:style-name="ce2">
            <text:p>LIE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3" table:style-name="ce2">
            <text:p>0.873</text:p>
          </table:table-cell>
          <table:table-cell office:value-type="float" office:value="0.878" table:style-name="ce2">
            <text:p>0.878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9" table:style-name="ce2">
            <text:p>0.89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900000000000003" table:style-name="ce2">
            <text:p>0.909</text:p>
          </table:table-cell>
          <table:table-cell office:value-type="float" office:value="0.91" table:style-name="ce2">
            <text:p>0.91</text:p>
          </table:table-cell>
          <table:table-cell office:value-type="float" office:value="0.91200000000000003" table:style-name="ce2">
            <text:p>0.912</text:p>
          </table:table-cell>
          <table:table-cell office:value-type="float" office:value="0.91100000000000003" table:style-name="ce2">
            <text:p>0.911</text:p>
          </table:table-cell>
          <table:table-cell office:value-type="float" office:value="0.91200000000000003" table:style-name="ce2">
            <text:p>0.912</text:p>
          </table:table-cell>
          <table:table-cell office:value-type="float" office:value="0.91500000000000004" table:style-name="ce2">
            <text:p>0.915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1700000000000004" table:style-name="ce2">
            <text:p>0.917</text:p>
          </table:table-cell>
          <table:table-cell table:number-columns-repeated="16352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Lithuania</text:p>
          </table:table-cell>
          <table:table-cell office:value-type="string" table:style-name="ce2">
            <text:p>LTU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55" table:style-name="ce2">
            <text:p>0.755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0.79" table:style-name="ce2">
            <text:p>0.79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1" table:style-name="ce2">
            <text:p>0.81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3099999999999996" table:style-name="ce2">
            <text:p>0.831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3099999999999996" table:style-name="ce2">
            <text:p>0.831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" table:style-name="ce2">
            <text:p>0.84</text:p>
          </table:table-cell>
          <table:table-cell office:value-type="float" office:value="0.85199999999999998" table:style-name="ce2">
            <text:p>0.852</text:p>
          </table:table-cell>
          <table:table-cell office:value-type="float" office:value="0.85499999999999998" table:style-name="ce2">
            <text:p>0.855</text:p>
          </table:table-cell>
          <table:table-cell office:value-type="float" office:value="0.86" table:style-name="ce2">
            <text:p>0.86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6899999999999999" table:style-name="ce2">
            <text:p>0.869</text:p>
          </table:table-cell>
          <table:table-cell table:number-columns-repeated="1635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Luxembourg</text:p>
          </table:table-cell>
          <table:table-cell office:value-type="string" table:style-name="ce2">
            <text:p>LUX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200000000000006" table:style-name="ce2">
            <text:p>0.812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6" table:style-name="ce2">
            <text:p>0.86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7" table:style-name="ce2">
            <text:p>0.87</text:p>
          </table:table-cell>
          <table:table-cell office:value-type="float" office:value="0.876" table:style-name="ce2">
            <text:p>0.876</text:p>
          </table:table-cell>
          <table:table-cell office:value-type="float" office:value="0.88" table:style-name="ce2">
            <text:p>0.88</text:p>
          </table:table-cell>
          <table:table-cell office:value-type="float" office:value="0.88400000000000001" table:style-name="ce2">
            <text:p>0.884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9" table:style-name="ce2">
            <text:p>0.89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0900000000000003" table:style-name="ce2">
            <text:p>0.909</text:p>
          </table:table-cell>
          <table:table-cell table:number-columns-repeated="16352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2">
            <text:p>Madagascar</text:p>
          </table:table-cell>
          <table:table-cell office:value-type="string" table:style-name="ce2">
            <text:p>MDG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0.5" table:style-name="ce2">
            <text:p>0.5</text:p>
          </table:table-cell>
          <table:table-cell office:value-type="float" office:value="0.503" table:style-name="ce2">
            <text:p>0.503</text:p>
          </table:table-cell>
          <table:table-cell office:value-type="float" office:value="0.504" table:style-name="ce2">
            <text:p>0.504</text:p>
          </table:table-cell>
          <table:table-cell office:value-type="float" office:value="0.504" table:style-name="ce2">
            <text:p>0.504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50900000000000001" table:style-name="ce2">
            <text:p>0.509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1400000000000001" table:style-name="ce2">
            <text:p>0.514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0.52100000000000002" table:style-name="ce2">
            <text:p>0.521</text:p>
          </table:table-cell>
          <table:table-cell table:number-columns-repeated="16352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2">
            <text:p>Malawi</text:p>
          </table:table-cell>
          <table:table-cell office:value-type="string" table:style-name="ce2">
            <text:p>MWI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0.31" table:style-name="ce2">
            <text:p>0.31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0.32700000000000001" table:style-name="ce2">
            <text:p>0.327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0.36599999999999999" table:style-name="ce2">
            <text:p>0.366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0.373" table:style-name="ce2">
            <text:p>0.373</text:p>
          </table:table-cell>
          <table:table-cell office:value-type="float" office:value="0.38300000000000001" table:style-name="ce2">
            <text:p>0.383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37" table:style-name="ce2">
            <text:p>0.437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8199999999999998" table:style-name="ce2">
            <text:p>0.482</text:p>
          </table:table-cell>
          <table:table-cell office:value-type="float" office:value="0.48499999999999999" table:style-name="ce2">
            <text:p>0.485</text:p>
          </table:table-cell>
          <table:table-cell table:number-columns-repeated="16352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2">
            <text:p>Malaysia</text:p>
          </table:table-cell>
          <table:table-cell office:value-type="string" table:style-name="ce2">
            <text:p>MYS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5200000000000002" table:style-name="ce2">
            <text:p>0.652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51" table:style-name="ce2">
            <text:p>0.751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.77300000000000002" table:style-name="ce2">
            <text:p>0.773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200000000000005" table:style-name="ce2">
            <text:p>0.802</text:p>
          </table:table-cell>
          <table:table-cell office:value-type="float" office:value="0.80400000000000005" table:style-name="ce2">
            <text:p>0.804</text:p>
          </table:table-cell>
          <table:table-cell table:number-columns-repeated="16352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Maldives</text:p>
          </table:table-cell>
          <table:table-cell office:value-type="string" table:style-name="ce2">
            <text:p>MDV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1" table:style-name="ce2">
            <text:p>0.61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1899999999999997" table:style-name="ce2">
            <text:p>0.719</text:p>
          </table:table-cell>
          <table:table-cell table:number-columns-repeated="16352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2">
            <text:p>Mali</text:p>
          </table:table-cell>
          <table:table-cell office:value-type="string" table:style-name="ce2">
            <text:p>MLI</text:p>
          </table:table-cell>
          <table:table-cell office:value-type="float" office:value="0.23100000000000001" table:style-name="ce2">
            <text:p>0.231</text:p>
          </table:table-cell>
          <table:table-cell office:value-type="float" office:value="0.23799999999999999" table:style-name="ce2">
            <text:p>0.238</text:p>
          </table:table-cell>
          <table:table-cell office:value-type="float" office:value="0.24299999999999999" table:style-name="ce2">
            <text:p>0.243</text:p>
          </table:table-cell>
          <table:table-cell office:value-type="float" office:value="0.25" table:style-name="ce2">
            <text:p>0.25</text:p>
          </table:table-cell>
          <table:table-cell office:value-type="float" office:value="0.25600000000000001" table:style-name="ce2">
            <text:p>0.256</text:p>
          </table:table-cell>
          <table:table-cell office:value-type="float" office:value="0.26200000000000001" table:style-name="ce2">
            <text:p>0.262</text:p>
          </table:table-cell>
          <table:table-cell office:value-type="float" office:value="0.27100000000000002" table:style-name="ce2">
            <text:p>0.271</text:p>
          </table:table-cell>
          <table:table-cell office:value-type="float" office:value="0.28100000000000003" table:style-name="ce2">
            <text:p>0.281</text:p>
          </table:table-cell>
          <table:table-cell office:value-type="float" office:value="0.29099999999999998" table:style-name="ce2">
            <text:p>0.291</text:p>
          </table:table-cell>
          <table:table-cell office:value-type="float" office:value="0.30199999999999999" table:style-name="ce2">
            <text:p>0.302</text:p>
          </table:table-cell>
          <table:table-cell office:value-type="float" office:value="0.308" table:style-name="ce2">
            <text:p>0.308</text:p>
          </table:table-cell>
          <table:table-cell office:value-type="float" office:value="0.32100000000000001" table:style-name="ce2">
            <text:p>0.321</text:p>
          </table:table-cell>
          <table:table-cell office:value-type="float" office:value="0.33" table:style-name="ce2">
            <text:p>0.33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0.35199999999999998" table:style-name="ce2">
            <text:p>0.352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0.372" table:style-name="ce2">
            <text:p>0.372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0.39" table:style-name="ce2">
            <text:p>0.39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0.42" table:style-name="ce2">
            <text:p>0.42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2699999999999999" table:style-name="ce2">
            <text:p>0.427</text:p>
          </table:table-cell>
          <table:table-cell table:number-columns-repeated="16352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Malta</text:p>
          </table:table-cell>
          <table:table-cell office:value-type="string" table:style-name="ce2">
            <text:p>MLT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49" table:style-name="ce2">
            <text:p>0.749</text:p>
          </table:table-cell>
          <table:table-cell office:value-type="float" office:value="0.753" table:style-name="ce2">
            <text:p>0.753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6" table:style-name="ce2">
            <text:p>0.76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8" table:style-name="ce2">
            <text:p>0.7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3099999999999996" table:style-name="ce2">
            <text:p>0.831</text:p>
          </table:table-cell>
          <table:table-cell office:value-type="float" office:value="0.83299999999999996" table:style-name="ce2">
            <text:p>0.833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699999999999998" table:style-name="ce2">
            <text:p>0.847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7" table:style-name="ce2">
            <text:p>0.877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8500000000000001" table:style-name="ce2">
            <text:p>0.885</text:p>
          </table:table-cell>
          <table:table-cell table:number-columns-repeated="16352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Marshall Islands</text:p>
          </table:table-cell>
          <table:table-cell office:value-type="string" table:style-name="ce2">
            <text:p>MHL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69799999999999995" table:style-name="ce2">
            <text:p>0.698</text:p>
          </table:table-cell>
          <table:table-cell table:number-columns-repeated="16352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2">
            <text:p>Mauritania</text:p>
          </table:table-cell>
          <table:table-cell office:value-type="string" table:style-name="ce2">
            <text:p>MRT</text:p>
          </table:table-cell>
          <table:table-cell office:value-type="float" office:value="0.378" table:style-name="ce2">
            <text:p>0.378</text:p>
          </table:table-cell>
          <table:table-cell office:value-type="float" office:value="0.38300000000000001" table:style-name="ce2">
            <text:p>0.383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" table:style-name="ce2">
            <text:p>0.43</text:p>
          </table:table-cell>
          <table:table-cell office:value-type="float" office:value="0.438" table:style-name="ce2">
            <text:p>0.438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0.46500000000000002" table:style-name="ce2">
            <text:p>0.465</text:p>
          </table:table-cell>
          <table:table-cell office:value-type="float" office:value="0.47" table:style-name="ce2">
            <text:p>0.4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" table:style-name="ce2">
            <text:p>0.48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0.49" table:style-name="ce2">
            <text:p>0.49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503" table:style-name="ce2">
            <text:p>0.503</text:p>
          </table:table-cell>
          <table:table-cell office:value-type="float" office:value="0.51100000000000001" table:style-name="ce2">
            <text:p>0.511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2700000000000002" table:style-name="ce2">
            <text:p>0.527</text:p>
          </table:table-cell>
          <table:table-cell table:number-columns-repeated="16352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Mauritius</text:p>
          </table:table-cell>
          <table:table-cell office:value-type="string" table:style-name="ce2">
            <text:p>MUS</text:p>
          </table:table-cell>
          <table:table-cell office:value-type="float" office:value="0.62" table:style-name="ce2">
            <text:p>0.62</text:p>
          </table:table-cell>
          <table:table-cell office:value-type="float" office:value="0.627" table:style-name="ce2">
            <text:p>0.627</text:p>
          </table:table-cell>
          <table:table-cell office:value-type="float" office:value="0.63400000000000001" table:style-name="ce2">
            <text:p>0.634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2" table:style-name="ce2">
            <text:p>0.72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8" table:style-name="ce2">
            <text:p>0.748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9" table:style-name="ce2">
            <text:p>0.79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600000000000004" table:style-name="ce2">
            <text:p>0.796</text:p>
          </table:table-cell>
          <table:table-cell table:number-columns-repeated="16352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Mexico</text:p>
          </table:table-cell>
          <table:table-cell office:value-type="string" table:style-name="ce2">
            <text:p>MEX</text:p>
          </table:table-cell>
          <table:table-cell office:value-type="float" office:value="0.65200000000000002" table:style-name="ce2">
            <text:p>0.652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" table:style-name="ce2">
            <text:p>0.66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7" table:style-name="ce2">
            <text:p>0.67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2" table:style-name="ce2">
            <text:p>0.72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4" table:style-name="ce2">
            <text:p>0.74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46" table:style-name="ce2">
            <text:p>0.746</text:p>
          </table:table-cell>
          <table:table-cell office:value-type="float" office:value="0.752" table:style-name="ce2">
            <text:p>0.752</text:p>
          </table:table-cell>
          <table:table-cell office:value-type="float" office:value="0.75" table:style-name="ce2">
            <text:p>0.75</text:p>
          </table:table-cell>
          <table:table-cell office:value-type="float" office:value="0.754" table:style-name="ce2">
            <text:p>0.754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500000000000001" table:style-name="ce2">
            <text:p>0.765</text:p>
          </table:table-cell>
          <table:table-cell office:value-type="float" office:value="0.76700000000000002" table:style-name="ce2">
            <text:p>0.767</text:p>
          </table:table-cell>
          <table:table-cell table:number-columns-repeated="16352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Micronesia</text:p>
          </table:table-cell>
          <table:table-cell office:value-type="string" table:style-name="ce2">
            <text:p>FSM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56399999999999995" table:style-name="ce2">
            <text:p>0.564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" table:style-name="ce2">
            <text:p>0.59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0599999999999998" table:style-name="ce2">
            <text:p>0.606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1399999999999999" table:style-name="ce2">
            <text:p>0.614</text:p>
          </table:table-cell>
          <table:table-cell table:number-columns-repeated="16352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Moldova (Republic of)</text:p>
          </table:table-cell>
          <table:table-cell office:value-type="string" table:style-name="ce2">
            <text:p>MDA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4200000000000002" table:style-name="ce2">
            <text:p>0.642</text:p>
          </table:table-cell>
          <table:table-cell office:value-type="float" office:value="0.622" table:style-name="ce2">
            <text:p>0.622</text:p>
          </table:table-cell>
          <table:table-cell office:value-type="float" office:value="0.62" table:style-name="ce2">
            <text:p>0.62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0.60199999999999998" table:style-name="ce2">
            <text:p>0.602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8" table:style-name="ce2">
            <text:p>0.628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700000000000005" table:style-name="ce2">
            <text:p>0.677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099999999999997" table:style-name="ce2">
            <text:p>0.711</text:p>
          </table:table-cell>
          <table:table-cell table:number-columns-repeated="16352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Mongolia</text:p>
          </table:table-cell>
          <table:table-cell office:value-type="string" table:style-name="ce2">
            <text:p>MNG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6100000000000005" table:style-name="ce2">
            <text:p>0.561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0.54900000000000004" table:style-name="ce2">
            <text:p>0.549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6" table:style-name="ce2">
            <text:p>0.6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0.622" table:style-name="ce2">
            <text:p>0.622</text:p>
          </table:table-cell>
          <table:table-cell office:value-type="float" office:value="0.63600000000000001" table:style-name="ce2">
            <text:p>0.636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6" table:style-name="ce2">
            <text:p>0.66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3" table:style-name="ce2">
            <text:p>0.73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499999999999999" table:style-name="ce2">
            <text:p>0.735</text:p>
          </table:table-cell>
          <table:table-cell table:number-columns-repeated="16352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Montenegro</text:p>
          </table:table-cell>
          <table:table-cell office:value-type="string" table:style-name="ce2">
            <text:p>MNE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8" table:style-name="ce2">
            <text:p>0.748</text:p>
          </table:table-cell>
          <table:table-cell office:value-type="float" office:value="0.753" table:style-name="ce2">
            <text:p>0.753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599999999999995" table:style-name="ce2">
            <text:p>0.816</text:p>
          </table:table-cell>
          <table:table-cell table:number-columns-repeated="16352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2">
            <text:p>Morocco</text:p>
          </table:table-cell>
          <table:table-cell office:value-type="string" table:style-name="ce2">
            <text:p>MAR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9" table:style-name="ce2">
            <text:p>0.499</text:p>
          </table:table-cell>
          <table:table-cell office:value-type="float" office:value="0.503" table:style-name="ce2">
            <text:p>0.503</text:p>
          </table:table-cell>
          <table:table-cell office:value-type="float" office:value="0.51100000000000001" table:style-name="ce2">
            <text:p>0.511</text:p>
          </table:table-cell>
          <table:table-cell office:value-type="float" office:value="0.52" table:style-name="ce2">
            <text:p>0.52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0.56399999999999995" table:style-name="ce2">
            <text:p>0.564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7" table:style-name="ce2">
            <text:p>0.627</text:p>
          </table:table-cell>
          <table:table-cell office:value-type="float" office:value="0.63600000000000001" table:style-name="ce2">
            <text:p>0.636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6" table:style-name="ce2">
            <text:p>0.66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7600000000000005" table:style-name="ce2">
            <text:p>0.676</text:p>
          </table:table-cell>
          <table:table-cell table:number-columns-repeated="16352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Mozambique</text:p>
          </table:table-cell>
          <table:table-cell office:value-type="string" table:style-name="ce2">
            <text:p>MOZ</text:p>
          </table:table-cell>
          <table:table-cell office:value-type="float" office:value="0.217" table:style-name="ce2">
            <text:p>0.217</text:p>
          </table:table-cell>
          <table:table-cell office:value-type="float" office:value="0.22" table:style-name="ce2">
            <text:p>0.22</text:p>
          </table:table-cell>
          <table:table-cell office:value-type="float" office:value="0.215" table:style-name="ce2">
            <text:p>0.215</text:p>
          </table:table-cell>
          <table:table-cell office:value-type="float" office:value="0.221" table:style-name="ce2">
            <text:p>0.221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0.23499999999999999" table:style-name="ce2">
            <text:p>0.23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0.27100000000000002" table:style-name="ce2">
            <text:p>0.271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0.29399999999999998" table:style-name="ce2">
            <text:p>0.294</text:p>
          </table:table-cell>
          <table:table-cell office:value-type="float" office:value="0.30099999999999999" table:style-name="ce2">
            <text:p>0.301</text:p>
          </table:table-cell>
          <table:table-cell office:value-type="float" office:value="0.314" table:style-name="ce2">
            <text:p>0.314</text:p>
          </table:table-cell>
          <table:table-cell office:value-type="float" office:value="0.32" table:style-name="ce2">
            <text:p>0.32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0.372" table:style-name="ce2">
            <text:p>0.372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0.38900000000000001" table:style-name="ce2">
            <text:p>0.389</text:p>
          </table:table-cell>
          <table:table-cell office:value-type="float" office:value="0.39600000000000002" table:style-name="ce2">
            <text:p>0.396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0.42" table:style-name="ce2">
            <text:p>0.42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35" table:style-name="ce2">
            <text:p>0.435</text:p>
          </table:table-cell>
          <table:table-cell office:value-type="float" office:value="0.442" table:style-name="ce2">
            <text:p>0.442</text:p>
          </table:table-cell>
          <table:table-cell office:value-type="float" office:value="0.44600000000000001" table:style-name="ce2">
            <text:p>0.446</text:p>
          </table:table-cell>
          <table:table-cell table:number-columns-repeated="16352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Myanmar</text:p>
          </table:table-cell>
          <table:table-cell office:value-type="string" table:style-name="ce2">
            <text:p>MMR</text:p>
          </table:table-cell>
          <table:table-cell office:value-type="float" office:value="0.35" table:style-name="ce2">
            <text:p>0.35</text:p>
          </table:table-cell>
          <table:table-cell office:value-type="float" office:value="0.35699999999999998" table:style-name="ce2">
            <text:p>0.357</text:p>
          </table:table-cell>
          <table:table-cell office:value-type="float" office:value="0.371" table:style-name="ce2">
            <text:p>0.371</text:p>
          </table:table-cell>
          <table:table-cell office:value-type="float" office:value="0.377" table:style-name="ce2">
            <text:p>0.377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0.4" table:style-name="ce2">
            <text:p>0.4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32" table:style-name="ce2">
            <text:p>0.432</text:p>
          </table:table-cell>
          <table:table-cell office:value-type="float" office:value="0.441" table:style-name="ce2">
            <text:p>0.441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0.46" table:style-name="ce2">
            <text:p>0.46</text:p>
          </table:table-cell>
          <table:table-cell office:value-type="float" office:value="0.47" table:style-name="ce2">
            <text:p>0.4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9" table:style-name="ce2">
            <text:p>0.49</text:p>
          </table:table-cell>
          <table:table-cell office:value-type="float" office:value="0.501" table:style-name="ce2">
            <text:p>0.501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53400000000000003" table:style-name="ce2">
            <text:p>0.534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7699999999999996" table:style-name="ce2">
            <text:p>0.577</text:p>
          </table:table-cell>
          <table:table-cell office:value-type="float" office:value="0.58399999999999996" table:style-name="ce2">
            <text:p>0.584</text:p>
          </table:table-cell>
          <table:table-cell table:number-columns-repeated="16352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Namibia</text:p>
          </table:table-cell>
          <table:table-cell office:value-type="string" table:style-name="ce2">
            <text:p>NAM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0.58199999999999996" table:style-name="ce2">
            <text:p>0.582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4300000000000004" table:style-name="ce2">
            <text:p>0.543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0.54" table:style-name="ce2">
            <text:p>0.54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0.54400000000000004" table:style-name="ce2">
            <text:p>0.544</text:p>
          </table:table-cell>
          <table:table-cell office:value-type="float" office:value="0.54400000000000004" table:style-name="ce2">
            <text:p>0.544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22" table:style-name="ce2">
            <text:p>0.622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3700000000000001" table:style-name="ce2">
            <text:p>0.637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500000000000002" table:style-name="ce2">
            <text:p>0.645</text:p>
          </table:table-cell>
          <table:table-cell table:number-columns-repeated="16352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Nepal</text:p>
          </table:table-cell>
          <table:table-cell office:value-type="string" table:style-name="ce2">
            <text:p>NPL</text:p>
          </table:table-cell>
          <table:table-cell office:value-type="float" office:value="0.38" table:style-name="ce2">
            <text:p>0.3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0.4" table:style-name="ce2">
            <text:p>0.4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32" table:style-name="ce2">
            <text:p>0.432</text:p>
          </table:table-cell>
          <table:table-cell office:value-type="float" office:value="0.439" table:style-name="ce2">
            <text:p>0.439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9" table:style-name="ce2">
            <text:p>0.49</text:p>
          </table:table-cell>
          <table:table-cell office:value-type="float" office:value="0.5" table:style-name="ce2">
            <text:p>0.5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2700000000000002" table:style-name="ce2">
            <text:p>0.527</text:p>
          </table:table-cell>
          <table:table-cell office:value-type="float" office:value="0.53400000000000003" table:style-name="ce2">
            <text:p>0.534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0.56200000000000006" table:style-name="ce2">
            <text:p>0.562</text:p>
          </table:table-cell>
          <table:table-cell office:value-type="float" office:value="0.56799999999999995" table:style-name="ce2">
            <text:p>0.568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7899999999999996" table:style-name="ce2">
            <text:p>0.579</text:p>
          </table:table-cell>
          <table:table-cell table:number-columns-repeated="1635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etherlands</text:p>
          </table:table-cell>
          <table:table-cell office:value-type="string" table:style-name="ce2">
            <text:p>NLD</text:p>
          </table:table-cell>
          <table:table-cell office:value-type="float" office:value="0.83" table:style-name="ce2">
            <text:p>0.83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" table:style-name="ce2">
            <text:p>0.84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6599999999999999" table:style-name="ce2">
            <text:p>0.866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1" table:style-name="ce2">
            <text:p>0.871</text:p>
          </table:table-cell>
          <table:table-cell office:value-type="float" office:value="0.876" table:style-name="ce2">
            <text:p>0.876</text:p>
          </table:table-cell>
          <table:table-cell office:value-type="float" office:value="0.88" table:style-name="ce2">
            <text:p>0.88</text:p>
          </table:table-cell>
          <table:table-cell office:value-type="float" office:value="0.879" table:style-name="ce2">
            <text:p>0.879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0.90400000000000003" table:style-name="ce2">
            <text:p>0.904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1100000000000003" table:style-name="ce2">
            <text:p>0.911</text:p>
          </table:table-cell>
          <table:table-cell office:value-type="float" office:value="0.92200000000000004" table:style-name="ce2">
            <text:p>0.922</text:p>
          </table:table-cell>
          <table:table-cell office:value-type="float" office:value="0.92100000000000004" table:style-name="ce2">
            <text:p>0.921</text:p>
          </table:table-cell>
          <table:table-cell office:value-type="float" office:value="0.92400000000000004" table:style-name="ce2">
            <text:p>0.924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0.92700000000000005" table:style-name="ce2">
            <text:p>0.927</text:p>
          </table:table-cell>
          <table:table-cell office:value-type="float" office:value="0.92900000000000005" table:style-name="ce2">
            <text:p>0.929</text:p>
          </table:table-cell>
          <table:table-cell office:value-type="float" office:value="0.93200000000000005" table:style-name="ce2">
            <text:p>0.932</text:p>
          </table:table-cell>
          <table:table-cell office:value-type="float" office:value="0.93400000000000005" table:style-name="ce2">
            <text:p>0.934</text:p>
          </table:table-cell>
          <table:table-cell table:number-columns-repeated="1635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ew Zealand</text:p>
          </table:table-cell>
          <table:table-cell office:value-type="string" table:style-name="ce2">
            <text:p>NZL</text:p>
          </table:table-cell>
          <table:table-cell office:value-type="float" office:value="0.82" table:style-name="ce2">
            <text:p>0.82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4699999999999998" table:style-name="ce2">
            <text:p>0.847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7" table:style-name="ce2">
            <text:p>0.87</text:p>
          </table:table-cell>
          <table:table-cell office:value-type="float" office:value="0.874" table:style-name="ce2">
            <text:p>0.874</text:p>
          </table:table-cell>
          <table:table-cell office:value-type="float" office:value="0.88200000000000001" table:style-name="ce2">
            <text:p>0.882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8700000000000001" table:style-name="ce2">
            <text:p>0.887</text:p>
          </table:table-cell>
          <table:table-cell office:value-type="float" office:value="0.88900000000000001" table:style-name="ce2">
            <text:p>0.889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400000000000002" table:style-name="ce2">
            <text:p>0.894</text:p>
          </table:table-cell>
          <table:table-cell office:value-type="float" office:value="0.89500000000000002" table:style-name="ce2">
            <text:p>0.895</text:p>
          </table:table-cell>
          <table:table-cell office:value-type="float" office:value="0.89800000000000002" table:style-name="ce2">
            <text:p>0.898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0.90500000000000003" table:style-name="ce2">
            <text:p>0.905</text:p>
          </table:table-cell>
          <table:table-cell office:value-type="float" office:value="0.90700000000000003" table:style-name="ce2">
            <text:p>0.907</text:p>
          </table:table-cell>
          <table:table-cell office:value-type="float" office:value="0.91" table:style-name="ce2">
            <text:p>0.91</text:p>
          </table:table-cell>
          <table:table-cell office:value-type="float" office:value="0.91400000000000003" table:style-name="ce2">
            <text:p>0.914</text:p>
          </table:table-cell>
          <table:table-cell office:value-type="float" office:value="0.91700000000000004" table:style-name="ce2">
            <text:p>0.917</text:p>
          </table:table-cell>
          <table:table-cell office:value-type="float" office:value="0.92" table:style-name="ce2">
            <text:p>0.92</text:p>
          </table:table-cell>
          <table:table-cell office:value-type="float" office:value="0.92100000000000004" table:style-name="ce2">
            <text:p>0.921</text:p>
          </table:table-cell>
          <table:table-cell table:number-columns-repeated="16352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Nicaragua</text:p>
          </table:table-cell>
          <table:table-cell office:value-type="string" table:style-name="ce2">
            <text:p>NIC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0.499" table:style-name="ce2">
            <text:p>0.499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0.54200000000000004" table:style-name="ce2">
            <text:p>0.542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56799999999999995" table:style-name="ce2">
            <text:p>0.568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0.58399999999999996" table:style-name="ce2">
            <text:p>0.584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60199999999999998" table:style-name="ce2">
            <text:p>0.602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399999999999999" table:style-name="ce2">
            <text:p>0.614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5" table:style-name="ce2">
            <text:p>0.625</text:p>
          </table:table-cell>
          <table:table-cell office:value-type="float" office:value="0.63" table:style-name="ce2">
            <text:p>0.63</text:p>
          </table:table-cell>
          <table:table-cell office:value-type="float" office:value="0.64" table:style-name="ce2">
            <text:p>0.64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100000000000002" table:style-name="ce2">
            <text:p>0.651</text:p>
          </table:table-cell>
          <table:table-cell table:number-columns-repeated="16352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Niger</text:p>
          </table:table-cell>
          <table:table-cell office:value-type="string" table:style-name="ce2">
            <text:p>NER</text:p>
          </table:table-cell>
          <table:table-cell office:value-type="float" office:value="0.21299999999999999" table:style-name="ce2">
            <text:p>0.213</text:p>
          </table:table-cell>
          <table:table-cell office:value-type="float" office:value="0.217" table:style-name="ce2">
            <text:p>0.217</text:p>
          </table:table-cell>
          <table:table-cell office:value-type="float" office:value="0.217" table:style-name="ce2">
            <text:p>0.217</text:p>
          </table:table-cell>
          <table:table-cell office:value-type="float" office:value="0.221" table:style-name="ce2">
            <text:p>0.221</text:p>
          </table:table-cell>
          <table:table-cell office:value-type="float" office:value="0.22600000000000001" table:style-name="ce2">
            <text:p>0.226</text:p>
          </table:table-cell>
          <table:table-cell office:value-type="float" office:value="0.23" table:style-name="ce2">
            <text:p>0.23</text:p>
          </table:table-cell>
          <table:table-cell office:value-type="float" office:value="0.23599999999999999" table:style-name="ce2">
            <text:p>0.236</text:p>
          </table:table-cell>
          <table:table-cell office:value-type="float" office:value="0.24" table:style-name="ce2">
            <text:p>0.24</text:p>
          </table:table-cell>
          <table:table-cell office:value-type="float" office:value="0.248" table:style-name="ce2">
            <text:p>0.248</text:p>
          </table:table-cell>
          <table:table-cell office:value-type="float" office:value="0.251" table:style-name="ce2">
            <text:p>0.251</text:p>
          </table:table-cell>
          <table:table-cell office:value-type="float" office:value="0.253" table:style-name="ce2">
            <text:p>0.253</text:p>
          </table:table-cell>
          <table:table-cell office:value-type="float" office:value="0.25900000000000001" table:style-name="ce2">
            <text:p>0.259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0.27600000000000002" table:style-name="ce2">
            <text:p>0.276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0.29499999999999998" table:style-name="ce2">
            <text:p>0.295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0.309" table:style-name="ce2">
            <text:p>0.309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0.35299999999999998" table:style-name="ce2">
            <text:p>0.353</text:p>
          </table:table-cell>
          <table:table-cell office:value-type="float" office:value="0.36" table:style-name="ce2">
            <text:p>0.36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0.373" table:style-name="ce2">
            <text:p>0.373</text:p>
          </table:table-cell>
          <table:table-cell office:value-type="float" office:value="0.377" table:style-name="ce2">
            <text:p>0.377</text:p>
          </table:table-cell>
          <table:table-cell table:number-columns-repeated="16352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2">
            <text:p>Nigeria</text:p>
          </table:table-cell>
          <table:table-cell office:value-type="string" table:style-name="ce2">
            <text:p>NGA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0.49099999999999999" table:style-name="ce2">
            <text:p>0.491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502" table:style-name="ce2">
            <text:p>0.502</text:p>
          </table:table-cell>
          <table:table-cell office:value-type="float" office:value="0.52" table:style-name="ce2">
            <text:p>0.52</text:p>
          </table:table-cell>
          <table:table-cell office:value-type="float" office:value="0.52300000000000002" table:style-name="ce2">
            <text:p>0.523</text:p>
          </table:table-cell>
          <table:table-cell office:value-type="float" office:value="0.52700000000000002" table:style-name="ce2">
            <text:p>0.527</text:p>
          </table:table-cell>
          <table:table-cell office:value-type="float" office:value="0.52800000000000002" table:style-name="ce2">
            <text:p>0.528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0.53400000000000003" table:style-name="ce2">
            <text:p>0.534</text:p>
          </table:table-cell>
          <table:table-cell table:number-columns-repeated="16352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North Macedonia</text:p>
          </table:table-cell>
          <table:table-cell office:value-type="string" table:style-name="ce2">
            <text:p>MKD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600000000000005" table:style-name="ce2">
            <text:p>0.686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4" table:style-name="ce2">
            <text:p>0.74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47" table:style-name="ce2">
            <text:p>0.747</text:p>
          </table:table-cell>
          <table:table-cell office:value-type="float" office:value="0.753" table:style-name="ce2">
            <text:p>0.753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5800000000000001" table:style-name="ce2">
            <text:p>0.758</text:p>
          </table:table-cell>
          <table:table-cell office:value-type="float" office:value="0.75900000000000001" table:style-name="ce2">
            <text:p>0.759</text:p>
          </table:table-cell>
          <table:table-cell table:number-columns-repeated="1635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Norway</text:p>
          </table:table-cell>
          <table:table-cell office:value-type="string" table:style-name="ce2">
            <text:p>NOR</text:p>
          </table:table-cell>
          <table:table-cell office:value-type="float" office:value="0.85" table:style-name="ce2">
            <text:p>0.85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6199999999999999" table:style-name="ce2">
            <text:p>0.862</text:p>
          </table:table-cell>
          <table:table-cell office:value-type="float" office:value="0.87" table:style-name="ce2">
            <text:p>0.87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9400000000000002" table:style-name="ce2">
            <text:p>0.894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1100000000000003" table:style-name="ce2">
            <text:p>0.911</text:p>
          </table:table-cell>
          <table:table-cell office:value-type="float" office:value="0.91700000000000004" table:style-name="ce2">
            <text:p>0.917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1800000000000004" table:style-name="ce2">
            <text:p>0.918</text:p>
          </table:table-cell>
          <table:table-cell office:value-type="float" office:value="0.92400000000000004" table:style-name="ce2">
            <text:p>0.924</text:p>
          </table:table-cell>
          <table:table-cell office:value-type="float" office:value="0.93400000000000005" table:style-name="ce2">
            <text:p>0.934</text:p>
          </table:table-cell>
          <table:table-cell office:value-type="float" office:value="0.93200000000000005" table:style-name="ce2">
            <text:p>0.932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0.93799999999999994" table:style-name="ce2">
            <text:p>0.938</text:p>
          </table:table-cell>
          <table:table-cell office:value-type="float" office:value="0.93799999999999994" table:style-name="ce2">
            <text:p>0.938</text:p>
          </table:table-cell>
          <table:table-cell office:value-type="float" office:value="0.93799999999999994" table:style-name="ce2">
            <text:p>0.938</text:p>
          </table:table-cell>
          <table:table-cell office:value-type="float" office:value="0.94199999999999995" table:style-name="ce2">
            <text:p>0.942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0.94199999999999995" table:style-name="ce2">
            <text:p>0.942</text:p>
          </table:table-cell>
          <table:table-cell office:value-type="float" office:value="0.94599999999999995" table:style-name="ce2">
            <text:p>0.946</text:p>
          </table:table-cell>
          <table:table-cell office:value-type="float" office:value="0.94499999999999995" table:style-name="ce2">
            <text:p>0.945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0.95099999999999996" table:style-name="ce2">
            <text:p>0.951</text:p>
          </table:table-cell>
          <table:table-cell office:value-type="float" office:value="0.95299999999999996" table:style-name="ce2">
            <text:p>0.953</text:p>
          </table:table-cell>
          <table:table-cell office:value-type="float" office:value="0.95399999999999996" table:style-name="ce2">
            <text:p>0.954</text:p>
          </table:table-cell>
          <table:table-cell table:number-columns-repeated="1635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Oman</text:p>
          </table:table-cell>
          <table:table-cell office:value-type="string" table:style-name="ce2">
            <text:p>OMN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8" table:style-name="ce2">
            <text:p>0.748</text:p>
          </table:table-cell>
          <table:table-cell office:value-type="float" office:value="0.752" table:style-name="ce2">
            <text:p>0.752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499999999999995" table:style-name="ce2">
            <text:p>0.815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299999999999996" table:style-name="ce2">
            <text:p>0.833</text:p>
          </table:table-cell>
          <table:table-cell office:value-type="float" office:value="0.83399999999999996" table:style-name="ce2">
            <text:p>0.834</text:p>
          </table:table-cell>
          <table:table-cell table:number-columns-repeated="16352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Pakistan</text:p>
          </table:table-cell>
          <table:table-cell office:value-type="string" table:style-name="ce2">
            <text:p>PAK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33" table:style-name="ce2">
            <text:p>0.433</text:p>
          </table:table-cell>
          <table:table-cell office:value-type="float" office:value="0.436" table:style-name="ce2">
            <text:p>0.436</text:p>
          </table:table-cell>
          <table:table-cell office:value-type="float" office:value="0.44" table:style-name="ce2">
            <text:p>0.44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99" table:style-name="ce2">
            <text:p>0.499</text:p>
          </table:table-cell>
          <table:table-cell office:value-type="float" office:value="0.503" table:style-name="ce2">
            <text:p>0.503</text:p>
          </table:table-cell>
          <table:table-cell office:value-type="float" office:value="0.51100000000000001" table:style-name="ce2">
            <text:p>0.511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2" table:style-name="ce2">
            <text:p>0.52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2800000000000002" table:style-name="ce2">
            <text:p>0.528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0.55600000000000005" table:style-name="ce2">
            <text:p>0.556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000000000000005" table:style-name="ce2">
            <text:p>0.56</text:p>
          </table:table-cell>
          <table:table-cell table:number-columns-repeated="16352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Palau</text:p>
          </table:table-cell>
          <table:table-cell office:value-type="string" table:style-name="ce2">
            <text:p>PLW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4099999999999999" table:style-name="ce2">
            <text:p>0.741</text:p>
          </table:table-cell>
          <table:table-cell office:value-type="float" office:value="0.745" table:style-name="ce2">
            <text:p>0.745</text:p>
          </table:table-cell>
          <table:table-cell office:value-type="float" office:value="0.747" table:style-name="ce2">
            <text:p>0.747</text:p>
          </table:table-cell>
          <table:table-cell office:value-type="float" office:value="0.752" table:style-name="ce2">
            <text:p>0.752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600000000000002" table:style-name="ce2">
            <text:p>0.776</text:p>
          </table:table-cell>
          <table:table-cell office:value-type="float" office:value="0.78300000000000003" table:style-name="ce2">
            <text:p>0.783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0.81399999999999995" table:style-name="ce2">
            <text:p>0.814</text:p>
          </table:table-cell>
          <table:table-cell table:number-columns-repeated="16352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2">
            <text:p>Palestine, State of</text:p>
          </table:table-cell>
          <table:table-cell office:value-type="float" office:value="0" table:formula="of:=#N/A" table:style-name="ce2">
            <text:p>#N/A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400000000000005" table:style-name="ce2">
            <text:p>0.684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8899999999999995" table:style-name="ce2">
            <text:p>0.689</text:p>
          </table:table-cell>
          <table:table-cell office:value-type="float" office:value="0.69" table:style-name="ce2">
            <text:p>0.69</text:p>
          </table:table-cell>
          <table:table-cell table:number-columns-repeated="16352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2">
            <text:p>Panama</text:p>
          </table:table-cell>
          <table:table-cell office:value-type="string" table:style-name="ce2">
            <text:p>PAN</text:p>
          </table:table-cell>
          <table:table-cell office:value-type="float" office:value="0.65900000000000003" table:style-name="ce2">
            <text:p>0.659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8" table:style-name="ce2">
            <text:p>0.68</text:p>
          </table:table-cell>
          <table:table-cell office:value-type="float" office:value="0.68400000000000005" table:style-name="ce2">
            <text:p>0.684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7" table:style-name="ce2">
            <text:p>0.7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" table:style-name="ce2">
            <text:p>0.73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51" table:style-name="ce2">
            <text:p>0.751</text:p>
          </table:table-cell>
          <table:table-cell office:value-type="float" office:value="0.755" table:style-name="ce2">
            <text:p>0.755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5800000000000001" table:style-name="ce2">
            <text:p>0.758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7" table:style-name="ce2">
            <text:p>0.77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500000000000004" table:style-name="ce2">
            <text:p>0.795</text:p>
          </table:table-cell>
          <table:table-cell table:number-columns-repeated="16352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Papua New Guinea</text:p>
          </table:table-cell>
          <table:table-cell office:value-type="string" table:style-name="ce2">
            <text:p>PNG</text:p>
          </table:table-cell>
          <table:table-cell office:value-type="float" office:value="0.377" table:style-name="ce2">
            <text:p>0.377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36" table:style-name="ce2">
            <text:p>0.436</text:p>
          </table:table-cell>
          <table:table-cell office:value-type="float" office:value="0.441" table:style-name="ce2">
            <text:p>0.441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" table:style-name="ce2">
            <text:p>0.45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9" table:style-name="ce2">
            <text:p>0.49</text:p>
          </table:table-cell>
          <table:table-cell office:value-type="float" office:value="0.5" table:style-name="ce2">
            <text:p>0.5</text:p>
          </table:table-cell>
          <table:table-cell office:value-type="float" office:value="0.51" table:style-name="ce2">
            <text:p>0.51</text:p>
          </table:table-cell>
          <table:table-cell office:value-type="float" office:value="0.51700000000000002" table:style-name="ce2">
            <text:p>0.517</text:p>
          </table:table-cell>
          <table:table-cell office:value-type="float" office:value="0.50800000000000001" table:style-name="ce2">
            <text:p>0.508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0.54300000000000004" table:style-name="ce2">
            <text:p>0.543</text:p>
          </table:table-cell>
          <table:table-cell office:value-type="float" office:value="0.54300000000000004" table:style-name="ce2">
            <text:p>0.543</text:p>
          </table:table-cell>
          <table:table-cell table:number-columns-repeated="16352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Paraguay</text:p>
          </table:table-cell>
          <table:table-cell office:value-type="string" table:style-name="ce2">
            <text:p>PRY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22" table:style-name="ce2">
            <text:p>0.622</text:p>
          </table:table-cell>
          <table:table-cell office:value-type="float" office:value="0.629" table:style-name="ce2">
            <text:p>0.629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0.64" table:style-name="ce2">
            <text:p>0.64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8" table:style-name="ce2">
            <text:p>0.68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399999999999998" table:style-name="ce2">
            <text:p>0.724</text:p>
          </table:table-cell>
          <table:table-cell table:number-columns-repeated="16352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Peru</text:p>
          </table:table-cell>
          <table:table-cell office:value-type="string" table:style-name="ce2">
            <text:p>PER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" table:style-name="ce2">
            <text:p>0.62</text:p>
          </table:table-cell>
          <table:table-cell office:value-type="float" office:value="0.625" table:style-name="ce2">
            <text:p>0.625</text:p>
          </table:table-cell>
          <table:table-cell office:value-type="float" office:value="0.63600000000000001" table:style-name="ce2">
            <text:p>0.636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700000000000005" table:style-name="ce2">
            <text:p>0.677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7" table:style-name="ce2">
            <text:p>0.7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52" table:style-name="ce2">
            <text:p>0.752</text:p>
          </table:table-cell>
          <table:table-cell office:value-type="float" office:value="0.75" table:style-name="ce2">
            <text:p>0.75</text:p>
          </table:table-cell>
          <table:table-cell office:value-type="float" office:value="0.755" table:style-name="ce2">
            <text:p>0.755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5900000000000001" table:style-name="ce2">
            <text:p>0.759</text:p>
          </table:table-cell>
          <table:table-cell table:number-columns-repeated="16352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2">
            <text:p>Philippines</text:p>
          </table:table-cell>
          <table:table-cell office:value-type="string" table:style-name="ce2">
            <text:p>PHL</text:p>
          </table:table-cell>
          <table:table-cell office:value-type="float" office:value="0.59" table:style-name="ce2">
            <text:p>0.59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3" table:style-name="ce2">
            <text:p>0.623</text:p>
          </table:table-cell>
          <table:table-cell office:value-type="float" office:value="0.627" table:style-name="ce2">
            <text:p>0.627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3400000000000001" table:style-name="ce2">
            <text:p>0.634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700000000000005" table:style-name="ce2">
            <text:p>0.677</text:p>
          </table:table-cell>
          <table:table-cell office:value-type="float" office:value="0.68400000000000005" table:style-name="ce2">
            <text:p>0.684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199999999999997" table:style-name="ce2">
            <text:p>0.712</text:p>
          </table:table-cell>
          <table:table-cell table:number-columns-repeated="1635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Poland</text:p>
          </table:table-cell>
          <table:table-cell office:value-type="string" table:style-name="ce2">
            <text:p>POL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4" table:style-name="ce2">
            <text:p>0.74</text:p>
          </table:table-cell>
          <table:table-cell office:value-type="float" office:value="0.748" table:style-name="ce2">
            <text:p>0.748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900000000000002" table:style-name="ce2">
            <text:p>0.769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80400000000000005" table:style-name="ce2">
            <text:p>0.804</text:p>
          </table:table-cell>
          <table:table-cell office:value-type="float" office:value="0.80200000000000005" table:style-name="ce2">
            <text:p>0.802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" table:style-name="ce2">
            <text:p>0.84</text:p>
          </table:table-cell>
          <table:table-cell office:value-type="float" office:value="0.83599999999999997" table:style-name="ce2">
            <text:p>0.836</text:p>
          </table:table-cell>
          <table:table-cell office:value-type="float" office:value="0.85099999999999998" table:style-name="ce2">
            <text:p>0.851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799999999999998" table:style-name="ce2">
            <text:p>0.858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2" table:style-name="ce2">
            <text:p>0.872</text:p>
          </table:table-cell>
          <table:table-cell table:number-columns-repeated="16352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PRT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2" table:style-name="ce2">
            <text:p>0.72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46" table:style-name="ce2">
            <text:p>0.746</text:p>
          </table:table-cell>
          <table:table-cell office:value-type="float" office:value="0.753" table:style-name="ce2">
            <text:p>0.753</text:p>
          </table:table-cell>
          <table:table-cell office:value-type="float" office:value="0.76" table:style-name="ce2">
            <text:p>0.76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300000000000002" table:style-name="ce2">
            <text:p>0.773</text:p>
          </table:table-cell>
          <table:table-cell office:value-type="float" office:value="0.78" table:style-name="ce2">
            <text:p>0.78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9" table:style-name="ce2">
            <text:p>0.79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" table:style-name="ce2">
            <text:p>0.8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1" table:style-name="ce2">
            <text:p>0.81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3699999999999997" table:style-name="ce2">
            <text:p>0.837</text:p>
          </table:table-cell>
          <table:table-cell office:value-type="float" office:value="0.84" table:style-name="ce2">
            <text:p>0.84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4599999999999997" table:style-name="ce2">
            <text:p>0.846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5" table:style-name="ce2">
            <text:p>0.85</text:p>
          </table:table-cell>
          <table:table-cell table:number-columns-repeated="16352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Qatar</text:p>
          </table:table-cell>
          <table:table-cell office:value-type="string" table:style-name="ce2">
            <text:p>QAT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54" table:style-name="ce2">
            <text:p>0.754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8" table:style-name="ce2">
            <text:p>0.78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" table:style-name="ce2">
            <text:p>0.81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3" table:style-name="ce2">
            <text:p>0.83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3799999999999997" table:style-name="ce2">
            <text:p>0.838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5" table:style-name="ce2">
            <text:p>0.85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5099999999999998" table:style-name="ce2">
            <text:p>0.851</text:p>
          </table:table-cell>
          <table:table-cell office:value-type="float" office:value="0.84699999999999998" table:style-name="ce2">
            <text:p>0.847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4799999999999998" table:style-name="ce2">
            <text:p>0.848</text:p>
          </table:table-cell>
          <table:table-cell table:number-columns-repeated="16352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Romania</text:p>
          </table:table-cell>
          <table:table-cell office:value-type="string" table:style-name="ce2">
            <text:p>ROU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68600000000000005" table:style-name="ce2">
            <text:p>0.686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45" table:style-name="ce2">
            <text:p>0.745</text:p>
          </table:table-cell>
          <table:table-cell office:value-type="float" office:value="0.755" table:style-name="ce2">
            <text:p>0.755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.78" table:style-name="ce2">
            <text:p>0.78</text:p>
          </table:table-cell>
          <table:table-cell office:value-type="float" office:value="0.79500000000000004" table:style-name="ce2">
            <text:p>0.795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8" table:style-name="ce2">
            <text:p>0.8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599999999999995" table:style-name="ce2">
            <text:p>0.816</text:p>
          </table:table-cell>
          <table:table-cell table:number-columns-repeated="1635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Russian Federation</text:p>
          </table:table-cell>
          <table:table-cell office:value-type="string" table:style-name="ce2">
            <text:p>RUS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1" table:style-name="ce2">
            <text:p>0.71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4" table:style-name="ce2">
            <text:p>0.74</text:p>
          </table:table-cell>
          <table:table-cell office:value-type="float" office:value="0.746" table:style-name="ce2">
            <text:p>0.746</text:p>
          </table:table-cell>
          <table:table-cell office:value-type="float" office:value="0.752" table:style-name="ce2">
            <text:p>0.752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8" table:style-name="ce2">
            <text:p>0.78</text:p>
          </table:table-cell>
          <table:table-cell office:value-type="float" office:value="0.78900000000000003" table:style-name="ce2">
            <text:p>0.789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1699999999999995" table:style-name="ce2">
            <text:p>0.817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2399999999999995" table:style-name="ce2">
            <text:p>0.824</text:p>
          </table:table-cell>
          <table:table-cell table:number-columns-repeated="16352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2">
            <text:p>Rwanda</text:p>
          </table:table-cell>
          <table:table-cell office:value-type="string" table:style-name="ce2">
            <text:p>RWA</text:p>
          </table:table-cell>
          <table:table-cell office:value-type="float" office:value="0.245" table:style-name="ce2">
            <text:p>0.245</text:p>
          </table:table-cell>
          <table:table-cell office:value-type="float" office:value="0.218" table:style-name="ce2">
            <text:p>0.218</text:p>
          </table:table-cell>
          <table:table-cell office:value-type="float" office:value="0.2" table:style-name="ce2">
            <text:p>0.2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0.189" table:style-name="ce2">
            <text:p>0.189</text:p>
          </table:table-cell>
          <table:table-cell office:value-type="float" office:value="0.22800000000000001" table:style-name="ce2">
            <text:p>0.228</text:p>
          </table:table-cell>
          <table:table-cell office:value-type="float" office:value="0.26" table:style-name="ce2">
            <text:p>0.26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0.34599999999999997" table:style-name="ce2">
            <text:p>0.346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0.374" table:style-name="ce2">
            <text:p>0.374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0.43" table:style-name="ce2">
            <text:p>0.43</text:p>
          </table:table-cell>
          <table:table-cell office:value-type="float" office:value="0.44600000000000001" table:style-name="ce2">
            <text:p>0.446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0.496" table:style-name="ce2">
            <text:p>0.496</text:p>
          </table:table-cell>
          <table:table-cell office:value-type="float" office:value="0.504" table:style-name="ce2">
            <text:p>0.504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0.52900000000000003" table:style-name="ce2">
            <text:p>0.529</text:p>
          </table:table-cell>
          <table:table-cell office:value-type="float" office:value="0.53600000000000003" table:style-name="ce2">
            <text:p>0.536</text:p>
          </table:table-cell>
          <table:table-cell table:number-columns-repeated="16352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Saint Kitts and Nevis</text:p>
          </table:table-cell>
          <table:table-cell office:value-type="string" table:style-name="ce2">
            <text:p>KNA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2" table:style-name="ce2">
            <text:p>0.72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4" table:style-name="ce2">
            <text:p>0.74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7" table:style-name="ce2">
            <text:p>0.747</text:p>
          </table:table-cell>
          <table:table-cell office:value-type="float" office:value="0.751" table:style-name="ce2">
            <text:p>0.751</text:p>
          </table:table-cell>
          <table:table-cell office:value-type="float" office:value="0.748" table:style-name="ce2">
            <text:p>0.748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0.76900000000000002" table:style-name="ce2">
            <text:p>0.769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700000000000002" table:style-name="ce2">
            <text:p>0.777</text:p>
          </table:table-cell>
          <table:table-cell table:number-columns-repeated="16352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Saint Lucia</text:p>
          </table:table-cell>
          <table:table-cell office:value-type="string" table:style-name="ce2">
            <text:p>LCA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3" table:style-name="ce2">
            <text:p>0.73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45" table:style-name="ce2">
            <text:p>0.745</text:p>
          </table:table-cell>
          <table:table-cell table:number-columns-repeated="16352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2">
            <text:p>Saint Vincent and the Grenadines</text:p>
          </table:table-cell>
          <table:table-cell office:value-type="string" table:style-name="ce2">
            <text:p>VCT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9" table:style-name="ce2">
            <text:p>0.69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2799999999999998" table:style-name="ce2">
            <text:p>0.728</text:p>
          </table:table-cell>
          <table:table-cell table:number-columns-repeated="16352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Samoa</text:p>
          </table:table-cell>
          <table:table-cell office:value-type="string" table:style-name="ce2">
            <text:p>WSM</text:p>
          </table:table-cell>
          <table:table-cell office:value-type="float" office:value="0.621" table:style-name="ce2">
            <text:p>0.621</text:p>
          </table:table-cell>
          <table:table-cell office:value-type="float" office:value="0.622" table:style-name="ce2">
            <text:p>0.622</text:p>
          </table:table-cell>
          <table:table-cell office:value-type="float" office:value="0.622" table:style-name="ce2">
            <text:p>0.622</text:p>
          </table:table-cell>
          <table:table-cell office:value-type="float" office:value="0.627" table:style-name="ce2">
            <text:p>0.627</text:p>
          </table:table-cell>
          <table:table-cell office:value-type="float" office:value="0.60599999999999998" table:style-name="ce2">
            <text:p>0.606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1" table:style-name="ce2">
            <text:p>0.621</text:p>
          </table:table-cell>
          <table:table-cell office:value-type="float" office:value="0.628" table:style-name="ce2">
            <text:p>0.628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" table:style-name="ce2">
            <text:p>0.67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9" table:style-name="ce2">
            <text:p>0.69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0699999999999996" table:style-name="ce2">
            <text:p>0.707</text:p>
          </table:table-cell>
          <table:table-cell table:number-columns-repeated="16352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2">
            <text:p>Sao Tome and Principe</text:p>
          </table:table-cell>
          <table:table-cell office:value-type="string" table:style-name="ce2">
            <text:p>STP</text:p>
          </table:table-cell>
          <table:table-cell office:value-type="float" office:value="0.437" table:style-name="ce2">
            <text:p>0.437</text:p>
          </table:table-cell>
          <table:table-cell office:value-type="float" office:value="0.438" table:style-name="ce2">
            <text:p>0.438</text:p>
          </table:table-cell>
          <table:table-cell office:value-type="float" office:value="0.441" table:style-name="ce2">
            <text:p>0.441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6700000000000003" table:style-name="ce2">
            <text:p>0.467</text:p>
          </table:table-cell>
          <table:table-cell office:value-type="float" office:value="0.47399999999999998" table:style-name="ce2">
            <text:p>0.474</text:p>
          </table:table-cell>
          <table:table-cell office:value-type="float" office:value="0.48" table:style-name="ce2">
            <text:p>0.48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502" table:style-name="ce2">
            <text:p>0.502</text:p>
          </table:table-cell>
          <table:table-cell office:value-type="float" office:value="0.50900000000000001" table:style-name="ce2">
            <text:p>0.509</text:p>
          </table:table-cell>
          <table:table-cell office:value-type="float" office:value="0.51700000000000002" table:style-name="ce2">
            <text:p>0.517</text:p>
          </table:table-cell>
          <table:table-cell office:value-type="float" office:value="0.52600000000000002" table:style-name="ce2">
            <text:p>0.526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3200000000000003" table:style-name="ce2">
            <text:p>0.53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799999999999995" table:style-name="ce2">
            <text:p>0.568</text:p>
          </table:table-cell>
          <table:table-cell office:value-type="float" office:value="0.57699999999999996" table:style-name="ce2">
            <text:p>0.577</text:p>
          </table:table-cell>
          <table:table-cell office:value-type="float" office:value="0.59" table:style-name="ce2">
            <text:p>0.59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0899999999999999" table:style-name="ce2">
            <text:p>0.609</text:p>
          </table:table-cell>
          <table:table-cell table:number-columns-repeated="1635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Saudi Arabia</text:p>
          </table:table-cell>
          <table:table-cell office:value-type="string" table:style-name="ce2">
            <text:p>SAU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299999999999998" table:style-name="ce2">
            <text:p>0.723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47" table:style-name="ce2">
            <text:p>0.747</text:p>
          </table:table-cell>
          <table:table-cell office:value-type="float" office:value="0.749" table:style-name="ce2">
            <text:p>0.749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500000000000001" table:style-name="ce2">
            <text:p>0.765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1" table:style-name="ce2">
            <text:p>0.81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3699999999999997" table:style-name="ce2">
            <text:p>0.837</text:p>
          </table:table-cell>
          <table:table-cell office:value-type="float" office:value="0.84599999999999997" table:style-name="ce2">
            <text:p>0.846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5699999999999998" table:style-name="ce2">
            <text:p>0.857</text:p>
          </table:table-cell>
          <table:table-cell table:number-columns-repeated="16352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SEN</text:p>
          </table:table-cell>
          <table:table-cell office:value-type="float" office:value="0.377" table:style-name="ce2">
            <text:p>0.377</text:p>
          </table:table-cell>
          <table:table-cell office:value-type="float" office:value="0.377" table:style-name="ce2">
            <text:p>0.377</text:p>
          </table:table-cell>
          <table:table-cell office:value-type="float" office:value="0.378" table:style-name="ce2">
            <text:p>0.378</text:p>
          </table:table-cell>
          <table:table-cell office:value-type="float" office:value="0.377" table:style-name="ce2">
            <text:p>0.377</text:p>
          </table:table-cell>
          <table:table-cell office:value-type="float" office:value="0.377" table:style-name="ce2">
            <text:p>0.377</text:p>
          </table:table-cell>
          <table:table-cell office:value-type="float" office:value="0.378" table:style-name="ce2">
            <text:p>0.378</text:p>
          </table:table-cell>
          <table:table-cell office:value-type="float" office:value="0.379" table:style-name="ce2">
            <text:p>0.379</text:p>
          </table:table-cell>
          <table:table-cell office:value-type="float" office:value="0.38" table:style-name="ce2">
            <text:p>0.38</text:p>
          </table:table-cell>
          <table:table-cell office:value-type="float" office:value="0.38300000000000001" table:style-name="ce2">
            <text:p>0.383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0.39" table:style-name="ce2">
            <text:p>0.39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0.41" table:style-name="ce2">
            <text:p>0.41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34" table:style-name="ce2">
            <text:p>0.434</text:p>
          </table:table-cell>
          <table:table-cell office:value-type="float" office:value="0.439" table:style-name="ce2">
            <text:p>0.439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0.46200000000000002" table:style-name="ce2">
            <text:p>0.462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501" table:style-name="ce2">
            <text:p>0.501</text:p>
          </table:table-cell>
          <table:table-cell office:value-type="float" office:value="0.504" table:style-name="ce2">
            <text:p>0.504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1" table:style-name="ce2">
            <text:p>0.51</text:p>
          </table:table-cell>
          <table:table-cell office:value-type="float" office:value="0.51400000000000001" table:style-name="ce2">
            <text:p>0.514</text:p>
          </table:table-cell>
          <table:table-cell table:number-columns-repeated="16352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Serbia</text:p>
          </table:table-cell>
          <table:table-cell office:value-type="string" table:style-name="ce2">
            <text:p>SRB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8899999999999995" table:style-name="ce2">
            <text:p>0.689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1" table:style-name="ce2">
            <text:p>0.71</text:p>
          </table:table-cell>
          <table:table-cell office:value-type="float" office:value="0.71599999999999997" table:style-name="ce2">
            <text:p>0.716</text:p>
          </table:table-cell>
          <table:table-cell office:value-type="float" office:value="0.72" table:style-name="ce2">
            <text:p>0.72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5" table:style-name="ce2">
            <text:p>0.75</text:p>
          </table:table-cell>
          <table:table-cell office:value-type="float" office:value="0.754" table:style-name="ce2">
            <text:p>0.754</text:p>
          </table:table-cell>
          <table:table-cell office:value-type="float" office:value="0.76" table:style-name="ce2">
            <text:p>0.76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8" table:style-name="ce2">
            <text:p>0.7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79900000000000004" table:style-name="ce2">
            <text:p>0.799</text:p>
          </table:table-cell>
          <table:table-cell table:number-columns-repeated="16352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2">
            <text:p>Seychelles</text:p>
          </table:table-cell>
          <table:table-cell office:value-type="string" table:style-name="ce2">
            <text:p>SYC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2" table:style-name="ce2">
            <text:p>0.72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48" table:style-name="ce2">
            <text:p>0.748</text:p>
          </table:table-cell>
          <table:table-cell office:value-type="float" office:value="0.754" table:style-name="ce2">
            <text:p>0.754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55" table:style-name="ce2">
            <text:p>0.755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" table:style-name="ce2">
            <text:p>0.8</text:p>
          </table:table-cell>
          <table:table-cell office:value-type="float" office:value="0.80100000000000005" table:style-name="ce2">
            <text:p>0.801</text:p>
          </table:table-cell>
          <table:table-cell table:number-columns-repeated="16352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2">
            <text:p>Sierra Leone</text:p>
          </table:table-cell>
          <table:table-cell office:value-type="string" table:style-name="ce2">
            <text:p>SLE</text:p>
          </table:table-cell>
          <table:table-cell office:value-type="float" office:value="0.27" table:style-name="ce2">
            <text:p>0.27</text:p>
          </table:table-cell>
          <table:table-cell office:value-type="float" office:value="0.26700000000000002" table:style-name="ce2">
            <text:p>0.267</text:p>
          </table:table-cell>
          <table:table-cell office:value-type="float" office:value="0.26" table:style-name="ce2">
            <text:p>0.26</text:p>
          </table:table-cell>
          <table:table-cell office:value-type="float" office:value="0.26600000000000001" table:style-name="ce2">
            <text:p>0.266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0.27500000000000002" table:style-name="ce2">
            <text:p>0.275</text:p>
          </table:table-cell>
          <table:table-cell office:value-type="float" office:value="0.27800000000000002" table:style-name="ce2">
            <text:p>0.278</text:p>
          </table:table-cell>
          <table:table-cell office:value-type="float" office:value="0.28299999999999997" table:style-name="ce2">
            <text:p>0.283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0.30199999999999999" table:style-name="ce2">
            <text:p>0.30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0.34599999999999997" table:style-name="ce2">
            <text:p>0.346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0.36799999999999999" table:style-name="ce2">
            <text:p>0.368</text:p>
          </table:table-cell>
          <table:table-cell office:value-type="float" office:value="0.378" table:style-name="ce2">
            <text:p>0.378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3" table:style-name="ce2">
            <text:p>0.43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35" table:style-name="ce2">
            <text:p>0.435</text:p>
          </table:table-cell>
          <table:table-cell office:value-type="float" office:value="0.438" table:style-name="ce2">
            <text:p>0.438</text:p>
          </table:table-cell>
          <table:table-cell table:number-columns-repeated="1635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Singapore</text:p>
          </table:table-cell>
          <table:table-cell office:value-type="string" table:style-name="ce2">
            <text:p>SGP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5" table:style-name="ce2">
            <text:p>0.75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0.78" table:style-name="ce2">
            <text:p>0.78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3" table:style-name="ce2">
            <text:p>0.83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599999999999997" table:style-name="ce2">
            <text:p>0.846</text:p>
          </table:table-cell>
          <table:table-cell office:value-type="float" office:value="0.86899999999999999" table:style-name="ce2">
            <text:p>0.869</text:p>
          </table:table-cell>
          <table:table-cell office:value-type="float" office:value="0.872" table:style-name="ce2">
            <text:p>0.872</text:p>
          </table:table-cell>
          <table:table-cell office:value-type="float" office:value="0.879" table:style-name="ce2">
            <text:p>0.879</text:p>
          </table:table-cell>
          <table:table-cell office:value-type="float" office:value="0.88400000000000001" table:style-name="ce2">
            <text:p>0.884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90900000000000003" table:style-name="ce2">
            <text:p>0.909</text:p>
          </table:table-cell>
          <table:table-cell office:value-type="float" office:value="0.91400000000000003" table:style-name="ce2">
            <text:p>0.914</text:p>
          </table:table-cell>
          <table:table-cell office:value-type="float" office:value="0.92" table:style-name="ce2">
            <text:p>0.92</text:p>
          </table:table-cell>
          <table:table-cell office:value-type="float" office:value="0.92300000000000004" table:style-name="ce2">
            <text:p>0.923</text:p>
          </table:table-cell>
          <table:table-cell office:value-type="float" office:value="0.92800000000000005" table:style-name="ce2">
            <text:p>0.928</text:p>
          </table:table-cell>
          <table:table-cell office:value-type="float" office:value="0.92900000000000005" table:style-name="ce2">
            <text:p>0.929</text:p>
          </table:table-cell>
          <table:table-cell office:value-type="float" office:value="0.93300000000000005" table:style-name="ce2">
            <text:p>0.933</text:p>
          </table:table-cell>
          <table:table-cell office:value-type="float" office:value="0.93400000000000005" table:style-name="ce2">
            <text:p>0.934</text:p>
          </table:table-cell>
          <table:table-cell office:value-type="float" office:value="0.93500000000000005" table:style-name="ce2">
            <text:p>0.935</text:p>
          </table:table-cell>
          <table:table-cell table:number-columns-repeated="16352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Slovakia</text:p>
          </table:table-cell>
          <table:table-cell office:value-type="string" table:style-name="ce2">
            <text:p>SVK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51" table:style-name="ce2">
            <text:p>0.751</text:p>
          </table:table-cell>
          <table:table-cell office:value-type="float" office:value="0.754" table:style-name="ce2">
            <text:p>0.754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300000000000001" table:style-name="ce2">
            <text:p>0.763</text:p>
          </table:table-cell>
          <table:table-cell office:value-type="float" office:value="0.76500000000000001" table:style-name="ce2">
            <text:p>0.765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0.79400000000000004" table:style-name="ce2">
            <text:p>0.794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2199999999999995" table:style-name="ce2">
            <text:p>0.822</text:p>
          </table:table-cell>
          <table:table-cell office:value-type="float" office:value="0.82299999999999995" table:style-name="ce2">
            <text:p>0.823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3599999999999997" table:style-name="ce2">
            <text:p>0.836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4499999999999997" table:style-name="ce2">
            <text:p>0.845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5099999999999998" table:style-name="ce2">
            <text:p>0.851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5699999999999998" table:style-name="ce2">
            <text:p>0.857</text:p>
          </table:table-cell>
          <table:table-cell table:number-columns-repeated="16352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Slovenia</text:p>
          </table:table-cell>
          <table:table-cell office:value-type="string" table:style-name="ce2">
            <text:p>SVN</text:p>
          </table:table-cell>
          <table:table-cell office:value-type="float" office:value="0.82899999999999996" table:style-name="ce2">
            <text:p>0.829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399999999999995" table:style-name="ce2">
            <text:p>0.824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0.84299999999999997" table:style-name="ce2">
            <text:p>0.843</text:p>
          </table:table-cell>
          <table:table-cell office:value-type="float" office:value="0.85" table:style-name="ce2">
            <text:p>0.85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0.873" table:style-name="ce2">
            <text:p>0.873</text:p>
          </table:table-cell>
          <table:table-cell office:value-type="float" office:value="0.878" table:style-name="ce2">
            <text:p>0.878</text:p>
          </table:table-cell>
          <table:table-cell office:value-type="float" office:value="0.877" table:style-name="ce2">
            <text:p>0.877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300000000000001" table:style-name="ce2">
            <text:p>0.883</text:p>
          </table:table-cell>
          <table:table-cell office:value-type="float" office:value="0.876" table:style-name="ce2">
            <text:p>0.876</text:p>
          </table:table-cell>
          <table:table-cell office:value-type="float" office:value="0.88400000000000001" table:style-name="ce2">
            <text:p>0.884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200000000000002" table:style-name="ce2">
            <text:p>0.902</text:p>
          </table:table-cell>
          <table:table-cell table:number-columns-repeated="16352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Solomon Islands</text:p>
          </table:table-cell>
          <table:table-cell office:value-type="string" table:style-name="ce2">
            <text:p>SLB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49" table:style-name="ce2">
            <text:p>0.49</text:p>
          </table:table-cell>
          <table:table-cell office:value-type="float" office:value="0.47599999999999998" table:style-name="ce2">
            <text:p>0.476</text:p>
          </table:table-cell>
          <table:table-cell office:value-type="float" office:value="0.48" table:style-name="ce2">
            <text:p>0.48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498" table:style-name="ce2">
            <text:p>0.498</text:p>
          </table:table-cell>
          <table:table-cell office:value-type="float" office:value="0.503" table:style-name="ce2">
            <text:p>0.503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0.51700000000000002" table:style-name="ce2">
            <text:p>0.517</text:p>
          </table:table-cell>
          <table:table-cell office:value-type="float" office:value="0.51700000000000002" table:style-name="ce2">
            <text:p>0.517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2400000000000002" table:style-name="ce2">
            <text:p>0.524</text:p>
          </table:table-cell>
          <table:table-cell office:value-type="float" office:value="0.53200000000000003" table:style-name="ce2">
            <text:p>0.532</text:p>
          </table:table-cell>
          <table:table-cell office:value-type="float" office:value="0.54600000000000004" table:style-name="ce2">
            <text:p>0.546</text:p>
          </table:table-cell>
          <table:table-cell office:value-type="float" office:value="0.55000000000000004" table:style-name="ce2">
            <text:p>0.55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0.55700000000000005" table:style-name="ce2">
            <text:p>0.557</text:p>
          </table:table-cell>
          <table:table-cell table:number-columns-repeated="16352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2">
            <text:p>South Africa</text:p>
          </table:table-cell>
          <table:table-cell office:value-type="string" table:style-name="ce2">
            <text:p>ZAF</text:p>
          </table:table-cell>
          <table:table-cell office:value-type="float" office:value="0.625" table:style-name="ce2">
            <text:p>0.625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4" table:style-name="ce2">
            <text:p>0.64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200000000000002" table:style-name="ce2">
            <text:p>0.652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3300000000000001" table:style-name="ce2">
            <text:p>0.633</text:p>
          </table:table-cell>
          <table:table-cell office:value-type="float" office:value="0.629" table:style-name="ce2">
            <text:p>0.629</text:p>
          </table:table-cell>
          <table:table-cell office:value-type="float" office:value="0.61" table:style-name="ce2">
            <text:p>0.61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1699999999999999" table:style-name="ce2">
            <text:p>0.617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" table:style-name="ce2">
            <text:p>0.62</text:p>
          </table:table-cell>
          <table:table-cell office:value-type="float" office:value="0.624" table:style-name="ce2">
            <text:p>0.624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5400000000000003" table:style-name="ce2">
            <text:p>0.654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499999999999996" table:style-name="ce2">
            <text:p>0.705</text:p>
          </table:table-cell>
          <table:table-cell table:number-columns-repeated="16352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2">
            <text:p>South Sudan</text:p>
          </table:table-cell>
          <table:table-cell office:value-type="string" table:style-name="ce2">
            <text:p>SSD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43" table:style-name="ce2">
            <text:p>0.443</text:p>
          </table:table-cell>
          <table:table-cell office:value-type="float" office:value="0.438" table:style-name="ce2">
            <text:p>0.438</text:p>
          </table:table-cell>
          <table:table-cell office:value-type="float" office:value="0.439" table:style-name="ce2">
            <text:p>0.439</text:p>
          </table:table-cell>
          <table:table-cell office:value-type="float" office:value="0.435" table:style-name="ce2">
            <text:p>0.435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1399999999999998" table:style-name="ce2">
            <text:p>0.414</text:p>
          </table:table-cell>
          <table:table-cell office:value-type="float" office:value="0.41299999999999998" table:style-name="ce2">
            <text:p>0.413</text:p>
          </table:table-cell>
          <table:table-cell table:number-columns-repeated="16352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ESP</text:p>
          </table:table-cell>
          <table:table-cell office:value-type="float" office:value="0.754" table:style-name="ce2">
            <text:p>0.754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9100000000000004" table:style-name="ce2">
            <text:p>0.791</text:p>
          </table:table-cell>
          <table:table-cell office:value-type="float" office:value="0.8" table:style-name="ce2">
            <text:p>0.8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1" table:style-name="ce2">
            <text:p>0.81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499999999999996" table:style-name="ce2">
            <text:p>0.825</text:p>
          </table:table-cell>
          <table:table-cell office:value-type="float" office:value="0.82799999999999996" table:style-name="ce2">
            <text:p>0.828</text:p>
          </table:table-cell>
          <table:table-cell office:value-type="float" office:value="0.83" table:style-name="ce2">
            <text:p>0.83</text:p>
          </table:table-cell>
          <table:table-cell office:value-type="float" office:value="0.83299999999999996" table:style-name="ce2">
            <text:p>0.833</text:p>
          </table:table-cell>
          <table:table-cell office:value-type="float" office:value="0.83699999999999997" table:style-name="ce2">
            <text:p>0.837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5299999999999998" table:style-name="ce2">
            <text:p>0.853</text:p>
          </table:table-cell>
          <table:table-cell office:value-type="float" office:value="0.85599999999999998" table:style-name="ce2">
            <text:p>0.856</text:p>
          </table:table-cell>
          <table:table-cell office:value-type="float" office:value="0.85799999999999998" table:style-name="ce2">
            <text:p>0.858</text:p>
          </table:table-cell>
          <table:table-cell office:value-type="float" office:value="0.86499999999999999" table:style-name="ce2">
            <text:p>0.865</text:p>
          </table:table-cell>
          <table:table-cell office:value-type="float" office:value="0.87" table:style-name="ce2">
            <text:p>0.87</text:p>
          </table:table-cell>
          <table:table-cell office:value-type="float" office:value="0.873" table:style-name="ce2">
            <text:p>0.873</text:p>
          </table:table-cell>
          <table:table-cell office:value-type="float" office:value="0.875" table:style-name="ce2">
            <text:p>0.875</text:p>
          </table:table-cell>
          <table:table-cell office:value-type="float" office:value="0.88" table:style-name="ce2">
            <text:p>0.88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300000000000002" table:style-name="ce2">
            <text:p>0.893</text:p>
          </table:table-cell>
          <table:table-cell table:number-columns-repeated="16352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Sri Lanka</text:p>
          </table:table-cell>
          <table:table-cell office:value-type="string" table:style-name="ce2">
            <text:p>LKA</text:p>
          </table:table-cell>
          <table:table-cell office:value-type="float" office:value="0.625" table:style-name="ce2">
            <text:p>0.625</text:p>
          </table:table-cell>
          <table:table-cell office:value-type="float" office:value="0.63" table:style-name="ce2">
            <text:p>0.63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0.63700000000000001" table:style-name="ce2">
            <text:p>0.637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5" table:style-name="ce2">
            <text:p>0.65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700000000000005" table:style-name="ce2">
            <text:p>0.677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399999999999999" table:style-name="ce2">
            <text:p>0.734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5" table:style-name="ce2">
            <text:p>0.745</text:p>
          </table:table-cell>
          <table:table-cell office:value-type="float" office:value="0.75" table:style-name="ce2">
            <text:p>0.75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500000000000001" table:style-name="ce2">
            <text:p>0.765</text:p>
          </table:table-cell>
          <table:table-cell office:value-type="float" office:value="0.76900000000000002" table:style-name="ce2">
            <text:p>0.769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7600000000000002" table:style-name="ce2">
            <text:p>0.776</text:p>
          </table:table-cell>
          <table:table-cell office:value-type="float" office:value="0.78" table:style-name="ce2">
            <text:p>0.78</text:p>
          </table:table-cell>
          <table:table-cell table:number-columns-repeated="16352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2">
            <text:p>Sudan</text:p>
          </table:table-cell>
          <table:table-cell office:value-type="string" table:style-name="ce2">
            <text:p>SDN</text:p>
          </table:table-cell>
          <table:table-cell office:value-type="float" office:value="0.33200000000000002" table:style-name="ce2">
            <text:p>0.332</text:p>
          </table:table-cell>
          <table:table-cell office:value-type="float" office:value="0.33700000000000002" table:style-name="ce2">
            <text:p>0.337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0.35299999999999998" table:style-name="ce2">
            <text:p>0.353</text:p>
          </table:table-cell>
          <table:table-cell office:value-type="float" office:value="0.35899999999999999" table:style-name="ce2">
            <text:p>0.359</text:p>
          </table:table-cell>
          <table:table-cell office:value-type="float" office:value="0.36699999999999999" table:style-name="ce2">
            <text:p>0.367</text:p>
          </table:table-cell>
          <table:table-cell office:value-type="float" office:value="0.375" table:style-name="ce2">
            <text:p>0.375</text:p>
          </table:table-cell>
          <table:table-cell office:value-type="float" office:value="0.38500000000000001" table:style-name="ce2">
            <text:p>0.385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40899999999999997" table:style-name="ce2">
            <text:p>0.409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3" table:style-name="ce2">
            <text:p>0.43</text:p>
          </table:table-cell>
          <table:table-cell office:value-type="float" office:value="0.437" table:style-name="ce2">
            <text:p>0.437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0.496" table:style-name="ce2">
            <text:p>0.496</text:p>
          </table:table-cell>
          <table:table-cell office:value-type="float" office:value="0.501" table:style-name="ce2">
            <text:p>0.501</text:p>
          </table:table-cell>
          <table:table-cell office:value-type="float" office:value="0.505" table:style-name="ce2">
            <text:p>0.505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50800000000000001" table:style-name="ce2">
            <text:p>0.508</text:p>
          </table:table-cell>
          <table:table-cell table:number-columns-repeated="16352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Suriname</text:p>
          </table:table-cell>
          <table:table-cell office:value-type="string" table:style-name="ce2">
            <text:p>SUR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2" table:style-name="ce2">
            <text:p>0.7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3" table:style-name="ce2">
            <text:p>0.73</text:p>
          </table:table-cell>
          <table:table-cell office:value-type="float" office:value="0.72599999999999998" table:style-name="ce2">
            <text:p>0.726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399999999999998" table:style-name="ce2">
            <text:p>0.724</text:p>
          </table:table-cell>
          <table:table-cell table:number-columns-repeated="1635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Sweden</text:p>
          </table:table-cell>
          <table:table-cell office:value-type="string" table:style-name="ce2">
            <text:p>SWE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0.81799999999999995" table:style-name="ce2">
            <text:p>0.818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4" table:style-name="ce2">
            <text:p>0.84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74" table:style-name="ce2">
            <text:p>0.874</text:p>
          </table:table-cell>
          <table:table-cell office:value-type="float" office:value="0.88800000000000001" table:style-name="ce2">
            <text:p>0.888</text:p>
          </table:table-cell>
          <table:table-cell office:value-type="float" office:value="0.89300000000000002" table:style-name="ce2">
            <text:p>0.893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0.9" table:style-name="ce2">
            <text:p>0.9</text:p>
          </table:table-cell>
          <table:table-cell office:value-type="float" office:value="0.90300000000000002" table:style-name="ce2">
            <text:p>0.903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0.90500000000000003" table:style-name="ce2">
            <text:p>0.905</text:p>
          </table:table-cell>
          <table:table-cell office:value-type="float" office:value="0.90100000000000002" table:style-name="ce2">
            <text:p>0.901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2700000000000005" table:style-name="ce2">
            <text:p>0.927</text:p>
          </table:table-cell>
          <table:table-cell office:value-type="float" office:value="0.92900000000000005" table:style-name="ce2">
            <text:p>0.929</text:p>
          </table:table-cell>
          <table:table-cell office:value-type="float" office:value="0.93200000000000005" table:style-name="ce2">
            <text:p>0.932</text:p>
          </table:table-cell>
          <table:table-cell office:value-type="float" office:value="0.93400000000000005" table:style-name="ce2">
            <text:p>0.934</text:p>
          </table:table-cell>
          <table:table-cell office:value-type="float" office:value="0.93500000000000005" table:style-name="ce2">
            <text:p>0.935</text:p>
          </table:table-cell>
          <table:table-cell office:value-type="float" office:value="0.93700000000000006" table:style-name="ce2">
            <text:p>0.937</text:p>
          </table:table-cell>
          <table:table-cell table:number-columns-repeated="1635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witzerland</text:p>
          </table:table-cell>
          <table:table-cell office:value-type="string" table:style-name="ce2">
            <text:p>CHE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399999999999996" table:style-name="ce2">
            <text:p>0.834</text:p>
          </table:table-cell>
          <table:table-cell office:value-type="float" office:value="0.83599999999999997" table:style-name="ce2">
            <text:p>0.836</text:p>
          </table:table-cell>
          <table:table-cell office:value-type="float" office:value="0.84099999999999997" table:style-name="ce2">
            <text:p>0.841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4799999999999998" table:style-name="ce2">
            <text:p>0.848</text:p>
          </table:table-cell>
          <table:table-cell office:value-type="float" office:value="0.85399999999999998" table:style-name="ce2">
            <text:p>0.854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74" table:style-name="ce2">
            <text:p>0.874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900000000000001" table:style-name="ce2">
            <text:p>0.889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100000000000001" table:style-name="ce2">
            <text:p>0.891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90100000000000002" table:style-name="ce2">
            <text:p>0.901</text:p>
          </table:table-cell>
          <table:table-cell office:value-type="float" office:value="0.90600000000000003" table:style-name="ce2">
            <text:p>0.906</text:p>
          </table:table-cell>
          <table:table-cell office:value-type="float" office:value="0.91200000000000003" table:style-name="ce2">
            <text:p>0.912</text:p>
          </table:table-cell>
          <table:table-cell office:value-type="float" office:value="0.91500000000000004" table:style-name="ce2">
            <text:p>0.915</text:p>
          </table:table-cell>
          <table:table-cell office:value-type="float" office:value="0.91700000000000004" table:style-name="ce2">
            <text:p>0.917</text:p>
          </table:table-cell>
          <table:table-cell office:value-type="float" office:value="0.92700000000000005" table:style-name="ce2">
            <text:p>0.927</text:p>
          </table:table-cell>
          <table:table-cell office:value-type="float" office:value="0.93200000000000005" table:style-name="ce2">
            <text:p>0.932</text:p>
          </table:table-cell>
          <table:table-cell office:value-type="float" office:value="0.93200000000000005" table:style-name="ce2">
            <text:p>0.932</text:p>
          </table:table-cell>
          <table:table-cell office:value-type="float" office:value="0.93500000000000005" table:style-name="ce2">
            <text:p>0.935</text:p>
          </table:table-cell>
          <table:table-cell office:value-type="float" office:value="0.93799999999999994" table:style-name="ce2">
            <text:p>0.938</text:p>
          </table:table-cell>
          <table:table-cell office:value-type="float" office:value="0.93899999999999995" table:style-name="ce2">
            <text:p>0.939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0.94599999999999995" table:style-name="ce2">
            <text:p>0.946</text:p>
          </table:table-cell>
          <table:table-cell table:number-columns-repeated="16352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2">
            <text:p>Syrian Arab Republic</text:p>
          </table:table-cell>
          <table:table-cell office:value-type="string" table:style-name="ce2">
            <text:p>SYR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0.56200000000000006" table:style-name="ce2">
            <text:p>0.562</text:p>
          </table:table-cell>
          <table:table-cell office:value-type="float" office:value="0.56799999999999995" table:style-name="ce2">
            <text:p>0.568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7599999999999996" table:style-name="ce2">
            <text:p>0.576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0.59" table:style-name="ce2">
            <text:p>0.59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" table:style-name="ce2">
            <text:p>0.59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" table:style-name="ce2">
            <text:p>0.6</text:p>
          </table:table-cell>
          <table:table-cell office:value-type="float" office:value="0.61" table:style-name="ce2">
            <text:p>0.61</text:p>
          </table:table-cell>
          <table:table-cell office:value-type="float" office:value="0.623" table:style-name="ce2">
            <text:p>0.623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4400000000000002" table:style-name="ce2">
            <text:p>0.644</text:p>
          </table:table-cell>
          <table:table-cell office:value-type="float" office:value="0.64200000000000002" table:style-name="ce2">
            <text:p>0.642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57199999999999995" table:style-name="ce2">
            <text:p>0.572</text:p>
          </table:table-cell>
          <table:table-cell office:value-type="float" office:value="0.55100000000000005" table:style-name="ce2">
            <text:p>0.551</text:p>
          </table:table-cell>
          <table:table-cell office:value-type="float" office:value="0.54" table:style-name="ce2">
            <text:p>0.54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4400000000000004" table:style-name="ce2">
            <text:p>0.544</text:p>
          </table:table-cell>
          <table:table-cell office:value-type="float" office:value="0.54900000000000004" table:style-name="ce2">
            <text:p>0.549</text:p>
          </table:table-cell>
          <table:table-cell table:number-columns-repeated="16352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Tajikistan</text:p>
          </table:table-cell>
          <table:table-cell office:value-type="string" table:style-name="ce2">
            <text:p>TJK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57699999999999996" table:style-name="ce2">
            <text:p>0.577</text:p>
          </table:table-cell>
          <table:table-cell office:value-type="float" office:value="0.56000000000000005" table:style-name="ce2">
            <text:p>0.56</text:p>
          </table:table-cell>
          <table:table-cell office:value-type="float" office:value="0.52700000000000002" table:style-name="ce2">
            <text:p>0.527</text:p>
          </table:table-cell>
          <table:table-cell office:value-type="float" office:value="0.53200000000000003" table:style-name="ce2">
            <text:p>0.532</text:p>
          </table:table-cell>
          <table:table-cell office:value-type="float" office:value="0.51700000000000002" table:style-name="ce2">
            <text:p>0.517</text:p>
          </table:table-cell>
          <table:table-cell office:value-type="float" office:value="0.52200000000000002" table:style-name="ce2">
            <text:p>0.522</text:p>
          </table:table-cell>
          <table:table-cell office:value-type="float" office:value="0.52600000000000002" table:style-name="ce2">
            <text:p>0.526</text:p>
          </table:table-cell>
          <table:table-cell office:value-type="float" office:value="0.53" table:style-name="ce2">
            <text:p>0.53</text:p>
          </table:table-cell>
          <table:table-cell office:value-type="float" office:value="0.53800000000000003" table:style-name="ce2">
            <text:p>0.538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7099999999999995" table:style-name="ce2">
            <text:p>0.571</text:p>
          </table:table-cell>
          <table:table-cell office:value-type="float" office:value="0.58199999999999996" table:style-name="ce2">
            <text:p>0.582</text:p>
          </table:table-cell>
          <table:table-cell office:value-type="float" office:value="0.59" table:style-name="ce2">
            <text:p>0.59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60199999999999998" table:style-name="ce2">
            <text:p>0.602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3" table:style-name="ce2">
            <text:p>0.63</text:p>
          </table:table-cell>
          <table:table-cell office:value-type="float" office:value="0.63400000000000001" table:style-name="ce2">
            <text:p>0.634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4200000000000002" table:style-name="ce2">
            <text:p>0.642</text:p>
          </table:table-cell>
          <table:table-cell office:value-type="float" office:value="0.64200000000000002" table:style-name="ce2">
            <text:p>0.642</text:p>
          </table:table-cell>
          <table:table-cell office:value-type="float" office:value="0.64700000000000002" table:style-name="ce2">
            <text:p>0.647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600000000000003" table:style-name="ce2">
            <text:p>0.656</text:p>
          </table:table-cell>
          <table:table-cell table:number-columns-repeated="16352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2">
            <text:p>Tanzania (United Republic of)</text:p>
          </table:table-cell>
          <table:table-cell office:value-type="string" table:style-name="ce2">
            <text:p>TZA</text:p>
          </table:table-cell>
          <table:table-cell office:value-type="float" office:value="0.373" table:style-name="ce2">
            <text:p>0.373</text:p>
          </table:table-cell>
          <table:table-cell office:value-type="float" office:value="0.374" table:style-name="ce2">
            <text:p>0.374</text:p>
          </table:table-cell>
          <table:table-cell office:value-type="float" office:value="0.372" table:style-name="ce2">
            <text:p>0.372</text:p>
          </table:table-cell>
          <table:table-cell office:value-type="float" office:value="0.372" table:style-name="ce2">
            <text:p>0.372</text:p>
          </table:table-cell>
          <table:table-cell office:value-type="float" office:value="0.371" table:style-name="ce2">
            <text:p>0.371</text:p>
          </table:table-cell>
          <table:table-cell office:value-type="float" office:value="0.372" table:style-name="ce2">
            <text:p>0.372</text:p>
          </table:table-cell>
          <table:table-cell office:value-type="float" office:value="0.374" table:style-name="ce2">
            <text:p>0.374</text:p>
          </table:table-cell>
          <table:table-cell office:value-type="float" office:value="0.375" table:style-name="ce2">
            <text:p>0.375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41199999999999998" table:style-name="ce2">
            <text:p>0.412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3099999999999999" table:style-name="ce2">
            <text:p>0.431</text:p>
          </table:table-cell>
          <table:table-cell office:value-type="float" office:value="0.442" table:style-name="ce2">
            <text:p>0.442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0.47" table:style-name="ce2">
            <text:p>0.4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0.48699999999999999" table:style-name="ce2">
            <text:p>0.487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501" table:style-name="ce2">
            <text:p>0.501</text:p>
          </table:table-cell>
          <table:table-cell office:value-type="float" office:value="0.503" table:style-name="ce2">
            <text:p>0.503</text:p>
          </table:table-cell>
          <table:table-cell office:value-type="float" office:value="0.50900000000000001" table:style-name="ce2">
            <text:p>0.509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0.52200000000000002" table:style-name="ce2">
            <text:p>0.522</text:p>
          </table:table-cell>
          <table:table-cell office:value-type="float" office:value="0.52800000000000002" table:style-name="ce2">
            <text:p>0.528</text:p>
          </table:table-cell>
          <table:table-cell table:number-columns-repeated="16352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Thailand</text:p>
          </table:table-cell>
          <table:table-cell office:value-type="string" table:style-name="ce2">
            <text:p>THA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60399999999999998" table:style-name="ce2">
            <text:p>0.604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0.625" table:style-name="ce2">
            <text:p>0.625</text:p>
          </table:table-cell>
          <table:table-cell office:value-type="float" office:value="0.63" table:style-name="ce2">
            <text:p>0.63</text:p>
          </table:table-cell>
          <table:table-cell office:value-type="float" office:value="0.64" table:style-name="ce2">
            <text:p>0.64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8300000000000005" table:style-name="ce2">
            <text:p>0.683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71" table:style-name="ce2">
            <text:p>0.71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899999999999999" table:style-name="ce2">
            <text:p>0.739</text:p>
          </table:table-cell>
          <table:table-cell office:value-type="float" office:value="0.746" table:style-name="ce2">
            <text:p>0.746</text:p>
          </table:table-cell>
          <table:table-cell office:value-type="float" office:value="0.753" table:style-name="ce2">
            <text:p>0.753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0.76500000000000001" table:style-name="ce2">
            <text:p>0.765</text:p>
          </table:table-cell>
          <table:table-cell table:number-columns-repeated="16352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2">
            <text:p>Timor-Leste</text:p>
          </table:table-cell>
          <table:table-cell office:value-type="string" table:style-name="ce2">
            <text:p>TLS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05" table:style-name="ce2">
            <text:p>0.505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2200000000000002" table:style-name="ce2">
            <text:p>0.522</text:p>
          </table:table-cell>
          <table:table-cell office:value-type="float" office:value="0.52500000000000002" table:style-name="ce2">
            <text:p>0.525</text:p>
          </table:table-cell>
          <table:table-cell office:value-type="float" office:value="0.51900000000000002" table:style-name="ce2">
            <text:p>0.519</text:p>
          </table:table-cell>
          <table:table-cell office:value-type="float" office:value="0.496" table:style-name="ce2">
            <text:p>0.496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0.58199999999999996" table:style-name="ce2">
            <text:p>0.582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2" table:style-name="ce2">
            <text:p>0.62</text:p>
          </table:table-cell>
          <table:table-cell office:value-type="float" office:value="0.627" table:style-name="ce2">
            <text:p>0.627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1299999999999999" table:style-name="ce2">
            <text:p>0.613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28" table:style-name="ce2">
            <text:p>0.628</text:p>
          </table:table-cell>
          <table:table-cell office:value-type="float" office:value="0.628" table:style-name="ce2">
            <text:p>0.628</text:p>
          </table:table-cell>
          <table:table-cell office:value-type="float" office:value="0.624" table:style-name="ce2">
            <text:p>0.624</text:p>
          </table:table-cell>
          <table:table-cell office:value-type="float" office:value="0.626" table:style-name="ce2">
            <text:p>0.626</text:p>
          </table:table-cell>
          <table:table-cell table:number-columns-repeated="16352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2">
            <text:p>Togo</text:p>
          </table:table-cell>
          <table:table-cell office:value-type="string" table:style-name="ce2">
            <text:p>TGO</text:p>
          </table:table-cell>
          <table:table-cell office:value-type="float" office:value="0.40500000000000003" table:style-name="ce2">
            <text:p>0.405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" table:style-name="ce2">
            <text:p>0.4</text:p>
          </table:table-cell>
          <table:table-cell office:value-type="float" office:value="0.39100000000000001" table:style-name="ce2">
            <text:p>0.391</text:p>
          </table:table-cell>
          <table:table-cell office:value-type="float" office:value="0.39700000000000002" table:style-name="ce2">
            <text:p>0.397</text:p>
          </table:table-cell>
          <table:table-cell office:value-type="float" office:value="0.41" table:style-name="ce2">
            <text:p>0.41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32" table:style-name="ce2">
            <text:p>0.432</text:p>
          </table:table-cell>
          <table:table-cell office:value-type="float" office:value="0.435" table:style-name="ce2">
            <text:p>0.435</text:p>
          </table:table-cell>
          <table:table-cell office:value-type="float" office:value="0.437" table:style-name="ce2">
            <text:p>0.437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0.441" table:style-name="ce2">
            <text:p>0.441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5800000000000002" table:style-name="ce2">
            <text:p>0.458</text:p>
          </table:table-cell>
          <table:table-cell office:value-type="float" office:value="0.46800000000000003" table:style-name="ce2">
            <text:p>0.468</text:p>
          </table:table-cell>
          <table:table-cell office:value-type="float" office:value="0.48" table:style-name="ce2">
            <text:p>0.48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9" table:style-name="ce2">
            <text:p>0.49</text:p>
          </table:table-cell>
          <table:table-cell office:value-type="float" office:value="0.495" table:style-name="ce2">
            <text:p>0.495</text:p>
          </table:table-cell>
          <table:table-cell office:value-type="float" office:value="0.502" table:style-name="ce2">
            <text:p>0.502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1" table:style-name="ce2">
            <text:p>0.51</text:p>
          </table:table-cell>
          <table:table-cell office:value-type="float" office:value="0.51300000000000001" table:style-name="ce2">
            <text:p>0.513</text:p>
          </table:table-cell>
          <table:table-cell table:number-columns-repeated="16352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Tonga</text:p>
          </table:table-cell>
          <table:table-cell office:value-type="string" table:style-name="ce2">
            <text:p>TON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" table:style-name="ce2">
            <text:p>0.67</text:p>
          </table:table-cell>
          <table:table-cell office:value-type="float" office:value="0.67" table:style-name="ce2">
            <text:p>0.67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" table:style-name="ce2">
            <text:p>0.67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600000000000005" table:style-name="ce2">
            <text:p>0.686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" table:style-name="ce2">
            <text:p>0.7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1699999999999997" table:style-name="ce2">
            <text:p>0.717</text:p>
          </table:table-cell>
          <table:table-cell table:number-columns-repeated="16352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Trinidad and Tobago</text:p>
          </table:table-cell>
          <table:table-cell office:value-type="string" table:style-name="ce2">
            <text:p>TTO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" table:style-name="ce2">
            <text:p>0.68</text:p>
          </table:table-cell>
          <table:table-cell office:value-type="float" office:value="0.68600000000000005" table:style-name="ce2">
            <text:p>0.686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" table:style-name="ce2">
            <text:p>0.73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53" table:style-name="ce2">
            <text:p>0.753</text:p>
          </table:table-cell>
          <table:table-cell office:value-type="float" office:value="0.751" table:style-name="ce2">
            <text:p>0.751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700000000000002" table:style-name="ce2">
            <text:p>0.777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8600000000000003" table:style-name="ce2">
            <text:p>0.786</text:p>
          </table:table-cell>
          <table:table-cell office:value-type="float" office:value="0.78400000000000003" table:style-name="ce2">
            <text:p>0.784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600000000000004" table:style-name="ce2">
            <text:p>0.796</text:p>
          </table:table-cell>
          <table:table-cell office:value-type="float" office:value="0.79900000000000004" table:style-name="ce2">
            <text:p>0.799</text:p>
          </table:table-cell>
          <table:table-cell office:value-type="float" office:value="0.79900000000000004" table:style-name="ce2">
            <text:p>0.799</text:p>
          </table:table-cell>
          <table:table-cell table:number-columns-repeated="16352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2">
            <text:p>Tunisia</text:p>
          </table:table-cell>
          <table:table-cell office:value-type="string" table:style-name="ce2">
            <text:p>TUN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6" table:style-name="ce2">
            <text:p>0.6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23" table:style-name="ce2">
            <text:p>0.623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899999999999995" table:style-name="ce2">
            <text:p>0.689</text:p>
          </table:table-cell>
          <table:table-cell office:value-type="float" office:value="0.69499999999999995" table:style-name="ce2">
            <text:p>0.695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" table:style-name="ce2">
            <text:p>0.71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2499999999999998" table:style-name="ce2">
            <text:p>0.725</text:p>
          </table:table-cell>
          <table:table-cell office:value-type="float" office:value="0.72799999999999998" table:style-name="ce2">
            <text:p>0.728</text:p>
          </table:table-cell>
          <table:table-cell office:value-type="float" office:value="0.73099999999999998" table:style-name="ce2">
            <text:p>0.731</text:p>
          </table:table-cell>
          <table:table-cell office:value-type="float" office:value="0.73599999999999999" table:style-name="ce2">
            <text:p>0.736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3899999999999999" table:style-name="ce2">
            <text:p>0.739</text:p>
          </table:table-cell>
          <table:table-cell table:number-columns-repeated="16352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2">
            <text:p>Turkey</text:p>
          </table:table-cell>
          <table:table-cell office:value-type="string" table:style-name="ce2">
            <text:p>TUR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699999999999998" table:style-name="ce2">
            <text:p>0.597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24" table:style-name="ce2">
            <text:p>0.624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0.64300000000000002" table:style-name="ce2">
            <text:p>0.643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7900000000000005" table:style-name="ce2">
            <text:p>0.679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2099999999999997" table:style-name="ce2">
            <text:p>0.721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0.76500000000000001" table:style-name="ce2">
            <text:p>0.765</text:p>
          </table:table-cell>
          <table:table-cell office:value-type="float" office:value="0.78100000000000003" table:style-name="ce2">
            <text:p>0.781</text:p>
          </table:table-cell>
          <table:table-cell office:value-type="float" office:value="0.79200000000000004" table:style-name="ce2">
            <text:p>0.792</text:p>
          </table:table-cell>
          <table:table-cell office:value-type="float" office:value="0.8" table:style-name="ce2">
            <text:p>0.8</text:p>
          </table:table-cell>
          <table:table-cell office:value-type="float" office:value="0.8" table:style-name="ce2">
            <text:p>0.8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0.80700000000000005" table:style-name="ce2">
            <text:p>0.807</text:p>
          </table:table-cell>
          <table:table-cell table:number-columns-repeated="16352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Turkmenistan</text:p>
          </table:table-cell>
          <table:table-cell office:value-type="string" table:style-name="ce2">
            <text:p>TKM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8" table:style-name="ce2">
            <text:p>0.68</text:p>
          </table:table-cell>
          <table:table-cell office:value-type="float" office:value="0.68600000000000005" table:style-name="ce2">
            <text:p>0.686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" table:style-name="ce2">
            <text:p>0.71</text:p>
          </table:table-cell>
          <table:table-cell table:number-columns-repeated="16352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2">
            <text:p>Uganda</text:p>
          </table:table-cell>
          <table:table-cell office:value-type="string" table:style-name="ce2">
            <text:p>UGA</text:p>
          </table:table-cell>
          <table:table-cell office:value-type="float" office:value="0.312" table:style-name="ce2">
            <text:p>0.312</text:p>
          </table:table-cell>
          <table:table-cell office:value-type="float" office:value="0.312" table:style-name="ce2">
            <text:p>0.312</text:p>
          </table:table-cell>
          <table:table-cell office:value-type="float" office:value="0.30499999999999999" table:style-name="ce2">
            <text:p>0.305</text:p>
          </table:table-cell>
          <table:table-cell office:value-type="float" office:value="0.312" table:style-name="ce2">
            <text:p>0.312</text:p>
          </table:table-cell>
          <table:table-cell office:value-type="float" office:value="0.314" table:style-name="ce2">
            <text:p>0.314</text:p>
          </table:table-cell>
          <table:table-cell office:value-type="float" office:value="0.32" table:style-name="ce2">
            <text:p>0.32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0.35" table:style-name="ce2">
            <text:p>0.35</text:p>
          </table:table-cell>
          <table:table-cell office:value-type="float" office:value="0.36499999999999999" table:style-name="ce2">
            <text:p>0.365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0.40300000000000002" table:style-name="ce2">
            <text:p>0.403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34" table:style-name="ce2">
            <text:p>0.434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8899999999999999" table:style-name="ce2">
            <text:p>0.489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497" table:style-name="ce2">
            <text:p>0.497</text:p>
          </table:table-cell>
          <table:table-cell office:value-type="float" office:value="0.503" table:style-name="ce2">
            <text:p>0.503</text:p>
          </table:table-cell>
          <table:table-cell office:value-type="float" office:value="0.50900000000000001" table:style-name="ce2">
            <text:p>0.509</text:p>
          </table:table-cell>
          <table:table-cell office:value-type="float" office:value="0.51500000000000001" table:style-name="ce2">
            <text:p>0.515</text:p>
          </table:table-cell>
          <table:table-cell office:value-type="float" office:value="0.52" table:style-name="ce2">
            <text:p>0.52</text:p>
          </table:table-cell>
          <table:table-cell office:value-type="float" office:value="0.52200000000000002" table:style-name="ce2">
            <text:p>0.522</text:p>
          </table:table-cell>
          <table:table-cell office:value-type="float" office:value="0.52800000000000002" table:style-name="ce2">
            <text:p>0.528</text:p>
          </table:table-cell>
          <table:table-cell table:number-columns-repeated="16352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Ukraine</text:p>
          </table:table-cell>
          <table:table-cell office:value-type="string" table:style-name="ce2">
            <text:p>UKR</text:p>
          </table:table-cell>
          <table:table-cell office:value-type="float" office:value="0.70499999999999996" table:style-name="ce2">
            <text:p>0.705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6400000000000003" table:style-name="ce2">
            <text:p>0.664</text:p>
          </table:table-cell>
          <table:table-cell office:value-type="float" office:value="0.66100000000000003" table:style-name="ce2">
            <text:p>0.661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0.67100000000000004" table:style-name="ce2">
            <text:p>0.671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899999999999995" table:style-name="ce2">
            <text:p>0.689</text:p>
          </table:table-cell>
          <table:table-cell office:value-type="float" office:value="0.69899999999999995" table:style-name="ce2">
            <text:p>0.699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1499999999999997" table:style-name="ce2">
            <text:p>0.715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299999999999998" table:style-name="ce2">
            <text:p>0.733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3199999999999998" table:style-name="ce2">
            <text:p>0.732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399999999999999" table:style-name="ce2">
            <text:p>0.744</text:p>
          </table:table-cell>
          <table:table-cell office:value-type="float" office:value="0.747" table:style-name="ce2">
            <text:p>0.747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6" table:style-name="ce2">
            <text:p>0.746</text:p>
          </table:table-cell>
          <table:table-cell office:value-type="float" office:value="0.747" table:style-name="ce2">
            <text:p>0.747</text:p>
          </table:table-cell>
          <table:table-cell office:value-type="float" office:value="0.75" table:style-name="ce2">
            <text:p>0.75</text:p>
          </table:table-cell>
          <table:table-cell table:number-columns-repeated="16352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United Arab Emirates</text:p>
          </table:table-cell>
          <table:table-cell office:value-type="string" table:style-name="ce2">
            <text:p>ARE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3799999999999999" table:style-name="ce2">
            <text:p>0.738</text:p>
          </table:table-cell>
          <table:table-cell office:value-type="float" office:value="0.745" table:style-name="ce2">
            <text:p>0.745</text:p>
          </table:table-cell>
          <table:table-cell office:value-type="float" office:value="0.755" table:style-name="ce2">
            <text:p>0.755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500000000000001" table:style-name="ce2">
            <text:p>0.765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0.76900000000000002" table:style-name="ce2">
            <text:p>0.769</text:p>
          </table:table-cell>
          <table:table-cell office:value-type="float" office:value="0.77600000000000002" table:style-name="ce2">
            <text:p>0.776</text:p>
          </table:table-cell>
          <table:table-cell office:value-type="float" office:value="0.78200000000000003" table:style-name="ce2">
            <text:p>0.782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79300000000000004" table:style-name="ce2">
            <text:p>0.793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0.80300000000000005" table:style-name="ce2">
            <text:p>0.803</text:p>
          </table:table-cell>
          <table:table-cell office:value-type="float" office:value="0.80900000000000005" table:style-name="ce2">
            <text:p>0.809</text:p>
          </table:table-cell>
          <table:table-cell office:value-type="float" office:value="0.81399999999999995" table:style-name="ce2">
            <text:p>0.814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1899999999999995" table:style-name="ce2">
            <text:p>0.819</text:p>
          </table:table-cell>
          <table:table-cell office:value-type="float" office:value="0.82099999999999995" table:style-name="ce2">
            <text:p>0.821</text:p>
          </table:table-cell>
          <table:table-cell office:value-type="float" office:value="0.82599999999999996" table:style-name="ce2">
            <text:p>0.826</text:p>
          </table:table-cell>
          <table:table-cell office:value-type="float" office:value="0.83199999999999996" table:style-name="ce2">
            <text:p>0.832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699999999999998" table:style-name="ce2">
            <text:p>0.847</text:p>
          </table:table-cell>
          <table:table-cell office:value-type="float" office:value="0.86" table:style-name="ce2">
            <text:p>0.86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0.86599999999999999" table:style-name="ce2">
            <text:p>0.866</text:p>
          </table:table-cell>
          <table:table-cell table:number-columns-repeated="1635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United Kingdom</text:p>
          </table:table-cell>
          <table:table-cell office:value-type="string" table:style-name="ce2">
            <text:p>GBR</text:p>
          </table:table-cell>
          <table:table-cell office:value-type="float" office:value="0.77500000000000002" table:style-name="ce2">
            <text:p>0.775</text:p>
          </table:table-cell>
          <table:table-cell office:value-type="float" office:value="0.78700000000000003" table:style-name="ce2">
            <text:p>0.787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0.81299999999999994" table:style-name="ce2">
            <text:p>0.813</text:p>
          </table:table-cell>
          <table:table-cell office:value-type="float" office:value="0.82699999999999996" table:style-name="ce2">
            <text:p>0.827</text:p>
          </table:table-cell>
          <table:table-cell office:value-type="float" office:value="0.83899999999999997" table:style-name="ce2">
            <text:p>0.839</text:p>
          </table:table-cell>
          <table:table-cell office:value-type="float" office:value="0.84399999999999997" table:style-name="ce2">
            <text:p>0.844</text:p>
          </table:table-cell>
          <table:table-cell office:value-type="float" office:value="0.84899999999999998" table:style-name="ce2">
            <text:p>0.849</text:p>
          </table:table-cell>
          <table:table-cell office:value-type="float" office:value="0.85499999999999998" table:style-name="ce2">
            <text:p>0.855</text:p>
          </table:table-cell>
          <table:table-cell office:value-type="float" office:value="0.86099999999999999" table:style-name="ce2">
            <text:p>0.861</text:p>
          </table:table-cell>
          <table:table-cell office:value-type="float" office:value="0.86699999999999999" table:style-name="ce2">
            <text:p>0.867</text:p>
          </table:table-cell>
          <table:table-cell office:value-type="float" office:value="0.871" table:style-name="ce2">
            <text:p>0.871</text:p>
          </table:table-cell>
          <table:table-cell office:value-type="float" office:value="0.874" table:style-name="ce2">
            <text:p>0.874</text:p>
          </table:table-cell>
          <table:table-cell office:value-type="float" office:value="0.878" table:style-name="ce2">
            <text:p>0.878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9" table:style-name="ce2">
            <text:p>0.89</text:p>
          </table:table-cell>
          <table:table-cell office:value-type="float" office:value="0.88900000000000001" table:style-name="ce2">
            <text:p>0.889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500000000000003" table:style-name="ce2">
            <text:p>0.905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0.91400000000000003" table:style-name="ce2">
            <text:p>0.914</text:p>
          </table:table-cell>
          <table:table-cell office:value-type="float" office:value="0.91800000000000004" table:style-name="ce2">
            <text:p>0.918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1800000000000004" table:style-name="ce2">
            <text:p>0.918</text:p>
          </table:table-cell>
          <table:table-cell office:value-type="float" office:value="0.91900000000000004" table:style-name="ce2">
            <text:p>0.919</text:p>
          </table:table-cell>
          <table:table-cell office:value-type="float" office:value="0.92" table:style-name="ce2">
            <text:p>0.92</text:p>
          </table:table-cell>
          <table:table-cell table:number-columns-repeated="1635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United States</text:p>
          </table:table-cell>
          <table:table-cell office:value-type="string" table:style-name="ce2">
            <text:p>USA</text:p>
          </table:table-cell>
          <table:table-cell office:value-type="float" office:value="0.86" table:style-name="ce2">
            <text:p>0.86</text:p>
          </table:table-cell>
          <table:table-cell office:value-type="float" office:value="0.86199999999999999" table:style-name="ce2">
            <text:p>0.862</text:p>
          </table:table-cell>
          <table:table-cell office:value-type="string" table:style-name="ce2">
            <text:p>..</text:p>
          </table:table-cell>
          <table:table-cell office:value-type="float" office:value="0.872" table:style-name="ce2">
            <text:p>0.872</text:p>
          </table:table-cell>
          <table:table-cell office:value-type="float" office:value="0.875" table:style-name="ce2">
            <text:p>0.875</text:p>
          </table:table-cell>
          <table:table-cell office:value-type="float" office:value="0.878" table:style-name="ce2">
            <text:p>0.878</text:p>
          </table:table-cell>
          <table:table-cell office:value-type="float" office:value="0.879" table:style-name="ce2">
            <text:p>0.879</text:p>
          </table:table-cell>
          <table:table-cell office:value-type="string" table:style-name="ce2">
            <text:p>..</text:p>
          </table:table-cell>
          <table:table-cell office:value-type="float" office:value="0.88400000000000001" table:style-name="ce2">
            <text:p>0.884</text:p>
          </table:table-cell>
          <table:table-cell office:value-type="float" office:value="0.88500000000000001" table:style-name="ce2">
            <text:p>0.885</text:p>
          </table:table-cell>
          <table:table-cell office:value-type="float" office:value="0.88100000000000001" table:style-name="ce2">
            <text:p>0.881</text:p>
          </table:table-cell>
          <table:table-cell office:value-type="float" office:value="0.88400000000000001" table:style-name="ce2">
            <text:p>0.884</text:p>
          </table:table-cell>
          <table:table-cell office:value-type="float" office:value="0.88600000000000001" table:style-name="ce2">
            <text:p>0.886</text:p>
          </table:table-cell>
          <table:table-cell office:value-type="float" office:value="0.88900000000000001" table:style-name="ce2">
            <text:p>0.889</text:p>
          </table:table-cell>
          <table:table-cell office:value-type="float" office:value="0.89200000000000002" table:style-name="ce2">
            <text:p>0.892</text:p>
          </table:table-cell>
          <table:table-cell office:value-type="float" office:value="0.89600000000000002" table:style-name="ce2">
            <text:p>0.896</text:p>
          </table:table-cell>
          <table:table-cell office:value-type="float" office:value="0.89900000000000002" table:style-name="ce2">
            <text:p>0.899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0.90700000000000003" table:style-name="ce2">
            <text:p>0.907</text:p>
          </table:table-cell>
          <table:table-cell office:value-type="float" office:value="0.90800000000000003" table:style-name="ce2">
            <text:p>0.908</text:p>
          </table:table-cell>
          <table:table-cell office:value-type="float" office:value="0.91100000000000003" table:style-name="ce2">
            <text:p>0.911</text:p>
          </table:table-cell>
          <table:table-cell office:value-type="float" office:value="0.91400000000000003" table:style-name="ce2">
            <text:p>0.914</text:p>
          </table:table-cell>
          <table:table-cell office:value-type="float" office:value="0.91600000000000004" table:style-name="ce2">
            <text:p>0.916</text:p>
          </table:table-cell>
          <table:table-cell office:value-type="float" office:value="0.91400000000000003" table:style-name="ce2">
            <text:p>0.914</text:p>
          </table:table-cell>
          <table:table-cell office:value-type="float" office:value="0.91500000000000004" table:style-name="ce2">
            <text:p>0.915</text:p>
          </table:table-cell>
          <table:table-cell office:value-type="float" office:value="0.91700000000000004" table:style-name="ce2">
            <text:p>0.917</text:p>
          </table:table-cell>
          <table:table-cell office:value-type="float" office:value="0.91900000000000004" table:style-name="ce2">
            <text:p>0.919</text:p>
          </table:table-cell>
          <table:table-cell office:value-type="float" office:value="0.91900000000000004" table:style-name="ce2">
            <text:p>0.919</text:p>
          </table:table-cell>
          <table:table-cell office:value-type="float" office:value="0.92" table:style-name="ce2">
            <text:p>0.92</text:p>
          </table:table-cell>
          <table:table-cell table:number-columns-repeated="16352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URY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" table:style-name="ce2">
            <text:p>0.7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0899999999999996" table:style-name="ce2">
            <text:p>0.709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3699999999999999" table:style-name="ce2">
            <text:p>0.737</text:p>
          </table:table-cell>
          <table:table-cell office:value-type="float" office:value="0.74199999999999999" table:style-name="ce2">
            <text:p>0.742</text:p>
          </table:table-cell>
          <table:table-cell office:value-type="float" office:value="0.745" table:style-name="ce2">
            <text:p>0.745</text:p>
          </table:table-cell>
          <table:table-cell office:value-type="float" office:value="0.747" table:style-name="ce2">
            <text:p>0.747</text:p>
          </table:table-cell>
          <table:table-cell office:value-type="float" office:value="0.75" table:style-name="ce2">
            <text:p>0.75</text:p>
          </table:table-cell>
          <table:table-cell office:value-type="float" office:value="0.754" table:style-name="ce2">
            <text:p>0.754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0.76300000000000001" table:style-name="ce2">
            <text:p>0.763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900000000000003" table:style-name="ce2">
            <text:p>0.779</text:p>
          </table:table-cell>
          <table:table-cell office:value-type="float" office:value="0.77400000000000002" table:style-name="ce2">
            <text:p>0.774</text:p>
          </table:table-cell>
          <table:table-cell office:value-type="float" office:value="0.78300000000000003" table:style-name="ce2">
            <text:p>0.783</text:p>
          </table:table-cell>
          <table:table-cell office:value-type="float" office:value="0.78800000000000003" table:style-name="ce2">
            <text:p>0.788</text:p>
          </table:table-cell>
          <table:table-cell office:value-type="float" office:value="0.79700000000000004" table:style-name="ce2">
            <text:p>0.797</text:p>
          </table:table-cell>
          <table:table-cell office:value-type="float" office:value="0.8" table:style-name="ce2">
            <text:p>0.8</text:p>
          </table:table-cell>
          <table:table-cell office:value-type="float" office:value="0.80200000000000005" table:style-name="ce2">
            <text:p>0.802</text:p>
          </table:table-cell>
          <table:table-cell office:value-type="float" office:value="0.80600000000000005" table:style-name="ce2">
            <text:p>0.806</text:p>
          </table:table-cell>
          <table:table-cell office:value-type="float" office:value="0.80700000000000005" table:style-name="ce2">
            <text:p>0.807</text:p>
          </table:table-cell>
          <table:table-cell office:value-type="float" office:value="0.80800000000000005" table:style-name="ce2">
            <text:p>0.808</text:p>
          </table:table-cell>
          <table:table-cell table:number-columns-repeated="16352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Uzbekistan</text:p>
          </table:table-cell>
          <table:table-cell office:value-type="string" table:style-name="ce2">
            <text:p>UZB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9599999999999997" table:style-name="ce2">
            <text:p>0.596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1" table:style-name="ce2">
            <text:p>0.61</text:p>
          </table:table-cell>
          <table:table-cell office:value-type="float" office:value="0.61499999999999999" table:style-name="ce2">
            <text:p>0.615</text:p>
          </table:table-cell>
          <table:table-cell office:value-type="float" office:value="0.622" table:style-name="ce2">
            <text:p>0.622</text:p>
          </table:table-cell>
          <table:table-cell office:value-type="float" office:value="0.629" table:style-name="ce2">
            <text:p>0.629</text:p>
          </table:table-cell>
          <table:table-cell office:value-type="float" office:value="0.63500000000000001" table:style-name="ce2">
            <text:p>0.635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5800000000000003" table:style-name="ce2">
            <text:p>0.658</text:p>
          </table:table-cell>
          <table:table-cell office:value-type="float" office:value="0.66500000000000004" table:style-name="ce2">
            <text:p>0.665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299999999999995" table:style-name="ce2">
            <text:p>0.693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0.70099999999999996" table:style-name="ce2">
            <text:p>0.701</text:p>
          </table:table-cell>
          <table:table-cell office:value-type="float" office:value="0.70699999999999996" table:style-name="ce2">
            <text:p>0.707</text:p>
          </table:table-cell>
          <table:table-cell office:value-type="float" office:value="0.71" table:style-name="ce2">
            <text:p>0.71</text:p>
          </table:table-cell>
          <table:table-cell table:number-columns-repeated="16352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Vanuatu</text:p>
          </table:table-cell>
          <table:table-cell office:value-type="string" table:style-name="ce2">
            <text:p>VUT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7699999999999996" table:style-name="ce2">
            <text:p>0.577</text:p>
          </table:table-cell>
          <table:table-cell office:value-type="float" office:value="0.58399999999999996" table:style-name="ce2">
            <text:p>0.584</text:p>
          </table:table-cell>
          <table:table-cell office:value-type="float" office:value="0.58399999999999996" table:style-name="ce2">
            <text:p>0.584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8399999999999996" table:style-name="ce2">
            <text:p>0.584</text:p>
          </table:table-cell>
          <table:table-cell office:value-type="float" office:value="0.58799999999999997" table:style-name="ce2">
            <text:p>0.588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199999999999997" table:style-name="ce2">
            <text:p>0.592</text:p>
          </table:table-cell>
          <table:table-cell office:value-type="float" office:value="0.59199999999999997" table:style-name="ce2">
            <text:p>0.592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0.59699999999999998" table:style-name="ce2">
            <text:p>0.597</text:p>
          </table:table-cell>
          <table:table-cell table:number-columns-repeated="16352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Venezuela (Bolivarian Republic of)</text:p>
          </table:table-cell>
          <table:table-cell office:value-type="string" table:style-name="ce2">
            <text:p>VEN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800000000000002" table:style-name="ce2">
            <text:p>0.648</text:p>
          </table:table-cell>
          <table:table-cell office:value-type="float" office:value="0.65400000000000003" table:style-name="ce2">
            <text:p>0.654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" table:style-name="ce2">
            <text:p>0.66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7" table:style-name="ce2">
            <text:p>0.67</text:p>
          </table:table-cell>
          <table:table-cell office:value-type="float" office:value="0.67200000000000004" table:style-name="ce2">
            <text:p>0.672</text:p>
          </table:table-cell>
          <table:table-cell office:value-type="float" office:value="0.68" table:style-name="ce2">
            <text:p>0.68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7" table:style-name="ce2">
            <text:p>0.7</text:p>
          </table:table-cell>
          <table:table-cell office:value-type="float" office:value="0.71399999999999997" table:style-name="ce2">
            <text:p>0.714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0.753" table:style-name="ce2">
            <text:p>0.753</text:p>
          </table:table-cell>
          <table:table-cell office:value-type="float" office:value="0.752" table:style-name="ce2">
            <text:p>0.752</text:p>
          </table:table-cell>
          <table:table-cell office:value-type="float" office:value="0.753" table:style-name="ce2">
            <text:p>0.753</text:p>
          </table:table-cell>
          <table:table-cell office:value-type="float" office:value="0.76400000000000001" table:style-name="ce2">
            <text:p>0.764</text:p>
          </table:table-cell>
          <table:table-cell office:value-type="float" office:value="0.76700000000000002" table:style-name="ce2">
            <text:p>0.767</text:p>
          </table:table-cell>
          <table:table-cell office:value-type="float" office:value="0.77200000000000002" table:style-name="ce2">
            <text:p>0.772</text:p>
          </table:table-cell>
          <table:table-cell office:value-type="float" office:value="0.77" table:style-name="ce2">
            <text:p>0.77</text:p>
          </table:table-cell>
          <table:table-cell office:value-type="float" office:value="0.76300000000000001" table:style-name="ce2">
            <text:p>0.763</text:p>
          </table:table-cell>
          <table:table-cell office:value-type="float" office:value="0.752" table:style-name="ce2">
            <text:p>0.752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0.72599999999999998" table:style-name="ce2">
            <text:p>0.726</text:p>
          </table:table-cell>
          <table:table-cell table:number-columns-repeated="16352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2">
            <text:p>Vietnam</text:p>
          </table:table-cell>
          <table:table-cell office:value-type="string" table:style-name="ce2">
            <text:p>VNM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8399999999999999" table:style-name="ce2">
            <text:p>0.484</text:p>
          </table:table-cell>
          <table:table-cell office:value-type="float" office:value="0.496" table:style-name="ce2">
            <text:p>0.496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1700000000000002" table:style-name="ce2">
            <text:p>0.517</text:p>
          </table:table-cell>
          <table:table-cell office:value-type="float" office:value="0.52900000000000003" table:style-name="ce2">
            <text:p>0.529</text:p>
          </table:table-cell>
          <table:table-cell office:value-type="float" office:value="0.54" table:style-name="ce2">
            <text:p>0.54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0.59399999999999997" table:style-name="ce2">
            <text:p>0.594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1599999999999999" table:style-name="ce2">
            <text:p>0.616</text:p>
          </table:table-cell>
          <table:table-cell office:value-type="float" office:value="0.624" table:style-name="ce2">
            <text:p>0.624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5" table:style-name="ce2">
            <text:p>0.65</text:p>
          </table:table-cell>
          <table:table-cell office:value-type="float" office:value="0.65300000000000002" table:style-name="ce2">
            <text:p>0.653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7300000000000004" table:style-name="ce2">
            <text:p>0.673</text:p>
          </table:table-cell>
          <table:table-cell office:value-type="float" office:value="0.67500000000000004" table:style-name="ce2">
            <text:p>0.675</text:p>
          </table:table-cell>
          <table:table-cell office:value-type="float" office:value="0.68" table:style-name="ce2">
            <text:p>0.68</text:p>
          </table:table-cell>
          <table:table-cell office:value-type="float" office:value="0.68500000000000005" table:style-name="ce2">
            <text:p>0.685</text:p>
          </table:table-cell>
          <table:table-cell office:value-type="float" office:value="0.69" table:style-name="ce2">
            <text:p>0.69</text:p>
          </table:table-cell>
          <table:table-cell office:value-type="float" office:value="0.69299999999999995" table:style-name="ce2">
            <text:p>0.693</text:p>
          </table:table-cell>
          <table:table-cell table:number-columns-repeated="16352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2">
            <text:p>Yemen</text:p>
          </table:table-cell>
          <table:table-cell office:value-type="string" table:style-name="ce2">
            <text:p>YEM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0.39600000000000002" table:style-name="ce2">
            <text:p>0.396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0.39800000000000002" table:style-name="ce2">
            <text:p>0.398</text:p>
          </table:table-cell>
          <table:table-cell office:value-type="float" office:value="0.39300000000000002" table:style-name="ce2">
            <text:p>0.393</text:p>
          </table:table-cell>
          <table:table-cell office:value-type="float" office:value="0.40799999999999997" table:style-name="ce2">
            <text:p>0.408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3" table:style-name="ce2">
            <text:p>0.43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32" table:style-name="ce2">
            <text:p>0.432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8799999999999999" table:style-name="ce2">
            <text:p>0.488</text:p>
          </table:table-cell>
          <table:table-cell office:value-type="float" office:value="0.503" table:style-name="ce2">
            <text:p>0.503</text:p>
          </table:table-cell>
          <table:table-cell office:value-type="float" office:value="0.499" table:style-name="ce2">
            <text:p>0.499</text:p>
          </table:table-cell>
          <table:table-cell office:value-type="float" office:value="0.51100000000000001" table:style-name="ce2">
            <text:p>0.511</text:p>
          </table:table-cell>
          <table:table-cell office:value-type="float" office:value="0.501" table:style-name="ce2">
            <text:p>0.501</text:p>
          </table:table-cell>
          <table:table-cell office:value-type="float" office:value="0.50600000000000001" table:style-name="ce2">
            <text:p>0.506</text:p>
          </table:table-cell>
          <table:table-cell office:value-type="float" office:value="0.504" table:style-name="ce2">
            <text:p>0.504</text:p>
          </table:table-cell>
          <table:table-cell office:value-type="float" office:value="0.49299999999999999" table:style-name="ce2">
            <text:p>0.493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0.46300000000000002" table:style-name="ce2">
            <text:p>0.463</text:p>
          </table:table-cell>
          <table:table-cell office:value-type="float" office:value="0.46300000000000002" table:style-name="ce2">
            <text:p>0.463</text:p>
          </table:table-cell>
          <table:table-cell table:number-columns-repeated="16352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2">
            <text:p>Zambia</text:p>
          </table:table-cell>
          <table:table-cell office:value-type="string" table:style-name="ce2">
            <text:p>ZMB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2099999999999999" table:style-name="ce2">
            <text:p>0.421</text:p>
          </table:table-cell>
          <table:table-cell office:value-type="float" office:value="0.42" table:style-name="ce2">
            <text:p>0.42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2" table:style-name="ce2">
            <text:p>0.42</text:p>
          </table:table-cell>
          <table:table-cell office:value-type="float" office:value="0.41899999999999998" table:style-name="ce2">
            <text:p>0.419</text:p>
          </table:table-cell>
          <table:table-cell office:value-type="float" office:value="0.42399999999999999" table:style-name="ce2">
            <text:p>0.424</text:p>
          </table:table-cell>
          <table:table-cell office:value-type="float" office:value="0.42799999999999999" table:style-name="ce2">
            <text:p>0.428</text:p>
          </table:table-cell>
          <table:table-cell office:value-type="float" office:value="0.436" table:style-name="ce2">
            <text:p>0.436</text:p>
          </table:table-cell>
          <table:table-cell office:value-type="float" office:value="0.44500000000000001" table:style-name="ce2">
            <text:p>0.445</text:p>
          </table:table-cell>
          <table:table-cell office:value-type="float" office:value="0.45500000000000002" table:style-name="ce2">
            <text:p>0.455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0.47499999999999998" table:style-name="ce2">
            <text:p>0.475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3100000000000003" table:style-name="ce2">
            <text:p>0.531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0.55200000000000005" table:style-name="ce2">
            <text:p>0.552</text:p>
          </table:table-cell>
          <table:table-cell office:value-type="float" office:value="0.55900000000000005" table:style-name="ce2">
            <text:p>0.559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0.56999999999999995" table:style-name="ce2">
            <text:p>0.57</text:p>
          </table:table-cell>
          <table:table-cell office:value-type="float" office:value="0.57999999999999996" table:style-name="ce2">
            <text:p>0.58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0.59099999999999997" table:style-name="ce2">
            <text:p>0.591</text:p>
          </table:table-cell>
          <table:table-cell table:number-columns-repeated="16352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Zimbabwe</text:p>
          </table:table-cell>
          <table:table-cell office:value-type="string" table:style-name="ce2">
            <text:p>ZWE</text:p>
          </table:table-cell>
          <table:table-cell office:value-type="float" office:value="0.498" table:style-name="ce2">
            <text:p>0.498</text:p>
          </table:table-cell>
          <table:table-cell office:value-type="float" office:value="0.5" table:style-name="ce2">
            <text:p>0.5</text:p>
          </table:table-cell>
          <table:table-cell office:value-type="float" office:value="0.48499999999999999" table:style-name="ce2">
            <text:p>0.485</text:p>
          </table:table-cell>
          <table:table-cell office:value-type="float" office:value="0.48" table:style-name="ce2">
            <text:p>0.48</text:p>
          </table:table-cell>
          <table:table-cell office:value-type="float" office:value="0.47799999999999998" table:style-name="ce2">
            <text:p>0.478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7099999999999997" table:style-name="ce2">
            <text:p>0.471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0.45200000000000001" table:style-name="ce2">
            <text:p>0.452</text:p>
          </table:table-cell>
          <table:table-cell office:value-type="float" office:value="0.45300000000000001" table:style-name="ce2">
            <text:p>0.453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0.43" table:style-name="ce2">
            <text:p>0.43</text:p>
          </table:table-cell>
          <table:table-cell office:value-type="float" office:value="0.42699999999999999" table:style-name="ce2">
            <text:p>0.427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2899999999999999" table:style-name="ce2">
            <text:p>0.429</text:p>
          </table:table-cell>
          <table:table-cell office:value-type="float" office:value="0.434" table:style-name="ce2">
            <text:p>0.434</text:p>
          </table:table-cell>
          <table:table-cell office:value-type="float" office:value="0.432" table:style-name="ce2">
            <text:p>0.432</text:p>
          </table:table-cell>
          <table:table-cell office:value-type="float" office:value="0.44800000000000001" table:style-name="ce2">
            <text:p>0.448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0.49" table:style-name="ce2">
            <text:p>0.49</text:p>
          </table:table-cell>
          <table:table-cell office:value-type="float" office:value="0.51600000000000001" table:style-name="ce2">
            <text:p>0.516</text:p>
          </table:table-cell>
          <table:table-cell office:value-type="float" office:value="0.52700000000000002" table:style-name="ce2">
            <text:p>0.527</text:p>
          </table:table-cell>
          <table:table-cell office:value-type="float" office:value="0.53700000000000003" table:style-name="ce2">
            <text:p>0.537</text:p>
          </table:table-cell>
          <table:table-cell office:value-type="float" office:value="0.54400000000000004" table:style-name="ce2">
            <text:p>0.544</text:p>
          </table:table-cell>
          <table:table-cell office:value-type="float" office:value="0.54900000000000004" table:style-name="ce2">
            <text:p>0.549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0.56299999999999994" table:style-name="ce2">
            <text:p>0.563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..</text:p>
          </table:table-cell>
          <table:table-cell office:value-type="string" table:style-name="ce2">
            <text:p>Monaco</text:p>
          </table:table-cell>
          <table:table-cell office:value-type="string" table:style-name="ce2">
            <text:p>MCO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..</text:p>
          </table:table-cell>
          <table:table-cell office:value-type="string" table:style-name="ce2">
            <text:p>Nauru</text:p>
          </table:table-cell>
          <table:table-cell office:value-type="string" table:style-name="ce2">
            <text:p>NRU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..</text:p>
          </table:table-cell>
          <table:table-cell office:value-type="string" table:style-name="ce2">
            <text:p>Korea (Democratic People's Rep. of)</text:p>
          </table:table-cell>
          <table:table-cell office:value-type="string" table:style-name="ce2">
            <text:p>KOR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..</text:p>
          </table:table-cell>
          <table:table-cell office:value-type="string" table:style-name="ce2">
            <text:p>San Marino</text:p>
          </table:table-cell>
          <table:table-cell office:value-type="string" table:style-name="ce2">
            <text:p>SMR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..</text:p>
          </table:table-cell>
          <table:table-cell office:value-type="string" table:style-name="ce2">
            <text:p>Somalia</text:p>
          </table:table-cell>
          <table:table-cell office:value-type="string" table:style-name="ce2">
            <text:p>SOM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..</text:p>
          </table:table-cell>
          <table:table-cell office:value-type="string" table:style-name="ce2">
            <text:p>Tuvalu</text:p>
          </table:table-cell>
          <table:table-cell office:value-type="string" table:style-name="ce2">
            <text:p>TUV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office:value-type="string" table:style-name="ce2">
            <text:p>..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<text:s/></text:p>
          </table:table-cell>
          <table:table-cell office:value-type="string" table:style-name="ce2">
            <text:p>South Asia</text:p>
          </table:table-cell>
          <table:table-cell office:value-type="string" table:style-name="ce2">
            <text:p>SAS</text:p>
          </table:table-cell>
          <table:table-cell office:value-type="float" office:value="0.441" table:style-name="ce2">
            <text:p>0.441</text:p>
          </table:table-cell>
          <table:table-cell office:value-type="float" office:value="0.44700000000000001" table:style-name="ce2">
            <text:p>0.447</text:p>
          </table:table-cell>
          <table:table-cell office:value-type="float" office:value="0.45400000000000001" table:style-name="ce2">
            <text:p>0.454</text:p>
          </table:table-cell>
          <table:table-cell office:value-type="float" office:value="0.46" table:style-name="ce2">
            <text:p>0.46</text:p>
          </table:table-cell>
          <table:table-cell office:value-type="float" office:value="0.46600000000000003" table:style-name="ce2">
            <text:p>0.466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0.48" table:style-name="ce2">
            <text:p>0.48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9199999999999999" table:style-name="ce2">
            <text:p>0.492</text:p>
          </table:table-cell>
          <table:table-cell office:value-type="float" office:value="0.499" table:style-name="ce2">
            <text:p>0.499</text:p>
          </table:table-cell>
          <table:table-cell office:value-type="float" office:value="0.505" table:style-name="ce2">
            <text:p>0.505</text:p>
          </table:table-cell>
          <table:table-cell office:value-type="float" office:value="0.51" table:style-name="ce2">
            <text:p>0.51</text:p>
          </table:table-cell>
          <table:table-cell office:value-type="float" office:value="0.51600000000000001" table:style-name="ce2">
            <text:p>0.516</text:p>
          </table:table-cell>
          <table:table-cell office:value-type="float" office:value="0.52700000000000002" table:style-name="ce2">
            <text:p>0.527</text:p>
          </table:table-cell>
          <table:table-cell office:value-type="float" office:value="0.53600000000000003" table:style-name="ce2">
            <text:p>0.536</text:p>
          </table:table-cell>
          <table:table-cell office:value-type="float" office:value="0.54400000000000004" table:style-name="ce2">
            <text:p>0.544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0.56899999999999995" table:style-name="ce2">
            <text:p>0.569</text:p>
          </table:table-cell>
          <table:table-cell office:value-type="float" office:value="0.57499999999999996" table:style-name="ce2">
            <text:p>0.575</text:p>
          </table:table-cell>
          <table:table-cell office:value-type="float" office:value="0.58499999999999996" table:style-name="ce2">
            <text:p>0.585</text:p>
          </table:table-cell>
          <table:table-cell office:value-type="float" office:value="0.59299999999999997" table:style-name="ce2">
            <text:p>0.593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0699999999999998" table:style-name="ce2">
            <text:p>0.607</text:p>
          </table:table-cell>
          <table:table-cell office:value-type="float" office:value="0.61699999999999999" table:style-name="ce2">
            <text:p>0.617</text:p>
          </table:table-cell>
          <table:table-cell office:value-type="float" office:value="0.624" table:style-name="ce2">
            <text:p>0.624</text:p>
          </table:table-cell>
          <table:table-cell office:value-type="float" office:value="0.63400000000000001" table:style-name="ce2">
            <text:p>0.634</text:p>
          </table:table-cell>
          <table:table-cell office:value-type="float" office:value="0.63900000000000001" table:style-name="ce2">
            <text:p>0.639</text:p>
          </table:table-cell>
          <table:table-cell office:value-type="float" office:value="0.64200000000000002" table:style-name="ce2">
            <text:p>0.642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<text:s/></text:p>
          </table:table-cell>
          <table:table-cell office:value-type="string" table:style-name="ce2">
            <text:p>Sub-Saharan Africa</text:p>
          </table:table-cell>
          <table:table-cell office:value-type="string" table:style-name="ce2">
            <text:p>SSF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0.40600000000000003" table:style-name="ce2">
            <text:p>0.406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0.41799999999999998" table:style-name="ce2">
            <text:p>0.418</text:p>
          </table:table-cell>
          <table:table-cell office:value-type="float" office:value="0.42199999999999999" table:style-name="ce2">
            <text:p>0.422</text:p>
          </table:table-cell>
          <table:table-cell office:value-type="float" office:value="0.42499999999999999" table:style-name="ce2">
            <text:p>0.425</text:p>
          </table:table-cell>
          <table:table-cell office:value-type="float" office:value="0.42299999999999999" table:style-name="ce2">
            <text:p>0.423</text:p>
          </table:table-cell>
          <table:table-cell office:value-type="float" office:value="0.42599999999999999" table:style-name="ce2">
            <text:p>0.426</text:p>
          </table:table-cell>
          <table:table-cell office:value-type="float" office:value="0.434" table:style-name="ce2">
            <text:p>0.434</text:p>
          </table:table-cell>
          <table:table-cell office:value-type="float" office:value="0.44400000000000001" table:style-name="ce2">
            <text:p>0.444</text:p>
          </table:table-cell>
          <table:table-cell office:value-type="float" office:value="0.45100000000000001" table:style-name="ce2">
            <text:p>0.451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0.46899999999999997" table:style-name="ce2">
            <text:p>0.469</text:p>
          </table:table-cell>
          <table:table-cell office:value-type="float" office:value="0.47699999999999998" table:style-name="ce2">
            <text:p>0.477</text:p>
          </table:table-cell>
          <table:table-cell office:value-type="float" office:value="0.48599999999999999" table:style-name="ce2">
            <text:p>0.486</text:p>
          </table:table-cell>
          <table:table-cell office:value-type="float" office:value="0.49399999999999999" table:style-name="ce2">
            <text:p>0.494</text:p>
          </table:table-cell>
          <table:table-cell office:value-type="float" office:value="0.498" table:style-name="ce2">
            <text:p>0.498</text:p>
          </table:table-cell>
          <table:table-cell office:value-type="float" office:value="0.505" table:style-name="ce2">
            <text:p>0.505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0.52100000000000002" table:style-name="ce2">
            <text:p>0.521</text:p>
          </table:table-cell>
          <table:table-cell office:value-type="float" office:value="0.52700000000000002" table:style-name="ce2">
            <text:p>0.527</text:p>
          </table:table-cell>
          <table:table-cell office:value-type="float" office:value="0.53200000000000003" table:style-name="ce2">
            <text:p>0.532</text:p>
          </table:table-cell>
          <table:table-cell office:value-type="float" office:value="0.53500000000000003" table:style-name="ce2">
            <text:p>0.535</text:p>
          </table:table-cell>
          <table:table-cell office:value-type="float" office:value="0.53900000000000003" table:style-name="ce2">
            <text:p>0.539</text:p>
          </table:table-cell>
          <table:table-cell office:value-type="float" office:value="0.54100000000000004" table:style-name="ce2">
            <text:p>0.541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<text:s/></text:p>
          </table:table-cell>
          <table:table-cell office:value-type="string" table:style-name="ce2">
            <text:p>Small Island Developing States</text:p>
          </table:table-cell>
          <table:table-cell office:value-type="float" office:value="0" table:formula="of:=#N/A" table:style-name="ce2">
            <text:p>#N/A</text:p>
          </table:table-cell>
          <table:table-cell office:value-type="float" office:value="0.59499999999999997" table:style-name="ce2">
            <text:p>0.595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0299999999999998" table:style-name="ce2">
            <text:p>0.603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199999999999999" table:style-name="ce2">
            <text:p>0.612</text:p>
          </table:table-cell>
          <table:table-cell office:value-type="float" office:value="0.61799999999999999" table:style-name="ce2">
            <text:p>0.618</text:p>
          </table:table-cell>
          <table:table-cell office:value-type="float" office:value="0.624" table:style-name="ce2">
            <text:p>0.624</text:p>
          </table:table-cell>
          <table:table-cell office:value-type="float" office:value="0.629" table:style-name="ce2">
            <text:p>0.629</text:p>
          </table:table-cell>
          <table:table-cell office:value-type="float" office:value="0.63200000000000001" table:style-name="ce2">
            <text:p>0.632</text:p>
          </table:table-cell>
          <table:table-cell office:value-type="float" office:value="0.63800000000000001" table:style-name="ce2">
            <text:p>0.638</text:p>
          </table:table-cell>
          <table:table-cell office:value-type="float" office:value="0.64200000000000002" table:style-name="ce2">
            <text:p>0.642</text:p>
          </table:table-cell>
          <table:table-cell office:value-type="float" office:value="0.64500000000000002" table:style-name="ce2">
            <text:p>0.645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0.65500000000000003" table:style-name="ce2">
            <text:p>0.655</text:p>
          </table:table-cell>
          <table:table-cell office:value-type="float" office:value="0.66200000000000003" table:style-name="ce2">
            <text:p>0.662</text:p>
          </table:table-cell>
          <table:table-cell office:value-type="float" office:value="0.66800000000000004" table:style-name="ce2">
            <text:p>0.668</text:p>
          </table:table-cell>
          <table:table-cell office:value-type="float" office:value="0.67800000000000005" table:style-name="ce2">
            <text:p>0.67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0.70199999999999996" table:style-name="ce2">
            <text:p>0.702</text:p>
          </table:table-cell>
          <table:table-cell office:value-type="float" office:value="0.70599999999999996" table:style-name="ce2">
            <text:p>0.706</text:p>
          </table:table-cell>
          <table:table-cell office:value-type="float" office:value="0.70399999999999996" table:style-name="ce2">
            <text:p>0.704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199999999999997" table:style-name="ce2">
            <text:p>0.712</text:p>
          </table:table-cell>
          <table:table-cell office:value-type="float" office:value="0.71699999999999997" table:style-name="ce2">
            <text:p>0.717</text:p>
          </table:table-cell>
          <table:table-cell office:value-type="float" office:value="0.71899999999999997" table:style-name="ce2">
            <text:p>0.719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299999999999998" table:style-name="ce2">
            <text:p>0.723</text:p>
          </table:table-cell>
          <table:table-cell table:number-columns-repeated="16352"/>
        </table:table-row>
        <table:table-row table:style-name="ro1">
          <table:table-cell office:value-type="string" table:style-name="ce2">
            <text:p><text:s/></text:p>
          </table:table-cell>
          <table:table-cell office:value-type="string" table:style-name="ce2">
            <text:p>World</text:p>
          </table:table-cell>
          <table:table-cell office:value-type="string" table:style-name="ce2">
            <text:p>WLD</text:p>
          </table:table-cell>
          <table:table-cell office:value-type="float" office:value="0.59799999999999998" table:style-name="ce2">
            <text:p>0.598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0099999999999998" table:style-name="ce2">
            <text:p>0.601</text:p>
          </table:table-cell>
          <table:table-cell office:value-type="float" office:value="0.60799999999999998" table:style-name="ce2">
            <text:p>0.608</text:p>
          </table:table-cell>
          <table:table-cell office:value-type="float" office:value="0.61099999999999999" table:style-name="ce2">
            <text:p>0.611</text:p>
          </table:table-cell>
          <table:table-cell office:value-type="float" office:value="0.61699999999999999" table:style-name="ce2">
            <text:p>0.617</text:p>
          </table:table-cell>
          <table:table-cell office:value-type="float" office:value="0.622" table:style-name="ce2">
            <text:p>0.622</text:p>
          </table:table-cell>
          <table:table-cell office:value-type="float" office:value="0.624" table:style-name="ce2">
            <text:p>0.624</text:p>
          </table:table-cell>
          <table:table-cell office:value-type="float" office:value="0.63100000000000001" table:style-name="ce2">
            <text:p>0.631</text:p>
          </table:table-cell>
          <table:table-cell office:value-type="float" office:value="0.63600000000000001" table:style-name="ce2">
            <text:p>0.636</text:p>
          </table:table-cell>
          <table:table-cell office:value-type="float" office:value="0.64100000000000001" table:style-name="ce2">
            <text:p>0.641</text:p>
          </table:table-cell>
          <table:table-cell office:value-type="float" office:value="0.64600000000000002" table:style-name="ce2">
            <text:p>0.646</text:p>
          </table:table-cell>
          <table:table-cell office:value-type="float" office:value="0.65100000000000002" table:style-name="ce2">
            <text:p>0.651</text:p>
          </table:table-cell>
          <table:table-cell office:value-type="float" office:value="0.65700000000000003" table:style-name="ce2">
            <text:p>0.657</text:p>
          </table:table-cell>
          <table:table-cell office:value-type="float" office:value="0.66300000000000003" table:style-name="ce2">
            <text:p>0.663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0.67600000000000005" table:style-name="ce2">
            <text:p>0.676</text:p>
          </table:table-cell>
          <table:table-cell office:value-type="float" office:value="0.68200000000000005" table:style-name="ce2">
            <text:p>0.682</text:p>
          </table:table-cell>
          <table:table-cell office:value-type="float" office:value="0.68799999999999994" table:style-name="ce2">
            <text:p>0.688</text:p>
          </table:table-cell>
          <table:table-cell office:value-type="float" office:value="0.69099999999999995" table:style-name="ce2">
            <text:p>0.691</text:p>
          </table:table-cell>
          <table:table-cell office:value-type="float" office:value="0.69699999999999995" table:style-name="ce2">
            <text:p>0.697</text:p>
          </table:table-cell>
          <table:table-cell office:value-type="float" office:value="0.70299999999999996" table:style-name="ce2">
            <text:p>0.703</text:p>
          </table:table-cell>
          <table:table-cell office:value-type="float" office:value="0.70799999999999996" table:style-name="ce2">
            <text:p>0.708</text:p>
          </table:table-cell>
          <table:table-cell office:value-type="float" office:value="0.71299999999999997" table:style-name="ce2">
            <text:p>0.713</text:p>
          </table:table-cell>
          <table:table-cell office:value-type="float" office:value="0.71799999999999997" table:style-name="ce2">
            <text:p>0.718</text:p>
          </table:table-cell>
          <table:table-cell office:value-type="float" office:value="0.72199999999999998" table:style-name="ce2">
            <text:p>0.722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0.72899999999999998" table:style-name="ce2">
            <text:p>0.729</text:p>
          </table:table-cell>
          <table:table-cell office:value-type="float" office:value="0.73099999999999998" table:style-name="ce2">
            <text:p>0.731</text:p>
          </table:table-cell>
          <table:table-cell table:number-columns-repeated="16352"/>
        </table:table-row>
        <table:table-row table:number-rows-repeated="1048376" table:style-name="ro1">
          <table:table-cell table:number-columns-repeated="16384"/>
        </table:table-row>
      </table:table>
      <table:database-ranges>
        <table:database-range table:target-range-address="Human_development_index_(HDI).A1:Human_development_index_(HDI).AF2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Stuart Ross</meta:initial-creator>
    <dc:creator>Stuart Ross</dc:creator>
    <meta:creation-date>2020-06-16T17:44:07Z</meta:creation-date>
    <dc:date>2020-06-17T21:29:31Z</dc:date>
  </office:meta>
</office:document-meta>
</file>